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075in"/>
    </style:style>
    <style:style style:name="co2" style:family="table-column">
      <style:table-column-properties fo:break-before="auto" style:column-width="0.6484in"/>
    </style:style>
    <style:style style:name="co3" style:family="table-column">
      <style:table-column-properties fo:break-before="auto" style:column-width="0.8516in"/>
    </style:style>
    <style:style style:name="co4" style:family="table-column">
      <style:table-column-properties fo:break-before="auto" style:column-width="0.7756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6992in"/>
    </style:style>
    <style:style style:name="co7" style:family="table-column">
      <style:table-column-properties fo:break-before="auto" style:column-width="1.2319in"/>
    </style:style>
    <style:style style:name="co8" style:family="table-column">
      <style:table-column-properties fo:break-before="auto" style:column-width="1.0547in"/>
    </style:style>
    <style:style style:name="co9" style:family="table-column">
      <style:table-column-properties fo:break-before="auto" style:column-width="1.2453in"/>
    </style:style>
    <style:style style:name="co10" style:family="table-column">
      <style:table-column-properties fo:break-before="auto" style:column-width="1.2193in"/>
    </style:style>
    <style:style style:name="co11" style:family="table-column">
      <style:table-column-properties fo:break-before="auto" style:column-width="1.0417in"/>
    </style:style>
    <style:style style:name="co12" style:family="table-column">
      <style:table-column-properties fo:break-before="auto" style:column-width="0.8646in"/>
    </style:style>
    <style:style style:name="co13" style:family="table-column">
      <style:table-column-properties fo:break-before="auto" style:column-width="1.3083in"/>
    </style:style>
    <style:style style:name="co14" style:family="table-column">
      <style:table-column-properties fo:break-before="auto" style:column-width="1.1307in"/>
    </style:style>
    <style:style style:name="co15" style:family="table-column">
      <style:table-column-properties fo:break-before="auto" style:column-width="1.3209in"/>
    </style:style>
    <style:style style:name="co16" style:family="table-column">
      <style:table-column-properties fo:break-before="auto" style:column-width="0.8898in"/>
    </style:style>
    <style:style style:name="co17" style:family="table-column">
      <style:table-column-properties fo:break-before="auto" style:column-width="1.3335in"/>
    </style:style>
    <style:style style:name="co18" style:family="table-column">
      <style:table-column-properties fo:break-before="auto" style:column-width="1.1563in"/>
    </style:style>
    <style:style style:name="co19" style:family="table-column">
      <style:table-column-properties fo:break-before="auto" style:column-width="1.3465in"/>
    </style:style>
    <style:style style:name="co20" style:family="table-column">
      <style:table-column-properties fo:break-before="auto" style:column-width="0.9783in"/>
    </style:style>
    <style:style style:name="co21" style:family="table-column">
      <style:table-column-properties fo:break-before="auto" style:column-width="1.422in"/>
    </style:style>
    <style:style style:name="co22" style:family="table-column">
      <style:table-column-properties fo:break-before="auto" style:column-width="1.4354in"/>
    </style:style>
    <style:style style:name="co23" style:family="table-column">
      <style:table-column-properties fo:break-before="auto" style:column-width="0.928in"/>
    </style:style>
    <style:style style:name="co24" style:family="table-column">
      <style:table-column-properties fo:break-before="auto" style:column-width="0.9402in"/>
    </style:style>
    <style:style style:name="co25" style:family="table-column">
      <style:table-column-properties fo:break-before="auto" style:column-width="0.7882in"/>
    </style:style>
    <style:style style:name="co26" style:family="table-column">
      <style:table-column-properties fo:break-before="auto" style:column-width="0.8138in"/>
    </style:style>
    <style:style style:name="co27" style:family="table-column">
      <style:table-column-properties fo:break-before="auto" style:column-width="0.8772in"/>
    </style:style>
    <style:style style:name="co28" style:family="table-column">
      <style:table-column-properties fo:break-before="auto" style:column-width="0.3827in"/>
    </style:style>
    <style:style style:name="co29" style:family="table-column">
      <style:table-column-properties fo:break-before="auto" style:column-width="0.8264in"/>
    </style:style>
    <style:style style:name="co30" style:family="table-column">
      <style:table-column-properties fo:break-before="auto" style:column-width="0.4335in"/>
    </style:style>
    <style:style style:name="co31" style:family="table-column">
      <style:table-column-properties fo:break-before="auto" style:column-width="0.9154in"/>
    </style:style>
    <style:style style:name="co3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7228in" svg:y="0.0394in">
            <draw:object draw:notify-on-update-of-ranges="Sheet1.H1:Sheet1.H1 Sheet1.H2:Sheet1.H2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5819in" svg:y="4.1665in">
            <draw:object draw:notify-on-update-of-ranges="Sheet1.C1:Sheet1.C1 Sheet1.C2:Sheet1.C2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49.0319in" svg:y="0.0394in">
            <draw:object draw:notify-on-update-of-ranges="Sheet1.AT1:Sheet1.AT1 Sheet1.AT2:Sheet1.AT2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2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Disturbs</text:p>
          </table:table-cell>
          <table:table-cell office:value-type="string" calcext:value-type="string">
            <text:p>PPT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PPTClass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sagebrush</text:p>
          </table:table-cell>
          <table:table-cell office:value-type="string" calcext:value-type="string">
            <text:p>sagebrush_RSize</text:p>
          </table:table-cell>
          <table:table-cell office:value-type="string" calcext:value-type="string">
            <text:p>sagebrush_PR</text:p>
          </table:table-cell>
          <table:table-cell office:value-type="string" calcext:value-type="string">
            <text:p>sagebrush_PRstd</text:p>
          </table:table-cell>
          <table:table-cell office:value-type="string" calcext:value-type="string">
            <text:p>a.cool.forb</text:p>
          </table:table-cell>
          <table:table-cell office:value-type="string" calcext:value-type="string">
            <text:p>a.cool.forb_RSize</text:p>
          </table:table-cell>
          <table:table-cell office:value-type="string" calcext:value-type="string">
            <text:p>a.cool.forb_PR</text:p>
          </table:table-cell>
          <table:table-cell office:value-type="string" calcext:value-type="string">
            <text:p>a.cool.forb_PRstd</text:p>
          </table:table-cell>
          <table:table-cell office:value-type="string" calcext:value-type="string">
            <text:p>a.warm.forb</text:p>
          </table:table-cell>
          <table:table-cell office:value-type="string" calcext:value-type="string">
            <text:p>a.warm.forb_RSize</text:p>
          </table:table-cell>
          <table:table-cell office:value-type="string" calcext:value-type="string">
            <text:p>a.warm.forb_PR</text:p>
          </table:table-cell>
          <table:table-cell office:value-type="string" calcext:value-type="string">
            <text:p>a.warm.forb_PRstd</text:p>
          </table:table-cell>
          <table:table-cell office:value-type="string" calcext:value-type="string">
            <text:p>p.cool.forb</text:p>
          </table:table-cell>
          <table:table-cell office:value-type="string" calcext:value-type="string">
            <text:p>p.cool.forb_RSize</text:p>
          </table:table-cell>
          <table:table-cell office:value-type="string" calcext:value-type="string">
            <text:p>p.cool.forb_PR</text:p>
          </table:table-cell>
          <table:table-cell office:value-type="string" calcext:value-type="string">
            <text:p>p.cool.forb_PRstd</text:p>
          </table:table-cell>
          <table:table-cell office:value-type="string" calcext:value-type="string">
            <text:p>p.warm.forb</text:p>
          </table:table-cell>
          <table:table-cell office:value-type="string" calcext:value-type="string">
            <text:p>p.warm.forb_RSize</text:p>
          </table:table-cell>
          <table:table-cell office:value-type="string" calcext:value-type="string">
            <text:p>p.warm.forb_PR</text:p>
          </table:table-cell>
          <table:table-cell office:value-type="string" calcext:value-type="string">
            <text:p>p.warm.forb_PRstd</text:p>
          </table:table-cell>
          <table:table-cell office:value-type="string" calcext:value-type="string">
            <text:p>a.cool.grass</text:p>
          </table:table-cell>
          <table:table-cell office:value-type="string" calcext:value-type="string">
            <text:p>a.cool.grass_RSize</text:p>
          </table:table-cell>
          <table:table-cell office:value-type="string" calcext:value-type="string">
            <text:p>a.cool.grass_PR</text:p>
          </table:table-cell>
          <table:table-cell office:value-type="string" calcext:value-type="string">
            <text:p>a.cool.grass_PRstd</text:p>
          </table:table-cell>
          <table:table-cell office:value-type="string" calcext:value-type="string">
            <text:p>a.warm.grass</text:p>
          </table:table-cell>
          <table:table-cell office:value-type="string" calcext:value-type="string">
            <text:p>a.warm.grass_RSize</text:p>
          </table:table-cell>
          <table:table-cell office:value-type="string" calcext:value-type="string">
            <text:p>a.warm.grass_PR</text:p>
          </table:table-cell>
          <table:table-cell office:value-type="string" calcext:value-type="string">
            <text:p>a.warm.grass_PRstd</text:p>
          </table:table-cell>
          <table:table-cell office:value-type="string" calcext:value-type="string">
            <text:p>p.cool.grass</text:p>
          </table:table-cell>
          <table:table-cell office:value-type="string" calcext:value-type="string">
            <text:p>p.cool.grass_RSize</text:p>
          </table:table-cell>
          <table:table-cell office:value-type="string" calcext:value-type="string">
            <text:p>p.cool.grass_PR</text:p>
          </table:table-cell>
          <table:table-cell office:value-type="string" calcext:value-type="string">
            <text:p>p.cool.grass_PRstd</text:p>
          </table:table-cell>
          <table:table-cell office:value-type="string" calcext:value-type="string">
            <text:p>p.warm.grass</text:p>
          </table:table-cell>
          <table:table-cell office:value-type="string" calcext:value-type="string">
            <text:p>p.warm.grass_RSize</text:p>
          </table:table-cell>
          <table:table-cell office:value-type="string" calcext:value-type="string">
            <text:p>p.warm.grass_PR</text:p>
          </table:table-cell>
          <table:table-cell office:value-type="string" calcext:value-type="string">
            <text:p>p.warm.grass_PRstd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shrub_RSize</text:p>
          </table:table-cell>
          <table:table-cell office:value-type="string" calcext:value-type="string">
            <text:p>shrub_PR</text:p>
          </table:table-cell>
          <table:table-cell office:value-type="string" calcext:value-type="string">
            <text:p>shrub_PRstd</text:p>
          </table:table-cell>
          <table:table-cell office:value-type="string" calcext:value-type="string">
            <text:p>artr</text:p>
          </table:table-cell>
          <table:table-cell office:value-type="string" calcext:value-type="string">
            <text:p>artr_Indivs</text:p>
          </table:table-cell>
          <table:table-cell office:value-type="string" calcext:value-type="string">
            <text:p>trdu</text:p>
          </table:table-cell>
          <table:table-cell office:value-type="string" calcext:value-type="string">
            <text:p>trdu_Indivs</text:p>
          </table:table-cell>
          <table:table-cell office:value-type="string" calcext:value-type="string">
            <text:p>cryp</text:p>
          </table:table-cell>
          <table:table-cell office:value-type="string" calcext:value-type="string">
            <text:p>cryp_Indivs</text:p>
          </table:table-cell>
          <table:table-cell office:value-type="string" calcext:value-type="string">
            <text:p>amre</text:p>
          </table:table-cell>
          <table:table-cell office:value-type="string" calcext:value-type="string">
            <text:p>amre_Indivs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chen_Indivs</text:p>
          </table:table-cell>
          <table:table-cell office:value-type="string" calcext:value-type="string">
            <text:p>acmi</text:p>
          </table:table-cell>
          <table:table-cell office:value-type="string" calcext:value-type="string">
            <text:p>acmi_Indivs</text:p>
          </table:table-cell>
          <table:table-cell office:value-type="string" calcext:value-type="string">
            <text:p>phho</text:p>
          </table:table-cell>
          <table:table-cell office:value-type="string" calcext:value-type="string">
            <text:p>phho_Indivs</text:p>
          </table:table-cell>
          <table:table-cell office:value-type="string" calcext:value-type="string">
            <text:p>arfr</text:p>
          </table:table-cell>
          <table:table-cell office:value-type="string" calcext:value-type="string">
            <text:p>arfr_Indivs</text:p>
          </table:table-cell>
          <table:table-cell office:value-type="string" calcext:value-type="string">
            <text:p>lipu</text:p>
          </table:table-cell>
          <table:table-cell office:value-type="string" calcext:value-type="string">
            <text:p>lipu_Indivs</text:p>
          </table:table-cell>
          <table:table-cell office:value-type="string" calcext:value-type="string">
            <text:p>brar</text:p>
          </table:table-cell>
          <table:table-cell office:value-type="string" calcext:value-type="string">
            <text:p>brar_Indivs</text:p>
          </table:table-cell>
          <table:table-cell office:value-type="string" calcext:value-type="string">
            <text:p>vuoc</text:p>
          </table:table-cell>
          <table:table-cell office:value-type="string" calcext:value-type="string">
            <text:p>vuoc_Indivs</text:p>
          </table:table-cell>
          <table:table-cell office:value-type="string" calcext:value-type="string">
            <text:p>spp1</text:p>
          </table:table-cell>
          <table:table-cell office:value-type="string" calcext:value-type="string">
            <text:p>spp1_Indivs</text:p>
          </table:table-cell>
          <table:table-cell office:value-type="string" calcext:value-type="string">
            <text:p>spp2</text:p>
          </table:table-cell>
          <table:table-cell office:value-type="string" calcext:value-type="string">
            <text:p>spp2_Indivs</text:p>
          </table:table-cell>
          <table:table-cell office:value-type="string" calcext:value-type="string">
            <text:p>pose</text:p>
          </table:table-cell>
          <table:table-cell office:value-type="string" calcext:value-type="string">
            <text:p>pose_Indivs</text:p>
          </table:table-cell>
          <table:table-cell office:value-type="string" calcext:value-type="string">
            <text:p>koma</text:p>
          </table:table-cell>
          <table:table-cell office:value-type="string" calcext:value-type="string">
            <text:p>koma_Indivs</text:p>
          </table:table-cell>
          <table:table-cell office:value-type="string" calcext:value-type="string">
            <text:p>bogr</text:p>
          </table:table-cell>
          <table:table-cell office:value-type="string" calcext:value-type="string">
            <text:p>bogr_Indivs</text:p>
          </table:table-cell>
          <table:table-cell office:value-type="string" calcext:value-type="string">
            <text:p>spcr</text:p>
          </table:table-cell>
          <table:table-cell office:value-type="string" calcext:value-type="string">
            <text:p>spcr_Indivs</text:p>
          </table:table-cell>
          <table:table-cell office:value-type="string" calcext:value-type="string">
            <text:p>gusa</text:p>
          </table:table-cell>
          <table:table-cell office:value-type="string" calcext:value-type="string">
            <text:p>gusa_Indivs</text:p>
          </table:table-cell>
          <table:table-cell office:value-type="string" calcext:value-type="string">
            <text:p>chvi</text:p>
          </table:table-cell>
          <table:table-cell office:value-type="string" calcext:value-type="string">
            <text:p>chvi_Indiv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.045902" calcext:value-type="float">
            <text:p>6.045902</text:p>
          </table:table-cell>
          <table:table-cell office:value-type="float" office:value="0" calcext:value-type="float">
            <text:p>0</text:p>
          </table:table-cell>
          <table:table-cell office:value-type="float" office:value="3.129097" calcext:value-type="float">
            <text:p>3.129097</text:p>
          </table:table-cell>
          <table:table-cell office:value-type="float" office:value="0.003653" calcext:value-type="float">
            <text:p>0.003653</text:p>
          </table:table-cell>
          <table:table-cell office:value-type="float" office:value="0.932716" calcext:value-type="float">
            <text:p>0.932716</text:p>
          </table:table-cell>
          <table:table-cell office:value-type="float" office:value="0.32774" calcext:value-type="float">
            <text:p>0.32774</text:p>
          </table:table-cell>
          <table:table-cell office:value-type="float" office:value="3.710728" calcext:value-type="float">
            <text:p>3.710728</text:p>
          </table:table-cell>
          <table:table-cell office:value-type="float" office:value="2.65052" calcext:value-type="float">
            <text:p>2.65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26434" calcext:value-type="float">
            <text:p>2.926434</text:p>
          </table:table-cell>
          <table:table-cell office:value-type="float" office:value="2.592336" calcext:value-type="float">
            <text:p>2.592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697" calcext:value-type="float">
            <text:p>0.039697</text:p>
          </table:table-cell>
          <table:table-cell office:value-type="float" office:value="0.016349" calcext:value-type="float">
            <text:p>0.016349</text:p>
          </table:table-cell>
          <table:table-cell office:value-type="float" office:value="2.219874" calcext:value-type="float">
            <text:p>2.219874</text:p>
          </table:table-cell>
          <table:table-cell office:value-type="float" office:value="3.237578" calcext:value-type="float">
            <text:p>3.237578</text:p>
          </table:table-cell>
          <table:table-cell office:value-type="float" office:value="0.024232" calcext:value-type="float">
            <text:p>0.024232</text:p>
          </table:table-cell>
          <table:table-cell office:value-type="float" office:value="0.005738" calcext:value-type="float">
            <text:p>0.005738</text:p>
          </table:table-cell>
          <table:table-cell office:value-type="float" office:value="3.565552" calcext:value-type="float">
            <text:p>3.565552</text:p>
          </table:table-cell>
          <table:table-cell office:value-type="float" office:value="5.651718" calcext:value-type="float">
            <text:p>5.6517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36577" calcext:value-type="float">
            <text:p>0.536577</text:p>
          </table:table-cell>
          <table:table-cell office:value-type="float" office:value="0.03149" calcext:value-type="float">
            <text:p>0.03149</text:p>
          </table:table-cell>
          <table:table-cell office:value-type="float" office:value="0.937827" calcext:value-type="float">
            <text:p>0.937827</text:p>
          </table:table-cell>
          <table:table-cell office:value-type="float" office:value="1.105658" calcext:value-type="float">
            <text:p>1.105658</text:p>
          </table:table-cell>
          <table:table-cell office:value-type="float" office:value="1.172185" calcext:value-type="float">
            <text:p>1.172185</text:p>
          </table:table-cell>
          <table:table-cell office:value-type="float" office:value="0.061705" calcext:value-type="float">
            <text:p>0.061705</text:p>
          </table:table-cell>
          <table:table-cell office:value-type="float" office:value="5.117468" calcext:value-type="float">
            <text:p>5.117468</text:p>
          </table:table-cell>
          <table:table-cell office:value-type="float" office:value="4.222229" calcext:value-type="float">
            <text:p>4.222229</text:p>
          </table:table-cell>
          <table:table-cell office:value-type="float" office:value="0.32272" calcext:value-type="float">
            <text:p>0.32272</text:p>
          </table:table-cell>
          <table:table-cell office:value-type="float" office:value="0.008921" calcext:value-type="float">
            <text:p>0.008921</text:p>
          </table:table-cell>
          <table:table-cell office:value-type="float" office:value="1.29186" calcext:value-type="float">
            <text:p>1.29186</text:p>
          </table:table-cell>
          <table:table-cell office:value-type="float" office:value="1.616668" calcext:value-type="float">
            <text:p>1.616668</text:p>
          </table:table-cell>
          <table:table-cell office:value-type="float" office:value="3.129097" calcext:value-type="float">
            <text:p>3.129097</text:p>
          </table:table-cell>
          <table:table-cell office:value-type="float" office:value="0.94" calcext:value-type="float">
            <text:p>0.94</text:p>
          </table:table-cell>
          <table:table-cell office:value-type="float" office:value="1.830354" calcext:value-type="float">
            <text:p>1.830354</text:p>
          </table:table-cell>
          <table:table-cell office:value-type="float" office:value="0" calcext:value-type="float">
            <text:p>0</text:p>
          </table:table-cell>
          <table:table-cell office:value-type="float" office:value="1.880374" calcext:value-type="float">
            <text:p>1.880374</text:p>
          </table:table-cell>
          <table:table-cell office:value-type="float" office:value="0" calcext:value-type="float">
            <text:p>0</text:p>
          </table:table-cell>
          <table:table-cell office:value-type="float" office:value="1.813824" calcext:value-type="float">
            <text:p>1.813824</text:p>
          </table:table-cell>
          <table:table-cell office:value-type="float" office:value="0" calcext:value-type="float">
            <text:p>0</text:p>
          </table:table-cell>
          <table:table-cell office:value-type="float" office:value="1.112609" calcext:value-type="float">
            <text:p>1.112609</text:p>
          </table:table-cell>
          <table:table-cell office:value-type="float" office:value="0" calcext:value-type="float">
            <text:p>0</text:p>
          </table:table-cell>
          <table:table-cell office:value-type="float" office:value="0.020387" calcext:value-type="float">
            <text:p>0.020387</text:p>
          </table:table-cell>
          <table:table-cell office:value-type="float" office:value="0.58" calcext:value-type="float">
            <text:p>0.58</text:p>
          </table:table-cell>
          <table:table-cell office:value-type="float" office:value="0.01931" calcext:value-type="float">
            <text:p>0.01931</text:p>
          </table:table-cell>
          <table:table-cell office:value-type="float" office:value="0.54" calcext:value-type="float">
            <text:p>0.54</text:p>
          </table:table-cell>
          <table:table-cell office:value-type="float" office:value="0.010171" calcext:value-type="float">
            <text:p>0.010171</text:p>
          </table:table-cell>
          <table:table-cell office:value-type="float" office:value="0.28" calcext:value-type="float">
            <text:p>0.28</text:p>
          </table:table-cell>
          <table:table-cell office:value-type="float" office:value="0.014061" calcext:value-type="float">
            <text:p>0.014061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14907" calcext:value-type="float">
            <text:p>0.314907</text:p>
          </table:table-cell>
          <table:table-cell office:value-type="float" office:value="0.5" calcext:value-type="float">
            <text:p>0.5</text:p>
          </table:table-cell>
          <table:table-cell office:value-type="float" office:value="0.22167" calcext:value-type="float">
            <text:p>0.22167</text:p>
          </table:table-cell>
          <table:table-cell office:value-type="float" office:value="0.32" calcext:value-type="float">
            <text:p>0.32</text:p>
          </table:table-cell>
          <table:table-cell office:value-type="float" office:value="0.85666" calcext:value-type="float">
            <text:p>0.85666</text:p>
          </table:table-cell>
          <table:table-cell office:value-type="float" office:value="1.36" calcext:value-type="float">
            <text:p>1.36</text:p>
          </table:table-cell>
          <table:table-cell office:value-type="float" office:value="0.315526" calcext:value-type="float">
            <text:p>0.315526</text:p>
          </table:table-cell>
          <table:table-cell office:value-type="float" office:value="0.52" calcext:value-type="float">
            <text:p>0.52</text:p>
          </table:table-cell>
          <table:table-cell office:value-type="float" office:value="0.04664" calcext:value-type="float">
            <text:p>0.04664</text:p>
          </table:table-cell>
          <table:table-cell office:value-type="float" office:value="0.44" calcext:value-type="float">
            <text:p>0.44</text:p>
          </table:table-cell>
          <table:table-cell office:value-type="float" office:value="0.27608" calcext:value-type="float">
            <text:p>0.2760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7.01137" calcext:value-type="float">
            <text:p>7.01137</text:p>
          </table:table-cell>
          <table:table-cell office:value-type="float" office:value="0" calcext:value-type="float">
            <text:p>0</text:p>
          </table:table-cell>
          <table:table-cell office:value-type="float" office:value="8.134192" calcext:value-type="float">
            <text:p>8.134192</text:p>
          </table:table-cell>
          <table:table-cell office:value-type="float" office:value="0.009497" calcext:value-type="float">
            <text:p>0.009497</text:p>
          </table:table-cell>
          <table:table-cell office:value-type="float" office:value="1.129126" calcext:value-type="float">
            <text:p>1.129126</text:p>
          </table:table-cell>
          <table:table-cell office:value-type="float" office:value="0.280456" calcext:value-type="float">
            <text:p>0.280456</text:p>
          </table:table-cell>
          <table:table-cell office:value-type="float" office:value="3.690719" calcext:value-type="float">
            <text:p>3.690719</text:p>
          </table:table-cell>
          <table:table-cell office:value-type="float" office:value="2.636228" calcext:value-type="float">
            <text:p>2.636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20505" calcext:value-type="float">
            <text:p>2.920505</text:p>
          </table:table-cell>
          <table:table-cell office:value-type="float" office:value="2.578919" calcext:value-type="float">
            <text:p>2.578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857" calcext:value-type="float">
            <text:p>0.026857</text:p>
          </table:table-cell>
          <table:table-cell office:value-type="float" office:value="0.013801" calcext:value-type="float">
            <text:p>0.013801</text:p>
          </table:table-cell>
          <table:table-cell office:value-type="float" office:value="2.195644" calcext:value-type="float">
            <text:p>2.195644</text:p>
          </table:table-cell>
          <table:table-cell office:value-type="float" office:value="2.463253" calcext:value-type="float">
            <text:p>2.463253</text:p>
          </table:table-cell>
          <table:table-cell office:value-type="float" office:value="0.044483" calcext:value-type="float">
            <text:p>0.044483</text:p>
          </table:table-cell>
          <table:table-cell office:value-type="float" office:value="0.011021" calcext:value-type="float">
            <text:p>0.011021</text:p>
          </table:table-cell>
          <table:table-cell office:value-type="float" office:value="2.541666" calcext:value-type="float">
            <text:p>2.541666</text:p>
          </table:table-cell>
          <table:table-cell office:value-type="float" office:value="2.493944" calcext:value-type="float">
            <text:p>2.4939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301856" calcext:value-type="float">
            <text:p>1.301856</text:p>
          </table:table-cell>
          <table:table-cell office:value-type="float" office:value="0.078606" calcext:value-type="float">
            <text:p>0.078606</text:p>
          </table:table-cell>
          <table:table-cell office:value-type="float" office:value="1.614904" calcext:value-type="float">
            <text:p>1.614904</text:p>
          </table:table-cell>
          <table:table-cell office:value-type="float" office:value="1.077294" calcext:value-type="float">
            <text:p>1.077294</text:p>
          </table:table-cell>
          <table:table-cell office:value-type="float" office:value="2.881124" calcext:value-type="float">
            <text:p>2.881124</text:p>
          </table:table-cell>
          <table:table-cell office:value-type="float" office:value="0.154026" calcext:value-type="float">
            <text:p>0.154026</text:p>
          </table:table-cell>
          <table:table-cell office:value-type="float" office:value="6.162335" calcext:value-type="float">
            <text:p>6.162335</text:p>
          </table:table-cell>
          <table:table-cell office:value-type="float" office:value="3.444731" calcext:value-type="float">
            <text:p>3.444731</text:p>
          </table:table-cell>
          <table:table-cell office:value-type="float" office:value="0.7116" calcext:value-type="float">
            <text:p>0.7116</text:p>
          </table:table-cell>
          <table:table-cell office:value-type="float" office:value="0.019317" calcext:value-type="float">
            <text:p>0.019317</text:p>
          </table:table-cell>
          <table:table-cell office:value-type="float" office:value="2.566998" calcext:value-type="float">
            <text:p>2.566998</text:p>
          </table:table-cell>
          <table:table-cell office:value-type="float" office:value="1.660492" calcext:value-type="float">
            <text:p>1.660492</text:p>
          </table:table-cell>
          <table:table-cell office:value-type="float" office:value="8.134192" calcext:value-type="float">
            <text:p>8.134192</text:p>
          </table:table-cell>
          <table:table-cell office:value-type="float" office:value="1.82" calcext:value-type="float">
            <text:p>1.82</text:p>
          </table:table-cell>
          <table:table-cell office:value-type="float" office:value="1.809533" calcext:value-type="float">
            <text:p>1.809533</text:p>
          </table:table-cell>
          <table:table-cell office:value-type="float" office:value="0" calcext:value-type="float">
            <text:p>0</text:p>
          </table:table-cell>
          <table:table-cell office:value-type="float" office:value="1.881187" calcext:value-type="float">
            <text:p>1.881187</text:p>
          </table:table-cell>
          <table:table-cell office:value-type="float" office:value="0" calcext:value-type="float">
            <text:p>0</text:p>
          </table:table-cell>
          <table:table-cell office:value-type="float" office:value="1.828247" calcext:value-type="float">
            <text:p>1.828247</text:p>
          </table:table-cell>
          <table:table-cell office:value-type="float" office:value="0" calcext:value-type="float">
            <text:p>0</text:p>
          </table:table-cell>
          <table:table-cell office:value-type="float" office:value="1.092258" calcext:value-type="float">
            <text:p>1.092258</text:p>
          </table:table-cell>
          <table:table-cell office:value-type="float" office:value="0" calcext:value-type="float">
            <text:p>0</text:p>
          </table:table-cell>
          <table:table-cell office:value-type="float" office:value="0.018305" calcext:value-type="float">
            <text:p>0.018305</text:p>
          </table:table-cell>
          <table:table-cell office:value-type="float" office:value="0.52" calcext:value-type="float">
            <text:p>0.52</text:p>
          </table:table-cell>
          <table:table-cell office:value-type="float" office:value="0.008552" calcext:value-type="float">
            <text:p>0.008552</text:p>
          </table:table-cell>
          <table:table-cell office:value-type="float" office:value="0.22" calcext:value-type="float">
            <text:p>0.22</text:p>
          </table:table-cell>
          <table:table-cell office:value-type="float" office:value="0.017005" calcext:value-type="float">
            <text:p>0.017005</text:p>
          </table:table-cell>
          <table:table-cell office:value-type="float" office:value="0.46" calcext:value-type="float">
            <text:p>0.46</text:p>
          </table:table-cell>
          <table:table-cell office:value-type="float" office:value="0.027478" calcext:value-type="float">
            <text:p>0.027478</text:p>
          </table:table-cell>
          <table:table-cell office:value-type="float" office:value="0.78" calcext:value-type="float">
            <text:p>0.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11509" calcext:value-type="float">
            <text:p>0.711509</text:p>
          </table:table-cell>
          <table:table-cell office:value-type="float" office:value="0.92" calcext:value-type="float">
            <text:p>0.92</text:p>
          </table:table-cell>
          <table:table-cell office:value-type="float" office:value="0.590346" calcext:value-type="float">
            <text:p>0.590346</text:p>
          </table:table-cell>
          <table:table-cell office:value-type="float" office:value="0.74" calcext:value-type="float">
            <text:p>0.74</text:p>
          </table:table-cell>
          <table:table-cell office:value-type="float" office:value="2.049354" calcext:value-type="float">
            <text:p>2.049354</text:p>
          </table:table-cell>
          <table:table-cell office:value-type="float" office:value="2.9" calcext:value-type="float">
            <text:p>2.9</text:p>
          </table:table-cell>
          <table:table-cell office:value-type="float" office:value="0.831771" calcext:value-type="float">
            <text:p>0.831771</text:p>
          </table:table-cell>
          <table:table-cell office:value-type="float" office:value="1.26" calcext:value-type="float">
            <text:p>1.26</text:p>
          </table:table-cell>
          <table:table-cell office:value-type="float" office:value="0.08056" calcext:value-type="float">
            <text:p>0.08056</text:p>
          </table:table-cell>
          <table:table-cell office:value-type="float" office:value="0.76" calcext:value-type="float">
            <text:p>0.76</text:p>
          </table:table-cell>
          <table:table-cell office:value-type="float" office:value="0.63104" calcext:value-type="float">
            <text:p>0.63104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.758493" calcext:value-type="float">
            <text:p>5.758493</text:p>
          </table:table-cell>
          <table:table-cell office:value-type="float" office:value="0" calcext:value-type="float">
            <text:p>0</text:p>
          </table:table-cell>
          <table:table-cell office:value-type="float" office:value="16.65028" calcext:value-type="float">
            <text:p>16.65028</text:p>
          </table:table-cell>
          <table:table-cell office:value-type="float" office:value="0.019439" calcext:value-type="float">
            <text:p>0.019439</text:p>
          </table:table-cell>
          <table:table-cell office:value-type="float" office:value="1.175602" calcext:value-type="float">
            <text:p>1.175602</text:p>
          </table:table-cell>
          <table:table-cell office:value-type="float" office:value="0.188051" calcext:value-type="float">
            <text:p>0.188051</text:p>
          </table:table-cell>
          <table:table-cell office:value-type="float" office:value="3.716615" calcext:value-type="float">
            <text:p>3.716615</text:p>
          </table:table-cell>
          <table:table-cell office:value-type="float" office:value="2.654725" calcext:value-type="float">
            <text:p>2.654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32658" calcext:value-type="float">
            <text:p>2.932658</text:p>
          </table:table-cell>
          <table:table-cell office:value-type="float" office:value="2.592875" calcext:value-type="float">
            <text:p>2.592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262" calcext:value-type="float">
            <text:p>0.033262</text:p>
          </table:table-cell>
          <table:table-cell office:value-type="float" office:value="0.01319" calcext:value-type="float">
            <text:p>0.01319</text:p>
          </table:table-cell>
          <table:table-cell office:value-type="float" office:value="0.408713" calcext:value-type="float">
            <text:p>0.408713</text:p>
          </table:table-cell>
          <table:table-cell office:value-type="float" office:value="0.55026" calcext:value-type="float">
            <text:p>0.55026</text:p>
          </table:table-cell>
          <table:table-cell office:value-type="float" office:value="0.031057" calcext:value-type="float">
            <text:p>0.031057</text:p>
          </table:table-cell>
          <table:table-cell office:value-type="float" office:value="0.008282" calcext:value-type="float">
            <text:p>0.008282</text:p>
          </table:table-cell>
          <table:table-cell office:value-type="float" office:value="2.31662" calcext:value-type="float">
            <text:p>2.31662</text:p>
          </table:table-cell>
          <table:table-cell office:value-type="float" office:value="1.864372" calcext:value-type="float">
            <text:p>1.8643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629095" calcext:value-type="float">
            <text:p>1.629095</text:p>
          </table:table-cell>
          <table:table-cell office:value-type="float" office:value="0.103268" calcext:value-type="float">
            <text:p>0.103268</text:p>
          </table:table-cell>
          <table:table-cell office:value-type="float" office:value="1.492589" calcext:value-type="float">
            <text:p>1.492589</text:p>
          </table:table-cell>
          <table:table-cell office:value-type="float" office:value="0.917774" calcext:value-type="float">
            <text:p>0.917774</text:p>
          </table:table-cell>
          <table:table-cell office:value-type="float" office:value="1.245762" calcext:value-type="float">
            <text:p>1.245762</text:p>
          </table:table-cell>
          <table:table-cell office:value-type="float" office:value="0.081641" calcext:value-type="float">
            <text:p>0.081641</text:p>
          </table:table-cell>
          <table:table-cell office:value-type="float" office:value="5.430772" calcext:value-type="float">
            <text:p>5.430772</text:p>
          </table:table-cell>
          <table:table-cell office:value-type="float" office:value="2.967448" calcext:value-type="float">
            <text:p>2.967448</text:p>
          </table:table-cell>
          <table:table-cell office:value-type="float" office:value="1.28496" calcext:value-type="float">
            <text:p>1.28496</text:p>
          </table:table-cell>
          <table:table-cell office:value-type="float" office:value="0.034187" calcext:value-type="float">
            <text:p>0.034187</text:p>
          </table:table-cell>
          <table:table-cell office:value-type="float" office:value="4.833876" calcext:value-type="float">
            <text:p>4.833876</text:p>
          </table:table-cell>
          <table:table-cell office:value-type="float" office:value="2.38216" calcext:value-type="float">
            <text:p>2.38216</text:p>
          </table:table-cell>
          <table:table-cell office:value-type="float" office:value="16.65028" calcext:value-type="float">
            <text:p>16.65028</text:p>
          </table:table-cell>
          <table:table-cell office:value-type="float" office:value="2.76" calcext:value-type="float">
            <text:p>2.76</text:p>
          </table:table-cell>
          <table:table-cell office:value-type="float" office:value="1.841581" calcext:value-type="float">
            <text:p>1.841581</text:p>
          </table:table-cell>
          <table:table-cell office:value-type="float" office:value="0" calcext:value-type="float">
            <text:p>0</text:p>
          </table:table-cell>
          <table:table-cell office:value-type="float" office:value="1.875033" calcext:value-type="float">
            <text:p>1.875033</text:p>
          </table:table-cell>
          <table:table-cell office:value-type="float" office:value="0" calcext:value-type="float">
            <text:p>0</text:p>
          </table:table-cell>
          <table:table-cell office:value-type="float" office:value="1.828707" calcext:value-type="float">
            <text:p>1.828707</text:p>
          </table:table-cell>
          <table:table-cell office:value-type="float" office:value="0" calcext:value-type="float">
            <text:p>0</text:p>
          </table:table-cell>
          <table:table-cell office:value-type="float" office:value="1.103951" calcext:value-type="float">
            <text:p>1.103951</text:p>
          </table:table-cell>
          <table:table-cell office:value-type="float" office:value="0" calcext:value-type="float">
            <text:p>0</text:p>
          </table:table-cell>
          <table:table-cell office:value-type="float" office:value="0.016244" calcext:value-type="float">
            <text:p>0.016244</text:p>
          </table:table-cell>
          <table:table-cell office:value-type="float" office:value="0.46" calcext:value-type="float">
            <text:p>0.46</text:p>
          </table:table-cell>
          <table:table-cell office:value-type="float" office:value="0.017018" calcext:value-type="float">
            <text:p>0.017018</text:p>
          </table:table-cell>
          <table:table-cell office:value-type="float" office:value="0.46" calcext:value-type="float">
            <text:p>0.46</text:p>
          </table:table-cell>
          <table:table-cell office:value-type="float" office:value="0.009866" calcext:value-type="float">
            <text:p>0.009866</text:p>
          </table:table-cell>
          <table:table-cell office:value-type="float" office:value="0.28" calcext:value-type="float">
            <text:p>0.28</text:p>
          </table:table-cell>
          <table:table-cell office:value-type="float" office:value="0.021191" calcext:value-type="float">
            <text:p>0.021191</text:p>
          </table:table-cell>
          <table:table-cell office:value-type="float" office:value="0.6" calcext:value-type="float">
            <text:p>0.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73625" calcext:value-type="float">
            <text:p>0.773625</text:p>
          </table:table-cell>
          <table:table-cell office:value-type="float" office:value="0.84" calcext:value-type="float">
            <text:p>0.84</text:p>
          </table:table-cell>
          <table:table-cell office:value-type="float" office:value="0.855469" calcext:value-type="float">
            <text:p>0.855469</text:p>
          </table:table-cell>
          <table:table-cell office:value-type="float" office:value="0.88" calcext:value-type="float">
            <text:p>0.88</text:p>
          </table:table-cell>
          <table:table-cell office:value-type="float" office:value="0.527951" calcext:value-type="float">
            <text:p>0.527951</text:p>
          </table:table-cell>
          <table:table-cell office:value-type="float" office:value="0.62" calcext:value-type="float">
            <text:p>0.62</text:p>
          </table:table-cell>
          <table:table-cell office:value-type="float" office:value="0.717812" calcext:value-type="float">
            <text:p>0.717812</text:p>
          </table:table-cell>
          <table:table-cell office:value-type="float" office:value="0.92" calcext:value-type="float">
            <text:p>0.92</text:p>
          </table:table-cell>
          <table:table-cell office:value-type="float" office:value="0.10176" calcext:value-type="float">
            <text:p>0.10176</text:p>
          </table:table-cell>
          <table:table-cell office:value-type="float" office:value="0.96" calcext:value-type="float">
            <text:p>0.96</text:p>
          </table:table-cell>
          <table:table-cell office:value-type="float" office:value="1.1832" calcext:value-type="float">
            <text:p>1.183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.832877" calcext:value-type="float">
            <text:p>6.832877</text:p>
          </table:table-cell>
          <table:table-cell office:value-type="string" calcext:value-type="string">
            <text:p>-nan</text:p>
          </table:table-cell>
          <table:table-cell office:value-type="float" office:value="30.576714" calcext:value-type="float">
            <text:p>30.576714</text:p>
          </table:table-cell>
          <table:table-cell office:value-type="float" office:value="0.035699" calcext:value-type="float">
            <text:p>0.035699</text:p>
          </table:table-cell>
          <table:table-cell office:value-type="float" office:value="1.577946" calcext:value-type="float">
            <text:p>1.577946</text:p>
          </table:table-cell>
          <table:table-cell office:value-type="float" office:value="0.152766" calcext:value-type="float">
            <text:p>0.152766</text:p>
          </table:table-cell>
          <table:table-cell office:value-type="float" office:value="3.70965" calcext:value-type="float">
            <text:p>3.70965</text:p>
          </table:table-cell>
          <table:table-cell office:value-type="float" office:value="2.64975" calcext:value-type="float">
            <text:p>2.64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35745" calcext:value-type="float">
            <text:p>2.935745</text:p>
          </table:table-cell>
          <table:table-cell office:value-type="float" office:value="2.592842" calcext:value-type="float">
            <text:p>2.592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532" calcext:value-type="float">
            <text:p>0.039532</text:p>
          </table:table-cell>
          <table:table-cell office:value-type="float" office:value="0.012549" calcext:value-type="float">
            <text:p>0.012549</text:p>
          </table:table-cell>
          <table:table-cell office:value-type="float" office:value="0.528625" calcext:value-type="float">
            <text:p>0.528625</text:p>
          </table:table-cell>
          <table:table-cell office:value-type="float" office:value="0.535918" calcext:value-type="float">
            <text:p>0.535918</text:p>
          </table:table-cell>
          <table:table-cell office:value-type="float" office:value="0.034603" calcext:value-type="float">
            <text:p>0.034603</text:p>
          </table:table-cell>
          <table:table-cell office:value-type="float" office:value="0.01038" calcext:value-type="float">
            <text:p>0.01038</text:p>
          </table:table-cell>
          <table:table-cell office:value-type="float" office:value="1.388675" calcext:value-type="float">
            <text:p>1.388675</text:p>
          </table:table-cell>
          <table:table-cell office:value-type="float" office:value="1.373888" calcext:value-type="float">
            <text:p>1.3738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79151" calcext:value-type="float">
            <text:p>2.179151</text:p>
          </table:table-cell>
          <table:table-cell office:value-type="float" office:value="0.130331" calcext:value-type="float">
            <text:p>0.130331</text:p>
          </table:table-cell>
          <table:table-cell office:value-type="float" office:value="0.851879" calcext:value-type="float">
            <text:p>0.851879</text:p>
          </table:table-cell>
          <table:table-cell office:value-type="float" office:value="0.585925" calcext:value-type="float">
            <text:p>0.585925</text:p>
          </table:table-cell>
          <table:table-cell office:value-type="float" office:value="1.202874" calcext:value-type="float">
            <text:p>1.202874</text:p>
          </table:table-cell>
          <table:table-cell office:value-type="float" office:value="0.088166" calcext:value-type="float">
            <text:p>0.088166</text:p>
          </table:table-cell>
          <table:table-cell office:value-type="float" office:value="2.732044" calcext:value-type="float">
            <text:p>2.732044</text:p>
          </table:table-cell>
          <table:table-cell office:value-type="float" office:value="2.049373" calcext:value-type="float">
            <text:p>2.049373</text:p>
          </table:table-cell>
          <table:table-cell office:value-type="float" office:value="1.55192" calcext:value-type="float">
            <text:p>1.55192</text:p>
          </table:table-cell>
          <table:table-cell office:value-type="float" office:value="0.041122" calcext:value-type="float">
            <text:p>0.041122</text:p>
          </table:table-cell>
          <table:table-cell office:value-type="float" office:value="3.882427" calcext:value-type="float">
            <text:p>3.882427</text:p>
          </table:table-cell>
          <table:table-cell office:value-type="float" office:value="1.516482" calcext:value-type="float">
            <text:p>1.516482</text:p>
          </table:table-cell>
          <table:table-cell office:value-type="float" office:value="30.576714" calcext:value-type="float">
            <text:p>30.576714</text:p>
          </table:table-cell>
          <table:table-cell office:value-type="float" office:value="3.64" calcext:value-type="float">
            <text:p>3.64</text:p>
          </table:table-cell>
          <table:table-cell office:value-type="float" office:value="1.824658" calcext:value-type="float">
            <text:p>1.824658</text:p>
          </table:table-cell>
          <table:table-cell office:value-type="float" office:value="0" calcext:value-type="float">
            <text:p>0</text:p>
          </table:table-cell>
          <table:table-cell office:value-type="float" office:value="1.884992" calcext:value-type="float">
            <text:p>1.884992</text:p>
          </table:table-cell>
          <table:table-cell office:value-type="float" office:value="0" calcext:value-type="float">
            <text:p>0</text:p>
          </table:table-cell>
          <table:table-cell office:value-type="float" office:value="1.836755" calcext:value-type="float">
            <text:p>1.836755</text:p>
          </table:table-cell>
          <table:table-cell office:value-type="float" office:value="0" calcext:value-type="float">
            <text:p>0</text:p>
          </table:table-cell>
          <table:table-cell office:value-type="float" office:value="1.09899" calcext:value-type="float">
            <text:p>1.09899</text:p>
          </table:table-cell>
          <table:table-cell office:value-type="float" office:value="0" calcext:value-type="float">
            <text:p>0</text:p>
          </table:table-cell>
          <table:table-cell office:value-type="float" office:value="0.014156" calcext:value-type="float">
            <text:p>0.014156</text:p>
          </table:table-cell>
          <table:table-cell office:value-type="float" office:value="0.4" calcext:value-type="float">
            <text:p>0.4</text:p>
          </table:table-cell>
          <table:table-cell office:value-type="float" office:value="0.025375" calcext:value-type="float">
            <text:p>0.025375</text:p>
          </table:table-cell>
          <table:table-cell office:value-type="float" office:value="0.72" calcext:value-type="float">
            <text:p>0.72</text:p>
          </table:table-cell>
          <table:table-cell office:value-type="float" office:value="0.00706" calcext:value-type="float">
            <text:p>0.00706</text:p>
          </table:table-cell>
          <table:table-cell office:value-type="float" office:value="0.2" calcext:value-type="float">
            <text:p>0.2</text:p>
          </table:table-cell>
          <table:table-cell office:value-type="float" office:value="0.027543" calcext:value-type="float">
            <text:p>0.027543</text:p>
          </table:table-cell>
          <table:table-cell office:value-type="float" office:value="0.78" calcext:value-type="float">
            <text:p>0.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220676" calcext:value-type="float">
            <text:p>1.220676</text:p>
          </table:table-cell>
          <table:table-cell office:value-type="float" office:value="1.1" calcext:value-type="float">
            <text:p>1.1</text:p>
          </table:table-cell>
          <table:table-cell office:value-type="float" office:value="0.958475" calcext:value-type="float">
            <text:p>0.958475</text:p>
          </table:table-cell>
          <table:table-cell office:value-type="float" office:value="0.96" calcext:value-type="float">
            <text:p>0.96</text:p>
          </table:table-cell>
          <table:table-cell office:value-type="float" office:value="0.287473" calcext:value-type="float">
            <text:p>0.287473</text:p>
          </table:table-cell>
          <table:table-cell office:value-type="float" office:value="0.26" calcext:value-type="float">
            <text:p>0.26</text:p>
          </table:table-cell>
          <table:table-cell office:value-type="float" office:value="0.915401" calcext:value-type="float">
            <text:p>0.915401</text:p>
          </table:table-cell>
          <table:table-cell office:value-type="float" office:value="0.98" calcext:value-type="float">
            <text:p>0.98</text:p>
          </table:table-cell>
          <table:table-cell office:value-type="float" office:value="0.11236" calcext:value-type="float">
            <text:p>0.11236</text:p>
          </table:table-cell>
          <table:table-cell office:value-type="float" office:value="1.06" calcext:value-type="float">
            <text:p>1.06</text:p>
          </table:table-cell>
          <table:table-cell office:value-type="float" office:value="1.43956" calcext:value-type="float">
            <text:p>1.43956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.080328" calcext:value-type="float">
            <text:p>5.080328</text:p>
          </table:table-cell>
          <table:table-cell office:value-type="float" office:value="0" calcext:value-type="float">
            <text:p>0</text:p>
          </table:table-cell>
          <table:table-cell office:value-type="float" office:value="50.573483" calcext:value-type="float">
            <text:p>50.573483</text:p>
          </table:table-cell>
          <table:table-cell office:value-type="float" office:value="0.059045" calcext:value-type="float">
            <text:p>0.059045</text:p>
          </table:table-cell>
          <table:table-cell office:value-type="float" office:value="1.473047" calcext:value-type="float">
            <text:p>1.473047</text:p>
          </table:table-cell>
          <table:table-cell office:value-type="float" office:value="0.125751" calcext:value-type="float">
            <text:p>0.125751</text:p>
          </table:table-cell>
          <table:table-cell office:value-type="float" office:value="3.717255" calcext:value-type="float">
            <text:p>3.717255</text:p>
          </table:table-cell>
          <table:table-cell office:value-type="float" office:value="2.655182" calcext:value-type="float">
            <text:p>2.655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5566" calcext:value-type="float">
            <text:p>2.975566</text:p>
          </table:table-cell>
          <table:table-cell office:value-type="float" office:value="2.633853" calcext:value-type="float">
            <text:p>2.633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924" calcext:value-type="float">
            <text:p>0.081924</text:p>
          </table:table-cell>
          <table:table-cell office:value-type="float" office:value="0.030296" calcext:value-type="float">
            <text:p>0.030296</text:p>
          </table:table-cell>
          <table:table-cell office:value-type="float" office:value="0.138517" calcext:value-type="float">
            <text:p>0.138517</text:p>
          </table:table-cell>
          <table:table-cell office:value-type="float" office:value="0.166665" calcext:value-type="float">
            <text:p>0.166665</text:p>
          </table:table-cell>
          <table:table-cell office:value-type="float" office:value="0.03749" calcext:value-type="float">
            <text:p>0.03749</text:p>
          </table:table-cell>
          <table:table-cell office:value-type="float" office:value="0.010592" calcext:value-type="float">
            <text:p>0.010592</text:p>
          </table:table-cell>
          <table:table-cell office:value-type="float" office:value="0.951406" calcext:value-type="float">
            <text:p>0.951406</text:p>
          </table:table-cell>
          <table:table-cell office:value-type="float" office:value="0.702048" calcext:value-type="float">
            <text:p>0.7020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599534" calcext:value-type="float">
            <text:p>3.599534</text:p>
          </table:table-cell>
          <table:table-cell office:value-type="float" office:value="0.211122" calcext:value-type="float">
            <text:p>0.211122</text:p>
          </table:table-cell>
          <table:table-cell office:value-type="float" office:value="0.579287" calcext:value-type="float">
            <text:p>0.579287</text:p>
          </table:table-cell>
          <table:table-cell office:value-type="float" office:value="0.297034" calcext:value-type="float">
            <text:p>0.297034</text:p>
          </table:table-cell>
          <table:table-cell office:value-type="float" office:value="1.712834" calcext:value-type="float">
            <text:p>1.712834</text:p>
          </table:table-cell>
          <table:table-cell office:value-type="float" office:value="0.122817" calcext:value-type="float">
            <text:p>0.122817</text:p>
          </table:table-cell>
          <table:table-cell office:value-type="float" office:value="1.818321" calcext:value-type="float">
            <text:p>1.818321</text:p>
          </table:table-cell>
          <table:table-cell office:value-type="float" office:value="0.956376" calcext:value-type="float">
            <text:p>0.956376</text:p>
          </table:table-cell>
          <table:table-cell office:value-type="float" office:value="1.27076" calcext:value-type="float">
            <text:p>1.27076</text:p>
          </table:table-cell>
          <table:table-cell office:value-type="float" office:value="0.033288" calcext:value-type="float">
            <text:p>0.033288</text:p>
          </table:table-cell>
          <table:table-cell office:value-type="float" office:value="6.819833" calcext:value-type="float">
            <text:p>6.819833</text:p>
          </table:table-cell>
          <table:table-cell office:value-type="float" office:value="2.901123" calcext:value-type="float">
            <text:p>2.901123</text:p>
          </table:table-cell>
          <table:table-cell office:value-type="float" office:value="50.573483" calcext:value-type="float">
            <text:p>50.573483</text:p>
          </table:table-cell>
          <table:table-cell office:value-type="float" office:value="3.82" calcext:value-type="float">
            <text:p>3.82</text:p>
          </table:table-cell>
          <table:table-cell office:value-type="float" office:value="1.85566" calcext:value-type="float">
            <text:p>1.85566</text:p>
          </table:table-cell>
          <table:table-cell office:value-type="float" office:value="0" calcext:value-type="float">
            <text:p>0</text:p>
          </table:table-cell>
          <table:table-cell office:value-type="float" office:value="1.861595" calcext:value-type="float">
            <text:p>1.861595</text:p>
          </table:table-cell>
          <table:table-cell office:value-type="float" office:value="0" calcext:value-type="float">
            <text:p>0</text:p>
          </table:table-cell>
          <table:table-cell office:value-type="float" office:value="1.848724" calcext:value-type="float">
            <text:p>1.848724</text:p>
          </table:table-cell>
          <table:table-cell office:value-type="float" office:value="0" calcext:value-type="float">
            <text:p>0</text:p>
          </table:table-cell>
          <table:table-cell office:value-type="float" office:value="1.126842" calcext:value-type="float">
            <text:p>1.126842</text:p>
          </table:table-cell>
          <table:table-cell office:value-type="float" office:value="0" calcext:value-type="float">
            <text:p>0</text:p>
          </table:table-cell>
          <table:table-cell office:value-type="float" office:value="0.036402" calcext:value-type="float">
            <text:p>0.036402</text:p>
          </table:table-cell>
          <table:table-cell office:value-type="float" office:value="0.72" calcext:value-type="float">
            <text:p>0.72</text:p>
          </table:table-cell>
          <table:table-cell office:value-type="float" office:value="0.045522" calcext:value-type="float">
            <text:p>0.045522</text:p>
          </table:table-cell>
          <table:table-cell office:value-type="float" office:value="0.92" calcext:value-type="float">
            <text:p>0.92</text:p>
          </table:table-cell>
          <table:table-cell office:value-type="float" office:value="0.009882" calcext:value-type="float">
            <text:p>0.009882</text:p>
          </table:table-cell>
          <table:table-cell office:value-type="float" office:value="0.28" calcext:value-type="float">
            <text:p>0.28</text:p>
          </table:table-cell>
          <table:table-cell office:value-type="float" office:value="0.027608" calcext:value-type="float">
            <text:p>0.027608</text:p>
          </table:table-cell>
          <table:table-cell office:value-type="float" office:value="0.78" calcext:value-type="float">
            <text:p>0.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1536" calcext:value-type="float">
            <text:p>2.11536</text:p>
          </table:table-cell>
          <table:table-cell office:value-type="float" office:value="1.54" calcext:value-type="float">
            <text:p>1.54</text:p>
          </table:table-cell>
          <table:table-cell office:value-type="float" office:value="1.484174" calcext:value-type="float">
            <text:p>1.484174</text:p>
          </table:table-cell>
          <table:table-cell office:value-type="float" office:value="1.2" calcext:value-type="float">
            <text:p>1.2</text:p>
          </table:table-cell>
          <table:table-cell office:value-type="float" office:value="0.474284" calcext:value-type="float">
            <text:p>0.474284</text:p>
          </table:table-cell>
          <table:table-cell office:value-type="float" office:value="0.42" calcext:value-type="float">
            <text:p>0.42</text:p>
          </table:table-cell>
          <table:table-cell office:value-type="float" office:value="1.23855" calcext:value-type="float">
            <text:p>1.23855</text:p>
          </table:table-cell>
          <table:table-cell office:value-type="float" office:value="1.12" calcext:value-type="float">
            <text:p>1.12</text:p>
          </table:table-cell>
          <table:table-cell office:value-type="float" office:value="0.06784" calcext:value-type="float">
            <text:p>0.06784</text:p>
          </table:table-cell>
          <table:table-cell office:value-type="float" office:value="0.64" calcext:value-type="float">
            <text:p>0.64</text:p>
          </table:table-cell>
          <table:table-cell office:value-type="float" office:value="1.20292" calcext:value-type="float">
            <text:p>1.20292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.609041" calcext:value-type="float">
            <text:p>4.609041</text:p>
          </table:table-cell>
          <table:table-cell office:value-type="float" office:value="0" calcext:value-type="float">
            <text:p>0</text:p>
          </table:table-cell>
          <table:table-cell office:value-type="float" office:value="73.691093" calcext:value-type="float">
            <text:p>73.691093</text:p>
          </table:table-cell>
          <table:table-cell office:value-type="float" office:value="0.086035" calcext:value-type="float">
            <text:p>0.086035</text:p>
          </table:table-cell>
          <table:table-cell office:value-type="float" office:value="1.782658" calcext:value-type="float">
            <text:p>1.782658</text:p>
          </table:table-cell>
          <table:table-cell office:value-type="float" office:value="0.166138" calcext:value-type="float">
            <text:p>0.166138</text:p>
          </table:table-cell>
          <table:table-cell office:value-type="float" office:value="3.696766" calcext:value-type="float">
            <text:p>3.696766</text:p>
          </table:table-cell>
          <table:table-cell office:value-type="float" office:value="2.640547" calcext:value-type="float">
            <text:p>2.640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927" calcext:value-type="float">
            <text:p>2.99927</text:p>
          </table:table-cell>
          <table:table-cell office:value-type="float" office:value="2.651047" calcext:value-type="float">
            <text:p>2.651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41" calcext:value-type="float">
            <text:p>0.16441</text:p>
          </table:table-cell>
          <table:table-cell office:value-type="float" office:value="0.064379" calcext:value-type="float">
            <text:p>0.064379</text:p>
          </table:table-cell>
          <table:table-cell office:value-type="float" office:value="0.221907" calcext:value-type="float">
            <text:p>0.221907</text:p>
          </table:table-cell>
          <table:table-cell office:value-type="float" office:value="0.204948" calcext:value-type="float">
            <text:p>0.204948</text:p>
          </table:table-cell>
          <table:table-cell office:value-type="float" office:value="0.055851" calcext:value-type="float">
            <text:p>0.055851</text:p>
          </table:table-cell>
          <table:table-cell office:value-type="float" office:value="0.015957" calcext:value-type="float">
            <text:p>0.015957</text:p>
          </table:table-cell>
          <table:table-cell office:value-type="float" office:value="0.822176" calcext:value-type="float">
            <text:p>0.822176</text:p>
          </table:table-cell>
          <table:table-cell office:value-type="float" office:value="0.470909" calcext:value-type="float">
            <text:p>0.47090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370153" calcext:value-type="float">
            <text:p>5.370153</text:p>
          </table:table-cell>
          <table:table-cell office:value-type="float" office:value="0.313373" calcext:value-type="float">
            <text:p>0.313373</text:p>
          </table:table-cell>
          <table:table-cell office:value-type="float" office:value="0.636532" calcext:value-type="float">
            <text:p>0.636532</text:p>
          </table:table-cell>
          <table:table-cell office:value-type="float" office:value="0.267527" calcext:value-type="float">
            <text:p>0.267527</text:p>
          </table:table-cell>
          <table:table-cell office:value-type="float" office:value="2.266844" calcext:value-type="float">
            <text:p>2.266844</text:p>
          </table:table-cell>
          <table:table-cell office:value-type="float" office:value="0.163506" calcext:value-type="float">
            <text:p>0.163506</text:p>
          </table:table-cell>
          <table:table-cell office:value-type="float" office:value="1.979817" calcext:value-type="float">
            <text:p>1.979817</text:p>
          </table:table-cell>
          <table:table-cell office:value-type="float" office:value="0.845434" calcext:value-type="float">
            <text:p>0.845434</text:p>
          </table:table-cell>
          <table:table-cell office:value-type="float" office:value="0.49872" calcext:value-type="float">
            <text:p>0.49872</text:p>
          </table:table-cell>
          <table:table-cell office:value-type="float" office:value="0.013045" calcext:value-type="float">
            <text:p>0.013045</text:p>
          </table:table-cell>
          <table:table-cell office:value-type="float" office:value="6.023961" calcext:value-type="float">
            <text:p>6.023961</text:p>
          </table:table-cell>
          <table:table-cell office:value-type="float" office:value="3.295771" calcext:value-type="float">
            <text:p>3.295771</text:p>
          </table:table-cell>
          <table:table-cell office:value-type="float" office:value="73.691093" calcext:value-type="float">
            <text:p>73.691093</text:p>
          </table:table-cell>
          <table:table-cell office:value-type="float" office:value="3.02" calcext:value-type="float">
            <text:p>3.02</text:p>
          </table:table-cell>
          <table:table-cell office:value-type="float" office:value="1.835646" calcext:value-type="float">
            <text:p>1.835646</text:p>
          </table:table-cell>
          <table:table-cell office:value-type="float" office:value="0" calcext:value-type="float">
            <text:p>0</text:p>
          </table:table-cell>
          <table:table-cell office:value-type="float" office:value="1.86112" calcext:value-type="float">
            <text:p>1.86112</text:p>
          </table:table-cell>
          <table:table-cell office:value-type="float" office:value="0" calcext:value-type="float">
            <text:p>0</text:p>
          </table:table-cell>
          <table:table-cell office:value-type="float" office:value="1.871845" calcext:value-type="float">
            <text:p>1.871845</text:p>
          </table:table-cell>
          <table:table-cell office:value-type="float" office:value="0" calcext:value-type="float">
            <text:p>0</text:p>
          </table:table-cell>
          <table:table-cell office:value-type="float" office:value="1.127425" calcext:value-type="float">
            <text:p>1.127425</text:p>
          </table:table-cell>
          <table:table-cell office:value-type="float" office:value="0" calcext:value-type="float">
            <text:p>0</text:p>
          </table:table-cell>
          <table:table-cell office:value-type="float" office:value="0.078947" calcext:value-type="float">
            <text:p>0.078947</text:p>
          </table:table-cell>
          <table:table-cell office:value-type="float" office:value="1.28" calcext:value-type="float">
            <text:p>1.28</text:p>
          </table:table-cell>
          <table:table-cell office:value-type="float" office:value="0.085463" calcext:value-type="float">
            <text:p>0.085463</text:p>
          </table:table-cell>
          <table:table-cell office:value-type="float" office:value="1.32" calcext:value-type="float">
            <text:p>1.32</text:p>
          </table:table-cell>
          <table:table-cell office:value-type="float" office:value="0.014113" calcext:value-type="float">
            <text:p>0.014113</text:p>
          </table:table-cell>
          <table:table-cell office:value-type="float" office:value="0.4" calcext:value-type="float">
            <text:p>0.4</text:p>
          </table:table-cell>
          <table:table-cell office:value-type="float" office:value="0.041738" calcext:value-type="float">
            <text:p>0.041738</text:p>
          </table:table-cell>
          <table:table-cell office:value-type="float" office:value="1.18" calcext:value-type="float">
            <text:p>1.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194" calcext:value-type="float">
            <text:p>3.194</text:p>
          </table:table-cell>
          <table:table-cell office:value-type="float" office:value="1.9" calcext:value-type="float">
            <text:p>1.9</text:p>
          </table:table-cell>
          <table:table-cell office:value-type="float" office:value="2.176153" calcext:value-type="float">
            <text:p>2.176153</text:p>
          </table:table-cell>
          <table:table-cell office:value-type="float" office:value="1.48" calcext:value-type="float">
            <text:p>1.48</text:p>
          </table:table-cell>
          <table:table-cell office:value-type="float" office:value="0.604752" calcext:value-type="float">
            <text:p>0.604752</text:p>
          </table:table-cell>
          <table:table-cell office:value-type="float" office:value="0.48" calcext:value-type="float">
            <text:p>0.48</text:p>
          </table:table-cell>
          <table:table-cell office:value-type="float" office:value="1.662091" calcext:value-type="float">
            <text:p>1.662091</text:p>
          </table:table-cell>
          <table:table-cell office:value-type="float" office:value="1.28" calcext:value-type="float">
            <text:p>1.28</text:p>
          </table:table-cell>
          <table:table-cell office:value-type="float" office:value="0.02544" calcext:value-type="float">
            <text:p>0.02544</text:p>
          </table:table-cell>
          <table:table-cell office:value-type="float" office:value="0.24" calcext:value-type="float">
            <text:p>0.24</text:p>
          </table:table-cell>
          <table:table-cell office:value-type="float" office:value="0.47328" calcext:value-type="float">
            <text:p>0.47328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.661233" calcext:value-type="float">
            <text:p>5.661233</text:p>
          </table:table-cell>
          <table:table-cell office:value-type="float" office:value="0" calcext:value-type="float">
            <text:p>0</text:p>
          </table:table-cell>
          <table:table-cell office:value-type="float" office:value="72.625542" calcext:value-type="float">
            <text:p>72.625542</text:p>
          </table:table-cell>
          <table:table-cell office:value-type="float" office:value="0.084791" calcext:value-type="float">
            <text:p>0.084791</text:p>
          </table:table-cell>
          <table:table-cell office:value-type="float" office:value="4.149912" calcext:value-type="float">
            <text:p>4.149912</text:p>
          </table:table-cell>
          <table:table-cell office:value-type="float" office:value="0.745226" calcext:value-type="float">
            <text:p>0.745226</text:p>
          </table:table-cell>
          <table:table-cell office:value-type="float" office:value="3.760077" calcext:value-type="float">
            <text:p>3.760077</text:p>
          </table:table-cell>
          <table:table-cell office:value-type="float" office:value="2.68577" calcext:value-type="float">
            <text:p>2.68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33957" calcext:value-type="float">
            <text:p>2.933957</text:p>
          </table:table-cell>
          <table:table-cell office:value-type="float" office:value="2.575435" calcext:value-type="float">
            <text:p>2.575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323" calcext:value-type="float">
            <text:p>0.171323</text:p>
          </table:table-cell>
          <table:table-cell office:value-type="float" office:value="0.069126" calcext:value-type="float">
            <text:p>0.069126</text:p>
          </table:table-cell>
          <table:table-cell office:value-type="float" office:value="0.586487" calcext:value-type="float">
            <text:p>0.586487</text:p>
          </table:table-cell>
          <table:table-cell office:value-type="float" office:value="0.479573" calcext:value-type="float">
            <text:p>0.479573</text:p>
          </table:table-cell>
          <table:table-cell office:value-type="float" office:value="0.055839" calcext:value-type="float">
            <text:p>0.055839</text:p>
          </table:table-cell>
          <table:table-cell office:value-type="float" office:value="0.015534" calcext:value-type="float">
            <text:p>0.015534</text:p>
          </table:table-cell>
          <table:table-cell office:value-type="float" office:value="1.589191" calcext:value-type="float">
            <text:p>1.589191</text:p>
          </table:table-cell>
          <table:table-cell office:value-type="float" office:value="0.725017" calcext:value-type="float">
            <text:p>0.7250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.41898" calcext:value-type="float">
            <text:p>7.41898</text:p>
          </table:table-cell>
          <table:table-cell office:value-type="float" office:value="0.424999" calcext:value-type="float">
            <text:p>0.424999</text:p>
          </table:table-cell>
          <table:table-cell office:value-type="float" office:value="1.331381" calcext:value-type="float">
            <text:p>1.331381</text:p>
          </table:table-cell>
          <table:table-cell office:value-type="float" office:value="0.546804" calcext:value-type="float">
            <text:p>0.546804</text:p>
          </table:table-cell>
          <table:table-cell office:value-type="float" office:value="1.964767" calcext:value-type="float">
            <text:p>1.964767</text:p>
          </table:table-cell>
          <table:table-cell office:value-type="float" office:value="0.143489" calcext:value-type="float">
            <text:p>0.143489</text:p>
          </table:table-cell>
          <table:table-cell office:value-type="float" office:value="4.746202" calcext:value-type="float">
            <text:p>4.746202</text:p>
          </table:table-cell>
          <table:table-cell office:value-type="float" office:value="1.843213" calcext:value-type="float">
            <text:p>1.843213</text:p>
          </table:table-cell>
          <table:table-cell office:value-type="float" office:value="0.23176" calcext:value-type="float">
            <text:p>0.23176</text:p>
          </table:table-cell>
          <table:table-cell office:value-type="float" office:value="0.00611" calcext:value-type="float">
            <text:p>0.00611</text:p>
          </table:table-cell>
          <table:table-cell office:value-type="float" office:value="7.686345" calcext:value-type="float">
            <text:p>7.686345</text:p>
          </table:table-cell>
          <table:table-cell office:value-type="float" office:value="5.823831" calcext:value-type="float">
            <text:p>5.823831</text:p>
          </table:table-cell>
          <table:table-cell office:value-type="float" office:value="72.625542" calcext:value-type="float">
            <text:p>72.625542</text:p>
          </table:table-cell>
          <table:table-cell office:value-type="float" office:value="1.48" calcext:value-type="float">
            <text:p>1.48</text:p>
          </table:table-cell>
          <table:table-cell office:value-type="float" office:value="1.872446" calcext:value-type="float">
            <text:p>1.872446</text:p>
          </table:table-cell>
          <table:table-cell office:value-type="float" office:value="0" calcext:value-type="float">
            <text:p>0</text:p>
          </table:table-cell>
          <table:table-cell office:value-type="float" office:value="1.887631" calcext:value-type="float">
            <text:p>1.887631</text:p>
          </table:table-cell>
          <table:table-cell office:value-type="float" office:value="0" calcext:value-type="float">
            <text:p>0</text:p>
          </table:table-cell>
          <table:table-cell office:value-type="float" office:value="1.870713" calcext:value-type="float">
            <text:p>1.870713</text:p>
          </table:table-cell>
          <table:table-cell office:value-type="float" office:value="0" calcext:value-type="float">
            <text:p>0</text:p>
          </table:table-cell>
          <table:table-cell office:value-type="float" office:value="1.063244" calcext:value-type="float">
            <text:p>1.063244</text:p>
          </table:table-cell>
          <table:table-cell office:value-type="float" office:value="0" calcext:value-type="float">
            <text:p>0</text:p>
          </table:table-cell>
          <table:table-cell office:value-type="float" office:value="0.085627" calcext:value-type="float">
            <text:p>0.085627</text:p>
          </table:table-cell>
          <table:table-cell office:value-type="float" office:value="1.5" calcext:value-type="float">
            <text:p>1.5</text:p>
          </table:table-cell>
          <table:table-cell office:value-type="float" office:value="0.085696" calcext:value-type="float">
            <text:p>0.085696</text:p>
          </table:table-cell>
          <table:table-cell office:value-type="float" office:value="1.5" calcext:value-type="float">
            <text:p>1.5</text:p>
          </table:table-cell>
          <table:table-cell office:value-type="float" office:value="0.015541" calcext:value-type="float">
            <text:p>0.015541</text:p>
          </table:table-cell>
          <table:table-cell office:value-type="float" office:value="0.44" calcext:value-type="float">
            <text:p>0.44</text:p>
          </table:table-cell>
          <table:table-cell office:value-type="float" office:value="0.040298" calcext:value-type="float">
            <text:p>0.040298</text:p>
          </table:table-cell>
          <table:table-cell office:value-type="float" office:value="1.14" calcext:value-type="float">
            <text:p>1.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601476" calcext:value-type="float">
            <text:p>4.601476</text:p>
          </table:table-cell>
          <table:table-cell office:value-type="float" office:value="2.24" calcext:value-type="float">
            <text:p>2.24</text:p>
          </table:table-cell>
          <table:table-cell office:value-type="float" office:value="2.817504" calcext:value-type="float">
            <text:p>2.817504</text:p>
          </table:table-cell>
          <table:table-cell office:value-type="float" office:value="1.78" calcext:value-type="float">
            <text:p>1.78</text:p>
          </table:table-cell>
          <table:table-cell office:value-type="float" office:value="0.48197" calcext:value-type="float">
            <text:p>0.48197</text:p>
          </table:table-cell>
          <table:table-cell office:value-type="float" office:value="0.42" calcext:value-type="float">
            <text:p>0.42</text:p>
          </table:table-cell>
          <table:table-cell office:value-type="float" office:value="1.482797" calcext:value-type="float">
            <text:p>1.482797</text:p>
          </table:table-cell>
          <table:table-cell office:value-type="float" office:value="0.96" calcext:value-type="float">
            <text:p>0.96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14" calcext:value-type="float">
            <text:p>0.14</text:p>
          </table:table-cell>
          <table:table-cell office:value-type="float" office:value="0.21692" calcext:value-type="float">
            <text:p>0.21692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.765616" calcext:value-type="float">
            <text:p>5.765616</text:p>
          </table:table-cell>
          <table:table-cell office:value-type="float" office:value="0" calcext:value-type="float">
            <text:p>0</text:p>
          </table:table-cell>
          <table:table-cell office:value-type="float" office:value="102.390732" calcext:value-type="float">
            <text:p>102.390732</text:p>
          </table:table-cell>
          <table:table-cell office:value-type="float" office:value="0.119543" calcext:value-type="float">
            <text:p>0.119543</text:p>
          </table:table-cell>
          <table:table-cell office:value-type="float" office:value="2.716853" calcext:value-type="float">
            <text:p>2.716853</text:p>
          </table:table-cell>
          <table:table-cell office:value-type="float" office:value="0.676783" calcext:value-type="float">
            <text:p>0.676783</text:p>
          </table:table-cell>
          <table:table-cell office:value-type="float" office:value="3.721404" calcext:value-type="float">
            <text:p>3.721404</text:p>
          </table:table-cell>
          <table:table-cell office:value-type="float" office:value="2.658146" calcext:value-type="float">
            <text:p>2.658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4966" calcext:value-type="float">
            <text:p>2.994966</text:p>
          </table:table-cell>
          <table:table-cell office:value-type="float" office:value="2.629588" calcext:value-type="float">
            <text:p>2.629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0141" calcext:value-type="float">
            <text:p>0.250141</text:p>
          </table:table-cell>
          <table:table-cell office:value-type="float" office:value="0.102409" calcext:value-type="float">
            <text:p>0.102409</text:p>
          </table:table-cell>
          <table:table-cell office:value-type="float" office:value="0.263911" calcext:value-type="float">
            <text:p>0.263911</text:p>
          </table:table-cell>
          <table:table-cell office:value-type="float" office:value="0.195647" calcext:value-type="float">
            <text:p>0.195647</text:p>
          </table:table-cell>
          <table:table-cell office:value-type="float" office:value="0.05943" calcext:value-type="float">
            <text:p>0.05943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1.285696" calcext:value-type="float">
            <text:p>1.285696</text:p>
          </table:table-cell>
          <table:table-cell office:value-type="float" office:value="0.560361" calcext:value-type="float">
            <text:p>0.5603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.490059" calcext:value-type="float">
            <text:p>9.490059</text:p>
          </table:table-cell>
          <table:table-cell office:value-type="float" office:value="0.544155" calcext:value-type="float">
            <text:p>0.544155</text:p>
          </table:table-cell>
          <table:table-cell office:value-type="float" office:value="1.036653" calcext:value-type="float">
            <text:p>1.036653</text:p>
          </table:table-cell>
          <table:table-cell office:value-type="float" office:value="0.5405" calcext:value-type="float">
            <text:p>0.5405</text:p>
          </table:table-cell>
          <table:table-cell office:value-type="float" office:value="1.347702" calcext:value-type="float">
            <text:p>1.347702</text:p>
          </table:table-cell>
          <table:table-cell office:value-type="float" office:value="0.104609" calcext:value-type="float">
            <text:p>0.104609</text:p>
          </table:table-cell>
          <table:table-cell office:value-type="float" office:value="3.290821" calcext:value-type="float">
            <text:p>3.290821</text:p>
          </table:table-cell>
          <table:table-cell office:value-type="float" office:value="1.873397" calcext:value-type="float">
            <text:p>1.873397</text:p>
          </table:table-cell>
          <table:table-cell office:value-type="float" office:value="0.155" calcext:value-type="float">
            <text:p>0.155</text:p>
          </table:table-cell>
          <table:table-cell office:value-type="float" office:value="0.004198" calcext:value-type="float">
            <text:p>0.004198</text:p>
          </table:table-cell>
          <table:table-cell office:value-type="float" office:value="5.927043" calcext:value-type="float">
            <text:p>5.927043</text:p>
          </table:table-cell>
          <table:table-cell office:value-type="float" office:value="6.325946" calcext:value-type="float">
            <text:p>6.325946</text:p>
          </table:table-cell>
          <table:table-cell office:value-type="float" office:value="102.390724" calcext:value-type="float">
            <text:p>102.390724</text:p>
          </table:table-cell>
          <table:table-cell office:value-type="float" office:value="1.02" calcext:value-type="float">
            <text:p>1.02</text:p>
          </table:table-cell>
          <table:table-cell office:value-type="float" office:value="1.836974" calcext:value-type="float">
            <text:p>1.836974</text:p>
          </table:table-cell>
          <table:table-cell office:value-type="float" office:value="0" calcext:value-type="float">
            <text:p>0</text:p>
          </table:table-cell>
          <table:table-cell office:value-type="float" office:value="1.88443" calcext:value-type="float">
            <text:p>1.88443</text:p>
          </table:table-cell>
          <table:table-cell office:value-type="float" office:value="0" calcext:value-type="float">
            <text:p>0</text:p>
          </table:table-cell>
          <table:table-cell office:value-type="float" office:value="1.908286" calcext:value-type="float">
            <text:p>1.908286</text:p>
          </table:table-cell>
          <table:table-cell office:value-type="float" office:value="0" calcext:value-type="float">
            <text:p>0</text:p>
          </table:table-cell>
          <table:table-cell office:value-type="float" office:value="1.086679" calcext:value-type="float">
            <text:p>1.086679</text:p>
          </table:table-cell>
          <table:table-cell office:value-type="float" office:value="0" calcext:value-type="float">
            <text:p>0</text:p>
          </table:table-cell>
          <table:table-cell office:value-type="float" office:value="0.12746" calcext:value-type="float">
            <text:p>0.12746</text:p>
          </table:table-cell>
          <table:table-cell office:value-type="float" office:value="1.68" calcext:value-type="float">
            <text:p>1.68</text:p>
          </table:table-cell>
          <table:table-cell office:value-type="float" office:value="0.122682" calcext:value-type="float">
            <text:p>0.122682</text:p>
          </table:table-cell>
          <table:table-cell office:value-type="float" office:value="1.68" calcext:value-type="float">
            <text:p>1.68</text:p>
          </table:table-cell>
          <table:table-cell office:value-type="float" office:value="0.018395" calcext:value-type="float">
            <text:p>0.018395</text:p>
          </table:table-cell>
          <table:table-cell office:value-type="float" office:value="0.52" calcext:value-type="float">
            <text:p>0.52</text:p>
          </table:table-cell>
          <table:table-cell office:value-type="float" office:value="0.041035" calcext:value-type="float">
            <text:p>0.041035</text:p>
          </table:table-cell>
          <table:table-cell office:value-type="float" office:value="1.16" calcext:value-type="float">
            <text:p>1.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873779" calcext:value-type="float">
            <text:p>5.873779</text:p>
          </table:table-cell>
          <table:table-cell office:value-type="float" office:value="2.46" calcext:value-type="float">
            <text:p>2.46</text:p>
          </table:table-cell>
          <table:table-cell office:value-type="float" office:value="3.61628" calcext:value-type="float">
            <text:p>3.61628</text:p>
          </table:table-cell>
          <table:table-cell office:value-type="float" office:value="2.1" calcext:value-type="float">
            <text:p>2.1</text:p>
          </table:table-cell>
          <table:table-cell office:value-type="float" office:value="0.183326" calcext:value-type="float">
            <text:p>0.183326</text:p>
          </table:table-cell>
          <table:table-cell office:value-type="float" office:value="0.12" calcext:value-type="float">
            <text:p>0.12</text:p>
          </table:table-cell>
          <table:table-cell office:value-type="float" office:value="1.164376" calcext:value-type="float">
            <text:p>1.164376</text:p>
          </table:table-cell>
          <table:table-cell office:value-type="float" office:value="0.7" calcext:value-type="float">
            <text:p>0.7</text:p>
          </table:table-cell>
          <table:table-cell office:value-type="float" office:value="0.01696" calcext:value-type="float">
            <text:p>0.01696</text:p>
          </table:table-cell>
          <table:table-cell office:value-type="float" office:value="0.16" calcext:value-type="float">
            <text:p>0.16</text:p>
          </table:table-cell>
          <table:table-cell office:value-type="float" office:value="0.13804" calcext:value-type="float">
            <text:p>0.1380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.190847" calcext:value-type="float">
            <text:p>5.190847</text:p>
          </table:table-cell>
          <table:table-cell office:value-type="float" office:value="0" calcext:value-type="float">
            <text:p>0</text:p>
          </table:table-cell>
          <table:table-cell office:value-type="float" office:value="38.370369" calcext:value-type="float">
            <text:p>38.370369</text:p>
          </table:table-cell>
          <table:table-cell office:value-type="float" office:value="0.044798" calcext:value-type="float">
            <text:p>0.044798</text:p>
          </table:table-cell>
          <table:table-cell office:value-type="float" office:value="3.882982" calcext:value-type="float">
            <text:p>3.882982</text:p>
          </table:table-cell>
          <table:table-cell office:value-type="float" office:value="1.082598" calcext:value-type="float">
            <text:p>1.082598</text:p>
          </table:table-cell>
          <table:table-cell office:value-type="float" office:value="3.760982" calcext:value-type="float">
            <text:p>3.760982</text:p>
          </table:table-cell>
          <table:table-cell office:value-type="float" office:value="2.686416" calcext:value-type="float">
            <text:p>2.686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7669" calcext:value-type="float">
            <text:p>2.997669</text:p>
          </table:table-cell>
          <table:table-cell office:value-type="float" office:value="2.638664" calcext:value-type="float">
            <text:p>2.638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6906" calcext:value-type="float">
            <text:p>0.336906</text:p>
          </table:table-cell>
          <table:table-cell office:value-type="float" office:value="0.140427" calcext:value-type="float">
            <text:p>0.140427</text:p>
          </table:table-cell>
          <table:table-cell office:value-type="float" office:value="0.741023" calcext:value-type="float">
            <text:p>0.741023</text:p>
          </table:table-cell>
          <table:table-cell office:value-type="float" office:value="0.970624" calcext:value-type="float">
            <text:p>0.970624</text:p>
          </table:table-cell>
          <table:table-cell office:value-type="float" office:value="0.050305" calcext:value-type="float">
            <text:p>0.050305</text:p>
          </table:table-cell>
          <table:table-cell office:value-type="float" office:value="0.014979" calcext:value-type="float">
            <text:p>0.014979</text:p>
          </table:table-cell>
          <table:table-cell office:value-type="float" office:value="1.17882" calcext:value-type="float">
            <text:p>1.17882</text:p>
          </table:table-cell>
          <table:table-cell office:value-type="float" office:value="0.726329" calcext:value-type="float">
            <text:p>0.7263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.891833" calcext:value-type="float">
            <text:p>8.891833</text:p>
          </table:table-cell>
          <table:table-cell office:value-type="float" office:value="0.498701" calcext:value-type="float">
            <text:p>0.498701</text:p>
          </table:table-cell>
          <table:table-cell office:value-type="float" office:value="1.332749" calcext:value-type="float">
            <text:p>1.332749</text:p>
          </table:table-cell>
          <table:table-cell office:value-type="float" office:value="0.992696" calcext:value-type="float">
            <text:p>0.992696</text:p>
          </table:table-cell>
          <table:table-cell office:value-type="float" office:value="1.156949" calcext:value-type="float">
            <text:p>1.156949</text:p>
          </table:table-cell>
          <table:table-cell office:value-type="float" office:value="0.08906" calcext:value-type="float">
            <text:p>0.08906</text:p>
          </table:table-cell>
          <table:table-cell office:value-type="float" office:value="3.06743" calcext:value-type="float">
            <text:p>3.06743</text:p>
          </table:table-cell>
          <table:table-cell office:value-type="float" office:value="1.995493" calcext:value-type="float">
            <text:p>1.995493</text:p>
          </table:table-cell>
          <table:table-cell office:value-type="float" office:value="0.21628" calcext:value-type="float">
            <text:p>0.21628</text:p>
          </table:table-cell>
          <table:table-cell office:value-type="float" office:value="0.005785" calcext:value-type="float">
            <text:p>0.005785</text:p>
          </table:table-cell>
          <table:table-cell office:value-type="float" office:value="6.69968" calcext:value-type="float">
            <text:p>6.69968</text:p>
          </table:table-cell>
          <table:table-cell office:value-type="float" office:value="6.464649" calcext:value-type="float">
            <text:p>6.464649</text:p>
          </table:table-cell>
          <table:table-cell office:value-type="float" office:value="38.370369" calcext:value-type="float">
            <text:p>38.370369</text:p>
          </table:table-cell>
          <table:table-cell office:value-type="float" office:value="0.3" calcext:value-type="float">
            <text:p>0.3</text:p>
          </table:table-cell>
          <table:table-cell office:value-type="float" office:value="1.85225" calcext:value-type="float">
            <text:p>1.85225</text:p>
          </table:table-cell>
          <table:table-cell office:value-type="float" office:value="0" calcext:value-type="float">
            <text:p>0</text:p>
          </table:table-cell>
          <table:table-cell office:value-type="float" office:value="1.908732" calcext:value-type="float">
            <text:p>1.908732</text:p>
          </table:table-cell>
          <table:table-cell office:value-type="float" office:value="0" calcext:value-type="float">
            <text:p>0</text:p>
          </table:table-cell>
          <table:table-cell office:value-type="float" office:value="1.895154" calcext:value-type="float">
            <text:p>1.895154</text:p>
          </table:table-cell>
          <table:table-cell office:value-type="float" office:value="0" calcext:value-type="float">
            <text:p>0</text:p>
          </table:table-cell>
          <table:table-cell office:value-type="float" office:value="1.102515" calcext:value-type="float">
            <text:p>1.102515</text:p>
          </table:table-cell>
          <table:table-cell office:value-type="float" office:value="0" calcext:value-type="float">
            <text:p>0</text:p>
          </table:table-cell>
          <table:table-cell office:value-type="float" office:value="0.175781" calcext:value-type="float">
            <text:p>0.175781</text:p>
          </table:table-cell>
          <table:table-cell office:value-type="float" office:value="2.12" calcext:value-type="float">
            <text:p>2.12</text:p>
          </table:table-cell>
          <table:table-cell office:value-type="float" office:value="0.161124" calcext:value-type="float">
            <text:p>0.161124</text:p>
          </table:table-cell>
          <table:table-cell office:value-type="float" office:value="1.82" calcext:value-type="float">
            <text:p>1.82</text:p>
          </table:table-cell>
          <table:table-cell office:value-type="float" office:value="0.010642" calcext:value-type="float">
            <text:p>0.010642</text:p>
          </table:table-cell>
          <table:table-cell office:value-type="float" office:value="0.3" calcext:value-type="float">
            <text:p>0.3</text:p>
          </table:table-cell>
          <table:table-cell office:value-type="float" office:value="0.039663" calcext:value-type="float">
            <text:p>0.039663</text:p>
          </table:table-cell>
          <table:table-cell office:value-type="float" office:value="1.12" calcext:value-type="float">
            <text:p>1.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769064" calcext:value-type="float">
            <text:p>5.769064</text:p>
          </table:table-cell>
          <table:table-cell office:value-type="float" office:value="2.1" calcext:value-type="float">
            <text:p>2.1</text:p>
          </table:table-cell>
          <table:table-cell office:value-type="float" office:value="3.122769" calcext:value-type="float">
            <text:p>3.122769</text:p>
          </table:table-cell>
          <table:table-cell office:value-type="float" office:value="1.58" calcext:value-type="float">
            <text:p>1.58</text:p>
          </table:table-cell>
          <table:table-cell office:value-type="float" office:value="0.175078" calcext:value-type="float">
            <text:p>0.175078</text:p>
          </table:table-cell>
          <table:table-cell office:value-type="float" office:value="0.12" calcext:value-type="float">
            <text:p>0.12</text:p>
          </table:table-cell>
          <table:table-cell office:value-type="float" office:value="0.981871" calcext:value-type="float">
            <text:p>0.981871</text:p>
          </table:table-cell>
          <table:table-cell office:value-type="float" office:value="0.52" calcext:value-type="float">
            <text:p>0.52</text:p>
          </table:table-cell>
          <table:table-cell office:value-type="float" office:value="0.01908" calcext:value-type="float">
            <text:p>0.01908</text:p>
          </table:table-cell>
          <table:table-cell office:value-type="float" office:value="0.18" calcext:value-type="float">
            <text:p>0.18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.722329" calcext:value-type="float">
            <text:p>4.722329</text:p>
          </table:table-cell>
          <table:table-cell office:value-type="float" office:value="0" calcext:value-type="float">
            <text:p>0</text:p>
          </table:table-cell>
          <table:table-cell office:value-type="float" office:value="4.719526" calcext:value-type="float">
            <text:p>4.719526</text:p>
          </table:table-cell>
          <table:table-cell office:value-type="float" office:value="0.00551" calcext:value-type="float">
            <text:p>0.00551</text:p>
          </table:table-cell>
          <table:table-cell office:value-type="float" office:value="2.789724" calcext:value-type="float">
            <text:p>2.789724</text:p>
          </table:table-cell>
          <table:table-cell office:value-type="float" office:value="4.403844" calcext:value-type="float">
            <text:p>4.403844</text:p>
          </table:table-cell>
          <table:table-cell office:value-type="float" office:value="3.756015" calcext:value-type="float">
            <text:p>3.756015</text:p>
          </table:table-cell>
          <table:table-cell office:value-type="float" office:value="2.682868" calcext:value-type="float">
            <text:p>2.682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66285" calcext:value-type="float">
            <text:p>2.966285</text:p>
          </table:table-cell>
          <table:table-cell office:value-type="float" office:value="2.624027" calcext:value-type="float">
            <text:p>2.624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4052" calcext:value-type="float">
            <text:p>0.204052</text:p>
          </table:table-cell>
          <table:table-cell office:value-type="float" office:value="0.088613" calcext:value-type="float">
            <text:p>0.088613</text:p>
          </table:table-cell>
          <table:table-cell office:value-type="float" office:value="3.503476" calcext:value-type="float">
            <text:p>3.503476</text:p>
          </table:table-cell>
          <table:table-cell office:value-type="float" office:value="3.179988" calcext:value-type="float">
            <text:p>3.179988</text:p>
          </table:table-cell>
          <table:table-cell office:value-type="float" office:value="0.017739" calcext:value-type="float">
            <text:p>0.017739</text:p>
          </table:table-cell>
          <table:table-cell office:value-type="float" office:value="0.004929" calcext:value-type="float">
            <text:p>0.004929</text:p>
          </table:table-cell>
          <table:table-cell office:value-type="float" office:value="3.469237" calcext:value-type="float">
            <text:p>3.469237</text:p>
          </table:table-cell>
          <table:table-cell office:value-type="float" office:value="2.564732" calcext:value-type="float">
            <text:p>2.5647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580947" calcext:value-type="float">
            <text:p>6.580947</text:p>
          </table:table-cell>
          <table:table-cell office:value-type="float" office:value="0.400306" calcext:value-type="float">
            <text:p>0.400306</text:p>
          </table:table-cell>
          <table:table-cell office:value-type="float" office:value="3.613896" calcext:value-type="float">
            <text:p>3.613896</text:p>
          </table:table-cell>
          <table:table-cell office:value-type="float" office:value="1.7198" calcext:value-type="float">
            <text:p>1.7198</text:p>
          </table:table-cell>
          <table:table-cell office:value-type="float" office:value="0.219173" calcext:value-type="float">
            <text:p>0.219173</text:p>
          </table:table-cell>
          <table:table-cell office:value-type="float" office:value="0.016862" calcext:value-type="float">
            <text:p>0.016862</text:p>
          </table:table-cell>
          <table:table-cell office:value-type="float" office:value="7.474586" calcext:value-type="float">
            <text:p>7.474586</text:p>
          </table:table-cell>
          <table:table-cell office:value-type="float" office:value="4.882155" calcext:value-type="float">
            <text:p>4.882155</text:p>
          </table:table-cell>
          <table:table-cell office:value-type="float" office:value="0.2994" calcext:value-type="float">
            <text:p>0.2994</text:p>
          </table:table-cell>
          <table:table-cell office:value-type="float" office:value="0.007959" calcext:value-type="float">
            <text:p>0.007959</text:p>
          </table:table-cell>
          <table:table-cell office:value-type="float" office:value="3.547831" calcext:value-type="float">
            <text:p>3.547831</text:p>
          </table:table-cell>
          <table:table-cell office:value-type="float" office:value="8.862988" calcext:value-type="float">
            <text:p>8.862988</text:p>
          </table:table-cell>
          <table:table-cell office:value-type="float" office:value="4.719526" calcext:value-type="float">
            <text:p>4.719526</text:p>
          </table:table-cell>
          <table:table-cell office:value-type="float" office:value="0.74" calcext:value-type="float">
            <text:p>0.74</text:p>
          </table:table-cell>
          <table:table-cell office:value-type="float" office:value="1.842675" calcext:value-type="float">
            <text:p>1.842675</text:p>
          </table:table-cell>
          <table:table-cell office:value-type="float" office:value="0" calcext:value-type="float">
            <text:p>0</text:p>
          </table:table-cell>
          <table:table-cell office:value-type="float" office:value="1.913339" calcext:value-type="float">
            <text:p>1.913339</text:p>
          </table:table-cell>
          <table:table-cell office:value-type="float" office:value="0" calcext:value-type="float">
            <text:p>0</text:p>
          </table:table-cell>
          <table:table-cell office:value-type="float" office:value="1.846528" calcext:value-type="float">
            <text:p>1.846528</text:p>
          </table:table-cell>
          <table:table-cell office:value-type="float" office:value="0" calcext:value-type="float">
            <text:p>0</text:p>
          </table:table-cell>
          <table:table-cell office:value-type="float" office:value="1.119757" calcext:value-type="float">
            <text:p>1.119757</text:p>
          </table:table-cell>
          <table:table-cell office:value-type="float" office:value="0" calcext:value-type="float">
            <text:p>0</text:p>
          </table:table-cell>
          <table:table-cell office:value-type="float" office:value="0.112329" calcext:value-type="float">
            <text:p>0.112329</text:p>
          </table:table-cell>
          <table:table-cell office:value-type="float" office:value="1.76" calcext:value-type="float">
            <text:p>1.76</text:p>
          </table:table-cell>
          <table:table-cell office:value-type="float" office:value="0.091723" calcext:value-type="float">
            <text:p>0.091723</text:p>
          </table:table-cell>
          <table:table-cell office:value-type="float" office:value="1.18" calcext:value-type="float">
            <text:p>1.18</text:p>
          </table:table-cell>
          <table:table-cell office:value-type="float" office:value="0.004957" calcext:value-type="float">
            <text:p>0.004957</text:p>
          </table:table-cell>
          <table:table-cell office:value-type="float" office:value="0.14" calcext:value-type="float">
            <text:p>0.14</text:p>
          </table:table-cell>
          <table:table-cell office:value-type="float" office:value="0.012782" calcext:value-type="float">
            <text:p>0.012782</text:p>
          </table:table-cell>
          <table:table-cell office:value-type="float" office:value="0.36" calcext:value-type="float">
            <text:p>0.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526563" calcext:value-type="float">
            <text:p>3.526563</text:p>
          </table:table-cell>
          <table:table-cell office:value-type="float" office:value="1.36" calcext:value-type="float">
            <text:p>1.36</text:p>
          </table:table-cell>
          <table:table-cell office:value-type="float" office:value="3.054384" calcext:value-type="float">
            <text:p>3.054384</text:p>
          </table:table-cell>
          <table:table-cell office:value-type="float" office:value="1.3" calcext:value-type="float">
            <text:p>1.3</text:p>
          </table:table-cell>
          <table:table-cell office:value-type="float" office:value="0.033381" calcext:value-type="float">
            <text:p>0.033381</text:p>
          </table:table-cell>
          <table:table-cell office:value-type="float" office:value="0.04" calcext:value-type="float">
            <text:p>0.04</text:p>
          </table:table-cell>
          <table:table-cell office:value-type="float" office:value="0.185791" calcext:value-type="float">
            <text:p>0.185791</text:p>
          </table:table-cell>
          <table:table-cell office:value-type="float" office:value="0.08" calcext:value-type="float">
            <text:p>0.08</text:p>
          </table:table-cell>
          <table:table-cell office:value-type="float" office:value="0.02332" calcext:value-type="float">
            <text:p>0.02332</text:p>
          </table:table-cell>
          <table:table-cell office:value-type="float" office:value="0.22" calcext:value-type="float">
            <text:p>0.22</text:p>
          </table:table-cell>
          <table:table-cell office:value-type="float" office:value="0.27608" calcext:value-type="float">
            <text:p>0.2760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.293151" calcext:value-type="float">
            <text:p>5.293151</text:p>
          </table:table-cell>
          <table:table-cell office:value-type="float" office:value="0" calcext:value-type="float">
            <text:p>0</text:p>
          </table:table-cell>
          <table:table-cell office:value-type="float" office:value="10.464968" calcext:value-type="float">
            <text:p>10.464968</text:p>
          </table:table-cell>
          <table:table-cell office:value-type="float" office:value="0.012218" calcext:value-type="float">
            <text:p>0.012218</text:p>
          </table:table-cell>
          <table:table-cell office:value-type="float" office:value="0.936768" calcext:value-type="float">
            <text:p>0.936768</text:p>
          </table:table-cell>
          <table:table-cell office:value-type="float" office:value="0.562002" calcext:value-type="float">
            <text:p>0.562002</text:p>
          </table:table-cell>
          <table:table-cell office:value-type="float" office:value="3.777034" calcext:value-type="float">
            <text:p>3.777034</text:p>
          </table:table-cell>
          <table:table-cell office:value-type="float" office:value="2.697881" calcext:value-type="float">
            <text:p>2.697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1529" calcext:value-type="float">
            <text:p>3.001529</text:p>
          </table:table-cell>
          <table:table-cell office:value-type="float" office:value="2.651808" calcext:value-type="float">
            <text:p>2.651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421" calcext:value-type="float">
            <text:p>0.066421</text:p>
          </table:table-cell>
          <table:table-cell office:value-type="float" office:value="0.026523" calcext:value-type="float">
            <text:p>0.026523</text:p>
          </table:table-cell>
          <table:table-cell office:value-type="float" office:value="2.021476" calcext:value-type="float">
            <text:p>2.021476</text:p>
          </table:table-cell>
          <table:table-cell office:value-type="float" office:value="2.306136" calcext:value-type="float">
            <text:p>2.306136</text:p>
          </table:table-cell>
          <table:table-cell office:value-type="float" office:value="0.008509" calcext:value-type="float">
            <text:p>0.008509</text:p>
          </table:table-cell>
          <table:table-cell office:value-type="float" office:value="0.002437" calcext:value-type="float">
            <text:p>0.002437</text:p>
          </table:table-cell>
          <table:table-cell office:value-type="float" office:value="3.267628" calcext:value-type="float">
            <text:p>3.267628</text:p>
          </table:table-cell>
          <table:table-cell office:value-type="float" office:value="3.441436" calcext:value-type="float">
            <text:p>3.4414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727495" calcext:value-type="float">
            <text:p>5.727495</text:p>
          </table:table-cell>
          <table:table-cell office:value-type="float" office:value="0.331008" calcext:value-type="float">
            <text:p>0.331008</text:p>
          </table:table-cell>
          <table:table-cell office:value-type="float" office:value="3.364912" calcext:value-type="float">
            <text:p>3.364912</text:p>
          </table:table-cell>
          <table:table-cell office:value-type="float" office:value="1.631133" calcext:value-type="float">
            <text:p>1.631133</text:p>
          </table:table-cell>
          <table:table-cell office:value-type="float" office:value="0.127884" calcext:value-type="float">
            <text:p>0.127884</text:p>
          </table:table-cell>
          <table:table-cell office:value-type="float" office:value="0.009126" calcext:value-type="float">
            <text:p>0.009126</text:p>
          </table:table-cell>
          <table:table-cell office:value-type="float" office:value="5.941345" calcext:value-type="float">
            <text:p>5.941345</text:p>
          </table:table-cell>
          <table:table-cell office:value-type="float" office:value="4.860669" calcext:value-type="float">
            <text:p>4.860669</text:p>
          </table:table-cell>
          <table:table-cell office:value-type="float" office:value="0.28392" calcext:value-type="float">
            <text:p>0.28392</text:p>
          </table:table-cell>
          <table:table-cell office:value-type="float" office:value="0.007634" calcext:value-type="float">
            <text:p>0.007634</text:p>
          </table:table-cell>
          <table:table-cell office:value-type="float" office:value="2.738101" calcext:value-type="float">
            <text:p>2.738101</text:p>
          </table:table-cell>
          <table:table-cell office:value-type="float" office:value="3.030801" calcext:value-type="float">
            <text:p>3.030801</text:p>
          </table:table-cell>
          <table:table-cell office:value-type="float" office:value="10.464968" calcext:value-type="float">
            <text:p>10.464968</text:p>
          </table:table-cell>
          <table:table-cell office:value-type="float" office:value="1.58" calcext:value-type="float">
            <text:p>1.58</text:p>
          </table:table-cell>
          <table:table-cell office:value-type="float" office:value="1.845152" calcext:value-type="float">
            <text:p>1.845152</text:p>
          </table:table-cell>
          <table:table-cell office:value-type="float" office:value="0" calcext:value-type="float">
            <text:p>0</text:p>
          </table:table-cell>
          <table:table-cell office:value-type="float" office:value="1.931882" calcext:value-type="float">
            <text:p>1.931882</text:p>
          </table:table-cell>
          <table:table-cell office:value-type="float" office:value="0" calcext:value-type="float">
            <text:p>0</text:p>
          </table:table-cell>
          <table:table-cell office:value-type="float" office:value="1.875993" calcext:value-type="float">
            <text:p>1.875993</text:p>
          </table:table-cell>
          <table:table-cell office:value-type="float" office:value="0" calcext:value-type="float">
            <text:p>0</text:p>
          </table:table-cell>
          <table:table-cell office:value-type="float" office:value="1.125536" calcext:value-type="float">
            <text:p>1.125536</text:p>
          </table:table-cell>
          <table:table-cell office:value-type="float" office:value="0" calcext:value-type="float">
            <text:p>0</text:p>
          </table:table-cell>
          <table:table-cell office:value-type="float" office:value="0.032741" calcext:value-type="float">
            <text:p>0.032741</text:p>
          </table:table-cell>
          <table:table-cell office:value-type="float" office:value="0.82" calcext:value-type="float">
            <text:p>0.82</text:p>
          </table:table-cell>
          <table:table-cell office:value-type="float" office:value="0.03368" calcext:value-type="float">
            <text:p>0.03368</text:p>
          </table:table-cell>
          <table:table-cell office:value-type="float" office:value="0.5" calcext:value-type="float">
            <text:p>0.5</text:p>
          </table:table-cell>
          <table:table-cell office:value-type="float" office:value="0.002128" calcext:value-type="float">
            <text:p>0.002128</text:p>
          </table:table-cell>
          <table:table-cell office:value-type="float" office:value="0.06" calcext:value-type="float">
            <text:p>0.06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0.18" calcext:value-type="float">
            <text:p>0.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483145" calcext:value-type="float">
            <text:p>3.483145</text:p>
          </table:table-cell>
          <table:table-cell office:value-type="float" office:value="1.28" calcext:value-type="float">
            <text:p>1.28</text:p>
          </table:table-cell>
          <table:table-cell office:value-type="float" office:value="2.24435" calcext:value-type="float">
            <text:p>2.24435</text:p>
          </table:table-cell>
          <table:table-cell office:value-type="float" office:value="0.94" calcext:value-type="float">
            <text:p>0.94</text:p>
          </table:table-cell>
          <table:table-cell office:value-type="float" office:value="0.036451" calcext:value-type="float">
            <text:p>0.036451</text:p>
          </table:table-cell>
          <table:table-cell office:value-type="float" office:value="0.06" calcext:value-type="float">
            <text:p>0.06</text:p>
          </table:table-cell>
          <table:table-cell office:value-type="float" office:value="0.091434" calcext:value-type="float">
            <text:p>0.091434</text:p>
          </table:table-cell>
          <table:table-cell office:value-type="float" office:value="0.08" calcext:value-type="float">
            <text:p>0.08</text:p>
          </table:table-cell>
          <table:table-cell office:value-type="float" office:value="0.02756" calcext:value-type="float">
            <text:p>0.02756</text:p>
          </table:table-cell>
          <table:table-cell office:value-type="float" office:value="0.26" calcext:value-type="float">
            <text:p>0.26</text:p>
          </table:table-cell>
          <table:table-cell office:value-type="float" office:value="0.25636" calcext:value-type="float">
            <text:p>0.25636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.230137" calcext:value-type="float">
            <text:p>5.230137</text:p>
          </table:table-cell>
          <table:table-cell office:value-type="float" office:value="0" calcext:value-type="float">
            <text:p>0</text:p>
          </table:table-cell>
          <table:table-cell office:value-type="float" office:value="14.568668" calcext:value-type="float">
            <text:p>14.568668</text:p>
          </table:table-cell>
          <table:table-cell office:value-type="float" office:value="0.017009" calcext:value-type="float">
            <text:p>0.017009</text:p>
          </table:table-cell>
          <table:table-cell office:value-type="float" office:value="1.53711" calcext:value-type="float">
            <text:p>1.53711</text:p>
          </table:table-cell>
          <table:table-cell office:value-type="float" office:value="1.237211" calcext:value-type="float">
            <text:p>1.237211</text:p>
          </table:table-cell>
          <table:table-cell office:value-type="float" office:value="3.774593" calcext:value-type="float">
            <text:p>3.774593</text:p>
          </table:table-cell>
          <table:table-cell office:value-type="float" office:value="2.696138" calcext:value-type="float">
            <text:p>2.69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2752" calcext:value-type="float">
            <text:p>2.992752</text:p>
          </table:table-cell>
          <table:table-cell office:value-type="float" office:value="2.638792" calcext:value-type="float">
            <text:p>2.638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019" calcext:value-type="float">
            <text:p>0.068019</text:p>
          </table:table-cell>
          <table:table-cell office:value-type="float" office:value="0.033827" calcext:value-type="float">
            <text:p>0.033827</text:p>
          </table:table-cell>
          <table:table-cell office:value-type="float" office:value="0.741513" calcext:value-type="float">
            <text:p>0.741513</text:p>
          </table:table-cell>
          <table:table-cell office:value-type="float" office:value="0.895289" calcext:value-type="float">
            <text:p>0.895289</text:p>
          </table:table-cell>
          <table:table-cell office:value-type="float" office:value="0.013408" calcext:value-type="float">
            <text:p>0.013408</text:p>
          </table:table-cell>
          <table:table-cell office:value-type="float" office:value="0.003793" calcext:value-type="float">
            <text:p>0.003793</text:p>
          </table:table-cell>
          <table:table-cell office:value-type="float" office:value="2.501073" calcext:value-type="float">
            <text:p>2.501073</text:p>
          </table:table-cell>
          <table:table-cell office:value-type="float" office:value="2.504074" calcext:value-type="float">
            <text:p>2.5040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676978" calcext:value-type="float">
            <text:p>3.676978</text:p>
          </table:table-cell>
          <table:table-cell office:value-type="float" office:value="0.219481" calcext:value-type="float">
            <text:p>0.219481</text:p>
          </table:table-cell>
          <table:table-cell office:value-type="float" office:value="2.310271" calcext:value-type="float">
            <text:p>2.310271</text:p>
          </table:table-cell>
          <table:table-cell office:value-type="float" office:value="1.779984" calcext:value-type="float">
            <text:p>1.779984</text:p>
          </table:table-cell>
          <table:table-cell office:value-type="float" office:value="0.155702" calcext:value-type="float">
            <text:p>0.155702</text:p>
          </table:table-cell>
          <table:table-cell office:value-type="float" office:value="0.012975" calcext:value-type="float">
            <text:p>0.012975</text:p>
          </table:table-cell>
          <table:table-cell office:value-type="float" office:value="3.54417" calcext:value-type="float">
            <text:p>3.54417</text:p>
          </table:table-cell>
          <table:table-cell office:value-type="float" office:value="4.314346" calcext:value-type="float">
            <text:p>4.314346</text:p>
          </table:table-cell>
          <table:table-cell office:value-type="float" office:value="0.30852" calcext:value-type="float">
            <text:p>0.30852</text:p>
          </table:table-cell>
          <table:table-cell office:value-type="float" office:value="0.008022" calcext:value-type="float">
            <text:p>0.008022</text:p>
          </table:table-cell>
          <table:table-cell office:value-type="float" office:value="3.460477" calcext:value-type="float">
            <text:p>3.460477</text:p>
          </table:table-cell>
          <table:table-cell office:value-type="float" office:value="2.818207" calcext:value-type="float">
            <text:p>2.818207</text:p>
          </table:table-cell>
          <table:table-cell office:value-type="float" office:value="14.568668" calcext:value-type="float">
            <text:p>14.568668</text:p>
          </table:table-cell>
          <table:table-cell office:value-type="float" office:value="2.44" calcext:value-type="float">
            <text:p>2.44</text:p>
          </table:table-cell>
          <table:table-cell office:value-type="float" office:value="1.850391" calcext:value-type="float">
            <text:p>1.850391</text:p>
          </table:table-cell>
          <table:table-cell office:value-type="float" office:value="0" calcext:value-type="float">
            <text:p>0</text:p>
          </table:table-cell>
          <table:table-cell office:value-type="float" office:value="1.924201" calcext:value-type="float">
            <text:p>1.924201</text:p>
          </table:table-cell>
          <table:table-cell office:value-type="float" office:value="0" calcext:value-type="float">
            <text:p>0</text:p>
          </table:table-cell>
          <table:table-cell office:value-type="float" office:value="1.88217" calcext:value-type="float">
            <text:p>1.88217</text:p>
          </table:table-cell>
          <table:table-cell office:value-type="float" office:value="0" calcext:value-type="float">
            <text:p>0</text:p>
          </table:table-cell>
          <table:table-cell office:value-type="float" office:value="1.110582" calcext:value-type="float">
            <text:p>1.110582</text:p>
          </table:table-cell>
          <table:table-cell office:value-type="float" office:value="0" calcext:value-type="float">
            <text:p>0</text:p>
          </table:table-cell>
          <table:table-cell office:value-type="float" office:value="0.044507" calcext:value-type="float">
            <text:p>0.044507</text:p>
          </table:table-cell>
          <table:table-cell office:value-type="float" office:value="0.84" calcext:value-type="float">
            <text:p>0.84</text:p>
          </table:table-cell>
          <table:table-cell office:value-type="float" office:value="0.023512" calcext:value-type="float">
            <text:p>0.023512</text:p>
          </table:table-cell>
          <table:table-cell office:value-type="float" office:value="0.44" calcext:value-type="float">
            <text:p>0.44</text:p>
          </table:table-cell>
          <table:table-cell office:value-type="float" office:value="0.003516" calcext:value-type="float">
            <text:p>0.003516</text:p>
          </table:table-cell>
          <table:table-cell office:value-type="float" office:value="0.1" calcext:value-type="float">
            <text:p>0.1</text:p>
          </table:table-cell>
          <table:table-cell office:value-type="float" office:value="0.009893" calcext:value-type="float">
            <text:p>0.009893</text:p>
          </table:table-cell>
          <table:table-cell office:value-type="float" office:value="0.28" calcext:value-type="float">
            <text:p>0.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069987" calcext:value-type="float">
            <text:p>2.069987</text:p>
          </table:table-cell>
          <table:table-cell office:value-type="float" office:value="0.62" calcext:value-type="float">
            <text:p>0.62</text:p>
          </table:table-cell>
          <table:table-cell office:value-type="float" office:value="1.60699" calcext:value-type="float">
            <text:p>1.60699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702" calcext:value-type="float">
            <text:p>0.155702</text:p>
          </table:table-cell>
          <table:table-cell office:value-type="float" office:value="0.2" calcext:value-type="float">
            <text:p>0.2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12" calcext:value-type="float">
            <text:p>0.12</text:p>
          </table:table-cell>
          <table:table-cell office:value-type="float" office:value="0.2958" calcext:value-type="float">
            <text:p>0.295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.039618" calcext:value-type="float">
            <text:p>5.039618</text:p>
          </table:table-cell>
          <table:table-cell office:value-type="float" office:value="0" calcext:value-type="float">
            <text:p>0</text:p>
          </table:table-cell>
          <table:table-cell office:value-type="float" office:value="27.117908" calcext:value-type="float">
            <text:p>27.117908</text:p>
          </table:table-cell>
          <table:table-cell office:value-type="float" office:value="0.031661" calcext:value-type="float">
            <text:p>0.031661</text:p>
          </table:table-cell>
          <table:table-cell office:value-type="float" office:value="1.530465" calcext:value-type="float">
            <text:p>1.530465</text:p>
          </table:table-cell>
          <table:table-cell office:value-type="float" office:value="0.305151" calcext:value-type="float">
            <text:p>0.305151</text:p>
          </table:table-cell>
          <table:table-cell office:value-type="float" office:value="3.746448" calcext:value-type="float">
            <text:p>3.746448</text:p>
          </table:table-cell>
          <table:table-cell office:value-type="float" office:value="2.676034" calcext:value-type="float">
            <text:p>2.676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65946" calcext:value-type="float">
            <text:p>2.965946</text:p>
          </table:table-cell>
          <table:table-cell office:value-type="float" office:value="2.616303" calcext:value-type="float">
            <text:p>2.616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305" calcext:value-type="float">
            <text:p>0.076305</text:p>
          </table:table-cell>
          <table:table-cell office:value-type="float" office:value="0.039767" calcext:value-type="float">
            <text:p>0.039767</text:p>
          </table:table-cell>
          <table:table-cell office:value-type="float" office:value="1.021817" calcext:value-type="float">
            <text:p>1.021817</text:p>
          </table:table-cell>
          <table:table-cell office:value-type="float" office:value="0.898159" calcext:value-type="float">
            <text:p>0.898159</text:p>
          </table:table-cell>
          <table:table-cell office:value-type="float" office:value="0.017614" calcext:value-type="float">
            <text:p>0.017614</text:p>
          </table:table-cell>
          <table:table-cell office:value-type="float" office:value="0.005098" calcext:value-type="float">
            <text:p>0.005098</text:p>
          </table:table-cell>
          <table:table-cell office:value-type="float" office:value="1.553475" calcext:value-type="float">
            <text:p>1.553475</text:p>
          </table:table-cell>
          <table:table-cell office:value-type="float" office:value="1.405172" calcext:value-type="float">
            <text:p>1.4051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72209" calcext:value-type="float">
            <text:p>2.572209</text:p>
          </table:table-cell>
          <table:table-cell office:value-type="float" office:value="0.151558" calcext:value-type="float">
            <text:p>0.151558</text:p>
          </table:table-cell>
          <table:table-cell office:value-type="float" office:value="1.469374" calcext:value-type="float">
            <text:p>1.469374</text:p>
          </table:table-cell>
          <table:table-cell office:value-type="float" office:value="1.309991" calcext:value-type="float">
            <text:p>1.309991</text:p>
          </table:table-cell>
          <table:table-cell office:value-type="float" office:value="0.438947" calcext:value-type="float">
            <text:p>0.438947</text:p>
          </table:table-cell>
          <table:table-cell office:value-type="float" office:value="0.032353" calcext:value-type="float">
            <text:p>0.032353</text:p>
          </table:table-cell>
          <table:table-cell office:value-type="float" office:value="2.619362" calcext:value-type="float">
            <text:p>2.619362</text:p>
          </table:table-cell>
          <table:table-cell office:value-type="float" office:value="3.091853" calcext:value-type="float">
            <text:p>3.091853</text:p>
          </table:table-cell>
          <table:table-cell office:value-type="float" office:value="0.28668" calcext:value-type="float">
            <text:p>0.28668</text:p>
          </table:table-cell>
          <table:table-cell office:value-type="float" office:value="0.007435" calcext:value-type="float">
            <text:p>0.007435</text:p>
          </table:table-cell>
          <table:table-cell office:value-type="float" office:value="2.662324" calcext:value-type="float">
            <text:p>2.662324</text:p>
          </table:table-cell>
          <table:table-cell office:value-type="float" office:value="2.779324" calcext:value-type="float">
            <text:p>2.779324</text:p>
          </table:table-cell>
          <table:table-cell office:value-type="float" office:value="27.117907" calcext:value-type="float">
            <text:p>27.117907</text:p>
          </table:table-cell>
          <table:table-cell office:value-type="float" office:value="3.32" calcext:value-type="float">
            <text:p>3.32</text:p>
          </table:table-cell>
          <table:table-cell office:value-type="float" office:value="1.829937" calcext:value-type="float">
            <text:p>1.829937</text:p>
          </table:table-cell>
          <table:table-cell office:value-type="float" office:value="0" calcext:value-type="float">
            <text:p>0</text:p>
          </table:table-cell>
          <table:table-cell office:value-type="float" office:value="1.916511" calcext:value-type="float">
            <text:p>1.916511</text:p>
          </table:table-cell>
          <table:table-cell office:value-type="float" office:value="0" calcext:value-type="float">
            <text:p>0</text:p>
          </table:table-cell>
          <table:table-cell office:value-type="float" office:value="1.86277" calcext:value-type="float">
            <text:p>1.86277</text:p>
          </table:table-cell>
          <table:table-cell office:value-type="float" office:value="0" calcext:value-type="float">
            <text:p>0</text:p>
          </table:table-cell>
          <table:table-cell office:value-type="float" office:value="1.103176" calcext:value-type="float">
            <text:p>1.103176</text:p>
          </table:table-cell>
          <table:table-cell office:value-type="float" office:value="0" calcext:value-type="float">
            <text:p>0</text:p>
          </table:table-cell>
          <table:table-cell office:value-type="float" office:value="0.052924" calcext:value-type="float">
            <text:p>0.052924</text:p>
          </table:table-cell>
          <table:table-cell office:value-type="float" office:value="1.2" calcext:value-type="float">
            <text:p>1.2</text:p>
          </table:table-cell>
          <table:table-cell office:value-type="float" office:value="0.023381" calcext:value-type="float">
            <text:p>0.023381</text:p>
          </table:table-cell>
          <table:table-cell office:value-type="float" office:value="0.62" calcext:value-type="float">
            <text:p>0.62</text:p>
          </table:table-cell>
          <table:table-cell office:value-type="float" office:value="0.004228" calcext:value-type="float">
            <text:p>0.004228</text:p>
          </table:table-cell>
          <table:table-cell office:value-type="float" office:value="0.12" calcext:value-type="float">
            <text:p>0.12</text:p>
          </table:table-cell>
          <table:table-cell office:value-type="float" office:value="0.013386" calcext:value-type="float">
            <text:p>0.013386</text:p>
          </table:table-cell>
          <table:table-cell office:value-type="float" office:value="0.38" calcext:value-type="float">
            <text:p>0.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495151" calcext:value-type="float">
            <text:p>1.495151</text:p>
          </table:table-cell>
          <table:table-cell office:value-type="float" office:value="0.58" calcext:value-type="float">
            <text:p>0.58</text:p>
          </table:table-cell>
          <table:table-cell office:value-type="float" office:value="1.077058" calcext:value-type="float">
            <text:p>1.077058</text:p>
          </table:table-cell>
          <table:table-cell office:value-type="float" office:value="0.58" calcext:value-type="float">
            <text:p>0.58</text:p>
          </table:table-cell>
          <table:table-cell office:value-type="float" office:value="0.10062" calcext:value-type="float">
            <text:p>0.10062</text:p>
          </table:table-cell>
          <table:table-cell office:value-type="float" office:value="0.14" calcext:value-type="float">
            <text:p>0.14</text:p>
          </table:table-cell>
          <table:table-cell office:value-type="float" office:value="0.338328" calcext:value-type="float">
            <text:p>0.338328</text:p>
          </table:table-cell>
          <table:table-cell office:value-type="float" office:value="0.4" calcext:value-type="float">
            <text:p>0.4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1" calcext:value-type="float">
            <text:p>0.1</text:p>
          </table:table-cell>
          <table:table-cell office:value-type="float" office:value="0.27608" calcext:value-type="float">
            <text:p>0.2760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.90863" calcext:value-type="float">
            <text:p>6.90863</text:p>
          </table:table-cell>
          <table:table-cell office:value-type="float" office:value="0" calcext:value-type="float">
            <text:p>0</text:p>
          </table:table-cell>
          <table:table-cell office:value-type="float" office:value="47.584919" calcext:value-type="float">
            <text:p>47.584919</text:p>
          </table:table-cell>
          <table:table-cell office:value-type="float" office:value="0.055556" calcext:value-type="float">
            <text:p>0.055556</text:p>
          </table:table-cell>
          <table:table-cell office:value-type="float" office:value="1.527431" calcext:value-type="float">
            <text:p>1.527431</text:p>
          </table:table-cell>
          <table:table-cell office:value-type="float" office:value="0.278341" calcext:value-type="float">
            <text:p>0.278341</text:p>
          </table:table-cell>
          <table:table-cell office:value-type="float" office:value="3.760247" calcext:value-type="float">
            <text:p>3.760247</text:p>
          </table:table-cell>
          <table:table-cell office:value-type="float" office:value="2.685891" calcext:value-type="float">
            <text:p>2.685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1802" calcext:value-type="float">
            <text:p>3.011802</text:p>
          </table:table-cell>
          <table:table-cell office:value-type="float" office:value="2.65722" calcext:value-type="float">
            <text:p>2.65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1569" calcext:value-type="float">
            <text:p>0.091569</text:p>
          </table:table-cell>
          <table:table-cell office:value-type="float" office:value="0.039221" calcext:value-type="float">
            <text:p>0.039221</text:p>
          </table:table-cell>
          <table:table-cell office:value-type="float" office:value="0.353763" calcext:value-type="float">
            <text:p>0.353763</text:p>
          </table:table-cell>
          <table:table-cell office:value-type="float" office:value="0.309543" calcext:value-type="float">
            <text:p>0.309543</text:p>
          </table:table-cell>
          <table:table-cell office:value-type="float" office:value="0.026095" calcext:value-type="float">
            <text:p>0.026095</text:p>
          </table:table-cell>
          <table:table-cell office:value-type="float" office:value="0.007117" calcext:value-type="float">
            <text:p>0.007117</text:p>
          </table:table-cell>
          <table:table-cell office:value-type="float" office:value="1.116515" calcext:value-type="float">
            <text:p>1.116515</text:p>
          </table:table-cell>
          <table:table-cell office:value-type="float" office:value="0.842994" calcext:value-type="float">
            <text:p>0.8429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16255" calcext:value-type="float">
            <text:p>2.916255</text:p>
          </table:table-cell>
          <table:table-cell office:value-type="float" office:value="0.169461" calcext:value-type="float">
            <text:p>0.169461</text:p>
          </table:table-cell>
          <table:table-cell office:value-type="float" office:value="0.736628" calcext:value-type="float">
            <text:p>0.736628</text:p>
          </table:table-cell>
          <table:table-cell office:value-type="float" office:value="0.779449" calcext:value-type="float">
            <text:p>0.779449</text:p>
          </table:table-cell>
          <table:table-cell office:value-type="float" office:value="1.060783" calcext:value-type="float">
            <text:p>1.060783</text:p>
          </table:table-cell>
          <table:table-cell office:value-type="float" office:value="0.071887" calcext:value-type="float">
            <text:p>0.071887</text:p>
          </table:table-cell>
          <table:table-cell office:value-type="float" office:value="1.943422" calcext:value-type="float">
            <text:p>1.943422</text:p>
          </table:table-cell>
          <table:table-cell office:value-type="float" office:value="2.013424" calcext:value-type="float">
            <text:p>2.013424</text:p>
          </table:table-cell>
          <table:table-cell office:value-type="float" office:value="0.26484" calcext:value-type="float">
            <text:p>0.26484</text:p>
          </table:table-cell>
          <table:table-cell office:value-type="float" office:value="0.006848" calcext:value-type="float">
            <text:p>0.006848</text:p>
          </table:table-cell>
          <table:table-cell office:value-type="float" office:value="4.226897" calcext:value-type="float">
            <text:p>4.226897</text:p>
          </table:table-cell>
          <table:table-cell office:value-type="float" office:value="3.31449" calcext:value-type="float">
            <text:p>3.31449</text:p>
          </table:table-cell>
          <table:table-cell office:value-type="float" office:value="47.584919" calcext:value-type="float">
            <text:p>47.584919</text:p>
          </table:table-cell>
          <table:table-cell office:value-type="float" office:value="4.14" calcext:value-type="float">
            <text:p>4.14</text:p>
          </table:table-cell>
          <table:table-cell office:value-type="float" office:value="1.835979" calcext:value-type="float">
            <text:p>1.835979</text:p>
          </table:table-cell>
          <table:table-cell office:value-type="float" office:value="0" calcext:value-type="float">
            <text:p>0</text:p>
          </table:table-cell>
          <table:table-cell office:value-type="float" office:value="1.924268" calcext:value-type="float">
            <text:p>1.924268</text:p>
          </table:table-cell>
          <table:table-cell office:value-type="float" office:value="0" calcext:value-type="float">
            <text:p>0</text:p>
          </table:table-cell>
          <table:table-cell office:value-type="float" office:value="1.890534" calcext:value-type="float">
            <text:p>1.890534</text:p>
          </table:table-cell>
          <table:table-cell office:value-type="float" office:value="0" calcext:value-type="float">
            <text:p>0</text:p>
          </table:table-cell>
          <table:table-cell office:value-type="float" office:value="1.121268" calcext:value-type="float">
            <text:p>1.121268</text:p>
          </table:table-cell>
          <table:table-cell office:value-type="float" office:value="0" calcext:value-type="float">
            <text:p>0</text:p>
          </table:table-cell>
          <table:table-cell office:value-type="float" office:value="0.049511" calcext:value-type="float">
            <text:p>0.049511</text:p>
          </table:table-cell>
          <table:table-cell office:value-type="float" office:value="1" calcext:value-type="float">
            <text:p>1</text:p>
          </table:table-cell>
          <table:table-cell office:value-type="float" office:value="0.042058" calcext:value-type="float">
            <text:p>0.042058</text:p>
          </table:table-cell>
          <table:table-cell office:value-type="float" office:value="1.1" calcext:value-type="float">
            <text:p>1.1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22" calcext:value-type="float">
            <text:p>0.22</text:p>
          </table:table-cell>
          <table:table-cell office:value-type="float" office:value="0.018345" calcext:value-type="float">
            <text:p>0.018345</text:p>
          </table:table-cell>
          <table:table-cell office:value-type="float" office:value="0.52" calcext:value-type="float">
            <text:p>0.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751537" calcext:value-type="float">
            <text:p>1.751537</text:p>
          </table:table-cell>
          <table:table-cell office:value-type="float" office:value="0.74" calcext:value-type="float">
            <text:p>0.74</text:p>
          </table:table-cell>
          <table:table-cell office:value-type="float" office:value="1.164718" calcext:value-type="float">
            <text:p>1.164718</text:p>
          </table:table-cell>
          <table:table-cell office:value-type="float" office:value="0.78" calcext:value-type="float">
            <text:p>0.78</text:p>
          </table:table-cell>
          <table:table-cell office:value-type="float" office:value="0.393154" calcext:value-type="float">
            <text:p>0.393154</text:p>
          </table:table-cell>
          <table:table-cell office:value-type="float" office:value="0.48" calcext:value-type="float">
            <text:p>0.48</text:p>
          </table:table-cell>
          <table:table-cell office:value-type="float" office:value="0.667628" calcext:value-type="float">
            <text:p>0.667628</text:p>
          </table:table-cell>
          <table:table-cell office:value-type="float" office:value="0.7" calcext:value-type="float">
            <text:p>0.7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08" calcext:value-type="float">
            <text:p>0.08</text:p>
          </table:table-cell>
          <table:table-cell office:value-type="float" office:value="0.25636" calcext:value-type="float">
            <text:p>0.25636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.951918" calcext:value-type="float">
            <text:p>6.951918</text:p>
          </table:table-cell>
          <table:table-cell office:value-type="float" office:value="0" calcext:value-type="float">
            <text:p>0</text:p>
          </table:table-cell>
          <table:table-cell office:value-type="float" office:value="75.029907" calcext:value-type="float">
            <text:p>75.029907</text:p>
          </table:table-cell>
          <table:table-cell office:value-type="float" office:value="0.087599" calcext:value-type="float">
            <text:p>0.087599</text:p>
          </table:table-cell>
          <table:table-cell office:value-type="float" office:value="1.736345" calcext:value-type="float">
            <text:p>1.736345</text:p>
          </table:table-cell>
          <table:table-cell office:value-type="float" office:value="0.327604" calcext:value-type="float">
            <text:p>0.327604</text:p>
          </table:table-cell>
          <table:table-cell office:value-type="float" office:value="3.766482" calcext:value-type="float">
            <text:p>3.766482</text:p>
          </table:table-cell>
          <table:table-cell office:value-type="float" office:value="2.690344" calcext:value-type="float">
            <text:p>2.690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1149" calcext:value-type="float">
            <text:p>2.981149</text:p>
          </table:table-cell>
          <table:table-cell office:value-type="float" office:value="2.642847" calcext:value-type="float">
            <text:p>2.642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489" calcext:value-type="float">
            <text:p>0.170489</text:p>
          </table:table-cell>
          <table:table-cell office:value-type="float" office:value="0.061161" calcext:value-type="float">
            <text:p>0.061161</text:p>
          </table:table-cell>
          <table:table-cell office:value-type="float" office:value="0.250403" calcext:value-type="float">
            <text:p>0.250403</text:p>
          </table:table-cell>
          <table:table-cell office:value-type="float" office:value="0.270993" calcext:value-type="float">
            <text:p>0.270993</text:p>
          </table:table-cell>
          <table:table-cell office:value-type="float" office:value="0.038116" calcext:value-type="float">
            <text:p>0.038116</text:p>
          </table:table-cell>
          <table:table-cell office:value-type="float" office:value="0.010199" calcext:value-type="float">
            <text:p>0.010199</text:p>
          </table:table-cell>
          <table:table-cell office:value-type="float" office:value="0.839207" calcext:value-type="float">
            <text:p>0.839207</text:p>
          </table:table-cell>
          <table:table-cell office:value-type="float" office:value="0.590015" calcext:value-type="float">
            <text:p>0.5900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674485" calcext:value-type="float">
            <text:p>3.674485</text:p>
          </table:table-cell>
          <table:table-cell office:value-type="float" office:value="0.203786" calcext:value-type="float">
            <text:p>0.203786</text:p>
          </table:table-cell>
          <table:table-cell office:value-type="float" office:value="0.642662" calcext:value-type="float">
            <text:p>0.642662</text:p>
          </table:table-cell>
          <table:table-cell office:value-type="float" office:value="0.450617" calcext:value-type="float">
            <text:p>0.450617</text:p>
          </table:table-cell>
          <table:table-cell office:value-type="float" office:value="1.969273" calcext:value-type="float">
            <text:p>1.969273</text:p>
          </table:table-cell>
          <table:table-cell office:value-type="float" office:value="0.132384" calcext:value-type="float">
            <text:p>0.132384</text:p>
          </table:table-cell>
          <table:table-cell office:value-type="float" office:value="1.829897" calcext:value-type="float">
            <text:p>1.829897</text:p>
          </table:table-cell>
          <table:table-cell office:value-type="float" office:value="1.112721" calcext:value-type="float">
            <text:p>1.112721</text:p>
          </table:table-cell>
          <table:table-cell office:value-type="float" office:value="0.03944" calcext:value-type="float">
            <text:p>0.03944</text:p>
          </table:table-cell>
          <table:table-cell office:value-type="float" office:value="0.001" calcext:value-type="float">
            <text:p>0.001</text:p>
          </table:table-cell>
          <table:table-cell office:value-type="float" office:value="2.512763" calcext:value-type="float">
            <text:p>2.512763</text:p>
          </table:table-cell>
          <table:table-cell office:value-type="float" office:value="4.019046" calcext:value-type="float">
            <text:p>4.019046</text:p>
          </table:table-cell>
          <table:table-cell office:value-type="float" office:value="75.029907" calcext:value-type="float">
            <text:p>75.029907</text:p>
          </table:table-cell>
          <table:table-cell office:value-type="float" office:value="4.12" calcext:value-type="float">
            <text:p>4.12</text:p>
          </table:table-cell>
          <table:table-cell office:value-type="float" office:value="1.871316" calcext:value-type="float">
            <text:p>1.871316</text:p>
          </table:table-cell>
          <table:table-cell office:value-type="float" office:value="0" calcext:value-type="float">
            <text:p>0</text:p>
          </table:table-cell>
          <table:table-cell office:value-type="float" office:value="1.895166" calcext:value-type="float">
            <text:p>1.895166</text:p>
          </table:table-cell>
          <table:table-cell office:value-type="float" office:value="0" calcext:value-type="float">
            <text:p>0</text:p>
          </table:table-cell>
          <table:table-cell office:value-type="float" office:value="1.843213" calcext:value-type="float">
            <text:p>1.843213</text:p>
          </table:table-cell>
          <table:table-cell office:value-type="float" office:value="0" calcext:value-type="float">
            <text:p>0</text:p>
          </table:table-cell>
          <table:table-cell office:value-type="float" office:value="1.137937" calcext:value-type="float">
            <text:p>1.137937</text:p>
          </table:table-cell>
          <table:table-cell office:value-type="float" office:value="0" calcext:value-type="float">
            <text:p>0</text:p>
          </table:table-cell>
          <table:table-cell office:value-type="float" office:value="0.072647" calcext:value-type="float">
            <text:p>0.072647</text:p>
          </table:table-cell>
          <table:table-cell office:value-type="float" office:value="1.1" calcext:value-type="float">
            <text:p>1.1</text:p>
          </table:table-cell>
          <table:table-cell office:value-type="float" office:value="0.097842" calcext:value-type="float">
            <text:p>0.097842</text:p>
          </table:table-cell>
          <table:table-cell office:value-type="float" office:value="1.84" calcext:value-type="float">
            <text:p>1.84</text:p>
          </table:table-cell>
          <table:table-cell office:value-type="float" office:value="0.011991" calcext:value-type="float">
            <text:p>0.011991</text:p>
          </table:table-cell>
          <table:table-cell office:value-type="float" office:value="0.34" calcext:value-type="float">
            <text:p>0.34</text:p>
          </table:table-cell>
          <table:table-cell office:value-type="float" office:value="0.026125" calcext:value-type="float">
            <text:p>0.026125</text:p>
          </table:table-cell>
          <table:table-cell office:value-type="float" office:value="0.74" calcext:value-type="float">
            <text:p>0.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38741" calcext:value-type="float">
            <text:p>2.438741</text:p>
          </table:table-cell>
          <table:table-cell office:value-type="float" office:value="1.02" calcext:value-type="float">
            <text:p>1.02</text:p>
          </table:table-cell>
          <table:table-cell office:value-type="float" office:value="1.235744" calcext:value-type="float">
            <text:p>1.235744</text:p>
          </table:table-cell>
          <table:table-cell office:value-type="float" office:value="0.94" calcext:value-type="float">
            <text:p>0.94</text:p>
          </table:table-cell>
          <table:table-cell office:value-type="float" office:value="0.755332" calcext:value-type="float">
            <text:p>0.755332</text:p>
          </table:table-cell>
          <table:table-cell office:value-type="float" office:value="0.8" calcext:value-type="float">
            <text:p>0.8</text:p>
          </table:table-cell>
          <table:table-cell office:value-type="float" office:value="1.213941" calcext:value-type="float">
            <text:p>1.21394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44" calcext:value-type="float">
            <text:p>0.0394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.249315" calcext:value-type="float">
            <text:p>4.249315</text:p>
          </table:table-cell>
          <table:table-cell office:value-type="float" office:value="0" calcext:value-type="float">
            <text:p>0</text:p>
          </table:table-cell>
          <table:table-cell office:value-type="float" office:value="101.714073" calcext:value-type="float">
            <text:p>101.714073</text:p>
          </table:table-cell>
          <table:table-cell office:value-type="float" office:value="0.118753" calcext:value-type="float">
            <text:p>0.118753</text:p>
          </table:table-cell>
          <table:table-cell office:value-type="float" office:value="2.117309" calcext:value-type="float">
            <text:p>2.117309</text:p>
          </table:table-cell>
          <table:table-cell office:value-type="float" office:value="0.398118" calcext:value-type="float">
            <text:p>0.398118</text:p>
          </table:table-cell>
          <table:table-cell office:value-type="float" office:value="3.725052" calcext:value-type="float">
            <text:p>3.725052</text:p>
          </table:table-cell>
          <table:table-cell office:value-type="float" office:value="2.660751" calcext:value-type="float">
            <text:p>2.660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2775" calcext:value-type="float">
            <text:p>2.972775</text:p>
          </table:table-cell>
          <table:table-cell office:value-type="float" office:value="2.620111" calcext:value-type="float">
            <text:p>2.62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885" calcext:value-type="float">
            <text:p>0.25885</text:p>
          </table:table-cell>
          <table:table-cell office:value-type="float" office:value="0.100234" calcext:value-type="float">
            <text:p>0.100234</text:p>
          </table:table-cell>
          <table:table-cell office:value-type="float" office:value="0.320076" calcext:value-type="float">
            <text:p>0.320076</text:p>
          </table:table-cell>
          <table:table-cell office:value-type="float" office:value="0.243737" calcext:value-type="float">
            <text:p>0.243737</text:p>
          </table:table-cell>
          <table:table-cell office:value-type="float" office:value="0.055796" calcext:value-type="float">
            <text:p>0.055796</text:p>
          </table:table-cell>
          <table:table-cell office:value-type="float" office:value="0.014287" calcext:value-type="float">
            <text:p>0.014287</text:p>
          </table:table-cell>
          <table:table-cell office:value-type="float" office:value="0.599024" calcext:value-type="float">
            <text:p>0.599024</text:p>
          </table:table-cell>
          <table:table-cell office:value-type="float" office:value="0.390637" calcext:value-type="float">
            <text:p>0.3906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178161" calcext:value-type="float">
            <text:p>5.178161</text:p>
          </table:table-cell>
          <table:table-cell office:value-type="float" office:value="0.287547" calcext:value-type="float">
            <text:p>0.287547</text:p>
          </table:table-cell>
          <table:table-cell office:value-type="float" office:value="0.571771" calcext:value-type="float">
            <text:p>0.571771</text:p>
          </table:table-cell>
          <table:table-cell office:value-type="float" office:value="0.298459" calcext:value-type="float">
            <text:p>0.298459</text:p>
          </table:table-cell>
          <table:table-cell office:value-type="float" office:value="2.567513" calcext:value-type="float">
            <text:p>2.567513</text:p>
          </table:table-cell>
          <table:table-cell office:value-type="float" office:value="0.174558" calcext:value-type="float">
            <text:p>0.174558</text:p>
          </table:table-cell>
          <table:table-cell office:value-type="float" office:value="1.684593" calcext:value-type="float">
            <text:p>1.684593</text:p>
          </table:table-cell>
          <table:table-cell office:value-type="float" office:value="0.932826" calcext:value-type="float">
            <text:p>0.932826</text:p>
          </table:table-cell>
          <table:table-cell office:value-type="float" office:value="0.01972" calcext:value-type="float">
            <text:p>0.01972</text:p>
          </table:table-cell>
          <table:table-cell office:value-type="float" office:value="0.0005" calcext:value-type="float">
            <text:p>0.0005</text:p>
          </table:table-cell>
          <table:table-cell office:value-type="float" office:value="2.712559" calcext:value-type="float">
            <text:p>2.712559</text:p>
          </table:table-cell>
          <table:table-cell office:value-type="float" office:value="3.721531" calcext:value-type="float">
            <text:p>3.721531</text:p>
          </table:table-cell>
          <table:table-cell office:value-type="float" office:value="101.714073" calcext:value-type="float">
            <text:p>101.714073</text:p>
          </table:table-cell>
          <table:table-cell office:value-type="float" office:value="2.84" calcext:value-type="float">
            <text:p>2.84</text:p>
          </table:table-cell>
          <table:table-cell office:value-type="float" office:value="1.838929" calcext:value-type="float">
            <text:p>1.838929</text:p>
          </table:table-cell>
          <table:table-cell office:value-type="float" office:value="0" calcext:value-type="float">
            <text:p>0</text:p>
          </table:table-cell>
          <table:table-cell office:value-type="float" office:value="1.886123" calcext:value-type="float">
            <text:p>1.886123</text:p>
          </table:table-cell>
          <table:table-cell office:value-type="float" office:value="0" calcext:value-type="float">
            <text:p>0</text:p>
          </table:table-cell>
          <table:table-cell office:value-type="float" office:value="1.871971" calcext:value-type="float">
            <text:p>1.871971</text:p>
          </table:table-cell>
          <table:table-cell office:value-type="float" office:value="0" calcext:value-type="float">
            <text:p>0</text:p>
          </table:table-cell>
          <table:table-cell office:value-type="float" office:value="1.100804" calcext:value-type="float">
            <text:p>1.100804</text:p>
          </table:table-cell>
          <table:table-cell office:value-type="float" office:value="0" calcext:value-type="float">
            <text:p>0</text:p>
          </table:table-cell>
          <table:table-cell office:value-type="float" office:value="0.122443" calcext:value-type="float">
            <text:p>0.122443</text:p>
          </table:table-cell>
          <table:table-cell office:value-type="float" office:value="1.62" calcext:value-type="float">
            <text:p>1.62</text:p>
          </table:table-cell>
          <table:table-cell office:value-type="float" office:value="0.136407" calcext:value-type="float">
            <text:p>0.136407</text:p>
          </table:table-cell>
          <table:table-cell office:value-type="float" office:value="2" calcext:value-type="float">
            <text:p>2</text:p>
          </table:table-cell>
          <table:table-cell office:value-type="float" office:value="0.019748" calcext:value-type="float">
            <text:p>0.019748</text:p>
          </table:table-cell>
          <table:table-cell office:value-type="float" office:value="0.56" calcext:value-type="float">
            <text:p>0.56</text:p>
          </table:table-cell>
          <table:table-cell office:value-type="float" office:value="0.036048" calcext:value-type="float">
            <text:p>0.036048</text:p>
          </table:table-cell>
          <table:table-cell office:value-type="float" office:value="1.02" calcext:value-type="float">
            <text:p>1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427979" calcext:value-type="float">
            <text:p>3.427979</text:p>
          </table:table-cell>
          <table:table-cell office:value-type="float" office:value="1.5" calcext:value-type="float">
            <text:p>1.5</text:p>
          </table:table-cell>
          <table:table-cell office:value-type="float" office:value="1.750182" calcext:value-type="float">
            <text:p>1.750182</text:p>
          </table:table-cell>
          <table:table-cell office:value-type="float" office:value="1.26" calcext:value-type="float">
            <text:p>1.26</text:p>
          </table:table-cell>
          <table:table-cell office:value-type="float" office:value="0.938196" calcext:value-type="float">
            <text:p>0.938196</text:p>
          </table:table-cell>
          <table:table-cell office:value-type="float" office:value="0.88" calcext:value-type="float">
            <text:p>0.88</text:p>
          </table:table-cell>
          <table:table-cell office:value-type="float" office:value="1.629316" calcext:value-type="float">
            <text:p>1.629316</text:p>
          </table:table-cell>
          <table:table-cell office:value-type="float" office:value="1.38" calcext:value-type="float">
            <text:p>1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972" calcext:value-type="float">
            <text:p>0.0197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.54959" calcext:value-type="float">
            <text:p>6.54959</text:p>
          </table:table-cell>
          <table:table-cell office:value-type="float" office:value="0" calcext:value-type="float">
            <text:p>0</text:p>
          </table:table-cell>
          <table:table-cell office:value-type="float" office:value="43.253052" calcext:value-type="float">
            <text:p>43.253052</text:p>
          </table:table-cell>
          <table:table-cell office:value-type="float" office:value="0.050499" calcext:value-type="float">
            <text:p>0.050499</text:p>
          </table:table-cell>
          <table:table-cell office:value-type="float" office:value="6.007412" calcext:value-type="float">
            <text:p>6.007412</text:p>
          </table:table-cell>
          <table:table-cell office:value-type="float" office:value="1.551428" calcext:value-type="float">
            <text:p>1.551428</text:p>
          </table:table-cell>
          <table:table-cell office:value-type="float" office:value="3.791267" calcext:value-type="float">
            <text:p>3.791267</text:p>
          </table:table-cell>
          <table:table-cell office:value-type="float" office:value="2.708048" calcext:value-type="float">
            <text:p>2.708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1173" calcext:value-type="float">
            <text:p>3.001173</text:p>
          </table:table-cell>
          <table:table-cell office:value-type="float" office:value="2.653815" calcext:value-type="float">
            <text:p>2.653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626" calcext:value-type="float">
            <text:p>0.24626</text:p>
          </table:table-cell>
          <table:table-cell office:value-type="float" office:value="0.093646" calcext:value-type="float">
            <text:p>0.093646</text:p>
          </table:table-cell>
          <table:table-cell office:value-type="float" office:value="0.875211" calcext:value-type="float">
            <text:p>0.875211</text:p>
          </table:table-cell>
          <table:table-cell office:value-type="float" office:value="0.557151" calcext:value-type="float">
            <text:p>0.557151</text:p>
          </table:table-cell>
          <table:table-cell office:value-type="float" office:value="0.07213" calcext:value-type="float">
            <text:p>0.07213</text:p>
          </table:table-cell>
          <table:table-cell office:value-type="float" office:value="0.017465" calcext:value-type="float">
            <text:p>0.017465</text:p>
          </table:table-cell>
          <table:table-cell office:value-type="float" office:value="1.735873" calcext:value-type="float">
            <text:p>1.735873</text:p>
          </table:table-cell>
          <table:table-cell office:value-type="float" office:value="0.913821" calcext:value-type="float">
            <text:p>0.9138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.073967" calcext:value-type="float">
            <text:p>7.073967</text:p>
          </table:table-cell>
          <table:table-cell office:value-type="float" office:value="0.397959" calcext:value-type="float">
            <text:p>0.397959</text:p>
          </table:table-cell>
          <table:table-cell office:value-type="float" office:value="1.254887" calcext:value-type="float">
            <text:p>1.254887</text:p>
          </table:table-cell>
          <table:table-cell office:value-type="float" office:value="0.547445" calcext:value-type="float">
            <text:p>0.547445</text:p>
          </table:table-cell>
          <table:table-cell office:value-type="float" office:value="2.095293" calcext:value-type="float">
            <text:p>2.095293</text:p>
          </table:table-cell>
          <table:table-cell office:value-type="float" office:value="0.14907" calcext:value-type="float">
            <text:p>0.14907</text:p>
          </table:table-cell>
          <table:table-cell office:value-type="float" office:value="5.672338" calcext:value-type="float">
            <text:p>5.672338</text:p>
          </table:table-cell>
          <table:table-cell office:value-type="float" office:value="2.488836" calcext:value-type="float">
            <text:p>2.488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94354" calcext:value-type="float">
            <text:p>6.494354</text:p>
          </table:table-cell>
          <table:table-cell office:value-type="float" office:value="8.504673" calcext:value-type="float">
            <text:p>8.504673</text:p>
          </table:table-cell>
          <table:table-cell office:value-type="float" office:value="43.253052" calcext:value-type="float">
            <text:p>43.253052</text:p>
          </table:table-cell>
          <table:table-cell office:value-type="float" office:value="0.7" calcext:value-type="float">
            <text:p>0.7</text:p>
          </table:table-cell>
          <table:table-cell office:value-type="float" office:value="1.877577" calcext:value-type="float">
            <text:p>1.877577</text:p>
          </table:table-cell>
          <table:table-cell office:value-type="float" office:value="0" calcext:value-type="float">
            <text:p>0</text:p>
          </table:table-cell>
          <table:table-cell office:value-type="float" office:value="1.913691" calcext:value-type="float">
            <text:p>1.913691</text:p>
          </table:table-cell>
          <table:table-cell office:value-type="float" office:value="0" calcext:value-type="float">
            <text:p>0</text:p>
          </table:table-cell>
          <table:table-cell office:value-type="float" office:value="1.870626" calcext:value-type="float">
            <text:p>1.870626</text:p>
          </table:table-cell>
          <table:table-cell office:value-type="float" office:value="0" calcext:value-type="float">
            <text:p>0</text:p>
          </table:table-cell>
          <table:table-cell office:value-type="float" office:value="1.130547" calcext:value-type="float">
            <text:p>1.130547</text:p>
          </table:table-cell>
          <table:table-cell office:value-type="float" office:value="0" calcext:value-type="float">
            <text:p>0</text:p>
          </table:table-cell>
          <table:table-cell office:value-type="float" office:value="0.113666" calcext:value-type="float">
            <text:p>0.113666</text:p>
          </table:table-cell>
          <table:table-cell office:value-type="float" office:value="1.8" calcext:value-type="float">
            <text:p>1.8</text:p>
          </table:table-cell>
          <table:table-cell office:value-type="float" office:value="0.132594" calcext:value-type="float">
            <text:p>0.132594</text:p>
          </table:table-cell>
          <table:table-cell office:value-type="float" office:value="2.06" calcext:value-type="float">
            <text:p>2.06</text:p>
          </table:table-cell>
          <table:table-cell office:value-type="float" office:value="0.028958" calcext:value-type="float">
            <text:p>0.028958</text:p>
          </table:table-cell>
          <table:table-cell office:value-type="float" office:value="0.82" calcext:value-type="float">
            <text:p>0.82</text:p>
          </table:table-cell>
          <table:table-cell office:value-type="float" office:value="0.043172" calcext:value-type="float">
            <text:p>0.043172</text:p>
          </table:table-cell>
          <table:table-cell office:value-type="float" office:value="1.22" calcext:value-type="float">
            <text:p>1.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560731" calcext:value-type="float">
            <text:p>4.560731</text:p>
          </table:table-cell>
          <table:table-cell office:value-type="float" office:value="1.8" calcext:value-type="float">
            <text:p>1.8</text:p>
          </table:table-cell>
          <table:table-cell office:value-type="float" office:value="2.513235" calcext:value-type="float">
            <text:p>2.513235</text:p>
          </table:table-cell>
          <table:table-cell office:value-type="float" office:value="1.7" calcext:value-type="float">
            <text:p>1.7</text:p>
          </table:table-cell>
          <table:table-cell office:value-type="float" office:value="0.60809" calcext:value-type="float">
            <text:p>0.60809</text:p>
          </table:table-cell>
          <table:table-cell office:value-type="float" office:value="0.5" calcext:value-type="float">
            <text:p>0.5</text:p>
          </table:table-cell>
          <table:table-cell office:value-type="float" office:value="1.487203" calcext:value-type="float">
            <text:p>1.487203</text:p>
          </table:table-cell>
          <table:table-cell office:value-type="float" office:value="1.14" calcext:value-type="float">
            <text:p>1.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.153288" calcext:value-type="float">
            <text:p>5.153288</text:p>
          </table:table-cell>
          <table:table-cell office:value-type="float" office:value="0" calcext:value-type="float">
            <text:p>0</text:p>
          </table:table-cell>
          <table:table-cell office:value-type="float" office:value="36.253258" calcext:value-type="float">
            <text:p>36.253258</text:p>
          </table:table-cell>
          <table:table-cell office:value-type="float" office:value="0.042326" calcext:value-type="float">
            <text:p>0.042326</text:p>
          </table:table-cell>
          <table:table-cell office:value-type="float" office:value="1.990327" calcext:value-type="float">
            <text:p>1.990327</text:p>
          </table:table-cell>
          <table:table-cell office:value-type="float" office:value="1.75998" calcext:value-type="float">
            <text:p>1.75998</text:p>
          </table:table-cell>
          <table:table-cell office:value-type="float" office:value="3.749828" calcext:value-type="float">
            <text:p>3.749828</text:p>
          </table:table-cell>
          <table:table-cell office:value-type="float" office:value="2.678449" calcext:value-type="float">
            <text:p>2.678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63981" calcext:value-type="float">
            <text:p>2.963981</text:p>
          </table:table-cell>
          <table:table-cell office:value-type="float" office:value="2.623432" calcext:value-type="float">
            <text:p>2.623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369" calcext:value-type="float">
            <text:p>0.163369</text:p>
          </table:table-cell>
          <table:table-cell office:value-type="float" office:value="0.066558" calcext:value-type="float">
            <text:p>0.066558</text:p>
          </table:table-cell>
          <table:table-cell office:value-type="float" office:value="1.708652" calcext:value-type="float">
            <text:p>1.708652</text:p>
          </table:table-cell>
          <table:table-cell office:value-type="float" office:value="1.748909" calcext:value-type="float">
            <text:p>1.748909</text:p>
          </table:table-cell>
          <table:table-cell office:value-type="float" office:value="0.083528" calcext:value-type="float">
            <text:p>0.083528</text:p>
          </table:table-cell>
          <table:table-cell office:value-type="float" office:value="0.022374" calcext:value-type="float">
            <text:p>0.022374</text:p>
          </table:table-cell>
          <table:table-cell office:value-type="float" office:value="2.062267" calcext:value-type="float">
            <text:p>2.062267</text:p>
          </table:table-cell>
          <table:table-cell office:value-type="float" office:value="1.661127" calcext:value-type="float">
            <text:p>1.6611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.920964" calcext:value-type="float">
            <text:p>8.920964</text:p>
          </table:table-cell>
          <table:table-cell office:value-type="float" office:value="0.5008" calcext:value-type="float">
            <text:p>0.5008</text:p>
          </table:table-cell>
          <table:table-cell office:value-type="float" office:value="2.402291" calcext:value-type="float">
            <text:p>2.402291</text:p>
          </table:table-cell>
          <table:table-cell office:value-type="float" office:value="1.776558" calcext:value-type="float">
            <text:p>1.776558</text:p>
          </table:table-cell>
          <table:table-cell office:value-type="float" office:value="1.640412" calcext:value-type="float">
            <text:p>1.640412</text:p>
          </table:table-cell>
          <table:table-cell office:value-type="float" office:value="0.117136" calcext:value-type="float">
            <text:p>0.117136</text:p>
          </table:table-cell>
          <table:table-cell office:value-type="float" office:value="5.30856" calcext:value-type="float">
            <text:p>5.30856</text:p>
          </table:table-cell>
          <table:table-cell office:value-type="float" office:value="4.081339" calcext:value-type="float">
            <text:p>4.081339</text:p>
          </table:table-cell>
          <table:table-cell office:value-type="float" office:value="0.12892" calcext:value-type="float">
            <text:p>0.12892</text:p>
          </table:table-cell>
          <table:table-cell office:value-type="float" office:value="0.003436" calcext:value-type="float">
            <text:p>0.003436</text:p>
          </table:table-cell>
          <table:table-cell office:value-type="float" office:value="2.507718" calcext:value-type="float">
            <text:p>2.507718</text:p>
          </table:table-cell>
          <table:table-cell office:value-type="float" office:value="3.873948" calcext:value-type="float">
            <text:p>3.873948</text:p>
          </table:table-cell>
          <table:table-cell office:value-type="float" office:value="36.253258" calcext:value-type="float">
            <text:p>36.253258</text:p>
          </table:table-cell>
          <table:table-cell office:value-type="float" office:value="0.86" calcext:value-type="float">
            <text:p>0.86</text:p>
          </table:table-cell>
          <table:table-cell office:value-type="float" office:value="1.892512" calcext:value-type="float">
            <text:p>1.892512</text:p>
          </table:table-cell>
          <table:table-cell office:value-type="float" office:value="0" calcext:value-type="float">
            <text:p>0</text:p>
          </table:table-cell>
          <table:table-cell office:value-type="float" office:value="1.857316" calcext:value-type="float">
            <text:p>1.857316</text:p>
          </table:table-cell>
          <table:table-cell office:value-type="float" office:value="0" calcext:value-type="float">
            <text:p>0</text:p>
          </table:table-cell>
          <table:table-cell office:value-type="float" office:value="1.841896" calcext:value-type="float">
            <text:p>1.841896</text:p>
          </table:table-cell>
          <table:table-cell office:value-type="float" office:value="0" calcext:value-type="float">
            <text:p>0</text:p>
          </table:table-cell>
          <table:table-cell office:value-type="float" office:value="1.122085" calcext:value-type="float">
            <text:p>1.122085</text:p>
          </table:table-cell>
          <table:table-cell office:value-type="float" office:value="0" calcext:value-type="float">
            <text:p>0</text:p>
          </table:table-cell>
          <table:table-cell office:value-type="float" office:value="0.082708" calcext:value-type="float">
            <text:p>0.082708</text:p>
          </table:table-cell>
          <table:table-cell office:value-type="float" office:value="1.48" calcext:value-type="float">
            <text:p>1.48</text:p>
          </table:table-cell>
          <table:table-cell office:value-type="float" office:value="0.080661" calcext:value-type="float">
            <text:p>0.080661</text:p>
          </table:table-cell>
          <table:table-cell office:value-type="float" office:value="1.28" calcext:value-type="float">
            <text:p>1.28</text:p>
          </table:table-cell>
          <table:table-cell office:value-type="float" office:value="0.026196" calcext:value-type="float">
            <text:p>0.026196</text:p>
          </table:table-cell>
          <table:table-cell office:value-type="float" office:value="0.74" calcext:value-type="float">
            <text:p>0.74</text:p>
          </table:table-cell>
          <table:table-cell office:value-type="float" office:value="0.057332" calcext:value-type="float">
            <text:p>0.057332</text:p>
          </table:table-cell>
          <table:table-cell office:value-type="float" office:value="1.62" calcext:value-type="float">
            <text:p>1.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77689" calcext:value-type="float">
            <text:p>5.77689</text:p>
          </table:table-cell>
          <table:table-cell office:value-type="float" office:value="2.12" calcext:value-type="float">
            <text:p>2.12</text:p>
          </table:table-cell>
          <table:table-cell office:value-type="float" office:value="3.144074" calcext:value-type="float">
            <text:p>3.144074</text:p>
          </table:table-cell>
          <table:table-cell office:value-type="float" office:value="1.88" calcext:value-type="float">
            <text:p>1.88</text:p>
          </table:table-cell>
          <table:table-cell office:value-type="float" office:value="0.465853" calcext:value-type="float">
            <text:p>0.465853</text:p>
          </table:table-cell>
          <table:table-cell office:value-type="float" office:value="0.42" calcext:value-type="float">
            <text:p>0.42</text:p>
          </table:table-cell>
          <table:table-cell office:value-type="float" office:value="1.174559" calcext:value-type="float">
            <text:p>1.174559</text:p>
          </table:table-cell>
          <table:table-cell office:value-type="float" office:value="0.84" calcext:value-type="float">
            <text:p>0.84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1" calcext:value-type="float">
            <text:p>0.1</text:p>
          </table:table-cell>
          <table:table-cell office:value-type="float" office:value="0.11832" calcext:value-type="float">
            <text:p>0.1183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.544521" calcext:value-type="float">
            <text:p>3.544521</text:p>
          </table:table-cell>
          <table:table-cell office:value-type="string" calcext:value-type="string">
            <text:p>-nan</text:p>
          </table:table-cell>
          <table:table-cell office:value-type="float" office:value="54.349594" calcext:value-type="float">
            <text:p>54.349594</text:p>
          </table:table-cell>
          <table:table-cell office:value-type="float" office:value="0.063454" calcext:value-type="float">
            <text:p>0.063454</text:p>
          </table:table-cell>
          <table:table-cell office:value-type="float" office:value="1.308309" calcext:value-type="float">
            <text:p>1.308309</text:p>
          </table:table-cell>
          <table:table-cell office:value-type="float" office:value="1.001475" calcext:value-type="float">
            <text:p>1.001475</text:p>
          </table:table-cell>
          <table:table-cell office:value-type="float" office:value="3.708823" calcext:value-type="float">
            <text:p>3.708823</text:p>
          </table:table-cell>
          <table:table-cell office:value-type="float" office:value="2.64916" calcext:value-type="float">
            <text:p>2.64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69833" calcext:value-type="float">
            <text:p>2.969833</text:p>
          </table:table-cell>
          <table:table-cell office:value-type="float" office:value="2.623604" calcext:value-type="float">
            <text:p>2.623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8593" calcext:value-type="float">
            <text:p>0.178593</text:p>
          </table:table-cell>
          <table:table-cell office:value-type="float" office:value="0.069424" calcext:value-type="float">
            <text:p>0.069424</text:p>
          </table:table-cell>
          <table:table-cell office:value-type="float" office:value="0.874199" calcext:value-type="float">
            <text:p>0.874199</text:p>
          </table:table-cell>
          <table:table-cell office:value-type="float" office:value="1.234088" calcext:value-type="float">
            <text:p>1.234088</text:p>
          </table:table-cell>
          <table:table-cell office:value-type="float" office:value="0.038249" calcext:value-type="float">
            <text:p>0.038249</text:p>
          </table:table-cell>
          <table:table-cell office:value-type="float" office:value="0.011893" calcext:value-type="float">
            <text:p>0.011893</text:p>
          </table:table-cell>
          <table:table-cell office:value-type="float" office:value="3.159374" calcext:value-type="float">
            <text:p>3.159374</text:p>
          </table:table-cell>
          <table:table-cell office:value-type="float" office:value="2.862691" calcext:value-type="float">
            <text:p>2.8626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51074" calcext:value-type="float">
            <text:p>5.51074</text:p>
          </table:table-cell>
          <table:table-cell office:value-type="float" office:value="0.313861" calcext:value-type="float">
            <text:p>0.313861</text:p>
          </table:table-cell>
          <table:table-cell office:value-type="float" office:value="3.078062" calcext:value-type="float">
            <text:p>3.078062</text:p>
          </table:table-cell>
          <table:table-cell office:value-type="float" office:value="1.892159" calcext:value-type="float">
            <text:p>1.892159</text:p>
          </table:table-cell>
          <table:table-cell office:value-type="float" office:value="1.051479" calcext:value-type="float">
            <text:p>1.051479</text:p>
          </table:table-cell>
          <table:table-cell office:value-type="float" office:value="0.082582" calcext:value-type="float">
            <text:p>0.082582</text:p>
          </table:table-cell>
          <table:table-cell office:value-type="float" office:value="5.041786" calcext:value-type="float">
            <text:p>5.041786</text:p>
          </table:table-cell>
          <table:table-cell office:value-type="float" office:value="4.852471" calcext:value-type="float">
            <text:p>4.852471</text:p>
          </table:table-cell>
          <table:table-cell office:value-type="float" office:value="0.23812" calcext:value-type="float">
            <text:p>0.23812</text:p>
          </table:table-cell>
          <table:table-cell office:value-type="float" office:value="0.006372" calcext:value-type="float">
            <text:p>0.006372</text:p>
          </table:table-cell>
          <table:table-cell office:value-type="float" office:value="2.673898" calcext:value-type="float">
            <text:p>2.673898</text:p>
          </table:table-cell>
          <table:table-cell office:value-type="float" office:value="4.020592" calcext:value-type="float">
            <text:p>4.020592</text:p>
          </table:table-cell>
          <table:table-cell office:value-type="float" office:value="54.349594" calcext:value-type="float">
            <text:p>54.349594</text:p>
          </table:table-cell>
          <table:table-cell office:value-type="float" office:value="1.4" calcext:value-type="float">
            <text:p>1.4</text:p>
          </table:table-cell>
          <table:table-cell office:value-type="float" office:value="1.850756" calcext:value-type="float">
            <text:p>1.850756</text:p>
          </table:table-cell>
          <table:table-cell office:value-type="float" office:value="0" calcext:value-type="float">
            <text:p>0</text:p>
          </table:table-cell>
          <table:table-cell office:value-type="float" office:value="1.858068" calcext:value-type="float">
            <text:p>1.858068</text:p>
          </table:table-cell>
          <table:table-cell office:value-type="float" office:value="0" calcext:value-type="float">
            <text:p>0</text:p>
          </table:table-cell>
          <table:table-cell office:value-type="float" office:value="1.856628" calcext:value-type="float">
            <text:p>1.856628</text:p>
          </table:table-cell>
          <table:table-cell office:value-type="float" office:value="0" calcext:value-type="float">
            <text:p>0</text:p>
          </table:table-cell>
          <table:table-cell office:value-type="float" office:value="1.113205" calcext:value-type="float">
            <text:p>1.113205</text:p>
          </table:table-cell>
          <table:table-cell office:value-type="float" office:value="0" calcext:value-type="float">
            <text:p>0</text:p>
          </table:table-cell>
          <table:table-cell office:value-type="float" office:value="0.08492" calcext:value-type="float">
            <text:p>0.08492</text:p>
          </table:table-cell>
          <table:table-cell office:value-type="float" office:value="1.44" calcext:value-type="float">
            <text:p>1.44</text:p>
          </table:table-cell>
          <table:table-cell office:value-type="float" office:value="0.093673" calcext:value-type="float">
            <text:p>0.093673</text:p>
          </table:table-cell>
          <table:table-cell office:value-type="float" office:value="1.14" calcext:value-type="float">
            <text:p>1.14</text:p>
          </table:table-cell>
          <table:table-cell office:value-type="float" office:value="0.006369" calcext:value-type="float">
            <text:p>0.006369</text:p>
          </table:table-cell>
          <table:table-cell office:value-type="float" office:value="0.18" calcext:value-type="float">
            <text:p>0.18</text:p>
          </table:table-cell>
          <table:table-cell office:value-type="float" office:value="0.031879" calcext:value-type="float">
            <text:p>0.031879</text:p>
          </table:table-cell>
          <table:table-cell office:value-type="float" office:value="0.9" calcext:value-type="float">
            <text:p>0.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461337" calcext:value-type="float">
            <text:p>3.461337</text:p>
          </table:table-cell>
          <table:table-cell office:value-type="float" office:value="1.2" calcext:value-type="float">
            <text:p>1.2</text:p>
          </table:table-cell>
          <table:table-cell office:value-type="float" office:value="2.049403" calcext:value-type="float">
            <text:p>2.049403</text:p>
          </table:table-cell>
          <table:table-cell office:value-type="float" office:value="1.04" calcext:value-type="float">
            <text:p>1.04</text:p>
          </table:table-cell>
          <table:table-cell office:value-type="float" office:value="0.120046" calcext:value-type="float">
            <text:p>0.120046</text:p>
          </table:table-cell>
          <table:table-cell office:value-type="float" office:value="0.06" calcext:value-type="float">
            <text:p>0.06</text:p>
          </table:table-cell>
          <table:table-cell office:value-type="float" office:value="0.931434" calcext:value-type="float">
            <text:p>0.931434</text:p>
          </table:table-cell>
          <table:table-cell office:value-type="float" office:value="0.56" calcext:value-type="float">
            <text:p>0.56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2" calcext:value-type="float">
            <text:p>0.2</text:p>
          </table:table-cell>
          <table:table-cell office:value-type="float" office:value="0.21692" calcext:value-type="float">
            <text:p>0.21692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.877534" calcext:value-type="float">
            <text:p>4.877534</text:p>
          </table:table-cell>
          <table:table-cell office:value-type="float" office:value="0" calcext:value-type="float">
            <text:p>0</text:p>
          </table:table-cell>
          <table:table-cell office:value-type="float" office:value="11.79531" calcext:value-type="float">
            <text:p>11.79531</text:p>
          </table:table-cell>
          <table:table-cell office:value-type="float" office:value="0.013771" calcext:value-type="float">
            <text:p>0.013771</text:p>
          </table:table-cell>
          <table:table-cell office:value-type="float" office:value="2.861263" calcext:value-type="float">
            <text:p>2.861263</text:p>
          </table:table-cell>
          <table:table-cell office:value-type="float" office:value="2.357592" calcext:value-type="float">
            <text:p>2.357592</text:p>
          </table:table-cell>
          <table:table-cell office:value-type="float" office:value="3.729761" calcext:value-type="float">
            <text:p>3.729761</text:p>
          </table:table-cell>
          <table:table-cell office:value-type="float" office:value="2.664115" calcext:value-type="float">
            <text:p>2.664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6583" calcext:value-type="float">
            <text:p>2.976583</text:p>
          </table:table-cell>
          <table:table-cell office:value-type="float" office:value="2.631982" calcext:value-type="float">
            <text:p>2.631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6318" calcext:value-type="float">
            <text:p>0.186318</text:p>
          </table:table-cell>
          <table:table-cell office:value-type="float" office:value="0.07173" calcext:value-type="float">
            <text:p>0.07173</text:p>
          </table:table-cell>
          <table:table-cell office:value-type="float" office:value="0.978869" calcext:value-type="float">
            <text:p>0.978869</text:p>
          </table:table-cell>
          <table:table-cell office:value-type="float" office:value="0.916966" calcext:value-type="float">
            <text:p>0.916966</text:p>
          </table:table-cell>
          <table:table-cell office:value-type="float" office:value="0.03046" calcext:value-type="float">
            <text:p>0.03046</text:p>
          </table:table-cell>
          <table:table-cell office:value-type="float" office:value="0.008675" calcext:value-type="float">
            <text:p>0.008675</text:p>
          </table:table-cell>
          <table:table-cell office:value-type="float" office:value="2.696511" calcext:value-type="float">
            <text:p>2.696511</text:p>
          </table:table-cell>
          <table:table-cell office:value-type="float" office:value="2.366485" calcext:value-type="float">
            <text:p>2.3664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0237" calcext:value-type="float">
            <text:p>4.0237</text:p>
          </table:table-cell>
          <table:table-cell office:value-type="float" office:value="0.256693" calcext:value-type="float">
            <text:p>0.256693</text:p>
          </table:table-cell>
          <table:table-cell office:value-type="float" office:value="2.348195" calcext:value-type="float">
            <text:p>2.348195</text:p>
          </table:table-cell>
          <table:table-cell office:value-type="float" office:value="1.582974" calcext:value-type="float">
            <text:p>1.582974</text:p>
          </table:table-cell>
          <table:table-cell office:value-type="float" office:value="0.701236" calcext:value-type="float">
            <text:p>0.701236</text:p>
          </table:table-cell>
          <table:table-cell office:value-type="float" office:value="0.055262" calcext:value-type="float">
            <text:p>0.055262</text:p>
          </table:table-cell>
          <table:table-cell office:value-type="float" office:value="4.916175" calcext:value-type="float">
            <text:p>4.916175</text:p>
          </table:table-cell>
          <table:table-cell office:value-type="float" office:value="3.927685" calcext:value-type="float">
            <text:p>3.927685</text:p>
          </table:table-cell>
          <table:table-cell office:value-type="float" office:value="0.24724" calcext:value-type="float">
            <text:p>0.24724</text:p>
          </table:table-cell>
          <table:table-cell office:value-type="float" office:value="0.006435" calcext:value-type="float">
            <text:p>0.006435</text:p>
          </table:table-cell>
          <table:table-cell office:value-type="float" office:value="8.158399" calcext:value-type="float">
            <text:p>8.158399</text:p>
          </table:table-cell>
          <table:table-cell office:value-type="float" office:value="12.70564" calcext:value-type="float">
            <text:p>12.70564</text:p>
          </table:table-cell>
          <table:table-cell office:value-type="float" office:value="11.79531" calcext:value-type="float">
            <text:p>11.79531</text:p>
          </table:table-cell>
          <table:table-cell office:value-type="float" office:value="1.74" calcext:value-type="float">
            <text:p>1.74</text:p>
          </table:table-cell>
          <table:table-cell office:value-type="float" office:value="1.883939" calcext:value-type="float">
            <text:p>1.883939</text:p>
          </table:table-cell>
          <table:table-cell office:value-type="float" office:value="0" calcext:value-type="float">
            <text:p>0</text:p>
          </table:table-cell>
          <table:table-cell office:value-type="float" office:value="1.845822" calcext:value-type="float">
            <text:p>1.845822</text:p>
          </table:table-cell>
          <table:table-cell office:value-type="float" office:value="0" calcext:value-type="float">
            <text:p>0</text:p>
          </table:table-cell>
          <table:table-cell office:value-type="float" office:value="1.855497" calcext:value-type="float">
            <text:p>1.855497</text:p>
          </table:table-cell>
          <table:table-cell office:value-type="float" office:value="0" calcext:value-type="float">
            <text:p>0</text:p>
          </table:table-cell>
          <table:table-cell office:value-type="float" office:value="1.121086" calcext:value-type="float">
            <text:p>1.121086</text:p>
          </table:table-cell>
          <table:table-cell office:value-type="float" office:value="0" calcext:value-type="float">
            <text:p>0</text:p>
          </table:table-cell>
          <table:table-cell office:value-type="float" office:value="0.087445" calcext:value-type="float">
            <text:p>0.087445</text:p>
          </table:table-cell>
          <table:table-cell office:value-type="float" office:value="1.44" calcext:value-type="float">
            <text:p>1.44</text:p>
          </table:table-cell>
          <table:table-cell office:value-type="float" office:value="0.098872" calcext:value-type="float">
            <text:p>0.098872</text:p>
          </table:table-cell>
          <table:table-cell office:value-type="float" office:value="0.96" calcext:value-type="float">
            <text:p>0.96</text:p>
          </table:table-cell>
          <table:table-cell office:value-type="float" office:value="0.007791" calcext:value-type="float">
            <text:p>0.007791</text:p>
          </table:table-cell>
          <table:table-cell office:value-type="float" office:value="0.22" calcext:value-type="float">
            <text:p>0.22</text:p>
          </table:table-cell>
          <table:table-cell office:value-type="float" office:value="0.022669" calcext:value-type="float">
            <text:p>0.022669</text:p>
          </table:table-cell>
          <table:table-cell office:value-type="float" office:value="0.64" calcext:value-type="float">
            <text:p>0.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871906" calcext:value-type="float">
            <text:p>1.871906</text:p>
          </table:table-cell>
          <table:table-cell office:value-type="float" office:value="0.9" calcext:value-type="float">
            <text:p>0.9</text:p>
          </table:table-cell>
          <table:table-cell office:value-type="float" office:value="2.151794" calcext:value-type="float">
            <text:p>2.151794</text:p>
          </table:table-cell>
          <table:table-cell office:value-type="float" office:value="1.06" calcext:value-type="float">
            <text:p>1.06</text:p>
          </table:table-cell>
          <table:table-cell office:value-type="float" office:value="0.075575" calcext:value-type="float">
            <text:p>0.075575</text:p>
          </table:table-cell>
          <table:table-cell office:value-type="float" office:value="0.02" calcext:value-type="float">
            <text:p>0.02</text:p>
          </table:table-cell>
          <table:table-cell office:value-type="float" office:value="0.625662" calcext:value-type="float">
            <text:p>0.625662</text:p>
          </table:table-cell>
          <table:table-cell office:value-type="float" office:value="0.34" calcext:value-type="float">
            <text:p>0.34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1" calcext:value-type="float">
            <text:p>0.1</text:p>
          </table:table-cell>
          <table:table-cell office:value-type="float" office:value="0.23664" calcext:value-type="float">
            <text:p>0.23664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.137568" calcext:value-type="float">
            <text:p>6.137568</text:p>
          </table:table-cell>
          <table:table-cell office:value-type="float" office:value="0" calcext:value-type="float">
            <text:p>0</text:p>
          </table:table-cell>
          <table:table-cell office:value-type="float" office:value="18.815628" calcext:value-type="float">
            <text:p>18.815628</text:p>
          </table:table-cell>
          <table:table-cell office:value-type="float" office:value="0.021968" calcext:value-type="float">
            <text:p>0.021968</text:p>
          </table:table-cell>
          <table:table-cell office:value-type="float" office:value="1.340384" calcext:value-type="float">
            <text:p>1.340384</text:p>
          </table:table-cell>
          <table:table-cell office:value-type="float" office:value="0.918303" calcext:value-type="float">
            <text:p>0.918303</text:p>
          </table:table-cell>
          <table:table-cell office:value-type="float" office:value="3.747674" calcext:value-type="float">
            <text:p>3.747674</text:p>
          </table:table-cell>
          <table:table-cell office:value-type="float" office:value="2.67691" calcext:value-type="float">
            <text:p>2.67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0409" calcext:value-type="float">
            <text:p>3.020409</text:p>
          </table:table-cell>
          <table:table-cell office:value-type="float" office:value="2.671463" calcext:value-type="float">
            <text:p>2.671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0613" calcext:value-type="float">
            <text:p>0.140613</text:p>
          </table:table-cell>
          <table:table-cell office:value-type="float" office:value="0.05649" calcext:value-type="float">
            <text:p>0.05649</text:p>
          </table:table-cell>
          <table:table-cell office:value-type="float" office:value="1.786397" calcext:value-type="float">
            <text:p>1.786397</text:p>
          </table:table-cell>
          <table:table-cell office:value-type="float" office:value="2.055248" calcext:value-type="float">
            <text:p>2.055248</text:p>
          </table:table-cell>
          <table:table-cell office:value-type="float" office:value="0.032586" calcext:value-type="float">
            <text:p>0.032586</text:p>
          </table:table-cell>
          <table:table-cell office:value-type="float" office:value="0.007993" calcext:value-type="float">
            <text:p>0.007993</text:p>
          </table:table-cell>
          <table:table-cell office:value-type="float" office:value="2.178867" calcext:value-type="float">
            <text:p>2.178867</text:p>
          </table:table-cell>
          <table:table-cell office:value-type="float" office:value="2.096722" calcext:value-type="float">
            <text:p>2.0967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308235" calcext:value-type="float">
            <text:p>4.308235</text:p>
          </table:table-cell>
          <table:table-cell office:value-type="float" office:value="0.268454" calcext:value-type="float">
            <text:p>0.268454</text:p>
          </table:table-cell>
          <table:table-cell office:value-type="float" office:value="1.984427" calcext:value-type="float">
            <text:p>1.984427</text:p>
          </table:table-cell>
          <table:table-cell office:value-type="float" office:value="1.623894" calcext:value-type="float">
            <text:p>1.623894</text:p>
          </table:table-cell>
          <table:table-cell office:value-type="float" office:value="0.425643" calcext:value-type="float">
            <text:p>0.425643</text:p>
          </table:table-cell>
          <table:table-cell office:value-type="float" office:value="0.028324" calcext:value-type="float">
            <text:p>0.028324</text:p>
          </table:table-cell>
          <table:table-cell office:value-type="float" office:value="4.618487" calcext:value-type="float">
            <text:p>4.618487</text:p>
          </table:table-cell>
          <table:table-cell office:value-type="float" office:value="4.548534" calcext:value-type="float">
            <text:p>4.548534</text:p>
          </table:table-cell>
          <table:table-cell office:value-type="float" office:value="0.31912" calcext:value-type="float">
            <text:p>0.31912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2.885122" calcext:value-type="float">
            <text:p>2.885122</text:p>
          </table:table-cell>
          <table:table-cell office:value-type="float" office:value="3.442186" calcext:value-type="float">
            <text:p>3.442186</text:p>
          </table:table-cell>
          <table:table-cell office:value-type="float" office:value="18.815628" calcext:value-type="float">
            <text:p>18.815628</text:p>
          </table:table-cell>
          <table:table-cell office:value-type="float" office:value="2.58" calcext:value-type="float">
            <text:p>2.58</text:p>
          </table:table-cell>
          <table:table-cell office:value-type="float" office:value="1.879837" calcext:value-type="float">
            <text:p>1.879837</text:p>
          </table:table-cell>
          <table:table-cell office:value-type="float" office:value="0" calcext:value-type="float">
            <text:p>0</text:p>
          </table:table-cell>
          <table:table-cell office:value-type="float" office:value="1.867837" calcext:value-type="float">
            <text:p>1.867837</text:p>
          </table:table-cell>
          <table:table-cell office:value-type="float" office:value="0" calcext:value-type="float">
            <text:p>0</text:p>
          </table:table-cell>
          <table:table-cell office:value-type="float" office:value="1.8812" calcext:value-type="float">
            <text:p>1.8812</text:p>
          </table:table-cell>
          <table:table-cell office:value-type="float" office:value="0" calcext:value-type="float">
            <text:p>0</text:p>
          </table:table-cell>
          <table:table-cell office:value-type="float" office:value="1.139209" calcext:value-type="float">
            <text:p>1.139209</text:p>
          </table:table-cell>
          <table:table-cell office:value-type="float" office:value="0" calcext:value-type="float">
            <text:p>0</text:p>
          </table:table-cell>
          <table:table-cell office:value-type="float" office:value="0.069874" calcext:value-type="float">
            <text:p>0.069874</text:p>
          </table:table-cell>
          <table:table-cell office:value-type="float" office:value="1.34" calcext:value-type="float">
            <text:p>1.34</text:p>
          </table:table-cell>
          <table:table-cell office:value-type="float" office:value="0.07074" calcext:value-type="float">
            <text:p>0.07074</text:p>
          </table:table-cell>
          <table:table-cell office:value-type="float" office:value="0.78" calcext:value-type="float">
            <text:p>0.78</text:p>
          </table:table-cell>
          <table:table-cell office:value-type="float" office:value="0.012732" calcext:value-type="float">
            <text:p>0.012732</text:p>
          </table:table-cell>
          <table:table-cell office:value-type="float" office:value="0.36" calcext:value-type="float">
            <text:p>0.36</text:p>
          </table:table-cell>
          <table:table-cell office:value-type="float" office:value="0.019853" calcext:value-type="float">
            <text:p>0.019853</text:p>
          </table:table-cell>
          <table:table-cell office:value-type="float" office:value="0.56" calcext:value-type="float">
            <text:p>0.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56455" calcext:value-type="float">
            <text:p>2.156455</text:p>
          </table:table-cell>
          <table:table-cell office:value-type="float" office:value="0.9" calcext:value-type="float">
            <text:p>0.9</text:p>
          </table:table-cell>
          <table:table-cell office:value-type="float" office:value="2.15178" calcext:value-type="float">
            <text:p>2.15178</text:p>
          </table:table-cell>
          <table:table-cell office:value-type="float" office:value="0.9" calcext:value-type="float">
            <text:p>0.9</text:p>
          </table:table-cell>
          <table:table-cell office:value-type="float" office:value="0.170149" calcext:value-type="float">
            <text:p>0.170149</text:p>
          </table:table-cell>
          <table:table-cell office:value-type="float" office:value="0.14" calcext:value-type="float">
            <text:p>0.14</text:p>
          </table:table-cell>
          <table:table-cell office:value-type="float" office:value="0.255494" calcext:value-type="float">
            <text:p>0.255494</text:p>
          </table:table-cell>
          <table:table-cell office:value-type="float" office:value="0.32" calcext:value-type="float">
            <text:p>0.32</text:p>
          </table:table-cell>
          <table:table-cell office:value-type="float" office:value="0.02332" calcext:value-type="float">
            <text:p>0.02332</text:p>
          </table:table-cell>
          <table:table-cell office:value-type="float" office:value="0.22" calcext:value-type="float">
            <text:p>0.22</text:p>
          </table:table-cell>
          <table:table-cell office:value-type="float" office:value="0.2958" calcext:value-type="float">
            <text:p>0.295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7.333014" calcext:value-type="float">
            <text:p>7.333014</text:p>
          </table:table-cell>
          <table:table-cell office:value-type="float" office:value="0" calcext:value-type="float">
            <text:p>0</text:p>
          </table:table-cell>
          <table:table-cell office:value-type="float" office:value="33.933907" calcext:value-type="float">
            <text:p>33.933907</text:p>
          </table:table-cell>
          <table:table-cell office:value-type="float" office:value="0.039618" calcext:value-type="float">
            <text:p>0.039618</text:p>
          </table:table-cell>
          <table:table-cell office:value-type="float" office:value="1.40348" calcext:value-type="float">
            <text:p>1.40348</text:p>
          </table:table-cell>
          <table:table-cell office:value-type="float" office:value="0.465075" calcext:value-type="float">
            <text:p>0.465075</text:p>
          </table:table-cell>
          <table:table-cell office:value-type="float" office:value="3.728799" calcext:value-type="float">
            <text:p>3.728799</text:p>
          </table:table-cell>
          <table:table-cell office:value-type="float" office:value="2.663428" calcext:value-type="float">
            <text:p>2.663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0534" calcext:value-type="float">
            <text:p>3.010534</text:p>
          </table:table-cell>
          <table:table-cell office:value-type="float" office:value="2.658602" calcext:value-type="float">
            <text:p>2.658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93" calcext:value-type="float">
            <text:p>0.08993</text:p>
          </table:table-cell>
          <table:table-cell office:value-type="float" office:value="0.04785" calcext:value-type="float">
            <text:p>0.04785</text:p>
          </table:table-cell>
          <table:table-cell office:value-type="float" office:value="0.963684" calcext:value-type="float">
            <text:p>0.963684</text:p>
          </table:table-cell>
          <table:table-cell office:value-type="float" office:value="1.655818" calcext:value-type="float">
            <text:p>1.655818</text:p>
          </table:table-cell>
          <table:table-cell office:value-type="float" office:value="0.014842" calcext:value-type="float">
            <text:p>0.014842</text:p>
          </table:table-cell>
          <table:table-cell office:value-type="float" office:value="0.003894" calcext:value-type="float">
            <text:p>0.003894</text:p>
          </table:table-cell>
          <table:table-cell office:value-type="float" office:value="1.948902" calcext:value-type="float">
            <text:p>1.948902</text:p>
          </table:table-cell>
          <table:table-cell office:value-type="float" office:value="2.520636" calcext:value-type="float">
            <text:p>2.5206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779532" calcext:value-type="float">
            <text:p>3.779532</text:p>
          </table:table-cell>
          <table:table-cell office:value-type="float" office:value="0.223802" calcext:value-type="float">
            <text:p>0.223802</text:p>
          </table:table-cell>
          <table:table-cell office:value-type="float" office:value="1.652675" calcext:value-type="float">
            <text:p>1.652675</text:p>
          </table:table-cell>
          <table:table-cell office:value-type="float" office:value="1.530712" calcext:value-type="float">
            <text:p>1.530712</text:p>
          </table:table-cell>
          <table:table-cell office:value-type="float" office:value="0.687149" calcext:value-type="float">
            <text:p>0.687149</text:p>
          </table:table-cell>
          <table:table-cell office:value-type="float" office:value="0.046911" calcext:value-type="float">
            <text:p>0.046911</text:p>
          </table:table-cell>
          <table:table-cell office:value-type="float" office:value="4.038949" calcext:value-type="float">
            <text:p>4.038949</text:p>
          </table:table-cell>
          <table:table-cell office:value-type="float" office:value="3.641857" calcext:value-type="float">
            <text:p>3.641857</text:p>
          </table:table-cell>
          <table:table-cell office:value-type="float" office:value="0.29304" calcext:value-type="float">
            <text:p>0.29304</text:p>
          </table:table-cell>
          <table:table-cell office:value-type="float" office:value="0.007697" calcext:value-type="float">
            <text:p>0.007697</text:p>
          </table:table-cell>
          <table:table-cell office:value-type="float" office:value="4.394151" calcext:value-type="float">
            <text:p>4.394151</text:p>
          </table:table-cell>
          <table:table-cell office:value-type="float" office:value="3.944012" calcext:value-type="float">
            <text:p>3.944012</text:p>
          </table:table-cell>
          <table:table-cell office:value-type="float" office:value="33.933907" calcext:value-type="float">
            <text:p>33.933907</text:p>
          </table:table-cell>
          <table:table-cell office:value-type="float" office:value="3.4" calcext:value-type="float">
            <text:p>3.4</text:p>
          </table:table-cell>
          <table:table-cell office:value-type="float" office:value="1.866573" calcext:value-type="float">
            <text:p>1.866573</text:p>
          </table:table-cell>
          <table:table-cell office:value-type="float" office:value="0" calcext:value-type="float">
            <text:p>0</text:p>
          </table:table-cell>
          <table:table-cell office:value-type="float" office:value="1.862225" calcext:value-type="float">
            <text:p>1.862225</text:p>
          </table:table-cell>
          <table:table-cell office:value-type="float" office:value="0" calcext:value-type="float">
            <text:p>0</text:p>
          </table:table-cell>
          <table:table-cell office:value-type="float" office:value="1.884199" calcext:value-type="float">
            <text:p>1.884199</text:p>
          </table:table-cell>
          <table:table-cell office:value-type="float" office:value="0" calcext:value-type="float">
            <text:p>0</text:p>
          </table:table-cell>
          <table:table-cell office:value-type="float" office:value="1.126335" calcext:value-type="float">
            <text:p>1.126335</text:p>
          </table:table-cell>
          <table:table-cell office:value-type="float" office:value="0" calcext:value-type="float">
            <text:p>0</text:p>
          </table:table-cell>
          <table:table-cell office:value-type="float" office:value="0.063993" calcext:value-type="float">
            <text:p>0.063993</text:p>
          </table:table-cell>
          <table:table-cell office:value-type="float" office:value="1.2" calcext:value-type="float">
            <text:p>1.2</text:p>
          </table:table-cell>
          <table:table-cell office:value-type="float" office:value="0.025937" calcext:value-type="float">
            <text:p>0.025937</text:p>
          </table:table-cell>
          <table:table-cell office:value-type="float" office:value="0.54" calcext:value-type="float">
            <text:p>0.54</text:p>
          </table:table-cell>
          <table:table-cell office:value-type="float" office:value="0.004935" calcext:value-type="float">
            <text:p>0.004935</text:p>
          </table:table-cell>
          <table:table-cell office:value-type="float" office:value="0.14" calcext:value-type="float">
            <text:p>0.14</text:p>
          </table:table-cell>
          <table:table-cell office:value-type="float" office:value="0.009908" calcext:value-type="float">
            <text:p>0.009908</text:p>
          </table:table-cell>
          <table:table-cell office:value-type="float" office:value="0.28" calcext:value-type="float">
            <text:p>0.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70588" calcext:value-type="float">
            <text:p>2.170588</text:p>
          </table:table-cell>
          <table:table-cell office:value-type="float" office:value="0.84" calcext:value-type="float">
            <text:p>0.84</text:p>
          </table:table-cell>
          <table:table-cell office:value-type="float" office:value="1.608944" calcext:value-type="float">
            <text:p>1.608944</text:p>
          </table:table-cell>
          <table:table-cell office:value-type="float" office:value="0.72" calcext:value-type="float">
            <text:p>0.72</text:p>
          </table:table-cell>
          <table:table-cell office:value-type="float" office:value="0.246487" calcext:value-type="float">
            <text:p>0.246487</text:p>
          </table:table-cell>
          <table:table-cell office:value-type="float" office:value="0.32" calcext:value-type="float">
            <text:p>0.32</text:p>
          </table:table-cell>
          <table:table-cell office:value-type="float" office:value="0.440661" calcext:value-type="float">
            <text:p>0.440661</text:p>
          </table:table-cell>
          <table:table-cell office:value-type="float" office:value="0.5" calcext:value-type="float">
            <text:p>0.5</text:p>
          </table:table-cell>
          <table:table-cell office:value-type="float" office:value="0.01696" calcext:value-type="float">
            <text:p>0.01696</text:p>
          </table:table-cell>
          <table:table-cell office:value-type="float" office:value="0.16" calcext:value-type="float">
            <text:p>0.16</text:p>
          </table:table-cell>
          <table:table-cell office:value-type="float" office:value="0.27608" calcext:value-type="float">
            <text:p>0.2760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.984109" calcext:value-type="float">
            <text:p>4.984109</text:p>
          </table:table-cell>
          <table:table-cell office:value-type="float" office:value="0" calcext:value-type="float">
            <text:p>0</text:p>
          </table:table-cell>
          <table:table-cell office:value-type="float" office:value="57.616714" calcext:value-type="float">
            <text:p>57.616714</text:p>
          </table:table-cell>
          <table:table-cell office:value-type="float" office:value="0.067268" calcext:value-type="float">
            <text:p>0.067268</text:p>
          </table:table-cell>
          <table:table-cell office:value-type="float" office:value="1.691824" calcext:value-type="float">
            <text:p>1.691824</text:p>
          </table:table-cell>
          <table:table-cell office:value-type="float" office:value="0.310557" calcext:value-type="float">
            <text:p>0.310557</text:p>
          </table:table-cell>
          <table:table-cell office:value-type="float" office:value="3.748468" calcext:value-type="float">
            <text:p>3.748468</text:p>
          </table:table-cell>
          <table:table-cell office:value-type="float" office:value="2.677477" calcext:value-type="float">
            <text:p>2.677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1196" calcext:value-type="float">
            <text:p>2.981196</text:p>
          </table:table-cell>
          <table:table-cell office:value-type="float" office:value="2.648318" calcext:value-type="float">
            <text:p>2.648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6638" calcext:value-type="float">
            <text:p>0.116638</text:p>
          </table:table-cell>
          <table:table-cell office:value-type="float" office:value="0.059637" calcext:value-type="float">
            <text:p>0.059637</text:p>
          </table:table-cell>
          <table:table-cell office:value-type="float" office:value="0.562902" calcext:value-type="float">
            <text:p>0.562902</text:p>
          </table:table-cell>
          <table:table-cell office:value-type="float" office:value="0.853749" calcext:value-type="float">
            <text:p>0.853749</text:p>
          </table:table-cell>
          <table:table-cell office:value-type="float" office:value="0.020458" calcext:value-type="float">
            <text:p>0.020458</text:p>
          </table:table-cell>
          <table:table-cell office:value-type="float" office:value="0.005706" calcext:value-type="float">
            <text:p>0.005706</text:p>
          </table:table-cell>
          <table:table-cell office:value-type="float" office:value="1.098119" calcext:value-type="float">
            <text:p>1.098119</text:p>
          </table:table-cell>
          <table:table-cell office:value-type="float" office:value="1.642374" calcext:value-type="float">
            <text:p>1.6423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79795" calcext:value-type="float">
            <text:p>3.79795</text:p>
          </table:table-cell>
          <table:table-cell office:value-type="float" office:value="0.221162" calcext:value-type="float">
            <text:p>0.221162</text:p>
          </table:table-cell>
          <table:table-cell office:value-type="float" office:value="1.307756" calcext:value-type="float">
            <text:p>1.307756</text:p>
          </table:table-cell>
          <table:table-cell office:value-type="float" office:value="1.310639" calcext:value-type="float">
            <text:p>1.310639</text:p>
          </table:table-cell>
          <table:table-cell office:value-type="float" office:value="0.913092" calcext:value-type="float">
            <text:p>0.913092</text:p>
          </table:table-cell>
          <table:table-cell office:value-type="float" office:value="0.066336" calcext:value-type="float">
            <text:p>0.066336</text:p>
          </table:table-cell>
          <table:table-cell office:value-type="float" office:value="2.60572" calcext:value-type="float">
            <text:p>2.60572</text:p>
          </table:table-cell>
          <table:table-cell office:value-type="float" office:value="2.586957" calcext:value-type="float">
            <text:p>2.586957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01674" calcext:value-type="float">
            <text:p>0.001674</text:p>
          </table:table-cell>
          <table:table-cell office:value-type="float" office:value="5.754771" calcext:value-type="float">
            <text:p>5.754771</text:p>
          </table:table-cell>
          <table:table-cell office:value-type="float" office:value="4.602907" calcext:value-type="float">
            <text:p>4.602907</text:p>
          </table:table-cell>
          <table:table-cell office:value-type="float" office:value="57.616714" calcext:value-type="float">
            <text:p>57.616714</text:p>
          </table:table-cell>
          <table:table-cell office:value-type="float" office:value="4.04" calcext:value-type="float">
            <text:p>4.04</text:p>
          </table:table-cell>
          <table:table-cell office:value-type="float" office:value="1.867254" calcext:value-type="float">
            <text:p>1.867254</text:p>
          </table:table-cell>
          <table:table-cell office:value-type="float" office:value="0" calcext:value-type="float">
            <text:p>0</text:p>
          </table:table-cell>
          <table:table-cell office:value-type="float" office:value="1.881214" calcext:value-type="float">
            <text:p>1.881214</text:p>
          </table:table-cell>
          <table:table-cell office:value-type="float" office:value="0" calcext:value-type="float">
            <text:p>0</text:p>
          </table:table-cell>
          <table:table-cell office:value-type="float" office:value="1.831209" calcext:value-type="float">
            <text:p>1.831209</text:p>
          </table:table-cell>
          <table:table-cell office:value-type="float" office:value="0" calcext:value-type="float">
            <text:p>0</text:p>
          </table:table-cell>
          <table:table-cell office:value-type="float" office:value="1.149987" calcext:value-type="float">
            <text:p>1.149987</text:p>
          </table:table-cell>
          <table:table-cell office:value-type="float" office:value="0" calcext:value-type="float">
            <text:p>0</text:p>
          </table:table-cell>
          <table:table-cell office:value-type="float" office:value="0.079005" calcext:value-type="float">
            <text:p>0.079005</text:p>
          </table:table-cell>
          <table:table-cell office:value-type="float" office:value="1.36" calcext:value-type="float">
            <text:p>1.36</text:p>
          </table:table-cell>
          <table:table-cell office:value-type="float" office:value="0.037633" calcext:value-type="float">
            <text:p>0.037633</text:p>
          </table:table-cell>
          <table:table-cell office:value-type="float" office:value="0.72" calcext:value-type="float">
            <text:p>0.72</text:p>
          </table:table-cell>
          <table:table-cell office:value-type="float" office:value="0.005644" calcext:value-type="float">
            <text:p>0.005644</text:p>
          </table:table-cell>
          <table:table-cell office:value-type="float" office:value="0.16" calcext:value-type="float">
            <text:p>0.16</text:p>
          </table:table-cell>
          <table:table-cell office:value-type="float" office:value="0.014814" calcext:value-type="float">
            <text:p>0.014814</text:p>
          </table:table-cell>
          <table:table-cell office:value-type="float" office:value="0.42" calcext:value-type="float">
            <text:p>0.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70002" calcext:value-type="float">
            <text:p>2.270002</text:p>
          </table:table-cell>
          <table:table-cell office:value-type="float" office:value="0.98" calcext:value-type="float">
            <text:p>0.98</text:p>
          </table:table-cell>
          <table:table-cell office:value-type="float" office:value="1.527948" calcext:value-type="float">
            <text:p>1.527948</text:p>
          </table:table-cell>
          <table:table-cell office:value-type="float" office:value="0.96" calcext:value-type="float">
            <text:p>0.96</text:p>
          </table:table-cell>
          <table:table-cell office:value-type="float" office:value="0.232265" calcext:value-type="float">
            <text:p>0.232265</text:p>
          </table:table-cell>
          <table:table-cell office:value-type="float" office:value="0.26" calcext:value-type="float">
            <text:p>0.26</text:p>
          </table:table-cell>
          <table:table-cell office:value-type="float" office:value="0.680827" calcext:value-type="float">
            <text:p>0.680827</text:p>
          </table:table-cell>
          <table:table-cell office:value-type="float" office:value="0.68" calcext:value-type="float">
            <text:p>0.68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.04" calcext:value-type="float">
            <text:p>0.04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.713425" calcext:value-type="float">
            <text:p>6.713425</text:p>
          </table:table-cell>
          <table:table-cell office:value-type="float" office:value="0" calcext:value-type="float">
            <text:p>0</text:p>
          </table:table-cell>
          <table:table-cell office:value-type="float" office:value="66.823418" calcext:value-type="float">
            <text:p>66.823418</text:p>
          </table:table-cell>
          <table:table-cell office:value-type="float" office:value="0.078017" calcext:value-type="float">
            <text:p>0.078017</text:p>
          </table:table-cell>
          <table:table-cell office:value-type="float" office:value="2.756663" calcext:value-type="float">
            <text:p>2.756663</text:p>
          </table:table-cell>
          <table:table-cell office:value-type="float" office:value="1.044714" calcext:value-type="float">
            <text:p>1.044714</text:p>
          </table:table-cell>
          <table:table-cell office:value-type="float" office:value="3.763393" calcext:value-type="float">
            <text:p>3.763393</text:p>
          </table:table-cell>
          <table:table-cell office:value-type="float" office:value="2.688138" calcext:value-type="float">
            <text:p>2.688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44864" calcext:value-type="float">
            <text:p>2.944864</text:p>
          </table:table-cell>
          <table:table-cell office:value-type="float" office:value="2.620788" calcext:value-type="float">
            <text:p>2.620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315" calcext:value-type="float">
            <text:p>0.119315</text:p>
          </table:table-cell>
          <table:table-cell office:value-type="float" office:value="0.060843" calcext:value-type="float">
            <text:p>0.060843</text:p>
          </table:table-cell>
          <table:table-cell office:value-type="float" office:value="0.760026" calcext:value-type="float">
            <text:p>0.760026</text:p>
          </table:table-cell>
          <table:table-cell office:value-type="float" office:value="1.296551" calcext:value-type="float">
            <text:p>1.296551</text:p>
          </table:table-cell>
          <table:table-cell office:value-type="float" office:value="0.028935" calcext:value-type="float">
            <text:p>0.028935</text:p>
          </table:table-cell>
          <table:table-cell office:value-type="float" office:value="0.008548" calcext:value-type="float">
            <text:p>0.008548</text:p>
          </table:table-cell>
          <table:table-cell office:value-type="float" office:value="0.94368" calcext:value-type="float">
            <text:p>0.94368</text:p>
          </table:table-cell>
          <table:table-cell office:value-type="float" office:value="0.813031" calcext:value-type="float">
            <text:p>0.8130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353873" calcext:value-type="float">
            <text:p>4.353873</text:p>
          </table:table-cell>
          <table:table-cell office:value-type="float" office:value="0.260033" calcext:value-type="float">
            <text:p>0.260033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71073" calcext:value-type="float">
            <text:p>0.71073</text:p>
          </table:table-cell>
          <table:table-cell office:value-type="float" office:value="1.246873" calcext:value-type="float">
            <text:p>1.246873</text:p>
          </table:table-cell>
          <table:table-cell office:value-type="float" office:value="0.091524" calcext:value-type="float">
            <text:p>0.091524</text:p>
          </table:table-cell>
          <table:table-cell office:value-type="float" office:value="2.534694" calcext:value-type="float">
            <text:p>2.534694</text:p>
          </table:table-cell>
          <table:table-cell office:value-type="float" office:value="1.813055" calcext:value-type="float">
            <text:p>1.813055</text:p>
          </table:table-cell>
          <table:table-cell office:value-type="float" office:value="0.04156" calcext:value-type="float">
            <text:p>0.04156</text:p>
          </table:table-cell>
          <table:table-cell office:value-type="float" office:value="0.001087" calcext:value-type="float">
            <text:p>0.001087</text:p>
          </table:table-cell>
          <table:table-cell office:value-type="float" office:value="4.138653" calcext:value-type="float">
            <text:p>4.138653</text:p>
          </table:table-cell>
          <table:table-cell office:value-type="float" office:value="4.281113" calcext:value-type="float">
            <text:p>4.281113</text:p>
          </table:table-cell>
          <table:table-cell office:value-type="float" office:value="66.823418" calcext:value-type="float">
            <text:p>66.823418</text:p>
          </table:table-cell>
          <table:table-cell office:value-type="float" office:value="2.6" calcext:value-type="float">
            <text:p>2.6</text:p>
          </table:table-cell>
          <table:table-cell office:value-type="float" office:value="1.906003" calcext:value-type="float">
            <text:p>1.906003</text:p>
          </table:table-cell>
          <table:table-cell office:value-type="float" office:value="0" calcext:value-type="float">
            <text:p>0</text:p>
          </table:table-cell>
          <table:table-cell office:value-type="float" office:value="1.85739" calcext:value-type="float">
            <text:p>1.85739</text:p>
          </table:table-cell>
          <table:table-cell office:value-type="float" office:value="0" calcext:value-type="float">
            <text:p>0</text:p>
          </table:table-cell>
          <table:table-cell office:value-type="float" office:value="1.798374" calcext:value-type="float">
            <text:p>1.798374</text:p>
          </table:table-cell>
          <table:table-cell office:value-type="float" office:value="0" calcext:value-type="float">
            <text:p>0</text:p>
          </table:table-cell>
          <table:table-cell office:value-type="float" office:value="1.146489" calcext:value-type="float">
            <text:p>1.146489</text:p>
          </table:table-cell>
          <table:table-cell office:value-type="float" office:value="0" calcext:value-type="float">
            <text:p>0</text:p>
          </table:table-cell>
          <table:table-cell office:value-type="float" office:value="0.08055" calcext:value-type="float">
            <text:p>0.08055</text:p>
          </table:table-cell>
          <table:table-cell office:value-type="float" office:value="1.34" calcext:value-type="float">
            <text:p>1.34</text:p>
          </table:table-cell>
          <table:table-cell office:value-type="float" office:value="0.038765" calcext:value-type="float">
            <text:p>0.038765</text:p>
          </table:table-cell>
          <table:table-cell office:value-type="float" office:value="0.74" calcext:value-type="float">
            <text:p>0.74</text:p>
          </table:table-cell>
          <table:table-cell office:value-type="float" office:value="0.006353" calcext:value-type="float">
            <text:p>0.006353</text:p>
          </table:table-cell>
          <table:table-cell office:value-type="float" office:value="0.18" calcext:value-type="float">
            <text:p>0.18</text:p>
          </table:table-cell>
          <table:table-cell office:value-type="float" office:value="0.022582" calcext:value-type="float">
            <text:p>0.022582</text:p>
          </table:table-cell>
          <table:table-cell office:value-type="float" office:value="0.64" calcext:value-type="float">
            <text:p>0.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47536" calcext:value-type="float">
            <text:p>2.447536</text:p>
          </table:table-cell>
          <table:table-cell office:value-type="float" office:value="1.34" calcext:value-type="float">
            <text:p>1.34</text:p>
          </table:table-cell>
          <table:table-cell office:value-type="float" office:value="1.906337" calcext:value-type="float">
            <text:p>1.906337</text:p>
          </table:table-cell>
          <table:table-cell office:value-type="float" office:value="1.3" calcext:value-type="float">
            <text:p>1.3</text:p>
          </table:table-cell>
          <table:table-cell office:value-type="float" office:value="0.294832" calcext:value-type="float">
            <text:p>0.294832</text:p>
          </table:table-cell>
          <table:table-cell office:value-type="float" office:value="0.28" calcext:value-type="float">
            <text:p>0.28</text:p>
          </table:table-cell>
          <table:table-cell office:value-type="float" office:value="0.952041" calcext:value-type="float">
            <text:p>0.952041</text:p>
          </table:table-cell>
          <table:table-cell office:value-type="float" office:value="0.88" calcext:value-type="float">
            <text:p>0.88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2" calcext:value-type="float">
            <text:p>0.02</text:p>
          </table:table-cell>
          <table:table-cell office:value-type="float" office:value="0.03944" calcext:value-type="float">
            <text:p>0.0394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.085382" calcext:value-type="float">
            <text:p>6.085382</text:p>
          </table:table-cell>
          <table:table-cell office:value-type="float" office:value="0" calcext:value-type="float">
            <text:p>0</text:p>
          </table:table-cell>
          <table:table-cell office:value-type="float" office:value="32.60305" calcext:value-type="float">
            <text:p>32.60305</text:p>
          </table:table-cell>
          <table:table-cell office:value-type="float" office:value="0.038065" calcext:value-type="float">
            <text:p>0.038065</text:p>
          </table:table-cell>
          <table:table-cell office:value-type="float" office:value="4.560954" calcext:value-type="float">
            <text:p>4.560954</text:p>
          </table:table-cell>
          <table:table-cell office:value-type="float" office:value="1.626356" calcext:value-type="float">
            <text:p>1.626356</text:p>
          </table:table-cell>
          <table:table-cell office:value-type="float" office:value="3.764777" calcext:value-type="float">
            <text:p>3.764777</text:p>
          </table:table-cell>
          <table:table-cell office:value-type="float" office:value="2.689126" calcext:value-type="float">
            <text:p>2.689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1387" calcext:value-type="float">
            <text:p>2.991387</text:p>
          </table:table-cell>
          <table:table-cell office:value-type="float" office:value="2.657809" calcext:value-type="float">
            <text:p>2.657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933" calcext:value-type="float">
            <text:p>0.156933</text:p>
          </table:table-cell>
          <table:table-cell office:value-type="float" office:value="0.069103" calcext:value-type="float">
            <text:p>0.069103</text:p>
          </table:table-cell>
          <table:table-cell office:value-type="float" office:value="0.437646" calcext:value-type="float">
            <text:p>0.437646</text:p>
          </table:table-cell>
          <table:table-cell office:value-type="float" office:value="0.356573" calcext:value-type="float">
            <text:p>0.356573</text:p>
          </table:table-cell>
          <table:table-cell office:value-type="float" office:value="0.01982" calcext:value-type="float">
            <text:p>0.01982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2.347104" calcext:value-type="float">
            <text:p>2.347104</text:p>
          </table:table-cell>
          <table:table-cell office:value-type="float" office:value="1.705371" calcext:value-type="float">
            <text:p>1.7053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261787" calcext:value-type="float">
            <text:p>5.261787</text:p>
          </table:table-cell>
          <table:table-cell office:value-type="float" office:value="0.303023" calcext:value-type="float">
            <text:p>0.303023</text:p>
          </table:table-cell>
          <table:table-cell office:value-type="float" office:value="1.123783" calcext:value-type="float">
            <text:p>1.123783</text:p>
          </table:table-cell>
          <table:table-cell office:value-type="float" office:value="0.609353" calcext:value-type="float">
            <text:p>0.609353</text:p>
          </table:table-cell>
          <table:table-cell office:value-type="float" office:value="0.852029" calcext:value-type="float">
            <text:p>0.852029</text:p>
          </table:table-cell>
          <table:table-cell office:value-type="float" office:value="0.059234" calcext:value-type="float">
            <text:p>0.059234</text:p>
          </table:table-cell>
          <table:table-cell office:value-type="float" office:value="5.685224" calcext:value-type="float">
            <text:p>5.685224</text:p>
          </table:table-cell>
          <table:table-cell office:value-type="float" office:value="3.49311" calcext:value-type="float">
            <text:p>3.49311</text:p>
          </table:table-cell>
          <table:table-cell office:value-type="float" office:value="0.026228" calcext:value-type="float">
            <text:p>0.026228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6.281097" calcext:value-type="float">
            <text:p>6.281097</text:p>
          </table:table-cell>
          <table:table-cell office:value-type="float" office:value="8.663244" calcext:value-type="float">
            <text:p>8.663244</text:p>
          </table:table-cell>
          <table:table-cell office:value-type="float" office:value="32.60305" calcext:value-type="float">
            <text:p>32.60305</text:p>
          </table:table-cell>
          <table:table-cell office:value-type="float" office:value="1.6" calcext:value-type="float">
            <text:p>1.6</text:p>
          </table:table-cell>
          <table:table-cell office:value-type="float" office:value="1.900975" calcext:value-type="float">
            <text:p>1.900975</text:p>
          </table:table-cell>
          <table:table-cell office:value-type="float" office:value="0" calcext:value-type="float">
            <text:p>0</text:p>
          </table:table-cell>
          <table:table-cell office:value-type="float" office:value="1.863802" calcext:value-type="float">
            <text:p>1.863802</text:p>
          </table:table-cell>
          <table:table-cell office:value-type="float" office:value="0" calcext:value-type="float">
            <text:p>0</text:p>
          </table:table-cell>
          <table:table-cell office:value-type="float" office:value="1.836498" calcext:value-type="float">
            <text:p>1.836498</text:p>
          </table:table-cell>
          <table:table-cell office:value-type="float" office:value="0" calcext:value-type="float">
            <text:p>0</text:p>
          </table:table-cell>
          <table:table-cell office:value-type="float" office:value="1.154889" calcext:value-type="float">
            <text:p>1.154889</text:p>
          </table:table-cell>
          <table:table-cell office:value-type="float" office:value="0" calcext:value-type="float">
            <text:p>0</text:p>
          </table:table-cell>
          <table:table-cell office:value-type="float" office:value="0.087959" calcext:value-type="float">
            <text:p>0.087959</text:p>
          </table:table-cell>
          <table:table-cell office:value-type="float" office:value="1.34" calcext:value-type="float">
            <text:p>1.34</text:p>
          </table:table-cell>
          <table:table-cell office:value-type="float" office:value="0.068974" calcext:value-type="float">
            <text:p>0.068974</text:p>
          </table:table-cell>
          <table:table-cell office:value-type="float" office:value="1.26" calcext:value-type="float">
            <text:p>1.26</text:p>
          </table:table-cell>
          <table:table-cell office:value-type="float" office:value="0.004231" calcext:value-type="float">
            <text:p>0.004231</text:p>
          </table:table-cell>
          <table:table-cell office:value-type="float" office:value="0.12" calcext:value-type="float">
            <text:p>0.12</text:p>
          </table:table-cell>
          <table:table-cell office:value-type="float" office:value="0.015588" calcext:value-type="float">
            <text:p>0.015588</text:p>
          </table:table-cell>
          <table:table-cell office:value-type="float" office:value="0.44" calcext:value-type="float">
            <text:p>0.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225418" calcext:value-type="float">
            <text:p>3.225418</text:p>
          </table:table-cell>
          <table:table-cell office:value-type="float" office:value="1.68" calcext:value-type="float">
            <text:p>1.68</text:p>
          </table:table-cell>
          <table:table-cell office:value-type="float" office:value="2.03637" calcext:value-type="float">
            <text:p>2.03637</text:p>
          </table:table-cell>
          <table:table-cell office:value-type="float" office:value="1.26" calcext:value-type="float">
            <text:p>1.26</text:p>
          </table:table-cell>
          <table:table-cell office:value-type="float" office:value="0.28023" calcext:value-type="float">
            <text:p>0.28023</text:p>
          </table:table-cell>
          <table:table-cell office:value-type="float" office:value="0.28" calcext:value-type="float">
            <text:p>0.28</text:p>
          </table:table-cell>
          <table:table-cell office:value-type="float" office:value="0.5718" calcext:value-type="float">
            <text:p>0.5718</text:p>
          </table:table-cell>
          <table:table-cell office:value-type="float" office:value="0.44" calcext:value-type="float">
            <text:p>0.44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6" calcext:value-type="float">
            <text:p>0.06</text:p>
          </table:table-cell>
          <table:table-cell office:value-type="float" office:value="0.019828" calcext:value-type="float">
            <text:p>0.01982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.469178" calcext:value-type="float">
            <text:p>4.469178</text:p>
          </table:table-cell>
          <table:table-cell office:value-type="float" office:value="0" calcext:value-type="float">
            <text:p>0</text:p>
          </table:table-cell>
          <table:table-cell office:value-type="float" office:value="35.319153" calcext:value-type="float">
            <text:p>35.319153</text:p>
          </table:table-cell>
          <table:table-cell office:value-type="float" office:value="0.041236" calcext:value-type="float">
            <text:p>0.041236</text:p>
          </table:table-cell>
          <table:table-cell office:value-type="float" office:value="2.221303" calcext:value-type="float">
            <text:p>2.221303</text:p>
          </table:table-cell>
          <table:table-cell office:value-type="float" office:value="1.5167" calcext:value-type="float">
            <text:p>1.5167</text:p>
          </table:table-cell>
          <table:table-cell office:value-type="float" office:value="3.726491" calcext:value-type="float">
            <text:p>3.726491</text:p>
          </table:table-cell>
          <table:table-cell office:value-type="float" office:value="2.661779" calcext:value-type="float">
            <text:p>2.661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155" calcext:value-type="float">
            <text:p>2.97155</text:p>
          </table:table-cell>
          <table:table-cell office:value-type="float" office:value="2.635978" calcext:value-type="float">
            <text:p>2.635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763" calcext:value-type="float">
            <text:p>0.11763</text:p>
          </table:table-cell>
          <table:table-cell office:value-type="float" office:value="0.049156" calcext:value-type="float">
            <text:p>0.049156</text:p>
          </table:table-cell>
          <table:table-cell office:value-type="float" office:value="2.060639" calcext:value-type="float">
            <text:p>2.060639</text:p>
          </table:table-cell>
          <table:table-cell office:value-type="float" office:value="2.85526" calcext:value-type="float">
            <text:p>2.85526</text:p>
          </table:table-cell>
          <table:table-cell office:value-type="float" office:value="0.023995" calcext:value-type="float">
            <text:p>0.023995</text:p>
          </table:table-cell>
          <table:table-cell office:value-type="float" office:value="0.007598" calcext:value-type="float">
            <text:p>0.007598</text:p>
          </table:table-cell>
          <table:table-cell office:value-type="float" office:value="2.099287" calcext:value-type="float">
            <text:p>2.099287</text:p>
          </table:table-cell>
          <table:table-cell office:value-type="float" office:value="2.671185" calcext:value-type="float">
            <text:p>2.6711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215387" calcext:value-type="float">
            <text:p>5.215387</text:p>
          </table:table-cell>
          <table:table-cell office:value-type="float" office:value="0.287187" calcext:value-type="float">
            <text:p>0.287187</text:p>
          </table:table-cell>
          <table:table-cell office:value-type="float" office:value="2.548099" calcext:value-type="float">
            <text:p>2.548099</text:p>
          </table:table-cell>
          <table:table-cell office:value-type="float" office:value="1.969574" calcext:value-type="float">
            <text:p>1.969574</text:p>
          </table:table-cell>
          <table:table-cell office:value-type="float" office:value="0.328559" calcext:value-type="float">
            <text:p>0.328559</text:p>
          </table:table-cell>
          <table:table-cell office:value-type="float" office:value="0.024336" calcext:value-type="float">
            <text:p>0.024336</text:p>
          </table:table-cell>
          <table:table-cell office:value-type="float" office:value="5.846569" calcext:value-type="float">
            <text:p>5.846569</text:p>
          </table:table-cell>
          <table:table-cell office:value-type="float" office:value="5.488148" calcext:value-type="float">
            <text:p>5.488148</text:p>
          </table:table-cell>
          <table:table-cell office:value-type="float" office:value="0.150894" calcext:value-type="float">
            <text:p>0.150894</text:p>
          </table:table-cell>
          <table:table-cell office:value-type="float" office:value="0.004027" calcext:value-type="float">
            <text:p>0.004027</text:p>
          </table:table-cell>
          <table:table-cell office:value-type="float" office:value="4.394422" calcext:value-type="float">
            <text:p>4.394422</text:p>
          </table:table-cell>
          <table:table-cell office:value-type="float" office:value="5.720017" calcext:value-type="float">
            <text:p>5.720017</text:p>
          </table:table-cell>
          <table:table-cell office:value-type="float" office:value="35.319153" calcext:value-type="float">
            <text:p>35.319153</text:p>
          </table:table-cell>
          <table:table-cell office:value-type="float" office:value="1.52" calcext:value-type="float">
            <text:p>1.52</text:p>
          </table:table-cell>
          <table:table-cell office:value-type="float" office:value="1.850085" calcext:value-type="float">
            <text:p>1.850085</text:p>
          </table:table-cell>
          <table:table-cell office:value-type="float" office:value="0" calcext:value-type="float">
            <text:p>0</text:p>
          </table:table-cell>
          <table:table-cell office:value-type="float" office:value="1.876406" calcext:value-type="float">
            <text:p>1.876406</text:p>
          </table:table-cell>
          <table:table-cell office:value-type="float" office:value="0" calcext:value-type="float">
            <text:p>0</text:p>
          </table:table-cell>
          <table:table-cell office:value-type="float" office:value="1.83364" calcext:value-type="float">
            <text:p>1.83364</text:p>
          </table:table-cell>
          <table:table-cell office:value-type="float" office:value="0" calcext:value-type="float">
            <text:p>0</text:p>
          </table:table-cell>
          <table:table-cell office:value-type="float" office:value="1.13791" calcext:value-type="float">
            <text:p>1.13791</text:p>
          </table:table-cell>
          <table:table-cell office:value-type="float" office:value="0" calcext:value-type="float">
            <text:p>0</text:p>
          </table:table-cell>
          <table:table-cell office:value-type="float" office:value="0.061581" calcext:value-type="float">
            <text:p>0.061581</text:p>
          </table:table-cell>
          <table:table-cell office:value-type="float" office:value="0.94" calcext:value-type="float">
            <text:p>0.94</text:p>
          </table:table-cell>
          <table:table-cell office:value-type="float" office:value="0.05605" calcext:value-type="float">
            <text:p>0.05605</text:p>
          </table:table-cell>
          <table:table-cell office:value-type="float" office:value="0.98" calcext:value-type="float">
            <text:p>0.98</text:p>
          </table:table-cell>
          <table:table-cell office:value-type="float" office:value="0.003528" calcext:value-type="float">
            <text:p>0.003528</text:p>
          </table:table-cell>
          <table:table-cell office:value-type="float" office:value="0.1" calcext:value-type="float">
            <text:p>0.1</text:p>
          </table:table-cell>
          <table:table-cell office:value-type="float" office:value="0.020466" calcext:value-type="float">
            <text:p>0.020466</text:p>
          </table:table-cell>
          <table:table-cell office:value-type="float" office:value="0.58" calcext:value-type="float">
            <text:p>0.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510425" calcext:value-type="float">
            <text:p>3.510425</text:p>
          </table:table-cell>
          <table:table-cell office:value-type="float" office:value="1.62" calcext:value-type="float">
            <text:p>1.62</text:p>
          </table:table-cell>
          <table:table-cell office:value-type="float" office:value="1.704962" calcext:value-type="float">
            <text:p>1.704962</text:p>
          </table:table-cell>
          <table:table-cell office:value-type="float" office:value="1.12" calcext:value-type="float">
            <text:p>1.12</text:p>
          </table:table-cell>
          <table:table-cell office:value-type="float" office:value="0.072481" calcext:value-type="float">
            <text:p>0.072481</text:p>
          </table:table-cell>
          <table:table-cell office:value-type="float" office:value="0.1" calcext:value-type="float">
            <text:p>0.1</text:p>
          </table:table-cell>
          <table:table-cell office:value-type="float" office:value="0.256078" calcext:value-type="float">
            <text:p>0.256078</text:p>
          </table:table-cell>
          <table:table-cell office:value-type="float" office:value="0.26" calcext:value-type="float">
            <text:p>0.26</text:p>
          </table:table-cell>
          <table:table-cell office:value-type="float" office:value="0.012746" calcext:value-type="float">
            <text:p>0.012746</text:p>
          </table:table-cell>
          <table:table-cell office:value-type="float" office:value="0.12" calcext:value-type="float">
            <text:p>0.12</text:p>
          </table:table-cell>
          <table:table-cell office:value-type="float" office:value="0.138148" calcext:value-type="float">
            <text:p>0.13814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.81452" calcext:value-type="float">
            <text:p>6.81452</text:p>
          </table:table-cell>
          <table:table-cell office:value-type="string" calcext:value-type="string">
            <text:p>-nan</text:p>
          </table:table-cell>
          <table:table-cell office:value-type="float" office:value="25.960524" calcext:value-type="float">
            <text:p>25.960524</text:p>
          </table:table-cell>
          <table:table-cell office:value-type="float" office:value="0.030309" calcext:value-type="float">
            <text:p>0.030309</text:p>
          </table:table-cell>
          <table:table-cell office:value-type="float" office:value="2.204834" calcext:value-type="float">
            <text:p>2.204834</text:p>
          </table:table-cell>
          <table:table-cell office:value-type="float" office:value="1.621612" calcext:value-type="float">
            <text:p>1.621612</text:p>
          </table:table-cell>
          <table:table-cell office:value-type="float" office:value="3.760046" calcext:value-type="float">
            <text:p>3.760046</text:p>
          </table:table-cell>
          <table:table-cell office:value-type="float" office:value="2.685747" calcext:value-type="float">
            <text:p>2.685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8751" calcext:value-type="float">
            <text:p>2.988751</text:p>
          </table:table-cell>
          <table:table-cell office:value-type="float" office:value="2.654422" calcext:value-type="float">
            <text:p>2.654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133" calcext:value-type="float">
            <text:p>0.078133</text:p>
          </table:table-cell>
          <table:table-cell office:value-type="float" office:value="0.028696" calcext:value-type="float">
            <text:p>0.028696</text:p>
          </table:table-cell>
          <table:table-cell office:value-type="float" office:value="1.815018" calcext:value-type="float">
            <text:p>1.815018</text:p>
          </table:table-cell>
          <table:table-cell office:value-type="float" office:value="2.876393" calcext:value-type="float">
            <text:p>2.876393</text:p>
          </table:table-cell>
          <table:table-cell office:value-type="float" office:value="0.01487" calcext:value-type="float">
            <text:p>0.01487</text:p>
          </table:table-cell>
          <table:table-cell office:value-type="float" office:value="0.004934" calcext:value-type="float">
            <text:p>0.004934</text:p>
          </table:table-cell>
          <table:table-cell office:value-type="float" office:value="1.952479" calcext:value-type="float">
            <text:p>1.952479</text:p>
          </table:table-cell>
          <table:table-cell office:value-type="float" office:value="3.084442" calcext:value-type="float">
            <text:p>3.0844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361226" calcext:value-type="float">
            <text:p>5.361226</text:p>
          </table:table-cell>
          <table:table-cell office:value-type="float" office:value="0.298558" calcext:value-type="float">
            <text:p>0.298558</text:p>
          </table:table-cell>
          <table:table-cell office:value-type="float" office:value="2.179996" calcext:value-type="float">
            <text:p>2.179996</text:p>
          </table:table-cell>
          <table:table-cell office:value-type="float" office:value="1.44329" calcext:value-type="float">
            <text:p>1.44329</text:p>
          </table:table-cell>
          <table:table-cell office:value-type="float" office:value="0.286291" calcext:value-type="float">
            <text:p>0.286291</text:p>
          </table:table-cell>
          <table:table-cell office:value-type="float" office:value="0.018863" calcext:value-type="float">
            <text:p>0.018863</text:p>
          </table:table-cell>
          <table:table-cell office:value-type="float" office:value="3.486753" calcext:value-type="float">
            <text:p>3.486753</text:p>
          </table:table-cell>
          <table:table-cell office:value-type="float" office:value="3.866199" calcext:value-type="float">
            <text:p>3.866199</text:p>
          </table:table-cell>
          <table:table-cell office:value-type="float" office:value="0.13316" calcext:value-type="float">
            <text:p>0.13316</text:p>
          </table:table-cell>
          <table:table-cell office:value-type="float" office:value="0.003611" calcext:value-type="float">
            <text:p>0.003611</text:p>
          </table:table-cell>
          <table:table-cell office:value-type="float" office:value="3.564832" calcext:value-type="float">
            <text:p>3.564832</text:p>
          </table:table-cell>
          <table:table-cell office:value-type="float" office:value="4.458108" calcext:value-type="float">
            <text:p>4.458108</text:p>
          </table:table-cell>
          <table:table-cell office:value-type="float" office:value="25.960524" calcext:value-type="float">
            <text:p>25.960524</text:p>
          </table:table-cell>
          <table:table-cell office:value-type="float" office:value="1.3" calcext:value-type="float">
            <text:p>1.3</text:p>
          </table:table-cell>
          <table:table-cell office:value-type="float" office:value="1.879005" calcext:value-type="float">
            <text:p>1.879005</text:p>
          </table:table-cell>
          <table:table-cell office:value-type="float" office:value="0" calcext:value-type="float">
            <text:p>0</text:p>
          </table:table-cell>
          <table:table-cell office:value-type="float" office:value="1.881042" calcext:value-type="float">
            <text:p>1.881042</text:p>
          </table:table-cell>
          <table:table-cell office:value-type="float" office:value="0" calcext:value-type="float">
            <text:p>0</text:p>
          </table:table-cell>
          <table:table-cell office:value-type="float" office:value="1.837193" calcext:value-type="float">
            <text:p>1.837193</text:p>
          </table:table-cell>
          <table:table-cell office:value-type="float" office:value="0" calcext:value-type="float">
            <text:p>0</text:p>
          </table:table-cell>
          <table:table-cell office:value-type="float" office:value="1.151557" calcext:value-type="float">
            <text:p>1.151557</text:p>
          </table:table-cell>
          <table:table-cell office:value-type="float" office:value="0" calcext:value-type="float">
            <text:p>0</text:p>
          </table:table-cell>
          <table:table-cell office:value-type="float" office:value="0.034391" calcext:value-type="float">
            <text:p>0.034391</text:p>
          </table:table-cell>
          <table:table-cell office:value-type="float" office:value="0.64" calcext:value-type="float">
            <text:p>0.64</text:p>
          </table:table-cell>
          <table:table-cell office:value-type="float" office:value="0.043742" calcext:value-type="float">
            <text:p>0.043742</text:p>
          </table:table-cell>
          <table:table-cell office:value-type="float" office:value="0.74" calcext:value-type="float">
            <text:p>0.74</text:p>
          </table:table-cell>
          <table:table-cell office:value-type="float" office:value="0.001416" calcext:value-type="float">
            <text:p>0.001416</text:p>
          </table:table-cell>
          <table:table-cell office:value-type="float" office:value="0.04" calcext:value-type="float">
            <text:p>0.04</text:p>
          </table:table-cell>
          <table:table-cell office:value-type="float" office:value="0.013454" calcext:value-type="float">
            <text:p>0.013454</text:p>
          </table:table-cell>
          <table:table-cell office:value-type="float" office:value="0.38" calcext:value-type="float">
            <text:p>0.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529055" calcext:value-type="float">
            <text:p>3.529055</text:p>
          </table:table-cell>
          <table:table-cell office:value-type="float" office:value="1.52" calcext:value-type="float">
            <text:p>1.52</text:p>
          </table:table-cell>
          <table:table-cell office:value-type="float" office:value="1.83217" calcext:value-type="float">
            <text:p>1.83217</text:p>
          </table:table-cell>
          <table:table-cell office:value-type="float" office:value="1.14" calcext:value-type="float">
            <text:p>1.14</text:p>
          </table:table-cell>
          <table:table-cell office:value-type="float" office:value="0.118916" calcext:value-type="float">
            <text:p>0.118916</text:p>
          </table:table-cell>
          <table:table-cell office:value-type="float" office:value="0.14" calcext:value-type="float">
            <text:p>0.14</text:p>
          </table:table-cell>
          <table:table-cell office:value-type="float" office:value="0.167375" calcext:value-type="float">
            <text:p>0.167375</text:p>
          </table:table-cell>
          <table:table-cell office:value-type="float" office:value="0.2" calcext:value-type="float">
            <text:p>0.2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14" calcext:value-type="float">
            <text:p>0.14</text:p>
          </table:table-cell>
          <table:table-cell office:value-type="float" office:value="0.11832" calcext:value-type="float">
            <text:p>0.1183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7.43274" calcext:value-type="float">
            <text:p>7.43274</text:p>
          </table:table-cell>
          <table:table-cell office:value-type="string" calcext:value-type="string">
            <text:p>-nan</text:p>
          </table:table-cell>
          <table:table-cell office:value-type="float" office:value="38.292217" calcext:value-type="float">
            <text:p>38.292217</text:p>
          </table:table-cell>
          <table:table-cell office:value-type="float" office:value="0.044707" calcext:value-type="float">
            <text:p>0.044707</text:p>
          </table:table-cell>
          <table:table-cell office:value-type="float" office:value="1.739976" calcext:value-type="float">
            <text:p>1.739976</text:p>
          </table:table-cell>
          <table:table-cell office:value-type="float" office:value="0.967836" calcext:value-type="float">
            <text:p>0.967836</text:p>
          </table:table-cell>
          <table:table-cell office:value-type="float" office:value="3.776369" calcext:value-type="float">
            <text:p>3.776369</text:p>
          </table:table-cell>
          <table:table-cell office:value-type="float" office:value="2.697407" calcext:value-type="float">
            <text:p>2.697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6508" calcext:value-type="float">
            <text:p>2.976508</text:p>
          </table:table-cell>
          <table:table-cell office:value-type="float" office:value="2.647604" calcext:value-type="float">
            <text:p>2.647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787" calcext:value-type="float">
            <text:p>0.087787</text:p>
          </table:table-cell>
          <table:table-cell office:value-type="float" office:value="0.02851" calcext:value-type="float">
            <text:p>0.02851</text:p>
          </table:table-cell>
          <table:table-cell office:value-type="float" office:value="1.657521" calcext:value-type="float">
            <text:p>1.657521</text:p>
          </table:table-cell>
          <table:table-cell office:value-type="float" office:value="2.350735" calcext:value-type="float">
            <text:p>2.350735</text:p>
          </table:table-cell>
          <table:table-cell office:value-type="float" office:value="0.019083" calcext:value-type="float">
            <text:p>0.019083</text:p>
          </table:table-cell>
          <table:table-cell office:value-type="float" office:value="0.005006" calcext:value-type="float">
            <text:p>0.005006</text:p>
          </table:table-cell>
          <table:table-cell office:value-type="float" office:value="1.902038" calcext:value-type="float">
            <text:p>1.902038</text:p>
          </table:table-cell>
          <table:table-cell office:value-type="float" office:value="2.008322" calcext:value-type="float">
            <text:p>2.0083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056885" calcext:value-type="float">
            <text:p>5.056885</text:p>
          </table:table-cell>
          <table:table-cell office:value-type="float" office:value="0.27874" calcext:value-type="float">
            <text:p>0.27874</text:p>
          </table:table-cell>
          <table:table-cell office:value-type="float" office:value="2.072078" calcext:value-type="float">
            <text:p>2.072078</text:p>
          </table:table-cell>
          <table:table-cell office:value-type="float" office:value="1.474376" calcext:value-type="float">
            <text:p>1.474376</text:p>
          </table:table-cell>
          <table:table-cell office:value-type="float" office:value="0.396317" calcext:value-type="float">
            <text:p>0.396317</text:p>
          </table:table-cell>
          <table:table-cell office:value-type="float" office:value="0.026903" calcext:value-type="float">
            <text:p>0.026903</text:p>
          </table:table-cell>
          <table:table-cell office:value-type="float" office:value="4.56591" calcext:value-type="float">
            <text:p>4.56591</text:p>
          </table:table-cell>
          <table:table-cell office:value-type="float" office:value="3.839875" calcext:value-type="float">
            <text:p>3.839875</text:p>
          </table:table-cell>
          <table:table-cell office:value-type="float" office:value="0.21204" calcext:value-type="float">
            <text:p>0.21204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3.128564" calcext:value-type="float">
            <text:p>3.128564</text:p>
          </table:table-cell>
          <table:table-cell office:value-type="float" office:value="2.930762" calcext:value-type="float">
            <text:p>2.930762</text:p>
          </table:table-cell>
          <table:table-cell office:value-type="float" office:value="38.292221" calcext:value-type="float">
            <text:p>38.292221</text:p>
          </table:table-cell>
          <table:table-cell office:value-type="float" office:value="1.76" calcext:value-type="float">
            <text:p>1.76</text:p>
          </table:table-cell>
          <table:table-cell office:value-type="float" office:value="1.903075" calcext:value-type="float">
            <text:p>1.903075</text:p>
          </table:table-cell>
          <table:table-cell office:value-type="float" office:value="0" calcext:value-type="float">
            <text:p>0</text:p>
          </table:table-cell>
          <table:table-cell office:value-type="float" office:value="1.873295" calcext:value-type="float">
            <text:p>1.873295</text:p>
          </table:table-cell>
          <table:table-cell office:value-type="float" office:value="0" calcext:value-type="float">
            <text:p>0</text:p>
          </table:table-cell>
          <table:table-cell office:value-type="float" office:value="1.820681" calcext:value-type="float">
            <text:p>1.820681</text:p>
          </table:table-cell>
          <table:table-cell office:value-type="float" office:value="0" calcext:value-type="float">
            <text:p>0</text:p>
          </table:table-cell>
          <table:table-cell office:value-type="float" office:value="1.155827" calcext:value-type="float">
            <text:p>1.155827</text:p>
          </table:table-cell>
          <table:table-cell office:value-type="float" office:value="0" calcext:value-type="float">
            <text:p>0</text:p>
          </table:table-cell>
          <table:table-cell office:value-type="float" office:value="0.032495" calcext:value-type="float">
            <text:p>0.032495</text:p>
          </table:table-cell>
          <table:table-cell office:value-type="float" office:value="0.58" calcext:value-type="float">
            <text:p>0.58</text:p>
          </table:table-cell>
          <table:table-cell office:value-type="float" office:value="0.055291" calcext:value-type="float">
            <text:p>0.055291</text:p>
          </table:table-cell>
          <table:table-cell office:value-type="float" office:value="1" calcext:value-type="float">
            <text:p>1</text:p>
          </table:table-cell>
          <table:table-cell office:value-type="float" office:value="0.006344" calcext:value-type="float">
            <text:p>0.006344</text:p>
          </table:table-cell>
          <table:table-cell office:value-type="float" office:value="0.18" calcext:value-type="float">
            <text:p>0.18</text:p>
          </table:table-cell>
          <table:table-cell office:value-type="float" office:value="0.012739" calcext:value-type="float">
            <text:p>0.012739</text:p>
          </table:table-cell>
          <table:table-cell office:value-type="float" office:value="0.36" calcext:value-type="float">
            <text:p>0.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397058" calcext:value-type="float">
            <text:p>3.397058</text:p>
          </table:table-cell>
          <table:table-cell office:value-type="float" office:value="1.2" calcext:value-type="float">
            <text:p>1.2</text:p>
          </table:table-cell>
          <table:table-cell office:value-type="float" office:value="1.659827" calcext:value-type="float">
            <text:p>1.659827</text:p>
          </table:table-cell>
          <table:table-cell office:value-type="float" office:value="1.04" calcext:value-type="float">
            <text:p>1.04</text:p>
          </table:table-cell>
          <table:table-cell office:value-type="float" office:value="0.14581" calcext:value-type="float">
            <text:p>0.14581</text:p>
          </table:table-cell>
          <table:table-cell office:value-type="float" office:value="0.18" calcext:value-type="float">
            <text:p>0.18</text:p>
          </table:table-cell>
          <table:table-cell office:value-type="float" office:value="0.250506" calcext:value-type="float">
            <text:p>0.250506</text:p>
          </table:table-cell>
          <table:table-cell office:value-type="float" office:value="0.28" calcext:value-type="float">
            <text:p>0.28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14" calcext:value-type="float">
            <text:p>0.14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7.222814" calcext:value-type="float">
            <text:p>7.222814</text:p>
          </table:table-cell>
          <table:table-cell office:value-type="string" calcext:value-type="string">
            <text:p>-nan</text:p>
          </table:table-cell>
          <table:table-cell office:value-type="float" office:value="16.531536" calcext:value-type="float">
            <text:p>16.531536</text:p>
          </table:table-cell>
          <table:table-cell office:value-type="float" office:value="0.019301" calcext:value-type="float">
            <text:p>0.019301</text:p>
          </table:table-cell>
          <table:table-cell office:value-type="float" office:value="3.835155" calcext:value-type="float">
            <text:p>3.835155</text:p>
          </table:table-cell>
          <table:table-cell office:value-type="float" office:value="3.413356" calcext:value-type="float">
            <text:p>3.413356</text:p>
          </table:table-cell>
          <table:table-cell office:value-type="float" office:value="3.794114" calcext:value-type="float">
            <text:p>3.794114</text:p>
          </table:table-cell>
          <table:table-cell office:value-type="float" office:value="2.710082" calcext:value-type="float">
            <text:p>2.710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5159" calcext:value-type="float">
            <text:p>2.975159</text:p>
          </table:table-cell>
          <table:table-cell office:value-type="float" office:value="2.644075" calcext:value-type="float">
            <text:p>2.644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631" calcext:value-type="float">
            <text:p>0.075631</text:p>
          </table:table-cell>
          <table:table-cell office:value-type="float" office:value="0.030716" calcext:value-type="float">
            <text:p>0.030716</text:p>
          </table:table-cell>
          <table:table-cell office:value-type="float" office:value="1.032885" calcext:value-type="float">
            <text:p>1.032885</text:p>
          </table:table-cell>
          <table:table-cell office:value-type="float" office:value="1.359592" calcext:value-type="float">
            <text:p>1.359592</text:p>
          </table:table-cell>
          <table:table-cell office:value-type="float" office:value="0.004943" calcext:value-type="float">
            <text:p>0.004943</text:p>
          </table:table-cell>
          <table:table-cell office:value-type="float" office:value="0.001572" calcext:value-type="float">
            <text:p>0.001572</text:p>
          </table:table-cell>
          <table:table-cell office:value-type="float" office:value="2.441167" calcext:value-type="float">
            <text:p>2.441167</text:p>
          </table:table-cell>
          <table:table-cell office:value-type="float" office:value="2.104943" calcext:value-type="float">
            <text:p>2.1049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138843" calcext:value-type="float">
            <text:p>5.138843</text:p>
          </table:table-cell>
          <table:table-cell office:value-type="float" office:value="0.294134" calcext:value-type="float">
            <text:p>0.294134</text:p>
          </table:table-cell>
          <table:table-cell office:value-type="float" office:value="1.88642" calcext:value-type="float">
            <text:p>1.88642</text:p>
          </table:table-cell>
          <table:table-cell office:value-type="float" office:value="1.182452" calcext:value-type="float">
            <text:p>1.182452</text:p>
          </table:table-cell>
          <table:table-cell office:value-type="float" office:value="0.183917" calcext:value-type="float">
            <text:p>0.183917</text:p>
          </table:table-cell>
          <table:table-cell office:value-type="float" office:value="0.012907" calcext:value-type="float">
            <text:p>0.012907</text:p>
          </table:table-cell>
          <table:table-cell office:value-type="float" office:value="5.749829" calcext:value-type="float">
            <text:p>5.749829</text:p>
          </table:table-cell>
          <table:table-cell office:value-type="float" office:value="4.574515" calcext:value-type="float">
            <text:p>4.574515</text:p>
          </table:table-cell>
          <table:table-cell office:value-type="float" office:value="0.13528" calcext:value-type="float">
            <text:p>0.13528</text:p>
          </table:table-cell>
          <table:table-cell office:value-type="float" office:value="0.003698" calcext:value-type="float">
            <text:p>0.003698</text:p>
          </table:table-cell>
          <table:table-cell office:value-type="float" office:value="7.223418" calcext:value-type="float">
            <text:p>7.223418</text:p>
          </table:table-cell>
          <table:table-cell office:value-type="float" office:value="11.010443" calcext:value-type="float">
            <text:p>11.010443</text:p>
          </table:table-cell>
          <table:table-cell office:value-type="float" office:value="16.531536" calcext:value-type="float">
            <text:p>16.531536</text:p>
          </table:table-cell>
          <table:table-cell office:value-type="float" office:value="2.02" calcext:value-type="float">
            <text:p>2.02</text:p>
          </table:table-cell>
          <table:table-cell office:value-type="float" office:value="1.903208" calcext:value-type="float">
            <text:p>1.903208</text:p>
          </table:table-cell>
          <table:table-cell office:value-type="float" office:value="0" calcext:value-type="float">
            <text:p>0</text:p>
          </table:table-cell>
          <table:table-cell office:value-type="float" office:value="1.890906" calcext:value-type="float">
            <text:p>1.890906</text:p>
          </table:table-cell>
          <table:table-cell office:value-type="float" office:value="0" calcext:value-type="float">
            <text:p>0</text:p>
          </table:table-cell>
          <table:table-cell office:value-type="float" office:value="1.825018" calcext:value-type="float">
            <text:p>1.825018</text:p>
          </table:table-cell>
          <table:table-cell office:value-type="float" office:value="0" calcext:value-type="float">
            <text:p>0</text:p>
          </table:table-cell>
          <table:table-cell office:value-type="float" office:value="1.150141" calcext:value-type="float">
            <text:p>1.150141</text:p>
          </table:table-cell>
          <table:table-cell office:value-type="float" office:value="0" calcext:value-type="float">
            <text:p>0</text:p>
          </table:table-cell>
          <table:table-cell office:value-type="float" office:value="0.03813" calcext:value-type="float">
            <text:p>0.03813</text:p>
          </table:table-cell>
          <table:table-cell office:value-type="float" office:value="0.96" calcext:value-type="float">
            <text:p>0.96</text:p>
          </table:table-cell>
          <table:table-cell office:value-type="float" office:value="0.037501" calcext:value-type="float">
            <text:p>0.037501</text:p>
          </table:table-cell>
          <table:table-cell office:value-type="float" office:value="0.78" calcext:value-type="float">
            <text:p>0.78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.02" calcext:value-type="float">
            <text:p>0.02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.12" calcext:value-type="float">
            <text:p>0.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193127" calcext:value-type="float">
            <text:p>3.193127</text:p>
          </table:table-cell>
          <table:table-cell office:value-type="float" office:value="1.28" calcext:value-type="float">
            <text:p>1.28</text:p>
          </table:table-cell>
          <table:table-cell office:value-type="float" office:value="1.945716" calcext:value-type="float">
            <text:p>1.945716</text:p>
          </table:table-cell>
          <table:table-cell office:value-type="float" office:value="1.08" calcext:value-type="float">
            <text:p>1.08</text:p>
          </table:table-cell>
          <table:table-cell office:value-type="float" office:value="0.057603" calcext:value-type="float">
            <text:p>0.057603</text:p>
          </table:table-cell>
          <table:table-cell office:value-type="float" office:value="0.08" calcext:value-type="float">
            <text:p>0.08</text:p>
          </table:table-cell>
          <table:table-cell office:value-type="float" office:value="0.126314" calcext:value-type="float">
            <text:p>0.126314</text:p>
          </table:table-cell>
          <table:table-cell office:value-type="float" office:value="0.16" calcext:value-type="float">
            <text:p>0.16</text:p>
          </table:table-cell>
          <table:table-cell office:value-type="float" office:value="0.01696" calcext:value-type="float">
            <text:p>0.01696</text:p>
          </table:table-cell>
          <table:table-cell office:value-type="float" office:value="0.16" calcext:value-type="float">
            <text:p>0.16</text:p>
          </table:table-cell>
          <table:table-cell office:value-type="float" office:value="0.11832" calcext:value-type="float">
            <text:p>0.1183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7.358767" calcext:value-type="float">
            <text:p>7.358767</text:p>
          </table:table-cell>
          <table:table-cell office:value-type="string" calcext:value-type="string">
            <text:p>-nan</text:p>
          </table:table-cell>
          <table:table-cell office:value-type="float" office:value="27.823565" calcext:value-type="float">
            <text:p>27.823565</text:p>
          </table:table-cell>
          <table:table-cell office:value-type="float" office:value="0.032484" calcext:value-type="float">
            <text:p>0.032484</text:p>
          </table:table-cell>
          <table:table-cell office:value-type="float" office:value="1.465055" calcext:value-type="float">
            <text:p>1.465055</text:p>
          </table:table-cell>
          <table:table-cell office:value-type="float" office:value="0.755704" calcext:value-type="float">
            <text:p>0.755704</text:p>
          </table:table-cell>
          <table:table-cell office:value-type="float" office:value="3.80216" calcext:value-type="float">
            <text:p>3.80216</text:p>
          </table:table-cell>
          <table:table-cell office:value-type="float" office:value="2.715828" calcext:value-type="float">
            <text:p>2.715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6588" calcext:value-type="float">
            <text:p>3.026588</text:p>
          </table:table-cell>
          <table:table-cell office:value-type="float" office:value="2.687102" calcext:value-type="float">
            <text:p>2.687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949" calcext:value-type="float">
            <text:p>0.058949</text:p>
          </table:table-cell>
          <table:table-cell office:value-type="float" office:value="0.026394" calcext:value-type="float">
            <text:p>0.026394</text:p>
          </table:table-cell>
          <table:table-cell office:value-type="float" office:value="1.61524" calcext:value-type="float">
            <text:p>1.61524</text:p>
          </table:table-cell>
          <table:table-cell office:value-type="float" office:value="1.965358" calcext:value-type="float">
            <text:p>1.965358</text:p>
          </table:table-cell>
          <table:table-cell office:value-type="float" office:value="0.009159" calcext:value-type="float">
            <text:p>0.009159</text:p>
          </table:table-cell>
          <table:table-cell office:value-type="float" office:value="0.001853" calcext:value-type="float">
            <text:p>0.001853</text:p>
          </table:table-cell>
          <table:table-cell office:value-type="float" office:value="1.59082" calcext:value-type="float">
            <text:p>1.59082</text:p>
          </table:table-cell>
          <table:table-cell office:value-type="float" office:value="2.164105" calcext:value-type="float">
            <text:p>2.1641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395646" calcext:value-type="float">
            <text:p>5.395646</text:p>
          </table:table-cell>
          <table:table-cell office:value-type="float" office:value="0.316291" calcext:value-type="float">
            <text:p>0.316291</text:p>
          </table:table-cell>
          <table:table-cell office:value-type="float" office:value="2.041848" calcext:value-type="float">
            <text:p>2.041848</text:p>
          </table:table-cell>
          <table:table-cell office:value-type="float" office:value="1.714212" calcext:value-type="float">
            <text:p>1.714212</text:p>
          </table:table-cell>
          <table:table-cell office:value-type="float" office:value="0.355222" calcext:value-type="float">
            <text:p>0.355222</text:p>
          </table:table-cell>
          <table:table-cell office:value-type="float" office:value="0.027069" calcext:value-type="float">
            <text:p>0.027069</text:p>
          </table:table-cell>
          <table:table-cell office:value-type="float" office:value="3.61512" calcext:value-type="float">
            <text:p>3.61512</text:p>
          </table:table-cell>
          <table:table-cell office:value-type="float" office:value="4.023377" calcext:value-type="float">
            <text:p>4.023377</text:p>
          </table:table-cell>
          <table:table-cell office:value-type="float" office:value="0.22052" calcext:value-type="float">
            <text:p>0.22052</text:p>
          </table:table-cell>
          <table:table-cell office:value-type="float" office:value="0.00596" calcext:value-type="float">
            <text:p>0.00596</text:p>
          </table:table-cell>
          <table:table-cell office:value-type="float" office:value="1.752664" calcext:value-type="float">
            <text:p>1.752664</text:p>
          </table:table-cell>
          <table:table-cell office:value-type="float" office:value="2.289809" calcext:value-type="float">
            <text:p>2.289809</text:p>
          </table:table-cell>
          <table:table-cell office:value-type="float" office:value="27.823565" calcext:value-type="float">
            <text:p>27.823565</text:p>
          </table:table-cell>
          <table:table-cell office:value-type="float" office:value="2.8" calcext:value-type="float">
            <text:p>2.8</text:p>
          </table:table-cell>
          <table:table-cell office:value-type="float" office:value="1.893572" calcext:value-type="float">
            <text:p>1.893572</text:p>
          </table:table-cell>
          <table:table-cell office:value-type="float" office:value="0" calcext:value-type="float">
            <text:p>0</text:p>
          </table:table-cell>
          <table:table-cell office:value-type="float" office:value="1.908588" calcext:value-type="float">
            <text:p>1.908588</text:p>
          </table:table-cell>
          <table:table-cell office:value-type="float" office:value="0" calcext:value-type="float">
            <text:p>0</text:p>
          </table:table-cell>
          <table:table-cell office:value-type="float" office:value="1.862503" calcext:value-type="float">
            <text:p>1.862503</text:p>
          </table:table-cell>
          <table:table-cell office:value-type="float" office:value="0" calcext:value-type="float">
            <text:p>0</text:p>
          </table:table-cell>
          <table:table-cell office:value-type="float" office:value="1.164085" calcext:value-type="float">
            <text:p>1.164085</text:p>
          </table:table-cell>
          <table:table-cell office:value-type="float" office:value="0" calcext:value-type="float">
            <text:p>0</text:p>
          </table:table-cell>
          <table:table-cell office:value-type="float" office:value="0.033759" calcext:value-type="float">
            <text:p>0.033759</text:p>
          </table:table-cell>
          <table:table-cell office:value-type="float" office:value="0.92" calcext:value-type="float">
            <text:p>0.92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68" calcext:value-type="float">
            <text:p>0.68</text:p>
          </table:table-cell>
          <table:table-cell office:value-type="float" office:value="0.004922" calcext:value-type="float">
            <text:p>0.004922</text:p>
          </table:table-cell>
          <table:table-cell office:value-type="float" office:value="0.14" calcext:value-type="float">
            <text:p>0.14</text:p>
          </table:table-cell>
          <table:table-cell office:value-type="float" office:value="0.004237" calcext:value-type="float">
            <text:p>0.004237</text:p>
          </table:table-cell>
          <table:table-cell office:value-type="float" office:value="0.12" calcext:value-type="float">
            <text:p>0.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175098" calcext:value-type="float">
            <text:p>3.175098</text:p>
          </table:table-cell>
          <table:table-cell office:value-type="float" office:value="1.42" calcext:value-type="float">
            <text:p>1.42</text:p>
          </table:table-cell>
          <table:table-cell office:value-type="float" office:value="2.220547" calcext:value-type="float">
            <text:p>2.220547</text:p>
          </table:table-cell>
          <table:table-cell office:value-type="float" office:value="1.3" calcext:value-type="float">
            <text:p>1.3</text:p>
          </table:table-cell>
          <table:table-cell office:value-type="float" office:value="0.060308" calcext:value-type="float">
            <text:p>0.060308</text:p>
          </table:table-cell>
          <table:table-cell office:value-type="float" office:value="0.08" calcext:value-type="float">
            <text:p>0.08</text:p>
          </table:table-cell>
          <table:table-cell office:value-type="float" office:value="0.294914" calcext:value-type="float">
            <text:p>0.294914</text:p>
          </table:table-cell>
          <table:table-cell office:value-type="float" office:value="0.36" calcext:value-type="float">
            <text:p>0.36</text:p>
          </table:table-cell>
          <table:table-cell office:value-type="float" office:value="0.02332" calcext:value-type="float">
            <text:p>0.02332</text:p>
          </table:table-cell>
          <table:table-cell office:value-type="float" office:value="0.22" calcext:value-type="float">
            <text:p>0.22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7.080274" calcext:value-type="float">
            <text:p>7.080274</text:p>
          </table:table-cell>
          <table:table-cell office:value-type="string" calcext:value-type="string">
            <text:p>-nan</text:p>
          </table:table-cell>
          <table:table-cell office:value-type="float" office:value="41.724213" calcext:value-type="float">
            <text:p>41.724213</text:p>
          </table:table-cell>
          <table:table-cell office:value-type="float" office:value="0.048714" calcext:value-type="float">
            <text:p>0.048714</text:p>
          </table:table-cell>
          <table:table-cell office:value-type="float" office:value="1.804436" calcext:value-type="float">
            <text:p>1.804436</text:p>
          </table:table-cell>
          <table:table-cell office:value-type="float" office:value="0.687266" calcext:value-type="float">
            <text:p>0.687266</text:p>
          </table:table-cell>
          <table:table-cell office:value-type="float" office:value="3.75501" calcext:value-type="float">
            <text:p>3.75501</text:p>
          </table:table-cell>
          <table:table-cell office:value-type="float" office:value="2.68215" calcext:value-type="float">
            <text:p>2.68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3739" calcext:value-type="float">
            <text:p>3.033739</text:p>
          </table:table-cell>
          <table:table-cell office:value-type="float" office:value="2.687626" calcext:value-type="float">
            <text:p>2.687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269" calcext:value-type="float">
            <text:p>0.047269</text:p>
          </table:table-cell>
          <table:table-cell office:value-type="float" office:value="0.026047" calcext:value-type="float">
            <text:p>0.026047</text:p>
          </table:table-cell>
          <table:table-cell office:value-type="float" office:value="1.06366" calcext:value-type="float">
            <text:p>1.06366</text:p>
          </table:table-cell>
          <table:table-cell office:value-type="float" office:value="1.433077" calcext:value-type="float">
            <text:p>1.433077</text:p>
          </table:table-cell>
          <table:table-cell office:value-type="float" office:value="0.019027" calcext:value-type="float">
            <text:p>0.019027</text:p>
          </table:table-cell>
          <table:table-cell office:value-type="float" office:value="0.005193" calcext:value-type="float">
            <text:p>0.005193</text:p>
          </table:table-cell>
          <table:table-cell office:value-type="float" office:value="1.309186" calcext:value-type="float">
            <text:p>1.309186</text:p>
          </table:table-cell>
          <table:table-cell office:value-type="float" office:value="1.889439" calcext:value-type="float">
            <text:p>1.8894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034238" calcext:value-type="float">
            <text:p>4.034238</text:p>
          </table:table-cell>
          <table:table-cell office:value-type="float" office:value="0.23388" calcext:value-type="float">
            <text:p>0.23388</text:p>
          </table:table-cell>
          <table:table-cell office:value-type="float" office:value="1.805198" calcext:value-type="float">
            <text:p>1.805198</text:p>
          </table:table-cell>
          <table:table-cell office:value-type="float" office:value="1.640085" calcext:value-type="float">
            <text:p>1.640085</text:p>
          </table:table-cell>
          <table:table-cell office:value-type="float" office:value="0.616114" calcext:value-type="float">
            <text:p>0.616114</text:p>
          </table:table-cell>
          <table:table-cell office:value-type="float" office:value="0.046135" calcext:value-type="float">
            <text:p>0.046135</text:p>
          </table:table-cell>
          <table:table-cell office:value-type="float" office:value="3.117252" calcext:value-type="float">
            <text:p>3.117252</text:p>
          </table:table-cell>
          <table:table-cell office:value-type="float" office:value="3.589113" calcext:value-type="float">
            <text:p>3.589113</text:p>
          </table:table-cell>
          <table:table-cell office:value-type="float" office:value="0.21416" calcext:value-type="float">
            <text:p>0.21416</text:p>
          </table:table-cell>
          <table:table-cell office:value-type="float" office:value="0.005698" calcext:value-type="float">
            <text:p>0.005698</text:p>
          </table:table-cell>
          <table:table-cell office:value-type="float" office:value="3.102282" calcext:value-type="float">
            <text:p>3.102282</text:p>
          </table:table-cell>
          <table:table-cell office:value-type="float" office:value="3.05355" calcext:value-type="float">
            <text:p>3.05355</text:p>
          </table:table-cell>
          <table:table-cell office:value-type="float" office:value="41.724213" calcext:value-type="float">
            <text:p>41.724213</text:p>
          </table:table-cell>
          <table:table-cell office:value-type="float" office:value="2.76" calcext:value-type="float">
            <text:p>2.76</text:p>
          </table:table-cell>
          <table:table-cell office:value-type="float" office:value="1.868863" calcext:value-type="float">
            <text:p>1.868863</text:p>
          </table:table-cell>
          <table:table-cell office:value-type="float" office:value="0" calcext:value-type="float">
            <text:p>0</text:p>
          </table:table-cell>
          <table:table-cell office:value-type="float" office:value="1.886148" calcext:value-type="float">
            <text:p>1.886148</text:p>
          </table:table-cell>
          <table:table-cell office:value-type="float" office:value="0" calcext:value-type="float">
            <text:p>0</text:p>
          </table:table-cell>
          <table:table-cell office:value-type="float" office:value="1.879812" calcext:value-type="float">
            <text:p>1.879812</text:p>
          </table:table-cell>
          <table:table-cell office:value-type="float" office:value="0" calcext:value-type="float">
            <text:p>0</text:p>
          </table:table-cell>
          <table:table-cell office:value-type="float" office:value="1.153927" calcext:value-type="float">
            <text:p>1.153927</text:p>
          </table:table-cell>
          <table:table-cell office:value-type="float" office:value="0" calcext:value-type="float">
            <text:p>0</text:p>
          </table:table-cell>
          <table:table-cell office:value-type="float" office:value="0.035111" calcext:value-type="float">
            <text:p>0.035111</text:p>
          </table:table-cell>
          <table:table-cell office:value-type="float" office:value="0.84" calcext:value-type="float">
            <text:p>0.84</text:p>
          </table:table-cell>
          <table:table-cell office:value-type="float" office:value="0.012157" calcext:value-type="float">
            <text:p>0.012157</text:p>
          </table:table-cell>
          <table:table-cell office:value-type="float" office:value="0.32" calcext:value-type="float">
            <text:p>0.32</text:p>
          </table:table-cell>
          <table:table-cell office:value-type="float" office:value="0.005638" calcext:value-type="float">
            <text:p>0.005638</text:p>
          </table:table-cell>
          <table:table-cell office:value-type="float" office:value="0.16" calcext:value-type="float">
            <text:p>0.16</text:p>
          </table:table-cell>
          <table:table-cell office:value-type="float" office:value="0.013389" calcext:value-type="float">
            <text:p>0.013389</text:p>
          </table:table-cell>
          <table:table-cell office:value-type="float" office:value="0.38" calcext:value-type="float">
            <text:p>0.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36031" calcext:value-type="float">
            <text:p>2.436031</text:p>
          </table:table-cell>
          <table:table-cell office:value-type="float" office:value="1.14" calcext:value-type="float">
            <text:p>1.14</text:p>
          </table:table-cell>
          <table:table-cell office:value-type="float" office:value="1.598207" calcext:value-type="float">
            <text:p>1.598207</text:p>
          </table:table-cell>
          <table:table-cell office:value-type="float" office:value="0.98" calcext:value-type="float">
            <text:p>0.98</text:p>
          </table:table-cell>
          <table:table-cell office:value-type="float" office:value="0.124013" calcext:value-type="float">
            <text:p>0.124013</text:p>
          </table:table-cell>
          <table:table-cell office:value-type="float" office:value="0.14" calcext:value-type="float">
            <text:p>0.14</text:p>
          </table:table-cell>
          <table:table-cell office:value-type="float" office:value="0.492101" calcext:value-type="float">
            <text:p>0.492101</text:p>
          </table:table-cell>
          <table:table-cell office:value-type="float" office:value="0.52" calcext:value-type="float">
            <text:p>0.52</text:p>
          </table:table-cell>
          <table:table-cell office:value-type="float" office:value="0.01696" calcext:value-type="float">
            <text:p>0.01696</text:p>
          </table:table-cell>
          <table:table-cell office:value-type="float" office:value="0.16" calcext:value-type="float">
            <text:p>0.1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.692603" calcext:value-type="float">
            <text:p>4.692603</text:p>
          </table:table-cell>
          <table:table-cell office:value-type="float" office:value="0" calcext:value-type="float">
            <text:p>0</text:p>
          </table:table-cell>
          <table:table-cell office:value-type="float" office:value="54.346413" calcext:value-type="float">
            <text:p>54.346413</text:p>
          </table:table-cell>
          <table:table-cell office:value-type="float" office:value="0.06345" calcext:value-type="float">
            <text:p>0.06345</text:p>
          </table:table-cell>
          <table:table-cell office:value-type="float" office:value="2.096431" calcext:value-type="float">
            <text:p>2.096431</text:p>
          </table:table-cell>
          <table:table-cell office:value-type="float" office:value="0.631175" calcext:value-type="float">
            <text:p>0.631175</text:p>
          </table:table-cell>
          <table:table-cell office:value-type="float" office:value="3.742744" calcext:value-type="float">
            <text:p>3.742744</text:p>
          </table:table-cell>
          <table:table-cell office:value-type="float" office:value="2.673388" calcext:value-type="float">
            <text:p>2.673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58099" calcext:value-type="float">
            <text:p>3.058099</text:p>
          </table:table-cell>
          <table:table-cell office:value-type="float" office:value="2.710062" calcext:value-type="float">
            <text:p>2.710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296" calcext:value-type="float">
            <text:p>0.081296</text:p>
          </table:table-cell>
          <table:table-cell office:value-type="float" office:value="0.036222" calcext:value-type="float">
            <text:p>0.036222</text:p>
          </table:table-cell>
          <table:table-cell office:value-type="float" office:value="0.770155" calcext:value-type="float">
            <text:p>0.770155</text:p>
          </table:table-cell>
          <table:table-cell office:value-type="float" office:value="1.000006" calcext:value-type="float">
            <text:p>1.000006</text:p>
          </table:table-cell>
          <table:table-cell office:value-type="float" office:value="0.026805" calcext:value-type="float">
            <text:p>0.026805</text:p>
          </table:table-cell>
          <table:table-cell office:value-type="float" office:value="0.006958" calcext:value-type="float">
            <text:p>0.006958</text:p>
          </table:table-cell>
          <table:table-cell office:value-type="float" office:value="1.09688" calcext:value-type="float">
            <text:p>1.09688</text:p>
          </table:table-cell>
          <table:table-cell office:value-type="float" office:value="1.287771" calcext:value-type="float">
            <text:p>1.2877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499776" calcext:value-type="float">
            <text:p>4.499776</text:p>
          </table:table-cell>
          <table:table-cell office:value-type="float" office:value="0.257473" calcext:value-type="float">
            <text:p>0.257473</text:p>
          </table:table-cell>
          <table:table-cell office:value-type="float" office:value="1.156291" calcext:value-type="float">
            <text:p>1.156291</text:p>
          </table:table-cell>
          <table:table-cell office:value-type="float" office:value="1.002928" calcext:value-type="float">
            <text:p>1.002928</text:p>
          </table:table-cell>
          <table:table-cell office:value-type="float" office:value="1.06916" calcext:value-type="float">
            <text:p>1.06916</text:p>
          </table:table-cell>
          <table:table-cell office:value-type="float" office:value="0.074176" calcext:value-type="float">
            <text:p>0.074176</text:p>
          </table:table-cell>
          <table:table-cell office:value-type="float" office:value="2.3715" calcext:value-type="float">
            <text:p>2.3715</text:p>
          </table:table-cell>
          <table:table-cell office:value-type="float" office:value="2.330641" calcext:value-type="float">
            <text:p>2.330641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003349" calcext:value-type="float">
            <text:p>0.003349</text:p>
          </table:table-cell>
          <table:table-cell office:value-type="float" office:value="2.823108" calcext:value-type="float">
            <text:p>2.823108</text:p>
          </table:table-cell>
          <table:table-cell office:value-type="float" office:value="3.341857" calcext:value-type="float">
            <text:p>3.341857</text:p>
          </table:table-cell>
          <table:table-cell office:value-type="float" office:value="54.346413" calcext:value-type="float">
            <text:p>54.346413</text:p>
          </table:table-cell>
          <table:table-cell office:value-type="float" office:value="2.44" calcext:value-type="float">
            <text:p>2.44</text:p>
          </table:table-cell>
          <table:table-cell office:value-type="float" office:value="1.870566" calcext:value-type="float">
            <text:p>1.870566</text:p>
          </table:table-cell>
          <table:table-cell office:value-type="float" office:value="0" calcext:value-type="float">
            <text:p>0</text:p>
          </table:table-cell>
          <table:table-cell office:value-type="float" office:value="1.872178" calcext:value-type="float">
            <text:p>1.872178</text:p>
          </table:table-cell>
          <table:table-cell office:value-type="float" office:value="0" calcext:value-type="float">
            <text:p>0</text:p>
          </table:table-cell>
          <table:table-cell office:value-type="float" office:value="1.893013" calcext:value-type="float">
            <text:p>1.893013</text:p>
          </table:table-cell>
          <table:table-cell office:value-type="float" office:value="0" calcext:value-type="float">
            <text:p>0</text:p>
          </table:table-cell>
          <table:table-cell office:value-type="float" office:value="1.165086" calcext:value-type="float">
            <text:p>1.165086</text:p>
          </table:table-cell>
          <table:table-cell office:value-type="float" office:value="0" calcext:value-type="float">
            <text:p>0</text:p>
          </table:table-cell>
          <table:table-cell office:value-type="float" office:value="0.046265" calcext:value-type="float">
            <text:p>0.046265</text:p>
          </table:table-cell>
          <table:table-cell office:value-type="float" office:value="1.06" calcext:value-type="float">
            <text:p>1.06</text:p>
          </table:table-cell>
          <table:table-cell office:value-type="float" office:value="0.035032" calcext:value-type="float">
            <text:p>0.035032</text:p>
          </table:table-cell>
          <table:table-cell office:value-type="float" office:value="0.8" calcext:value-type="float">
            <text:p>0.8</text:p>
          </table:table-cell>
          <table:table-cell office:value-type="float" office:value="0.009166" calcext:value-type="float">
            <text:p>0.009166</text:p>
          </table:table-cell>
          <table:table-cell office:value-type="float" office:value="0.26" calcext:value-type="float">
            <text:p>0.26</text:p>
          </table:table-cell>
          <table:table-cell office:value-type="float" office:value="0.017639" calcext:value-type="float">
            <text:p>0.017639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97989" calcext:value-type="float">
            <text:p>2.797989</text:p>
          </table:table-cell>
          <table:table-cell office:value-type="float" office:value="1.38" calcext:value-type="float">
            <text:p>1.38</text:p>
          </table:table-cell>
          <table:table-cell office:value-type="float" office:value="1.701787" calcext:value-type="float">
            <text:p>1.701787</text:p>
          </table:table-cell>
          <table:table-cell office:value-type="float" office:value="0.98" calcext:value-type="float">
            <text:p>0.98</text:p>
          </table:table-cell>
          <table:table-cell office:value-type="float" office:value="0.355284" calcext:value-type="float">
            <text:p>0.355284</text:p>
          </table:table-cell>
          <table:table-cell office:value-type="float" office:value="0.4" calcext:value-type="float">
            <text:p>0.4</text:p>
          </table:table-cell>
          <table:table-cell office:value-type="float" office:value="0.713876" calcext:value-type="float">
            <text:p>0.713876</text:p>
          </table:table-cell>
          <table:table-cell office:value-type="float" office:value="0.68" calcext:value-type="float">
            <text:p>0.68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08" calcext:value-type="float">
            <text:p>0.08</text:p>
          </table:table-cell>
          <table:table-cell office:value-type="float" office:value="0.11832" calcext:value-type="float">
            <text:p>0.1183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.245628" calcext:value-type="float">
            <text:p>6.245628</text:p>
          </table:table-cell>
          <table:table-cell office:value-type="float" office:value="0" calcext:value-type="float">
            <text:p>0</text:p>
          </table:table-cell>
          <table:table-cell office:value-type="float" office:value="29.166445" calcext:value-type="float">
            <text:p>29.166445</text:p>
          </table:table-cell>
          <table:table-cell office:value-type="float" office:value="0.034052" calcext:value-type="float">
            <text:p>0.034052</text:p>
          </table:table-cell>
          <table:table-cell office:value-type="float" office:value="4.032644" calcext:value-type="float">
            <text:p>4.032644</text:p>
          </table:table-cell>
          <table:table-cell office:value-type="float" office:value="1.841543" calcext:value-type="float">
            <text:p>1.841543</text:p>
          </table:table-cell>
          <table:table-cell office:value-type="float" office:value="3.783031" calcext:value-type="float">
            <text:p>3.783031</text:p>
          </table:table-cell>
          <table:table-cell office:value-type="float" office:value="2.702165" calcext:value-type="float">
            <text:p>2.702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75108" calcext:value-type="float">
            <text:p>3.075108</text:p>
          </table:table-cell>
          <table:table-cell office:value-type="float" office:value="2.724776" calcext:value-type="float">
            <text:p>2.724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911" calcext:value-type="float">
            <text:p>0.087911</text:p>
          </table:table-cell>
          <table:table-cell office:value-type="float" office:value="0.034812" calcext:value-type="float">
            <text:p>0.034812</text:p>
          </table:table-cell>
          <table:table-cell office:value-type="float" office:value="0.439705" calcext:value-type="float">
            <text:p>0.439705</text:p>
          </table:table-cell>
          <table:table-cell office:value-type="float" office:value="0.391252" calcext:value-type="float">
            <text:p>0.391252</text:p>
          </table:table-cell>
          <table:table-cell office:value-type="float" office:value="0.014136" calcext:value-type="float">
            <text:p>0.014136</text:p>
          </table:table-cell>
          <table:table-cell office:value-type="float" office:value="0.004877" calcext:value-type="float">
            <text:p>0.004877</text:p>
          </table:table-cell>
          <table:table-cell office:value-type="float" office:value="2.258229" calcext:value-type="float">
            <text:p>2.258229</text:p>
          </table:table-cell>
          <table:table-cell office:value-type="float" office:value="1.477395" calcext:value-type="float">
            <text:p>1.4773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296943" calcext:value-type="float">
            <text:p>5.296943</text:p>
          </table:table-cell>
          <table:table-cell office:value-type="float" office:value="0.308807" calcext:value-type="float">
            <text:p>0.308807</text:p>
          </table:table-cell>
          <table:table-cell office:value-type="float" office:value="1.267543" calcext:value-type="float">
            <text:p>1.267543</text:p>
          </table:table-cell>
          <table:table-cell office:value-type="float" office:value="0.761443" calcext:value-type="float">
            <text:p>0.761443</text:p>
          </table:table-cell>
          <table:table-cell office:value-type="float" office:value="0.700487" calcext:value-type="float">
            <text:p>0.700487</text:p>
          </table:table-cell>
          <table:table-cell office:value-type="float" office:value="0.046579" calcext:value-type="float">
            <text:p>0.046579</text:p>
          </table:table-cell>
          <table:table-cell office:value-type="float" office:value="5.062967" calcext:value-type="float">
            <text:p>5.062967</text:p>
          </table:table-cell>
          <table:table-cell office:value-type="float" office:value="3.208959" calcext:value-type="float">
            <text:p>3.208959</text:p>
          </table:table-cell>
          <table:table-cell office:value-type="float" office:value="0.10708" calcext:value-type="float">
            <text:p>0.10708</text:p>
          </table:table-cell>
          <table:table-cell office:value-type="float" office:value="0.002849" calcext:value-type="float">
            <text:p>0.002849</text:p>
          </table:table-cell>
          <table:table-cell office:value-type="float" office:value="6.284495" calcext:value-type="float">
            <text:p>6.284495</text:p>
          </table:table-cell>
          <table:table-cell office:value-type="float" office:value="7.74124" calcext:value-type="float">
            <text:p>7.74124</text:p>
          </table:table-cell>
          <table:table-cell office:value-type="float" office:value="29.166445" calcext:value-type="float">
            <text:p>29.166445</text:p>
          </table:table-cell>
          <table:table-cell office:value-type="float" office:value="1.62" calcext:value-type="float">
            <text:p>1.62</text:p>
          </table:table-cell>
          <table:table-cell office:value-type="float" office:value="1.900381" calcext:value-type="float">
            <text:p>1.900381</text:p>
          </table:table-cell>
          <table:table-cell office:value-type="float" office:value="0" calcext:value-type="float">
            <text:p>0</text:p>
          </table:table-cell>
          <table:table-cell office:value-type="float" office:value="1.88265" calcext:value-type="float">
            <text:p>1.88265</text:p>
          </table:table-cell>
          <table:table-cell office:value-type="float" office:value="0" calcext:value-type="float">
            <text:p>0</text:p>
          </table:table-cell>
          <table:table-cell office:value-type="float" office:value="1.904335" calcext:value-type="float">
            <text:p>1.904335</text:p>
          </table:table-cell>
          <table:table-cell office:value-type="float" office:value="0" calcext:value-type="float">
            <text:p>0</text:p>
          </table:table-cell>
          <table:table-cell office:value-type="float" office:value="1.170772" calcext:value-type="float">
            <text:p>1.170772</text:p>
          </table:table-cell>
          <table:table-cell office:value-type="float" office:value="0" calcext:value-type="float">
            <text:p>0</text:p>
          </table:table-cell>
          <table:table-cell office:value-type="float" office:value="0.042853" calcext:value-type="float">
            <text:p>0.042853</text:p>
          </table:table-cell>
          <table:table-cell office:value-type="float" office:value="1.06" calcext:value-type="float">
            <text:p>1.06</text:p>
          </table:table-cell>
          <table:table-cell office:value-type="float" office:value="0.045058" calcext:value-type="float">
            <text:p>0.045058</text:p>
          </table:table-cell>
          <table:table-cell office:value-type="float" office:value="1.12" calcext:value-type="float">
            <text:p>1.12</text:p>
          </table:table-cell>
          <table:table-cell office:value-type="float" office:value="0.000709" calcext:value-type="float">
            <text:p>0.000709</text:p>
          </table:table-cell>
          <table:table-cell office:value-type="float" office:value="0.02" calcext:value-type="float">
            <text:p>0.02</text:p>
          </table:table-cell>
          <table:table-cell office:value-type="float" office:value="0.013426" calcext:value-type="float">
            <text:p>0.013426</text:p>
          </table:table-cell>
          <table:table-cell office:value-type="float" office:value="0.38" calcext:value-type="float">
            <text:p>0.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15746" calcext:value-type="float">
            <text:p>3.15746</text:p>
          </table:table-cell>
          <table:table-cell office:value-type="float" office:value="1.64" calcext:value-type="float">
            <text:p>1.64</text:p>
          </table:table-cell>
          <table:table-cell office:value-type="float" office:value="2.139483" calcext:value-type="float">
            <text:p>2.139483</text:p>
          </table:table-cell>
          <table:table-cell office:value-type="float" office:value="1.28" calcext:value-type="float">
            <text:p>1.28</text:p>
          </table:table-cell>
          <table:table-cell office:value-type="float" office:value="0.280854" calcext:value-type="float">
            <text:p>0.280854</text:p>
          </table:table-cell>
          <table:table-cell office:value-type="float" office:value="0.28" calcext:value-type="float">
            <text:p>0.28</text:p>
          </table:table-cell>
          <table:table-cell office:value-type="float" office:value="0.419633" calcext:value-type="float">
            <text:p>0.419633</text:p>
          </table:table-cell>
          <table:table-cell office:value-type="float" office:value="0.4" calcext:value-type="float">
            <text:p>0.4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08" calcext:value-type="float">
            <text:p>0.08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.68137" calcext:value-type="float">
            <text:p>5.68137</text:p>
          </table:table-cell>
          <table:table-cell office:value-type="float" office:value="0" calcext:value-type="float">
            <text:p>0</text:p>
          </table:table-cell>
          <table:table-cell office:value-type="float" office:value="42.957481" calcext:value-type="float">
            <text:p>42.957481</text:p>
          </table:table-cell>
          <table:table-cell office:value-type="float" office:value="0.050154" calcext:value-type="float">
            <text:p>0.050154</text:p>
          </table:table-cell>
          <table:table-cell office:value-type="float" office:value="1.343184" calcext:value-type="float">
            <text:p>1.343184</text:p>
          </table:table-cell>
          <table:table-cell office:value-type="float" office:value="0.858872" calcext:value-type="float">
            <text:p>0.858872</text:p>
          </table:table-cell>
          <table:table-cell office:value-type="float" office:value="3.736679" calcext:value-type="float">
            <text:p>3.736679</text:p>
          </table:table-cell>
          <table:table-cell office:value-type="float" office:value="2.669056" calcext:value-type="float">
            <text:p>2.669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83795" calcext:value-type="float">
            <text:p>3.083795</text:p>
          </table:table-cell>
          <table:table-cell office:value-type="float" office:value="2.734962" calcext:value-type="float">
            <text:p>2.734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4667" calcext:value-type="float">
            <text:p>0.104667</text:p>
          </table:table-cell>
          <table:table-cell office:value-type="float" office:value="0.044563" calcext:value-type="float">
            <text:p>0.044563</text:p>
          </table:table-cell>
          <table:table-cell office:value-type="float" office:value="0.808214" calcext:value-type="float">
            <text:p>0.808214</text:p>
          </table:table-cell>
          <table:table-cell office:value-type="float" office:value="1.676492" calcext:value-type="float">
            <text:p>1.676492</text:p>
          </table:table-cell>
          <table:table-cell office:value-type="float" office:value="0.021176" calcext:value-type="float">
            <text:p>0.021176</text:p>
          </table:table-cell>
          <table:table-cell office:value-type="float" office:value="0.005555" calcext:value-type="float">
            <text:p>0.005555</text:p>
          </table:table-cell>
          <table:table-cell office:value-type="float" office:value="1.675812" calcext:value-type="float">
            <text:p>1.675812</text:p>
          </table:table-cell>
          <table:table-cell office:value-type="float" office:value="3.197084" calcext:value-type="float">
            <text:p>3.1970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845791" calcext:value-type="float">
            <text:p>6.845791</text:p>
          </table:table-cell>
          <table:table-cell office:value-type="float" office:value="0.398303" calcext:value-type="float">
            <text:p>0.398303</text:p>
          </table:table-cell>
          <table:table-cell office:value-type="float" office:value="1.913528" calcext:value-type="float">
            <text:p>1.913528</text:p>
          </table:table-cell>
          <table:table-cell office:value-type="float" office:value="1.805215" calcext:value-type="float">
            <text:p>1.805215</text:p>
          </table:table-cell>
          <table:table-cell office:value-type="float" office:value="1.120392" calcext:value-type="float">
            <text:p>1.120392</text:p>
          </table:table-cell>
          <table:table-cell office:value-type="float" office:value="0.073502" calcext:value-type="float">
            <text:p>0.073502</text:p>
          </table:table-cell>
          <table:table-cell office:value-type="float" office:value="3.082506" calcext:value-type="float">
            <text:p>3.082506</text:p>
          </table:table-cell>
          <table:table-cell office:value-type="float" office:value="4.095441" calcext:value-type="float">
            <text:p>4.095441</text:p>
          </table:table-cell>
          <table:table-cell office:value-type="float" office:value="0.11132" calcext:value-type="float">
            <text:p>0.11132</text:p>
          </table:table-cell>
          <table:table-cell office:value-type="float" office:value="0.003024" calcext:value-type="float">
            <text:p>0.003024</text:p>
          </table:table-cell>
          <table:table-cell office:value-type="float" office:value="1.980523" calcext:value-type="float">
            <text:p>1.980523</text:p>
          </table:table-cell>
          <table:table-cell office:value-type="float" office:value="2.953257" calcext:value-type="float">
            <text:p>2.953257</text:p>
          </table:table-cell>
          <table:table-cell office:value-type="float" office:value="42.957481" calcext:value-type="float">
            <text:p>42.957481</text:p>
          </table:table-cell>
          <table:table-cell office:value-type="float" office:value="2.02" calcext:value-type="float">
            <text:p>2.02</text:p>
          </table:table-cell>
          <table:table-cell office:value-type="float" office:value="1.87157" calcext:value-type="float">
            <text:p>1.87157</text:p>
          </table:table-cell>
          <table:table-cell office:value-type="float" office:value="0" calcext:value-type="float">
            <text:p>0</text:p>
          </table:table-cell>
          <table:table-cell office:value-type="float" office:value="1.865109" calcext:value-type="float">
            <text:p>1.865109</text:p>
          </table:table-cell>
          <table:table-cell office:value-type="float" office:value="0" calcext:value-type="float">
            <text:p>0</text:p>
          </table:table-cell>
          <table:table-cell office:value-type="float" office:value="1.904198" calcext:value-type="float">
            <text:p>1.904198</text:p>
          </table:table-cell>
          <table:table-cell office:value-type="float" office:value="0" calcext:value-type="float">
            <text:p>0</text:p>
          </table:table-cell>
          <table:table-cell office:value-type="float" office:value="1.179596" calcext:value-type="float">
            <text:p>1.179596</text:p>
          </table:table-cell>
          <table:table-cell office:value-type="float" office:value="0" calcext:value-type="float">
            <text:p>0</text:p>
          </table:table-cell>
          <table:table-cell office:value-type="float" office:value="0.056153" calcext:value-type="float">
            <text:p>0.056153</text:p>
          </table:table-cell>
          <table:table-cell office:value-type="float" office:value="1.18" calcext:value-type="float">
            <text:p>1.18</text:p>
          </table:table-cell>
          <table:table-cell office:value-type="float" office:value="0.048514" calcext:value-type="float">
            <text:p>0.048514</text:p>
          </table:table-cell>
          <table:table-cell office:value-type="float" office:value="1.1" calcext:value-type="float">
            <text:p>1.1</text:p>
          </table:table-cell>
          <table:table-cell office:value-type="float" office:value="0.007041" calcext:value-type="float">
            <text:p>0.007041</text:p>
          </table:table-cell>
          <table:table-cell office:value-type="float" office:value="0.2" calcext:value-type="float">
            <text:p>0.2</text:p>
          </table:table-cell>
          <table:table-cell office:value-type="float" office:value="0.014136" calcext:value-type="float">
            <text:p>0.014136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09977" calcext:value-type="float">
            <text:p>4.09977</text:p>
          </table:table-cell>
          <table:table-cell office:value-type="float" office:value="1.8" calcext:value-type="float">
            <text:p>1.8</text:p>
          </table:table-cell>
          <table:table-cell office:value-type="float" office:value="2.746021" calcext:value-type="float">
            <text:p>2.746021</text:p>
          </table:table-cell>
          <table:table-cell office:value-type="float" office:value="1.48" calcext:value-type="float">
            <text:p>1.48</text:p>
          </table:table-cell>
          <table:table-cell office:value-type="float" office:value="0.472991" calcext:value-type="float">
            <text:p>0.472991</text:p>
          </table:table-cell>
          <table:table-cell office:value-type="float" office:value="0.44" calcext:value-type="float">
            <text:p>0.44</text:p>
          </table:table-cell>
          <table:table-cell office:value-type="float" office:value="0.647401" calcext:value-type="float">
            <text:p>0.647401</text:p>
          </table:table-cell>
          <table:table-cell office:value-type="float" office:value="0.64" calcext:value-type="float">
            <text:p>0.64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12" calcext:value-type="float">
            <text:p>0.12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4.097945" calcext:value-type="float">
            <text:p>4.097945</text:p>
          </table:table-cell>
          <table:table-cell office:value-type="float" office:value="0" calcext:value-type="float">
            <text:p>0</text:p>
          </table:table-cell>
          <table:table-cell office:value-type="float" office:value="24.452063" calcext:value-type="float">
            <text:p>24.452063</text:p>
          </table:table-cell>
          <table:table-cell office:value-type="float" office:value="0.028548" calcext:value-type="float">
            <text:p>0.028548</text:p>
          </table:table-cell>
          <table:table-cell office:value-type="float" office:value="4.790201" calcext:value-type="float">
            <text:p>4.790201</text:p>
          </table:table-cell>
          <table:table-cell office:value-type="float" office:value="5.211518" calcext:value-type="float">
            <text:p>5.211518</text:p>
          </table:table-cell>
          <table:table-cell office:value-type="float" office:value="3.768289" calcext:value-type="float">
            <text:p>3.768289</text:p>
          </table:table-cell>
          <table:table-cell office:value-type="float" office:value="2.691635" calcext:value-type="float">
            <text:p>2.691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7176" calcext:value-type="float">
            <text:p>3.047176</text:p>
          </table:table-cell>
          <table:table-cell office:value-type="float" office:value="2.703903" calcext:value-type="float">
            <text:p>2.703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61" calcext:value-type="float">
            <text:p>0.090961</text:p>
          </table:table-cell>
          <table:table-cell office:value-type="float" office:value="0.043484" calcext:value-type="float">
            <text:p>0.043484</text:p>
          </table:table-cell>
          <table:table-cell office:value-type="float" office:value="1.810852" calcext:value-type="float">
            <text:p>1.810852</text:p>
          </table:table-cell>
          <table:table-cell office:value-type="float" office:value="1.811931" calcext:value-type="float">
            <text:p>1.811931</text:p>
          </table:table-cell>
          <table:table-cell office:value-type="float" office:value="0.021886" calcext:value-type="float">
            <text:p>0.021886</text:p>
          </table:table-cell>
          <table:table-cell office:value-type="float" office:value="0.006222" calcext:value-type="float">
            <text:p>0.006222</text:p>
          </table:table-cell>
          <table:table-cell office:value-type="float" office:value="1.994235" calcext:value-type="float">
            <text:p>1.994235</text:p>
          </table:table-cell>
          <table:table-cell office:value-type="float" office:value="2.153668" calcext:value-type="float">
            <text:p>2.1536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236375" calcext:value-type="float">
            <text:p>6.236375</text:p>
          </table:table-cell>
          <table:table-cell office:value-type="float" office:value="0.35896" calcext:value-type="float">
            <text:p>0.35896</text:p>
          </table:table-cell>
          <table:table-cell office:value-type="float" office:value="2.879052" calcext:value-type="float">
            <text:p>2.879052</text:p>
          </table:table-cell>
          <table:table-cell office:value-type="float" office:value="1.845468" calcext:value-type="float">
            <text:p>1.845468</text:p>
          </table:table-cell>
          <table:table-cell office:value-type="float" office:value="0.309562" calcext:value-type="float">
            <text:p>0.309562</text:p>
          </table:table-cell>
          <table:table-cell office:value-type="float" office:value="0.024101" calcext:value-type="float">
            <text:p>0.024101</text:p>
          </table:table-cell>
          <table:table-cell office:value-type="float" office:value="6.867623" calcext:value-type="float">
            <text:p>6.867623</text:p>
          </table:table-cell>
          <table:table-cell office:value-type="float" office:value="6.609556" calcext:value-type="float">
            <text:p>6.609556</text:p>
          </table:table-cell>
          <table:table-cell office:value-type="float" office:value="0.162" calcext:value-type="float">
            <text:p>0.162</text:p>
          </table:table-cell>
          <table:table-cell office:value-type="float" office:value="0.004174" calcext:value-type="float">
            <text:p>0.004174</text:p>
          </table:table-cell>
          <table:table-cell office:value-type="float" office:value="6.961105" calcext:value-type="float">
            <text:p>6.961105</text:p>
          </table:table-cell>
          <table:table-cell office:value-type="float" office:value="8.982697" calcext:value-type="float">
            <text:p>8.982697</text:p>
          </table:table-cell>
          <table:table-cell office:value-type="float" office:value="24.452063" calcext:value-type="float">
            <text:p>24.452063</text:p>
          </table:table-cell>
          <table:table-cell office:value-type="float" office:value="1.78" calcext:value-type="float">
            <text:p>1.78</text:p>
          </table:table-cell>
          <table:table-cell office:value-type="float" office:value="1.87537" calcext:value-type="float">
            <text:p>1.87537</text:p>
          </table:table-cell>
          <table:table-cell office:value-type="float" office:value="0" calcext:value-type="float">
            <text:p>0</text:p>
          </table:table-cell>
          <table:table-cell office:value-type="float" office:value="1.892918" calcext:value-type="float">
            <text:p>1.892918</text:p>
          </table:table-cell>
          <table:table-cell office:value-type="float" office:value="0" calcext:value-type="float">
            <text:p>0</text:p>
          </table:table-cell>
          <table:table-cell office:value-type="float" office:value="1.878446" calcext:value-type="float">
            <text:p>1.878446</text:p>
          </table:table-cell>
          <table:table-cell office:value-type="float" office:value="0" calcext:value-type="float">
            <text:p>0</text:p>
          </table:table-cell>
          <table:table-cell office:value-type="float" office:value="1.16873" calcext:value-type="float">
            <text:p>1.16873</text:p>
          </table:table-cell>
          <table:table-cell office:value-type="float" office:value="0" calcext:value-type="float">
            <text:p>0</text:p>
          </table:table-cell>
          <table:table-cell office:value-type="float" office:value="0.056633" calcext:value-type="float">
            <text:p>0.056633</text:p>
          </table:table-cell>
          <table:table-cell office:value-type="float" office:value="1.28" calcext:value-type="float">
            <text:p>1.28</text:p>
          </table:table-cell>
          <table:table-cell office:value-type="float" office:value="0.034328" calcext:value-type="float">
            <text:p>0.034328</text:p>
          </table:table-cell>
          <table:table-cell office:value-type="float" office:value="0.78" calcext:value-type="float">
            <text:p>0.78</text:p>
          </table:table-cell>
          <table:table-cell office:value-type="float" office:value="0.005635" calcext:value-type="float">
            <text:p>0.005635</text:p>
          </table:table-cell>
          <table:table-cell office:value-type="float" office:value="0.16" calcext:value-type="float">
            <text:p>0.16</text:p>
          </table:table-cell>
          <table:table-cell office:value-type="float" office:value="0.016251" calcext:value-type="float">
            <text:p>0.016251</text:p>
          </table:table-cell>
          <table:table-cell office:value-type="float" office:value="0.46" calcext:value-type="float">
            <text:p>0.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827345" calcext:value-type="float">
            <text:p>3.827345</text:p>
          </table:table-cell>
          <table:table-cell office:value-type="float" office:value="1.4" calcext:value-type="float">
            <text:p>1.4</text:p>
          </table:table-cell>
          <table:table-cell office:value-type="float" office:value="2.409029" calcext:value-type="float">
            <text:p>2.409029</text:p>
          </table:table-cell>
          <table:table-cell office:value-type="float" office:value="1.26" calcext:value-type="float">
            <text:p>1.26</text:p>
          </table:table-cell>
          <table:table-cell office:value-type="float" office:value="0.040383" calcext:value-type="float">
            <text:p>0.040383</text:p>
          </table:table-cell>
          <table:table-cell office:value-type="float" office:value="0.06" calcext:value-type="float">
            <text:p>0.06</text:p>
          </table:table-cell>
          <table:table-cell office:value-type="float" office:value="0.269179" calcext:value-type="float">
            <text:p>0.269179</text:p>
          </table:table-cell>
          <table:table-cell office:value-type="float" office:value="0.24" calcext:value-type="float">
            <text:p>0.24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.04" calcext:value-type="float">
            <text:p>0.04</text:p>
          </table:table-cell>
          <table:table-cell office:value-type="float" office:value="0.15776" calcext:value-type="float">
            <text:p>0.1577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.800822" calcext:value-type="float">
            <text:p>5.800822</text:p>
          </table:table-cell>
          <table:table-cell office:value-type="float" office:value="0" calcext:value-type="float">
            <text:p>0</text:p>
          </table:table-cell>
          <table:table-cell office:value-type="float" office:value="35.032146" calcext:value-type="float">
            <text:p>35.032146</text:p>
          </table:table-cell>
          <table:table-cell office:value-type="float" office:value="0.040901" calcext:value-type="float">
            <text:p>0.040901</text:p>
          </table:table-cell>
          <table:table-cell office:value-type="float" office:value="1.542207" calcext:value-type="float">
            <text:p>1.542207</text:p>
          </table:table-cell>
          <table:table-cell office:value-type="float" office:value="0.946937" calcext:value-type="float">
            <text:p>0.946937</text:p>
          </table:table-cell>
          <table:table-cell office:value-type="float" office:value="3.792134" calcext:value-type="float">
            <text:p>3.792134</text:p>
          </table:table-cell>
          <table:table-cell office:value-type="float" office:value="2.708667" calcext:value-type="float">
            <text:p>2.708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51973" calcext:value-type="float">
            <text:p>3.051973</text:p>
          </table:table-cell>
          <table:table-cell office:value-type="float" office:value="2.702765" calcext:value-type="float">
            <text:p>2.702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409" calcext:value-type="float">
            <text:p>0.059409</text:p>
          </table:table-cell>
          <table:table-cell office:value-type="float" office:value="0.025194" calcext:value-type="float">
            <text:p>0.025194</text:p>
          </table:table-cell>
          <table:table-cell office:value-type="float" office:value="1.589499" calcext:value-type="float">
            <text:p>1.589499</text:p>
          </table:table-cell>
          <table:table-cell office:value-type="float" office:value="2.331752" calcext:value-type="float">
            <text:p>2.331752</text:p>
          </table:table-cell>
          <table:table-cell office:value-type="float" office:value="0.024707" calcext:value-type="float">
            <text:p>0.024707</text:p>
          </table:table-cell>
          <table:table-cell office:value-type="float" office:value="0.007029" calcext:value-type="float">
            <text:p>0.007029</text:p>
          </table:table-cell>
          <table:table-cell office:value-type="float" office:value="1.712289" calcext:value-type="float">
            <text:p>1.712289</text:p>
          </table:table-cell>
          <table:table-cell office:value-type="float" office:value="2.322946" calcext:value-type="float">
            <text:p>2.3229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382238" calcext:value-type="float">
            <text:p>6.382238</text:p>
          </table:table-cell>
          <table:table-cell office:value-type="float" office:value="0.363349" calcext:value-type="float">
            <text:p>0.363349</text:p>
          </table:table-cell>
          <table:table-cell office:value-type="float" office:value="2.122505" calcext:value-type="float">
            <text:p>2.122505</text:p>
          </table:table-cell>
          <table:table-cell office:value-type="float" office:value="1.678863" calcext:value-type="float">
            <text:p>1.678863</text:p>
          </table:table-cell>
          <table:table-cell office:value-type="float" office:value="0.591337" calcext:value-type="float">
            <text:p>0.591337</text:p>
          </table:table-cell>
          <table:table-cell office:value-type="float" office:value="0.037904" calcext:value-type="float">
            <text:p>0.037904</text:p>
          </table:table-cell>
          <table:table-cell office:value-type="float" office:value="3.609557" calcext:value-type="float">
            <text:p>3.609557</text:p>
          </table:table-cell>
          <table:table-cell office:value-type="float" office:value="3.552086" calcext:value-type="float">
            <text:p>3.552086</text:p>
          </table:table-cell>
          <table:table-cell office:value-type="float" office:value="0.10284" calcext:value-type="float">
            <text:p>0.10284</text:p>
          </table:table-cell>
          <table:table-cell office:value-type="float" office:value="0.002674" calcext:value-type="float">
            <text:p>0.002674</text:p>
          </table:table-cell>
          <table:table-cell office:value-type="float" office:value="2.548131" calcext:value-type="float">
            <text:p>2.548131</text:p>
          </table:table-cell>
          <table:table-cell office:value-type="float" office:value="3.111546" calcext:value-type="float">
            <text:p>3.111546</text:p>
          </table:table-cell>
          <table:table-cell office:value-type="float" office:value="35.032146" calcext:value-type="float">
            <text:p>35.032146</text:p>
          </table:table-cell>
          <table:table-cell office:value-type="float" office:value="1.8" calcext:value-type="float">
            <text:p>1.8</text:p>
          </table:table-cell>
          <table:table-cell office:value-type="float" office:value="1.886467" calcext:value-type="float">
            <text:p>1.886467</text:p>
          </table:table-cell>
          <table:table-cell office:value-type="float" office:value="0" calcext:value-type="float">
            <text:p>0</text:p>
          </table:table-cell>
          <table:table-cell office:value-type="float" office:value="1.905666" calcext:value-type="float">
            <text:p>1.905666</text:p>
          </table:table-cell>
          <table:table-cell office:value-type="float" office:value="0" calcext:value-type="float">
            <text:p>0</text:p>
          </table:table-cell>
          <table:table-cell office:value-type="float" office:value="1.893361" calcext:value-type="float">
            <text:p>1.893361</text:p>
          </table:table-cell>
          <table:table-cell office:value-type="float" office:value="0" calcext:value-type="float">
            <text:p>0</text:p>
          </table:table-cell>
          <table:table-cell office:value-type="float" office:value="1.158612" calcext:value-type="float">
            <text:p>1.158612</text:p>
          </table:table-cell>
          <table:table-cell office:value-type="float" office:value="0" calcext:value-type="float">
            <text:p>0</text:p>
          </table:table-cell>
          <table:table-cell office:value-type="float" office:value="0.031707" calcext:value-type="float">
            <text:p>0.031707</text:p>
          </table:table-cell>
          <table:table-cell office:value-type="float" office:value="0.72" calcext:value-type="float">
            <text:p>0.72</text:p>
          </table:table-cell>
          <table:table-cell office:value-type="float" office:value="0.027702" calcext:value-type="float">
            <text:p>0.027702</text:p>
          </table:table-cell>
          <table:table-cell office:value-type="float" office:value="0.52" calcext:value-type="float">
            <text:p>0.52</text:p>
          </table:table-cell>
          <table:table-cell office:value-type="float" office:value="0.006347" calcext:value-type="float">
            <text:p>0.006347</text:p>
          </table:table-cell>
          <table:table-cell office:value-type="float" office:value="0.18" calcext:value-type="float">
            <text:p>0.18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0.52" calcext:value-type="float">
            <text:p>0.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012263" calcext:value-type="float">
            <text:p>4.012263</text:p>
          </table:table-cell>
          <table:table-cell office:value-type="float" office:value="1.48" calcext:value-type="float">
            <text:p>1.48</text:p>
          </table:table-cell>
          <table:table-cell office:value-type="float" office:value="2.369975" calcext:value-type="float">
            <text:p>2.369975</text:p>
          </table:table-cell>
          <table:table-cell office:value-type="float" office:value="1.24" calcext:value-type="float">
            <text:p>1.24</text:p>
          </table:table-cell>
          <table:table-cell office:value-type="float" office:value="0.270823" calcext:value-type="float">
            <text:p>0.270823</text:p>
          </table:table-cell>
          <table:table-cell office:value-type="float" office:value="0.36" calcext:value-type="float">
            <text:p>0.36</text:p>
          </table:table-cell>
          <table:table-cell office:value-type="float" office:value="0.320514" calcext:value-type="float">
            <text:p>0.320514</text:p>
          </table:table-cell>
          <table:table-cell office:value-type="float" office:value="0.28" calcext:value-type="float">
            <text:p>0.28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.04" calcext:value-type="float">
            <text:p>0.04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.83347" calcext:value-type="float">
            <text:p>6.83347</text:p>
          </table:table-cell>
          <table:table-cell office:value-type="string" calcext:value-type="string">
            <text:p>-nan</text:p>
          </table:table-cell>
          <table:table-cell office:value-type="float" office:value="43.597576" calcext:value-type="float">
            <text:p>43.597576</text:p>
          </table:table-cell>
          <table:table-cell office:value-type="float" office:value="0.050901" calcext:value-type="float">
            <text:p>0.050901</text:p>
          </table:table-cell>
          <table:table-cell office:value-type="float" office:value="1.787502" calcext:value-type="float">
            <text:p>1.787502</text:p>
          </table:table-cell>
          <table:table-cell office:value-type="float" office:value="1.089391" calcext:value-type="float">
            <text:p>1.089391</text:p>
          </table:table-cell>
          <table:table-cell office:value-type="float" office:value="3.801795" calcext:value-type="float">
            <text:p>3.801795</text:p>
          </table:table-cell>
          <table:table-cell office:value-type="float" office:value="2.715568" calcext:value-type="float">
            <text:p>2.715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3193" calcext:value-type="float">
            <text:p>3.043193</text:p>
          </table:table-cell>
          <table:table-cell office:value-type="float" office:value="2.708263" calcext:value-type="float">
            <text:p>2.708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486" calcext:value-type="float">
            <text:p>0.085486</text:p>
          </table:table-cell>
          <table:table-cell office:value-type="float" office:value="0.03471" calcext:value-type="float">
            <text:p>0.03471</text:p>
          </table:table-cell>
          <table:table-cell office:value-type="float" office:value="0.60019" calcext:value-type="float">
            <text:p>0.60019</text:p>
          </table:table-cell>
          <table:table-cell office:value-type="float" office:value="0.782482" calcext:value-type="float">
            <text:p>0.782482</text:p>
          </table:table-cell>
          <table:table-cell office:value-type="float" office:value="0.031753" calcext:value-type="float">
            <text:p>0.031753</text:p>
          </table:table-cell>
          <table:table-cell office:value-type="float" office:value="0.009153" calcext:value-type="float">
            <text:p>0.009153</text:p>
          </table:table-cell>
          <table:table-cell office:value-type="float" office:value="1.38491" calcext:value-type="float">
            <text:p>1.38491</text:p>
          </table:table-cell>
          <table:table-cell office:value-type="float" office:value="1.881267" calcext:value-type="float">
            <text:p>1.8812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256927" calcext:value-type="float">
            <text:p>4.256927</text:p>
          </table:table-cell>
          <table:table-cell office:value-type="float" office:value="0.243345" calcext:value-type="float">
            <text:p>0.243345</text:p>
          </table:table-cell>
          <table:table-cell office:value-type="float" office:value="1.677931" calcext:value-type="float">
            <text:p>1.677931</text:p>
          </table:table-cell>
          <table:table-cell office:value-type="float" office:value="1.604952" calcext:value-type="float">
            <text:p>1.604952</text:p>
          </table:table-cell>
          <table:table-cell office:value-type="float" office:value="0.654748" calcext:value-type="float">
            <text:p>0.654748</text:p>
          </table:table-cell>
          <table:table-cell office:value-type="float" office:value="0.045705" calcext:value-type="float">
            <text:p>0.045705</text:p>
          </table:table-cell>
          <table:table-cell office:value-type="float" office:value="3.719945" calcext:value-type="float">
            <text:p>3.719945</text:p>
          </table:table-cell>
          <table:table-cell office:value-type="float" office:value="4.096746" calcext:value-type="float">
            <text:p>4.096746</text:p>
          </table:table-cell>
          <table:table-cell office:value-type="float" office:value="0.16412" calcext:value-type="float">
            <text:p>0.16412</text:p>
          </table:table-cell>
          <table:table-cell office:value-type="float" office:value="0.004261" calcext:value-type="float">
            <text:p>0.004261</text:p>
          </table:table-cell>
          <table:table-cell office:value-type="float" office:value="2.761811" calcext:value-type="float">
            <text:p>2.761811</text:p>
          </table:table-cell>
          <table:table-cell office:value-type="float" office:value="3.01913" calcext:value-type="float">
            <text:p>3.01913</text:p>
          </table:table-cell>
          <table:table-cell office:value-type="float" office:value="43.597576" calcext:value-type="float">
            <text:p>43.597576</text:p>
          </table:table-cell>
          <table:table-cell office:value-type="float" office:value="2.12" calcext:value-type="float">
            <text:p>2.12</text:p>
          </table:table-cell>
          <table:table-cell office:value-type="float" office:value="1.914344" calcext:value-type="float">
            <text:p>1.914344</text:p>
          </table:table-cell>
          <table:table-cell office:value-type="float" office:value="0" calcext:value-type="float">
            <text:p>0</text:p>
          </table:table-cell>
          <table:table-cell office:value-type="float" office:value="1.887451" calcext:value-type="float">
            <text:p>1.887451</text:p>
          </table:table-cell>
          <table:table-cell office:value-type="float" office:value="0" calcext:value-type="float">
            <text:p>0</text:p>
          </table:table-cell>
          <table:table-cell office:value-type="float" office:value="1.858496" calcext:value-type="float">
            <text:p>1.858496</text:p>
          </table:table-cell>
          <table:table-cell office:value-type="float" office:value="0" calcext:value-type="float">
            <text:p>0</text:p>
          </table:table-cell>
          <table:table-cell office:value-type="float" office:value="1.184697" calcext:value-type="float">
            <text:p>1.184697</text:p>
          </table:table-cell>
          <table:table-cell office:value-type="float" office:value="0" calcext:value-type="float">
            <text:p>0</text:p>
          </table:table-cell>
          <table:table-cell office:value-type="float" office:value="0.043085" calcext:value-type="float">
            <text:p>0.043085</text:p>
          </table:table-cell>
          <table:table-cell office:value-type="float" office:value="0.82" calcext:value-type="float">
            <text:p>0.82</text:p>
          </table:table-cell>
          <table:table-cell office:value-type="float" office:value="0.042402" calcext:value-type="float">
            <text:p>0.042402</text:p>
          </table:table-cell>
          <table:table-cell office:value-type="float" office:value="0.7" calcext:value-type="float">
            <text:p>0.7</text:p>
          </table:table-cell>
          <table:table-cell office:value-type="float" office:value="0.007747" calcext:value-type="float">
            <text:p>0.007747</text:p>
          </table:table-cell>
          <table:table-cell office:value-type="float" office:value="0.22" calcext:value-type="float">
            <text:p>0.22</text:p>
          </table:table-cell>
          <table:table-cell office:value-type="float" office:value="0.024006" calcext:value-type="float">
            <text:p>0.024006</text:p>
          </table:table-cell>
          <table:table-cell office:value-type="float" office:value="0.68" calcext:value-type="float">
            <text:p>0.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65253" calcext:value-type="float">
            <text:p>2.65253</text:p>
          </table:table-cell>
          <table:table-cell office:value-type="float" office:value="0.84" calcext:value-type="float">
            <text:p>0.84</text:p>
          </table:table-cell>
          <table:table-cell office:value-type="float" office:value="1.604397" calcext:value-type="float">
            <text:p>1.604397</text:p>
          </table:table-cell>
          <table:table-cell office:value-type="float" office:value="0.82" calcext:value-type="float">
            <text:p>0.82</text:p>
          </table:table-cell>
          <table:table-cell office:value-type="float" office:value="0.21091" calcext:value-type="float">
            <text:p>0.21091</text:p>
          </table:table-cell>
          <table:table-cell office:value-type="float" office:value="0.24" calcext:value-type="float">
            <text:p>0.24</text:p>
          </table:table-cell>
          <table:table-cell office:value-type="float" office:value="0.443838" calcext:value-type="float">
            <text:p>0.443838</text:p>
          </table:table-cell>
          <table:table-cell office:value-type="float" office:value="0.4" calcext:value-type="float">
            <text:p>0.4</text:p>
          </table:table-cell>
          <table:table-cell office:value-type="float" office:value="0.00636" calcext:value-type="float">
            <text:p>0.00636</text:p>
          </table:table-cell>
          <table:table-cell office:value-type="float" office:value="0.06" calcext:value-type="float">
            <text:p>0.06</text:p>
          </table:table-cell>
          <table:table-cell office:value-type="float" office:value="0.15776" calcext:value-type="float">
            <text:p>0.1577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7.05726" calcext:value-type="float">
            <text:p>7.05726</text:p>
          </table:table-cell>
          <table:table-cell office:value-type="string" calcext:value-type="string">
            <text:p>-nan</text:p>
          </table:table-cell>
          <table:table-cell office:value-type="float" office:value="27.217216" calcext:value-type="float">
            <text:p>27.217216</text:p>
          </table:table-cell>
          <table:table-cell office:value-type="float" office:value="0.031777" calcext:value-type="float">
            <text:p>0.031777</text:p>
          </table:table-cell>
          <table:table-cell office:value-type="float" office:value="2.361852" calcext:value-type="float">
            <text:p>2.361852</text:p>
          </table:table-cell>
          <table:table-cell office:value-type="float" office:value="1.303985" calcext:value-type="float">
            <text:p>1.303985</text:p>
          </table:table-cell>
          <table:table-cell office:value-type="float" office:value="3.853326" calcext:value-type="float">
            <text:p>3.853326</text:p>
          </table:table-cell>
          <table:table-cell office:value-type="float" office:value="2.752376" calcext:value-type="float">
            <text:p>2.752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3615" calcext:value-type="float">
            <text:p>3.033615</text:p>
          </table:table-cell>
          <table:table-cell office:value-type="float" office:value="2.68885" calcext:value-type="float">
            <text:p>2.68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837" calcext:value-type="float">
            <text:p>0.090837</text:p>
          </table:table-cell>
          <table:table-cell office:value-type="float" office:value="0.033432" calcext:value-type="float">
            <text:p>0.033432</text:p>
          </table:table-cell>
          <table:table-cell office:value-type="float" office:value="0.629043" calcext:value-type="float">
            <text:p>0.629043</text:p>
          </table:table-cell>
          <table:table-cell office:value-type="float" office:value="0.971694" calcext:value-type="float">
            <text:p>0.971694</text:p>
          </table:table-cell>
          <table:table-cell office:value-type="float" office:value="0.028307" calcext:value-type="float">
            <text:p>0.028307</text:p>
          </table:table-cell>
          <table:table-cell office:value-type="float" office:value="0.007494" calcext:value-type="float">
            <text:p>0.007494</text:p>
          </table:table-cell>
          <table:table-cell office:value-type="float" office:value="1.291106" calcext:value-type="float">
            <text:p>1.291106</text:p>
          </table:table-cell>
          <table:table-cell office:value-type="float" office:value="1.438555" calcext:value-type="float">
            <text:p>1.4385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825841" calcext:value-type="float">
            <text:p>4.825841</text:p>
          </table:table-cell>
          <table:table-cell office:value-type="float" office:value="0.267101" calcext:value-type="float">
            <text:p>0.267101</text:p>
          </table:table-cell>
          <table:table-cell office:value-type="float" office:value="1.274655" calcext:value-type="float">
            <text:p>1.274655</text:p>
          </table:table-cell>
          <table:table-cell office:value-type="float" office:value="1.155685" calcext:value-type="float">
            <text:p>1.155685</text:p>
          </table:table-cell>
          <table:table-cell office:value-type="float" office:value="0.903224" calcext:value-type="float">
            <text:p>0.903224</text:p>
          </table:table-cell>
          <table:table-cell office:value-type="float" office:value="0.065325" calcext:value-type="float">
            <text:p>0.065325</text:p>
          </table:table-cell>
          <table:table-cell office:value-type="float" office:value="2.818019" calcext:value-type="float">
            <text:p>2.818019</text:p>
          </table:table-cell>
          <table:table-cell office:value-type="float" office:value="2.774305" calcext:value-type="float">
            <text:p>2.774305</text:p>
          </table:table-cell>
          <table:table-cell office:value-type="float" office:value="0.06764" calcext:value-type="float">
            <text:p>0.06764</text:p>
          </table:table-cell>
          <table:table-cell office:value-type="float" office:value="0.001849" calcext:value-type="float">
            <text:p>0.001849</text:p>
          </table:table-cell>
          <table:table-cell office:value-type="float" office:value="2.659504" calcext:value-type="float">
            <text:p>2.659504</text:p>
          </table:table-cell>
          <table:table-cell office:value-type="float" office:value="3.349624" calcext:value-type="float">
            <text:p>3.349624</text:p>
          </table:table-cell>
          <table:table-cell office:value-type="float" office:value="27.217216" calcext:value-type="float">
            <text:p>27.217216</text:p>
          </table:table-cell>
          <table:table-cell office:value-type="float" office:value="2.52" calcext:value-type="float">
            <text:p>2.52</text:p>
          </table:table-cell>
          <table:table-cell office:value-type="float" office:value="1.934958" calcext:value-type="float">
            <text:p>1.934958</text:p>
          </table:table-cell>
          <table:table-cell office:value-type="float" office:value="0" calcext:value-type="float">
            <text:p>0</text:p>
          </table:table-cell>
          <table:table-cell office:value-type="float" office:value="1.918368" calcext:value-type="float">
            <text:p>1.918368</text:p>
          </table:table-cell>
          <table:table-cell office:value-type="float" office:value="0" calcext:value-type="float">
            <text:p>0</text:p>
          </table:table-cell>
          <table:table-cell office:value-type="float" office:value="1.876778" calcext:value-type="float">
            <text:p>1.876778</text:p>
          </table:table-cell>
          <table:table-cell office:value-type="float" office:value="0" calcext:value-type="float">
            <text:p>0</text:p>
          </table:table-cell>
          <table:table-cell office:value-type="float" office:value="1.156837" calcext:value-type="float">
            <text:p>1.156837</text:p>
          </table:table-cell>
          <table:table-cell office:value-type="float" office:value="0" calcext:value-type="float">
            <text:p>0</text:p>
          </table:table-cell>
          <table:table-cell office:value-type="float" office:value="0.040098" calcext:value-type="float">
            <text:p>0.040098</text:p>
          </table:table-cell>
          <table:table-cell office:value-type="float" office:value="0.76" calcext:value-type="float">
            <text:p>0.76</text:p>
          </table:table-cell>
          <table:table-cell office:value-type="float" office:value="0.050739" calcext:value-type="float">
            <text:p>0.050739</text:p>
          </table:table-cell>
          <table:table-cell office:value-type="float" office:value="0.72" calcext:value-type="float">
            <text:p>0.72</text:p>
          </table:table-cell>
          <table:table-cell office:value-type="float" office:value="0.009179" calcext:value-type="float">
            <text:p>0.009179</text:p>
          </table:table-cell>
          <table:table-cell office:value-type="float" office:value="0.26" calcext:value-type="float">
            <text:p>0.26</text:p>
          </table:table-cell>
          <table:table-cell office:value-type="float" office:value="0.019128" calcext:value-type="float">
            <text:p>0.019128</text:p>
          </table:table-cell>
          <table:table-cell office:value-type="float" office:value="0.54" calcext:value-type="float">
            <text:p>0.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215734" calcext:value-type="float">
            <text:p>3.215734</text:p>
          </table:table-cell>
          <table:table-cell office:value-type="float" office:value="1.04" calcext:value-type="float">
            <text:p>1.04</text:p>
          </table:table-cell>
          <table:table-cell office:value-type="float" office:value="1.610108" calcext:value-type="float">
            <text:p>1.610108</text:p>
          </table:table-cell>
          <table:table-cell office:value-type="float" office:value="0.92" calcext:value-type="float">
            <text:p>0.92</text:p>
          </table:table-cell>
          <table:table-cell office:value-type="float" office:value="0.236767" calcext:value-type="float">
            <text:p>0.236767</text:p>
          </table:table-cell>
          <table:table-cell office:value-type="float" office:value="0.28" calcext:value-type="float">
            <text:p>0.28</text:p>
          </table:table-cell>
          <table:table-cell office:value-type="float" office:value="0.666457" calcext:value-type="float">
            <text:p>0.666457</text:p>
          </table:table-cell>
          <table:table-cell office:value-type="float" office:value="0.66" calcext:value-type="float">
            <text:p>0.66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08" calcext:value-type="float">
            <text:p>0.08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.047397" calcext:value-type="float">
            <text:p>6.047397</text:p>
          </table:table-cell>
          <table:table-cell office:value-type="float" office:value="0" calcext:value-type="float">
            <text:p>0</text:p>
          </table:table-cell>
          <table:table-cell office:value-type="float" office:value="36.386333" calcext:value-type="float">
            <text:p>36.386333</text:p>
          </table:table-cell>
          <table:table-cell office:value-type="float" office:value="0.042482" calcext:value-type="float">
            <text:p>0.042482</text:p>
          </table:table-cell>
          <table:table-cell office:value-type="float" office:value="2.198025" calcext:value-type="float">
            <text:p>2.198025</text:p>
          </table:table-cell>
          <table:table-cell office:value-type="float" office:value="1.57105" calcext:value-type="float">
            <text:p>1.57105</text:p>
          </table:table-cell>
          <table:table-cell office:value-type="float" office:value="3.780987" calcext:value-type="float">
            <text:p>3.780987</text:p>
          </table:table-cell>
          <table:table-cell office:value-type="float" office:value="2.700705" calcext:value-type="float">
            <text:p>2.700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0476" calcext:value-type="float">
            <text:p>3.030476</text:p>
          </table:table-cell>
          <table:table-cell office:value-type="float" office:value="2.69024" calcext:value-type="float">
            <text:p>2.69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122" calcext:value-type="float">
            <text:p>0.090122</text:p>
          </table:table-cell>
          <table:table-cell office:value-type="float" office:value="0.037905" calcext:value-type="float">
            <text:p>0.037905</text:p>
          </table:table-cell>
          <table:table-cell office:value-type="float" office:value="2.235604" calcext:value-type="float">
            <text:p>2.235604</text:p>
          </table:table-cell>
          <table:table-cell office:value-type="float" office:value="3.134738" calcext:value-type="float">
            <text:p>3.134738</text:p>
          </table:table-cell>
          <table:table-cell office:value-type="float" office:value="0.023329" calcext:value-type="float">
            <text:p>0.023329</text:p>
          </table:table-cell>
          <table:table-cell office:value-type="float" office:value="0.007359" calcext:value-type="float">
            <text:p>0.007359</text:p>
          </table:table-cell>
          <table:table-cell office:value-type="float" office:value="2.37545" calcext:value-type="float">
            <text:p>2.37545</text:p>
          </table:table-cell>
          <table:table-cell office:value-type="float" office:value="1.761962" calcext:value-type="float">
            <text:p>1.7619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268952" calcext:value-type="float">
            <text:p>5.268952</text:p>
          </table:table-cell>
          <table:table-cell office:value-type="float" office:value="0.300735" calcext:value-type="float">
            <text:p>0.300735</text:p>
          </table:table-cell>
          <table:table-cell office:value-type="float" office:value="2.169728" calcext:value-type="float">
            <text:p>2.169728</text:p>
          </table:table-cell>
          <table:table-cell office:value-type="float" office:value="1.98721" calcext:value-type="float">
            <text:p>1.98721</text:p>
          </table:table-cell>
          <table:table-cell office:value-type="float" office:value="0.920856" calcext:value-type="float">
            <text:p>0.920856</text:p>
          </table:table-cell>
          <table:table-cell office:value-type="float" office:value="0.060333" calcext:value-type="float">
            <text:p>0.060333</text:p>
          </table:table-cell>
          <table:table-cell office:value-type="float" office:value="4.953535" calcext:value-type="float">
            <text:p>4.953535</text:p>
          </table:table-cell>
          <table:table-cell office:value-type="float" office:value="4.55066" calcext:value-type="float">
            <text:p>4.55066</text:p>
          </table:table-cell>
          <table:table-cell office:value-type="float" office:value="0.17896" calcext:value-type="float">
            <text:p>0.17896</text:p>
          </table:table-cell>
          <table:table-cell office:value-type="float" office:value="0.004873" calcext:value-type="float">
            <text:p>0.004873</text:p>
          </table:table-cell>
          <table:table-cell office:value-type="float" office:value="3.761892" calcext:value-type="float">
            <text:p>3.761892</text:p>
          </table:table-cell>
          <table:table-cell office:value-type="float" office:value="4.604049" calcext:value-type="float">
            <text:p>4.604049</text:p>
          </table:table-cell>
          <table:table-cell office:value-type="float" office:value="36.386333" calcext:value-type="float">
            <text:p>36.386333</text:p>
          </table:table-cell>
          <table:table-cell office:value-type="float" office:value="2.64" calcext:value-type="float">
            <text:p>2.64</text:p>
          </table:table-cell>
          <table:table-cell office:value-type="float" office:value="1.89906" calcext:value-type="float">
            <text:p>1.89906</text:p>
          </table:table-cell>
          <table:table-cell office:value-type="float" office:value="0" calcext:value-type="float">
            <text:p>0</text:p>
          </table:table-cell>
          <table:table-cell office:value-type="float" office:value="1.881927" calcext:value-type="float">
            <text:p>1.881927</text:p>
          </table:table-cell>
          <table:table-cell office:value-type="float" office:value="0" calcext:value-type="float">
            <text:p>0</text:p>
          </table:table-cell>
          <table:table-cell office:value-type="float" office:value="1.86559" calcext:value-type="float">
            <text:p>1.86559</text:p>
          </table:table-cell>
          <table:table-cell office:value-type="float" office:value="0" calcext:value-type="float">
            <text:p>0</text:p>
          </table:table-cell>
          <table:table-cell office:value-type="float" office:value="1.164886" calcext:value-type="float">
            <text:p>1.164886</text:p>
          </table:table-cell>
          <table:table-cell office:value-type="float" office:value="0" calcext:value-type="float">
            <text:p>0</text:p>
          </table:table-cell>
          <table:table-cell office:value-type="float" office:value="0.047583" calcext:value-type="float">
            <text:p>0.047583</text:p>
          </table:table-cell>
          <table:table-cell office:value-type="float" office:value="1.12" calcext:value-type="float">
            <text:p>1.12</text:p>
          </table:table-cell>
          <table:table-cell office:value-type="float" office:value="0.042539" calcext:value-type="float">
            <text:p>0.042539</text:p>
          </table:table-cell>
          <table:table-cell office:value-type="float" office:value="0.86" calcext:value-type="float">
            <text:p>0.86</text:p>
          </table:table-cell>
          <table:table-cell office:value-type="float" office:value="0.003525" calcext:value-type="float">
            <text:p>0.003525</text:p>
          </table:table-cell>
          <table:table-cell office:value-type="float" office:value="0.1" calcext:value-type="float">
            <text:p>0.1</text:p>
          </table:table-cell>
          <table:table-cell office:value-type="float" office:value="0.019804" calcext:value-type="float">
            <text:p>0.019804</text:p>
          </table:table-cell>
          <table:table-cell office:value-type="float" office:value="0.56" calcext:value-type="float">
            <text:p>0.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294109" calcext:value-type="float">
            <text:p>3.294109</text:p>
          </table:table-cell>
          <table:table-cell office:value-type="float" office:value="1.16" calcext:value-type="float">
            <text:p>1.16</text:p>
          </table:table-cell>
          <table:table-cell office:value-type="float" office:value="1.974843" calcext:value-type="float">
            <text:p>1.974843</text:p>
          </table:table-cell>
          <table:table-cell office:value-type="float" office:value="1.1" calcext:value-type="float">
            <text:p>1.1</text:p>
          </table:table-cell>
          <table:table-cell office:value-type="float" office:value="0.390614" calcext:value-type="float">
            <text:p>0.390614</text:p>
          </table:table-cell>
          <table:table-cell office:value-type="float" office:value="0.4" calcext:value-type="float">
            <text:p>0.4</text:p>
          </table:table-cell>
          <table:table-cell office:value-type="float" office:value="0.530242" calcext:value-type="float">
            <text:p>0.530242</text:p>
          </table:table-cell>
          <table:table-cell office:value-type="float" office:value="0.52" calcext:value-type="float">
            <text:p>0.52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2" calcext:value-type="float">
            <text:p>0.2</text:p>
          </table:table-cell>
          <table:table-cell office:value-type="float" office:value="0.15776" calcext:value-type="float">
            <text:p>0.1577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7.173425" calcext:value-type="float">
            <text:p>7.173425</text:p>
          </table:table-cell>
          <table:table-cell office:value-type="float" office:value="0" calcext:value-type="float">
            <text:p>0</text:p>
          </table:table-cell>
          <table:table-cell office:value-type="float" office:value="47.777058" calcext:value-type="float">
            <text:p>47.777058</text:p>
          </table:table-cell>
          <table:table-cell office:value-type="float" office:value="0.05578" calcext:value-type="float">
            <text:p>0.05578</text:p>
          </table:table-cell>
          <table:table-cell office:value-type="float" office:value="2.293477" calcext:value-type="float">
            <text:p>2.293477</text:p>
          </table:table-cell>
          <table:table-cell office:value-type="float" office:value="1.488899" calcext:value-type="float">
            <text:p>1.488899</text:p>
          </table:table-cell>
          <table:table-cell office:value-type="float" office:value="3.823244" calcext:value-type="float">
            <text:p>3.823244</text:p>
          </table:table-cell>
          <table:table-cell office:value-type="float" office:value="2.730889" calcext:value-type="float">
            <text:p>2.730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3583" calcext:value-type="float">
            <text:p>3.013583</text:p>
          </table:table-cell>
          <table:table-cell office:value-type="float" office:value="2.667258" calcext:value-type="float">
            <text:p>2.667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872" calcext:value-type="float">
            <text:p>0.053872</text:p>
          </table:table-cell>
          <table:table-cell office:value-type="float" office:value="0.026473" calcext:value-type="float">
            <text:p>0.026473</text:p>
          </table:table-cell>
          <table:table-cell office:value-type="float" office:value="1.250456" calcext:value-type="float">
            <text:p>1.250456</text:p>
          </table:table-cell>
          <table:table-cell office:value-type="float" office:value="1.703322" calcext:value-type="float">
            <text:p>1.703322</text:p>
          </table:table-cell>
          <table:table-cell office:value-type="float" office:value="0.021951" calcext:value-type="float">
            <text:p>0.021951</text:p>
          </table:table-cell>
          <table:table-cell office:value-type="float" office:value="0.006245" calcext:value-type="float">
            <text:p>0.006245</text:p>
          </table:table-cell>
          <table:table-cell office:value-type="float" office:value="1.393686" calcext:value-type="float">
            <text:p>1.393686</text:p>
          </table:table-cell>
          <table:table-cell office:value-type="float" office:value="1.465598" calcext:value-type="float">
            <text:p>1.4655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366655" calcext:value-type="float">
            <text:p>4.366655</text:p>
          </table:table-cell>
          <table:table-cell office:value-type="float" office:value="0.249136" calcext:value-type="float">
            <text:p>0.249136</text:p>
          </table:table-cell>
          <table:table-cell office:value-type="float" office:value="1.893282" calcext:value-type="float">
            <text:p>1.893282</text:p>
          </table:table-cell>
          <table:table-cell office:value-type="float" office:value="1.76661" calcext:value-type="float">
            <text:p>1.76661</text:p>
          </table:table-cell>
          <table:table-cell office:value-type="float" office:value="0.854433" calcext:value-type="float">
            <text:p>0.854433</text:p>
          </table:table-cell>
          <table:table-cell office:value-type="float" office:value="0.061484" calcext:value-type="float">
            <text:p>0.061484</text:p>
          </table:table-cell>
          <table:table-cell office:value-type="float" office:value="3.55126" calcext:value-type="float">
            <text:p>3.55126</text:p>
          </table:table-cell>
          <table:table-cell office:value-type="float" office:value="3.834356" calcext:value-type="float">
            <text:p>3.834356</text:p>
          </table:table-cell>
          <table:table-cell office:value-type="float" office:value="0.19232" calcext:value-type="float">
            <text:p>0.19232</text:p>
          </table:table-cell>
          <table:table-cell office:value-type="float" office:value="0.005111" calcext:value-type="float">
            <text:p>0.005111</text:p>
          </table:table-cell>
          <table:table-cell office:value-type="float" office:value="4.384393" calcext:value-type="float">
            <text:p>4.384393</text:p>
          </table:table-cell>
          <table:table-cell office:value-type="float" office:value="5.525951" calcext:value-type="float">
            <text:p>5.525951</text:p>
          </table:table-cell>
          <table:table-cell office:value-type="float" office:value="47.777061" calcext:value-type="float">
            <text:p>47.777061</text:p>
          </table:table-cell>
          <table:table-cell office:value-type="float" office:value="2.58" calcext:value-type="float">
            <text:p>2.58</text:p>
          </table:table-cell>
          <table:table-cell office:value-type="float" office:value="1.937746" calcext:value-type="float">
            <text:p>1.937746</text:p>
          </table:table-cell>
          <table:table-cell office:value-type="float" office:value="0" calcext:value-type="float">
            <text:p>0</text:p>
          </table:table-cell>
          <table:table-cell office:value-type="float" office:value="1.885498" calcext:value-type="float">
            <text:p>1.885498</text:p>
          </table:table-cell>
          <table:table-cell office:value-type="float" office:value="0" calcext:value-type="float">
            <text:p>0</text:p>
          </table:table-cell>
          <table:table-cell office:value-type="float" office:value="1.872891" calcext:value-type="float">
            <text:p>1.872891</text:p>
          </table:table-cell>
          <table:table-cell office:value-type="float" office:value="0" calcext:value-type="float">
            <text:p>0</text:p>
          </table:table-cell>
          <table:table-cell office:value-type="float" office:value="1.140693" calcext:value-type="float">
            <text:p>1.140693</text:p>
          </table:table-cell>
          <table:table-cell office:value-type="float" office:value="0" calcext:value-type="float">
            <text:p>0</text:p>
          </table:table-cell>
          <table:table-cell office:value-type="float" office:value="0.034725" calcext:value-type="float">
            <text:p>0.034725</text:p>
          </table:table-cell>
          <table:table-cell office:value-type="float" office:value="0.96" calcext:value-type="float">
            <text:p>0.96</text:p>
          </table:table-cell>
          <table:table-cell office:value-type="float" office:value="0.019148" calcext:value-type="float">
            <text:p>0.019148</text:p>
          </table:table-cell>
          <table:table-cell office:value-type="float" office:value="0.5" calcext:value-type="float">
            <text:p>0.5</text:p>
          </table:table-cell>
          <table:table-cell office:value-type="float" office:value="0.005638" calcext:value-type="float">
            <text:p>0.005638</text:p>
          </table:table-cell>
          <table:table-cell office:value-type="float" office:value="0.16" calcext:value-type="float">
            <text:p>0.16</text:p>
          </table:table-cell>
          <table:table-cell office:value-type="float" office:value="0.016313" calcext:value-type="float">
            <text:p>0.016313</text:p>
          </table:table-cell>
          <table:table-cell office:value-type="float" office:value="0.46" calcext:value-type="float">
            <text:p>0.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32357" calcext:value-type="float">
            <text:p>2.732357</text:p>
          </table:table-cell>
          <table:table-cell office:value-type="float" office:value="1.08" calcext:value-type="float">
            <text:p>1.08</text:p>
          </table:table-cell>
          <table:table-cell office:value-type="float" office:value="1.634298" calcext:value-type="float">
            <text:p>1.634298</text:p>
          </table:table-cell>
          <table:table-cell office:value-type="float" office:value="0.96" calcext:value-type="float">
            <text:p>0.96</text:p>
          </table:table-cell>
          <table:table-cell office:value-type="float" office:value="0.231407" calcext:value-type="float">
            <text:p>0.231407</text:p>
          </table:table-cell>
          <table:table-cell office:value-type="float" office:value="0.24" calcext:value-type="float">
            <text:p>0.24</text:p>
          </table:table-cell>
          <table:table-cell office:value-type="float" office:value="0.623026" calcext:value-type="float">
            <text:p>0.623026</text:p>
          </table:table-cell>
          <table:table-cell office:value-type="float" office:value="0.58" calcext:value-type="float">
            <text:p>0.58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14" calcext:value-type="float">
            <text:p>0.14</text:p>
          </table:table-cell>
          <table:table-cell office:value-type="float" office:value="0.17748" calcext:value-type="float">
            <text:p>0.1774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.280191" calcext:value-type="float">
            <text:p>5.280191</text:p>
          </table:table-cell>
          <table:table-cell office:value-type="float" office:value="0" calcext:value-type="float">
            <text:p>0</text:p>
          </table:table-cell>
          <table:table-cell office:value-type="float" office:value="69.198257" calcext:value-type="float">
            <text:p>69.198257</text:p>
          </table:table-cell>
          <table:table-cell office:value-type="float" office:value="0.08079" calcext:value-type="float">
            <text:p>0.08079</text:p>
          </table:table-cell>
          <table:table-cell office:value-type="float" office:value="2.932322" calcext:value-type="float">
            <text:p>2.932322</text:p>
          </table:table-cell>
          <table:table-cell office:value-type="float" office:value="2.03819" calcext:value-type="float">
            <text:p>2.03819</text:p>
          </table:table-cell>
          <table:table-cell office:value-type="float" office:value="3.862359" calcext:value-type="float">
            <text:p>3.862359</text:p>
          </table:table-cell>
          <table:table-cell office:value-type="float" office:value="2.758828" calcext:value-type="float">
            <text:p>2.758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0732" calcext:value-type="float">
            <text:p>2.970732</text:p>
          </table:table-cell>
          <table:table-cell office:value-type="float" office:value="2.62483" calcext:value-type="float">
            <text:p>2.62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231" calcext:value-type="float">
            <text:p>0.056231</text:p>
          </table:table-cell>
          <table:table-cell office:value-type="float" office:value="0.028545" calcext:value-type="float">
            <text:p>0.028545</text:p>
          </table:table-cell>
          <table:table-cell office:value-type="float" office:value="0.927246" calcext:value-type="float">
            <text:p>0.927246</text:p>
          </table:table-cell>
          <table:table-cell office:value-type="float" office:value="1.33205" calcext:value-type="float">
            <text:p>1.33205</text:p>
          </table:table-cell>
          <table:table-cell office:value-type="float" office:value="0.027544" calcext:value-type="float">
            <text:p>0.027544</text:p>
          </table:table-cell>
          <table:table-cell office:value-type="float" office:value="0.008461" calcext:value-type="float">
            <text:p>0.008461</text:p>
          </table:table-cell>
          <table:table-cell office:value-type="float" office:value="1.261372" calcext:value-type="float">
            <text:p>1.261372</text:p>
          </table:table-cell>
          <table:table-cell office:value-type="float" office:value="1.476315" calcext:value-type="float">
            <text:p>1.4763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84861" calcext:value-type="float">
            <text:p>3.84861</text:p>
          </table:table-cell>
          <table:table-cell office:value-type="float" office:value="0.218389" calcext:value-type="float">
            <text:p>0.218389</text:p>
          </table:table-cell>
          <table:table-cell office:value-type="float" office:value="1.639201" calcext:value-type="float">
            <text:p>1.639201</text:p>
          </table:table-cell>
          <table:table-cell office:value-type="float" office:value="1.225034" calcext:value-type="float">
            <text:p>1.225034</text:p>
          </table:table-cell>
          <table:table-cell office:value-type="float" office:value="0.966349" calcext:value-type="float">
            <text:p>0.966349</text:p>
          </table:table-cell>
          <table:table-cell office:value-type="float" office:value="0.068614" calcext:value-type="float">
            <text:p>0.068614</text:p>
          </table:table-cell>
          <table:table-cell office:value-type="float" office:value="3.063885" calcext:value-type="float">
            <text:p>3.063885</text:p>
          </table:table-cell>
          <table:table-cell office:value-type="float" office:value="3.00354" calcext:value-type="float">
            <text:p>3.00354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003349" calcext:value-type="float">
            <text:p>0.003349</text:p>
          </table:table-cell>
          <table:table-cell office:value-type="float" office:value="4.825679" calcext:value-type="float">
            <text:p>4.825679</text:p>
          </table:table-cell>
          <table:table-cell office:value-type="float" office:value="7.129098" calcext:value-type="float">
            <text:p>7.129098</text:p>
          </table:table-cell>
          <table:table-cell office:value-type="float" office:value="69.198257" calcext:value-type="float">
            <text:p>69.198257</text:p>
          </table:table-cell>
          <table:table-cell office:value-type="float" office:value="2.76" calcext:value-type="float">
            <text:p>2.76</text:p>
          </table:table-cell>
          <table:table-cell office:value-type="float" office:value="1.948742" calcext:value-type="float">
            <text:p>1.948742</text:p>
          </table:table-cell>
          <table:table-cell office:value-type="float" office:value="0" calcext:value-type="float">
            <text:p>0</text:p>
          </table:table-cell>
          <table:table-cell office:value-type="float" office:value="1.913617" calcext:value-type="float">
            <text:p>1.913617</text:p>
          </table:table-cell>
          <table:table-cell office:value-type="float" office:value="0" calcext:value-type="float">
            <text:p>0</text:p>
          </table:table-cell>
          <table:table-cell office:value-type="float" office:value="1.856234" calcext:value-type="float">
            <text:p>1.856234</text:p>
          </table:table-cell>
          <table:table-cell office:value-type="float" office:value="0" calcext:value-type="float">
            <text:p>0</text:p>
          </table:table-cell>
          <table:table-cell office:value-type="float" office:value="1.114498" calcext:value-type="float">
            <text:p>1.114498</text:p>
          </table:table-cell>
          <table:table-cell office:value-type="float" office:value="0" calcext:value-type="float">
            <text:p>0</text:p>
          </table:table-cell>
          <table:table-cell office:value-type="float" office:value="0.037749" calcext:value-type="float">
            <text:p>0.037749</text:p>
          </table:table-cell>
          <table:table-cell office:value-type="float" office:value="1.04" calcext:value-type="float">
            <text:p>1.04</text:p>
          </table:table-cell>
          <table:table-cell office:value-type="float" office:value="0.018483" calcext:value-type="float">
            <text:p>0.018483</text:p>
          </table:table-cell>
          <table:table-cell office:value-type="float" office:value="0.5" calcext:value-type="float">
            <text:p>0.5</text:p>
          </table:table-cell>
          <table:table-cell office:value-type="float" office:value="0.004941" calcext:value-type="float">
            <text:p>0.004941</text:p>
          </table:table-cell>
          <table:table-cell office:value-type="float" office:value="0.14" calcext:value-type="float">
            <text:p>0.14</text:p>
          </table:table-cell>
          <table:table-cell office:value-type="float" office:value="0.022604" calcext:value-type="float">
            <text:p>0.022604</text:p>
          </table:table-cell>
          <table:table-cell office:value-type="float" office:value="0.64" calcext:value-type="float">
            <text:p>0.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36553" calcext:value-type="float">
            <text:p>2.436553</text:p>
          </table:table-cell>
          <table:table-cell office:value-type="float" office:value="0.96" calcext:value-type="float">
            <text:p>0.96</text:p>
          </table:table-cell>
          <table:table-cell office:value-type="float" office:value="1.412057" calcext:value-type="float">
            <text:p>1.412057</text:p>
          </table:table-cell>
          <table:table-cell office:value-type="float" office:value="0.84" calcext:value-type="float">
            <text:p>0.84</text:p>
          </table:table-cell>
          <table:table-cell office:value-type="float" office:value="0.283722" calcext:value-type="float">
            <text:p>0.283722</text:p>
          </table:table-cell>
          <table:table-cell office:value-type="float" office:value="0.3" calcext:value-type="float">
            <text:p>0.3</text:p>
          </table:table-cell>
          <table:table-cell office:value-type="float" office:value="0.682627" calcext:value-type="float">
            <text:p>0.682627</text:p>
          </table:table-cell>
          <table:table-cell office:value-type="float" office:value="0.7" calcext:value-type="float">
            <text:p>0.7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08" calcext:value-type="float">
            <text:p>0.08</text:p>
          </table:table-cell>
          <table:table-cell office:value-type="float" office:value="0.11832" calcext:value-type="float">
            <text:p>0.1183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.853151" calcext:value-type="float">
            <text:p>6.853151</text:p>
          </table:table-cell>
          <table:table-cell office:value-type="string" calcext:value-type="string">
            <text:p>-nan</text:p>
          </table:table-cell>
          <table:table-cell office:value-type="float" office:value="25.696232" calcext:value-type="float">
            <text:p>25.696232</text:p>
          </table:table-cell>
          <table:table-cell office:value-type="float" office:value="0.030001" calcext:value-type="float">
            <text:p>0.030001</text:p>
          </table:table-cell>
          <table:table-cell office:value-type="float" office:value="7.210585" calcext:value-type="float">
            <text:p>7.210585</text:p>
          </table:table-cell>
          <table:table-cell office:value-type="float" office:value="7.283083" calcext:value-type="float">
            <text:p>7.283083</text:p>
          </table:table-cell>
          <table:table-cell office:value-type="float" office:value="3.838661" calcext:value-type="float">
            <text:p>3.838661</text:p>
          </table:table-cell>
          <table:table-cell office:value-type="float" office:value="2.741901" calcext:value-type="float">
            <text:p>2.741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2797" calcext:value-type="float">
            <text:p>3.022797</text:p>
          </table:table-cell>
          <table:table-cell office:value-type="float" office:value="2.685216" calcext:value-type="float">
            <text:p>2.685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157" calcext:value-type="float">
            <text:p>0.064157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674672" calcext:value-type="float">
            <text:p>0.674672</text:p>
          </table:table-cell>
          <table:table-cell office:value-type="float" office:value="0.855919" calcext:value-type="float">
            <text:p>0.855919</text:p>
          </table:table-cell>
          <table:table-cell office:value-type="float" office:value="0.012008" calcext:value-type="float">
            <text:p>0.012008</text:p>
          </table:table-cell>
          <table:table-cell office:value-type="float" office:value="0.003286" calcext:value-type="float">
            <text:p>0.003286</text:p>
          </table:table-cell>
          <table:table-cell office:value-type="float" office:value="3.415148" calcext:value-type="float">
            <text:p>3.415148</text:p>
          </table:table-cell>
          <table:table-cell office:value-type="float" office:value="3.044805" calcext:value-type="float">
            <text:p>3.0448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843265" calcext:value-type="float">
            <text:p>3.843265</text:p>
          </table:table-cell>
          <table:table-cell office:value-type="float" office:value="0.219451" calcext:value-type="float">
            <text:p>0.219451</text:p>
          </table:table-cell>
          <table:table-cell office:value-type="float" office:value="1.583893" calcext:value-type="float">
            <text:p>1.583893</text:p>
          </table:table-cell>
          <table:table-cell office:value-type="float" office:value="1.222857" calcext:value-type="float">
            <text:p>1.222857</text:p>
          </table:table-cell>
          <table:table-cell office:value-type="float" office:value="0.664867" calcext:value-type="float">
            <text:p>0.664867</text:p>
          </table:table-cell>
          <table:table-cell office:value-type="float" office:value="0.046128" calcext:value-type="float">
            <text:p>0.046128</text:p>
          </table:table-cell>
          <table:table-cell office:value-type="float" office:value="8.068432" calcext:value-type="float">
            <text:p>8.068432</text:p>
          </table:table-cell>
          <table:table-cell office:value-type="float" office:value="6.386198" calcext:value-type="float">
            <text:p>6.386198</text:p>
          </table:table-cell>
          <table:table-cell office:value-type="float" office:value="0.14652" calcext:value-type="float">
            <text:p>0.14652</text:p>
          </table:table-cell>
          <table:table-cell office:value-type="float" office:value="0.003849" calcext:value-type="float">
            <text:p>0.003849</text:p>
          </table:table-cell>
          <table:table-cell office:value-type="float" office:value="7.966935" calcext:value-type="float">
            <text:p>7.966935</text:p>
          </table:table-cell>
          <table:table-cell office:value-type="float" office:value="12.092405" calcext:value-type="float">
            <text:p>12.092405</text:p>
          </table:table-cell>
          <table:table-cell office:value-type="float" office:value="25.696232" calcext:value-type="float">
            <text:p>25.696232</text:p>
          </table:table-cell>
          <table:table-cell office:value-type="float" office:value="1.48" calcext:value-type="float">
            <text:p>1.48</text:p>
          </table:table-cell>
          <table:table-cell office:value-type="float" office:value="1.930656" calcext:value-type="float">
            <text:p>1.930656</text:p>
          </table:table-cell>
          <table:table-cell office:value-type="float" office:value="0" calcext:value-type="float">
            <text:p>0</text:p>
          </table:table-cell>
          <table:table-cell office:value-type="float" office:value="1.908005" calcext:value-type="float">
            <text:p>1.908005</text:p>
          </table:table-cell>
          <table:table-cell office:value-type="float" office:value="0" calcext:value-type="float">
            <text:p>0</text:p>
          </table:table-cell>
          <table:table-cell office:value-type="float" office:value="1.856891" calcext:value-type="float">
            <text:p>1.856891</text:p>
          </table:table-cell>
          <table:table-cell office:value-type="float" office:value="0" calcext:value-type="float">
            <text:p>0</text:p>
          </table:table-cell>
          <table:table-cell office:value-type="float" office:value="1.165906" calcext:value-type="float">
            <text:p>1.165906</text:p>
          </table:table-cell>
          <table:table-cell office:value-type="float" office:value="0" calcext:value-type="float">
            <text:p>0</text:p>
          </table:table-cell>
          <table:table-cell office:value-type="float" office:value="0.044242" calcext:value-type="float">
            <text:p>0.044242</text:p>
          </table:table-cell>
          <table:table-cell office:value-type="float" office:value="1.24" calcext:value-type="float">
            <text:p>1.24</text:p>
          </table:table-cell>
          <table:table-cell office:value-type="float" office:value="0.019915" calcext:value-type="float">
            <text:p>0.019915</text:p>
          </table:table-cell>
          <table:table-cell office:value-type="float" office:value="0.54" calcext:value-type="float">
            <text:p>0.54</text:p>
          </table:table-cell>
          <table:table-cell office:value-type="float" office:value="0.003528" calcext:value-type="float">
            <text:p>0.003528</text:p>
          </table:table-cell>
          <table:table-cell office:value-type="float" office:value="0.1" calcext:value-type="float">
            <text:p>0.1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24" calcext:value-type="float">
            <text:p>0.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00654" calcext:value-type="float">
            <text:p>2.400654</text:p>
          </table:table-cell>
          <table:table-cell office:value-type="float" office:value="1.14" calcext:value-type="float">
            <text:p>1.14</text:p>
          </table:table-cell>
          <table:table-cell office:value-type="float" office:value="1.442611" calcext:value-type="float">
            <text:p>1.442611</text:p>
          </table:table-cell>
          <table:table-cell office:value-type="float" office:value="0.8" calcext:value-type="float">
            <text:p>0.8</text:p>
          </table:table-cell>
          <table:table-cell office:value-type="float" office:value="0.220899" calcext:value-type="float">
            <text:p>0.220899</text:p>
          </table:table-cell>
          <table:table-cell office:value-type="float" office:value="0.26" calcext:value-type="float">
            <text:p>0.26</text:p>
          </table:table-cell>
          <table:table-cell office:value-type="float" office:value="0.443969" calcext:value-type="float">
            <text:p>0.443969</text:p>
          </table:table-cell>
          <table:table-cell office:value-type="float" office:value="0.44" calcext:value-type="float">
            <text:p>0.44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08" calcext:value-type="float">
            <text:p>0.08</text:p>
          </table:table-cell>
          <table:table-cell office:value-type="float" office:value="0.13804" calcext:value-type="float">
            <text:p>0.1380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.374383" calcext:value-type="float">
            <text:p>6.374383</text:p>
          </table:table-cell>
          <table:table-cell office:value-type="float" office:value="0" calcext:value-type="float">
            <text:p>0</text:p>
          </table:table-cell>
          <table:table-cell office:value-type="float" office:value="21.066362" calcext:value-type="float">
            <text:p>21.066362</text:p>
          </table:table-cell>
          <table:table-cell office:value-type="float" office:value="0.024595" calcext:value-type="float">
            <text:p>0.024595</text:p>
          </table:table-cell>
          <table:table-cell office:value-type="float" office:value="2.291276" calcext:value-type="float">
            <text:p>2.291276</text:p>
          </table:table-cell>
          <table:table-cell office:value-type="float" office:value="1.705671" calcext:value-type="float">
            <text:p>1.705671</text:p>
          </table:table-cell>
          <table:table-cell office:value-type="float" office:value="3.798012" calcext:value-type="float">
            <text:p>3.798012</text:p>
          </table:table-cell>
          <table:table-cell office:value-type="float" office:value="2.712866" calcext:value-type="float">
            <text:p>2.712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4096" calcext:value-type="float">
            <text:p>2.984096</text:p>
          </table:table-cell>
          <table:table-cell office:value-type="float" office:value="2.655318" calcext:value-type="float">
            <text:p>2.655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016" calcext:value-type="float">
            <text:p>0.053016</text:p>
          </table:table-cell>
          <table:table-cell office:value-type="float" office:value="0.02378" calcext:value-type="float">
            <text:p>0.02378</text:p>
          </table:table-cell>
          <table:table-cell office:value-type="float" office:value="2.476523" calcext:value-type="float">
            <text:p>2.476523</text:p>
          </table:table-cell>
          <table:table-cell office:value-type="float" office:value="3.746878" calcext:value-type="float">
            <text:p>3.746878</text:p>
          </table:table-cell>
          <table:table-cell office:value-type="float" office:value="0.013393" calcext:value-type="float">
            <text:p>0.013393</text:p>
          </table:table-cell>
          <table:table-cell office:value-type="float" office:value="0.003993" calcext:value-type="float">
            <text:p>0.003993</text:p>
          </table:table-cell>
          <table:table-cell office:value-type="float" office:value="2.054242" calcext:value-type="float">
            <text:p>2.054242</text:p>
          </table:table-cell>
          <table:table-cell office:value-type="float" office:value="3.084512" calcext:value-type="float">
            <text:p>3.0845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71048" calcext:value-type="float">
            <text:p>3.71048</text:p>
          </table:table-cell>
          <table:table-cell office:value-type="float" office:value="0.21553" calcext:value-type="float">
            <text:p>0.21553</text:p>
          </table:table-cell>
          <table:table-cell office:value-type="float" office:value="2.180933" calcext:value-type="float">
            <text:p>2.180933</text:p>
          </table:table-cell>
          <table:table-cell office:value-type="float" office:value="1.928031" calcext:value-type="float">
            <text:p>1.928031</text:p>
          </table:table-cell>
          <table:table-cell office:value-type="float" office:value="0.660558" calcext:value-type="float">
            <text:p>0.660558</text:p>
          </table:table-cell>
          <table:table-cell office:value-type="float" office:value="0.050376" calcext:value-type="float">
            <text:p>0.050376</text:p>
          </table:table-cell>
          <table:table-cell office:value-type="float" office:value="4.506614" calcext:value-type="float">
            <text:p>4.506614</text:p>
          </table:table-cell>
          <table:table-cell office:value-type="float" office:value="4.693294" calcext:value-type="float">
            <text:p>4.693294</text:p>
          </table:table-cell>
          <table:table-cell office:value-type="float" office:value="0.27756" calcext:value-type="float">
            <text:p>0.27756</text:p>
          </table:table-cell>
          <table:table-cell office:value-type="float" office:value="0.007372" calcext:value-type="float">
            <text:p>0.007372</text:p>
          </table:table-cell>
          <table:table-cell office:value-type="float" office:value="4.159101" calcext:value-type="float">
            <text:p>4.159101</text:p>
          </table:table-cell>
          <table:table-cell office:value-type="float" office:value="4.656933" calcext:value-type="float">
            <text:p>4.656933</text:p>
          </table:table-cell>
          <table:table-cell office:value-type="float" office:value="21.066362" calcext:value-type="float">
            <text:p>21.066362</text:p>
          </table:table-cell>
          <table:table-cell office:value-type="float" office:value="1.84" calcext:value-type="float">
            <text:p>1.84</text:p>
          </table:table-cell>
          <table:table-cell office:value-type="float" office:value="1.916556" calcext:value-type="float">
            <text:p>1.916556</text:p>
          </table:table-cell>
          <table:table-cell office:value-type="float" office:value="0" calcext:value-type="float">
            <text:p>0</text:p>
          </table:table-cell>
          <table:table-cell office:value-type="float" office:value="1.881456" calcext:value-type="float">
            <text:p>1.881456</text:p>
          </table:table-cell>
          <table:table-cell office:value-type="float" office:value="0" calcext:value-type="float">
            <text:p>0</text:p>
          </table:table-cell>
          <table:table-cell office:value-type="float" office:value="1.823185" calcext:value-type="float">
            <text:p>1.823185</text:p>
          </table:table-cell>
          <table:table-cell office:value-type="float" office:value="0" calcext:value-type="float">
            <text:p>0</text:p>
          </table:table-cell>
          <table:table-cell office:value-type="float" office:value="1.160911" calcext:value-type="float">
            <text:p>1.160911</text:p>
          </table:table-cell>
          <table:table-cell office:value-type="float" office:value="0" calcext:value-type="float">
            <text:p>0</text:p>
          </table:table-cell>
          <table:table-cell office:value-type="float" office:value="0.030431" calcext:value-type="float">
            <text:p>0.030431</text:p>
          </table:table-cell>
          <table:table-cell office:value-type="float" office:value="0.86" calcext:value-type="float">
            <text:p>0.86</text:p>
          </table:table-cell>
          <table:table-cell office:value-type="float" office:value="0.022585" calcext:value-type="float">
            <text:p>0.022585</text:p>
          </table:table-cell>
          <table:table-cell office:value-type="float" office:value="0.64" calcext:value-type="float">
            <text:p>0.64</text:p>
          </table:table-cell>
          <table:table-cell office:value-type="float" office:value="0.002816" calcext:value-type="float">
            <text:p>0.002816</text:p>
          </table:table-cell>
          <table:table-cell office:value-type="float" office:value="0.08" calcext:value-type="float">
            <text:p>0.08</text:p>
          </table:table-cell>
          <table:table-cell office:value-type="float" office:value="0.010577" calcext:value-type="float">
            <text:p>0.010577</text:p>
          </table:table-cell>
          <table:table-cell office:value-type="float" office:value="0.3" calcext:value-type="float">
            <text:p>0.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30535" calcext:value-type="float">
            <text:p>2.230535</text:p>
          </table:table-cell>
          <table:table-cell office:value-type="float" office:value="1.08" calcext:value-type="float">
            <text:p>1.08</text:p>
          </table:table-cell>
          <table:table-cell office:value-type="float" office:value="1.479945" calcext:value-type="float">
            <text:p>1.479945</text:p>
          </table:table-cell>
          <table:table-cell office:value-type="float" office:value="1" calcext:value-type="float">
            <text:p>1</text:p>
          </table:table-cell>
          <table:table-cell office:value-type="float" office:value="0.111213" calcext:value-type="float">
            <text:p>0.111213</text:p>
          </table:table-cell>
          <table:table-cell office:value-type="float" office:value="0.1" calcext:value-type="float">
            <text:p>0.1</text:p>
          </table:table-cell>
          <table:table-cell office:value-type="float" office:value="0.549344" calcext:value-type="float">
            <text:p>0.549344</text:p>
          </table:table-cell>
          <table:table-cell office:value-type="float" office:value="0.54" calcext:value-type="float">
            <text:p>0.54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2" calcext:value-type="float">
            <text:p>0.2</text:p>
          </table:table-cell>
          <table:table-cell office:value-type="float" office:value="0.25636" calcext:value-type="float">
            <text:p>0.25636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.430822" calcext:value-type="float">
            <text:p>6.430822</text:p>
          </table:table-cell>
          <table:table-cell office:value-type="float" office:value="0" calcext:value-type="float">
            <text:p>0</text:p>
          </table:table-cell>
          <table:table-cell office:value-type="float" office:value="32.937592" calcext:value-type="float">
            <text:p>32.937592</text:p>
          </table:table-cell>
          <table:table-cell office:value-type="float" office:value="0.038455" calcext:value-type="float">
            <text:p>0.038455</text:p>
          </table:table-cell>
          <table:table-cell office:value-type="float" office:value="1.584617" calcext:value-type="float">
            <text:p>1.584617</text:p>
          </table:table-cell>
          <table:table-cell office:value-type="float" office:value="0.970653" calcext:value-type="float">
            <text:p>0.970653</text:p>
          </table:table-cell>
          <table:table-cell office:value-type="float" office:value="3.791034" calcext:value-type="float">
            <text:p>3.791034</text:p>
          </table:table-cell>
          <table:table-cell office:value-type="float" office:value="2.707882" calcext:value-type="float">
            <text:p>2.707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3378" calcext:value-type="float">
            <text:p>2.993378</text:p>
          </table:table-cell>
          <table:table-cell office:value-type="float" office:value="2.655659" calcext:value-type="float">
            <text:p>2.655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98" calcext:value-type="float">
            <text:p>0.05998</text:p>
          </table:table-cell>
          <table:table-cell office:value-type="float" office:value="0.023794" calcext:value-type="float">
            <text:p>0.023794</text:p>
          </table:table-cell>
          <table:table-cell office:value-type="float" office:value="0.590558" calcext:value-type="float">
            <text:p>0.590558</text:p>
          </table:table-cell>
          <table:table-cell office:value-type="float" office:value="0.991162" calcext:value-type="float">
            <text:p>0.991162</text:p>
          </table:table-cell>
          <table:table-cell office:value-type="float" office:value="0.011974" calcext:value-type="float">
            <text:p>0.011974</text:p>
          </table:table-cell>
          <table:table-cell office:value-type="float" office:value="0.002865" calcext:value-type="float">
            <text:p>0.002865</text:p>
          </table:table-cell>
          <table:table-cell office:value-type="float" office:value="2.565988" calcext:value-type="float">
            <text:p>2.565988</text:p>
          </table:table-cell>
          <table:table-cell office:value-type="float" office:value="3.063925" calcext:value-type="float">
            <text:p>3.0639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762525" calcext:value-type="float">
            <text:p>3.762525</text:p>
          </table:table-cell>
          <table:table-cell office:value-type="float" office:value="0.208481" calcext:value-type="float">
            <text:p>0.208481</text:p>
          </table:table-cell>
          <table:table-cell office:value-type="float" office:value="2.063662" calcext:value-type="float">
            <text:p>2.063662</text:p>
          </table:table-cell>
          <table:table-cell office:value-type="float" office:value="1.750547" calcext:value-type="float">
            <text:p>1.750547</text:p>
          </table:table-cell>
          <table:table-cell office:value-type="float" office:value="0.609443" calcext:value-type="float">
            <text:p>0.609443</text:p>
          </table:table-cell>
          <table:table-cell office:value-type="float" office:value="0.044883" calcext:value-type="float">
            <text:p>0.044883</text:p>
          </table:table-cell>
          <table:table-cell office:value-type="float" office:value="4.451822" calcext:value-type="float">
            <text:p>4.451822</text:p>
          </table:table-cell>
          <table:table-cell office:value-type="float" office:value="4.224207" calcext:value-type="float">
            <text:p>4.224207</text:p>
          </table:table-cell>
          <table:table-cell office:value-type="float" office:value="0.23176" calcext:value-type="float">
            <text:p>0.23176</text:p>
          </table:table-cell>
          <table:table-cell office:value-type="float" office:value="0.00611" calcext:value-type="float">
            <text:p>0.00611</text:p>
          </table:table-cell>
          <table:table-cell office:value-type="float" office:value="3.416293" calcext:value-type="float">
            <text:p>3.416293</text:p>
          </table:table-cell>
          <table:table-cell office:value-type="float" office:value="3.818262" calcext:value-type="float">
            <text:p>3.818262</text:p>
          </table:table-cell>
          <table:table-cell office:value-type="float" office:value="32.937592" calcext:value-type="float">
            <text:p>32.937592</text:p>
          </table:table-cell>
          <table:table-cell office:value-type="float" office:value="2.3" calcext:value-type="float">
            <text:p>2.3</text:p>
          </table:table-cell>
          <table:table-cell office:value-type="float" office:value="1.874025" calcext:value-type="float">
            <text:p>1.874025</text:p>
          </table:table-cell>
          <table:table-cell office:value-type="float" office:value="0" calcext:value-type="float">
            <text:p>0</text:p>
          </table:table-cell>
          <table:table-cell office:value-type="float" office:value="1.917009" calcext:value-type="float">
            <text:p>1.917009</text:p>
          </table:table-cell>
          <table:table-cell office:value-type="float" office:value="0" calcext:value-type="float">
            <text:p>0</text:p>
          </table:table-cell>
          <table:table-cell office:value-type="float" office:value="1.846405" calcext:value-type="float">
            <text:p>1.846405</text:p>
          </table:table-cell>
          <table:table-cell office:value-type="float" office:value="0" calcext:value-type="float">
            <text:p>0</text:p>
          </table:table-cell>
          <table:table-cell office:value-type="float" office:value="1.146973" calcext:value-type="float">
            <text:p>1.146973</text:p>
          </table:table-cell>
          <table:table-cell office:value-type="float" office:value="0" calcext:value-type="float">
            <text:p>0</text:p>
          </table:table-cell>
          <table:table-cell office:value-type="float" office:value="0.029307" calcext:value-type="float">
            <text:p>0.029307</text:p>
          </table:table-cell>
          <table:table-cell office:value-type="float" office:value="0.74" calcext:value-type="float">
            <text:p>0.74</text:p>
          </table:table-cell>
          <table:table-cell office:value-type="float" office:value="0.030672" calcext:value-type="float">
            <text:p>0.030672</text:p>
          </table:table-cell>
          <table:table-cell office:value-type="float" office:value="0.74" calcext:value-type="float">
            <text:p>0.74</text:p>
          </table:table-cell>
          <table:table-cell office:value-type="float" office:value="0.004925" calcext:value-type="float">
            <text:p>0.004925</text:p>
          </table:table-cell>
          <table:table-cell office:value-type="float" office:value="0.14" calcext:value-type="float">
            <text:p>0.14</text:p>
          </table:table-cell>
          <table:table-cell office:value-type="float" office:value="0.007049" calcext:value-type="float">
            <text:p>0.007049</text:p>
          </table:table-cell>
          <table:table-cell office:value-type="float" office:value="0.2" calcext:value-type="float">
            <text:p>0.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01647" calcext:value-type="float">
            <text:p>2.501647</text:p>
          </table:table-cell>
          <table:table-cell office:value-type="float" office:value="1.04" calcext:value-type="float">
            <text:p>1.04</text:p>
          </table:table-cell>
          <table:table-cell office:value-type="float" office:value="1.260878" calcext:value-type="float">
            <text:p>1.260878</text:p>
          </table:table-cell>
          <table:table-cell office:value-type="float" office:value="0.8" calcext:value-type="float">
            <text:p>0.8</text:p>
          </table:table-cell>
          <table:table-cell office:value-type="float" office:value="0.140589" calcext:value-type="float">
            <text:p>0.140589</text:p>
          </table:table-cell>
          <table:table-cell office:value-type="float" office:value="0.18" calcext:value-type="float">
            <text:p>0.18</text:p>
          </table:table-cell>
          <table:table-cell office:value-type="float" office:value="0.468854" calcext:value-type="float">
            <text:p>0.468854</text:p>
          </table:table-cell>
          <table:table-cell office:value-type="float" office:value="0.44" calcext:value-type="float">
            <text:p>0.44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14" calcext:value-type="float">
            <text:p>0.14</text:p>
          </table:table-cell>
          <table:table-cell office:value-type="float" office:value="0.21692" calcext:value-type="float">
            <text:p>0.21692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7.373224" calcext:value-type="float">
            <text:p>7.373224</text:p>
          </table:table-cell>
          <table:table-cell office:value-type="float" office:value="0" calcext:value-type="float">
            <text:p>0</text:p>
          </table:table-cell>
          <table:table-cell office:value-type="float" office:value="32.830013" calcext:value-type="float">
            <text:p>32.830013</text:p>
          </table:table-cell>
          <table:table-cell office:value-type="float" office:value="0.03833" calcext:value-type="float">
            <text:p>0.03833</text:p>
          </table:table-cell>
          <table:table-cell office:value-type="float" office:value="2.388016" calcext:value-type="float">
            <text:p>2.388016</text:p>
          </table:table-cell>
          <table:table-cell office:value-type="float" office:value="1.762943" calcext:value-type="float">
            <text:p>1.762943</text:p>
          </table:table-cell>
          <table:table-cell office:value-type="float" office:value="3.742263" calcext:value-type="float">
            <text:p>3.742263</text:p>
          </table:table-cell>
          <table:table-cell office:value-type="float" office:value="2.673045" calcext:value-type="float">
            <text:p>2.673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67743" calcext:value-type="float">
            <text:p>2.967743</text:p>
          </table:table-cell>
          <table:table-cell office:value-type="float" office:value="2.632233" calcext:value-type="float">
            <text:p>2.632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847" calcext:value-type="float">
            <text:p>0.084847</text:p>
          </table:table-cell>
          <table:table-cell office:value-type="float" office:value="0.032661" calcext:value-type="float">
            <text:p>0.032661</text:p>
          </table:table-cell>
          <table:table-cell office:value-type="float" office:value="0.739517" calcext:value-type="float">
            <text:p>0.739517</text:p>
          </table:table-cell>
          <table:table-cell office:value-type="float" office:value="1.126657" calcext:value-type="float">
            <text:p>1.126657</text:p>
          </table:table-cell>
          <table:table-cell office:value-type="float" office:value="0.012693" calcext:value-type="float">
            <text:p>0.012693</text:p>
          </table:table-cell>
          <table:table-cell office:value-type="float" office:value="0.003533" calcext:value-type="float">
            <text:p>0.003533</text:p>
          </table:table-cell>
          <table:table-cell office:value-type="float" office:value="1.868268" calcext:value-type="float">
            <text:p>1.868268</text:p>
          </table:table-cell>
          <table:table-cell office:value-type="float" office:value="2.031499" calcext:value-type="float">
            <text:p>2.0314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935006" calcext:value-type="float">
            <text:p>3.935006</text:p>
          </table:table-cell>
          <table:table-cell office:value-type="float" office:value="0.213641" calcext:value-type="float">
            <text:p>0.213641</text:p>
          </table:table-cell>
          <table:table-cell office:value-type="float" office:value="1.705417" calcext:value-type="float">
            <text:p>1.705417</text:p>
          </table:table-cell>
          <table:table-cell office:value-type="float" office:value="1.443758" calcext:value-type="float">
            <text:p>1.443758</text:p>
          </table:table-cell>
          <table:table-cell office:value-type="float" office:value="0.814689" calcext:value-type="float">
            <text:p>0.814689</text:p>
          </table:table-cell>
          <table:table-cell office:value-type="float" office:value="0.056344" calcext:value-type="float">
            <text:p>0.056344</text:p>
          </table:table-cell>
          <table:table-cell office:value-type="float" office:value="3.195162" calcext:value-type="float">
            <text:p>3.195162</text:p>
          </table:table-cell>
          <table:table-cell office:value-type="float" office:value="3.492419" calcext:value-type="float">
            <text:p>3.492419</text:p>
          </table:table-cell>
          <table:table-cell office:value-type="float" office:value="0.11832" calcext:value-type="float">
            <text:p>0.11832</text:p>
          </table:table-cell>
          <table:table-cell office:value-type="float" office:value="0.002999" calcext:value-type="float">
            <text:p>0.002999</text:p>
          </table:table-cell>
          <table:table-cell office:value-type="float" office:value="5.476456" calcext:value-type="float">
            <text:p>5.476456</text:p>
          </table:table-cell>
          <table:table-cell office:value-type="float" office:value="7.092137" calcext:value-type="float">
            <text:p>7.092137</text:p>
          </table:table-cell>
          <table:table-cell office:value-type="float" office:value="32.830013" calcext:value-type="float">
            <text:p>32.830013</text:p>
          </table:table-cell>
          <table:table-cell office:value-type="float" office:value="2.04" calcext:value-type="float">
            <text:p>2.04</text:p>
          </table:table-cell>
          <table:table-cell office:value-type="float" office:value="1.866485" calcext:value-type="float">
            <text:p>1.866485</text:p>
          </table:table-cell>
          <table:table-cell office:value-type="float" office:value="0" calcext:value-type="float">
            <text:p>0</text:p>
          </table:table-cell>
          <table:table-cell office:value-type="float" office:value="1.875777" calcext:value-type="float">
            <text:p>1.875777</text:p>
          </table:table-cell>
          <table:table-cell office:value-type="float" office:value="0" calcext:value-type="float">
            <text:p>0</text:p>
          </table:table-cell>
          <table:table-cell office:value-type="float" office:value="1.832108" calcext:value-type="float">
            <text:p>1.832108</text:p>
          </table:table-cell>
          <table:table-cell office:value-type="float" office:value="0" calcext:value-type="float">
            <text:p>0</text:p>
          </table:table-cell>
          <table:table-cell office:value-type="float" office:value="1.135635" calcext:value-type="float">
            <text:p>1.135635</text:p>
          </table:table-cell>
          <table:table-cell office:value-type="float" office:value="0" calcext:value-type="float">
            <text:p>0</text:p>
          </table:table-cell>
          <table:table-cell office:value-type="float" office:value="0.039814" calcext:value-type="float">
            <text:p>0.039814</text:p>
          </table:table-cell>
          <table:table-cell office:value-type="float" office:value="0.88" calcext:value-type="float">
            <text:p>0.88</text:p>
          </table:table-cell>
          <table:table-cell office:value-type="float" office:value="0.045033" calcext:value-type="float">
            <text:p>0.045033</text:p>
          </table:table-cell>
          <table:table-cell office:value-type="float" office:value="0.9" calcext:value-type="float">
            <text:p>0.9</text:p>
          </table:table-cell>
          <table:table-cell office:value-type="float" office:value="0.003525" calcext:value-type="float">
            <text:p>0.003525</text:p>
          </table:table-cell>
          <table:table-cell office:value-type="float" office:value="0.1" calcext:value-type="float">
            <text:p>0.1</text:p>
          </table:table-cell>
          <table:table-cell office:value-type="float" office:value="0.009168" calcext:value-type="float">
            <text:p>0.009168</text:p>
          </table:table-cell>
          <table:table-cell office:value-type="float" office:value="0.26" calcext:value-type="float">
            <text:p>0.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21037" calcext:value-type="float">
            <text:p>2.721037</text:p>
          </table:table-cell>
          <table:table-cell office:value-type="float" office:value="1.18" calcext:value-type="float">
            <text:p>1.18</text:p>
          </table:table-cell>
          <table:table-cell office:value-type="float" office:value="1.213969" calcext:value-type="float">
            <text:p>1.213969</text:p>
          </table:table-cell>
          <table:table-cell office:value-type="float" office:value="0.78" calcext:value-type="float">
            <text:p>0.78</text:p>
          </table:table-cell>
          <table:table-cell office:value-type="float" office:value="0.274934" calcext:value-type="float">
            <text:p>0.274934</text:p>
          </table:table-cell>
          <table:table-cell office:value-type="float" office:value="0.32" calcext:value-type="float">
            <text:p>0.32</text:p>
          </table:table-cell>
          <table:table-cell office:value-type="float" office:value="0.539754" calcext:value-type="float">
            <text:p>0.539754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32" calcext:value-type="float">
            <text:p>0.1183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.822466" calcext:value-type="float">
            <text:p>6.822466</text:p>
          </table:table-cell>
          <table:table-cell office:value-type="float" office:value="0" calcext:value-type="float">
            <text:p>0</text:p>
          </table:table-cell>
          <table:table-cell office:value-type="float" office:value="45.114559" calcext:value-type="float">
            <text:p>45.114559</text:p>
          </table:table-cell>
          <table:table-cell office:value-type="float" office:value="0.052672" calcext:value-type="float">
            <text:p>0.052672</text:p>
          </table:table-cell>
          <table:table-cell office:value-type="float" office:value="2.142866" calcext:value-type="float">
            <text:p>2.142866</text:p>
          </table:table-cell>
          <table:table-cell office:value-type="float" office:value="1.048179" calcext:value-type="float">
            <text:p>1.048179</text:p>
          </table:table-cell>
          <table:table-cell office:value-type="float" office:value="3.805089" calcext:value-type="float">
            <text:p>3.805089</text:p>
          </table:table-cell>
          <table:table-cell office:value-type="float" office:value="2.71792" calcext:value-type="float">
            <text:p>2.71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5766" calcext:value-type="float">
            <text:p>3.015766</text:p>
          </table:table-cell>
          <table:table-cell office:value-type="float" office:value="2.678573" calcext:value-type="float">
            <text:p>2.678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6826" calcext:value-type="float">
            <text:p>0.116826</text:p>
          </table:table-cell>
          <table:table-cell office:value-type="float" office:value="0.047539" calcext:value-type="float">
            <text:p>0.047539</text:p>
          </table:table-cell>
          <table:table-cell office:value-type="float" office:value="0.790974" calcext:value-type="float">
            <text:p>0.790974</text:p>
          </table:table-cell>
          <table:table-cell office:value-type="float" office:value="1.025448" calcext:value-type="float">
            <text:p>1.025448</text:p>
          </table:table-cell>
          <table:table-cell office:value-type="float" office:value="0.012008" calcext:value-type="float">
            <text:p>0.012008</text:p>
          </table:table-cell>
          <table:table-cell office:value-type="float" office:value="0.0037" calcext:value-type="float">
            <text:p>0.0037</text:p>
          </table:table-cell>
          <table:table-cell office:value-type="float" office:value="1.168729" calcext:value-type="float">
            <text:p>1.168729</text:p>
          </table:table-cell>
          <table:table-cell office:value-type="float" office:value="1.691582" calcext:value-type="float">
            <text:p>1.6915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724599" calcext:value-type="float">
            <text:p>3.724599</text:p>
          </table:table-cell>
          <table:table-cell office:value-type="float" office:value="0.206864" calcext:value-type="float">
            <text:p>0.206864</text:p>
          </table:table-cell>
          <table:table-cell office:value-type="float" office:value="1.477283" calcext:value-type="float">
            <text:p>1.477283</text:p>
          </table:table-cell>
          <table:table-cell office:value-type="float" office:value="1.167458" calcext:value-type="float">
            <text:p>1.167458</text:p>
          </table:table-cell>
          <table:table-cell office:value-type="float" office:value="0.875439" calcext:value-type="float">
            <text:p>0.875439</text:p>
          </table:table-cell>
          <table:table-cell office:value-type="float" office:value="0.05844" calcext:value-type="float">
            <text:p>0.05844</text:p>
          </table:table-cell>
          <table:table-cell office:value-type="float" office:value="3.563943" calcext:value-type="float">
            <text:p>3.563943</text:p>
          </table:table-cell>
          <table:table-cell office:value-type="float" office:value="3.055964" calcext:value-type="float">
            <text:p>3.055964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0.0015" calcext:value-type="float">
            <text:p>0.0015</text:p>
          </table:table-cell>
          <table:table-cell office:value-type="float" office:value="3.379965" calcext:value-type="float">
            <text:p>3.379965</text:p>
          </table:table-cell>
          <table:table-cell office:value-type="float" office:value="4.400232" calcext:value-type="float">
            <text:p>4.400232</text:p>
          </table:table-cell>
          <table:table-cell office:value-type="float" office:value="45.114559" calcext:value-type="float">
            <text:p>45.114559</text:p>
          </table:table-cell>
          <table:table-cell office:value-type="float" office:value="2.38" calcext:value-type="float">
            <text:p>2.38</text:p>
          </table:table-cell>
          <table:table-cell office:value-type="float" office:value="1.887303" calcext:value-type="float">
            <text:p>1.887303</text:p>
          </table:table-cell>
          <table:table-cell office:value-type="float" office:value="0" calcext:value-type="float">
            <text:p>0</text:p>
          </table:table-cell>
          <table:table-cell office:value-type="float" office:value="1.917785" calcext:value-type="float">
            <text:p>1.917785</text:p>
          </table:table-cell>
          <table:table-cell office:value-type="float" office:value="0" calcext:value-type="float">
            <text:p>0</text:p>
          </table:table-cell>
          <table:table-cell office:value-type="float" office:value="1.853449" calcext:value-type="float">
            <text:p>1.853449</text:p>
          </table:table-cell>
          <table:table-cell office:value-type="float" office:value="0" calcext:value-type="float">
            <text:p>0</text:p>
          </table:table-cell>
          <table:table-cell office:value-type="float" office:value="1.162316" calcext:value-type="float">
            <text:p>1.162316</text:p>
          </table:table-cell>
          <table:table-cell office:value-type="float" office:value="0" calcext:value-type="float">
            <text:p>0</text:p>
          </table:table-cell>
          <table:table-cell office:value-type="float" office:value="0.059051" calcext:value-type="float">
            <text:p>0.059051</text:p>
          </table:table-cell>
          <table:table-cell office:value-type="float" office:value="1.26" calcext:value-type="float">
            <text:p>1.26</text:p>
          </table:table-cell>
          <table:table-cell office:value-type="float" office:value="0.057775" calcext:value-type="float">
            <text:p>0.057775</text:p>
          </table:table-cell>
          <table:table-cell office:value-type="float" office:value="0.98" calcext:value-type="float">
            <text:p>0.98</text:p>
          </table:table-cell>
          <table:table-cell office:value-type="float" office:value="0.002116" calcext:value-type="float">
            <text:p>0.002116</text:p>
          </table:table-cell>
          <table:table-cell office:value-type="float" office:value="0.06" calcext:value-type="float">
            <text:p>0.06</text:p>
          </table:table-cell>
          <table:table-cell office:value-type="float" office:value="0.009892" calcext:value-type="float">
            <text:p>0.009892</text:p>
          </table:table-cell>
          <table:table-cell office:value-type="float" office:value="0.28" calcext:value-type="float">
            <text:p>0.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64911" calcext:value-type="float">
            <text:p>2.464911</text:p>
          </table:table-cell>
          <table:table-cell office:value-type="float" office:value="1.22" calcext:value-type="float">
            <text:p>1.22</text:p>
          </table:table-cell>
          <table:table-cell office:value-type="float" office:value="1.259689" calcext:value-type="float">
            <text:p>1.259689</text:p>
          </table:table-cell>
          <table:table-cell office:value-type="float" office:value="0.84" calcext:value-type="float">
            <text:p>0.84</text:p>
          </table:table-cell>
          <table:table-cell office:value-type="float" office:value="0.345567" calcext:value-type="float">
            <text:p>0.345567</text:p>
          </table:table-cell>
          <table:table-cell office:value-type="float" office:value="0.4" calcext:value-type="float">
            <text:p>0.4</text:p>
          </table:table-cell>
          <table:table-cell office:value-type="float" office:value="0.529872" calcext:value-type="float">
            <text:p>0.529872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.418356" calcext:value-type="float">
            <text:p>5.418356</text:p>
          </table:table-cell>
          <table:table-cell office:value-type="float" office:value="0" calcext:value-type="float">
            <text:p>0</text:p>
          </table:table-cell>
          <table:table-cell office:value-type="float" office:value="34.892124" calcext:value-type="float">
            <text:p>34.892124</text:p>
          </table:table-cell>
          <table:table-cell office:value-type="float" office:value="0.040737" calcext:value-type="float">
            <text:p>0.040737</text:p>
          </table:table-cell>
          <table:table-cell office:value-type="float" office:value="2.418099" calcext:value-type="float">
            <text:p>2.418099</text:p>
          </table:table-cell>
          <table:table-cell office:value-type="float" office:value="1.551389" calcext:value-type="float">
            <text:p>1.551389</text:p>
          </table:table-cell>
          <table:table-cell office:value-type="float" office:value="3.757967" calcext:value-type="float">
            <text:p>3.757967</text:p>
          </table:table-cell>
          <table:table-cell office:value-type="float" office:value="2.684263" calcext:value-type="float">
            <text:p>2.684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7272" calcext:value-type="float">
            <text:p>2.977272</text:p>
          </table:table-cell>
          <table:table-cell office:value-type="float" office:value="2.644953" calcext:value-type="float">
            <text:p>2.644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005" calcext:value-type="float">
            <text:p>0.142005</text:p>
          </table:table-cell>
          <table:table-cell office:value-type="float" office:value="0.072357" calcext:value-type="float">
            <text:p>0.072357</text:p>
          </table:table-cell>
          <table:table-cell office:value-type="float" office:value="0.564325" calcext:value-type="float">
            <text:p>0.564325</text:p>
          </table:table-cell>
          <table:table-cell office:value-type="float" office:value="1.038233" calcext:value-type="float">
            <text:p>1.038233</text:p>
          </table:table-cell>
          <table:table-cell office:value-type="float" office:value="0.018345" calcext:value-type="float">
            <text:p>0.018345</text:p>
          </table:table-cell>
          <table:table-cell office:value-type="float" office:value="0.005154" calcext:value-type="float">
            <text:p>0.005154</text:p>
          </table:table-cell>
          <table:table-cell office:value-type="float" office:value="1.107042" calcext:value-type="float">
            <text:p>1.107042</text:p>
          </table:table-cell>
          <table:table-cell office:value-type="float" office:value="1.493393" calcext:value-type="float">
            <text:p>1.49339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438097" calcext:value-type="float">
            <text:p>4.438097</text:p>
          </table:table-cell>
          <table:table-cell office:value-type="float" office:value="0.239178" calcext:value-type="float">
            <text:p>0.239178</text:p>
          </table:table-cell>
          <table:table-cell office:value-type="float" office:value="1.173814" calcext:value-type="float">
            <text:p>1.173814</text:p>
          </table:table-cell>
          <table:table-cell office:value-type="float" office:value="1.090724" calcext:value-type="float">
            <text:p>1.090724</text:p>
          </table:table-cell>
          <table:table-cell office:value-type="float" office:value="0.822985" calcext:value-type="float">
            <text:p>0.822985</text:p>
          </table:table-cell>
          <table:table-cell office:value-type="float" office:value="0.060217" calcext:value-type="float">
            <text:p>0.060217</text:p>
          </table:table-cell>
          <table:table-cell office:value-type="float" office:value="2.336129" calcext:value-type="float">
            <text:p>2.336129</text:p>
          </table:table-cell>
          <table:table-cell office:value-type="float" office:value="2.559865" calcext:value-type="float">
            <text:p>2.559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67406" calcext:value-type="float">
            <text:p>4.167406</text:p>
          </table:table-cell>
          <table:table-cell office:value-type="float" office:value="6.835265" calcext:value-type="float">
            <text:p>6.835265</text:p>
          </table:table-cell>
          <table:table-cell office:value-type="float" office:value="34.892124" calcext:value-type="float">
            <text:p>34.892124</text:p>
          </table:table-cell>
          <table:table-cell office:value-type="float" office:value="2.62" calcext:value-type="float">
            <text:p>2.62</text:p>
          </table:table-cell>
          <table:table-cell office:value-type="float" office:value="1.884501" calcext:value-type="float">
            <text:p>1.884501</text:p>
          </table:table-cell>
          <table:table-cell office:value-type="float" office:value="0" calcext:value-type="float">
            <text:p>0</text:p>
          </table:table-cell>
          <table:table-cell office:value-type="float" office:value="1.873467" calcext:value-type="float">
            <text:p>1.873467</text:p>
          </table:table-cell>
          <table:table-cell office:value-type="float" office:value="0" calcext:value-type="float">
            <text:p>0</text:p>
          </table:table-cell>
          <table:table-cell office:value-type="float" office:value="1.82853" calcext:value-type="float">
            <text:p>1.82853</text:p>
          </table:table-cell>
          <table:table-cell office:value-type="float" office:value="0" calcext:value-type="float">
            <text:p>0</text:p>
          </table:table-cell>
          <table:table-cell office:value-type="float" office:value="1.148742" calcext:value-type="float">
            <text:p>1.148742</text:p>
          </table:table-cell>
          <table:table-cell office:value-type="float" office:value="0" calcext:value-type="float">
            <text:p>0</text:p>
          </table:table-cell>
          <table:table-cell office:value-type="float" office:value="0.095777" calcext:value-type="float">
            <text:p>0.095777</text:p>
          </table:table-cell>
          <table:table-cell office:value-type="float" office:value="1.86" calcext:value-type="float">
            <text:p>1.86</text:p>
          </table:table-cell>
          <table:table-cell office:value-type="float" office:value="0.046228" calcext:value-type="float">
            <text:p>0.046228</text:p>
          </table:table-cell>
          <table:table-cell office:value-type="float" office:value="0.66" calcext:value-type="float">
            <text:p>0.66</text:p>
          </table:table-cell>
          <table:table-cell office:value-type="float" office:value="0.004935" calcext:value-type="float">
            <text:p>0.004935</text:p>
          </table:table-cell>
          <table:table-cell office:value-type="float" office:value="0.14" calcext:value-type="float">
            <text:p>0.14</text:p>
          </table:table-cell>
          <table:table-cell office:value-type="float" office:value="0.013411" calcext:value-type="float">
            <text:p>0.013411</text:p>
          </table:table-cell>
          <table:table-cell office:value-type="float" office:value="0.38" calcext:value-type="float">
            <text:p>0.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111222" calcext:value-type="float">
            <text:p>3.111222</text:p>
          </table:table-cell>
          <table:table-cell office:value-type="float" office:value="1.46" calcext:value-type="float">
            <text:p>1.46</text:p>
          </table:table-cell>
          <table:table-cell office:value-type="float" office:value="1.326874" calcext:value-type="float">
            <text:p>1.326874</text:p>
          </table:table-cell>
          <table:table-cell office:value-type="float" office:value="0.88" calcext:value-type="float">
            <text:p>0.88</text:p>
          </table:table-cell>
          <table:table-cell office:value-type="float" office:value="0.199189" calcext:value-type="float">
            <text:p>0.199189</text:p>
          </table:table-cell>
          <table:table-cell office:value-type="float" office:value="0.24" calcext:value-type="float">
            <text:p>0.24</text:p>
          </table:table-cell>
          <table:table-cell office:value-type="float" office:value="0.623796" calcext:value-type="float">
            <text:p>0.623796</text:p>
          </table:table-cell>
          <table:table-cell office:value-type="float" office:value="0.56" calcext:value-type="float">
            <text:p>0.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.359178" calcext:value-type="float">
            <text:p>5.359178</text:p>
          </table:table-cell>
          <table:table-cell office:value-type="float" office:value="0" calcext:value-type="float">
            <text:p>0</text:p>
          </table:table-cell>
          <table:table-cell office:value-type="float" office:value="39.703991" calcext:value-type="float">
            <text:p>39.703991</text:p>
          </table:table-cell>
          <table:table-cell office:value-type="float" office:value="0.046355" calcext:value-type="float">
            <text:p>0.046355</text:p>
          </table:table-cell>
          <table:table-cell office:value-type="float" office:value="2.572726" calcext:value-type="float">
            <text:p>2.572726</text:p>
          </table:table-cell>
          <table:table-cell office:value-type="float" office:value="1.862106" calcext:value-type="float">
            <text:p>1.862106</text:p>
          </table:table-cell>
          <table:table-cell office:value-type="float" office:value="3.796969" calcext:value-type="float">
            <text:p>3.796969</text:p>
          </table:table-cell>
          <table:table-cell office:value-type="float" office:value="2.712121" calcext:value-type="float">
            <text:p>2.712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1172" calcext:value-type="float">
            <text:p>2.981172</text:p>
          </table:table-cell>
          <table:table-cell office:value-type="float" office:value="2.642224" calcext:value-type="float">
            <text:p>2.642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4158" calcext:value-type="float">
            <text:p>0.134158</text:p>
          </table:table-cell>
          <table:table-cell office:value-type="float" office:value="0.071085" calcext:value-type="float">
            <text:p>0.071085</text:p>
          </table:table-cell>
          <table:table-cell office:value-type="float" office:value="2.000427" calcext:value-type="float">
            <text:p>2.000427</text:p>
          </table:table-cell>
          <table:table-cell office:value-type="float" office:value="3.184478" calcext:value-type="float">
            <text:p>3.184478</text:p>
          </table:table-cell>
          <table:table-cell office:value-type="float" office:value="0.019061" calcext:value-type="float">
            <text:p>0.019061</text:p>
          </table:table-cell>
          <table:table-cell office:value-type="float" office:value="0.005619" calcext:value-type="float">
            <text:p>0.005619</text:p>
          </table:table-cell>
          <table:table-cell office:value-type="float" office:value="2.199684" calcext:value-type="float">
            <text:p>2.199684</text:p>
          </table:table-cell>
          <table:table-cell office:value-type="float" office:value="2.877446" calcext:value-type="float">
            <text:p>2.8774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552513" calcext:value-type="float">
            <text:p>4.552513</text:p>
          </table:table-cell>
          <table:table-cell office:value-type="float" office:value="0.245394" calcext:value-type="float">
            <text:p>0.245394</text:p>
          </table:table-cell>
          <table:table-cell office:value-type="float" office:value="1.966883" calcext:value-type="float">
            <text:p>1.966883</text:p>
          </table:table-cell>
          <table:table-cell office:value-type="float" office:value="1.786505" calcext:value-type="float">
            <text:p>1.786505</text:p>
          </table:table-cell>
          <table:table-cell office:value-type="float" office:value="0.566552" calcext:value-type="float">
            <text:p>0.566552</text:p>
          </table:table-cell>
          <table:table-cell office:value-type="float" office:value="0.040313" calcext:value-type="float">
            <text:p>0.040313</text:p>
          </table:table-cell>
          <table:table-cell office:value-type="float" office:value="4.31311" calcext:value-type="float">
            <text:p>4.31311</text:p>
          </table:table-cell>
          <table:table-cell office:value-type="float" office:value="4.23486" calcext:value-type="float">
            <text:p>4.23486</text:p>
          </table:table-cell>
          <table:table-cell office:value-type="float" office:value="0.10284" calcext:value-type="float">
            <text:p>0.10284</text:p>
          </table:table-cell>
          <table:table-cell office:value-type="float" office:value="0.002674" calcext:value-type="float">
            <text:p>0.002674</text:p>
          </table:table-cell>
          <table:table-cell office:value-type="float" office:value="2.734207" calcext:value-type="float">
            <text:p>2.734207</text:p>
          </table:table-cell>
          <table:table-cell office:value-type="float" office:value="4.871169" calcext:value-type="float">
            <text:p>4.871169</text:p>
          </table:table-cell>
          <table:table-cell office:value-type="float" office:value="39.703991" calcext:value-type="float">
            <text:p>39.703991</text:p>
          </table:table-cell>
          <table:table-cell office:value-type="float" office:value="2.42" calcext:value-type="float">
            <text:p>2.42</text:p>
          </table:table-cell>
          <table:table-cell office:value-type="float" office:value="1.906948" calcext:value-type="float">
            <text:p>1.906948</text:p>
          </table:table-cell>
          <table:table-cell office:value-type="float" office:value="0" calcext:value-type="float">
            <text:p>0</text:p>
          </table:table-cell>
          <table:table-cell office:value-type="float" office:value="1.890021" calcext:value-type="float">
            <text:p>1.890021</text:p>
          </table:table-cell>
          <table:table-cell office:value-type="float" office:value="0" calcext:value-type="float">
            <text:p>0</text:p>
          </table:table-cell>
          <table:table-cell office:value-type="float" office:value="1.844653" calcext:value-type="float">
            <text:p>1.844653</text:p>
          </table:table-cell>
          <table:table-cell office:value-type="float" office:value="0" calcext:value-type="float">
            <text:p>0</text:p>
          </table:table-cell>
          <table:table-cell office:value-type="float" office:value="1.13652" calcext:value-type="float">
            <text:p>1.13652</text:p>
          </table:table-cell>
          <table:table-cell office:value-type="float" office:value="0" calcext:value-type="float">
            <text:p>0</text:p>
          </table:table-cell>
          <table:table-cell office:value-type="float" office:value="0.094973" calcext:value-type="float">
            <text:p>0.094973</text:p>
          </table:table-cell>
          <table:table-cell office:value-type="float" office:value="2" calcext:value-type="float">
            <text:p>2</text:p>
          </table:table-cell>
          <table:table-cell office:value-type="float" office:value="0.039185" calcext:value-type="float">
            <text:p>0.039185</text:p>
          </table:table-cell>
          <table:table-cell office:value-type="float" office:value="0.84" calcext:value-type="float">
            <text:p>0.84</text:p>
          </table:table-cell>
          <table:table-cell office:value-type="float" office:value="0.004225" calcext:value-type="float">
            <text:p>0.004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14836" calcext:value-type="float">
            <text:p>0.014836</text:p>
          </table:table-cell>
          <table:table-cell office:value-type="float" office:value="0.42" calcext:value-type="float">
            <text:p>0.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190247" calcext:value-type="float">
            <text:p>3.190247</text:p>
          </table:table-cell>
          <table:table-cell office:value-type="float" office:value="1.64" calcext:value-type="float">
            <text:p>1.64</text:p>
          </table:table-cell>
          <table:table-cell office:value-type="float" office:value="1.362267" calcext:value-type="float">
            <text:p>1.362267</text:p>
          </table:table-cell>
          <table:table-cell office:value-type="float" office:value="0.94" calcext:value-type="float">
            <text:p>0.94</text:p>
          </table:table-cell>
          <table:table-cell office:value-type="float" office:value="0.164296" calcext:value-type="float">
            <text:p>0.164296</text:p>
          </table:table-cell>
          <table:table-cell office:value-type="float" office:value="0.18" calcext:value-type="float">
            <text:p>0.18</text:p>
          </table:table-cell>
          <table:table-cell office:value-type="float" office:value="0.402256" calcext:value-type="float">
            <text:p>0.402256</text:p>
          </table:table-cell>
          <table:table-cell office:value-type="float" office:value="0.4" calcext:value-type="float">
            <text:p>0.4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.04" calcext:value-type="float">
            <text:p>0.04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.13306" calcext:value-type="float">
            <text:p>6.13306</text:p>
          </table:table-cell>
          <table:table-cell office:value-type="float" office:value="0" calcext:value-type="float">
            <text:p>0</text:p>
          </table:table-cell>
          <table:table-cell office:value-type="float" office:value="55.415085" calcext:value-type="float">
            <text:p>55.415085</text:p>
          </table:table-cell>
          <table:table-cell office:value-type="float" office:value="0.064698" calcext:value-type="float">
            <text:p>0.064698</text:p>
          </table:table-cell>
          <table:table-cell office:value-type="float" office:value="1.833192" calcext:value-type="float">
            <text:p>1.833192</text:p>
          </table:table-cell>
          <table:table-cell office:value-type="float" office:value="0.759445" calcext:value-type="float">
            <text:p>0.759445</text:p>
          </table:table-cell>
          <table:table-cell office:value-type="float" office:value="3.737128" calcext:value-type="float">
            <text:p>3.737128</text:p>
          </table:table-cell>
          <table:table-cell office:value-type="float" office:value="2.669378" calcext:value-type="float">
            <text:p>2.669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7296" calcext:value-type="float">
            <text:p>3.017296</text:p>
          </table:table-cell>
          <table:table-cell office:value-type="float" office:value="2.680723" calcext:value-type="float">
            <text:p>2.680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625" calcext:value-type="float">
            <text:p>0.158625</text:p>
          </table:table-cell>
          <table:table-cell office:value-type="float" office:value="0.074779" calcext:value-type="float">
            <text:p>0.074779</text:p>
          </table:table-cell>
          <table:table-cell office:value-type="float" office:value="0.848717" calcext:value-type="float">
            <text:p>0.848717</text:p>
          </table:table-cell>
          <table:table-cell office:value-type="float" office:value="1.122689" calcext:value-type="float">
            <text:p>1.122689</text:p>
          </table:table-cell>
          <table:table-cell office:value-type="float" office:value="0.026111" calcext:value-type="float">
            <text:p>0.026111</text:p>
          </table:table-cell>
          <table:table-cell office:value-type="float" office:value="0.007122" calcext:value-type="float">
            <text:p>0.007122</text:p>
          </table:table-cell>
          <table:table-cell office:value-type="float" office:value="1.668971" calcext:value-type="float">
            <text:p>1.668971</text:p>
          </table:table-cell>
          <table:table-cell office:value-type="float" office:value="2.318541" calcext:value-type="float">
            <text:p>2.3185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953098" calcext:value-type="float">
            <text:p>4.953098</text:p>
          </table:table-cell>
          <table:table-cell office:value-type="float" office:value="0.273388" calcext:value-type="float">
            <text:p>0.273388</text:p>
          </table:table-cell>
          <table:table-cell office:value-type="float" office:value="1.562526" calcext:value-type="float">
            <text:p>1.562526</text:p>
          </table:table-cell>
          <table:table-cell office:value-type="float" office:value="1.572317" calcext:value-type="float">
            <text:p>1.572317</text:p>
          </table:table-cell>
          <table:table-cell office:value-type="float" office:value="0.900087" calcext:value-type="float">
            <text:p>0.900087</text:p>
          </table:table-cell>
          <table:table-cell office:value-type="float" office:value="0.059382" calcext:value-type="float">
            <text:p>0.059382</text:p>
          </table:table-cell>
          <table:table-cell office:value-type="float" office:value="2.775996" calcext:value-type="float">
            <text:p>2.775996</text:p>
          </table:table-cell>
          <table:table-cell office:value-type="float" office:value="3.279715" calcext:value-type="float">
            <text:p>3.279715</text:p>
          </table:table-cell>
          <table:table-cell office:value-type="float" office:value="0.10708" calcext:value-type="float">
            <text:p>0.10708</text:p>
          </table:table-cell>
          <table:table-cell office:value-type="float" office:value="0.002849" calcext:value-type="float">
            <text:p>0.002849</text:p>
          </table:table-cell>
          <table:table-cell office:value-type="float" office:value="3.468184" calcext:value-type="float">
            <text:p>3.468184</text:p>
          </table:table-cell>
          <table:table-cell office:value-type="float" office:value="3.644518" calcext:value-type="float">
            <text:p>3.644518</text:p>
          </table:table-cell>
          <table:table-cell office:value-type="float" office:value="55.415085" calcext:value-type="float">
            <text:p>55.415085</text:p>
          </table:table-cell>
          <table:table-cell office:value-type="float" office:value="2.04" calcext:value-type="float">
            <text:p>2.04</text:p>
          </table:table-cell>
          <table:table-cell office:value-type="float" office:value="1.868333" calcext:value-type="float">
            <text:p>1.868333</text:p>
          </table:table-cell>
          <table:table-cell office:value-type="float" office:value="0" calcext:value-type="float">
            <text:p>0</text:p>
          </table:table-cell>
          <table:table-cell office:value-type="float" office:value="1.868796" calcext:value-type="float">
            <text:p>1.868796</text:p>
          </table:table-cell>
          <table:table-cell office:value-type="float" office:value="0" calcext:value-type="float">
            <text:p>0</text:p>
          </table:table-cell>
          <table:table-cell office:value-type="float" office:value="1.852638" calcext:value-type="float">
            <text:p>1.852638</text:p>
          </table:table-cell>
          <table:table-cell office:value-type="float" office:value="0" calcext:value-type="float">
            <text:p>0</text:p>
          </table:table-cell>
          <table:table-cell office:value-type="float" office:value="1.164658" calcext:value-type="float">
            <text:p>1.164658</text:p>
          </table:table-cell>
          <table:table-cell office:value-type="float" office:value="0" calcext:value-type="float">
            <text:p>0</text:p>
          </table:table-cell>
          <table:table-cell office:value-type="float" office:value="0.097028" calcext:value-type="float">
            <text:p>0.097028</text:p>
          </table:table-cell>
          <table:table-cell office:value-type="float" office:value="1.72" calcext:value-type="float">
            <text:p>1.72</text:p>
          </table:table-cell>
          <table:table-cell office:value-type="float" office:value="0.061597" calcext:value-type="float">
            <text:p>0.061597</text:p>
          </table:table-cell>
          <table:table-cell office:value-type="float" office:value="1.12" calcext:value-type="float">
            <text:p>1.12</text:p>
          </table:table-cell>
          <table:table-cell office:value-type="float" office:value="0.007753" calcext:value-type="float">
            <text:p>0.007753</text:p>
          </table:table-cell>
          <table:table-cell office:value-type="float" office:value="0.22" calcext:value-type="float">
            <text:p>0.22</text:p>
          </table:table-cell>
          <table:table-cell office:value-type="float" office:value="0.018357" calcext:value-type="float">
            <text:p>0.018357</text:p>
          </table:table-cell>
          <table:table-cell office:value-type="float" office:value="0.52" calcext:value-type="float">
            <text:p>0.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318547" calcext:value-type="float">
            <text:p>3.318547</text:p>
          </table:table-cell>
          <table:table-cell office:value-type="float" office:value="1.44" calcext:value-type="float">
            <text:p>1.44</text:p>
          </table:table-cell>
          <table:table-cell office:value-type="float" office:value="1.634551" calcext:value-type="float">
            <text:p>1.634551</text:p>
          </table:table-cell>
          <table:table-cell office:value-type="float" office:value="1.14" calcext:value-type="float">
            <text:p>1.14</text:p>
          </table:table-cell>
          <table:table-cell office:value-type="float" office:value="0.372046" calcext:value-type="float">
            <text:p>0.372046</text:p>
          </table:table-cell>
          <table:table-cell office:value-type="float" office:value="0.4" calcext:value-type="float">
            <text:p>0.4</text:p>
          </table:table-cell>
          <table:table-cell office:value-type="float" office:value="0.528041" calcext:value-type="float">
            <text:p>0.528041</text:p>
          </table:table-cell>
          <table:table-cell office:value-type="float" office:value="0.5" calcext:value-type="float">
            <text:p>0.5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08" calcext:value-type="float">
            <text:p>0.08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.921781" calcext:value-type="float">
            <text:p>6.921781</text:p>
          </table:table-cell>
          <table:table-cell office:value-type="float" office:value="0" calcext:value-type="float">
            <text:p>0</text:p>
          </table:table-cell>
          <table:table-cell office:value-type="float" office:value="70.881821" calcext:value-type="float">
            <text:p>70.881821</text:p>
          </table:table-cell>
          <table:table-cell office:value-type="float" office:value="0.082756" calcext:value-type="float">
            <text:p>0.082756</text:p>
          </table:table-cell>
          <table:table-cell office:value-type="float" office:value="2.301456" calcext:value-type="float">
            <text:p>2.301456</text:p>
          </table:table-cell>
          <table:table-cell office:value-type="float" office:value="0.900759" calcext:value-type="float">
            <text:p>0.900759</text:p>
          </table:table-cell>
          <table:table-cell office:value-type="float" office:value="3.741469" calcext:value-type="float">
            <text:p>3.741469</text:p>
          </table:table-cell>
          <table:table-cell office:value-type="float" office:value="2.672478" calcext:value-type="float">
            <text:p>2.672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2852" calcext:value-type="float">
            <text:p>3.012852</text:p>
          </table:table-cell>
          <table:table-cell office:value-type="float" office:value="2.67224" calcext:value-type="float">
            <text:p>2.67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0282" calcext:value-type="float">
            <text:p>0.210282</text:p>
          </table:table-cell>
          <table:table-cell office:value-type="float" office:value="0.098921" calcext:value-type="float">
            <text:p>0.098921</text:p>
          </table:table-cell>
          <table:table-cell office:value-type="float" office:value="0.51102" calcext:value-type="float">
            <text:p>0.51102</text:p>
          </table:table-cell>
          <table:table-cell office:value-type="float" office:value="0.616132" calcext:value-type="float">
            <text:p>0.616132</text:p>
          </table:table-cell>
          <table:table-cell office:value-type="float" office:value="0.031069" calcext:value-type="float">
            <text:p>0.031069</text:p>
          </table:table-cell>
          <table:table-cell office:value-type="float" office:value="0.008696" calcext:value-type="float">
            <text:p>0.008696</text:p>
          </table:table-cell>
          <table:table-cell office:value-type="float" office:value="1.356704" calcext:value-type="float">
            <text:p>1.356704</text:p>
          </table:table-cell>
          <table:table-cell office:value-type="float" office:value="1.076657" calcext:value-type="float">
            <text:p>1.0766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328611" calcext:value-type="float">
            <text:p>5.328611</text:p>
          </table:table-cell>
          <table:table-cell office:value-type="float" office:value="0.291914" calcext:value-type="float">
            <text:p>0.291914</text:p>
          </table:table-cell>
          <table:table-cell office:value-type="float" office:value="1.271478" calcext:value-type="float">
            <text:p>1.271478</text:p>
          </table:table-cell>
          <table:table-cell office:value-type="float" office:value="1.168287" calcext:value-type="float">
            <text:p>1.168287</text:p>
          </table:table-cell>
          <table:table-cell office:value-type="float" office:value="1.011588" calcext:value-type="float">
            <text:p>1.011588</text:p>
          </table:table-cell>
          <table:table-cell office:value-type="float" office:value="0.06712" calcext:value-type="float">
            <text:p>0.06712</text:p>
          </table:table-cell>
          <table:table-cell office:value-type="float" office:value="3.136228" calcext:value-type="float">
            <text:p>3.136228</text:p>
          </table:table-cell>
          <table:table-cell office:value-type="float" office:value="2.707763" calcext:value-type="float">
            <text:p>2.707763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01262" calcext:value-type="float">
            <text:p>0.001262</text:p>
          </table:table-cell>
          <table:table-cell office:value-type="float" office:value="4.904293" calcext:value-type="float">
            <text:p>4.904293</text:p>
          </table:table-cell>
          <table:table-cell office:value-type="float" office:value="6.365261" calcext:value-type="float">
            <text:p>6.365261</text:p>
          </table:table-cell>
          <table:table-cell office:value-type="float" office:value="70.881821" calcext:value-type="float">
            <text:p>70.881821</text:p>
          </table:table-cell>
          <table:table-cell office:value-type="float" office:value="1.7" calcext:value-type="float">
            <text:p>1.7</text:p>
          </table:table-cell>
          <table:table-cell office:value-type="float" office:value="1.878032" calcext:value-type="float">
            <text:p>1.878032</text:p>
          </table:table-cell>
          <table:table-cell office:value-type="float" office:value="0" calcext:value-type="float">
            <text:p>0</text:p>
          </table:table-cell>
          <table:table-cell office:value-type="float" office:value="1.863437" calcext:value-type="float">
            <text:p>1.863437</text:p>
          </table:table-cell>
          <table:table-cell office:value-type="float" office:value="0" calcext:value-type="float">
            <text:p>0</text:p>
          </table:table-cell>
          <table:table-cell office:value-type="float" office:value="1.85996" calcext:value-type="float">
            <text:p>1.85996</text:p>
          </table:table-cell>
          <table:table-cell office:value-type="float" office:value="0" calcext:value-type="float">
            <text:p>0</text:p>
          </table:table-cell>
          <table:table-cell office:value-type="float" office:value="1.152892" calcext:value-type="float">
            <text:p>1.152892</text:p>
          </table:table-cell>
          <table:table-cell office:value-type="float" office:value="0" calcext:value-type="float">
            <text:p>0</text:p>
          </table:table-cell>
          <table:table-cell office:value-type="float" office:value="0.12828" calcext:value-type="float">
            <text:p>0.12828</text:p>
          </table:table-cell>
          <table:table-cell office:value-type="float" office:value="1.96" calcext:value-type="float">
            <text:p>1.96</text:p>
          </table:table-cell>
          <table:table-cell office:value-type="float" office:value="0.082002" calcext:value-type="float">
            <text:p>0.082002</text:p>
          </table:table-cell>
          <table:table-cell office:value-type="float" office:value="1.1" calcext:value-type="float">
            <text:p>1.1</text:p>
          </table:table-cell>
          <table:table-cell office:value-type="float" office:value="0.008469" calcext:value-type="float">
            <text:p>0.008469</text:p>
          </table:table-cell>
          <table:table-cell office:value-type="float" office:value="0.24" calcext:value-type="float">
            <text:p>0.24</text:p>
          </table:table-cell>
          <table:table-cell office:value-type="float" office:value="0.0226" calcext:value-type="float">
            <text:p>0.0226</text:p>
          </table:table-cell>
          <table:table-cell office:value-type="float" office:value="0.64" calcext:value-type="float">
            <text:p>0.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622545" calcext:value-type="float">
            <text:p>3.622545</text:p>
          </table:table-cell>
          <table:table-cell office:value-type="float" office:value="1.44" calcext:value-type="float">
            <text:p>1.44</text:p>
          </table:table-cell>
          <table:table-cell office:value-type="float" office:value="1.706066" calcext:value-type="float">
            <text:p>1.706066</text:p>
          </table:table-cell>
          <table:table-cell office:value-type="float" office:value="1.04" calcext:value-type="float">
            <text:p>1.04</text:p>
          </table:table-cell>
          <table:table-cell office:value-type="float" office:value="0.409037" calcext:value-type="float">
            <text:p>0.409037</text:p>
          </table:table-cell>
          <table:table-cell office:value-type="float" office:value="0.38" calcext:value-type="float">
            <text:p>0.38</text:p>
          </table:table-cell>
          <table:table-cell office:value-type="float" office:value="0.602551" calcext:value-type="float">
            <text:p>0.602551</text:p>
          </table:table-cell>
          <table:table-cell office:value-type="float" office:value="0.5" calcext:value-type="float">
            <text:p>0.5</text:p>
          </table:table-cell>
          <table:table-cell office:value-type="float" office:value="0.00636" calcext:value-type="float">
            <text:p>0.00636</text:p>
          </table:table-cell>
          <table:table-cell office:value-type="float" office:value="0.06" calcext:value-type="float">
            <text:p>0.06</text:p>
          </table:table-cell>
          <table:table-cell office:value-type="float" office:value="0.03944" calcext:value-type="float">
            <text:p>0.0394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.182877" calcext:value-type="float">
            <text:p>5.182877</text:p>
          </table:table-cell>
          <table:table-cell office:value-type="float" office:value="0" calcext:value-type="float">
            <text:p>0</text:p>
          </table:table-cell>
          <table:table-cell office:value-type="float" office:value="29.339424" calcext:value-type="float">
            <text:p>29.339424</text:p>
          </table:table-cell>
          <table:table-cell office:value-type="float" office:value="0.034254" calcext:value-type="float">
            <text:p>0.034254</text:p>
          </table:table-cell>
          <table:table-cell office:value-type="float" office:value="4.682693" calcext:value-type="float">
            <text:p>4.682693</text:p>
          </table:table-cell>
          <table:table-cell office:value-type="float" office:value="3.208428" calcext:value-type="float">
            <text:p>3.208428</text:p>
          </table:table-cell>
          <table:table-cell office:value-type="float" office:value="3.74248" calcext:value-type="float">
            <text:p>3.74248</text:p>
          </table:table-cell>
          <table:table-cell office:value-type="float" office:value="2.6732" calcext:value-type="float">
            <text:p>2.6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3248" calcext:value-type="float">
            <text:p>3.003248</text:p>
          </table:table-cell>
          <table:table-cell office:value-type="float" office:value="2.662221" calcext:value-type="float">
            <text:p>2.662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7821" calcext:value-type="float">
            <text:p>0.197821</text:p>
          </table:table-cell>
          <table:table-cell office:value-type="float" office:value="0.095694" calcext:value-type="float">
            <text:p>0.095694</text:p>
          </table:table-cell>
          <table:table-cell office:value-type="float" office:value="1.170273" calcext:value-type="float">
            <text:p>1.170273</text:p>
          </table:table-cell>
          <table:table-cell office:value-type="float" office:value="0.758986" calcext:value-type="float">
            <text:p>0.758986</text:p>
          </table:table-cell>
          <table:table-cell office:value-type="float" office:value="0.031794" calcext:value-type="float">
            <text:p>0.031794</text:p>
          </table:table-cell>
          <table:table-cell office:value-type="float" office:value="0.009778" calcext:value-type="float">
            <text:p>0.009778</text:p>
          </table:table-cell>
          <table:table-cell office:value-type="float" office:value="1.580255" calcext:value-type="float">
            <text:p>1.580255</text:p>
          </table:table-cell>
          <table:table-cell office:value-type="float" office:value="1.145587" calcext:value-type="float">
            <text:p>1.1455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749247" calcext:value-type="float">
            <text:p>6.749247</text:p>
          </table:table-cell>
          <table:table-cell office:value-type="float" office:value="0.369957" calcext:value-type="float">
            <text:p>0.369957</text:p>
          </table:table-cell>
          <table:table-cell office:value-type="float" office:value="1.282711" calcext:value-type="float">
            <text:p>1.282711</text:p>
          </table:table-cell>
          <table:table-cell office:value-type="float" office:value="0.766003" calcext:value-type="float">
            <text:p>0.766003</text:p>
          </table:table-cell>
          <table:table-cell office:value-type="float" office:value="1.111137" calcext:value-type="float">
            <text:p>1.111137</text:p>
          </table:table-cell>
          <table:table-cell office:value-type="float" office:value="0.07039" calcext:value-type="float">
            <text:p>0.07039</text:p>
          </table:table-cell>
          <table:table-cell office:value-type="float" office:value="3.671753" calcext:value-type="float">
            <text:p>3.671753</text:p>
          </table:table-cell>
          <table:table-cell office:value-type="float" office:value="2.940421" calcext:value-type="float">
            <text:p>2.940421</text:p>
          </table:table-cell>
          <table:table-cell office:value-type="float" office:value="0.1092" calcext:value-type="float">
            <text:p>0.1092</text:p>
          </table:table-cell>
          <table:table-cell office:value-type="float" office:value="0.002936" calcext:value-type="float">
            <text:p>0.002936</text:p>
          </table:table-cell>
          <table:table-cell office:value-type="float" office:value="5.236771" calcext:value-type="float">
            <text:p>5.236771</text:p>
          </table:table-cell>
          <table:table-cell office:value-type="float" office:value="7.554999" calcext:value-type="float">
            <text:p>7.554999</text:p>
          </table:table-cell>
          <table:table-cell office:value-type="float" office:value="29.339424" calcext:value-type="float">
            <text:p>29.339424</text:p>
          </table:table-cell>
          <table:table-cell office:value-type="float" office:value="1.46" calcext:value-type="float">
            <text:p>1.46</text:p>
          </table:table-cell>
          <table:table-cell office:value-type="float" office:value="1.85333" calcext:value-type="float">
            <text:p>1.85333</text:p>
          </table:table-cell>
          <table:table-cell office:value-type="float" office:value="0" calcext:value-type="float">
            <text:p>0</text:p>
          </table:table-cell>
          <table:table-cell office:value-type="float" office:value="1.88915" calcext:value-type="float">
            <text:p>1.88915</text:p>
          </table:table-cell>
          <table:table-cell office:value-type="float" office:value="0" calcext:value-type="float">
            <text:p>0</text:p>
          </table:table-cell>
          <table:table-cell office:value-type="float" office:value="1.857358" calcext:value-type="float">
            <text:p>1.857358</text:p>
          </table:table-cell>
          <table:table-cell office:value-type="float" office:value="0" calcext:value-type="float">
            <text:p>0</text:p>
          </table:table-cell>
          <table:table-cell office:value-type="float" office:value="1.14589" calcext:value-type="float">
            <text:p>1.14589</text:p>
          </table:table-cell>
          <table:table-cell office:value-type="float" office:value="0" calcext:value-type="float">
            <text:p>0</text:p>
          </table:table-cell>
          <table:table-cell office:value-type="float" office:value="0.125017" calcext:value-type="float">
            <text:p>0.125017</text:p>
          </table:table-cell>
          <table:table-cell office:value-type="float" office:value="2.14" calcext:value-type="float">
            <text:p>2.14</text:p>
          </table:table-cell>
          <table:table-cell office:value-type="float" office:value="0.072805" calcext:value-type="float">
            <text:p>0.072805</text:p>
          </table:table-cell>
          <table:table-cell office:value-type="float" office:value="1.08" calcext:value-type="float">
            <text:p>1.08</text:p>
          </table:table-cell>
          <table:table-cell office:value-type="float" office:value="0.005663" calcext:value-type="float">
            <text:p>0.005663</text:p>
          </table:table-cell>
          <table:table-cell office:value-type="float" office:value="0.16" calcext:value-type="float">
            <text:p>0.16</text:p>
          </table:table-cell>
          <table:table-cell office:value-type="float" office:value="0.026131" calcext:value-type="float">
            <text:p>0.026131</text:p>
          </table:table-cell>
          <table:table-cell office:value-type="float" office:value="0.74" calcext:value-type="float">
            <text:p>0.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583157" calcext:value-type="float">
            <text:p>4.583157</text:p>
          </table:table-cell>
          <table:table-cell office:value-type="float" office:value="1.68" calcext:value-type="float">
            <text:p>1.68</text:p>
          </table:table-cell>
          <table:table-cell office:value-type="float" office:value="2.16609" calcext:value-type="float">
            <text:p>2.16609</text:p>
          </table:table-cell>
          <table:table-cell office:value-type="float" office:value="1.32" calcext:value-type="float">
            <text:p>1.32</text:p>
          </table:table-cell>
          <table:table-cell office:value-type="float" office:value="0.528719" calcext:value-type="float">
            <text:p>0.528719</text:p>
          </table:table-cell>
          <table:table-cell office:value-type="float" office:value="0.46" calcext:value-type="float">
            <text:p>0.46</text:p>
          </table:table-cell>
          <table:table-cell office:value-type="float" office:value="0.582418" calcext:value-type="float">
            <text:p>0.582418</text:p>
          </table:table-cell>
          <table:table-cell office:value-type="float" office:value="0.52" calcext:value-type="float">
            <text:p>0.52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1" calcext:value-type="float">
            <text:p>0.1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41.251766" calcext:value-type="float">
            <text:p>41.251766</text:p>
          </table:table-cell>
          <table:table-cell office:value-type="float" office:value="0.048162" calcext:value-type="float">
            <text:p>0.048162</text:p>
          </table:table-cell>
          <table:table-cell office:value-type="float" office:value="1.318689" calcext:value-type="float">
            <text:p>1.318689</text:p>
          </table:table-cell>
          <table:table-cell office:value-type="float" office:value="1.202005" calcext:value-type="float">
            <text:p>1.202005</text:p>
          </table:table-cell>
          <table:table-cell office:value-type="float" office:value="3.757469" calcext:value-type="float">
            <text:p>3.757469</text:p>
          </table:table-cell>
          <table:table-cell office:value-type="float" office:value="2.683906" calcext:value-type="float">
            <text:p>2.683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1852" calcext:value-type="float">
            <text:p>3.001852</text:p>
          </table:table-cell>
          <table:table-cell office:value-type="float" office:value="2.658734" calcext:value-type="float">
            <text:p>2.658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4801" calcext:value-type="float">
            <text:p>0.144801</text:p>
          </table:table-cell>
          <table:table-cell office:value-type="float" office:value="0.068222" calcext:value-type="float">
            <text:p>0.068222</text:p>
          </table:table-cell>
          <table:table-cell office:value-type="float" office:value="1.046347" calcext:value-type="float">
            <text:p>1.046347</text:p>
          </table:table-cell>
          <table:table-cell office:value-type="float" office:value="1.42977" calcext:value-type="float">
            <text:p>1.42977</text:p>
          </table:table-cell>
          <table:table-cell office:value-type="float" office:value="0.018357" calcext:value-type="float">
            <text:p>0.018357</text:p>
          </table:table-cell>
          <table:table-cell office:value-type="float" office:value="0.005574" calcext:value-type="float">
            <text:p>0.005574</text:p>
          </table:table-cell>
          <table:table-cell office:value-type="float" office:value="2.332556" calcext:value-type="float">
            <text:p>2.332556</text:p>
          </table:table-cell>
          <table:table-cell office:value-type="float" office:value="2.524499" calcext:value-type="float">
            <text:p>2.5244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863347" calcext:value-type="float">
            <text:p>6.863347</text:p>
          </table:table-cell>
          <table:table-cell office:value-type="float" office:value="0.371219" calcext:value-type="float">
            <text:p>0.371219</text:p>
          </table:table-cell>
          <table:table-cell office:value-type="float" office:value="2.28339" calcext:value-type="float">
            <text:p>2.28339</text:p>
          </table:table-cell>
          <table:table-cell office:value-type="float" office:value="1.821429" calcext:value-type="float">
            <text:p>1.821429</text:p>
          </table:table-cell>
          <table:table-cell office:value-type="float" office:value="0.946473" calcext:value-type="float">
            <text:p>0.946473</text:p>
          </table:table-cell>
          <table:table-cell office:value-type="float" office:value="0.063142" calcext:value-type="float">
            <text:p>0.063142</text:p>
          </table:table-cell>
          <table:table-cell office:value-type="float" office:value="4.854797" calcext:value-type="float">
            <text:p>4.854797</text:p>
          </table:table-cell>
          <table:table-cell office:value-type="float" office:value="4.282423" calcext:value-type="float">
            <text:p>4.282423</text:p>
          </table:table-cell>
          <table:table-cell office:value-type="float" office:value="0.18532" calcext:value-type="float">
            <text:p>0.18532</text:p>
          </table:table-cell>
          <table:table-cell office:value-type="float" office:value="0.005135" calcext:value-type="float">
            <text:p>0.005135</text:p>
          </table:table-cell>
          <table:table-cell office:value-type="float" office:value="2.463138" calcext:value-type="float">
            <text:p>2.463138</text:p>
          </table:table-cell>
          <table:table-cell office:value-type="float" office:value="3.954152" calcext:value-type="float">
            <text:p>3.954152</text:p>
          </table:table-cell>
          <table:table-cell office:value-type="float" office:value="41.251766" calcext:value-type="float">
            <text:p>41.251766</text:p>
          </table:table-cell>
          <table:table-cell office:value-type="float" office:value="1.96" calcext:value-type="float">
            <text:p>1.96</text:p>
          </table:table-cell>
          <table:table-cell office:value-type="float" office:value="1.841696" calcext:value-type="float">
            <text:p>1.841696</text:p>
          </table:table-cell>
          <table:table-cell office:value-type="float" office:value="0" calcext:value-type="float">
            <text:p>0</text:p>
          </table:table-cell>
          <table:table-cell office:value-type="float" office:value="1.915773" calcext:value-type="float">
            <text:p>1.915773</text:p>
          </table:table-cell>
          <table:table-cell office:value-type="float" office:value="0" calcext:value-type="float">
            <text:p>0</text:p>
          </table:table-cell>
          <table:table-cell office:value-type="float" office:value="1.861477" calcext:value-type="float">
            <text:p>1.861477</text:p>
          </table:table-cell>
          <table:table-cell office:value-type="float" office:value="0" calcext:value-type="float">
            <text:p>0</text:p>
          </table:table-cell>
          <table:table-cell office:value-type="float" office:value="1.140374" calcext:value-type="float">
            <text:p>1.140374</text:p>
          </table:table-cell>
          <table:table-cell office:value-type="float" office:value="0" calcext:value-type="float">
            <text:p>0</text:p>
          </table:table-cell>
          <table:table-cell office:value-type="float" office:value="0.088505" calcext:value-type="float">
            <text:p>0.088505</text:p>
          </table:table-cell>
          <table:table-cell office:value-type="float" office:value="1.56" calcext:value-type="float">
            <text:p>1.56</text:p>
          </table:table-cell>
          <table:table-cell office:value-type="float" office:value="0.056296" calcext:value-type="float">
            <text:p>0.056296</text:p>
          </table:table-cell>
          <table:table-cell office:value-type="float" office:value="0.9" calcext:value-type="float">
            <text:p>0.9</text:p>
          </table:table-cell>
          <table:table-cell office:value-type="float" office:value="0.003516" calcext:value-type="float">
            <text:p>0.003516</text:p>
          </table:table-cell>
          <table:table-cell office:value-type="float" office:value="0.1" calcext:value-type="float">
            <text:p>0.1</text:p>
          </table:table-cell>
          <table:table-cell office:value-type="float" office:value="0.014842" calcext:value-type="float">
            <text:p>0.014842</text:p>
          </table:table-cell>
          <table:table-cell office:value-type="float" office:value="0.42" calcext:value-type="float">
            <text:p>0.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77951" calcext:value-type="float">
            <text:p>4.77951</text:p>
          </table:table-cell>
          <table:table-cell office:value-type="float" office:value="1.68" calcext:value-type="float">
            <text:p>1.68</text:p>
          </table:table-cell>
          <table:table-cell office:value-type="float" office:value="2.083837" calcext:value-type="float">
            <text:p>2.083837</text:p>
          </table:table-cell>
          <table:table-cell office:value-type="float" office:value="1.32" calcext:value-type="float">
            <text:p>1.32</text:p>
          </table:table-cell>
          <table:table-cell office:value-type="float" office:value="0.374572" calcext:value-type="float">
            <text:p>0.374572</text:p>
          </table:table-cell>
          <table:table-cell office:value-type="float" office:value="0.36" calcext:value-type="float">
            <text:p>0.36</text:p>
          </table:table-cell>
          <table:table-cell office:value-type="float" office:value="0.571901" calcext:value-type="float">
            <text:p>0.571901</text:p>
          </table:table-cell>
          <table:table-cell office:value-type="float" office:value="0.54" calcext:value-type="float">
            <text:p>0.54</text:p>
          </table:table-cell>
          <table:table-cell office:value-type="float" office:value="0.02756" calcext:value-type="float">
            <text:p>0.02756</text:p>
          </table:table-cell>
          <table:table-cell office:value-type="float" office:value="0.26" calcext:value-type="float">
            <text:p>0.26</text:p>
          </table:table-cell>
          <table:table-cell office:value-type="float" office:value="0.15776" calcext:value-type="float">
            <text:p>0.1577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6.07418" calcext:value-type="float">
            <text:p>6.07418</text:p>
          </table:table-cell>
          <table:table-cell office:value-type="float" office:value="0" calcext:value-type="float">
            <text:p>0</text:p>
          </table:table-cell>
          <table:table-cell office:value-type="float" office:value="27.236549" calcext:value-type="float">
            <text:p>27.236549</text:p>
          </table:table-cell>
          <table:table-cell office:value-type="float" office:value="0.031799" calcext:value-type="float">
            <text:p>0.031799</text:p>
          </table:table-cell>
          <table:table-cell office:value-type="float" office:value="3.123947" calcext:value-type="float">
            <text:p>3.123947</text:p>
          </table:table-cell>
          <table:table-cell office:value-type="float" office:value="3.669192" calcext:value-type="float">
            <text:p>3.669192</text:p>
          </table:table-cell>
          <table:table-cell office:value-type="float" office:value="3.789314" calcext:value-type="float">
            <text:p>3.789314</text:p>
          </table:table-cell>
          <table:table-cell office:value-type="float" office:value="2.706653" calcext:value-type="float">
            <text:p>2.706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857" calcext:value-type="float">
            <text:p>3.00857</text:p>
          </table:table-cell>
          <table:table-cell office:value-type="float" office:value="2.666438" calcext:value-type="float">
            <text:p>2.666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0763" calcext:value-type="float">
            <text:p>0.140763</text:p>
          </table:table-cell>
          <table:table-cell office:value-type="float" office:value="0.067732" calcext:value-type="float">
            <text:p>0.067732</text:p>
          </table:table-cell>
          <table:table-cell office:value-type="float" office:value="1.550436" calcext:value-type="float">
            <text:p>1.550436</text:p>
          </table:table-cell>
          <table:table-cell office:value-type="float" office:value="1.466802" calcext:value-type="float">
            <text:p>1.466802</text:p>
          </table:table-cell>
          <table:table-cell office:value-type="float" office:value="0.019745" calcext:value-type="float">
            <text:p>0.019745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2.230967" calcext:value-type="float">
            <text:p>2.230967</text:p>
          </table:table-cell>
          <table:table-cell office:value-type="float" office:value="3.287736" calcext:value-type="float">
            <text:p>3.2877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221797" calcext:value-type="float">
            <text:p>5.221797</text:p>
          </table:table-cell>
          <table:table-cell office:value-type="float" office:value="0.281299" calcext:value-type="float">
            <text:p>0.281299</text:p>
          </table:table-cell>
          <table:table-cell office:value-type="float" office:value="2.758747" calcext:value-type="float">
            <text:p>2.758747</text:p>
          </table:table-cell>
          <table:table-cell office:value-type="float" office:value="1.685168" calcext:value-type="float">
            <text:p>1.685168</text:p>
          </table:table-cell>
          <table:table-cell office:value-type="float" office:value="0.570475" calcext:value-type="float">
            <text:p>0.570475</text:p>
          </table:table-cell>
          <table:table-cell office:value-type="float" office:value="0.040107" calcext:value-type="float">
            <text:p>0.040107</text:p>
          </table:table-cell>
          <table:table-cell office:value-type="float" office:value="5.352784" calcext:value-type="float">
            <text:p>5.352784</text:p>
          </table:table-cell>
          <table:table-cell office:value-type="float" office:value="4.587775" calcext:value-type="float">
            <text:p>4.587775</text:p>
          </table:table-cell>
          <table:table-cell office:value-type="float" office:value="0.15924" calcext:value-type="float">
            <text:p>0.15924</text:p>
          </table:table-cell>
          <table:table-cell office:value-type="float" office:value="0.004373" calcext:value-type="float">
            <text:p>0.004373</text:p>
          </table:table-cell>
          <table:table-cell office:value-type="float" office:value="3.199436" calcext:value-type="float">
            <text:p>3.199436</text:p>
          </table:table-cell>
          <table:table-cell office:value-type="float" office:value="6.98129" calcext:value-type="float">
            <text:p>6.98129</text:p>
          </table:table-cell>
          <table:table-cell office:value-type="float" office:value="27.236549" calcext:value-type="float">
            <text:p>27.236549</text:p>
          </table:table-cell>
          <table:table-cell office:value-type="float" office:value="1.82" calcext:value-type="float">
            <text:p>1.82</text:p>
          </table:table-cell>
          <table:table-cell office:value-type="float" office:value="1.889298" calcext:value-type="float">
            <text:p>1.889298</text:p>
          </table:table-cell>
          <table:table-cell office:value-type="float" office:value="0" calcext:value-type="float">
            <text:p>0</text:p>
          </table:table-cell>
          <table:table-cell office:value-type="float" office:value="1.900016" calcext:value-type="float">
            <text:p>1.900016</text:p>
          </table:table-cell>
          <table:table-cell office:value-type="float" office:value="0" calcext:value-type="float">
            <text:p>0</text:p>
          </table:table-cell>
          <table:table-cell office:value-type="float" office:value="1.861758" calcext:value-type="float">
            <text:p>1.861758</text:p>
          </table:table-cell>
          <table:table-cell office:value-type="float" office:value="0" calcext:value-type="float">
            <text:p>0</text:p>
          </table:table-cell>
          <table:table-cell office:value-type="float" office:value="1.146811" calcext:value-type="float">
            <text:p>1.146811</text:p>
          </table:table-cell>
          <table:table-cell office:value-type="float" office:value="0" calcext:value-type="float">
            <text:p>0</text:p>
          </table:table-cell>
          <table:table-cell office:value-type="float" office:value="0.088364" calcext:value-type="float">
            <text:p>0.088364</text:p>
          </table:table-cell>
          <table:table-cell office:value-type="float" office:value="1.5" calcext:value-type="float">
            <text:p>1.5</text:p>
          </table:table-cell>
          <table:table-cell office:value-type="float" office:value="0.052399" calcext:value-type="float">
            <text:p>0.052399</text:p>
          </table:table-cell>
          <table:table-cell office:value-type="float" office:value="1" calcext:value-type="float">
            <text:p>1</text:p>
          </table:table-cell>
          <table:table-cell office:value-type="float" office:value="0.003525" calcext:value-type="float">
            <text:p>0.003525</text:p>
          </table:table-cell>
          <table:table-cell office:value-type="float" office:value="0.1" calcext:value-type="float">
            <text:p>0.1</text:p>
          </table:table-cell>
          <table:table-cell office:value-type="float" office:value="0.01622" calcext:value-type="float">
            <text:p>0.01622</text:p>
          </table:table-cell>
          <table:table-cell office:value-type="float" office:value="0.46" calcext:value-type="float">
            <text:p>0.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663339" calcext:value-type="float">
            <text:p>3.663339</text:p>
          </table:table-cell>
          <table:table-cell office:value-type="float" office:value="1.32" calcext:value-type="float">
            <text:p>1.32</text:p>
          </table:table-cell>
          <table:table-cell office:value-type="float" office:value="1.558459" calcext:value-type="float">
            <text:p>1.558459</text:p>
          </table:table-cell>
          <table:table-cell office:value-type="float" office:value="1.06" calcext:value-type="float">
            <text:p>1.06</text:p>
          </table:table-cell>
          <table:table-cell office:value-type="float" office:value="0.176974" calcext:value-type="float">
            <text:p>0.176974</text:p>
          </table:table-cell>
          <table:table-cell office:value-type="float" office:value="0.16" calcext:value-type="float">
            <text:p>0.16</text:p>
          </table:table-cell>
          <table:table-cell office:value-type="float" office:value="0.393501" calcext:value-type="float">
            <text:p>0.393501</text:p>
          </table:table-cell>
          <table:table-cell office:value-type="float" office:value="0.34" calcext:value-type="float">
            <text:p>0.34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2" calcext:value-type="float">
            <text:p>0.2</text:p>
          </table:table-cell>
          <table:table-cell office:value-type="float" office:value="0.13804" calcext:value-type="float">
            <text:p>0.1380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53.299988" calcext:value-type="float">
            <text:p>353.299988</text:p>
          </table:table-cell>
          <table:table-cell office:value-type="float" office:value="64.538315" calcext:value-type="float">
            <text:p>64.538315</text:p>
          </table:table-cell>
          <table:table-cell office:value-type="string" calcext:value-type="string">
            <text:p>NA</text:p>
          </table:table-cell>
          <table:table-cell office:value-type="float" office:value="5.999927" calcext:value-type="float">
            <text:p>5.999927</text:p>
          </table:table-cell>
          <table:table-cell office:value-type="float" office:value="0.249639" calcext:value-type="float">
            <text:p>0.249639</text:p>
          </table:table-cell>
          <table:table-cell office:value-type="float" office:value="26.831898" calcext:value-type="float">
            <text:p>26.831898</text:p>
          </table:table-cell>
          <table:table-cell office:value-type="float" office:value="0.031327" calcext:value-type="float">
            <text:p>0.031327</text:p>
          </table:table-cell>
          <table:table-cell office:value-type="float" office:value="2.025671" calcext:value-type="float">
            <text:p>2.025671</text:p>
          </table:table-cell>
          <table:table-cell office:value-type="float" office:value="1.336065" calcext:value-type="float">
            <text:p>1.336065</text:p>
          </table:table-cell>
          <table:table-cell office:value-type="float" office:value="3.782142" calcext:value-type="float">
            <text:p>3.782142</text:p>
          </table:table-cell>
          <table:table-cell office:value-type="float" office:value="2.70153" calcext:value-type="float">
            <text:p>2.70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7251" calcext:value-type="float">
            <text:p>3.037251</text:p>
          </table:table-cell>
          <table:table-cell office:value-type="float" office:value="2.697241" calcext:value-type="float">
            <text:p>2.6972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737" calcext:value-type="float">
            <text:p>0.08737</text:p>
          </table:table-cell>
          <table:table-cell office:value-type="float" office:value="0.045564" calcext:value-type="float">
            <text:p>0.045564</text:p>
          </table:table-cell>
          <table:table-cell office:value-type="float" office:value="1.592903" calcext:value-type="float">
            <text:p>1.592903</text:p>
          </table:table-cell>
          <table:table-cell office:value-type="float" office:value="1.733601" calcext:value-type="float">
            <text:p>1.733601</text:p>
          </table:table-cell>
          <table:table-cell office:value-type="float" office:value="0.014814" calcext:value-type="float">
            <text:p>0.014814</text:p>
          </table:table-cell>
          <table:table-cell office:value-type="float" office:value="0.004502" calcext:value-type="float">
            <text:p>0.004502</text:p>
          </table:table-cell>
          <table:table-cell office:value-type="float" office:value="1.595564" calcext:value-type="float">
            <text:p>1.595564</text:p>
          </table:table-cell>
          <table:table-cell office:value-type="float" office:value="1.986027" calcext:value-type="float">
            <text:p>1.9860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915685" calcext:value-type="float">
            <text:p>3.915685</text:p>
          </table:table-cell>
          <table:table-cell office:value-type="float" office:value="0.219917" calcext:value-type="float">
            <text:p>0.219917</text:p>
          </table:table-cell>
          <table:table-cell office:value-type="float" office:value="2.009939" calcext:value-type="float">
            <text:p>2.009939</text:p>
          </table:table-cell>
          <table:table-cell office:value-type="float" office:value="1.539905" calcext:value-type="float">
            <text:p>1.539905</text:p>
          </table:table-cell>
          <table:table-cell office:value-type="float" office:value="0.555875" calcext:value-type="float">
            <text:p>0.555875</text:p>
          </table:table-cell>
          <table:table-cell office:value-type="float" office:value="0.040397" calcext:value-type="float">
            <text:p>0.040397</text:p>
          </table:table-cell>
          <table:table-cell office:value-type="float" office:value="3.529062" calcext:value-type="float">
            <text:p>3.529062</text:p>
          </table:table-cell>
          <table:table-cell office:value-type="float" office:value="3.745654" calcext:value-type="float">
            <text:p>3.745654</text:p>
          </table:table-cell>
          <table:table-cell office:value-type="float" office:value="0.227724" calcext:value-type="float">
            <text:p>0.227724</text:p>
          </table:table-cell>
          <table:table-cell office:value-type="float" office:value="0.006075" calcext:value-type="float">
            <text:p>0.006075</text:p>
          </table:table-cell>
          <table:table-cell office:value-type="float" office:value="4.099638" calcext:value-type="float">
            <text:p>4.099638</text:p>
          </table:table-cell>
          <table:table-cell office:value-type="float" office:value="4.286211" calcext:value-type="float">
            <text:p>4.286211</text:p>
          </table:table-cell>
          <table:table-cell office:value-type="float" office:value="26.831898" calcext:value-type="float">
            <text:p>26.831898</text:p>
          </table:table-cell>
          <table:table-cell office:value-type="float" office:value="1.88" calcext:value-type="float">
            <text:p>1.88</text:p>
          </table:table-cell>
          <table:table-cell office:value-type="float" office:value="1.8732" calcext:value-type="float">
            <text:p>1.8732</text:p>
          </table:table-cell>
          <table:table-cell office:value-type="float" office:value="0" calcext:value-type="float">
            <text:p>0</text:p>
          </table:table-cell>
          <table:table-cell office:value-type="float" office:value="1.908943" calcext:value-type="float">
            <text:p>1.908943</text:p>
          </table:table-cell>
          <table:table-cell office:value-type="float" office:value="0" calcext:value-type="float">
            <text:p>0</text:p>
          </table:table-cell>
          <table:table-cell office:value-type="float" office:value="1.867574" calcext:value-type="float">
            <text:p>1.867574</text:p>
          </table:table-cell>
          <table:table-cell office:value-type="float" office:value="0" calcext:value-type="float">
            <text:p>0</text:p>
          </table:table-cell>
          <table:table-cell office:value-type="float" office:value="1.169677" calcext:value-type="float">
            <text:p>1.169677</text:p>
          </table:table-cell>
          <table:table-cell office:value-type="float" office:value="0" calcext:value-type="float">
            <text:p>0</text:p>
          </table:table-cell>
          <table:table-cell office:value-type="float" office:value="0.060649" calcext:value-type="float">
            <text:p>0.060649</text:p>
          </table:table-cell>
          <table:table-cell office:value-type="float" office:value="1.06" calcext:value-type="float">
            <text:p>1.06</text:p>
          </table:table-cell>
          <table:table-cell office:value-type="float" office:value="0.026721" calcext:value-type="float">
            <text:p>0.026721</text:p>
          </table:table-cell>
          <table:table-cell office:value-type="float" office:value="0.56" calcext:value-type="float">
            <text:p>0.56</text:p>
          </table:table-cell>
          <table:table-cell office:value-type="float" office:value="0.002825" calcext:value-type="float">
            <text:p>0.002825</text:p>
          </table:table-cell>
          <table:table-cell office:value-type="float" office:value="0.08" calcext:value-type="float">
            <text:p>0.08</text:p>
          </table:table-cell>
          <table:table-cell office:value-type="float" office:value="0.011989" calcext:value-type="float">
            <text:p>0.011989</text:p>
          </table:table-cell>
          <table:table-cell office:value-type="float" office:value="0.34" calcext:value-type="float">
            <text:p>0.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33261" calcext:value-type="float">
            <text:p>2.533261</text:p>
          </table:table-cell>
          <table:table-cell office:value-type="float" office:value="0.9" calcext:value-type="float">
            <text:p>0.9</text:p>
          </table:table-cell>
          <table:table-cell office:value-type="float" office:value="1.382424" calcext:value-type="float">
            <text:p>1.382424</text:p>
          </table:table-cell>
          <table:table-cell office:value-type="float" office:value="0.78" calcext:value-type="float">
            <text:p>0.78</text:p>
          </table:table-cell>
          <table:table-cell office:value-type="float" office:value="0.141092" calcext:value-type="float">
            <text:p>0.141092</text:p>
          </table:table-cell>
          <table:table-cell office:value-type="float" office:value="0.12" calcext:value-type="float">
            <text:p>0.12</text:p>
          </table:table-cell>
          <table:table-cell office:value-type="float" office:value="0.414783" calcext:value-type="float">
            <text:p>0.414783</text:p>
          </table:table-cell>
          <table:table-cell office:value-type="float" office:value="0.38" calcext:value-type="float">
            <text:p>0.38</text:p>
          </table:table-cell>
          <table:table-cell office:value-type="float" office:value="0.01908" calcext:value-type="float">
            <text:p>0.01908</text:p>
          </table:table-cell>
          <table:table-cell office:value-type="float" office:value="0.18" calcext:value-type="float">
            <text:p>0.18</text:p>
          </table:table-cell>
          <table:table-cell office:value-type="float" office:value="0.208644" calcext:value-type="float">
            <text:p>0.20864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55.320007" calcext:value-type="float">
            <text:p>355.320007</text:p>
          </table:table-cell>
          <table:table-cell office:value-type="float" office:value="71.509506" calcext:value-type="float">
            <text:p>71.509506</text:p>
          </table:table-cell>
          <table:table-cell office:value-type="string" calcext:value-type="string">
            <text:p>NA</text:p>
          </table:table-cell>
          <table:table-cell office:value-type="float" office:value="5.975725" calcext:value-type="float">
            <text:p>5.975725</text:p>
          </table:table-cell>
          <table:table-cell office:value-type="float" office:value="0.265931" calcext:value-type="float">
            <text:p>0.265931</text:p>
          </table:table-cell>
          <table:table-cell office:value-type="float" office:value="34.226696" calcext:value-type="float">
            <text:p>34.226696</text:p>
          </table:table-cell>
          <table:table-cell office:value-type="float" office:value="0.03996" calcext:value-type="float">
            <text:p>0.03996</text:p>
          </table:table-cell>
          <table:table-cell office:value-type="float" office:value="2.08653" calcext:value-type="float">
            <text:p>2.08653</text:p>
          </table:table-cell>
          <table:table-cell office:value-type="float" office:value="1.16503" calcext:value-type="float">
            <text:p>1.16503</text:p>
          </table:table-cell>
          <table:table-cell office:value-type="float" office:value="3.789236" calcext:value-type="float">
            <text:p>3.789236</text:p>
          </table:table-cell>
          <table:table-cell office:value-type="float" office:value="2.706597" calcext:value-type="float">
            <text:p>2.706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445" calcext:value-type="float">
            <text:p>3.02445</text:p>
          </table:table-cell>
          <table:table-cell office:value-type="float" office:value="2.675899" calcext:value-type="float">
            <text:p>2.675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027" calcext:value-type="float">
            <text:p>0.069027</text:p>
          </table:table-cell>
          <table:table-cell office:value-type="float" office:value="0.037156" calcext:value-type="float">
            <text:p>0.037156</text:p>
          </table:table-cell>
          <table:table-cell office:value-type="float" office:value="1.239932" calcext:value-type="float">
            <text:p>1.239932</text:p>
          </table:table-cell>
          <table:table-cell office:value-type="float" office:value="1.345831" calcext:value-type="float">
            <text:p>1.345831</text:p>
          </table:table-cell>
          <table:table-cell office:value-type="float" office:value="0.019057" calcext:value-type="float">
            <text:p>0.019057</text:p>
          </table:table-cell>
          <table:table-cell office:value-type="float" office:value="0.005824" calcext:value-type="float">
            <text:p>0.005824</text:p>
          </table:table-cell>
          <table:table-cell office:value-type="float" office:value="1.324339" calcext:value-type="float">
            <text:p>1.324339</text:p>
          </table:table-cell>
          <table:table-cell office:value-type="float" office:value="1.727163" calcext:value-type="float">
            <text:p>1.7271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177073" calcext:value-type="float">
            <text:p>4.177073</text:p>
          </table:table-cell>
          <table:table-cell office:value-type="float" office:value="0.237759" calcext:value-type="float">
            <text:p>0.237759</text:p>
          </table:table-cell>
          <table:table-cell office:value-type="float" office:value="1.529878" calcext:value-type="float">
            <text:p>1.529878</text:p>
          </table:table-cell>
          <table:table-cell office:value-type="float" office:value="1.471568" calcext:value-type="float">
            <text:p>1.471568</text:p>
          </table:table-cell>
          <table:table-cell office:value-type="float" office:value="0.747954" calcext:value-type="float">
            <text:p>0.747954</text:p>
          </table:table-cell>
          <table:table-cell office:value-type="float" office:value="0.055359" calcext:value-type="float">
            <text:p>0.055359</text:p>
          </table:table-cell>
          <table:table-cell office:value-type="float" office:value="3.581523" calcext:value-type="float">
            <text:p>3.581523</text:p>
          </table:table-cell>
          <table:table-cell office:value-type="float" office:value="3.299851" calcext:value-type="float">
            <text:p>3.299851</text:p>
          </table:table-cell>
          <table:table-cell office:value-type="float" office:value="0.13952" calcext:value-type="float">
            <text:p>0.13952</text:p>
          </table:table-cell>
          <table:table-cell office:value-type="float" office:value="0.003873" calcext:value-type="float">
            <text:p>0.003873</text:p>
          </table:table-cell>
          <table:table-cell office:value-type="float" office:value="3.606894" calcext:value-type="float">
            <text:p>3.606894</text:p>
          </table:table-cell>
          <table:table-cell office:value-type="float" office:value="3.524186" calcext:value-type="float">
            <text:p>3.524186</text:p>
          </table:table-cell>
          <table:table-cell office:value-type="float" office:value="34.226696" calcext:value-type="float">
            <text:p>34.226696</text:p>
          </table:table-cell>
          <table:table-cell office:value-type="float" office:value="2.42" calcext:value-type="float">
            <text:p>2.42</text:p>
          </table:table-cell>
          <table:table-cell office:value-type="float" office:value="1.883598" calcext:value-type="float">
            <text:p>1.883598</text:p>
          </table:table-cell>
          <table:table-cell office:value-type="float" office:value="0" calcext:value-type="float">
            <text:p>0</text:p>
          </table:table-cell>
          <table:table-cell office:value-type="float" office:value="1.905638" calcext:value-type="float">
            <text:p>1.905638</text:p>
          </table:table-cell>
          <table:table-cell office:value-type="float" office:value="0" calcext:value-type="float">
            <text:p>0</text:p>
          </table:table-cell>
          <table:table-cell office:value-type="float" office:value="1.881807" calcext:value-type="float">
            <text:p>1.881807</text:p>
          </table:table-cell>
          <table:table-cell office:value-type="float" office:value="0" calcext:value-type="float">
            <text:p>0</text:p>
          </table:table-cell>
          <table:table-cell office:value-type="float" office:value="1.142643" calcext:value-type="float">
            <text:p>1.142643</text:p>
          </table:table-cell>
          <table:table-cell office:value-type="float" office:value="0" calcext:value-type="float">
            <text:p>0</text:p>
          </table:table-cell>
          <table:table-cell office:value-type="float" office:value="0.049823" calcext:value-type="float">
            <text:p>0.049823</text:p>
          </table:table-cell>
          <table:table-cell office:value-type="float" office:value="0.96" calcext:value-type="float">
            <text:p>0.96</text:p>
          </table:table-cell>
          <table:table-cell office:value-type="float" office:value="0.019204" calcext:value-type="float">
            <text:p>0.019204</text:p>
          </table:table-cell>
          <table:table-cell office:value-type="float" office:value="0.42" calcext:value-type="float">
            <text:p>0.42</text:p>
          </table:table-cell>
          <table:table-cell office:value-type="float" office:value="0.003522" calcext:value-type="float">
            <text:p>0.003522</text:p>
          </table:table-cell>
          <table:table-cell office:value-type="float" office:value="0.1" calcext:value-type="float">
            <text:p>0.1</text:p>
          </table:table-cell>
          <table:table-cell office:value-type="float" office:value="0.015535" calcext:value-type="float">
            <text:p>0.015535</text:p>
          </table:table-cell>
          <table:table-cell office:value-type="float" office:value="0.44" calcext:value-type="float">
            <text:p>0.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627069" calcext:value-type="float">
            <text:p>2.627069</text:p>
          </table:table-cell>
          <table:table-cell office:value-type="float" office:value="0.86" calcext:value-type="float">
            <text:p>0.86</text:p>
          </table:table-cell>
          <table:table-cell office:value-type="float" office:value="1.550004" calcext:value-type="float">
            <text:p>1.550004</text:p>
          </table:table-cell>
          <table:table-cell office:value-type="float" office:value="0.94" calcext:value-type="float">
            <text:p>0.94</text:p>
          </table:table-cell>
          <table:table-cell office:value-type="float" office:value="0.165965" calcext:value-type="float">
            <text:p>0.165965</text:p>
          </table:table-cell>
          <table:table-cell office:value-type="float" office:value="0.18" calcext:value-type="float">
            <text:p>0.18</text:p>
          </table:table-cell>
          <table:table-cell office:value-type="float" office:value="0.581989" calcext:value-type="float">
            <text:p>0.581989</text:p>
          </table:table-cell>
          <table:table-cell office:value-type="float" office:value="0.54" calcext:value-type="float">
            <text:p>0.54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2" calcext:value-type="float">
            <text:p>0.2</text:p>
          </table:table-cell>
          <table:table-cell office:value-type="float" office:value="0.11832" calcext:value-type="float">
            <text:p>0.1183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41.540009" calcext:value-type="float">
            <text:p>341.540009</text:p>
          </table:table-cell>
          <table:table-cell office:value-type="float" office:value="69.745956" calcext:value-type="float">
            <text:p>69.745956</text:p>
          </table:table-cell>
          <table:table-cell office:value-type="string" calcext:value-type="string">
            <text:p>NA</text:p>
          </table:table-cell>
          <table:table-cell office:value-type="float" office:value="6.010499" calcext:value-type="float">
            <text:p>6.010499</text:p>
          </table:table-cell>
          <table:table-cell office:value-type="float" office:value="0.263131" calcext:value-type="float">
            <text:p>0.263131</text:p>
          </table:table-cell>
          <table:table-cell office:value-type="float" office:value="36.606289" calcext:value-type="float">
            <text:p>36.606289</text:p>
          </table:table-cell>
          <table:table-cell office:value-type="float" office:value="0.042738" calcext:value-type="float">
            <text:p>0.042738</text:p>
          </table:table-cell>
          <table:table-cell office:value-type="float" office:value="2.554575" calcext:value-type="float">
            <text:p>2.554575</text:p>
          </table:table-cell>
          <table:table-cell office:value-type="float" office:value="2.123643" calcext:value-type="float">
            <text:p>2.123643</text:p>
          </table:table-cell>
          <table:table-cell office:value-type="float" office:value="3.748264" calcext:value-type="float">
            <text:p>3.748264</text:p>
          </table:table-cell>
          <table:table-cell office:value-type="float" office:value="2.677332" calcext:value-type="float">
            <text:p>2.677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86" calcext:value-type="float">
            <text:p>3.0186</text:p>
          </table:table-cell>
          <table:table-cell office:value-type="float" office:value="2.670562" calcext:value-type="float">
            <text:p>2.670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167" calcext:value-type="float">
            <text:p>0.068167</text:p>
          </table:table-cell>
          <table:table-cell office:value-type="float" office:value="0.030114" calcext:value-type="float">
            <text:p>0.030114</text:p>
          </table:table-cell>
          <table:table-cell office:value-type="float" office:value="1.369164" calcext:value-type="float">
            <text:p>1.369164</text:p>
          </table:table-cell>
          <table:table-cell office:value-type="float" office:value="1.616092" calcext:value-type="float">
            <text:p>1.616092</text:p>
          </table:table-cell>
          <table:table-cell office:value-type="float" office:value="0.019061" calcext:value-type="float">
            <text:p>0.019061</text:p>
          </table:table-cell>
          <table:table-cell office:value-type="float" office:value="0.005204" calcext:value-type="float">
            <text:p>0.005204</text:p>
          </table:table-cell>
          <table:table-cell office:value-type="float" office:value="1.478604" calcext:value-type="float">
            <text:p>1.478604</text:p>
          </table:table-cell>
          <table:table-cell office:value-type="float" office:value="1.588146" calcext:value-type="float">
            <text:p>1.5881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189612" calcext:value-type="float">
            <text:p>4.189612</text:p>
          </table:table-cell>
          <table:table-cell office:value-type="float" office:value="0.240621" calcext:value-type="float">
            <text:p>0.240621</text:p>
          </table:table-cell>
          <table:table-cell office:value-type="float" office:value="1.652049" calcext:value-type="float">
            <text:p>1.652049</text:p>
          </table:table-cell>
          <table:table-cell office:value-type="float" office:value="1.493044" calcext:value-type="float">
            <text:p>1.493044</text:p>
          </table:table-cell>
          <table:table-cell office:value-type="float" office:value="0.622125" calcext:value-type="float">
            <text:p>0.622125</text:p>
          </table:table-cell>
          <table:table-cell office:value-type="float" office:value="0.04567" calcext:value-type="float">
            <text:p>0.04567</text:p>
          </table:table-cell>
          <table:table-cell office:value-type="float" office:value="3.185229" calcext:value-type="float">
            <text:p>3.185229</text:p>
          </table:table-cell>
          <table:table-cell office:value-type="float" office:value="3.405235" calcext:value-type="float">
            <text:p>3.405235</text:p>
          </table:table-cell>
          <table:table-cell office:value-type="float" office:value="0.310976" calcext:value-type="float">
            <text:p>0.310976</text:p>
          </table:table-cell>
          <table:table-cell office:value-type="float" office:value="0.008253" calcext:value-type="float">
            <text:p>0.008253</text:p>
          </table:table-cell>
          <table:table-cell office:value-type="float" office:value="3.733603" calcext:value-type="float">
            <text:p>3.733603</text:p>
          </table:table-cell>
          <table:table-cell office:value-type="float" office:value="4.425027" calcext:value-type="float">
            <text:p>4.425027</text:p>
          </table:table-cell>
          <table:table-cell office:value-type="float" office:value="36.606289" calcext:value-type="float">
            <text:p>36.606289</text:p>
          </table:table-cell>
          <table:table-cell office:value-type="float" office:value="2.92" calcext:value-type="float">
            <text:p>2.92</text:p>
          </table:table-cell>
          <table:table-cell office:value-type="float" office:value="1.859715" calcext:value-type="float">
            <text:p>1.859715</text:p>
          </table:table-cell>
          <table:table-cell office:value-type="float" office:value="0" calcext:value-type="float">
            <text:p>0</text:p>
          </table:table-cell>
          <table:table-cell office:value-type="float" office:value="1.88855" calcext:value-type="float">
            <text:p>1.88855</text:p>
          </table:table-cell>
          <table:table-cell office:value-type="float" office:value="0" calcext:value-type="float">
            <text:p>0</text:p>
          </table:table-cell>
          <table:table-cell office:value-type="float" office:value="1.878527" calcext:value-type="float">
            <text:p>1.878527</text:p>
          </table:table-cell>
          <table:table-cell office:value-type="float" office:value="0" calcext:value-type="float">
            <text:p>0</text:p>
          </table:table-cell>
          <table:table-cell office:value-type="float" office:value="1.140073" calcext:value-type="float">
            <text:p>1.140073</text:p>
          </table:table-cell>
          <table:table-cell office:value-type="float" office:value="0" calcext:value-type="float">
            <text:p>0</text:p>
          </table:table-cell>
          <table:table-cell office:value-type="float" office:value="0.038368" calcext:value-type="float">
            <text:p>0.038368</text:p>
          </table:table-cell>
          <table:table-cell office:value-type="float" office:value="0.98" calcext:value-type="float">
            <text:p>0.98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8" calcext:value-type="float">
            <text:p>0.8</text:p>
          </table:table-cell>
          <table:table-cell office:value-type="float" office:value="0.005644" calcext:value-type="float">
            <text:p>0.005644</text:p>
          </table:table-cell>
          <table:table-cell office:value-type="float" office:value="0.16" calcext:value-type="float">
            <text:p>0.16</text:p>
          </table:table-cell>
          <table:table-cell office:value-type="float" office:value="0.013417" calcext:value-type="float">
            <text:p>0.013417</text:p>
          </table:table-cell>
          <table:table-cell office:value-type="float" office:value="0.38" calcext:value-type="float">
            <text:p>0.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83802" calcext:value-type="float">
            <text:p>2.583802</text:p>
          </table:table-cell>
          <table:table-cell office:value-type="float" office:value="1.02" calcext:value-type="float">
            <text:p>1.02</text:p>
          </table:table-cell>
          <table:table-cell office:value-type="float" office:value="1.60581" calcext:value-type="float">
            <text:p>1.60581</text:p>
          </table:table-cell>
          <table:table-cell office:value-type="float" office:value="0.94" calcext:value-type="float">
            <text:p>0.94</text:p>
          </table:table-cell>
          <table:table-cell office:value-type="float" office:value="0.147006" calcext:value-type="float">
            <text:p>0.147006</text:p>
          </table:table-cell>
          <table:table-cell office:value-type="float" office:value="0.18" calcext:value-type="float">
            <text:p>0.18</text:p>
          </table:table-cell>
          <table:table-cell office:value-type="float" office:value="0.475118" calcext:value-type="float">
            <text:p>0.475118</text:p>
          </table:table-cell>
          <table:table-cell office:value-type="float" office:value="0.5" calcext:value-type="float">
            <text:p>0.5</text:p>
          </table:table-cell>
          <table:table-cell office:value-type="float" office:value="0.02336" calcext:value-type="float">
            <text:p>0.02336</text:p>
          </table:table-cell>
          <table:table-cell office:value-type="float" office:value="0.22" calcext:value-type="float">
            <text:p>0.22</text:p>
          </table:table-cell>
          <table:table-cell office:value-type="float" office:value="0.287616" calcext:value-type="float">
            <text:p>0.28761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39.899994" calcext:value-type="float">
            <text:p>339.899994</text:p>
          </table:table-cell>
          <table:table-cell office:value-type="float" office:value="69.19545" calcext:value-type="float">
            <text:p>69.19545</text:p>
          </table:table-cell>
          <table:table-cell office:value-type="string" calcext:value-type="string">
            <text:p>NA</text:p>
          </table:table-cell>
          <table:table-cell office:value-type="float" office:value="5.939028" calcext:value-type="float">
            <text:p>5.939028</text:p>
          </table:table-cell>
          <table:table-cell office:value-type="float" office:value="0.258916" calcext:value-type="float">
            <text:p>0.258916</text:p>
          </table:table-cell>
          <table:table-cell office:value-type="float" office:value="43.910244" calcext:value-type="float">
            <text:p>43.910244</text:p>
          </table:table-cell>
          <table:table-cell office:value-type="float" office:value="0.051266" calcext:value-type="float">
            <text:p>0.051266</text:p>
          </table:table-cell>
          <table:table-cell office:value-type="float" office:value="2.677051" calcext:value-type="float">
            <text:p>2.677051</text:p>
          </table:table-cell>
          <table:table-cell office:value-type="float" office:value="1.903232" calcext:value-type="float">
            <text:p>1.903232</text:p>
          </table:table-cell>
          <table:table-cell office:value-type="float" office:value="3.784443" calcext:value-type="float">
            <text:p>3.784443</text:p>
          </table:table-cell>
          <table:table-cell office:value-type="float" office:value="2.703173" calcext:value-type="float">
            <text:p>2.703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1736" calcext:value-type="float">
            <text:p>3.031736</text:p>
          </table:table-cell>
          <table:table-cell office:value-type="float" office:value="2.68738" calcext:value-type="float">
            <text:p>2.68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948" calcext:value-type="float">
            <text:p>0.060948</text:p>
          </table:table-cell>
          <table:table-cell office:value-type="float" office:value="0.030525" calcext:value-type="float">
            <text:p>0.030525</text:p>
          </table:table-cell>
          <table:table-cell office:value-type="float" office:value="1.080395" calcext:value-type="float">
            <text:p>1.080395</text:p>
          </table:table-cell>
          <table:table-cell office:value-type="float" office:value="1.445215" calcext:value-type="float">
            <text:p>1.445215</text:p>
          </table:table-cell>
          <table:table-cell office:value-type="float" office:value="0.017648" calcext:value-type="float">
            <text:p>0.017648</text:p>
          </table:table-cell>
          <table:table-cell office:value-type="float" office:value="0.005315" calcext:value-type="float">
            <text:p>0.005315</text:p>
          </table:table-cell>
          <table:table-cell office:value-type="float" office:value="1.891961" calcext:value-type="float">
            <text:p>1.891961</text:p>
          </table:table-cell>
          <table:table-cell office:value-type="float" office:value="2.509336" calcext:value-type="float">
            <text:p>2.5093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705962" calcext:value-type="float">
            <text:p>3.705962</text:p>
          </table:table-cell>
          <table:table-cell office:value-type="float" office:value="0.223714" calcext:value-type="float">
            <text:p>0.223714</text:p>
          </table:table-cell>
          <table:table-cell office:value-type="float" office:value="1.790623" calcext:value-type="float">
            <text:p>1.790623</text:p>
          </table:table-cell>
          <table:table-cell office:value-type="float" office:value="1.784804" calcext:value-type="float">
            <text:p>1.784804</text:p>
          </table:table-cell>
          <table:table-cell office:value-type="float" office:value="0.679836" calcext:value-type="float">
            <text:p>0.679836</text:p>
          </table:table-cell>
          <table:table-cell office:value-type="float" office:value="0.049074" calcext:value-type="float">
            <text:p>0.049074</text:p>
          </table:table-cell>
          <table:table-cell office:value-type="float" office:value="3.709799" calcext:value-type="float">
            <text:p>3.709799</text:p>
          </table:table-cell>
          <table:table-cell office:value-type="float" office:value="3.683038" calcext:value-type="float">
            <text:p>3.683038</text:p>
          </table:table-cell>
          <table:table-cell office:value-type="float" office:value="0.240535" calcext:value-type="float">
            <text:p>0.240535</text:p>
          </table:table-cell>
          <table:table-cell office:value-type="float" office:value="0.006469" calcext:value-type="float">
            <text:p>0.006469</text:p>
          </table:table-cell>
          <table:table-cell office:value-type="float" office:value="3.665375" calcext:value-type="float">
            <text:p>3.665375</text:p>
          </table:table-cell>
          <table:table-cell office:value-type="float" office:value="4.567379" calcext:value-type="float">
            <text:p>4.567379</text:p>
          </table:table-cell>
          <table:table-cell office:value-type="float" office:value="43.910244" calcext:value-type="float">
            <text:p>43.910244</text:p>
          </table:table-cell>
          <table:table-cell office:value-type="float" office:value="2.84" calcext:value-type="float">
            <text:p>2.84</text:p>
          </table:table-cell>
          <table:table-cell office:value-type="float" office:value="1.887236" calcext:value-type="float">
            <text:p>1.887236</text:p>
          </table:table-cell>
          <table:table-cell office:value-type="float" office:value="0" calcext:value-type="float">
            <text:p>0</text:p>
          </table:table-cell>
          <table:table-cell office:value-type="float" office:value="1.897206" calcext:value-type="float">
            <text:p>1.897206</text:p>
          </table:table-cell>
          <table:table-cell office:value-type="float" office:value="0" calcext:value-type="float">
            <text:p>0</text:p>
          </table:table-cell>
          <table:table-cell office:value-type="float" office:value="1.875184" calcext:value-type="float">
            <text:p>1.875184</text:p>
          </table:table-cell>
          <table:table-cell office:value-type="float" office:value="0" calcext:value-type="float">
            <text:p>0</text:p>
          </table:table-cell>
          <table:table-cell office:value-type="float" office:value="1.156552" calcext:value-type="float">
            <text:p>1.156552</text:p>
          </table:table-cell>
          <table:table-cell office:value-type="float" office:value="0" calcext:value-type="float">
            <text:p>0</text:p>
          </table:table-cell>
          <table:table-cell office:value-type="float" office:value="0.040234" calcext:value-type="float">
            <text:p>0.040234</text:p>
          </table:table-cell>
          <table:table-cell office:value-type="float" office:value="1.02" calcext:value-type="float">
            <text:p>1.02</text:p>
          </table:table-cell>
          <table:table-cell office:value-type="float" office:value="0.020714" calcext:value-type="float">
            <text:p>0.020714</text:p>
          </table:table-cell>
          <table:table-cell office:value-type="float" office:value="0.54" calcext:value-type="float">
            <text:p>0.54</text:p>
          </table:table-cell>
          <table:table-cell office:value-type="float" office:value="0.003528" calcext:value-type="float">
            <text:p>0.003528</text:p>
          </table:table-cell>
          <table:table-cell office:value-type="float" office:value="0.1" calcext:value-type="float">
            <text:p>0.1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026704" calcext:value-type="float">
            <text:p>2.026704</text:p>
          </table:table-cell>
          <table:table-cell office:value-type="float" office:value="0.96" calcext:value-type="float">
            <text:p>0.96</text:p>
          </table:table-cell>
          <table:table-cell office:value-type="float" office:value="1.679259" calcext:value-type="float">
            <text:p>1.679259</text:p>
          </table:table-cell>
          <table:table-cell office:value-type="float" office:value="1.12" calcext:value-type="float">
            <text:p>1.12</text:p>
          </table:table-cell>
          <table:table-cell office:value-type="float" office:value="0.180466" calcext:value-type="float">
            <text:p>0.180466</text:p>
          </table:table-cell>
          <table:table-cell office:value-type="float" office:value="0.22" calcext:value-type="float">
            <text:p>0.22</text:p>
          </table:table-cell>
          <table:table-cell office:value-type="float" office:value="0.49937" calcext:value-type="float">
            <text:p>0.49937</text:p>
          </table:table-cell>
          <table:table-cell office:value-type="float" office:value="0.48" calcext:value-type="float">
            <text:p>0.48</text:p>
          </table:table-cell>
          <table:table-cell office:value-type="float" office:value="0.023399" calcext:value-type="float">
            <text:p>0.023399</text:p>
          </table:table-cell>
          <table:table-cell office:value-type="float" office:value="0.22" calcext:value-type="float">
            <text:p>0.22</text:p>
          </table:table-cell>
          <table:table-cell office:value-type="float" office:value="0.217136" calcext:value-type="float">
            <text:p>0.217136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53.700012" calcext:value-type="float">
            <text:p>353.700012</text:p>
          </table:table-cell>
          <table:table-cell office:value-type="float" office:value="80.79863" calcext:value-type="float">
            <text:p>80.79863</text:p>
          </table:table-cell>
          <table:table-cell office:value-type="string" calcext:value-type="string">
            <text:p>NA</text:p>
          </table:table-cell>
          <table:table-cell office:value-type="float" office:value="5.97753" calcext:value-type="float">
            <text:p>5.97753</text:p>
          </table:table-cell>
          <table:table-cell office:value-type="float" office:value="0.306949" calcext:value-type="float">
            <text:p>0.306949</text:p>
          </table:table-cell>
          <table:table-cell office:value-type="float" office:value="50.405895" calcext:value-type="float">
            <text:p>50.405895</text:p>
          </table:table-cell>
          <table:table-cell office:value-type="float" office:value="0.05885" calcext:value-type="float">
            <text:p>0.05885</text:p>
          </table:table-cell>
          <table:table-cell office:value-type="float" office:value="2.940252" calcext:value-type="float">
            <text:p>2.940252</text:p>
          </table:table-cell>
          <table:table-cell office:value-type="float" office:value="1.820697" calcext:value-type="float">
            <text:p>1.820697</text:p>
          </table:table-cell>
          <table:table-cell office:value-type="float" office:value="3.766701" calcext:value-type="float">
            <text:p>3.766701</text:p>
          </table:table-cell>
          <table:table-cell office:value-type="float" office:value="2.690501" calcext:value-type="float">
            <text:p>2.690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7835" calcext:value-type="float">
            <text:p>2.997835</text:p>
          </table:table-cell>
          <table:table-cell office:value-type="float" office:value="2.66429" calcext:value-type="float">
            <text:p>2.66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846" calcext:value-type="float">
            <text:p>0.072846</text:p>
          </table:table-cell>
          <table:table-cell office:value-type="float" office:value="0.032757" calcext:value-type="float">
            <text:p>0.032757</text:p>
          </table:table-cell>
          <table:table-cell office:value-type="float" office:value="1.345245" calcext:value-type="float">
            <text:p>1.345245</text:p>
          </table:table-cell>
          <table:table-cell office:value-type="float" office:value="2.534089" calcext:value-type="float">
            <text:p>2.534089</text:p>
          </table:table-cell>
          <table:table-cell office:value-type="float" office:value="0.019758" calcext:value-type="float">
            <text:p>0.019758</text:p>
          </table:table-cell>
          <table:table-cell office:value-type="float" office:value="0.005252" calcext:value-type="float">
            <text:p>0.005252</text:p>
          </table:table-cell>
          <table:table-cell office:value-type="float" office:value="1.895181" calcext:value-type="float">
            <text:p>1.895181</text:p>
          </table:table-cell>
          <table:table-cell office:value-type="float" office:value="2.522348" calcext:value-type="float">
            <text:p>2.5223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968327" calcext:value-type="float">
            <text:p>3.968327</text:p>
          </table:table-cell>
          <table:table-cell office:value-type="float" office:value="0.23745" calcext:value-type="float">
            <text:p>0.23745</text:p>
          </table:table-cell>
          <table:table-cell office:value-type="float" office:value="1.57472" calcext:value-type="float">
            <text:p>1.57472</text:p>
          </table:table-cell>
          <table:table-cell office:value-type="float" office:value="1.445038" calcext:value-type="float">
            <text:p>1.445038</text:p>
          </table:table-cell>
          <table:table-cell office:value-type="float" office:value="1.090212" calcext:value-type="float">
            <text:p>1.090212</text:p>
          </table:table-cell>
          <table:table-cell office:value-type="float" office:value="0.074702" calcext:value-type="float">
            <text:p>0.074702</text:p>
          </table:table-cell>
          <table:table-cell office:value-type="float" office:value="3.600907" calcext:value-type="float">
            <text:p>3.600907</text:p>
          </table:table-cell>
          <table:table-cell office:value-type="float" office:value="3.481545" calcext:value-type="float">
            <text:p>3.481545</text:p>
          </table:table-cell>
          <table:table-cell office:value-type="float" office:value="0.247833" calcext:value-type="float">
            <text:p>0.247833</text:p>
          </table:table-cell>
          <table:table-cell office:value-type="float" office:value="0.006451" calcext:value-type="float">
            <text:p>0.006451</text:p>
          </table:table-cell>
          <table:table-cell office:value-type="float" office:value="4.194347" calcext:value-type="float">
            <text:p>4.194347</text:p>
          </table:table-cell>
          <table:table-cell office:value-type="float" office:value="5.02174" calcext:value-type="float">
            <text:p>5.02174</text:p>
          </table:table-cell>
          <table:table-cell office:value-type="float" office:value="50.405895" calcext:value-type="float">
            <text:p>50.405895</text:p>
          </table:table-cell>
          <table:table-cell office:value-type="float" office:value="2.32" calcext:value-type="float">
            <text:p>2.32</text:p>
          </table:table-cell>
          <table:table-cell office:value-type="float" office:value="1.854377" calcext:value-type="float">
            <text:p>1.854377</text:p>
          </table:table-cell>
          <table:table-cell office:value-type="float" office:value="0" calcext:value-type="float">
            <text:p>0</text:p>
          </table:table-cell>
          <table:table-cell office:value-type="float" office:value="1.912325" calcext:value-type="float">
            <text:p>1.912325</text:p>
          </table:table-cell>
          <table:table-cell office:value-type="float" office:value="0" calcext:value-type="float">
            <text:p>0</text:p>
          </table:table-cell>
          <table:table-cell office:value-type="float" office:value="1.838788" calcext:value-type="float">
            <text:p>1.838788</text:p>
          </table:table-cell>
          <table:table-cell office:value-type="float" office:value="0" calcext:value-type="float">
            <text:p>0</text:p>
          </table:table-cell>
          <table:table-cell office:value-type="float" office:value="1.159047" calcext:value-type="float">
            <text:p>1.159047</text:p>
          </table:table-cell>
          <table:table-cell office:value-type="float" office:value="0" calcext:value-type="float">
            <text:p>0</text:p>
          </table:table-cell>
          <table:table-cell office:value-type="float" office:value="0.04195" calcext:value-type="float">
            <text:p>0.04195</text:p>
          </table:table-cell>
          <table:table-cell office:value-type="float" office:value="1.04" calcext:value-type="float">
            <text:p>1.04</text:p>
          </table:table-cell>
          <table:table-cell office:value-type="float" office:value="0.030895" calcext:value-type="float">
            <text:p>0.030895</text:p>
          </table:table-cell>
          <table:table-cell office:value-type="float" office:value="0.8" calcext:value-type="float">
            <text:p>0.8</text:p>
          </table:table-cell>
          <table:table-cell office:value-type="float" office:value="0.006334" calcext:value-type="float">
            <text:p>0.006334</text:p>
          </table:table-cell>
          <table:table-cell office:value-type="float" office:value="0.18" calcext:value-type="float">
            <text:p>0.18</text:p>
          </table:table-cell>
          <table:table-cell office:value-type="float" office:value="0.013423" calcext:value-type="float">
            <text:p>0.013423</text:p>
          </table:table-cell>
          <table:table-cell office:value-type="float" office:value="0.38" calcext:value-type="float">
            <text:p>0.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20244" calcext:value-type="float">
            <text:p>2.220244</text:p>
          </table:table-cell>
          <table:table-cell office:value-type="float" office:value="1.02" calcext:value-type="float">
            <text:p>1.02</text:p>
          </table:table-cell>
          <table:table-cell office:value-type="float" office:value="1.748083" calcext:value-type="float">
            <text:p>1.748083</text:p>
          </table:table-cell>
          <table:table-cell office:value-type="float" office:value="1.14" calcext:value-type="float">
            <text:p>1.14</text:p>
          </table:table-cell>
          <table:table-cell office:value-type="float" office:value="0.384525" calcext:value-type="float">
            <text:p>0.384525</text:p>
          </table:table-cell>
          <table:table-cell office:value-type="float" office:value="0.44" calcext:value-type="float">
            <text:p>0.44</text:p>
          </table:table-cell>
          <table:table-cell office:value-type="float" office:value="0.705686" calcext:value-type="float">
            <text:p>0.705686</text:p>
          </table:table-cell>
          <table:table-cell office:value-type="float" office:value="0.66" calcext:value-type="float">
            <text:p>0.66</text:p>
          </table:table-cell>
          <table:table-cell office:value-type="float" office:value="0.010653" calcext:value-type="float">
            <text:p>0.010653</text:p>
          </table:table-cell>
          <table:table-cell office:value-type="float" office:value="0.1" calcext:value-type="float">
            <text:p>0.1</text:p>
          </table:table-cell>
          <table:table-cell office:value-type="float" office:value="0.23718" calcext:value-type="float">
            <text:p>0.2371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44.320007" calcext:value-type="float">
            <text:p>344.320007</text:p>
          </table:table-cell>
          <table:table-cell office:value-type="float" office:value="71.765617" calcext:value-type="float">
            <text:p>71.765617</text:p>
          </table:table-cell>
          <table:table-cell office:value-type="string" calcext:value-type="string">
            <text:p>NA</text:p>
          </table:table-cell>
          <table:table-cell office:value-type="float" office:value="6.016538" calcext:value-type="float">
            <text:p>6.016538</text:p>
          </table:table-cell>
          <table:table-cell office:value-type="float" office:value="0.25716" calcext:value-type="float">
            <text:p>0.25716</text:p>
          </table:table-cell>
          <table:table-cell office:value-type="float" office:value="49.671505" calcext:value-type="float">
            <text:p>49.671505</text:p>
          </table:table-cell>
          <table:table-cell office:value-type="float" office:value="0.057992" calcext:value-type="float">
            <text:p>0.057992</text:p>
          </table:table-cell>
          <table:table-cell office:value-type="float" office:value="3.54476" calcext:value-type="float">
            <text:p>3.54476</text:p>
          </table:table-cell>
          <table:table-cell office:value-type="float" office:value="3.352443" calcext:value-type="float">
            <text:p>3.352443</text:p>
          </table:table-cell>
          <table:table-cell office:value-type="float" office:value="3.771835" calcext:value-type="float">
            <text:p>3.771835</text:p>
          </table:table-cell>
          <table:table-cell office:value-type="float" office:value="2.694168" calcext:value-type="float">
            <text:p>2.694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0443" calcext:value-type="float">
            <text:p>3.020443</text:p>
          </table:table-cell>
          <table:table-cell office:value-type="float" office:value="2.672152" calcext:value-type="float">
            <text:p>2.672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987" calcext:value-type="float">
            <text:p>0.070987</text:p>
          </table:table-cell>
          <table:table-cell office:value-type="float" office:value="0.034161" calcext:value-type="float">
            <text:p>0.034161</text:p>
          </table:table-cell>
          <table:table-cell office:value-type="float" office:value="1.140537" calcext:value-type="float">
            <text:p>1.140537</text:p>
          </table:table-cell>
          <table:table-cell office:value-type="float" office:value="1.63203" calcext:value-type="float">
            <text:p>1.63203</text:p>
          </table:table-cell>
          <table:table-cell office:value-type="float" office:value="0.031753" calcext:value-type="float">
            <text:p>0.031753</text:p>
          </table:table-cell>
          <table:table-cell office:value-type="float" office:value="0.010183" calcext:value-type="float">
            <text:p>0.010183</text:p>
          </table:table-cell>
          <table:table-cell office:value-type="float" office:value="1.196861" calcext:value-type="float">
            <text:p>1.196861</text:p>
          </table:table-cell>
          <table:table-cell office:value-type="float" office:value="1.30152" calcext:value-type="float">
            <text:p>1.301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237208" calcext:value-type="float">
            <text:p>4.237208</text:p>
          </table:table-cell>
          <table:table-cell office:value-type="float" office:value="0.252757" calcext:value-type="float">
            <text:p>0.252757</text:p>
          </table:table-cell>
          <table:table-cell office:value-type="float" office:value="1.486507" calcext:value-type="float">
            <text:p>1.486507</text:p>
          </table:table-cell>
          <table:table-cell office:value-type="float" office:value="1.153726" calcext:value-type="float">
            <text:p>1.153726</text:p>
          </table:table-cell>
          <table:table-cell office:value-type="float" office:value="1.071885" calcext:value-type="float">
            <text:p>1.071885</text:p>
          </table:table-cell>
          <table:table-cell office:value-type="float" office:value="0.077075" calcext:value-type="float">
            <text:p>0.077075</text:p>
          </table:table-cell>
          <table:table-cell office:value-type="float" office:value="2.924063" calcext:value-type="float">
            <text:p>2.924063</text:p>
          </table:table-cell>
          <table:table-cell office:value-type="float" office:value="2.75346" calcext:value-type="float">
            <text:p>2.75346</text:p>
          </table:table-cell>
          <table:table-cell office:value-type="float" office:value="0.214308" calcext:value-type="float">
            <text:p>0.214308</text:p>
          </table:table-cell>
          <table:table-cell office:value-type="float" office:value="0.005702" calcext:value-type="float">
            <text:p>0.005702</text:p>
          </table:table-cell>
          <table:table-cell office:value-type="float" office:value="4.678442" calcext:value-type="float">
            <text:p>4.678442</text:p>
          </table:table-cell>
          <table:table-cell office:value-type="float" office:value="5.149563" calcext:value-type="float">
            <text:p>5.149563</text:p>
          </table:table-cell>
          <table:table-cell office:value-type="float" office:value="49.671505" calcext:value-type="float">
            <text:p>49.671505</text:p>
          </table:table-cell>
          <table:table-cell office:value-type="float" office:value="1.78" calcext:value-type="float">
            <text:p>1.78</text:p>
          </table:table-cell>
          <table:table-cell office:value-type="float" office:value="1.871138" calcext:value-type="float">
            <text:p>1.871138</text:p>
          </table:table-cell>
          <table:table-cell office:value-type="float" office:value="0" calcext:value-type="float">
            <text:p>0</text:p>
          </table:table-cell>
          <table:table-cell office:value-type="float" office:value="1.900697" calcext:value-type="float">
            <text:p>1.900697</text:p>
          </table:table-cell>
          <table:table-cell office:value-type="float" office:value="0" calcext:value-type="float">
            <text:p>0</text:p>
          </table:table-cell>
          <table:table-cell office:value-type="float" office:value="1.879763" calcext:value-type="float">
            <text:p>1.879763</text:p>
          </table:table-cell>
          <table:table-cell office:value-type="float" office:value="0" calcext:value-type="float">
            <text:p>0</text:p>
          </table:table-cell>
          <table:table-cell office:value-type="float" office:value="1.14068" calcext:value-type="float">
            <text:p>1.14068</text:p>
          </table:table-cell>
          <table:table-cell office:value-type="float" office:value="0" calcext:value-type="float">
            <text:p>0</text:p>
          </table:table-cell>
          <table:table-cell office:value-type="float" office:value="0.044568" calcext:value-type="float">
            <text:p>0.044568</text:p>
          </table:table-cell>
          <table:table-cell office:value-type="float" office:value="1.12" calcext:value-type="float">
            <text:p>1.12</text:p>
          </table:table-cell>
          <table:table-cell office:value-type="float" office:value="0.026419" calcext:value-type="float">
            <text:p>0.026419</text:p>
          </table:table-cell>
          <table:table-cell office:value-type="float" office:value="0.7" calcext:value-type="float">
            <text:p>0.7</text:p>
          </table:table-cell>
          <table:table-cell office:value-type="float" office:value="0.004231" calcext:value-type="float">
            <text:p>0.004231</text:p>
          </table:table-cell>
          <table:table-cell office:value-type="float" office:value="0.12" calcext:value-type="float">
            <text:p>0.12</text:p>
          </table:table-cell>
          <table:table-cell office:value-type="float" office:value="0.027522" calcext:value-type="float">
            <text:p>0.027522</text:p>
          </table:table-cell>
          <table:table-cell office:value-type="float" office:value="0.78" calcext:value-type="float">
            <text:p>0.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389276" calcext:value-type="float">
            <text:p>2.389276</text:p>
          </table:table-cell>
          <table:table-cell office:value-type="float" office:value="1.18" calcext:value-type="float">
            <text:p>1.18</text:p>
          </table:table-cell>
          <table:table-cell office:value-type="float" office:value="1.847931" calcext:value-type="float">
            <text:p>1.847931</text:p>
          </table:table-cell>
          <table:table-cell office:value-type="float" office:value="1.36" calcext:value-type="float">
            <text:p>1.36</text:p>
          </table:table-cell>
          <table:table-cell office:value-type="float" office:value="0.291649" calcext:value-type="float">
            <text:p>0.291649</text:p>
          </table:table-cell>
          <table:table-cell office:value-type="float" office:value="0.3" calcext:value-type="float">
            <text:p>0.3</text:p>
          </table:table-cell>
          <table:table-cell office:value-type="float" office:value="0.780236" calcext:value-type="float">
            <text:p>0.780236</text:p>
          </table:table-cell>
          <table:table-cell office:value-type="float" office:value="0.66" calcext:value-type="float">
            <text:p>0.66</text:p>
          </table:table-cell>
          <table:table-cell office:value-type="float" office:value="0.017" calcext:value-type="float">
            <text:p>0.017</text:p>
          </table:table-cell>
          <table:table-cell office:value-type="float" office:value="0.16" calcext:value-type="float">
            <text:p>0.16</text:p>
          </table:table-cell>
          <table:table-cell office:value-type="float" office:value="0.197308" calcext:value-type="float">
            <text:p>0.19730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61.299988" calcext:value-type="float">
            <text:p>361.299988</text:p>
          </table:table-cell>
          <table:table-cell office:value-type="float" office:value="77.892715" calcext:value-type="float">
            <text:p>77.892715</text:p>
          </table:table-cell>
          <table:table-cell office:value-type="string" calcext:value-type="string">
            <text:p>NA</text:p>
          </table:table-cell>
          <table:table-cell office:value-type="float" office:value="5.933403" calcext:value-type="float">
            <text:p>5.933403</text:p>
          </table:table-cell>
          <table:table-cell office:value-type="float" office:value="0.228967" calcext:value-type="float">
            <text:p>0.228967</text:p>
          </table:table-cell>
          <table:table-cell office:value-type="float" office:value="25.3234" calcext:value-type="float">
            <text:p>25.3234</text:p>
          </table:table-cell>
          <table:table-cell office:value-type="float" office:value="0.029565" calcext:value-type="float">
            <text:p>0.029565</text:p>
          </table:table-cell>
          <table:table-cell office:value-type="float" office:value="3.324502" calcext:value-type="float">
            <text:p>3.324502</text:p>
          </table:table-cell>
          <table:table-cell office:value-type="float" office:value="2.770349" calcext:value-type="float">
            <text:p>2.770349</text:p>
          </table:table-cell>
          <table:table-cell office:value-type="float" office:value="3.798121" calcext:value-type="float">
            <text:p>3.798121</text:p>
          </table:table-cell>
          <table:table-cell office:value-type="float" office:value="2.712944" calcext:value-type="float">
            <text:p>2.712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0937" calcext:value-type="float">
            <text:p>3.020937</text:p>
          </table:table-cell>
          <table:table-cell office:value-type="float" office:value="2.677532" calcext:value-type="float">
            <text:p>2.677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964" calcext:value-type="float">
            <text:p>0.064964</text:p>
          </table:table-cell>
          <table:table-cell office:value-type="float" office:value="0.030497" calcext:value-type="float">
            <text:p>0.030497</text:p>
          </table:table-cell>
          <table:table-cell office:value-type="float" office:value="1.83843" calcext:value-type="float">
            <text:p>1.83843</text:p>
          </table:table-cell>
          <table:table-cell office:value-type="float" office:value="3.307593" calcext:value-type="float">
            <text:p>3.307593</text:p>
          </table:table-cell>
          <table:table-cell office:value-type="float" office:value="0.026881" calcext:value-type="float">
            <text:p>0.026881</text:p>
          </table:table-cell>
          <table:table-cell office:value-type="float" office:value="0.008841" calcext:value-type="float">
            <text:p>0.008841</text:p>
          </table:table-cell>
          <table:table-cell office:value-type="float" office:value="1.929456" calcext:value-type="float">
            <text:p>1.929456</text:p>
          </table:table-cell>
          <table:table-cell office:value-type="float" office:value="2.506254" calcext:value-type="float">
            <text:p>2.5062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809615" calcext:value-type="float">
            <text:p>4.809615</text:p>
          </table:table-cell>
          <table:table-cell office:value-type="float" office:value="0.28067" calcext:value-type="float">
            <text:p>0.28067</text:p>
          </table:table-cell>
          <table:table-cell office:value-type="float" office:value="1.72187" calcext:value-type="float">
            <text:p>1.72187</text:p>
          </table:table-cell>
          <table:table-cell office:value-type="float" office:value="1.389229" calcext:value-type="float">
            <text:p>1.389229</text:p>
          </table:table-cell>
          <table:table-cell office:value-type="float" office:value="0.959948" calcext:value-type="float">
            <text:p>0.959948</text:p>
          </table:table-cell>
          <table:table-cell office:value-type="float" office:value="0.071121" calcext:value-type="float">
            <text:p>0.071121</text:p>
          </table:table-cell>
          <table:table-cell office:value-type="float" office:value="3.933518" calcext:value-type="float">
            <text:p>3.933518</text:p>
          </table:table-cell>
          <table:table-cell office:value-type="float" office:value="3.613648" calcext:value-type="float">
            <text:p>3.613648</text:p>
          </table:table-cell>
          <table:table-cell office:value-type="float" office:value="0.100831" calcext:value-type="float">
            <text:p>0.100831</text:p>
          </table:table-cell>
          <table:table-cell office:value-type="float" office:value="0.002725" calcext:value-type="float">
            <text:p>0.002725</text:p>
          </table:table-cell>
          <table:table-cell office:value-type="float" office:value="4.305008" calcext:value-type="float">
            <text:p>4.305008</text:p>
          </table:table-cell>
          <table:table-cell office:value-type="float" office:value="6.708216" calcext:value-type="float">
            <text:p>6.708216</text:p>
          </table:table-cell>
          <table:table-cell office:value-type="float" office:value="25.3234" calcext:value-type="float">
            <text:p>25.3234</text:p>
          </table:table-cell>
          <table:table-cell office:value-type="float" office:value="1.6" calcext:value-type="float">
            <text:p>1.6</text:p>
          </table:table-cell>
          <table:table-cell office:value-type="float" office:value="1.891335" calcext:value-type="float">
            <text:p>1.891335</text:p>
          </table:table-cell>
          <table:table-cell office:value-type="float" office:value="0" calcext:value-type="float">
            <text:p>0</text:p>
          </table:table-cell>
          <table:table-cell office:value-type="float" office:value="1.906786" calcext:value-type="float">
            <text:p>1.906786</text:p>
          </table:table-cell>
          <table:table-cell office:value-type="float" office:value="0" calcext:value-type="float">
            <text:p>0</text:p>
          </table:table-cell>
          <table:table-cell office:value-type="float" office:value="1.869116" calcext:value-type="float">
            <text:p>1.869116</text:p>
          </table:table-cell>
          <table:table-cell office:value-type="float" office:value="0" calcext:value-type="float">
            <text:p>0</text:p>
          </table:table-cell>
          <table:table-cell office:value-type="float" office:value="1.151822" calcext:value-type="float">
            <text:p>1.151822</text:p>
          </table:table-cell>
          <table:table-cell office:value-type="float" office:value="0" calcext:value-type="float">
            <text:p>0</text:p>
          </table:table-cell>
          <table:table-cell office:value-type="float" office:value="0.039526" calcext:value-type="float">
            <text:p>0.039526</text:p>
          </table:table-cell>
          <table:table-cell office:value-type="float" office:value="1.02" calcext:value-type="float">
            <text:p>1.02</text:p>
          </table:table-cell>
          <table:table-cell office:value-type="float" office:value="0.025439" calcext:value-type="float">
            <text:p>0.025439</text:p>
          </table:table-cell>
          <table:table-cell office:value-type="float" office:value="0.72" calcext:value-type="float">
            <text:p>0.72</text:p>
          </table:table-cell>
          <table:table-cell office:value-type="float" office:value="0.002828" calcext:value-type="float">
            <text:p>0.002828</text:p>
          </table:table-cell>
          <table:table-cell office:value-type="float" office:value="0.08" calcext:value-type="float">
            <text:p>0.08</text:p>
          </table:table-cell>
          <table:table-cell office:value-type="float" office:value="0.024053" calcext:value-type="float">
            <text:p>0.024053</text:p>
          </table:table-cell>
          <table:table-cell office:value-type="float" office:value="0.68" calcext:value-type="float">
            <text:p>0.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860457" calcext:value-type="float">
            <text:p>2.860457</text:p>
          </table:table-cell>
          <table:table-cell office:value-type="float" office:value="1.44" calcext:value-type="float">
            <text:p>1.44</text:p>
          </table:table-cell>
          <table:table-cell office:value-type="float" office:value="1.949157" calcext:value-type="float">
            <text:p>1.949157</text:p>
          </table:table-cell>
          <table:table-cell office:value-type="float" office:value="1.48" calcext:value-type="float">
            <text:p>1.48</text:p>
          </table:table-cell>
          <table:table-cell office:value-type="float" office:value="0.211324" calcext:value-type="float">
            <text:p>0.211324</text:p>
          </table:table-cell>
          <table:table-cell office:value-type="float" office:value="0.26" calcext:value-type="float">
            <text:p>0.26</text:p>
          </table:table-cell>
          <table:table-cell office:value-type="float" office:value="0.748623" calcext:value-type="float">
            <text:p>0.748623</text:p>
          </table:table-cell>
          <table:table-cell office:value-type="float" office:value="0.6" calcext:value-type="float">
            <text:p>0.6</text:p>
          </table:table-cell>
          <table:table-cell office:value-type="float" office:value="0.010626" calcext:value-type="float">
            <text:p>0.010626</text:p>
          </table:table-cell>
          <table:table-cell office:value-type="float" office:value="0.1" calcext:value-type="float">
            <text:p>0.1</text:p>
          </table:table-cell>
          <table:table-cell office:value-type="float" office:value="0.090205" calcext:value-type="float">
            <text:p>0.09020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30.26001" calcext:value-type="float">
            <text:p>330.26001</text:p>
          </table:table-cell>
          <table:table-cell office:value-type="float" office:value="52.030136" calcext:value-type="float">
            <text:p>52.030136</text:p>
          </table:table-cell>
          <table:table-cell office:value-type="string" calcext:value-type="string">
            <text:p>NA</text:p>
          </table:table-cell>
          <table:table-cell office:value-type="float" office:value="5.945165" calcext:value-type="float">
            <text:p>5.945165</text:p>
          </table:table-cell>
          <table:table-cell office:value-type="float" office:value="0.314373" calcext:value-type="float">
            <text:p>0.314373</text:p>
          </table:table-cell>
          <table:table-cell office:value-type="float" office:value="34.958" calcext:value-type="float">
            <text:p>34.958</text:p>
          </table:table-cell>
          <table:table-cell office:value-type="float" office:value="0.040814" calcext:value-type="float">
            <text:p>0.040814</text:p>
          </table:table-cell>
          <table:table-cell office:value-type="float" office:value="1.973256" calcext:value-type="float">
            <text:p>1.973256</text:p>
          </table:table-cell>
          <table:table-cell office:value-type="float" office:value="1.492679" calcext:value-type="float">
            <text:p>1.492679</text:p>
          </table:table-cell>
          <table:table-cell office:value-type="float" office:value="3.812811" calcext:value-type="float">
            <text:p>3.812811</text:p>
          </table:table-cell>
          <table:table-cell office:value-type="float" office:value="2.723436" calcext:value-type="float">
            <text:p>2.723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7174" calcext:value-type="float">
            <text:p>3.017174</text:p>
          </table:table-cell>
          <table:table-cell office:value-type="float" office:value="2.670496" calcext:value-type="float">
            <text:p>2.670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224" calcext:value-type="float">
            <text:p>0.067224</text:p>
          </table:table-cell>
          <table:table-cell office:value-type="float" office:value="0.031787" calcext:value-type="float">
            <text:p>0.031787</text:p>
          </table:table-cell>
          <table:table-cell office:value-type="float" office:value="1.951972" calcext:value-type="float">
            <text:p>1.951972</text:p>
          </table:table-cell>
          <table:table-cell office:value-type="float" office:value="2.344635" calcext:value-type="float">
            <text:p>2.344635</text:p>
          </table:table-cell>
          <table:table-cell office:value-type="float" office:value="0.028303" calcext:value-type="float">
            <text:p>0.028303</text:p>
          </table:table-cell>
          <table:table-cell office:value-type="float" office:value="0.008529" calcext:value-type="float">
            <text:p>0.008529</text:p>
          </table:table-cell>
          <table:table-cell office:value-type="float" office:value="2.214818" calcext:value-type="float">
            <text:p>2.214818</text:p>
          </table:table-cell>
          <table:table-cell office:value-type="float" office:value="2.489945" calcext:value-type="float">
            <text:p>2.4899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995917" calcext:value-type="float">
            <text:p>4.995917</text:p>
          </table:table-cell>
          <table:table-cell office:value-type="float" office:value="0.285449" calcext:value-type="float">
            <text:p>0.285449</text:p>
          </table:table-cell>
          <table:table-cell office:value-type="float" office:value="2.550085" calcext:value-type="float">
            <text:p>2.550085</text:p>
          </table:table-cell>
          <table:table-cell office:value-type="float" office:value="1.887505" calcext:value-type="float">
            <text:p>1.887505</text:p>
          </table:table-cell>
          <table:table-cell office:value-type="float" office:value="0.63234" calcext:value-type="float">
            <text:p>0.63234</text:p>
          </table:table-cell>
          <table:table-cell office:value-type="float" office:value="0.045811" calcext:value-type="float">
            <text:p>0.045811</text:p>
          </table:table-cell>
          <table:table-cell office:value-type="float" office:value="5.74493" calcext:value-type="float">
            <text:p>5.74493</text:p>
          </table:table-cell>
          <table:table-cell office:value-type="float" office:value="4.82342" calcext:value-type="float">
            <text:p>4.82342</text:p>
          </table:table-cell>
          <table:table-cell office:value-type="float" office:value="0.170069" calcext:value-type="float">
            <text:p>0.170069</text:p>
          </table:table-cell>
          <table:table-cell office:value-type="float" office:value="0.004412" calcext:value-type="float">
            <text:p>0.004412</text:p>
          </table:table-cell>
          <table:table-cell office:value-type="float" office:value="3.217439" calcext:value-type="float">
            <text:p>3.217439</text:p>
          </table:table-cell>
          <table:table-cell office:value-type="float" office:value="4.516755" calcext:value-type="float">
            <text:p>4.516755</text:p>
          </table:table-cell>
          <table:table-cell office:value-type="float" office:value="34.958" calcext:value-type="float">
            <text:p>34.958</text:p>
          </table:table-cell>
          <table:table-cell office:value-type="float" office:value="1.88" calcext:value-type="float">
            <text:p>1.88</text:p>
          </table:table-cell>
          <table:table-cell office:value-type="float" office:value="1.910151" calcext:value-type="float">
            <text:p>1.910151</text:p>
          </table:table-cell>
          <table:table-cell office:value-type="float" office:value="0" calcext:value-type="float">
            <text:p>0</text:p>
          </table:table-cell>
          <table:table-cell office:value-type="float" office:value="1.90266" calcext:value-type="float">
            <text:p>1.90266</text:p>
          </table:table-cell>
          <table:table-cell office:value-type="float" office:value="0" calcext:value-type="float">
            <text:p>0</text:p>
          </table:table-cell>
          <table:table-cell office:value-type="float" office:value="1.874987" calcext:value-type="float">
            <text:p>1.874987</text:p>
          </table:table-cell>
          <table:table-cell office:value-type="float" office:value="0" calcext:value-type="float">
            <text:p>0</text:p>
          </table:table-cell>
          <table:table-cell office:value-type="float" office:value="1.142186" calcext:value-type="float">
            <text:p>1.142186</text:p>
          </table:table-cell>
          <table:table-cell office:value-type="float" office:value="0" calcext:value-type="float">
            <text:p>0</text:p>
          </table:table-cell>
          <table:table-cell office:value-type="float" office:value="0.041279" calcext:value-type="float">
            <text:p>0.041279</text:p>
          </table:table-cell>
          <table:table-cell office:value-type="float" office:value="1.06" calcext:value-type="float">
            <text:p>1.06</text:p>
          </table:table-cell>
          <table:table-cell office:value-type="float" office:value="0.025945" calcext:value-type="float">
            <text:p>0.025945</text:p>
          </table:table-cell>
          <table:table-cell office:value-type="float" office:value="0.68" calcext:value-type="float">
            <text:p>0.68</text:p>
          </table:table-cell>
          <table:table-cell office:value-type="float" office:value="0.005641" calcext:value-type="float">
            <text:p>0.0056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2662" calcext:value-type="float">
            <text:p>0.022662</text:p>
          </table:table-cell>
          <table:table-cell office:value-type="float" office:value="0.64" calcext:value-type="float">
            <text:p>0.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116324" calcext:value-type="float">
            <text:p>3.116324</text:p>
          </table:table-cell>
          <table:table-cell office:value-type="float" office:value="1.36" calcext:value-type="float">
            <text:p>1.36</text:p>
          </table:table-cell>
          <table:table-cell office:value-type="float" office:value="1.879593" calcext:value-type="float">
            <text:p>1.879593</text:p>
          </table:table-cell>
          <table:table-cell office:value-type="float" office:value="1.18" calcext:value-type="float">
            <text:p>1.18</text:p>
          </table:table-cell>
          <table:table-cell office:value-type="float" office:value="0.163918" calcext:value-type="float">
            <text:p>0.163918</text:p>
          </table:table-cell>
          <table:table-cell office:value-type="float" office:value="0.16" calcext:value-type="float">
            <text:p>0.16</text:p>
          </table:table-cell>
          <table:table-cell office:value-type="float" office:value="0.468422" calcext:value-type="float">
            <text:p>0.468422</text:p>
          </table:table-cell>
          <table:table-cell office:value-type="float" office:value="0.38" calcext:value-type="float">
            <text:p>0.38</text:p>
          </table:table-cell>
          <table:table-cell office:value-type="float" office:value="0.00636" calcext:value-type="float">
            <text:p>0.00636</text:p>
          </table:table-cell>
          <table:table-cell office:value-type="float" office:value="0.06" calcext:value-type="float">
            <text:p>0.06</text:p>
          </table:table-cell>
          <table:table-cell office:value-type="float" office:value="0.163709" calcext:value-type="float">
            <text:p>0.163709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47.619995" calcext:value-type="float">
            <text:p>347.619995</text:p>
          </table:table-cell>
          <table:table-cell office:value-type="float" office:value="70.039024" calcext:value-type="float">
            <text:p>70.039024</text:p>
          </table:table-cell>
          <table:table-cell office:value-type="string" calcext:value-type="string">
            <text:p>NA</text:p>
          </table:table-cell>
          <table:table-cell office:value-type="float" office:value="5.946653" calcext:value-type="float">
            <text:p>5.946653</text:p>
          </table:table-cell>
          <table:table-cell office:value-type="float" office:value="0.212253" calcext:value-type="float">
            <text:p>0.212253</text:p>
          </table:table-cell>
          <table:table-cell office:value-type="float" office:value="27.909063" calcext:value-type="float">
            <text:p>27.909063</text:p>
          </table:table-cell>
          <table:table-cell office:value-type="float" office:value="0.032584" calcext:value-type="float">
            <text:p>0.032584</text:p>
          </table:table-cell>
          <table:table-cell office:value-type="float" office:value="2.82642" calcext:value-type="float">
            <text:p>2.82642</text:p>
          </table:table-cell>
          <table:table-cell office:value-type="float" office:value="2.567982" calcext:value-type="float">
            <text:p>2.567982</text:p>
          </table:table-cell>
          <table:table-cell office:value-type="float" office:value="3.798051" calcext:value-type="float">
            <text:p>3.798051</text:p>
          </table:table-cell>
          <table:table-cell office:value-type="float" office:value="2.712893" calcext:value-type="float">
            <text:p>2.712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4658" calcext:value-type="float">
            <text:p>3.034658</text:p>
          </table:table-cell>
          <table:table-cell office:value-type="float" office:value="2.683267" calcext:value-type="float">
            <text:p>2.683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34" calcext:value-type="float">
            <text:p>0.07634</text:p>
          </table:table-cell>
          <table:table-cell office:value-type="float" office:value="0.032057" calcext:value-type="float">
            <text:p>0.032057</text:p>
          </table:table-cell>
          <table:table-cell office:value-type="float" office:value="1.585446" calcext:value-type="float">
            <text:p>1.585446</text:p>
          </table:table-cell>
          <table:table-cell office:value-type="float" office:value="1.759385" calcext:value-type="float">
            <text:p>1.759385</text:p>
          </table:table-cell>
          <table:table-cell office:value-type="float" office:value="0.021929" calcext:value-type="float">
            <text:p>0.021929</text:p>
          </table:table-cell>
          <table:table-cell office:value-type="float" office:value="0.005823" calcext:value-type="float">
            <text:p>0.005823</text:p>
          </table:table-cell>
          <table:table-cell office:value-type="float" office:value="2.251856" calcext:value-type="float">
            <text:p>2.251856</text:p>
          </table:table-cell>
          <table:table-cell office:value-type="float" office:value="2.404206" calcext:value-type="float">
            <text:p>2.4042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209039" calcext:value-type="float">
            <text:p>4.209039</text:p>
          </table:table-cell>
          <table:table-cell office:value-type="float" office:value="0.23586" calcext:value-type="float">
            <text:p>0.23586</text:p>
          </table:table-cell>
          <table:table-cell office:value-type="float" office:value="2.220613" calcext:value-type="float">
            <text:p>2.220613</text:p>
          </table:table-cell>
          <table:table-cell office:value-type="float" office:value="1.809504" calcext:value-type="float">
            <text:p>1.809504</text:p>
          </table:table-cell>
          <table:table-cell office:value-type="float" office:value="0.622478" calcext:value-type="float">
            <text:p>0.622478</text:p>
          </table:table-cell>
          <table:table-cell office:value-type="float" office:value="0.043833" calcext:value-type="float">
            <text:p>0.043833</text:p>
          </table:table-cell>
          <table:table-cell office:value-type="float" office:value="3.680812" calcext:value-type="float">
            <text:p>3.680812</text:p>
          </table:table-cell>
          <table:table-cell office:value-type="float" office:value="4.187927" calcext:value-type="float">
            <text:p>4.187927</text:p>
          </table:table-cell>
          <table:table-cell office:value-type="float" office:value="0.174032" calcext:value-type="float">
            <text:p>0.174032</text:p>
          </table:table-cell>
          <table:table-cell office:value-type="float" office:value="0.004411" calcext:value-type="float">
            <text:p>0.004411</text:p>
          </table:table-cell>
          <table:table-cell office:value-type="float" office:value="3.95449" calcext:value-type="float">
            <text:p>3.95449</text:p>
          </table:table-cell>
          <table:table-cell office:value-type="float" office:value="4.457591" calcext:value-type="float">
            <text:p>4.457591</text:p>
          </table:table-cell>
          <table:table-cell office:value-type="float" office:value="27.909063" calcext:value-type="float">
            <text:p>27.909063</text:p>
          </table:table-cell>
          <table:table-cell office:value-type="float" office:value="1.76" calcext:value-type="float">
            <text:p>1.76</text:p>
          </table:table-cell>
          <table:table-cell office:value-type="float" office:value="1.894004" calcext:value-type="float">
            <text:p>1.894004</text:p>
          </table:table-cell>
          <table:table-cell office:value-type="float" office:value="0" calcext:value-type="float">
            <text:p>0</text:p>
          </table:table-cell>
          <table:table-cell office:value-type="float" office:value="1.904047" calcext:value-type="float">
            <text:p>1.904047</text:p>
          </table:table-cell>
          <table:table-cell office:value-type="float" office:value="0" calcext:value-type="float">
            <text:p>0</text:p>
          </table:table-cell>
          <table:table-cell office:value-type="float" office:value="1.891847" calcext:value-type="float">
            <text:p>1.891847</text:p>
          </table:table-cell>
          <table:table-cell office:value-type="float" office:value="0" calcext:value-type="float">
            <text:p>0</text:p>
          </table:table-cell>
          <table:table-cell office:value-type="float" office:value="1.142811" calcext:value-type="float">
            <text:p>1.142811</text:p>
          </table:table-cell>
          <table:table-cell office:value-type="float" office:value="0" calcext:value-type="float">
            <text:p>0</text:p>
          </table:table-cell>
          <table:table-cell office:value-type="float" office:value="0.040221" calcext:value-type="float">
            <text:p>0.040221</text:p>
          </table:table-cell>
          <table:table-cell office:value-type="float" office:value="1.02" calcext:value-type="float">
            <text:p>1.02</text:p>
          </table:table-cell>
          <table:table-cell office:value-type="float" office:value="0.036119" calcext:value-type="float">
            <text:p>0.036119</text:p>
          </table:table-cell>
          <table:table-cell office:value-type="float" office:value="0.94" calcext:value-type="float">
            <text:p>0.94</text:p>
          </table:table-cell>
          <table:table-cell office:value-type="float" office:value="0.007053" calcext:value-type="float">
            <text:p>0.007053</text:p>
          </table:table-cell>
          <table:table-cell office:value-type="float" office:value="0.2" calcext:value-type="float">
            <text:p>0.2</text:p>
          </table:table-cell>
          <table:table-cell office:value-type="float" office:value="0.014876" calcext:value-type="float">
            <text:p>0.014876</text:p>
          </table:table-cell>
          <table:table-cell office:value-type="float" office:value="0.42" calcext:value-type="float">
            <text:p>0.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35715" calcext:value-type="float">
            <text:p>2.735715</text:p>
          </table:table-cell>
          <table:table-cell office:value-type="float" office:value="1.12" calcext:value-type="float">
            <text:p>1.12</text:p>
          </table:table-cell>
          <table:table-cell office:value-type="float" office:value="1.473323" calcext:value-type="float">
            <text:p>1.473323</text:p>
          </table:table-cell>
          <table:table-cell office:value-type="float" office:value="0.82" calcext:value-type="float">
            <text:p>0.82</text:p>
          </table:table-cell>
          <table:table-cell office:value-type="float" office:value="0.191452" calcext:value-type="float">
            <text:p>0.191452</text:p>
          </table:table-cell>
          <table:table-cell office:value-type="float" office:value="0.2" calcext:value-type="float">
            <text:p>0.2</text:p>
          </table:table-cell>
          <table:table-cell office:value-type="float" office:value="0.431026" calcext:value-type="float">
            <text:p>0.431026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4032" calcext:value-type="float">
            <text:p>0.17403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340.220001" calcext:value-type="float">
            <text:p>340.220001</text:p>
          </table:table-cell>
          <table:table-cell office:value-type="float" office:value="57.07399" calcext:value-type="float">
            <text:p>57.07399</text:p>
          </table:table-cell>
          <table:table-cell office:value-type="string" calcext:value-type="string">
            <text:p>NA</text:p>
          </table:table-cell>
          <table:table-cell office:value-type="float" office:value="6.003146" calcext:value-type="float">
            <text:p>6.003146</text:p>
          </table:table-cell>
          <table:table-cell office:value-type="float" office:value="0.224836" calcext:value-type="float">
            <text:p>0.224836</text:p>
          </table:table-cell>
          <table:table-cell office:value-type="float" office:value="27.520864" calcext:value-type="float">
            <text:p>27.520864</text:p>
          </table:table-cell>
          <table:table-cell office:value-type="float" office:value="0.032131" calcext:value-type="float">
            <text:p>0.032131</text:p>
          </table:table-cell>
          <table:table-cell office:value-type="float" office:value="2.272368" calcext:value-type="float">
            <text:p>2.272368</text:p>
          </table:table-cell>
          <table:table-cell office:value-type="float" office:value="1.855095" calcext:value-type="float">
            <text:p>1.855095</text:p>
          </table:table-cell>
          <table:table-cell office:value-type="float" office:value="3.784755" calcext:value-type="float">
            <text:p>3.784755</text:p>
          </table:table-cell>
          <table:table-cell office:value-type="float" office:value="2.703397" calcext:value-type="float">
            <text:p>2.703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1394" calcext:value-type="float">
            <text:p>3.011394</text:p>
          </table:table-cell>
          <table:table-cell office:value-type="float" office:value="2.663129" calcext:value-type="float">
            <text:p>2.663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022" calcext:value-type="float">
            <text:p>0.049022</text:p>
          </table:table-cell>
          <table:table-cell office:value-type="float" office:value="0.021417" calcext:value-type="float">
            <text:p>0.021417</text:p>
          </table:table-cell>
          <table:table-cell office:value-type="float" office:value="1.464726" calcext:value-type="float">
            <text:p>1.464726</text:p>
          </table:table-cell>
          <table:table-cell office:value-type="float" office:value="2.095954" calcext:value-type="float">
            <text:p>2.095954</text:p>
          </table:table-cell>
          <table:table-cell office:value-type="float" office:value="0.015549" calcext:value-type="float">
            <text:p>0.015549</text:p>
          </table:table-cell>
          <table:table-cell office:value-type="float" office:value="0.003938" calcext:value-type="float">
            <text:p>0.003938</text:p>
          </table:table-cell>
          <table:table-cell office:value-type="float" office:value="2.097424" calcext:value-type="float">
            <text:p>2.097424</text:p>
          </table:table-cell>
          <table:table-cell office:value-type="float" office:value="2.745381" calcext:value-type="float">
            <text:p>2.74538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46182" calcext:value-type="float">
            <text:p>3.46182</text:p>
          </table:table-cell>
          <table:table-cell office:value-type="float" office:value="0.199069" calcext:value-type="float">
            <text:p>0.199069</text:p>
          </table:table-cell>
          <table:table-cell office:value-type="float" office:value="2.100653" calcext:value-type="float">
            <text:p>2.100653</text:p>
          </table:table-cell>
          <table:table-cell office:value-type="float" office:value="1.96827" calcext:value-type="float">
            <text:p>1.96827</text:p>
          </table:table-cell>
          <table:table-cell office:value-type="float" office:value="0.741399" calcext:value-type="float">
            <text:p>0.741399</text:p>
          </table:table-cell>
          <table:table-cell office:value-type="float" office:value="0.051686" calcext:value-type="float">
            <text:p>0.051686</text:p>
          </table:table-cell>
          <table:table-cell office:value-type="float" office:value="4.026937" calcext:value-type="float">
            <text:p>4.026937</text:p>
          </table:table-cell>
          <table:table-cell office:value-type="float" office:value="4.033164" calcext:value-type="float">
            <text:p>4.033164</text:p>
          </table:table-cell>
          <table:table-cell office:value-type="float" office:value="0.196152" calcext:value-type="float">
            <text:p>0.196152</text:p>
          </table:table-cell>
          <table:table-cell office:value-type="float" office:value="0.004972" calcext:value-type="float">
            <text:p>0.004972</text:p>
          </table:table-cell>
          <table:table-cell office:value-type="float" office:value="4.375347" calcext:value-type="float">
            <text:p>4.375347</text:p>
          </table:table-cell>
          <table:table-cell office:value-type="float" office:value="4.729133" calcext:value-type="float">
            <text:p>4.729133</text:p>
          </table:table-cell>
          <table:table-cell office:value-type="float" office:value="27.520864" calcext:value-type="float">
            <text:p>27.520864</text:p>
          </table:table-cell>
          <table:table-cell office:value-type="float" office:value="1.92" calcext:value-type="float">
            <text:p>1.92</text:p>
          </table:table-cell>
          <table:table-cell office:value-type="float" office:value="1.900118" calcext:value-type="float">
            <text:p>1.900118</text:p>
          </table:table-cell>
          <table:table-cell office:value-type="float" office:value="0" calcext:value-type="float">
            <text:p>0</text:p>
          </table:table-cell>
          <table:table-cell office:value-type="float" office:value="1.884638" calcext:value-type="float">
            <text:p>1.884638</text:p>
          </table:table-cell>
          <table:table-cell office:value-type="float" office:value="0" calcext:value-type="float">
            <text:p>0</text:p>
          </table:table-cell>
          <table:table-cell office:value-type="float" office:value="1.876385" calcext:value-type="float">
            <text:p>1.876385</text:p>
          </table:table-cell>
          <table:table-cell office:value-type="float" office:value="0" calcext:value-type="float">
            <text:p>0</text:p>
          </table:table-cell>
          <table:table-cell office:value-type="float" office:value="1.135009" calcext:value-type="float">
            <text:p>1.135009</text:p>
          </table:table-cell>
          <table:table-cell office:value-type="float" office:value="0" calcext:value-type="float">
            <text:p>0</text:p>
          </table:table-cell>
          <table:table-cell office:value-type="float" office:value="0.027198" calcext:value-type="float">
            <text:p>0.027198</text:p>
          </table:table-cell>
          <table:table-cell office:value-type="float" office:value="0.8" calcext:value-type="float">
            <text:p>0.8</text:p>
          </table:table-cell>
          <table:table-cell office:value-type="float" office:value="0.021824" calcext:value-type="float">
            <text:p>0.021824</text:p>
          </table:table-cell>
          <table:table-cell office:value-type="float" office:value="0.6" calcext:value-type="float">
            <text:p>0.6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16" calcext:value-type="float">
            <text:p>0.16</text:p>
          </table:table-cell>
          <table:table-cell office:value-type="float" office:value="0.009899" calcext:value-type="float">
            <text:p>0.009899</text:p>
          </table:table-cell>
          <table:table-cell office:value-type="float" office:value="0.28" calcext:value-type="float">
            <text:p>0.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29095" calcext:value-type="float">
            <text:p>2.129095</text:p>
          </table:table-cell>
          <table:table-cell office:value-type="float" office:value="0.88" calcext:value-type="float">
            <text:p>0.88</text:p>
          </table:table-cell>
          <table:table-cell office:value-type="float" office:value="1.332725" calcext:value-type="float">
            <text:p>1.332725</text:p>
          </table:table-cell>
          <table:table-cell office:value-type="float" office:value="0.82" calcext:value-type="float">
            <text:p>0.82</text:p>
          </table:table-cell>
          <table:table-cell office:value-type="float" office:value="0.240435" calcext:value-type="float">
            <text:p>0.240435</text:p>
          </table:table-cell>
          <table:table-cell office:value-type="float" office:value="0.28" calcext:value-type="float">
            <text:p>0.28</text:p>
          </table:table-cell>
          <table:table-cell office:value-type="float" office:value="0.500963" calcext:value-type="float">
            <text:p>0.500963</text:p>
          </table:table-cell>
          <table:table-cell office:value-type="float" office:value="0.44" calcext:value-type="float">
            <text:p>0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6152" calcext:value-type="float">
            <text:p>0.196152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61.019989" calcext:value-type="float">
            <text:p>361.019989</text:p>
          </table:table-cell>
          <table:table-cell office:value-type="float" office:value="66.828285" calcext:value-type="float">
            <text:p>66.828285</text:p>
          </table:table-cell>
          <table:table-cell office:value-type="string" calcext:value-type="string">
            <text:p>NA</text:p>
          </table:table-cell>
          <table:table-cell office:value-type="float" office:value="5.922475" calcext:value-type="float">
            <text:p>5.922475</text:p>
          </table:table-cell>
          <table:table-cell office:value-type="float" office:value="0.249861" calcext:value-type="float">
            <text:p>0.249861</text:p>
          </table:table-cell>
          <table:table-cell office:value-type="float" office:value="34.860149" calcext:value-type="float">
            <text:p>34.860149</text:p>
          </table:table-cell>
          <table:table-cell office:value-type="float" office:value="0.0407" calcext:value-type="float">
            <text:p>0.0407</text:p>
          </table:table-cell>
          <table:table-cell office:value-type="float" office:value="2.069095" calcext:value-type="float">
            <text:p>2.069095</text:p>
          </table:table-cell>
          <table:table-cell office:value-type="float" office:value="1.395475" calcext:value-type="float">
            <text:p>1.395475</text:p>
          </table:table-cell>
          <table:table-cell office:value-type="float" office:value="3.786518" calcext:value-type="float">
            <text:p>3.786518</text:p>
          </table:table-cell>
          <table:table-cell office:value-type="float" office:value="2.704656" calcext:value-type="float">
            <text:p>2.704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1504" calcext:value-type="float">
            <text:p>2.991504</text:p>
          </table:table-cell>
          <table:table-cell office:value-type="float" office:value="2.647966" calcext:value-type="float">
            <text:p>2.647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013" calcext:value-type="float">
            <text:p>0.057013</text:p>
          </table:table-cell>
          <table:table-cell office:value-type="float" office:value="0.021045" calcext:value-type="float">
            <text:p>0.021045</text:p>
          </table:table-cell>
          <table:table-cell office:value-type="float" office:value="1.096224" calcext:value-type="float">
            <text:p>1.096224</text:p>
          </table:table-cell>
          <table:table-cell office:value-type="float" office:value="1.61795" calcext:value-type="float">
            <text:p>1.61795</text:p>
          </table:table-cell>
          <table:table-cell office:value-type="float" office:value="0.014824" calcext:value-type="float">
            <text:p>0.014824</text:p>
          </table:table-cell>
          <table:table-cell office:value-type="float" office:value="0.004297" calcext:value-type="float">
            <text:p>0.004297</text:p>
          </table:table-cell>
          <table:table-cell office:value-type="float" office:value="1.961308" calcext:value-type="float">
            <text:p>1.961308</text:p>
          </table:table-cell>
          <table:table-cell office:value-type="float" office:value="2.846728" calcext:value-type="float">
            <text:p>2.8467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392972" calcext:value-type="float">
            <text:p>3.392972</text:p>
          </table:table-cell>
          <table:table-cell office:value-type="float" office:value="0.195931" calcext:value-type="float">
            <text:p>0.195931</text:p>
          </table:table-cell>
          <table:table-cell office:value-type="float" office:value="1.632125" calcext:value-type="float">
            <text:p>1.632125</text:p>
          </table:table-cell>
          <table:table-cell office:value-type="float" office:value="1.919258" calcext:value-type="float">
            <text:p>1.919258</text:p>
          </table:table-cell>
          <table:table-cell office:value-type="float" office:value="0.766999" calcext:value-type="float">
            <text:p>0.766999</text:p>
          </table:table-cell>
          <table:table-cell office:value-type="float" office:value="0.0522" calcext:value-type="float">
            <text:p>0.0522</text:p>
          </table:table-cell>
          <table:table-cell office:value-type="float" office:value="3.216868" calcext:value-type="float">
            <text:p>3.216868</text:p>
          </table:table-cell>
          <table:table-cell office:value-type="float" office:value="3.195071" calcext:value-type="float">
            <text:p>3.195071</text:p>
          </table:table-cell>
          <table:table-cell office:value-type="float" office:value="0.119291" calcext:value-type="float">
            <text:p>0.119291</text:p>
          </table:table-cell>
          <table:table-cell office:value-type="float" office:value="0.003057" calcext:value-type="float">
            <text:p>0.003057</text:p>
          </table:table-cell>
          <table:table-cell office:value-type="float" office:value="2.724119" calcext:value-type="float">
            <text:p>2.724119</text:p>
          </table:table-cell>
          <table:table-cell office:value-type="float" office:value="3.546151" calcext:value-type="float">
            <text:p>3.546151</text:p>
          </table:table-cell>
          <table:table-cell office:value-type="float" office:value="34.860149" calcext:value-type="float">
            <text:p>34.860149</text:p>
          </table:table-cell>
          <table:table-cell office:value-type="float" office:value="2.28" calcext:value-type="float">
            <text:p>2.28</text:p>
          </table:table-cell>
          <table:table-cell office:value-type="float" office:value="1.875511" calcext:value-type="float">
            <text:p>1.875511</text:p>
          </table:table-cell>
          <table:table-cell office:value-type="float" office:value="0" calcext:value-type="float">
            <text:p>0</text:p>
          </table:table-cell>
          <table:table-cell office:value-type="float" office:value="1.911008" calcext:value-type="float">
            <text:p>1.911008</text:p>
          </table:table-cell>
          <table:table-cell office:value-type="float" office:value="0" calcext:value-type="float">
            <text:p>0</text:p>
          </table:table-cell>
          <table:table-cell office:value-type="float" office:value="1.858615" calcext:value-type="float">
            <text:p>1.858615</text:p>
          </table:table-cell>
          <table:table-cell office:value-type="float" office:value="0" calcext:value-type="float">
            <text:p>0</text:p>
          </table:table-cell>
          <table:table-cell office:value-type="float" office:value="1.132889" calcext:value-type="float">
            <text:p>1.132889</text:p>
          </table:table-cell>
          <table:table-cell office:value-type="float" office:value="0" calcext:value-type="float">
            <text:p>0</text:p>
          </table:table-cell>
          <table:table-cell office:value-type="float" office:value="0.02527" calcext:value-type="float">
            <text:p>0.02527</text:p>
          </table:table-cell>
          <table:table-cell office:value-type="float" office:value="0.66" calcext:value-type="float">
            <text:p>0.66</text:p>
          </table:table-cell>
          <table:table-cell office:value-type="float" office:value="0.031743" calcext:value-type="float">
            <text:p>0.031743</text:p>
          </table:table-cell>
          <table:table-cell office:value-type="float" office:value="0.88" calcext:value-type="float">
            <text:p>0.88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0.1" calcext:value-type="float">
            <text:p>0.1</text:p>
          </table:table-cell>
          <table:table-cell office:value-type="float" office:value="0.011289" calcext:value-type="float">
            <text:p>0.011289</text:p>
          </table:table-cell>
          <table:table-cell office:value-type="float" office:value="0.32" calcext:value-type="float">
            <text:p>0.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067183" calcext:value-type="float">
            <text:p>2.067183</text:p>
          </table:table-cell>
          <table:table-cell office:value-type="float" office:value="1.04" calcext:value-type="float">
            <text:p>1.04</text:p>
          </table:table-cell>
          <table:table-cell office:value-type="float" office:value="1.325788" calcext:value-type="float">
            <text:p>1.325788</text:p>
          </table:table-cell>
          <table:table-cell office:value-type="float" office:value="0.82" calcext:value-type="float">
            <text:p>0.82</text:p>
          </table:table-cell>
          <table:table-cell office:value-type="float" office:value="0.278985" calcext:value-type="float">
            <text:p>0.278985</text:p>
          </table:table-cell>
          <table:table-cell office:value-type="float" office:value="0.28" calcext:value-type="float">
            <text:p>0.28</text:p>
          </table:table-cell>
          <table:table-cell office:value-type="float" office:value="0.488014" calcext:value-type="float">
            <text:p>0.488014</text:p>
          </table:table-cell>
          <table:table-cell office:value-type="float" office:value="0.46" calcext:value-type="float">
            <text:p>0.46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2" calcext:value-type="float">
            <text:p>0.02</text:p>
          </table:table-cell>
          <table:table-cell office:value-type="float" office:value="0.117171" calcext:value-type="float">
            <text:p>0.11717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54.079987" calcext:value-type="float">
            <text:p>354.079987</text:p>
          </table:table-cell>
          <table:table-cell office:value-type="float" office:value="72.782272" calcext:value-type="float">
            <text:p>72.782272</text:p>
          </table:table-cell>
          <table:table-cell office:value-type="string" calcext:value-type="string">
            <text:p>NA</text:p>
          </table:table-cell>
          <table:table-cell office:value-type="float" office:value="5.943336" calcext:value-type="float">
            <text:p>5.943336</text:p>
          </table:table-cell>
          <table:table-cell office:value-type="float" office:value="0.245124" calcext:value-type="float">
            <text:p>0.245124</text:p>
          </table:table-cell>
          <table:table-cell office:value-type="float" office:value="35.172031" calcext:value-type="float">
            <text:p>35.172031</text:p>
          </table:table-cell>
          <table:table-cell office:value-type="float" office:value="0.041064" calcext:value-type="float">
            <text:p>0.041064</text:p>
          </table:table-cell>
          <table:table-cell office:value-type="float" office:value="2.370018" calcext:value-type="float">
            <text:p>2.370018</text:p>
          </table:table-cell>
          <table:table-cell office:value-type="float" office:value="1.450879" calcext:value-type="float">
            <text:p>1.450879</text:p>
          </table:table-cell>
          <table:table-cell office:value-type="float" office:value="3.750122" calcext:value-type="float">
            <text:p>3.750122</text:p>
          </table:table-cell>
          <table:table-cell office:value-type="float" office:value="2.678659" calcext:value-type="float">
            <text:p>2.678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2386" calcext:value-type="float">
            <text:p>3.012386</text:p>
          </table:table-cell>
          <table:table-cell office:value-type="float" office:value="2.667255" calcext:value-type="float">
            <text:p>2.667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791" calcext:value-type="float">
            <text:p>0.060791</text:p>
          </table:table-cell>
          <table:table-cell office:value-type="float" office:value="0.019456" calcext:value-type="float">
            <text:p>0.019456</text:p>
          </table:table-cell>
          <table:table-cell office:value-type="float" office:value="0.880307" calcext:value-type="float">
            <text:p>0.880307</text:p>
          </table:table-cell>
          <table:table-cell office:value-type="float" office:value="1.208034" calcext:value-type="float">
            <text:p>1.208034</text:p>
          </table:table-cell>
          <table:table-cell office:value-type="float" office:value="0.021148" calcext:value-type="float">
            <text:p>0.021148</text:p>
          </table:table-cell>
          <table:table-cell office:value-type="float" office:value="0.006366" calcext:value-type="float">
            <text:p>0.006366</text:p>
          </table:table-cell>
          <table:table-cell office:value-type="float" office:value="1.520983" calcext:value-type="float">
            <text:p>1.520983</text:p>
          </table:table-cell>
          <table:table-cell office:value-type="float" office:value="2.577814" calcext:value-type="float">
            <text:p>2.5778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570487" calcext:value-type="float">
            <text:p>3.570487</text:p>
          </table:table-cell>
          <table:table-cell office:value-type="float" office:value="0.216149" calcext:value-type="float">
            <text:p>0.216149</text:p>
          </table:table-cell>
          <table:table-cell office:value-type="float" office:value="1.41203" calcext:value-type="float">
            <text:p>1.41203</text:p>
          </table:table-cell>
          <table:table-cell office:value-type="float" office:value="1.501719" calcext:value-type="float">
            <text:p>1.501719</text:p>
          </table:table-cell>
          <table:table-cell office:value-type="float" office:value="0.882669" calcext:value-type="float">
            <text:p>0.882669</text:p>
          </table:table-cell>
          <table:table-cell office:value-type="float" office:value="0.063314" calcext:value-type="float">
            <text:p>0.063314</text:p>
          </table:table-cell>
          <table:table-cell office:value-type="float" office:value="2.719188" calcext:value-type="float">
            <text:p>2.719188</text:p>
          </table:table-cell>
          <table:table-cell office:value-type="float" office:value="2.751937" calcext:value-type="float">
            <text:p>2.751937</text:p>
          </table:table-cell>
          <table:table-cell office:value-type="float" office:value="0.08736" calcext:value-type="float">
            <text:p>0.08736</text:p>
          </table:table-cell>
          <table:table-cell office:value-type="float" office:value="0.002349" calcext:value-type="float">
            <text:p>0.002349</text:p>
          </table:table-cell>
          <table:table-cell office:value-type="float" office:value="3.341998" calcext:value-type="float">
            <text:p>3.341998</text:p>
          </table:table-cell>
          <table:table-cell office:value-type="float" office:value="4.431437" calcext:value-type="float">
            <text:p>4.431437</text:p>
          </table:table-cell>
          <table:table-cell office:value-type="float" office:value="35.172031" calcext:value-type="float">
            <text:p>35.172031</text:p>
          </table:table-cell>
          <table:table-cell office:value-type="float" office:value="2.46" calcext:value-type="float">
            <text:p>2.46</text:p>
          </table:table-cell>
          <table:table-cell office:value-type="float" office:value="1.857853" calcext:value-type="float">
            <text:p>1.857853</text:p>
          </table:table-cell>
          <table:table-cell office:value-type="float" office:value="0" calcext:value-type="float">
            <text:p>0</text:p>
          </table:table-cell>
          <table:table-cell office:value-type="float" office:value="1.892269" calcext:value-type="float">
            <text:p>1.892269</text:p>
          </table:table-cell>
          <table:table-cell office:value-type="float" office:value="0" calcext:value-type="float">
            <text:p>0</text:p>
          </table:table-cell>
          <table:table-cell office:value-type="float" office:value="1.869804" calcext:value-type="float">
            <text:p>1.869804</text:p>
          </table:table-cell>
          <table:table-cell office:value-type="float" office:value="0" calcext:value-type="float">
            <text:p>0</text:p>
          </table:table-cell>
          <table:table-cell office:value-type="float" office:value="1.142582" calcext:value-type="float">
            <text:p>1.142582</text:p>
          </table:table-cell>
          <table:table-cell office:value-type="float" office:value="0" calcext:value-type="float">
            <text:p>0</text:p>
          </table:table-cell>
          <table:table-cell office:value-type="float" office:value="0.02203" calcext:value-type="float">
            <text:p>0.02203</text:p>
          </table:table-cell>
          <table:table-cell office:value-type="float" office:value="0.54" calcext:value-type="float">
            <text:p>0.54</text:p>
          </table:table-cell>
          <table:table-cell office:value-type="float" office:value="0.038761" calcext:value-type="float">
            <text:p>0.038761</text:p>
          </table:table-cell>
          <table:table-cell office:value-type="float" office:value="1.04" calcext:value-type="float">
            <text:p>1.04</text:p>
          </table:table-cell>
          <table:table-cell office:value-type="float" office:value="0.004238" calcext:value-type="float">
            <text:p>0.004238</text:p>
          </table:table-cell>
          <table:table-cell office:value-type="float" office:value="0.12" calcext:value-type="float">
            <text:p>0.12</text:p>
          </table:table-cell>
          <table:table-cell office:value-type="float" office:value="0.016911" calcext:value-type="float">
            <text:p>0.016911</text:p>
          </table:table-cell>
          <table:table-cell office:value-type="float" office:value="0.48" calcext:value-type="float">
            <text:p>0.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938005" calcext:value-type="float">
            <text:p>1.938005</text:p>
          </table:table-cell>
          <table:table-cell office:value-type="float" office:value="1.1" calcext:value-type="float">
            <text:p>1.1</text:p>
          </table:table-cell>
          <table:table-cell office:value-type="float" office:value="1.632481" calcext:value-type="float">
            <text:p>1.632481</text:p>
          </table:table-cell>
          <table:table-cell office:value-type="float" office:value="1.12" calcext:value-type="float">
            <text:p>1.12</text:p>
          </table:table-cell>
          <table:table-cell office:value-type="float" office:value="0.243856" calcext:value-type="float">
            <text:p>0.243856</text:p>
          </table:table-cell>
          <table:table-cell office:value-type="float" office:value="0.22" calcext:value-type="float">
            <text:p>0.22</text:p>
          </table:table-cell>
          <table:table-cell office:value-type="float" office:value="0.638813" calcext:value-type="float">
            <text:p>0.638813</text:p>
          </table:table-cell>
          <table:table-cell office:value-type="float" office:value="0.56" calcext:value-type="float">
            <text:p>0.56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08" calcext:value-type="float">
            <text:p>0.08</text:p>
          </table:table-cell>
          <table:table-cell office:value-type="float" office:value="0.07888" calcext:value-type="float">
            <text:p>0.078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58.040009" calcext:value-type="float">
            <text:p>358.040009</text:p>
          </table:table-cell>
          <table:table-cell office:value-type="float" office:value="59.255917" calcext:value-type="float">
            <text:p>59.255917</text:p>
          </table:table-cell>
          <table:table-cell office:value-type="string" calcext:value-type="string">
            <text:p>NA</text:p>
          </table:table-cell>
          <table:table-cell office:value-type="float" office:value="6.074567" calcext:value-type="float">
            <text:p>6.074567</text:p>
          </table:table-cell>
          <table:table-cell office:value-type="float" office:value="0.259726" calcext:value-type="float">
            <text:p>0.259726</text:p>
          </table:table-cell>
          <table:table-cell office:value-type="float" office:value="41.517971" calcext:value-type="float">
            <text:p>41.517971</text:p>
          </table:table-cell>
          <table:table-cell office:value-type="float" office:value="0.048473" calcext:value-type="float">
            <text:p>0.048473</text:p>
          </table:table-cell>
          <table:table-cell office:value-type="float" office:value="2.396363" calcext:value-type="float">
            <text:p>2.396363</text:p>
          </table:table-cell>
          <table:table-cell office:value-type="float" office:value="1.438728" calcext:value-type="float">
            <text:p>1.438728</text:p>
          </table:table-cell>
          <table:table-cell office:value-type="float" office:value="3.774308" calcext:value-type="float">
            <text:p>3.774308</text:p>
          </table:table-cell>
          <table:table-cell office:value-type="float" office:value="2.695934" calcext:value-type="float">
            <text:p>2.695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3383" calcext:value-type="float">
            <text:p>2.973383</text:p>
          </table:table-cell>
          <table:table-cell office:value-type="float" office:value="2.631169" calcext:value-type="float">
            <text:p>2.631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149" calcext:value-type="float">
            <text:p>0.064149</text:p>
          </table:table-cell>
          <table:table-cell office:value-type="float" office:value="0.023947" calcext:value-type="float">
            <text:p>0.023947</text:p>
          </table:table-cell>
          <table:table-cell office:value-type="float" office:value="1.165612" calcext:value-type="float">
            <text:p>1.165612</text:p>
          </table:table-cell>
          <table:table-cell office:value-type="float" office:value="1.982209" calcext:value-type="float">
            <text:p>1.982209</text:p>
          </table:table-cell>
          <table:table-cell office:value-type="float" office:value="0.023994" calcext:value-type="float">
            <text:p>0.023994</text:p>
          </table:table-cell>
          <table:table-cell office:value-type="float" office:value="0.007804" calcext:value-type="float">
            <text:p>0.007804</text:p>
          </table:table-cell>
          <table:table-cell office:value-type="float" office:value="1.802107" calcext:value-type="float">
            <text:p>1.802107</text:p>
          </table:table-cell>
          <table:table-cell office:value-type="float" office:value="2.224115" calcext:value-type="float">
            <text:p>2.2241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024293" calcext:value-type="float">
            <text:p>4.024293</text:p>
          </table:table-cell>
          <table:table-cell office:value-type="float" office:value="0.232907" calcext:value-type="float">
            <text:p>0.232907</text:p>
          </table:table-cell>
          <table:table-cell office:value-type="float" office:value="1.595058" calcext:value-type="float">
            <text:p>1.595058</text:p>
          </table:table-cell>
          <table:table-cell office:value-type="float" office:value="1.446859" calcext:value-type="float">
            <text:p>1.446859</text:p>
          </table:table-cell>
          <table:table-cell office:value-type="float" office:value="1.029165" calcext:value-type="float">
            <text:p>1.029165</text:p>
          </table:table-cell>
          <table:table-cell office:value-type="float" office:value="0.070634" calcext:value-type="float">
            <text:p>0.070634</text:p>
          </table:table-cell>
          <table:table-cell office:value-type="float" office:value="4.026633" calcext:value-type="float">
            <text:p>4.026633</text:p>
          </table:table-cell>
          <table:table-cell office:value-type="float" office:value="3.940067" calcext:value-type="float">
            <text:p>3.940067</text:p>
          </table:table-cell>
          <table:table-cell office:value-type="float" office:value="0.08312" calcext:value-type="float">
            <text:p>0.08312</text:p>
          </table:table-cell>
          <table:table-cell office:value-type="float" office:value="0.002174" calcext:value-type="float">
            <text:p>0.002174</text:p>
          </table:table-cell>
          <table:table-cell office:value-type="float" office:value="4.394228" calcext:value-type="float">
            <text:p>4.394228</text:p>
          </table:table-cell>
          <table:table-cell office:value-type="float" office:value="4.721216" calcext:value-type="float">
            <text:p>4.721216</text:p>
          </table:table-cell>
          <table:table-cell office:value-type="float" office:value="41.517971" calcext:value-type="float">
            <text:p>41.517971</text:p>
          </table:table-cell>
          <table:table-cell office:value-type="float" office:value="1.94" calcext:value-type="float">
            <text:p>1.94</text:p>
          </table:table-cell>
          <table:table-cell office:value-type="float" office:value="1.883212" calcext:value-type="float">
            <text:p>1.883212</text:p>
          </table:table-cell>
          <table:table-cell office:value-type="float" office:value="0" calcext:value-type="float">
            <text:p>0</text:p>
          </table:table-cell>
          <table:table-cell office:value-type="float" office:value="1.891096" calcext:value-type="float">
            <text:p>1.891096</text:p>
          </table:table-cell>
          <table:table-cell office:value-type="float" office:value="0" calcext:value-type="float">
            <text:p>0</text:p>
          </table:table-cell>
          <table:table-cell office:value-type="float" office:value="1.849032" calcext:value-type="float">
            <text:p>1.849032</text:p>
          </table:table-cell>
          <table:table-cell office:value-type="float" office:value="0" calcext:value-type="float">
            <text:p>0</text:p>
          </table:table-cell>
          <table:table-cell office:value-type="float" office:value="1.124351" calcext:value-type="float">
            <text:p>1.124351</text:p>
          </table:table-cell>
          <table:table-cell office:value-type="float" office:value="0" calcext:value-type="float">
            <text:p>0</text:p>
          </table:table-cell>
          <table:table-cell office:value-type="float" office:value="0.028874" calcext:value-type="float">
            <text:p>0.028874</text:p>
          </table:table-cell>
          <table:table-cell office:value-type="float" office:value="0.68" calcext:value-type="float">
            <text:p>0.68</text:p>
          </table:table-cell>
          <table:table-cell office:value-type="float" office:value="0.035275" calcext:value-type="float">
            <text:p>0.035275</text:p>
          </table:table-cell>
          <table:table-cell office:value-type="float" office:value="0.9" calcext:value-type="float">
            <text:p>0.9</text:p>
          </table:table-cell>
          <table:table-cell office:value-type="float" office:value="0.002825" calcext:value-type="float">
            <text:p>0.002825</text:p>
          </table:table-cell>
          <table:table-cell office:value-type="float" office:value="0.08" calcext:value-type="float">
            <text:p>0.08</text:p>
          </table:table-cell>
          <table:table-cell office:value-type="float" office:value="0.021169" calcext:value-type="float">
            <text:p>0.021169</text:p>
          </table:table-cell>
          <table:table-cell office:value-type="float" office:value="0.6" calcext:value-type="float">
            <text:p>0.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39452" calcext:value-type="float">
            <text:p>2.439452</text:p>
          </table:table-cell>
          <table:table-cell office:value-type="float" office:value="1.4" calcext:value-type="float">
            <text:p>1.4</text:p>
          </table:table-cell>
          <table:table-cell office:value-type="float" office:value="1.584841" calcext:value-type="float">
            <text:p>1.584841</text:p>
          </table:table-cell>
          <table:table-cell office:value-type="float" office:value="1.2" calcext:value-type="float">
            <text:p>1.2</text:p>
          </table:table-cell>
          <table:table-cell office:value-type="float" office:value="0.360266" calcext:value-type="float">
            <text:p>0.360266</text:p>
          </table:table-cell>
          <table:table-cell office:value-type="float" office:value="0.4" calcext:value-type="float">
            <text:p>0.4</text:p>
          </table:table-cell>
          <table:table-cell office:value-type="float" office:value="0.668899" calcext:value-type="float">
            <text:p>0.668899</text:p>
          </table:table-cell>
          <table:table-cell office:value-type="float" office:value="0.62" calcext:value-type="float">
            <text:p>0.62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.04" calcext:value-type="float">
            <text:p>0.04</text:p>
          </table:table-cell>
          <table:table-cell office:value-type="float" office:value="0.07888" calcext:value-type="float">
            <text:p>0.078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65.619995" calcext:value-type="float">
            <text:p>365.619995</text:p>
          </table:table-cell>
          <table:table-cell office:value-type="float" office:value="62.359684" calcext:value-type="float">
            <text:p>62.359684</text:p>
          </table:table-cell>
          <table:table-cell office:value-type="string" calcext:value-type="string">
            <text:p>NA</text:p>
          </table:table-cell>
          <table:table-cell office:value-type="float" office:value="5.990561" calcext:value-type="float">
            <text:p>5.990561</text:p>
          </table:table-cell>
          <table:table-cell office:value-type="float" office:value="0.207269" calcext:value-type="float">
            <text:p>0.207269</text:p>
          </table:table-cell>
          <table:table-cell office:value-type="float" office:value="48.155052" calcext:value-type="float">
            <text:p>48.155052</text:p>
          </table:table-cell>
          <table:table-cell office:value-type="float" office:value="0.056222" calcext:value-type="float">
            <text:p>0.056222</text:p>
          </table:table-cell>
          <table:table-cell office:value-type="float" office:value="2.587643" calcext:value-type="float">
            <text:p>2.587643</text:p>
          </table:table-cell>
          <table:table-cell office:value-type="float" office:value="1.572297" calcext:value-type="float">
            <text:p>1.572297</text:p>
          </table:table-cell>
          <table:table-cell office:value-type="float" office:value="3.789679" calcext:value-type="float">
            <text:p>3.789679</text:p>
          </table:table-cell>
          <table:table-cell office:value-type="float" office:value="2.706913" calcext:value-type="float">
            <text:p>2.706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3489" calcext:value-type="float">
            <text:p>3.003489</text:p>
          </table:table-cell>
          <table:table-cell office:value-type="float" office:value="2.658273" calcext:value-type="float">
            <text:p>2.658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911" calcext:value-type="float">
            <text:p>0.083911</text:p>
          </table:table-cell>
          <table:table-cell office:value-type="float" office:value="0.029725" calcext:value-type="float">
            <text:p>0.029725</text:p>
          </table:table-cell>
          <table:table-cell office:value-type="float" office:value="0.979794" calcext:value-type="float">
            <text:p>0.979794</text:p>
          </table:table-cell>
          <table:table-cell office:value-type="float" office:value="1.548035" calcext:value-type="float">
            <text:p>1.548035</text:p>
          </table:table-cell>
          <table:table-cell office:value-type="float" office:value="0.026831" calcext:value-type="float">
            <text:p>0.026831</text:p>
          </table:table-cell>
          <table:table-cell office:value-type="float" office:value="0.008619" calcext:value-type="float">
            <text:p>0.008619</text:p>
          </table:table-cell>
          <table:table-cell office:value-type="float" office:value="1.430655" calcext:value-type="float">
            <text:p>1.430655</text:p>
          </table:table-cell>
          <table:table-cell office:value-type="float" office:value="1.729395" calcext:value-type="float">
            <text:p>1.7293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467242" calcext:value-type="float">
            <text:p>4.467242</text:p>
          </table:table-cell>
          <table:table-cell office:value-type="float" office:value="0.256662" calcext:value-type="float">
            <text:p>0.256662</text:p>
          </table:table-cell>
          <table:table-cell office:value-type="float" office:value="1.494905" calcext:value-type="float">
            <text:p>1.494905</text:p>
          </table:table-cell>
          <table:table-cell office:value-type="float" office:value="1.408431" calcext:value-type="float">
            <text:p>1.408431</text:p>
          </table:table-cell>
          <table:table-cell office:value-type="float" office:value="1.167289" calcext:value-type="float">
            <text:p>1.167289</text:p>
          </table:table-cell>
          <table:table-cell office:value-type="float" office:value="0.083075" calcext:value-type="float">
            <text:p>0.083075</text:p>
          </table:table-cell>
          <table:table-cell office:value-type="float" office:value="3.465703" calcext:value-type="float">
            <text:p>3.465703</text:p>
          </table:table-cell>
          <table:table-cell office:value-type="float" office:value="2.949925" calcext:value-type="float">
            <text:p>2.949925</text:p>
          </table:table-cell>
          <table:table-cell office:value-type="float" office:value="0.11216" calcext:value-type="float">
            <text:p>0.11216</text:p>
          </table:table-cell>
          <table:table-cell office:value-type="float" office:value="0.002877" calcext:value-type="float">
            <text:p>0.002877</text:p>
          </table:table-cell>
          <table:table-cell office:value-type="float" office:value="4.584141" calcext:value-type="float">
            <text:p>4.584141</text:p>
          </table:table-cell>
          <table:table-cell office:value-type="float" office:value="4.405517" calcext:value-type="float">
            <text:p>4.405517</text:p>
          </table:table-cell>
          <table:table-cell office:value-type="float" office:value="48.155048" calcext:value-type="float">
            <text:p>48.155048</text:p>
          </table:table-cell>
          <table:table-cell office:value-type="float" office:value="1.88" calcext:value-type="float">
            <text:p>1.88</text:p>
          </table:table-cell>
          <table:table-cell office:value-type="float" office:value="1.893758" calcext:value-type="float">
            <text:p>1.893758</text:p>
          </table:table-cell>
          <table:table-cell office:value-type="float" office:value="0" calcext:value-type="float">
            <text:p>0</text:p>
          </table:table-cell>
          <table:table-cell office:value-type="float" office:value="1.895921" calcext:value-type="float">
            <text:p>1.895921</text:p>
          </table:table-cell>
          <table:table-cell office:value-type="float" office:value="0" calcext:value-type="float">
            <text:p>0</text:p>
          </table:table-cell>
          <table:table-cell office:value-type="float" office:value="1.866731" calcext:value-type="float">
            <text:p>1.866731</text:p>
          </table:table-cell>
          <table:table-cell office:value-type="float" office:value="0" calcext:value-type="float">
            <text:p>0</text:p>
          </table:table-cell>
          <table:table-cell office:value-type="float" office:value="1.136758" calcext:value-type="float">
            <text:p>1.136758</text:p>
          </table:table-cell>
          <table:table-cell office:value-type="float" office:value="0" calcext:value-type="float">
            <text:p>0</text:p>
          </table:table-cell>
          <table:table-cell office:value-type="float" office:value="0.035134" calcext:value-type="float">
            <text:p>0.035134</text:p>
          </table:table-cell>
          <table:table-cell office:value-type="float" office:value="0.84" calcext:value-type="float">
            <text:p>0.84</text:p>
          </table:table-cell>
          <table:table-cell office:value-type="float" office:value="0.048777" calcext:value-type="float">
            <text:p>0.048777</text:p>
          </table:table-cell>
          <table:table-cell office:value-type="float" office:value="1.26" calcext:value-type="float">
            <text:p>1.26</text:p>
          </table:table-cell>
          <table:table-cell office:value-type="float" office:value="0.003525" calcext:value-type="float">
            <text:p>0.003525</text:p>
          </table:table-cell>
          <table:table-cell office:value-type="float" office:value="0.1" calcext:value-type="float">
            <text:p>0.1</text:p>
          </table:table-cell>
          <table:table-cell office:value-type="float" office:value="0.023306" calcext:value-type="float">
            <text:p>0.023306</text:p>
          </table:table-cell>
          <table:table-cell office:value-type="float" office:value="0.66" calcext:value-type="float">
            <text:p>0.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52759" calcext:value-type="float">
            <text:p>2.752759</text:p>
          </table:table-cell>
          <table:table-cell office:value-type="float" office:value="1.38" calcext:value-type="float">
            <text:p>1.38</text:p>
          </table:table-cell>
          <table:table-cell office:value-type="float" office:value="1.714483" calcext:value-type="float">
            <text:p>1.714483</text:p>
          </table:table-cell>
          <table:table-cell office:value-type="float" office:value="1.12" calcext:value-type="float">
            <text:p>1.12</text:p>
          </table:table-cell>
          <table:table-cell office:value-type="float" office:value="0.338086" calcext:value-type="float">
            <text:p>0.338086</text:p>
          </table:table-cell>
          <table:table-cell office:value-type="float" office:value="0.32" calcext:value-type="float">
            <text:p>0.32</text:p>
          </table:table-cell>
          <table:table-cell office:value-type="float" office:value="0.829203" calcext:value-type="float">
            <text:p>0.829203</text:p>
          </table:table-cell>
          <table:table-cell office:value-type="float" office:value="0.78" calcext:value-type="float">
            <text:p>0.78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2" calcext:value-type="float">
            <text:p>0.02</text:p>
          </table:table-cell>
          <table:table-cell office:value-type="float" office:value="0.11004" calcext:value-type="float">
            <text:p>0.1100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43.019989" calcext:value-type="float">
            <text:p>343.019989</text:p>
          </table:table-cell>
          <table:table-cell office:value-type="float" office:value="69.45105" calcext:value-type="float">
            <text:p>69.45105</text:p>
          </table:table-cell>
          <table:table-cell office:value-type="string" calcext:value-type="string">
            <text:p>NA</text:p>
          </table:table-cell>
          <table:table-cell office:value-type="float" office:value="5.998995" calcext:value-type="float">
            <text:p>5.998995</text:p>
          </table:table-cell>
          <table:table-cell office:value-type="float" office:value="0.242265" calcext:value-type="float">
            <text:p>0.242265</text:p>
          </table:table-cell>
          <table:table-cell office:value-type="float" office:value="41.212246" calcext:value-type="float">
            <text:p>41.212246</text:p>
          </table:table-cell>
          <table:table-cell office:value-type="float" office:value="0.048116" calcext:value-type="float">
            <text:p>0.048116</text:p>
          </table:table-cell>
          <table:table-cell office:value-type="float" office:value="3.250308" calcext:value-type="float">
            <text:p>3.250308</text:p>
          </table:table-cell>
          <table:table-cell office:value-type="float" office:value="2.61729" calcext:value-type="float">
            <text:p>2.61729</text:p>
          </table:table-cell>
          <table:table-cell office:value-type="float" office:value="3.814609" calcext:value-type="float">
            <text:p>3.814609</text:p>
          </table:table-cell>
          <table:table-cell office:value-type="float" office:value="2.724721" calcext:value-type="float">
            <text:p>2.724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68351" calcext:value-type="float">
            <text:p>2.968351</text:p>
          </table:table-cell>
          <table:table-cell office:value-type="float" office:value="2.630735" calcext:value-type="float">
            <text:p>2.630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364" calcext:value-type="float">
            <text:p>0.103364</text:p>
          </table:table-cell>
          <table:table-cell office:value-type="float" office:value="0.038573" calcext:value-type="float">
            <text:p>0.038573</text:p>
          </table:table-cell>
          <table:table-cell office:value-type="float" office:value="0.933375" calcext:value-type="float">
            <text:p>0.933375</text:p>
          </table:table-cell>
          <table:table-cell office:value-type="float" office:value="1.477628" calcext:value-type="float">
            <text:p>1.477628</text:p>
          </table:table-cell>
          <table:table-cell office:value-type="float" office:value="0.031806" calcext:value-type="float">
            <text:p>0.031806</text:p>
          </table:table-cell>
          <table:table-cell office:value-type="float" office:value="0.010203" calcext:value-type="float">
            <text:p>0.010203</text:p>
          </table:table-cell>
          <table:table-cell office:value-type="float" office:value="1.495677" calcext:value-type="float">
            <text:p>1.495677</text:p>
          </table:table-cell>
          <table:table-cell office:value-type="float" office:value="1.418408" calcext:value-type="float">
            <text:p>1.4184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948361" calcext:value-type="float">
            <text:p>3.948361</text:p>
          </table:table-cell>
          <table:table-cell office:value-type="float" office:value="0.239224" calcext:value-type="float">
            <text:p>0.239224</text:p>
          </table:table-cell>
          <table:table-cell office:value-type="float" office:value="1.579844" calcext:value-type="float">
            <text:p>1.579844</text:p>
          </table:table-cell>
          <table:table-cell office:value-type="float" office:value="1.339278" calcext:value-type="float">
            <text:p>1.339278</text:p>
          </table:table-cell>
          <table:table-cell office:value-type="float" office:value="1.05339" calcext:value-type="float">
            <text:p>1.05339</text:p>
          </table:table-cell>
          <table:table-cell office:value-type="float" office:value="0.076345" calcext:value-type="float">
            <text:p>0.076345</text:p>
          </table:table-cell>
          <table:table-cell office:value-type="float" office:value="3.803031" calcext:value-type="float">
            <text:p>3.803031</text:p>
          </table:table-cell>
          <table:table-cell office:value-type="float" office:value="3.474127" calcext:value-type="float">
            <text:p>3.474127</text:p>
          </table:table-cell>
          <table:table-cell office:value-type="float" office:value="0.08177" calcext:value-type="float">
            <text:p>0.08177</text:p>
          </table:table-cell>
          <table:table-cell office:value-type="float" office:value="0.002073" calcext:value-type="float">
            <text:p>0.002073</text:p>
          </table:table-cell>
          <table:table-cell office:value-type="float" office:value="4.66031" calcext:value-type="float">
            <text:p>4.66031</text:p>
          </table:table-cell>
          <table:table-cell office:value-type="float" office:value="7.2137" calcext:value-type="float">
            <text:p>7.2137</text:p>
          </table:table-cell>
          <table:table-cell office:value-type="float" office:value="41.212246" calcext:value-type="float">
            <text:p>41.212246</text:p>
          </table:table-cell>
          <table:table-cell office:value-type="float" office:value="1.78" calcext:value-type="float">
            <text:p>1.78</text:p>
          </table:table-cell>
          <table:table-cell office:value-type="float" office:value="1.906878" calcext:value-type="float">
            <text:p>1.906878</text:p>
          </table:table-cell>
          <table:table-cell office:value-type="float" office:value="0" calcext:value-type="float">
            <text:p>0</text:p>
          </table:table-cell>
          <table:table-cell office:value-type="float" office:value="1.907731" calcext:value-type="float">
            <text:p>1.907731</text:p>
          </table:table-cell>
          <table:table-cell office:value-type="float" office:value="0" calcext:value-type="float">
            <text:p>0</text:p>
          </table:table-cell>
          <table:table-cell office:value-type="float" office:value="1.836997" calcext:value-type="float">
            <text:p>1.836997</text:p>
          </table:table-cell>
          <table:table-cell office:value-type="float" office:value="0" calcext:value-type="float">
            <text:p>0</text:p>
          </table:table-cell>
          <table:table-cell office:value-type="float" office:value="1.131354" calcext:value-type="float">
            <text:p>1.131354</text:p>
          </table:table-cell>
          <table:table-cell office:value-type="float" office:value="0" calcext:value-type="float">
            <text:p>0</text:p>
          </table:table-cell>
          <table:table-cell office:value-type="float" office:value="0.046502" calcext:value-type="float">
            <text:p>0.046502</text:p>
          </table:table-cell>
          <table:table-cell office:value-type="float" office:value="1" calcext:value-type="float">
            <text:p>1</text:p>
          </table:table-cell>
          <table:table-cell office:value-type="float" office:value="0.056863" calcext:value-type="float">
            <text:p>0.056863</text:p>
          </table:table-cell>
          <table:table-cell office:value-type="float" office:value="1.28" calcext:value-type="float">
            <text:p>1.28</text:p>
          </table:table-cell>
          <table:table-cell office:value-type="float" office:value="0.004228" calcext:value-type="float">
            <text:p>0.004228</text:p>
          </table:table-cell>
          <table:table-cell office:value-type="float" office:value="0.12" calcext:value-type="float">
            <text:p>0.12</text:p>
          </table:table-cell>
          <table:table-cell office:value-type="float" office:value="0.027577" calcext:value-type="float">
            <text:p>0.027577</text:p>
          </table:table-cell>
          <table:table-cell office:value-type="float" office:value="0.78" calcext:value-type="float">
            <text:p>0.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38384" calcext:value-type="float">
            <text:p>2.138384</text:p>
          </table:table-cell>
          <table:table-cell office:value-type="float" office:value="1.06" calcext:value-type="float">
            <text:p>1.06</text:p>
          </table:table-cell>
          <table:table-cell office:value-type="float" office:value="1.809978" calcext:value-type="float">
            <text:p>1.809978</text:p>
          </table:table-cell>
          <table:table-cell office:value-type="float" office:value="1.14" calcext:value-type="float">
            <text:p>1.14</text:p>
          </table:table-cell>
          <table:table-cell office:value-type="float" office:value="0.272339" calcext:value-type="float">
            <text:p>0.272339</text:p>
          </table:table-cell>
          <table:table-cell office:value-type="float" office:value="0.26" calcext:value-type="float">
            <text:p>0.26</text:p>
          </table:table-cell>
          <table:table-cell office:value-type="float" office:value="0.781051" calcext:value-type="float">
            <text:p>0.781051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77" calcext:value-type="float">
            <text:p>0.0817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52.600006" calcext:value-type="float">
            <text:p>352.600006</text:p>
          </table:table-cell>
          <table:table-cell office:value-type="float" office:value="68.509201" calcext:value-type="float">
            <text:p>68.509201</text:p>
          </table:table-cell>
          <table:table-cell office:value-type="string" calcext:value-type="string">
            <text:p>NA</text:p>
          </table:table-cell>
          <table:table-cell office:value-type="float" office:value="5.922824" calcext:value-type="float">
            <text:p>5.922824</text:p>
          </table:table-cell>
          <table:table-cell office:value-type="float" office:value="0.258461" calcext:value-type="float">
            <text:p>0.258461</text:p>
          </table:table-cell>
          <table:table-cell office:value-type="float" office:value="26.813341" calcext:value-type="float">
            <text:p>26.813341</text:p>
          </table:table-cell>
          <table:table-cell office:value-type="float" office:value="0.031305" calcext:value-type="float">
            <text:p>0.031305</text:p>
          </table:table-cell>
          <table:table-cell office:value-type="float" office:value="3.008605" calcext:value-type="float">
            <text:p>3.008605</text:p>
          </table:table-cell>
          <table:table-cell office:value-type="float" office:value="2.660583" calcext:value-type="float">
            <text:p>2.660583</text:p>
          </table:table-cell>
          <table:table-cell office:value-type="float" office:value="3.817155" calcext:value-type="float">
            <text:p>3.817155</text:p>
          </table:table-cell>
          <table:table-cell office:value-type="float" office:value="2.726539" calcext:value-type="float">
            <text:p>2.726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9319" calcext:value-type="float">
            <text:p>2.989319</text:p>
          </table:table-cell>
          <table:table-cell office:value-type="float" office:value="2.644918" calcext:value-type="float">
            <text:p>2.644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76" calcext:value-type="float">
            <text:p>0.07676</text:p>
          </table:table-cell>
          <table:table-cell office:value-type="float" office:value="0.032471" calcext:value-type="float">
            <text:p>0.032471</text:p>
          </table:table-cell>
          <table:table-cell office:value-type="float" office:value="2.095444" calcext:value-type="float">
            <text:p>2.095444</text:p>
          </table:table-cell>
          <table:table-cell office:value-type="float" office:value="3.364244" calcext:value-type="float">
            <text:p>3.364244</text:p>
          </table:table-cell>
          <table:table-cell office:value-type="float" office:value="0.026135" calcext:value-type="float">
            <text:p>0.026135</text:p>
          </table:table-cell>
          <table:table-cell office:value-type="float" office:value="0.008576" calcext:value-type="float">
            <text:p>0.008576</text:p>
          </table:table-cell>
          <table:table-cell office:value-type="float" office:value="2.613822" calcext:value-type="float">
            <text:p>2.613822</text:p>
          </table:table-cell>
          <table:table-cell office:value-type="float" office:value="3.145835" calcext:value-type="float">
            <text:p>3.1458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998024" calcext:value-type="float">
            <text:p>4.998024</text:p>
          </table:table-cell>
          <table:table-cell office:value-type="float" office:value="0.300213" calcext:value-type="float">
            <text:p>0.300213</text:p>
          </table:table-cell>
          <table:table-cell office:value-type="float" office:value="1.828104" calcext:value-type="float">
            <text:p>1.828104</text:p>
          </table:table-cell>
          <table:table-cell office:value-type="float" office:value="1.603508" calcext:value-type="float">
            <text:p>1.603508</text:p>
          </table:table-cell>
          <table:table-cell office:value-type="float" office:value="0.479639" calcext:value-type="float">
            <text:p>0.479639</text:p>
          </table:table-cell>
          <table:table-cell office:value-type="float" office:value="0.034903" calcext:value-type="float">
            <text:p>0.034903</text:p>
          </table:table-cell>
          <table:table-cell office:value-type="float" office:value="4.512777" calcext:value-type="float">
            <text:p>4.512777</text:p>
          </table:table-cell>
          <table:table-cell office:value-type="float" office:value="4.25897" calcext:value-type="float">
            <text:p>4.25897</text:p>
          </table:table-cell>
          <table:table-cell office:value-type="float" office:value="0.063413" calcext:value-type="float">
            <text:p>0.063413</text:p>
          </table:table-cell>
          <table:table-cell office:value-type="float" office:value="0.001675" calcext:value-type="float">
            <text:p>0.001675</text:p>
          </table:table-cell>
          <table:table-cell office:value-type="float" office:value="3.850153" calcext:value-type="float">
            <text:p>3.850153</text:p>
          </table:table-cell>
          <table:table-cell office:value-type="float" office:value="6.565651" calcext:value-type="float">
            <text:p>6.565651</text:p>
          </table:table-cell>
          <table:table-cell office:value-type="float" office:value="26.813341" calcext:value-type="float">
            <text:p>26.813341</text:p>
          </table:table-cell>
          <table:table-cell office:value-type="float" office:value="1.72" calcext:value-type="float">
            <text:p>1.72</text:p>
          </table:table-cell>
          <table:table-cell office:value-type="float" office:value="1.909947" calcext:value-type="float">
            <text:p>1.909947</text:p>
          </table:table-cell>
          <table:table-cell office:value-type="float" office:value="0" calcext:value-type="float">
            <text:p>0</text:p>
          </table:table-cell>
          <table:table-cell office:value-type="float" office:value="1.907208" calcext:value-type="float">
            <text:p>1.907208</text:p>
          </table:table-cell>
          <table:table-cell office:value-type="float" office:value="0" calcext:value-type="float">
            <text:p>0</text:p>
          </table:table-cell>
          <table:table-cell office:value-type="float" office:value="1.859725" calcext:value-type="float">
            <text:p>1.859725</text:p>
          </table:table-cell>
          <table:table-cell office:value-type="float" office:value="0" calcext:value-type="float">
            <text:p>0</text:p>
          </table:table-cell>
          <table:table-cell office:value-type="float" office:value="1.129594" calcext:value-type="float">
            <text:p>1.129594</text:p>
          </table:table-cell>
          <table:table-cell office:value-type="float" office:value="0" calcext:value-type="float">
            <text:p>0</text:p>
          </table:table-cell>
          <table:table-cell office:value-type="float" office:value="0.040834" calcext:value-type="float">
            <text:p>0.040834</text:p>
          </table:table-cell>
          <table:table-cell office:value-type="float" office:value="1.12" calcext:value-type="float">
            <text:p>1.12</text:p>
          </table:table-cell>
          <table:table-cell office:value-type="float" office:value="0.035925" calcext:value-type="float">
            <text:p>0.035925</text:p>
          </table:table-cell>
          <table:table-cell office:value-type="float" office:value="0.84" calcext:value-type="float">
            <text:p>0.84</text:p>
          </table:table-cell>
          <table:table-cell office:value-type="float" office:value="0.002816" calcext:value-type="float">
            <text:p>0.002816</text:p>
          </table:table-cell>
          <table:table-cell office:value-type="float" office:value="0.08" calcext:value-type="float">
            <text:p>0.08</text:p>
          </table:table-cell>
          <table:table-cell office:value-type="float" office:value="0.023319" calcext:value-type="float">
            <text:p>0.023319</text:p>
          </table:table-cell>
          <table:table-cell office:value-type="float" office:value="0.66" calcext:value-type="float">
            <text:p>0.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68954" calcext:value-type="float">
            <text:p>2.768954</text:p>
          </table:table-cell>
          <table:table-cell office:value-type="float" office:value="1.4" calcext:value-type="float">
            <text:p>1.4</text:p>
          </table:table-cell>
          <table:table-cell office:value-type="float" office:value="2.229069" calcext:value-type="float">
            <text:p>2.229069</text:p>
          </table:table-cell>
          <table:table-cell office:value-type="float" office:value="1.32" calcext:value-type="float">
            <text:p>1.32</text:p>
          </table:table-cell>
          <table:table-cell office:value-type="float" office:value="0.120651" calcext:value-type="float">
            <text:p>0.120651</text:p>
          </table:table-cell>
          <table:table-cell office:value-type="float" office:value="0.16" calcext:value-type="float">
            <text:p>0.16</text:p>
          </table:table-cell>
          <table:table-cell office:value-type="float" office:value="0.358988" calcext:value-type="float">
            <text:p>0.358988</text:p>
          </table:table-cell>
          <table:table-cell office:value-type="float" office:value="0.3" calcext:value-type="float">
            <text:p>0.3</text:p>
          </table:table-cell>
          <table:table-cell office:value-type="float" office:value="0.004253" calcext:value-type="float">
            <text:p>0.004253</text:p>
          </table:table-cell>
          <table:table-cell office:value-type="float" office:value="0.04" calcext:value-type="float">
            <text:p>0.04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46.940002" calcext:value-type="float">
            <text:p>346.940002</text:p>
          </table:table-cell>
          <table:table-cell office:value-type="float" office:value="58.871498" calcext:value-type="float">
            <text:p>58.871498</text:p>
          </table:table-cell>
          <table:table-cell office:value-type="string" calcext:value-type="string">
            <text:p>NA</text:p>
          </table:table-cell>
          <table:table-cell office:value-type="float" office:value="5.967674" calcext:value-type="float">
            <text:p>5.967674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30.854351" calcext:value-type="float">
            <text:p>30.854351</text:p>
          </table:table-cell>
          <table:table-cell office:value-type="float" office:value="0.036023" calcext:value-type="float">
            <text:p>0.036023</text:p>
          </table:table-cell>
          <table:table-cell office:value-type="float" office:value="2.313115" calcext:value-type="float">
            <text:p>2.313115</text:p>
          </table:table-cell>
          <table:table-cell office:value-type="float" office:value="2.03478" calcext:value-type="float">
            <text:p>2.03478</text:p>
          </table:table-cell>
          <table:table-cell office:value-type="float" office:value="3.752784" calcext:value-type="float">
            <text:p>3.752784</text:p>
          </table:table-cell>
          <table:table-cell office:value-type="float" office:value="2.68056" calcext:value-type="float">
            <text:p>2.68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3962" calcext:value-type="float">
            <text:p>3.023962</text:p>
          </table:table-cell>
          <table:table-cell office:value-type="float" office:value="2.679098" calcext:value-type="float">
            <text:p>2.679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991" calcext:value-type="float">
            <text:p>0.065991</text:p>
          </table:table-cell>
          <table:table-cell office:value-type="float" office:value="0.02521" calcext:value-type="float">
            <text:p>0.02521</text:p>
          </table:table-cell>
          <table:table-cell office:value-type="float" office:value="2.209919" calcext:value-type="float">
            <text:p>2.209919</text:p>
          </table:table-cell>
          <table:table-cell office:value-type="float" office:value="3.434051" calcext:value-type="float">
            <text:p>3.434051</text:p>
          </table:table-cell>
          <table:table-cell office:value-type="float" office:value="0.019785" calcext:value-type="float">
            <text:p>0.019785</text:p>
          </table:table-cell>
          <table:table-cell office:value-type="float" office:value="0.005881" calcext:value-type="float">
            <text:p>0.005881</text:p>
          </table:table-cell>
          <table:table-cell office:value-type="float" office:value="2.726192" calcext:value-type="float">
            <text:p>2.726192</text:p>
          </table:table-cell>
          <table:table-cell office:value-type="float" office:value="3.805405" calcext:value-type="float">
            <text:p>3.8054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271491" calcext:value-type="float">
            <text:p>5.271491</text:p>
          </table:table-cell>
          <table:table-cell office:value-type="float" office:value="0.311276" calcext:value-type="float">
            <text:p>0.311276</text:p>
          </table:table-cell>
          <table:table-cell office:value-type="float" office:value="2.39563" calcext:value-type="float">
            <text:p>2.39563</text:p>
          </table:table-cell>
          <table:table-cell office:value-type="float" office:value="1.666769" calcext:value-type="float">
            <text:p>1.666769</text:p>
          </table:table-cell>
          <table:table-cell office:value-type="float" office:value="0.391132" calcext:value-type="float">
            <text:p>0.391132</text:p>
          </table:table-cell>
          <table:table-cell office:value-type="float" office:value="0.029331" calcext:value-type="float">
            <text:p>0.029331</text:p>
          </table:table-cell>
          <table:table-cell office:value-type="float" office:value="4.743921" calcext:value-type="float">
            <text:p>4.743921</text:p>
          </table:table-cell>
          <table:table-cell office:value-type="float" office:value="4.370807" calcext:value-type="float">
            <text:p>4.370807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002499" calcext:value-type="float">
            <text:p>0.002499</text:p>
          </table:table-cell>
          <table:table-cell office:value-type="float" office:value="1.870025" calcext:value-type="float">
            <text:p>1.870025</text:p>
          </table:table-cell>
          <table:table-cell office:value-type="float" office:value="3.218934" calcext:value-type="float">
            <text:p>3.218934</text:p>
          </table:table-cell>
          <table:table-cell office:value-type="float" office:value="30.854351" calcext:value-type="float">
            <text:p>30.854351</text:p>
          </table:table-cell>
          <table:table-cell office:value-type="float" office:value="1.94" calcext:value-type="float">
            <text:p>1.94</text:p>
          </table:table-cell>
          <table:table-cell office:value-type="float" office:value="1.865625" calcext:value-type="float">
            <text:p>1.865625</text:p>
          </table:table-cell>
          <table:table-cell office:value-type="float" office:value="0" calcext:value-type="float">
            <text:p>0</text:p>
          </table:table-cell>
          <table:table-cell office:value-type="float" office:value="1.887159" calcext:value-type="float">
            <text:p>1.887159</text:p>
          </table:table-cell>
          <table:table-cell office:value-type="float" office:value="0" calcext:value-type="float">
            <text:p>0</text:p>
          </table:table-cell>
          <table:table-cell office:value-type="float" office:value="1.87346" calcext:value-type="float">
            <text:p>1.87346</text:p>
          </table:table-cell>
          <table:table-cell office:value-type="float" office:value="0" calcext:value-type="float">
            <text:p>0</text:p>
          </table:table-cell>
          <table:table-cell office:value-type="float" office:value="1.150503" calcext:value-type="float">
            <text:p>1.150503</text:p>
          </table:table-cell>
          <table:table-cell office:value-type="float" office:value="0" calcext:value-type="float">
            <text:p>0</text:p>
          </table:table-cell>
          <table:table-cell office:value-type="float" office:value="0.03065" calcext:value-type="float">
            <text:p>0.03065</text:p>
          </table:table-cell>
          <table:table-cell office:value-type="float" office:value="0.86" calcext:value-type="float">
            <text:p>0.86</text:p>
          </table:table-cell>
          <table:table-cell office:value-type="float" office:value="0.035342" calcext:value-type="float">
            <text:p>0.035342</text:p>
          </table:table-cell>
          <table:table-cell office:value-type="float" office:value="0.88" calcext:value-type="float">
            <text:p>0.88</text:p>
          </table:table-cell>
          <table:table-cell office:value-type="float" office:value="0.004222" calcext:value-type="float">
            <text:p>0.004222</text:p>
          </table:table-cell>
          <table:table-cell office:value-type="float" office:value="0.12" calcext:value-type="float">
            <text:p>0.12</text:p>
          </table:table-cell>
          <table:table-cell office:value-type="float" office:value="0.015563" calcext:value-type="float">
            <text:p>0.015563</text:p>
          </table:table-cell>
          <table:table-cell office:value-type="float" office:value="0.44" calcext:value-type="float">
            <text:p>0.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048178" calcext:value-type="float">
            <text:p>3.048178</text:p>
          </table:table-cell>
          <table:table-cell office:value-type="float" office:value="1.3" calcext:value-type="float">
            <text:p>1.3</text:p>
          </table:table-cell>
          <table:table-cell office:value-type="float" office:value="2.223313" calcext:value-type="float">
            <text:p>2.223313</text:p>
          </table:table-cell>
          <table:table-cell office:value-type="float" office:value="1.32" calcext:value-type="float">
            <text:p>1.32</text:p>
          </table:table-cell>
          <table:table-cell office:value-type="float" office:value="0.077697" calcext:value-type="float">
            <text:p>0.077697</text:p>
          </table:table-cell>
          <table:table-cell office:value-type="float" office:value="0.1" calcext:value-type="float">
            <text:p>0.1</text:p>
          </table:table-cell>
          <table:table-cell office:value-type="float" office:value="0.313435" calcext:value-type="float">
            <text:p>0.313435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47.019989" calcext:value-type="float">
            <text:p>347.019989</text:p>
          </table:table-cell>
          <table:table-cell office:value-type="float" office:value="69.04612" calcext:value-type="float">
            <text:p>69.04612</text:p>
          </table:table-cell>
          <table:table-cell office:value-type="string" calcext:value-type="string">
            <text:p>NA</text:p>
          </table:table-cell>
          <table:table-cell office:value-type="float" office:value="6.023317" calcext:value-type="float">
            <text:p>6.023317</text:p>
          </table:table-cell>
          <table:table-cell office:value-type="float" office:value="0.263037" calcext:value-type="float">
            <text:p>0.263037</text:p>
          </table:table-cell>
          <table:table-cell office:value-type="float" office:value="31.129547" calcext:value-type="float">
            <text:p>31.129547</text:p>
          </table:table-cell>
          <table:table-cell office:value-type="float" office:value="0.036344" calcext:value-type="float">
            <text:p>0.036344</text:p>
          </table:table-cell>
          <table:table-cell office:value-type="float" office:value="2.427299" calcext:value-type="float">
            <text:p>2.427299</text:p>
          </table:table-cell>
          <table:table-cell office:value-type="float" office:value="1.876841" calcext:value-type="float">
            <text:p>1.876841</text:p>
          </table:table-cell>
          <table:table-cell office:value-type="float" office:value="3.744665" calcext:value-type="float">
            <text:p>3.744665</text:p>
          </table:table-cell>
          <table:table-cell office:value-type="float" office:value="2.674761" calcext:value-type="float">
            <text:p>2.674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0499" calcext:value-type="float">
            <text:p>2.990499</text:p>
          </table:table-cell>
          <table:table-cell office:value-type="float" office:value="2.658912" calcext:value-type="float">
            <text:p>2.658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544" calcext:value-type="float">
            <text:p>0.052544</text:p>
          </table:table-cell>
          <table:table-cell office:value-type="float" office:value="0.023451" calcext:value-type="float">
            <text:p>0.023451</text:p>
          </table:table-cell>
          <table:table-cell office:value-type="float" office:value="1.429893" calcext:value-type="float">
            <text:p>1.429893</text:p>
          </table:table-cell>
          <table:table-cell office:value-type="float" office:value="1.92926" calcext:value-type="float">
            <text:p>1.92926</text:p>
          </table:table-cell>
          <table:table-cell office:value-type="float" office:value="0.021877" calcext:value-type="float">
            <text:p>0.021877</text:p>
          </table:table-cell>
          <table:table-cell office:value-type="float" office:value="0.005393" calcext:value-type="float">
            <text:p>0.005393</text:p>
          </table:table-cell>
          <table:table-cell office:value-type="float" office:value="1.555027" calcext:value-type="float">
            <text:p>1.555027</text:p>
          </table:table-cell>
          <table:table-cell office:value-type="float" office:value="1.676163" calcext:value-type="float">
            <text:p>1.6761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600205" calcext:value-type="float">
            <text:p>5.600205</text:p>
          </table:table-cell>
          <table:table-cell office:value-type="float" office:value="0.326463" calcext:value-type="float">
            <text:p>0.326463</text:p>
          </table:table-cell>
          <table:table-cell office:value-type="float" office:value="2.221998" calcext:value-type="float">
            <text:p>2.221998</text:p>
          </table:table-cell>
          <table:table-cell office:value-type="float" office:value="1.689754" calcext:value-type="float">
            <text:p>1.689754</text:p>
          </table:table-cell>
          <table:table-cell office:value-type="float" office:value="0.687988" calcext:value-type="float">
            <text:p>0.687988</text:p>
          </table:table-cell>
          <table:table-cell office:value-type="float" office:value="0.046317" calcext:value-type="float">
            <text:p>0.046317</text:p>
          </table:table-cell>
          <table:table-cell office:value-type="float" office:value="4.657191" calcext:value-type="float">
            <text:p>4.657191</text:p>
          </table:table-cell>
          <table:table-cell office:value-type="float" office:value="3.997129" calcext:value-type="float">
            <text:p>3.997129</text:p>
          </table:table-cell>
          <table:table-cell office:value-type="float" office:value="0.06128" calcext:value-type="float">
            <text:p>0.06128</text:p>
          </table:table-cell>
          <table:table-cell office:value-type="float" office:value="0.001587" calcext:value-type="float">
            <text:p>0.001587</text:p>
          </table:table-cell>
          <table:table-cell office:value-type="float" office:value="3.306743" calcext:value-type="float">
            <text:p>3.306743</text:p>
          </table:table-cell>
          <table:table-cell office:value-type="float" office:value="4.50967" calcext:value-type="float">
            <text:p>4.50967</text:p>
          </table:table-cell>
          <table:table-cell office:value-type="float" office:value="31.129547" calcext:value-type="float">
            <text:p>31.129547</text:p>
          </table:table-cell>
          <table:table-cell office:value-type="float" office:value="2.14" calcext:value-type="float">
            <text:p>2.14</text:p>
          </table:table-cell>
          <table:table-cell office:value-type="float" office:value="1.87931" calcext:value-type="float">
            <text:p>1.87931</text:p>
          </table:table-cell>
          <table:table-cell office:value-type="float" office:value="0" calcext:value-type="float">
            <text:p>0</text:p>
          </table:table-cell>
          <table:table-cell office:value-type="float" office:value="1.865354" calcext:value-type="float">
            <text:p>1.865354</text:p>
          </table:table-cell>
          <table:table-cell office:value-type="float" office:value="0" calcext:value-type="float">
            <text:p>0</text:p>
          </table:table-cell>
          <table:table-cell office:value-type="float" office:value="1.831757" calcext:value-type="float">
            <text:p>1.831757</text:p>
          </table:table-cell>
          <table:table-cell office:value-type="float" office:value="0" calcext:value-type="float">
            <text:p>0</text:p>
          </table:table-cell>
          <table:table-cell office:value-type="float" office:value="1.158741" calcext:value-type="float">
            <text:p>1.158741</text:p>
          </table:table-cell>
          <table:table-cell office:value-type="float" office:value="0" calcext:value-type="float">
            <text:p>0</text:p>
          </table:table-cell>
          <table:table-cell office:value-type="float" office:value="0.029967" calcext:value-type="float">
            <text:p>0.029967</text:p>
          </table:table-cell>
          <table:table-cell office:value-type="float" office:value="0.8" calcext:value-type="float">
            <text:p>0.8</text:p>
          </table:table-cell>
          <table:table-cell office:value-type="float" office:value="0.022577" calcext:value-type="float">
            <text:p>0.022577</text:p>
          </table:table-cell>
          <table:table-cell office:value-type="float" office:value="0.62" calcext:value-type="float">
            <text:p>0.62</text:p>
          </table:table-cell>
          <table:table-cell office:value-type="float" office:value="0.008456" calcext:value-type="float">
            <text:p>0.008456</text:p>
          </table:table-cell>
          <table:table-cell office:value-type="float" office:value="0.24" calcext:value-type="float">
            <text:p>0.24</text:p>
          </table:table-cell>
          <table:table-cell office:value-type="float" office:value="0.01342" calcext:value-type="float">
            <text:p>0.01342</text:p>
          </table:table-cell>
          <table:table-cell office:value-type="float" office:value="0.38" calcext:value-type="float">
            <text:p>0.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338805" calcext:value-type="float">
            <text:p>3.338805</text:p>
          </table:table-cell>
          <table:table-cell office:value-type="float" office:value="1.28" calcext:value-type="float">
            <text:p>1.28</text:p>
          </table:table-cell>
          <table:table-cell office:value-type="float" office:value="2.2614" calcext:value-type="float">
            <text:p>2.2614</text:p>
          </table:table-cell>
          <table:table-cell office:value-type="float" office:value="1.32" calcext:value-type="float">
            <text:p>1.32</text:p>
          </table:table-cell>
          <table:table-cell office:value-type="float" office:value="0.262283" calcext:value-type="float">
            <text:p>0.262283</text:p>
          </table:table-cell>
          <table:table-cell office:value-type="float" office:value="0.32" calcext:value-type="float">
            <text:p>0.32</text:p>
          </table:table-cell>
          <table:table-cell office:value-type="float" office:value="0.425705" calcext:value-type="float">
            <text:p>0.425705</text:p>
          </table:table-cell>
          <table:table-cell office:value-type="float" office:value="0.4" calcext:value-type="float">
            <text:p>0.4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2" calcext:value-type="float">
            <text:p>0.02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61.179993" calcext:value-type="float">
            <text:p>361.179993</text:p>
          </table:table-cell>
          <table:table-cell office:value-type="float" office:value="65.14621" calcext:value-type="float">
            <text:p>65.14621</text:p>
          </table:table-cell>
          <table:table-cell office:value-type="string" calcext:value-type="string">
            <text:p>NA</text:p>
          </table:table-cell>
          <table:table-cell office:value-type="float" office:value="5.993299" calcext:value-type="float">
            <text:p>5.993299</text:p>
          </table:table-cell>
          <table:table-cell office:value-type="float" office:value="0.240408" calcext:value-type="float">
            <text:p>0.240408</text:p>
          </table:table-cell>
          <table:table-cell office:value-type="float" office:value="32.208042" calcext:value-type="float">
            <text:p>32.208042</text:p>
          </table:table-cell>
          <table:table-cell office:value-type="float" office:value="0.037603" calcext:value-type="float">
            <text:p>0.037603</text:p>
          </table:table-cell>
          <table:table-cell office:value-type="float" office:value="2.382383" calcext:value-type="float">
            <text:p>2.382383</text:p>
          </table:table-cell>
          <table:table-cell office:value-type="float" office:value="2.014742" calcext:value-type="float">
            <text:p>2.014742</text:p>
          </table:table-cell>
          <table:table-cell office:value-type="float" office:value="3.759333" calcext:value-type="float">
            <text:p>3.759333</text:p>
          </table:table-cell>
          <table:table-cell office:value-type="float" office:value="2.685238" calcext:value-type="float">
            <text:p>2.685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8905" calcext:value-type="float">
            <text:p>2.978905</text:p>
          </table:table-cell>
          <table:table-cell office:value-type="float" office:value="2.648447" calcext:value-type="float">
            <text:p>2.648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957" calcext:value-type="float">
            <text:p>0.052957</text:p>
          </table:table-cell>
          <table:table-cell office:value-type="float" office:value="0.023288" calcext:value-type="float">
            <text:p>0.023288</text:p>
          </table:table-cell>
          <table:table-cell office:value-type="float" office:value="1.328783" calcext:value-type="float">
            <text:p>1.328783</text:p>
          </table:table-cell>
          <table:table-cell office:value-type="float" office:value="1.778027" calcext:value-type="float">
            <text:p>1.778027</text:p>
          </table:table-cell>
          <table:table-cell office:value-type="float" office:value="0.024021" calcext:value-type="float">
            <text:p>0.024021</text:p>
          </table:table-cell>
          <table:table-cell office:value-type="float" office:value="0.004918" calcext:value-type="float">
            <text:p>0.004918</text:p>
          </table:table-cell>
          <table:table-cell office:value-type="float" office:value="1.669263" calcext:value-type="float">
            <text:p>1.669263</text:p>
          </table:table-cell>
          <table:table-cell office:value-type="float" office:value="1.632951" calcext:value-type="float">
            <text:p>1.6329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908977" calcext:value-type="float">
            <text:p>3.908977</text:p>
          </table:table-cell>
          <table:table-cell office:value-type="float" office:value="0.234895" calcext:value-type="float">
            <text:p>0.234895</text:p>
          </table:table-cell>
          <table:table-cell office:value-type="float" office:value="2.31468" calcext:value-type="float">
            <text:p>2.31468</text:p>
          </table:table-cell>
          <table:table-cell office:value-type="float" office:value="1.86946" calcext:value-type="float">
            <text:p>1.86946</text:p>
          </table:table-cell>
          <table:table-cell office:value-type="float" office:value="0.674754" calcext:value-type="float">
            <text:p>0.674754</text:p>
          </table:table-cell>
          <table:table-cell office:value-type="float" office:value="0.044126" calcext:value-type="float">
            <text:p>0.044126</text:p>
          </table:table-cell>
          <table:table-cell office:value-type="float" office:value="4.913062" calcext:value-type="float">
            <text:p>4.913062</text:p>
          </table:table-cell>
          <table:table-cell office:value-type="float" office:value="4.482427" calcext:value-type="float">
            <text:p>4.482427</text:p>
          </table:table-cell>
          <table:table-cell office:value-type="float" office:value="0.027487" calcext:value-type="float">
            <text:p>0.027487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3.522302" calcext:value-type="float">
            <text:p>3.522302</text:p>
          </table:table-cell>
          <table:table-cell office:value-type="float" office:value="5.607428" calcext:value-type="float">
            <text:p>5.607428</text:p>
          </table:table-cell>
          <table:table-cell office:value-type="float" office:value="32.208042" calcext:value-type="float">
            <text:p>32.208042</text:p>
          </table:table-cell>
          <table:table-cell office:value-type="float" office:value="2.2" calcext:value-type="float">
            <text:p>2.2</text:p>
          </table:table-cell>
          <table:table-cell office:value-type="float" office:value="1.875665" calcext:value-type="float">
            <text:p>1.875665</text:p>
          </table:table-cell>
          <table:table-cell office:value-type="float" office:value="0" calcext:value-type="float">
            <text:p>0</text:p>
          </table:table-cell>
          <table:table-cell office:value-type="float" office:value="1.883668" calcext:value-type="float">
            <text:p>1.883668</text:p>
          </table:table-cell>
          <table:table-cell office:value-type="float" office:value="0" calcext:value-type="float">
            <text:p>0</text:p>
          </table:table-cell>
          <table:table-cell office:value-type="float" office:value="1.825004" calcext:value-type="float">
            <text:p>1.825004</text:p>
          </table:table-cell>
          <table:table-cell office:value-type="float" office:value="0" calcext:value-type="float">
            <text:p>0</text:p>
          </table:table-cell>
          <table:table-cell office:value-type="float" office:value="1.153901" calcext:value-type="float">
            <text:p>1.153901</text:p>
          </table:table-cell>
          <table:table-cell office:value-type="float" office:value="0" calcext:value-type="float">
            <text:p>0</text:p>
          </table:table-cell>
          <table:table-cell office:value-type="float" office:value="0.029631" calcext:value-type="float">
            <text:p>0.029631</text:p>
          </table:table-cell>
          <table:table-cell office:value-type="float" office:value="0.82" calcext:value-type="float">
            <text:p>0.82</text:p>
          </table:table-cell>
          <table:table-cell office:value-type="float" office:value="0.023326" calcext:value-type="float">
            <text:p>0.023326</text:p>
          </table:table-cell>
          <table:table-cell office:value-type="float" office:value="0.66" calcext:value-type="float">
            <text:p>0.66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36" calcext:value-type="float">
            <text:p>0.36</text:p>
          </table:table-cell>
          <table:table-cell office:value-type="float" office:value="0.011311" calcext:value-type="float">
            <text:p>0.011311</text:p>
          </table:table-cell>
          <table:table-cell office:value-type="float" office:value="0.32" calcext:value-type="float">
            <text:p>0.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63301" calcext:value-type="float">
            <text:p>2.163301</text:p>
          </table:table-cell>
          <table:table-cell office:value-type="float" office:value="0.8" calcext:value-type="float">
            <text:p>0.8</text:p>
          </table:table-cell>
          <table:table-cell office:value-type="float" office:value="1.745675" calcext:value-type="float">
            <text:p>1.745675</text:p>
          </table:table-cell>
          <table:table-cell office:value-type="float" office:value="0.94" calcext:value-type="float">
            <text:p>0.94</text:p>
          </table:table-cell>
          <table:table-cell office:value-type="float" office:value="0.288197" calcext:value-type="float">
            <text:p>0.288197</text:p>
          </table:table-cell>
          <table:table-cell office:value-type="float" office:value="0.3" calcext:value-type="float">
            <text:p>0.3</text:p>
          </table:table-cell>
          <table:table-cell office:value-type="float" office:value="0.386557" calcext:value-type="float">
            <text:p>0.386557</text:p>
          </table:table-cell>
          <table:table-cell office:value-type="float" office:value="0.38" calcext:value-type="float">
            <text:p>0.38</text:p>
          </table:table-cell>
          <table:table-cell office:value-type="float" office:value="0.007767" calcext:value-type="float">
            <text:p>0.007767</text:p>
          </table:table-cell>
          <table:table-cell office:value-type="float" office:value="0.06" calcext:value-type="float">
            <text:p>0.06</text:p>
          </table:table-cell>
          <table:table-cell office:value-type="float" office:value="0.01972" calcext:value-type="float">
            <text:p>0.0197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61.160004" calcext:value-type="float">
            <text:p>361.160004</text:p>
          </table:table-cell>
          <table:table-cell office:value-type="float" office:value="71.819321" calcext:value-type="float">
            <text:p>71.819321</text:p>
          </table:table-cell>
          <table:table-cell office:value-type="string" calcext:value-type="string">
            <text:p>NA</text:p>
          </table:table-cell>
          <table:table-cell office:value-type="float" office:value="5.977849" calcext:value-type="float">
            <text:p>5.977849</text:p>
          </table:table-cell>
          <table:table-cell office:value-type="float" office:value="0.291651" calcext:value-type="float">
            <text:p>0.291651</text:p>
          </table:table-cell>
          <table:table-cell office:value-type="float" office:value="39.439629" calcext:value-type="float">
            <text:p>39.439629</text:p>
          </table:table-cell>
          <table:table-cell office:value-type="float" office:value="0.046046" calcext:value-type="float">
            <text:p>0.046046</text:p>
          </table:table-cell>
          <table:table-cell office:value-type="float" office:value="2.270828" calcext:value-type="float">
            <text:p>2.270828</text:p>
          </table:table-cell>
          <table:table-cell office:value-type="float" office:value="1.2846" calcext:value-type="float">
            <text:p>1.2846</text:p>
          </table:table-cell>
          <table:table-cell office:value-type="float" office:value="3.707419" calcext:value-type="float">
            <text:p>3.707419</text:p>
          </table:table-cell>
          <table:table-cell office:value-type="float" office:value="2.648156" calcext:value-type="float">
            <text:p>2.648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3778" calcext:value-type="float">
            <text:p>2.983778</text:p>
          </table:table-cell>
          <table:table-cell office:value-type="float" office:value="2.652699" calcext:value-type="float">
            <text:p>2.652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974" calcext:value-type="float">
            <text:p>0.050974</text:p>
          </table:table-cell>
          <table:table-cell office:value-type="float" office:value="0.025586" calcext:value-type="float">
            <text:p>0.025586</text:p>
          </table:table-cell>
          <table:table-cell office:value-type="float" office:value="1.109887" calcext:value-type="float">
            <text:p>1.109887</text:p>
          </table:table-cell>
          <table:table-cell office:value-type="float" office:value="1.780224" calcext:value-type="float">
            <text:p>1.780224</text:p>
          </table:table-cell>
          <table:table-cell office:value-type="float" office:value="0.025405" calcext:value-type="float">
            <text:p>0.025405</text:p>
          </table:table-cell>
          <table:table-cell office:value-type="float" office:value="0.006654" calcext:value-type="float">
            <text:p>0.006654</text:p>
          </table:table-cell>
          <table:table-cell office:value-type="float" office:value="2.139865" calcext:value-type="float">
            <text:p>2.139865</text:p>
          </table:table-cell>
          <table:table-cell office:value-type="float" office:value="2.882698" calcext:value-type="float">
            <text:p>2.8826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026114" calcext:value-type="float">
            <text:p>4.026114</text:p>
          </table:table-cell>
          <table:table-cell office:value-type="float" office:value="0.231036" calcext:value-type="float">
            <text:p>0.231036</text:p>
          </table:table-cell>
          <table:table-cell office:value-type="float" office:value="1.67566" calcext:value-type="float">
            <text:p>1.67566</text:p>
          </table:table-cell>
          <table:table-cell office:value-type="float" office:value="1.477867" calcext:value-type="float">
            <text:p>1.477867</text:p>
          </table:table-cell>
          <table:table-cell office:value-type="float" office:value="0.713247" calcext:value-type="float">
            <text:p>0.713247</text:p>
          </table:table-cell>
          <table:table-cell office:value-type="float" office:value="0.046264" calcext:value-type="float">
            <text:p>0.046264</text:p>
          </table:table-cell>
          <table:table-cell office:value-type="float" office:value="2.754495" calcext:value-type="float">
            <text:p>2.754495</text:p>
          </table:table-cell>
          <table:table-cell office:value-type="float" office:value="3.120179" calcext:value-type="float">
            <text:p>3.120179</text:p>
          </table:table-cell>
          <table:table-cell office:value-type="float" office:value="0.104234" calcext:value-type="float">
            <text:p>0.104234</text:p>
          </table:table-cell>
          <table:table-cell office:value-type="float" office:value="0.002732" calcext:value-type="float">
            <text:p>0.002732</text:p>
          </table:table-cell>
          <table:table-cell office:value-type="float" office:value="3.389951" calcext:value-type="float">
            <text:p>3.389951</text:p>
          </table:table-cell>
          <table:table-cell office:value-type="float" office:value="3.806413" calcext:value-type="float">
            <text:p>3.806413</text:p>
          </table:table-cell>
          <table:table-cell office:value-type="float" office:value="39.439629" calcext:value-type="float">
            <text:p>39.439629</text:p>
          </table:table-cell>
          <table:table-cell office:value-type="float" office:value="2.44" calcext:value-type="float">
            <text:p>2.44</text:p>
          </table:table-cell>
          <table:table-cell office:value-type="float" office:value="1.846637" calcext:value-type="float">
            <text:p>1.846637</text:p>
          </table:table-cell>
          <table:table-cell office:value-type="float" office:value="0" calcext:value-type="float">
            <text:p>0</text:p>
          </table:table-cell>
          <table:table-cell office:value-type="float" office:value="1.860782" calcext:value-type="float">
            <text:p>1.860782</text:p>
          </table:table-cell>
          <table:table-cell office:value-type="float" office:value="0" calcext:value-type="float">
            <text:p>0</text:p>
          </table:table-cell>
          <table:table-cell office:value-type="float" office:value="1.828168" calcext:value-type="float">
            <text:p>1.828168</text:p>
          </table:table-cell>
          <table:table-cell office:value-type="float" office:value="0" calcext:value-type="float">
            <text:p>0</text:p>
          </table:table-cell>
          <table:table-cell office:value-type="float" office:value="1.15561" calcext:value-type="float">
            <text:p>1.15561</text:p>
          </table:table-cell>
          <table:table-cell office:value-type="float" office:value="0" calcext:value-type="float">
            <text:p>0</text:p>
          </table:table-cell>
          <table:table-cell office:value-type="float" office:value="0.033743" calcext:value-type="float">
            <text:p>0.033743</text:p>
          </table:table-cell>
          <table:table-cell office:value-type="float" office:value="0.9" calcext:value-type="float">
            <text:p>0.9</text:p>
          </table:table-cell>
          <table:table-cell office:value-type="float" office:value="0.017231" calcext:value-type="float">
            <text:p>0.017231</text:p>
          </table:table-cell>
          <table:table-cell office:value-type="float" office:value="0.44" calcext:value-type="float">
            <text:p>0.44</text:p>
          </table:table-cell>
          <table:table-cell office:value-type="float" office:value="0.008482" calcext:value-type="float">
            <text:p>0.008482</text:p>
          </table:table-cell>
          <table:table-cell office:value-type="float" office:value="0.24" calcext:value-type="float">
            <text:p>0.24</text:p>
          </table:table-cell>
          <table:table-cell office:value-type="float" office:value="0.016923" calcext:value-type="float">
            <text:p>0.016923</text:p>
          </table:table-cell>
          <table:table-cell office:value-type="float" office:value="0.48" calcext:value-type="float">
            <text:p>0.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87615" calcext:value-type="float">
            <text:p>2.487615</text:p>
          </table:table-cell>
          <table:table-cell office:value-type="float" office:value="0.94" calcext:value-type="float">
            <text:p>0.94</text:p>
          </table:table-cell>
          <table:table-cell office:value-type="float" office:value="1.538499" calcext:value-type="float">
            <text:p>1.538499</text:p>
          </table:table-cell>
          <table:table-cell office:value-type="float" office:value="0.86" calcext:value-type="float">
            <text:p>0.86</text:p>
          </table:table-cell>
          <table:table-cell office:value-type="float" office:value="0.313666" calcext:value-type="float">
            <text:p>0.313666</text:p>
          </table:table-cell>
          <table:table-cell office:value-type="float" office:value="0.36" calcext:value-type="float">
            <text:p>0.36</text:p>
          </table:table-cell>
          <table:table-cell office:value-type="float" office:value="0.399581" calcext:value-type="float">
            <text:p>0.399581</text:p>
          </table:table-cell>
          <table:table-cell office:value-type="float" office:value="0.36" calcext:value-type="float">
            <text:p>0.36</text:p>
          </table:table-cell>
          <table:table-cell office:value-type="float" office:value="0.005634" calcext:value-type="float">
            <text:p>0.005634</text:p>
          </table:table-cell>
          <table:table-cell office:value-type="float" office:value="0.04" calcext:value-type="float">
            <text:p>0.04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32.5" calcext:value-type="float">
            <text:p>332.5</text:p>
          </table:table-cell>
          <table:table-cell office:value-type="float" office:value="70.354858" calcext:value-type="float">
            <text:p>70.354858</text:p>
          </table:table-cell>
          <table:table-cell office:value-type="string" calcext:value-type="string">
            <text:p>NA</text:p>
          </table:table-cell>
          <table:table-cell office:value-type="float" office:value="5.971179" calcext:value-type="float">
            <text:p>5.971179</text:p>
          </table:table-cell>
          <table:table-cell office:value-type="float" office:value="0.256627" calcext:value-type="float">
            <text:p>0.256627</text:p>
          </table:table-cell>
          <table:table-cell office:value-type="float" office:value="34.52557" calcext:value-type="float">
            <text:p>34.52557</text:p>
          </table:table-cell>
          <table:table-cell office:value-type="float" office:value="0.040309" calcext:value-type="float">
            <text:p>0.040309</text:p>
          </table:table-cell>
          <table:table-cell office:value-type="float" office:value="3.240982" calcext:value-type="float">
            <text:p>3.240982</text:p>
          </table:table-cell>
          <table:table-cell office:value-type="float" office:value="2.787208" calcext:value-type="float">
            <text:p>2.787208</text:p>
          </table:table-cell>
          <table:table-cell office:value-type="float" office:value="3.773205" calcext:value-type="float">
            <text:p>3.773205</text:p>
          </table:table-cell>
          <table:table-cell office:value-type="float" office:value="2.695146" calcext:value-type="float">
            <text:p>2.695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3659" calcext:value-type="float">
            <text:p>2.993659</text:p>
          </table:table-cell>
          <table:table-cell office:value-type="float" office:value="2.664602" calcext:value-type="float">
            <text:p>2.664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193" calcext:value-type="float">
            <text:p>0.073193</text:p>
          </table:table-cell>
          <table:table-cell office:value-type="float" office:value="0.031596" calcext:value-type="float">
            <text:p>0.031596</text:p>
          </table:table-cell>
          <table:table-cell office:value-type="float" office:value="1.185096" calcext:value-type="float">
            <text:p>1.185096</text:p>
          </table:table-cell>
          <table:table-cell office:value-type="float" office:value="1.572502" calcext:value-type="float">
            <text:p>1.572502</text:p>
          </table:table-cell>
          <table:table-cell office:value-type="float" office:value="0.019786" calcext:value-type="float">
            <text:p>0.019786</text:p>
          </table:table-cell>
          <table:table-cell office:value-type="float" office:value="0.005252" calcext:value-type="float">
            <text:p>0.005252</text:p>
          </table:table-cell>
          <table:table-cell office:value-type="float" office:value="1.740782" calcext:value-type="float">
            <text:p>1.740782</text:p>
          </table:table-cell>
          <table:table-cell office:value-type="float" office:value="1.647872" calcext:value-type="float">
            <text:p>1.6478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515905" calcext:value-type="float">
            <text:p>4.515905</text:p>
          </table:table-cell>
          <table:table-cell office:value-type="float" office:value="0.257434" calcext:value-type="float">
            <text:p>0.257434</text:p>
          </table:table-cell>
          <table:table-cell office:value-type="float" office:value="1.723664" calcext:value-type="float">
            <text:p>1.723664</text:p>
          </table:table-cell>
          <table:table-cell office:value-type="float" office:value="1.502174" calcext:value-type="float">
            <text:p>1.502174</text:p>
          </table:table-cell>
          <table:table-cell office:value-type="float" office:value="0.703177" calcext:value-type="float">
            <text:p>0.703177</text:p>
          </table:table-cell>
          <table:table-cell office:value-type="float" office:value="0.043122" calcext:value-type="float">
            <text:p>0.043122</text:p>
          </table:table-cell>
          <table:table-cell office:value-type="float" office:value="3.320122" calcext:value-type="float">
            <text:p>3.320122</text:p>
          </table:table-cell>
          <table:table-cell office:value-type="float" office:value="3.364137" calcext:value-type="float">
            <text:p>3.364137</text:p>
          </table:table-cell>
          <table:table-cell office:value-type="float" office:value="0.113657" calcext:value-type="float">
            <text:p>0.113657</text:p>
          </table:table-cell>
          <table:table-cell office:value-type="float" office:value="0.003072" calcext:value-type="float">
            <text:p>0.003072</text:p>
          </table:table-cell>
          <table:table-cell office:value-type="float" office:value="2.987216" calcext:value-type="float">
            <text:p>2.987216</text:p>
          </table:table-cell>
          <table:table-cell office:value-type="float" office:value="4.172125" calcext:value-type="float">
            <text:p>4.172125</text:p>
          </table:table-cell>
          <table:table-cell office:value-type="float" office:value="34.52557" calcext:value-type="float">
            <text:p>34.52557</text:p>
          </table:table-cell>
          <table:table-cell office:value-type="float" office:value="2.2" calcext:value-type="float">
            <text:p>2.2</text:p>
          </table:table-cell>
          <table:table-cell office:value-type="float" office:value="1.874569" calcext:value-type="float">
            <text:p>1.874569</text:p>
          </table:table-cell>
          <table:table-cell office:value-type="float" office:value="0" calcext:value-type="float">
            <text:p>0</text:p>
          </table:table-cell>
          <table:table-cell office:value-type="float" office:value="1.898636" calcext:value-type="float">
            <text:p>1.898636</text:p>
          </table:table-cell>
          <table:table-cell office:value-type="float" office:value="0" calcext:value-type="float">
            <text:p>0</text:p>
          </table:table-cell>
          <table:table-cell office:value-type="float" office:value="1.827311" calcext:value-type="float">
            <text:p>1.827311</text:p>
          </table:table-cell>
          <table:table-cell office:value-type="float" office:value="0" calcext:value-type="float">
            <text:p>0</text:p>
          </table:table-cell>
          <table:table-cell office:value-type="float" office:value="1.166347" calcext:value-type="float">
            <text:p>1.166347</text:p>
          </table:table-cell>
          <table:table-cell office:value-type="float" office:value="0" calcext:value-type="float">
            <text:p>0</text:p>
          </table:table-cell>
          <table:table-cell office:value-type="float" office:value="0.039981" calcext:value-type="float">
            <text:p>0.039981</text:p>
          </table:table-cell>
          <table:table-cell office:value-type="float" office:value="1.06" calcext:value-type="float">
            <text:p>1.06</text:p>
          </table:table-cell>
          <table:table-cell office:value-type="float" office:value="0.033212" calcext:value-type="float">
            <text:p>0.033212</text:p>
          </table:table-cell>
          <table:table-cell office:value-type="float" office:value="0.82" calcext:value-type="float">
            <text:p>0.82</text:p>
          </table:table-cell>
          <table:table-cell office:value-type="float" office:value="0.006369" calcext:value-type="float">
            <text:p>0.006369</text:p>
          </table:table-cell>
          <table:table-cell office:value-type="float" office:value="0.18" calcext:value-type="float">
            <text:p>0.18</text:p>
          </table:table-cell>
          <table:table-cell office:value-type="float" office:value="0.013417" calcext:value-type="float">
            <text:p>0.013417</text:p>
          </table:table-cell>
          <table:table-cell office:value-type="float" office:value="0.38" calcext:value-type="float">
            <text:p>0.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830926" calcext:value-type="float">
            <text:p>2.830926</text:p>
          </table:table-cell>
          <table:table-cell office:value-type="float" office:value="1.04" calcext:value-type="float">
            <text:p>1.04</text:p>
          </table:table-cell>
          <table:table-cell office:value-type="float" office:value="1.684979" calcext:value-type="float">
            <text:p>1.684979</text:p>
          </table:table-cell>
          <table:table-cell office:value-type="float" office:value="0.84" calcext:value-type="float">
            <text:p>0.84</text:p>
          </table:table-cell>
          <table:table-cell office:value-type="float" office:value="0.368494" calcext:value-type="float">
            <text:p>0.368494</text:p>
          </table:table-cell>
          <table:table-cell office:value-type="float" office:value="0.38" calcext:value-type="float">
            <text:p>0.38</text:p>
          </table:table-cell>
          <table:table-cell office:value-type="float" office:value="0.334683" calcext:value-type="float">
            <text:p>0.334683</text:p>
          </table:table-cell>
          <table:table-cell office:value-type="float" office:value="0.34" calcext:value-type="float">
            <text:p>0.34</text:p>
          </table:table-cell>
          <table:table-cell office:value-type="float" office:value="0.012042" calcext:value-type="float">
            <text:p>0.012042</text:p>
          </table:table-cell>
          <table:table-cell office:value-type="float" office:value="0.1" calcext:value-type="float">
            <text:p>0.1</text:p>
          </table:table-cell>
          <table:table-cell office:value-type="float" office:value="0.101615" calcext:value-type="float">
            <text:p>0.10161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28.76001" calcext:value-type="float">
            <text:p>328.76001</text:p>
          </table:table-cell>
          <table:table-cell office:value-type="float" office:value="58.528751" calcext:value-type="float">
            <text:p>58.528751</text:p>
          </table:table-cell>
          <table:table-cell office:value-type="string" calcext:value-type="string">
            <text:p>NA</text:p>
          </table:table-cell>
          <table:table-cell office:value-type="float" office:value="5.889534" calcext:value-type="float">
            <text:p>5.889534</text:p>
          </table:table-cell>
          <table:table-cell office:value-type="float" office:value="0.252286" calcext:value-type="float">
            <text:p>0.252286</text:p>
          </table:table-cell>
          <table:table-cell office:value-type="float" office:value="33.944748" calcext:value-type="float">
            <text:p>33.944748</text:p>
          </table:table-cell>
          <table:table-cell office:value-type="float" office:value="0.039631" calcext:value-type="float">
            <text:p>0.039631</text:p>
          </table:table-cell>
          <table:table-cell office:value-type="float" office:value="2.635521" calcext:value-type="float">
            <text:p>2.635521</text:p>
          </table:table-cell>
          <table:table-cell office:value-type="float" office:value="1.564129" calcext:value-type="float">
            <text:p>1.564129</text:p>
          </table:table-cell>
          <table:table-cell office:value-type="float" office:value="3.772935" calcext:value-type="float">
            <text:p>3.772935</text:p>
          </table:table-cell>
          <table:table-cell office:value-type="float" office:value="2.694953" calcext:value-type="float">
            <text:p>2.694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59186" calcext:value-type="float">
            <text:p>2.959186</text:p>
          </table:table-cell>
          <table:table-cell office:value-type="float" office:value="2.636146" calcext:value-type="float">
            <text:p>2.636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371" calcext:value-type="float">
            <text:p>0.058371</text:p>
          </table:table-cell>
          <table:table-cell office:value-type="float" office:value="0.029244" calcext:value-type="float">
            <text:p>0.029244</text:p>
          </table:table-cell>
          <table:table-cell office:value-type="float" office:value="1.512372" calcext:value-type="float">
            <text:p>1.512372</text:p>
          </table:table-cell>
          <table:table-cell office:value-type="float" office:value="2.40556" calcext:value-type="float">
            <text:p>2.40556</text:p>
          </table:table-cell>
          <table:table-cell office:value-type="float" office:value="0.014171" calcext:value-type="float">
            <text:p>0.014171</text:p>
          </table:table-cell>
          <table:table-cell office:value-type="float" office:value="0.003643" calcext:value-type="float">
            <text:p>0.003643</text:p>
          </table:table-cell>
          <table:table-cell office:value-type="float" office:value="1.676768" calcext:value-type="float">
            <text:p>1.676768</text:p>
          </table:table-cell>
          <table:table-cell office:value-type="float" office:value="2.242283" calcext:value-type="float">
            <text:p>2.2422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841464" calcext:value-type="float">
            <text:p>4.841464</text:p>
          </table:table-cell>
          <table:table-cell office:value-type="float" office:value="0.28208" calcext:value-type="float">
            <text:p>0.28208</text:p>
          </table:table-cell>
          <table:table-cell office:value-type="float" office:value="2.201407" calcext:value-type="float">
            <text:p>2.201407</text:p>
          </table:table-cell>
          <table:table-cell office:value-type="float" office:value="1.841239" calcext:value-type="float">
            <text:p>1.841239</text:p>
          </table:table-cell>
          <table:table-cell office:value-type="float" office:value="0.727318" calcext:value-type="float">
            <text:p>0.727318</text:p>
          </table:table-cell>
          <table:table-cell office:value-type="float" office:value="0.048969" calcext:value-type="float">
            <text:p>0.048969</text:p>
          </table:table-cell>
          <table:table-cell office:value-type="float" office:value="4.6979" calcext:value-type="float">
            <text:p>4.6979</text:p>
          </table:table-cell>
          <table:table-cell office:value-type="float" office:value="4.229804" calcext:value-type="float">
            <text:p>4.229804</text:p>
          </table:table-cell>
          <table:table-cell office:value-type="float" office:value="0.108738" calcext:value-type="float">
            <text:p>0.108738</text:p>
          </table:table-cell>
          <table:table-cell office:value-type="float" office:value="0.002914" calcext:value-type="float">
            <text:p>0.002914</text:p>
          </table:table-cell>
          <table:table-cell office:value-type="float" office:value="4.21296" calcext:value-type="float">
            <text:p>4.21296</text:p>
          </table:table-cell>
          <table:table-cell office:value-type="float" office:value="4.827248" calcext:value-type="float">
            <text:p>4.827248</text:p>
          </table:table-cell>
          <table:table-cell office:value-type="float" office:value="33.944748" calcext:value-type="float">
            <text:p>33.944748</text:p>
          </table:table-cell>
          <table:table-cell office:value-type="float" office:value="1.8" calcext:value-type="float">
            <text:p>1.8</text:p>
          </table:table-cell>
          <table:table-cell office:value-type="float" office:value="1.87379" calcext:value-type="float">
            <text:p>1.87379</text:p>
          </table:table-cell>
          <table:table-cell office:value-type="float" office:value="0" calcext:value-type="float">
            <text:p>0</text:p>
          </table:table-cell>
          <table:table-cell office:value-type="float" office:value="1.899145" calcext:value-type="float">
            <text:p>1.899145</text:p>
          </table:table-cell>
          <table:table-cell office:value-type="float" office:value="0" calcext:value-type="float">
            <text:p>0</text:p>
          </table:table-cell>
          <table:table-cell office:value-type="float" office:value="1.801331" calcext:value-type="float">
            <text:p>1.801331</text:p>
          </table:table-cell>
          <table:table-cell office:value-type="float" office:value="0" calcext:value-type="float">
            <text:p>0</text:p>
          </table:table-cell>
          <table:table-cell office:value-type="float" office:value="1.157855" calcext:value-type="float">
            <text:p>1.157855</text:p>
          </table:table-cell>
          <table:table-cell office:value-type="float" office:value="0" calcext:value-type="float">
            <text:p>0</text:p>
          </table:table-cell>
          <table:table-cell office:value-type="float" office:value="0.038547" calcext:value-type="float">
            <text:p>0.038547</text:p>
          </table:table-cell>
          <table:table-cell office:value-type="float" office:value="1.02" calcext:value-type="float">
            <text:p>1.02</text:p>
          </table:table-cell>
          <table:table-cell office:value-type="float" office:value="0.019823" calcext:value-type="float">
            <text:p>0.019823</text:p>
          </table:table-cell>
          <table:table-cell office:value-type="float" office:value="0.5" calcext:value-type="float">
            <text:p>0.5</text:p>
          </table:table-cell>
          <table:table-cell office:value-type="float" office:value="0.004966" calcext:value-type="float">
            <text:p>0.004966</text:p>
          </table:table-cell>
          <table:table-cell office:value-type="float" office:value="0.14" calcext:value-type="float">
            <text:p>0.14</text:p>
          </table:table-cell>
          <table:table-cell office:value-type="float" office:value="0.009205" calcext:value-type="float">
            <text:p>0.009205</text:p>
          </table:table-cell>
          <table:table-cell office:value-type="float" office:value="0.26" calcext:value-type="float">
            <text:p>0.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890074" calcext:value-type="float">
            <text:p>2.890074</text:p>
          </table:table-cell>
          <table:table-cell office:value-type="float" office:value="1.1" calcext:value-type="float">
            <text:p>1.1</text:p>
          </table:table-cell>
          <table:table-cell office:value-type="float" office:value="1.951391" calcext:value-type="float">
            <text:p>1.951391</text:p>
          </table:table-cell>
          <table:table-cell office:value-type="float" office:value="1.04" calcext:value-type="float">
            <text:p>1.04</text:p>
          </table:table-cell>
          <table:table-cell office:value-type="float" office:value="0.277176" calcext:value-type="float">
            <text:p>0.277176</text:p>
          </table:table-cell>
          <table:table-cell office:value-type="float" office:value="0.34" calcext:value-type="float">
            <text:p>0.34</text:p>
          </table:table-cell>
          <table:table-cell office:value-type="float" office:value="0.450143" calcext:value-type="float">
            <text:p>0.450143</text:p>
          </table:table-cell>
          <table:table-cell office:value-type="float" office:value="0.42" calcext:value-type="float">
            <text:p>0.42</text:p>
          </table:table-cell>
          <table:table-cell office:value-type="float" office:value="0.009922" calcext:value-type="float">
            <text:p>0.009922</text:p>
          </table:table-cell>
          <table:table-cell office:value-type="float" office:value="0.08" calcext:value-type="float">
            <text:p>0.08</text:p>
          </table:table-cell>
          <table:table-cell office:value-type="float" office:value="0.098816" calcext:value-type="float">
            <text:p>0.09881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49.579987" calcext:value-type="float">
            <text:p>349.579987</text:p>
          </table:table-cell>
          <table:table-cell office:value-type="float" office:value="71.171852" calcext:value-type="float">
            <text:p>71.171852</text:p>
          </table:table-cell>
          <table:table-cell office:value-type="string" calcext:value-type="string">
            <text:p>NA</text:p>
          </table:table-cell>
          <table:table-cell office:value-type="float" office:value="5.977756" calcext:value-type="float">
            <text:p>5.977756</text:p>
          </table:table-cell>
          <table:table-cell office:value-type="float" office:value="0.266977" calcext:value-type="float">
            <text:p>0.266977</text:p>
          </table:table-cell>
          <table:table-cell office:value-type="float" office:value="31.529119" calcext:value-type="float">
            <text:p>31.529119</text:p>
          </table:table-cell>
          <table:table-cell office:value-type="float" office:value="0.036811" calcext:value-type="float">
            <text:p>0.036811</text:p>
          </table:table-cell>
          <table:table-cell office:value-type="float" office:value="2.405829" calcext:value-type="float">
            <text:p>2.405829</text:p>
          </table:table-cell>
          <table:table-cell office:value-type="float" office:value="1.354125" calcext:value-type="float">
            <text:p>1.354125</text:p>
          </table:table-cell>
          <table:table-cell office:value-type="float" office:value="3.76052" calcext:value-type="float">
            <text:p>3.76052</text:p>
          </table:table-cell>
          <table:table-cell office:value-type="float" office:value="2.686086" calcext:value-type="float">
            <text:p>2.686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417" calcext:value-type="float">
            <text:p>3.01417</text:p>
          </table:table-cell>
          <table:table-cell office:value-type="float" office:value="2.675583" calcext:value-type="float">
            <text:p>2.675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272" calcext:value-type="float">
            <text:p>0.062272</text:p>
          </table:table-cell>
          <table:table-cell office:value-type="float" office:value="0.032693" calcext:value-type="float">
            <text:p>0.032693</text:p>
          </table:table-cell>
          <table:table-cell office:value-type="float" office:value="1.539628" calcext:value-type="float">
            <text:p>1.539628</text:p>
          </table:table-cell>
          <table:table-cell office:value-type="float" office:value="2.859025" calcext:value-type="float">
            <text:p>2.859025</text:p>
          </table:table-cell>
          <table:table-cell office:value-type="float" office:value="0.021184" calcext:value-type="float">
            <text:p>0.021184</text:p>
          </table:table-cell>
          <table:table-cell office:value-type="float" office:value="0.004722" calcext:value-type="float">
            <text:p>0.004722</text:p>
          </table:table-cell>
          <table:table-cell office:value-type="float" office:value="2.421799" calcext:value-type="float">
            <text:p>2.421799</text:p>
          </table:table-cell>
          <table:table-cell office:value-type="float" office:value="3.20217" calcext:value-type="float">
            <text:p>3.202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180389" calcext:value-type="float">
            <text:p>4.180389</text:p>
          </table:table-cell>
          <table:table-cell office:value-type="float" office:value="0.24964" calcext:value-type="float">
            <text:p>0.24964</text:p>
          </table:table-cell>
          <table:table-cell office:value-type="float" office:value="2.103048" calcext:value-type="float">
            <text:p>2.103048</text:p>
          </table:table-cell>
          <table:table-cell office:value-type="float" office:value="1.525447" calcext:value-type="float">
            <text:p>1.525447</text:p>
          </table:table-cell>
          <table:table-cell office:value-type="float" office:value="0.647476" calcext:value-type="float">
            <text:p>0.647476</text:p>
          </table:table-cell>
          <table:table-cell office:value-type="float" office:value="0.045571" calcext:value-type="float">
            <text:p>0.045571</text:p>
          </table:table-cell>
          <table:table-cell office:value-type="float" office:value="3.997441" calcext:value-type="float">
            <text:p>3.997441</text:p>
          </table:table-cell>
          <table:table-cell office:value-type="float" office:value="3.923337" calcext:value-type="float">
            <text:p>3.923337</text:p>
          </table:table-cell>
          <table:table-cell office:value-type="float" office:value="0.069894" calcext:value-type="float">
            <text:p>0.069894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3.209513" calcext:value-type="float">
            <text:p>3.209513</text:p>
          </table:table-cell>
          <table:table-cell office:value-type="float" office:value="4.628789" calcext:value-type="float">
            <text:p>4.628789</text:p>
          </table:table-cell>
          <table:table-cell office:value-type="float" office:value="31.529119" calcext:value-type="float">
            <text:p>31.529119</text:p>
          </table:table-cell>
          <table:table-cell office:value-type="float" office:value="1.74" calcext:value-type="float">
            <text:p>1.74</text:p>
          </table:table-cell>
          <table:table-cell office:value-type="float" office:value="1.886214" calcext:value-type="float">
            <text:p>1.886214</text:p>
          </table:table-cell>
          <table:table-cell office:value-type="float" office:value="0" calcext:value-type="float">
            <text:p>0</text:p>
          </table:table-cell>
          <table:table-cell office:value-type="float" office:value="1.874306" calcext:value-type="float">
            <text:p>1.874306</text:p>
          </table:table-cell>
          <table:table-cell office:value-type="float" office:value="0" calcext:value-type="float">
            <text:p>0</text:p>
          </table:table-cell>
          <table:table-cell office:value-type="float" office:value="1.855953" calcext:value-type="float">
            <text:p>1.855953</text:p>
          </table:table-cell>
          <table:table-cell office:value-type="float" office:value="0" calcext:value-type="float">
            <text:p>0</text:p>
          </table:table-cell>
          <table:table-cell office:value-type="float" office:value="1.158216" calcext:value-type="float">
            <text:p>1.158216</text:p>
          </table:table-cell>
          <table:table-cell office:value-type="float" office:value="0" calcext:value-type="float">
            <text:p>0</text:p>
          </table:table-cell>
          <table:table-cell office:value-type="float" office:value="0.043586" calcext:value-type="float">
            <text:p>0.043586</text:p>
          </table:table-cell>
          <table:table-cell office:value-type="float" office:value="1.06" calcext:value-type="float">
            <text:p>1.06</text:p>
          </table:table-cell>
          <table:table-cell office:value-type="float" office:value="0.018687" calcext:value-type="float">
            <text:p>0.018687</text:p>
          </table:table-cell>
          <table:table-cell office:value-type="float" office:value="0.44" calcext:value-type="float">
            <text:p>0.44</text:p>
          </table:table-cell>
          <table:table-cell office:value-type="float" office:value="0.009894" calcext:value-type="float">
            <text:p>0.009894</text:p>
          </table:table-cell>
          <table:table-cell office:value-type="float" office:value="0.28" calcext:value-type="float">
            <text:p>0.28</text:p>
          </table:table-cell>
          <table:table-cell office:value-type="float" office:value="0.011289" calcext:value-type="float">
            <text:p>0.011289</text:p>
          </table:table-cell>
          <table:table-cell office:value-type="float" office:value="0.32" calcext:value-type="float">
            <text:p>0.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350764" calcext:value-type="float">
            <text:p>2.350764</text:p>
          </table:table-cell>
          <table:table-cell office:value-type="float" office:value="1.02" calcext:value-type="float">
            <text:p>1.02</text:p>
          </table:table-cell>
          <table:table-cell office:value-type="float" office:value="1.829626" calcext:value-type="float">
            <text:p>1.829626</text:p>
          </table:table-cell>
          <table:table-cell office:value-type="float" office:value="1.04" calcext:value-type="float">
            <text:p>1.04</text:p>
          </table:table-cell>
          <table:table-cell office:value-type="float" office:value="0.19967" calcext:value-type="float">
            <text:p>0.19967</text:p>
          </table:table-cell>
          <table:table-cell office:value-type="float" office:value="0.2" calcext:value-type="float">
            <text:p>0.2</text:p>
          </table:table-cell>
          <table:table-cell office:value-type="float" office:value="0.447806" calcext:value-type="float">
            <text:p>0.447806</text:p>
          </table:table-cell>
          <table:table-cell office:value-type="float" office:value="0.44" calcext:value-type="float">
            <text:p>0.44</text:p>
          </table:table-cell>
          <table:table-cell office:value-type="float" office:value="0.010626" calcext:value-type="float">
            <text:p>0.010626</text:p>
          </table:table-cell>
          <table:table-cell office:value-type="float" office:value="0.1" calcext:value-type="float">
            <text:p>0.1</text:p>
          </table:table-cell>
          <table:table-cell office:value-type="float" office:value="0.059268" calcext:value-type="float">
            <text:p>0.05926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49.359985" calcext:value-type="float">
            <text:p>349.359985</text:p>
          </table:table-cell>
          <table:table-cell office:value-type="float" office:value="74.749039" calcext:value-type="float">
            <text:p>74.749039</text:p>
          </table:table-cell>
          <table:table-cell office:value-type="string" calcext:value-type="string">
            <text:p>NA</text:p>
          </table:table-cell>
          <table:table-cell office:value-type="float" office:value="5.997169" calcext:value-type="float">
            <text:p>5.997169</text:p>
          </table:table-cell>
          <table:table-cell office:value-type="float" office:value="0.297739" calcext:value-type="float">
            <text:p>0.297739</text:p>
          </table:table-cell>
          <table:table-cell office:value-type="float" office:value="24.863976" calcext:value-type="float">
            <text:p>24.863976</text:p>
          </table:table-cell>
          <table:table-cell office:value-type="float" office:value="0.029029" calcext:value-type="float">
            <text:p>0.029029</text:p>
          </table:table-cell>
          <table:table-cell office:value-type="float" office:value="2.334218" calcext:value-type="float">
            <text:p>2.334218</text:p>
          </table:table-cell>
          <table:table-cell office:value-type="float" office:value="1.883407" calcext:value-type="float">
            <text:p>1.883407</text:p>
          </table:table-cell>
          <table:table-cell office:value-type="float" office:value="3.749068" calcext:value-type="float">
            <text:p>3.749068</text:p>
          </table:table-cell>
          <table:table-cell office:value-type="float" office:value="2.677906" calcext:value-type="float">
            <text:p>2.677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824" calcext:value-type="float">
            <text:p>3.03824</text:p>
          </table:table-cell>
          <table:table-cell office:value-type="float" office:value="2.69027" calcext:value-type="float">
            <text:p>2.69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281" calcext:value-type="float">
            <text:p>0.065281</text:p>
          </table:table-cell>
          <table:table-cell office:value-type="float" office:value="0.031657" calcext:value-type="float">
            <text:p>0.031657</text:p>
          </table:table-cell>
          <table:table-cell office:value-type="float" office:value="1.336325" calcext:value-type="float">
            <text:p>1.336325</text:p>
          </table:table-cell>
          <table:table-cell office:value-type="float" office:value="2.069916" calcext:value-type="float">
            <text:p>2.069916</text:p>
          </table:table-cell>
          <table:table-cell office:value-type="float" office:value="0.02681" calcext:value-type="float">
            <text:p>0.02681</text:p>
          </table:table-cell>
          <table:table-cell office:value-type="float" office:value="0.007578" calcext:value-type="float">
            <text:p>0.007578</text:p>
          </table:table-cell>
          <table:table-cell office:value-type="float" office:value="1.868507" calcext:value-type="float">
            <text:p>1.868507</text:p>
          </table:table-cell>
          <table:table-cell office:value-type="float" office:value="2.32843" calcext:value-type="float">
            <text:p>2.328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958438" calcext:value-type="float">
            <text:p>3.958438</text:p>
          </table:table-cell>
          <table:table-cell office:value-type="float" office:value="0.23829" calcext:value-type="float">
            <text:p>0.23829</text:p>
          </table:table-cell>
          <table:table-cell office:value-type="float" office:value="1.991232" calcext:value-type="float">
            <text:p>1.991232</text:p>
          </table:table-cell>
          <table:table-cell office:value-type="float" office:value="1.969382" calcext:value-type="float">
            <text:p>1.969382</text:p>
          </table:table-cell>
          <table:table-cell office:value-type="float" office:value="0.468386" calcext:value-type="float">
            <text:p>0.468386</text:p>
          </table:table-cell>
          <table:table-cell office:value-type="float" office:value="0.034046" calcext:value-type="float">
            <text:p>0.034046</text:p>
          </table:table-cell>
          <table:table-cell office:value-type="float" office:value="4.541931" calcext:value-type="float">
            <text:p>4.541931</text:p>
          </table:table-cell>
          <table:table-cell office:value-type="float" office:value="4.717969" calcext:value-type="float">
            <text:p>4.717969</text:p>
          </table:table-cell>
          <table:table-cell office:value-type="float" office:value="0.098869" calcext:value-type="float">
            <text:p>0.098869</text:p>
          </table:table-cell>
          <table:table-cell office:value-type="float" office:value="0.002641" calcext:value-type="float">
            <text:p>0.002641</text:p>
          </table:table-cell>
          <table:table-cell office:value-type="float" office:value="3.102564" calcext:value-type="float">
            <text:p>3.102564</text:p>
          </table:table-cell>
          <table:table-cell office:value-type="float" office:value="4.506581" calcext:value-type="float">
            <text:p>4.506581</text:p>
          </table:table-cell>
          <table:table-cell office:value-type="float" office:value="24.863976" calcext:value-type="float">
            <text:p>24.863976</text:p>
          </table:table-cell>
          <table:table-cell office:value-type="float" office:value="1.76" calcext:value-type="float">
            <text:p>1.76</text:p>
          </table:table-cell>
          <table:table-cell office:value-type="float" office:value="1.89852" calcext:value-type="float">
            <text:p>1.89852</text:p>
          </table:table-cell>
          <table:table-cell office:value-type="float" office:value="0" calcext:value-type="float">
            <text:p>0</text:p>
          </table:table-cell>
          <table:table-cell office:value-type="float" office:value="1.850549" calcext:value-type="float">
            <text:p>1.850549</text:p>
          </table:table-cell>
          <table:table-cell office:value-type="float" office:value="0" calcext:value-type="float">
            <text:p>0</text:p>
          </table:table-cell>
          <table:table-cell office:value-type="float" office:value="1.885579" calcext:value-type="float">
            <text:p>1.885579</text:p>
          </table:table-cell>
          <table:table-cell office:value-type="float" office:value="0" calcext:value-type="float">
            <text:p>0</text:p>
          </table:table-cell>
          <table:table-cell office:value-type="float" office:value="1.152661" calcext:value-type="float">
            <text:p>1.152661</text:p>
          </table:table-cell>
          <table:table-cell office:value-type="float" office:value="0" calcext:value-type="float">
            <text:p>0</text:p>
          </table:table-cell>
          <table:table-cell office:value-type="float" office:value="0.041384" calcext:value-type="float">
            <text:p>0.041384</text:p>
          </table:table-cell>
          <table:table-cell office:value-type="float" office:value="1.04" calcext:value-type="float">
            <text:p>1.04</text:p>
          </table:table-cell>
          <table:table-cell office:value-type="float" office:value="0.023898" calcext:value-type="float">
            <text:p>0.023898</text:p>
          </table:table-cell>
          <table:table-cell office:value-type="float" office:value="0.58" calcext:value-type="float">
            <text:p>0.58</text:p>
          </table:table-cell>
          <table:table-cell office:value-type="float" office:value="0.007053" calcext:value-type="float">
            <text:p>0.007053</text:p>
          </table:table-cell>
          <table:table-cell office:value-type="float" office:value="0.2" calcext:value-type="float">
            <text:p>0.2</text:p>
          </table:table-cell>
          <table:table-cell office:value-type="float" office:value="0.019757" calcext:value-type="float">
            <text:p>0.019757</text:p>
          </table:table-cell>
          <table:table-cell office:value-type="float" office:value="0.56" calcext:value-type="float">
            <text:p>0.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80612" calcext:value-type="float">
            <text:p>2.180612</text:p>
          </table:table-cell>
          <table:table-cell office:value-type="float" office:value="1.1" calcext:value-type="float">
            <text:p>1.1</text:p>
          </table:table-cell>
          <table:table-cell office:value-type="float" office:value="1.777826" calcext:value-type="float">
            <text:p>1.777826</text:p>
          </table:table-cell>
          <table:table-cell office:value-type="float" office:value="1.08" calcext:value-type="float">
            <text:p>1.08</text:p>
          </table:table-cell>
          <table:table-cell office:value-type="float" office:value="0.118721" calcext:value-type="float">
            <text:p>0.118721</text:p>
          </table:table-cell>
          <table:table-cell office:value-type="float" office:value="0.1" calcext:value-type="float">
            <text:p>0.1</text:p>
          </table:table-cell>
          <table:table-cell office:value-type="float" office:value="0.349666" calcext:value-type="float">
            <text:p>0.349666</text:p>
          </table:table-cell>
          <table:table-cell office:value-type="float" office:value="0.36" calcext:value-type="float">
            <text:p>0.36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8" calcext:value-type="float">
            <text:p>0.08</text:p>
          </table:table-cell>
          <table:table-cell office:value-type="float" office:value="0.090349" calcext:value-type="float">
            <text:p>0.09034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60.859985" calcext:value-type="float">
            <text:p>360.859985</text:p>
          </table:table-cell>
          <table:table-cell office:value-type="float" office:value="71.867226" calcext:value-type="float">
            <text:p>71.867226</text:p>
          </table:table-cell>
          <table:table-cell office:value-type="string" calcext:value-type="string">
            <text:p>NA</text:p>
          </table:table-cell>
          <table:table-cell office:value-type="float" office:value="6.043413" calcext:value-type="float">
            <text:p>6.043413</text:p>
          </table:table-cell>
          <table:table-cell office:value-type="float" office:value="0.276932" calcext:value-type="float">
            <text:p>0.276932</text:p>
          </table:table-cell>
          <table:table-cell office:value-type="float" office:value="31.561264" calcext:value-type="float">
            <text:p>31.561264</text:p>
          </table:table-cell>
          <table:table-cell office:value-type="float" office:value="0.036848" calcext:value-type="float">
            <text:p>0.036848</text:p>
          </table:table-cell>
          <table:table-cell office:value-type="float" office:value="1.80462" calcext:value-type="float">
            <text:p>1.80462</text:p>
          </table:table-cell>
          <table:table-cell office:value-type="float" office:value="1.073118" calcext:value-type="float">
            <text:p>1.073118</text:p>
          </table:table-cell>
          <table:table-cell office:value-type="float" office:value="3.75356" calcext:value-type="float">
            <text:p>3.75356</text:p>
          </table:table-cell>
          <table:table-cell office:value-type="float" office:value="2.681114" calcext:value-type="float">
            <text:p>2.681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4775" calcext:value-type="float">
            <text:p>3.044775</text:p>
          </table:table-cell>
          <table:table-cell office:value-type="float" office:value="2.698861" calcext:value-type="float">
            <text:p>2.698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235" calcext:value-type="float">
            <text:p>0.066235</text:p>
          </table:table-cell>
          <table:table-cell office:value-type="float" office:value="0.026358" calcext:value-type="float">
            <text:p>0.026358</text:p>
          </table:table-cell>
          <table:table-cell office:value-type="float" office:value="1.810959" calcext:value-type="float">
            <text:p>1.810959</text:p>
          </table:table-cell>
          <table:table-cell office:value-type="float" office:value="2.048265" calcext:value-type="float">
            <text:p>2.048265</text:p>
          </table:table-cell>
          <table:table-cell office:value-type="float" office:value="0.024717" calcext:value-type="float">
            <text:p>0.024717</text:p>
          </table:table-cell>
          <table:table-cell office:value-type="float" office:value="0.007234" calcext:value-type="float">
            <text:p>0.007234</text:p>
          </table:table-cell>
          <table:table-cell office:value-type="float" office:value="2.353972" calcext:value-type="float">
            <text:p>2.353972</text:p>
          </table:table-cell>
          <table:table-cell office:value-type="float" office:value="2.43815" calcext:value-type="float">
            <text:p>2.438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945433" calcext:value-type="float">
            <text:p>3.945433</text:p>
          </table:table-cell>
          <table:table-cell office:value-type="float" office:value="0.240909" calcext:value-type="float">
            <text:p>0.240909</text:p>
          </table:table-cell>
          <table:table-cell office:value-type="float" office:value="2.001536" calcext:value-type="float">
            <text:p>2.001536</text:p>
          </table:table-cell>
          <table:table-cell office:value-type="float" office:value="2.034109" calcext:value-type="float">
            <text:p>2.034109</text:p>
          </table:table-cell>
          <table:table-cell office:value-type="float" office:value="0.647062" calcext:value-type="float">
            <text:p>0.647062</text:p>
          </table:table-cell>
          <table:table-cell office:value-type="float" office:value="0.045733" calcext:value-type="float">
            <text:p>0.045733</text:p>
          </table:table-cell>
          <table:table-cell office:value-type="float" office:value="4.586721" calcext:value-type="float">
            <text:p>4.586721</text:p>
          </table:table-cell>
          <table:table-cell office:value-type="float" office:value="5.036038" calcext:value-type="float">
            <text:p>5.036038</text:p>
          </table:table-cell>
          <table:table-cell office:value-type="float" office:value="0.173496" calcext:value-type="float">
            <text:p>0.173496</text:p>
          </table:table-cell>
          <table:table-cell office:value-type="float" office:value="0.004465" calcext:value-type="float">
            <text:p>0.004465</text:p>
          </table:table-cell>
          <table:table-cell office:value-type="float" office:value="2.625489" calcext:value-type="float">
            <text:p>2.625489</text:p>
          </table:table-cell>
          <table:table-cell office:value-type="float" office:value="3.106215" calcext:value-type="float">
            <text:p>3.106215</text:p>
          </table:table-cell>
          <table:table-cell office:value-type="float" office:value="31.561264" calcext:value-type="float">
            <text:p>31.561264</text:p>
          </table:table-cell>
          <table:table-cell office:value-type="float" office:value="2.1" calcext:value-type="float">
            <text:p>2.1</text:p>
          </table:table-cell>
          <table:table-cell office:value-type="float" office:value="1.88843" calcext:value-type="float">
            <text:p>1.88843</text:p>
          </table:table-cell>
          <table:table-cell office:value-type="float" office:value="0" calcext:value-type="float">
            <text:p>0</text:p>
          </table:table-cell>
          <table:table-cell office:value-type="float" office:value="1.86513" calcext:value-type="float">
            <text:p>1.86513</text:p>
          </table:table-cell>
          <table:table-cell office:value-type="float" office:value="0" calcext:value-type="float">
            <text:p>0</text:p>
          </table:table-cell>
          <table:table-cell office:value-type="float" office:value="1.883419" calcext:value-type="float">
            <text:p>1.883419</text:p>
          </table:table-cell>
          <table:table-cell office:value-type="float" office:value="0" calcext:value-type="float">
            <text:p>0</text:p>
          </table:table-cell>
          <table:table-cell office:value-type="float" office:value="1.161356" calcext:value-type="float">
            <text:p>1.161356</text:p>
          </table:table-cell>
          <table:table-cell office:value-type="float" office:value="0" calcext:value-type="float">
            <text:p>0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84" calcext:value-type="float">
            <text:p>0.84</text:p>
          </table:table-cell>
          <table:table-cell office:value-type="float" office:value="0.033735" calcext:value-type="float">
            <text:p>0.033735</text:p>
          </table:table-cell>
          <table:table-cell office:value-type="float" office:value="0.76" calcext:value-type="float">
            <text:p>0.76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16" calcext:value-type="float">
            <text:p>0.16</text:p>
          </table:table-cell>
          <table:table-cell office:value-type="float" office:value="0.01906" calcext:value-type="float">
            <text:p>0.01906</text:p>
          </table:table-cell>
          <table:table-cell office:value-type="float" office:value="0.54" calcext:value-type="float">
            <text:p>0.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092441" calcext:value-type="float">
            <text:p>2.092441</text:p>
          </table:table-cell>
          <table:table-cell office:value-type="float" office:value="1.02" calcext:value-type="float">
            <text:p>1.02</text:p>
          </table:table-cell>
          <table:table-cell office:value-type="float" office:value="1.852991" calcext:value-type="float">
            <text:p>1.852991</text:p>
          </table:table-cell>
          <table:table-cell office:value-type="float" office:value="1.1" calcext:value-type="float">
            <text:p>1.1</text:p>
          </table:table-cell>
          <table:table-cell office:value-type="float" office:value="0.194993" calcext:value-type="float">
            <text:p>0.194993</text:p>
          </table:table-cell>
          <table:table-cell office:value-type="float" office:value="0.22" calcext:value-type="float">
            <text:p>0.22</text:p>
          </table:table-cell>
          <table:table-cell office:value-type="float" office:value="0.452069" calcext:value-type="float">
            <text:p>0.452069</text:p>
          </table:table-cell>
          <table:table-cell office:value-type="float" office:value="0.44" calcext:value-type="float">
            <text:p>0.44</text:p>
          </table:table-cell>
          <table:table-cell office:value-type="float" office:value="0.004266" calcext:value-type="float">
            <text:p>0.004266</text:p>
          </table:table-cell>
          <table:table-cell office:value-type="float" office:value="0.04" calcext:value-type="float">
            <text:p>0.04</text:p>
          </table:table-cell>
          <table:table-cell office:value-type="float" office:value="0.169229" calcext:value-type="float">
            <text:p>0.169229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34.859985" calcext:value-type="float">
            <text:p>334.859985</text:p>
          </table:table-cell>
          <table:table-cell office:value-type="float" office:value="70.433067" calcext:value-type="float">
            <text:p>70.433067</text:p>
          </table:table-cell>
          <table:table-cell office:value-type="string" calcext:value-type="string">
            <text:p>NA</text:p>
          </table:table-cell>
          <table:table-cell office:value-type="float" office:value="6.018819" calcext:value-type="float">
            <text:p>6.018819</text:p>
          </table:table-cell>
          <table:table-cell office:value-type="float" office:value="0.245103" calcext:value-type="float">
            <text:p>0.245103</text:p>
          </table:table-cell>
          <table:table-cell office:value-type="float" office:value="28.127817" calcext:value-type="float">
            <text:p>28.127817</text:p>
          </table:table-cell>
          <table:table-cell office:value-type="float" office:value="0.03284" calcext:value-type="float">
            <text:p>0.03284</text:p>
          </table:table-cell>
          <table:table-cell office:value-type="float" office:value="2.527702" calcext:value-type="float">
            <text:p>2.527702</text:p>
          </table:table-cell>
          <table:table-cell office:value-type="float" office:value="1.824038" calcext:value-type="float">
            <text:p>1.824038</text:p>
          </table:table-cell>
          <table:table-cell office:value-type="float" office:value="3.749648" calcext:value-type="float">
            <text:p>3.749648</text:p>
          </table:table-cell>
          <table:table-cell office:value-type="float" office:value="2.67832" calcext:value-type="float">
            <text:p>2.67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5037" calcext:value-type="float">
            <text:p>3.035037</text:p>
          </table:table-cell>
          <table:table-cell office:value-type="float" office:value="2.686046" calcext:value-type="float">
            <text:p>2.686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176" calcext:value-type="float">
            <text:p>0.083176</text:p>
          </table:table-cell>
          <table:table-cell office:value-type="float" office:value="0.03519" calcext:value-type="float">
            <text:p>0.03519</text:p>
          </table:table-cell>
          <table:table-cell office:value-type="float" office:value="1.288591" calcext:value-type="float">
            <text:p>1.288591</text:p>
          </table:table-cell>
          <table:table-cell office:value-type="float" office:value="1.509834" calcext:value-type="float">
            <text:p>1.509834</text:p>
          </table:table-cell>
          <table:table-cell office:value-type="float" office:value="0.029616" calcext:value-type="float">
            <text:p>0.029616</text:p>
          </table:table-cell>
          <table:table-cell office:value-type="float" office:value="0.009623" calcext:value-type="float">
            <text:p>0.009623</text:p>
          </table:table-cell>
          <table:table-cell office:value-type="float" office:value="1.863527" calcext:value-type="float">
            <text:p>1.863527</text:p>
          </table:table-cell>
          <table:table-cell office:value-type="float" office:value="2.218055" calcext:value-type="float">
            <text:p>2.2180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69125" calcext:value-type="float">
            <text:p>3.69125</text:p>
          </table:table-cell>
          <table:table-cell office:value-type="float" office:value="0.227159" calcext:value-type="float">
            <text:p>0.227159</text:p>
          </table:table-cell>
          <table:table-cell office:value-type="float" office:value="1.991686" calcext:value-type="float">
            <text:p>1.991686</text:p>
          </table:table-cell>
          <table:table-cell office:value-type="float" office:value="1.671652" calcext:value-type="float">
            <text:p>1.671652</text:p>
          </table:table-cell>
          <table:table-cell office:value-type="float" office:value="0.764073" calcext:value-type="float">
            <text:p>0.764073</text:p>
          </table:table-cell>
          <table:table-cell office:value-type="float" office:value="0.053221" calcext:value-type="float">
            <text:p>0.053221</text:p>
          </table:table-cell>
          <table:table-cell office:value-type="float" office:value="4.394693" calcext:value-type="float">
            <text:p>4.394693</text:p>
          </table:table-cell>
          <table:table-cell office:value-type="float" office:value="4.111377" calcext:value-type="float">
            <text:p>4.111377</text:p>
          </table:table-cell>
          <table:table-cell office:value-type="float" office:value="0.182766" calcext:value-type="float">
            <text:p>0.182766</text:p>
          </table:table-cell>
          <table:table-cell office:value-type="float" office:value="0.004667" calcext:value-type="float">
            <text:p>0.004667</text:p>
          </table:table-cell>
          <table:table-cell office:value-type="float" office:value="3.377847" calcext:value-type="float">
            <text:p>3.377847</text:p>
          </table:table-cell>
          <table:table-cell office:value-type="float" office:value="5.057415" calcext:value-type="float">
            <text:p>5.057415</text:p>
          </table:table-cell>
          <table:table-cell office:value-type="float" office:value="28.127817" calcext:value-type="float">
            <text:p>28.127817</text:p>
          </table:table-cell>
          <table:table-cell office:value-type="float" office:value="2.1" calcext:value-type="float">
            <text:p>2.1</text:p>
          </table:table-cell>
          <table:table-cell office:value-type="float" office:value="1.899805" calcext:value-type="float">
            <text:p>1.899805</text:p>
          </table:table-cell>
          <table:table-cell office:value-type="float" office:value="0" calcext:value-type="float">
            <text:p>0</text:p>
          </table:table-cell>
          <table:table-cell office:value-type="float" office:value="1.849843" calcext:value-type="float">
            <text:p>1.849843</text:p>
          </table:table-cell>
          <table:table-cell office:value-type="float" office:value="0" calcext:value-type="float">
            <text:p>0</text:p>
          </table:table-cell>
          <table:table-cell office:value-type="float" office:value="1.886667" calcext:value-type="float">
            <text:p>1.886667</text:p>
          </table:table-cell>
          <table:table-cell office:value-type="float" office:value="0" calcext:value-type="float">
            <text:p>0</text:p>
          </table:table-cell>
          <table:table-cell office:value-type="float" office:value="1.14837" calcext:value-type="float">
            <text:p>1.14837</text:p>
          </table:table-cell>
          <table:table-cell office:value-type="float" office:value="0" calcext:value-type="float">
            <text:p>0</text:p>
          </table:table-cell>
          <table:table-cell office:value-type="float" office:value="0.044255" calcext:value-type="float">
            <text:p>0.044255</text:p>
          </table:table-cell>
          <table:table-cell office:value-type="float" office:value="1.16" calcext:value-type="float">
            <text:p>1.16</text:p>
          </table:table-cell>
          <table:table-cell office:value-type="float" office:value="0.038921" calcext:value-type="float">
            <text:p>0.038921</text:p>
          </table:table-cell>
          <table:table-cell office:value-type="float" office:value="0.82" calcext:value-type="float">
            <text:p>0.82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0.1" calcext:value-type="float">
            <text:p>0.1</text:p>
          </table:table-cell>
          <table:table-cell office:value-type="float" office:value="0.026097" calcext:value-type="float">
            <text:p>0.026097</text:p>
          </table:table-cell>
          <table:table-cell office:value-type="float" office:value="0.74" calcext:value-type="float">
            <text:p>0.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915478" calcext:value-type="float">
            <text:p>1.915478</text:p>
          </table:table-cell>
          <table:table-cell office:value-type="float" office:value="1.08" calcext:value-type="float">
            <text:p>1.08</text:p>
          </table:table-cell>
          <table:table-cell office:value-type="float" office:value="1.775771" calcext:value-type="float">
            <text:p>1.775771</text:p>
          </table:table-cell>
          <table:table-cell office:value-type="float" office:value="1.02" calcext:value-type="float">
            <text:p>1.02</text:p>
          </table:table-cell>
          <table:table-cell office:value-type="float" office:value="0.248876" calcext:value-type="float">
            <text:p>0.248876</text:p>
          </table:table-cell>
          <table:table-cell office:value-type="float" office:value="0.32" calcext:value-type="float">
            <text:p>0.32</text:p>
          </table:table-cell>
          <table:table-cell office:value-type="float" office:value="0.515198" calcext:value-type="float">
            <text:p>0.515198</text:p>
          </table:table-cell>
          <table:table-cell office:value-type="float" office:value="0.52" calcext:value-type="float">
            <text:p>0.52</text:p>
          </table:table-cell>
          <table:table-cell office:value-type="float" office:value="0.002133" calcext:value-type="float">
            <text:p>0.002133</text:p>
          </table:table-cell>
          <table:table-cell office:value-type="float" office:value="0.02" calcext:value-type="float">
            <text:p>0.02</text:p>
          </table:table-cell>
          <table:table-cell office:value-type="float" office:value="0.180633" calcext:value-type="float">
            <text:p>0.180633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54.100006" calcext:value-type="float">
            <text:p>354.100006</text:p>
          </table:table-cell>
          <table:table-cell office:value-type="float" office:value="81.227135" calcext:value-type="float">
            <text:p>81.227135</text:p>
          </table:table-cell>
          <table:table-cell office:value-type="string" calcext:value-type="string">
            <text:p>NA</text:p>
          </table:table-cell>
          <table:table-cell office:value-type="float" office:value="5.985666" calcext:value-type="float">
            <text:p>5.985666</text:p>
          </table:table-cell>
          <table:table-cell office:value-type="float" office:value="0.293877" calcext:value-type="float">
            <text:p>0.293877</text:p>
          </table:table-cell>
          <table:table-cell office:value-type="float" office:value="32.345551" calcext:value-type="float">
            <text:p>32.345551</text:p>
          </table:table-cell>
          <table:table-cell office:value-type="float" office:value="0.037764" calcext:value-type="float">
            <text:p>0.037764</text:p>
          </table:table-cell>
          <table:table-cell office:value-type="float" office:value="2.048578" calcext:value-type="float">
            <text:p>2.048578</text:p>
          </table:table-cell>
          <table:table-cell office:value-type="float" office:value="1.175643" calcext:value-type="float">
            <text:p>1.175643</text:p>
          </table:table-cell>
          <table:table-cell office:value-type="float" office:value="3.739021" calcext:value-type="float">
            <text:p>3.739021</text:p>
          </table:table-cell>
          <table:table-cell office:value-type="float" office:value="2.67073" calcext:value-type="float">
            <text:p>2.67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2132" calcext:value-type="float">
            <text:p>3.002132</text:p>
          </table:table-cell>
          <table:table-cell office:value-type="float" office:value="2.660616" calcext:value-type="float">
            <text:p>2.660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815" calcext:value-type="float">
            <text:p>0.065815</text:p>
          </table:table-cell>
          <table:table-cell office:value-type="float" office:value="0.030224" calcext:value-type="float">
            <text:p>0.030224</text:p>
          </table:table-cell>
          <table:table-cell office:value-type="float" office:value="1.532055" calcext:value-type="float">
            <text:p>1.532055</text:p>
          </table:table-cell>
          <table:table-cell office:value-type="float" office:value="2.991698" calcext:value-type="float">
            <text:p>2.991698</text:p>
          </table:table-cell>
          <table:table-cell office:value-type="float" office:value="0.027556" calcext:value-type="float">
            <text:p>0.027556</text:p>
          </table:table-cell>
          <table:table-cell office:value-type="float" office:value="0.008675" calcext:value-type="float">
            <text:p>0.008675</text:p>
          </table:table-cell>
          <table:table-cell office:value-type="float" office:value="1.707534" calcext:value-type="float">
            <text:p>1.707534</text:p>
          </table:table-cell>
          <table:table-cell office:value-type="float" office:value="3.025167" calcext:value-type="float">
            <text:p>3.0251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942712" calcext:value-type="float">
            <text:p>3.942712</text:p>
          </table:table-cell>
          <table:table-cell office:value-type="float" office:value="0.233296" calcext:value-type="float">
            <text:p>0.233296</text:p>
          </table:table-cell>
          <table:table-cell office:value-type="float" office:value="1.83498" calcext:value-type="float">
            <text:p>1.83498</text:p>
          </table:table-cell>
          <table:table-cell office:value-type="float" office:value="2.031243" calcext:value-type="float">
            <text:p>2.031243</text:p>
          </table:table-cell>
          <table:table-cell office:value-type="float" office:value="0.679254" calcext:value-type="float">
            <text:p>0.679254</text:p>
          </table:table-cell>
          <table:table-cell office:value-type="float" office:value="0.052062" calcext:value-type="float">
            <text:p>0.052062</text:p>
          </table:table-cell>
          <table:table-cell office:value-type="float" office:value="3.327752" calcext:value-type="float">
            <text:p>3.327752</text:p>
          </table:table-cell>
          <table:table-cell office:value-type="float" office:value="3.661586" calcext:value-type="float">
            <text:p>3.661586</text:p>
          </table:table-cell>
          <table:table-cell office:value-type="float" office:value="0.125304" calcext:value-type="float">
            <text:p>0.125304</text:p>
          </table:table-cell>
          <table:table-cell office:value-type="float" office:value="0.003412" calcext:value-type="float">
            <text:p>0.003412</text:p>
          </table:table-cell>
          <table:table-cell office:value-type="float" office:value="2.418255" calcext:value-type="float">
            <text:p>2.418255</text:p>
          </table:table-cell>
          <table:table-cell office:value-type="float" office:value="3.388491" calcext:value-type="float">
            <text:p>3.388491</text:p>
          </table:table-cell>
          <table:table-cell office:value-type="float" office:value="32.345551" calcext:value-type="float">
            <text:p>32.345551</text:p>
          </table:table-cell>
          <table:table-cell office:value-type="float" office:value="2.32" calcext:value-type="float">
            <text:p>2.32</text:p>
          </table:table-cell>
          <table:table-cell office:value-type="float" office:value="1.878397" calcext:value-type="float">
            <text:p>1.878397</text:p>
          </table:table-cell>
          <table:table-cell office:value-type="float" office:value="0" calcext:value-type="float">
            <text:p>0</text:p>
          </table:table-cell>
          <table:table-cell office:value-type="float" office:value="1.860624" calcext:value-type="float">
            <text:p>1.860624</text:p>
          </table:table-cell>
          <table:table-cell office:value-type="float" office:value="0" calcext:value-type="float">
            <text:p>0</text:p>
          </table:table-cell>
          <table:table-cell office:value-type="float" office:value="1.858032" calcext:value-type="float">
            <text:p>1.858032</text:p>
          </table:table-cell>
          <table:table-cell office:value-type="float" office:value="0" calcext:value-type="float">
            <text:p>0</text:p>
          </table:table-cell>
          <table:table-cell office:value-type="float" office:value="1.1441" calcext:value-type="float">
            <text:p>1.1441</text:p>
          </table:table-cell>
          <table:table-cell office:value-type="float" office:value="0" calcext:value-type="float">
            <text:p>0</text:p>
          </table:table-cell>
          <table:table-cell office:value-type="float" office:value="0.038937" calcext:value-type="float">
            <text:p>0.038937</text:p>
          </table:table-cell>
          <table:table-cell office:value-type="float" office:value="1" calcext:value-type="float">
            <text:p>1</text:p>
          </table:table-cell>
          <table:table-cell office:value-type="float" office:value="0.026879" calcext:value-type="float">
            <text:p>0.026879</text:p>
          </table:table-cell>
          <table:table-cell office:value-type="float" office:value="0.6" calcext:value-type="float">
            <text:p>0.6</text:p>
          </table:table-cell>
          <table:table-cell office:value-type="float" office:value="0.004225" calcext:value-type="float">
            <text:p>0.004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3331" calcext:value-type="float">
            <text:p>0.023331</text:p>
          </table:table-cell>
          <table:table-cell office:value-type="float" office:value="0.66" calcext:value-type="float">
            <text:p>0.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68319" calcext:value-type="float">
            <text:p>2.268319</text:p>
          </table:table-cell>
          <table:table-cell office:value-type="float" office:value="1.14" calcext:value-type="float">
            <text:p>1.14</text:p>
          </table:table-cell>
          <table:table-cell office:value-type="float" office:value="1.674393" calcext:value-type="float">
            <text:p>1.674393</text:p>
          </table:table-cell>
          <table:table-cell office:value-type="float" office:value="1.14" calcext:value-type="float">
            <text:p>1.14</text:p>
          </table:table-cell>
          <table:table-cell office:value-type="float" office:value="0.108154" calcext:value-type="float">
            <text:p>0.108154</text:p>
          </table:table-cell>
          <table:table-cell office:value-type="float" office:value="0.12" calcext:value-type="float">
            <text:p>0.12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56" calcext:value-type="float">
            <text:p>0.56</text:p>
          </table:table-cell>
          <table:table-cell office:value-type="float" office:value="0.014853" calcext:value-type="float">
            <text:p>0.014853</text:p>
          </table:table-cell>
          <table:table-cell office:value-type="float" office:value="0.14" calcext:value-type="float">
            <text:p>0.14</text:p>
          </table:table-cell>
          <table:table-cell office:value-type="float" office:value="0.11045" calcext:value-type="float">
            <text:p>0.1104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64.059998" calcext:value-type="float">
            <text:p>364.059998</text:p>
          </table:table-cell>
          <table:table-cell office:value-type="float" office:value="77.309715" calcext:value-type="float">
            <text:p>77.309715</text:p>
          </table:table-cell>
          <table:table-cell office:value-type="string" calcext:value-type="string">
            <text:p>NA</text:p>
          </table:table-cell>
          <table:table-cell office:value-type="float" office:value="5.967871" calcext:value-type="float">
            <text:p>5.967871</text:p>
          </table:table-cell>
          <table:table-cell office:value-type="float" office:value="0.284599" calcext:value-type="float">
            <text:p>0.284599</text:p>
          </table:table-cell>
          <table:table-cell office:value-type="float" office:value="46.331997" calcext:value-type="float">
            <text:p>46.331997</text:p>
          </table:table-cell>
          <table:table-cell office:value-type="float" office:value="0.054093" calcext:value-type="float">
            <text:p>0.054093</text:p>
          </table:table-cell>
          <table:table-cell office:value-type="float" office:value="2.227054" calcext:value-type="float">
            <text:p>2.227054</text:p>
          </table:table-cell>
          <table:table-cell office:value-type="float" office:value="1.31462" calcext:value-type="float">
            <text:p>1.31462</text:p>
          </table:table-cell>
          <table:table-cell office:value-type="float" office:value="3.723138" calcext:value-type="float">
            <text:p>3.723138</text:p>
          </table:table-cell>
          <table:table-cell office:value-type="float" office:value="2.659384" calcext:value-type="float">
            <text:p>2.659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1975" calcext:value-type="float">
            <text:p>3.041975</text:p>
          </table:table-cell>
          <table:table-cell office:value-type="float" office:value="2.690072" calcext:value-type="float">
            <text:p>2.690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815" calcext:value-type="float">
            <text:p>0.064815</text:p>
          </table:table-cell>
          <table:table-cell office:value-type="float" office:value="0.032262" calcext:value-type="float">
            <text:p>0.032262</text:p>
          </table:table-cell>
          <table:table-cell office:value-type="float" office:value="1.186216" calcext:value-type="float">
            <text:p>1.186216</text:p>
          </table:table-cell>
          <table:table-cell office:value-type="float" office:value="1.586455" calcext:value-type="float">
            <text:p>1.586455</text:p>
          </table:table-cell>
          <table:table-cell office:value-type="float" office:value="0.030382" calcext:value-type="float">
            <text:p>0.030382</text:p>
          </table:table-cell>
          <table:table-cell office:value-type="float" office:value="0.008658" calcext:value-type="float">
            <text:p>0.008658</text:p>
          </table:table-cell>
          <table:table-cell office:value-type="float" office:value="1.822261" calcext:value-type="float">
            <text:p>1.822261</text:p>
          </table:table-cell>
          <table:table-cell office:value-type="float" office:value="1.968241" calcext:value-type="float">
            <text:p>1.9682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094549" calcext:value-type="float">
            <text:p>4.094549</text:p>
          </table:table-cell>
          <table:table-cell office:value-type="float" office:value="0.242276" calcext:value-type="float">
            <text:p>0.242276</text:p>
          </table:table-cell>
          <table:table-cell office:value-type="float" office:value="1.730882" calcext:value-type="float">
            <text:p>1.730882</text:p>
          </table:table-cell>
          <table:table-cell office:value-type="float" office:value="1.595423" calcext:value-type="float">
            <text:p>1.595423</text:p>
          </table:table-cell>
          <table:table-cell office:value-type="float" office:value="0.940717" calcext:value-type="float">
            <text:p>0.940717</text:p>
          </table:table-cell>
          <table:table-cell office:value-type="float" office:value="0.067846" calcext:value-type="float">
            <text:p>0.067846</text:p>
          </table:table-cell>
          <table:table-cell office:value-type="float" office:value="3.677026" calcext:value-type="float">
            <text:p>3.677026</text:p>
          </table:table-cell>
          <table:table-cell office:value-type="float" office:value="3.872667" calcext:value-type="float">
            <text:p>3.872667</text:p>
          </table:table-cell>
          <table:table-cell office:value-type="float" office:value="0.180453" calcext:value-type="float">
            <text:p>0.180453</text:p>
          </table:table-cell>
          <table:table-cell office:value-type="float" office:value="0.004743" calcext:value-type="float">
            <text:p>0.004743</text:p>
          </table:table-cell>
          <table:table-cell office:value-type="float" office:value="3.936387" calcext:value-type="float">
            <text:p>3.936387</text:p>
          </table:table-cell>
          <table:table-cell office:value-type="float" office:value="4.538713" calcext:value-type="float">
            <text:p>4.538713</text:p>
          </table:table-cell>
          <table:table-cell office:value-type="float" office:value="46.331997" calcext:value-type="float">
            <text:p>46.331997</text:p>
          </table:table-cell>
          <table:table-cell office:value-type="float" office:value="2.6" calcext:value-type="float">
            <text:p>2.6</text:p>
          </table:table-cell>
          <table:table-cell office:value-type="float" office:value="1.879215" calcext:value-type="float">
            <text:p>1.879215</text:p>
          </table:table-cell>
          <table:table-cell office:value-type="float" office:value="0" calcext:value-type="float">
            <text:p>0</text:p>
          </table:table-cell>
          <table:table-cell office:value-type="float" office:value="1.843922" calcext:value-type="float">
            <text:p>1.843922</text:p>
          </table:table-cell>
          <table:table-cell office:value-type="float" office:value="0" calcext:value-type="float">
            <text:p>0</text:p>
          </table:table-cell>
          <table:table-cell office:value-type="float" office:value="1.895665" calcext:value-type="float">
            <text:p>1.895665</text:p>
          </table:table-cell>
          <table:table-cell office:value-type="float" office:value="0" calcext:value-type="float">
            <text:p>0</text:p>
          </table:table-cell>
          <table:table-cell office:value-type="float" office:value="1.14631" calcext:value-type="float">
            <text:p>1.14631</text:p>
          </table:table-cell>
          <table:table-cell office:value-type="float" office:value="0" calcext:value-type="float">
            <text:p>0</text:p>
          </table:table-cell>
          <table:table-cell office:value-type="float" office:value="0.042458" calcext:value-type="float">
            <text:p>0.042458</text:p>
          </table:table-cell>
          <table:table-cell office:value-type="float" office:value="1.14" calcext:value-type="float">
            <text:p>1.14</text:p>
          </table:table-cell>
          <table:table-cell office:value-type="float" office:value="0.022358" calcext:value-type="float">
            <text:p>0.022358</text:p>
          </table:table-cell>
          <table:table-cell office:value-type="float" office:value="0.54" calcext:value-type="float">
            <text:p>0.54</text:p>
          </table:table-cell>
          <table:table-cell office:value-type="float" office:value="0.007753" calcext:value-type="float">
            <text:p>0.007753</text:p>
          </table:table-cell>
          <table:table-cell office:value-type="float" office:value="0.22" calcext:value-type="float">
            <text:p>0.22</text:p>
          </table:table-cell>
          <table:table-cell office:value-type="float" office:value="0.022628" calcext:value-type="float">
            <text:p>0.022628</text:p>
          </table:table-cell>
          <table:table-cell office:value-type="float" office:value="0.64" calcext:value-type="float">
            <text:p>0.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355766" calcext:value-type="float">
            <text:p>2.355766</text:p>
          </table:table-cell>
          <table:table-cell office:value-type="float" office:value="1.22" calcext:value-type="float">
            <text:p>1.22</text:p>
          </table:table-cell>
          <table:table-cell office:value-type="float" office:value="1.738783" calcext:value-type="float">
            <text:p>1.738783</text:p>
          </table:table-cell>
          <table:table-cell office:value-type="float" office:value="1.1" calcext:value-type="float">
            <text:p>1.1</text:p>
          </table:table-cell>
          <table:table-cell office:value-type="float" office:value="0.251133" calcext:value-type="float">
            <text:p>0.251133</text:p>
          </table:table-cell>
          <table:table-cell office:value-type="float" office:value="0.3" calcext:value-type="float">
            <text:p>0.3</text:p>
          </table:table-cell>
          <table:table-cell office:value-type="float" office:value="0.689584" calcext:value-type="float">
            <text:p>0.689584</text:p>
          </table:table-cell>
          <table:table-cell office:value-type="float" office:value="0.68" calcext:value-type="float">
            <text:p>0.68</text:p>
          </table:table-cell>
          <table:table-cell office:value-type="float" office:value="0.010626" calcext:value-type="float">
            <text:p>0.010626</text:p>
          </table:table-cell>
          <table:table-cell office:value-type="float" office:value="0.1" calcext:value-type="float">
            <text:p>0.1</text:p>
          </table:table-cell>
          <table:table-cell office:value-type="float" office:value="0.169827" calcext:value-type="float">
            <text:p>0.169827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47.200012" calcext:value-type="float">
            <text:p>347.200012</text:p>
          </table:table-cell>
          <table:table-cell office:value-type="float" office:value="78.969902" calcext:value-type="float">
            <text:p>78.969902</text:p>
          </table:table-cell>
          <table:table-cell office:value-type="string" calcext:value-type="string">
            <text:p>NA</text:p>
          </table:table-cell>
          <table:table-cell office:value-type="float" office:value="5.9858" calcext:value-type="float">
            <text:p>5.9858</text:p>
          </table:table-cell>
          <table:table-cell office:value-type="float" office:value="0.234089" calcext:value-type="float">
            <text:p>0.234089</text:p>
          </table:table-cell>
          <table:table-cell office:value-type="float" office:value="42.501236" calcext:value-type="float">
            <text:p>42.501236</text:p>
          </table:table-cell>
          <table:table-cell office:value-type="float" office:value="0.049621" calcext:value-type="float">
            <text:p>0.049621</text:p>
          </table:table-cell>
          <table:table-cell office:value-type="float" office:value="3.295942" calcext:value-type="float">
            <text:p>3.295942</text:p>
          </table:table-cell>
          <table:table-cell office:value-type="float" office:value="3.314258" calcext:value-type="float">
            <text:p>3.314258</text:p>
          </table:table-cell>
          <table:table-cell office:value-type="float" office:value="3.732493" calcext:value-type="float">
            <text:p>3.732493</text:p>
          </table:table-cell>
          <table:table-cell office:value-type="float" office:value="2.666066" calcext:value-type="float">
            <text:p>2.666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0553" calcext:value-type="float">
            <text:p>3.000553</text:p>
          </table:table-cell>
          <table:table-cell office:value-type="float" office:value="2.652667" calcext:value-type="float">
            <text:p>2.652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101" calcext:value-type="float">
            <text:p>0.067101</text:p>
          </table:table-cell>
          <table:table-cell office:value-type="float" office:value="0.032993" calcext:value-type="float">
            <text:p>0.032993</text:p>
          </table:table-cell>
          <table:table-cell office:value-type="float" office:value="1.020652" calcext:value-type="float">
            <text:p>1.020652</text:p>
          </table:table-cell>
          <table:table-cell office:value-type="float" office:value="1.249442" calcext:value-type="float">
            <text:p>1.249442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08753" calcext:value-type="float">
            <text:p>0.008753</text:p>
          </table:table-cell>
          <table:table-cell office:value-type="float" office:value="1.657257" calcext:value-type="float">
            <text:p>1.657257</text:p>
          </table:table-cell>
          <table:table-cell office:value-type="float" office:value="1.623761" calcext:value-type="float">
            <text:p>1.6237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694322" calcext:value-type="float">
            <text:p>5.694322</text:p>
          </table:table-cell>
          <table:table-cell office:value-type="float" office:value="0.338446" calcext:value-type="float">
            <text:p>0.338446</text:p>
          </table:table-cell>
          <table:table-cell office:value-type="float" office:value="1.694862" calcext:value-type="float">
            <text:p>1.694862</text:p>
          </table:table-cell>
          <table:table-cell office:value-type="float" office:value="1.811352" calcext:value-type="float">
            <text:p>1.811352</text:p>
          </table:table-cell>
          <table:table-cell office:value-type="float" office:value="1.155719" calcext:value-type="float">
            <text:p>1.155719</text:p>
          </table:table-cell>
          <table:table-cell office:value-type="float" office:value="0.076144" calcext:value-type="float">
            <text:p>0.076144</text:p>
          </table:table-cell>
          <table:table-cell office:value-type="float" office:value="3.77411" calcext:value-type="float">
            <text:p>3.77411</text:p>
          </table:table-cell>
          <table:table-cell office:value-type="float" office:value="5.001307" calcext:value-type="float">
            <text:p>5.001307</text:p>
          </table:table-cell>
          <table:table-cell office:value-type="float" office:value="0.072231" calcext:value-type="float">
            <text:p>0.072231</text:p>
          </table:table-cell>
          <table:table-cell office:value-type="float" office:value="0.002033" calcext:value-type="float">
            <text:p>0.002033</text:p>
          </table:table-cell>
          <table:table-cell office:value-type="float" office:value="4.013717" calcext:value-type="float">
            <text:p>4.013717</text:p>
          </table:table-cell>
          <table:table-cell office:value-type="float" office:value="4.781808" calcext:value-type="float">
            <text:p>4.781808</text:p>
          </table:table-cell>
          <table:table-cell office:value-type="float" office:value="42.501236" calcext:value-type="float">
            <text:p>42.501236</text:p>
          </table:table-cell>
          <table:table-cell office:value-type="float" office:value="2.4" calcext:value-type="float">
            <text:p>2.4</text:p>
          </table:table-cell>
          <table:table-cell office:value-type="float" office:value="1.877361" calcext:value-type="float">
            <text:p>1.877361</text:p>
          </table:table-cell>
          <table:table-cell office:value-type="float" office:value="0" calcext:value-type="float">
            <text:p>0</text:p>
          </table:table-cell>
          <table:table-cell office:value-type="float" office:value="1.855132" calcext:value-type="float">
            <text:p>1.855132</text:p>
          </table:table-cell>
          <table:table-cell office:value-type="float" office:value="0" calcext:value-type="float">
            <text:p>0</text:p>
          </table:table-cell>
          <table:table-cell office:value-type="float" office:value="1.87157" calcext:value-type="float">
            <text:p>1.87157</text:p>
          </table:table-cell>
          <table:table-cell office:value-type="float" office:value="0" calcext:value-type="float">
            <text:p>0</text:p>
          </table:table-cell>
          <table:table-cell office:value-type="float" office:value="1.128983" calcext:value-type="float">
            <text:p>1.128983</text:p>
          </table:table-cell>
          <table:table-cell office:value-type="float" office:value="0" calcext:value-type="float">
            <text:p>0</text:p>
          </table:table-cell>
          <table:table-cell office:value-type="float" office:value="0.043284" calcext:value-type="float">
            <text:p>0.043284</text:p>
          </table:table-cell>
          <table:table-cell office:value-type="float" office:value="1.18" calcext:value-type="float">
            <text:p>1.18</text:p>
          </table:table-cell>
          <table:table-cell office:value-type="float" office:value="0.023817" calcext:value-type="float">
            <text:p>0.023817</text:p>
          </table:table-cell>
          <table:table-cell office:value-type="float" office:value="0.6" calcext:value-type="float">
            <text:p>0.6</text:p>
          </table:table-cell>
          <table:table-cell office:value-type="float" office:value="0.009172" calcext:value-type="float">
            <text:p>0.009172</text:p>
          </table:table-cell>
          <table:table-cell office:value-type="float" office:value="0.26" calcext:value-type="float">
            <text:p>0.26</text:p>
          </table:table-cell>
          <table:table-cell office:value-type="float" office:value="0.022628" calcext:value-type="float">
            <text:p>0.022628</text:p>
          </table:table-cell>
          <table:table-cell office:value-type="float" office:value="0.64" calcext:value-type="float">
            <text:p>0.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240218" calcext:value-type="float">
            <text:p>3.240218</text:p>
          </table:table-cell>
          <table:table-cell office:value-type="float" office:value="1.62" calcext:value-type="float">
            <text:p>1.62</text:p>
          </table:table-cell>
          <table:table-cell office:value-type="float" office:value="2.454104" calcext:value-type="float">
            <text:p>2.454104</text:p>
          </table:table-cell>
          <table:table-cell office:value-type="float" office:value="1.56" calcext:value-type="float">
            <text:p>1.56</text:p>
          </table:table-cell>
          <table:table-cell office:value-type="float" office:value="0.480178" calcext:value-type="float">
            <text:p>0.480178</text:p>
          </table:table-cell>
          <table:table-cell office:value-type="float" office:value="0.54" calcext:value-type="float">
            <text:p>0.54</text:p>
          </table:table-cell>
          <table:table-cell office:value-type="float" office:value="0.675541" calcext:value-type="float">
            <text:p>0.675541</text:p>
          </table:table-cell>
          <table:table-cell office:value-type="float" office:value="0.62" calcext:value-type="float">
            <text:p>0.62</text:p>
          </table:table-cell>
          <table:table-cell office:value-type="float" office:value="0.012746" calcext:value-type="float">
            <text:p>0.012746</text:p>
          </table:table-cell>
          <table:table-cell office:value-type="float" office:value="0.12" calcext:value-type="float">
            <text:p>0.12</text:p>
          </table:table-cell>
          <table:table-cell office:value-type="float" office:value="0.059484" calcext:value-type="float">
            <text:p>0.059484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46.359985" calcext:value-type="float">
            <text:p>346.359985</text:p>
          </table:table-cell>
          <table:table-cell office:value-type="float" office:value="68.69149" calcext:value-type="float">
            <text:p>68.69149</text:p>
          </table:table-cell>
          <table:table-cell office:value-type="string" calcext:value-type="string">
            <text:p>NA</text:p>
          </table:table-cell>
          <table:table-cell office:value-type="float" office:value="5.993196" calcext:value-type="float">
            <text:p>5.993196</text:p>
          </table:table-cell>
          <table:table-cell office:value-type="float" office:value="0.237039" calcext:value-type="float">
            <text:p>0.237039</text:p>
          </table:table-cell>
          <table:table-cell office:value-type="float" office:value="38.544594" calcext:value-type="float">
            <text:p>38.544594</text:p>
          </table:table-cell>
          <table:table-cell office:value-type="float" office:value="0.045001" calcext:value-type="float">
            <text:p>0.045001</text:p>
          </table:table-cell>
          <table:table-cell office:value-type="float" office:value="2.946878" calcext:value-type="float">
            <text:p>2.946878</text:p>
          </table:table-cell>
          <table:table-cell office:value-type="float" office:value="2.073904" calcext:value-type="float">
            <text:p>2.073904</text:p>
          </table:table-cell>
          <table:table-cell office:value-type="float" office:value="3.736012" calcext:value-type="float">
            <text:p>3.736012</text:p>
          </table:table-cell>
          <table:table-cell office:value-type="float" office:value="2.66858" calcext:value-type="float">
            <text:p>2.66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8093" calcext:value-type="float">
            <text:p>3.028093</text:p>
          </table:table-cell>
          <table:table-cell office:value-type="float" office:value="2.687255" calcext:value-type="float">
            <text:p>2.687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826" calcext:value-type="float">
            <text:p>0.070826</text:p>
          </table:table-cell>
          <table:table-cell office:value-type="float" office:value="0.031353" calcext:value-type="float">
            <text:p>0.031353</text:p>
          </table:table-cell>
          <table:table-cell office:value-type="float" office:value="1.147678" calcext:value-type="float">
            <text:p>1.147678</text:p>
          </table:table-cell>
          <table:table-cell office:value-type="float" office:value="1.930594" calcext:value-type="float">
            <text:p>1.930594</text:p>
          </table:table-cell>
          <table:table-cell office:value-type="float" office:value="0.031816" calcext:value-type="float">
            <text:p>0.031816</text:p>
          </table:table-cell>
          <table:table-cell office:value-type="float" office:value="0.009375" calcext:value-type="float">
            <text:p>0.009375</text:p>
          </table:table-cell>
          <table:table-cell office:value-type="float" office:value="1.590036" calcext:value-type="float">
            <text:p>1.590036</text:p>
          </table:table-cell>
          <table:table-cell office:value-type="float" office:value="2.355734" calcext:value-type="float">
            <text:p>2.3557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040399" calcext:value-type="float">
            <text:p>6.040399</text:p>
          </table:table-cell>
          <table:table-cell office:value-type="float" office:value="0.34862" calcext:value-type="float">
            <text:p>0.34862</text:p>
          </table:table-cell>
          <table:table-cell office:value-type="float" office:value="2.07678" calcext:value-type="float">
            <text:p>2.07678</text:p>
          </table:table-cell>
          <table:table-cell office:value-type="float" office:value="1.702126" calcext:value-type="float">
            <text:p>1.702126</text:p>
          </table:table-cell>
          <table:table-cell office:value-type="float" office:value="1.093067" calcext:value-type="float">
            <text:p>1.093067</text:p>
          </table:table-cell>
          <table:table-cell office:value-type="float" office:value="0.072553" calcext:value-type="float">
            <text:p>0.072553</text:p>
          </table:table-cell>
          <table:table-cell office:value-type="float" office:value="4.867949" calcext:value-type="float">
            <text:p>4.867949</text:p>
          </table:table-cell>
          <table:table-cell office:value-type="float" office:value="4.308847" calcext:value-type="float">
            <text:p>4.308847</text:p>
          </table:table-cell>
          <table:table-cell office:value-type="float" office:value="0.127016" calcext:value-type="float">
            <text:p>0.127016</text:p>
          </table:table-cell>
          <table:table-cell office:value-type="float" office:value="0.003354" calcext:value-type="float">
            <text:p>0.003354</text:p>
          </table:table-cell>
          <table:table-cell office:value-type="float" office:value="4.458108" calcext:value-type="float">
            <text:p>4.458108</text:p>
          </table:table-cell>
          <table:table-cell office:value-type="float" office:value="5.169997" calcext:value-type="float">
            <text:p>5.169997</text:p>
          </table:table-cell>
          <table:table-cell office:value-type="float" office:value="38.544594" calcext:value-type="float">
            <text:p>38.544594</text:p>
          </table:table-cell>
          <table:table-cell office:value-type="float" office:value="1.8" calcext:value-type="float">
            <text:p>1.8</text:p>
          </table:table-cell>
          <table:table-cell office:value-type="float" office:value="1.881477" calcext:value-type="float">
            <text:p>1.881477</text:p>
          </table:table-cell>
          <table:table-cell office:value-type="float" office:value="0" calcext:value-type="float">
            <text:p>0</text:p>
          </table:table-cell>
          <table:table-cell office:value-type="float" office:value="1.854535" calcext:value-type="float">
            <text:p>1.854535</text:p>
          </table:table-cell>
          <table:table-cell office:value-type="float" office:value="0" calcext:value-type="float">
            <text:p>0</text:p>
          </table:table-cell>
          <table:table-cell office:value-type="float" office:value="1.86605" calcext:value-type="float">
            <text:p>1.86605</text:p>
          </table:table-cell>
          <table:table-cell office:value-type="float" office:value="0" calcext:value-type="float">
            <text:p>0</text:p>
          </table:table-cell>
          <table:table-cell office:value-type="float" office:value="1.162043" calcext:value-type="float">
            <text:p>1.162043</text:p>
          </table:table-cell>
          <table:table-cell office:value-type="float" office:value="0" calcext:value-type="float">
            <text:p>0</text:p>
          </table:table-cell>
          <table:table-cell office:value-type="float" office:value="0.039969" calcext:value-type="float">
            <text:p>0.039969</text:p>
          </table:table-cell>
          <table:table-cell office:value-type="float" office:value="0.94" calcext:value-type="float">
            <text:p>0.94</text:p>
          </table:table-cell>
          <table:table-cell office:value-type="float" office:value="0.030857" calcext:value-type="float">
            <text:p>0.030857</text:p>
          </table:table-cell>
          <table:table-cell office:value-type="float" office:value="0.82" calcext:value-type="float">
            <text:p>0.82</text:p>
          </table:table-cell>
          <table:table-cell office:value-type="float" office:value="0.007066" calcext:value-type="float">
            <text:p>0.007066</text:p>
          </table:table-cell>
          <table:table-cell office:value-type="float" office:value="0.2" calcext:value-type="float">
            <text:p>0.2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7" calcext:value-type="float">
            <text:p>0.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684674" calcext:value-type="float">
            <text:p>3.684674</text:p>
          </table:table-cell>
          <table:table-cell office:value-type="float" office:value="1.66" calcext:value-type="float">
            <text:p>1.66</text:p>
          </table:table-cell>
          <table:table-cell office:value-type="float" office:value="2.355726" calcext:value-type="float">
            <text:p>2.355726</text:p>
          </table:table-cell>
          <table:table-cell office:value-type="float" office:value="1.34" calcext:value-type="float">
            <text:p>1.34</text:p>
          </table:table-cell>
          <table:table-cell office:value-type="float" office:value="0.441348" calcext:value-type="float">
            <text:p>0.441348</text:p>
          </table:table-cell>
          <table:table-cell office:value-type="float" office:value="0.46" calcext:value-type="float">
            <text:p>0.46</text:p>
          </table:table-cell>
          <table:table-cell office:value-type="float" office:value="0.651719" calcext:value-type="float">
            <text:p>0.651719</text:p>
          </table:table-cell>
          <table:table-cell office:value-type="float" office:value="0.62" calcext:value-type="float">
            <text:p>0.62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08" calcext:value-type="float">
            <text:p>0.08</text:p>
          </table:table-cell>
          <table:table-cell office:value-type="float" office:value="0.118536" calcext:value-type="float">
            <text:p>0.11853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48.959991" calcext:value-type="float">
            <text:p>348.959991</text:p>
          </table:table-cell>
          <table:table-cell office:value-type="float" office:value="65.138771" calcext:value-type="float">
            <text:p>65.138771</text:p>
          </table:table-cell>
          <table:table-cell office:value-type="string" calcext:value-type="string">
            <text:p>NA</text:p>
          </table:table-cell>
          <table:table-cell office:value-type="float" office:value="5.97151" calcext:value-type="float">
            <text:p>5.97151</text:p>
          </table:table-cell>
          <table:table-cell office:value-type="float" office:value="0.227188" calcext:value-type="float">
            <text:p>0.227188</text:p>
          </table:table-cell>
          <table:table-cell office:value-type="float" office:value="39.072601" calcext:value-type="float">
            <text:p>39.072601</text:p>
          </table:table-cell>
          <table:table-cell office:value-type="float" office:value="0.045618" calcext:value-type="float">
            <text:p>0.045618</text:p>
          </table:table-cell>
          <table:table-cell office:value-type="float" office:value="3.013329" calcext:value-type="float">
            <text:p>3.013329</text:p>
          </table:table-cell>
          <table:table-cell office:value-type="float" office:value="4.56665" calcext:value-type="float">
            <text:p>4.56665</text:p>
          </table:table-cell>
          <table:table-cell office:value-type="float" office:value="3.774831" calcext:value-type="float">
            <text:p>3.774831</text:p>
          </table:table-cell>
          <table:table-cell office:value-type="float" office:value="2.696308" calcext:value-type="float">
            <text:p>2.696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1522" calcext:value-type="float">
            <text:p>3.001522</text:p>
          </table:table-cell>
          <table:table-cell office:value-type="float" office:value="2.664739" calcext:value-type="float">
            <text:p>2.664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232" calcext:value-type="float">
            <text:p>0.059232</text:p>
          </table:table-cell>
          <table:table-cell office:value-type="float" office:value="0.029323" calcext:value-type="float">
            <text:p>0.029323</text:p>
          </table:table-cell>
          <table:table-cell office:value-type="float" office:value="1.922337" calcext:value-type="float">
            <text:p>1.922337</text:p>
          </table:table-cell>
          <table:table-cell office:value-type="float" office:value="3.690147" calcext:value-type="float">
            <text:p>3.690147</text:p>
          </table:table-cell>
          <table:table-cell office:value-type="float" office:value="0.026894" calcext:value-type="float">
            <text:p>0.026894</text:p>
          </table:table-cell>
          <table:table-cell office:value-type="float" office:value="0.008638" calcext:value-type="float">
            <text:p>0.008638</text:p>
          </table:table-cell>
          <table:table-cell office:value-type="float" office:value="2.342271" calcext:value-type="float">
            <text:p>2.342271</text:p>
          </table:table-cell>
          <table:table-cell office:value-type="float" office:value="2.379074" calcext:value-type="float">
            <text:p>2.3790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622287" calcext:value-type="float">
            <text:p>5.622287</text:p>
          </table:table-cell>
          <table:table-cell office:value-type="float" office:value="0.330096" calcext:value-type="float">
            <text:p>0.330096</text:p>
          </table:table-cell>
          <table:table-cell office:value-type="float" office:value="2.49809" calcext:value-type="float">
            <text:p>2.49809</text:p>
          </table:table-cell>
          <table:table-cell office:value-type="float" office:value="2.28637" calcext:value-type="float">
            <text:p>2.28637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05115" calcext:value-type="float">
            <text:p>0.05115</text:p>
          </table:table-cell>
          <table:table-cell office:value-type="float" office:value="4.969179" calcext:value-type="float">
            <text:p>4.969179</text:p>
          </table:table-cell>
          <table:table-cell office:value-type="float" office:value="6.041873" calcext:value-type="float">
            <text:p>6.041873</text:p>
          </table:table-cell>
          <table:table-cell office:value-type="float" office:value="0.10284" calcext:value-type="float">
            <text:p>0.10284</text:p>
          </table:table-cell>
          <table:table-cell office:value-type="float" office:value="0.002674" calcext:value-type="float">
            <text:p>0.002674</text:p>
          </table:table-cell>
          <table:table-cell office:value-type="float" office:value="3.263315" calcext:value-type="float">
            <text:p>3.263315</text:p>
          </table:table-cell>
          <table:table-cell office:value-type="float" office:value="4.402678" calcext:value-type="float">
            <text:p>4.402678</text:p>
          </table:table-cell>
          <table:table-cell office:value-type="float" office:value="39.072601" calcext:value-type="float">
            <text:p>39.072601</text:p>
          </table:table-cell>
          <table:table-cell office:value-type="float" office:value="1.88" calcext:value-type="float">
            <text:p>1.88</text:p>
          </table:table-cell>
          <table:table-cell office:value-type="float" office:value="1.91211" calcext:value-type="float">
            <text:p>1.91211</text:p>
          </table:table-cell>
          <table:table-cell office:value-type="float" office:value="0" calcext:value-type="float">
            <text:p>0</text:p>
          </table:table-cell>
          <table:table-cell office:value-type="float" office:value="1.862721" calcext:value-type="float">
            <text:p>1.862721</text:p>
          </table:table-cell>
          <table:table-cell office:value-type="float" office:value="0" calcext:value-type="float">
            <text:p>0</text:p>
          </table:table-cell>
          <table:table-cell office:value-type="float" office:value="1.847318" calcext:value-type="float">
            <text:p>1.847318</text:p>
          </table:table-cell>
          <table:table-cell office:value-type="float" office:value="0" calcext:value-type="float">
            <text:p>0</text:p>
          </table:table-cell>
          <table:table-cell office:value-type="float" office:value="1.154204" calcext:value-type="float">
            <text:p>1.154204</text:p>
          </table:table-cell>
          <table:table-cell office:value-type="float" office:value="0" calcext:value-type="float">
            <text:p>0</text:p>
          </table:table-cell>
          <table:table-cell office:value-type="float" office:value="0.038537" calcext:value-type="float">
            <text:p>0.038537</text:p>
          </table:table-cell>
          <table:table-cell office:value-type="float" office:value="0.94" calcext:value-type="float">
            <text:p>0.94</text:p>
          </table:table-cell>
          <table:table-cell office:value-type="float" office:value="0.020695" calcext:value-type="float">
            <text:p>0.020695</text:p>
          </table:table-cell>
          <table:table-cell office:value-type="float" office:value="0.54" calcext:value-type="float">
            <text:p>0.54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0.1" calcext:value-type="float">
            <text:p>0.1</text:p>
          </table:table-cell>
          <table:table-cell office:value-type="float" office:value="0.023356" calcext:value-type="float">
            <text:p>0.023356</text:p>
          </table:table-cell>
          <table:table-cell office:value-type="float" office:value="0.66" calcext:value-type="float">
            <text:p>0.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296106" calcext:value-type="float">
            <text:p>3.296106</text:p>
          </table:table-cell>
          <table:table-cell office:value-type="float" office:value="1.3" calcext:value-type="float">
            <text:p>1.3</text:p>
          </table:table-cell>
          <table:table-cell office:value-type="float" office:value="2.326181" calcext:value-type="float">
            <text:p>2.326181</text:p>
          </table:table-cell>
          <table:table-cell office:value-type="float" office:value="1.26" calcext:value-type="float">
            <text:p>1.26</text:p>
          </table:table-cell>
          <table:table-cell office:value-type="float" office:value="0.321641" calcext:value-type="float">
            <text:p>0.321641</text:p>
          </table:table-cell>
          <table:table-cell office:value-type="float" office:value="0.34" calcext:value-type="float">
            <text:p>0.34</text:p>
          </table:table-cell>
          <table:table-cell office:value-type="float" office:value="0.45426" calcext:value-type="float">
            <text:p>0.45426</text:p>
          </table:table-cell>
          <table:table-cell office:value-type="float" office:value="0.42" calcext:value-type="float">
            <text:p>0.42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.04" calcext:value-type="float">
            <text:p>0.04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24.959991" calcext:value-type="float">
            <text:p>324.959991</text:p>
          </table:table-cell>
          <table:table-cell office:value-type="float" office:value="55.404987" calcext:value-type="float">
            <text:p>55.404987</text:p>
          </table:table-cell>
          <table:table-cell office:value-type="string" calcext:value-type="string">
            <text:p>NA</text:p>
          </table:table-cell>
          <table:table-cell office:value-type="float" office:value="6.060655" calcext:value-type="float">
            <text:p>6.060655</text:p>
          </table:table-cell>
          <table:table-cell office:value-type="float" office:value="0.264103" calcext:value-type="float">
            <text:p>0.264103</text:p>
          </table:table-cell>
          <table:table-cell office:value-type="float" office:value="28.09572" calcext:value-type="float">
            <text:p>28.09572</text:p>
          </table:table-cell>
          <table:table-cell office:value-type="float" office:value="0.032802" calcext:value-type="float">
            <text:p>0.032802</text:p>
          </table:table-cell>
          <table:table-cell office:value-type="float" office:value="3.377975" calcext:value-type="float">
            <text:p>3.377975</text:p>
          </table:table-cell>
          <table:table-cell office:value-type="float" office:value="3.981783" calcext:value-type="float">
            <text:p>3.981783</text:p>
          </table:table-cell>
          <table:table-cell office:value-type="float" office:value="3.76406" calcext:value-type="float">
            <text:p>3.76406</text:p>
          </table:table-cell>
          <table:table-cell office:value-type="float" office:value="2.688615" calcext:value-type="float">
            <text:p>2.688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1994" calcext:value-type="float">
            <text:p>3.001994</text:p>
          </table:table-cell>
          <table:table-cell office:value-type="float" office:value="2.67463" calcext:value-type="float">
            <text:p>2.67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569" calcext:value-type="float">
            <text:p>0.048569</text:p>
          </table:table-cell>
          <table:table-cell office:value-type="float" office:value="0.025339" calcext:value-type="float">
            <text:p>0.025339</text:p>
          </table:table-cell>
          <table:table-cell office:value-type="float" office:value="1.434353" calcext:value-type="float">
            <text:p>1.434353</text:p>
          </table:table-cell>
          <table:table-cell office:value-type="float" office:value="1.806867" calcext:value-type="float">
            <text:p>1.806867</text:p>
          </table:table-cell>
          <table:table-cell office:value-type="float" office:value="0.022619" calcext:value-type="float">
            <text:p>0.022619</text:p>
          </table:table-cell>
          <table:table-cell office:value-type="float" office:value="0.007103" calcext:value-type="float">
            <text:p>0.007103</text:p>
          </table:table-cell>
          <table:table-cell office:value-type="float" office:value="1.848019" calcext:value-type="float">
            <text:p>1.848019</text:p>
          </table:table-cell>
          <table:table-cell office:value-type="float" office:value="2.080368" calcext:value-type="float">
            <text:p>2.0803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811243" calcext:value-type="float">
            <text:p>3.811243</text:p>
          </table:table-cell>
          <table:table-cell office:value-type="float" office:value="0.228521" calcext:value-type="float">
            <text:p>0.228521</text:p>
          </table:table-cell>
          <table:table-cell office:value-type="float" office:value="2.296487" calcext:value-type="float">
            <text:p>2.296487</text:p>
          </table:table-cell>
          <table:table-cell office:value-type="float" office:value="1.997949" calcext:value-type="float">
            <text:p>1.997949</text:p>
          </table:table-cell>
          <table:table-cell office:value-type="float" office:value="0.59883" calcext:value-type="float">
            <text:p>0.59883</text:p>
          </table:table-cell>
          <table:table-cell office:value-type="float" office:value="0.044139" calcext:value-type="float">
            <text:p>0.044139</text:p>
          </table:table-cell>
          <table:table-cell office:value-type="float" office:value="4.865874" calcext:value-type="float">
            <text:p>4.865874</text:p>
          </table:table-cell>
          <table:table-cell office:value-type="float" office:value="4.629523" calcext:value-type="float">
            <text:p>4.629523</text:p>
          </table:table-cell>
          <table:table-cell office:value-type="float" office:value="0.18107" calcext:value-type="float">
            <text:p>0.18107</text:p>
          </table:table-cell>
          <table:table-cell office:value-type="float" office:value="0.00478" calcext:value-type="float">
            <text:p>0.00478</text:p>
          </table:table-cell>
          <table:table-cell office:value-type="float" office:value="4.465695" calcext:value-type="float">
            <text:p>4.465695</text:p>
          </table:table-cell>
          <table:table-cell office:value-type="float" office:value="8.573075" calcext:value-type="float">
            <text:p>8.573075</text:p>
          </table:table-cell>
          <table:table-cell office:value-type="float" office:value="28.09572" calcext:value-type="float">
            <text:p>28.09572</text:p>
          </table:table-cell>
          <table:table-cell office:value-type="float" office:value="1.84" calcext:value-type="float">
            <text:p>1.84</text:p>
          </table:table-cell>
          <table:table-cell office:value-type="float" office:value="1.887106" calcext:value-type="float">
            <text:p>1.887106</text:p>
          </table:table-cell>
          <table:table-cell office:value-type="float" office:value="0" calcext:value-type="float">
            <text:p>0</text:p>
          </table:table-cell>
          <table:table-cell office:value-type="float" office:value="1.876954" calcext:value-type="float">
            <text:p>1.876954</text:p>
          </table:table-cell>
          <table:table-cell office:value-type="float" office:value="0" calcext:value-type="float">
            <text:p>0</text:p>
          </table:table-cell>
          <table:table-cell office:value-type="float" office:value="1.826616" calcext:value-type="float">
            <text:p>1.826616</text:p>
          </table:table-cell>
          <table:table-cell office:value-type="float" office:value="0" calcext:value-type="float">
            <text:p>0</text:p>
          </table:table-cell>
          <table:table-cell office:value-type="float" office:value="1.175378" calcext:value-type="float">
            <text:p>1.175378</text:p>
          </table:table-cell>
          <table:table-cell office:value-type="float" office:value="0" calcext:value-type="float">
            <text:p>0</text:p>
          </table:table-cell>
          <table:table-cell office:value-type="float" office:value="0.033731" calcext:value-type="float">
            <text:p>0.033731</text:p>
          </table:table-cell>
          <table:table-cell office:value-type="float" office:value="0.88" calcext:value-type="float">
            <text:p>0.88</text:p>
          </table:table-cell>
          <table:table-cell office:value-type="float" office:value="0.014838" calcext:value-type="float">
            <text:p>0.014838</text:p>
          </table:table-cell>
          <table:table-cell office:value-type="float" office:value="0.42" calcext:value-type="float">
            <text:p>0.42</text:p>
          </table:table-cell>
          <table:table-cell office:value-type="float" office:value="0.003528" calcext:value-type="float">
            <text:p>0.003528</text:p>
          </table:table-cell>
          <table:table-cell office:value-type="float" office:value="0.1" calcext:value-type="float">
            <text:p>0.1</text:p>
          </table:table-cell>
          <table:table-cell office:value-type="float" office:value="0.019091" calcext:value-type="float">
            <text:p>0.019091</text:p>
          </table:table-cell>
          <table:table-cell office:value-type="float" office:value="0.54" calcext:value-type="float">
            <text:p>0.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21145" calcext:value-type="float">
            <text:p>2.121145</text:p>
          </table:table-cell>
          <table:table-cell office:value-type="float" office:value="0.74" calcext:value-type="float">
            <text:p>0.74</text:p>
          </table:table-cell>
          <table:table-cell office:value-type="float" office:value="1.690098" calcext:value-type="float">
            <text:p>1.690098</text:p>
          </table:table-cell>
          <table:table-cell office:value-type="float" office:value="0.96" calcext:value-type="float">
            <text:p>0.96</text:p>
          </table:table-cell>
          <table:table-cell office:value-type="float" office:value="0.137232" calcext:value-type="float">
            <text:p>0.137232</text:p>
          </table:table-cell>
          <table:table-cell office:value-type="float" office:value="0.14" calcext:value-type="float">
            <text:p>0.14</text:p>
          </table:table-cell>
          <table:table-cell office:value-type="float" office:value="0.461598" calcext:value-type="float">
            <text:p>0.461598</text:p>
          </table:table-cell>
          <table:table-cell office:value-type="float" office:value="0.48" calcext:value-type="float">
            <text:p>0.48</text:p>
          </table:table-cell>
          <table:table-cell office:value-type="float" office:value="0.011989" calcext:value-type="float">
            <text:p>0.011989</text:p>
          </table:table-cell>
          <table:table-cell office:value-type="float" office:value="0.1" calcext:value-type="float">
            <text:p>0.1</text:p>
          </table:table-cell>
          <table:table-cell office:value-type="float" office:value="0.169081" calcext:value-type="float">
            <text:p>0.169081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62.579987" calcext:value-type="float">
            <text:p>362.579987</text:p>
          </table:table-cell>
          <table:table-cell office:value-type="float" office:value="65.205513" calcext:value-type="float">
            <text:p>65.205513</text:p>
          </table:table-cell>
          <table:table-cell office:value-type="string" calcext:value-type="string">
            <text:p>NA</text:p>
          </table:table-cell>
          <table:table-cell office:value-type="float" office:value="5.943018" calcext:value-type="float">
            <text:p>5.943018</text:p>
          </table:table-cell>
          <table:table-cell office:value-type="float" office:value="0.268554" calcext:value-type="float">
            <text:p>0.268554</text:p>
          </table:table-cell>
          <table:table-cell office:value-type="float" office:value="29.702888" calcext:value-type="float">
            <text:p>29.702888</text:p>
          </table:table-cell>
          <table:table-cell office:value-type="float" office:value="0.034679" calcext:value-type="float">
            <text:p>0.034679</text:p>
          </table:table-cell>
          <table:table-cell office:value-type="float" office:value="2.058133" calcext:value-type="float">
            <text:p>2.058133</text:p>
          </table:table-cell>
          <table:table-cell office:value-type="float" office:value="1.676173" calcext:value-type="float">
            <text:p>1.676173</text:p>
          </table:table-cell>
          <table:table-cell office:value-type="float" office:value="3.784513" calcext:value-type="float">
            <text:p>3.784513</text:p>
          </table:table-cell>
          <table:table-cell office:value-type="float" office:value="2.703223" calcext:value-type="float">
            <text:p>2.703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55682" calcext:value-type="float">
            <text:p>3.055682</text:p>
          </table:table-cell>
          <table:table-cell office:value-type="float" office:value="2.709934" calcext:value-type="float">
            <text:p>2.7099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222" calcext:value-type="float">
            <text:p>0.044222</text:p>
          </table:table-cell>
          <table:table-cell office:value-type="float" office:value="0.02013" calcext:value-type="float">
            <text:p>0.02013</text:p>
          </table:table-cell>
          <table:table-cell office:value-type="float" office:value="1.307096" calcext:value-type="float">
            <text:p>1.307096</text:p>
          </table:table-cell>
          <table:table-cell office:value-type="float" office:value="1.930147" calcext:value-type="float">
            <text:p>1.930147</text:p>
          </table:table-cell>
          <table:table-cell office:value-type="float" office:value="0.026848" calcext:value-type="float">
            <text:p>0.026848</text:p>
          </table:table-cell>
          <table:table-cell office:value-type="float" office:value="0.007796" calcext:value-type="float">
            <text:p>0.007796</text:p>
          </table:table-cell>
          <table:table-cell office:value-type="float" office:value="1.696648" calcext:value-type="float">
            <text:p>1.696648</text:p>
          </table:table-cell>
          <table:table-cell office:value-type="float" office:value="1.831754" calcext:value-type="float">
            <text:p>1.8317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739897" calcext:value-type="float">
            <text:p>3.739897</text:p>
          </table:table-cell>
          <table:table-cell office:value-type="float" office:value="0.238107" calcext:value-type="float">
            <text:p>0.238107</text:p>
          </table:table-cell>
          <table:table-cell office:value-type="float" office:value="1.707597" calcext:value-type="float">
            <text:p>1.707597</text:p>
          </table:table-cell>
          <table:table-cell office:value-type="float" office:value="1.55893" calcext:value-type="float">
            <text:p>1.55893</text:p>
          </table:table-cell>
          <table:table-cell office:value-type="float" office:value="0.673775" calcext:value-type="float">
            <text:p>0.673775</text:p>
          </table:table-cell>
          <table:table-cell office:value-type="float" office:value="0.053615" calcext:value-type="float">
            <text:p>0.053615</text:p>
          </table:table-cell>
          <table:table-cell office:value-type="float" office:value="3.487252" calcext:value-type="float">
            <text:p>3.487252</text:p>
          </table:table-cell>
          <table:table-cell office:value-type="float" office:value="4.013004" calcext:value-type="float">
            <text:p>4.013004</text:p>
          </table:table-cell>
          <table:table-cell office:value-type="float" office:value="0.297414" calcext:value-type="float">
            <text:p>0.297414</text:p>
          </table:table-cell>
          <table:table-cell office:value-type="float" office:value="0.007876" calcext:value-type="float">
            <text:p>0.007876</text:p>
          </table:table-cell>
          <table:table-cell office:value-type="float" office:value="3.866132" calcext:value-type="float">
            <text:p>3.866132</text:p>
          </table:table-cell>
          <table:table-cell office:value-type="float" office:value="3.996472" calcext:value-type="float">
            <text:p>3.996472</text:p>
          </table:table-cell>
          <table:table-cell office:value-type="float" office:value="29.702888" calcext:value-type="float">
            <text:p>29.702888</text:p>
          </table:table-cell>
          <table:table-cell office:value-type="float" office:value="1.96" calcext:value-type="float">
            <text:p>1.96</text:p>
          </table:table-cell>
          <table:table-cell office:value-type="float" office:value="1.927032" calcext:value-type="float">
            <text:p>1.927032</text:p>
          </table:table-cell>
          <table:table-cell office:value-type="float" office:value="0" calcext:value-type="float">
            <text:p>0</text:p>
          </table:table-cell>
          <table:table-cell office:value-type="float" office:value="1.857481" calcext:value-type="float">
            <text:p>1.857481</text:p>
          </table:table-cell>
          <table:table-cell office:value-type="float" office:value="0" calcext:value-type="float">
            <text:p>0</text:p>
          </table:table-cell>
          <table:table-cell office:value-type="float" office:value="1.887054" calcext:value-type="float">
            <text:p>1.887054</text:p>
          </table:table-cell>
          <table:table-cell office:value-type="float" office:value="0" calcext:value-type="float">
            <text:p>0</text:p>
          </table:table-cell>
          <table:table-cell office:value-type="float" office:value="1.168629" calcext:value-type="float">
            <text:p>1.168629</text:p>
          </table:table-cell>
          <table:table-cell office:value-type="float" office:value="0" calcext:value-type="float">
            <text:p>0</text:p>
          </table:table-cell>
          <table:table-cell office:value-type="float" office:value="0.025869" calcext:value-type="float">
            <text:p>0.025869</text:p>
          </table:table-cell>
          <table:table-cell office:value-type="float" office:value="0.68" calcext:value-type="float">
            <text:p>0.68</text:p>
          </table:table-cell>
          <table:table-cell office:value-type="float" office:value="0.018353" calcext:value-type="float">
            <text:p>0.018353</text:p>
          </table:table-cell>
          <table:table-cell office:value-type="float" office:value="0.5" calcext:value-type="float">
            <text:p>0.5</text:p>
          </table:table-cell>
          <table:table-cell office:value-type="float" office:value="0.006357" calcext:value-type="float">
            <text:p>0.006357</text:p>
          </table:table-cell>
          <table:table-cell office:value-type="float" office:value="0.18" calcext:value-type="float">
            <text:p>0.18</text:p>
          </table:table-cell>
          <table:table-cell office:value-type="float" office:value="0.020491" calcext:value-type="float">
            <text:p>0.020491</text:p>
          </table:table-cell>
          <table:table-cell office:value-type="float" office:value="0.58" calcext:value-type="float">
            <text:p>0.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751336" calcext:value-type="float">
            <text:p>1.751336</text:p>
          </table:table-cell>
          <table:table-cell office:value-type="float" office:value="0.56" calcext:value-type="float">
            <text:p>0.56</text:p>
          </table:table-cell>
          <table:table-cell office:value-type="float" office:value="1.98856" calcext:value-type="float">
            <text:p>1.98856</text:p>
          </table:table-cell>
          <table:table-cell office:value-type="float" office:value="1.12" calcext:value-type="float">
            <text:p>1.12</text:p>
          </table:table-cell>
          <table:table-cell office:value-type="float" office:value="0.060309" calcext:value-type="float">
            <text:p>0.060309</text:p>
          </table:table-cell>
          <table:table-cell office:value-type="float" office:value="0.08" calcext:value-type="float">
            <text:p>0.08</text:p>
          </table:table-cell>
          <table:table-cell office:value-type="float" office:value="0.613466" calcext:value-type="float">
            <text:p>0.613466</text:p>
          </table:table-cell>
          <table:table-cell office:value-type="float" office:value="0.6" calcext:value-type="float">
            <text:p>0.6</text:p>
          </table:table-cell>
          <table:table-cell office:value-type="float" office:value="0.021226" calcext:value-type="float">
            <text:p>0.021226</text:p>
          </table:table-cell>
          <table:table-cell office:value-type="float" office:value="0.2" calcext:value-type="float">
            <text:p>0.2</text:p>
          </table:table-cell>
          <table:table-cell office:value-type="float" office:value="0.276188" calcext:value-type="float">
            <text:p>0.27618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42.540009" calcext:value-type="float">
            <text:p>342.540009</text:p>
          </table:table-cell>
          <table:table-cell office:value-type="float" office:value="65.647545" calcext:value-type="float">
            <text:p>65.647545</text:p>
          </table:table-cell>
          <table:table-cell office:value-type="string" calcext:value-type="string">
            <text:p>NA</text:p>
          </table:table-cell>
          <table:table-cell office:value-type="float" office:value="6.023574" calcext:value-type="float">
            <text:p>6.023574</text:p>
          </table:table-cell>
          <table:table-cell office:value-type="float" office:value="0.247736" calcext:value-type="float">
            <text:p>0.247736</text:p>
          </table:table-cell>
          <table:table-cell office:value-type="float" office:value="35.51862" calcext:value-type="float">
            <text:p>35.51862</text:p>
          </table:table-cell>
          <table:table-cell office:value-type="float" office:value="0.041469" calcext:value-type="float">
            <text:p>0.041469</text:p>
          </table:table-cell>
          <table:table-cell office:value-type="float" office:value="2.31862" calcext:value-type="float">
            <text:p>2.31862</text:p>
          </table:table-cell>
          <table:table-cell office:value-type="float" office:value="2.15501" calcext:value-type="float">
            <text:p>2.15501</text:p>
          </table:table-cell>
          <table:table-cell office:value-type="float" office:value="3.806778" calcext:value-type="float">
            <text:p>3.806778</text:p>
          </table:table-cell>
          <table:table-cell office:value-type="float" office:value="2.719127" calcext:value-type="float">
            <text:p>2.719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8308" calcext:value-type="float">
            <text:p>3.038308</text:p>
          </table:table-cell>
          <table:table-cell office:value-type="float" office:value="2.699203" calcext:value-type="float">
            <text:p>2.699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094" calcext:value-type="float">
            <text:p>0.053094</text:p>
          </table:table-cell>
          <table:table-cell office:value-type="float" office:value="0.024576" calcext:value-type="float">
            <text:p>0.024576</text:p>
          </table:table-cell>
          <table:table-cell office:value-type="float" office:value="1.003623" calcext:value-type="float">
            <text:p>1.003623</text:p>
          </table:table-cell>
          <table:table-cell office:value-type="float" office:value="1.392897" calcext:value-type="float">
            <text:p>1.392897</text:p>
          </table:table-cell>
          <table:table-cell office:value-type="float" office:value="0.030369" calcext:value-type="float">
            <text:p>0.030369</text:p>
          </table:table-cell>
          <table:table-cell office:value-type="float" office:value="0.008652" calcext:value-type="float">
            <text:p>0.008652</text:p>
          </table:table-cell>
          <table:table-cell office:value-type="float" office:value="2.02145" calcext:value-type="float">
            <text:p>2.02145</text:p>
          </table:table-cell>
          <table:table-cell office:value-type="float" office:value="2.529395" calcext:value-type="float">
            <text:p>2.5293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080192" calcext:value-type="float">
            <text:p>3.080192</text:p>
          </table:table-cell>
          <table:table-cell office:value-type="float" office:value="0.19184" calcext:value-type="float">
            <text:p>0.19184</text:p>
          </table:table-cell>
          <table:table-cell office:value-type="float" office:value="1.872747" calcext:value-type="float">
            <text:p>1.872747</text:p>
          </table:table-cell>
          <table:table-cell office:value-type="float" office:value="1.63968" calcext:value-type="float">
            <text:p>1.63968</text:p>
          </table:table-cell>
          <table:table-cell office:value-type="float" office:value="0.854404" calcext:value-type="float">
            <text:p>0.854404</text:p>
          </table:table-cell>
          <table:table-cell office:value-type="float" office:value="0.066426" calcext:value-type="float">
            <text:p>0.066426</text:p>
          </table:table-cell>
          <table:table-cell office:value-type="float" office:value="3.866288" calcext:value-type="float">
            <text:p>3.866288</text:p>
          </table:table-cell>
          <table:table-cell office:value-type="float" office:value="3.571821" calcext:value-type="float">
            <text:p>3.571821</text:p>
          </table:table-cell>
          <table:table-cell office:value-type="float" office:value="0.448295" calcext:value-type="float">
            <text:p>0.448295</text:p>
          </table:table-cell>
          <table:table-cell office:value-type="float" office:value="0.011744" calcext:value-type="float">
            <text:p>0.011744</text:p>
          </table:table-cell>
          <table:table-cell office:value-type="float" office:value="3.52752" calcext:value-type="float">
            <text:p>3.52752</text:p>
          </table:table-cell>
          <table:table-cell office:value-type="float" office:value="3.521896" calcext:value-type="float">
            <text:p>3.521896</text:p>
          </table:table-cell>
          <table:table-cell office:value-type="float" office:value="35.51862" calcext:value-type="float">
            <text:p>35.51862</text:p>
          </table:table-cell>
          <table:table-cell office:value-type="float" office:value="2.22" calcext:value-type="float">
            <text:p>2.22</text:p>
          </table:table-cell>
          <table:table-cell office:value-type="float" office:value="1.911752" calcext:value-type="float">
            <text:p>1.911752</text:p>
          </table:table-cell>
          <table:table-cell office:value-type="float" office:value="0" calcext:value-type="float">
            <text:p>0</text:p>
          </table:table-cell>
          <table:table-cell office:value-type="float" office:value="1.895025" calcext:value-type="float">
            <text:p>1.895025</text:p>
          </table:table-cell>
          <table:table-cell office:value-type="float" office:value="0" calcext:value-type="float">
            <text:p>0</text:p>
          </table:table-cell>
          <table:table-cell office:value-type="float" office:value="1.865958" calcext:value-type="float">
            <text:p>1.865958</text:p>
          </table:table-cell>
          <table:table-cell office:value-type="float" office:value="0" calcext:value-type="float">
            <text:p>0</text:p>
          </table:table-cell>
          <table:table-cell office:value-type="float" office:value="1.17235" calcext:value-type="float">
            <text:p>1.17235</text:p>
          </table:table-cell>
          <table:table-cell office:value-type="float" office:value="0" calcext:value-type="float">
            <text:p>0</text:p>
          </table:table-cell>
          <table:table-cell office:value-type="float" office:value="0.03173" calcext:value-type="float">
            <text:p>0.03173</text:p>
          </table:table-cell>
          <table:table-cell office:value-type="float" office:value="0.82" calcext:value-type="float">
            <text:p>0.82</text:p>
          </table:table-cell>
          <table:table-cell office:value-type="float" office:value="0.021364" calcext:value-type="float">
            <text:p>0.021364</text:p>
          </table:table-cell>
          <table:table-cell office:value-type="float" office:value="0.54" calcext:value-type="float">
            <text:p>0.54</text:p>
          </table:table-cell>
          <table:table-cell office:value-type="float" office:value="0.00776" calcext:value-type="float">
            <text:p>0.00776</text:p>
          </table:table-cell>
          <table:table-cell office:value-type="float" office:value="0.22" calcext:value-type="float">
            <text:p>0.22</text:p>
          </table:table-cell>
          <table:table-cell office:value-type="float" office:value="0.022609" calcext:value-type="float">
            <text:p>0.022609</text:p>
          </table:table-cell>
          <table:table-cell office:value-type="float" office:value="0.64" calcext:value-type="float">
            <text:p>0.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543969" calcext:value-type="float">
            <text:p>1.543969</text:p>
          </table:table-cell>
          <table:table-cell office:value-type="float" office:value="0.64" calcext:value-type="float">
            <text:p>0.64</text:p>
          </table:table-cell>
          <table:table-cell office:value-type="float" office:value="1.536223" calcext:value-type="float">
            <text:p>1.536223</text:p>
          </table:table-cell>
          <table:table-cell office:value-type="float" office:value="0.98" calcext:value-type="float">
            <text:p>0.98</text:p>
          </table:table-cell>
          <table:table-cell office:value-type="float" office:value="0.113679" calcext:value-type="float">
            <text:p>0.113679</text:p>
          </table:table-cell>
          <table:table-cell office:value-type="float" office:value="0.14" calcext:value-type="float">
            <text:p>0.14</text:p>
          </table:table-cell>
          <table:table-cell office:value-type="float" office:value="0.740726" calcext:value-type="float">
            <text:p>0.740726</text:p>
          </table:table-cell>
          <table:table-cell office:value-type="float" office:value="0.66" calcext:value-type="float">
            <text:p>0.66</text:p>
          </table:table-cell>
          <table:table-cell office:value-type="float" office:value="0.023989" calcext:value-type="float">
            <text:p>0.023989</text:p>
          </table:table-cell>
          <table:table-cell office:value-type="float" office:value="0.2" calcext:value-type="float">
            <text:p>0.2</text:p>
          </table:table-cell>
          <table:table-cell office:value-type="float" office:value="0.424306" calcext:value-type="float">
            <text:p>0.424306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49.23999" calcext:value-type="float">
            <text:p>349.23999</text:p>
          </table:table-cell>
          <table:table-cell office:value-type="float" office:value="76.180656" calcext:value-type="float">
            <text:p>76.180656</text:p>
          </table:table-cell>
          <table:table-cell office:value-type="string" calcext:value-type="string">
            <text:p>NA</text:p>
          </table:table-cell>
          <table:table-cell office:value-type="float" office:value="5.994586" calcext:value-type="float">
            <text:p>5.994586</text:p>
          </table:table-cell>
          <table:table-cell office:value-type="float" office:value="0.223278" calcext:value-type="float">
            <text:p>0.223278</text:p>
          </table:table-cell>
          <table:table-cell office:value-type="float" office:value="42.492195" calcext:value-type="float">
            <text:p>42.492195</text:p>
          </table:table-cell>
          <table:table-cell office:value-type="float" office:value="0.04961" calcext:value-type="float">
            <text:p>0.04961</text:p>
          </table:table-cell>
          <table:table-cell office:value-type="float" office:value="2.498025" calcext:value-type="float">
            <text:p>2.498025</text:p>
          </table:table-cell>
          <table:table-cell office:value-type="float" office:value="1.842051" calcext:value-type="float">
            <text:p>1.842051</text:p>
          </table:table-cell>
          <table:table-cell office:value-type="float" office:value="3.75967" calcext:value-type="float">
            <text:p>3.75967</text:p>
          </table:table-cell>
          <table:table-cell office:value-type="float" office:value="2.685479" calcext:value-type="float">
            <text:p>2.685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903" calcext:value-type="float">
            <text:p>3.02903</text:p>
          </table:table-cell>
          <table:table-cell office:value-type="float" office:value="2.686766" calcext:value-type="float">
            <text:p>2.686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773" calcext:value-type="float">
            <text:p>0.055773</text:p>
          </table:table-cell>
          <table:table-cell office:value-type="float" office:value="0.022713" calcext:value-type="float">
            <text:p>0.022713</text:p>
          </table:table-cell>
          <table:table-cell office:value-type="float" office:value="1.365404" calcext:value-type="float">
            <text:p>1.365404</text:p>
          </table:table-cell>
          <table:table-cell office:value-type="float" office:value="2.543307" calcext:value-type="float">
            <text:p>2.543307</text:p>
          </table:table-cell>
          <table:table-cell office:value-type="float" office:value="0.026169" calcext:value-type="float">
            <text:p>0.026169</text:p>
          </table:table-cell>
          <table:table-cell office:value-type="float" office:value="0.00755" calcext:value-type="float">
            <text:p>0.00755</text:p>
          </table:table-cell>
          <table:table-cell office:value-type="float" office:value="1.462952" calcext:value-type="float">
            <text:p>1.462952</text:p>
          </table:table-cell>
          <table:table-cell office:value-type="float" office:value="1.755037" calcext:value-type="float">
            <text:p>1.7550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542659" calcext:value-type="float">
            <text:p>3.542659</text:p>
          </table:table-cell>
          <table:table-cell office:value-type="float" office:value="0.216025" calcext:value-type="float">
            <text:p>0.216025</text:p>
          </table:table-cell>
          <table:table-cell office:value-type="float" office:value="1.552927" calcext:value-type="float">
            <text:p>1.552927</text:p>
          </table:table-cell>
          <table:table-cell office:value-type="float" office:value="1.437149" calcext:value-type="float">
            <text:p>1.437149</text:p>
          </table:table-cell>
          <table:table-cell office:value-type="float" office:value="1.019087" calcext:value-type="float">
            <text:p>1.019087</text:p>
          </table:table-cell>
          <table:table-cell office:value-type="float" office:value="0.0764" calcext:value-type="float">
            <text:p>0.0764</text:p>
          </table:table-cell>
          <table:table-cell office:value-type="float" office:value="3.607838" calcext:value-type="float">
            <text:p>3.607838</text:p>
          </table:table-cell>
          <table:table-cell office:value-type="float" office:value="3.578489" calcext:value-type="float">
            <text:p>3.578489</text:p>
          </table:table-cell>
          <table:table-cell office:value-type="float" office:value="0.22384" calcext:value-type="float">
            <text:p>0.22384</text:p>
          </table:table-cell>
          <table:table-cell office:value-type="float" office:value="0.005674" calcext:value-type="float">
            <text:p>0.005674</text:p>
          </table:table-cell>
          <table:table-cell office:value-type="float" office:value="3.328751" calcext:value-type="float">
            <text:p>3.328751</text:p>
          </table:table-cell>
          <table:table-cell office:value-type="float" office:value="3.448607" calcext:value-type="float">
            <text:p>3.448607</text:p>
          </table:table-cell>
          <table:table-cell office:value-type="float" office:value="42.492195" calcext:value-type="float">
            <text:p>42.492195</text:p>
          </table:table-cell>
          <table:table-cell office:value-type="float" office:value="2.36" calcext:value-type="float">
            <text:p>2.36</text:p>
          </table:table-cell>
          <table:table-cell office:value-type="float" office:value="1.889547" calcext:value-type="float">
            <text:p>1.889547</text:p>
          </table:table-cell>
          <table:table-cell office:value-type="float" office:value="0" calcext:value-type="float">
            <text:p>0</text:p>
          </table:table-cell>
          <table:table-cell office:value-type="float" office:value="1.870124" calcext:value-type="float">
            <text:p>1.870124</text:p>
          </table:table-cell>
          <table:table-cell office:value-type="float" office:value="0" calcext:value-type="float">
            <text:p>0</text:p>
          </table:table-cell>
          <table:table-cell office:value-type="float" office:value="1.869555" calcext:value-type="float">
            <text:p>1.869555</text:p>
          </table:table-cell>
          <table:table-cell office:value-type="float" office:value="0" calcext:value-type="float">
            <text:p>0</text:p>
          </table:table-cell>
          <table:table-cell office:value-type="float" office:value="1.159475" calcext:value-type="float">
            <text:p>1.159475</text:p>
          </table:table-cell>
          <table:table-cell office:value-type="float" office:value="0" calcext:value-type="float">
            <text:p>0</text:p>
          </table:table-cell>
          <table:table-cell office:value-type="float" office:value="0.02822" calcext:value-type="float">
            <text:p>0.02822</text:p>
          </table:table-cell>
          <table:table-cell office:value-type="float" office:value="0.78" calcext:value-type="float">
            <text:p>0.78</text:p>
          </table:table-cell>
          <table:table-cell office:value-type="float" office:value="0.027552" calcext:value-type="float">
            <text:p>0.027552</text:p>
          </table:table-cell>
          <table:table-cell office:value-type="float" office:value="0.68" calcext:value-type="float">
            <text:p>0.68</text:p>
          </table:table-cell>
          <table:table-cell office:value-type="float" office:value="0.006363" calcext:value-type="float">
            <text:p>0.006363</text:p>
          </table:table-cell>
          <table:table-cell office:value-type="float" office:value="0.18" calcext:value-type="float">
            <text:p>0.18</text:p>
          </table:table-cell>
          <table:table-cell office:value-type="float" office:value="0.019807" calcext:value-type="float">
            <text:p>0.019807</text:p>
          </table:table-cell>
          <table:table-cell office:value-type="float" office:value="0.56" calcext:value-type="float">
            <text:p>0.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88576" calcext:value-type="float">
            <text:p>1.88576</text:p>
          </table:table-cell>
          <table:table-cell office:value-type="float" office:value="0.88" calcext:value-type="float">
            <text:p>0.88</text:p>
          </table:table-cell>
          <table:table-cell office:value-type="float" office:value="1.656899" calcext:value-type="float">
            <text:p>1.656899</text:p>
          </table:table-cell>
          <table:table-cell office:value-type="float" office:value="1.08" calcext:value-type="float">
            <text:p>1.08</text:p>
          </table:table-cell>
          <table:table-cell office:value-type="float" office:value="0.202964" calcext:value-type="float">
            <text:p>0.202964</text:p>
          </table:table-cell>
          <table:table-cell office:value-type="float" office:value="0.24" calcext:value-type="float">
            <text:p>0.24</text:p>
          </table:table-cell>
          <table:table-cell office:value-type="float" office:value="0.816123" calcext:value-type="float">
            <text:p>0.816123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384" calcext:value-type="float">
            <text:p>0.2238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54.079987" calcext:value-type="float">
            <text:p>354.079987</text:p>
          </table:table-cell>
          <table:table-cell office:value-type="float" office:value="67.665695" calcext:value-type="float">
            <text:p>67.665695</text:p>
          </table:table-cell>
          <table:table-cell office:value-type="string" calcext:value-type="string">
            <text:p>NA</text:p>
          </table:table-cell>
          <table:table-cell office:value-type="float" office:value="5.923228" calcext:value-type="float">
            <text:p>5.923228</text:p>
          </table:table-cell>
          <table:table-cell office:value-type="float" office:value="0.25724" calcext:value-type="float">
            <text:p>0.25724</text:p>
          </table:table-cell>
          <table:table-cell office:value-type="float" office:value="35.981178" calcext:value-type="float">
            <text:p>35.981178</text:p>
          </table:table-cell>
          <table:table-cell office:value-type="float" office:value="0.042009" calcext:value-type="float">
            <text:p>0.042009</text:p>
          </table:table-cell>
          <table:table-cell office:value-type="float" office:value="3.010442" calcext:value-type="float">
            <text:p>3.010442</text:p>
          </table:table-cell>
          <table:table-cell office:value-type="float" office:value="3.492853" calcext:value-type="float">
            <text:p>3.492853</text:p>
          </table:table-cell>
          <table:table-cell office:value-type="float" office:value="3.733852" calcext:value-type="float">
            <text:p>3.733852</text:p>
          </table:table-cell>
          <table:table-cell office:value-type="float" office:value="2.667037" calcext:value-type="float">
            <text:p>2.667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7152" calcext:value-type="float">
            <text:p>3.017152</text:p>
          </table:table-cell>
          <table:table-cell office:value-type="float" office:value="2.680701" calcext:value-type="float">
            <text:p>2.680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372" calcext:value-type="float">
            <text:p>0.079372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931558" calcext:value-type="float">
            <text:p>0.931558</text:p>
          </table:table-cell>
          <table:table-cell office:value-type="float" office:value="1.350702" calcext:value-type="float">
            <text:p>1.350702</text:p>
          </table:table-cell>
          <table:table-cell office:value-type="float" office:value="0.035347" calcext:value-type="float">
            <text:p>0.035347</text:p>
          </table:table-cell>
          <table:table-cell office:value-type="float" office:value="0.01023" calcext:value-type="float">
            <text:p>0.01023</text:p>
          </table:table-cell>
          <table:table-cell office:value-type="float" office:value="1.598901" calcext:value-type="float">
            <text:p>1.598901</text:p>
          </table:table-cell>
          <table:table-cell office:value-type="float" office:value="2.093532" calcext:value-type="float">
            <text:p>2.0935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608164" calcext:value-type="float">
            <text:p>3.608164</text:p>
          </table:table-cell>
          <table:table-cell office:value-type="float" office:value="0.216934" calcext:value-type="float">
            <text:p>0.216934</text:p>
          </table:table-cell>
          <table:table-cell office:value-type="float" office:value="1.52172" calcext:value-type="float">
            <text:p>1.52172</text:p>
          </table:table-cell>
          <table:table-cell office:value-type="float" office:value="1.423146" calcext:value-type="float">
            <text:p>1.423146</text:p>
          </table:table-cell>
          <table:table-cell office:value-type="float" office:value="1.261434" calcext:value-type="float">
            <text:p>1.261434</text:p>
          </table:table-cell>
          <table:table-cell office:value-type="float" office:value="0.090026" calcext:value-type="float">
            <text:p>0.090026</text:p>
          </table:table-cell>
          <table:table-cell office:value-type="float" office:value="3.332753" calcext:value-type="float">
            <text:p>3.332753</text:p>
          </table:table-cell>
          <table:table-cell office:value-type="float" office:value="3.309323" calcext:value-type="float">
            <text:p>3.309323</text:p>
          </table:table-cell>
          <table:table-cell office:value-type="float" office:value="0.223732" calcext:value-type="float">
            <text:p>0.223732</text:p>
          </table:table-cell>
          <table:table-cell office:value-type="float" office:value="0.005671" calcext:value-type="float">
            <text:p>0.005671</text:p>
          </table:table-cell>
          <table:table-cell office:value-type="float" office:value="4.074901" calcext:value-type="float">
            <text:p>4.074901</text:p>
          </table:table-cell>
          <table:table-cell office:value-type="float" office:value="7.024748" calcext:value-type="float">
            <text:p>7.024748</text:p>
          </table:table-cell>
          <table:table-cell office:value-type="float" office:value="35.981178" calcext:value-type="float">
            <text:p>35.981178</text:p>
          </table:table-cell>
          <table:table-cell office:value-type="float" office:value="2.16" calcext:value-type="float">
            <text:p>2.16</text:p>
          </table:table-cell>
          <table:table-cell office:value-type="float" office:value="1.852775" calcext:value-type="float">
            <text:p>1.852775</text:p>
          </table:table-cell>
          <table:table-cell office:value-type="float" office:value="0" calcext:value-type="float">
            <text:p>0</text:p>
          </table:table-cell>
          <table:table-cell office:value-type="float" office:value="1.881077" calcext:value-type="float">
            <text:p>1.881077</text:p>
          </table:table-cell>
          <table:table-cell office:value-type="float" office:value="0" calcext:value-type="float">
            <text:p>0</text:p>
          </table:table-cell>
          <table:table-cell office:value-type="float" office:value="1.852315" calcext:value-type="float">
            <text:p>1.852315</text:p>
          </table:table-cell>
          <table:table-cell office:value-type="float" office:value="0" calcext:value-type="float">
            <text:p>0</text:p>
          </table:table-cell>
          <table:table-cell office:value-type="float" office:value="1.164836" calcext:value-type="float">
            <text:p>1.164836</text:p>
          </table:table-cell>
          <table:table-cell office:value-type="float" office:value="0" calcext:value-type="float">
            <text:p>0</text:p>
          </table:table-cell>
          <table:table-cell office:value-type="float" office:value="0.046381" calcext:value-type="float">
            <text:p>0.046381</text:p>
          </table:table-cell>
          <table:table-cell office:value-type="float" office:value="1.28" calcext:value-type="float">
            <text:p>1.28</text:p>
          </table:table-cell>
          <table:table-cell office:value-type="float" office:value="0.032992" calcext:value-type="float">
            <text:p>0.032992</text:p>
          </table:table-cell>
          <table:table-cell office:value-type="float" office:value="0.88" calcext:value-type="float">
            <text:p>0.88</text:p>
          </table:table-cell>
          <table:table-cell office:value-type="float" office:value="0.008485" calcext:value-type="float">
            <text:p>0.008485</text:p>
          </table:table-cell>
          <table:table-cell office:value-type="float" office:value="0.24" calcext:value-type="float">
            <text:p>0.24</text:p>
          </table:table-cell>
          <table:table-cell office:value-type="float" office:value="0.026862" calcext:value-type="float">
            <text:p>0.026862</text:p>
          </table:table-cell>
          <table:table-cell office:value-type="float" office:value="0.76" calcext:value-type="float">
            <text:p>0.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994081" calcext:value-type="float">
            <text:p>1.994081</text:p>
          </table:table-cell>
          <table:table-cell office:value-type="float" office:value="1" calcext:value-type="float">
            <text:p>1</text:p>
          </table:table-cell>
          <table:table-cell office:value-type="float" office:value="1.614083" calcext:value-type="float">
            <text:p>1.614083</text:p>
          </table:table-cell>
          <table:table-cell office:value-type="float" office:value="1.06" calcext:value-type="float">
            <text:p>1.06</text:p>
          </table:table-cell>
          <table:table-cell office:value-type="float" office:value="0.359382" calcext:value-type="float">
            <text:p>0.359382</text:p>
          </table:table-cell>
          <table:table-cell office:value-type="float" office:value="0.38" calcext:value-type="float">
            <text:p>0.38</text:p>
          </table:table-cell>
          <table:table-cell office:value-type="float" office:value="0.902052" calcext:value-type="float">
            <text:p>0.902052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3732" calcext:value-type="float">
            <text:p>0.223732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59.737179" calcext:value-type="float">
            <text:p>59.737179</text:p>
          </table:table-cell>
          <table:table-cell office:value-type="string" calcext:value-type="string">
            <text:p>NA</text:p>
          </table:table-cell>
          <table:table-cell office:value-type="float" office:value="5.989834" calcext:value-type="float">
            <text:p>5.989834</text:p>
          </table:table-cell>
          <table:table-cell office:value-type="float" office:value="0.292645" calcext:value-type="float">
            <text:p>0.292645</text:p>
          </table:table-cell>
          <table:table-cell office:value-type="float" office:value="38.697605" calcext:value-type="float">
            <text:p>38.697605</text:p>
          </table:table-cell>
          <table:table-cell office:value-type="float" office:value="0.04518" calcext:value-type="float">
            <text:p>0.04518</text:p>
          </table:table-cell>
          <table:table-cell office:value-type="float" office:value="2.360517" calcext:value-type="float">
            <text:p>2.360517</text:p>
          </table:table-cell>
          <table:table-cell office:value-type="float" office:value="1.491006" calcext:value-type="float">
            <text:p>1.491006</text:p>
          </table:table-cell>
          <table:table-cell office:value-type="float" office:value="3.797605" calcext:value-type="float">
            <text:p>3.797605</text:p>
          </table:table-cell>
          <table:table-cell office:value-type="float" office:value="2.712575" calcext:value-type="float">
            <text:p>2.712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7827" calcext:value-type="float">
            <text:p>3.047827</text:p>
          </table:table-cell>
          <table:table-cell office:value-type="float" office:value="2.705408" calcext:value-type="float">
            <text:p>2.705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452" calcext:value-type="float">
            <text:p>0.067452</text:p>
          </table:table-cell>
          <table:table-cell office:value-type="float" office:value="0.024115" calcext:value-type="float">
            <text:p>0.024115</text:p>
          </table:table-cell>
          <table:table-cell office:value-type="float" office:value="1.308892" calcext:value-type="float">
            <text:p>1.308892</text:p>
          </table:table-cell>
          <table:table-cell office:value-type="float" office:value="1.899464" calcext:value-type="float">
            <text:p>1.899464</text:p>
          </table:table-cell>
          <table:table-cell office:value-type="float" office:value="0.031829" calcext:value-type="float">
            <text:p>0.031829</text:p>
          </table:table-cell>
          <table:table-cell office:value-type="float" office:value="0.009165" calcext:value-type="float">
            <text:p>0.009165</text:p>
          </table:table-cell>
          <table:table-cell office:value-type="float" office:value="1.575832" calcext:value-type="float">
            <text:p>1.575832</text:p>
          </table:table-cell>
          <table:table-cell office:value-type="float" office:value="1.70063" calcext:value-type="float">
            <text:p>1.700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287753" calcext:value-type="float">
            <text:p>4.287753</text:p>
          </table:table-cell>
          <table:table-cell office:value-type="float" office:value="0.254432" calcext:value-type="float">
            <text:p>0.254432</text:p>
          </table:table-cell>
          <table:table-cell office:value-type="float" office:value="1.544745" calcext:value-type="float">
            <text:p>1.544745</text:p>
          </table:table-cell>
          <table:table-cell office:value-type="float" office:value="1.507198" calcext:value-type="float">
            <text:p>1.507198</text:p>
          </table:table-cell>
          <table:table-cell office:value-type="float" office:value="1.053224" calcext:value-type="float">
            <text:p>1.053224</text:p>
          </table:table-cell>
          <table:table-cell office:value-type="float" office:value="0.075777" calcext:value-type="float">
            <text:p>0.075777</text:p>
          </table:table-cell>
          <table:table-cell office:value-type="float" office:value="3.778448" calcext:value-type="float">
            <text:p>3.778448</text:p>
          </table:table-cell>
          <table:table-cell office:value-type="float" office:value="3.283197" calcext:value-type="float">
            <text:p>3.283197</text:p>
          </table:table-cell>
          <table:table-cell office:value-type="float" office:value="0.210589" calcext:value-type="float">
            <text:p>0.210589</text:p>
          </table:table-cell>
          <table:table-cell office:value-type="float" office:value="0.005473" calcext:value-type="float">
            <text:p>0.005473</text:p>
          </table:table-cell>
          <table:table-cell office:value-type="float" office:value="3.327642" calcext:value-type="float">
            <text:p>3.327642</text:p>
          </table:table-cell>
          <table:table-cell office:value-type="float" office:value="4.830204" calcext:value-type="float">
            <text:p>4.830204</text:p>
          </table:table-cell>
          <table:table-cell office:value-type="float" office:value="38.697605" calcext:value-type="float">
            <text:p>38.697605</text:p>
          </table:table-cell>
          <table:table-cell office:value-type="float" office:value="1.86" calcext:value-type="float">
            <text:p>1.86</text:p>
          </table:table-cell>
          <table:table-cell office:value-type="float" office:value="1.914087" calcext:value-type="float">
            <text:p>1.914087</text:p>
          </table:table-cell>
          <table:table-cell office:value-type="float" office:value="0" calcext:value-type="float">
            <text:p>0</text:p>
          </table:table-cell>
          <table:table-cell office:value-type="float" office:value="1.883517" calcext:value-type="float">
            <text:p>1.883517</text:p>
          </table:table-cell>
          <table:table-cell office:value-type="float" office:value="0" calcext:value-type="float">
            <text:p>0</text:p>
          </table:table-cell>
          <table:table-cell office:value-type="float" office:value="1.876792" calcext:value-type="float">
            <text:p>1.876792</text:p>
          </table:table-cell>
          <table:table-cell office:value-type="float" office:value="0" calcext:value-type="float">
            <text:p>0</text:p>
          </table:table-cell>
          <table:table-cell office:value-type="float" office:value="1.171035" calcext:value-type="float">
            <text:p>1.171035</text:p>
          </table:table-cell>
          <table:table-cell office:value-type="float" office:value="0" calcext:value-type="float">
            <text:p>0</text:p>
          </table:table-cell>
          <table:table-cell office:value-type="float" office:value="0.028605" calcext:value-type="float">
            <text:p>0.028605</text:p>
          </table:table-cell>
          <table:table-cell office:value-type="float" office:value="0.8" calcext:value-type="float">
            <text:p>0.8</text:p>
          </table:table-cell>
          <table:table-cell office:value-type="float" office:value="0.038846" calcext:value-type="float">
            <text:p>0.038846</text:p>
          </table:table-cell>
          <table:table-cell office:value-type="float" office:value="1" calcext:value-type="float">
            <text:p>1</text:p>
          </table:table-cell>
          <table:table-cell office:value-type="float" office:value="0.007801" calcext:value-type="float">
            <text:p>0.007801</text:p>
          </table:table-cell>
          <table:table-cell office:value-type="float" office:value="0.22" calcext:value-type="float">
            <text:p>0.22</text:p>
          </table:table-cell>
          <table:table-cell office:value-type="float" office:value="0.024028" calcext:value-type="float">
            <text:p>0.024028</text:p>
          </table:table-cell>
          <table:table-cell office:value-type="float" office:value="0.68" calcext:value-type="float">
            <text:p>0.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49685" calcext:value-type="float">
            <text:p>2.449685</text:p>
          </table:table-cell>
          <table:table-cell office:value-type="float" office:value="1.2" calcext:value-type="float">
            <text:p>1.2</text:p>
          </table:table-cell>
          <table:table-cell office:value-type="float" office:value="1.838068" calcext:value-type="float">
            <text:p>1.838068</text:p>
          </table:table-cell>
          <table:table-cell office:value-type="float" office:value="1.2" calcext:value-type="float">
            <text:p>1.2</text:p>
          </table:table-cell>
          <table:table-cell office:value-type="float" office:value="0.285526" calcext:value-type="float">
            <text:p>0.285526</text:p>
          </table:table-cell>
          <table:table-cell office:value-type="float" office:value="0.28" calcext:value-type="float">
            <text:p>0.28</text:p>
          </table:table-cell>
          <table:table-cell office:value-type="float" office:value="0.767699" calcext:value-type="float">
            <text:p>0.767699</text:p>
          </table:table-cell>
          <table:table-cell office:value-type="float" office:value="0.62" calcext:value-type="float">
            <text:p>0.62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08" calcext:value-type="float">
            <text:p>0.08</text:p>
          </table:table-cell>
          <table:table-cell office:value-type="float" office:value="0.202109" calcext:value-type="float">
            <text:p>0.202109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52.579987" calcext:value-type="float">
            <text:p>352.579987</text:p>
          </table:table-cell>
          <table:table-cell office:value-type="float" office:value="74.487663" calcext:value-type="float">
            <text:p>74.487663</text:p>
          </table:table-cell>
          <table:table-cell office:value-type="string" calcext:value-type="string">
            <text:p>NA</text:p>
          </table:table-cell>
          <table:table-cell office:value-type="float" office:value="6.003063" calcext:value-type="float">
            <text:p>6.003063</text:p>
          </table:table-cell>
          <table:table-cell office:value-type="float" office:value="0.252331" calcext:value-type="float">
            <text:p>0.252331</text:p>
          </table:table-cell>
          <table:table-cell office:value-type="float" office:value="33.777054" calcext:value-type="float">
            <text:p>33.777054</text:p>
          </table:table-cell>
          <table:table-cell office:value-type="float" office:value="0.039435" calcext:value-type="float">
            <text:p>0.039435</text:p>
          </table:table-cell>
          <table:table-cell office:value-type="float" office:value="2.612641" calcext:value-type="float">
            <text:p>2.612641</text:p>
          </table:table-cell>
          <table:table-cell office:value-type="float" office:value="1.857501" calcext:value-type="float">
            <text:p>1.857501</text:p>
          </table:table-cell>
          <table:table-cell office:value-type="float" office:value="3.793917" calcext:value-type="float">
            <text:p>3.793917</text:p>
          </table:table-cell>
          <table:table-cell office:value-type="float" office:value="2.709941" calcext:value-type="float">
            <text:p>2.709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73264" calcext:value-type="float">
            <text:p>3.073264</text:p>
          </table:table-cell>
          <table:table-cell office:value-type="float" office:value="2.72824" calcext:value-type="float">
            <text:p>2.728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235" calcext:value-type="float">
            <text:p>0.081235</text:p>
          </table:table-cell>
          <table:table-cell office:value-type="float" office:value="0.033621" calcext:value-type="float">
            <text:p>0.033621</text:p>
          </table:table-cell>
          <table:table-cell office:value-type="float" office:value="1.104528" calcext:value-type="float">
            <text:p>1.104528</text:p>
          </table:table-cell>
          <table:table-cell office:value-type="float" office:value="1.694748" calcext:value-type="float">
            <text:p>1.694748</text:p>
          </table:table-cell>
          <table:table-cell office:value-type="float" office:value="0.033932" calcext:value-type="float">
            <text:p>0.033932</text:p>
          </table:table-cell>
          <table:table-cell office:value-type="float" office:value="0.009721" calcext:value-type="float">
            <text:p>0.009721</text:p>
          </table:table-cell>
          <table:table-cell office:value-type="float" office:value="1.721258" calcext:value-type="float">
            <text:p>1.721258</text:p>
          </table:table-cell>
          <table:table-cell office:value-type="float" office:value="1.681239" calcext:value-type="float">
            <text:p>1.6812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882365" calcext:value-type="float">
            <text:p>3.882365</text:p>
          </table:table-cell>
          <table:table-cell office:value-type="float" office:value="0.231713" calcext:value-type="float">
            <text:p>0.231713</text:p>
          </table:table-cell>
          <table:table-cell office:value-type="float" office:value="1.590819" calcext:value-type="float">
            <text:p>1.590819</text:p>
          </table:table-cell>
          <table:table-cell office:value-type="float" office:value="1.56865" calcext:value-type="float">
            <text:p>1.56865</text:p>
          </table:table-cell>
          <table:table-cell office:value-type="float" office:value="0.998333" calcext:value-type="float">
            <text:p>0.998333</text:p>
          </table:table-cell>
          <table:table-cell office:value-type="float" office:value="0.07086" calcext:value-type="float">
            <text:p>0.07086</text:p>
          </table:table-cell>
          <table:table-cell office:value-type="float" office:value="4.225552" calcext:value-type="float">
            <text:p>4.225552</text:p>
          </table:table-cell>
          <table:table-cell office:value-type="float" office:value="3.78545" calcext:value-type="float">
            <text:p>3.78545</text:p>
          </table:table-cell>
          <table:table-cell office:value-type="float" office:value="0.217242" calcext:value-type="float">
            <text:p>0.217242</text:p>
          </table:table-cell>
          <table:table-cell office:value-type="float" office:value="0.005608" calcext:value-type="float">
            <text:p>0.005608</text:p>
          </table:table-cell>
          <table:table-cell office:value-type="float" office:value="3.781086" calcext:value-type="float">
            <text:p>3.781086</text:p>
          </table:table-cell>
          <table:table-cell office:value-type="float" office:value="4.616823" calcext:value-type="float">
            <text:p>4.616823</text:p>
          </table:table-cell>
          <table:table-cell office:value-type="float" office:value="33.777054" calcext:value-type="float">
            <text:p>33.777054</text:p>
          </table:table-cell>
          <table:table-cell office:value-type="float" office:value="1.8" calcext:value-type="float">
            <text:p>1.8</text:p>
          </table:table-cell>
          <table:table-cell office:value-type="float" office:value="1.874843" calcext:value-type="float">
            <text:p>1.874843</text:p>
          </table:table-cell>
          <table:table-cell office:value-type="float" office:value="0" calcext:value-type="float">
            <text:p>0</text:p>
          </table:table-cell>
          <table:table-cell office:value-type="float" office:value="1.919074" calcext:value-type="float">
            <text:p>1.919074</text:p>
          </table:table-cell>
          <table:table-cell office:value-type="float" office:value="0" calcext:value-type="float">
            <text:p>0</text:p>
          </table:table-cell>
          <table:table-cell office:value-type="float" office:value="1.891896" calcext:value-type="float">
            <text:p>1.891896</text:p>
          </table:table-cell>
          <table:table-cell office:value-type="float" office:value="0" calcext:value-type="float">
            <text:p>0</text:p>
          </table:table-cell>
          <table:table-cell office:value-type="float" office:value="1.181368" calcext:value-type="float">
            <text:p>1.181368</text:p>
          </table:table-cell>
          <table:table-cell office:value-type="float" office:value="0" calcext:value-type="float">
            <text:p>0</text:p>
          </table:table-cell>
          <table:table-cell office:value-type="float" office:value="0.041991" calcext:value-type="float">
            <text:p>0.041991</text:p>
          </table:table-cell>
          <table:table-cell office:value-type="float" office:value="1.18" calcext:value-type="float">
            <text:p>1.18</text:p>
          </table:table-cell>
          <table:table-cell office:value-type="float" office:value="0.039245" calcext:value-type="float">
            <text:p>0.039245</text:p>
          </table:table-cell>
          <table:table-cell office:value-type="float" office:value="1" calcext:value-type="float">
            <text:p>1</text:p>
          </table:table-cell>
          <table:table-cell office:value-type="float" office:value="0.008485" calcext:value-type="float">
            <text:p>0.008485</text:p>
          </table:table-cell>
          <table:table-cell office:value-type="float" office:value="0.24" calcext:value-type="float">
            <text:p>0.24</text:p>
          </table:table-cell>
          <table:table-cell office:value-type="float" office:value="0.025447" calcext:value-type="float">
            <text:p>0.025447</text:p>
          </table:table-cell>
          <table:table-cell office:value-type="float" office:value="0.72" calcext:value-type="float">
            <text:p>0.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86261" calcext:value-type="float">
            <text:p>2.186261</text:p>
          </table:table-cell>
          <table:table-cell office:value-type="float" office:value="1.08" calcext:value-type="float">
            <text:p>1.08</text:p>
          </table:table-cell>
          <table:table-cell office:value-type="float" office:value="1.696104" calcext:value-type="float">
            <text:p>1.696104</text:p>
          </table:table-cell>
          <table:table-cell office:value-type="float" office:value="1.04" calcext:value-type="float">
            <text:p>1.04</text:p>
          </table:table-cell>
          <table:table-cell office:value-type="float" office:value="0.293693" calcext:value-type="float">
            <text:p>0.293693</text:p>
          </table:table-cell>
          <table:table-cell office:value-type="float" office:value="0.3" calcext:value-type="float">
            <text:p>0.3</text:p>
          </table:table-cell>
          <table:table-cell office:value-type="float" office:value="0.704639" calcext:value-type="float">
            <text:p>0.704639</text:p>
          </table:table-cell>
          <table:table-cell office:value-type="float" office:value="0.56" calcext:value-type="float">
            <text:p>0.56</text:p>
          </table:table-cell>
          <table:table-cell office:value-type="float" office:value="0.006373" calcext:value-type="float">
            <text:p>0.006373</text:p>
          </table:table-cell>
          <table:table-cell office:value-type="float" office:value="0.06" calcext:value-type="float">
            <text:p>0.06</text:p>
          </table:table-cell>
          <table:table-cell office:value-type="float" office:value="0.210869" calcext:value-type="float">
            <text:p>0.21086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47.519989" calcext:value-type="float">
            <text:p>347.519989</text:p>
          </table:table-cell>
          <table:table-cell office:value-type="float" office:value="67.685722" calcext:value-type="float">
            <text:p>67.685722</text:p>
          </table:table-cell>
          <table:table-cell office:value-type="string" calcext:value-type="string">
            <text:p>NA</text:p>
          </table:table-cell>
          <table:table-cell office:value-type="float" office:value="5.937979" calcext:value-type="float">
            <text:p>5.937979</text:p>
          </table:table-cell>
          <table:table-cell office:value-type="float" office:value="0.278881" calcext:value-type="float">
            <text:p>0.278881</text:p>
          </table:table-cell>
          <table:table-cell office:value-type="float" office:value="28.129702" calcext:value-type="float">
            <text:p>28.129702</text:p>
          </table:table-cell>
          <table:table-cell office:value-type="float" office:value="0.032842" calcext:value-type="float">
            <text:p>0.032842</text:p>
          </table:table-cell>
          <table:table-cell office:value-type="float" office:value="2.415185" calcext:value-type="float">
            <text:p>2.415185</text:p>
          </table:table-cell>
          <table:table-cell office:value-type="float" office:value="1.831741" calcext:value-type="float">
            <text:p>1.831741</text:p>
          </table:table-cell>
          <table:table-cell office:value-type="float" office:value="3.82335" calcext:value-type="float">
            <text:p>3.82335</text:p>
          </table:table-cell>
          <table:table-cell office:value-type="float" office:value="2.730964" calcext:value-type="float">
            <text:p>2.730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1246" calcext:value-type="float">
            <text:p>2.991246</text:p>
          </table:table-cell>
          <table:table-cell office:value-type="float" office:value="2.664556" calcext:value-type="float">
            <text:p>2.664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084" calcext:value-type="float">
            <text:p>0.081084</text:p>
          </table:table-cell>
          <table:table-cell office:value-type="float" office:value="0.028868" calcext:value-type="float">
            <text:p>0.028868</text:p>
          </table:table-cell>
          <table:table-cell office:value-type="float" office:value="1.536606" calcext:value-type="float">
            <text:p>1.536606</text:p>
          </table:table-cell>
          <table:table-cell office:value-type="float" office:value="1.846567" calcext:value-type="float">
            <text:p>1.846567</text:p>
          </table:table-cell>
          <table:table-cell office:value-type="float" office:value="0.022641" calcext:value-type="float">
            <text:p>0.022641</text:p>
          </table:table-cell>
          <table:table-cell office:value-type="float" office:value="0.006696" calcext:value-type="float">
            <text:p>0.006696</text:p>
          </table:table-cell>
          <table:table-cell office:value-type="float" office:value="1.954334" calcext:value-type="float">
            <text:p>1.954334</text:p>
          </table:table-cell>
          <table:table-cell office:value-type="float" office:value="1.908947" calcext:value-type="float">
            <text:p>1.9089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304191" calcext:value-type="float">
            <text:p>4.304191</text:p>
          </table:table-cell>
          <table:table-cell office:value-type="float" office:value="0.249571" calcext:value-type="float">
            <text:p>0.249571</text:p>
          </table:table-cell>
          <table:table-cell office:value-type="float" office:value="1.80194" calcext:value-type="float">
            <text:p>1.80194</text:p>
          </table:table-cell>
          <table:table-cell office:value-type="float" office:value="1.615554" calcext:value-type="float">
            <text:p>1.615554</text:p>
          </table:table-cell>
          <table:table-cell office:value-type="float" office:value="1.003954" calcext:value-type="float">
            <text:p>1.003954</text:p>
          </table:table-cell>
          <table:table-cell office:value-type="float" office:value="0.067949" calcext:value-type="float">
            <text:p>0.067949</text:p>
          </table:table-cell>
          <table:table-cell office:value-type="float" office:value="3.67812" calcext:value-type="float">
            <text:p>3.67812</text:p>
          </table:table-cell>
          <table:table-cell office:value-type="float" office:value="3.594629" calcext:value-type="float">
            <text:p>3.594629</text:p>
          </table:table-cell>
          <table:table-cell office:value-type="float" office:value="0.240467" calcext:value-type="float">
            <text:p>0.240467</text:p>
          </table:table-cell>
          <table:table-cell office:value-type="float" office:value="0.006218" calcext:value-type="float">
            <text:p>0.006218</text:p>
          </table:table-cell>
          <table:table-cell office:value-type="float" office:value="3.237836" calcext:value-type="float">
            <text:p>3.237836</text:p>
          </table:table-cell>
          <table:table-cell office:value-type="float" office:value="4.222782" calcext:value-type="float">
            <text:p>4.222782</text:p>
          </table:table-cell>
          <table:table-cell office:value-type="float" office:value="28.129702" calcext:value-type="float">
            <text:p>28.129702</text:p>
          </table:table-cell>
          <table:table-cell office:value-type="float" office:value="1.6" calcext:value-type="float">
            <text:p>1.6</text:p>
          </table:table-cell>
          <table:table-cell office:value-type="float" office:value="1.890913" calcext:value-type="float">
            <text:p>1.890913</text:p>
          </table:table-cell>
          <table:table-cell office:value-type="float" office:value="0" calcext:value-type="float">
            <text:p>0</text:p>
          </table:table-cell>
          <table:table-cell office:value-type="float" office:value="1.932436" calcext:value-type="float">
            <text:p>1.932436</text:p>
          </table:table-cell>
          <table:table-cell office:value-type="float" office:value="0" calcext:value-type="float">
            <text:p>0</text:p>
          </table:table-cell>
          <table:table-cell office:value-type="float" office:value="1.82118" calcext:value-type="float">
            <text:p>1.82118</text:p>
          </table:table-cell>
          <table:table-cell office:value-type="float" office:value="0" calcext:value-type="float">
            <text:p>0</text:p>
          </table:table-cell>
          <table:table-cell office:value-type="float" office:value="1.170066" calcext:value-type="float">
            <text:p>1.170066</text:p>
          </table:table-cell>
          <table:table-cell office:value-type="float" office:value="0" calcext:value-type="float">
            <text:p>0</text:p>
          </table:table-cell>
          <table:table-cell office:value-type="float" office:value="0.034189" calcext:value-type="float">
            <text:p>0.034189</text:p>
          </table:table-cell>
          <table:table-cell office:value-type="float" office:value="0.94" calcext:value-type="float">
            <text:p>0.94</text:p>
          </table:table-cell>
          <table:table-cell office:value-type="float" office:value="0.046895" calcext:value-type="float">
            <text:p>0.046895</text:p>
          </table:table-cell>
          <table:table-cell office:value-type="float" office:value="1.24" calcext:value-type="float">
            <text:p>1.24</text:p>
          </table:table-cell>
          <table:table-cell office:value-type="float" office:value="0.004944" calcext:value-type="float">
            <text:p>0.004944</text:p>
          </table:table-cell>
          <table:table-cell office:value-type="float" office:value="0.14" calcext:value-type="float">
            <text:p>0.14</text:p>
          </table:table-cell>
          <table:table-cell office:value-type="float" office:value="0.017697" calcext:value-type="float">
            <text:p>0.017697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98064" calcext:value-type="float">
            <text:p>2.598064</text:p>
          </table:table-cell>
          <table:table-cell office:value-type="float" office:value="1.22" calcext:value-type="float">
            <text:p>1.22</text:p>
          </table:table-cell>
          <table:table-cell office:value-type="float" office:value="1.706127" calcext:value-type="float">
            <text:p>1.706127</text:p>
          </table:table-cell>
          <table:table-cell office:value-type="float" office:value="1.06" calcext:value-type="float">
            <text:p>1.06</text:p>
          </table:table-cell>
          <table:table-cell office:value-type="float" office:value="0.374152" calcext:value-type="float">
            <text:p>0.374152</text:p>
          </table:table-cell>
          <table:table-cell office:value-type="float" office:value="0.32" calcext:value-type="float">
            <text:p>0.32</text:p>
          </table:table-cell>
          <table:table-cell office:value-type="float" office:value="0.629802" calcext:value-type="float">
            <text:p>0.629802</text:p>
          </table:table-cell>
          <table:table-cell office:value-type="float" office:value="0.5" calcext:value-type="float">
            <text:p>0.5</text:p>
          </table:table-cell>
          <table:table-cell office:value-type="float" office:value="0.007708" calcext:value-type="float">
            <text:p>0.007708</text:p>
          </table:table-cell>
          <table:table-cell office:value-type="float" office:value="0.06" calcext:value-type="float">
            <text:p>0.06</text:p>
          </table:table-cell>
          <table:table-cell office:value-type="float" office:value="0.232759" calcext:value-type="float">
            <text:p>0.23275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37.220001" calcext:value-type="float">
            <text:p>337.220001</text:p>
          </table:table-cell>
          <table:table-cell office:value-type="float" office:value="57.742668" calcext:value-type="float">
            <text:p>57.742668</text:p>
          </table:table-cell>
          <table:table-cell office:value-type="string" calcext:value-type="string">
            <text:p>NA</text:p>
          </table:table-cell>
          <table:table-cell office:value-type="float" office:value="5.970209" calcext:value-type="float">
            <text:p>5.970209</text:p>
          </table:table-cell>
          <table:table-cell office:value-type="float" office:value="0.223971" calcext:value-type="float">
            <text:p>0.223971</text:p>
          </table:table-cell>
          <table:table-cell office:value-type="float" office:value="32.448044" calcext:value-type="float">
            <text:p>32.448044</text:p>
          </table:table-cell>
          <table:table-cell office:value-type="float" office:value="0.037884" calcext:value-type="float">
            <text:p>0.037884</text:p>
          </table:table-cell>
          <table:table-cell office:value-type="float" office:value="2.257687" calcext:value-type="float">
            <text:p>2.257687</text:p>
          </table:table-cell>
          <table:table-cell office:value-type="float" office:value="2.354145" calcext:value-type="float">
            <text:p>2.354145</text:p>
          </table:table-cell>
          <table:table-cell office:value-type="float" office:value="3.756545" calcext:value-type="float">
            <text:p>3.756545</text:p>
          </table:table-cell>
          <table:table-cell office:value-type="float" office:value="2.683247" calcext:value-type="float">
            <text:p>2.683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122" calcext:value-type="float">
            <text:p>3.04122</text:p>
          </table:table-cell>
          <table:table-cell office:value-type="float" office:value="2.696182" calcext:value-type="float">
            <text:p>2.696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965" calcext:value-type="float">
            <text:p>0.049965</text:p>
          </table:table-cell>
          <table:table-cell office:value-type="float" office:value="0.021461" calcext:value-type="float">
            <text:p>0.021461</text:p>
          </table:table-cell>
          <table:table-cell office:value-type="float" office:value="1.973042" calcext:value-type="float">
            <text:p>1.973042</text:p>
          </table:table-cell>
          <table:table-cell office:value-type="float" office:value="4.130054" calcext:value-type="float">
            <text:p>4.130054</text:p>
          </table:table-cell>
          <table:table-cell office:value-type="float" office:value="0.021229" calcext:value-type="float">
            <text:p>0.021229</text:p>
          </table:table-cell>
          <table:table-cell office:value-type="float" office:value="0.006808" calcext:value-type="float">
            <text:p>0.006808</text:p>
          </table:table-cell>
          <table:table-cell office:value-type="float" office:value="1.962842" calcext:value-type="float">
            <text:p>1.962842</text:p>
          </table:table-cell>
          <table:table-cell office:value-type="float" office:value="3.098211" calcext:value-type="float">
            <text:p>3.0982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853885" calcext:value-type="float">
            <text:p>3.853885</text:p>
          </table:table-cell>
          <table:table-cell office:value-type="float" office:value="0.246654" calcext:value-type="float">
            <text:p>0.246654</text:p>
          </table:table-cell>
          <table:table-cell office:value-type="float" office:value="2.101233" calcext:value-type="float">
            <text:p>2.101233</text:p>
          </table:table-cell>
          <table:table-cell office:value-type="float" office:value="1.740461" calcext:value-type="float">
            <text:p>1.740461</text:p>
          </table:table-cell>
          <table:table-cell office:value-type="float" office:value="1.095316" calcext:value-type="float">
            <text:p>1.095316</text:p>
          </table:table-cell>
          <table:table-cell office:value-type="float" office:value="0.07054" calcext:value-type="float">
            <text:p>0.07054</text:p>
          </table:table-cell>
          <table:table-cell office:value-type="float" office:value="4.786358" calcext:value-type="float">
            <text:p>4.786358</text:p>
          </table:table-cell>
          <table:table-cell office:value-type="float" office:value="3.866179" calcext:value-type="float">
            <text:p>3.866179</text:p>
          </table:table-cell>
          <table:table-cell office:value-type="float" office:value="0.302025" calcext:value-type="float">
            <text:p>0.302025</text:p>
          </table:table-cell>
          <table:table-cell office:value-type="float" office:value="0.007937" calcext:value-type="float">
            <text:p>0.007937</text:p>
          </table:table-cell>
          <table:table-cell office:value-type="float" office:value="3.383944" calcext:value-type="float">
            <text:p>3.383944</text:p>
          </table:table-cell>
          <table:table-cell office:value-type="float" office:value="6.368357" calcext:value-type="float">
            <text:p>6.368357</text:p>
          </table:table-cell>
          <table:table-cell office:value-type="float" office:value="32.448044" calcext:value-type="float">
            <text:p>32.448044</text:p>
          </table:table-cell>
          <table:table-cell office:value-type="float" office:value="1.78" calcext:value-type="float">
            <text:p>1.78</text:p>
          </table:table-cell>
          <table:table-cell office:value-type="float" office:value="1.872055" calcext:value-type="float">
            <text:p>1.872055</text:p>
          </table:table-cell>
          <table:table-cell office:value-type="float" office:value="0" calcext:value-type="float">
            <text:p>0</text:p>
          </table:table-cell>
          <table:table-cell office:value-type="float" office:value="1.88449" calcext:value-type="float">
            <text:p>1.88449</text:p>
          </table:table-cell>
          <table:table-cell office:value-type="float" office:value="0" calcext:value-type="float">
            <text:p>0</text:p>
          </table:table-cell>
          <table:table-cell office:value-type="float" office:value="1.880174" calcext:value-type="float">
            <text:p>1.880174</text:p>
          </table:table-cell>
          <table:table-cell office:value-type="float" office:value="0" calcext:value-type="float">
            <text:p>0</text:p>
          </table:table-cell>
          <table:table-cell office:value-type="float" office:value="1.161046" calcext:value-type="float">
            <text:p>1.161046</text:p>
          </table:table-cell>
          <table:table-cell office:value-type="float" office:value="0" calcext:value-type="float">
            <text:p>0</text:p>
          </table:table-cell>
          <table:table-cell office:value-type="float" office:value="0.027114" calcext:value-type="float">
            <text:p>0.027114</text:p>
          </table:table-cell>
          <table:table-cell office:value-type="float" office:value="0.74" calcext:value-type="float">
            <text:p>0.74</text:p>
          </table:table-cell>
          <table:table-cell office:value-type="float" office:value="0.022851" calcext:value-type="float">
            <text:p>0.022851</text:p>
          </table:table-cell>
          <table:table-cell office:value-type="float" office:value="0.52" calcext:value-type="float">
            <text:p>0.52</text:p>
          </table:table-cell>
          <table:table-cell office:value-type="float" office:value="0.002828" calcext:value-type="float">
            <text:p>0.002828</text:p>
          </table:table-cell>
          <table:table-cell office:value-type="float" office:value="0.08" calcext:value-type="float">
            <text:p>0.08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52" calcext:value-type="float">
            <text:p>0.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773996" calcext:value-type="float">
            <text:p>1.773996</text:p>
          </table:table-cell>
          <table:table-cell office:value-type="float" office:value="1.14" calcext:value-type="float">
            <text:p>1.14</text:p>
          </table:table-cell>
          <table:table-cell office:value-type="float" office:value="2.079889" calcext:value-type="float">
            <text:p>2.079889</text:p>
          </table:table-cell>
          <table:table-cell office:value-type="float" office:value="1.22" calcext:value-type="float">
            <text:p>1.22</text:p>
          </table:table-cell>
          <table:table-cell office:value-type="float" office:value="0.493751" calcext:value-type="float">
            <text:p>0.493751</text:p>
          </table:table-cell>
          <table:table-cell office:value-type="float" office:value="0.44" calcext:value-type="float">
            <text:p>0.44</text:p>
          </table:table-cell>
          <table:table-cell office:value-type="float" office:value="0.601565" calcext:value-type="float">
            <text:p>0.601565</text:p>
          </table:table-cell>
          <table:table-cell office:value-type="float" office:value="0.56" calcext:value-type="float">
            <text:p>0.56</text:p>
          </table:table-cell>
          <table:table-cell office:value-type="float" office:value="0.017722" calcext:value-type="float">
            <text:p>0.017722</text:p>
          </table:table-cell>
          <table:table-cell office:value-type="float" office:value="0.12" calcext:value-type="float">
            <text:p>0.12</text:p>
          </table:table-cell>
          <table:table-cell office:value-type="float" office:value="0.284303" calcext:value-type="float">
            <text:p>0.28430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35.839996" calcext:value-type="float">
            <text:p>335.839996</text:p>
          </table:table-cell>
          <table:table-cell office:value-type="float" office:value="83.989883" calcext:value-type="float">
            <text:p>83.989883</text:p>
          </table:table-cell>
          <table:table-cell office:value-type="string" calcext:value-type="string">
            <text:p>NA</text:p>
          </table:table-cell>
          <table:table-cell office:value-type="float" office:value="5.949485" calcext:value-type="float">
            <text:p>5.949485</text:p>
          </table:table-cell>
          <table:table-cell office:value-type="float" office:value="0.257838" calcext:value-type="float">
            <text:p>0.257838</text:p>
          </table:table-cell>
          <table:table-cell office:value-type="float" office:value="34.492714" calcext:value-type="float">
            <text:p>34.492714</text:p>
          </table:table-cell>
          <table:table-cell office:value-type="float" office:value="0.040271" calcext:value-type="float">
            <text:p>0.040271</text:p>
          </table:table-cell>
          <table:table-cell office:value-type="float" office:value="2.614643" calcext:value-type="float">
            <text:p>2.614643</text:p>
          </table:table-cell>
          <table:table-cell office:value-type="float" office:value="1.960284" calcext:value-type="float">
            <text:p>1.960284</text:p>
          </table:table-cell>
          <table:table-cell office:value-type="float" office:value="3.753072" calcext:value-type="float">
            <text:p>3.753072</text:p>
          </table:table-cell>
          <table:table-cell office:value-type="float" office:value="2.680766" calcext:value-type="float">
            <text:p>2.680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9807" calcext:value-type="float">
            <text:p>3.039807</text:p>
          </table:table-cell>
          <table:table-cell office:value-type="float" office:value="2.699052" calcext:value-type="float">
            <text:p>2.699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637" calcext:value-type="float">
            <text:p>0.065637</text:p>
          </table:table-cell>
          <table:table-cell office:value-type="float" office:value="0.029193" calcext:value-type="float">
            <text:p>0.029193</text:p>
          </table:table-cell>
          <table:table-cell office:value-type="float" office:value="0.962008" calcext:value-type="float">
            <text:p>0.962008</text:p>
          </table:table-cell>
          <table:table-cell office:value-type="float" office:value="1.198918" calcext:value-type="float">
            <text:p>1.198918</text:p>
          </table:table-cell>
          <table:table-cell office:value-type="float" office:value="0.026129" calcext:value-type="float">
            <text:p>0.026129</text:p>
          </table:table-cell>
          <table:table-cell office:value-type="float" office:value="0.007747" calcext:value-type="float">
            <text:p>0.007747</text:p>
          </table:table-cell>
          <table:table-cell office:value-type="float" office:value="1.959036" calcext:value-type="float">
            <text:p>1.959036</text:p>
          </table:table-cell>
          <table:table-cell office:value-type="float" office:value="2.010859" calcext:value-type="float">
            <text:p>2.0108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861862" calcext:value-type="float">
            <text:p>3.861862</text:p>
          </table:table-cell>
          <table:table-cell office:value-type="float" office:value="0.234729" calcext:value-type="float">
            <text:p>0.234729</text:p>
          </table:table-cell>
          <table:table-cell office:value-type="float" office:value="1.891356" calcext:value-type="float">
            <text:p>1.891356</text:p>
          </table:table-cell>
          <table:table-cell office:value-type="float" office:value="1.416606" calcext:value-type="float">
            <text:p>1.416606</text:p>
          </table:table-cell>
          <table:table-cell office:value-type="float" office:value="0.729717" calcext:value-type="float">
            <text:p>0.729717</text:p>
          </table:table-cell>
          <table:table-cell office:value-type="float" office:value="0.049447" calcext:value-type="float">
            <text:p>0.049447</text:p>
          </table:table-cell>
          <table:table-cell office:value-type="float" office:value="4.792712" calcext:value-type="float">
            <text:p>4.792712</text:p>
          </table:table-cell>
          <table:table-cell office:value-type="float" office:value="3.403751" calcext:value-type="float">
            <text:p>3.403751</text:p>
          </table:table-cell>
          <table:table-cell office:value-type="float" office:value="0.417925" calcext:value-type="float">
            <text:p>0.417925</text:p>
          </table:table-cell>
          <table:table-cell office:value-type="float" office:value="0.010875" calcext:value-type="float">
            <text:p>0.010875</text:p>
          </table:table-cell>
          <table:table-cell office:value-type="float" office:value="4.574661" calcext:value-type="float">
            <text:p>4.574661</text:p>
          </table:table-cell>
          <table:table-cell office:value-type="float" office:value="5.209651" calcext:value-type="float">
            <text:p>5.209651</text:p>
          </table:table-cell>
          <table:table-cell office:value-type="float" office:value="34.492714" calcext:value-type="float">
            <text:p>34.492714</text:p>
          </table:table-cell>
          <table:table-cell office:value-type="float" office:value="2" calcext:value-type="float">
            <text:p>2</text:p>
          </table:table-cell>
          <table:table-cell office:value-type="float" office:value="1.862103" calcext:value-type="float">
            <text:p>1.862103</text:p>
          </table:table-cell>
          <table:table-cell office:value-type="float" office:value="0" calcext:value-type="float">
            <text:p>0</text:p>
          </table:table-cell>
          <table:table-cell office:value-type="float" office:value="1.890969" calcext:value-type="float">
            <text:p>1.890969</text:p>
          </table:table-cell>
          <table:table-cell office:value-type="float" office:value="0" calcext:value-type="float">
            <text:p>0</text:p>
          </table:table-cell>
          <table:table-cell office:value-type="float" office:value="1.870162" calcext:value-type="float">
            <text:p>1.870162</text:p>
          </table:table-cell>
          <table:table-cell office:value-type="float" office:value="0" calcext:value-type="float">
            <text:p>0</text:p>
          </table:table-cell>
          <table:table-cell office:value-type="float" office:value="1.169644" calcext:value-type="float">
            <text:p>1.169644</text:p>
          </table:table-cell>
          <table:table-cell office:value-type="float" office:value="0" calcext:value-type="float">
            <text:p>0</text:p>
          </table:table-cell>
          <table:table-cell office:value-type="float" office:value="0.037267" calcext:value-type="float">
            <text:p>0.037267</text:p>
          </table:table-cell>
          <table:table-cell office:value-type="float" office:value="0.96" calcext:value-type="float">
            <text:p>0.96</text:p>
          </table:table-cell>
          <table:table-cell office:value-type="float" office:value="0.02837" calcext:value-type="float">
            <text:p>0.02837</text:p>
          </table:table-cell>
          <table:table-cell office:value-type="float" office:value="0.66" calcext:value-type="float">
            <text:p>0.66</text:p>
          </table:table-cell>
          <table:table-cell office:value-type="float" office:value="0.005641" calcext:value-type="float">
            <text:p>0.0056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488" calcext:value-type="float">
            <text:p>0.020488</text:p>
          </table:table-cell>
          <table:table-cell office:value-type="float" office:value="0.58" calcext:value-type="float">
            <text:p>0.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073767" calcext:value-type="float">
            <text:p>2.073767</text:p>
          </table:table-cell>
          <table:table-cell office:value-type="float" office:value="1.22" calcext:value-type="float">
            <text:p>1.22</text:p>
          </table:table-cell>
          <table:table-cell office:value-type="float" office:value="1.788095" calcext:value-type="float">
            <text:p>1.788095</text:p>
          </table:table-cell>
          <table:table-cell office:value-type="float" office:value="1.1" calcext:value-type="float">
            <text:p>1.1</text:p>
          </table:table-cell>
          <table:table-cell office:value-type="float" office:value="0.270548" calcext:value-type="float">
            <text:p>0.270548</text:p>
          </table:table-cell>
          <table:table-cell office:value-type="float" office:value="0.22" calcext:value-type="float">
            <text:p>0.22</text:p>
          </table:table-cell>
          <table:table-cell office:value-type="float" office:value="0.459168" calcext:value-type="float">
            <text:p>0.459168</text:p>
          </table:table-cell>
          <table:table-cell office:value-type="float" office:value="0.4" calcext:value-type="float">
            <text:p>0.4</text:p>
          </table:table-cell>
          <table:table-cell office:value-type="float" office:value="0.017709" calcext:value-type="float">
            <text:p>0.017709</text:p>
          </table:table-cell>
          <table:table-cell office:value-type="float" office:value="0.12" calcext:value-type="float">
            <text:p>0.12</text:p>
          </table:table-cell>
          <table:table-cell office:value-type="float" office:value="0.400217" calcext:value-type="float">
            <text:p>0.40021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39.160004" calcext:value-type="float">
            <text:p>339.160004</text:p>
          </table:table-cell>
          <table:table-cell office:value-type="float" office:value="69.941772" calcext:value-type="float">
            <text:p>69.941772</text:p>
          </table:table-cell>
          <table:table-cell office:value-type="string" calcext:value-type="string">
            <text:p>NA</text:p>
          </table:table-cell>
          <table:table-cell office:value-type="float" office:value="5.978783" calcext:value-type="float">
            <text:p>5.978783</text:p>
          </table:table-cell>
          <table:table-cell office:value-type="float" office:value="0.272633" calcext:value-type="float">
            <text:p>0.272633</text:p>
          </table:table-cell>
          <table:table-cell office:value-type="float" office:value="33.976009" calcext:value-type="float">
            <text:p>33.976009</text:p>
          </table:table-cell>
          <table:table-cell office:value-type="float" office:value="0.039668" calcext:value-type="float">
            <text:p>0.039668</text:p>
          </table:table-cell>
          <table:table-cell office:value-type="float" office:value="2.61901" calcext:value-type="float">
            <text:p>2.61901</text:p>
          </table:table-cell>
          <table:table-cell office:value-type="float" office:value="2.53314" calcext:value-type="float">
            <text:p>2.53314</text:p>
          </table:table-cell>
          <table:table-cell office:value-type="float" office:value="3.750245" calcext:value-type="float">
            <text:p>3.750245</text:p>
          </table:table-cell>
          <table:table-cell office:value-type="float" office:value="2.678746" calcext:value-type="float">
            <text:p>2.678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9561" calcext:value-type="float">
            <text:p>3.029561</text:p>
          </table:table-cell>
          <table:table-cell office:value-type="float" office:value="2.68568" calcext:value-type="float">
            <text:p>2.68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943" calcext:value-type="float">
            <text:p>0.072943</text:p>
          </table:table-cell>
          <table:table-cell office:value-type="float" office:value="0.029045" calcext:value-type="float">
            <text:p>0.029045</text:p>
          </table:table-cell>
          <table:table-cell office:value-type="float" office:value="1.577912" calcext:value-type="float">
            <text:p>1.577912</text:p>
          </table:table-cell>
          <table:table-cell office:value-type="float" office:value="2.484761" calcext:value-type="float">
            <text:p>2.484761</text:p>
          </table:table-cell>
          <table:table-cell office:value-type="float" office:value="0.027551" calcext:value-type="float">
            <text:p>0.027551</text:p>
          </table:table-cell>
          <table:table-cell office:value-type="float" office:value="0.007846" calcext:value-type="float">
            <text:p>0.007846</text:p>
          </table:table-cell>
          <table:table-cell office:value-type="float" office:value="1.70838" calcext:value-type="float">
            <text:p>1.70838</text:p>
          </table:table-cell>
          <table:table-cell office:value-type="float" office:value="2.09803" calcext:value-type="float">
            <text:p>2.098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575782" calcext:value-type="float">
            <text:p>3.575782</text:p>
          </table:table-cell>
          <table:table-cell office:value-type="float" office:value="0.224231" calcext:value-type="float">
            <text:p>0.224231</text:p>
          </table:table-cell>
          <table:table-cell office:value-type="float" office:value="1.833119" calcext:value-type="float">
            <text:p>1.833119</text:p>
          </table:table-cell>
          <table:table-cell office:value-type="float" office:value="1.706686" calcext:value-type="float">
            <text:p>1.706686</text:p>
          </table:table-cell>
          <table:table-cell office:value-type="float" office:value="0.75276" calcext:value-type="float">
            <text:p>0.75276</text:p>
          </table:table-cell>
          <table:table-cell office:value-type="float" office:value="0.05146" calcext:value-type="float">
            <text:p>0.05146</text:p>
          </table:table-cell>
          <table:table-cell office:value-type="float" office:value="3.730603" calcext:value-type="float">
            <text:p>3.730603</text:p>
          </table:table-cell>
          <table:table-cell office:value-type="float" office:value="3.905424" calcext:value-type="float">
            <text:p>3.905424</text:p>
          </table:table-cell>
          <table:table-cell office:value-type="float" office:value="0.344523" calcext:value-type="float">
            <text:p>0.344523</text:p>
          </table:table-cell>
          <table:table-cell office:value-type="float" office:value="0.008923" calcext:value-type="float">
            <text:p>0.008923</text:p>
          </table:table-cell>
          <table:table-cell office:value-type="float" office:value="4.362337" calcext:value-type="float">
            <text:p>4.362337</text:p>
          </table:table-cell>
          <table:table-cell office:value-type="float" office:value="6.834927" calcext:value-type="float">
            <text:p>6.834927</text:p>
          </table:table-cell>
          <table:table-cell office:value-type="float" office:value="33.976009" calcext:value-type="float">
            <text:p>33.976009</text:p>
          </table:table-cell>
          <table:table-cell office:value-type="float" office:value="2.38" calcext:value-type="float">
            <text:p>2.38</text:p>
          </table:table-cell>
          <table:table-cell office:value-type="float" office:value="1.88147" calcext:value-type="float">
            <text:p>1.88147</text:p>
          </table:table-cell>
          <table:table-cell office:value-type="float" office:value="0" calcext:value-type="float">
            <text:p>0</text:p>
          </table:table-cell>
          <table:table-cell office:value-type="float" office:value="1.868775" calcext:value-type="float">
            <text:p>1.868775</text:p>
          </table:table-cell>
          <table:table-cell office:value-type="float" office:value="0" calcext:value-type="float">
            <text:p>0</text:p>
          </table:table-cell>
          <table:table-cell office:value-type="float" office:value="1.873333" calcext:value-type="float">
            <text:p>1.873333</text:p>
          </table:table-cell>
          <table:table-cell office:value-type="float" office:value="0" calcext:value-type="float">
            <text:p>0</text:p>
          </table:table-cell>
          <table:table-cell office:value-type="float" office:value="1.156227" calcext:value-type="float">
            <text:p>1.156227</text:p>
          </table:table-cell>
          <table:table-cell office:value-type="float" office:value="0" calcext:value-type="float">
            <text:p>0</text:p>
          </table:table-cell>
          <table:table-cell office:value-type="float" office:value="0.03582" calcext:value-type="float">
            <text:p>0.03582</text:p>
          </table:table-cell>
          <table:table-cell office:value-type="float" office:value="0.92" calcext:value-type="float">
            <text:p>0.92</text:p>
          </table:table-cell>
          <table:table-cell office:value-type="float" office:value="0.037123" calcext:value-type="float">
            <text:p>0.037123</text:p>
          </table:table-cell>
          <table:table-cell office:value-type="float" office:value="0.9" calcext:value-type="float">
            <text:p>0.9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2" calcext:value-type="float">
            <text:p>0.2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58" calcext:value-type="float">
            <text:p>0.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756085" calcext:value-type="float">
            <text:p>1.756085</text:p>
          </table:table-cell>
          <table:table-cell office:value-type="float" office:value="0.94" calcext:value-type="float">
            <text:p>0.94</text:p>
          </table:table-cell>
          <table:table-cell office:value-type="float" office:value="1.819697" calcext:value-type="float">
            <text:p>1.819697</text:p>
          </table:table-cell>
          <table:table-cell office:value-type="float" office:value="1.04" calcext:value-type="float">
            <text:p>1.04</text:p>
          </table:table-cell>
          <table:table-cell office:value-type="float" office:value="0.268354" calcext:value-type="float">
            <text:p>0.268354</text:p>
          </table:table-cell>
          <table:table-cell office:value-type="float" office:value="0.24" calcext:value-type="float">
            <text:p>0.24</text:p>
          </table:table-cell>
          <table:table-cell office:value-type="float" office:value="0.484406" calcext:value-type="float">
            <text:p>0.484406</text:p>
          </table:table-cell>
          <table:table-cell office:value-type="float" office:value="0.46" calcext:value-type="float">
            <text:p>0.46</text:p>
          </table:table-cell>
          <table:table-cell office:value-type="float" office:value="0.011998" calcext:value-type="float">
            <text:p>0.011998</text:p>
          </table:table-cell>
          <table:table-cell office:value-type="float" office:value="0.1" calcext:value-type="float">
            <text:p>0.1</text:p>
          </table:table-cell>
          <table:table-cell office:value-type="float" office:value="0.332525" calcext:value-type="float">
            <text:p>0.33252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53.660004" calcext:value-type="float">
            <text:p>353.660004</text:p>
          </table:table-cell>
          <table:table-cell office:value-type="float" office:value="63.069645" calcext:value-type="float">
            <text:p>63.069645</text:p>
          </table:table-cell>
          <table:table-cell office:value-type="string" calcext:value-type="string">
            <text:p>NA</text:p>
          </table:table-cell>
          <table:table-cell office:value-type="float" office:value="6.013009" calcext:value-type="float">
            <text:p>6.013009</text:p>
          </table:table-cell>
          <table:table-cell office:value-type="float" office:value="0.324405" calcext:value-type="float">
            <text:p>0.324405</text:p>
          </table:table-cell>
          <table:table-cell office:value-type="float" office:value="39.998772" calcext:value-type="float">
            <text:p>39.998772</text:p>
          </table:table-cell>
          <table:table-cell office:value-type="float" office:value="0.046699" calcext:value-type="float">
            <text:p>0.046699</text:p>
          </table:table-cell>
          <table:table-cell office:value-type="float" office:value="2.376757" calcext:value-type="float">
            <text:p>2.376757</text:p>
          </table:table-cell>
          <table:table-cell office:value-type="float" office:value="1.432713" calcext:value-type="float">
            <text:p>1.432713</text:p>
          </table:table-cell>
          <table:table-cell office:value-type="float" office:value="3.768239" calcext:value-type="float">
            <text:p>3.768239</text:p>
          </table:table-cell>
          <table:table-cell office:value-type="float" office:value="2.6916" calcext:value-type="float">
            <text:p>2.69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3884" calcext:value-type="float">
            <text:p>3.013884</text:p>
          </table:table-cell>
          <table:table-cell office:value-type="float" office:value="2.677051" calcext:value-type="float">
            <text:p>2.677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848" calcext:value-type="float">
            <text:p>0.084848</text:p>
          </table:table-cell>
          <table:table-cell office:value-type="float" office:value="0.029581" calcext:value-type="float">
            <text:p>0.029581</text:p>
          </table:table-cell>
          <table:table-cell office:value-type="float" office:value="1.480061" calcext:value-type="float">
            <text:p>1.480061</text:p>
          </table:table-cell>
          <table:table-cell office:value-type="float" office:value="2.567648" calcext:value-type="float">
            <text:p>2.567648</text:p>
          </table:table-cell>
          <table:table-cell office:value-type="float" office:value="0.028957" calcext:value-type="float">
            <text:p>0.028957</text:p>
          </table:table-cell>
          <table:table-cell office:value-type="float" office:value="0.007934" calcext:value-type="float">
            <text:p>0.007934</text:p>
          </table:table-cell>
          <table:table-cell office:value-type="float" office:value="1.994266" calcext:value-type="float">
            <text:p>1.994266</text:p>
          </table:table-cell>
          <table:table-cell office:value-type="float" office:value="2.215364" calcext:value-type="float">
            <text:p>2.2153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111129" calcext:value-type="float">
            <text:p>4.111129</text:p>
          </table:table-cell>
          <table:table-cell office:value-type="float" office:value="0.254701" calcext:value-type="float">
            <text:p>0.254701</text:p>
          </table:table-cell>
          <table:table-cell office:value-type="float" office:value="1.625851" calcext:value-type="float">
            <text:p>1.625851</text:p>
          </table:table-cell>
          <table:table-cell office:value-type="float" office:value="1.436396" calcext:value-type="float">
            <text:p>1.436396</text:p>
          </table:table-cell>
          <table:table-cell office:value-type="float" office:value="0.710971" calcext:value-type="float">
            <text:p>0.710971</text:p>
          </table:table-cell>
          <table:table-cell office:value-type="float" office:value="0.050783" calcext:value-type="float">
            <text:p>0.050783</text:p>
          </table:table-cell>
          <table:table-cell office:value-type="float" office:value="3.005684" calcext:value-type="float">
            <text:p>3.005684</text:p>
          </table:table-cell>
          <table:table-cell office:value-type="float" office:value="3.089318" calcext:value-type="float">
            <text:p>3.089318</text:p>
          </table:table-cell>
          <table:table-cell office:value-type="float" office:value="0.351858" calcext:value-type="float">
            <text:p>0.351858</text:p>
          </table:table-cell>
          <table:table-cell office:value-type="float" office:value="0.009042" calcext:value-type="float">
            <text:p>0.009042</text:p>
          </table:table-cell>
          <table:table-cell office:value-type="float" office:value="3.659541" calcext:value-type="float">
            <text:p>3.659541</text:p>
          </table:table-cell>
          <table:table-cell office:value-type="float" office:value="4.506989" calcext:value-type="float">
            <text:p>4.506989</text:p>
          </table:table-cell>
          <table:table-cell office:value-type="float" office:value="39.998772" calcext:value-type="float">
            <text:p>39.998772</text:p>
          </table:table-cell>
          <table:table-cell office:value-type="float" office:value="2.2" calcext:value-type="float">
            <text:p>2.2</text:p>
          </table:table-cell>
          <table:table-cell office:value-type="float" office:value="1.887956" calcext:value-type="float">
            <text:p>1.887956</text:p>
          </table:table-cell>
          <table:table-cell office:value-type="float" office:value="0" calcext:value-type="float">
            <text:p>0</text:p>
          </table:table-cell>
          <table:table-cell office:value-type="float" office:value="1.880283" calcext:value-type="float">
            <text:p>1.880283</text:p>
          </table:table-cell>
          <table:table-cell office:value-type="float" office:value="0" calcext:value-type="float">
            <text:p>0</text:p>
          </table:table-cell>
          <table:table-cell office:value-type="float" office:value="1.851964" calcext:value-type="float">
            <text:p>1.851964</text:p>
          </table:table-cell>
          <table:table-cell office:value-type="float" office:value="0" calcext:value-type="float">
            <text:p>0</text:p>
          </table:table-cell>
          <table:table-cell office:value-type="float" office:value="1.16192" calcext:value-type="float">
            <text:p>1.16192</text:p>
          </table:table-cell>
          <table:table-cell office:value-type="float" office:value="0" calcext:value-type="float">
            <text:p>0</text:p>
          </table:table-cell>
          <table:table-cell office:value-type="float" office:value="0.034742" calcext:value-type="float">
            <text:p>0.034742</text:p>
          </table:table-cell>
          <table:table-cell office:value-type="float" office:value="0.92" calcext:value-type="float">
            <text:p>0.92</text:p>
          </table:table-cell>
          <table:table-cell office:value-type="float" office:value="0.050105" calcext:value-type="float">
            <text:p>0.050105</text:p>
          </table:table-cell>
          <table:table-cell office:value-type="float" office:value="1.2" calcext:value-type="float">
            <text:p>1.2</text:p>
          </table:table-cell>
          <table:table-cell office:value-type="float" office:value="0.008475" calcext:value-type="float">
            <text:p>0.008475</text:p>
          </table:table-cell>
          <table:table-cell office:value-type="float" office:value="0.24" calcext:value-type="float">
            <text:p>0.24</text:p>
          </table:table-cell>
          <table:table-cell office:value-type="float" office:value="0.020482" calcext:value-type="float">
            <text:p>0.020482</text:p>
          </table:table-cell>
          <table:table-cell office:value-type="float" office:value="0.58" calcext:value-type="float">
            <text:p>0.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092822" calcext:value-type="float">
            <text:p>2.092822</text:p>
          </table:table-cell>
          <table:table-cell office:value-type="float" office:value="1.12" calcext:value-type="float">
            <text:p>1.12</text:p>
          </table:table-cell>
          <table:table-cell office:value-type="float" office:value="2.018306" calcext:value-type="float">
            <text:p>2.018306</text:p>
          </table:table-cell>
          <table:table-cell office:value-type="float" office:value="1.18" calcext:value-type="float">
            <text:p>1.18</text:p>
          </table:table-cell>
          <table:table-cell office:value-type="float" office:value="0.201555" calcext:value-type="float">
            <text:p>0.201555</text:p>
          </table:table-cell>
          <table:table-cell office:value-type="float" office:value="0.22" calcext:value-type="float">
            <text:p>0.22</text:p>
          </table:table-cell>
          <table:table-cell office:value-type="float" office:value="0.509416" calcext:value-type="float">
            <text:p>0.509416</text:p>
          </table:table-cell>
          <table:table-cell office:value-type="float" office:value="0.48" calcext:value-type="float">
            <text:p>0.48</text:p>
          </table:table-cell>
          <table:table-cell office:value-type="float" office:value="0.007758" calcext:value-type="float">
            <text:p>0.007758</text:p>
          </table:table-cell>
          <table:table-cell office:value-type="float" office:value="0.06" calcext:value-type="float">
            <text:p>0.06</text:p>
          </table:table-cell>
          <table:table-cell office:value-type="float" office:value="0.3441" calcext:value-type="float">
            <text:p>0.3441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349.679993" calcext:value-type="float">
            <text:p>349.679993</text:p>
          </table:table-cell>
          <table:table-cell office:value-type="float" office:value="64.609169" calcext:value-type="float">
            <text:p>64.609169</text:p>
          </table:table-cell>
          <table:table-cell office:value-type="string" calcext:value-type="string">
            <text:p>NA</text:p>
          </table:table-cell>
          <table:table-cell office:value-type="float" office:value="5.958097" calcext:value-type="float">
            <text:p>5.958097</text:p>
          </table:table-cell>
          <table:table-cell office:value-type="float" office:value="0.278594" calcext:value-type="float">
            <text:p>0.278594</text:p>
          </table:table-cell>
          <table:table-cell office:value-type="float" office:value="35.344505" calcext:value-type="float">
            <text:p>35.344505</text:p>
          </table:table-cell>
          <table:table-cell office:value-type="float" office:value="0.041265" calcext:value-type="float">
            <text:p>0.041265</text:p>
          </table:table-cell>
          <table:table-cell office:value-type="float" office:value="2.812153" calcext:value-type="float">
            <text:p>2.812153</text:p>
          </table:table-cell>
          <table:table-cell office:value-type="float" office:value="1.969695" calcext:value-type="float">
            <text:p>1.969695</text:p>
          </table:table-cell>
          <table:table-cell office:value-type="float" office:value="3.724391" calcext:value-type="float">
            <text:p>3.724391</text:p>
          </table:table-cell>
          <table:table-cell office:value-type="float" office:value="2.66028" calcext:value-type="float">
            <text:p>2.6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717" calcext:value-type="float">
            <text:p>3.02717</text:p>
          </table:table-cell>
          <table:table-cell office:value-type="float" office:value="2.674204" calcext:value-type="float">
            <text:p>2.674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953" calcext:value-type="float">
            <text:p>0.088953</text:p>
          </table:table-cell>
          <table:table-cell office:value-type="float" office:value="0.031533" calcext:value-type="float">
            <text:p>0.031533</text:p>
          </table:table-cell>
          <table:table-cell office:value-type="float" office:value="1.300268" calcext:value-type="float">
            <text:p>1.300268</text:p>
          </table:table-cell>
          <table:table-cell office:value-type="float" office:value="2.300934" calcext:value-type="float">
            <text:p>2.300934</text:p>
          </table:table-cell>
          <table:table-cell office:value-type="float" office:value="0.026835" calcext:value-type="float">
            <text:p>0.026835</text:p>
          </table:table-cell>
          <table:table-cell office:value-type="float" office:value="0.007379" calcext:value-type="float">
            <text:p>0.007379</text:p>
          </table:table-cell>
          <table:table-cell office:value-type="float" office:value="1.873937" calcext:value-type="float">
            <text:p>1.873937</text:p>
          </table:table-cell>
          <table:table-cell office:value-type="float" office:value="2.250041" calcext:value-type="float">
            <text:p>2.2500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558137" calcext:value-type="float">
            <text:p>4.558137</text:p>
          </table:table-cell>
          <table:table-cell office:value-type="float" office:value="0.274257" calcext:value-type="float">
            <text:p>0.274257</text:p>
          </table:table-cell>
          <table:table-cell office:value-type="float" office:value="1.746133" calcext:value-type="float">
            <text:p>1.746133</text:p>
          </table:table-cell>
          <table:table-cell office:value-type="float" office:value="1.560041" calcext:value-type="float">
            <text:p>1.560041</text:p>
          </table:table-cell>
          <table:table-cell office:value-type="float" office:value="1.012621" calcext:value-type="float">
            <text:p>1.012621</text:p>
          </table:table-cell>
          <table:table-cell office:value-type="float" office:value="0.068073" calcext:value-type="float">
            <text:p>0.068073</text:p>
          </table:table-cell>
          <table:table-cell office:value-type="float" office:value="3.978663" calcext:value-type="float">
            <text:p>3.978663</text:p>
          </table:table-cell>
          <table:table-cell office:value-type="float" office:value="3.666203" calcext:value-type="float">
            <text:p>3.666203</text:p>
          </table:table-cell>
          <table:table-cell office:value-type="float" office:value="0.199997" calcext:value-type="float">
            <text:p>0.199997</text:p>
          </table:table-cell>
          <table:table-cell office:value-type="float" office:value="0.005103" calcext:value-type="float">
            <text:p>0.005103</text:p>
          </table:table-cell>
          <table:table-cell office:value-type="float" office:value="3.164531" calcext:value-type="float">
            <text:p>3.164531</text:p>
          </table:table-cell>
          <table:table-cell office:value-type="float" office:value="4.830726" calcext:value-type="float">
            <text:p>4.830726</text:p>
          </table:table-cell>
          <table:table-cell office:value-type="float" office:value="35.344505" calcext:value-type="float">
            <text:p>35.344505</text:p>
          </table:table-cell>
          <table:table-cell office:value-type="float" office:value="2.02" calcext:value-type="float">
            <text:p>2.02</text:p>
          </table:table-cell>
          <table:table-cell office:value-type="float" office:value="1.869354" calcext:value-type="float">
            <text:p>1.869354</text:p>
          </table:table-cell>
          <table:table-cell office:value-type="float" office:value="0" calcext:value-type="float">
            <text:p>0</text:p>
          </table:table-cell>
          <table:table-cell office:value-type="float" office:value="1.855037" calcext:value-type="float">
            <text:p>1.855037</text:p>
          </table:table-cell>
          <table:table-cell office:value-type="float" office:value="0" calcext:value-type="float">
            <text:p>0</text:p>
          </table:table-cell>
          <table:table-cell office:value-type="float" office:value="1.892592" calcext:value-type="float">
            <text:p>1.892592</text:p>
          </table:table-cell>
          <table:table-cell office:value-type="float" office:value="0" calcext:value-type="float">
            <text:p>0</text:p>
          </table:table-cell>
          <table:table-cell office:value-type="float" office:value="1.134578" calcext:value-type="float">
            <text:p>1.134578</text:p>
          </table:table-cell>
          <table:table-cell office:value-type="float" office:value="0" calcext:value-type="float">
            <text:p>0</text:p>
          </table:table-cell>
          <table:table-cell office:value-type="float" office:value="0.037281" calcext:value-type="float">
            <text:p>0.037281</text:p>
          </table:table-cell>
          <table:table-cell office:value-type="float" office:value="1" calcext:value-type="float">
            <text:p>1</text:p>
          </table:table-cell>
          <table:table-cell office:value-type="float" office:value="0.051672" calcext:value-type="float">
            <text:p>0.051672</text:p>
          </table:table-cell>
          <table:table-cell office:value-type="float" office:value="1.26" calcext:value-type="float">
            <text:p>1.26</text:p>
          </table:table-cell>
          <table:table-cell office:value-type="float" office:value="0.007766" calcext:value-type="float">
            <text:p>0.007766</text:p>
          </table:table-cell>
          <table:table-cell office:value-type="float" office:value="0.22" calcext:value-type="float">
            <text:p>0.22</text:p>
          </table:table-cell>
          <table:table-cell office:value-type="float" office:value="0.019069" calcext:value-type="float">
            <text:p>0.019069</text:p>
          </table:table-cell>
          <table:table-cell office:value-type="float" office:value="0.54" calcext:value-type="float">
            <text:p>0.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14159" calcext:value-type="float">
            <text:p>2.514159</text:p>
          </table:table-cell>
          <table:table-cell office:value-type="float" office:value="1.22" calcext:value-type="float">
            <text:p>1.22</text:p>
          </table:table-cell>
          <table:table-cell office:value-type="float" office:value="2.043978" calcext:value-type="float">
            <text:p>2.043978</text:p>
          </table:table-cell>
          <table:table-cell office:value-type="float" office:value="1.12" calcext:value-type="float">
            <text:p>1.12</text:p>
          </table:table-cell>
          <table:table-cell office:value-type="float" office:value="0.388411" calcext:value-type="float">
            <text:p>0.388411</text:p>
          </table:table-cell>
          <table:table-cell office:value-type="float" office:value="0.42" calcext:value-type="float">
            <text:p>0.42</text:p>
          </table:table-cell>
          <table:table-cell office:value-type="float" office:value="0.62421" calcext:value-type="float">
            <text:p>0.62421</text:p>
          </table:table-cell>
          <table:table-cell office:value-type="float" office:value="0.52" calcext:value-type="float">
            <text:p>0.52</text:p>
          </table:table-cell>
          <table:table-cell office:value-type="float" office:value="0.002133" calcext:value-type="float">
            <text:p>0.002133</text:p>
          </table:table-cell>
          <table:table-cell office:value-type="float" office:value="0.02" calcext:value-type="float">
            <text:p>0.02</text:p>
          </table:table-cell>
          <table:table-cell office:value-type="float" office:value="0.197864" calcext:value-type="float">
            <text:p>0.19786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61.160004" calcext:value-type="float">
            <text:p>361.160004</text:p>
          </table:table-cell>
          <table:table-cell office:value-type="float" office:value="68.904953" calcext:value-type="float">
            <text:p>68.904953</text:p>
          </table:table-cell>
          <table:table-cell office:value-type="string" calcext:value-type="string">
            <text:p>NA</text:p>
          </table:table-cell>
          <table:table-cell office:value-type="float" office:value="5.942943" calcext:value-type="float">
            <text:p>5.942943</text:p>
          </table:table-cell>
          <table:table-cell office:value-type="float" office:value="0.272573" calcext:value-type="float">
            <text:p>0.272573</text:p>
          </table:table-cell>
          <table:table-cell office:value-type="float" office:value="36.719402" calcext:value-type="float">
            <text:p>36.719402</text:p>
          </table:table-cell>
          <table:table-cell office:value-type="float" office:value="0.04287" calcext:value-type="float">
            <text:p>0.04287</text:p>
          </table:table-cell>
          <table:table-cell office:value-type="float" office:value="2.380126" calcext:value-type="float">
            <text:p>2.380126</text:p>
          </table:table-cell>
          <table:table-cell office:value-type="float" office:value="1.742035" calcext:value-type="float">
            <text:p>1.742035</text:p>
          </table:table-cell>
          <table:table-cell office:value-type="float" office:value="3.73335" calcext:value-type="float">
            <text:p>3.73335</text:p>
          </table:table-cell>
          <table:table-cell office:value-type="float" office:value="2.666678" calcext:value-type="float">
            <text:p>2.666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5672" calcext:value-type="float">
            <text:p>3.05672</text:p>
          </table:table-cell>
          <table:table-cell office:value-type="float" office:value="2.696656" calcext:value-type="float">
            <text:p>2.696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054" calcext:value-type="float">
            <text:p>0.081054</text:p>
          </table:table-cell>
          <table:table-cell office:value-type="float" office:value="0.032032" calcext:value-type="float">
            <text:p>0.032032</text:p>
          </table:table-cell>
          <table:table-cell office:value-type="float" office:value="1.387208" calcext:value-type="float">
            <text:p>1.387208</text:p>
          </table:table-cell>
          <table:table-cell office:value-type="float" office:value="2.393733" calcext:value-type="float">
            <text:p>2.393733</text:p>
          </table:table-cell>
          <table:table-cell office:value-type="float" office:value="0.041665" calcext:value-type="float">
            <text:p>0.041665</text:p>
          </table:table-cell>
          <table:table-cell office:value-type="float" office:value="0.012299" calcext:value-type="float">
            <text:p>0.012299</text:p>
          </table:table-cell>
          <table:table-cell office:value-type="float" office:value="1.448302" calcext:value-type="float">
            <text:p>1.448302</text:p>
          </table:table-cell>
          <table:table-cell office:value-type="float" office:value="1.583656" calcext:value-type="float">
            <text:p>1.5836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815733" calcext:value-type="float">
            <text:p>4.815733</text:p>
          </table:table-cell>
          <table:table-cell office:value-type="float" office:value="0.292487" calcext:value-type="float">
            <text:p>0.292487</text:p>
          </table:table-cell>
          <table:table-cell office:value-type="float" office:value="1.761541" calcext:value-type="float">
            <text:p>1.761541</text:p>
          </table:table-cell>
          <table:table-cell office:value-type="float" office:value="1.713627" calcext:value-type="float">
            <text:p>1.713627</text:p>
          </table:table-cell>
          <table:table-cell office:value-type="float" office:value="0.77055" calcext:value-type="float">
            <text:p>0.77055</text:p>
          </table:table-cell>
          <table:table-cell office:value-type="float" office:value="0.054284" calcext:value-type="float">
            <text:p>0.054284</text:p>
          </table:table-cell>
          <table:table-cell office:value-type="float" office:value="3.830472" calcext:value-type="float">
            <text:p>3.830472</text:p>
          </table:table-cell>
          <table:table-cell office:value-type="float" office:value="4.52508" calcext:value-type="float">
            <text:p>4.52508</text:p>
          </table:table-cell>
          <table:table-cell office:value-type="float" office:value="0.083228" calcext:value-type="float">
            <text:p>0.083228</text:p>
          </table:table-cell>
          <table:table-cell office:value-type="float" office:value="0.002177" calcext:value-type="float">
            <text:p>0.002177</text:p>
          </table:table-cell>
          <table:table-cell office:value-type="float" office:value="4.068876" calcext:value-type="float">
            <text:p>4.068876</text:p>
          </table:table-cell>
          <table:table-cell office:value-type="float" office:value="4.257668" calcext:value-type="float">
            <text:p>4.257668</text:p>
          </table:table-cell>
          <table:table-cell office:value-type="float" office:value="36.719402" calcext:value-type="float">
            <text:p>36.719402</text:p>
          </table:table-cell>
          <table:table-cell office:value-type="float" office:value="1.86" calcext:value-type="float">
            <text:p>1.86</text:p>
          </table:table-cell>
          <table:table-cell office:value-type="float" office:value="1.861934" calcext:value-type="float">
            <text:p>1.861934</text:p>
          </table:table-cell>
          <table:table-cell office:value-type="float" office:value="0" calcext:value-type="float">
            <text:p>0</text:p>
          </table:table-cell>
          <table:table-cell office:value-type="float" office:value="1.871416" calcext:value-type="float">
            <text:p>1.871416</text:p>
          </table:table-cell>
          <table:table-cell office:value-type="float" office:value="0" calcext:value-type="float">
            <text:p>0</text:p>
          </table:table-cell>
          <table:table-cell office:value-type="float" office:value="1.919158" calcext:value-type="float">
            <text:p>1.919158</text:p>
          </table:table-cell>
          <table:table-cell office:value-type="float" office:value="0" calcext:value-type="float">
            <text:p>0</text:p>
          </table:table-cell>
          <table:table-cell office:value-type="float" office:value="1.137561" calcext:value-type="float">
            <text:p>1.137561</text:p>
          </table:table-cell>
          <table:table-cell office:value-type="float" office:value="0" calcext:value-type="float">
            <text:p>0</text:p>
          </table:table-cell>
          <table:table-cell office:value-type="float" office:value="0.039404" calcext:value-type="float">
            <text:p>0.039404</text:p>
          </table:table-cell>
          <table:table-cell office:value-type="float" office:value="1.04" calcext:value-type="float">
            <text:p>1.04</text:p>
          </table:table-cell>
          <table:table-cell office:value-type="float" office:value="0.04165" calcext:value-type="float">
            <text:p>0.04165</text:p>
          </table:table-cell>
          <table:table-cell office:value-type="float" office:value="0.96" calcext:value-type="float">
            <text:p>0.96</text:p>
          </table:table-cell>
          <table:table-cell office:value-type="float" office:value="0.009179" calcext:value-type="float">
            <text:p>0.009179</text:p>
          </table:table-cell>
          <table:table-cell office:value-type="float" office:value="0.26" calcext:value-type="float">
            <text:p>0.26</text:p>
          </table:table-cell>
          <table:table-cell office:value-type="float" office:value="0.032487" calcext:value-type="float">
            <text:p>0.032487</text:p>
          </table:table-cell>
          <table:table-cell office:value-type="float" office:value="0.92" calcext:value-type="float">
            <text:p>0.9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91206" calcext:value-type="float">
            <text:p>2.591206</text:p>
          </table:table-cell>
          <table:table-cell office:value-type="float" office:value="1.16" calcext:value-type="float">
            <text:p>1.16</text:p>
          </table:table-cell>
          <table:table-cell office:value-type="float" office:value="2.224528" calcext:value-type="float">
            <text:p>2.224528</text:p>
          </table:table-cell>
          <table:table-cell office:value-type="float" office:value="1.18" calcext:value-type="float">
            <text:p>1.18</text:p>
          </table:table-cell>
          <table:table-cell office:value-type="float" office:value="0.236397" calcext:value-type="float">
            <text:p>0.236397</text:p>
          </table:table-cell>
          <table:table-cell office:value-type="float" office:value="0.26" calcext:value-type="float">
            <text:p>0.26</text:p>
          </table:table-cell>
          <table:table-cell office:value-type="float" office:value="0.534153" calcext:value-type="float">
            <text:p>0.534153</text:p>
          </table:table-cell>
          <table:table-cell office:value-type="float" office:value="0.46" calcext:value-type="float">
            <text:p>0.46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.04" calcext:value-type="float">
            <text:p>0.04</text:p>
          </table:table-cell>
          <table:table-cell office:value-type="float" office:value="0.078988" calcext:value-type="float">
            <text:p>0.0789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50.940002" calcext:value-type="float">
            <text:p>350.940002</text:p>
          </table:table-cell>
          <table:table-cell office:value-type="float" office:value="58.986824" calcext:value-type="float">
            <text:p>58.986824</text:p>
          </table:table-cell>
          <table:table-cell office:value-type="string" calcext:value-type="string">
            <text:p>NA</text:p>
          </table:table-cell>
          <table:table-cell office:value-type="float" office:value="5.910455" calcext:value-type="float">
            <text:p>5.910455</text:p>
          </table:table-cell>
          <table:table-cell office:value-type="float" office:value="0.246931" calcext:value-type="float">
            <text:p>0.246931</text:p>
          </table:table-cell>
          <table:table-cell office:value-type="float" office:value="33.381927" calcext:value-type="float">
            <text:p>33.381927</text:p>
          </table:table-cell>
          <table:table-cell office:value-type="float" office:value="0.038974" calcext:value-type="float">
            <text:p>0.038974</text:p>
          </table:table-cell>
          <table:table-cell office:value-type="float" office:value="2.694855" calcext:value-type="float">
            <text:p>2.694855</text:p>
          </table:table-cell>
          <table:table-cell office:value-type="float" office:value="2.071906" calcext:value-type="float">
            <text:p>2.071906</text:p>
          </table:table-cell>
          <table:table-cell office:value-type="float" office:value="3.721238" calcext:value-type="float">
            <text:p>3.721238</text:p>
          </table:table-cell>
          <table:table-cell office:value-type="float" office:value="2.658027" calcext:value-type="float">
            <text:p>2.658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4607" calcext:value-type="float">
            <text:p>3.014607</text:p>
          </table:table-cell>
          <table:table-cell office:value-type="float" office:value="2.66108" calcext:value-type="float">
            <text:p>2.66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83" calcext:value-type="float">
            <text:p>0.06683</text:p>
          </table:table-cell>
          <table:table-cell office:value-type="float" office:value="0.026139" calcext:value-type="float">
            <text:p>0.026139</text:p>
          </table:table-cell>
          <table:table-cell office:value-type="float" office:value="1.242213" calcext:value-type="float">
            <text:p>1.242213</text:p>
          </table:table-cell>
          <table:table-cell office:value-type="float" office:value="1.743803" calcext:value-type="float">
            <text:p>1.743803</text:p>
          </table:table-cell>
          <table:table-cell office:value-type="float" office:value="0.032572" calcext:value-type="float">
            <text:p>0.032572</text:p>
          </table:table-cell>
          <table:table-cell office:value-type="float" office:value="0.009439" calcext:value-type="float">
            <text:p>0.009439</text:p>
          </table:table-cell>
          <table:table-cell office:value-type="float" office:value="1.969449" calcext:value-type="float">
            <text:p>1.969449</text:p>
          </table:table-cell>
          <table:table-cell office:value-type="float" office:value="1.965053" calcext:value-type="float">
            <text:p>1.9650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671312" calcext:value-type="float">
            <text:p>4.671312</text:p>
          </table:table-cell>
          <table:table-cell office:value-type="float" office:value="0.278739" calcext:value-type="float">
            <text:p>0.278739</text:p>
          </table:table-cell>
          <table:table-cell office:value-type="float" office:value="1.896929" calcext:value-type="float">
            <text:p>1.896929</text:p>
          </table:table-cell>
          <table:table-cell office:value-type="float" office:value="1.53956" calcext:value-type="float">
            <text:p>1.53956</text:p>
          </table:table-cell>
          <table:table-cell office:value-type="float" office:value="0.556487" calcext:value-type="float">
            <text:p>0.556487</text:p>
          </table:table-cell>
          <table:table-cell office:value-type="float" office:value="0.039614" calcext:value-type="float">
            <text:p>0.039614</text:p>
          </table:table-cell>
          <table:table-cell office:value-type="float" office:value="3.161414" calcext:value-type="float">
            <text:p>3.161414</text:p>
          </table:table-cell>
          <table:table-cell office:value-type="float" office:value="3.500289" calcext:value-type="float">
            <text:p>3.500289</text:p>
          </table:table-cell>
          <table:table-cell office:value-type="float" office:value="0.109961" calcext:value-type="float">
            <text:p>0.109961</text:p>
          </table:table-cell>
          <table:table-cell office:value-type="float" office:value="0.002787" calcext:value-type="float">
            <text:p>0.002787</text:p>
          </table:table-cell>
          <table:table-cell office:value-type="float" office:value="3.851312" calcext:value-type="float">
            <text:p>3.851312</text:p>
          </table:table-cell>
          <table:table-cell office:value-type="float" office:value="5.413013" calcext:value-type="float">
            <text:p>5.413013</text:p>
          </table:table-cell>
          <table:table-cell office:value-type="float" office:value="33.381927" calcext:value-type="float">
            <text:p>33.381927</text:p>
          </table:table-cell>
          <table:table-cell office:value-type="float" office:value="1.64" calcext:value-type="float">
            <text:p>1.64</text:p>
          </table:table-cell>
          <table:table-cell office:value-type="float" office:value="1.88147" calcext:value-type="float">
            <text:p>1.88147</text:p>
          </table:table-cell>
          <table:table-cell office:value-type="float" office:value="0" calcext:value-type="float">
            <text:p>0</text:p>
          </table:table-cell>
          <table:table-cell office:value-type="float" office:value="1.839768" calcext:value-type="float">
            <text:p>1.839768</text:p>
          </table:table-cell>
          <table:table-cell office:value-type="float" office:value="0" calcext:value-type="float">
            <text:p>0</text:p>
          </table:table-cell>
          <table:table-cell office:value-type="float" office:value="1.889228" calcext:value-type="float">
            <text:p>1.889228</text:p>
          </table:table-cell>
          <table:table-cell office:value-type="float" office:value="0" calcext:value-type="float">
            <text:p>0</text:p>
          </table:table-cell>
          <table:table-cell office:value-type="float" office:value="1.12538" calcext:value-type="float">
            <text:p>1.12538</text:p>
          </table:table-cell>
          <table:table-cell office:value-type="float" office:value="0" calcext:value-type="float">
            <text:p>0</text:p>
          </table:table-cell>
          <table:table-cell office:value-type="float" office:value="0.032041" calcext:value-type="float">
            <text:p>0.032041</text:p>
          </table:table-cell>
          <table:table-cell office:value-type="float" office:value="0.82" calcext:value-type="float">
            <text:p>0.82</text:p>
          </table:table-cell>
          <table:table-cell office:value-type="float" office:value="0.034789" calcext:value-type="float">
            <text:p>0.034789</text:p>
          </table:table-cell>
          <table:table-cell office:value-type="float" office:value="0.76" calcext:value-type="float">
            <text:p>0.76</text:p>
          </table:table-cell>
          <table:table-cell office:value-type="float" office:value="0.007776" calcext:value-type="float">
            <text:p>0.007776</text:p>
          </table:table-cell>
          <table:table-cell office:value-type="float" office:value="0.22" calcext:value-type="float">
            <text:p>0.22</text:p>
          </table:table-cell>
          <table:table-cell office:value-type="float" office:value="0.024796" calcext:value-type="float">
            <text:p>0.024796</text:p>
          </table:table-cell>
          <table:table-cell office:value-type="float" office:value="0.7" calcext:value-type="float">
            <text:p>0.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632008" calcext:value-type="float">
            <text:p>2.632008</text:p>
          </table:table-cell>
          <table:table-cell office:value-type="float" office:value="1.16" calcext:value-type="float">
            <text:p>1.16</text:p>
          </table:table-cell>
          <table:table-cell office:value-type="float" office:value="2.039304" calcext:value-type="float">
            <text:p>2.039304</text:p>
          </table:table-cell>
          <table:table-cell office:value-type="float" office:value="1.12" calcext:value-type="float">
            <text:p>1.12</text:p>
          </table:table-cell>
          <table:table-cell office:value-type="float" office:value="0.160956" calcext:value-type="float">
            <text:p>0.160956</text:p>
          </table:table-cell>
          <table:table-cell office:value-type="float" office:value="0.16" calcext:value-type="float">
            <text:p>0.16</text:p>
          </table:table-cell>
          <table:table-cell office:value-type="float" office:value="0.395531" calcext:value-type="float">
            <text:p>0.39553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961" calcext:value-type="float">
            <text:p>0.10996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8.600006" calcext:value-type="float">
            <text:p>358.600006</text:p>
          </table:table-cell>
          <table:table-cell office:value-type="float" office:value="68.444824" calcext:value-type="float">
            <text:p>68.444824</text:p>
          </table:table-cell>
          <table:table-cell office:value-type="string" calcext:value-type="string">
            <text:p>NA</text:p>
          </table:table-cell>
          <table:table-cell office:value-type="float" office:value="5.978924" calcext:value-type="float">
            <text:p>5.978924</text:p>
          </table:table-cell>
          <table:table-cell office:value-type="float" office:value="0.245709" calcext:value-type="float">
            <text:p>0.245709</text:p>
          </table:table-cell>
          <table:table-cell office:value-type="float" office:value="31.046497" calcext:value-type="float">
            <text:p>31.046497</text:p>
          </table:table-cell>
          <table:table-cell office:value-type="float" office:value="0.036247" calcext:value-type="float">
            <text:p>0.036247</text:p>
          </table:table-cell>
          <table:table-cell office:value-type="float" office:value="2.292305" calcext:value-type="float">
            <text:p>2.292305</text:p>
          </table:table-cell>
          <table:table-cell office:value-type="float" office:value="1.567047" calcext:value-type="float">
            <text:p>1.567047</text:p>
          </table:table-cell>
          <table:table-cell office:value-type="float" office:value="3.763277" calcext:value-type="float">
            <text:p>3.763277</text:p>
          </table:table-cell>
          <table:table-cell office:value-type="float" office:value="2.688055" calcext:value-type="float">
            <text:p>2.688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7582" calcext:value-type="float">
            <text:p>3.047582</text:p>
          </table:table-cell>
          <table:table-cell office:value-type="float" office:value="2.696747" calcext:value-type="float">
            <text:p>2.696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188" calcext:value-type="float">
            <text:p>0.064188</text:p>
          </table:table-cell>
          <table:table-cell office:value-type="float" office:value="0.020481" calcext:value-type="float">
            <text:p>0.020481</text:p>
          </table:table-cell>
          <table:table-cell office:value-type="float" office:value="1.31441" calcext:value-type="float">
            <text:p>1.31441</text:p>
          </table:table-cell>
          <table:table-cell office:value-type="float" office:value="2.325377" calcext:value-type="float">
            <text:p>2.325377</text:p>
          </table:table-cell>
          <table:table-cell office:value-type="float" office:value="0.031132" calcext:value-type="float">
            <text:p>0.031132</text:p>
          </table:table-cell>
          <table:table-cell office:value-type="float" office:value="0.008508" calcext:value-type="float">
            <text:p>0.008508</text:p>
          </table:table-cell>
          <table:table-cell office:value-type="float" office:value="2.249208" calcext:value-type="float">
            <text:p>2.249208</text:p>
          </table:table-cell>
          <table:table-cell office:value-type="float" office:value="2.383865" calcext:value-type="float">
            <text:p>2.3838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980731" calcext:value-type="float">
            <text:p>4.980731</text:p>
          </table:table-cell>
          <table:table-cell office:value-type="float" office:value="0.302179" calcext:value-type="float">
            <text:p>0.302179</text:p>
          </table:table-cell>
          <table:table-cell office:value-type="float" office:value="1.943532" calcext:value-type="float">
            <text:p>1.943532</text:p>
          </table:table-cell>
          <table:table-cell office:value-type="float" office:value="1.572475" calcext:value-type="float">
            <text:p>1.572475</text:p>
          </table:table-cell>
          <table:table-cell office:value-type="float" office:value="0.610562" calcext:value-type="float">
            <text:p>0.610562</text:p>
          </table:table-cell>
          <table:table-cell office:value-type="float" office:value="0.042869" calcext:value-type="float">
            <text:p>0.042869</text:p>
          </table:table-cell>
          <table:table-cell office:value-type="float" office:value="3.593768" calcext:value-type="float">
            <text:p>3.593768</text:p>
          </table:table-cell>
          <table:table-cell office:value-type="float" office:value="3.877738" calcext:value-type="float">
            <text:p>3.877738</text:p>
          </table:table-cell>
          <table:table-cell office:value-type="float" office:value="0.074774" calcext:value-type="float">
            <text:p>0.074774</text:p>
          </table:table-cell>
          <table:table-cell office:value-type="float" office:value="0.001963" calcext:value-type="float">
            <text:p>0.001963</text:p>
          </table:table-cell>
          <table:table-cell office:value-type="float" office:value="3.524656" calcext:value-type="float">
            <text:p>3.524656</text:p>
          </table:table-cell>
          <table:table-cell office:value-type="float" office:value="4.976614" calcext:value-type="float">
            <text:p>4.976614</text:p>
          </table:table-cell>
          <table:table-cell office:value-type="float" office:value="31.046497" calcext:value-type="float">
            <text:p>31.046497</text:p>
          </table:table-cell>
          <table:table-cell office:value-type="float" office:value="1.74" calcext:value-type="float">
            <text:p>1.74</text:p>
          </table:table-cell>
          <table:table-cell office:value-type="float" office:value="1.886868" calcext:value-type="float">
            <text:p>1.886868</text:p>
          </table:table-cell>
          <table:table-cell office:value-type="float" office:value="0" calcext:value-type="float">
            <text:p>0</text:p>
          </table:table-cell>
          <table:table-cell office:value-type="float" office:value="1.87641" calcext:value-type="float">
            <text:p>1.87641</text:p>
          </table:table-cell>
          <table:table-cell office:value-type="float" office:value="0" calcext:value-type="float">
            <text:p>0</text:p>
          </table:table-cell>
          <table:table-cell office:value-type="float" office:value="1.895356" calcext:value-type="float">
            <text:p>1.895356</text:p>
          </table:table-cell>
          <table:table-cell office:value-type="float" office:value="0" calcext:value-type="float">
            <text:p>0</text:p>
          </table:table-cell>
          <table:table-cell office:value-type="float" office:value="1.152226" calcext:value-type="float">
            <text:p>1.152226</text:p>
          </table:table-cell>
          <table:table-cell office:value-type="float" office:value="0" calcext:value-type="float">
            <text:p>0</text:p>
          </table:table-cell>
          <table:table-cell office:value-type="float" office:value="0.023159" calcext:value-type="float">
            <text:p>0.023159</text:p>
          </table:table-cell>
          <table:table-cell office:value-type="float" office:value="0.54" calcext:value-type="float">
            <text:p>0.54</text:p>
          </table:table-cell>
          <table:table-cell office:value-type="float" office:value="0.041029" calcext:value-type="float">
            <text:p>0.041029</text:p>
          </table:table-cell>
          <table:table-cell office:value-type="float" office:value="0.9" calcext:value-type="float">
            <text:p>0.9</text:p>
          </table:table-cell>
          <table:table-cell office:value-type="float" office:value="0.009188" calcext:value-type="float">
            <text:p>0.009188</text:p>
          </table:table-cell>
          <table:table-cell office:value-type="float" office:value="0.26" calcext:value-type="float">
            <text:p>0.26</text:p>
          </table:table-cell>
          <table:table-cell office:value-type="float" office:value="0.021944" calcext:value-type="float">
            <text:p>0.021944</text:p>
          </table:table-cell>
          <table:table-cell office:value-type="float" office:value="0.62" calcext:value-type="float">
            <text:p>0.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68784" calcext:value-type="float">
            <text:p>2.68784</text:p>
          </table:table-cell>
          <table:table-cell office:value-type="float" office:value="1.22" calcext:value-type="float">
            <text:p>1.22</text:p>
          </table:table-cell>
          <table:table-cell office:value-type="float" office:value="2.292891" calcext:value-type="float">
            <text:p>2.292891</text:p>
          </table:table-cell>
          <table:table-cell office:value-type="float" office:value="1.2" calcext:value-type="float">
            <text:p>1.2</text:p>
          </table:table-cell>
          <table:table-cell office:value-type="float" office:value="0.190763" calcext:value-type="float">
            <text:p>0.190763</text:p>
          </table:table-cell>
          <table:table-cell office:value-type="float" office:value="0.16" calcext:value-type="float">
            <text:p>0.16</text:p>
          </table:table-cell>
          <table:table-cell office:value-type="float" office:value="0.419799" calcext:value-type="float">
            <text:p>0.419799</text:p>
          </table:table-cell>
          <table:table-cell office:value-type="float" office:value="0.4" calcext:value-type="float">
            <text:p>0.4</text:p>
          </table:table-cell>
          <table:table-cell office:value-type="float" office:value="0.004253" calcext:value-type="float">
            <text:p>0.004253</text:p>
          </table:table-cell>
          <table:table-cell office:value-type="float" office:value="0.04" calcext:value-type="float">
            <text:p>0.04</text:p>
          </table:table-cell>
          <table:table-cell office:value-type="float" office:value="0.070521" calcext:value-type="float">
            <text:p>0.07052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50.559998" calcext:value-type="float">
            <text:p>350.559998</text:p>
          </table:table-cell>
          <table:table-cell office:value-type="float" office:value="67.012993" calcext:value-type="float">
            <text:p>67.012993</text:p>
          </table:table-cell>
          <table:table-cell office:value-type="string" calcext:value-type="string">
            <text:p>NA</text:p>
          </table:table-cell>
          <table:table-cell office:value-type="float" office:value="5.937303" calcext:value-type="float">
            <text:p>5.937303</text:p>
          </table:table-cell>
          <table:table-cell office:value-type="float" office:value="0.2641" calcext:value-type="float">
            <text:p>0.2641</text:p>
          </table:table-cell>
          <table:table-cell office:value-type="float" office:value="30.14719" calcext:value-type="float">
            <text:p>30.14719</text:p>
          </table:table-cell>
          <table:table-cell office:value-type="float" office:value="0.035197" calcext:value-type="float">
            <text:p>0.035197</text:p>
          </table:table-cell>
          <table:table-cell office:value-type="float" office:value="2.201015" calcext:value-type="float">
            <text:p>2.201015</text:p>
          </table:table-cell>
          <table:table-cell office:value-type="float" office:value="1.487676" calcext:value-type="float">
            <text:p>1.487676</text:p>
          </table:table-cell>
          <table:table-cell office:value-type="float" office:value="3.738484" calcext:value-type="float">
            <text:p>3.738484</text:p>
          </table:table-cell>
          <table:table-cell office:value-type="float" office:value="2.670346" calcext:value-type="float">
            <text:p>2.670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5389" calcext:value-type="float">
            <text:p>3.045389</text:p>
          </table:table-cell>
          <table:table-cell office:value-type="float" office:value="2.700861" calcext:value-type="float">
            <text:p>2.700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591" calcext:value-type="float">
            <text:p>0.063591</text:p>
          </table:table-cell>
          <table:table-cell office:value-type="float" office:value="0.026677" calcext:value-type="float">
            <text:p>0.026677</text:p>
          </table:table-cell>
          <table:table-cell office:value-type="float" office:value="1.324829" calcext:value-type="float">
            <text:p>1.324829</text:p>
          </table:table-cell>
          <table:table-cell office:value-type="float" office:value="1.496378" calcext:value-type="float">
            <text:p>1.496378</text:p>
          </table:table-cell>
          <table:table-cell office:value-type="float" office:value="0.024776" calcext:value-type="float">
            <text:p>0.024776</text:p>
          </table:table-cell>
          <table:table-cell office:value-type="float" office:value="0.007253" calcext:value-type="float">
            <text:p>0.007253</text:p>
          </table:table-cell>
          <table:table-cell office:value-type="float" office:value="1.755142" calcext:value-type="float">
            <text:p>1.755142</text:p>
          </table:table-cell>
          <table:table-cell office:value-type="float" office:value="2.208614" calcext:value-type="float">
            <text:p>2.2086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719697" calcext:value-type="float">
            <text:p>4.719697</text:p>
          </table:table-cell>
          <table:table-cell office:value-type="float" office:value="0.282203" calcext:value-type="float">
            <text:p>0.282203</text:p>
          </table:table-cell>
          <table:table-cell office:value-type="float" office:value="1.988367" calcext:value-type="float">
            <text:p>1.988367</text:p>
          </table:table-cell>
          <table:table-cell office:value-type="float" office:value="1.578134" calcext:value-type="float">
            <text:p>1.578134</text:p>
          </table:table-cell>
          <table:table-cell office:value-type="float" office:value="0.648847" calcext:value-type="float">
            <text:p>0.648847</text:p>
          </table:table-cell>
          <table:table-cell office:value-type="float" office:value="0.044434" calcext:value-type="float">
            <text:p>0.044434</text:p>
          </table:table-cell>
          <table:table-cell office:value-type="float" office:value="4.08184" calcext:value-type="float">
            <text:p>4.08184</text:p>
          </table:table-cell>
          <table:table-cell office:value-type="float" office:value="3.838196" calcext:value-type="float">
            <text:p>3.838196</text:p>
          </table:table-cell>
          <table:table-cell office:value-type="float" office:value="0.221391" calcext:value-type="float">
            <text:p>0.221391</text:p>
          </table:table-cell>
          <table:table-cell office:value-type="float" office:value="0.005769" calcext:value-type="float">
            <text:p>0.005769</text:p>
          </table:table-cell>
          <table:table-cell office:value-type="float" office:value="3.77411" calcext:value-type="float">
            <text:p>3.77411</text:p>
          </table:table-cell>
          <table:table-cell office:value-type="float" office:value="4.48402" calcext:value-type="float">
            <text:p>4.48402</text:p>
          </table:table-cell>
          <table:table-cell office:value-type="float" office:value="30.14719" calcext:value-type="float">
            <text:p>30.14719</text:p>
          </table:table-cell>
          <table:table-cell office:value-type="float" office:value="1.86" calcext:value-type="float">
            <text:p>1.86</text:p>
          </table:table-cell>
          <table:table-cell office:value-type="float" office:value="1.85359" calcext:value-type="float">
            <text:p>1.85359</text:p>
          </table:table-cell>
          <table:table-cell office:value-type="float" office:value="0" calcext:value-type="float">
            <text:p>0</text:p>
          </table:table-cell>
          <table:table-cell office:value-type="float" office:value="1.884894" calcext:value-type="float">
            <text:p>1.884894</text:p>
          </table:table-cell>
          <table:table-cell office:value-type="float" office:value="0" calcext:value-type="float">
            <text:p>0</text:p>
          </table:table-cell>
          <table:table-cell office:value-type="float" office:value="1.880574" calcext:value-type="float">
            <text:p>1.880574</text:p>
          </table:table-cell>
          <table:table-cell office:value-type="float" office:value="0" calcext:value-type="float">
            <text:p>0</text:p>
          </table:table-cell>
          <table:table-cell office:value-type="float" office:value="1.164815" calcext:value-type="float">
            <text:p>1.164815</text:p>
          </table:table-cell>
          <table:table-cell office:value-type="float" office:value="0" calcext:value-type="float">
            <text:p>0</text:p>
          </table:table-cell>
          <table:table-cell office:value-type="float" office:value="0.03346" calcext:value-type="float">
            <text:p>0.03346</text:p>
          </table:table-cell>
          <table:table-cell office:value-type="float" office:value="0.8" calcext:value-type="float">
            <text:p>0.8</text:p>
          </table:table-cell>
          <table:table-cell office:value-type="float" office:value="0.030131" calcext:value-type="float">
            <text:p>0.030131</text:p>
          </table:table-cell>
          <table:table-cell office:value-type="float" office:value="0.78" calcext:value-type="float">
            <text:p>0.78</text:p>
          </table:table-cell>
          <table:table-cell office:value-type="float" office:value="0.005666" calcext:value-type="float">
            <text:p>0.005666</text:p>
          </table:table-cell>
          <table:table-cell office:value-type="float" office:value="0.16" calcext:value-type="float">
            <text:p>0.16</text:p>
          </table:table-cell>
          <table:table-cell office:value-type="float" office:value="0.01911" calcext:value-type="float">
            <text:p>0.01911</text:p>
          </table:table-cell>
          <table:table-cell office:value-type="float" office:value="0.54" calcext:value-type="float">
            <text:p>0.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645524" calcext:value-type="float">
            <text:p>2.645524</text:p>
          </table:table-cell>
          <table:table-cell office:value-type="float" office:value="1.1" calcext:value-type="float">
            <text:p>1.1</text:p>
          </table:table-cell>
          <table:table-cell office:value-type="float" office:value="2.074172" calcext:value-type="float">
            <text:p>2.074172</text:p>
          </table:table-cell>
          <table:table-cell office:value-type="float" office:value="1.02" calcext:value-type="float">
            <text:p>1.02</text:p>
          </table:table-cell>
          <table:table-cell office:value-type="float" office:value="0.229462" calcext:value-type="float">
            <text:p>0.229462</text:p>
          </table:table-cell>
          <table:table-cell office:value-type="float" office:value="0.2" calcext:value-type="float">
            <text:p>0.2</text:p>
          </table:table-cell>
          <table:table-cell office:value-type="float" office:value="0.419385" calcext:value-type="float">
            <text:p>0.419385</text:p>
          </table:table-cell>
          <table:table-cell office:value-type="float" office:value="0.46" calcext:value-type="float">
            <text:p>0.46</text:p>
          </table:table-cell>
          <table:table-cell office:value-type="float" office:value="0.009896" calcext:value-type="float">
            <text:p>0.009896</text:p>
          </table:table-cell>
          <table:table-cell office:value-type="float" office:value="0.08" calcext:value-type="float">
            <text:p>0.08</text:p>
          </table:table-cell>
          <table:table-cell office:value-type="float" office:value="0.211495" calcext:value-type="float">
            <text:p>0.21149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52.160004" calcext:value-type="float">
            <text:p>352.160004</text:p>
          </table:table-cell>
          <table:table-cell office:value-type="float" office:value="68.510201" calcext:value-type="float">
            <text:p>68.510201</text:p>
          </table:table-cell>
          <table:table-cell office:value-type="string" calcext:value-type="string">
            <text:p>NA</text:p>
          </table:table-cell>
          <table:table-cell office:value-type="float" office:value="5.966132" calcext:value-type="float">
            <text:p>5.966132</text:p>
          </table:table-cell>
          <table:table-cell office:value-type="float" office:value="0.256459" calcext:value-type="float">
            <text:p>0.256459</text:p>
          </table:table-cell>
          <table:table-cell office:value-type="float" office:value="36.009571" calcext:value-type="float">
            <text:p>36.009571</text:p>
          </table:table-cell>
          <table:table-cell office:value-type="float" office:value="0.042042" calcext:value-type="float">
            <text:p>0.042042</text:p>
          </table:table-cell>
          <table:table-cell office:value-type="float" office:value="2.349965" calcext:value-type="float">
            <text:p>2.349965</text:p>
          </table:table-cell>
          <table:table-cell office:value-type="float" office:value="1.856306" calcext:value-type="float">
            <text:p>1.856306</text:p>
          </table:table-cell>
          <table:table-cell office:value-type="float" office:value="3.743509" calcext:value-type="float">
            <text:p>3.743509</text:p>
          </table:table-cell>
          <table:table-cell office:value-type="float" office:value="2.673935" calcext:value-type="float">
            <text:p>2.673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53433" calcext:value-type="float">
            <text:p>3.053433</text:p>
          </table:table-cell>
          <table:table-cell office:value-type="float" office:value="2.707837" calcext:value-type="float">
            <text:p>2.707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967" calcext:value-type="float">
            <text:p>0.076967</text:p>
          </table:table-cell>
          <table:table-cell office:value-type="float" office:value="0.032676" calcext:value-type="float">
            <text:p>0.032676</text:p>
          </table:table-cell>
          <table:table-cell office:value-type="float" office:value="1.384799" calcext:value-type="float">
            <text:p>1.384799</text:p>
          </table:table-cell>
          <table:table-cell office:value-type="float" office:value="2.126294" calcext:value-type="float">
            <text:p>2.126294</text:p>
          </table:table-cell>
          <table:table-cell office:value-type="float" office:value="0.026152" calcext:value-type="float">
            <text:p>0.026152</text:p>
          </table:table-cell>
          <table:table-cell office:value-type="float" office:value="0.00651" calcext:value-type="float">
            <text:p>0.00651</text:p>
          </table:table-cell>
          <table:table-cell office:value-type="float" office:value="1.52306" calcext:value-type="float">
            <text:p>1.52306</text:p>
          </table:table-cell>
          <table:table-cell office:value-type="float" office:value="1.770953" calcext:value-type="float">
            <text:p>1.7709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585413" calcext:value-type="float">
            <text:p>4.585413</text:p>
          </table:table-cell>
          <table:table-cell office:value-type="float" office:value="0.261365" calcext:value-type="float">
            <text:p>0.261365</text:p>
          </table:table-cell>
          <table:table-cell office:value-type="float" office:value="2.079933" calcext:value-type="float">
            <text:p>2.079933</text:p>
          </table:table-cell>
          <table:table-cell office:value-type="float" office:value="1.538022" calcext:value-type="float">
            <text:p>1.538022</text:p>
          </table:table-cell>
          <table:table-cell office:value-type="float" office:value="0.736584" calcext:value-type="float">
            <text:p>0.736584</text:p>
          </table:table-cell>
          <table:table-cell office:value-type="float" office:value="0.045099" calcext:value-type="float">
            <text:p>0.045099</text:p>
          </table:table-cell>
          <table:table-cell office:value-type="float" office:value="4.691249" calcext:value-type="float">
            <text:p>4.691249</text:p>
          </table:table-cell>
          <table:table-cell office:value-type="float" office:value="4.029282" calcext:value-type="float">
            <text:p>4.029282</text:p>
          </table:table-cell>
          <table:table-cell office:value-type="float" office:value="0.332267" calcext:value-type="float">
            <text:p>0.332267</text:p>
          </table:table-cell>
          <table:table-cell office:value-type="float" office:value="0.008671" calcext:value-type="float">
            <text:p>0.008671</text:p>
          </table:table-cell>
          <table:table-cell office:value-type="float" office:value="3.841139" calcext:value-type="float">
            <text:p>3.841139</text:p>
          </table:table-cell>
          <table:table-cell office:value-type="float" office:value="5.262848" calcext:value-type="float">
            <text:p>5.262848</text:p>
          </table:table-cell>
          <table:table-cell office:value-type="float" office:value="36.009571" calcext:value-type="float">
            <text:p>36.009571</text:p>
          </table:table-cell>
          <table:table-cell office:value-type="float" office:value="2.28" calcext:value-type="float">
            <text:p>2.28</text:p>
          </table:table-cell>
          <table:table-cell office:value-type="float" office:value="1.860933" calcext:value-type="float">
            <text:p>1.860933</text:p>
          </table:table-cell>
          <table:table-cell office:value-type="float" office:value="0" calcext:value-type="float">
            <text:p>0</text:p>
          </table:table-cell>
          <table:table-cell office:value-type="float" office:value="1.882576" calcext:value-type="float">
            <text:p>1.882576</text:p>
          </table:table-cell>
          <table:table-cell office:value-type="float" office:value="0" calcext:value-type="float">
            <text:p>0</text:p>
          </table:table-cell>
          <table:table-cell office:value-type="float" office:value="1.885891" calcext:value-type="float">
            <text:p>1.885891</text:p>
          </table:table-cell>
          <table:table-cell office:value-type="float" office:value="0" calcext:value-type="float">
            <text:p>0</text:p>
          </table:table-cell>
          <table:table-cell office:value-type="float" office:value="1.167542" calcext:value-type="float">
            <text:p>1.167542</text:p>
          </table:table-cell>
          <table:table-cell office:value-type="float" office:value="0" calcext:value-type="float">
            <text:p>0</text:p>
          </table:table-cell>
          <table:table-cell office:value-type="float" office:value="0.041137" calcext:value-type="float">
            <text:p>0.041137</text:p>
          </table:table-cell>
          <table:table-cell office:value-type="float" office:value="1.04" calcext:value-type="float">
            <text:p>1.04</text:p>
          </table:table-cell>
          <table:table-cell office:value-type="float" office:value="0.03583" calcext:value-type="float">
            <text:p>0.03583</text:p>
          </table:table-cell>
          <table:table-cell office:value-type="float" office:value="0.88" calcext:value-type="float">
            <text:p>0.88</text:p>
          </table:table-cell>
          <table:table-cell office:value-type="float" office:value="0.009891" calcext:value-type="float">
            <text:p>0.009891</text:p>
          </table:table-cell>
          <table:table-cell office:value-type="float" office:value="0.28" calcext:value-type="float">
            <text:p>0.28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46" calcext:value-type="float">
            <text:p>0.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875236" calcext:value-type="float">
            <text:p>2.875236</text:p>
          </table:table-cell>
          <table:table-cell office:value-type="float" office:value="1.26" calcext:value-type="float">
            <text:p>1.26</text:p>
          </table:table-cell>
          <table:table-cell office:value-type="float" office:value="1.710177" calcext:value-type="float">
            <text:p>1.710177</text:p>
          </table:table-cell>
          <table:table-cell office:value-type="float" office:value="1.02" calcext:value-type="float">
            <text:p>1.02</text:p>
          </table:table-cell>
          <table:table-cell office:value-type="float" office:value="0.387716" calcext:value-type="float">
            <text:p>0.387716</text:p>
          </table:table-cell>
          <table:table-cell office:value-type="float" office:value="0.42" calcext:value-type="float">
            <text:p>0.42</text:p>
          </table:table-cell>
          <table:table-cell office:value-type="float" office:value="0.348868" calcext:value-type="float">
            <text:p>0.348868</text:p>
          </table:table-cell>
          <table:table-cell office:value-type="float" office:value="0.34" calcext:value-type="float">
            <text:p>0.34</text:p>
          </table:table-cell>
          <table:table-cell office:value-type="float" office:value="0.015672" calcext:value-type="float">
            <text:p>0.015672</text:p>
          </table:table-cell>
          <table:table-cell office:value-type="float" office:value="0.1" calcext:value-type="float">
            <text:p>0.1</text:p>
          </table:table-cell>
          <table:table-cell office:value-type="float" office:value="0.316595" calcext:value-type="float">
            <text:p>0.31659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54.880005" calcext:value-type="float">
            <text:p>354.880005</text:p>
          </table:table-cell>
          <table:table-cell office:value-type="float" office:value="58.662174" calcext:value-type="float">
            <text:p>58.662174</text:p>
          </table:table-cell>
          <table:table-cell office:value-type="string" calcext:value-type="string">
            <text:p>NA</text:p>
          </table:table-cell>
          <table:table-cell office:value-type="float" office:value="5.925971" calcext:value-type="float">
            <text:p>5.925971</text:p>
          </table:table-cell>
          <table:table-cell office:value-type="float" office:value="0.247201" calcext:value-type="float">
            <text:p>0.247201</text:p>
          </table:table-cell>
          <table:table-cell office:value-type="float" office:value="35.626846" calcext:value-type="float">
            <text:p>35.626846</text:p>
          </table:table-cell>
          <table:table-cell office:value-type="float" office:value="0.041595" calcext:value-type="float">
            <text:p>0.041595</text:p>
          </table:table-cell>
          <table:table-cell office:value-type="float" office:value="2.53329" calcext:value-type="float">
            <text:p>2.53329</text:p>
          </table:table-cell>
          <table:table-cell office:value-type="float" office:value="1.724666" calcext:value-type="float">
            <text:p>1.724666</text:p>
          </table:table-cell>
          <table:table-cell office:value-type="float" office:value="3.714274" calcext:value-type="float">
            <text:p>3.714274</text:p>
          </table:table-cell>
          <table:table-cell office:value-type="float" office:value="2.653053" calcext:value-type="float">
            <text:p>2.653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4754" calcext:value-type="float">
            <text:p>3.014754</text:p>
          </table:table-cell>
          <table:table-cell office:value-type="float" office:value="2.674279" calcext:value-type="float">
            <text:p>2.67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561" calcext:value-type="float">
            <text:p>0.072561</text:p>
          </table:table-cell>
          <table:table-cell office:value-type="float" office:value="0.029746" calcext:value-type="float">
            <text:p>0.029746</text:p>
          </table:table-cell>
          <table:table-cell office:value-type="float" office:value="1.226466" calcext:value-type="float">
            <text:p>1.226466</text:p>
          </table:table-cell>
          <table:table-cell office:value-type="float" office:value="1.533368" calcext:value-type="float">
            <text:p>1.533368</text:p>
          </table:table-cell>
          <table:table-cell office:value-type="float" office:value="0.028242" calcext:value-type="float">
            <text:p>0.028242</text:p>
          </table:table-cell>
          <table:table-cell office:value-type="float" office:value="0.007472" calcext:value-type="float">
            <text:p>0.007472</text:p>
          </table:table-cell>
          <table:table-cell office:value-type="float" office:value="1.637205" calcext:value-type="float">
            <text:p>1.637205</text:p>
          </table:table-cell>
          <table:table-cell office:value-type="float" office:value="1.85391" calcext:value-type="float">
            <text:p>1.853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271942" calcext:value-type="float">
            <text:p>4.271942</text:p>
          </table:table-cell>
          <table:table-cell office:value-type="float" office:value="0.244318" calcext:value-type="float">
            <text:p>0.244318</text:p>
          </table:table-cell>
          <table:table-cell office:value-type="float" office:value="1.709335" calcext:value-type="float">
            <text:p>1.709335</text:p>
          </table:table-cell>
          <table:table-cell office:value-type="float" office:value="1.485781" calcext:value-type="float">
            <text:p>1.485781</text:p>
          </table:table-cell>
          <table:table-cell office:value-type="float" office:value="0.864561" calcext:value-type="float">
            <text:p>0.864561</text:p>
          </table:table-cell>
          <table:table-cell office:value-type="float" office:value="0.054886" calcext:value-type="float">
            <text:p>0.054886</text:p>
          </table:table-cell>
          <table:table-cell office:value-type="float" office:value="3.423095" calcext:value-type="float">
            <text:p>3.423095</text:p>
          </table:table-cell>
          <table:table-cell office:value-type="float" office:value="3.58251" calcext:value-type="float">
            <text:p>3.58251</text:p>
          </table:table-cell>
          <table:table-cell office:value-type="float" office:value="0.230646" calcext:value-type="float">
            <text:p>0.230646</text:p>
          </table:table-cell>
          <table:table-cell office:value-type="float" office:value="0.006015" calcext:value-type="float">
            <text:p>0.006015</text:p>
          </table:table-cell>
          <table:table-cell office:value-type="float" office:value="3.010485" calcext:value-type="float">
            <text:p>3.010485</text:p>
          </table:table-cell>
          <table:table-cell office:value-type="float" office:value="4.36822" calcext:value-type="float">
            <text:p>4.36822</text:p>
          </table:table-cell>
          <table:table-cell office:value-type="float" office:value="35.626846" calcext:value-type="float">
            <text:p>35.626846</text:p>
          </table:table-cell>
          <table:table-cell office:value-type="float" office:value="2.24" calcext:value-type="float">
            <text:p>2.24</text:p>
          </table:table-cell>
          <table:table-cell office:value-type="float" office:value="1.862822" calcext:value-type="float">
            <text:p>1.862822</text:p>
          </table:table-cell>
          <table:table-cell office:value-type="float" office:value="0" calcext:value-type="float">
            <text:p>0</text:p>
          </table:table-cell>
          <table:table-cell office:value-type="float" office:value="1.851451" calcext:value-type="float">
            <text:p>1.851451</text:p>
          </table:table-cell>
          <table:table-cell office:value-type="float" office:value="0" calcext:value-type="float">
            <text:p>0</text:p>
          </table:table-cell>
          <table:table-cell office:value-type="float" office:value="1.860354" calcext:value-type="float">
            <text:p>1.860354</text:p>
          </table:table-cell>
          <table:table-cell office:value-type="float" office:value="0" calcext:value-type="float">
            <text:p>0</text:p>
          </table:table-cell>
          <table:table-cell office:value-type="float" office:value="1.1544" calcext:value-type="float">
            <text:p>1.1544</text:p>
          </table:table-cell>
          <table:table-cell office:value-type="float" office:value="0" calcext:value-type="float">
            <text:p>0</text:p>
          </table:table-cell>
          <table:table-cell office:value-type="float" office:value="0.037038" calcext:value-type="float">
            <text:p>0.037038</text:p>
          </table:table-cell>
          <table:table-cell office:value-type="float" office:value="0.96" calcext:value-type="float">
            <text:p>0.96</text:p>
          </table:table-cell>
          <table:table-cell office:value-type="float" office:value="0.035523" calcext:value-type="float">
            <text:p>0.035523</text:p>
          </table:table-cell>
          <table:table-cell office:value-type="float" office:value="0.92" calcext:value-type="float">
            <text:p>0.92</text:p>
          </table:table-cell>
          <table:table-cell office:value-type="float" office:value="0.009175" calcext:value-type="float">
            <text:p>0.009175</text:p>
          </table:table-cell>
          <table:table-cell office:value-type="float" office:value="0.26" calcext:value-type="float">
            <text:p>0.26</text:p>
          </table:table-cell>
          <table:table-cell office:value-type="float" office:value="0.019066" calcext:value-type="float">
            <text:p>0.019066</text:p>
          </table:table-cell>
          <table:table-cell office:value-type="float" office:value="0.54" calcext:value-type="float">
            <text:p>0.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659145" calcext:value-type="float">
            <text:p>2.659145</text:p>
          </table:table-cell>
          <table:table-cell office:value-type="float" office:value="0.9" calcext:value-type="float">
            <text:p>0.9</text:p>
          </table:table-cell>
          <table:table-cell office:value-type="float" office:value="1.612797" calcext:value-type="float">
            <text:p>1.612797</text:p>
          </table:table-cell>
          <table:table-cell office:value-type="float" office:value="0.98" calcext:value-type="float">
            <text:p>0.98</text:p>
          </table:table-cell>
          <table:table-cell office:value-type="float" office:value="0.408617" calcext:value-type="float">
            <text:p>0.408617</text:p>
          </table:table-cell>
          <table:table-cell office:value-type="float" office:value="0.42" calcext:value-type="float">
            <text:p>0.42</text:p>
          </table:table-cell>
          <table:table-cell office:value-type="float" office:value="0.455944" calcext:value-type="float">
            <text:p>0.455944</text:p>
          </table:table-cell>
          <table:table-cell office:value-type="float" office:value="0.5" calcext:value-type="float">
            <text:p>0.5</text:p>
          </table:table-cell>
          <table:table-cell office:value-type="float" office:value="0.010613" calcext:value-type="float">
            <text:p>0.010613</text:p>
          </table:table-cell>
          <table:table-cell office:value-type="float" office:value="0.1" calcext:value-type="float">
            <text:p>0.1</text:p>
          </table:table-cell>
          <table:table-cell office:value-type="float" office:value="0.220032" calcext:value-type="float">
            <text:p>0.22003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51.579987" calcext:value-type="float">
            <text:p>351.579987</text:p>
          </table:table-cell>
          <table:table-cell office:value-type="float" office:value="77.627602" calcext:value-type="float">
            <text:p>77.627602</text:p>
          </table:table-cell>
          <table:table-cell office:value-type="string" calcext:value-type="string">
            <text:p>NA</text:p>
          </table:table-cell>
          <table:table-cell office:value-type="float" office:value="5.97557" calcext:value-type="float">
            <text:p>5.97557</text:p>
          </table:table-cell>
          <table:table-cell office:value-type="float" office:value="0.235491" calcext:value-type="float">
            <text:p>0.235491</text:p>
          </table:table-cell>
          <table:table-cell office:value-type="float" office:value="35.105766" calcext:value-type="float">
            <text:p>35.105766</text:p>
          </table:table-cell>
          <table:table-cell office:value-type="float" office:value="0.040987" calcext:value-type="float">
            <text:p>0.040987</text:p>
          </table:table-cell>
          <table:table-cell office:value-type="float" office:value="2.541296" calcext:value-type="float">
            <text:p>2.541296</text:p>
          </table:table-cell>
          <table:table-cell office:value-type="float" office:value="1.866794" calcext:value-type="float">
            <text:p>1.866794</text:p>
          </table:table-cell>
          <table:table-cell office:value-type="float" office:value="3.706432" calcext:value-type="float">
            <text:p>3.706432</text:p>
          </table:table-cell>
          <table:table-cell office:value-type="float" office:value="2.647451" calcext:value-type="float">
            <text:p>2.647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0055" calcext:value-type="float">
            <text:p>2.990055</text:p>
          </table:table-cell>
          <table:table-cell office:value-type="float" office:value="2.65957" calcext:value-type="float">
            <text:p>2.65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867" calcext:value-type="float">
            <text:p>0.060867</text:p>
          </table:table-cell>
          <table:table-cell office:value-type="float" office:value="0.027364" calcext:value-type="float">
            <text:p>0.027364</text:p>
          </table:table-cell>
          <table:table-cell office:value-type="float" office:value="1.510005" calcext:value-type="float">
            <text:p>1.510005</text:p>
          </table:table-cell>
          <table:table-cell office:value-type="float" office:value="1.986725" calcext:value-type="float">
            <text:p>1.986725</text:p>
          </table:table-cell>
          <table:table-cell office:value-type="float" office:value="0.020514" calcext:value-type="float">
            <text:p>0.020514</text:p>
          </table:table-cell>
          <table:table-cell office:value-type="float" office:value="0.005104" calcext:value-type="float">
            <text:p>0.005104</text:p>
          </table:table-cell>
          <table:table-cell office:value-type="float" office:value="2.10294" calcext:value-type="float">
            <text:p>2.10294</text:p>
          </table:table-cell>
          <table:table-cell office:value-type="float" office:value="3.097873" calcext:value-type="float">
            <text:p>3.0978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171342" calcext:value-type="float">
            <text:p>4.171342</text:p>
          </table:table-cell>
          <table:table-cell office:value-type="float" office:value="0.228452" calcext:value-type="float">
            <text:p>0.228452</text:p>
          </table:table-cell>
          <table:table-cell office:value-type="float" office:value="1.795403" calcext:value-type="float">
            <text:p>1.795403</text:p>
          </table:table-cell>
          <table:table-cell office:value-type="float" office:value="1.507171" calcext:value-type="float">
            <text:p>1.507171</text:p>
          </table:table-cell>
          <table:table-cell office:value-type="float" office:value="0.780446" calcext:value-type="float">
            <text:p>0.780446</text:p>
          </table:table-cell>
          <table:table-cell office:value-type="float" office:value="0.056828" calcext:value-type="float">
            <text:p>0.056828</text:p>
          </table:table-cell>
          <table:table-cell office:value-type="float" office:value="3.246324" calcext:value-type="float">
            <text:p>3.246324</text:p>
          </table:table-cell>
          <table:table-cell office:value-type="float" office:value="3.035932" calcext:value-type="float">
            <text:p>3.035932</text:p>
          </table:table-cell>
          <table:table-cell office:value-type="float" office:value="0.161914" calcext:value-type="float">
            <text:p>0.161914</text:p>
          </table:table-cell>
          <table:table-cell office:value-type="float" office:value="0.004242" calcext:value-type="float">
            <text:p>0.004242</text:p>
          </table:table-cell>
          <table:table-cell office:value-type="float" office:value="3.836454" calcext:value-type="float">
            <text:p>3.836454</text:p>
          </table:table-cell>
          <table:table-cell office:value-type="float" office:value="4.849145" calcext:value-type="float">
            <text:p>4.849145</text:p>
          </table:table-cell>
          <table:table-cell office:value-type="float" office:value="35.105766" calcext:value-type="float">
            <text:p>35.105766</text:p>
          </table:table-cell>
          <table:table-cell office:value-type="float" office:value="2.22" calcext:value-type="float">
            <text:p>2.22</text:p>
          </table:table-cell>
          <table:table-cell office:value-type="float" office:value="1.87413" calcext:value-type="float">
            <text:p>1.87413</text:p>
          </table:table-cell>
          <table:table-cell office:value-type="float" office:value="0" calcext:value-type="float">
            <text:p>0</text:p>
          </table:table-cell>
          <table:table-cell office:value-type="float" office:value="1.832302" calcext:value-type="float">
            <text:p>1.832302</text:p>
          </table:table-cell>
          <table:table-cell office:value-type="float" office:value="0" calcext:value-type="float">
            <text:p>0</text:p>
          </table:table-cell>
          <table:table-cell office:value-type="float" office:value="1.829155" calcext:value-type="float">
            <text:p>1.829155</text:p>
          </table:table-cell>
          <table:table-cell office:value-type="float" office:value="0" calcext:value-type="float">
            <text:p>0</text:p>
          </table:table-cell>
          <table:table-cell office:value-type="float" office:value="1.1609" calcext:value-type="float">
            <text:p>1.1609</text:p>
          </table:table-cell>
          <table:table-cell office:value-type="float" office:value="0" calcext:value-type="float">
            <text:p>0</text:p>
          </table:table-cell>
          <table:table-cell office:value-type="float" office:value="0.035042" calcext:value-type="float">
            <text:p>0.035042</text:p>
          </table:table-cell>
          <table:table-cell office:value-type="float" office:value="0.92" calcext:value-type="float">
            <text:p>0.92</text:p>
          </table:table-cell>
          <table:table-cell office:value-type="float" office:value="0.025825" calcext:value-type="float">
            <text:p>0.025825</text:p>
          </table:table-cell>
          <table:table-cell office:value-type="float" office:value="0.72" calcext:value-type="float">
            <text:p>0.72</text:p>
          </table:table-cell>
          <table:table-cell office:value-type="float" office:value="0.007769" calcext:value-type="float">
            <text:p>0.007769</text:p>
          </table:table-cell>
          <table:table-cell office:value-type="float" office:value="0.22" calcext:value-type="float">
            <text:p>0.22</text:p>
          </table:table-cell>
          <table:table-cell office:value-type="float" office:value="0.012745" calcext:value-type="float">
            <text:p>0.012745</text:p>
          </table:table-cell>
          <table:table-cell office:value-type="float" office:value="0.36" calcext:value-type="float">
            <text:p>0.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837317" calcext:value-type="float">
            <text:p>2.837317</text:p>
          </table:table-cell>
          <table:table-cell office:value-type="float" office:value="1.08" calcext:value-type="float">
            <text:p>1.08</text:p>
          </table:table-cell>
          <table:table-cell office:value-type="float" office:value="1.334026" calcext:value-type="float">
            <text:p>1.334026</text:p>
          </table:table-cell>
          <table:table-cell office:value-type="float" office:value="0.84" calcext:value-type="float">
            <text:p>0.84</text:p>
          </table:table-cell>
          <table:table-cell office:value-type="float" office:value="0.195481" calcext:value-type="float">
            <text:p>0.195481</text:p>
          </table:table-cell>
          <table:table-cell office:value-type="float" office:value="0.24" calcext:value-type="float">
            <text:p>0.24</text:p>
          </table:table-cell>
          <table:table-cell office:value-type="float" office:value="0.584966" calcext:value-type="float">
            <text:p>0.584966</text:p>
          </table:table-cell>
          <table:table-cell office:value-type="float" office:value="0.6" calcext:value-type="float">
            <text:p>0.6</text:p>
          </table:table-cell>
          <table:table-cell office:value-type="float" office:value="0.008669" calcext:value-type="float">
            <text:p>0.008669</text:p>
          </table:table-cell>
          <table:table-cell office:value-type="float" office:value="0.08" calcext:value-type="float">
            <text:p>0.08</text:p>
          </table:table-cell>
          <table:table-cell office:value-type="float" office:value="0.153245" calcext:value-type="float">
            <text:p>0.153245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51.899994" calcext:value-type="float">
            <text:p>351.899994</text:p>
          </table:table-cell>
          <table:table-cell office:value-type="float" office:value="76.575226" calcext:value-type="float">
            <text:p>76.575226</text:p>
          </table:table-cell>
          <table:table-cell office:value-type="string" calcext:value-type="string">
            <text:p>NA</text:p>
          </table:table-cell>
          <table:table-cell office:value-type="float" office:value="5.919538" calcext:value-type="float">
            <text:p>5.919538</text:p>
          </table:table-cell>
          <table:table-cell office:value-type="float" office:value="0.278587" calcext:value-type="float">
            <text:p>0.278587</text:p>
          </table:table-cell>
          <table:table-cell office:value-type="float" office:value="40.089973" calcext:value-type="float">
            <text:p>40.089973</text:p>
          </table:table-cell>
          <table:table-cell office:value-type="float" office:value="0.046806" calcext:value-type="float">
            <text:p>0.046806</text:p>
          </table:table-cell>
          <table:table-cell office:value-type="float" office:value="2.50356" calcext:value-type="float">
            <text:p>2.50356</text:p>
          </table:table-cell>
          <table:table-cell office:value-type="float" office:value="1.688225" calcext:value-type="float">
            <text:p>1.688225</text:p>
          </table:table-cell>
          <table:table-cell office:value-type="float" office:value="3.714881" calcext:value-type="float">
            <text:p>3.714881</text:p>
          </table:table-cell>
          <table:table-cell office:value-type="float" office:value="2.653487" calcext:value-type="float">
            <text:p>2.653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8376" calcext:value-type="float">
            <text:p>2.978376</text:p>
          </table:table-cell>
          <table:table-cell office:value-type="float" office:value="2.647088" calcext:value-type="float">
            <text:p>2.647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326" calcext:value-type="float">
            <text:p>0.053326</text:p>
          </table:table-cell>
          <table:table-cell office:value-type="float" office:value="0.02211" calcext:value-type="float">
            <text:p>0.02211</text:p>
          </table:table-cell>
          <table:table-cell office:value-type="float" office:value="1.307415" calcext:value-type="float">
            <text:p>1.307415</text:p>
          </table:table-cell>
          <table:table-cell office:value-type="float" office:value="2.566655" calcext:value-type="float">
            <text:p>2.566655</text:p>
          </table:table-cell>
          <table:table-cell office:value-type="float" office:value="0.02332" calcext:value-type="float">
            <text:p>0.02332</text:p>
          </table:table-cell>
          <table:table-cell office:value-type="float" office:value="0.006112" calcext:value-type="float">
            <text:p>0.006112</text:p>
          </table:table-cell>
          <table:table-cell office:value-type="float" office:value="1.619439" calcext:value-type="float">
            <text:p>1.619439</text:p>
          </table:table-cell>
          <table:table-cell office:value-type="float" office:value="2.005687" calcext:value-type="float">
            <text:p>2.0056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559064" calcext:value-type="float">
            <text:p>4.559064</text:p>
          </table:table-cell>
          <table:table-cell office:value-type="float" office:value="0.251328" calcext:value-type="float">
            <text:p>0.251328</text:p>
          </table:table-cell>
          <table:table-cell office:value-type="float" office:value="1.802467" calcext:value-type="float">
            <text:p>1.802467</text:p>
          </table:table-cell>
          <table:table-cell office:value-type="float" office:value="1.573766" calcext:value-type="float">
            <text:p>1.573766</text:p>
          </table:table-cell>
          <table:table-cell office:value-type="float" office:value="0.667119" calcext:value-type="float">
            <text:p>0.667119</text:p>
          </table:table-cell>
          <table:table-cell office:value-type="float" office:value="0.049476" calcext:value-type="float">
            <text:p>0.049476</text:p>
          </table:table-cell>
          <table:table-cell office:value-type="float" office:value="4.306979" calcext:value-type="float">
            <text:p>4.306979</text:p>
          </table:table-cell>
          <table:table-cell office:value-type="float" office:value="4.101844" calcext:value-type="float">
            <text:p>4.101844</text:p>
          </table:table-cell>
          <table:table-cell office:value-type="float" office:value="0.180009" calcext:value-type="float">
            <text:p>0.180009</text:p>
          </table:table-cell>
          <table:table-cell office:value-type="float" office:value="0.004697" calcext:value-type="float">
            <text:p>0.004697</text:p>
          </table:table-cell>
          <table:table-cell office:value-type="float" office:value="3.153683" calcext:value-type="float">
            <text:p>3.153683</text:p>
          </table:table-cell>
          <table:table-cell office:value-type="float" office:value="4.783605" calcext:value-type="float">
            <text:p>4.783605</text:p>
          </table:table-cell>
          <table:table-cell office:value-type="float" office:value="40.089973" calcext:value-type="float">
            <text:p>40.089973</text:p>
          </table:table-cell>
          <table:table-cell office:value-type="float" office:value="2.22" calcext:value-type="float">
            <text:p>2.22</text:p>
          </table:table-cell>
          <table:table-cell office:value-type="float" office:value="1.855353" calcext:value-type="float">
            <text:p>1.855353</text:p>
          </table:table-cell>
          <table:table-cell office:value-type="float" office:value="0" calcext:value-type="float">
            <text:p>0</text:p>
          </table:table-cell>
          <table:table-cell office:value-type="float" office:value="1.859528" calcext:value-type="float">
            <text:p>1.859528</text:p>
          </table:table-cell>
          <table:table-cell office:value-type="float" office:value="0" calcext:value-type="float">
            <text:p>0</text:p>
          </table:table-cell>
          <table:table-cell office:value-type="float" office:value="1.826651" calcext:value-type="float">
            <text:p>1.826651</text:p>
          </table:table-cell>
          <table:table-cell office:value-type="float" office:value="0" calcext:value-type="float">
            <text:p>0</text:p>
          </table:table-cell>
          <table:table-cell office:value-type="float" office:value="1.151725" calcext:value-type="float">
            <text:p>1.151725</text:p>
          </table:table-cell>
          <table:table-cell office:value-type="float" office:value="0" calcext:value-type="float">
            <text:p>0</text:p>
          </table:table-cell>
          <table:table-cell office:value-type="float" office:value="0.02763" calcext:value-type="float">
            <text:p>0.02763</text:p>
          </table:table-cell>
          <table:table-cell office:value-type="float" office:value="0.72" calcext:value-type="float">
            <text:p>0.72</text:p>
          </table:table-cell>
          <table:table-cell office:value-type="float" office:value="0.025696" calcext:value-type="float">
            <text:p>0.025696</text:p>
          </table:table-cell>
          <table:table-cell office:value-type="float" office:value="0.68" calcext:value-type="float">
            <text:p>0.68</text:p>
          </table:table-cell>
          <table:table-cell office:value-type="float" office:value="0.007772" calcext:value-type="float">
            <text:p>0.007772</text:p>
          </table:table-cell>
          <table:table-cell office:value-type="float" office:value="0.22" calcext:value-type="float">
            <text:p>0.22</text:p>
          </table:table-cell>
          <table:table-cell office:value-type="float" office:value="0.015548" calcext:value-type="float">
            <text:p>0.015548</text:p>
          </table:table-cell>
          <table:table-cell office:value-type="float" office:value="0.44" calcext:value-type="float">
            <text:p>0.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061944" calcext:value-type="float">
            <text:p>3.061944</text:p>
          </table:table-cell>
          <table:table-cell office:value-type="float" office:value="1.32" calcext:value-type="float">
            <text:p>1.32</text:p>
          </table:table-cell>
          <table:table-cell office:value-type="float" office:value="1.49712" calcext:value-type="float">
            <text:p>1.49712</text:p>
          </table:table-cell>
          <table:table-cell office:value-type="float" office:value="0.94" calcext:value-type="float">
            <text:p>0.94</text:p>
          </table:table-cell>
          <table:table-cell office:value-type="float" office:value="0.145656" calcext:value-type="float">
            <text:p>0.145656</text:p>
          </table:table-cell>
          <table:table-cell office:value-type="float" office:value="0.12" calcext:value-type="float">
            <text:p>0.12</text:p>
          </table:table-cell>
          <table:table-cell office:value-type="float" office:value="0.521463" calcext:value-type="float">
            <text:p>0.521463</text:p>
          </table:table-cell>
          <table:table-cell office:value-type="float" office:value="0.52" calcext:value-type="float">
            <text:p>0.52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08" calcext:value-type="float">
            <text:p>0.08</text:p>
          </table:table-cell>
          <table:table-cell office:value-type="float" office:value="0.171529" calcext:value-type="float">
            <text:p>0.171529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41.040009" calcext:value-type="float">
            <text:p>341.040009</text:p>
          </table:table-cell>
          <table:table-cell office:value-type="float" office:value="58.776978" calcext:value-type="float">
            <text:p>58.776978</text:p>
          </table:table-cell>
          <table:table-cell office:value-type="string" calcext:value-type="string">
            <text:p>NA</text:p>
          </table:table-cell>
          <table:table-cell office:value-type="float" office:value="5.974254" calcext:value-type="float">
            <text:p>5.974254</text:p>
          </table:table-cell>
          <table:table-cell office:value-type="float" office:value="0.262677" calcext:value-type="float">
            <text:p>0.262677</text:p>
          </table:table-cell>
          <table:table-cell office:value-type="float" office:value="34.555439" calcext:value-type="float">
            <text:p>34.555439</text:p>
          </table:table-cell>
          <table:table-cell office:value-type="float" office:value="0.040344" calcext:value-type="float">
            <text:p>0.040344</text:p>
          </table:table-cell>
          <table:table-cell office:value-type="float" office:value="2.831316" calcext:value-type="float">
            <text:p>2.831316</text:p>
          </table:table-cell>
          <table:table-cell office:value-type="float" office:value="2.632842" calcext:value-type="float">
            <text:p>2.632842</text:p>
          </table:table-cell>
          <table:table-cell office:value-type="float" office:value="3.766631" calcext:value-type="float">
            <text:p>3.766631</text:p>
          </table:table-cell>
          <table:table-cell office:value-type="float" office:value="2.690451" calcext:value-type="float">
            <text:p>2.690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1641" calcext:value-type="float">
            <text:p>2.991641</text:p>
          </table:table-cell>
          <table:table-cell office:value-type="float" office:value="2.651964" calcext:value-type="float">
            <text:p>2.651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069" calcext:value-type="float">
            <text:p>0.066069</text:p>
          </table:table-cell>
          <table:table-cell office:value-type="float" office:value="0.032049" calcext:value-type="float">
            <text:p>0.032049</text:p>
          </table:table-cell>
          <table:table-cell office:value-type="float" office:value="0.955459" calcext:value-type="float">
            <text:p>0.955459</text:p>
          </table:table-cell>
          <table:table-cell office:value-type="float" office:value="1.240749" calcext:value-type="float">
            <text:p>1.240749</text:p>
          </table:table-cell>
          <table:table-cell office:value-type="float" office:value="0.023336" calcext:value-type="float">
            <text:p>0.023336</text:p>
          </table:table-cell>
          <table:table-cell office:value-type="float" office:value="0.006532" calcext:value-type="float">
            <text:p>0.006532</text:p>
          </table:table-cell>
          <table:table-cell office:value-type="float" office:value="1.260031" calcext:value-type="float">
            <text:p>1.260031</text:p>
          </table:table-cell>
          <table:table-cell office:value-type="float" office:value="1.536419" calcext:value-type="float">
            <text:p>1.5364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240314" calcext:value-type="float">
            <text:p>4.240314</text:p>
          </table:table-cell>
          <table:table-cell office:value-type="float" office:value="0.247987" calcext:value-type="float">
            <text:p>0.247987</text:p>
          </table:table-cell>
          <table:table-cell office:value-type="float" office:value="1.573097" calcext:value-type="float">
            <text:p>1.573097</text:p>
          </table:table-cell>
          <table:table-cell office:value-type="float" office:value="1.514804" calcext:value-type="float">
            <text:p>1.514804</text:p>
          </table:table-cell>
          <table:table-cell office:value-type="float" office:value="0.90517" calcext:value-type="float">
            <text:p>0.90517</text:p>
          </table:table-cell>
          <table:table-cell office:value-type="float" office:value="0.065556" calcext:value-type="float">
            <text:p>0.065556</text:p>
          </table:table-cell>
          <table:table-cell office:value-type="float" office:value="3.064831" calcext:value-type="float">
            <text:p>3.064831</text:p>
          </table:table-cell>
          <table:table-cell office:value-type="float" office:value="3.219441" calcext:value-type="float">
            <text:p>3.219441</text:p>
          </table:table-cell>
          <table:table-cell office:value-type="float" office:value="0.133813" calcext:value-type="float">
            <text:p>0.133813</text:p>
          </table:table-cell>
          <table:table-cell office:value-type="float" office:value="0.003459" calcext:value-type="float">
            <text:p>0.003459</text:p>
          </table:table-cell>
          <table:table-cell office:value-type="float" office:value="3.693916" calcext:value-type="float">
            <text:p>3.693916</text:p>
          </table:table-cell>
          <table:table-cell office:value-type="float" office:value="5.138865" calcext:value-type="float">
            <text:p>5.138865</text:p>
          </table:table-cell>
          <table:table-cell office:value-type="float" office:value="34.555439" calcext:value-type="float">
            <text:p>34.555439</text:p>
          </table:table-cell>
          <table:table-cell office:value-type="float" office:value="2.04" calcext:value-type="float">
            <text:p>2.04</text:p>
          </table:table-cell>
          <table:table-cell office:value-type="float" office:value="1.88658" calcext:value-type="float">
            <text:p>1.88658</text:p>
          </table:table-cell>
          <table:table-cell office:value-type="float" office:value="0" calcext:value-type="float">
            <text:p>0</text:p>
          </table:table-cell>
          <table:table-cell office:value-type="float" office:value="1.880051" calcext:value-type="float">
            <text:p>1.880051</text:p>
          </table:table-cell>
          <table:table-cell office:value-type="float" office:value="0" calcext:value-type="float">
            <text:p>0</text:p>
          </table:table-cell>
          <table:table-cell office:value-type="float" office:value="1.850106" calcext:value-type="float">
            <text:p>1.850106</text:p>
          </table:table-cell>
          <table:table-cell office:value-type="float" office:value="0" calcext:value-type="float">
            <text:p>0</text:p>
          </table:table-cell>
          <table:table-cell office:value-type="float" office:value="1.141534" calcext:value-type="float">
            <text:p>1.141534</text:p>
          </table:table-cell>
          <table:table-cell office:value-type="float" office:value="0" calcext:value-type="float">
            <text:p>0</text:p>
          </table:table-cell>
          <table:table-cell office:value-type="float" office:value="0.0419" calcext:value-type="float">
            <text:p>0.0419</text:p>
          </table:table-cell>
          <table:table-cell office:value-type="float" office:value="1.1" calcext:value-type="float">
            <text:p>1.1</text:p>
          </table:table-cell>
          <table:table-cell office:value-type="float" office:value="0.024169" calcext:value-type="float">
            <text:p>0.024169</text:p>
          </table:table-cell>
          <table:table-cell office:value-type="float" office:value="0.6" calcext:value-type="float">
            <text:p>0.6</text:p>
          </table:table-cell>
          <table:table-cell office:value-type="float" office:value="0.00636" calcext:value-type="float">
            <text:p>0.00636</text:p>
          </table:table-cell>
          <table:table-cell office:value-type="float" office:value="0.18" calcext:value-type="float">
            <text:p>0.18</text:p>
          </table:table-cell>
          <table:table-cell office:value-type="float" office:value="0.016976" calcext:value-type="float">
            <text:p>0.016976</text:p>
          </table:table-cell>
          <table:table-cell office:value-type="float" office:value="0.48" calcext:value-type="float">
            <text:p>0.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09015" calcext:value-type="float">
            <text:p>2.509015</text:p>
          </table:table-cell>
          <table:table-cell office:value-type="float" office:value="1.26" calcext:value-type="float">
            <text:p>1.26</text:p>
          </table:table-cell>
          <table:table-cell office:value-type="float" office:value="1.731299" calcext:value-type="float">
            <text:p>1.731299</text:p>
          </table:table-cell>
          <table:table-cell office:value-type="float" office:value="1" calcext:value-type="float">
            <text:p>1</text:p>
          </table:table-cell>
          <table:table-cell office:value-type="float" office:value="0.235122" calcext:value-type="float">
            <text:p>0.235122</text:p>
          </table:table-cell>
          <table:table-cell office:value-type="float" office:value="0.24" calcext:value-type="float">
            <text:p>0.24</text:p>
          </table:table-cell>
          <table:table-cell office:value-type="float" office:value="0.670048" calcext:value-type="float">
            <text:p>0.670048</text:p>
          </table:table-cell>
          <table:table-cell office:value-type="float" office:value="0.62" calcext:value-type="float">
            <text:p>0.62</text:p>
          </table:table-cell>
          <table:table-cell office:value-type="float" office:value="0.004253" calcext:value-type="float">
            <text:p>0.004253</text:p>
          </table:table-cell>
          <table:table-cell office:value-type="float" office:value="0.04" calcext:value-type="float">
            <text:p>0.04</text:p>
          </table:table-cell>
          <table:table-cell office:value-type="float" office:value="0.12956" calcext:value-type="float">
            <text:p>0.1295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56.619995" calcext:value-type="float">
            <text:p>356.619995</text:p>
          </table:table-cell>
          <table:table-cell office:value-type="float" office:value="62.705299" calcext:value-type="float">
            <text:p>62.705299</text:p>
          </table:table-cell>
          <table:table-cell office:value-type="string" calcext:value-type="string">
            <text:p>NA</text:p>
          </table:table-cell>
          <table:table-cell office:value-type="float" office:value="5.951649" calcext:value-type="float">
            <text:p>5.951649</text:p>
          </table:table-cell>
          <table:table-cell office:value-type="float" office:value="0.285054" calcext:value-type="float">
            <text:p>0.285054</text:p>
          </table:table-cell>
          <table:table-cell office:value-type="float" office:value="39.211571" calcext:value-type="float">
            <text:p>39.211571</text:p>
          </table:table-cell>
          <table:table-cell office:value-type="float" office:value="0.04578" calcext:value-type="float">
            <text:p>0.04578</text:p>
          </table:table-cell>
          <table:table-cell office:value-type="float" office:value="2.243659" calcext:value-type="float">
            <text:p>2.243659</text:p>
          </table:table-cell>
          <table:table-cell office:value-type="float" office:value="1.293419" calcext:value-type="float">
            <text:p>1.293419</text:p>
          </table:table-cell>
          <table:table-cell office:value-type="float" office:value="3.770691" calcext:value-type="float">
            <text:p>3.770691</text:p>
          </table:table-cell>
          <table:table-cell office:value-type="float" office:value="2.693351" calcext:value-type="float">
            <text:p>2.693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0796" calcext:value-type="float">
            <text:p>3.040796</text:p>
          </table:table-cell>
          <table:table-cell office:value-type="float" office:value="2.694911" calcext:value-type="float">
            <text:p>2.694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685" calcext:value-type="float">
            <text:p>0.083685</text:p>
          </table:table-cell>
          <table:table-cell office:value-type="float" office:value="0.041567" calcext:value-type="float">
            <text:p>0.041567</text:p>
          </table:table-cell>
          <table:table-cell office:value-type="float" office:value="1.11929" calcext:value-type="float">
            <text:p>1.11929</text:p>
          </table:table-cell>
          <table:table-cell office:value-type="float" office:value="1.842881" calcext:value-type="float">
            <text:p>1.842881</text:p>
          </table:table-cell>
          <table:table-cell office:value-type="float" office:value="0.029647" calcext:value-type="float">
            <text:p>0.029647</text:p>
          </table:table-cell>
          <table:table-cell office:value-type="float" office:value="0.010253" calcext:value-type="float">
            <text:p>0.010253</text:p>
          </table:table-cell>
          <table:table-cell office:value-type="float" office:value="1.614732" calcext:value-type="float">
            <text:p>1.614732</text:p>
          </table:table-cell>
          <table:table-cell office:value-type="float" office:value="1.78936" calcext:value-type="float">
            <text:p>1.789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069475" calcext:value-type="float">
            <text:p>4.069475</text:p>
          </table:table-cell>
          <table:table-cell office:value-type="float" office:value="0.237528" calcext:value-type="float">
            <text:p>0.237528</text:p>
          </table:table-cell>
          <table:table-cell office:value-type="float" office:value="1.693972" calcext:value-type="float">
            <text:p>1.693972</text:p>
          </table:table-cell>
          <table:table-cell office:value-type="float" office:value="1.540239" calcext:value-type="float">
            <text:p>1.540239</text:p>
          </table:table-cell>
          <table:table-cell office:value-type="float" office:value="1.157656" calcext:value-type="float">
            <text:p>1.157656</text:p>
          </table:table-cell>
          <table:table-cell office:value-type="float" office:value="0.077257" calcext:value-type="float">
            <text:p>0.077257</text:p>
          </table:table-cell>
          <table:table-cell office:value-type="float" office:value="3.644135" calcext:value-type="float">
            <text:p>3.644135</text:p>
          </table:table-cell>
          <table:table-cell office:value-type="float" office:value="3.779338" calcext:value-type="float">
            <text:p>3.779338</text:p>
          </table:table-cell>
          <table:table-cell office:value-type="float" office:value="0.170221" calcext:value-type="float">
            <text:p>0.170221</text:p>
          </table:table-cell>
          <table:table-cell office:value-type="float" office:value="0.004449" calcext:value-type="float">
            <text:p>0.004449</text:p>
          </table:table-cell>
          <table:table-cell office:value-type="float" office:value="3.540892" calcext:value-type="float">
            <text:p>3.540892</text:p>
          </table:table-cell>
          <table:table-cell office:value-type="float" office:value="4.018274" calcext:value-type="float">
            <text:p>4.018274</text:p>
          </table:table-cell>
          <table:table-cell office:value-type="float" office:value="39.211571" calcext:value-type="float">
            <text:p>39.211571</text:p>
          </table:table-cell>
          <table:table-cell office:value-type="float" office:value="1.82" calcext:value-type="float">
            <text:p>1.82</text:p>
          </table:table-cell>
          <table:table-cell office:value-type="float" office:value="1.89255" calcext:value-type="float">
            <text:p>1.89255</text:p>
          </table:table-cell>
          <table:table-cell office:value-type="float" office:value="0" calcext:value-type="float">
            <text:p>0</text:p>
          </table:table-cell>
          <table:table-cell office:value-type="float" office:value="1.878141" calcext:value-type="float">
            <text:p>1.878141</text:p>
          </table:table-cell>
          <table:table-cell office:value-type="float" office:value="0" calcext:value-type="float">
            <text:p>0</text:p>
          </table:table-cell>
          <table:table-cell office:value-type="float" office:value="1.881895" calcext:value-type="float">
            <text:p>1.881895</text:p>
          </table:table-cell>
          <table:table-cell office:value-type="float" office:value="0" calcext:value-type="float">
            <text:p>0</text:p>
          </table:table-cell>
          <table:table-cell office:value-type="float" office:value="1.1589" calcext:value-type="float">
            <text:p>1.1589</text:p>
          </table:table-cell>
          <table:table-cell office:value-type="float" office:value="0" calcext:value-type="float">
            <text:p>0</text:p>
          </table:table-cell>
          <table:table-cell office:value-type="float" office:value="0.054673" calcext:value-type="float">
            <text:p>0.054673</text:p>
          </table:table-cell>
          <table:table-cell office:value-type="float" office:value="1.28" calcext:value-type="float">
            <text:p>1.28</text:p>
          </table:table-cell>
          <table:table-cell office:value-type="float" office:value="0.029012" calcext:value-type="float">
            <text:p>0.029012</text:p>
          </table:table-cell>
          <table:table-cell office:value-type="float" office:value="0.68" calcext:value-type="float">
            <text:p>0.68</text:p>
          </table:table-cell>
          <table:table-cell office:value-type="float" office:value="0.001406" calcext:value-type="float">
            <text:p>0.001406</text:p>
          </table:table-cell>
          <table:table-cell office:value-type="float" office:value="0.04" calcext:value-type="float">
            <text:p>0.04</text:p>
          </table:table-cell>
          <table:table-cell office:value-type="float" office:value="0.028241" calcext:value-type="float">
            <text:p>0.028241</text:p>
          </table:table-cell>
          <table:table-cell office:value-type="float" office:value="0.8" calcext:value-type="float">
            <text:p>0.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1909" calcext:value-type="float">
            <text:p>2.41909</text:p>
          </table:table-cell>
          <table:table-cell office:value-type="float" office:value="1.14" calcext:value-type="float">
            <text:p>1.14</text:p>
          </table:table-cell>
          <table:table-cell office:value-type="float" office:value="1.650385" calcext:value-type="float">
            <text:p>1.650385</text:p>
          </table:table-cell>
          <table:table-cell office:value-type="float" office:value="1.06" calcext:value-type="float">
            <text:p>1.06</text:p>
          </table:table-cell>
          <table:table-cell office:value-type="float" office:value="0.45751" calcext:value-type="float">
            <text:p>0.45751</text:p>
          </table:table-cell>
          <table:table-cell office:value-type="float" office:value="0.46" calcext:value-type="float">
            <text:p>0.46</text:p>
          </table:table-cell>
          <table:table-cell office:value-type="float" office:value="0.700146" calcext:value-type="float">
            <text:p>0.700146</text:p>
          </table:table-cell>
          <table:table-cell office:value-type="float" office:value="0.58" calcext:value-type="float">
            <text:p>0.58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08" calcext:value-type="float">
            <text:p>0.08</text:p>
          </table:table-cell>
          <table:table-cell office:value-type="float" office:value="0.161741" calcext:value-type="float">
            <text:p>0.161741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54.679993" calcext:value-type="float">
            <text:p>354.679993</text:p>
          </table:table-cell>
          <table:table-cell office:value-type="float" office:value="75.90419" calcext:value-type="float">
            <text:p>75.90419</text:p>
          </table:table-cell>
          <table:table-cell office:value-type="string" calcext:value-type="string">
            <text:p>NA</text:p>
          </table:table-cell>
          <table:table-cell office:value-type="float" office:value="5.999166" calcext:value-type="float">
            <text:p>5.999166</text:p>
          </table:table-cell>
          <table:table-cell office:value-type="float" office:value="0.275749" calcext:value-type="float">
            <text:p>0.275749</text:p>
          </table:table-cell>
          <table:table-cell office:value-type="float" office:value="35.338947" calcext:value-type="float">
            <text:p>35.338947</text:p>
          </table:table-cell>
          <table:table-cell office:value-type="float" office:value="0.041259" calcext:value-type="float">
            <text:p>0.041259</text:p>
          </table:table-cell>
          <table:table-cell office:value-type="float" office:value="2.940425" calcext:value-type="float">
            <text:p>2.940425</text:p>
          </table:table-cell>
          <table:table-cell office:value-type="float" office:value="3.114659" calcext:value-type="float">
            <text:p>3.114659</text:p>
          </table:table-cell>
          <table:table-cell office:value-type="float" office:value="3.786448" calcext:value-type="float">
            <text:p>3.786448</text:p>
          </table:table-cell>
          <table:table-cell office:value-type="float" office:value="2.704606" calcext:value-type="float">
            <text:p>2.704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55078" calcext:value-type="float">
            <text:p>3.055078</text:p>
          </table:table-cell>
          <table:table-cell office:value-type="float" office:value="2.703056" calcext:value-type="float">
            <text:p>2.703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4897" calcext:value-type="float">
            <text:p>0.104897</text:p>
          </table:table-cell>
          <table:table-cell office:value-type="float" office:value="0.054248" calcext:value-type="float">
            <text:p>0.054248</text:p>
          </table:table-cell>
          <table:table-cell office:value-type="float" office:value="1.384897" calcext:value-type="float">
            <text:p>1.384897</text:p>
          </table:table-cell>
          <table:table-cell office:value-type="float" office:value="1.777288" calcext:value-type="float">
            <text:p>1.777288</text:p>
          </table:table-cell>
          <table:table-cell office:value-type="float" office:value="0.031762" calcext:value-type="float">
            <text:p>0.031762</text:p>
          </table:table-cell>
          <table:table-cell office:value-type="float" office:value="0.010189" calcext:value-type="float">
            <text:p>0.010189</text:p>
          </table:table-cell>
          <table:table-cell office:value-type="float" office:value="1.81431" calcext:value-type="float">
            <text:p>1.81431</text:p>
          </table:table-cell>
          <table:table-cell office:value-type="float" office:value="1.76489" calcext:value-type="float">
            <text:p>1.764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048843" calcext:value-type="float">
            <text:p>5.048843</text:p>
          </table:table-cell>
          <table:table-cell office:value-type="float" office:value="0.296702" calcext:value-type="float">
            <text:p>0.296702</text:p>
          </table:table-cell>
          <table:table-cell office:value-type="float" office:value="1.731225" calcext:value-type="float">
            <text:p>1.731225</text:p>
          </table:table-cell>
          <table:table-cell office:value-type="float" office:value="1.557301" calcext:value-type="float">
            <text:p>1.557301</text:p>
          </table:table-cell>
          <table:table-cell office:value-type="float" office:value="0.991822" calcext:value-type="float">
            <text:p>0.991822</text:p>
          </table:table-cell>
          <table:table-cell office:value-type="float" office:value="0.064705" calcext:value-type="float">
            <text:p>0.064705</text:p>
          </table:table-cell>
          <table:table-cell office:value-type="float" office:value="4.087502" calcext:value-type="float">
            <text:p>4.087502</text:p>
          </table:table-cell>
          <table:table-cell office:value-type="float" office:value="4.532708" calcext:value-type="float">
            <text:p>4.532708</text:p>
          </table:table-cell>
          <table:table-cell office:value-type="float" office:value="0.089762" calcext:value-type="float">
            <text:p>0.089762</text:p>
          </table:table-cell>
          <table:table-cell office:value-type="float" office:value="0.002445" calcext:value-type="float">
            <text:p>0.002445</text:p>
          </table:table-cell>
          <table:table-cell office:value-type="float" office:value="3.569729" calcext:value-type="float">
            <text:p>3.569729</text:p>
          </table:table-cell>
          <table:table-cell office:value-type="float" office:value="5.154403" calcext:value-type="float">
            <text:p>5.154403</text:p>
          </table:table-cell>
          <table:table-cell office:value-type="float" office:value="35.338947" calcext:value-type="float">
            <text:p>35.338947</text:p>
          </table:table-cell>
          <table:table-cell office:value-type="float" office:value="1.86" calcext:value-type="float">
            <text:p>1.86</text:p>
          </table:table-cell>
          <table:table-cell office:value-type="float" office:value="1.910562" calcext:value-type="float">
            <text:p>1.910562</text:p>
          </table:table-cell>
          <table:table-cell office:value-type="float" office:value="0" calcext:value-type="float">
            <text:p>0</text:p>
          </table:table-cell>
          <table:table-cell office:value-type="float" office:value="1.875886" calcext:value-type="float">
            <text:p>1.875886</text:p>
          </table:table-cell>
          <table:table-cell office:value-type="float" office:value="0" calcext:value-type="float">
            <text:p>0</text:p>
          </table:table-cell>
          <table:table-cell office:value-type="float" office:value="1.900736" calcext:value-type="float">
            <text:p>1.900736</text:p>
          </table:table-cell>
          <table:table-cell office:value-type="float" office:value="0" calcext:value-type="float">
            <text:p>0</text:p>
          </table:table-cell>
          <table:table-cell office:value-type="float" office:value="1.154342" calcext:value-type="float">
            <text:p>1.154342</text:p>
          </table:table-cell>
          <table:table-cell office:value-type="float" office:value="0" calcext:value-type="float">
            <text:p>0</text:p>
          </table:table-cell>
          <table:table-cell office:value-type="float" office:value="0.072064" calcext:value-type="float">
            <text:p>0.072064</text:p>
          </table:table-cell>
          <table:table-cell office:value-type="float" office:value="1.72" calcext:value-type="float">
            <text:p>1.72</text:p>
          </table:table-cell>
          <table:table-cell office:value-type="float" office:value="0.032833" calcext:value-type="float">
            <text:p>0.032833</text:p>
          </table:table-cell>
          <table:table-cell office:value-type="float" office:value="0.74" calcext:value-type="float">
            <text:p>0.74</text:p>
          </table:table-cell>
          <table:table-cell office:value-type="float" office:value="0.004222" calcext:value-type="float">
            <text:p>0.00422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54" calcext:value-type="float">
            <text:p>0.02754</text:p>
          </table:table-cell>
          <table:table-cell office:value-type="float" office:value="0.78" calcext:value-type="float">
            <text:p>0.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53404" calcext:value-type="float">
            <text:p>2.953404</text:p>
          </table:table-cell>
          <table:table-cell office:value-type="float" office:value="1.36" calcext:value-type="float">
            <text:p>1.36</text:p>
          </table:table-cell>
          <table:table-cell office:value-type="float" office:value="2.095439" calcext:value-type="float">
            <text:p>2.095439</text:p>
          </table:table-cell>
          <table:table-cell office:value-type="float" office:value="1.18" calcext:value-type="float">
            <text:p>1.18</text:p>
          </table:table-cell>
          <table:table-cell office:value-type="float" office:value="0.427322" calcext:value-type="float">
            <text:p>0.427322</text:p>
          </table:table-cell>
          <table:table-cell office:value-type="float" office:value="0.46" calcext:value-type="float">
            <text:p>0.46</text:p>
          </table:table-cell>
          <table:table-cell office:value-type="float" office:value="0.5645" calcext:value-type="float">
            <text:p>0.5645</text:p>
          </table:table-cell>
          <table:table-cell office:value-type="float" office:value="0.46" calcext:value-type="float">
            <text:p>0.46</text:p>
          </table:table-cell>
          <table:table-cell office:value-type="float" office:value="0.010666" calcext:value-type="float">
            <text:p>0.010666</text:p>
          </table:table-cell>
          <table:table-cell office:value-type="float" office:value="0.1" calcext:value-type="float">
            <text:p>0.1</text:p>
          </table:table-cell>
          <table:table-cell office:value-type="float" office:value="0.079096" calcext:value-type="float">
            <text:p>0.0790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40.160004" calcext:value-type="float">
            <text:p>340.160004</text:p>
          </table:table-cell>
          <table:table-cell office:value-type="float" office:value="87.886375" calcext:value-type="float">
            <text:p>87.886375</text:p>
          </table:table-cell>
          <table:table-cell office:value-type="string" calcext:value-type="string">
            <text:p>NA</text:p>
          </table:table-cell>
          <table:table-cell office:value-type="float" office:value="5.999349" calcext:value-type="float">
            <text:p>5.999349</text:p>
          </table:table-cell>
          <table:table-cell office:value-type="float" office:value="0.237292" calcext:value-type="float">
            <text:p>0.237292</text:p>
          </table:table-cell>
          <table:table-cell office:value-type="float" office:value="36.455811" calcext:value-type="float">
            <text:p>36.455811</text:p>
          </table:table-cell>
          <table:table-cell office:value-type="float" office:value="0.042563" calcext:value-type="float">
            <text:p>0.042563</text:p>
          </table:table-cell>
          <table:table-cell office:value-type="float" office:value="2.686621" calcext:value-type="float">
            <text:p>2.686621</text:p>
          </table:table-cell>
          <table:table-cell office:value-type="float" office:value="1.875238" calcext:value-type="float">
            <text:p>1.875238</text:p>
          </table:table-cell>
          <table:table-cell office:value-type="float" office:value="3.81266" calcext:value-type="float">
            <text:p>3.81266</text:p>
          </table:table-cell>
          <table:table-cell office:value-type="float" office:value="2.723329" calcext:value-type="float">
            <text:p>2.723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113" calcext:value-type="float">
            <text:p>3.04113</text:p>
          </table:table-cell>
          <table:table-cell office:value-type="float" office:value="2.69331" calcext:value-type="float">
            <text:p>2.69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659" calcext:value-type="float">
            <text:p>0.070659</text:p>
          </table:table-cell>
          <table:table-cell office:value-type="float" office:value="0.039568" calcext:value-type="float">
            <text:p>0.039568</text:p>
          </table:table-cell>
          <table:table-cell office:value-type="float" office:value="2.079507" calcext:value-type="float">
            <text:p>2.079507</text:p>
          </table:table-cell>
          <table:table-cell office:value-type="float" office:value="3.955378" calcext:value-type="float">
            <text:p>3.955378</text:p>
          </table:table-cell>
          <table:table-cell office:value-type="float" office:value="0.028981" calcext:value-type="float">
            <text:p>0.028981</text:p>
          </table:table-cell>
          <table:table-cell office:value-type="float" office:value="0.008155" calcext:value-type="float">
            <text:p>0.008155</text:p>
          </table:table-cell>
          <table:table-cell office:value-type="float" office:value="2.154318" calcext:value-type="float">
            <text:p>2.154318</text:p>
          </table:table-cell>
          <table:table-cell office:value-type="float" office:value="2.562505" calcext:value-type="float">
            <text:p>2.5625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833924" calcext:value-type="float">
            <text:p>4.833924</text:p>
          </table:table-cell>
          <table:table-cell office:value-type="float" office:value="0.276007" calcext:value-type="float">
            <text:p>0.276007</text:p>
          </table:table-cell>
          <table:table-cell office:value-type="float" office:value="2.145558" calcext:value-type="float">
            <text:p>2.145558</text:p>
          </table:table-cell>
          <table:table-cell office:value-type="float" office:value="1.706234" calcext:value-type="float">
            <text:p>1.706234</text:p>
          </table:table-cell>
          <table:table-cell office:value-type="float" office:value="0.546333" calcext:value-type="float">
            <text:p>0.546333</text:p>
          </table:table-cell>
          <table:table-cell office:value-type="float" office:value="0.038857" calcext:value-type="float">
            <text:p>0.038857</text:p>
          </table:table-cell>
          <table:table-cell office:value-type="float" office:value="4.337722" calcext:value-type="float">
            <text:p>4.337722</text:p>
          </table:table-cell>
          <table:table-cell office:value-type="float" office:value="4.383993" calcext:value-type="float">
            <text:p>4.383993</text:p>
          </table:table-cell>
          <table:table-cell office:value-type="float" office:value="0.091264" calcext:value-type="float">
            <text:p>0.091264</text:p>
          </table:table-cell>
          <table:table-cell office:value-type="float" office:value="0.002505" calcext:value-type="float">
            <text:p>0.002505</text:p>
          </table:table-cell>
          <table:table-cell office:value-type="float" office:value="3.34375" calcext:value-type="float">
            <text:p>3.34375</text:p>
          </table:table-cell>
          <table:table-cell office:value-type="float" office:value="5.024181" calcext:value-type="float">
            <text:p>5.024181</text:p>
          </table:table-cell>
          <table:table-cell office:value-type="float" office:value="36.455811" calcext:value-type="float">
            <text:p>36.455811</text:p>
          </table:table-cell>
          <table:table-cell office:value-type="float" office:value="1.84" calcext:value-type="float">
            <text:p>1.84</text:p>
          </table:table-cell>
          <table:table-cell office:value-type="float" office:value="1.91231" calcext:value-type="float">
            <text:p>1.91231</text:p>
          </table:table-cell>
          <table:table-cell office:value-type="float" office:value="0" calcext:value-type="float">
            <text:p>0</text:p>
          </table:table-cell>
          <table:table-cell office:value-type="float" office:value="1.900349" calcext:value-type="float">
            <text:p>1.900349</text:p>
          </table:table-cell>
          <table:table-cell office:value-type="float" office:value="0" calcext:value-type="float">
            <text:p>0</text:p>
          </table:table-cell>
          <table:table-cell office:value-type="float" office:value="1.886306" calcext:value-type="float">
            <text:p>1.886306</text:p>
          </table:table-cell>
          <table:table-cell office:value-type="float" office:value="0" calcext:value-type="float">
            <text:p>0</text:p>
          </table:table-cell>
          <table:table-cell office:value-type="float" office:value="1.154824" calcext:value-type="float">
            <text:p>1.154824</text:p>
          </table:table-cell>
          <table:table-cell office:value-type="float" office:value="0" calcext:value-type="float">
            <text:p>0</text:p>
          </table:table-cell>
          <table:table-cell office:value-type="float" office:value="0.053527" calcext:value-type="float">
            <text:p>0.053527</text:p>
          </table:table-cell>
          <table:table-cell office:value-type="float" office:value="1.32" calcext:value-type="float">
            <text:p>1.32</text:p>
          </table:table-cell>
          <table:table-cell office:value-type="float" office:value="0.017132" calcext:value-type="float">
            <text:p>0.017132</text:p>
          </table:table-cell>
          <table:table-cell office:value-type="float" office:value="0.42" calcext:value-type="float">
            <text:p>0.42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22" calcext:value-type="float">
            <text:p>0.22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6" calcext:value-type="float">
            <text:p>0.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019723" calcext:value-type="float">
            <text:p>3.019723</text:p>
          </table:table-cell>
          <table:table-cell office:value-type="float" office:value="1.22" calcext:value-type="float">
            <text:p>1.22</text:p>
          </table:table-cell>
          <table:table-cell office:value-type="float" office:value="1.814201" calcext:value-type="float">
            <text:p>1.814201</text:p>
          </table:table-cell>
          <table:table-cell office:value-type="float" office:value="1.12" calcext:value-type="float">
            <text:p>1.12</text:p>
          </table:table-cell>
          <table:table-cell office:value-type="float" office:value="0.158837" calcext:value-type="float">
            <text:p>0.158837</text:p>
          </table:table-cell>
          <table:table-cell office:value-type="float" office:value="0.18" calcext:value-type="float">
            <text:p>0.18</text:p>
          </table:table-cell>
          <table:table-cell office:value-type="float" office:value="0.387495" calcext:value-type="float">
            <text:p>0.387495</text:p>
          </table:table-cell>
          <table:table-cell office:value-type="float" office:value="0.3" calcext:value-type="float">
            <text:p>0.3</text:p>
          </table:table-cell>
          <table:table-cell office:value-type="float" office:value="0.01206" calcext:value-type="float">
            <text:p>0.01206</text:p>
          </table:table-cell>
          <table:table-cell office:value-type="float" office:value="0.1" calcext:value-type="float">
            <text:p>0.1</text:p>
          </table:table-cell>
          <table:table-cell office:value-type="float" office:value="0.079204" calcext:value-type="float">
            <text:p>0.0792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51.079987" calcext:value-type="float">
            <text:p>351.079987</text:p>
          </table:table-cell>
          <table:table-cell office:value-type="float" office:value="64.078026" calcext:value-type="float">
            <text:p>64.078026</text:p>
          </table:table-cell>
          <table:table-cell office:value-type="string" calcext:value-type="string">
            <text:p>NA</text:p>
          </table:table-cell>
          <table:table-cell office:value-type="float" office:value="5.972455" calcext:value-type="float">
            <text:p>5.972455</text:p>
          </table:table-cell>
          <table:table-cell office:value-type="float" office:value="0.229238" calcext:value-type="float">
            <text:p>0.229238</text:p>
          </table:table-cell>
          <table:table-cell office:value-type="float" office:value="31.928566" calcext:value-type="float">
            <text:p>31.928566</text:p>
          </table:table-cell>
          <table:table-cell office:value-type="float" office:value="0.037277" calcext:value-type="float">
            <text:p>0.037277</text:p>
          </table:table-cell>
          <table:table-cell office:value-type="float" office:value="2.804245" calcext:value-type="float">
            <text:p>2.804245</text:p>
          </table:table-cell>
          <table:table-cell office:value-type="float" office:value="3.487161" calcext:value-type="float">
            <text:p>3.487161</text:p>
          </table:table-cell>
          <table:table-cell office:value-type="float" office:value="3.766733" calcext:value-type="float">
            <text:p>3.766733</text:p>
          </table:table-cell>
          <table:table-cell office:value-type="float" office:value="2.690523" calcext:value-type="float">
            <text:p>2.690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2568" calcext:value-type="float">
            <text:p>2.992568</text:p>
          </table:table-cell>
          <table:table-cell office:value-type="float" office:value="2.64696" calcext:value-type="float">
            <text:p>2.64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465" calcext:value-type="float">
            <text:p>0.058465</text:p>
          </table:table-cell>
          <table:table-cell office:value-type="float" office:value="0.035173" calcext:value-type="float">
            <text:p>0.035173</text:p>
          </table:table-cell>
          <table:table-cell office:value-type="float" office:value="1.277157" calcext:value-type="float">
            <text:p>1.277157</text:p>
          </table:table-cell>
          <table:table-cell office:value-type="float" office:value="2.171741" calcext:value-type="float">
            <text:p>2.171741</text:p>
          </table:table-cell>
          <table:table-cell office:value-type="float" office:value="0.027554" calcext:value-type="float">
            <text:p>0.027554</text:p>
          </table:table-cell>
          <table:table-cell office:value-type="float" office:value="0.008053" calcext:value-type="float">
            <text:p>0.008053</text:p>
          </table:table-cell>
          <table:table-cell office:value-type="float" office:value="1.664843" calcext:value-type="float">
            <text:p>1.664843</text:p>
          </table:table-cell>
          <table:table-cell office:value-type="float" office:value="2.280322" calcext:value-type="float">
            <text:p>2.2803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855699" calcext:value-type="float">
            <text:p>4.855699</text:p>
          </table:table-cell>
          <table:table-cell office:value-type="float" office:value="0.279003" calcext:value-type="float">
            <text:p>0.279003</text:p>
          </table:table-cell>
          <table:table-cell office:value-type="float" office:value="2.06155" calcext:value-type="float">
            <text:p>2.06155</text:p>
          </table:table-cell>
          <table:table-cell office:value-type="float" office:value="1.727603" calcext:value-type="float">
            <text:p>1.727603</text:p>
          </table:table-cell>
          <table:table-cell office:value-type="float" office:value="0.626834" calcext:value-type="float">
            <text:p>0.626834</text:p>
          </table:table-cell>
          <table:table-cell office:value-type="float" office:value="0.04207" calcext:value-type="float">
            <text:p>0.04207</text:p>
          </table:table-cell>
          <table:table-cell office:value-type="float" office:value="3.81888" calcext:value-type="float">
            <text:p>3.81888</text:p>
          </table:table-cell>
          <table:table-cell office:value-type="float" office:value="4.283916" calcext:value-type="float">
            <text:p>4.283916</text:p>
          </table:table-cell>
          <table:table-cell office:value-type="float" office:value="0.132946" calcext:value-type="float">
            <text:p>0.132946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4.172007" calcext:value-type="float">
            <text:p>4.172007</text:p>
          </table:table-cell>
          <table:table-cell office:value-type="float" office:value="7.595457" calcext:value-type="float">
            <text:p>7.595457</text:p>
          </table:table-cell>
          <table:table-cell office:value-type="float" office:value="31.928566" calcext:value-type="float">
            <text:p>31.928566</text:p>
          </table:table-cell>
          <table:table-cell office:value-type="float" office:value="2" calcext:value-type="float">
            <text:p>2</text:p>
          </table:table-cell>
          <table:table-cell office:value-type="float" office:value="1.881955" calcext:value-type="float">
            <text:p>1.881955</text:p>
          </table:table-cell>
          <table:table-cell office:value-type="float" office:value="0" calcext:value-type="float">
            <text:p>0</text:p>
          </table:table-cell>
          <table:table-cell office:value-type="float" office:value="1.884778" calcext:value-type="float">
            <text:p>1.884778</text:p>
          </table:table-cell>
          <table:table-cell office:value-type="float" office:value="0" calcext:value-type="float">
            <text:p>0</text:p>
          </table:table-cell>
          <table:table-cell office:value-type="float" office:value="1.863592" calcext:value-type="float">
            <text:p>1.863592</text:p>
          </table:table-cell>
          <table:table-cell office:value-type="float" office:value="0" calcext:value-type="float">
            <text:p>0</text:p>
          </table:table-cell>
          <table:table-cell office:value-type="float" office:value="1.128976" calcext:value-type="float">
            <text:p>1.128976</text:p>
          </table:table-cell>
          <table:table-cell office:value-type="float" office:value="0" calcext:value-type="float">
            <text:p>0</text:p>
          </table:table-cell>
          <table:table-cell office:value-type="float" office:value="0.048297" calcext:value-type="float">
            <text:p>0.048297</text:p>
          </table:table-cell>
          <table:table-cell office:value-type="float" office:value="1.24" calcext:value-type="float">
            <text:p>1.24</text:p>
          </table:table-cell>
          <table:table-cell office:value-type="float" office:value="0.010168" calcext:value-type="float">
            <text:p>0.010168</text:p>
          </table:table-cell>
          <table:table-cell office:value-type="float" office:value="0.26" calcext:value-type="float">
            <text:p>0.26</text:p>
          </table:table-cell>
          <table:table-cell office:value-type="float" office:value="0.006344" calcext:value-type="float">
            <text:p>0.006344</text:p>
          </table:table-cell>
          <table:table-cell office:value-type="float" office:value="0.18" calcext:value-type="float">
            <text:p>0.18</text:p>
          </table:table-cell>
          <table:table-cell office:value-type="float" office:value="0.02121" calcext:value-type="float">
            <text:p>0.02121</text:p>
          </table:table-cell>
          <table:table-cell office:value-type="float" office:value="0.6" calcext:value-type="float">
            <text:p>0.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9159" calcext:value-type="float">
            <text:p>2.99159</text:p>
          </table:table-cell>
          <table:table-cell office:value-type="float" office:value="1.22" calcext:value-type="float">
            <text:p>1.22</text:p>
          </table:table-cell>
          <table:table-cell office:value-type="float" office:value="1.864108" calcext:value-type="float">
            <text:p>1.864108</text:p>
          </table:table-cell>
          <table:table-cell office:value-type="float" office:value="1.12" calcext:value-type="float">
            <text:p>1.12</text:p>
          </table:table-cell>
          <table:table-cell office:value-type="float" office:value="0.242057" calcext:value-type="float">
            <text:p>0.242057</text:p>
          </table:table-cell>
          <table:table-cell office:value-type="float" office:value="0.26" calcext:value-type="float">
            <text:p>0.26</text:p>
          </table:table-cell>
          <table:table-cell office:value-type="float" office:value="0.384778" calcext:value-type="float">
            <text:p>0.384778</text:p>
          </table:table-cell>
          <table:table-cell office:value-type="float" office:value="0.4" calcext:value-type="float">
            <text:p>0.4</text:p>
          </table:table-cell>
          <table:table-cell office:value-type="float" office:value="0.014193" calcext:value-type="float">
            <text:p>0.014193</text:p>
          </table:table-cell>
          <table:table-cell office:value-type="float" office:value="0.12" calcext:value-type="float">
            <text:p>0.12</text:p>
          </table:table-cell>
          <table:table-cell office:value-type="float" office:value="0.118753" calcext:value-type="float">
            <text:p>0.118753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361.640015" calcext:value-type="float">
            <text:p>361.640015</text:p>
          </table:table-cell>
          <table:table-cell office:value-type="float" office:value="73.418221" calcext:value-type="float">
            <text:p>73.418221</text:p>
          </table:table-cell>
          <table:table-cell office:value-type="string" calcext:value-type="string">
            <text:p>NA</text:p>
          </table:table-cell>
          <table:table-cell office:value-type="float" office:value="6.028296" calcext:value-type="float">
            <text:p>6.028296</text:p>
          </table:table-cell>
          <table:table-cell office:value-type="float" office:value="0.294842" calcext:value-type="float">
            <text:p>0.294842</text:p>
          </table:table-cell>
          <table:table-cell office:value-type="float" office:value="31.228104" calcext:value-type="float">
            <text:p>31.228104</text:p>
          </table:table-cell>
          <table:table-cell office:value-type="float" office:value="0.036459" calcext:value-type="float">
            <text:p>0.036459</text:p>
          </table:table-cell>
          <table:table-cell office:value-type="float" office:value="2.442734" calcext:value-type="float">
            <text:p>2.442734</text:p>
          </table:table-cell>
          <table:table-cell office:value-type="float" office:value="2.098544" calcext:value-type="float">
            <text:p>2.098544</text:p>
          </table:table-cell>
          <table:table-cell office:value-type="float" office:value="3.73899" calcext:value-type="float">
            <text:p>3.73899</text:p>
          </table:table-cell>
          <table:table-cell office:value-type="float" office:value="2.670707" calcext:value-type="float">
            <text:p>2.670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4037" calcext:value-type="float">
            <text:p>2.974037</text:p>
          </table:table-cell>
          <table:table-cell office:value-type="float" office:value="2.647308" calcext:value-type="float">
            <text:p>2.647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484" calcext:value-type="float">
            <text:p>0.059484</text:p>
          </table:table-cell>
          <table:table-cell office:value-type="float" office:value="0.034587" calcext:value-type="float">
            <text:p>0.034587</text:p>
          </table:table-cell>
          <table:table-cell office:value-type="float" office:value="1.062663" calcext:value-type="float">
            <text:p>1.062663</text:p>
          </table:table-cell>
          <table:table-cell office:value-type="float" office:value="1.584336" calcext:value-type="float">
            <text:p>1.584336</text:p>
          </table:table-cell>
          <table:table-cell office:value-type="float" office:value="0.028948" calcext:value-type="float">
            <text:p>0.028948</text:p>
          </table:table-cell>
          <table:table-cell office:value-type="float" office:value="0.006491" calcext:value-type="float">
            <text:p>0.006491</text:p>
          </table:table-cell>
          <table:table-cell office:value-type="float" office:value="1.847101" calcext:value-type="float">
            <text:p>1.847101</text:p>
          </table:table-cell>
          <table:table-cell office:value-type="float" office:value="1.735585" calcext:value-type="float">
            <text:p>1.7355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264918" calcext:value-type="float">
            <text:p>5.264918</text:p>
          </table:table-cell>
          <table:table-cell office:value-type="float" office:value="0.29237" calcext:value-type="float">
            <text:p>0.29237</text:p>
          </table:table-cell>
          <table:table-cell office:value-type="float" office:value="2.086495" calcext:value-type="float">
            <text:p>2.086495</text:p>
          </table:table-cell>
          <table:table-cell office:value-type="float" office:value="1.591531" calcext:value-type="float">
            <text:p>1.591531</text:p>
          </table:table-cell>
          <table:table-cell office:value-type="float" office:value="0.516791" calcext:value-type="float">
            <text:p>0.516791</text:p>
          </table:table-cell>
          <table:table-cell office:value-type="float" office:value="0.036006" calcext:value-type="float">
            <text:p>0.036006</text:p>
          </table:table-cell>
          <table:table-cell office:value-type="float" office:value="4.010022" calcext:value-type="float">
            <text:p>4.010022</text:p>
          </table:table-cell>
          <table:table-cell office:value-type="float" office:value="4.05393" calcext:value-type="float">
            <text:p>4.05393</text:p>
          </table:table-cell>
          <table:table-cell office:value-type="float" office:value="0.169754" calcext:value-type="float">
            <text:p>0.169754</text:p>
          </table:table-cell>
          <table:table-cell office:value-type="float" office:value="0.004493" calcext:value-type="float">
            <text:p>0.004493</text:p>
          </table:table-cell>
          <table:table-cell office:value-type="float" office:value="2.695413" calcext:value-type="float">
            <text:p>2.695413</text:p>
          </table:table-cell>
          <table:table-cell office:value-type="float" office:value="3.479772" calcext:value-type="float">
            <text:p>3.479772</text:p>
          </table:table-cell>
          <table:table-cell office:value-type="float" office:value="31.228104" calcext:value-type="float">
            <text:p>31.228104</text:p>
          </table:table-cell>
          <table:table-cell office:value-type="float" office:value="2.06" calcext:value-type="float">
            <text:p>2.06</text:p>
          </table:table-cell>
          <table:table-cell office:value-type="float" office:value="1.875609" calcext:value-type="float">
            <text:p>1.875609</text:p>
          </table:table-cell>
          <table:table-cell office:value-type="float" office:value="0" calcext:value-type="float">
            <text:p>0</text:p>
          </table:table-cell>
          <table:table-cell office:value-type="float" office:value="1.863381" calcext:value-type="float">
            <text:p>1.863381</text:p>
          </table:table-cell>
          <table:table-cell office:value-type="float" office:value="0" calcext:value-type="float">
            <text:p>0</text:p>
          </table:table-cell>
          <table:table-cell office:value-type="float" office:value="1.814953" calcext:value-type="float">
            <text:p>1.814953</text:p>
          </table:table-cell>
          <table:table-cell office:value-type="float" office:value="0" calcext:value-type="float">
            <text:p>0</text:p>
          </table:table-cell>
          <table:table-cell office:value-type="float" office:value="1.159083" calcext:value-type="float">
            <text:p>1.159083</text:p>
          </table:table-cell>
          <table:table-cell office:value-type="float" office:value="0" calcext:value-type="float">
            <text:p>0</text:p>
          </table:table-cell>
          <table:table-cell office:value-type="float" office:value="0.047164" calcext:value-type="float">
            <text:p>0.047164</text:p>
          </table:table-cell>
          <table:table-cell office:value-type="float" office:value="1.2" calcext:value-type="float">
            <text:p>1.2</text:p>
          </table:table-cell>
          <table:table-cell office:value-type="float" office:value="0.012321" calcext:value-type="float">
            <text:p>0.012321</text:p>
          </table:table-cell>
          <table:table-cell office:value-type="float" office:value="0.34" calcext:value-type="float">
            <text:p>0.34</text:p>
          </table:table-cell>
          <table:table-cell office:value-type="float" office:value="0.013391" calcext:value-type="float">
            <text:p>0.013391</text:p>
          </table:table-cell>
          <table:table-cell office:value-type="float" office:value="0.38" calcext:value-type="float">
            <text:p>0.38</text:p>
          </table:table-cell>
          <table:table-cell office:value-type="float" office:value="0.015557" calcext:value-type="float">
            <text:p>0.015557</text:p>
          </table:table-cell>
          <table:table-cell office:value-type="float" office:value="0.44" calcext:value-type="float">
            <text:p>0.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485296" calcext:value-type="float">
            <text:p>3.485296</text:p>
          </table:table-cell>
          <table:table-cell office:value-type="float" office:value="1.38" calcext:value-type="float">
            <text:p>1.38</text:p>
          </table:table-cell>
          <table:table-cell office:value-type="float" office:value="1.779623" calcext:value-type="float">
            <text:p>1.779623</text:p>
          </table:table-cell>
          <table:table-cell office:value-type="float" office:value="1.08" calcext:value-type="float">
            <text:p>1.08</text:p>
          </table:table-cell>
          <table:table-cell office:value-type="float" office:value="0.168096" calcext:value-type="float">
            <text:p>0.168096</text:p>
          </table:table-cell>
          <table:table-cell office:value-type="float" office:value="0.2" calcext:value-type="float">
            <text:p>0.2</text:p>
          </table:table-cell>
          <table:table-cell office:value-type="float" office:value="0.348695" calcext:value-type="float">
            <text:p>0.348695</text:p>
          </table:table-cell>
          <table:table-cell office:value-type="float" office:value="0.34" calcext:value-type="float">
            <text:p>0.34</text:p>
          </table:table-cell>
          <table:table-cell office:value-type="float" office:value="0.011994" calcext:value-type="float">
            <text:p>0.011994</text:p>
          </table:table-cell>
          <table:table-cell office:value-type="float" office:value="0.1" calcext:value-type="float">
            <text:p>0.1</text:p>
          </table:table-cell>
          <table:table-cell office:value-type="float" office:value="0.15776" calcext:value-type="float">
            <text:p>0.1577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27.76001" calcext:value-type="float">
            <text:p>327.76001</text:p>
          </table:table-cell>
          <table:table-cell office:value-type="float" office:value="66.824341" calcext:value-type="float">
            <text:p>66.824341</text:p>
          </table:table-cell>
          <table:table-cell office:value-type="string" calcext:value-type="string">
            <text:p>NA</text:p>
          </table:table-cell>
          <table:table-cell office:value-type="float" office:value="5.984838" calcext:value-type="float">
            <text:p>5.984838</text:p>
          </table:table-cell>
          <table:table-cell office:value-type="float" office:value="0.279925" calcext:value-type="float">
            <text:p>0.279925</text:p>
          </table:table-cell>
          <table:table-cell office:value-type="float" office:value="31.786251" calcext:value-type="float">
            <text:p>31.786251</text:p>
          </table:table-cell>
          <table:table-cell office:value-type="float" office:value="0.037111" calcext:value-type="float">
            <text:p>0.037111</text:p>
          </table:table-cell>
          <table:table-cell office:value-type="float" office:value="2.586279" calcext:value-type="float">
            <text:p>2.586279</text:p>
          </table:table-cell>
          <table:table-cell office:value-type="float" office:value="1.998255" calcext:value-type="float">
            <text:p>1.998255</text:p>
          </table:table-cell>
          <table:table-cell office:value-type="float" office:value="3.718516" calcext:value-type="float">
            <text:p>3.718516</text:p>
          </table:table-cell>
          <table:table-cell office:value-type="float" office:value="2.656083" calcext:value-type="float">
            <text:p>2.656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3893" calcext:value-type="float">
            <text:p>3.003893</text:p>
          </table:table-cell>
          <table:table-cell office:value-type="float" office:value="2.657197" calcext:value-type="float">
            <text:p>2.657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924" calcext:value-type="float">
            <text:p>0.054924</text:p>
          </table:table-cell>
          <table:table-cell office:value-type="float" office:value="0.034552" calcext:value-type="float">
            <text:p>0.034552</text:p>
          </table:table-cell>
          <table:table-cell office:value-type="float" office:value="1.180613" calcext:value-type="float">
            <text:p>1.180613</text:p>
          </table:table-cell>
          <table:table-cell office:value-type="float" office:value="1.467114" calcext:value-type="float">
            <text:p>1.467114</text:p>
          </table:table-cell>
          <table:table-cell office:value-type="float" office:value="0.027592" calcext:value-type="float">
            <text:p>0.027592</text:p>
          </table:table-cell>
          <table:table-cell office:value-type="float" office:value="0.005995" calcext:value-type="float">
            <text:p>0.005995</text:p>
          </table:table-cell>
          <table:table-cell office:value-type="float" office:value="1.931095" calcext:value-type="float">
            <text:p>1.931095</text:p>
          </table:table-cell>
          <table:table-cell office:value-type="float" office:value="2.47956" calcext:value-type="float">
            <text:p>2.479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863065" calcext:value-type="float">
            <text:p>4.863065</text:p>
          </table:table-cell>
          <table:table-cell office:value-type="float" office:value="0.27335" calcext:value-type="float">
            <text:p>0.27335</text:p>
          </table:table-cell>
          <table:table-cell office:value-type="float" office:value="2.163112" calcext:value-type="float">
            <text:p>2.163112</text:p>
          </table:table-cell>
          <table:table-cell office:value-type="float" office:value="1.847966" calcext:value-type="float">
            <text:p>1.847966</text:p>
          </table:table-cell>
          <table:table-cell office:value-type="float" office:value="0.497933" calcext:value-type="float">
            <text:p>0.497933</text:p>
          </table:table-cell>
          <table:table-cell office:value-type="float" office:value="0.037456" calcext:value-type="float">
            <text:p>0.037456</text:p>
          </table:table-cell>
          <table:table-cell office:value-type="float" office:value="4.203908" calcext:value-type="float">
            <text:p>4.203908</text:p>
          </table:table-cell>
          <table:table-cell office:value-type="float" office:value="3.969931" calcext:value-type="float">
            <text:p>3.969931</text:p>
          </table:table-cell>
          <table:table-cell office:value-type="float" office:value="0.17701" calcext:value-type="float">
            <text:p>0.17701</text:p>
          </table:table-cell>
          <table:table-cell office:value-type="float" office:value="0.00461" calcext:value-type="float">
            <text:p>0.00461</text:p>
          </table:table-cell>
          <table:table-cell office:value-type="float" office:value="3.714181" calcext:value-type="float">
            <text:p>3.714181</text:p>
          </table:table-cell>
          <table:table-cell office:value-type="float" office:value="5.097094" calcext:value-type="float">
            <text:p>5.097094</text:p>
          </table:table-cell>
          <table:table-cell office:value-type="float" office:value="31.786251" calcext:value-type="float">
            <text:p>31.786251</text:p>
          </table:table-cell>
          <table:table-cell office:value-type="float" office:value="1.98" calcext:value-type="float">
            <text:p>1.98</text:p>
          </table:table-cell>
          <table:table-cell office:value-type="float" office:value="1.863142" calcext:value-type="float">
            <text:p>1.863142</text:p>
          </table:table-cell>
          <table:table-cell office:value-type="float" office:value="0" calcext:value-type="float">
            <text:p>0</text:p>
          </table:table-cell>
          <table:table-cell office:value-type="float" office:value="1.855374" calcext:value-type="float">
            <text:p>1.855374</text:p>
          </table:table-cell>
          <table:table-cell office:value-type="float" office:value="0" calcext:value-type="float">
            <text:p>0</text:p>
          </table:table-cell>
          <table:table-cell office:value-type="float" office:value="1.870159" calcext:value-type="float">
            <text:p>1.870159</text:p>
          </table:table-cell>
          <table:table-cell office:value-type="float" office:value="0" calcext:value-type="float">
            <text:p>0</text:p>
          </table:table-cell>
          <table:table-cell office:value-type="float" office:value="1.133735" calcext:value-type="float">
            <text:p>1.133735</text:p>
          </table:table-cell>
          <table:table-cell office:value-type="float" office:value="0" calcext:value-type="float">
            <text:p>0</text:p>
          </table:table-cell>
          <table:table-cell office:value-type="float" office:value="0.047858" calcext:value-type="float">
            <text:p>0.047858</text:p>
          </table:table-cell>
          <table:table-cell office:value-type="float" office:value="1.24" calcext:value-type="float">
            <text:p>1.24</text:p>
          </table:table-cell>
          <table:table-cell office:value-type="float" office:value="0.007066" calcext:value-type="float">
            <text:p>0.007066</text:p>
          </table:table-cell>
          <table:table-cell office:value-type="float" office:value="0.2" calcext:value-type="float">
            <text:p>0.2</text:p>
          </table:table-cell>
          <table:table-cell office:value-type="float" office:value="0.013419" calcext:value-type="float">
            <text:p>0.013419</text:p>
          </table:table-cell>
          <table:table-cell office:value-type="float" office:value="0.38" calcext:value-type="float">
            <text:p>0.38</text:p>
          </table:table-cell>
          <table:table-cell office:value-type="float" office:value="0.014173" calcext:value-type="float">
            <text:p>0.014173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140796" calcext:value-type="float">
            <text:p>3.140796</text:p>
          </table:table-cell>
          <table:table-cell office:value-type="float" office:value="1.24" calcext:value-type="float">
            <text:p>1.24</text:p>
          </table:table-cell>
          <table:table-cell office:value-type="float" office:value="1.722269" calcext:value-type="float">
            <text:p>1.722269</text:p>
          </table:table-cell>
          <table:table-cell office:value-type="float" office:value="1.06" calcext:value-type="float">
            <text:p>1.06</text:p>
          </table:table-cell>
          <table:table-cell office:value-type="float" office:value="0.096149" calcext:value-type="float">
            <text:p>0.096149</text:p>
          </table:table-cell>
          <table:table-cell office:value-type="float" office:value="0.1" calcext:value-type="float">
            <text:p>0.1</text:p>
          </table:table-cell>
          <table:table-cell office:value-type="float" office:value="0.401783" calcext:value-type="float">
            <text:p>0.401783</text:p>
          </table:table-cell>
          <table:table-cell office:value-type="float" office:value="0.4" calcext:value-type="float">
            <text:p>0.4</text:p>
          </table:table-cell>
          <table:table-cell office:value-type="float" office:value="0.007776" calcext:value-type="float">
            <text:p>0.007776</text:p>
          </table:table-cell>
          <table:table-cell office:value-type="float" office:value="0.06" calcext:value-type="float">
            <text:p>0.06</text:p>
          </table:table-cell>
          <table:table-cell office:value-type="float" office:value="0.169234" calcext:value-type="float">
            <text:p>0.16923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34.619995" calcext:value-type="float">
            <text:p>334.619995</text:p>
          </table:table-cell>
          <table:table-cell office:value-type="float" office:value="68.06926" calcext:value-type="float">
            <text:p>68.06926</text:p>
          </table:table-cell>
          <table:table-cell office:value-type="string" calcext:value-type="string">
            <text:p>NA</text:p>
          </table:table-cell>
          <table:table-cell office:value-type="float" office:value="6.01524" calcext:value-type="float">
            <text:p>6.01524</text:p>
          </table:table-cell>
          <table:table-cell office:value-type="float" office:value="0.302937" calcext:value-type="float">
            <text:p>0.302937</text:p>
          </table:table-cell>
          <table:table-cell office:value-type="float" office:value="31.279415" calcext:value-type="float">
            <text:p>31.279415</text:p>
          </table:table-cell>
          <table:table-cell office:value-type="float" office:value="0.036519" calcext:value-type="float">
            <text:p>0.036519</text:p>
          </table:table-cell>
          <table:table-cell office:value-type="float" office:value="2.638246" calcext:value-type="float">
            <text:p>2.638246</text:p>
          </table:table-cell>
          <table:table-cell office:value-type="float" office:value="2.618227" calcext:value-type="float">
            <text:p>2.618227</text:p>
          </table:table-cell>
          <table:table-cell office:value-type="float" office:value="3.736704" calcext:value-type="float">
            <text:p>3.736704</text:p>
          </table:table-cell>
          <table:table-cell office:value-type="float" office:value="2.669074" calcext:value-type="float">
            <text:p>2.669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9197" calcext:value-type="float">
            <text:p>3.019197</text:p>
          </table:table-cell>
          <table:table-cell office:value-type="float" office:value="2.67684" calcext:value-type="float">
            <text:p>2.67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639" calcext:value-type="float">
            <text:p>0.059639</text:p>
          </table:table-cell>
          <table:table-cell office:value-type="float" office:value="0.032136" calcext:value-type="float">
            <text:p>0.032136</text:p>
          </table:table-cell>
          <table:table-cell office:value-type="float" office:value="1.632772" calcext:value-type="float">
            <text:p>1.632772</text:p>
          </table:table-cell>
          <table:table-cell office:value-type="float" office:value="2.264878" calcext:value-type="float">
            <text:p>2.264878</text:p>
          </table:table-cell>
          <table:table-cell office:value-type="float" office:value="0.024743" calcext:value-type="float">
            <text:p>0.024743</text:p>
          </table:table-cell>
          <table:table-cell office:value-type="float" office:value="0.005795" calcext:value-type="float">
            <text:p>0.005795</text:p>
          </table:table-cell>
          <table:table-cell office:value-type="float" office:value="1.974503" calcext:value-type="float">
            <text:p>1.974503</text:p>
          </table:table-cell>
          <table:table-cell office:value-type="float" office:value="2.456646" calcext:value-type="float">
            <text:p>2.4566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064594" calcext:value-type="float">
            <text:p>4.064594</text:p>
          </table:table-cell>
          <table:table-cell office:value-type="float" office:value="0.237584" calcext:value-type="float">
            <text:p>0.237584</text:p>
          </table:table-cell>
          <table:table-cell office:value-type="float" office:value="1.927257" calcext:value-type="float">
            <text:p>1.927257</text:p>
          </table:table-cell>
          <table:table-cell office:value-type="float" office:value="1.756246" calcext:value-type="float">
            <text:p>1.756246</text:p>
          </table:table-cell>
          <table:table-cell office:value-type="float" office:value="0.593512" calcext:value-type="float">
            <text:p>0.593512</text:p>
          </table:table-cell>
          <table:table-cell office:value-type="float" office:value="0.044046" calcext:value-type="float">
            <text:p>0.044046</text:p>
          </table:table-cell>
          <table:table-cell office:value-type="float" office:value="3.329872" calcext:value-type="float">
            <text:p>3.329872</text:p>
          </table:table-cell>
          <table:table-cell office:value-type="float" office:value="4.26416" calcext:value-type="float">
            <text:p>4.26416</text:p>
          </table:table-cell>
          <table:table-cell office:value-type="float" office:value="0.296398" calcext:value-type="float">
            <text:p>0.296398</text:p>
          </table:table-cell>
          <table:table-cell office:value-type="float" office:value="0.007648" calcext:value-type="float">
            <text:p>0.007648</text:p>
          </table:table-cell>
          <table:table-cell office:value-type="float" office:value="4.513237" calcext:value-type="float">
            <text:p>4.513237</text:p>
          </table:table-cell>
          <table:table-cell office:value-type="float" office:value="7.136637" calcext:value-type="float">
            <text:p>7.136637</text:p>
          </table:table-cell>
          <table:table-cell office:value-type="float" office:value="31.279415" calcext:value-type="float">
            <text:p>31.279415</text:p>
          </table:table-cell>
          <table:table-cell office:value-type="float" office:value="1.98" calcext:value-type="float">
            <text:p>1.98</text:p>
          </table:table-cell>
          <table:table-cell office:value-type="float" office:value="1.875184" calcext:value-type="float">
            <text:p>1.875184</text:p>
          </table:table-cell>
          <table:table-cell office:value-type="float" office:value="0" calcext:value-type="float">
            <text:p>0</text:p>
          </table:table-cell>
          <table:table-cell office:value-type="float" office:value="1.86152" calcext:value-type="float">
            <text:p>1.86152</text:p>
          </table:table-cell>
          <table:table-cell office:value-type="float" office:value="0" calcext:value-type="float">
            <text:p>0</text:p>
          </table:table-cell>
          <table:table-cell office:value-type="float" office:value="1.866155" calcext:value-type="float">
            <text:p>1.866155</text:p>
          </table:table-cell>
          <table:table-cell office:value-type="float" office:value="0" calcext:value-type="float">
            <text:p>0</text:p>
          </table:table-cell>
          <table:table-cell office:value-type="float" office:value="1.153042" calcext:value-type="float">
            <text:p>1.153042</text:p>
          </table:table-cell>
          <table:table-cell office:value-type="float" office:value="0" calcext:value-type="float">
            <text:p>0</text:p>
          </table:table-cell>
          <table:table-cell office:value-type="float" office:value="0.043102" calcext:value-type="float">
            <text:p>0.043102</text:p>
          </table:table-cell>
          <table:table-cell office:value-type="float" office:value="1.08" calcext:value-type="float">
            <text:p>1.08</text:p>
          </table:table-cell>
          <table:table-cell office:value-type="float" office:value="0.016537" calcext:value-type="float">
            <text:p>0.016537</text:p>
          </table:table-cell>
          <table:table-cell office:value-type="float" office:value="0.46" calcext:value-type="float">
            <text:p>0.46</text:p>
          </table:table-cell>
          <table:table-cell office:value-type="float" office:value="0.010604" calcext:value-type="float">
            <text:p>0.010604</text:p>
          </table:table-cell>
          <table:table-cell office:value-type="float" office:value="0.3" calcext:value-type="float">
            <text:p>0.3</text:p>
          </table:table-cell>
          <table:table-cell office:value-type="float" office:value="0.014139" calcext:value-type="float">
            <text:p>0.014139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08073" calcext:value-type="float">
            <text:p>2.408073</text:p>
          </table:table-cell>
          <table:table-cell office:value-type="float" office:value="1.06" calcext:value-type="float">
            <text:p>1.06</text:p>
          </table:table-cell>
          <table:table-cell office:value-type="float" office:value="1.656522" calcext:value-type="float">
            <text:p>1.656522</text:p>
          </table:table-cell>
          <table:table-cell office:value-type="float" office:value="0.96" calcext:value-type="float">
            <text:p>0.96</text:p>
          </table:table-cell>
          <table:table-cell office:value-type="float" office:value="0.128895" calcext:value-type="float">
            <text:p>0.128895</text:p>
          </table:table-cell>
          <table:table-cell office:value-type="float" office:value="0.14" calcext:value-type="float">
            <text:p>0.14</text:p>
          </table:table-cell>
          <table:table-cell office:value-type="float" office:value="0.464617" calcext:value-type="float">
            <text:p>0.464617</text:p>
          </table:table-cell>
          <table:table-cell office:value-type="float" office:value="0.46" calcext:value-type="float">
            <text:p>0.46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8" calcext:value-type="float">
            <text:p>0.08</text:p>
          </table:table-cell>
          <table:table-cell office:value-type="float" office:value="0.287878" calcext:value-type="float">
            <text:p>0.287878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58.640015" calcext:value-type="float">
            <text:p>358.640015</text:p>
          </table:table-cell>
          <table:table-cell office:value-type="float" office:value="62.038422" calcext:value-type="float">
            <text:p>62.038422</text:p>
          </table:table-cell>
          <table:table-cell office:value-type="string" calcext:value-type="string">
            <text:p>NA</text:p>
          </table:table-cell>
          <table:table-cell office:value-type="float" office:value="5.990292" calcext:value-type="float">
            <text:p>5.990292</text:p>
          </table:table-cell>
          <table:table-cell office:value-type="float" office:value="0.250426" calcext:value-type="float">
            <text:p>0.250426</text:p>
          </table:table-cell>
          <table:table-cell office:value-type="float" office:value="33.713093" calcext:value-type="float">
            <text:p>33.713093</text:p>
          </table:table-cell>
          <table:table-cell office:value-type="float" office:value="0.039361" calcext:value-type="float">
            <text:p>0.039361</text:p>
          </table:table-cell>
          <table:table-cell office:value-type="float" office:value="2.374626" calcext:value-type="float">
            <text:p>2.374626</text:p>
          </table:table-cell>
          <table:table-cell office:value-type="float" office:value="1.780835" calcext:value-type="float">
            <text:p>1.780835</text:p>
          </table:table-cell>
          <table:table-cell office:value-type="float" office:value="3.735854" calcext:value-type="float">
            <text:p>3.735854</text:p>
          </table:table-cell>
          <table:table-cell office:value-type="float" office:value="2.668467" calcext:value-type="float">
            <text:p>2.668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3644" calcext:value-type="float">
            <text:p>3.063644</text:p>
          </table:table-cell>
          <table:table-cell office:value-type="float" office:value="2.708153" calcext:value-type="float">
            <text:p>2.708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992" calcext:value-type="float">
            <text:p>0.061992</text:p>
          </table:table-cell>
          <table:table-cell office:value-type="float" office:value="0.032138" calcext:value-type="float">
            <text:p>0.032138</text:p>
          </table:table-cell>
          <table:table-cell office:value-type="float" office:value="1.364875" calcext:value-type="float">
            <text:p>1.364875</text:p>
          </table:table-cell>
          <table:table-cell office:value-type="float" office:value="2.110086" calcext:value-type="float">
            <text:p>2.110086</text:p>
          </table:table-cell>
          <table:table-cell office:value-type="float" office:value="0.021211" calcext:value-type="float">
            <text:p>0.021211</text:p>
          </table:table-cell>
          <table:table-cell office:value-type="float" office:value="0.005147" calcext:value-type="float">
            <text:p>0.005147</text:p>
          </table:table-cell>
          <table:table-cell office:value-type="float" office:value="1.936262" calcext:value-type="float">
            <text:p>1.936262</text:p>
          </table:table-cell>
          <table:table-cell office:value-type="float" office:value="2.687413" calcext:value-type="float">
            <text:p>2.6874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740373" calcext:value-type="float">
            <text:p>3.740373</text:p>
          </table:table-cell>
          <table:table-cell office:value-type="float" office:value="0.217381" calcext:value-type="float">
            <text:p>0.217381</text:p>
          </table:table-cell>
          <table:table-cell office:value-type="float" office:value="1.652457" calcext:value-type="float">
            <text:p>1.652457</text:p>
          </table:table-cell>
          <table:table-cell office:value-type="float" office:value="1.487576" calcext:value-type="float">
            <text:p>1.487576</text:p>
          </table:table-cell>
          <table:table-cell office:value-type="float" office:value="0.724112" calcext:value-type="float">
            <text:p>0.724112</text:p>
          </table:table-cell>
          <table:table-cell office:value-type="float" office:value="0.048824" calcext:value-type="float">
            <text:p>0.048824</text:p>
          </table:table-cell>
          <table:table-cell office:value-type="float" office:value="3.47183" calcext:value-type="float">
            <text:p>3.47183</text:p>
          </table:table-cell>
          <table:table-cell office:value-type="float" office:value="3.770091" calcext:value-type="float">
            <text:p>3.770091</text:p>
          </table:table-cell>
          <table:table-cell office:value-type="float" office:value="0.22377" calcext:value-type="float">
            <text:p>0.22377</text:p>
          </table:table-cell>
          <table:table-cell office:value-type="float" office:value="0.005908" calcext:value-type="float">
            <text:p>0.005908</text:p>
          </table:table-cell>
          <table:table-cell office:value-type="float" office:value="3.157493" calcext:value-type="float">
            <text:p>3.157493</text:p>
          </table:table-cell>
          <table:table-cell office:value-type="float" office:value="3.702996" calcext:value-type="float">
            <text:p>3.702996</text:p>
          </table:table-cell>
          <table:table-cell office:value-type="float" office:value="33.713093" calcext:value-type="float">
            <text:p>33.713093</text:p>
          </table:table-cell>
          <table:table-cell office:value-type="float" office:value="2.04" calcext:value-type="float">
            <text:p>2.04</text:p>
          </table:table-cell>
          <table:table-cell office:value-type="float" office:value="1.856821" calcext:value-type="float">
            <text:p>1.856821</text:p>
          </table:table-cell>
          <table:table-cell office:value-type="float" office:value="0" calcext:value-type="float">
            <text:p>0</text:p>
          </table:table-cell>
          <table:table-cell office:value-type="float" office:value="1.879033" calcext:value-type="float">
            <text:p>1.879033</text:p>
          </table:table-cell>
          <table:table-cell office:value-type="float" office:value="0" calcext:value-type="float">
            <text:p>0</text:p>
          </table:table-cell>
          <table:table-cell office:value-type="float" office:value="1.911566" calcext:value-type="float">
            <text:p>1.911566</text:p>
          </table:table-cell>
          <table:table-cell office:value-type="float" office:value="0" calcext:value-type="float">
            <text:p>0</text:p>
          </table:table-cell>
          <table:table-cell office:value-type="float" office:value="1.152078" calcext:value-type="float">
            <text:p>1.152078</text:p>
          </table:table-cell>
          <table:table-cell office:value-type="float" office:value="0" calcext:value-type="float">
            <text:p>0</text:p>
          </table:table-cell>
          <table:table-cell office:value-type="float" office:value="0.042718" calcext:value-type="float">
            <text:p>0.042718</text:p>
          </table:table-cell>
          <table:table-cell office:value-type="float" office:value="1.08" calcext:value-type="float">
            <text:p>1.08</text:p>
          </table:table-cell>
          <table:table-cell office:value-type="float" office:value="0.019274" calcext:value-type="float">
            <text:p>0.019274</text:p>
          </table:table-cell>
          <table:table-cell office:value-type="float" office:value="0.5" calcext:value-type="float">
            <text:p>0.5</text:p>
          </table:table-cell>
          <table:table-cell office:value-type="float" office:value="0.008479" calcext:value-type="float">
            <text:p>0.008479</text:p>
          </table:table-cell>
          <table:table-cell office:value-type="float" office:value="0.24" calcext:value-type="float">
            <text:p>0.24</text:p>
          </table:table-cell>
          <table:table-cell office:value-type="float" office:value="0.012733" calcext:value-type="float">
            <text:p>0.012733</text:p>
          </table:table-cell>
          <table:table-cell office:value-type="float" office:value="0.36" calcext:value-type="float">
            <text:p>0.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45772" calcext:value-type="float">
            <text:p>2.245772</text:p>
          </table:table-cell>
          <table:table-cell office:value-type="float" office:value="1.1" calcext:value-type="float">
            <text:p>1.1</text:p>
          </table:table-cell>
          <table:table-cell office:value-type="float" office:value="1.494601" calcext:value-type="float">
            <text:p>1.494601</text:p>
          </table:table-cell>
          <table:table-cell office:value-type="float" office:value="0.86" calcext:value-type="float">
            <text:p>0.86</text:p>
          </table:table-cell>
          <table:table-cell office:value-type="float" office:value="0.274265" calcext:value-type="float">
            <text:p>0.274265</text:p>
          </table:table-cell>
          <table:table-cell office:value-type="float" office:value="0.3" calcext:value-type="float">
            <text:p>0.3</text:p>
          </table:table-cell>
          <table:table-cell office:value-type="float" office:value="0.449847" calcext:value-type="float">
            <text:p>0.449847</text:p>
          </table:table-cell>
          <table:table-cell office:value-type="float" office:value="0.46" calcext:value-type="float">
            <text:p>0.46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0.14" calcext:value-type="float">
            <text:p>0.14</text:p>
          </table:table-cell>
          <table:table-cell office:value-type="float" office:value="0.20889" calcext:value-type="float">
            <text:p>0.2088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47.700012" calcext:value-type="float">
            <text:p>347.700012</text:p>
          </table:table-cell>
          <table:table-cell office:value-type="float" office:value="68.948441" calcext:value-type="float">
            <text:p>68.948441</text:p>
          </table:table-cell>
          <table:table-cell office:value-type="string" calcext:value-type="string">
            <text:p>NA</text:p>
          </table:table-cell>
          <table:table-cell office:value-type="float" office:value="6.025846" calcext:value-type="float">
            <text:p>6.025846</text:p>
          </table:table-cell>
          <table:table-cell office:value-type="float" office:value="0.290699" calcext:value-type="float">
            <text:p>0.290699</text:p>
          </table:table-cell>
          <table:table-cell office:value-type="float" office:value="34.961971" calcext:value-type="float">
            <text:p>34.961971</text:p>
          </table:table-cell>
          <table:table-cell office:value-type="float" office:value="0.040819" calcext:value-type="float">
            <text:p>0.040819</text:p>
          </table:table-cell>
          <table:table-cell office:value-type="float" office:value="2.409226" calcext:value-type="float">
            <text:p>2.409226</text:p>
          </table:table-cell>
          <table:table-cell office:value-type="float" office:value="1.738628" calcext:value-type="float">
            <text:p>1.738628</text:p>
          </table:table-cell>
          <table:table-cell office:value-type="float" office:value="3.763948" calcext:value-type="float">
            <text:p>3.763948</text:p>
          </table:table-cell>
          <table:table-cell office:value-type="float" office:value="2.688534" calcext:value-type="float">
            <text:p>2.688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77338" calcext:value-type="float">
            <text:p>3.077338</text:p>
          </table:table-cell>
          <table:table-cell office:value-type="float" office:value="2.71177" calcext:value-type="float">
            <text:p>2.71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847" calcext:value-type="float">
            <text:p>0.064847</text:p>
          </table:table-cell>
          <table:table-cell office:value-type="float" office:value="0.033932" calcext:value-type="float">
            <text:p>0.033932</text:p>
          </table:table-cell>
          <table:table-cell office:value-type="float" office:value="1.210781" calcext:value-type="float">
            <text:p>1.210781</text:p>
          </table:table-cell>
          <table:table-cell office:value-type="float" office:value="2.015783" calcext:value-type="float">
            <text:p>2.015783</text:p>
          </table:table-cell>
          <table:table-cell office:value-type="float" office:value="0.026126" calcext:value-type="float">
            <text:p>0.026126</text:p>
          </table:table-cell>
          <table:table-cell office:value-type="float" office:value="0.007948" calcext:value-type="float">
            <text:p>0.007948</text:p>
          </table:table-cell>
          <table:table-cell office:value-type="float" office:value="2.065134" calcext:value-type="float">
            <text:p>2.065134</text:p>
          </table:table-cell>
          <table:table-cell office:value-type="float" office:value="3.209025" calcext:value-type="float">
            <text:p>3.2090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674883" calcext:value-type="float">
            <text:p>3.674883</text:p>
          </table:table-cell>
          <table:table-cell office:value-type="float" office:value="0.201939" calcext:value-type="float">
            <text:p>0.201939</text:p>
          </table:table-cell>
          <table:table-cell office:value-type="float" office:value="1.646959" calcext:value-type="float">
            <text:p>1.646959</text:p>
          </table:table-cell>
          <table:table-cell office:value-type="float" office:value="1.418676" calcext:value-type="float">
            <text:p>1.418676</text:p>
          </table:table-cell>
          <table:table-cell office:value-type="float" office:value="0.779281" calcext:value-type="float">
            <text:p>0.779281</text:p>
          </table:table-cell>
          <table:table-cell office:value-type="float" office:value="0.055341" calcext:value-type="float">
            <text:p>0.055341</text:p>
          </table:table-cell>
          <table:table-cell office:value-type="float" office:value="3.11512" calcext:value-type="float">
            <text:p>3.11512</text:p>
          </table:table-cell>
          <table:table-cell office:value-type="float" office:value="3.110307" calcext:value-type="float">
            <text:p>3.110307</text:p>
          </table:table-cell>
          <table:table-cell office:value-type="float" office:value="0.168534" calcext:value-type="float">
            <text:p>0.168534</text:p>
          </table:table-cell>
          <table:table-cell office:value-type="float" office:value="0.004441" calcext:value-type="float">
            <text:p>0.004441</text:p>
          </table:table-cell>
          <table:table-cell office:value-type="float" office:value="3.078551" calcext:value-type="float">
            <text:p>3.078551</text:p>
          </table:table-cell>
          <table:table-cell office:value-type="float" office:value="3.822291" calcext:value-type="float">
            <text:p>3.822291</text:p>
          </table:table-cell>
          <table:table-cell office:value-type="float" office:value="34.961971" calcext:value-type="float">
            <text:p>34.961971</text:p>
          </table:table-cell>
          <table:table-cell office:value-type="float" office:value="2.2" calcext:value-type="float">
            <text:p>2.2</text:p>
          </table:table-cell>
          <table:table-cell office:value-type="float" office:value="1.885558" calcext:value-type="float">
            <text:p>1.885558</text:p>
          </table:table-cell>
          <table:table-cell office:value-type="float" office:value="0" calcext:value-type="float">
            <text:p>0</text:p>
          </table:table-cell>
          <table:table-cell office:value-type="float" office:value="1.87839" calcext:value-type="float">
            <text:p>1.87839</text:p>
          </table:table-cell>
          <table:table-cell office:value-type="float" office:value="0" calcext:value-type="float">
            <text:p>0</text:p>
          </table:table-cell>
          <table:table-cell office:value-type="float" office:value="1.938923" calcext:value-type="float">
            <text:p>1.938923</text:p>
          </table:table-cell>
          <table:table-cell office:value-type="float" office:value="0" calcext:value-type="float">
            <text:p>0</text:p>
          </table:table-cell>
          <table:table-cell office:value-type="float" office:value="1.138416" calcext:value-type="float">
            <text:p>1.138416</text:p>
          </table:table-cell>
          <table:table-cell office:value-type="float" office:value="0" calcext:value-type="float">
            <text:p>0</text:p>
          </table:table-cell>
          <table:table-cell office:value-type="float" office:value="0.045201" calcext:value-type="float">
            <text:p>0.045201</text:p>
          </table:table-cell>
          <table:table-cell office:value-type="float" office:value="1.1" calcext:value-type="float">
            <text:p>1.1</text:p>
          </table:table-cell>
          <table:table-cell office:value-type="float" office:value="0.019646" calcext:value-type="float">
            <text:p>0.019646</text:p>
          </table:table-cell>
          <table:table-cell office:value-type="float" office:value="0.5" calcext:value-type="float">
            <text:p>0.5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76" calcext:value-type="float">
            <text:p>0.021176</text:p>
          </table:table-cell>
          <table:table-cell office:value-type="float" office:value="0.6" calcext:value-type="float">
            <text:p>0.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83516" calcext:value-type="float">
            <text:p>2.483516</text:p>
          </table:table-cell>
          <table:table-cell office:value-type="float" office:value="1.16" calcext:value-type="float">
            <text:p>1.16</text:p>
          </table:table-cell>
          <table:table-cell office:value-type="float" office:value="1.191368" calcext:value-type="float">
            <text:p>1.191368</text:p>
          </table:table-cell>
          <table:table-cell office:value-type="float" office:value="0.76" calcext:value-type="float">
            <text:p>0.76</text:p>
          </table:table-cell>
          <table:table-cell office:value-type="float" office:value="0.22856" calcext:value-type="float">
            <text:p>0.22856</text:p>
          </table:table-cell>
          <table:table-cell office:value-type="float" office:value="0.26" calcext:value-type="float">
            <text:p>0.26</text:p>
          </table:table-cell>
          <table:table-cell office:value-type="float" office:value="0.550721" calcext:value-type="float">
            <text:p>0.550721</text:p>
          </table:table-cell>
          <table:table-cell office:value-type="float" office:value="0.52" calcext:value-type="float">
            <text:p>0.52</text:p>
          </table:table-cell>
          <table:table-cell office:value-type="float" office:value="0.010666" calcext:value-type="float">
            <text:p>0.010666</text:p>
          </table:table-cell>
          <table:table-cell office:value-type="float" office:value="0.1" calcext:value-type="float">
            <text:p>0.1</text:p>
          </table:table-cell>
          <table:table-cell office:value-type="float" office:value="0.157868" calcext:value-type="float">
            <text:p>0.15786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51.559998" calcext:value-type="float">
            <text:p>351.559998</text:p>
          </table:table-cell>
          <table:table-cell office:value-type="float" office:value="72.102013" calcext:value-type="float">
            <text:p>72.102013</text:p>
          </table:table-cell>
          <table:table-cell office:value-type="string" calcext:value-type="string">
            <text:p>NA</text:p>
          </table:table-cell>
          <table:table-cell office:value-type="float" office:value="6.034058" calcext:value-type="float">
            <text:p>6.034058</text:p>
          </table:table-cell>
          <table:table-cell office:value-type="float" office:value="0.226981" calcext:value-type="float">
            <text:p>0.226981</text:p>
          </table:table-cell>
          <table:table-cell office:value-type="float" office:value="35.425598" calcext:value-type="float">
            <text:p>35.425598</text:p>
          </table:table-cell>
          <table:table-cell office:value-type="float" office:value="0.04136" calcext:value-type="float">
            <text:p>0.04136</text:p>
          </table:table-cell>
          <table:table-cell office:value-type="float" office:value="2.439169" calcext:value-type="float">
            <text:p>2.439169</text:p>
          </table:table-cell>
          <table:table-cell office:value-type="float" office:value="1.537246" calcext:value-type="float">
            <text:p>1.537246</text:p>
          </table:table-cell>
          <table:table-cell office:value-type="float" office:value="3.762185" calcext:value-type="float">
            <text:p>3.762185</text:p>
          </table:table-cell>
          <table:table-cell office:value-type="float" office:value="2.687275" calcext:value-type="float">
            <text:p>2.687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7178" calcext:value-type="float">
            <text:p>3.067178</text:p>
          </table:table-cell>
          <table:table-cell office:value-type="float" office:value="2.709362" calcext:value-type="float">
            <text:p>2.709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231" calcext:value-type="float">
            <text:p>0.053231</text:p>
          </table:table-cell>
          <table:table-cell office:value-type="float" office:value="0.029494" calcext:value-type="float">
            <text:p>0.029494</text:p>
          </table:table-cell>
          <table:table-cell office:value-type="float" office:value="1.195007" calcext:value-type="float">
            <text:p>1.195007</text:p>
          </table:table-cell>
          <table:table-cell office:value-type="float" office:value="1.887215" calcext:value-type="float">
            <text:p>1.887215</text:p>
          </table:table-cell>
          <table:table-cell office:value-type="float" office:value="0.023989" calcext:value-type="float">
            <text:p>0.023989</text:p>
          </table:table-cell>
          <table:table-cell office:value-type="float" office:value="0.007183" calcext:value-type="float">
            <text:p>0.007183</text:p>
          </table:table-cell>
          <table:table-cell office:value-type="float" office:value="1.439273" calcext:value-type="float">
            <text:p>1.439273</text:p>
          </table:table-cell>
          <table:table-cell office:value-type="float" office:value="1.719127" calcext:value-type="float">
            <text:p>1.7191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77888" calcext:value-type="float">
            <text:p>3.77888</text:p>
          </table:table-cell>
          <table:table-cell office:value-type="float" office:value="0.212402" calcext:value-type="float">
            <text:p>0.212402</text:p>
          </table:table-cell>
          <table:table-cell office:value-type="float" office:value="1.540883" calcext:value-type="float">
            <text:p>1.540883</text:p>
          </table:table-cell>
          <table:table-cell office:value-type="float" office:value="1.344747" calcext:value-type="float">
            <text:p>1.344747</text:p>
          </table:table-cell>
          <table:table-cell office:value-type="float" office:value="0.878259" calcext:value-type="float">
            <text:p>0.878259</text:p>
          </table:table-cell>
          <table:table-cell office:value-type="float" office:value="0.060578" calcext:value-type="float">
            <text:p>0.060578</text:p>
          </table:table-cell>
          <table:table-cell office:value-type="float" office:value="3.812449" calcext:value-type="float">
            <text:p>3.812449</text:p>
          </table:table-cell>
          <table:table-cell office:value-type="float" office:value="3.616987" calcext:value-type="float">
            <text:p>3.616987</text:p>
          </table:table-cell>
          <table:table-cell office:value-type="float" office:value="0.20144" calcext:value-type="float">
            <text:p>0.20144</text:p>
          </table:table-cell>
          <table:table-cell office:value-type="float" office:value="0.005173" calcext:value-type="float">
            <text:p>0.005173</text:p>
          </table:table-cell>
          <table:table-cell office:value-type="float" office:value="3.741298" calcext:value-type="float">
            <text:p>3.741298</text:p>
          </table:table-cell>
          <table:table-cell office:value-type="float" office:value="4.36809" calcext:value-type="float">
            <text:p>4.36809</text:p>
          </table:table-cell>
          <table:table-cell office:value-type="float" office:value="35.425598" calcext:value-type="float">
            <text:p>35.425598</text:p>
          </table:table-cell>
          <table:table-cell office:value-type="float" office:value="2.08" calcext:value-type="float">
            <text:p>2.08</text:p>
          </table:table-cell>
          <table:table-cell office:value-type="float" office:value="1.872504" calcext:value-type="float">
            <text:p>1.872504</text:p>
          </table:table-cell>
          <table:table-cell office:value-type="float" office:value="0" calcext:value-type="float">
            <text:p>0</text:p>
          </table:table-cell>
          <table:table-cell office:value-type="float" office:value="1.889681" calcext:value-type="float">
            <text:p>1.889681</text:p>
          </table:table-cell>
          <table:table-cell office:value-type="float" office:value="0" calcext:value-type="float">
            <text:p>0</text:p>
          </table:table-cell>
          <table:table-cell office:value-type="float" office:value="1.918014" calcext:value-type="float">
            <text:p>1.918014</text:p>
          </table:table-cell>
          <table:table-cell office:value-type="float" office:value="0" calcext:value-type="float">
            <text:p>0</text:p>
          </table:table-cell>
          <table:table-cell office:value-type="float" office:value="1.149164" calcext:value-type="float">
            <text:p>1.149164</text:p>
          </table:table-cell>
          <table:table-cell office:value-type="float" office:value="0" calcext:value-type="float">
            <text:p>0</text:p>
          </table:table-cell>
          <table:table-cell office:value-type="float" office:value="0.039806" calcext:value-type="float">
            <text:p>0.039806</text:p>
          </table:table-cell>
          <table:table-cell office:value-type="float" office:value="1.02" calcext:value-type="float">
            <text:p>1.02</text:p>
          </table:table-cell>
          <table:table-cell office:value-type="float" office:value="0.013424" calcext:value-type="float">
            <text:p>0.013424</text:p>
          </table:table-cell>
          <table:table-cell office:value-type="float" office:value="0.36" calcext:value-type="float">
            <text:p>0.36</text:p>
          </table:table-cell>
          <table:table-cell office:value-type="float" office:value="0.004938" calcext:value-type="float">
            <text:p>0.004938</text:p>
          </table:table-cell>
          <table:table-cell office:value-type="float" office:value="0.14" calcext:value-type="float">
            <text:p>0.14</text:p>
          </table:table-cell>
          <table:table-cell office:value-type="float" office:value="0.019051" calcext:value-type="float">
            <text:p>0.019051</text:p>
          </table:table-cell>
          <table:table-cell office:value-type="float" office:value="0.54" calcext:value-type="float">
            <text:p>0.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4075" calcext:value-type="float">
            <text:p>2.44075</text:p>
          </table:table-cell>
          <table:table-cell office:value-type="float" office:value="1.24" calcext:value-type="float">
            <text:p>1.24</text:p>
          </table:table-cell>
          <table:table-cell office:value-type="float" office:value="1.33813" calcext:value-type="float">
            <text:p>1.33813</text:p>
          </table:table-cell>
          <table:table-cell office:value-type="float" office:value="0.88" calcext:value-type="float">
            <text:p>0.88</text:p>
          </table:table-cell>
          <table:table-cell office:value-type="float" office:value="0.30026" calcext:value-type="float">
            <text:p>0.30026</text:p>
          </table:table-cell>
          <table:table-cell office:value-type="float" office:value="0.34" calcext:value-type="float">
            <text:p>0.34</text:p>
          </table:table-cell>
          <table:table-cell office:value-type="float" office:value="0.577999" calcext:value-type="float">
            <text:p>0.577999</text:p>
          </table:table-cell>
          <table:table-cell office:value-type="float" office:value="0.56" calcext:value-type="float">
            <text:p>0.56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.04" calcext:value-type="float">
            <text:p>0.04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55.179993" calcext:value-type="float">
            <text:p>355.179993</text:p>
          </table:table-cell>
          <table:table-cell office:value-type="float" office:value="76.534286" calcext:value-type="float">
            <text:p>76.534286</text:p>
          </table:table-cell>
          <table:table-cell office:value-type="string" calcext:value-type="string">
            <text:p>NA</text:p>
          </table:table-cell>
          <table:table-cell office:value-type="float" office:value="5.975539" calcext:value-type="float">
            <text:p>5.975539</text:p>
          </table:table-cell>
          <table:table-cell office:value-type="float" office:value="0.268928" calcext:value-type="float">
            <text:p>0.268928</text:p>
          </table:table-cell>
          <table:table-cell office:value-type="float" office:value="34.860317" calcext:value-type="float">
            <text:p>34.860317</text:p>
          </table:table-cell>
          <table:table-cell office:value-type="float" office:value="0.0407" calcext:value-type="float">
            <text:p>0.0407</text:p>
          </table:table-cell>
          <table:table-cell office:value-type="float" office:value="2.490698" calcext:value-type="float">
            <text:p>2.490698</text:p>
          </table:table-cell>
          <table:table-cell office:value-type="float" office:value="1.663787" calcext:value-type="float">
            <text:p>1.663787</text:p>
          </table:table-cell>
          <table:table-cell office:value-type="float" office:value="3.738154" calcext:value-type="float">
            <text:p>3.738154</text:p>
          </table:table-cell>
          <table:table-cell office:value-type="float" office:value="2.67011" calcext:value-type="float">
            <text:p>2.67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1753" calcext:value-type="float">
            <text:p>3.011753</text:p>
          </table:table-cell>
          <table:table-cell office:value-type="float" office:value="2.666538" calcext:value-type="float">
            <text:p>2.666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286" calcext:value-type="float">
            <text:p>0.057286</text:p>
          </table:table-cell>
          <table:table-cell office:value-type="float" office:value="0.029602" calcext:value-type="float">
            <text:p>0.029602</text:p>
          </table:table-cell>
          <table:table-cell office:value-type="float" office:value="1.58098" calcext:value-type="float">
            <text:p>1.58098</text:p>
          </table:table-cell>
          <table:table-cell office:value-type="float" office:value="2.506052" calcext:value-type="float">
            <text:p>2.506052</text:p>
          </table:table-cell>
          <table:table-cell office:value-type="float" office:value="0.026132" calcext:value-type="float">
            <text:p>0.026132</text:p>
          </table:table-cell>
          <table:table-cell office:value-type="float" office:value="0.007128" calcext:value-type="float">
            <text:p>0.007128</text:p>
          </table:table-cell>
          <table:table-cell office:value-type="float" office:value="1.341043" calcext:value-type="float">
            <text:p>1.341043</text:p>
          </table:table-cell>
          <table:table-cell office:value-type="float" office:value="1.186391" calcext:value-type="float">
            <text:p>1.1863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425676" calcext:value-type="float">
            <text:p>4.425676</text:p>
          </table:table-cell>
          <table:table-cell office:value-type="float" office:value="0.240049" calcext:value-type="float">
            <text:p>0.240049</text:p>
          </table:table-cell>
          <table:table-cell office:value-type="float" office:value="1.564554" calcext:value-type="float">
            <text:p>1.564554</text:p>
          </table:table-cell>
          <table:table-cell office:value-type="float" office:value="1.301416" calcext:value-type="float">
            <text:p>1.301416</text:p>
          </table:table-cell>
          <table:table-cell office:value-type="float" office:value="1.0443" calcext:value-type="float">
            <text:p>1.0443</text:p>
          </table:table-cell>
          <table:table-cell office:value-type="float" office:value="0.069881" calcext:value-type="float">
            <text:p>0.069881</text:p>
          </table:table-cell>
          <table:table-cell office:value-type="float" office:value="3.827343" calcext:value-type="float">
            <text:p>3.827343</text:p>
          </table:table-cell>
          <table:table-cell office:value-type="float" office:value="3.506218" calcext:value-type="float">
            <text:p>3.506218</text:p>
          </table:table-cell>
          <table:table-cell office:value-type="float" office:value="0.284869" calcext:value-type="float">
            <text:p>0.284869</text:p>
          </table:table-cell>
          <table:table-cell office:value-type="float" office:value="0.007555" calcext:value-type="float">
            <text:p>0.007555</text:p>
          </table:table-cell>
          <table:table-cell office:value-type="float" office:value="4.397294" calcext:value-type="float">
            <text:p>4.397294</text:p>
          </table:table-cell>
          <table:table-cell office:value-type="float" office:value="5.048005" calcext:value-type="float">
            <text:p>5.048005</text:p>
          </table:table-cell>
          <table:table-cell office:value-type="float" office:value="34.860317" calcext:value-type="float">
            <text:p>34.860317</text:p>
          </table:table-cell>
          <table:table-cell office:value-type="float" office:value="1.94" calcext:value-type="float">
            <text:p>1.94</text:p>
          </table:table-cell>
          <table:table-cell office:value-type="float" office:value="1.868473" calcext:value-type="float">
            <text:p>1.868473</text:p>
          </table:table-cell>
          <table:table-cell office:value-type="float" office:value="0" calcext:value-type="float">
            <text:p>0</text:p>
          </table:table-cell>
          <table:table-cell office:value-type="float" office:value="1.869681" calcext:value-type="float">
            <text:p>1.869681</text:p>
          </table:table-cell>
          <table:table-cell office:value-type="float" office:value="0" calcext:value-type="float">
            <text:p>0</text:p>
          </table:table-cell>
          <table:table-cell office:value-type="float" office:value="1.869758" calcext:value-type="float">
            <text:p>1.869758</text:p>
          </table:table-cell>
          <table:table-cell office:value-type="float" office:value="0" calcext:value-type="float">
            <text:p>0</text:p>
          </table:table-cell>
          <table:table-cell office:value-type="float" office:value="1.141995" calcext:value-type="float">
            <text:p>1.141995</text:p>
          </table:table-cell>
          <table:table-cell office:value-type="float" office:value="0" calcext:value-type="float">
            <text:p>0</text:p>
          </table:table-cell>
          <table:table-cell office:value-type="float" office:value="0.039316" calcext:value-type="float">
            <text:p>0.039316</text:p>
          </table:table-cell>
          <table:table-cell office:value-type="float" office:value="1.12" calcext:value-type="float">
            <text:p>1.12</text:p>
          </table:table-cell>
          <table:table-cell office:value-type="float" office:value="0.01797" calcext:value-type="float">
            <text:p>0.01797</text:p>
          </table:table-cell>
          <table:table-cell office:value-type="float" office:value="0.5" calcext:value-type="float">
            <text:p>0.5</text:p>
          </table:table-cell>
          <table:table-cell office:value-type="float" office:value="0.00776" calcext:value-type="float">
            <text:p>0.00776</text:p>
          </table:table-cell>
          <table:table-cell office:value-type="float" office:value="0.22" calcext:value-type="float">
            <text:p>0.22</text:p>
          </table:table-cell>
          <table:table-cell office:value-type="float" office:value="0.018373" calcext:value-type="float">
            <text:p>0.018373</text:p>
          </table:table-cell>
          <table:table-cell office:value-type="float" office:value="0.52" calcext:value-type="float">
            <text:p>0.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065835" calcext:value-type="float">
            <text:p>3.065835</text:p>
          </table:table-cell>
          <table:table-cell office:value-type="float" office:value="1.54" calcext:value-type="float">
            <text:p>1.54</text:p>
          </table:table-cell>
          <table:table-cell office:value-type="float" office:value="1.359841" calcext:value-type="float">
            <text:p>1.359841</text:p>
          </table:table-cell>
          <table:table-cell office:value-type="float" office:value="0.98" calcext:value-type="float">
            <text:p>0.98</text:p>
          </table:table-cell>
          <table:table-cell office:value-type="float" office:value="0.408214" calcext:value-type="float">
            <text:p>0.408214</text:p>
          </table:table-cell>
          <table:table-cell office:value-type="float" office:value="0.44" calcext:value-type="float">
            <text:p>0.44</text:p>
          </table:table-cell>
          <table:table-cell office:value-type="float" office:value="0.636086" calcext:value-type="float">
            <text:p>0.636086</text:p>
          </table:table-cell>
          <table:table-cell office:value-type="float" office:value="0.6" calcext:value-type="float">
            <text:p>0.6</text:p>
          </table:table-cell>
          <table:table-cell office:value-type="float" office:value="0.021059" calcext:value-type="float">
            <text:p>0.021059</text:p>
          </table:table-cell>
          <table:table-cell office:value-type="float" office:value="0.16" calcext:value-type="float">
            <text:p>0.16</text:p>
          </table:table-cell>
          <table:table-cell office:value-type="float" office:value="0.26381" calcext:value-type="float">
            <text:p>0.2638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44.380005" calcext:value-type="float">
            <text:p>344.380005</text:p>
          </table:table-cell>
          <table:table-cell office:value-type="float" office:value="74.823296" calcext:value-type="float">
            <text:p>74.823296</text:p>
          </table:table-cell>
          <table:table-cell office:value-type="string" calcext:value-type="string">
            <text:p>NA</text:p>
          </table:table-cell>
          <table:table-cell office:value-type="float" office:value="6.028258" calcext:value-type="float">
            <text:p>6.028258</text:p>
          </table:table-cell>
          <table:table-cell office:value-type="float" office:value="0.26556" calcext:value-type="float">
            <text:p>0.26556</text:p>
          </table:table-cell>
          <table:table-cell office:value-type="float" office:value="31.658331" calcext:value-type="float">
            <text:p>31.658331</text:p>
          </table:table-cell>
          <table:table-cell office:value-type="float" office:value="0.036962" calcext:value-type="float">
            <text:p>0.036962</text:p>
          </table:table-cell>
          <table:table-cell office:value-type="float" office:value="2.609116" calcext:value-type="float">
            <text:p>2.609116</text:p>
          </table:table-cell>
          <table:table-cell office:value-type="float" office:value="1.929661" calcext:value-type="float">
            <text:p>1.929661</text:p>
          </table:table-cell>
          <table:table-cell office:value-type="float" office:value="3.668301" calcext:value-type="float">
            <text:p>3.668301</text:p>
          </table:table-cell>
          <table:table-cell office:value-type="float" office:value="2.620215" calcext:value-type="float">
            <text:p>2.620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4988" calcext:value-type="float">
            <text:p>3.024988</text:p>
          </table:table-cell>
          <table:table-cell office:value-type="float" office:value="2.682895" calcext:value-type="float">
            <text:p>2.682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918" calcext:value-type="float">
            <text:p>0.078918</text:p>
          </table:table-cell>
          <table:table-cell office:value-type="float" office:value="0.038129" calcext:value-type="float">
            <text:p>0.038129</text:p>
          </table:table-cell>
          <table:table-cell office:value-type="float" office:value="1.144873" calcext:value-type="float">
            <text:p>1.144873</text:p>
          </table:table-cell>
          <table:table-cell office:value-type="float" office:value="1.409951" calcext:value-type="float">
            <text:p>1.409951</text:p>
          </table:table-cell>
          <table:table-cell office:value-type="float" office:value="0.020498" calcext:value-type="float">
            <text:p>0.020498</text:p>
          </table:table-cell>
          <table:table-cell office:value-type="float" office:value="0.006133" calcext:value-type="float">
            <text:p>0.006133</text:p>
          </table:table-cell>
          <table:table-cell office:value-type="float" office:value="1.522454" calcext:value-type="float">
            <text:p>1.522454</text:p>
          </table:table-cell>
          <table:table-cell office:value-type="float" office:value="1.513036" calcext:value-type="float">
            <text:p>1.5130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822898" calcext:value-type="float">
            <text:p>4.822898</text:p>
          </table:table-cell>
          <table:table-cell office:value-type="float" office:value="0.271529" calcext:value-type="float">
            <text:p>0.271529</text:p>
          </table:table-cell>
          <table:table-cell office:value-type="float" office:value="1.677588" calcext:value-type="float">
            <text:p>1.677588</text:p>
          </table:table-cell>
          <table:table-cell office:value-type="float" office:value="1.452968" calcext:value-type="float">
            <text:p>1.452968</text:p>
          </table:table-cell>
          <table:table-cell office:value-type="float" office:value="0.670905" calcext:value-type="float">
            <text:p>0.670905</text:p>
          </table:table-cell>
          <table:table-cell office:value-type="float" office:value="0.045191" calcext:value-type="float">
            <text:p>0.045191</text:p>
          </table:table-cell>
          <table:table-cell office:value-type="float" office:value="3.353401" calcext:value-type="float">
            <text:p>3.353401</text:p>
          </table:table-cell>
          <table:table-cell office:value-type="float" office:value="3.428215" calcext:value-type="float">
            <text:p>3.428215</text:p>
          </table:table-cell>
          <table:table-cell office:value-type="float" office:value="0.096217" calcext:value-type="float">
            <text:p>0.096217</text:p>
          </table:table-cell>
          <table:table-cell office:value-type="float" office:value="0.002675" calcext:value-type="float">
            <text:p>0.002675</text:p>
          </table:table-cell>
          <table:table-cell office:value-type="float" office:value="4.091902" calcext:value-type="float">
            <text:p>4.091902</text:p>
          </table:table-cell>
          <table:table-cell office:value-type="float" office:value="5.8364" calcext:value-type="float">
            <text:p>5.8364</text:p>
          </table:table-cell>
          <table:table-cell office:value-type="float" office:value="31.658331" calcext:value-type="float">
            <text:p>31.658331</text:p>
          </table:table-cell>
          <table:table-cell office:value-type="float" office:value="1.92" calcext:value-type="float">
            <text:p>1.92</text:p>
          </table:table-cell>
          <table:table-cell office:value-type="float" office:value="1.845014" calcext:value-type="float">
            <text:p>1.845014</text:p>
          </table:table-cell>
          <table:table-cell office:value-type="float" office:value="0" calcext:value-type="float">
            <text:p>0</text:p>
          </table:table-cell>
          <table:table-cell office:value-type="float" office:value="1.823287" calcext:value-type="float">
            <text:p>1.823287</text:p>
          </table:table-cell>
          <table:table-cell office:value-type="float" office:value="0" calcext:value-type="float">
            <text:p>0</text:p>
          </table:table-cell>
          <table:table-cell office:value-type="float" office:value="1.867693" calcext:value-type="float">
            <text:p>1.867693</text:p>
          </table:table-cell>
          <table:table-cell office:value-type="float" office:value="0" calcext:value-type="float">
            <text:p>0</text:p>
          </table:table-cell>
          <table:table-cell office:value-type="float" office:value="1.157295" calcext:value-type="float">
            <text:p>1.157295</text:p>
          </table:table-cell>
          <table:table-cell office:value-type="float" office:value="0" calcext:value-type="float">
            <text:p>0</text:p>
          </table:table-cell>
          <table:table-cell office:value-type="float" office:value="0.049797" calcext:value-type="float">
            <text:p>0.049797</text:p>
          </table:table-cell>
          <table:table-cell office:value-type="float" office:value="1.34" calcext:value-type="float">
            <text:p>1.34</text:p>
          </table:table-cell>
          <table:table-cell office:value-type="float" office:value="0.029121" calcext:value-type="float">
            <text:p>0.029121</text:p>
          </table:table-cell>
          <table:table-cell office:value-type="float" office:value="0.76" calcext:value-type="float">
            <text:p>0.76</text:p>
          </table:table-cell>
          <table:table-cell office:value-type="float" office:value="0.004235" calcext:value-type="float">
            <text:p>0.004235</text:p>
          </table:table-cell>
          <table:table-cell office:value-type="float" office:value="0.12" calcext:value-type="float">
            <text:p>0.12</text:p>
          </table:table-cell>
          <table:table-cell office:value-type="float" office:value="0.016263" calcext:value-type="float">
            <text:p>0.016263</text:p>
          </table:table-cell>
          <table:table-cell office:value-type="float" office:value="0.46" calcext:value-type="float">
            <text:p>0.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104466" calcext:value-type="float">
            <text:p>3.104466</text:p>
          </table:table-cell>
          <table:table-cell office:value-type="float" office:value="1.44" calcext:value-type="float">
            <text:p>1.44</text:p>
          </table:table-cell>
          <table:table-cell office:value-type="float" office:value="1.718432" calcext:value-type="float">
            <text:p>1.718432</text:p>
          </table:table-cell>
          <table:table-cell office:value-type="float" office:value="1.08" calcext:value-type="float">
            <text:p>1.08</text:p>
          </table:table-cell>
          <table:table-cell office:value-type="float" office:value="0.255203" calcext:value-type="float">
            <text:p>0.255203</text:p>
          </table:table-cell>
          <table:table-cell office:value-type="float" office:value="0.22" calcext:value-type="float">
            <text:p>0.22</text:p>
          </table:table-cell>
          <table:table-cell office:value-type="float" office:value="0.415702" calcext:value-type="float">
            <text:p>0.415702</text:p>
          </table:table-cell>
          <table:table-cell office:value-type="float" office:value="0.4" calcext:value-type="float">
            <text:p>0.4</text:p>
          </table:table-cell>
          <table:table-cell office:value-type="float" office:value="0.014853" calcext:value-type="float">
            <text:p>0.014853</text:p>
          </table:table-cell>
          <table:table-cell office:value-type="float" office:value="0.14" calcext:value-type="float">
            <text:p>0.14</text:p>
          </table:table-cell>
          <table:table-cell office:value-type="float" office:value="0.081363" calcext:value-type="float">
            <text:p>0.081363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345.959991" calcext:value-type="float">
            <text:p>345.959991</text:p>
          </table:table-cell>
          <table:table-cell office:value-type="float" office:value="74.926346" calcext:value-type="float">
            <text:p>74.926346</text:p>
          </table:table-cell>
          <table:table-cell office:value-type="string" calcext:value-type="string">
            <text:p>NA</text:p>
          </table:table-cell>
          <table:table-cell office:value-type="float" office:value="6.02066" calcext:value-type="float">
            <text:p>6.02066</text:p>
          </table:table-cell>
          <table:table-cell office:value-type="float" office:value="0.223189" calcext:value-type="float">
            <text:p>0.223189</text:p>
          </table:table-cell>
          <table:table-cell office:value-type="float" office:value="32.562981" calcext:value-type="float">
            <text:p>32.562981</text:p>
          </table:table-cell>
          <table:table-cell office:value-type="float" office:value="0.038018" calcext:value-type="float">
            <text:p>0.038018</text:p>
          </table:table-cell>
          <table:table-cell office:value-type="float" office:value="2.215166" calcext:value-type="float">
            <text:p>2.215166</text:p>
          </table:table-cell>
          <table:table-cell office:value-type="float" office:value="1.279836" calcext:value-type="float">
            <text:p>1.279836</text:p>
          </table:table-cell>
          <table:table-cell office:value-type="float" office:value="3.742073" calcext:value-type="float">
            <text:p>3.742073</text:p>
          </table:table-cell>
          <table:table-cell office:value-type="float" office:value="2.672909" calcext:value-type="float">
            <text:p>2.672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4126" calcext:value-type="float">
            <text:p>3.004126</text:p>
          </table:table-cell>
          <table:table-cell office:value-type="float" office:value="2.667253" calcext:value-type="float">
            <text:p>2.667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419" calcext:value-type="float">
            <text:p>0.093419</text:p>
          </table:table-cell>
          <table:table-cell office:value-type="float" office:value="0.039666" calcext:value-type="float">
            <text:p>0.039666</text:p>
          </table:table-cell>
          <table:table-cell office:value-type="float" office:value="1.748132" calcext:value-type="float">
            <text:p>1.748132</text:p>
          </table:table-cell>
          <table:table-cell office:value-type="float" office:value="2.675765" calcext:value-type="float">
            <text:p>2.675765</text:p>
          </table:table-cell>
          <table:table-cell office:value-type="float" office:value="0.019764" calcext:value-type="float">
            <text:p>0.019764</text:p>
          </table:table-cell>
          <table:table-cell office:value-type="float" office:value="0.005046" calcext:value-type="float">
            <text:p>0.005046</text:p>
          </table:table-cell>
          <table:table-cell office:value-type="float" office:value="2.042433" calcext:value-type="float">
            <text:p>2.042433</text:p>
          </table:table-cell>
          <table:table-cell office:value-type="float" office:value="2.68038" calcext:value-type="float">
            <text:p>2.680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151329" calcext:value-type="float">
            <text:p>5.151329</text:p>
          </table:table-cell>
          <table:table-cell office:value-type="float" office:value="0.285613" calcext:value-type="float">
            <text:p>0.285613</text:p>
          </table:table-cell>
          <table:table-cell office:value-type="float" office:value="2.228384" calcext:value-type="float">
            <text:p>2.228384</text:p>
          </table:table-cell>
          <table:table-cell office:value-type="float" office:value="1.856913" calcext:value-type="float">
            <text:p>1.856913</text:p>
          </table:table-cell>
          <table:table-cell office:value-type="float" office:value="0.781497" calcext:value-type="float">
            <text:p>0.781497</text:p>
          </table:table-cell>
          <table:table-cell office:value-type="float" office:value="0.052432" calcext:value-type="float">
            <text:p>0.052432</text:p>
          </table:table-cell>
          <table:table-cell office:value-type="float" office:value="4.366798" calcext:value-type="float">
            <text:p>4.366798</text:p>
          </table:table-cell>
          <table:table-cell office:value-type="float" office:value="4.7867" calcext:value-type="float">
            <text:p>4.7867</text:p>
          </table:table-cell>
          <table:table-cell office:value-type="float" office:value="0.052213" calcext:value-type="float">
            <text:p>0.052213</text:p>
          </table:table-cell>
          <table:table-cell office:value-type="float" office:value="0.001526" calcext:value-type="float">
            <text:p>0.001526</text:p>
          </table:table-cell>
          <table:table-cell office:value-type="float" office:value="4.193963" calcext:value-type="float">
            <text:p>4.193963</text:p>
          </table:table-cell>
          <table:table-cell office:value-type="float" office:value="3.943337" calcext:value-type="float">
            <text:p>3.943337</text:p>
          </table:table-cell>
          <table:table-cell office:value-type="float" office:value="32.562981" calcext:value-type="float">
            <text:p>32.562981</text:p>
          </table:table-cell>
          <table:table-cell office:value-type="float" office:value="1.9" calcext:value-type="float">
            <text:p>1.9</text:p>
          </table:table-cell>
          <table:table-cell office:value-type="float" office:value="1.872382" calcext:value-type="float">
            <text:p>1.872382</text:p>
          </table:table-cell>
          <table:table-cell office:value-type="float" office:value="0" calcext:value-type="float">
            <text:p>0</text:p>
          </table:table-cell>
          <table:table-cell office:value-type="float" office:value="1.869691" calcext:value-type="float">
            <text:p>1.869691</text:p>
          </table:table-cell>
          <table:table-cell office:value-type="float" office:value="0" calcext:value-type="float">
            <text:p>0</text:p>
          </table:table-cell>
          <table:table-cell office:value-type="float" office:value="1.848473" calcext:value-type="float">
            <text:p>1.848473</text:p>
          </table:table-cell>
          <table:table-cell office:value-type="float" office:value="0" calcext:value-type="float">
            <text:p>0</text:p>
          </table:table-cell>
          <table:table-cell office:value-type="float" office:value="1.155653" calcext:value-type="float">
            <text:p>1.155653</text:p>
          </table:table-cell>
          <table:table-cell office:value-type="float" office:value="0" calcext:value-type="float">
            <text:p>0</text:p>
          </table:table-cell>
          <table:table-cell office:value-type="float" office:value="0.049939" calcext:value-type="float">
            <text:p>0.049939</text:p>
          </table:table-cell>
          <table:table-cell office:value-type="float" office:value="1.3" calcext:value-type="float">
            <text:p>1.3</text:p>
          </table:table-cell>
          <table:table-cell office:value-type="float" office:value="0.043479" calcext:value-type="float">
            <text:p>0.043479</text:p>
          </table:table-cell>
          <table:table-cell office:value-type="float" office:value="1.14" calcext:value-type="float">
            <text:p>1.14</text:p>
          </table:table-cell>
          <table:table-cell office:value-type="float" office:value="0.007044" calcext:value-type="float">
            <text:p>0.007044</text:p>
          </table:table-cell>
          <table:table-cell office:value-type="float" office:value="0.2" calcext:value-type="float">
            <text:p>0.2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36" calcext:value-type="float">
            <text:p>0.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420786" calcext:value-type="float">
            <text:p>3.420786</text:p>
          </table:table-cell>
          <table:table-cell office:value-type="float" office:value="1.44" calcext:value-type="float">
            <text:p>1.44</text:p>
          </table:table-cell>
          <table:table-cell office:value-type="float" office:value="1.730542" calcext:value-type="float">
            <text:p>1.730542</text:p>
          </table:table-cell>
          <table:table-cell office:value-type="float" office:value="0.96" calcext:value-type="float">
            <text:p>0.96</text:p>
          </table:table-cell>
          <table:table-cell office:value-type="float" office:value="0.302231" calcext:value-type="float">
            <text:p>0.302231</text:p>
          </table:table-cell>
          <table:table-cell office:value-type="float" office:value="0.3" calcext:value-type="float">
            <text:p>0.3</text:p>
          </table:table-cell>
          <table:table-cell office:value-type="float" office:value="0.479266" calcext:value-type="float">
            <text:p>0.479266</text:p>
          </table:table-cell>
          <table:table-cell office:value-type="float" office:value="0.42" calcext:value-type="float">
            <text:p>0.42</text:p>
          </table:table-cell>
          <table:table-cell office:value-type="float" office:value="0.012773" calcext:value-type="float">
            <text:p>0.012773</text:p>
          </table:table-cell>
          <table:table-cell office:value-type="float" office:value="0.12" calcext:value-type="float">
            <text:p>0.12</text:p>
          </table:table-cell>
          <table:table-cell office:value-type="float" office:value="0.03944" calcext:value-type="float">
            <text:p>0.0394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43.540009" calcext:value-type="float">
            <text:p>343.540009</text:p>
          </table:table-cell>
          <table:table-cell office:value-type="float" office:value="79.788551" calcext:value-type="float">
            <text:p>79.788551</text:p>
          </table:table-cell>
          <table:table-cell office:value-type="string" calcext:value-type="string">
            <text:p>NA</text:p>
          </table:table-cell>
          <table:table-cell office:value-type="float" office:value="5.997879" calcext:value-type="float">
            <text:p>5.997879</text:p>
          </table:table-cell>
          <table:table-cell office:value-type="float" office:value="0.292739" calcext:value-type="float">
            <text:p>0.292739</text:p>
          </table:table-cell>
          <table:table-cell office:value-type="float" office:value="31.100136" calcext:value-type="float">
            <text:p>31.100136</text:p>
          </table:table-cell>
          <table:table-cell office:value-type="float" office:value="0.03631" calcext:value-type="float">
            <text:p>0.03631</text:p>
          </table:table-cell>
          <table:table-cell office:value-type="float" office:value="2.472933" calcext:value-type="float">
            <text:p>2.472933</text:p>
          </table:table-cell>
          <table:table-cell office:value-type="float" office:value="2.161215" calcext:value-type="float">
            <text:p>2.161215</text:p>
          </table:table-cell>
          <table:table-cell office:value-type="float" office:value="3.690004" calcext:value-type="float">
            <text:p>3.690004</text:p>
          </table:table-cell>
          <table:table-cell office:value-type="float" office:value="2.635717" calcext:value-type="float">
            <text:p>2.635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9397" calcext:value-type="float">
            <text:p>3.049397</text:p>
          </table:table-cell>
          <table:table-cell office:value-type="float" office:value="2.707914" calcext:value-type="float">
            <text:p>2.707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396" calcext:value-type="float">
            <text:p>0.068396</text:p>
          </table:table-cell>
          <table:table-cell office:value-type="float" office:value="0.029074" calcext:value-type="float">
            <text:p>0.029074</text:p>
          </table:table-cell>
          <table:table-cell office:value-type="float" office:value="1.298639" calcext:value-type="float">
            <text:p>1.298639</text:p>
          </table:table-cell>
          <table:table-cell office:value-type="float" office:value="1.635536" calcext:value-type="float">
            <text:p>1.635536</text:p>
          </table:table-cell>
          <table:table-cell office:value-type="float" office:value="0.02258" calcext:value-type="float">
            <text:p>0.02258</text:p>
          </table:table-cell>
          <table:table-cell office:value-type="float" office:value="0.005231" calcext:value-type="float">
            <text:p>0.005231</text:p>
          </table:table-cell>
          <table:table-cell office:value-type="float" office:value="1.714843" calcext:value-type="float">
            <text:p>1.714843</text:p>
          </table:table-cell>
          <table:table-cell office:value-type="float" office:value="1.999953" calcext:value-type="float">
            <text:p>1.9999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077425" calcext:value-type="float">
            <text:p>5.077425</text:p>
          </table:table-cell>
          <table:table-cell office:value-type="float" office:value="0.291456" calcext:value-type="float">
            <text:p>0.291456</text:p>
          </table:table-cell>
          <table:table-cell office:value-type="float" office:value="2.238558" calcext:value-type="float">
            <text:p>2.238558</text:p>
          </table:table-cell>
          <table:table-cell office:value-type="float" office:value="1.913326" calcext:value-type="float">
            <text:p>1.913326</text:p>
          </table:table-cell>
          <table:table-cell office:value-type="float" office:value="0.755016" calcext:value-type="float">
            <text:p>0.755016</text:p>
          </table:table-cell>
          <table:table-cell office:value-type="float" office:value="0.049738" calcext:value-type="float">
            <text:p>0.049738</text:p>
          </table:table-cell>
          <table:table-cell office:value-type="float" office:value="4.380153" calcext:value-type="float">
            <text:p>4.380153</text:p>
          </table:table-cell>
          <table:table-cell office:value-type="float" office:value="4.699332" calcext:value-type="float">
            <text:p>4.699332</text:p>
          </table:table-cell>
          <table:table-cell office:value-type="float" office:value="0.12279" calcext:value-type="float">
            <text:p>0.12279</text:p>
          </table:table-cell>
          <table:table-cell office:value-type="float" office:value="0.003315" calcext:value-type="float">
            <text:p>0.003315</text:p>
          </table:table-cell>
          <table:table-cell office:value-type="float" office:value="3.141605" calcext:value-type="float">
            <text:p>3.141605</text:p>
          </table:table-cell>
          <table:table-cell office:value-type="float" office:value="4.864019" calcext:value-type="float">
            <text:p>4.864019</text:p>
          </table:table-cell>
          <table:table-cell office:value-type="float" office:value="31.100136" calcext:value-type="float">
            <text:p>31.100136</text:p>
          </table:table-cell>
          <table:table-cell office:value-type="float" office:value="1.94" calcext:value-type="float">
            <text:p>1.94</text:p>
          </table:table-cell>
          <table:table-cell office:value-type="float" office:value="1.810655" calcext:value-type="float">
            <text:p>1.810655</text:p>
          </table:table-cell>
          <table:table-cell office:value-type="float" office:value="0" calcext:value-type="float">
            <text:p>0</text:p>
          </table:table-cell>
          <table:table-cell office:value-type="float" office:value="1.879349" calcext:value-type="float">
            <text:p>1.879349</text:p>
          </table:table-cell>
          <table:table-cell office:value-type="float" office:value="0" calcext:value-type="float">
            <text:p>0</text:p>
          </table:table-cell>
          <table:table-cell office:value-type="float" office:value="1.875293" calcext:value-type="float">
            <text:p>1.875293</text:p>
          </table:table-cell>
          <table:table-cell office:value-type="float" office:value="0" calcext:value-type="float">
            <text:p>0</text:p>
          </table:table-cell>
          <table:table-cell office:value-type="float" office:value="1.174104" calcext:value-type="float">
            <text:p>1.174104</text:p>
          </table:table-cell>
          <table:table-cell office:value-type="float" office:value="0" calcext:value-type="float">
            <text:p>0</text:p>
          </table:table-cell>
          <table:table-cell office:value-type="float" office:value="0.036617" calcext:value-type="float">
            <text:p>0.036617</text:p>
          </table:table-cell>
          <table:table-cell office:value-type="float" office:value="0.94" calcext:value-type="float">
            <text:p>0.94</text:p>
          </table:table-cell>
          <table:table-cell office:value-type="float" office:value="0.031779" calcext:value-type="float">
            <text:p>0.031779</text:p>
          </table:table-cell>
          <table:table-cell office:value-type="float" office:value="0.78" calcext:value-type="float">
            <text:p>0.78</text:p>
          </table:table-cell>
          <table:table-cell office:value-type="float" office:value="0.009872" calcext:value-type="float">
            <text:p>0.009872</text:p>
          </table:table-cell>
          <table:table-cell office:value-type="float" office:value="0.28" calcext:value-type="float">
            <text:p>0.28</text:p>
          </table:table-cell>
          <table:table-cell office:value-type="float" office:value="0.012708" calcext:value-type="float">
            <text:p>0.012708</text:p>
          </table:table-cell>
          <table:table-cell office:value-type="float" office:value="0.36" calcext:value-type="float">
            <text:p>0.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135036" calcext:value-type="float">
            <text:p>3.135036</text:p>
          </table:table-cell>
          <table:table-cell office:value-type="float" office:value="1.24" calcext:value-type="float">
            <text:p>1.24</text:p>
          </table:table-cell>
          <table:table-cell office:value-type="float" office:value="1.942389" calcext:value-type="float">
            <text:p>1.942389</text:p>
          </table:table-cell>
          <table:table-cell office:value-type="float" office:value="1.1" calcext:value-type="float">
            <text:p>1.1</text:p>
          </table:table-cell>
          <table:table-cell office:value-type="float" office:value="0.313829" calcext:value-type="float">
            <text:p>0.313829</text:p>
          </table:table-cell>
          <table:table-cell office:value-type="float" office:value="0.26" calcext:value-type="float">
            <text:p>0.26</text:p>
          </table:table-cell>
          <table:table-cell office:value-type="float" office:value="0.441187" calcext:value-type="float">
            <text:p>0.441187</text:p>
          </table:table-cell>
          <table:table-cell office:value-type="float" office:value="0.38" calcext:value-type="float">
            <text:p>0.38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12" calcext:value-type="float">
            <text:p>0.12</text:p>
          </table:table-cell>
          <table:table-cell office:value-type="float" office:value="0.11003" calcext:value-type="float">
            <text:p>0.1100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41.399994" calcext:value-type="float">
            <text:p>341.399994</text:p>
          </table:table-cell>
          <table:table-cell office:value-type="float" office:value="73.995033" calcext:value-type="float">
            <text:p>73.995033</text:p>
          </table:table-cell>
          <table:table-cell office:value-type="string" calcext:value-type="string">
            <text:p>NA</text:p>
          </table:table-cell>
          <table:table-cell office:value-type="float" office:value="6.012608" calcext:value-type="float">
            <text:p>6.012608</text:p>
          </table:table-cell>
          <table:table-cell office:value-type="float" office:value="0.238994" calcext:value-type="float">
            <text:p>0.238994</text:p>
          </table:table-cell>
          <table:table-cell office:value-type="float" office:value="32.009487" calcext:value-type="float">
            <text:p>32.009487</text:p>
          </table:table-cell>
          <table:table-cell office:value-type="float" office:value="0.037372" calcext:value-type="float">
            <text:p>0.037372</text:p>
          </table:table-cell>
          <table:table-cell office:value-type="float" office:value="2.332681" calcext:value-type="float">
            <text:p>2.332681</text:p>
          </table:table-cell>
          <table:table-cell office:value-type="float" office:value="1.473798" calcext:value-type="float">
            <text:p>1.473798</text:p>
          </table:table-cell>
          <table:table-cell office:value-type="float" office:value="3.75966" calcext:value-type="float">
            <text:p>3.75966</text:p>
          </table:table-cell>
          <table:table-cell office:value-type="float" office:value="2.685472" calcext:value-type="float">
            <text:p>2.685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8544" calcext:value-type="float">
            <text:p>3.048544</text:p>
          </table:table-cell>
          <table:table-cell office:value-type="float" office:value="2.702411" calcext:value-type="float">
            <text:p>2.7024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179" calcext:value-type="float">
            <text:p>0.076179</text:p>
          </table:table-cell>
          <table:table-cell office:value-type="float" office:value="0.035405" calcext:value-type="float">
            <text:p>0.035405</text:p>
          </table:table-cell>
          <table:table-cell office:value-type="float" office:value="1.648326" calcext:value-type="float">
            <text:p>1.648326</text:p>
          </table:table-cell>
          <table:table-cell office:value-type="float" office:value="2.422892" calcext:value-type="float">
            <text:p>2.422892</text:p>
          </table:table-cell>
          <table:table-cell office:value-type="float" office:value="0.026121" calcext:value-type="float">
            <text:p>0.026121</text:p>
          </table:table-cell>
          <table:table-cell office:value-type="float" office:value="0.006292" calcext:value-type="float">
            <text:p>0.006292</text:p>
          </table:table-cell>
          <table:table-cell office:value-type="float" office:value="2.215319" calcext:value-type="float">
            <text:p>2.215319</text:p>
          </table:table-cell>
          <table:table-cell office:value-type="float" office:value="2.865732" calcext:value-type="float">
            <text:p>2.8657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455134" calcext:value-type="float">
            <text:p>4.455134</text:p>
          </table:table-cell>
          <table:table-cell office:value-type="float" office:value="0.253239" calcext:value-type="float">
            <text:p>0.253239</text:p>
          </table:table-cell>
          <table:table-cell office:value-type="float" office:value="1.924268" calcext:value-type="float">
            <text:p>1.924268</text:p>
          </table:table-cell>
          <table:table-cell office:value-type="float" office:value="1.639431" calcext:value-type="float">
            <text:p>1.639431</text:p>
          </table:table-cell>
          <table:table-cell office:value-type="float" office:value="0.656322" calcext:value-type="float">
            <text:p>0.656322</text:p>
          </table:table-cell>
          <table:table-cell office:value-type="float" office:value="0.04796" calcext:value-type="float">
            <text:p>0.04796</text:p>
          </table:table-cell>
          <table:table-cell office:value-type="float" office:value="3.635859" calcext:value-type="float">
            <text:p>3.635859</text:p>
          </table:table-cell>
          <table:table-cell office:value-type="float" office:value="3.776125" calcext:value-type="float">
            <text:p>3.776125</text:p>
          </table:table-cell>
          <table:table-cell office:value-type="float" office:value="0.14475" calcext:value-type="float">
            <text:p>0.14475</text:p>
          </table:table-cell>
          <table:table-cell office:value-type="float" office:value="0.00377" calcext:value-type="float">
            <text:p>0.00377</text:p>
          </table:table-cell>
          <table:table-cell office:value-type="float" office:value="3.821256" calcext:value-type="float">
            <text:p>3.821256</text:p>
          </table:table-cell>
          <table:table-cell office:value-type="float" office:value="4.390006" calcext:value-type="float">
            <text:p>4.390006</text:p>
          </table:table-cell>
          <table:table-cell office:value-type="float" office:value="32.009487" calcext:value-type="float">
            <text:p>32.009487</text:p>
          </table:table-cell>
          <table:table-cell office:value-type="float" office:value="2.04" calcext:value-type="float">
            <text:p>2.04</text:p>
          </table:table-cell>
          <table:table-cell office:value-type="float" office:value="1.854742" calcext:value-type="float">
            <text:p>1.854742</text:p>
          </table:table-cell>
          <table:table-cell office:value-type="float" office:value="0" calcext:value-type="float">
            <text:p>0</text:p>
          </table:table-cell>
          <table:table-cell office:value-type="float" office:value="1.904918" calcext:value-type="float">
            <text:p>1.904918</text:p>
          </table:table-cell>
          <table:table-cell office:value-type="float" office:value="0" calcext:value-type="float">
            <text:p>0</text:p>
          </table:table-cell>
          <table:table-cell office:value-type="float" office:value="1.885287" calcext:value-type="float">
            <text:p>1.885287</text:p>
          </table:table-cell>
          <table:table-cell office:value-type="float" office:value="0" calcext:value-type="float">
            <text:p>0</text:p>
          </table:table-cell>
          <table:table-cell office:value-type="float" office:value="1.163257" calcext:value-type="float">
            <text:p>1.163257</text:p>
          </table:table-cell>
          <table:table-cell office:value-type="float" office:value="0" calcext:value-type="float">
            <text:p>0</text:p>
          </table:table-cell>
          <table:table-cell office:value-type="float" office:value="0.045762" calcext:value-type="float">
            <text:p>0.045762</text:p>
          </table:table-cell>
          <table:table-cell office:value-type="float" office:value="1.18" calcext:value-type="float">
            <text:p>1.18</text:p>
          </table:table-cell>
          <table:table-cell office:value-type="float" office:value="0.030416" calcext:value-type="float">
            <text:p>0.030416</text:p>
          </table:table-cell>
          <table:table-cell office:value-type="float" office:value="0.74" calcext:value-type="float">
            <text:p>0.74</text:p>
          </table:table-cell>
          <table:table-cell office:value-type="float" office:value="0.010597" calcext:value-type="float">
            <text:p>0.010597</text:p>
          </table:table-cell>
          <table:table-cell office:value-type="float" office:value="0.3" calcext:value-type="float">
            <text:p>0.3</text:p>
          </table:table-cell>
          <table:table-cell office:value-type="float" office:value="0.015523" calcext:value-type="float">
            <text:p>0.015523</text:p>
          </table:table-cell>
          <table:table-cell office:value-type="float" office:value="0.44" calcext:value-type="float">
            <text:p>0.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810224" calcext:value-type="float">
            <text:p>2.810224</text:p>
          </table:table-cell>
          <table:table-cell office:value-type="float" office:value="0.92" calcext:value-type="float">
            <text:p>0.92</text:p>
          </table:table-cell>
          <table:table-cell office:value-type="float" office:value="1.644911" calcext:value-type="float">
            <text:p>1.644911</text:p>
          </table:table-cell>
          <table:table-cell office:value-type="float" office:value="0.94" calcext:value-type="float">
            <text:p>0.94</text:p>
          </table:table-cell>
          <table:table-cell office:value-type="float" office:value="0.160327" calcext:value-type="float">
            <text:p>0.160327</text:p>
          </table:table-cell>
          <table:table-cell office:value-type="float" office:value="0.16" calcext:value-type="float">
            <text:p>0.16</text:p>
          </table:table-cell>
          <table:table-cell office:value-type="float" office:value="0.495995" calcext:value-type="float">
            <text:p>0.495995</text:p>
          </table:table-cell>
          <table:table-cell office:value-type="float" office:value="0.44" calcext:value-type="float">
            <text:p>0.44</text:p>
          </table:table-cell>
          <table:table-cell office:value-type="float" office:value="0.006386" calcext:value-type="float">
            <text:p>0.006386</text:p>
          </table:table-cell>
          <table:table-cell office:value-type="float" office:value="0.06" calcext:value-type="float">
            <text:p>0.06</text:p>
          </table:table-cell>
          <table:table-cell office:value-type="float" office:value="0.138364" calcext:value-type="float">
            <text:p>0.13836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43.420013" calcext:value-type="float">
            <text:p>343.420013</text:p>
          </table:table-cell>
          <table:table-cell office:value-type="float" office:value="72.352905" calcext:value-type="float">
            <text:p>72.352905</text:p>
          </table:table-cell>
          <table:table-cell office:value-type="string" calcext:value-type="string">
            <text:p>NA</text:p>
          </table:table-cell>
          <table:table-cell office:value-type="float" office:value="5.999099" calcext:value-type="float">
            <text:p>5.999099</text:p>
          </table:table-cell>
          <table:table-cell office:value-type="float" office:value="0.246638" calcext:value-type="float">
            <text:p>0.246638</text:p>
          </table:table-cell>
          <table:table-cell office:value-type="float" office:value="32.018757" calcext:value-type="float">
            <text:p>32.018757</text:p>
          </table:table-cell>
          <table:table-cell office:value-type="float" office:value="0.037382" calcext:value-type="float">
            <text:p>0.037382</text:p>
          </table:table-cell>
          <table:table-cell office:value-type="float" office:value="2.41336" calcext:value-type="float">
            <text:p>2.41336</text:p>
          </table:table-cell>
          <table:table-cell office:value-type="float" office:value="1.707484" calcext:value-type="float">
            <text:p>1.707484</text:p>
          </table:table-cell>
          <table:table-cell office:value-type="float" office:value="3.705017" calcext:value-type="float">
            <text:p>3.705017</text:p>
          </table:table-cell>
          <table:table-cell office:value-type="float" office:value="2.646441" calcext:value-type="float">
            <text:p>2.646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6561" calcext:value-type="float">
            <text:p>3.016561</text:p>
          </table:table-cell>
          <table:table-cell office:value-type="float" office:value="2.674229" calcext:value-type="float">
            <text:p>2.674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978" calcext:value-type="float">
            <text:p>0.076978</text:p>
          </table:table-cell>
          <table:table-cell office:value-type="float" office:value="0.038304" calcext:value-type="float">
            <text:p>0.038304</text:p>
          </table:table-cell>
          <table:table-cell office:value-type="float" office:value="1.729646" calcext:value-type="float">
            <text:p>1.729646</text:p>
          </table:table-cell>
          <table:table-cell office:value-type="float" office:value="1.79196" calcext:value-type="float">
            <text:p>1.79196</text:p>
          </table:table-cell>
          <table:table-cell office:value-type="float" office:value="0.022639" calcext:value-type="float">
            <text:p>0.022639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1.93878" calcext:value-type="float">
            <text:p>1.93878</text:p>
          </table:table-cell>
          <table:table-cell office:value-type="float" office:value="2.242836" calcext:value-type="float">
            <text:p>2.2428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221889" calcext:value-type="float">
            <text:p>4.221889</text:p>
          </table:table-cell>
          <table:table-cell office:value-type="float" office:value="0.236668" calcext:value-type="float">
            <text:p>0.236668</text:p>
          </table:table-cell>
          <table:table-cell office:value-type="float" office:value="1.918515" calcext:value-type="float">
            <text:p>1.918515</text:p>
          </table:table-cell>
          <table:table-cell office:value-type="float" office:value="1.813211" calcext:value-type="float">
            <text:p>1.813211</text:p>
          </table:table-cell>
          <table:table-cell office:value-type="float" office:value="0.744775" calcext:value-type="float">
            <text:p>0.744775</text:p>
          </table:table-cell>
          <table:table-cell office:value-type="float" office:value="0.055612" calcext:value-type="float">
            <text:p>0.055612</text:p>
          </table:table-cell>
          <table:table-cell office:value-type="float" office:value="3.983375" calcext:value-type="float">
            <text:p>3.983375</text:p>
          </table:table-cell>
          <table:table-cell office:value-type="float" office:value="3.734741" calcext:value-type="float">
            <text:p>3.734741</text:p>
          </table:table-cell>
          <table:table-cell office:value-type="float" office:value="0.129054" calcext:value-type="float">
            <text:p>0.129054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2.876032" calcext:value-type="float">
            <text:p>2.876032</text:p>
          </table:table-cell>
          <table:table-cell office:value-type="float" office:value="4.396689" calcext:value-type="float">
            <text:p>4.396689</text:p>
          </table:table-cell>
          <table:table-cell office:value-type="float" office:value="32.018757" calcext:value-type="float">
            <text:p>32.018757</text:p>
          </table:table-cell>
          <table:table-cell office:value-type="float" office:value="2.12" calcext:value-type="float">
            <text:p>2.12</text:p>
          </table:table-cell>
          <table:table-cell office:value-type="float" office:value="1.808804" calcext:value-type="float">
            <text:p>1.808804</text:p>
          </table:table-cell>
          <table:table-cell office:value-type="float" office:value="0" calcext:value-type="float">
            <text:p>0</text:p>
          </table:table-cell>
          <table:table-cell office:value-type="float" office:value="1.896212" calcext:value-type="float">
            <text:p>1.896212</text:p>
          </table:table-cell>
          <table:table-cell office:value-type="float" office:value="0" calcext:value-type="float">
            <text:p>0</text:p>
          </table:table-cell>
          <table:table-cell office:value-type="float" office:value="1.865133" calcext:value-type="float">
            <text:p>1.865133</text:p>
          </table:table-cell>
          <table:table-cell office:value-type="float" office:value="0" calcext:value-type="float">
            <text:p>0</text:p>
          </table:table-cell>
          <table:table-cell office:value-type="float" office:value="1.151428" calcext:value-type="float">
            <text:p>1.151428</text:p>
          </table:table-cell>
          <table:table-cell office:value-type="float" office:value="0" calcext:value-type="float">
            <text:p>0</text:p>
          </table:table-cell>
          <table:table-cell office:value-type="float" office:value="0.050404" calcext:value-type="float">
            <text:p>0.050404</text:p>
          </table:table-cell>
          <table:table-cell office:value-type="float" office:value="1.28" calcext:value-type="float">
            <text:p>1.28</text:p>
          </table:table-cell>
          <table:table-cell office:value-type="float" office:value="0.026574" calcext:value-type="float">
            <text:p>0.026574</text:p>
          </table:table-cell>
          <table:table-cell office:value-type="float" office:value="0.66" calcext:value-type="float">
            <text:p>0.66</text:p>
          </table:table-cell>
          <table:table-cell office:value-type="float" office:value="0.009198" calcext:value-type="float">
            <text:p>0.009198</text:p>
          </table:table-cell>
          <table:table-cell office:value-type="float" office:value="0.26" calcext:value-type="float">
            <text:p>0.26</text:p>
          </table:table-cell>
          <table:table-cell office:value-type="float" office:value="0.013442" calcext:value-type="float">
            <text:p>0.013442</text:p>
          </table:table-cell>
          <table:table-cell office:value-type="float" office:value="0.38" calcext:value-type="float">
            <text:p>0.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41985" calcext:value-type="float">
            <text:p>2.741985</text:p>
          </table:table-cell>
          <table:table-cell office:value-type="float" office:value="1.04" calcext:value-type="float">
            <text:p>1.04</text:p>
          </table:table-cell>
          <table:table-cell office:value-type="float" office:value="1.479905" calcext:value-type="float">
            <text:p>1.479905</text:p>
          </table:table-cell>
          <table:table-cell office:value-type="float" office:value="0.88" calcext:value-type="float">
            <text:p>0.88</text:p>
          </table:table-cell>
          <table:table-cell office:value-type="float" office:value="0.15365" calcext:value-type="float">
            <text:p>0.15365</text:p>
          </table:table-cell>
          <table:table-cell office:value-type="float" office:value="0.18" calcext:value-type="float">
            <text:p>0.18</text:p>
          </table:table-cell>
          <table:table-cell office:value-type="float" office:value="0.591125" calcext:value-type="float">
            <text:p>0.591125</text:p>
          </table:table-cell>
          <table:table-cell office:value-type="float" office:value="0.54" calcext:value-type="float">
            <text:p>0.54</text:p>
          </table:table-cell>
          <table:table-cell office:value-type="float" office:value="0.010626" calcext:value-type="float">
            <text:p>0.010626</text:p>
          </table:table-cell>
          <table:table-cell office:value-type="float" office:value="0.1" calcext:value-type="float">
            <text:p>0.1</text:p>
          </table:table-cell>
          <table:table-cell office:value-type="float" office:value="0.118428" calcext:value-type="float">
            <text:p>0.11842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355.980011" calcext:value-type="float">
            <text:p>355.980011</text:p>
          </table:table-cell>
          <table:table-cell office:value-type="float" office:value="72.688454" calcext:value-type="float">
            <text:p>72.688454</text:p>
          </table:table-cell>
          <table:table-cell office:value-type="string" calcext:value-type="string">
            <text:p>NA</text:p>
          </table:table-cell>
          <table:table-cell office:value-type="float" office:value="6.00227" calcext:value-type="float">
            <text:p>6.00227</text:p>
          </table:table-cell>
          <table:table-cell office:value-type="float" office:value="0.281839" calcext:value-type="float">
            <text:p>0.281839</text:p>
          </table:table-cell>
          <table:table-cell office:value-type="float" office:value="33.91116" calcext:value-type="float">
            <text:p>33.91116</text:p>
          </table:table-cell>
          <table:table-cell office:value-type="float" office:value="0.039592" calcext:value-type="float">
            <text:p>0.039592</text:p>
          </table:table-cell>
          <table:table-cell office:value-type="float" office:value="2.434632" calcext:value-type="float">
            <text:p>2.434632</text:p>
          </table:table-cell>
          <table:table-cell office:value-type="float" office:value="1.885933" calcext:value-type="float">
            <text:p>1.885933</text:p>
          </table:table-cell>
          <table:table-cell office:value-type="float" office:value="3.740366" calcext:value-type="float">
            <text:p>3.740366</text:p>
          </table:table-cell>
          <table:table-cell office:value-type="float" office:value="2.67169" calcext:value-type="float">
            <text:p>2.67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6028" calcext:value-type="float">
            <text:p>3.006028</text:p>
          </table:table-cell>
          <table:table-cell office:value-type="float" office:value="2.673185" calcext:value-type="float">
            <text:p>2.673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3656" calcext:value-type="float">
            <text:p>0.03656</text:p>
          </table:table-cell>
          <table:table-cell office:value-type="float" office:value="1.210909" calcext:value-type="float">
            <text:p>1.210909</text:p>
          </table:table-cell>
          <table:table-cell office:value-type="float" office:value="1.693506" calcext:value-type="float">
            <text:p>1.693506</text:p>
          </table:table-cell>
          <table:table-cell office:value-type="float" office:value="0.02542" calcext:value-type="float">
            <text:p>0.02542</text:p>
          </table:table-cell>
          <table:table-cell office:value-type="float" office:value="0.007279" calcext:value-type="float">
            <text:p>0.007279</text:p>
          </table:table-cell>
          <table:table-cell office:value-type="float" office:value="1.590441" calcext:value-type="float">
            <text:p>1.590441</text:p>
          </table:table-cell>
          <table:table-cell office:value-type="float" office:value="1.530438" calcext:value-type="float">
            <text:p>1.5304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443484" calcext:value-type="float">
            <text:p>4.443484</text:p>
          </table:table-cell>
          <table:table-cell office:value-type="float" office:value="0.239599" calcext:value-type="float">
            <text:p>0.239599</text:p>
          </table:table-cell>
          <table:table-cell office:value-type="float" office:value="1.796561" calcext:value-type="float">
            <text:p>1.796561</text:p>
          </table:table-cell>
          <table:table-cell office:value-type="float" office:value="1.529612" calcext:value-type="float">
            <text:p>1.529612</text:p>
          </table:table-cell>
          <table:table-cell office:value-type="float" office:value="0.785828" calcext:value-type="float">
            <text:p>0.785828</text:p>
          </table:table-cell>
          <table:table-cell office:value-type="float" office:value="0.058708" calcext:value-type="float">
            <text:p>0.058708</text:p>
          </table:table-cell>
          <table:table-cell office:value-type="float" office:value="3.818634" calcext:value-type="float">
            <text:p>3.818634</text:p>
          </table:table-cell>
          <table:table-cell office:value-type="float" office:value="3.671471" calcext:value-type="float">
            <text:p>3.671471</text:p>
          </table:table-cell>
          <table:table-cell office:value-type="float" office:value="0.126763" calcext:value-type="float">
            <text:p>0.126763</text:p>
          </table:table-cell>
          <table:table-cell office:value-type="float" office:value="0.003483" calcext:value-type="float">
            <text:p>0.003483</text:p>
          </table:table-cell>
          <table:table-cell office:value-type="float" office:value="4.452945" calcext:value-type="float">
            <text:p>4.452945</text:p>
          </table:table-cell>
          <table:table-cell office:value-type="float" office:value="6.009268" calcext:value-type="float">
            <text:p>6.009268</text:p>
          </table:table-cell>
          <table:table-cell office:value-type="float" office:value="33.911163" calcext:value-type="float">
            <text:p>33.911163</text:p>
          </table:table-cell>
          <table:table-cell office:value-type="float" office:value="2.12" calcext:value-type="float">
            <text:p>2.12</text:p>
          </table:table-cell>
          <table:table-cell office:value-type="float" office:value="1.846749" calcext:value-type="float">
            <text:p>1.846749</text:p>
          </table:table-cell>
          <table:table-cell office:value-type="float" office:value="0" calcext:value-type="float">
            <text:p>0</text:p>
          </table:table-cell>
          <table:table-cell office:value-type="float" office:value="1.893617" calcext:value-type="float">
            <text:p>1.893617</text:p>
          </table:table-cell>
          <table:table-cell office:value-type="float" office:value="0" calcext:value-type="float">
            <text:p>0</text:p>
          </table:table-cell>
          <table:table-cell office:value-type="float" office:value="1.840238" calcext:value-type="float">
            <text:p>1.840238</text:p>
          </table:table-cell>
          <table:table-cell office:value-type="float" office:value="0" calcext:value-type="float">
            <text:p>0</text:p>
          </table:table-cell>
          <table:table-cell office:value-type="float" office:value="1.16579" calcext:value-type="float">
            <text:p>1.16579</text:p>
          </table:table-cell>
          <table:table-cell office:value-type="float" office:value="0" calcext:value-type="float">
            <text:p>0</text:p>
          </table:table-cell>
          <table:table-cell office:value-type="float" office:value="0.047282" calcext:value-type="float">
            <text:p>0.047282</text:p>
          </table:table-cell>
          <table:table-cell office:value-type="float" office:value="1.18" calcext:value-type="float">
            <text:p>1.18</text:p>
          </table:table-cell>
          <table:table-cell office:value-type="float" office:value="0.031218" calcext:value-type="float">
            <text:p>0.031218</text:p>
          </table:table-cell>
          <table:table-cell office:value-type="float" office:value="0.82" calcext:value-type="float">
            <text:p>0.82</text:p>
          </table:table-cell>
          <table:table-cell office:value-type="float" office:value="0.006366" calcext:value-type="float">
            <text:p>0.006366</text:p>
          </table:table-cell>
          <table:table-cell office:value-type="float" office:value="0.18" calcext:value-type="float">
            <text:p>0.18</text:p>
          </table:table-cell>
          <table:table-cell office:value-type="float" office:value="0.019054" calcext:value-type="float">
            <text:p>0.019054</text:p>
          </table:table-cell>
          <table:table-cell office:value-type="float" office:value="0.54" calcext:value-type="float">
            <text:p>0.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111892" calcext:value-type="float">
            <text:p>3.111892</text:p>
          </table:table-cell>
          <table:table-cell office:value-type="float" office:value="1.2" calcext:value-type="float">
            <text:p>1.2</text:p>
          </table:table-cell>
          <table:table-cell office:value-type="float" office:value="1.331592" calcext:value-type="float">
            <text:p>1.331592</text:p>
          </table:table-cell>
          <table:table-cell office:value-type="float" office:value="1" calcext:value-type="float">
            <text:p>1</text:p>
          </table:table-cell>
          <table:table-cell office:value-type="float" office:value="0.161372" calcext:value-type="float">
            <text:p>0.161372</text:p>
          </table:table-cell>
          <table:table-cell office:value-type="float" office:value="0.16" calcext:value-type="float">
            <text:p>0.16</text:p>
          </table:table-cell>
          <table:table-cell office:value-type="float" office:value="0.624456" calcext:value-type="float">
            <text:p>0.624456</text:p>
          </table:table-cell>
          <table:table-cell office:value-type="float" office:value="0.64" calcext:value-type="float">
            <text:p>0.64</text:p>
          </table:table-cell>
          <table:table-cell office:value-type="float" office:value="0.016973" calcext:value-type="float">
            <text:p>0.016973</text:p>
          </table:table-cell>
          <table:table-cell office:value-type="float" office:value="0.16" calcext:value-type="float">
            <text:p>0.16</text:p>
          </table:table-cell>
          <table:table-cell office:value-type="float" office:value="0.10979" calcext:value-type="float">
            <text:p>0.1097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350.179993" calcext:value-type="float">
            <text:p>350.179993</text:p>
          </table:table-cell>
          <table:table-cell office:value-type="float" office:value="65.964333" calcext:value-type="float">
            <text:p>65.964333</text:p>
          </table:table-cell>
          <table:table-cell office:value-type="string" calcext:value-type="string">
            <text:p>NA</text:p>
          </table:table-cell>
          <table:table-cell office:value-type="float" office:value="5.981092" calcext:value-type="float">
            <text:p>5.981092</text:p>
          </table:table-cell>
          <table:table-cell office:value-type="float" office:value="0.206006" calcext:value-type="float">
            <text:p>0.206006</text:p>
          </table:table-cell>
          <table:table-cell office:value-type="float" office:value="32.551632" calcext:value-type="float">
            <text:p>32.551632</text:p>
          </table:table-cell>
          <table:table-cell office:value-type="float" office:value="0.038005" calcext:value-type="float">
            <text:p>0.038005</text:p>
          </table:table-cell>
          <table:table-cell office:value-type="float" office:value="2.52313" calcext:value-type="float">
            <text:p>2.52313</text:p>
          </table:table-cell>
          <table:table-cell office:value-type="float" office:value="1.729014" calcext:value-type="float">
            <text:p>1.729014</text:p>
          </table:table-cell>
          <table:table-cell office:value-type="float" office:value="3.7407" calcext:value-type="float">
            <text:p>3.7407</text:p>
          </table:table-cell>
          <table:table-cell office:value-type="float" office:value="2.671929" calcext:value-type="float">
            <text:p>2.671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51663" calcext:value-type="float">
            <text:p>2.951663</text:p>
          </table:table-cell>
          <table:table-cell office:value-type="float" office:value="2.626875" calcext:value-type="float">
            <text:p>2.626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499" calcext:value-type="float">
            <text:p>0.069499</text:p>
          </table:table-cell>
          <table:table-cell office:value-type="float" office:value="0.032879" calcext:value-type="float">
            <text:p>0.032879</text:p>
          </table:table-cell>
          <table:table-cell office:value-type="float" office:value="1.293335" calcext:value-type="float">
            <text:p>1.293335</text:p>
          </table:table-cell>
          <table:table-cell office:value-type="float" office:value="1.621017" calcext:value-type="float">
            <text:p>1.621017</text:p>
          </table:table-cell>
          <table:table-cell office:value-type="float" office:value="0.021223" calcext:value-type="float">
            <text:p>0.021223</text:p>
          </table:table-cell>
          <table:table-cell office:value-type="float" office:value="0.006388" calcext:value-type="float">
            <text:p>0.006388</text:p>
          </table:table-cell>
          <table:table-cell office:value-type="float" office:value="1.723522" calcext:value-type="float">
            <text:p>1.723522</text:p>
          </table:table-cell>
          <table:table-cell office:value-type="float" office:value="1.912743" calcext:value-type="float">
            <text:p>1.9127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560124" calcext:value-type="float">
            <text:p>4.560124</text:p>
          </table:table-cell>
          <table:table-cell office:value-type="float" office:value="0.251398" calcext:value-type="float">
            <text:p>0.251398</text:p>
          </table:table-cell>
          <table:table-cell office:value-type="float" office:value="1.820016" calcext:value-type="float">
            <text:p>1.820016</text:p>
          </table:table-cell>
          <table:table-cell office:value-type="float" office:value="1.706756" calcext:value-type="float">
            <text:p>1.706756</text:p>
          </table:table-cell>
          <table:table-cell office:value-type="float" office:value="0.732938" calcext:value-type="float">
            <text:p>0.732938</text:p>
          </table:table-cell>
          <table:table-cell office:value-type="float" office:value="0.05506" calcext:value-type="float">
            <text:p>0.05506</text:p>
          </table:table-cell>
          <table:table-cell office:value-type="float" office:value="3.616113" calcext:value-type="float">
            <text:p>3.616113</text:p>
          </table:table-cell>
          <table:table-cell office:value-type="float" office:value="3.99311" calcext:value-type="float">
            <text:p>3.99311</text:p>
          </table:table-cell>
          <table:table-cell office:value-type="float" office:value="0.139915" calcext:value-type="float">
            <text:p>0.139915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3.438571" calcext:value-type="float">
            <text:p>3.438571</text:p>
          </table:table-cell>
          <table:table-cell office:value-type="float" office:value="3.847774" calcext:value-type="float">
            <text:p>3.847774</text:p>
          </table:table-cell>
          <table:table-cell office:value-type="float" office:value="32.551632" calcext:value-type="float">
            <text:p>32.551632</text:p>
          </table:table-cell>
          <table:table-cell office:value-type="float" office:value="2.12" calcext:value-type="float">
            <text:p>2.12</text:p>
          </table:table-cell>
          <table:table-cell office:value-type="float" office:value="1.860066" calcext:value-type="float">
            <text:p>1.860066</text:p>
          </table:table-cell>
          <table:table-cell office:value-type="float" office:value="0" calcext:value-type="float">
            <text:p>0</text:p>
          </table:table-cell>
          <table:table-cell office:value-type="float" office:value="1.880634" calcext:value-type="float">
            <text:p>1.880634</text:p>
          </table:table-cell>
          <table:table-cell office:value-type="float" office:value="0" calcext:value-type="float">
            <text:p>0</text:p>
          </table:table-cell>
          <table:table-cell office:value-type="float" office:value="1.802448" calcext:value-type="float">
            <text:p>1.802448</text:p>
          </table:table-cell>
          <table:table-cell office:value-type="float" office:value="0" calcext:value-type="float">
            <text:p>0</text:p>
          </table:table-cell>
          <table:table-cell office:value-type="float" office:value="1.149216" calcext:value-type="float">
            <text:p>1.149216</text:p>
          </table:table-cell>
          <table:table-cell office:value-type="float" office:value="0" calcext:value-type="float">
            <text:p>0</text:p>
          </table:table-cell>
          <table:table-cell office:value-type="float" office:value="0.042701" calcext:value-type="float">
            <text:p>0.042701</text:p>
          </table:table-cell>
          <table:table-cell office:value-type="float" office:value="1.1" calcext:value-type="float">
            <text:p>1.1</text:p>
          </table:table-cell>
          <table:table-cell office:value-type="float" office:value="0.026798" calcext:value-type="float">
            <text:p>0.026798</text:p>
          </table:table-cell>
          <table:table-cell office:value-type="float" office:value="0.74" calcext:value-type="float">
            <text:p>0.74</text:p>
          </table:table-cell>
          <table:table-cell office:value-type="float" office:value="0.004257" calcext:value-type="float">
            <text:p>0.004257</text:p>
          </table:table-cell>
          <table:table-cell office:value-type="float" office:value="0.12" calcext:value-type="float">
            <text:p>0.12</text:p>
          </table:table-cell>
          <table:table-cell office:value-type="float" office:value="0.016966" calcext:value-type="float">
            <text:p>0.016966</text:p>
          </table:table-cell>
          <table:table-cell office:value-type="float" office:value="0.48" calcext:value-type="float">
            <text:p>0.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062388" calcext:value-type="float">
            <text:p>3.062388</text:p>
          </table:table-cell>
          <table:table-cell office:value-type="float" office:value="1.3" calcext:value-type="float">
            <text:p>1.3</text:p>
          </table:table-cell>
          <table:table-cell office:value-type="float" office:value="1.497736" calcext:value-type="float">
            <text:p>1.497736</text:p>
          </table:table-cell>
          <table:table-cell office:value-type="float" office:value="0.92" calcext:value-type="float">
            <text:p>0.92</text:p>
          </table:table-cell>
          <table:table-cell office:value-type="float" office:value="0.14331" calcext:value-type="float">
            <text:p>0.14331</text:p>
          </table:table-cell>
          <table:table-cell office:value-type="float" office:value="0.14" calcext:value-type="float">
            <text:p>0.14</text:p>
          </table:table-cell>
          <table:table-cell office:value-type="float" office:value="0.589628" calcext:value-type="float">
            <text:p>0.589628</text:p>
          </table:table-cell>
          <table:table-cell office:value-type="float" office:value="0.56" calcext:value-type="float">
            <text:p>0.56</text:p>
          </table:table-cell>
          <table:table-cell office:value-type="float" office:value="0.01912" calcext:value-type="float">
            <text:p>0.01912</text:p>
          </table:table-cell>
          <table:table-cell office:value-type="float" office:value="0.18" calcext:value-type="float">
            <text:p>0.18</text:p>
          </table:table-cell>
          <table:table-cell office:value-type="float" office:value="0.120795" calcext:value-type="float">
            <text:p>0.12079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32.559998" calcext:value-type="float">
            <text:p>332.559998</text:p>
          </table:table-cell>
          <table:table-cell office:value-type="float" office:value="62.603764" calcext:value-type="float">
            <text:p>62.603764</text:p>
          </table:table-cell>
          <table:table-cell office:value-type="string" calcext:value-type="string">
            <text:p>NA</text:p>
          </table:table-cell>
          <table:table-cell office:value-type="float" office:value="6.00982" calcext:value-type="float">
            <text:p>6.00982</text:p>
          </table:table-cell>
          <table:table-cell office:value-type="float" office:value="0.262681" calcext:value-type="float">
            <text:p>0.262681</text:p>
          </table:table-cell>
          <table:table-cell office:value-type="float" office:value="33.491592" calcext:value-type="float">
            <text:p>33.491592</text:p>
          </table:table-cell>
          <table:table-cell office:value-type="float" office:value="0.039102" calcext:value-type="float">
            <text:p>0.039102</text:p>
          </table:table-cell>
          <table:table-cell office:value-type="float" office:value="2.55199" calcext:value-type="float">
            <text:p>2.55199</text:p>
          </table:table-cell>
          <table:table-cell office:value-type="float" office:value="1.730007" calcext:value-type="float">
            <text:p>1.730007</text:p>
          </table:table-cell>
          <table:table-cell office:value-type="float" office:value="3.775101" calcext:value-type="float">
            <text:p>3.775101</text:p>
          </table:table-cell>
          <table:table-cell office:value-type="float" office:value="2.696501" calcext:value-type="float">
            <text:p>2.696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615" calcext:value-type="float">
            <text:p>2.97615</text:p>
          </table:table-cell>
          <table:table-cell office:value-type="float" office:value="2.644908" calcext:value-type="float">
            <text:p>2.644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203" calcext:value-type="float">
            <text:p>0.050203</text:p>
          </table:table-cell>
          <table:table-cell office:value-type="float" office:value="0.023898" calcext:value-type="float">
            <text:p>0.023898</text:p>
          </table:table-cell>
          <table:table-cell office:value-type="float" office:value="1.096675" calcext:value-type="float">
            <text:p>1.096675</text:p>
          </table:table-cell>
          <table:table-cell office:value-type="float" office:value="1.388512" calcext:value-type="float">
            <text:p>1.388512</text:p>
          </table:table-cell>
          <table:table-cell office:value-type="float" office:value="0.025383" calcext:value-type="float">
            <text:p>0.025383</text:p>
          </table:table-cell>
          <table:table-cell office:value-type="float" office:value="0.006861" calcext:value-type="float">
            <text:p>0.006861</text:p>
          </table:table-cell>
          <table:table-cell office:value-type="float" office:value="1.900866" calcext:value-type="float">
            <text:p>1.900866</text:p>
          </table:table-cell>
          <table:table-cell office:value-type="float" office:value="2.379998" calcext:value-type="float">
            <text:p>2.3799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2805" calcext:value-type="float">
            <text:p>4.2805</text:p>
          </table:table-cell>
          <table:table-cell office:value-type="float" office:value="0.248168" calcext:value-type="float">
            <text:p>0.248168</text:p>
          </table:table-cell>
          <table:table-cell office:value-type="float" office:value="1.700217" calcext:value-type="float">
            <text:p>1.700217</text:p>
          </table:table-cell>
          <table:table-cell office:value-type="float" office:value="1.448519" calcext:value-type="float">
            <text:p>1.448519</text:p>
          </table:table-cell>
          <table:table-cell office:value-type="float" office:value="0.638951" calcext:value-type="float">
            <text:p>0.638951</text:p>
          </table:table-cell>
          <table:table-cell office:value-type="float" office:value="0.04639" calcext:value-type="float">
            <text:p>0.04639</text:p>
          </table:table-cell>
          <table:table-cell office:value-type="float" office:value="4.279109" calcext:value-type="float">
            <text:p>4.279109</text:p>
          </table:table-cell>
          <table:table-cell office:value-type="float" office:value="4.502604" calcext:value-type="float">
            <text:p>4.502604</text:p>
          </table:table-cell>
          <table:table-cell office:value-type="float" office:value="0.177136" calcext:value-type="float">
            <text:p>0.177136</text:p>
          </table:table-cell>
          <table:table-cell office:value-type="float" office:value="0.004794" calcext:value-type="float">
            <text:p>0.004794</text:p>
          </table:table-cell>
          <table:table-cell office:value-type="float" office:value="3.189262" calcext:value-type="float">
            <text:p>3.189262</text:p>
          </table:table-cell>
          <table:table-cell office:value-type="float" office:value="4.956454" calcext:value-type="float">
            <text:p>4.956454</text:p>
          </table:table-cell>
          <table:table-cell office:value-type="float" office:value="33.491592" calcext:value-type="float">
            <text:p>33.491592</text:p>
          </table:table-cell>
          <table:table-cell office:value-type="float" office:value="2.02" calcext:value-type="float">
            <text:p>2.02</text:p>
          </table:table-cell>
          <table:table-cell office:value-type="float" office:value="1.866138" calcext:value-type="float">
            <text:p>1.866138</text:p>
          </table:table-cell>
          <table:table-cell office:value-type="float" office:value="0" calcext:value-type="float">
            <text:p>0</text:p>
          </table:table-cell>
          <table:table-cell office:value-type="float" office:value="1.908964" calcext:value-type="float">
            <text:p>1.908964</text:p>
          </table:table-cell>
          <table:table-cell office:value-type="float" office:value="0" calcext:value-type="float">
            <text:p>0</text:p>
          </table:table-cell>
          <table:table-cell office:value-type="float" office:value="1.825731" calcext:value-type="float">
            <text:p>1.825731</text:p>
          </table:table-cell>
          <table:table-cell office:value-type="float" office:value="0" calcext:value-type="float">
            <text:p>0</text:p>
          </table:table-cell>
          <table:table-cell office:value-type="float" office:value="1.150419" calcext:value-type="float">
            <text:p>1.150419</text:p>
          </table:table-cell>
          <table:table-cell office:value-type="float" office:value="0" calcext:value-type="float">
            <text:p>0</text:p>
          </table:table-cell>
          <table:table-cell office:value-type="float" office:value="0.031089" calcext:value-type="float">
            <text:p>0.031089</text:p>
          </table:table-cell>
          <table:table-cell office:value-type="float" office:value="0.72" calcext:value-type="float">
            <text:p>0.72</text:p>
          </table:table-cell>
          <table:table-cell office:value-type="float" office:value="0.019114" calcext:value-type="float">
            <text:p>0.019114</text:p>
          </table:table-cell>
          <table:table-cell office:value-type="float" office:value="0.54" calcext:value-type="float">
            <text:p>0.54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22" calcext:value-type="float">
            <text:p>0.22</text:p>
          </table:table-cell>
          <table:table-cell office:value-type="float" office:value="0.017632" calcext:value-type="float">
            <text:p>0.017632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84467" calcext:value-type="float">
            <text:p>2.584467</text:p>
          </table:table-cell>
          <table:table-cell office:value-type="float" office:value="1.28" calcext:value-type="float">
            <text:p>1.28</text:p>
          </table:table-cell>
          <table:table-cell office:value-type="float" office:value="1.696034" calcext:value-type="float">
            <text:p>1.696034</text:p>
          </table:table-cell>
          <table:table-cell office:value-type="float" office:value="0.86" calcext:value-type="float">
            <text:p>0.86</text:p>
          </table:table-cell>
          <table:table-cell office:value-type="float" office:value="0.163246" calcext:value-type="float">
            <text:p>0.163246</text:p>
          </table:table-cell>
          <table:table-cell office:value-type="float" office:value="0.2" calcext:value-type="float">
            <text:p>0.2</text:p>
          </table:table-cell>
          <table:table-cell office:value-type="float" office:value="0.475706" calcext:value-type="float">
            <text:p>0.475706</text:p>
          </table:table-cell>
          <table:table-cell office:value-type="float" office:value="0.44" calcext:value-type="float">
            <text:p>0.44</text:p>
          </table:table-cell>
          <table:table-cell office:value-type="float" office:value="0.01916" calcext:value-type="float">
            <text:p>0.01916</text:p>
          </table:table-cell>
          <table:table-cell office:value-type="float" office:value="0.18" calcext:value-type="float">
            <text:p>0.18</text:p>
          </table:table-cell>
          <table:table-cell office:value-type="float" office:value="0.157976" calcext:value-type="float">
            <text:p>0.15797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350.320007" calcext:value-type="float">
            <text:p>350.320007</text:p>
          </table:table-cell>
          <table:table-cell office:value-type="float" office:value="72.694618" calcext:value-type="float">
            <text:p>72.694618</text:p>
          </table:table-cell>
          <table:table-cell office:value-type="string" calcext:value-type="string">
            <text:p>NA</text:p>
          </table:table-cell>
          <table:table-cell office:value-type="float" office:value="5.958962" calcext:value-type="float">
            <text:p>5.958962</text:p>
          </table:table-cell>
          <table:table-cell office:value-type="float" office:value="0.228287" calcext:value-type="float">
            <text:p>0.228287</text:p>
          </table:table-cell>
          <table:table-cell office:value-type="float" office:value="36.974068" calcext:value-type="float">
            <text:p>36.974068</text:p>
          </table:table-cell>
          <table:table-cell office:value-type="float" office:value="0.043168" calcext:value-type="float">
            <text:p>0.043168</text:p>
          </table:table-cell>
          <table:table-cell office:value-type="float" office:value="2.498183" calcext:value-type="float">
            <text:p>2.498183</text:p>
          </table:table-cell>
          <table:table-cell office:value-type="float" office:value="1.56598" calcext:value-type="float">
            <text:p>1.56598</text:p>
          </table:table-cell>
          <table:table-cell office:value-type="float" office:value="3.766023" calcext:value-type="float">
            <text:p>3.766023</text:p>
          </table:table-cell>
          <table:table-cell office:value-type="float" office:value="2.690017" calcext:value-type="float">
            <text:p>2.69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1477" calcext:value-type="float">
            <text:p>3.011477</text:p>
          </table:table-cell>
          <table:table-cell office:value-type="float" office:value="2.671464" calcext:value-type="float">
            <text:p>2.671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294" calcext:value-type="float">
            <text:p>0.046294</text:p>
          </table:table-cell>
          <table:table-cell office:value-type="float" office:value="0.017354" calcext:value-type="float">
            <text:p>0.017354</text:p>
          </table:table-cell>
          <table:table-cell office:value-type="float" office:value="1.096422" calcext:value-type="float">
            <text:p>1.096422</text:p>
          </table:table-cell>
          <table:table-cell office:value-type="float" office:value="1.773512" calcext:value-type="float">
            <text:p>1.773512</text:p>
          </table:table-cell>
          <table:table-cell office:value-type="float" office:value="0.024032" calcext:value-type="float">
            <text:p>0.024032</text:p>
          </table:table-cell>
          <table:table-cell office:value-type="float" office:value="0.006576" calcext:value-type="float">
            <text:p>0.006576</text:p>
          </table:table-cell>
          <table:table-cell office:value-type="float" office:value="2.163492" calcext:value-type="float">
            <text:p>2.163492</text:p>
          </table:table-cell>
          <table:table-cell office:value-type="float" office:value="2.600516" calcext:value-type="float">
            <text:p>2.6005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46086" calcext:value-type="float">
            <text:p>4.46086</text:p>
          </table:table-cell>
          <table:table-cell office:value-type="float" office:value="0.252624" calcext:value-type="float">
            <text:p>0.252624</text:p>
          </table:table-cell>
          <table:table-cell office:value-type="float" office:value="1.808507" calcext:value-type="float">
            <text:p>1.808507</text:p>
          </table:table-cell>
          <table:table-cell office:value-type="float" office:value="1.661684" calcext:value-type="float">
            <text:p>1.661684</text:p>
          </table:table-cell>
          <table:table-cell office:value-type="float" office:value="0.629754" calcext:value-type="float">
            <text:p>0.629754</text:p>
          </table:table-cell>
          <table:table-cell office:value-type="float" office:value="0.047481" calcext:value-type="float">
            <text:p>0.047481</text:p>
          </table:table-cell>
          <table:table-cell office:value-type="float" office:value="3.328022" calcext:value-type="float">
            <text:p>3.328022</text:p>
          </table:table-cell>
          <table:table-cell office:value-type="float" office:value="3.538664" calcext:value-type="float">
            <text:p>3.538664</text:p>
          </table:table-cell>
          <table:table-cell office:value-type="float" office:value="0.091856" calcext:value-type="float">
            <text:p>0.091856</text:p>
          </table:table-cell>
          <table:table-cell office:value-type="float" office:value="0.002531" calcext:value-type="float">
            <text:p>0.002531</text:p>
          </table:table-cell>
          <table:table-cell office:value-type="float" office:value="3.84958" calcext:value-type="float">
            <text:p>3.84958</text:p>
          </table:table-cell>
          <table:table-cell office:value-type="float" office:value="4.755708" calcext:value-type="float">
            <text:p>4.755708</text:p>
          </table:table-cell>
          <table:table-cell office:value-type="float" office:value="36.974068" calcext:value-type="float">
            <text:p>36.974068</text:p>
          </table:table-cell>
          <table:table-cell office:value-type="float" office:value="2.16" calcext:value-type="float">
            <text:p>2.16</text:p>
          </table:table-cell>
          <table:table-cell office:value-type="float" office:value="1.866355" calcext:value-type="float">
            <text:p>1.866355</text:p>
          </table:table-cell>
          <table:table-cell office:value-type="float" office:value="0" calcext:value-type="float">
            <text:p>0</text:p>
          </table:table-cell>
          <table:table-cell office:value-type="float" office:value="1.899668" calcext:value-type="float">
            <text:p>1.899668</text:p>
          </table:table-cell>
          <table:table-cell office:value-type="float" office:value="0" calcext:value-type="float">
            <text:p>0</text:p>
          </table:table-cell>
          <table:table-cell office:value-type="float" office:value="1.858127" calcext:value-type="float">
            <text:p>1.858127</text:p>
          </table:table-cell>
          <table:table-cell office:value-type="float" office:value="0" calcext:value-type="float">
            <text:p>0</text:p>
          </table:table-cell>
          <table:table-cell office:value-type="float" office:value="1.15335" calcext:value-type="float">
            <text:p>1.15335</text:p>
          </table:table-cell>
          <table:table-cell office:value-type="float" office:value="0" calcext:value-type="float">
            <text:p>0</text:p>
          </table:table-cell>
          <table:table-cell office:value-type="float" office:value="0.020956" calcext:value-type="float">
            <text:p>0.020956</text:p>
          </table:table-cell>
          <table:table-cell office:value-type="float" office:value="0.52" calcext:value-type="float">
            <text:p>0.52</text:p>
          </table:table-cell>
          <table:table-cell office:value-type="float" office:value="0.025338" calcext:value-type="float">
            <text:p>0.025338</text:p>
          </table:table-cell>
          <table:table-cell office:value-type="float" office:value="0.68" calcext:value-type="float">
            <text:p>0.68</text:p>
          </table:table-cell>
          <table:table-cell office:value-type="float" office:value="0.007063" calcext:value-type="float">
            <text:p>0.007063</text:p>
          </table:table-cell>
          <table:table-cell office:value-type="float" office:value="0.2" calcext:value-type="float">
            <text:p>0.2</text:p>
          </table:table-cell>
          <table:table-cell office:value-type="float" office:value="0.016969" calcext:value-type="float">
            <text:p>0.016969</text:p>
          </table:table-cell>
          <table:table-cell office:value-type="float" office:value="0.48" calcext:value-type="float">
            <text:p>0.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836239" calcext:value-type="float">
            <text:p>2.836239</text:p>
          </table:table-cell>
          <table:table-cell office:value-type="float" office:value="1.32" calcext:value-type="float">
            <text:p>1.32</text:p>
          </table:table-cell>
          <table:table-cell office:value-type="float" office:value="1.624621" calcext:value-type="float">
            <text:p>1.624621</text:p>
          </table:table-cell>
          <table:table-cell office:value-type="float" office:value="0.98" calcext:value-type="float">
            <text:p>0.98</text:p>
          </table:table-cell>
          <table:table-cell office:value-type="float" office:value="0.119011" calcext:value-type="float">
            <text:p>0.119011</text:p>
          </table:table-cell>
          <table:table-cell office:value-type="float" office:value="0.14" calcext:value-type="float">
            <text:p>0.14</text:p>
          </table:table-cell>
          <table:table-cell office:value-type="float" office:value="0.510743" calcext:value-type="float">
            <text:p>0.510743</text:p>
          </table:table-cell>
          <table:table-cell office:value-type="float" office:value="0.52" calcext:value-type="float">
            <text:p>0.52</text:p>
          </table:table-cell>
          <table:table-cell office:value-type="float" office:value="0.01276" calcext:value-type="float">
            <text:p>0.01276</text:p>
          </table:table-cell>
          <table:table-cell office:value-type="float" office:value="0.12" calcext:value-type="float">
            <text:p>0.12</text:p>
          </table:table-cell>
          <table:table-cell office:value-type="float" office:value="0.079096" calcext:value-type="float">
            <text:p>0.0790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42.779999" calcext:value-type="float">
            <text:p>342.779999</text:p>
          </table:table-cell>
          <table:table-cell office:value-type="float" office:value="68.556633" calcext:value-type="float">
            <text:p>68.556633</text:p>
          </table:table-cell>
          <table:table-cell office:value-type="string" calcext:value-type="string">
            <text:p>NA</text:p>
          </table:table-cell>
          <table:table-cell office:value-type="float" office:value="5.993185" calcext:value-type="float">
            <text:p>5.993185</text:p>
          </table:table-cell>
          <table:table-cell office:value-type="float" office:value="0.271347" calcext:value-type="float">
            <text:p>0.271347</text:p>
          </table:table-cell>
          <table:table-cell office:value-type="float" office:value="34.010094" calcext:value-type="float">
            <text:p>34.010094</text:p>
          </table:table-cell>
          <table:table-cell office:value-type="float" office:value="0.039707" calcext:value-type="float">
            <text:p>0.039707</text:p>
          </table:table-cell>
          <table:table-cell office:value-type="float" office:value="2.985829" calcext:value-type="float">
            <text:p>2.985829</text:p>
          </table:table-cell>
          <table:table-cell office:value-type="float" office:value="3.431204" calcext:value-type="float">
            <text:p>3.431204</text:p>
          </table:table-cell>
          <table:table-cell office:value-type="float" office:value="3.708353" calcext:value-type="float">
            <text:p>3.708353</text:p>
          </table:table-cell>
          <table:table-cell office:value-type="float" office:value="2.648823" calcext:value-type="float">
            <text:p>2.648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5548" calcext:value-type="float">
            <text:p>3.025548</text:p>
          </table:table-cell>
          <table:table-cell office:value-type="float" office:value="2.686214" calcext:value-type="float">
            <text:p>2.686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248" calcext:value-type="float">
            <text:p>0.047248</text:p>
          </table:table-cell>
          <table:table-cell office:value-type="float" office:value="0.021626" calcext:value-type="float">
            <text:p>0.021626</text:p>
          </table:table-cell>
          <table:table-cell office:value-type="float" office:value="1.13269" calcext:value-type="float">
            <text:p>1.13269</text:p>
          </table:table-cell>
          <table:table-cell office:value-type="float" office:value="1.43364" calcext:value-type="float">
            <text:p>1.43364</text:p>
          </table:table-cell>
          <table:table-cell office:value-type="float" office:value="0.024748" calcext:value-type="float">
            <text:p>0.024748</text:p>
          </table:table-cell>
          <table:table-cell office:value-type="float" office:value="0.006627" calcext:value-type="float">
            <text:p>0.006627</text:p>
          </table:table-cell>
          <table:table-cell office:value-type="float" office:value="2.201623" calcext:value-type="float">
            <text:p>2.201623</text:p>
          </table:table-cell>
          <table:table-cell office:value-type="float" office:value="3.250054" calcext:value-type="float">
            <text:p>3.2500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255104" calcext:value-type="float">
            <text:p>4.255104</text:p>
          </table:table-cell>
          <table:table-cell office:value-type="float" office:value="0.256761" calcext:value-type="float">
            <text:p>0.256761</text:p>
          </table:table-cell>
          <table:table-cell office:value-type="float" office:value="2.016754" calcext:value-type="float">
            <text:p>2.016754</text:p>
          </table:table-cell>
          <table:table-cell office:value-type="float" office:value="1.781073" calcext:value-type="float">
            <text:p>1.781073</text:p>
          </table:table-cell>
          <table:table-cell office:value-type="float" office:value="0.674984" calcext:value-type="float">
            <text:p>0.674984</text:p>
          </table:table-cell>
          <table:table-cell office:value-type="float" office:value="0.054172" calcext:value-type="float">
            <text:p>0.054172</text:p>
          </table:table-cell>
          <table:table-cell office:value-type="float" office:value="4.063261" calcext:value-type="float">
            <text:p>4.063261</text:p>
          </table:table-cell>
          <table:table-cell office:value-type="float" office:value="4.219404" calcext:value-type="float">
            <text:p>4.219404</text:p>
          </table:table-cell>
          <table:table-cell office:value-type="float" office:value="0.153041" calcext:value-type="float">
            <text:p>0.153041</text:p>
          </table:table-cell>
          <table:table-cell office:value-type="float" office:value="0.004116" calcext:value-type="float">
            <text:p>0.004116</text:p>
          </table:table-cell>
          <table:table-cell office:value-type="float" office:value="3.141011" calcext:value-type="float">
            <text:p>3.141011</text:p>
          </table:table-cell>
          <table:table-cell office:value-type="float" office:value="4.564419" calcext:value-type="float">
            <text:p>4.564419</text:p>
          </table:table-cell>
          <table:table-cell office:value-type="float" office:value="34.010094" calcext:value-type="float">
            <text:p>34.010094</text:p>
          </table:table-cell>
          <table:table-cell office:value-type="float" office:value="2.16" calcext:value-type="float">
            <text:p>2.16</text:p>
          </table:table-cell>
          <table:table-cell office:value-type="float" office:value="1.854415" calcext:value-type="float">
            <text:p>1.854415</text:p>
          </table:table-cell>
          <table:table-cell office:value-type="float" office:value="0" calcext:value-type="float">
            <text:p>0</text:p>
          </table:table-cell>
          <table:table-cell office:value-type="float" office:value="1.853938" calcext:value-type="float">
            <text:p>1.853938</text:p>
          </table:table-cell>
          <table:table-cell office:value-type="float" office:value="0" calcext:value-type="float">
            <text:p>0</text:p>
          </table:table-cell>
          <table:table-cell office:value-type="float" office:value="1.861783" calcext:value-type="float">
            <text:p>1.861783</text:p>
          </table:table-cell>
          <table:table-cell office:value-type="float" office:value="0" calcext:value-type="float">
            <text:p>0</text:p>
          </table:table-cell>
          <table:table-cell office:value-type="float" office:value="1.163765" calcext:value-type="float">
            <text:p>1.163765</text:p>
          </table:table-cell>
          <table:table-cell office:value-type="float" office:value="0" calcext:value-type="float">
            <text:p>0</text:p>
          </table:table-cell>
          <table:table-cell office:value-type="float" office:value="0.027834" calcext:value-type="float">
            <text:p>0.027834</text:p>
          </table:table-cell>
          <table:table-cell office:value-type="float" office:value="0.78" calcext:value-type="float">
            <text:p>0.78</text:p>
          </table:table-cell>
          <table:table-cell office:value-type="float" office:value="0.019414" calcext:value-type="float">
            <text:p>0.019414</text:p>
          </table:table-cell>
          <table:table-cell office:value-type="float" office:value="0.52" calcext:value-type="float">
            <text:p>0.52</text:p>
          </table:table-cell>
          <table:table-cell office:value-type="float" office:value="0.007769" calcext:value-type="float">
            <text:p>0.007769</text:p>
          </table:table-cell>
          <table:table-cell office:value-type="float" office:value="0.22" calcext:value-type="float">
            <text:p>0.22</text:p>
          </table:table-cell>
          <table:table-cell office:value-type="float" office:value="0.016979" calcext:value-type="float">
            <text:p>0.016979</text:p>
          </table:table-cell>
          <table:table-cell office:value-type="float" office:value="0.48" calcext:value-type="float">
            <text:p>0.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329456" calcext:value-type="float">
            <text:p>2.329456</text:p>
          </table:table-cell>
          <table:table-cell office:value-type="float" office:value="1.04" calcext:value-type="float">
            <text:p>1.04</text:p>
          </table:table-cell>
          <table:table-cell office:value-type="float" office:value="1.925648" calcext:value-type="float">
            <text:p>1.925648</text:p>
          </table:table-cell>
          <table:table-cell office:value-type="float" office:value="1.06" calcext:value-type="float">
            <text:p>1.06</text:p>
          </table:table-cell>
          <table:table-cell office:value-type="float" office:value="0.049447" calcext:value-type="float">
            <text:p>0.049447</text:p>
          </table:table-cell>
          <table:table-cell office:value-type="float" office:value="0.06" calcext:value-type="float">
            <text:p>0.06</text:p>
          </table:table-cell>
          <table:table-cell office:value-type="float" office:value="0.625537" calcext:value-type="float">
            <text:p>0.625537</text:p>
          </table:table-cell>
          <table:table-cell office:value-type="float" office:value="0.6" calcext:value-type="float">
            <text:p>0.6</text:p>
          </table:table-cell>
          <table:table-cell office:value-type="float" office:value="0.014893" calcext:value-type="float">
            <text:p>0.014893</text:p>
          </table:table-cell>
          <table:table-cell office:value-type="float" office:value="0.14" calcext:value-type="float">
            <text:p>0.14</text:p>
          </table:table-cell>
          <table:table-cell office:value-type="float" office:value="0.138148" calcext:value-type="float">
            <text:p>0.13814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338.679993" calcext:value-type="float">
            <text:p>338.679993</text:p>
          </table:table-cell>
          <table:table-cell office:value-type="float" office:value="68.26313" calcext:value-type="float">
            <text:p>68.26313</text:p>
          </table:table-cell>
          <table:table-cell office:value-type="string" calcext:value-type="string">
            <text:p>NA</text:p>
          </table:table-cell>
          <table:table-cell office:value-type="float" office:value="5.971558" calcext:value-type="float">
            <text:p>5.971558</text:p>
          </table:table-cell>
          <table:table-cell office:value-type="float" office:value="0.288283" calcext:value-type="float">
            <text:p>0.288283</text:p>
          </table:table-cell>
          <table:table-cell office:value-type="float" office:value="31.303997" calcext:value-type="float">
            <text:p>31.303997</text:p>
          </table:table-cell>
          <table:table-cell office:value-type="float" office:value="0.036548" calcext:value-type="float">
            <text:p>0.036548</text:p>
          </table:table-cell>
          <table:table-cell office:value-type="float" office:value="2.614091" calcext:value-type="float">
            <text:p>2.614091</text:p>
          </table:table-cell>
          <table:table-cell office:value-type="float" office:value="2.181655" calcext:value-type="float">
            <text:p>2.181655</text:p>
          </table:table-cell>
          <table:table-cell office:value-type="float" office:value="3.727383" calcext:value-type="float">
            <text:p>3.727383</text:p>
          </table:table-cell>
          <table:table-cell office:value-type="float" office:value="2.662417" calcext:value-type="float">
            <text:p>2.662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0124" calcext:value-type="float">
            <text:p>2.970124</text:p>
          </table:table-cell>
          <table:table-cell office:value-type="float" office:value="2.634235" calcext:value-type="float">
            <text:p>2.634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95" calcext:value-type="float">
            <text:p>0.06695</text:p>
          </table:table-cell>
          <table:table-cell office:value-type="float" office:value="0.037143" calcext:value-type="float">
            <text:p>0.037143</text:p>
          </table:table-cell>
          <table:table-cell office:value-type="float" office:value="0.847882" calcext:value-type="float">
            <text:p>0.847882</text:p>
          </table:table-cell>
          <table:table-cell office:value-type="float" office:value="1.146431" calcext:value-type="float">
            <text:p>1.146431</text:p>
          </table:table-cell>
          <table:table-cell office:value-type="float" office:value="0.021198" calcext:value-type="float">
            <text:p>0.021198</text:p>
          </table:table-cell>
          <table:table-cell office:value-type="float" office:value="0.006177" calcext:value-type="float">
            <text:p>0.006177</text:p>
          </table:table-cell>
          <table:table-cell office:value-type="float" office:value="2.10999" calcext:value-type="float">
            <text:p>2.10999</text:p>
          </table:table-cell>
          <table:table-cell office:value-type="float" office:value="2.696545" calcext:value-type="float">
            <text:p>2.6965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715979" calcext:value-type="float">
            <text:p>3.715979</text:p>
          </table:table-cell>
          <table:table-cell office:value-type="float" office:value="0.232804" calcext:value-type="float">
            <text:p>0.232804</text:p>
          </table:table-cell>
          <table:table-cell office:value-type="float" office:value="2.102976" calcext:value-type="float">
            <text:p>2.102976</text:p>
          </table:table-cell>
          <table:table-cell office:value-type="float" office:value="1.864028" calcext:value-type="float">
            <text:p>1.864028</text:p>
          </table:table-cell>
          <table:table-cell office:value-type="float" office:value="0.60429" calcext:value-type="float">
            <text:p>0.60429</text:p>
          </table:table-cell>
          <table:table-cell office:value-type="float" office:value="0.049683" calcext:value-type="float">
            <text:p>0.049683</text:p>
          </table:table-cell>
          <table:table-cell office:value-type="float" office:value="4.942743" calcext:value-type="float">
            <text:p>4.942743</text:p>
          </table:table-cell>
          <table:table-cell office:value-type="float" office:value="4.675319" calcext:value-type="float">
            <text:p>4.675319</text:p>
          </table:table-cell>
          <table:table-cell office:value-type="float" office:value="0.238922" calcext:value-type="float">
            <text:p>0.238922</text:p>
          </table:table-cell>
          <table:table-cell office:value-type="float" office:value="0.006493" calcext:value-type="float">
            <text:p>0.006493</text:p>
          </table:table-cell>
          <table:table-cell office:value-type="float" office:value="3.894599" calcext:value-type="float">
            <text:p>3.894599</text:p>
          </table:table-cell>
          <table:table-cell office:value-type="float" office:value="6.08696" calcext:value-type="float">
            <text:p>6.08696</text:p>
          </table:table-cell>
          <table:table-cell office:value-type="float" office:value="31.303997" calcext:value-type="float">
            <text:p>31.303997</text:p>
          </table:table-cell>
          <table:table-cell office:value-type="float" office:value="2.16" calcext:value-type="float">
            <text:p>2.16</text:p>
          </table:table-cell>
          <table:table-cell office:value-type="float" office:value="1.862461" calcext:value-type="float">
            <text:p>1.862461</text:p>
          </table:table-cell>
          <table:table-cell office:value-type="float" office:value="0" calcext:value-type="float">
            <text:p>0</text:p>
          </table:table-cell>
          <table:table-cell office:value-type="float" office:value="1.864923" calcext:value-type="float">
            <text:p>1.864923</text:p>
          </table:table-cell>
          <table:table-cell office:value-type="float" office:value="0" calcext:value-type="float">
            <text:p>0</text:p>
          </table:table-cell>
          <table:table-cell office:value-type="float" office:value="1.833822" calcext:value-type="float">
            <text:p>1.833822</text:p>
          </table:table-cell>
          <table:table-cell office:value-type="float" office:value="0" calcext:value-type="float">
            <text:p>0</text:p>
          </table:table-cell>
          <table:table-cell office:value-type="float" office:value="1.136302" calcext:value-type="float">
            <text:p>1.136302</text:p>
          </table:table-cell>
          <table:table-cell office:value-type="float" office:value="0" calcext:value-type="float">
            <text:p>0</text:p>
          </table:table-cell>
          <table:table-cell office:value-type="float" office:value="0.050143" calcext:value-type="float">
            <text:p>0.050143</text:p>
          </table:table-cell>
          <table:table-cell office:value-type="float" office:value="1.32" calcext:value-type="float">
            <text:p>1.32</text:p>
          </table:table-cell>
          <table:table-cell office:value-type="float" office:value="0.016806" calcext:value-type="float">
            <text:p>0.016806</text:p>
          </table:table-cell>
          <table:table-cell office:value-type="float" office:value="0.42" calcext:value-type="float">
            <text:p>0.42</text:p>
          </table:table-cell>
          <table:table-cell office:value-type="float" office:value="0.004944" calcext:value-type="float">
            <text:p>0.00494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254" calcext:value-type="float">
            <text:p>0.016254</text:p>
          </table:table-cell>
          <table:table-cell office:value-type="float" office:value="0.46" calcext:value-type="float">
            <text:p>0.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830146" calcext:value-type="float">
            <text:p>1.830146</text:p>
          </table:table-cell>
          <table:table-cell office:value-type="float" office:value="0.88" calcext:value-type="float">
            <text:p>0.88</text:p>
          </table:table-cell>
          <table:table-cell office:value-type="float" office:value="1.885833" calcext:value-type="float">
            <text:p>1.885833</text:p>
          </table:table-cell>
          <table:table-cell office:value-type="float" office:value="1.04" calcext:value-type="float">
            <text:p>1.04</text:p>
          </table:table-cell>
          <table:table-cell office:value-type="float" office:value="0.016053" calcext:value-type="float">
            <text:p>0.016053</text:p>
          </table:table-cell>
          <table:table-cell office:value-type="float" office:value="0.02" calcext:value-type="float">
            <text:p>0.02</text:p>
          </table:table-cell>
          <table:table-cell office:value-type="float" office:value="0.588237" calcext:value-type="float">
            <text:p>0.588237</text:p>
          </table:table-cell>
          <table:table-cell office:value-type="float" office:value="0.52" calcext:value-type="float">
            <text:p>0.52</text:p>
          </table:table-cell>
          <table:table-cell office:value-type="float" office:value="0.027521" calcext:value-type="float">
            <text:p>0.027521</text:p>
          </table:table-cell>
          <table:table-cell office:value-type="float" office:value="0.22" calcext:value-type="float">
            <text:p>0.22</text:p>
          </table:table-cell>
          <table:table-cell office:value-type="float" office:value="0.211402" calcext:value-type="float">
            <text:p>0.21140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58.619995" calcext:value-type="float">
            <text:p>358.619995</text:p>
          </table:table-cell>
          <table:table-cell office:value-type="float" office:value="70.424339" calcext:value-type="float">
            <text:p>70.424339</text:p>
          </table:table-cell>
          <table:table-cell office:value-type="string" calcext:value-type="string">
            <text:p>NA</text:p>
          </table:table-cell>
          <table:table-cell office:value-type="float" office:value="5.946583" calcext:value-type="float">
            <text:p>5.946583</text:p>
          </table:table-cell>
          <table:table-cell office:value-type="float" office:value="0.250092" calcext:value-type="float">
            <text:p>0.250092</text:p>
          </table:table-cell>
          <table:table-cell office:value-type="float" office:value="38.376934" calcext:value-type="float">
            <text:p>38.376934</text:p>
          </table:table-cell>
          <table:table-cell office:value-type="float" office:value="0.044806" calcext:value-type="float">
            <text:p>0.044806</text:p>
          </table:table-cell>
          <table:table-cell office:value-type="float" office:value="2.306113" calcext:value-type="float">
            <text:p>2.306113</text:p>
          </table:table-cell>
          <table:table-cell office:value-type="float" office:value="1.472161" calcext:value-type="float">
            <text:p>1.472161</text:p>
          </table:table-cell>
          <table:table-cell office:value-type="float" office:value="3.738579" calcext:value-type="float">
            <text:p>3.738579</text:p>
          </table:table-cell>
          <table:table-cell office:value-type="float" office:value="2.670413" calcext:value-type="float">
            <text:p>2.670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8108" calcext:value-type="float">
            <text:p>2.978108</text:p>
          </table:table-cell>
          <table:table-cell office:value-type="float" office:value="2.633422" calcext:value-type="float">
            <text:p>2.633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446" calcext:value-type="float">
            <text:p>0.064446</text:p>
          </table:table-cell>
          <table:table-cell office:value-type="float" office:value="0.028724" calcext:value-type="float">
            <text:p>0.028724</text:p>
          </table:table-cell>
          <table:table-cell office:value-type="float" office:value="1.340853" calcext:value-type="float">
            <text:p>1.340853</text:p>
          </table:table-cell>
          <table:table-cell office:value-type="float" office:value="1.724129" calcext:value-type="float">
            <text:p>1.724129</text:p>
          </table:table-cell>
          <table:table-cell office:value-type="float" office:value="0.023335" calcext:value-type="float">
            <text:p>0.023335</text:p>
          </table:table-cell>
          <table:table-cell office:value-type="float" office:value="0.007358" calcext:value-type="float">
            <text:p>0.007358</text:p>
          </table:table-cell>
          <table:table-cell office:value-type="float" office:value="1.915977" calcext:value-type="float">
            <text:p>1.915977</text:p>
          </table:table-cell>
          <table:table-cell office:value-type="float" office:value="2.225462" calcext:value-type="float">
            <text:p>2.2254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957228" calcext:value-type="float">
            <text:p>3.957228</text:p>
          </table:table-cell>
          <table:table-cell office:value-type="float" office:value="0.228378" calcext:value-type="float">
            <text:p>0.228378</text:p>
          </table:table-cell>
          <table:table-cell office:value-type="float" office:value="1.768229" calcext:value-type="float">
            <text:p>1.768229</text:p>
          </table:table-cell>
          <table:table-cell office:value-type="float" office:value="1.535993" calcext:value-type="float">
            <text:p>1.535993</text:p>
          </table:table-cell>
          <table:table-cell office:value-type="float" office:value="0.575398" calcext:value-type="float">
            <text:p>0.575398</text:p>
          </table:table-cell>
          <table:table-cell office:value-type="float" office:value="0.04693" calcext:value-type="float">
            <text:p>0.04693</text:p>
          </table:table-cell>
          <table:table-cell office:value-type="float" office:value="3.404165" calcext:value-type="float">
            <text:p>3.404165</text:p>
          </table:table-cell>
          <table:table-cell office:value-type="float" office:value="3.792907" calcext:value-type="float">
            <text:p>3.792907</text:p>
          </table:table-cell>
          <table:table-cell office:value-type="float" office:value="0.402438" calcext:value-type="float">
            <text:p>0.402438</text:p>
          </table:table-cell>
          <table:table-cell office:value-type="float" office:value="0.010586" calcext:value-type="float">
            <text:p>0.010586</text:p>
          </table:table-cell>
          <table:table-cell office:value-type="float" office:value="3.1303" calcext:value-type="float">
            <text:p>3.1303</text:p>
          </table:table-cell>
          <table:table-cell office:value-type="float" office:value="4.348015" calcext:value-type="float">
            <text:p>4.348015</text:p>
          </table:table-cell>
          <table:table-cell office:value-type="float" office:value="38.376934" calcext:value-type="float">
            <text:p>38.376934</text:p>
          </table:table-cell>
          <table:table-cell office:value-type="float" office:value="2.12" calcext:value-type="float">
            <text:p>2.12</text:p>
          </table:table-cell>
          <table:table-cell office:value-type="float" office:value="1.852487" calcext:value-type="float">
            <text:p>1.852487</text:p>
          </table:table-cell>
          <table:table-cell office:value-type="float" office:value="0" calcext:value-type="float">
            <text:p>0</text:p>
          </table:table-cell>
          <table:table-cell office:value-type="float" office:value="1.886091" calcext:value-type="float">
            <text:p>1.886091</text:p>
          </table:table-cell>
          <table:table-cell office:value-type="float" office:value="0" calcext:value-type="float">
            <text:p>0</text:p>
          </table:table-cell>
          <table:table-cell office:value-type="float" office:value="1.856245" calcext:value-type="float">
            <text:p>1.856245</text:p>
          </table:table-cell>
          <table:table-cell office:value-type="float" office:value="0" calcext:value-type="float">
            <text:p>0</text:p>
          </table:table-cell>
          <table:table-cell office:value-type="float" office:value="1.121863" calcext:value-type="float">
            <text:p>1.121863</text:p>
          </table:table-cell>
          <table:table-cell office:value-type="float" office:value="0" calcext:value-type="float">
            <text:p>0</text:p>
          </table:table-cell>
          <table:table-cell office:value-type="float" office:value="0.036692" calcext:value-type="float">
            <text:p>0.036692</text:p>
          </table:table-cell>
          <table:table-cell office:value-type="float" office:value="1.08" calcext:value-type="float">
            <text:p>1.08</text:p>
          </table:table-cell>
          <table:table-cell office:value-type="float" office:value="0.027754" calcext:value-type="float">
            <text:p>0.027754</text:p>
          </table:table-cell>
          <table:table-cell office:value-type="float" office:value="0.76" calcext:value-type="float">
            <text:p>0.76</text:p>
          </table:table-cell>
          <table:table-cell office:value-type="float" office:value="0.003538" calcext:value-type="float">
            <text:p>0.003538</text:p>
          </table:table-cell>
          <table:table-cell office:value-type="float" office:value="0.1" calcext:value-type="float">
            <text:p>0.1</text:p>
          </table:table-cell>
          <table:table-cell office:value-type="float" office:value="0.019797" calcext:value-type="float">
            <text:p>0.019797</text:p>
          </table:table-cell>
          <table:table-cell office:value-type="float" office:value="0.56" calcext:value-type="float">
            <text:p>0.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1422" calcext:value-type="float">
            <text:p>2.41422</text:p>
          </table:table-cell>
          <table:table-cell office:value-type="float" office:value="1" calcext:value-type="float">
            <text:p>1</text:p>
          </table:table-cell>
          <table:table-cell office:value-type="float" office:value="1.543008" calcext:value-type="float">
            <text:p>1.543008</text:p>
          </table:table-cell>
          <table:table-cell office:value-type="float" office:value="0.86" calcext:value-type="float">
            <text:p>0.86</text:p>
          </table:table-cell>
          <table:table-cell office:value-type="float" office:value="0.024275" calcext:value-type="float">
            <text:p>0.024275</text:p>
          </table:table-cell>
          <table:table-cell office:value-type="float" office:value="0.04" calcext:value-type="float">
            <text:p>0.04</text:p>
          </table:table-cell>
          <table:table-cell office:value-type="float" office:value="0.551122" calcext:value-type="float">
            <text:p>0.551122</text:p>
          </table:table-cell>
          <table:table-cell office:value-type="float" office:value="0.46" calcext:value-type="float">
            <text:p>0.46</text:p>
          </table:table-cell>
          <table:table-cell office:value-type="float" office:value="0.024276" calcext:value-type="float">
            <text:p>0.024276</text:p>
          </table:table-cell>
          <table:table-cell office:value-type="float" office:value="0.16" calcext:value-type="float">
            <text:p>0.16</text:p>
          </table:table-cell>
          <table:table-cell office:value-type="float" office:value="0.378162" calcext:value-type="float">
            <text:p>0.37816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44.820007" calcext:value-type="float">
            <text:p>344.820007</text:p>
          </table:table-cell>
          <table:table-cell office:value-type="float" office:value="68.868607" calcext:value-type="float">
            <text:p>68.868607</text:p>
          </table:table-cell>
          <table:table-cell office:value-type="string" calcext:value-type="string">
            <text:p>NA</text:p>
          </table:table-cell>
          <table:table-cell office:value-type="float" office:value="5.949018" calcext:value-type="float">
            <text:p>5.949018</text:p>
          </table:table-cell>
          <table:table-cell office:value-type="float" office:value="0.304318" calcext:value-type="float">
            <text:p>0.304318</text:p>
          </table:table-cell>
          <table:table-cell office:value-type="float" office:value="38.62925" calcext:value-type="float">
            <text:p>38.62925</text:p>
          </table:table-cell>
          <table:table-cell office:value-type="float" office:value="0.0451" calcext:value-type="float">
            <text:p>0.0451</text:p>
          </table:table-cell>
          <table:table-cell office:value-type="float" office:value="2.845814" calcext:value-type="float">
            <text:p>2.845814</text:p>
          </table:table-cell>
          <table:table-cell office:value-type="float" office:value="2.28619" calcext:value-type="float">
            <text:p>2.28619</text:p>
          </table:table-cell>
          <table:table-cell office:value-type="float" office:value="3.701635" calcext:value-type="float">
            <text:p>3.701635</text:p>
          </table:table-cell>
          <table:table-cell office:value-type="float" office:value="2.644025" calcext:value-type="float">
            <text:p>2.644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1555" calcext:value-type="float">
            <text:p>3.021555</text:p>
          </table:table-cell>
          <table:table-cell office:value-type="float" office:value="2.672729" calcext:value-type="float">
            <text:p>2.672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774" calcext:value-type="float">
            <text:p>0.074774</text:p>
          </table:table-cell>
          <table:table-cell office:value-type="float" office:value="0.037798" calcext:value-type="float">
            <text:p>0.037798</text:p>
          </table:table-cell>
          <table:table-cell office:value-type="float" office:value="0.961003" calcext:value-type="float">
            <text:p>0.961003</text:p>
          </table:table-cell>
          <table:table-cell office:value-type="float" office:value="1.053172" calcext:value-type="float">
            <text:p>1.053172</text:p>
          </table:table-cell>
          <table:table-cell office:value-type="float" office:value="0.030385" calcext:value-type="float">
            <text:p>0.030385</text:p>
          </table:table-cell>
          <table:table-cell office:value-type="float" office:value="0.008655" calcext:value-type="float">
            <text:p>0.008655</text:p>
          </table:table-cell>
          <table:table-cell office:value-type="float" office:value="1.742018" calcext:value-type="float">
            <text:p>1.742018</text:p>
          </table:table-cell>
          <table:table-cell office:value-type="float" office:value="2.025231" calcext:value-type="float">
            <text:p>2.0252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615501" calcext:value-type="float">
            <text:p>4.615501</text:p>
          </table:table-cell>
          <table:table-cell office:value-type="float" office:value="0.254702" calcext:value-type="float">
            <text:p>0.254702</text:p>
          </table:table-cell>
          <table:table-cell office:value-type="float" office:value="1.653788" calcext:value-type="float">
            <text:p>1.653788</text:p>
          </table:table-cell>
          <table:table-cell office:value-type="float" office:value="1.552573" calcext:value-type="float">
            <text:p>1.552573</text:p>
          </table:table-cell>
          <table:table-cell office:value-type="float" office:value="0.776933" calcext:value-type="float">
            <text:p>0.776933</text:p>
          </table:table-cell>
          <table:table-cell office:value-type="float" office:value="0.059513" calcext:value-type="float">
            <text:p>0.059513</text:p>
          </table:table-cell>
          <table:table-cell office:value-type="float" office:value="3.711783" calcext:value-type="float">
            <text:p>3.711783</text:p>
          </table:table-cell>
          <table:table-cell office:value-type="float" office:value="3.961733" calcext:value-type="float">
            <text:p>3.961733</text:p>
          </table:table-cell>
          <table:table-cell office:value-type="float" office:value="0.497098" calcext:value-type="float">
            <text:p>0.497098</text:p>
          </table:table-cell>
          <table:table-cell office:value-type="float" office:value="0.012769" calcext:value-type="float">
            <text:p>0.012769</text:p>
          </table:table-cell>
          <table:table-cell office:value-type="float" office:value="4.03509" calcext:value-type="float">
            <text:p>4.03509</text:p>
          </table:table-cell>
          <table:table-cell office:value-type="float" office:value="5.543203" calcext:value-type="float">
            <text:p>5.543203</text:p>
          </table:table-cell>
          <table:table-cell office:value-type="float" office:value="38.62925" calcext:value-type="float">
            <text:p>38.62925</text:p>
          </table:table-cell>
          <table:table-cell office:value-type="float" office:value="2.12" calcext:value-type="float">
            <text:p>2.12</text:p>
          </table:table-cell>
          <table:table-cell office:value-type="float" office:value="1.845" calcext:value-type="float">
            <text:p>1.845</text:p>
          </table:table-cell>
          <table:table-cell office:value-type="float" office:value="0" calcext:value-type="float">
            <text:p>0</text:p>
          </table:table-cell>
          <table:table-cell office:value-type="float" office:value="1.856635" calcext:value-type="float">
            <text:p>1.856635</text:p>
          </table:table-cell>
          <table:table-cell office:value-type="float" office:value="0" calcext:value-type="float">
            <text:p>0</text:p>
          </table:table-cell>
          <table:table-cell office:value-type="float" office:value="1.881358" calcext:value-type="float">
            <text:p>1.881358</text:p>
          </table:table-cell>
          <table:table-cell office:value-type="float" office:value="0" calcext:value-type="float">
            <text:p>0</text:p>
          </table:table-cell>
          <table:table-cell office:value-type="float" office:value="1.140198" calcext:value-type="float">
            <text:p>1.140198</text:p>
          </table:table-cell>
          <table:table-cell office:value-type="float" office:value="0" calcext:value-type="float">
            <text:p>0</text:p>
          </table:table-cell>
          <table:table-cell office:value-type="float" office:value="0.049934" calcext:value-type="float">
            <text:p>0.049934</text:p>
          </table:table-cell>
          <table:table-cell office:value-type="float" office:value="1.34" calcext:value-type="float">
            <text:p>1.34</text:p>
          </table:table-cell>
          <table:table-cell office:value-type="float" office:value="0.02484" calcext:value-type="float">
            <text:p>0.02484</text:p>
          </table:table-cell>
          <table:table-cell office:value-type="float" office:value="0.62" calcext:value-type="float">
            <text:p>0.62</text:p>
          </table:table-cell>
          <table:table-cell office:value-type="float" office:value="0.007766" calcext:value-type="float">
            <text:p>0.007766</text:p>
          </table:table-cell>
          <table:table-cell office:value-type="float" office:value="0.22" calcext:value-type="float">
            <text:p>0.22</text:p>
          </table:table-cell>
          <table:table-cell office:value-type="float" office:value="0.022619" calcext:value-type="float">
            <text:p>0.022619</text:p>
          </table:table-cell>
          <table:table-cell office:value-type="float" office:value="0.64" calcext:value-type="float">
            <text:p>0.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093592" calcext:value-type="float">
            <text:p>3.093592</text:p>
          </table:table-cell>
          <table:table-cell office:value-type="float" office:value="1.32" calcext:value-type="float">
            <text:p>1.32</text:p>
          </table:table-cell>
          <table:table-cell office:value-type="float" office:value="1.521909" calcext:value-type="float">
            <text:p>1.521909</text:p>
          </table:table-cell>
          <table:table-cell office:value-type="float" office:value="0.86" calcext:value-type="float">
            <text:p>0.86</text:p>
          </table:table-cell>
          <table:table-cell office:value-type="float" office:value="0.124572" calcext:value-type="float">
            <text:p>0.124572</text:p>
          </table:table-cell>
          <table:table-cell office:value-type="float" office:value="0.16" calcext:value-type="float">
            <text:p>0.16</text:p>
          </table:table-cell>
          <table:table-cell office:value-type="float" office:value="0.652361" calcext:value-type="float">
            <text:p>0.652361</text:p>
          </table:table-cell>
          <table:table-cell office:value-type="float" office:value="0.62" calcext:value-type="float">
            <text:p>0.62</text:p>
          </table:table-cell>
          <table:table-cell office:value-type="float" office:value="0.010613" calcext:value-type="float">
            <text:p>0.010613</text:p>
          </table:table-cell>
          <table:table-cell office:value-type="float" office:value="0.1" calcext:value-type="float">
            <text:p>0.1</text:p>
          </table:table-cell>
          <table:table-cell office:value-type="float" office:value="0.486485" calcext:value-type="float">
            <text:p>0.486485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33.420013" calcext:value-type="float">
            <text:p>333.420013</text:p>
          </table:table-cell>
          <table:table-cell office:value-type="float" office:value="58.185169" calcext:value-type="float">
            <text:p>58.185169</text:p>
          </table:table-cell>
          <table:table-cell office:value-type="string" calcext:value-type="string">
            <text:p>NA</text:p>
          </table:table-cell>
          <table:table-cell office:value-type="float" office:value="6.001763" calcext:value-type="float">
            <text:p>6.001763</text:p>
          </table:table-cell>
          <table:table-cell office:value-type="float" office:value="0.240305" calcext:value-type="float">
            <text:p>0.240305</text:p>
          </table:table-cell>
          <table:table-cell office:value-type="float" office:value="42.186565" calcext:value-type="float">
            <text:p>42.186565</text:p>
          </table:table-cell>
          <table:table-cell office:value-type="float" office:value="0.049253" calcext:value-type="float">
            <text:p>0.049253</text:p>
          </table:table-cell>
          <table:table-cell office:value-type="float" office:value="2.676569" calcext:value-type="float">
            <text:p>2.676569</text:p>
          </table:table-cell>
          <table:table-cell office:value-type="float" office:value="2.095666" calcext:value-type="float">
            <text:p>2.095666</text:p>
          </table:table-cell>
          <table:table-cell office:value-type="float" office:value="3.719843" calcext:value-type="float">
            <text:p>3.719843</text:p>
          </table:table-cell>
          <table:table-cell office:value-type="float" office:value="2.657031" calcext:value-type="float">
            <text:p>2.657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8975" calcext:value-type="float">
            <text:p>3.028975</text:p>
          </table:table-cell>
          <table:table-cell office:value-type="float" office:value="2.686151" calcext:value-type="float">
            <text:p>2.686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439" calcext:value-type="float">
            <text:p>0.062439</text:p>
          </table:table-cell>
          <table:table-cell office:value-type="float" office:value="0.029038" calcext:value-type="float">
            <text:p>0.029038</text:p>
          </table:table-cell>
          <table:table-cell office:value-type="float" office:value="1.60181" calcext:value-type="float">
            <text:p>1.60181</text:p>
          </table:table-cell>
          <table:table-cell office:value-type="float" office:value="3.177809" calcext:value-type="float">
            <text:p>3.177809</text:p>
          </table:table-cell>
          <table:table-cell office:value-type="float" office:value="0.032485" calcext:value-type="float">
            <text:p>0.032485</text:p>
          </table:table-cell>
          <table:table-cell office:value-type="float" office:value="0.009" calcext:value-type="float">
            <text:p>0.009</text:p>
          </table:table-cell>
          <table:table-cell office:value-type="float" office:value="1.49291" calcext:value-type="float">
            <text:p>1.49291</text:p>
          </table:table-cell>
          <table:table-cell office:value-type="float" office:value="2.041623" calcext:value-type="float">
            <text:p>2.0416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942339" calcext:value-type="float">
            <text:p>3.942339</text:p>
          </table:table-cell>
          <table:table-cell office:value-type="float" office:value="0.213072" calcext:value-type="float">
            <text:p>0.213072</text:p>
          </table:table-cell>
          <table:table-cell office:value-type="float" office:value="1.717622" calcext:value-type="float">
            <text:p>1.717622</text:p>
          </table:table-cell>
          <table:table-cell office:value-type="float" office:value="1.542437" calcext:value-type="float">
            <text:p>1.542437</text:p>
          </table:table-cell>
          <table:table-cell office:value-type="float" office:value="1.341335" calcext:value-type="float">
            <text:p>1.341335</text:p>
          </table:table-cell>
          <table:table-cell office:value-type="float" office:value="0.094241" calcext:value-type="float">
            <text:p>0.094241</text:p>
          </table:table-cell>
          <table:table-cell office:value-type="float" office:value="3.178254" calcext:value-type="float">
            <text:p>3.178254</text:p>
          </table:table-cell>
          <table:table-cell office:value-type="float" office:value="3.146997" calcext:value-type="float">
            <text:p>3.146997</text:p>
          </table:table-cell>
          <table:table-cell office:value-type="float" office:value="0.457961" calcext:value-type="float">
            <text:p>0.457961</text:p>
          </table:table-cell>
          <table:table-cell office:value-type="float" office:value="0.011743" calcext:value-type="float">
            <text:p>0.011743</text:p>
          </table:table-cell>
          <table:table-cell office:value-type="float" office:value="4.104572" calcext:value-type="float">
            <text:p>4.104572</text:p>
          </table:table-cell>
          <table:table-cell office:value-type="float" office:value="4.338548" calcext:value-type="float">
            <text:p>4.338548</text:p>
          </table:table-cell>
          <table:table-cell office:value-type="float" office:value="42.186565" calcext:value-type="float">
            <text:p>42.186565</text:p>
          </table:table-cell>
          <table:table-cell office:value-type="float" office:value="2.12" calcext:value-type="float">
            <text:p>2.12</text:p>
          </table:table-cell>
          <table:table-cell office:value-type="float" office:value="1.853664" calcext:value-type="float">
            <text:p>1.853664</text:p>
          </table:table-cell>
          <table:table-cell office:value-type="float" office:value="0" calcext:value-type="float">
            <text:p>0</text:p>
          </table:table-cell>
          <table:table-cell office:value-type="float" office:value="1.86618" calcext:value-type="float">
            <text:p>1.86618</text:p>
          </table:table-cell>
          <table:table-cell office:value-type="float" office:value="0" calcext:value-type="float">
            <text:p>0</text:p>
          </table:table-cell>
          <table:table-cell office:value-type="float" office:value="1.870777" calcext:value-type="float">
            <text:p>1.870777</text:p>
          </table:table-cell>
          <table:table-cell office:value-type="float" office:value="0" calcext:value-type="float">
            <text:p>0</text:p>
          </table:table-cell>
          <table:table-cell office:value-type="float" office:value="1.158199" calcext:value-type="float">
            <text:p>1.158199</text:p>
          </table:table-cell>
          <table:table-cell office:value-type="float" office:value="0" calcext:value-type="float">
            <text:p>0</text:p>
          </table:table-cell>
          <table:table-cell office:value-type="float" office:value="0.037538" calcext:value-type="float">
            <text:p>0.037538</text:p>
          </table:table-cell>
          <table:table-cell office:value-type="float" office:value="0.98" calcext:value-type="float">
            <text:p>0.98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62" calcext:value-type="float">
            <text:p>0.62</text:p>
          </table:table-cell>
          <table:table-cell office:value-type="float" office:value="0.009169" calcext:value-type="float">
            <text:p>0.009169</text:p>
          </table:table-cell>
          <table:table-cell office:value-type="float" office:value="0.26" calcext:value-type="float">
            <text:p>0.26</text:p>
          </table:table-cell>
          <table:table-cell office:value-type="float" office:value="0.023316" calcext:value-type="float">
            <text:p>0.023316</text:p>
          </table:table-cell>
          <table:table-cell office:value-type="float" office:value="0.66" calcext:value-type="float">
            <text:p>0.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49137" calcext:value-type="float">
            <text:p>2.749137</text:p>
          </table:table-cell>
          <table:table-cell office:value-type="float" office:value="1.18" calcext:value-type="float">
            <text:p>1.18</text:p>
          </table:table-cell>
          <table:table-cell office:value-type="float" office:value="1.193202" calcext:value-type="float">
            <text:p>1.193202</text:p>
          </table:table-cell>
          <table:table-cell office:value-type="float" office:value="0.76" calcext:value-type="float">
            <text:p>0.76</text:p>
          </table:table-cell>
          <table:table-cell office:value-type="float" office:value="0.417563" calcext:value-type="float">
            <text:p>0.417563</text:p>
          </table:table-cell>
          <table:table-cell office:value-type="float" office:value="0.48" calcext:value-type="float">
            <text:p>0.48</text:p>
          </table:table-cell>
          <table:table-cell office:value-type="float" office:value="0.923772" calcext:value-type="float">
            <text:p>0.923772</text:p>
          </table:table-cell>
          <table:table-cell office:value-type="float" office:value="0.86" calcext:value-type="float">
            <text:p>0.86</text:p>
          </table:table-cell>
          <table:table-cell office:value-type="float" office:value="0.008506" calcext:value-type="float">
            <text:p>0.008506</text:p>
          </table:table-cell>
          <table:table-cell office:value-type="float" office:value="0.08" calcext:value-type="float">
            <text:p>0.08</text:p>
          </table:table-cell>
          <table:table-cell office:value-type="float" office:value="0.449454" calcext:value-type="float">
            <text:p>0.44945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20.579987" calcext:value-type="float">
            <text:p>320.579987</text:p>
          </table:table-cell>
          <table:table-cell office:value-type="float" office:value="68.694855" calcext:value-type="float">
            <text:p>68.694855</text:p>
          </table:table-cell>
          <table:table-cell office:value-type="string" calcext:value-type="string">
            <text:p>NA</text:p>
          </table:table-cell>
          <table:table-cell office:value-type="float" office:value="5.936544" calcext:value-type="float">
            <text:p>5.936544</text:p>
          </table:table-cell>
          <table:table-cell office:value-type="float" office:value="0.256276" calcext:value-type="float">
            <text:p>0.256276</text:p>
          </table:table-cell>
          <table:table-cell office:value-type="float" office:value="31.346674" calcext:value-type="float">
            <text:p>31.346674</text:p>
          </table:table-cell>
          <table:table-cell office:value-type="float" office:value="0.036598" calcext:value-type="float">
            <text:p>0.036598</text:p>
          </table:table-cell>
          <table:table-cell office:value-type="float" office:value="3.230759" calcext:value-type="float">
            <text:p>3.230759</text:p>
          </table:table-cell>
          <table:table-cell office:value-type="float" office:value="2.476625" calcext:value-type="float">
            <text:p>2.476625</text:p>
          </table:table-cell>
          <table:table-cell office:value-type="float" office:value="3.728995" calcext:value-type="float">
            <text:p>3.728995</text:p>
          </table:table-cell>
          <table:table-cell office:value-type="float" office:value="2.663568" calcext:value-type="float">
            <text:p>2.663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68679" calcext:value-type="float">
            <text:p>2.968679</text:p>
          </table:table-cell>
          <table:table-cell office:value-type="float" office:value="2.633876" calcext:value-type="float">
            <text:p>2.633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581" calcext:value-type="float">
            <text:p>0.052581</text:p>
          </table:table-cell>
          <table:table-cell office:value-type="float" office:value="0.024538" calcext:value-type="float">
            <text:p>0.024538</text:p>
          </table:table-cell>
          <table:table-cell office:value-type="float" office:value="1.75527" calcext:value-type="float">
            <text:p>1.75527</text:p>
          </table:table-cell>
          <table:table-cell office:value-type="float" office:value="3.158767" calcext:value-type="float">
            <text:p>3.158767</text:p>
          </table:table-cell>
          <table:table-cell office:value-type="float" office:value="0.026872" calcext:value-type="float">
            <text:p>0.026872</text:p>
          </table:table-cell>
          <table:table-cell office:value-type="float" office:value="0.008014" calcext:value-type="float">
            <text:p>0.008014</text:p>
          </table:table-cell>
          <table:table-cell office:value-type="float" office:value="1.939696" calcext:value-type="float">
            <text:p>1.939696</text:p>
          </table:table-cell>
          <table:table-cell office:value-type="float" office:value="2.660836" calcext:value-type="float">
            <text:p>2.6608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267145" calcext:value-type="float">
            <text:p>4.267145</text:p>
          </table:table-cell>
          <table:table-cell office:value-type="float" office:value="0.227089" calcext:value-type="float">
            <text:p>0.227089</text:p>
          </table:table-cell>
          <table:table-cell office:value-type="float" office:value="1.941917" calcext:value-type="float">
            <text:p>1.941917</text:p>
          </table:table-cell>
          <table:table-cell office:value-type="float" office:value="1.557781" calcext:value-type="float">
            <text:p>1.557781</text:p>
          </table:table-cell>
          <table:table-cell office:value-type="float" office:value="1.028831" calcext:value-type="float">
            <text:p>1.028831</text:p>
          </table:table-cell>
          <table:table-cell office:value-type="float" office:value="0.075951" calcext:value-type="float">
            <text:p>0.075951</text:p>
          </table:table-cell>
          <table:table-cell office:value-type="float" office:value="4.481975" calcext:value-type="float">
            <text:p>4.481975</text:p>
          </table:table-cell>
          <table:table-cell office:value-type="float" office:value="3.906544" calcext:value-type="float">
            <text:p>3.906544</text:p>
          </table:table-cell>
          <table:table-cell office:value-type="float" office:value="0.248177" calcext:value-type="float">
            <text:p>0.248177</text:p>
          </table:table-cell>
          <table:table-cell office:value-type="float" office:value="0.00638" calcext:value-type="float">
            <text:p>0.00638</text:p>
          </table:table-cell>
          <table:table-cell office:value-type="float" office:value="5.49124" calcext:value-type="float">
            <text:p>5.49124</text:p>
          </table:table-cell>
          <table:table-cell office:value-type="float" office:value="6.39384" calcext:value-type="float">
            <text:p>6.39384</text:p>
          </table:table-cell>
          <table:table-cell office:value-type="float" office:value="31.346674" calcext:value-type="float">
            <text:p>31.346674</text:p>
          </table:table-cell>
          <table:table-cell office:value-type="float" office:value="1.88" calcext:value-type="float">
            <text:p>1.88</text:p>
          </table:table-cell>
          <table:table-cell office:value-type="float" office:value="1.876968" calcext:value-type="float">
            <text:p>1.876968</text:p>
          </table:table-cell>
          <table:table-cell office:value-type="float" office:value="0" calcext:value-type="float">
            <text:p>0</text:p>
          </table:table-cell>
          <table:table-cell office:value-type="float" office:value="1.852027" calcext:value-type="float">
            <text:p>1.852027</text:p>
          </table:table-cell>
          <table:table-cell office:value-type="float" office:value="0" calcext:value-type="float">
            <text:p>0</text:p>
          </table:table-cell>
          <table:table-cell office:value-type="float" office:value="1.830883" calcext:value-type="float">
            <text:p>1.830883</text:p>
          </table:table-cell>
          <table:table-cell office:value-type="float" office:value="0" calcext:value-type="float">
            <text:p>0</text:p>
          </table:table-cell>
          <table:table-cell office:value-type="float" office:value="1.137796" calcext:value-type="float">
            <text:p>1.137796</text:p>
          </table:table-cell>
          <table:table-cell office:value-type="float" office:value="0" calcext:value-type="float">
            <text:p>0</text:p>
          </table:table-cell>
          <table:table-cell office:value-type="float" office:value="0.031751" calcext:value-type="float">
            <text:p>0.031751</text:p>
          </table:table-cell>
          <table:table-cell office:value-type="float" office:value="0.84" calcext:value-type="float">
            <text:p>0.84</text:p>
          </table:table-cell>
          <table:table-cell office:value-type="float" office:value="0.020829" calcext:value-type="float">
            <text:p>0.020829</text:p>
          </table:table-cell>
          <table:table-cell office:value-type="float" office:value="0.58" calcext:value-type="float">
            <text:p>0.58</text:p>
          </table:table-cell>
          <table:table-cell office:value-type="float" office:value="0.005641" calcext:value-type="float">
            <text:p>0.0056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1231" calcext:value-type="float">
            <text:p>0.021231</text:p>
          </table:table-cell>
          <table:table-cell office:value-type="float" office:value="0.6" calcext:value-type="float">
            <text:p>0.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059878" calcext:value-type="float">
            <text:p>3.059878</text:p>
          </table:table-cell>
          <table:table-cell office:value-type="float" office:value="1.44" calcext:value-type="float">
            <text:p>1.44</text:p>
          </table:table-cell>
          <table:table-cell office:value-type="float" office:value="1.207268" calcext:value-type="float">
            <text:p>1.207268</text:p>
          </table:table-cell>
          <table:table-cell office:value-type="float" office:value="0.8" calcext:value-type="float">
            <text:p>0.8</text:p>
          </table:table-cell>
          <table:table-cell office:value-type="float" office:value="0.232985" calcext:value-type="float">
            <text:p>0.232985</text:p>
          </table:table-cell>
          <table:table-cell office:value-type="float" office:value="0.24" calcext:value-type="float">
            <text:p>0.24</text:p>
          </table:table-cell>
          <table:table-cell office:value-type="float" office:value="0.795845" calcext:value-type="float">
            <text:p>0.795845</text:p>
          </table:table-cell>
          <table:table-cell office:value-type="float" office:value="0.74" calcext:value-type="float">
            <text:p>0.74</text:p>
          </table:table-cell>
          <table:table-cell office:value-type="float" office:value="0.005619" calcext:value-type="float">
            <text:p>0.005619</text:p>
          </table:table-cell>
          <table:table-cell office:value-type="float" office:value="0.04" calcext:value-type="float">
            <text:p>0.04</text:p>
          </table:table-cell>
          <table:table-cell office:value-type="float" office:value="0.242558" calcext:value-type="float">
            <text:p>0.24255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52.119995" calcext:value-type="float">
            <text:p>352.119995</text:p>
          </table:table-cell>
          <table:table-cell office:value-type="float" office:value="68.066788" calcext:value-type="float">
            <text:p>68.066788</text:p>
          </table:table-cell>
          <table:table-cell office:value-type="string" calcext:value-type="string">
            <text:p>NA</text:p>
          </table:table-cell>
          <table:table-cell office:value-type="float" office:value="5.875886" calcext:value-type="float">
            <text:p>5.875886</text:p>
          </table:table-cell>
          <table:table-cell office:value-type="float" office:value="0.3193" calcext:value-type="float">
            <text:p>0.3193</text:p>
          </table:table-cell>
          <table:table-cell office:value-type="float" office:value="39.923172" calcext:value-type="float">
            <text:p>39.923172</text:p>
          </table:table-cell>
          <table:table-cell office:value-type="float" office:value="0.046611" calcext:value-type="float">
            <text:p>0.046611</text:p>
          </table:table-cell>
          <table:table-cell office:value-type="float" office:value="2.145133" calcext:value-type="float">
            <text:p>2.145133</text:p>
          </table:table-cell>
          <table:table-cell office:value-type="float" office:value="1.385422" calcext:value-type="float">
            <text:p>1.385422</text:p>
          </table:table-cell>
          <table:table-cell office:value-type="float" office:value="3.767203" calcext:value-type="float">
            <text:p>3.767203</text:p>
          </table:table-cell>
          <table:table-cell office:value-type="float" office:value="2.69086" calcext:value-type="float">
            <text:p>2.69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9849" calcext:value-type="float">
            <text:p>2.999849</text:p>
          </table:table-cell>
          <table:table-cell office:value-type="float" office:value="2.664732" calcext:value-type="float">
            <text:p>2.6647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366" calcext:value-type="float">
            <text:p>0.053366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1.94066" calcext:value-type="float">
            <text:p>1.94066</text:p>
          </table:table-cell>
          <table:table-cell office:value-type="float" office:value="4.184598" calcext:value-type="float">
            <text:p>4.18459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8362" calcext:value-type="float">
            <text:p>0.008362</text:p>
          </table:table-cell>
          <table:table-cell office:value-type="float" office:value="1.795561" calcext:value-type="float">
            <text:p>1.795561</text:p>
          </table:table-cell>
          <table:table-cell office:value-type="float" office:value="2.266924" calcext:value-type="float">
            <text:p>2.2669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245723" calcext:value-type="float">
            <text:p>4.245723</text:p>
          </table:table-cell>
          <table:table-cell office:value-type="float" office:value="0.241204" calcext:value-type="float">
            <text:p>0.241204</text:p>
          </table:table-cell>
          <table:table-cell office:value-type="float" office:value="1.887877" calcext:value-type="float">
            <text:p>1.887877</text:p>
          </table:table-cell>
          <table:table-cell office:value-type="float" office:value="1.903441" calcext:value-type="float">
            <text:p>1.903441</text:p>
          </table:table-cell>
          <table:table-cell office:value-type="float" office:value="0.789325" calcext:value-type="float">
            <text:p>0.789325</text:p>
          </table:table-cell>
          <table:table-cell office:value-type="float" office:value="0.055553" calcext:value-type="float">
            <text:p>0.055553</text:p>
          </table:table-cell>
          <table:table-cell office:value-type="float" office:value="4.34926" calcext:value-type="float">
            <text:p>4.34926</text:p>
          </table:table-cell>
          <table:table-cell office:value-type="float" office:value="4.847299" calcext:value-type="float">
            <text:p>4.847299</text:p>
          </table:table-cell>
          <table:table-cell office:value-type="float" office:value="0.107745" calcext:value-type="float">
            <text:p>0.107745</text:p>
          </table:table-cell>
          <table:table-cell office:value-type="float" office:value="0.002832" calcext:value-type="float">
            <text:p>0.002832</text:p>
          </table:table-cell>
          <table:table-cell office:value-type="float" office:value="3.678496" calcext:value-type="float">
            <text:p>3.678496</text:p>
          </table:table-cell>
          <table:table-cell office:value-type="float" office:value="4.627138" calcext:value-type="float">
            <text:p>4.627138</text:p>
          </table:table-cell>
          <table:table-cell office:value-type="float" office:value="39.923172" calcext:value-type="float">
            <text:p>39.923172</text:p>
          </table:table-cell>
          <table:table-cell office:value-type="float" office:value="1.84" calcext:value-type="float">
            <text:p>1.84</text:p>
          </table:table-cell>
          <table:table-cell office:value-type="float" office:value="1.90088" calcext:value-type="float">
            <text:p>1.90088</text:p>
          </table:table-cell>
          <table:table-cell office:value-type="float" office:value="0" calcext:value-type="float">
            <text:p>0</text:p>
          </table:table-cell>
          <table:table-cell office:value-type="float" office:value="1.866324" calcext:value-type="float">
            <text:p>1.866324</text:p>
          </table:table-cell>
          <table:table-cell office:value-type="float" office:value="0" calcext:value-type="float">
            <text:p>0</text:p>
          </table:table-cell>
          <table:table-cell office:value-type="float" office:value="1.843012" calcext:value-type="float">
            <text:p>1.843012</text:p>
          </table:table-cell>
          <table:table-cell office:value-type="float" office:value="0" calcext:value-type="float">
            <text:p>0</text:p>
          </table:table-cell>
          <table:table-cell office:value-type="float" office:value="1.156837" calcext:value-type="float">
            <text:p>1.156837</text:p>
          </table:table-cell>
          <table:table-cell office:value-type="float" office:value="0" calcext:value-type="float">
            <text:p>0</text:p>
          </table:table-cell>
          <table:table-cell office:value-type="float" office:value="0.032507" calcext:value-type="float">
            <text:p>0.032507</text:p>
          </table:table-cell>
          <table:table-cell office:value-type="float" office:value="0.86" calcext:value-type="float">
            <text:p>0.86</text:p>
          </table:table-cell>
          <table:table-cell office:value-type="float" office:value="0.020859" calcext:value-type="float">
            <text:p>0.020859</text:p>
          </table:table-cell>
          <table:table-cell office:value-type="float" office:value="0.58" calcext:value-type="float">
            <text:p>0.58</text:p>
          </table:table-cell>
          <table:table-cell office:value-type="float" office:value="0.007066" calcext:value-type="float">
            <text:p>0.007066</text:p>
          </table:table-cell>
          <table:table-cell office:value-type="float" office:value="0.2" calcext:value-type="float">
            <text:p>0.2</text:p>
          </table:table-cell>
          <table:table-cell office:value-type="float" office:value="0.021934" calcext:value-type="float">
            <text:p>0.021934</text:p>
          </table:table-cell>
          <table:table-cell office:value-type="float" office:value="0.62" calcext:value-type="float">
            <text:p>0.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681269" calcext:value-type="float">
            <text:p>2.681269</text:p>
          </table:table-cell>
          <table:table-cell office:value-type="float" office:value="1.3" calcext:value-type="float">
            <text:p>1.3</text:p>
          </table:table-cell>
          <table:table-cell office:value-type="float" office:value="1.564453" calcext:value-type="float">
            <text:p>1.564453</text:p>
          </table:table-cell>
          <table:table-cell office:value-type="float" office:value="0.96" calcext:value-type="float">
            <text:p>0.96</text:p>
          </table:table-cell>
          <table:table-cell office:value-type="float" office:value="0.243444" calcext:value-type="float">
            <text:p>0.243444</text:p>
          </table:table-cell>
          <table:table-cell office:value-type="float" office:value="0.24" calcext:value-type="float">
            <text:p>0.24</text:p>
          </table:table-cell>
          <table:table-cell office:value-type="float" office:value="0.54588" calcext:value-type="float">
            <text:p>0.54588</text:p>
          </table:table-cell>
          <table:table-cell office:value-type="float" office:value="0.46" calcext:value-type="float">
            <text:p>0.46</text:p>
          </table:table-cell>
          <table:table-cell office:value-type="float" office:value="0.00636" calcext:value-type="float">
            <text:p>0.00636</text:p>
          </table:table-cell>
          <table:table-cell office:value-type="float" office:value="0.06" calcext:value-type="float">
            <text:p>0.06</text:p>
          </table:table-cell>
          <table:table-cell office:value-type="float" office:value="0.101385" calcext:value-type="float">
            <text:p>0.10138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347.26001" calcext:value-type="float">
            <text:p>347.26001</text:p>
          </table:table-cell>
          <table:table-cell office:value-type="float" office:value="70.274628" calcext:value-type="float">
            <text:p>70.274628</text:p>
          </table:table-cell>
          <table:table-cell office:value-type="string" calcext:value-type="string">
            <text:p>NA</text:p>
          </table:table-cell>
          <table:table-cell office:value-type="float" office:value="5.950652" calcext:value-type="float">
            <text:p>5.950652</text:p>
          </table:table-cell>
          <table:table-cell office:value-type="float" office:value="0.260156" calcext:value-type="float">
            <text:p>0.260156</text:p>
          </table:table-cell>
          <table:table-cell office:value-type="float" office:value="30.573336" calcext:value-type="float">
            <text:p>30.573336</text:p>
          </table:table-cell>
          <table:table-cell office:value-type="float" office:value="0.035695" calcext:value-type="float">
            <text:p>0.035695</text:p>
          </table:table-cell>
          <table:table-cell office:value-type="float" office:value="2.949829" calcext:value-type="float">
            <text:p>2.949829</text:p>
          </table:table-cell>
          <table:table-cell office:value-type="float" office:value="2.218318" calcext:value-type="float">
            <text:p>2.218318</text:p>
          </table:table-cell>
          <table:table-cell office:value-type="float" office:value="3.729034" calcext:value-type="float">
            <text:p>3.729034</text:p>
          </table:table-cell>
          <table:table-cell office:value-type="float" office:value="2.663596" calcext:value-type="float">
            <text:p>2.663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4976" calcext:value-type="float">
            <text:p>2.974976</text:p>
          </table:table-cell>
          <table:table-cell office:value-type="float" office:value="2.647489" calcext:value-type="float">
            <text:p>2.647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443" calcext:value-type="float">
            <text:p>0.062443</text:p>
          </table:table-cell>
          <table:table-cell office:value-type="float" office:value="0.027685" calcext:value-type="float">
            <text:p>0.027685</text:p>
          </table:table-cell>
          <table:table-cell office:value-type="float" office:value="1.415566" calcext:value-type="float">
            <text:p>1.415566</text:p>
          </table:table-cell>
          <table:table-cell office:value-type="float" office:value="1.49228" calcext:value-type="float">
            <text:p>1.49228</text:p>
          </table:table-cell>
          <table:table-cell office:value-type="float" office:value="0.035319" calcext:value-type="float">
            <text:p>0.035319</text:p>
          </table:table-cell>
          <table:table-cell office:value-type="float" office:value="0.010228" calcext:value-type="float">
            <text:p>0.010228</text:p>
          </table:table-cell>
          <table:table-cell office:value-type="float" office:value="1.532924" calcext:value-type="float">
            <text:p>1.532924</text:p>
          </table:table-cell>
          <table:table-cell office:value-type="float" office:value="1.802621" calcext:value-type="float">
            <text:p>1.8026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746953" calcext:value-type="float">
            <text:p>3.746953</text:p>
          </table:table-cell>
          <table:table-cell office:value-type="float" office:value="0.214396" calcext:value-type="float">
            <text:p>0.214396</text:p>
          </table:table-cell>
          <table:table-cell office:value-type="float" office:value="1.65693" calcext:value-type="float">
            <text:p>1.65693</text:p>
          </table:table-cell>
          <table:table-cell office:value-type="float" office:value="1.51411" calcext:value-type="float">
            <text:p>1.51411</text:p>
          </table:table-cell>
          <table:table-cell office:value-type="float" office:value="0.602065" calcext:value-type="float">
            <text:p>0.602065</text:p>
          </table:table-cell>
          <table:table-cell office:value-type="float" office:value="0.044922" calcext:value-type="float">
            <text:p>0.044922</text:p>
          </table:table-cell>
          <table:table-cell office:value-type="float" office:value="3.6304" calcext:value-type="float">
            <text:p>3.6304</text:p>
          </table:table-cell>
          <table:table-cell office:value-type="float" office:value="3.527131" calcext:value-type="float">
            <text:p>3.527131</text:p>
          </table:table-cell>
          <table:table-cell office:value-type="float" office:value="0.045921" calcext:value-type="float">
            <text:p>0.045921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4.205978" calcext:value-type="float">
            <text:p>4.205978</text:p>
          </table:table-cell>
          <table:table-cell office:value-type="float" office:value="5.174471" calcext:value-type="float">
            <text:p>5.174471</text:p>
          </table:table-cell>
          <table:table-cell office:value-type="float" office:value="30.573336" calcext:value-type="float">
            <text:p>30.573336</text:p>
          </table:table-cell>
          <table:table-cell office:value-type="float" office:value="1.7" calcext:value-type="float">
            <text:p>1.7</text:p>
          </table:table-cell>
          <table:table-cell office:value-type="float" office:value="1.863023" calcext:value-type="float">
            <text:p>1.863023</text:p>
          </table:table-cell>
          <table:table-cell office:value-type="float" office:value="0" calcext:value-type="float">
            <text:p>0</text:p>
          </table:table-cell>
          <table:table-cell office:value-type="float" office:value="1.866011" calcext:value-type="float">
            <text:p>1.866011</text:p>
          </table:table-cell>
          <table:table-cell office:value-type="float" office:value="0" calcext:value-type="float">
            <text:p>0</text:p>
          </table:table-cell>
          <table:table-cell office:value-type="float" office:value="1.81698" calcext:value-type="float">
            <text:p>1.81698</text:p>
          </table:table-cell>
          <table:table-cell office:value-type="float" office:value="0" calcext:value-type="float">
            <text:p>0</text:p>
          </table:table-cell>
          <table:table-cell office:value-type="float" office:value="1.157997" calcext:value-type="float">
            <text:p>1.157997</text:p>
          </table:table-cell>
          <table:table-cell office:value-type="float" office:value="0" calcext:value-type="float">
            <text:p>0</text:p>
          </table:table-cell>
          <table:table-cell office:value-type="float" office:value="0.03531" calcext:value-type="float">
            <text:p>0.03531</text:p>
          </table:table-cell>
          <table:table-cell office:value-type="float" office:value="0.96" calcext:value-type="float">
            <text:p>0.96</text:p>
          </table:table-cell>
          <table:table-cell office:value-type="float" office:value="0.027133" calcext:value-type="float">
            <text:p>0.027133</text:p>
          </table:table-cell>
          <table:table-cell office:value-type="float" office:value="0.76" calcext:value-type="float">
            <text:p>0.76</text:p>
          </table:table-cell>
          <table:table-cell office:value-type="float" office:value="0.008457" calcext:value-type="float">
            <text:p>0.008457</text:p>
          </table:table-cell>
          <table:table-cell office:value-type="float" office:value="0.24" calcext:value-type="float">
            <text:p>0.24</text:p>
          </table:table-cell>
          <table:table-cell office:value-type="float" office:value="0.026862" calcext:value-type="float">
            <text:p>0.026862</text:p>
          </table:table-cell>
          <table:table-cell office:value-type="float" office:value="0.76" calcext:value-type="float">
            <text:p>0.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329906" calcext:value-type="float">
            <text:p>2.329906</text:p>
          </table:table-cell>
          <table:table-cell office:value-type="float" office:value="1.14" calcext:value-type="float">
            <text:p>1.14</text:p>
          </table:table-cell>
          <table:table-cell office:value-type="float" office:value="1.417047" calcext:value-type="float">
            <text:p>1.417047</text:p>
          </table:table-cell>
          <table:table-cell office:value-type="float" office:value="0.86" calcext:value-type="float">
            <text:p>0.86</text:p>
          </table:table-cell>
          <table:table-cell office:value-type="float" office:value="0.125016" calcext:value-type="float">
            <text:p>0.125016</text:p>
          </table:table-cell>
          <table:table-cell office:value-type="float" office:value="0.14" calcext:value-type="float">
            <text:p>0.14</text:p>
          </table:table-cell>
          <table:table-cell office:value-type="float" office:value="0.477048" calcext:value-type="float">
            <text:p>0.477048</text:p>
          </table:table-cell>
          <table:table-cell office:value-type="float" office:value="0.42" calcext:value-type="float">
            <text:p>0.42</text:p>
          </table:table-cell>
          <table:table-cell office:value-type="float" office:value="0.006373" calcext:value-type="float">
            <text:p>0.006373</text:p>
          </table:table-cell>
          <table:table-cell office:value-type="float" office:value="0.06" calcext:value-type="float">
            <text:p>0.06</text:p>
          </table:table-cell>
          <table:table-cell office:value-type="float" office:value="0.039548" calcext:value-type="float">
            <text:p>0.03954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351.720001" calcext:value-type="float">
            <text:p>351.720001</text:p>
          </table:table-cell>
          <table:table-cell office:value-type="float" office:value="61.496323" calcext:value-type="float">
            <text:p>61.496323</text:p>
          </table:table-cell>
          <table:table-cell office:value-type="string" calcext:value-type="string">
            <text:p>NA</text:p>
          </table:table-cell>
          <table:table-cell office:value-type="float" office:value="5.984696" calcext:value-type="float">
            <text:p>5.984696</text:p>
          </table:table-cell>
          <table:table-cell office:value-type="float" office:value="0.281713" calcext:value-type="float">
            <text:p>0.281713</text:p>
          </table:table-cell>
          <table:table-cell office:value-type="float" office:value="33.605473" calcext:value-type="float">
            <text:p>33.605473</text:p>
          </table:table-cell>
          <table:table-cell office:value-type="float" office:value="0.039235" calcext:value-type="float">
            <text:p>0.039235</text:p>
          </table:table-cell>
          <table:table-cell office:value-type="float" office:value="2.213229" calcext:value-type="float">
            <text:p>2.213229</text:p>
          </table:table-cell>
          <table:table-cell office:value-type="float" office:value="1.531049" calcext:value-type="float">
            <text:p>1.531049</text:p>
          </table:table-cell>
          <table:table-cell office:value-type="float" office:value="3.75022" calcext:value-type="float">
            <text:p>3.75022</text:p>
          </table:table-cell>
          <table:table-cell office:value-type="float" office:value="2.678729" calcext:value-type="float">
            <text:p>2.678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8812" calcext:value-type="float">
            <text:p>2.988812</text:p>
          </table:table-cell>
          <table:table-cell office:value-type="float" office:value="2.647364" calcext:value-type="float">
            <text:p>2.647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438" calcext:value-type="float">
            <text:p>0.051438</text:p>
          </table:table-cell>
          <table:table-cell office:value-type="float" office:value="0.021627" calcext:value-type="float">
            <text:p>0.021627</text:p>
          </table:table-cell>
          <table:table-cell office:value-type="float" office:value="1.683085" calcext:value-type="float">
            <text:p>1.683085</text:p>
          </table:table-cell>
          <table:table-cell office:value-type="float" office:value="2.315368" calcext:value-type="float">
            <text:p>2.315368</text:p>
          </table:table-cell>
          <table:table-cell office:value-type="float" office:value="0.038881" calcext:value-type="float">
            <text:p>0.038881</text:p>
          </table:table-cell>
          <table:table-cell office:value-type="float" office:value="0.011092" calcext:value-type="float">
            <text:p>0.011092</text:p>
          </table:table-cell>
          <table:table-cell office:value-type="float" office:value="2.400945" calcext:value-type="float">
            <text:p>2.400945</text:p>
          </table:table-cell>
          <table:table-cell office:value-type="float" office:value="2.40615" calcext:value-type="float">
            <text:p>2.406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216198" calcext:value-type="float">
            <text:p>4.216198</text:p>
          </table:table-cell>
          <table:table-cell office:value-type="float" office:value="0.232579" calcext:value-type="float">
            <text:p>0.232579</text:p>
          </table:table-cell>
          <table:table-cell office:value-type="float" office:value="1.768831" calcext:value-type="float">
            <text:p>1.768831</text:p>
          </table:table-cell>
          <table:table-cell office:value-type="float" office:value="1.638322" calcext:value-type="float">
            <text:p>1.638322</text:p>
          </table:table-cell>
          <table:table-cell office:value-type="float" office:value="0.588511" calcext:value-type="float">
            <text:p>0.588511</text:p>
          </table:table-cell>
          <table:table-cell office:value-type="float" office:value="0.044085" calcext:value-type="float">
            <text:p>0.044085</text:p>
          </table:table-cell>
          <table:table-cell office:value-type="float" office:value="3.668646" calcext:value-type="float">
            <text:p>3.668646</text:p>
          </table:table-cell>
          <table:table-cell office:value-type="float" office:value="3.531888" calcext:value-type="float">
            <text:p>3.531888</text:p>
          </table:table-cell>
          <table:table-cell office:value-type="float" office:value="0.093746" calcext:value-type="float">
            <text:p>0.093746</text:p>
          </table:table-cell>
          <table:table-cell office:value-type="float" office:value="0.002612" calcext:value-type="float">
            <text:p>0.002612</text:p>
          </table:table-cell>
          <table:table-cell office:value-type="float" office:value="2.580801" calcext:value-type="float">
            <text:p>2.580801</text:p>
          </table:table-cell>
          <table:table-cell office:value-type="float" office:value="3.361435" calcext:value-type="float">
            <text:p>3.361435</text:p>
          </table:table-cell>
          <table:table-cell office:value-type="float" office:value="33.605469" calcext:value-type="float">
            <text:p>33.605469</text:p>
          </table:table-cell>
          <table:table-cell office:value-type="float" office:value="1.96" calcext:value-type="float">
            <text:p>1.96</text:p>
          </table:table-cell>
          <table:table-cell office:value-type="float" office:value="1.870949" calcext:value-type="float">
            <text:p>1.870949</text:p>
          </table:table-cell>
          <table:table-cell office:value-type="float" office:value="0" calcext:value-type="float">
            <text:p>0</text:p>
          </table:table-cell>
          <table:table-cell office:value-type="float" office:value="1.879272" calcext:value-type="float">
            <text:p>1.879272</text:p>
          </table:table-cell>
          <table:table-cell office:value-type="float" office:value="0" calcext:value-type="float">
            <text:p>0</text:p>
          </table:table-cell>
          <table:table-cell office:value-type="float" office:value="1.852996" calcext:value-type="float">
            <text:p>1.852996</text:p>
          </table:table-cell>
          <table:table-cell office:value-type="float" office:value="0" calcext:value-type="float">
            <text:p>0</text:p>
          </table:table-cell>
          <table:table-cell office:value-type="float" office:value="1.135816" calcext:value-type="float">
            <text:p>1.135816</text:p>
          </table:table-cell>
          <table:table-cell office:value-type="float" office:value="0" calcext:value-type="float">
            <text:p>0</text:p>
          </table:table-cell>
          <table:table-cell office:value-type="float" office:value="0.027145" calcext:value-type="float">
            <text:p>0.027145</text:p>
          </table:table-cell>
          <table:table-cell office:value-type="float" office:value="0.74" calcext:value-type="float">
            <text:p>0.74</text:p>
          </table:table-cell>
          <table:table-cell office:value-type="float" office:value="0.024293" calcext:value-type="float">
            <text:p>0.024293</text:p>
          </table:table-cell>
          <table:table-cell office:value-type="float" office:value="0.68" calcext:value-type="float">
            <text:p>0.68</text:p>
          </table:table-cell>
          <table:table-cell office:value-type="float" office:value="0.009882" calcext:value-type="float">
            <text:p>0.009882</text:p>
          </table:table-cell>
          <table:table-cell office:value-type="float" office:value="0.28" calcext:value-type="float">
            <text:p>0.28</text:p>
          </table:table-cell>
          <table:table-cell office:value-type="float" office:value="0.028999" calcext:value-type="float">
            <text:p>0.028999</text:p>
          </table:table-cell>
          <table:table-cell office:value-type="float" office:value="0.82" calcext:value-type="float">
            <text:p>0.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828047" calcext:value-type="float">
            <text:p>2.828047</text:p>
          </table:table-cell>
          <table:table-cell office:value-type="float" office:value="1.24" calcext:value-type="float">
            <text:p>1.24</text:p>
          </table:table-cell>
          <table:table-cell office:value-type="float" office:value="1.388151" calcext:value-type="float">
            <text:p>1.388151</text:p>
          </table:table-cell>
          <table:table-cell office:value-type="float" office:value="0.84" calcext:value-type="float">
            <text:p>0.84</text:p>
          </table:table-cell>
          <table:table-cell office:value-type="float" office:value="0.118033" calcext:value-type="float">
            <text:p>0.118033</text:p>
          </table:table-cell>
          <table:table-cell office:value-type="float" office:value="0.16" calcext:value-type="float">
            <text:p>0.16</text:p>
          </table:table-cell>
          <table:table-cell office:value-type="float" office:value="0.470478" calcext:value-type="float">
            <text:p>0.470478</text:p>
          </table:table-cell>
          <table:table-cell office:value-type="float" office:value="0.46" calcext:value-type="float">
            <text:p>0.46</text:p>
          </table:table-cell>
          <table:table-cell office:value-type="float" office:value="0.014866" calcext:value-type="float">
            <text:p>0.014866</text:p>
          </table:table-cell>
          <table:table-cell office:value-type="float" office:value="0.14" calcext:value-type="float">
            <text:p>0.14</text:p>
          </table:table-cell>
          <table:table-cell office:value-type="float" office:value="0.07888" calcext:value-type="float">
            <text:p>0.078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347.420013" calcext:value-type="float">
            <text:p>347.420013</text:p>
          </table:table-cell>
          <table:table-cell office:value-type="float" office:value="78.84552" calcext:value-type="float">
            <text:p>78.84552</text:p>
          </table:table-cell>
          <table:table-cell office:value-type="string" calcext:value-type="string">
            <text:p>NA</text:p>
          </table:table-cell>
          <table:table-cell office:value-type="float" office:value="5.943211" calcext:value-type="float">
            <text:p>5.943211</text:p>
          </table:table-cell>
          <table:table-cell office:value-type="float" office:value="0.250133" calcext:value-type="float">
            <text:p>0.250133</text:p>
          </table:table-cell>
          <table:table-cell office:value-type="float" office:value="31.169798" calcext:value-type="float">
            <text:p>31.169798</text:p>
          </table:table-cell>
          <table:table-cell office:value-type="float" office:value="0.036391" calcext:value-type="float">
            <text:p>0.036391</text:p>
          </table:table-cell>
          <table:table-cell office:value-type="float" office:value="2.610344" calcext:value-type="float">
            <text:p>2.610344</text:p>
          </table:table-cell>
          <table:table-cell office:value-type="float" office:value="2.002847" calcext:value-type="float">
            <text:p>2.002847</text:p>
          </table:table-cell>
          <table:table-cell office:value-type="float" office:value="3.753202" calcext:value-type="float">
            <text:p>3.753202</text:p>
          </table:table-cell>
          <table:table-cell office:value-type="float" office:value="2.680859" calcext:value-type="float">
            <text:p>2.680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493" calcext:value-type="float">
            <text:p>3.01493</text:p>
          </table:table-cell>
          <table:table-cell office:value-type="float" office:value="2.676622" calcext:value-type="float">
            <text:p>2.676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215" calcext:value-type="float">
            <text:p>0.056215</text:p>
          </table:table-cell>
          <table:table-cell office:value-type="float" office:value="0.026488" calcext:value-type="float">
            <text:p>0.026488</text:p>
          </table:table-cell>
          <table:table-cell office:value-type="float" office:value="1.181392" calcext:value-type="float">
            <text:p>1.181392</text:p>
          </table:table-cell>
          <table:table-cell office:value-type="float" office:value="1.709304" calcext:value-type="float">
            <text:p>1.709304</text:p>
          </table:table-cell>
          <table:table-cell office:value-type="float" office:value="0.024001" calcext:value-type="float">
            <text:p>0.024001</text:p>
          </table:table-cell>
          <table:table-cell office:value-type="float" office:value="0.007188" calcext:value-type="float">
            <text:p>0.007188</text:p>
          </table:table-cell>
          <table:table-cell office:value-type="float" office:value="2.174902" calcext:value-type="float">
            <text:p>2.174902</text:p>
          </table:table-cell>
          <table:table-cell office:value-type="float" office:value="2.155394" calcext:value-type="float">
            <text:p>2.1553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473631" calcext:value-type="float">
            <text:p>3.473631</text:p>
          </table:table-cell>
          <table:table-cell office:value-type="float" office:value="0.196404" calcext:value-type="float">
            <text:p>0.196404</text:p>
          </table:table-cell>
          <table:table-cell office:value-type="float" office:value="1.882567" calcext:value-type="float">
            <text:p>1.882567</text:p>
          </table:table-cell>
          <table:table-cell office:value-type="float" office:value="1.898278" calcext:value-type="float">
            <text:p>1.898278</text:p>
          </table:table-cell>
          <table:table-cell office:value-type="float" office:value="0.69114" calcext:value-type="float">
            <text:p>0.69114</text:p>
          </table:table-cell>
          <table:table-cell office:value-type="float" office:value="0.048436" calcext:value-type="float">
            <text:p>0.048436</text:p>
          </table:table-cell>
          <table:table-cell office:value-type="float" office:value="3.463922" calcext:value-type="float">
            <text:p>3.463922</text:p>
          </table:table-cell>
          <table:table-cell office:value-type="float" office:value="4.269833" calcext:value-type="float">
            <text:p>4.269833</text:p>
          </table:table-cell>
          <table:table-cell office:value-type="float" office:value="0.120656" calcext:value-type="float">
            <text:p>0.120656</text:p>
          </table:table-cell>
          <table:table-cell office:value-type="float" office:value="0.003092" calcext:value-type="float">
            <text:p>0.003092</text:p>
          </table:table-cell>
          <table:table-cell office:value-type="float" office:value="4.566684" calcext:value-type="float">
            <text:p>4.566684</text:p>
          </table:table-cell>
          <table:table-cell office:value-type="float" office:value="5.099162" calcext:value-type="float">
            <text:p>5.099162</text:p>
          </table:table-cell>
          <table:table-cell office:value-type="float" office:value="31.169798" calcext:value-type="float">
            <text:p>31.169798</text:p>
          </table:table-cell>
          <table:table-cell office:value-type="float" office:value="2.12" calcext:value-type="float">
            <text:p>2.12</text:p>
          </table:table-cell>
          <table:table-cell office:value-type="float" office:value="1.881667" calcext:value-type="float">
            <text:p>1.881667</text:p>
          </table:table-cell>
          <table:table-cell office:value-type="float" office:value="0" calcext:value-type="float">
            <text:p>0</text:p>
          </table:table-cell>
          <table:table-cell office:value-type="float" office:value="1.871535" calcext:value-type="float">
            <text:p>1.871535</text:p>
          </table:table-cell>
          <table:table-cell office:value-type="float" office:value="0" calcext:value-type="float">
            <text:p>0</text:p>
          </table:table-cell>
          <table:table-cell office:value-type="float" office:value="1.855616" calcext:value-type="float">
            <text:p>1.855616</text:p>
          </table:table-cell>
          <table:table-cell office:value-type="float" office:value="0" calcext:value-type="float">
            <text:p>0</text:p>
          </table:table-cell>
          <table:table-cell office:value-type="float" office:value="1.159314" calcext:value-type="float">
            <text:p>1.159314</text:p>
          </table:table-cell>
          <table:table-cell office:value-type="float" office:value="0" calcext:value-type="float">
            <text:p>0</text:p>
          </table:table-cell>
          <table:table-cell office:value-type="float" office:value="0.034364" calcext:value-type="float">
            <text:p>0.034364</text:p>
          </table:table-cell>
          <table:table-cell office:value-type="float" office:value="0.9" calcext:value-type="float">
            <text:p>0.9</text:p>
          </table:table-cell>
          <table:table-cell office:value-type="float" office:value="0.021851" calcext:value-type="float">
            <text:p>0.021851</text:p>
          </table:table-cell>
          <table:table-cell office:value-type="float" office:value="0.6" calcext:value-type="float">
            <text:p>0.6</text:p>
          </table:table-cell>
          <table:table-cell office:value-type="float" office:value="0.004935" calcext:value-type="float">
            <text:p>0.004935</text:p>
          </table:table-cell>
          <table:table-cell office:value-type="float" office:value="0.14" calcext:value-type="float">
            <text:p>0.14</text:p>
          </table:table-cell>
          <table:table-cell office:value-type="float" office:value="0.019066" calcext:value-type="float">
            <text:p>0.019066</text:p>
          </table:table-cell>
          <table:table-cell office:value-type="float" office:value="0.54" calcext:value-type="float">
            <text:p>0.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15974" calcext:value-type="float">
            <text:p>2.215974</text:p>
          </table:table-cell>
          <table:table-cell office:value-type="float" office:value="0.9" calcext:value-type="float">
            <text:p>0.9</text:p>
          </table:table-cell>
          <table:table-cell office:value-type="float" office:value="1.257657" calcext:value-type="float">
            <text:p>1.257657</text:p>
          </table:table-cell>
          <table:table-cell office:value-type="float" office:value="0.84" calcext:value-type="float">
            <text:p>0.84</text:p>
          </table:table-cell>
          <table:table-cell office:value-type="float" office:value="0.218073" calcext:value-type="float">
            <text:p>0.218073</text:p>
          </table:table-cell>
          <table:table-cell office:value-type="float" office:value="0.26" calcext:value-type="float">
            <text:p>0.26</text:p>
          </table:table-cell>
          <table:table-cell office:value-type="float" office:value="0.473066" calcext:value-type="float">
            <text:p>0.473066</text:p>
          </table:table-cell>
          <table:table-cell office:value-type="float" office:value="0.4" calcext:value-type="float">
            <text:p>0.4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2" calcext:value-type="float">
            <text:p>0.02</text:p>
          </table:table-cell>
          <table:table-cell office:value-type="float" office:value="0.118536" calcext:value-type="float">
            <text:p>0.11853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47.519989" calcext:value-type="float">
            <text:p>347.519989</text:p>
          </table:table-cell>
          <table:table-cell office:value-type="float" office:value="70.906731" calcext:value-type="float">
            <text:p>70.906731</text:p>
          </table:table-cell>
          <table:table-cell office:value-type="string" calcext:value-type="string">
            <text:p>NA</text:p>
          </table:table-cell>
          <table:table-cell office:value-type="float" office:value="5.91651" calcext:value-type="float">
            <text:p>5.91651</text:p>
          </table:table-cell>
          <table:table-cell office:value-type="float" office:value="0.274198" calcext:value-type="float">
            <text:p>0.274198</text:p>
          </table:table-cell>
          <table:table-cell office:value-type="float" office:value="29.538643" calcext:value-type="float">
            <text:p>29.538643</text:p>
          </table:table-cell>
          <table:table-cell office:value-type="float" office:value="0.034487" calcext:value-type="float">
            <text:p>0.034487</text:p>
          </table:table-cell>
          <table:table-cell office:value-type="float" office:value="2.40945" calcext:value-type="float">
            <text:p>2.40945</text:p>
          </table:table-cell>
          <table:table-cell office:value-type="float" office:value="2.01742" calcext:value-type="float">
            <text:p>2.01742</text:p>
          </table:table-cell>
          <table:table-cell office:value-type="float" office:value="3.758378" calcext:value-type="float">
            <text:p>3.758378</text:p>
          </table:table-cell>
          <table:table-cell office:value-type="float" office:value="2.684556" calcext:value-type="float">
            <text:p>2.684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772" calcext:value-type="float">
            <text:p>3.00772</text:p>
          </table:table-cell>
          <table:table-cell office:value-type="float" office:value="2.667315" calcext:value-type="float">
            <text:p>2.667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549" calcext:value-type="float">
            <text:p>0.061549</text:p>
          </table:table-cell>
          <table:table-cell office:value-type="float" office:value="0.030484" calcext:value-type="float">
            <text:p>0.030484</text:p>
          </table:table-cell>
          <table:table-cell office:value-type="float" office:value="1.355813" calcext:value-type="float">
            <text:p>1.355813</text:p>
          </table:table-cell>
          <table:table-cell office:value-type="float" office:value="2.410056" calcext:value-type="float">
            <text:p>2.410056</text:p>
          </table:table-cell>
          <table:table-cell office:value-type="float" office:value="0.023305" calcext:value-type="float">
            <text:p>0.023305</text:p>
          </table:table-cell>
          <table:table-cell office:value-type="float" office:value="0.005904" calcext:value-type="float">
            <text:p>0.005904</text:p>
          </table:table-cell>
          <table:table-cell office:value-type="float" office:value="1.88524" calcext:value-type="float">
            <text:p>1.88524</text:p>
          </table:table-cell>
          <table:table-cell office:value-type="float" office:value="2.182374" calcext:value-type="float">
            <text:p>2.1823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444599" calcext:value-type="float">
            <text:p>4.444599</text:p>
          </table:table-cell>
          <table:table-cell office:value-type="float" office:value="0.241314" calcext:value-type="float">
            <text:p>0.241314</text:p>
          </table:table-cell>
          <table:table-cell office:value-type="float" office:value="1.691399" calcext:value-type="float">
            <text:p>1.691399</text:p>
          </table:table-cell>
          <table:table-cell office:value-type="float" office:value="1.532032" calcext:value-type="float">
            <text:p>1.532032</text:p>
          </table:table-cell>
          <table:table-cell office:value-type="float" office:value="0.540414" calcext:value-type="float">
            <text:p>0.540414</text:p>
          </table:table-cell>
          <table:table-cell office:value-type="float" office:value="0.039083" calcext:value-type="float">
            <text:p>0.039083</text:p>
          </table:table-cell>
          <table:table-cell office:value-type="float" office:value="3.321029" calcext:value-type="float">
            <text:p>3.321029</text:p>
          </table:table-cell>
          <table:table-cell office:value-type="float" office:value="3.760185" calcext:value-type="float">
            <text:p>3.760185</text:p>
          </table:table-cell>
          <table:table-cell office:value-type="float" office:value="0.201668" calcext:value-type="float">
            <text:p>0.201668</text:p>
          </table:table-cell>
          <table:table-cell office:value-type="float" office:value="0.005314" calcext:value-type="float">
            <text:p>0.005314</text:p>
          </table:table-cell>
          <table:table-cell office:value-type="float" office:value="1.999534" calcext:value-type="float">
            <text:p>1.999534</text:p>
          </table:table-cell>
          <table:table-cell office:value-type="float" office:value="2.81988" calcext:value-type="float">
            <text:p>2.81988</text:p>
          </table:table-cell>
          <table:table-cell office:value-type="float" office:value="29.538643" calcext:value-type="float">
            <text:p>29.538643</text:p>
          </table:table-cell>
          <table:table-cell office:value-type="float" office:value="2.24" calcext:value-type="float">
            <text:p>2.24</text:p>
          </table:table-cell>
          <table:table-cell office:value-type="float" office:value="1.866313" calcext:value-type="float">
            <text:p>1.866313</text:p>
          </table:table-cell>
          <table:table-cell office:value-type="float" office:value="0" calcext:value-type="float">
            <text:p>0</text:p>
          </table:table-cell>
          <table:table-cell office:value-type="float" office:value="1.892065" calcext:value-type="float">
            <text:p>1.892065</text:p>
          </table:table-cell>
          <table:table-cell office:value-type="float" office:value="0" calcext:value-type="float">
            <text:p>0</text:p>
          </table:table-cell>
          <table:table-cell office:value-type="float" office:value="1.857618" calcext:value-type="float">
            <text:p>1.857618</text:p>
          </table:table-cell>
          <table:table-cell office:value-type="float" office:value="0" calcext:value-type="float">
            <text:p>0</text:p>
          </table:table-cell>
          <table:table-cell office:value-type="float" office:value="1.150102" calcext:value-type="float">
            <text:p>1.150102</text:p>
          </table:table-cell>
          <table:table-cell office:value-type="float" office:value="0" calcext:value-type="float">
            <text:p>0</text:p>
          </table:table-cell>
          <table:table-cell office:value-type="float" office:value="0.040067" calcext:value-type="float">
            <text:p>0.040067</text:p>
          </table:table-cell>
          <table:table-cell office:value-type="float" office:value="0.96" calcext:value-type="float">
            <text:p>0.96</text:p>
          </table:table-cell>
          <table:table-cell office:value-type="float" office:value="0.021483" calcext:value-type="float">
            <text:p>0.021483</text:p>
          </table:table-cell>
          <table:table-cell office:value-type="float" office:value="0.58" calcext:value-type="float">
            <text:p>0.58</text:p>
          </table:table-cell>
          <table:table-cell office:value-type="float" office:value="0.008463" calcext:value-type="float">
            <text:p>0.008463</text:p>
          </table:table-cell>
          <table:table-cell office:value-type="float" office:value="0.24" calcext:value-type="float">
            <text:p>0.24</text:p>
          </table:table-cell>
          <table:table-cell office:value-type="float" office:value="0.014842" calcext:value-type="float">
            <text:p>0.014842</text:p>
          </table:table-cell>
          <table:table-cell office:value-type="float" office:value="0.42" calcext:value-type="float">
            <text:p>0.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07327" calcext:value-type="float">
            <text:p>3.07327</text:p>
          </table:table-cell>
          <table:table-cell office:value-type="float" office:value="1.24" calcext:value-type="float">
            <text:p>1.24</text:p>
          </table:table-cell>
          <table:table-cell office:value-type="float" office:value="1.371329" calcext:value-type="float">
            <text:p>1.371329</text:p>
          </table:table-cell>
          <table:table-cell office:value-type="float" office:value="1.08" calcext:value-type="float">
            <text:p>1.08</text:p>
          </table:table-cell>
          <table:table-cell office:value-type="float" office:value="0.141718" calcext:value-type="float">
            <text:p>0.141718</text:p>
          </table:table-cell>
          <table:table-cell office:value-type="float" office:value="0.16" calcext:value-type="float">
            <text:p>0.16</text:p>
          </table:table-cell>
          <table:table-cell office:value-type="float" office:value="0.398696" calcext:value-type="float">
            <text:p>0.398696</text:p>
          </table:table-cell>
          <table:table-cell office:value-type="float" office:value="0.38" calcext:value-type="float">
            <text:p>0.38</text:p>
          </table:table-cell>
          <table:table-cell office:value-type="float" office:value="0.012733" calcext:value-type="float">
            <text:p>0.012733</text:p>
          </table:table-cell>
          <table:table-cell office:value-type="float" office:value="0.12" calcext:value-type="float">
            <text:p>0.12</text:p>
          </table:table-cell>
          <table:table-cell office:value-type="float" office:value="0.188935" calcext:value-type="float">
            <text:p>0.18893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360.600006" calcext:value-type="float">
            <text:p>360.600006</text:p>
          </table:table-cell>
          <table:table-cell office:value-type="float" office:value="73.410225" calcext:value-type="float">
            <text:p>73.410225</text:p>
          </table:table-cell>
          <table:table-cell office:value-type="string" calcext:value-type="string">
            <text:p>NA</text:p>
          </table:table-cell>
          <table:table-cell office:value-type="float" office:value="5.980229" calcext:value-type="float">
            <text:p>5.980229</text:p>
          </table:table-cell>
          <table:table-cell office:value-type="float" office:value="0.21338" calcext:value-type="float">
            <text:p>0.21338</text:p>
          </table:table-cell>
          <table:table-cell office:value-type="float" office:value="37.052555" calcext:value-type="float">
            <text:p>37.052555</text:p>
          </table:table-cell>
          <table:table-cell office:value-type="float" office:value="0.043259" calcext:value-type="float">
            <text:p>0.043259</text:p>
          </table:table-cell>
          <table:table-cell office:value-type="float" office:value="2.104864" calcext:value-type="float">
            <text:p>2.104864</text:p>
          </table:table-cell>
          <table:table-cell office:value-type="float" office:value="1.296947" calcext:value-type="float">
            <text:p>1.296947</text:p>
          </table:table-cell>
          <table:table-cell office:value-type="float" office:value="3.797882" calcext:value-type="float">
            <text:p>3.797882</text:p>
          </table:table-cell>
          <table:table-cell office:value-type="float" office:value="2.712773" calcext:value-type="float">
            <text:p>2.71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4169" calcext:value-type="float">
            <text:p>3.004169</text:p>
          </table:table-cell>
          <table:table-cell office:value-type="float" office:value="2.666947" calcext:value-type="float">
            <text:p>2.666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523" calcext:value-type="float">
            <text:p>0.062523</text:p>
          </table:table-cell>
          <table:table-cell office:value-type="float" office:value="0.033451" calcext:value-type="float">
            <text:p>0.033451</text:p>
          </table:table-cell>
          <table:table-cell office:value-type="float" office:value="1.032067" calcext:value-type="float">
            <text:p>1.032067</text:p>
          </table:table-cell>
          <table:table-cell office:value-type="float" office:value="1.458658" calcext:value-type="float">
            <text:p>1.458658</text:p>
          </table:table-cell>
          <table:table-cell office:value-type="float" office:value="0.026114" calcext:value-type="float">
            <text:p>0.026114</text:p>
          </table:table-cell>
          <table:table-cell office:value-type="float" office:value="0.006293" calcext:value-type="float">
            <text:p>0.006293</text:p>
          </table:table-cell>
          <table:table-cell office:value-type="float" office:value="1.808108" calcext:value-type="float">
            <text:p>1.808108</text:p>
          </table:table-cell>
          <table:table-cell office:value-type="float" office:value="1.803314" calcext:value-type="float">
            <text:p>1.8033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09601" calcext:value-type="float">
            <text:p>4.09601</text:p>
          </table:table-cell>
          <table:table-cell office:value-type="float" office:value="0.22436" calcext:value-type="float">
            <text:p>0.22436</text:p>
          </table:table-cell>
          <table:table-cell office:value-type="float" office:value="1.890468" calcext:value-type="float">
            <text:p>1.890468</text:p>
          </table:table-cell>
          <table:table-cell office:value-type="float" office:value="2.029238" calcext:value-type="float">
            <text:p>2.029238</text:p>
          </table:table-cell>
          <table:table-cell office:value-type="float" office:value="0.75801" calcext:value-type="float">
            <text:p>0.75801</text:p>
          </table:table-cell>
          <table:table-cell office:value-type="float" office:value="0.055763" calcext:value-type="float">
            <text:p>0.055763</text:p>
          </table:table-cell>
          <table:table-cell office:value-type="float" office:value="3.889616" calcext:value-type="float">
            <text:p>3.889616</text:p>
          </table:table-cell>
          <table:table-cell office:value-type="float" office:value="4.668466" calcext:value-type="float">
            <text:p>4.668466</text:p>
          </table:table-cell>
          <table:table-cell office:value-type="float" office:value="0.150723" calcext:value-type="float">
            <text:p>0.150723</text:p>
          </table:table-cell>
          <table:table-cell office:value-type="float" office:value="0.003956" calcext:value-type="float">
            <text:p>0.003956</text:p>
          </table:table-cell>
          <table:table-cell office:value-type="float" office:value="3.980269" calcext:value-type="float">
            <text:p>3.980269</text:p>
          </table:table-cell>
          <table:table-cell office:value-type="float" office:value="3.787216" calcext:value-type="float">
            <text:p>3.787216</text:p>
          </table:table-cell>
          <table:table-cell office:value-type="float" office:value="37.052555" calcext:value-type="float">
            <text:p>37.052555</text:p>
          </table:table-cell>
          <table:table-cell office:value-type="float" office:value="2.2" calcext:value-type="float">
            <text:p>2.2</text:p>
          </table:table-cell>
          <table:table-cell office:value-type="float" office:value="1.885905" calcext:value-type="float">
            <text:p>1.885905</text:p>
          </table:table-cell>
          <table:table-cell office:value-type="float" office:value="0" calcext:value-type="float">
            <text:p>0</text:p>
          </table:table-cell>
          <table:table-cell office:value-type="float" office:value="1.911977" calcext:value-type="float">
            <text:p>1.911977</text:p>
          </table:table-cell>
          <table:table-cell office:value-type="float" office:value="0" calcext:value-type="float">
            <text:p>0</text:p>
          </table:table-cell>
          <table:table-cell office:value-type="float" office:value="1.849263" calcext:value-type="float">
            <text:p>1.849263</text:p>
          </table:table-cell>
          <table:table-cell office:value-type="float" office:value="0" calcext:value-type="float">
            <text:p>0</text:p>
          </table:table-cell>
          <table:table-cell office:value-type="float" office:value="1.154906" calcext:value-type="float">
            <text:p>1.154906</text:p>
          </table:table-cell>
          <table:table-cell office:value-type="float" office:value="0" calcext:value-type="float">
            <text:p>0</text:p>
          </table:table-cell>
          <table:table-cell office:value-type="float" office:value="0.044792" calcext:value-type="float">
            <text:p>0.044792</text:p>
          </table:table-cell>
          <table:table-cell office:value-type="float" office:value="1" calcext:value-type="float">
            <text:p>1</text:p>
          </table:table-cell>
          <table:table-cell office:value-type="float" office:value="0.017731" calcext:value-type="float">
            <text:p>0.017731</text:p>
          </table:table-cell>
          <table:table-cell office:value-type="float" office:value="0.42" calcext:value-type="float">
            <text:p>0.42</text:p>
          </table:table-cell>
          <table:table-cell office:value-type="float" office:value="0.010588" calcext:value-type="float">
            <text:p>0.010588</text:p>
          </table:table-cell>
          <table:table-cell office:value-type="float" office:value="0.3" calcext:value-type="float">
            <text:p>0.3</text:p>
          </table:table-cell>
          <table:table-cell office:value-type="float" office:value="0.015526" calcext:value-type="float">
            <text:p>0.015526</text:p>
          </table:table-cell>
          <table:table-cell office:value-type="float" office:value="0.44" calcext:value-type="float">
            <text:p>0.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85265" calcext:value-type="float">
            <text:p>2.785265</text:p>
          </table:table-cell>
          <table:table-cell office:value-type="float" office:value="1.22" calcext:value-type="float">
            <text:p>1.22</text:p>
          </table:table-cell>
          <table:table-cell office:value-type="float" office:value="1.310745" calcext:value-type="float">
            <text:p>1.310745</text:p>
          </table:table-cell>
          <table:table-cell office:value-type="float" office:value="1.02" calcext:value-type="float">
            <text:p>1.02</text:p>
          </table:table-cell>
          <table:table-cell office:value-type="float" office:value="0.176315" calcext:value-type="float">
            <text:p>0.176315</text:p>
          </table:table-cell>
          <table:table-cell office:value-type="float" office:value="0.16" calcext:value-type="float">
            <text:p>0.16</text:p>
          </table:table-cell>
          <table:table-cell office:value-type="float" office:value="0.581695" calcext:value-type="float">
            <text:p>0.581695</text:p>
          </table:table-cell>
          <table:table-cell office:value-type="float" office:value="0.56" calcext:value-type="float">
            <text:p>0.56</text:p>
          </table:table-cell>
          <table:table-cell office:value-type="float" office:value="0.008507" calcext:value-type="float">
            <text:p>0.008507</text:p>
          </table:table-cell>
          <table:table-cell office:value-type="float" office:value="0.08" calcext:value-type="float">
            <text:p>0.08</text:p>
          </table:table-cell>
          <table:table-cell office:value-type="float" office:value="0.142216" calcext:value-type="float">
            <text:p>0.142216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56.920013" calcext:value-type="float">
            <text:p>356.920013</text:p>
          </table:table-cell>
          <table:table-cell office:value-type="float" office:value="74.63868" calcext:value-type="float">
            <text:p>74.63868</text:p>
          </table:table-cell>
          <table:table-cell office:value-type="string" calcext:value-type="string">
            <text:p>NA</text:p>
          </table:table-cell>
          <table:table-cell office:value-type="float" office:value="5.995939" calcext:value-type="float">
            <text:p>5.995939</text:p>
          </table:table-cell>
          <table:table-cell office:value-type="float" office:value="0.279635" calcext:value-type="float">
            <text:p>0.279635</text:p>
          </table:table-cell>
          <table:table-cell office:value-type="float" office:value="45.937817" calcext:value-type="float">
            <text:p>45.937817</text:p>
          </table:table-cell>
          <table:table-cell office:value-type="float" office:value="0.053633" calcext:value-type="float">
            <text:p>0.053633</text:p>
          </table:table-cell>
          <table:table-cell office:value-type="float" office:value="2.46564" calcext:value-type="float">
            <text:p>2.46564</text:p>
          </table:table-cell>
          <table:table-cell office:value-type="float" office:value="1.550205" calcext:value-type="float">
            <text:p>1.550205</text:p>
          </table:table-cell>
          <table:table-cell office:value-type="float" office:value="3.764426" calcext:value-type="float">
            <text:p>3.764426</text:p>
          </table:table-cell>
          <table:table-cell office:value-type="float" office:value="2.688875" calcext:value-type="float">
            <text:p>2.688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2717" calcext:value-type="float">
            <text:p>2.972717</text:p>
          </table:table-cell>
          <table:table-cell office:value-type="float" office:value="2.644301" calcext:value-type="float">
            <text:p>2.644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628" calcext:value-type="float">
            <text:p>0.078628</text:p>
          </table:table-cell>
          <table:table-cell office:value-type="float" office:value="0.035434" calcext:value-type="float">
            <text:p>0.035434</text:p>
          </table:table-cell>
          <table:table-cell office:value-type="float" office:value="1.269197" calcext:value-type="float">
            <text:p>1.269197</text:p>
          </table:table-cell>
          <table:table-cell office:value-type="float" office:value="4.569318" calcext:value-type="float">
            <text:p>4.569318</text:p>
          </table:table-cell>
          <table:table-cell office:value-type="float" office:value="0.029676" calcext:value-type="float">
            <text:p>0.029676</text:p>
          </table:table-cell>
          <table:table-cell office:value-type="float" office:value="0.008398" calcext:value-type="float">
            <text:p>0.008398</text:p>
          </table:table-cell>
          <table:table-cell office:value-type="float" office:value="2.096841" calcext:value-type="float">
            <text:p>2.096841</text:p>
          </table:table-cell>
          <table:table-cell office:value-type="float" office:value="3.914036" calcext:value-type="float">
            <text:p>3.9140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843703" calcext:value-type="float">
            <text:p>3.843703</text:p>
          </table:table-cell>
          <table:table-cell office:value-type="float" office:value="0.207615" calcext:value-type="float">
            <text:p>0.207615</text:p>
          </table:table-cell>
          <table:table-cell office:value-type="float" office:value="1.605052" calcext:value-type="float">
            <text:p>1.605052</text:p>
          </table:table-cell>
          <table:table-cell office:value-type="float" office:value="1.639105" calcext:value-type="float">
            <text:p>1.639105</text:p>
          </table:table-cell>
          <table:table-cell office:value-type="float" office:value="0.956968" calcext:value-type="float">
            <text:p>0.956968</text:p>
          </table:table-cell>
          <table:table-cell office:value-type="float" office:value="0.068725" calcext:value-type="float">
            <text:p>0.068725</text:p>
          </table:table-cell>
          <table:table-cell office:value-type="float" office:value="2.612404" calcext:value-type="float">
            <text:p>2.612404</text:p>
          </table:table-cell>
          <table:table-cell office:value-type="float" office:value="2.928763" calcext:value-type="float">
            <text:p>2.928763</text:p>
          </table:table-cell>
          <table:table-cell office:value-type="float" office:value="0.280818" calcext:value-type="float">
            <text:p>0.280818</text:p>
          </table:table-cell>
          <table:table-cell office:value-type="float" office:value="0.007219" calcext:value-type="float">
            <text:p>0.007219</text:p>
          </table:table-cell>
          <table:table-cell office:value-type="float" office:value="4.035804" calcext:value-type="float">
            <text:p>4.035804</text:p>
          </table:table-cell>
          <table:table-cell office:value-type="float" office:value="5.417468" calcext:value-type="float">
            <text:p>5.417468</text:p>
          </table:table-cell>
          <table:table-cell office:value-type="float" office:value="45.937817" calcext:value-type="float">
            <text:p>45.937817</text:p>
          </table:table-cell>
          <table:table-cell office:value-type="float" office:value="2.22" calcext:value-type="float">
            <text:p>2.22</text:p>
          </table:table-cell>
          <table:table-cell office:value-type="float" office:value="1.874562" calcext:value-type="float">
            <text:p>1.874562</text:p>
          </table:table-cell>
          <table:table-cell office:value-type="float" office:value="0" calcext:value-type="float">
            <text:p>0</text:p>
          </table:table-cell>
          <table:table-cell office:value-type="float" office:value="1.889863" calcext:value-type="float">
            <text:p>1.889863</text:p>
          </table:table-cell>
          <table:table-cell office:value-type="float" office:value="0" calcext:value-type="float">
            <text:p>0</text:p>
          </table:table-cell>
          <table:table-cell office:value-type="float" office:value="1.818209" calcext:value-type="float">
            <text:p>1.818209</text:p>
          </table:table-cell>
          <table:table-cell office:value-type="float" office:value="0" calcext:value-type="float">
            <text:p>0</text:p>
          </table:table-cell>
          <table:table-cell office:value-type="float" office:value="1.154508" calcext:value-type="float">
            <text:p>1.154508</text:p>
          </table:table-cell>
          <table:table-cell office:value-type="float" office:value="0" calcext:value-type="float">
            <text:p>0</text:p>
          </table:table-cell>
          <table:table-cell office:value-type="float" office:value="0.045406" calcext:value-type="float">
            <text:p>0.045406</text:p>
          </table:table-cell>
          <table:table-cell office:value-type="float" office:value="1.12" calcext:value-type="float">
            <text:p>1.12</text:p>
          </table:table-cell>
          <table:table-cell office:value-type="float" office:value="0.033222" calcext:value-type="float">
            <text:p>0.033222</text:p>
          </table:table-cell>
          <table:table-cell office:value-type="float" office:value="0.86" calcext:value-type="float">
            <text:p>0.86</text:p>
          </table:table-cell>
          <table:table-cell office:value-type="float" office:value="0.007775" calcext:value-type="float">
            <text:p>0.007775</text:p>
          </table:table-cell>
          <table:table-cell office:value-type="float" office:value="0.22" calcext:value-type="float">
            <text:p>0.22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62" calcext:value-type="float">
            <text:p>0.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683342" calcext:value-type="float">
            <text:p>2.683342</text:p>
          </table:table-cell>
          <table:table-cell office:value-type="float" office:value="1.18" calcext:value-type="float">
            <text:p>1.18</text:p>
          </table:table-cell>
          <table:table-cell office:value-type="float" office:value="1.160361" calcext:value-type="float">
            <text:p>1.160361</text:p>
          </table:table-cell>
          <table:table-cell office:value-type="float" office:value="0.8" calcext:value-type="float">
            <text:p>0.8</text:p>
          </table:table-cell>
          <table:table-cell office:value-type="float" office:value="0.262462" calcext:value-type="float">
            <text:p>0.262462</text:p>
          </table:table-cell>
          <table:table-cell office:value-type="float" office:value="0.26" calcext:value-type="float">
            <text:p>0.26</text:p>
          </table:table-cell>
          <table:table-cell office:value-type="float" office:value="0.694506" calcext:value-type="float">
            <text:p>0.694506</text:p>
          </table:table-cell>
          <table:table-cell office:value-type="float" office:value="0.6" calcext:value-type="float">
            <text:p>0.6</text:p>
          </table:table-cell>
          <table:table-cell office:value-type="float" office:value="0.00636" calcext:value-type="float">
            <text:p>0.00636</text:p>
          </table:table-cell>
          <table:table-cell office:value-type="float" office:value="0.06" calcext:value-type="float">
            <text:p>0.06</text:p>
          </table:table-cell>
          <table:table-cell office:value-type="float" office:value="0.274458" calcext:value-type="float">
            <text:p>0.27445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40.200012" calcext:value-type="float">
            <text:p>340.200012</text:p>
          </table:table-cell>
          <table:table-cell office:value-type="float" office:value="57.707214" calcext:value-type="float">
            <text:p>57.707214</text:p>
          </table:table-cell>
          <table:table-cell office:value-type="string" calcext:value-type="string">
            <text:p>NA</text:p>
          </table:table-cell>
          <table:table-cell office:value-type="float" office:value="5.939152" calcext:value-type="float">
            <text:p>5.939152</text:p>
          </table:table-cell>
          <table:table-cell office:value-type="float" office:value="0.234155" calcext:value-type="float">
            <text:p>0.234155</text:p>
          </table:table-cell>
          <table:table-cell office:value-type="float" office:value="38.412323" calcext:value-type="float">
            <text:p>38.412323</text:p>
          </table:table-cell>
          <table:table-cell office:value-type="float" office:value="0.044847" calcext:value-type="float">
            <text:p>0.044847</text:p>
          </table:table-cell>
          <table:table-cell office:value-type="float" office:value="2.885889" calcext:value-type="float">
            <text:p>2.885889</text:p>
          </table:table-cell>
          <table:table-cell office:value-type="float" office:value="1.687775" calcext:value-type="float">
            <text:p>1.687775</text:p>
          </table:table-cell>
          <table:table-cell office:value-type="float" office:value="3.776222" calcext:value-type="float">
            <text:p>3.776222</text:p>
          </table:table-cell>
          <table:table-cell office:value-type="float" office:value="2.697301" calcext:value-type="float">
            <text:p>2.697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5352" calcext:value-type="float">
            <text:p>2.95352</text:p>
          </table:table-cell>
          <table:table-cell office:value-type="float" office:value="2.620308" calcext:value-type="float">
            <text:p>2.620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346" calcext:value-type="float">
            <text:p>0.093346</text:p>
          </table:table-cell>
          <table:table-cell office:value-type="float" office:value="0.048859" calcext:value-type="float">
            <text:p>0.048859</text:p>
          </table:table-cell>
          <table:table-cell office:value-type="float" office:value="1.016101" calcext:value-type="float">
            <text:p>1.016101</text:p>
          </table:table-cell>
          <table:table-cell office:value-type="float" office:value="1.423462" calcext:value-type="float">
            <text:p>1.423462</text:p>
          </table:table-cell>
          <table:table-cell office:value-type="float" office:value="0.031084" calcext:value-type="float">
            <text:p>0.031084</text:p>
          </table:table-cell>
          <table:table-cell office:value-type="float" office:value="0.010146" calcext:value-type="float">
            <text:p>0.010146</text:p>
          </table:table-cell>
          <table:table-cell office:value-type="float" office:value="1.629998" calcext:value-type="float">
            <text:p>1.629998</text:p>
          </table:table-cell>
          <table:table-cell office:value-type="float" office:value="1.950971" calcext:value-type="float">
            <text:p>1.9509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324451" calcext:value-type="float">
            <text:p>4.324451</text:p>
          </table:table-cell>
          <table:table-cell office:value-type="float" office:value="0.243876" calcext:value-type="float">
            <text:p>0.243876</text:p>
          </table:table-cell>
          <table:table-cell office:value-type="float" office:value="1.360403" calcext:value-type="float">
            <text:p>1.360403</text:p>
          </table:table-cell>
          <table:table-cell office:value-type="float" office:value="0.999811" calcext:value-type="float">
            <text:p>0.999811</text:p>
          </table:table-cell>
          <table:table-cell office:value-type="float" office:value="0.829353" calcext:value-type="float">
            <text:p>0.829353</text:p>
          </table:table-cell>
          <table:table-cell office:value-type="float" office:value="0.055739" calcext:value-type="float">
            <text:p>0.055739</text:p>
          </table:table-cell>
          <table:table-cell office:value-type="float" office:value="2.968985" calcext:value-type="float">
            <text:p>2.968985</text:p>
          </table:table-cell>
          <table:table-cell office:value-type="float" office:value="2.600787" calcext:value-type="float">
            <text:p>2.600787</text:p>
          </table:table-cell>
          <table:table-cell office:value-type="float" office:value="0.215824" calcext:value-type="float">
            <text:p>0.215824</text:p>
          </table:table-cell>
          <table:table-cell office:value-type="float" office:value="0.005637" calcext:value-type="float">
            <text:p>0.005637</text:p>
          </table:table-cell>
          <table:table-cell office:value-type="float" office:value="4.110525" calcext:value-type="float">
            <text:p>4.110525</text:p>
          </table:table-cell>
          <table:table-cell office:value-type="float" office:value="5.380333" calcext:value-type="float">
            <text:p>5.380333</text:p>
          </table:table-cell>
          <table:table-cell office:value-type="float" office:value="38.412323" calcext:value-type="float">
            <text:p>38.412323</text:p>
          </table:table-cell>
          <table:table-cell office:value-type="float" office:value="1.84" calcext:value-type="float">
            <text:p>1.84</text:p>
          </table:table-cell>
          <table:table-cell office:value-type="float" office:value="1.886295" calcext:value-type="float">
            <text:p>1.886295</text:p>
          </table:table-cell>
          <table:table-cell office:value-type="float" office:value="0" calcext:value-type="float">
            <text:p>0</text:p>
          </table:table-cell>
          <table:table-cell office:value-type="float" office:value="1.889926" calcext:value-type="float">
            <text:p>1.889926</text:p>
          </table:table-cell>
          <table:table-cell office:value-type="float" office:value="0" calcext:value-type="float">
            <text:p>0</text:p>
          </table:table-cell>
          <table:table-cell office:value-type="float" office:value="1.821798" calcext:value-type="float">
            <text:p>1.821798</text:p>
          </table:table-cell>
          <table:table-cell office:value-type="float" office:value="0" calcext:value-type="float">
            <text:p>0</text:p>
          </table:table-cell>
          <table:table-cell office:value-type="float" office:value="1.131722" calcext:value-type="float">
            <text:p>1.131722</text:p>
          </table:table-cell>
          <table:table-cell office:value-type="float" office:value="0" calcext:value-type="float">
            <text:p>0</text:p>
          </table:table-cell>
          <table:table-cell office:value-type="float" office:value="0.065092" calcext:value-type="float">
            <text:p>0.065092</text:p>
          </table:table-cell>
          <table:table-cell office:value-type="float" office:value="1.62" calcext:value-type="float">
            <text:p>1.62</text:p>
          </table:table-cell>
          <table:table-cell office:value-type="float" office:value="0.028254" calcext:value-type="float">
            <text:p>0.028254</text:p>
          </table:table-cell>
          <table:table-cell office:value-type="float" office:value="0.8" calcext:value-type="float">
            <text:p>0.8</text:p>
          </table:table-cell>
          <table:table-cell office:value-type="float" office:value="0.003535" calcext:value-type="float">
            <text:p>0.003535</text:p>
          </table:table-cell>
          <table:table-cell office:value-type="float" office:value="0.1" calcext:value-type="float">
            <text:p>0.1</text:p>
          </table:table-cell>
          <table:table-cell office:value-type="float" office:value="0.027549" calcext:value-type="float">
            <text:p>0.027549</text:p>
          </table:table-cell>
          <table:table-cell office:value-type="float" office:value="0.78" calcext:value-type="float">
            <text:p>0.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73859" calcext:value-type="float">
            <text:p>2.773859</text:p>
          </table:table-cell>
          <table:table-cell office:value-type="float" office:value="1.4" calcext:value-type="float">
            <text:p>1.4</text:p>
          </table:table-cell>
          <table:table-cell office:value-type="float" office:value="1.550593" calcext:value-type="float">
            <text:p>1.550593</text:p>
          </table:table-cell>
          <table:table-cell office:value-type="float" office:value="1.14" calcext:value-type="float">
            <text:p>1.14</text:p>
          </table:table-cell>
          <table:table-cell office:value-type="float" office:value="0.318439" calcext:value-type="float">
            <text:p>0.318439</text:p>
          </table:table-cell>
          <table:table-cell office:value-type="float" office:value="0.4" calcext:value-type="float">
            <text:p>0.4</text:p>
          </table:table-cell>
          <table:table-cell office:value-type="float" office:value="0.510914" calcext:value-type="float">
            <text:p>0.510914</text:p>
          </table:table-cell>
          <table:table-cell office:value-type="float" office:value="0.48" calcext:value-type="float">
            <text:p>0.48</text:p>
          </table:table-cell>
          <table:table-cell office:value-type="float" office:value="0.010454" calcext:value-type="float">
            <text:p>0.010454</text:p>
          </table:table-cell>
          <table:table-cell office:value-type="float" office:value="0.06" calcext:value-type="float">
            <text:p>0.06</text:p>
          </table:table-cell>
          <table:table-cell office:value-type="float" office:value="0.20537" calcext:value-type="float">
            <text:p>0.20537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44.940002" calcext:value-type="float">
            <text:p>344.940002</text:p>
          </table:table-cell>
          <table:table-cell office:value-type="float" office:value="79.485443" calcext:value-type="float">
            <text:p>79.485443</text:p>
          </table:table-cell>
          <table:table-cell office:value-type="string" calcext:value-type="string">
            <text:p>NA</text:p>
          </table:table-cell>
          <table:table-cell office:value-type="float" office:value="5.908327" calcext:value-type="float">
            <text:p>5.908327</text:p>
          </table:table-cell>
          <table:table-cell office:value-type="float" office:value="0.234058" calcext:value-type="float">
            <text:p>0.234058</text:p>
          </table:table-cell>
          <table:table-cell office:value-type="float" office:value="30.541578" calcext:value-type="float">
            <text:p>30.541578</text:p>
          </table:table-cell>
          <table:table-cell office:value-type="float" office:value="0.035658" calcext:value-type="float">
            <text:p>0.035658</text:p>
          </table:table-cell>
          <table:table-cell office:value-type="float" office:value="2.969196" calcext:value-type="float">
            <text:p>2.969196</text:p>
          </table:table-cell>
          <table:table-cell office:value-type="float" office:value="2.757324" calcext:value-type="float">
            <text:p>2.757324</text:p>
          </table:table-cell>
          <table:table-cell office:value-type="float" office:value="3.757823" calcext:value-type="float">
            <text:p>3.757823</text:p>
          </table:table-cell>
          <table:table-cell office:value-type="float" office:value="2.68416" calcext:value-type="float">
            <text:p>2.68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603" calcext:value-type="float">
            <text:p>3.00603</text:p>
          </table:table-cell>
          <table:table-cell office:value-type="float" office:value="2.666194" calcext:value-type="float">
            <text:p>2.666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691" calcext:value-type="float">
            <text:p>0.069691</text:p>
          </table:table-cell>
          <table:table-cell office:value-type="float" office:value="0.03255" calcext:value-type="float">
            <text:p>0.03255</text:p>
          </table:table-cell>
          <table:table-cell office:value-type="float" office:value="1.937009" calcext:value-type="float">
            <text:p>1.937009</text:p>
          </table:table-cell>
          <table:table-cell office:value-type="float" office:value="2.489225" calcext:value-type="float">
            <text:p>2.489225</text:p>
          </table:table-cell>
          <table:table-cell office:value-type="float" office:value="0.018392" calcext:value-type="float">
            <text:p>0.018392</text:p>
          </table:table-cell>
          <table:table-cell office:value-type="float" office:value="0.005582" calcext:value-type="float">
            <text:p>0.005582</text:p>
          </table:table-cell>
          <table:table-cell office:value-type="float" office:value="2.245757" calcext:value-type="float">
            <text:p>2.245757</text:p>
          </table:table-cell>
          <table:table-cell office:value-type="float" office:value="2.751367" calcext:value-type="float">
            <text:p>2.7513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832805" calcext:value-type="float">
            <text:p>4.832805</text:p>
          </table:table-cell>
          <table:table-cell office:value-type="float" office:value="0.275773" calcext:value-type="float">
            <text:p>0.275773</text:p>
          </table:table-cell>
          <table:table-cell office:value-type="float" office:value="2.039831" calcext:value-type="float">
            <text:p>2.039831</text:p>
          </table:table-cell>
          <table:table-cell office:value-type="float" office:value="1.749611" calcext:value-type="float">
            <text:p>1.749611</text:p>
          </table:table-cell>
          <table:table-cell office:value-type="float" office:value="0.921827" calcext:value-type="float">
            <text:p>0.921827</text:p>
          </table:table-cell>
          <table:table-cell office:value-type="float" office:value="0.062422" calcext:value-type="float">
            <text:p>0.062422</text:p>
          </table:table-cell>
          <table:table-cell office:value-type="float" office:value="3.984146" calcext:value-type="float">
            <text:p>3.984146</text:p>
          </table:table-cell>
          <table:table-cell office:value-type="float" office:value="3.972475" calcext:value-type="float">
            <text:p>3.972475</text:p>
          </table:table-cell>
          <table:table-cell office:value-type="float" office:value="0.156926" calcext:value-type="float">
            <text:p>0.156926</text:p>
          </table:table-cell>
          <table:table-cell office:value-type="float" office:value="0.004011" calcext:value-type="float">
            <text:p>0.004011</text:p>
          </table:table-cell>
          <table:table-cell office:value-type="float" office:value="3.202701" calcext:value-type="float">
            <text:p>3.202701</text:p>
          </table:table-cell>
          <table:table-cell office:value-type="float" office:value="4.168343" calcext:value-type="float">
            <text:p>4.168343</text:p>
          </table:table-cell>
          <table:table-cell office:value-type="float" office:value="30.541578" calcext:value-type="float">
            <text:p>30.541578</text:p>
          </table:table-cell>
          <table:table-cell office:value-type="float" office:value="1.7" calcext:value-type="float">
            <text:p>1.7</text:p>
          </table:table-cell>
          <table:table-cell office:value-type="float" office:value="1.857242" calcext:value-type="float">
            <text:p>1.857242</text:p>
          </table:table-cell>
          <table:table-cell office:value-type="float" office:value="0" calcext:value-type="float">
            <text:p>0</text:p>
          </table:table-cell>
          <table:table-cell office:value-type="float" office:value="1.900581" calcext:value-type="float">
            <text:p>1.900581</text:p>
          </table:table-cell>
          <table:table-cell office:value-type="float" office:value="0" calcext:value-type="float">
            <text:p>0</text:p>
          </table:table-cell>
          <table:table-cell office:value-type="float" office:value="1.855736" calcext:value-type="float">
            <text:p>1.855736</text:p>
          </table:table-cell>
          <table:table-cell office:value-type="float" office:value="0" calcext:value-type="float">
            <text:p>0</text:p>
          </table:table-cell>
          <table:table-cell office:value-type="float" office:value="1.150294" calcext:value-type="float">
            <text:p>1.150294</text:p>
          </table:table-cell>
          <table:table-cell office:value-type="float" office:value="0" calcext:value-type="float">
            <text:p>0</text:p>
          </table:table-cell>
          <table:table-cell office:value-type="float" office:value="0.042128" calcext:value-type="float">
            <text:p>0.042128</text:p>
          </table:table-cell>
          <table:table-cell office:value-type="float" office:value="1.02" calcext:value-type="float">
            <text:p>1.02</text:p>
          </table:table-cell>
          <table:table-cell office:value-type="float" office:value="0.027564" calcext:value-type="float">
            <text:p>0.027564</text:p>
          </table:table-cell>
          <table:table-cell office:value-type="float" office:value="0.78" calcext:value-type="float">
            <text:p>0.78</text:p>
          </table:table-cell>
          <table:table-cell office:value-type="float" office:value="0.003528" calcext:value-type="float">
            <text:p>0.003528</text:p>
          </table:table-cell>
          <table:table-cell office:value-type="float" office:value="0.1" calcext:value-type="float">
            <text:p>0.1</text:p>
          </table:table-cell>
          <table:table-cell office:value-type="float" office:value="0.014863" calcext:value-type="float">
            <text:p>0.014863</text:p>
          </table:table-cell>
          <table:table-cell office:value-type="float" office:value="0.42" calcext:value-type="float">
            <text:p>0.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023077" calcext:value-type="float">
            <text:p>3.023077</text:p>
          </table:table-cell>
          <table:table-cell office:value-type="float" office:value="1.42" calcext:value-type="float">
            <text:p>1.42</text:p>
          </table:table-cell>
          <table:table-cell office:value-type="float" office:value="1.809729" calcext:value-type="float">
            <text:p>1.809729</text:p>
          </table:table-cell>
          <table:table-cell office:value-type="float" office:value="1.32" calcext:value-type="float">
            <text:p>1.32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34" calcext:value-type="float">
            <text:p>0.34</text:p>
          </table:table-cell>
          <table:table-cell office:value-type="float" office:value="0.579027" calcext:value-type="float">
            <text:p>0.579027</text:p>
          </table:table-cell>
          <table:table-cell office:value-type="float" office:value="0.58" calcext:value-type="float">
            <text:p>0.58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2" calcext:value-type="float">
            <text:p>0.02</text:p>
          </table:table-cell>
          <table:table-cell office:value-type="float" office:value="0.154806" calcext:value-type="float">
            <text:p>0.1548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361.959991" calcext:value-type="float">
            <text:p>361.959991</text:p>
          </table:table-cell>
          <table:table-cell office:value-type="float" office:value="66.318024" calcext:value-type="float">
            <text:p>66.318024</text:p>
          </table:table-cell>
          <table:table-cell office:value-type="string" calcext:value-type="string">
            <text:p>NA</text:p>
          </table:table-cell>
          <table:table-cell office:value-type="float" office:value="5.984244" calcext:value-type="float">
            <text:p>5.984244</text:p>
          </table:table-cell>
          <table:table-cell office:value-type="float" office:value="0.196674" calcext:value-type="float">
            <text:p>0.196674</text:p>
          </table:table-cell>
          <table:table-cell office:value-type="float" office:value="38.922771" calcext:value-type="float">
            <text:p>38.922771</text:p>
          </table:table-cell>
          <table:table-cell office:value-type="float" office:value="0.045443" calcext:value-type="float">
            <text:p>0.045443</text:p>
          </table:table-cell>
          <table:table-cell office:value-type="float" office:value="2.089209" calcext:value-type="float">
            <text:p>2.089209</text:p>
          </table:table-cell>
          <table:table-cell office:value-type="float" office:value="1.398946" calcext:value-type="float">
            <text:p>1.398946</text:p>
          </table:table-cell>
          <table:table-cell office:value-type="float" office:value="3.737764" calcext:value-type="float">
            <text:p>3.737764</text:p>
          </table:table-cell>
          <table:table-cell office:value-type="float" office:value="2.669832" calcext:value-type="float">
            <text:p>2.669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51275" calcext:value-type="float">
            <text:p>3.051275</text:p>
          </table:table-cell>
          <table:table-cell office:value-type="float" office:value="2.703575" calcext:value-type="float">
            <text:p>2.703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821" calcext:value-type="float">
            <text:p>0.051821</text:p>
          </table:table-cell>
          <table:table-cell office:value-type="float" office:value="0.025937" calcext:value-type="float">
            <text:p>0.025937</text:p>
          </table:table-cell>
          <table:table-cell office:value-type="float" office:value="2.004774" calcext:value-type="float">
            <text:p>2.004774</text:p>
          </table:table-cell>
          <table:table-cell office:value-type="float" office:value="3.589737" calcext:value-type="float">
            <text:p>3.589737</text:p>
          </table:table-cell>
          <table:table-cell office:value-type="float" office:value="0.023985" calcext:value-type="float">
            <text:p>0.023985</text:p>
          </table:table-cell>
          <table:table-cell office:value-type="float" office:value="0.007597" calcext:value-type="float">
            <text:p>0.007597</text:p>
          </table:table-cell>
          <table:table-cell office:value-type="float" office:value="1.835745" calcext:value-type="float">
            <text:p>1.835745</text:p>
          </table:table-cell>
          <table:table-cell office:value-type="float" office:value="2.387097" calcext:value-type="float">
            <text:p>2.38709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003457" calcext:value-type="float">
            <text:p>5.003457</text:p>
          </table:table-cell>
          <table:table-cell office:value-type="float" office:value="0.277317" calcext:value-type="float">
            <text:p>0.277317</text:p>
          </table:table-cell>
          <table:table-cell office:value-type="float" office:value="2.327874" calcext:value-type="float">
            <text:p>2.327874</text:p>
          </table:table-cell>
          <table:table-cell office:value-type="float" office:value="2.019456" calcext:value-type="float">
            <text:p>2.019456</text:p>
          </table:table-cell>
          <table:table-cell office:value-type="float" office:value="0.921226" calcext:value-type="float">
            <text:p>0.921226</text:p>
          </table:table-cell>
          <table:table-cell office:value-type="float" office:value="0.062682" calcext:value-type="float">
            <text:p>0.062682</text:p>
          </table:table-cell>
          <table:table-cell office:value-type="float" office:value="4.375084" calcext:value-type="float">
            <text:p>4.375084</text:p>
          </table:table-cell>
          <table:table-cell office:value-type="float" office:value="4.426432" calcext:value-type="float">
            <text:p>4.426432</text:p>
          </table:table-cell>
          <table:table-cell office:value-type="float" office:value="0.105068" calcext:value-type="float">
            <text:p>0.105068</text:p>
          </table:table-cell>
          <table:table-cell office:value-type="float" office:value="0.002764" calcext:value-type="float">
            <text:p>0.002764</text:p>
          </table:table-cell>
          <table:table-cell office:value-type="float" office:value="2.887926" calcext:value-type="float">
            <text:p>2.887926</text:p>
          </table:table-cell>
          <table:table-cell office:value-type="float" office:value="3.935728" calcext:value-type="float">
            <text:p>3.935728</text:p>
          </table:table-cell>
          <table:table-cell office:value-type="float" office:value="38.922771" calcext:value-type="float">
            <text:p>38.922771</text:p>
          </table:table-cell>
          <table:table-cell office:value-type="float" office:value="1.88" calcext:value-type="float">
            <text:p>1.88</text:p>
          </table:table-cell>
          <table:table-cell office:value-type="float" office:value="1.84552" calcext:value-type="float">
            <text:p>1.84552</text:p>
          </table:table-cell>
          <table:table-cell office:value-type="float" office:value="0" calcext:value-type="float">
            <text:p>0</text:p>
          </table:table-cell>
          <table:table-cell office:value-type="float" office:value="1.892244" calcext:value-type="float">
            <text:p>1.892244</text:p>
          </table:table-cell>
          <table:table-cell office:value-type="float" office:value="0" calcext:value-type="float">
            <text:p>0</text:p>
          </table:table-cell>
          <table:table-cell office:value-type="float" office:value="1.889761" calcext:value-type="float">
            <text:p>1.889761</text:p>
          </table:table-cell>
          <table:table-cell office:value-type="float" office:value="0" calcext:value-type="float">
            <text:p>0</text:p>
          </table:table-cell>
          <table:table-cell office:value-type="float" office:value="1.161513" calcext:value-type="float">
            <text:p>1.161513</text:p>
          </table:table-cell>
          <table:table-cell office:value-type="float" office:value="0" calcext:value-type="float">
            <text:p>0</text:p>
          </table:table-cell>
          <table:table-cell office:value-type="float" office:value="0.034181" calcext:value-type="float">
            <text:p>0.034181</text:p>
          </table:table-cell>
          <table:table-cell office:value-type="float" office:value="0.88" calcext:value-type="float">
            <text:p>0.88</text:p>
          </table:table-cell>
          <table:table-cell office:value-type="float" office:value="0.01764" calcext:value-type="float">
            <text:p>0.01764</text:p>
          </table:table-cell>
          <table:table-cell office:value-type="float" office:value="0.48" calcext:value-type="float">
            <text:p>0.48</text:p>
          </table:table-cell>
          <table:table-cell office:value-type="float" office:value="0.003519" calcext:value-type="float">
            <text:p>0.003519</text:p>
          </table:table-cell>
          <table:table-cell office:value-type="float" office:value="0.1" calcext:value-type="float">
            <text:p>0.1</text:p>
          </table:table-cell>
          <table:table-cell office:value-type="float" office:value="0.020466" calcext:value-type="float">
            <text:p>0.020466</text:p>
          </table:table-cell>
          <table:table-cell office:value-type="float" office:value="0.58" calcext:value-type="float">
            <text:p>0.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324916" calcext:value-type="float">
            <text:p>3.324916</text:p>
          </table:table-cell>
          <table:table-cell office:value-type="float" office:value="1.42" calcext:value-type="float">
            <text:p>1.42</text:p>
          </table:table-cell>
          <table:table-cell office:value-type="float" office:value="1.678541" calcext:value-type="float">
            <text:p>1.678541</text:p>
          </table:table-cell>
          <table:table-cell office:value-type="float" office:value="1.14" calcext:value-type="float">
            <text:p>1.14</text:p>
          </table:table-cell>
          <table:table-cell office:value-type="float" office:value="0.335426" calcext:value-type="float">
            <text:p>0.335426</text:p>
          </table:table-cell>
          <table:table-cell office:value-type="float" office:value="0.4" calcext:value-type="float">
            <text:p>0.4</text:p>
          </table:table-cell>
          <table:table-cell office:value-type="float" office:value="0.5858" calcext:value-type="float">
            <text:p>0.5858</text:p>
          </table:table-cell>
          <table:table-cell office:value-type="float" office:value="0.56" calcext:value-type="float">
            <text:p>0.56</text:p>
          </table:table-cell>
          <table:table-cell office:value-type="float" office:value="0.00636" calcext:value-type="float">
            <text:p>0.00636</text:p>
          </table:table-cell>
          <table:table-cell office:value-type="float" office:value="0.06" calcext:value-type="float">
            <text:p>0.06</text:p>
          </table:table-cell>
          <table:table-cell office:value-type="float" office:value="0.098708" calcext:value-type="float">
            <text:p>0.09870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347.720001" calcext:value-type="float">
            <text:p>347.720001</text:p>
          </table:table-cell>
          <table:table-cell office:value-type="float" office:value="76.863258" calcext:value-type="float">
            <text:p>76.863258</text:p>
          </table:table-cell>
          <table:table-cell office:value-type="string" calcext:value-type="string">
            <text:p>NA</text:p>
          </table:table-cell>
          <table:table-cell office:value-type="float" office:value="5.939282" calcext:value-type="float">
            <text:p>5.939282</text:p>
          </table:table-cell>
          <table:table-cell office:value-type="float" office:value="0.232244" calcext:value-type="float">
            <text:p>0.232244</text:p>
          </table:table-cell>
          <table:table-cell office:value-type="float" office:value="31.940788" calcext:value-type="float">
            <text:p>31.940788</text:p>
          </table:table-cell>
          <table:table-cell office:value-type="float" office:value="0.037291" calcext:value-type="float">
            <text:p>0.037291</text:p>
          </table:table-cell>
          <table:table-cell office:value-type="float" office:value="3.045844" calcext:value-type="float">
            <text:p>3.045844</text:p>
          </table:table-cell>
          <table:table-cell office:value-type="float" office:value="2.602589" calcext:value-type="float">
            <text:p>2.602589</text:p>
          </table:table-cell>
          <table:table-cell office:value-type="float" office:value="3.733957" calcext:value-type="float">
            <text:p>3.733957</text:p>
          </table:table-cell>
          <table:table-cell office:value-type="float" office:value="2.667112" calcext:value-type="float">
            <text:p>2.667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7333" calcext:value-type="float">
            <text:p>3.037333</text:p>
          </table:table-cell>
          <table:table-cell office:value-type="float" office:value="2.691705" calcext:value-type="float">
            <text:p>2.691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08" calcext:value-type="float">
            <text:p>0.06208</text:p>
          </table:table-cell>
          <table:table-cell office:value-type="float" office:value="0.02678" calcext:value-type="float">
            <text:p>0.02678</text:p>
          </table:table-cell>
          <table:table-cell office:value-type="float" office:value="1.273337" calcext:value-type="float">
            <text:p>1.273337</text:p>
          </table:table-cell>
          <table:table-cell office:value-type="float" office:value="2.085848" calcext:value-type="float">
            <text:p>2.085848</text:p>
          </table:table-cell>
          <table:table-cell office:value-type="float" office:value="0.031744" calcext:value-type="float">
            <text:p>0.031744</text:p>
          </table:table-cell>
          <table:table-cell office:value-type="float" office:value="0.010178" calcext:value-type="float">
            <text:p>0.010178</text:p>
          </table:table-cell>
          <table:table-cell office:value-type="float" office:value="1.547773" calcext:value-type="float">
            <text:p>1.547773</text:p>
          </table:table-cell>
          <table:table-cell office:value-type="float" office:value="2.461285" calcext:value-type="float">
            <text:p>2.4612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169496" calcext:value-type="float">
            <text:p>4.169496</text:p>
          </table:table-cell>
          <table:table-cell office:value-type="float" office:value="0.239191" calcext:value-type="float">
            <text:p>0.239191</text:p>
          </table:table-cell>
          <table:table-cell office:value-type="float" office:value="2.103128" calcext:value-type="float">
            <text:p>2.103128</text:p>
          </table:table-cell>
          <table:table-cell office:value-type="float" office:value="1.734127" calcext:value-type="float">
            <text:p>1.734127</text:p>
          </table:table-cell>
          <table:table-cell office:value-type="float" office:value="0.979519" calcext:value-type="float">
            <text:p>0.979519</text:p>
          </table:table-cell>
          <table:table-cell office:value-type="float" office:value="0.064763" calcext:value-type="float">
            <text:p>0.064763</text:p>
          </table:table-cell>
          <table:table-cell office:value-type="float" office:value="4.948149" calcext:value-type="float">
            <text:p>4.948149</text:p>
          </table:table-cell>
          <table:table-cell office:value-type="float" office:value="4.55761" calcext:value-type="float">
            <text:p>4.55761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01674" calcext:value-type="float">
            <text:p>0.001674</text:p>
          </table:table-cell>
          <table:table-cell office:value-type="float" office:value="3.38044" calcext:value-type="float">
            <text:p>3.38044</text:p>
          </table:table-cell>
          <table:table-cell office:value-type="float" office:value="5.503514" calcext:value-type="float">
            <text:p>5.503514</text:p>
          </table:table-cell>
          <table:table-cell office:value-type="float" office:value="31.940788" calcext:value-type="float">
            <text:p>31.940788</text:p>
          </table:table-cell>
          <table:table-cell office:value-type="float" office:value="1.86" calcext:value-type="float">
            <text:p>1.86</text:p>
          </table:table-cell>
          <table:table-cell office:value-type="float" office:value="1.861302" calcext:value-type="float">
            <text:p>1.861302</text:p>
          </table:table-cell>
          <table:table-cell office:value-type="float" office:value="0" calcext:value-type="float">
            <text:p>0</text:p>
          </table:table-cell>
          <table:table-cell office:value-type="float" office:value="1.872656" calcext:value-type="float">
            <text:p>1.872656</text:p>
          </table:table-cell>
          <table:table-cell office:value-type="float" office:value="0" calcext:value-type="float">
            <text:p>0</text:p>
          </table:table-cell>
          <table:table-cell office:value-type="float" office:value="1.880055" calcext:value-type="float">
            <text:p>1.880055</text:p>
          </table:table-cell>
          <table:table-cell office:value-type="float" office:value="0" calcext:value-type="float">
            <text:p>0</text:p>
          </table:table-cell>
          <table:table-cell office:value-type="float" office:value="1.157278" calcext:value-type="float">
            <text:p>1.157278</text:p>
          </table:table-cell>
          <table:table-cell office:value-type="float" office:value="0" calcext:value-type="float">
            <text:p>0</text:p>
          </table:table-cell>
          <table:table-cell office:value-type="float" office:value="0.03388" calcext:value-type="float">
            <text:p>0.03388</text:p>
          </table:table-cell>
          <table:table-cell office:value-type="float" office:value="0.88" calcext:value-type="float">
            <text:p>0.88</text:p>
          </table:table-cell>
          <table:table-cell office:value-type="float" office:value="0.0282" calcext:value-type="float">
            <text:p>0.0282</text:p>
          </table:table-cell>
          <table:table-cell office:value-type="float" office:value="0.66" calcext:value-type="float">
            <text:p>0.66</text:p>
          </table:table-cell>
          <table:table-cell office:value-type="float" office:value="0.004235" calcext:value-type="float">
            <text:p>0.004235</text:p>
          </table:table-cell>
          <table:table-cell office:value-type="float" office:value="0.12" calcext:value-type="float">
            <text:p>0.12</text:p>
          </table:table-cell>
          <table:table-cell office:value-type="float" office:value="0.027509" calcext:value-type="float">
            <text:p>0.027509</text:p>
          </table:table-cell>
          <table:table-cell office:value-type="float" office:value="0.78" calcext:value-type="float">
            <text:p>0.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7794" calcext:value-type="float">
            <text:p>2.57794</text:p>
          </table:table-cell>
          <table:table-cell office:value-type="float" office:value="0.94" calcext:value-type="float">
            <text:p>0.94</text:p>
          </table:table-cell>
          <table:table-cell office:value-type="float" office:value="1.591555" calcext:value-type="float">
            <text:p>1.591555</text:p>
          </table:table-cell>
          <table:table-cell office:value-type="float" office:value="1" calcext:value-type="float">
            <text:p>1</text:p>
          </table:table-cell>
          <table:table-cell office:value-type="float" office:value="0.401542" calcext:value-type="float">
            <text:p>0.401542</text:p>
          </table:table-cell>
          <table:table-cell office:value-type="float" office:value="0.32" calcext:value-type="float">
            <text:p>0.32</text:p>
          </table:table-cell>
          <table:table-cell office:value-type="float" office:value="0.577977" calcext:value-type="float">
            <text:p>0.577977</text:p>
          </table:table-cell>
          <table:table-cell office:value-type="float" office:value="0.52" calcext:value-type="float">
            <text:p>0.52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.04" calcext:value-type="float">
            <text:p>0.04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59.179993" calcext:value-type="float">
            <text:p>359.179993</text:p>
          </table:table-cell>
          <table:table-cell office:value-type="float" office:value="70.26268" calcext:value-type="float">
            <text:p>70.26268</text:p>
          </table:table-cell>
          <table:table-cell office:value-type="string" calcext:value-type="string">
            <text:p>NA</text:p>
          </table:table-cell>
          <table:table-cell office:value-type="float" office:value="5.967587" calcext:value-type="float">
            <text:p>5.967587</text:p>
          </table:table-cell>
          <table:table-cell office:value-type="float" office:value="0.225366" calcext:value-type="float">
            <text:p>0.225366</text:p>
          </table:table-cell>
          <table:table-cell office:value-type="float" office:value="32.422009" calcext:value-type="float">
            <text:p>32.422009</text:p>
          </table:table-cell>
          <table:table-cell office:value-type="float" office:value="0.037853" calcext:value-type="float">
            <text:p>0.037853</text:p>
          </table:table-cell>
          <table:table-cell office:value-type="float" office:value="2.30504" calcext:value-type="float">
            <text:p>2.30504</text:p>
          </table:table-cell>
          <table:table-cell office:value-type="float" office:value="1.820706" calcext:value-type="float">
            <text:p>1.820706</text:p>
          </table:table-cell>
          <table:table-cell office:value-type="float" office:value="3.751302" calcext:value-type="float">
            <text:p>3.751302</text:p>
          </table:table-cell>
          <table:table-cell office:value-type="float" office:value="2.679502" calcext:value-type="float">
            <text:p>2.679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3493" calcext:value-type="float">
            <text:p>3.033493</text:p>
          </table:table-cell>
          <table:table-cell office:value-type="float" office:value="2.688374" calcext:value-type="float">
            <text:p>2.688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704" calcext:value-type="float">
            <text:p>0.051704</text:p>
          </table:table-cell>
          <table:table-cell office:value-type="float" office:value="0.020537" calcext:value-type="float">
            <text:p>0.020537</text:p>
          </table:table-cell>
          <table:table-cell office:value-type="float" office:value="1.336925" calcext:value-type="float">
            <text:p>1.336925</text:p>
          </table:table-cell>
          <table:table-cell office:value-type="float" office:value="2.068132" calcext:value-type="float">
            <text:p>2.068132</text:p>
          </table:table-cell>
          <table:table-cell office:value-type="float" office:value="0.032497" calcext:value-type="float">
            <text:p>0.032497</text:p>
          </table:table-cell>
          <table:table-cell office:value-type="float" office:value="0.009829" calcext:value-type="float">
            <text:p>0.009829</text:p>
          </table:table-cell>
          <table:table-cell office:value-type="float" office:value="1.808633" calcext:value-type="float">
            <text:p>1.808633</text:p>
          </table:table-cell>
          <table:table-cell office:value-type="float" office:value="1.947785" calcext:value-type="float">
            <text:p>1.9477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490498" calcext:value-type="float">
            <text:p>3.490498</text:p>
          </table:table-cell>
          <table:table-cell office:value-type="float" office:value="0.202092" calcext:value-type="float">
            <text:p>0.202092</text:p>
          </table:table-cell>
          <table:table-cell office:value-type="float" office:value="1.865252" calcext:value-type="float">
            <text:p>1.865252</text:p>
          </table:table-cell>
          <table:table-cell office:value-type="float" office:value="1.444967" calcext:value-type="float">
            <text:p>1.444967</text:p>
          </table:table-cell>
          <table:table-cell office:value-type="float" office:value="0.873894" calcext:value-type="float">
            <text:p>0.873894</text:p>
          </table:table-cell>
          <table:table-cell office:value-type="float" office:value="0.061329" calcext:value-type="float">
            <text:p>0.061329</text:p>
          </table:table-cell>
          <table:table-cell office:value-type="float" office:value="3.839877" calcext:value-type="float">
            <text:p>3.839877</text:p>
          </table:table-cell>
          <table:table-cell office:value-type="float" office:value="3.504297" calcext:value-type="float">
            <text:p>3.504297</text:p>
          </table:table-cell>
          <table:table-cell office:value-type="float" office:value="0.107188" calcext:value-type="float">
            <text:p>0.107188</text:p>
          </table:table-cell>
          <table:table-cell office:value-type="float" office:value="0.002852" calcext:value-type="float">
            <text:p>0.002852</text:p>
          </table:table-cell>
          <table:table-cell office:value-type="float" office:value="3.467843" calcext:value-type="float">
            <text:p>3.467843</text:p>
          </table:table-cell>
          <table:table-cell office:value-type="float" office:value="4.272551" calcext:value-type="float">
            <text:p>4.272551</text:p>
          </table:table-cell>
          <table:table-cell office:value-type="float" office:value="32.422009" calcext:value-type="float">
            <text:p>32.422009</text:p>
          </table:table-cell>
          <table:table-cell office:value-type="float" office:value="1.82" calcext:value-type="float">
            <text:p>1.82</text:p>
          </table:table-cell>
          <table:table-cell office:value-type="float" office:value="1.877519" calcext:value-type="float">
            <text:p>1.877519</text:p>
          </table:table-cell>
          <table:table-cell office:value-type="float" office:value="0" calcext:value-type="float">
            <text:p>0</text:p>
          </table:table-cell>
          <table:table-cell office:value-type="float" office:value="1.873783" calcext:value-type="float">
            <text:p>1.873783</text:p>
          </table:table-cell>
          <table:table-cell office:value-type="float" office:value="0" calcext:value-type="float">
            <text:p>0</text:p>
          </table:table-cell>
          <table:table-cell office:value-type="float" office:value="1.877519" calcext:value-type="float">
            <text:p>1.877519</text:p>
          </table:table-cell>
          <table:table-cell office:value-type="float" office:value="0" calcext:value-type="float">
            <text:p>0</text:p>
          </table:table-cell>
          <table:table-cell office:value-type="float" office:value="1.155974" calcext:value-type="float">
            <text:p>1.155974</text:p>
          </table:table-cell>
          <table:table-cell office:value-type="float" office:value="0" calcext:value-type="float">
            <text:p>0</text:p>
          </table:table-cell>
          <table:table-cell office:value-type="float" office:value="0.025306" calcext:value-type="float">
            <text:p>0.025306</text:p>
          </table:table-cell>
          <table:table-cell office:value-type="float" office:value="0.68" calcext:value-type="float">
            <text:p>0.68</text:p>
          </table:table-cell>
          <table:table-cell office:value-type="float" office:value="0.026398" calcext:value-type="float">
            <text:p>0.026398</text:p>
          </table:table-cell>
          <table:table-cell office:value-type="float" office:value="0.54" calcext:value-type="float">
            <text:p>0.54</text:p>
          </table:table-cell>
          <table:table-cell office:value-type="float" office:value="0.006353" calcext:value-type="float">
            <text:p>0.006353</text:p>
          </table:table-cell>
          <table:table-cell office:value-type="float" office:value="0.18" calcext:value-type="float">
            <text:p>0.18</text:p>
          </table:table-cell>
          <table:table-cell office:value-type="float" office:value="0.026143" calcext:value-type="float">
            <text:p>0.026143</text:p>
          </table:table-cell>
          <table:table-cell office:value-type="float" office:value="0.74" calcext:value-type="float">
            <text:p>0.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14003" calcext:value-type="float">
            <text:p>2.114003</text:p>
          </table:table-cell>
          <table:table-cell office:value-type="float" office:value="0.7" calcext:value-type="float">
            <text:p>0.7</text:p>
          </table:table-cell>
          <table:table-cell office:value-type="float" office:value="1.376496" calcext:value-type="float">
            <text:p>1.376496</text:p>
          </table:table-cell>
          <table:table-cell office:value-type="float" office:value="0.84" calcext:value-type="float">
            <text:p>0.84</text:p>
          </table:table-cell>
          <table:table-cell office:value-type="float" office:value="0.273722" calcext:value-type="float">
            <text:p>0.273722</text:p>
          </table:table-cell>
          <table:table-cell office:value-type="float" office:value="0.24" calcext:value-type="float">
            <text:p>0.24</text:p>
          </table:table-cell>
          <table:table-cell office:value-type="float" office:value="0.600172" calcext:value-type="float">
            <text:p>0.600172</text:p>
          </table:table-cell>
          <table:table-cell office:value-type="float" office:value="0.56" calcext:value-type="float">
            <text:p>0.56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08" calcext:value-type="float">
            <text:p>0.08</text:p>
          </table:table-cell>
          <table:table-cell office:value-type="float" office:value="0.098708" calcext:value-type="float">
            <text:p>0.09870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352.76001" calcext:value-type="float">
            <text:p>352.76001</text:p>
          </table:table-cell>
          <table:table-cell office:value-type="float" office:value="64.244926" calcext:value-type="float">
            <text:p>64.244926</text:p>
          </table:table-cell>
          <table:table-cell office:value-type="string" calcext:value-type="string">
            <text:p>NA</text:p>
          </table:table-cell>
          <table:table-cell office:value-type="float" office:value="6.002394" calcext:value-type="float">
            <text:p>6.002394</text:p>
          </table:table-cell>
          <table:table-cell office:value-type="float" office:value="0.230274" calcext:value-type="float">
            <text:p>0.230274</text:p>
          </table:table-cell>
          <table:table-cell office:value-type="float" office:value="29.161366" calcext:value-type="float">
            <text:p>29.161366</text:p>
          </table:table-cell>
          <table:table-cell office:value-type="float" office:value="0.034046" calcext:value-type="float">
            <text:p>0.034046</text:p>
          </table:table-cell>
          <table:table-cell office:value-type="float" office:value="2.307023" calcext:value-type="float">
            <text:p>2.307023</text:p>
          </table:table-cell>
          <table:table-cell office:value-type="float" office:value="1.381475" calcext:value-type="float">
            <text:p>1.381475</text:p>
          </table:table-cell>
          <table:table-cell office:value-type="float" office:value="3.692494" calcext:value-type="float">
            <text:p>3.692494</text:p>
          </table:table-cell>
          <table:table-cell office:value-type="float" office:value="2.637496" calcext:value-type="float">
            <text:p>2.637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9167" calcext:value-type="float">
            <text:p>3.069167</text:p>
          </table:table-cell>
          <table:table-cell office:value-type="float" office:value="2.713052" calcext:value-type="float">
            <text:p>2.713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222" calcext:value-type="float">
            <text:p>0.056222</text:p>
          </table:table-cell>
          <table:table-cell office:value-type="float" office:value="0.026073" calcext:value-type="float">
            <text:p>0.026073</text:p>
          </table:table-cell>
          <table:table-cell office:value-type="float" office:value="1.070835" calcext:value-type="float">
            <text:p>1.070835</text:p>
          </table:table-cell>
          <table:table-cell office:value-type="float" office:value="1.57252" calcext:value-type="float">
            <text:p>1.57252</text:p>
          </table:table-cell>
          <table:table-cell office:value-type="float" office:value="0.028941" calcext:value-type="float">
            <text:p>0.028941</text:p>
          </table:table-cell>
          <table:table-cell office:value-type="float" office:value="0.008757" calcext:value-type="float">
            <text:p>0.008757</text:p>
          </table:table-cell>
          <table:table-cell office:value-type="float" office:value="2.287992" calcext:value-type="float">
            <text:p>2.287992</text:p>
          </table:table-cell>
          <table:table-cell office:value-type="float" office:value="2.684268" calcext:value-type="float">
            <text:p>2.6842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685093" calcext:value-type="float">
            <text:p>3.685093</text:p>
          </table:table-cell>
          <table:table-cell office:value-type="float" office:value="0.214243" calcext:value-type="float">
            <text:p>0.214243</text:p>
          </table:table-cell>
          <table:table-cell office:value-type="float" office:value="1.773992" calcext:value-type="float">
            <text:p>1.773992</text:p>
          </table:table-cell>
          <table:table-cell office:value-type="float" office:value="1.552488" calcext:value-type="float">
            <text:p>1.552488</text:p>
          </table:table-cell>
          <table:table-cell office:value-type="float" office:value="0.89142" calcext:value-type="float">
            <text:p>0.89142</text:p>
          </table:table-cell>
          <table:table-cell office:value-type="float" office:value="0.057001" calcext:value-type="float">
            <text:p>0.057001</text:p>
          </table:table-cell>
          <table:table-cell office:value-type="float" office:value="3.928749" calcext:value-type="float">
            <text:p>3.928749</text:p>
          </table:table-cell>
          <table:table-cell office:value-type="float" office:value="3.961874" calcext:value-type="float">
            <text:p>3.961874</text:p>
          </table:table-cell>
          <table:table-cell office:value-type="float" office:value="0.06976" calcext:value-type="float">
            <text:p>0.06976</text:p>
          </table:table-cell>
          <table:table-cell office:value-type="float" office:value="0.001937" calcext:value-type="float">
            <text:p>0.001937</text:p>
          </table:table-cell>
          <table:table-cell office:value-type="float" office:value="3.329154" calcext:value-type="float">
            <text:p>3.329154</text:p>
          </table:table-cell>
          <table:table-cell office:value-type="float" office:value="3.798363" calcext:value-type="float">
            <text:p>3.798363</text:p>
          </table:table-cell>
          <table:table-cell office:value-type="float" office:value="29.161366" calcext:value-type="float">
            <text:p>29.161366</text:p>
          </table:table-cell>
          <table:table-cell office:value-type="float" office:value="2.16" calcext:value-type="float">
            <text:p>2.16</text:p>
          </table:table-cell>
          <table:table-cell office:value-type="float" office:value="1.837956" calcext:value-type="float">
            <text:p>1.837956</text:p>
          </table:table-cell>
          <table:table-cell office:value-type="float" office:value="0" calcext:value-type="float">
            <text:p>0</text:p>
          </table:table-cell>
          <table:table-cell office:value-type="float" office:value="1.854538" calcext:value-type="float">
            <text:p>1.854538</text:p>
          </table:table-cell>
          <table:table-cell office:value-type="float" office:value="0" calcext:value-type="float">
            <text:p>0</text:p>
          </table:table-cell>
          <table:table-cell office:value-type="float" office:value="1.914976" calcext:value-type="float">
            <text:p>1.914976</text:p>
          </table:table-cell>
          <table:table-cell office:value-type="float" office:value="0" calcext:value-type="float">
            <text:p>0</text:p>
          </table:table-cell>
          <table:table-cell office:value-type="float" office:value="1.154191" calcext:value-type="float">
            <text:p>1.154191</text:p>
          </table:table-cell>
          <table:table-cell office:value-type="float" office:value="0" calcext:value-type="float">
            <text:p>0</text:p>
          </table:table-cell>
          <table:table-cell office:value-type="float" office:value="0.03368" calcext:value-type="float">
            <text:p>0.03368</text:p>
          </table:table-cell>
          <table:table-cell office:value-type="float" office:value="0.9" calcext:value-type="float">
            <text:p>0.9</text:p>
          </table:table-cell>
          <table:table-cell office:value-type="float" office:value="0.022542" calcext:value-type="float">
            <text:p>0.022542</text:p>
          </table:table-cell>
          <table:table-cell office:value-type="float" office:value="0.5" calcext:value-type="float">
            <text:p>0.5</text:p>
          </table:table-cell>
          <table:table-cell office:value-type="float" office:value="0.005647" calcext:value-type="float">
            <text:p>0.005647</text:p>
          </table:table-cell>
          <table:table-cell office:value-type="float" office:value="0.16" calcext:value-type="float">
            <text:p>0.16</text:p>
          </table:table-cell>
          <table:table-cell office:value-type="float" office:value="0.023294" calcext:value-type="float">
            <text:p>0.023294</text:p>
          </table:table-cell>
          <table:table-cell office:value-type="float" office:value="0.66" calcext:value-type="float">
            <text:p>0.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10801" calcext:value-type="float">
            <text:p>2.210801</text:p>
          </table:table-cell>
          <table:table-cell office:value-type="float" office:value="0.88" calcext:value-type="float">
            <text:p>0.88</text:p>
          </table:table-cell>
          <table:table-cell office:value-type="float" office:value="1.474292" calcext:value-type="float">
            <text:p>1.474292</text:p>
          </table:table-cell>
          <table:table-cell office:value-type="float" office:value="1" calcext:value-type="float">
            <text:p>1</text:p>
          </table:table-cell>
          <table:table-cell office:value-type="float" office:value="0.411546" calcext:value-type="float">
            <text:p>0.411546</text:p>
          </table:table-cell>
          <table:table-cell office:value-type="float" office:value="0.42" calcext:value-type="float">
            <text:p>0.42</text:p>
          </table:table-cell>
          <table:table-cell office:value-type="float" office:value="0.479874" calcext:value-type="float">
            <text:p>0.479874</text:p>
          </table:table-cell>
          <table:table-cell office:value-type="float" office:value="0.46" calcext:value-type="float">
            <text:p>0.46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1" calcext:value-type="float">
            <text:p>0.1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333.779999" calcext:value-type="float">
            <text:p>333.779999</text:p>
          </table:table-cell>
          <table:table-cell office:value-type="float" office:value="74.346207" calcext:value-type="float">
            <text:p>74.346207</text:p>
          </table:table-cell>
          <table:table-cell office:value-type="string" calcext:value-type="string">
            <text:p>NA</text:p>
          </table:table-cell>
          <table:table-cell office:value-type="float" office:value="5.997362" calcext:value-type="float">
            <text:p>5.997362</text:p>
          </table:table-cell>
          <table:table-cell office:value-type="float" office:value="0.286061" calcext:value-type="float">
            <text:p>0.286061</text:p>
          </table:table-cell>
          <table:table-cell office:value-type="float" office:value="33.586491" calcext:value-type="float">
            <text:p>33.586491</text:p>
          </table:table-cell>
          <table:table-cell office:value-type="float" office:value="0.039213" calcext:value-type="float">
            <text:p>0.039213</text:p>
          </table:table-cell>
          <table:table-cell office:value-type="float" office:value="2.422874" calcext:value-type="float">
            <text:p>2.422874</text:p>
          </table:table-cell>
          <table:table-cell office:value-type="float" office:value="1.989585" calcext:value-type="float">
            <text:p>1.989585</text:p>
          </table:table-cell>
          <table:table-cell office:value-type="float" office:value="3.728992" calcext:value-type="float">
            <text:p>3.728992</text:p>
          </table:table-cell>
          <table:table-cell office:value-type="float" office:value="2.663565" calcext:value-type="float">
            <text:p>2.663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74856" calcext:value-type="float">
            <text:p>3.074856</text:p>
          </table:table-cell>
          <table:table-cell office:value-type="float" office:value="2.723785" calcext:value-type="float">
            <text:p>2.723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685" calcext:value-type="float">
            <text:p>0.043685</text:p>
          </table:table-cell>
          <table:table-cell office:value-type="float" office:value="0.02189" calcext:value-type="float">
            <text:p>0.02189</text:p>
          </table:table-cell>
          <table:table-cell office:value-type="float" office:value="1.243646" calcext:value-type="float">
            <text:p>1.243646</text:p>
          </table:table-cell>
          <table:table-cell office:value-type="float" office:value="2.308611" calcext:value-type="float">
            <text:p>2.308611</text:p>
          </table:table-cell>
          <table:table-cell office:value-type="float" office:value="0.027544" calcext:value-type="float">
            <text:p>0.027544</text:p>
          </table:table-cell>
          <table:table-cell office:value-type="float" office:value="0.008253" calcext:value-type="float">
            <text:p>0.008253</text:p>
          </table:table-cell>
          <table:table-cell office:value-type="float" office:value="2.185667" calcext:value-type="float">
            <text:p>2.185667</text:p>
          </table:table-cell>
          <table:table-cell office:value-type="float" office:value="2.403529" calcext:value-type="float">
            <text:p>2.4035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567421" calcext:value-type="float">
            <text:p>3.567421</text:p>
          </table:table-cell>
          <table:table-cell office:value-type="float" office:value="0.212522" calcext:value-type="float">
            <text:p>0.212522</text:p>
          </table:table-cell>
          <table:table-cell office:value-type="float" office:value="1.872056" calcext:value-type="float">
            <text:p>1.872056</text:p>
          </table:table-cell>
          <table:table-cell office:value-type="float" office:value="1.822257" calcext:value-type="float">
            <text:p>1.822257</text:p>
          </table:table-cell>
          <table:table-cell office:value-type="float" office:value="0.770683" calcext:value-type="float">
            <text:p>0.770683</text:p>
          </table:table-cell>
          <table:table-cell office:value-type="float" office:value="0.055515" calcext:value-type="float">
            <text:p>0.055515</text:p>
          </table:table-cell>
          <table:table-cell office:value-type="float" office:value="3.754232" calcext:value-type="float">
            <text:p>3.754232</text:p>
          </table:table-cell>
          <table:table-cell office:value-type="float" office:value="4.283374" calcext:value-type="float">
            <text:p>4.283374</text:p>
          </table:table-cell>
          <table:table-cell office:value-type="float" office:value="0.117659" calcext:value-type="float">
            <text:p>0.117659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3.618723" calcext:value-type="float">
            <text:p>3.618723</text:p>
          </table:table-cell>
          <table:table-cell office:value-type="float" office:value="5.691636" calcext:value-type="float">
            <text:p>5.691636</text:p>
          </table:table-cell>
          <table:table-cell office:value-type="float" office:value="33.586491" calcext:value-type="float">
            <text:p>33.586491</text:p>
          </table:table-cell>
          <table:table-cell office:value-type="float" office:value="2.34" calcext:value-type="float">
            <text:p>2.34</text:p>
          </table:table-cell>
          <table:table-cell office:value-type="float" office:value="1.852456" calcext:value-type="float">
            <text:p>1.852456</text:p>
          </table:table-cell>
          <table:table-cell office:value-type="float" office:value="0" calcext:value-type="float">
            <text:p>0</text:p>
          </table:table-cell>
          <table:table-cell office:value-type="float" office:value="1.876536" calcext:value-type="float">
            <text:p>1.876536</text:p>
          </table:table-cell>
          <table:table-cell office:value-type="float" office:value="0" calcext:value-type="float">
            <text:p>0</text:p>
          </table:table-cell>
          <table:table-cell office:value-type="float" office:value="1.90588" calcext:value-type="float">
            <text:p>1.90588</text:p>
          </table:table-cell>
          <table:table-cell office:value-type="float" office:value="0" calcext:value-type="float">
            <text:p>0</text:p>
          </table:table-cell>
          <table:table-cell office:value-type="float" office:value="1.168975" calcext:value-type="float">
            <text:p>1.168975</text:p>
          </table:table-cell>
          <table:table-cell office:value-type="float" office:value="0" calcext:value-type="float">
            <text:p>0</text:p>
          </table:table-cell>
          <table:table-cell office:value-type="float" office:value="0.028856" calcext:value-type="float">
            <text:p>0.028856</text:p>
          </table:table-cell>
          <table:table-cell office:value-type="float" office:value="0.74" calcext:value-type="float">
            <text:p>0.74</text:p>
          </table:table-cell>
          <table:table-cell office:value-type="float" office:value="0.014829" calcext:value-type="float">
            <text:p>0.014829</text:p>
          </table:table-cell>
          <table:table-cell office:value-type="float" office:value="0.36" calcext:value-type="float">
            <text:p>0.36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16" calcext:value-type="float">
            <text:p>0.16</text:p>
          </table:table-cell>
          <table:table-cell office:value-type="float" office:value="0.021894" calcext:value-type="float">
            <text:p>0.021894</text:p>
          </table:table-cell>
          <table:table-cell office:value-type="float" office:value="0.62" calcext:value-type="float">
            <text:p>0.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018302" calcext:value-type="float">
            <text:p>2.018302</text:p>
          </table:table-cell>
          <table:table-cell office:value-type="float" office:value="0.96" calcext:value-type="float">
            <text:p>0.96</text:p>
          </table:table-cell>
          <table:table-cell office:value-type="float" office:value="1.54912" calcext:value-type="float">
            <text:p>1.54912</text:p>
          </table:table-cell>
          <table:table-cell office:value-type="float" office:value="1.04" calcext:value-type="float">
            <text:p>1.04</text:p>
          </table:table-cell>
          <table:table-cell office:value-type="float" office:value="0.207353" calcext:value-type="float">
            <text:p>0.207353</text:p>
          </table:table-cell>
          <table:table-cell office:value-type="float" office:value="0.18" calcext:value-type="float">
            <text:p>0.18</text:p>
          </table:table-cell>
          <table:table-cell office:value-type="float" office:value="0.56333" calcext:value-type="float">
            <text:p>0.56333</text:p>
          </table:table-cell>
          <table:table-cell office:value-type="float" office:value="0.58" calcext:value-type="float">
            <text:p>0.58</text:p>
          </table:table-cell>
          <table:table-cell office:value-type="float" office:value="0.012746" calcext:value-type="float">
            <text:p>0.012746</text:p>
          </table:table-cell>
          <table:table-cell office:value-type="float" office:value="0.12" calcext:value-type="float">
            <text:p>0.12</text:p>
          </table:table-cell>
          <table:table-cell office:value-type="float" office:value="0.104912" calcext:value-type="float">
            <text:p>0.10491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344.480011" calcext:value-type="float">
            <text:p>344.480011</text:p>
          </table:table-cell>
          <table:table-cell office:value-type="float" office:value="59.412167" calcext:value-type="float">
            <text:p>59.412167</text:p>
          </table:table-cell>
          <table:table-cell office:value-type="string" calcext:value-type="string">
            <text:p>NA</text:p>
          </table:table-cell>
          <table:table-cell office:value-type="float" office:value="5.981582" calcext:value-type="float">
            <text:p>5.981582</text:p>
          </table:table-cell>
          <table:table-cell office:value-type="float" office:value="0.263035" calcext:value-type="float">
            <text:p>0.263035</text:p>
          </table:table-cell>
          <table:table-cell office:value-type="float" office:value="41.752266" calcext:value-type="float">
            <text:p>41.752266</text:p>
          </table:table-cell>
          <table:table-cell office:value-type="float" office:value="0.048746" calcext:value-type="float">
            <text:p>0.048746</text:p>
          </table:table-cell>
          <table:table-cell office:value-type="float" office:value="2.449692" calcext:value-type="float">
            <text:p>2.449692</text:p>
          </table:table-cell>
          <table:table-cell office:value-type="float" office:value="1.599579" calcext:value-type="float">
            <text:p>1.599579</text:p>
          </table:table-cell>
          <table:table-cell office:value-type="float" office:value="3.727731" calcext:value-type="float">
            <text:p>3.727731</text:p>
          </table:table-cell>
          <table:table-cell office:value-type="float" office:value="2.662665" calcext:value-type="float">
            <text:p>2.6626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4339" calcext:value-type="float">
            <text:p>3.064339</text:p>
          </table:table-cell>
          <table:table-cell office:value-type="float" office:value="2.719433" calcext:value-type="float">
            <text:p>2.719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133" calcext:value-type="float">
            <text:p>0.042133</text:p>
          </table:table-cell>
          <table:table-cell office:value-type="float" office:value="0.020193" calcext:value-type="float">
            <text:p>0.020193</text:p>
          </table:table-cell>
          <table:table-cell office:value-type="float" office:value="0.756805" calcext:value-type="float">
            <text:p>0.756805</text:p>
          </table:table-cell>
          <table:table-cell office:value-type="float" office:value="1.312883" calcext:value-type="float">
            <text:p>1.312883</text:p>
          </table:table-cell>
          <table:table-cell office:value-type="float" office:value="0.028251" calcext:value-type="float">
            <text:p>0.028251</text:p>
          </table:table-cell>
          <table:table-cell office:value-type="float" office:value="0.008504" calcext:value-type="float">
            <text:p>0.008504</text:p>
          </table:table-cell>
          <table:table-cell office:value-type="float" office:value="1.8905" calcext:value-type="float">
            <text:p>1.8905</text:p>
          </table:table-cell>
          <table:table-cell office:value-type="float" office:value="2.328926" calcext:value-type="float">
            <text:p>2.3289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782012" calcext:value-type="float">
            <text:p>3.782012</text:p>
          </table:table-cell>
          <table:table-cell office:value-type="float" office:value="0.228086" calcext:value-type="float">
            <text:p>0.228086</text:p>
          </table:table-cell>
          <table:table-cell office:value-type="float" office:value="1.663406" calcext:value-type="float">
            <text:p>1.663406</text:p>
          </table:table-cell>
          <table:table-cell office:value-type="float" office:value="1.65756" calcext:value-type="float">
            <text:p>1.65756</text:p>
          </table:table-cell>
          <table:table-cell office:value-type="float" office:value="0.716605" calcext:value-type="float">
            <text:p>0.716605</text:p>
          </table:table-cell>
          <table:table-cell office:value-type="float" office:value="0.050774" calcext:value-type="float">
            <text:p>0.050774</text:p>
          </table:table-cell>
          <table:table-cell office:value-type="float" office:value="3.31641" calcext:value-type="float">
            <text:p>3.31641</text:p>
          </table:table-cell>
          <table:table-cell office:value-type="float" office:value="3.961435" calcext:value-type="float">
            <text:p>3.961435</text:p>
          </table:table-cell>
          <table:table-cell office:value-type="float" office:value="0.071959" calcext:value-type="float">
            <text:p>0.071959</text:p>
          </table:table-cell>
          <table:table-cell office:value-type="float" office:value="0.002027" calcext:value-type="float">
            <text:p>0.002027</text:p>
          </table:table-cell>
          <table:table-cell office:value-type="float" office:value="2.528124" calcext:value-type="float">
            <text:p>2.528124</text:p>
          </table:table-cell>
          <table:table-cell office:value-type="float" office:value="3.706989" calcext:value-type="float">
            <text:p>3.706989</text:p>
          </table:table-cell>
          <table:table-cell office:value-type="float" office:value="41.752266" calcext:value-type="float">
            <text:p>41.752266</text:p>
          </table:table-cell>
          <table:table-cell office:value-type="float" office:value="2.36" calcext:value-type="float">
            <text:p>2.36</text:p>
          </table:table-cell>
          <table:table-cell office:value-type="float" office:value="1.850342" calcext:value-type="float">
            <text:p>1.850342</text:p>
          </table:table-cell>
          <table:table-cell office:value-type="float" office:value="0" calcext:value-type="float">
            <text:p>0</text:p>
          </table:table-cell>
          <table:table-cell office:value-type="float" office:value="1.877389" calcext:value-type="float">
            <text:p>1.877389</text:p>
          </table:table-cell>
          <table:table-cell office:value-type="float" office:value="0" calcext:value-type="float">
            <text:p>0</text:p>
          </table:table-cell>
          <table:table-cell office:value-type="float" office:value="1.88836" calcext:value-type="float">
            <text:p>1.88836</text:p>
          </table:table-cell>
          <table:table-cell office:value-type="float" office:value="0" calcext:value-type="float">
            <text:p>0</text:p>
          </table:table-cell>
          <table:table-cell office:value-type="float" office:value="1.175978" calcext:value-type="float">
            <text:p>1.175978</text:p>
          </table:table-cell>
          <table:table-cell office:value-type="float" office:value="0" calcext:value-type="float">
            <text:p>0</text:p>
          </table:table-cell>
          <table:table-cell office:value-type="float" office:value="0.026316" calcext:value-type="float">
            <text:p>0.026316</text:p>
          </table:table-cell>
          <table:table-cell office:value-type="float" office:value="0.7" calcext:value-type="float">
            <text:p>0.7</text:p>
          </table:table-cell>
          <table:table-cell office:value-type="float" office:value="0.015817" calcext:value-type="float">
            <text:p>0.015817</text:p>
          </table:table-cell>
          <table:table-cell office:value-type="float" office:value="0.42" calcext:value-type="float">
            <text:p>0.42</text:p>
          </table:table-cell>
          <table:table-cell office:value-type="float" office:value="0.005663" calcext:value-type="float">
            <text:p>0.005663</text:p>
          </table:table-cell>
          <table:table-cell office:value-type="float" office:value="0.16" calcext:value-type="float">
            <text:p>0.16</text:p>
          </table:table-cell>
          <table:table-cell office:value-type="float" office:value="0.022588" calcext:value-type="float">
            <text:p>0.022588</text:p>
          </table:table-cell>
          <table:table-cell office:value-type="float" office:value="0.64" calcext:value-type="float">
            <text:p>0.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073506" calcext:value-type="float">
            <text:p>2.073506</text:p>
          </table:table-cell>
          <table:table-cell office:value-type="float" office:value="1.22" calcext:value-type="float">
            <text:p>1.22</text:p>
          </table:table-cell>
          <table:table-cell office:value-type="float" office:value="1.708506" calcext:value-type="float">
            <text:p>1.708506</text:p>
          </table:table-cell>
          <table:table-cell office:value-type="float" office:value="1.2" calcext:value-type="float">
            <text:p>1.2</text:p>
          </table:table-cell>
          <table:table-cell office:value-type="float" office:value="0.21295" calcext:value-type="float">
            <text:p>0.21295</text:p>
          </table:table-cell>
          <table:table-cell office:value-type="float" office:value="0.26" calcext:value-type="float">
            <text:p>0.26</text:p>
          </table:table-cell>
          <table:table-cell office:value-type="float" office:value="0.503655" calcext:value-type="float">
            <text:p>0.503655</text:p>
          </table:table-cell>
          <table:table-cell office:value-type="float" office:value="0.46" calcext:value-type="float">
            <text:p>0.46</text:p>
          </table:table-cell>
          <table:table-cell office:value-type="float" office:value="0.012799" calcext:value-type="float">
            <text:p>0.012799</text:p>
          </table:table-cell>
          <table:table-cell office:value-type="float" office:value="0.12" calcext:value-type="float">
            <text:p>0.12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30.880005" calcext:value-type="float">
            <text:p>330.880005</text:p>
          </table:table-cell>
          <table:table-cell office:value-type="float" office:value="69.261307" calcext:value-type="float">
            <text:p>69.261307</text:p>
          </table:table-cell>
          <table:table-cell office:value-type="string" calcext:value-type="string">
            <text:p>NA</text:p>
          </table:table-cell>
          <table:table-cell office:value-type="float" office:value="6.009286" calcext:value-type="float">
            <text:p>6.009286</text:p>
          </table:table-cell>
          <table:table-cell office:value-type="float" office:value="0.324782" calcext:value-type="float">
            <text:p>0.324782</text:p>
          </table:table-cell>
          <table:table-cell office:value-type="float" office:value="38.899845" calcext:value-type="float">
            <text:p>38.899845</text:p>
          </table:table-cell>
          <table:table-cell office:value-type="float" office:value="0.045416" calcext:value-type="float">
            <text:p>0.045416</text:p>
          </table:table-cell>
          <table:table-cell office:value-type="float" office:value="3.044159" calcext:value-type="float">
            <text:p>3.044159</text:p>
          </table:table-cell>
          <table:table-cell office:value-type="float" office:value="1.978472" calcext:value-type="float">
            <text:p>1.978472</text:p>
          </table:table-cell>
          <table:table-cell office:value-type="float" office:value="3.737961" calcext:value-type="float">
            <text:p>3.737961</text:p>
          </table:table-cell>
          <table:table-cell office:value-type="float" office:value="2.669972" calcext:value-type="float">
            <text:p>2.669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52898" calcext:value-type="float">
            <text:p>3.052898</text:p>
          </table:table-cell>
          <table:table-cell office:value-type="float" office:value="2.709021" calcext:value-type="float">
            <text:p>2.709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136" calcext:value-type="float">
            <text:p>0.039136</text:p>
          </table:table-cell>
          <table:table-cell office:value-type="float" office:value="0.015679" calcext:value-type="float">
            <text:p>0.015679</text:p>
          </table:table-cell>
          <table:table-cell office:value-type="float" office:value="0.806502" calcext:value-type="float">
            <text:p>0.806502</text:p>
          </table:table-cell>
          <table:table-cell office:value-type="float" office:value="1.528373" calcext:value-type="float">
            <text:p>1.528373</text:p>
          </table:table-cell>
          <table:table-cell office:value-type="float" office:value="0.027525" calcext:value-type="float">
            <text:p>0.027525</text:p>
          </table:table-cell>
          <table:table-cell office:value-type="float" office:value="0.008868" calcext:value-type="float">
            <text:p>0.008868</text:p>
          </table:table-cell>
          <table:table-cell office:value-type="float" office:value="1.763127" calcext:value-type="float">
            <text:p>1.763127</text:p>
          </table:table-cell>
          <table:table-cell office:value-type="float" office:value="1.98833" calcext:value-type="float">
            <text:p>1.988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199302" calcext:value-type="float">
            <text:p>4.199302</text:p>
          </table:table-cell>
          <table:table-cell office:value-type="float" office:value="0.248639" calcext:value-type="float">
            <text:p>0.248639</text:p>
          </table:table-cell>
          <table:table-cell office:value-type="float" office:value="1.689133" calcext:value-type="float">
            <text:p>1.689133</text:p>
          </table:table-cell>
          <table:table-cell office:value-type="float" office:value="1.582078" calcext:value-type="float">
            <text:p>1.582078</text:p>
          </table:table-cell>
          <table:table-cell office:value-type="float" office:value="0.76317" calcext:value-type="float">
            <text:p>0.76317</text:p>
          </table:table-cell>
          <table:table-cell office:value-type="float" office:value="0.052829" calcext:value-type="float">
            <text:p>0.052829</text:p>
          </table:table-cell>
          <table:table-cell office:value-type="float" office:value="3.627208" calcext:value-type="float">
            <text:p>3.627208</text:p>
          </table:table-cell>
          <table:table-cell office:value-type="float" office:value="3.684985" calcext:value-type="float">
            <text:p>3.684985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3.913062" calcext:value-type="float">
            <text:p>3.913062</text:p>
          </table:table-cell>
          <table:table-cell office:value-type="float" office:value="5.366732" calcext:value-type="float">
            <text:p>5.366732</text:p>
          </table:table-cell>
          <table:table-cell office:value-type="float" office:value="38.899845" calcext:value-type="float">
            <text:p>38.899845</text:p>
          </table:table-cell>
          <table:table-cell office:value-type="float" office:value="1.96" calcext:value-type="float">
            <text:p>1.96</text:p>
          </table:table-cell>
          <table:table-cell office:value-type="float" office:value="1.862401" calcext:value-type="float">
            <text:p>1.862401</text:p>
          </table:table-cell>
          <table:table-cell office:value-type="float" office:value="0" calcext:value-type="float">
            <text:p>0</text:p>
          </table:table-cell>
          <table:table-cell office:value-type="float" office:value="1.87556" calcext:value-type="float">
            <text:p>1.87556</text:p>
          </table:table-cell>
          <table:table-cell office:value-type="float" office:value="0" calcext:value-type="float">
            <text:p>0</text:p>
          </table:table-cell>
          <table:table-cell office:value-type="float" office:value="1.881884" calcext:value-type="float">
            <text:p>1.881884</text:p>
          </table:table-cell>
          <table:table-cell office:value-type="float" office:value="0" calcext:value-type="float">
            <text:p>0</text:p>
          </table:table-cell>
          <table:table-cell office:value-type="float" office:value="1.171013" calcext:value-type="float">
            <text:p>1.171013</text:p>
          </table:table-cell>
          <table:table-cell office:value-type="float" office:value="0" calcext:value-type="float">
            <text:p>0</text:p>
          </table:table-cell>
          <table:table-cell office:value-type="float" office:value="0.019377" calcext:value-type="float">
            <text:p>0.019377</text:p>
          </table:table-cell>
          <table:table-cell office:value-type="float" office:value="0.52" calcext:value-type="float">
            <text:p>0.52</text:p>
          </table:table-cell>
          <table:table-cell office:value-type="float" office:value="0.01976" calcext:value-type="float">
            <text:p>0.01976</text:p>
          </table:table-cell>
          <table:table-cell office:value-type="float" office:value="0.56" calcext:value-type="float">
            <text:p>0.56</text:p>
          </table:table-cell>
          <table:table-cell office:value-type="float" office:value="0.003528" calcext:value-type="float">
            <text:p>0.003528</text:p>
          </table:table-cell>
          <table:table-cell office:value-type="float" office:value="0.1" calcext:value-type="float">
            <text:p>0.1</text:p>
          </table:table-cell>
          <table:table-cell office:value-type="float" office:value="0.023997" calcext:value-type="float">
            <text:p>0.023997</text:p>
          </table:table-cell>
          <table:table-cell office:value-type="float" office:value="0.68" calcext:value-type="float">
            <text:p>0.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12122" calcext:value-type="float">
            <text:p>2.412122</text:p>
          </table:table-cell>
          <table:table-cell office:value-type="float" office:value="1.48" calcext:value-type="float">
            <text:p>1.48</text:p>
          </table:table-cell>
          <table:table-cell office:value-type="float" office:value="1.78718" calcext:value-type="float">
            <text:p>1.78718</text:p>
          </table:table-cell>
          <table:table-cell office:value-type="float" office:value="1.2" calcext:value-type="float">
            <text:p>1.2</text:p>
          </table:table-cell>
          <table:table-cell office:value-type="float" office:value="0.256406" calcext:value-type="float">
            <text:p>0.256406</text:p>
          </table:table-cell>
          <table:table-cell office:value-type="float" office:value="0.26" calcext:value-type="float">
            <text:p>0.26</text:p>
          </table:table-cell>
          <table:table-cell office:value-type="float" office:value="0.506763" calcext:value-type="float">
            <text:p>0.506763</text:p>
          </table:table-cell>
          <table:table-cell office:value-type="float" office:value="0.5" calcext:value-type="float">
            <text:p>0.5</text:p>
          </table:table-cell>
          <table:table-cell office:value-type="float" office:value="0.012826" calcext:value-type="float">
            <text:p>0.01282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54.399994" calcext:value-type="float">
            <text:p>354.399994</text:p>
          </table:table-cell>
          <table:table-cell office:value-type="float" office:value="69.556908" calcext:value-type="float">
            <text:p>69.556908</text:p>
          </table:table-cell>
          <table:table-cell office:value-type="string" calcext:value-type="string">
            <text:p>NA</text:p>
          </table:table-cell>
          <table:table-cell office:value-type="float" office:value="5.986327" calcext:value-type="float">
            <text:p>5.986327</text:p>
          </table:table-cell>
          <table:table-cell office:value-type="float" office:value="0.250061" calcext:value-type="float">
            <text:p>0.250061</text:p>
          </table:table-cell>
          <table:table-cell office:value-type="float" office:value="37.46003" calcext:value-type="float">
            <text:p>37.46003</text:p>
          </table:table-cell>
          <table:table-cell office:value-type="float" office:value="0.043735" calcext:value-type="float">
            <text:p>0.043735</text:p>
          </table:table-cell>
          <table:table-cell office:value-type="float" office:value="2.609225" calcext:value-type="float">
            <text:p>2.609225</text:p>
          </table:table-cell>
          <table:table-cell office:value-type="float" office:value="1.592766" calcext:value-type="float">
            <text:p>1.592766</text:p>
          </table:table-cell>
          <table:table-cell office:value-type="float" office:value="3.688058" calcext:value-type="float">
            <text:p>3.688058</text:p>
          </table:table-cell>
          <table:table-cell office:value-type="float" office:value="2.634327" calcext:value-type="float">
            <text:p>2.6343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9675" calcext:value-type="float">
            <text:p>3.039675</text:p>
          </table:table-cell>
          <table:table-cell office:value-type="float" office:value="2.694652" calcext:value-type="float">
            <text:p>2.694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357" calcext:value-type="float">
            <text:p>0.067357</text:p>
          </table:table-cell>
          <table:table-cell office:value-type="float" office:value="0.032203" calcext:value-type="float">
            <text:p>0.032203</text:p>
          </table:table-cell>
          <table:table-cell office:value-type="float" office:value="1.576218" calcext:value-type="float">
            <text:p>1.576218</text:p>
          </table:table-cell>
          <table:table-cell office:value-type="float" office:value="2.717234" calcext:value-type="float">
            <text:p>2.717234</text:p>
          </table:table-cell>
          <table:table-cell office:value-type="float" office:value="0.020532" calcext:value-type="float">
            <text:p>0.020532</text:p>
          </table:table-cell>
          <table:table-cell office:value-type="float" office:value="0.006352" calcext:value-type="float">
            <text:p>0.006352</text:p>
          </table:table-cell>
          <table:table-cell office:value-type="float" office:value="1.875655" calcext:value-type="float">
            <text:p>1.875655</text:p>
          </table:table-cell>
          <table:table-cell office:value-type="float" office:value="2.460122" calcext:value-type="float">
            <text:p>2.4601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20024" calcext:value-type="float">
            <text:p>5.20024</text:p>
          </table:table-cell>
          <table:table-cell office:value-type="float" office:value="0.301316" calcext:value-type="float">
            <text:p>0.301316</text:p>
          </table:table-cell>
          <table:table-cell office:value-type="float" office:value="1.763742" calcext:value-type="float">
            <text:p>1.763742</text:p>
          </table:table-cell>
          <table:table-cell office:value-type="float" office:value="1.585732" calcext:value-type="float">
            <text:p>1.585732</text:p>
          </table:table-cell>
          <table:table-cell office:value-type="float" office:value="0.780785" calcext:value-type="float">
            <text:p>0.780785</text:p>
          </table:table-cell>
          <table:table-cell office:value-type="float" office:value="0.056703" calcext:value-type="float">
            <text:p>0.056703</text:p>
          </table:table-cell>
          <table:table-cell office:value-type="float" office:value="3.311649" calcext:value-type="float">
            <text:p>3.311649</text:p>
          </table:table-cell>
          <table:table-cell office:value-type="float" office:value="3.282094" calcext:value-type="float">
            <text:p>3.282094</text:p>
          </table:table-cell>
          <table:table-cell office:value-type="float" office:value="0.065654" calcext:value-type="float">
            <text:p>0.065654</text:p>
          </table:table-cell>
          <table:table-cell office:value-type="float" office:value="0.001766" calcext:value-type="float">
            <text:p>0.001766</text:p>
          </table:table-cell>
          <table:table-cell office:value-type="float" office:value="4.082412" calcext:value-type="float">
            <text:p>4.082412</text:p>
          </table:table-cell>
          <table:table-cell office:value-type="float" office:value="4.868338" calcext:value-type="float">
            <text:p>4.868338</text:p>
          </table:table-cell>
          <table:table-cell office:value-type="float" office:value="37.46003" calcext:value-type="float">
            <text:p>37.46003</text:p>
          </table:table-cell>
          <table:table-cell office:value-type="float" office:value="1.8" calcext:value-type="float">
            <text:p>1.8</text:p>
          </table:table-cell>
          <table:table-cell office:value-type="float" office:value="1.843638" calcext:value-type="float">
            <text:p>1.843638</text:p>
          </table:table-cell>
          <table:table-cell office:value-type="float" office:value="0" calcext:value-type="float">
            <text:p>0</text:p>
          </table:table-cell>
          <table:table-cell office:value-type="float" office:value="1.844421" calcext:value-type="float">
            <text:p>1.844421</text:p>
          </table:table-cell>
          <table:table-cell office:value-type="float" office:value="0" calcext:value-type="float">
            <text:p>0</text:p>
          </table:table-cell>
          <table:table-cell office:value-type="float" office:value="1.879574" calcext:value-type="float">
            <text:p>1.879574</text:p>
          </table:table-cell>
          <table:table-cell office:value-type="float" office:value="0" calcext:value-type="float">
            <text:p>0</text:p>
          </table:table-cell>
          <table:table-cell office:value-type="float" office:value="1.160102" calcext:value-type="float">
            <text:p>1.160102</text:p>
          </table:table-cell>
          <table:table-cell office:value-type="float" office:value="0" calcext:value-type="float">
            <text:p>0</text:p>
          </table:table-cell>
          <table:table-cell office:value-type="float" office:value="0.041941" calcext:value-type="float">
            <text:p>0.041941</text:p>
          </table:table-cell>
          <table:table-cell office:value-type="float" office:value="1.18" calcext:value-type="float">
            <text:p>1.18</text:p>
          </table:table-cell>
          <table:table-cell office:value-type="float" office:value="0.025416" calcext:value-type="float">
            <text:p>0.025416</text:p>
          </table:table-cell>
          <table:table-cell office:value-type="float" office:value="0.72" calcext:value-type="float">
            <text:p>0.72</text:p>
          </table:table-cell>
          <table:table-cell office:value-type="float" office:value="0.003528" calcext:value-type="float">
            <text:p>0.003528</text:p>
          </table:table-cell>
          <table:table-cell office:value-type="float" office:value="0.1" calcext:value-type="float">
            <text:p>0.1</text:p>
          </table:table-cell>
          <table:table-cell office:value-type="float" office:value="0.017004" calcext:value-type="float">
            <text:p>0.017004</text:p>
          </table:table-cell>
          <table:table-cell office:value-type="float" office:value="0.48" calcext:value-type="float">
            <text:p>0.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143939" calcext:value-type="float">
            <text:p>3.143939</text:p>
          </table:table-cell>
          <table:table-cell office:value-type="float" office:value="1.76" calcext:value-type="float">
            <text:p>1.76</text:p>
          </table:table-cell>
          <table:table-cell office:value-type="float" office:value="2.056301" calcext:value-type="float">
            <text:p>2.056301</text:p>
          </table:table-cell>
          <table:table-cell office:value-type="float" office:value="1.14" calcext:value-type="float">
            <text:p>1.14</text:p>
          </table:table-cell>
          <table:table-cell office:value-type="float" office:value="0.199123" calcext:value-type="float">
            <text:p>0.199123</text:p>
          </table:table-cell>
          <table:table-cell office:value-type="float" office:value="0.22" calcext:value-type="float">
            <text:p>0.22</text:p>
          </table:table-cell>
          <table:table-cell office:value-type="float" office:value="0.581661" calcext:value-type="float">
            <text:p>0.581661</text:p>
          </table:table-cell>
          <table:table-cell office:value-type="float" office:value="0.52" calcext:value-type="float">
            <text:p>0.52</text:p>
          </table:table-cell>
          <table:table-cell office:value-type="float" office:value="0.006386" calcext:value-type="float">
            <text:p>0.006386</text:p>
          </table:table-cell>
          <table:table-cell office:value-type="float" office:value="0.06" calcext:value-type="float">
            <text:p>0.06</text:p>
          </table:table-cell>
          <table:table-cell office:value-type="float" office:value="0.059268" calcext:value-type="float">
            <text:p>0.05926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41.940002" calcext:value-type="float">
            <text:p>341.940002</text:p>
          </table:table-cell>
          <table:table-cell office:value-type="float" office:value="76.600586" calcext:value-type="float">
            <text:p>76.600586</text:p>
          </table:table-cell>
          <table:table-cell office:value-type="string" calcext:value-type="string">
            <text:p>NA</text:p>
          </table:table-cell>
          <table:table-cell office:value-type="float" office:value="5.969779" calcext:value-type="float">
            <text:p>5.969779</text:p>
          </table:table-cell>
          <table:table-cell office:value-type="float" office:value="0.237742" calcext:value-type="float">
            <text:p>0.237742</text:p>
          </table:table-cell>
          <table:table-cell office:value-type="float" office:value="29.301863" calcext:value-type="float">
            <text:p>29.301863</text:p>
          </table:table-cell>
          <table:table-cell office:value-type="float" office:value="0.03421" calcext:value-type="float">
            <text:p>0.03421</text:p>
          </table:table-cell>
          <table:table-cell office:value-type="float" office:value="3.053176" calcext:value-type="float">
            <text:p>3.053176</text:p>
          </table:table-cell>
          <table:table-cell office:value-type="float" office:value="3.59905" calcext:value-type="float">
            <text:p>3.59905</text:p>
          </table:table-cell>
          <table:table-cell office:value-type="float" office:value="3.679641" calcext:value-type="float">
            <text:p>3.679641</text:p>
          </table:table-cell>
          <table:table-cell office:value-type="float" office:value="2.628315" calcext:value-type="float">
            <text:p>2.6283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74754" calcext:value-type="float">
            <text:p>3.074754</text:p>
          </table:table-cell>
          <table:table-cell office:value-type="float" office:value="2.725982" calcext:value-type="float">
            <text:p>2.725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024" calcext:value-type="float">
            <text:p>0.064024</text:p>
          </table:table-cell>
          <table:table-cell office:value-type="float" office:value="0.022182" calcext:value-type="float">
            <text:p>0.022182</text:p>
          </table:table-cell>
          <table:table-cell office:value-type="float" office:value="1.459792" calcext:value-type="float">
            <text:p>1.459792</text:p>
          </table:table-cell>
          <table:table-cell office:value-type="float" office:value="1.94725" calcext:value-type="float">
            <text:p>1.94725</text:p>
          </table:table-cell>
          <table:table-cell office:value-type="float" office:value="0.019098" calcext:value-type="float">
            <text:p>0.019098</text:p>
          </table:table-cell>
          <table:table-cell office:value-type="float" office:value="0.005836" calcext:value-type="float">
            <text:p>0.005836</text:p>
          </table:table-cell>
          <table:table-cell office:value-type="float" office:value="2.253116" calcext:value-type="float">
            <text:p>2.253116</text:p>
          </table:table-cell>
          <table:table-cell office:value-type="float" office:value="2.620998" calcext:value-type="float">
            <text:p>2.6209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264709" calcext:value-type="float">
            <text:p>5.264709</text:p>
          </table:table-cell>
          <table:table-cell office:value-type="float" office:value="0.296154" calcext:value-type="float">
            <text:p>0.296154</text:p>
          </table:table-cell>
          <table:table-cell office:value-type="float" office:value="2.259412" calcext:value-type="float">
            <text:p>2.259412</text:p>
          </table:table-cell>
          <table:table-cell office:value-type="float" office:value="1.711608" calcext:value-type="float">
            <text:p>1.711608</text:p>
          </table:table-cell>
          <table:table-cell office:value-type="float" office:value="0.643886" calcext:value-type="float">
            <text:p>0.643886</text:p>
          </table:table-cell>
          <table:table-cell office:value-type="float" office:value="0.044814" calcext:value-type="float">
            <text:p>0.044814</text:p>
          </table:table-cell>
          <table:table-cell office:value-type="float" office:value="4.165995" calcext:value-type="float">
            <text:p>4.165995</text:p>
          </table:table-cell>
          <table:table-cell office:value-type="float" office:value="4.196246" calcext:value-type="float">
            <text:p>4.196246</text:p>
          </table:table-cell>
          <table:table-cell office:value-type="float" office:value="0.109429" calcext:value-type="float">
            <text:p>0.109429</text:p>
          </table:table-cell>
          <table:table-cell office:value-type="float" office:value="0.002942" calcext:value-type="float">
            <text:p>0.002942</text:p>
          </table:table-cell>
          <table:table-cell office:value-type="float" office:value="3.427988" calcext:value-type="float">
            <text:p>3.427988</text:p>
          </table:table-cell>
          <table:table-cell office:value-type="float" office:value="5.268956" calcext:value-type="float">
            <text:p>5.268956</text:p>
          </table:table-cell>
          <table:table-cell office:value-type="float" office:value="29.301863" calcext:value-type="float">
            <text:p>29.301863</text:p>
          </table:table-cell>
          <table:table-cell office:value-type="float" office:value="1.78" calcext:value-type="float">
            <text:p>1.78</text:p>
          </table:table-cell>
          <table:table-cell office:value-type="float" office:value="1.836842" calcext:value-type="float">
            <text:p>1.836842</text:p>
          </table:table-cell>
          <table:table-cell office:value-type="float" office:value="0" calcext:value-type="float">
            <text:p>0</text:p>
          </table:table-cell>
          <table:table-cell office:value-type="float" office:value="1.842798" calcext:value-type="float">
            <text:p>1.842798</text:p>
          </table:table-cell>
          <table:table-cell office:value-type="float" office:value="0" calcext:value-type="float">
            <text:p>0</text:p>
          </table:table-cell>
          <table:table-cell office:value-type="float" office:value="1.90075" calcext:value-type="float">
            <text:p>1.90075</text:p>
          </table:table-cell>
          <table:table-cell office:value-type="float" office:value="0" calcext:value-type="float">
            <text:p>0</text:p>
          </table:table-cell>
          <table:table-cell office:value-type="float" office:value="1.174005" calcext:value-type="float">
            <text:p>1.174005</text:p>
          </table:table-cell>
          <table:table-cell office:value-type="float" office:value="0" calcext:value-type="float">
            <text:p>0</text:p>
          </table:table-cell>
          <table:table-cell office:value-type="float" office:value="0.025987" calcext:value-type="float">
            <text:p>0.025987</text:p>
          </table:table-cell>
          <table:table-cell office:value-type="float" office:value="0.7" calcext:value-type="float">
            <text:p>0.7</text:p>
          </table:table-cell>
          <table:table-cell office:value-type="float" office:value="0.038036" calcext:value-type="float">
            <text:p>0.038036</text:p>
          </table:table-cell>
          <table:table-cell office:value-type="float" office:value="1.06" calcext:value-type="float">
            <text:p>1.06</text:p>
          </table:table-cell>
          <table:table-cell office:value-type="float" office:value="0.003531" calcext:value-type="float">
            <text:p>0.003531</text:p>
          </table:table-cell>
          <table:table-cell office:value-type="float" office:value="0.1" calcext:value-type="float">
            <text:p>0.1</text:p>
          </table:table-cell>
          <table:table-cell office:value-type="float" office:value="0.015567" calcext:value-type="float">
            <text:p>0.015567</text:p>
          </table:table-cell>
          <table:table-cell office:value-type="float" office:value="0.44" calcext:value-type="float">
            <text:p>0.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394791" calcext:value-type="float">
            <text:p>3.394791</text:p>
          </table:table-cell>
          <table:table-cell office:value-type="float" office:value="1.78" calcext:value-type="float">
            <text:p>1.78</text:p>
          </table:table-cell>
          <table:table-cell office:value-type="float" office:value="1.869918" calcext:value-type="float">
            <text:p>1.869918</text:p>
          </table:table-cell>
          <table:table-cell office:value-type="float" office:value="1.04" calcext:value-type="float">
            <text:p>1.04</text:p>
          </table:table-cell>
          <table:table-cell office:value-type="float" office:value="0.21057" calcext:value-type="float">
            <text:p>0.21057</text:p>
          </table:table-cell>
          <table:table-cell office:value-type="float" office:value="0.2" calcext:value-type="float">
            <text:p>0.2</text:p>
          </table:table-cell>
          <table:table-cell office:value-type="float" office:value="0.433316" calcext:value-type="float">
            <text:p>0.433316</text:p>
          </table:table-cell>
          <table:table-cell office:value-type="float" office:value="0.4" calcext:value-type="float">
            <text:p>0.4</text:p>
          </table:table-cell>
          <table:table-cell office:value-type="float" office:value="0.010613" calcext:value-type="float">
            <text:p>0.010613</text:p>
          </table:table-cell>
          <table:table-cell office:value-type="float" office:value="0.1" calcext:value-type="float">
            <text:p>0.1</text:p>
          </table:table-cell>
          <table:table-cell office:value-type="float" office:value="0.098816" calcext:value-type="float">
            <text:p>0.09881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371.880005" calcext:value-type="float">
            <text:p>371.880005</text:p>
          </table:table-cell>
          <table:table-cell office:value-type="float" office:value="61.930389" calcext:value-type="float">
            <text:p>61.930389</text:p>
          </table:table-cell>
          <table:table-cell office:value-type="string" calcext:value-type="string">
            <text:p>NA</text:p>
          </table:table-cell>
          <table:table-cell office:value-type="float" office:value="5.938371" calcext:value-type="float">
            <text:p>5.938371</text:p>
          </table:table-cell>
          <table:table-cell office:value-type="float" office:value="0.267197" calcext:value-type="float">
            <text:p>0.267197</text:p>
          </table:table-cell>
          <table:table-cell office:value-type="float" office:value="34.531643" calcext:value-type="float">
            <text:p>34.531643</text:p>
          </table:table-cell>
          <table:table-cell office:value-type="float" office:value="0.040316" calcext:value-type="float">
            <text:p>0.040316</text:p>
          </table:table-cell>
          <table:table-cell office:value-type="float" office:value="2.02126" calcext:value-type="float">
            <text:p>2.02126</text:p>
          </table:table-cell>
          <table:table-cell office:value-type="float" office:value="1.341475" calcext:value-type="float">
            <text:p>1.341475</text:p>
          </table:table-cell>
          <table:table-cell office:value-type="float" office:value="3.722653" calcext:value-type="float">
            <text:p>3.722653</text:p>
          </table:table-cell>
          <table:table-cell office:value-type="float" office:value="2.659038" calcext:value-type="float">
            <text:p>2.659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7164" calcext:value-type="float">
            <text:p>3.07164</text:p>
          </table:table-cell>
          <table:table-cell office:value-type="float" office:value="2.715266" calcext:value-type="float">
            <text:p>2.715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784" calcext:value-type="float">
            <text:p>0.046784</text:p>
          </table:table-cell>
          <table:table-cell office:value-type="float" office:value="0.01939" calcext:value-type="float">
            <text:p>0.01939</text:p>
          </table:table-cell>
          <table:table-cell office:value-type="float" office:value="1.375786" calcext:value-type="float">
            <text:p>1.375786</text:p>
          </table:table-cell>
          <table:table-cell office:value-type="float" office:value="1.757707" calcext:value-type="float">
            <text:p>1.757707</text:p>
          </table:table-cell>
          <table:table-cell office:value-type="float" office:value="0.023298" calcext:value-type="float">
            <text:p>0.023298</text:p>
          </table:table-cell>
          <table:table-cell office:value-type="float" office:value="0.006936" calcext:value-type="float">
            <text:p>0.006936</text:p>
          </table:table-cell>
          <table:table-cell office:value-type="float" office:value="2.021294" calcext:value-type="float">
            <text:p>2.021294</text:p>
          </table:table-cell>
          <table:table-cell office:value-type="float" office:value="2.270776" calcext:value-type="float">
            <text:p>2.2707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83323" calcext:value-type="float">
            <text:p>4.83323</text:p>
          </table:table-cell>
          <table:table-cell office:value-type="float" office:value="0.269244" calcext:value-type="float">
            <text:p>0.269244</text:p>
          </table:table-cell>
          <table:table-cell office:value-type="float" office:value="2.077078" calcext:value-type="float">
            <text:p>2.077078</text:p>
          </table:table-cell>
          <table:table-cell office:value-type="float" office:value="1.682781" calcext:value-type="float">
            <text:p>1.682781</text:p>
          </table:table-cell>
          <table:table-cell office:value-type="float" office:value="0.584317" calcext:value-type="float">
            <text:p>0.584317</text:p>
          </table:table-cell>
          <table:table-cell office:value-type="float" office:value="0.039836" calcext:value-type="float">
            <text:p>0.039836</text:p>
          </table:table-cell>
          <table:table-cell office:value-type="float" office:value="4.213491" calcext:value-type="float">
            <text:p>4.213491</text:p>
          </table:table-cell>
          <table:table-cell office:value-type="float" office:value="4.349747" calcext:value-type="float">
            <text:p>4.349747</text:p>
          </table:table-cell>
          <table:table-cell office:value-type="float" office:value="0.11344" calcext:value-type="float">
            <text:p>0.11344</text:p>
          </table:table-cell>
          <table:table-cell office:value-type="float" office:value="0.003111" calcext:value-type="float">
            <text:p>0.003111</text:p>
          </table:table-cell>
          <table:table-cell office:value-type="float" office:value="2.731528" calcext:value-type="float">
            <text:p>2.731528</text:p>
          </table:table-cell>
          <table:table-cell office:value-type="float" office:value="3.816034" calcext:value-type="float">
            <text:p>3.816034</text:p>
          </table:table-cell>
          <table:table-cell office:value-type="float" office:value="34.531643" calcext:value-type="float">
            <text:p>34.531643</text:p>
          </table:table-cell>
          <table:table-cell office:value-type="float" office:value="1.74" calcext:value-type="float">
            <text:p>1.74</text:p>
          </table:table-cell>
          <table:table-cell office:value-type="float" office:value="1.853509" calcext:value-type="float">
            <text:p>1.853509</text:p>
          </table:table-cell>
          <table:table-cell office:value-type="float" office:value="0" calcext:value-type="float">
            <text:p>0</text:p>
          </table:table-cell>
          <table:table-cell office:value-type="float" office:value="1.869144" calcext:value-type="float">
            <text:p>1.869144</text:p>
          </table:table-cell>
          <table:table-cell office:value-type="float" office:value="0" calcext:value-type="float">
            <text:p>0</text:p>
          </table:table-cell>
          <table:table-cell office:value-type="float" office:value="1.916454" calcext:value-type="float">
            <text:p>1.916454</text:p>
          </table:table-cell>
          <table:table-cell office:value-type="float" office:value="0" calcext:value-type="float">
            <text:p>0</text:p>
          </table:table-cell>
          <table:table-cell office:value-type="float" office:value="1.155186" calcext:value-type="float">
            <text:p>1.155186</text:p>
          </table:table-cell>
          <table:table-cell office:value-type="float" office:value="0" calcext:value-type="float">
            <text:p>0</text:p>
          </table:table-cell>
          <table:table-cell office:value-type="float" office:value="0.024228" calcext:value-type="float">
            <text:p>0.024228</text:p>
          </table:table-cell>
          <table:table-cell office:value-type="float" office:value="0.64" calcext:value-type="float">
            <text:p>0.64</text:p>
          </table:table-cell>
          <table:table-cell office:value-type="float" office:value="0.022557" calcext:value-type="float">
            <text:p>0.022557</text:p>
          </table:table-cell>
          <table:table-cell office:value-type="float" office:value="0.6" calcext:value-type="float">
            <text:p>0.6</text:p>
          </table:table-cell>
          <table:table-cell office:value-type="float" office:value="0.004931" calcext:value-type="float">
            <text:p>0.004931</text:p>
          </table:table-cell>
          <table:table-cell office:value-type="float" office:value="0.14" calcext:value-type="float">
            <text:p>0.14</text:p>
          </table:table-cell>
          <table:table-cell office:value-type="float" office:value="0.018366" calcext:value-type="float">
            <text:p>0.018366</text:p>
          </table:table-cell>
          <table:table-cell office:value-type="float" office:value="0.52" calcext:value-type="float">
            <text:p>0.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179369" calcext:value-type="float">
            <text:p>3.179369</text:p>
          </table:table-cell>
          <table:table-cell office:value-type="float" office:value="1.38" calcext:value-type="float">
            <text:p>1.38</text:p>
          </table:table-cell>
          <table:table-cell office:value-type="float" office:value="1.653861" calcext:value-type="float">
            <text:p>1.653861</text:p>
          </table:table-cell>
          <table:table-cell office:value-type="float" office:value="0.96" calcext:value-type="float">
            <text:p>0.96</text:p>
          </table:table-cell>
          <table:table-cell office:value-type="float" office:value="0.210892" calcext:value-type="float">
            <text:p>0.210892</text:p>
          </table:table-cell>
          <table:table-cell office:value-type="float" office:value="0.22" calcext:value-type="float">
            <text:p>0.22</text:p>
          </table:table-cell>
          <table:table-cell office:value-type="float" office:value="0.373425" calcext:value-type="float">
            <text:p>0.373425</text:p>
          </table:table-cell>
          <table:table-cell office:value-type="float" office:value="0.42" calcext:value-type="float">
            <text:p>0.42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14" calcext:value-type="float">
            <text:p>0.14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358.519989" calcext:value-type="float">
            <text:p>358.519989</text:p>
          </table:table-cell>
          <table:table-cell office:value-type="float" office:value="81.469475" calcext:value-type="float">
            <text:p>81.469475</text:p>
          </table:table-cell>
          <table:table-cell office:value-type="string" calcext:value-type="string">
            <text:p>NA</text:p>
          </table:table-cell>
          <table:table-cell office:value-type="float" office:value="5.972517" calcext:value-type="float">
            <text:p>5.972517</text:p>
          </table:table-cell>
          <table:table-cell office:value-type="float" office:value="0.273821" calcext:value-type="float">
            <text:p>0.273821</text:p>
          </table:table-cell>
          <table:table-cell office:value-type="float" office:value="30.291677" calcext:value-type="float">
            <text:p>30.291677</text:p>
          </table:table-cell>
          <table:table-cell office:value-type="float" office:value="0.035366" calcext:value-type="float">
            <text:p>0.035366</text:p>
          </table:table-cell>
          <table:table-cell office:value-type="float" office:value="2.644051" calcext:value-type="float">
            <text:p>2.644051</text:p>
          </table:table-cell>
          <table:table-cell office:value-type="float" office:value="1.998517" calcext:value-type="float">
            <text:p>1.998517</text:p>
          </table:table-cell>
          <table:table-cell office:value-type="float" office:value="3.690636" calcext:value-type="float">
            <text:p>3.690636</text:p>
          </table:table-cell>
          <table:table-cell office:value-type="float" office:value="2.636169" calcext:value-type="float">
            <text:p>2.636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1715" calcext:value-type="float">
            <text:p>3.031715</text:p>
          </table:table-cell>
          <table:table-cell office:value-type="float" office:value="2.687054" calcext:value-type="float">
            <text:p>2.687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894" calcext:value-type="float">
            <text:p>0.056894</text:p>
          </table:table-cell>
          <table:table-cell office:value-type="float" office:value="0.023637" calcext:value-type="float">
            <text:p>0.023637</text:p>
          </table:table-cell>
          <table:table-cell office:value-type="float" office:value="1.07245" calcext:value-type="float">
            <text:p>1.07245</text:p>
          </table:table-cell>
          <table:table-cell office:value-type="float" office:value="1.549814" calcext:value-type="float">
            <text:p>1.549814</text:p>
          </table:table-cell>
          <table:table-cell office:value-type="float" office:value="0.03386" calcext:value-type="float">
            <text:p>0.03386</text:p>
          </table:table-cell>
          <table:table-cell office:value-type="float" office:value="0.010731" calcext:value-type="float">
            <text:p>0.010731</text:p>
          </table:table-cell>
          <table:table-cell office:value-type="float" office:value="2.3762" calcext:value-type="float">
            <text:p>2.3762</text:p>
          </table:table-cell>
          <table:table-cell office:value-type="float" office:value="2.608788" calcext:value-type="float">
            <text:p>2.6087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734552" calcext:value-type="float">
            <text:p>4.734552</text:p>
          </table:table-cell>
          <table:table-cell office:value-type="float" office:value="0.261575" calcext:value-type="float">
            <text:p>0.261575</text:p>
          </table:table-cell>
          <table:table-cell office:value-type="float" office:value="1.908689" calcext:value-type="float">
            <text:p>1.908689</text:p>
          </table:table-cell>
          <table:table-cell office:value-type="float" office:value="1.557978" calcext:value-type="float">
            <text:p>1.557978</text:p>
          </table:table-cell>
          <table:table-cell office:value-type="float" office:value="0.582292" calcext:value-type="float">
            <text:p>0.582292</text:p>
          </table:table-cell>
          <table:table-cell office:value-type="float" office:value="0.040214" calcext:value-type="float">
            <text:p>0.040214</text:p>
          </table:table-cell>
          <table:table-cell office:value-type="float" office:value="3.853664" calcext:value-type="float">
            <text:p>3.853664</text:p>
          </table:table-cell>
          <table:table-cell office:value-type="float" office:value="3.642442" calcext:value-type="float">
            <text:p>3.642442</text:p>
          </table:table-cell>
          <table:table-cell office:value-type="float" office:value="0.146776" calcext:value-type="float">
            <text:p>0.146776</text:p>
          </table:table-cell>
          <table:table-cell office:value-type="float" office:value="0.003856" calcext:value-type="float">
            <text:p>0.003856</text:p>
          </table:table-cell>
          <table:table-cell office:value-type="float" office:value="4.008023" calcext:value-type="float">
            <text:p>4.008023</text:p>
          </table:table-cell>
          <table:table-cell office:value-type="float" office:value="5.345869" calcext:value-type="float">
            <text:p>5.345869</text:p>
          </table:table-cell>
          <table:table-cell office:value-type="float" office:value="30.291676" calcext:value-type="float">
            <text:p>30.291676</text:p>
          </table:table-cell>
          <table:table-cell office:value-type="float" office:value="1.7" calcext:value-type="float">
            <text:p>1.7</text:p>
          </table:table-cell>
          <table:table-cell office:value-type="float" office:value="1.835557" calcext:value-type="float">
            <text:p>1.835557</text:p>
          </table:table-cell>
          <table:table-cell office:value-type="float" office:value="0" calcext:value-type="float">
            <text:p>0</text:p>
          </table:table-cell>
          <table:table-cell office:value-type="float" office:value="1.855079" calcext:value-type="float">
            <text:p>1.855079</text:p>
          </table:table-cell>
          <table:table-cell office:value-type="float" office:value="0" calcext:value-type="float">
            <text:p>0</text:p>
          </table:table-cell>
          <table:table-cell office:value-type="float" office:value="1.875851" calcext:value-type="float">
            <text:p>1.875851</text:p>
          </table:table-cell>
          <table:table-cell office:value-type="float" office:value="0" calcext:value-type="float">
            <text:p>0</text:p>
          </table:table-cell>
          <table:table-cell office:value-type="float" office:value="1.155864" calcext:value-type="float">
            <text:p>1.155864</text:p>
          </table:table-cell>
          <table:table-cell office:value-type="float" office:value="0" calcext:value-type="float">
            <text:p>0</text:p>
          </table:table-cell>
          <table:table-cell office:value-type="float" office:value="0.029558" calcext:value-type="float">
            <text:p>0.029558</text:p>
          </table:table-cell>
          <table:table-cell office:value-type="float" office:value="0.8" calcext:value-type="float">
            <text:p>0.8</text:p>
          </table:table-cell>
          <table:table-cell office:value-type="float" office:value="0.027337" calcext:value-type="float">
            <text:p>0.027337</text:p>
          </table:table-cell>
          <table:table-cell office:value-type="float" office:value="0.7" calcext:value-type="float">
            <text:p>0.7</text:p>
          </table:table-cell>
          <table:table-cell office:value-type="float" office:value="0.004947" calcext:value-type="float">
            <text:p>0.00494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912" calcext:value-type="float">
            <text:p>0.028912</text:p>
          </table:table-cell>
          <table:table-cell office:value-type="float" office:value="0.82" calcext:value-type="float">
            <text:p>0.8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166187" calcext:value-type="float">
            <text:p>3.166187</text:p>
          </table:table-cell>
          <table:table-cell office:value-type="float" office:value="1.32" calcext:value-type="float">
            <text:p>1.32</text:p>
          </table:table-cell>
          <table:table-cell office:value-type="float" office:value="1.568365" calcext:value-type="float">
            <text:p>1.568365</text:p>
          </table:table-cell>
          <table:table-cell office:value-type="float" office:value="1.02" calcext:value-type="float">
            <text:p>1.02</text:p>
          </table:table-cell>
          <table:table-cell office:value-type="float" office:value="0.197884" calcext:value-type="float">
            <text:p>0.197884</text:p>
          </table:table-cell>
          <table:table-cell office:value-type="float" office:value="0.22" calcext:value-type="float">
            <text:p>0.22</text:p>
          </table:table-cell>
          <table:table-cell office:value-type="float" office:value="0.384408" calcext:value-type="float">
            <text:p>0.384408</text:p>
          </table:table-cell>
          <table:table-cell office:value-type="float" office:value="0.36" calcext:value-type="float">
            <text:p>0.36</text:p>
          </table:table-cell>
          <table:table-cell office:value-type="float" office:value="0.00852" calcext:value-type="float">
            <text:p>0.00852</text:p>
          </table:table-cell>
          <table:table-cell office:value-type="float" office:value="0.08" calcext:value-type="float">
            <text:p>0.08</text:p>
          </table:table-cell>
          <table:table-cell office:value-type="float" office:value="0.138256" calcext:value-type="float">
            <text:p>0.138256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48.600006" calcext:value-type="float">
            <text:p>348.600006</text:p>
          </table:table-cell>
          <table:table-cell office:value-type="float" office:value="57.867195" calcext:value-type="float">
            <text:p>57.867195</text:p>
          </table:table-cell>
          <table:table-cell office:value-type="string" calcext:value-type="string">
            <text:p>NA</text:p>
          </table:table-cell>
          <table:table-cell office:value-type="float" office:value="5.937999" calcext:value-type="float">
            <text:p>5.937999</text:p>
          </table:table-cell>
          <table:table-cell office:value-type="float" office:value="0.288841" calcext:value-type="float">
            <text:p>0.288841</text:p>
          </table:table-cell>
          <table:table-cell office:value-type="float" office:value="28.09763" calcext:value-type="float">
            <text:p>28.09763</text:p>
          </table:table-cell>
          <table:table-cell office:value-type="float" office:value="0.032804" calcext:value-type="float">
            <text:p>0.032804</text:p>
          </table:table-cell>
          <table:table-cell office:value-type="float" office:value="2.32977" calcext:value-type="float">
            <text:p>2.32977</text:p>
          </table:table-cell>
          <table:table-cell office:value-type="float" office:value="1.80864" calcext:value-type="float">
            <text:p>1.80864</text:p>
          </table:table-cell>
          <table:table-cell office:value-type="float" office:value="3.664905" calcext:value-type="float">
            <text:p>3.664905</text:p>
          </table:table-cell>
          <table:table-cell office:value-type="float" office:value="2.61779" calcext:value-type="float">
            <text:p>2.61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3323" calcext:value-type="float">
            <text:p>3.033323</text:p>
          </table:table-cell>
          <table:table-cell office:value-type="float" office:value="2.689427" calcext:value-type="float">
            <text:p>2.689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246" calcext:value-type="float">
            <text:p>0.067246</text:p>
          </table:table-cell>
          <table:table-cell office:value-type="float" office:value="0.024591" calcext:value-type="float">
            <text:p>0.024591</text:p>
          </table:table-cell>
          <table:table-cell office:value-type="float" office:value="1.408777" calcext:value-type="float">
            <text:p>1.408777</text:p>
          </table:table-cell>
          <table:table-cell office:value-type="float" office:value="2.548631" calcext:value-type="float">
            <text:p>2.548631</text:p>
          </table:table-cell>
          <table:table-cell office:value-type="float" office:value="0.028956" calcext:value-type="float">
            <text:p>0.028956</text:p>
          </table:table-cell>
          <table:table-cell office:value-type="float" office:value="0.009383" calcext:value-type="float">
            <text:p>0.009383</text:p>
          </table:table-cell>
          <table:table-cell office:value-type="float" office:value="1.800659" calcext:value-type="float">
            <text:p>1.800659</text:p>
          </table:table-cell>
          <table:table-cell office:value-type="float" office:value="1.689712" calcext:value-type="float">
            <text:p>1.6897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013712" calcext:value-type="float">
            <text:p>5.013712</text:p>
          </table:table-cell>
          <table:table-cell office:value-type="float" office:value="0.280057" calcext:value-type="float">
            <text:p>0.280057</text:p>
          </table:table-cell>
          <table:table-cell office:value-type="float" office:value="1.618171" calcext:value-type="float">
            <text:p>1.618171</text:p>
          </table:table-cell>
          <table:table-cell office:value-type="float" office:value="1.404063" calcext:value-type="float">
            <text:p>1.404063</text:p>
          </table:table-cell>
          <table:table-cell office:value-type="float" office:value="0.676752" calcext:value-type="float">
            <text:p>0.676752</text:p>
          </table:table-cell>
          <table:table-cell office:value-type="float" office:value="0.045131" calcext:value-type="float">
            <text:p>0.045131</text:p>
          </table:table-cell>
          <table:table-cell office:value-type="float" office:value="3.710316" calcext:value-type="float">
            <text:p>3.710316</text:p>
          </table:table-cell>
          <table:table-cell office:value-type="float" office:value="3.670562" calcext:value-type="float">
            <text:p>3.670562</text:p>
          </table:table-cell>
          <table:table-cell office:value-type="float" office:value="0.124922" calcext:value-type="float">
            <text:p>0.124922</text:p>
          </table:table-cell>
          <table:table-cell office:value-type="float" office:value="0.003268" calcext:value-type="float">
            <text:p>0.003268</text:p>
          </table:table-cell>
          <table:table-cell office:value-type="float" office:value="3.859999" calcext:value-type="float">
            <text:p>3.859999</text:p>
          </table:table-cell>
          <table:table-cell office:value-type="float" office:value="5.46901" calcext:value-type="float">
            <text:p>5.46901</text:p>
          </table:table-cell>
          <table:table-cell office:value-type="float" office:value="28.09763" calcext:value-type="float">
            <text:p>28.09763</text:p>
          </table:table-cell>
          <table:table-cell office:value-type="float" office:value="1.98" calcext:value-type="float">
            <text:p>1.98</text:p>
          </table:table-cell>
          <table:table-cell office:value-type="float" office:value="1.816871" calcext:value-type="float">
            <text:p>1.816871</text:p>
          </table:table-cell>
          <table:table-cell office:value-type="float" office:value="0" calcext:value-type="float">
            <text:p>0</text:p>
          </table:table-cell>
          <table:table-cell office:value-type="float" office:value="1.848034" calcext:value-type="float">
            <text:p>1.848034</text:p>
          </table:table-cell>
          <table:table-cell office:value-type="float" office:value="0" calcext:value-type="float">
            <text:p>0</text:p>
          </table:table-cell>
          <table:table-cell office:value-type="float" office:value="1.874745" calcext:value-type="float">
            <text:p>1.874745</text:p>
          </table:table-cell>
          <table:table-cell office:value-type="float" office:value="0" calcext:value-type="float">
            <text:p>0</text:p>
          </table:table-cell>
          <table:table-cell office:value-type="float" office:value="1.158578" calcext:value-type="float">
            <text:p>1.158578</text:p>
          </table:table-cell>
          <table:table-cell office:value-type="float" office:value="0" calcext:value-type="float">
            <text:p>0</text:p>
          </table:table-cell>
          <table:table-cell office:value-type="float" office:value="0.029424" calcext:value-type="float">
            <text:p>0.029424</text:p>
          </table:table-cell>
          <table:table-cell office:value-type="float" office:value="0.76" calcext:value-type="float">
            <text:p>0.76</text:p>
          </table:table-cell>
          <table:table-cell office:value-type="float" office:value="0.037822" calcext:value-type="float">
            <text:p>0.037822</text:p>
          </table:table-cell>
          <table:table-cell office:value-type="float" office:value="0.98" calcext:value-type="float">
            <text:p>0.98</text:p>
          </table:table-cell>
          <table:table-cell office:value-type="float" office:value="0.003528" calcext:value-type="float">
            <text:p>0.003528</text:p>
          </table:table-cell>
          <table:table-cell office:value-type="float" office:value="0.1" calcext:value-type="float">
            <text:p>0.1</text:p>
          </table:table-cell>
          <table:table-cell office:value-type="float" office:value="0.025428" calcext:value-type="float">
            <text:p>0.025428</text:p>
          </table:table-cell>
          <table:table-cell office:value-type="float" office:value="0.72" calcext:value-type="float">
            <text:p>0.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280014" calcext:value-type="float">
            <text:p>3.280014</text:p>
          </table:table-cell>
          <table:table-cell office:value-type="float" office:value="1.26" calcext:value-type="float">
            <text:p>1.26</text:p>
          </table:table-cell>
          <table:table-cell office:value-type="float" office:value="1.733699" calcext:value-type="float">
            <text:p>1.733699</text:p>
          </table:table-cell>
          <table:table-cell office:value-type="float" office:value="1.06" calcext:value-type="float">
            <text:p>1.06</text:p>
          </table:table-cell>
          <table:table-cell office:value-type="float" office:value="0.26824" calcext:value-type="float">
            <text:p>0.26824</text:p>
          </table:table-cell>
          <table:table-cell office:value-type="float" office:value="0.28" calcext:value-type="float">
            <text:p>0.28</text:p>
          </table:table-cell>
          <table:table-cell office:value-type="float" office:value="0.408513" calcext:value-type="float">
            <text:p>0.408513</text:p>
          </table:table-cell>
          <table:table-cell office:value-type="float" office:value="0.38" calcext:value-type="float">
            <text:p>0.38</text:p>
          </table:table-cell>
          <table:table-cell office:value-type="float" office:value="0.006386" calcext:value-type="float">
            <text:p>0.006386</text:p>
          </table:table-cell>
          <table:table-cell office:value-type="float" office:value="0.06" calcext:value-type="float">
            <text:p>0.06</text:p>
          </table:table-cell>
          <table:table-cell office:value-type="float" office:value="0.118536" calcext:value-type="float">
            <text:p>0.11853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40.059998" calcext:value-type="float">
            <text:p>340.059998</text:p>
          </table:table-cell>
          <table:table-cell office:value-type="float" office:value="65.309753" calcext:value-type="float">
            <text:p>65.309753</text:p>
          </table:table-cell>
          <table:table-cell office:value-type="string" calcext:value-type="string">
            <text:p>NA</text:p>
          </table:table-cell>
          <table:table-cell office:value-type="float" office:value="6.063462" calcext:value-type="float">
            <text:p>6.063462</text:p>
          </table:table-cell>
          <table:table-cell office:value-type="float" office:value="0.238366" calcext:value-type="float">
            <text:p>0.238366</text:p>
          </table:table-cell>
          <table:table-cell office:value-type="float" office:value="30.449678" calcext:value-type="float">
            <text:p>30.449678</text:p>
          </table:table-cell>
          <table:table-cell office:value-type="float" office:value="0.03555" calcext:value-type="float">
            <text:p>0.03555</text:p>
          </table:table-cell>
          <table:table-cell office:value-type="float" office:value="2.372643" calcext:value-type="float">
            <text:p>2.372643</text:p>
          </table:table-cell>
          <table:table-cell office:value-type="float" office:value="2.183543" calcext:value-type="float">
            <text:p>2.183543</text:p>
          </table:table-cell>
          <table:table-cell office:value-type="float" office:value="3.670784" calcext:value-type="float">
            <text:p>3.670784</text:p>
          </table:table-cell>
          <table:table-cell office:value-type="float" office:value="2.621989" calcext:value-type="float">
            <text:p>2.621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291" calcext:value-type="float">
            <text:p>3.06291</text:p>
          </table:table-cell>
          <table:table-cell office:value-type="float" office:value="2.714552" calcext:value-type="float">
            <text:p>2.714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865" calcext:value-type="float">
            <text:p>0.058865</text:p>
          </table:table-cell>
          <table:table-cell office:value-type="float" office:value="0.022692" calcext:value-type="float">
            <text:p>0.022692</text:p>
          </table:table-cell>
          <table:table-cell office:value-type="float" office:value="1.394862" calcext:value-type="float">
            <text:p>1.394862</text:p>
          </table:table-cell>
          <table:table-cell office:value-type="float" office:value="1.919918" calcext:value-type="float">
            <text:p>1.919918</text:p>
          </table:table-cell>
          <table:table-cell office:value-type="float" office:value="0.021216" calcext:value-type="float">
            <text:p>0.021216</text:p>
          </table:table-cell>
          <table:table-cell office:value-type="float" office:value="0.006803" calcext:value-type="float">
            <text:p>0.006803</text:p>
          </table:table-cell>
          <table:table-cell office:value-type="float" office:value="1.923688" calcext:value-type="float">
            <text:p>1.923688</text:p>
          </table:table-cell>
          <table:table-cell office:value-type="float" office:value="2.061783" calcext:value-type="float">
            <text:p>2.0617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721823" calcext:value-type="float">
            <text:p>4.721823</text:p>
          </table:table-cell>
          <table:table-cell office:value-type="float" office:value="0.272062" calcext:value-type="float">
            <text:p>0.272062</text:p>
          </table:table-cell>
          <table:table-cell office:value-type="float" office:value="1.95317" calcext:value-type="float">
            <text:p>1.95317</text:p>
          </table:table-cell>
          <table:table-cell office:value-type="float" office:value="1.732108" calcext:value-type="float">
            <text:p>1.732108</text:p>
          </table:table-cell>
          <table:table-cell office:value-type="float" office:value="0.443472" calcext:value-type="float">
            <text:p>0.443472</text:p>
          </table:table-cell>
          <table:table-cell office:value-type="float" office:value="0.03065" calcext:value-type="float">
            <text:p>0.03065</text:p>
          </table:table-cell>
          <table:table-cell office:value-type="float" office:value="4.475498" calcext:value-type="float">
            <text:p>4.475498</text:p>
          </table:table-cell>
          <table:table-cell office:value-type="float" office:value="4.347073" calcext:value-type="float">
            <text:p>4.347073</text:p>
          </table:table-cell>
          <table:table-cell office:value-type="float" office:value="0.19271" calcext:value-type="float">
            <text:p>0.19271</text:p>
          </table:table-cell>
          <table:table-cell office:value-type="float" office:value="0.005121" calcext:value-type="float">
            <text:p>0.005121</text:p>
          </table:table-cell>
          <table:table-cell office:value-type="float" office:value="3.790895" calcext:value-type="float">
            <text:p>3.790895</text:p>
          </table:table-cell>
          <table:table-cell office:value-type="float" office:value="5.860963" calcext:value-type="float">
            <text:p>5.860963</text:p>
          </table:table-cell>
          <table:table-cell office:value-type="float" office:value="30.449678" calcext:value-type="float">
            <text:p>30.449678</text:p>
          </table:table-cell>
          <table:table-cell office:value-type="float" office:value="2.28" calcext:value-type="float">
            <text:p>2.28</text:p>
          </table:table-cell>
          <table:table-cell office:value-type="float" office:value="1.826655" calcext:value-type="float">
            <text:p>1.826655</text:p>
          </table:table-cell>
          <table:table-cell office:value-type="float" office:value="0" calcext:value-type="float">
            <text:p>0</text:p>
          </table:table-cell>
          <table:table-cell office:value-type="float" office:value="1.844129" calcext:value-type="float">
            <text:p>1.844129</text:p>
          </table:table-cell>
          <table:table-cell office:value-type="float" office:value="0" calcext:value-type="float">
            <text:p>0</text:p>
          </table:table-cell>
          <table:table-cell office:value-type="float" office:value="1.895489" calcext:value-type="float">
            <text:p>1.895489</text:p>
          </table:table-cell>
          <table:table-cell office:value-type="float" office:value="0" calcext:value-type="float">
            <text:p>0</text:p>
          </table:table-cell>
          <table:table-cell office:value-type="float" office:value="1.167421" calcext:value-type="float">
            <text:p>1.167421</text:p>
          </table:table-cell>
          <table:table-cell office:value-type="float" office:value="0" calcext:value-type="float">
            <text:p>0</text:p>
          </table:table-cell>
          <table:table-cell office:value-type="float" office:value="0.027677" calcext:value-type="float">
            <text:p>0.027677</text:p>
          </table:table-cell>
          <table:table-cell office:value-type="float" office:value="0.72" calcext:value-type="float">
            <text:p>0.72</text:p>
          </table:table-cell>
          <table:table-cell office:value-type="float" office:value="0.031188" calcext:value-type="float">
            <text:p>0.031188</text:p>
          </table:table-cell>
          <table:table-cell office:value-type="float" office:value="0.8" calcext:value-type="float">
            <text:p>0.8</text:p>
          </table:table-cell>
          <table:table-cell office:value-type="float" office:value="0.002828" calcext:value-type="float">
            <text:p>0.002828</text:p>
          </table:table-cell>
          <table:table-cell office:value-type="float" office:value="0.08" calcext:value-type="float">
            <text:p>0.08</text:p>
          </table:table-cell>
          <table:table-cell office:value-type="float" office:value="0.018388" calcext:value-type="float">
            <text:p>0.018388</text:p>
          </table:table-cell>
          <table:table-cell office:value-type="float" office:value="0.52" calcext:value-type="float">
            <text:p>0.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891219" calcext:value-type="float">
            <text:p>2.891219</text:p>
          </table:table-cell>
          <table:table-cell office:value-type="float" office:value="1.2" calcext:value-type="float">
            <text:p>1.2</text:p>
          </table:table-cell>
          <table:table-cell office:value-type="float" office:value="1.830603" calcext:value-type="float">
            <text:p>1.830603</text:p>
          </table:table-cell>
          <table:table-cell office:value-type="float" office:value="1.04" calcext:value-type="float">
            <text:p>1.04</text:p>
          </table:table-cell>
          <table:table-cell office:value-type="float" office:value="0.150158" calcext:value-type="float">
            <text:p>0.150158</text:p>
          </table:table-cell>
          <table:table-cell office:value-type="float" office:value="0.2" calcext:value-type="float">
            <text:p>0.2</text:p>
          </table:table-cell>
          <table:table-cell office:value-type="float" office:value="0.293314" calcext:value-type="float">
            <text:p>0.293314</text:p>
          </table:table-cell>
          <table:table-cell office:value-type="float" office:value="0.28" calcext:value-type="float">
            <text:p>0.28</text:p>
          </table:table-cell>
          <table:table-cell office:value-type="float" office:value="0.014906" calcext:value-type="float">
            <text:p>0.014906</text:p>
          </table:table-cell>
          <table:table-cell office:value-type="float" office:value="0.14" calcext:value-type="float">
            <text:p>0.14</text:p>
          </table:table-cell>
          <table:table-cell office:value-type="float" office:value="0.177804" calcext:value-type="float">
            <text:p>0.17780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48.720001" calcext:value-type="float">
            <text:p>348.720001</text:p>
          </table:table-cell>
          <table:table-cell office:value-type="float" office:value="65.918022" calcext:value-type="float">
            <text:p>65.918022</text:p>
          </table:table-cell>
          <table:table-cell office:value-type="string" calcext:value-type="string">
            <text:p>NA</text:p>
          </table:table-cell>
          <table:table-cell office:value-type="float" office:value="5.980686" calcext:value-type="float">
            <text:p>5.980686</text:p>
          </table:table-cell>
          <table:table-cell office:value-type="float" office:value="0.303817" calcext:value-type="float">
            <text:p>0.303817</text:p>
          </table:table-cell>
          <table:table-cell office:value-type="float" office:value="36.897449" calcext:value-type="float">
            <text:p>36.897449</text:p>
          </table:table-cell>
          <table:table-cell office:value-type="float" office:value="0.043078" calcext:value-type="float">
            <text:p>0.043078</text:p>
          </table:table-cell>
          <table:table-cell office:value-type="float" office:value="2.203262" calcext:value-type="float">
            <text:p>2.203262</text:p>
          </table:table-cell>
          <table:table-cell office:value-type="float" office:value="1.181893" calcext:value-type="float">
            <text:p>1.181893</text:p>
          </table:table-cell>
          <table:table-cell office:value-type="float" office:value="3.671739" calcext:value-type="float">
            <text:p>3.671739</text:p>
          </table:table-cell>
          <table:table-cell office:value-type="float" office:value="2.622671" calcext:value-type="float">
            <text:p>2.622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8301" calcext:value-type="float">
            <text:p>3.028301</text:p>
          </table:table-cell>
          <table:table-cell office:value-type="float" office:value="2.681694" calcext:value-type="float">
            <text:p>2.681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076" calcext:value-type="float">
            <text:p>0.057076</text:p>
          </table:table-cell>
          <table:table-cell office:value-type="float" office:value="0.02134" calcext:value-type="float">
            <text:p>0.02134</text:p>
          </table:table-cell>
          <table:table-cell office:value-type="float" office:value="1.437904" calcext:value-type="float">
            <text:p>1.437904</text:p>
          </table:table-cell>
          <table:table-cell office:value-type="float" office:value="1.760548" calcext:value-type="float">
            <text:p>1.760548</text:p>
          </table:table-cell>
          <table:table-cell office:value-type="float" office:value="0.024028" calcext:value-type="float">
            <text:p>0.024028</text:p>
          </table:table-cell>
          <table:table-cell office:value-type="float" office:value="0.008231" calcext:value-type="float">
            <text:p>0.008231</text:p>
          </table:table-cell>
          <table:table-cell office:value-type="float" office:value="2.056481" calcext:value-type="float">
            <text:p>2.056481</text:p>
          </table:table-cell>
          <table:table-cell office:value-type="float" office:value="2.429383" calcext:value-type="float">
            <text:p>2.4293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99097" calcext:value-type="float">
            <text:p>3.99097</text:p>
          </table:table-cell>
          <table:table-cell office:value-type="float" office:value="0.240488" calcext:value-type="float">
            <text:p>0.240488</text:p>
          </table:table-cell>
          <table:table-cell office:value-type="float" office:value="2.08999" calcext:value-type="float">
            <text:p>2.08999</text:p>
          </table:table-cell>
          <table:table-cell office:value-type="float" office:value="1.712476" calcext:value-type="float">
            <text:p>1.712476</text:p>
          </table:table-cell>
          <table:table-cell office:value-type="float" office:value="0.692324" calcext:value-type="float">
            <text:p>0.692324</text:p>
          </table:table-cell>
          <table:table-cell office:value-type="float" office:value="0.047131" calcext:value-type="float">
            <text:p>0.047131</text:p>
          </table:table-cell>
          <table:table-cell office:value-type="float" office:value="3.672936" calcext:value-type="float">
            <text:p>3.672936</text:p>
          </table:table-cell>
          <table:table-cell office:value-type="float" office:value="4.084178" calcext:value-type="float">
            <text:p>4.084178</text:p>
          </table:table-cell>
          <table:table-cell office:value-type="float" office:value="0.111697" calcext:value-type="float">
            <text:p>0.111697</text:p>
          </table:table-cell>
          <table:table-cell office:value-type="float" office:value="0.003034" calcext:value-type="float">
            <text:p>0.003034</text:p>
          </table:table-cell>
          <table:table-cell office:value-type="float" office:value="3.318092" calcext:value-type="float">
            <text:p>3.318092</text:p>
          </table:table-cell>
          <table:table-cell office:value-type="float" office:value="4.170274" calcext:value-type="float">
            <text:p>4.170274</text:p>
          </table:table-cell>
          <table:table-cell office:value-type="float" office:value="36.897449" calcext:value-type="float">
            <text:p>36.897449</text:p>
          </table:table-cell>
          <table:table-cell office:value-type="float" office:value="2.32" calcext:value-type="float">
            <text:p>2.32</text:p>
          </table:table-cell>
          <table:table-cell office:value-type="float" office:value="1.826595" calcext:value-type="float">
            <text:p>1.826595</text:p>
          </table:table-cell>
          <table:table-cell office:value-type="float" office:value="0" calcext:value-type="float">
            <text:p>0</text:p>
          </table:table-cell>
          <table:table-cell office:value-type="float" office:value="1.845144" calcext:value-type="float">
            <text:p>1.845144</text:p>
          </table:table-cell>
          <table:table-cell office:value-type="float" office:value="0" calcext:value-type="float">
            <text:p>0</text:p>
          </table:table-cell>
          <table:table-cell office:value-type="float" office:value="1.878913" calcext:value-type="float">
            <text:p>1.878913</text:p>
          </table:table-cell>
          <table:table-cell office:value-type="float" office:value="0" calcext:value-type="float">
            <text:p>0</text:p>
          </table:table-cell>
          <table:table-cell office:value-type="float" office:value="1.149388" calcext:value-type="float">
            <text:p>1.149388</text:p>
          </table:table-cell>
          <table:table-cell office:value-type="float" office:value="0" calcext:value-type="float">
            <text:p>0</text:p>
          </table:table-cell>
          <table:table-cell office:value-type="float" office:value="0.025745" calcext:value-type="float">
            <text:p>0.025745</text:p>
          </table:table-cell>
          <table:table-cell office:value-type="float" office:value="0.72" calcext:value-type="float">
            <text:p>0.72</text:p>
          </table:table-cell>
          <table:table-cell office:value-type="float" office:value="0.031331" calcext:value-type="float">
            <text:p>0.031331</text:p>
          </table:table-cell>
          <table:table-cell office:value-type="float" office:value="0.84" calcext:value-type="float">
            <text:p>0.84</text:p>
          </table:table-cell>
          <table:table-cell office:value-type="float" office:value="0.001406" calcext:value-type="float">
            <text:p>0.001406</text:p>
          </table:table-cell>
          <table:table-cell office:value-type="float" office:value="0.04" calcext:value-type="float">
            <text:p>0.04</text:p>
          </table:table-cell>
          <table:table-cell office:value-type="float" office:value="0.022622" calcext:value-type="float">
            <text:p>0.022622</text:p>
          </table:table-cell>
          <table:table-cell office:value-type="float" office:value="0.64" calcext:value-type="float">
            <text:p>0.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92825" calcext:value-type="float">
            <text:p>2.192825</text:p>
          </table:table-cell>
          <table:table-cell office:value-type="float" office:value="1.14" calcext:value-type="float">
            <text:p>1.14</text:p>
          </table:table-cell>
          <table:table-cell office:value-type="float" office:value="1.798145" calcext:value-type="float">
            <text:p>1.798145</text:p>
          </table:table-cell>
          <table:table-cell office:value-type="float" office:value="1.02" calcext:value-type="float">
            <text:p>1.02</text:p>
          </table:table-cell>
          <table:table-cell office:value-type="float" office:value="0.25151" calcext:value-type="float">
            <text:p>0.25151</text:p>
          </table:table-cell>
          <table:table-cell office:value-type="float" office:value="0.3" calcext:value-type="float">
            <text:p>0.3</text:p>
          </table:table-cell>
          <table:table-cell office:value-type="float" office:value="0.440814" calcext:value-type="float">
            <text:p>0.440814</text:p>
          </table:table-cell>
          <table:table-cell office:value-type="float" office:value="0.42" calcext:value-type="float">
            <text:p>0.42</text:p>
          </table:table-cell>
          <table:table-cell office:value-type="float" office:value="0.012773" calcext:value-type="float">
            <text:p>0.012773</text:p>
          </table:table-cell>
          <table:table-cell office:value-type="float" office:value="0.12" calcext:value-type="float">
            <text:p>0.12</text:p>
          </table:table-cell>
          <table:table-cell office:value-type="float" office:value="0.098924" calcext:value-type="float">
            <text:p>0.09892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329.519989" calcext:value-type="float">
            <text:p>329.519989</text:p>
          </table:table-cell>
          <table:table-cell office:value-type="float" office:value="58.812481" calcext:value-type="float">
            <text:p>58.812481</text:p>
          </table:table-cell>
          <table:table-cell office:value-type="string" calcext:value-type="string">
            <text:p>NA</text:p>
          </table:table-cell>
          <table:table-cell office:value-type="float" office:value="5.92741" calcext:value-type="float">
            <text:p>5.92741</text:p>
          </table:table-cell>
          <table:table-cell office:value-type="float" office:value="0.222663" calcext:value-type="float">
            <text:p>0.222663</text:p>
          </table:table-cell>
          <table:table-cell office:value-type="float" office:value="36.213886" calcext:value-type="float">
            <text:p>36.213886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2.738902" calcext:value-type="float">
            <text:p>2.738902</text:p>
          </table:table-cell>
          <table:table-cell office:value-type="float" office:value="1.900563" calcext:value-type="float">
            <text:p>1.900563</text:p>
          </table:table-cell>
          <table:table-cell office:value-type="float" office:value="3.669702" calcext:value-type="float">
            <text:p>3.669702</text:p>
          </table:table-cell>
          <table:table-cell office:value-type="float" office:value="2.621216" calcext:value-type="float">
            <text:p>2.621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0314" calcext:value-type="float">
            <text:p>3.010314</text:p>
          </table:table-cell>
          <table:table-cell office:value-type="float" office:value="2.659063" calcext:value-type="float">
            <text:p>2.659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972" calcext:value-type="float">
            <text:p>0.070972</text:p>
          </table:table-cell>
          <table:table-cell office:value-type="float" office:value="0.026669" calcext:value-type="float">
            <text:p>0.026669</text:p>
          </table:table-cell>
          <table:table-cell office:value-type="float" office:value="1.278483" calcext:value-type="float">
            <text:p>1.278483</text:p>
          </table:table-cell>
          <table:table-cell office:value-type="float" office:value="1.611262" calcext:value-type="float">
            <text:p>1.611262</text:p>
          </table:table-cell>
          <table:table-cell office:value-type="float" office:value="0.030344" calcext:value-type="float">
            <text:p>0.030344</text:p>
          </table:table-cell>
          <table:table-cell office:value-type="float" office:value="0.008444" calcext:value-type="float">
            <text:p>0.008444</text:p>
          </table:table-cell>
          <table:table-cell office:value-type="float" office:value="2.098611" calcext:value-type="float">
            <text:p>2.098611</text:p>
          </table:table-cell>
          <table:table-cell office:value-type="float" office:value="2.407142" calcext:value-type="float">
            <text:p>2.4071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675849" calcext:value-type="float">
            <text:p>4.675849</text:p>
          </table:table-cell>
          <table:table-cell office:value-type="float" office:value="0.277441" calcext:value-type="float">
            <text:p>0.277441</text:p>
          </table:table-cell>
          <table:table-cell office:value-type="float" office:value="1.580482" calcext:value-type="float">
            <text:p>1.580482</text:p>
          </table:table-cell>
          <table:table-cell office:value-type="float" office:value="1.283708" calcext:value-type="float">
            <text:p>1.283708</text:p>
          </table:table-cell>
          <table:table-cell office:value-type="float" office:value="0.711333" calcext:value-type="float">
            <text:p>0.711333</text:p>
          </table:table-cell>
          <table:table-cell office:value-type="float" office:value="0.051629" calcext:value-type="float">
            <text:p>0.051629</text:p>
          </table:table-cell>
          <table:table-cell office:value-type="float" office:value="3.237751" calcext:value-type="float">
            <text:p>3.237751</text:p>
          </table:table-cell>
          <table:table-cell office:value-type="float" office:value="3.363297" calcext:value-type="float">
            <text:p>3.363297</text:p>
          </table:table-cell>
          <table:table-cell office:value-type="float" office:value="0.138395" calcext:value-type="float">
            <text:p>0.138395</text:p>
          </table:table-cell>
          <table:table-cell office:value-type="float" office:value="0.003644" calcext:value-type="float">
            <text:p>0.003644</text:p>
          </table:table-cell>
          <table:table-cell office:value-type="float" office:value="4.231569" calcext:value-type="float">
            <text:p>4.231569</text:p>
          </table:table-cell>
          <table:table-cell office:value-type="float" office:value="4.205566" calcext:value-type="float">
            <text:p>4.205566</text:p>
          </table:table-cell>
          <table:table-cell office:value-type="float" office:value="36.213886" calcext:value-type="float">
            <text:p>36.213886</text:p>
          </table:table-cell>
          <table:table-cell office:value-type="float" office:value="1.98" calcext:value-type="float">
            <text:p>1.98</text:p>
          </table:table-cell>
          <table:table-cell office:value-type="float" office:value="1.845376" calcext:value-type="float">
            <text:p>1.845376</text:p>
          </table:table-cell>
          <table:table-cell office:value-type="float" office:value="0" calcext:value-type="float">
            <text:p>0</text:p>
          </table:table-cell>
          <table:table-cell office:value-type="float" office:value="1.824326" calcext:value-type="float">
            <text:p>1.824326</text:p>
          </table:table-cell>
          <table:table-cell office:value-type="float" office:value="0" calcext:value-type="float">
            <text:p>0</text:p>
          </table:table-cell>
          <table:table-cell office:value-type="float" office:value="1.882608" calcext:value-type="float">
            <text:p>1.882608</text:p>
          </table:table-cell>
          <table:table-cell office:value-type="float" office:value="0" calcext:value-type="float">
            <text:p>0</text:p>
          </table:table-cell>
          <table:table-cell office:value-type="float" office:value="1.127706" calcext:value-type="float">
            <text:p>1.127706</text:p>
          </table:table-cell>
          <table:table-cell office:value-type="float" office:value="0" calcext:value-type="float">
            <text:p>0</text:p>
          </table:table-cell>
          <table:table-cell office:value-type="float" office:value="0.032232" calcext:value-type="float">
            <text:p>0.032232</text:p>
          </table:table-cell>
          <table:table-cell office:value-type="float" office:value="0.86" calcext:value-type="float">
            <text:p>0.86</text:p>
          </table:table-cell>
          <table:table-cell office:value-type="float" office:value="0.038741" calcext:value-type="float">
            <text:p>0.038741</text:p>
          </table:table-cell>
          <table:table-cell office:value-type="float" office:value="1.06" calcext:value-type="float">
            <text:p>1.06</text:p>
          </table:table-cell>
          <table:table-cell office:value-type="float" office:value="0.008438" calcext:value-type="float">
            <text:p>0.008438</text:p>
          </table:table-cell>
          <table:table-cell office:value-type="float" office:value="0.24" calcext:value-type="float">
            <text:p>0.24</text:p>
          </table:table-cell>
          <table:table-cell office:value-type="float" office:value="0.021907" calcext:value-type="float">
            <text:p>0.021907</text:p>
          </table:table-cell>
          <table:table-cell office:value-type="float" office:value="0.62" calcext:value-type="float">
            <text:p>0.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671918" calcext:value-type="float">
            <text:p>2.671918</text:p>
          </table:table-cell>
          <table:table-cell office:value-type="float" office:value="1.36" calcext:value-type="float">
            <text:p>1.36</text:p>
          </table:table-cell>
          <table:table-cell office:value-type="float" office:value="2.003931" calcext:value-type="float">
            <text:p>2.003931</text:p>
          </table:table-cell>
          <table:table-cell office:value-type="float" office:value="1.04" calcext:value-type="float">
            <text:p>1.04</text:p>
          </table:table-cell>
          <table:table-cell office:value-type="float" office:value="0.182125" calcext:value-type="float">
            <text:p>0.182125</text:p>
          </table:table-cell>
          <table:table-cell office:value-type="float" office:value="0.18" calcext:value-type="float">
            <text:p>0.18</text:p>
          </table:table-cell>
          <table:table-cell office:value-type="float" office:value="0.529208" calcext:value-type="float">
            <text:p>0.529208</text:p>
          </table:table-cell>
          <table:table-cell office:value-type="float" office:value="0.58" calcext:value-type="float">
            <text:p>0.58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.08" calcext:value-type="float">
            <text:p>0.08</text:p>
          </table:table-cell>
          <table:table-cell office:value-type="float" office:value="0.129835" calcext:value-type="float">
            <text:p>0.12983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330.559998" calcext:value-type="float">
            <text:p>330.559998</text:p>
          </table:table-cell>
          <table:table-cell office:value-type="float" office:value="60.771286" calcext:value-type="float">
            <text:p>60.771286</text:p>
          </table:table-cell>
          <table:table-cell office:value-type="string" calcext:value-type="string">
            <text:p>NA</text:p>
          </table:table-cell>
          <table:table-cell office:value-type="float" office:value="5.959858" calcext:value-type="float">
            <text:p>5.959858</text:p>
          </table:table-cell>
          <table:table-cell office:value-type="float" office:value="0.27243" calcext:value-type="float">
            <text:p>0.27243</text:p>
          </table:table-cell>
          <table:table-cell office:value-type="float" office:value="37.11726" calcext:value-type="float">
            <text:p>37.11726</text:p>
          </table:table-cell>
          <table:table-cell office:value-type="float" office:value="0.043335" calcext:value-type="float">
            <text:p>0.043335</text:p>
          </table:table-cell>
          <table:table-cell office:value-type="float" office:value="2.74935" calcext:value-type="float">
            <text:p>2.74935</text:p>
          </table:table-cell>
          <table:table-cell office:value-type="float" office:value="2.106637" calcext:value-type="float">
            <text:p>2.106637</text:p>
          </table:table-cell>
          <table:table-cell office:value-type="float" office:value="3.695763" calcext:value-type="float">
            <text:p>3.695763</text:p>
          </table:table-cell>
          <table:table-cell office:value-type="float" office:value="2.639831" calcext:value-type="float">
            <text:p>2.639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064" calcext:value-type="float">
            <text:p>3.00064</text:p>
          </table:table-cell>
          <table:table-cell office:value-type="float" office:value="2.651962" calcext:value-type="float">
            <text:p>2.651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508" calcext:value-type="float">
            <text:p>0.066508</text:p>
          </table:table-cell>
          <table:table-cell office:value-type="float" office:value="0.025319" calcext:value-type="float">
            <text:p>0.025319</text:p>
          </table:table-cell>
          <table:table-cell office:value-type="float" office:value="1.058187" calcext:value-type="float">
            <text:p>1.058187</text:p>
          </table:table-cell>
          <table:table-cell office:value-type="float" office:value="0.958601" calcext:value-type="float">
            <text:p>0.958601</text:p>
          </table:table-cell>
          <table:table-cell office:value-type="float" office:value="0.032482" calcext:value-type="float">
            <text:p>0.032482</text:p>
          </table:table-cell>
          <table:table-cell office:value-type="float" office:value="0.009206" calcext:value-type="float">
            <text:p>0.009206</text:p>
          </table:table-cell>
          <table:table-cell office:value-type="float" office:value="1.920154" calcext:value-type="float">
            <text:p>1.920154</text:p>
          </table:table-cell>
          <table:table-cell office:value-type="float" office:value="1.355868" calcext:value-type="float">
            <text:p>1.3558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687488" calcext:value-type="float">
            <text:p>4.687488</text:p>
          </table:table-cell>
          <table:table-cell office:value-type="float" office:value="0.273718" calcext:value-type="float">
            <text:p>0.273718</text:p>
          </table:table-cell>
          <table:table-cell office:value-type="float" office:value="1.756517" calcext:value-type="float">
            <text:p>1.756517</text:p>
          </table:table-cell>
          <table:table-cell office:value-type="float" office:value="1.488673" calcext:value-type="float">
            <text:p>1.488673</text:p>
          </table:table-cell>
          <table:table-cell office:value-type="float" office:value="0.594726" calcext:value-type="float">
            <text:p>0.594726</text:p>
          </table:table-cell>
          <table:table-cell office:value-type="float" office:value="0.039504" calcext:value-type="float">
            <text:p>0.039504</text:p>
          </table:table-cell>
          <table:table-cell office:value-type="float" office:value="4.234724" calcext:value-type="float">
            <text:p>4.234724</text:p>
          </table:table-cell>
          <table:table-cell office:value-type="float" office:value="4.202672" calcext:value-type="float">
            <text:p>4.202672</text:p>
          </table:table-cell>
          <table:table-cell office:value-type="float" office:value="0.226007" calcext:value-type="float">
            <text:p>0.226007</text:p>
          </table:table-cell>
          <table:table-cell office:value-type="float" office:value="0.006179" calcext:value-type="float">
            <text:p>0.006179</text:p>
          </table:table-cell>
          <table:table-cell office:value-type="float" office:value="3.244621" calcext:value-type="float">
            <text:p>3.244621</text:p>
          </table:table-cell>
          <table:table-cell office:value-type="float" office:value="4.43645" calcext:value-type="float">
            <text:p>4.43645</text:p>
          </table:table-cell>
          <table:table-cell office:value-type="float" office:value="37.11726" calcext:value-type="float">
            <text:p>37.11726</text:p>
          </table:table-cell>
          <table:table-cell office:value-type="float" office:value="1.92" calcext:value-type="float">
            <text:p>1.92</text:p>
          </table:table-cell>
          <table:table-cell office:value-type="float" office:value="1.847961" calcext:value-type="float">
            <text:p>1.847961</text:p>
          </table:table-cell>
          <table:table-cell office:value-type="float" office:value="0" calcext:value-type="float">
            <text:p>0</text:p>
          </table:table-cell>
          <table:table-cell office:value-type="float" office:value="1.847803" calcext:value-type="float">
            <text:p>1.847803</text:p>
          </table:table-cell>
          <table:table-cell office:value-type="float" office:value="0" calcext:value-type="float">
            <text:p>0</text:p>
          </table:table-cell>
          <table:table-cell office:value-type="float" office:value="1.873358" calcext:value-type="float">
            <text:p>1.873358</text:p>
          </table:table-cell>
          <table:table-cell office:value-type="float" office:value="0" calcext:value-type="float">
            <text:p>0</text:p>
          </table:table-cell>
          <table:table-cell office:value-type="float" office:value="1.127282" calcext:value-type="float">
            <text:p>1.127282</text:p>
          </table:table-cell>
          <table:table-cell office:value-type="float" office:value="0" calcext:value-type="float">
            <text:p>0</text:p>
          </table:table-cell>
          <table:table-cell office:value-type="float" office:value="0.030745" calcext:value-type="float">
            <text:p>0.030745</text:p>
          </table:table-cell>
          <table:table-cell office:value-type="float" office:value="0.8" calcext:value-type="float">
            <text:p>0.8</text:p>
          </table:table-cell>
          <table:table-cell office:value-type="float" office:value="0.035763" calcext:value-type="float">
            <text:p>0.035763</text:p>
          </table:table-cell>
          <table:table-cell office:value-type="float" office:value="0.98" calcext:value-type="float">
            <text:p>0.98</text:p>
          </table:table-cell>
          <table:table-cell office:value-type="float" office:value="0.008463" calcext:value-type="float">
            <text:p>0.008463</text:p>
          </table:table-cell>
          <table:table-cell office:value-type="float" office:value="0.24" calcext:value-type="float">
            <text:p>0.24</text:p>
          </table:table-cell>
          <table:table-cell office:value-type="float" office:value="0.024019" calcext:value-type="float">
            <text:p>0.024019</text:p>
          </table:table-cell>
          <table:table-cell office:value-type="float" office:value="0.68" calcext:value-type="float">
            <text:p>0.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8365" calcext:value-type="float">
            <text:p>2.78365</text:p>
          </table:table-cell>
          <table:table-cell office:value-type="float" office:value="1.38" calcext:value-type="float">
            <text:p>1.38</text:p>
          </table:table-cell>
          <table:table-cell office:value-type="float" office:value="1.903839" calcext:value-type="float">
            <text:p>1.903839</text:p>
          </table:table-cell>
          <table:table-cell office:value-type="float" office:value="1.12" calcext:value-type="float">
            <text:p>1.12</text:p>
          </table:table-cell>
          <table:table-cell office:value-type="float" office:value="0.23946" calcext:value-type="float">
            <text:p>0.23946</text:p>
          </table:table-cell>
          <table:table-cell office:value-type="float" office:value="0.24" calcext:value-type="float">
            <text:p>0.24</text:p>
          </table:table-cell>
          <table:table-cell office:value-type="float" office:value="0.355266" calcext:value-type="float">
            <text:p>0.355266</text:p>
          </table:table-cell>
          <table:table-cell office:value-type="float" office:value="0.36" calcext:value-type="float">
            <text:p>0.36</text:p>
          </table:table-cell>
          <table:table-cell office:value-type="float" office:value="0.028374" calcext:value-type="float">
            <text:p>0.028374</text:p>
          </table:table-cell>
          <table:table-cell office:value-type="float" office:value="0.24" calcext:value-type="float">
            <text:p>0.24</text:p>
          </table:table-cell>
          <table:table-cell office:value-type="float" office:value="0.197634" calcext:value-type="float">
            <text:p>0.19763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46.820007" calcext:value-type="float">
            <text:p>346.820007</text:p>
          </table:table-cell>
          <table:table-cell office:value-type="float" office:value="70.794235" calcext:value-type="float">
            <text:p>70.794235</text:p>
          </table:table-cell>
          <table:table-cell office:value-type="string" calcext:value-type="string">
            <text:p>NA</text:p>
          </table:table-cell>
          <table:table-cell office:value-type="float" office:value="5.980716" calcext:value-type="float">
            <text:p>5.980716</text:p>
          </table:table-cell>
          <table:table-cell office:value-type="float" office:value="0.305964" calcext:value-type="float">
            <text:p>0.305964</text:p>
          </table:table-cell>
          <table:table-cell office:value-type="float" office:value="42.057812" calcext:value-type="float">
            <text:p>42.057812</text:p>
          </table:table-cell>
          <table:table-cell office:value-type="float" office:value="0.049103" calcext:value-type="float">
            <text:p>0.049103</text:p>
          </table:table-cell>
          <table:table-cell office:value-type="float" office:value="2.700973" calcext:value-type="float">
            <text:p>2.700973</text:p>
          </table:table-cell>
          <table:table-cell office:value-type="float" office:value="2.405674" calcext:value-type="float">
            <text:p>2.405674</text:p>
          </table:table-cell>
          <table:table-cell office:value-type="float" office:value="3.690369" calcext:value-type="float">
            <text:p>3.690369</text:p>
          </table:table-cell>
          <table:table-cell office:value-type="float" office:value="2.635978" calcext:value-type="float">
            <text:p>2.635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40799" calcext:value-type="float">
            <text:p>2.940799</text:p>
          </table:table-cell>
          <table:table-cell office:value-type="float" office:value="2.606687" calcext:value-type="float">
            <text:p>2.606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823" calcext:value-type="float">
            <text:p>0.065823</text:p>
          </table:table-cell>
          <table:table-cell office:value-type="float" office:value="0.029868" calcext:value-type="float">
            <text:p>0.029868</text:p>
          </table:table-cell>
          <table:table-cell office:value-type="float" office:value="1.305418" calcext:value-type="float">
            <text:p>1.305418</text:p>
          </table:table-cell>
          <table:table-cell office:value-type="float" office:value="2.212495" calcext:value-type="float">
            <text:p>2.212495</text:p>
          </table:table-cell>
          <table:table-cell office:value-type="float" office:value="0.033216" calcext:value-type="float">
            <text:p>0.033216</text:p>
          </table:table-cell>
          <table:table-cell office:value-type="float" office:value="0.009464" calcext:value-type="float">
            <text:p>0.009464</text:p>
          </table:table-cell>
          <table:table-cell office:value-type="float" office:value="1.659307" calcext:value-type="float">
            <text:p>1.659307</text:p>
          </table:table-cell>
          <table:table-cell office:value-type="float" office:value="1.685811" calcext:value-type="float">
            <text:p>1.6858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668069" calcext:value-type="float">
            <text:p>4.668069</text:p>
          </table:table-cell>
          <table:table-cell office:value-type="float" office:value="0.273355" calcext:value-type="float">
            <text:p>0.273355</text:p>
          </table:table-cell>
          <table:table-cell office:value-type="float" office:value="1.913044" calcext:value-type="float">
            <text:p>1.913044</text:p>
          </table:table-cell>
          <table:table-cell office:value-type="float" office:value="1.71539" calcext:value-type="float">
            <text:p>1.71539</text:p>
          </table:table-cell>
          <table:table-cell office:value-type="float" office:value="0.719003" calcext:value-type="float">
            <text:p>0.719003</text:p>
          </table:table-cell>
          <table:table-cell office:value-type="float" office:value="0.045453" calcext:value-type="float">
            <text:p>0.045453</text:p>
          </table:table-cell>
          <table:table-cell office:value-type="float" office:value="3.471763" calcext:value-type="float">
            <text:p>3.471763</text:p>
          </table:table-cell>
          <table:table-cell office:value-type="float" office:value="3.876395" calcext:value-type="float">
            <text:p>3.876395</text:p>
          </table:table-cell>
          <table:table-cell office:value-type="float" office:value="0.145581" calcext:value-type="float">
            <text:p>0.145581</text:p>
          </table:table-cell>
          <table:table-cell office:value-type="float" office:value="0.003938" calcext:value-type="float">
            <text:p>0.003938</text:p>
          </table:table-cell>
          <table:table-cell office:value-type="float" office:value="4.171269" calcext:value-type="float">
            <text:p>4.171269</text:p>
          </table:table-cell>
          <table:table-cell office:value-type="float" office:value="4.799107" calcext:value-type="float">
            <text:p>4.799107</text:p>
          </table:table-cell>
          <table:table-cell office:value-type="float" office:value="42.057812" calcext:value-type="float">
            <text:p>42.057812</text:p>
          </table:table-cell>
          <table:table-cell office:value-type="float" office:value="2.16" calcext:value-type="float">
            <text:p>2.16</text:p>
          </table:table-cell>
          <table:table-cell office:value-type="float" office:value="1.811666" calcext:value-type="float">
            <text:p>1.811666</text:p>
          </table:table-cell>
          <table:table-cell office:value-type="float" office:value="0" calcext:value-type="float">
            <text:p>0</text:p>
          </table:table-cell>
          <table:table-cell office:value-type="float" office:value="1.878703" calcext:value-type="float">
            <text:p>1.878703</text:p>
          </table:table-cell>
          <table:table-cell office:value-type="float" office:value="0" calcext:value-type="float">
            <text:p>0</text:p>
          </table:table-cell>
          <table:table-cell office:value-type="float" office:value="1.819125" calcext:value-type="float">
            <text:p>1.819125</text:p>
          </table:table-cell>
          <table:table-cell office:value-type="float" office:value="0" calcext:value-type="float">
            <text:p>0</text:p>
          </table:table-cell>
          <table:table-cell office:value-type="float" office:value="1.121674" calcext:value-type="float">
            <text:p>1.121674</text:p>
          </table:table-cell>
          <table:table-cell office:value-type="float" office:value="0" calcext:value-type="float">
            <text:p>0</text:p>
          </table:table-cell>
          <table:table-cell office:value-type="float" office:value="0.038349" calcext:value-type="float">
            <text:p>0.038349</text:p>
          </table:table-cell>
          <table:table-cell office:value-type="float" office:value="0.92" calcext:value-type="float">
            <text:p>0.92</text:p>
          </table:table-cell>
          <table:table-cell office:value-type="float" office:value="0.027474" calcext:value-type="float">
            <text:p>0.027474</text:p>
          </table:table-cell>
          <table:table-cell office:value-type="float" office:value="0.76" calcext:value-type="float">
            <text:p>0.76</text:p>
          </table:table-cell>
          <table:table-cell office:value-type="float" office:value="0.008482" calcext:value-type="float">
            <text:p>0.008482</text:p>
          </table:table-cell>
          <table:table-cell office:value-type="float" office:value="0.24" calcext:value-type="float">
            <text:p>0.24</text:p>
          </table:table-cell>
          <table:table-cell office:value-type="float" office:value="0.024734" calcext:value-type="float">
            <text:p>0.024734</text:p>
          </table:table-cell>
          <table:table-cell office:value-type="float" office:value="0.7" calcext:value-type="float">
            <text:p>0.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53768" calcext:value-type="float">
            <text:p>2.753768</text:p>
          </table:table-cell>
          <table:table-cell office:value-type="float" office:value="1.38" calcext:value-type="float">
            <text:p>1.38</text:p>
          </table:table-cell>
          <table:table-cell office:value-type="float" office:value="1.914301" calcext:value-type="float">
            <text:p>1.914301</text:p>
          </table:table-cell>
          <table:table-cell office:value-type="float" office:value="1.24" calcext:value-type="float">
            <text:p>1.24</text:p>
          </table:table-cell>
          <table:table-cell office:value-type="float" office:value="0.344413" calcext:value-type="float">
            <text:p>0.344413</text:p>
          </table:table-cell>
          <table:table-cell office:value-type="float" office:value="0.34" calcext:value-type="float">
            <text:p>0.34</text:p>
          </table:table-cell>
          <table:table-cell office:value-type="float" office:value="0.37459" calcext:value-type="float">
            <text:p>0.37459</text:p>
          </table:table-cell>
          <table:table-cell office:value-type="float" office:value="0.34" calcext:value-type="float">
            <text:p>0.34</text:p>
          </table:table-cell>
          <table:table-cell office:value-type="float" office:value="0.015577" calcext:value-type="float">
            <text:p>0.015577</text:p>
          </table:table-cell>
          <table:table-cell office:value-type="float" office:value="0.12" calcext:value-type="float">
            <text:p>0.12</text:p>
          </table:table-cell>
          <table:table-cell office:value-type="float" office:value="0.130004" calcext:value-type="float">
            <text:p>0.13000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29.380005" calcext:value-type="float">
            <text:p>329.380005</text:p>
          </table:table-cell>
          <table:table-cell office:value-type="float" office:value="72.843102" calcext:value-type="float">
            <text:p>72.843102</text:p>
          </table:table-cell>
          <table:table-cell office:value-type="string" calcext:value-type="string">
            <text:p>NA</text:p>
          </table:table-cell>
          <table:table-cell office:value-type="float" office:value="5.976457" calcext:value-type="float">
            <text:p>5.976457</text:p>
          </table:table-cell>
          <table:table-cell office:value-type="float" office:value="0.324803" calcext:value-type="float">
            <text:p>0.324803</text:p>
          </table:table-cell>
          <table:table-cell office:value-type="float" office:value="32.867573" calcext:value-type="float">
            <text:p>32.867573</text:p>
          </table:table-cell>
          <table:table-cell office:value-type="float" office:value="0.038373" calcext:value-type="float">
            <text:p>0.038373</text:p>
          </table:table-cell>
          <table:table-cell office:value-type="float" office:value="2.969031" calcext:value-type="float">
            <text:p>2.969031</text:p>
          </table:table-cell>
          <table:table-cell office:value-type="float" office:value="2.112211" calcext:value-type="float">
            <text:p>2.112211</text:p>
          </table:table-cell>
          <table:table-cell office:value-type="float" office:value="3.715359" calcext:value-type="float">
            <text:p>3.715359</text:p>
          </table:table-cell>
          <table:table-cell office:value-type="float" office:value="2.653828" calcext:value-type="float">
            <text:p>2.653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57982" calcext:value-type="float">
            <text:p>2.957982</text:p>
          </table:table-cell>
          <table:table-cell office:value-type="float" office:value="2.624532" calcext:value-type="float">
            <text:p>2.624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938" calcext:value-type="float">
            <text:p>0.071938</text:p>
          </table:table-cell>
          <table:table-cell office:value-type="float" office:value="0.035775" calcext:value-type="float">
            <text:p>0.035775</text:p>
          </table:table-cell>
          <table:table-cell office:value-type="float" office:value="1.329985" calcext:value-type="float">
            <text:p>1.329985</text:p>
          </table:table-cell>
          <table:table-cell office:value-type="float" office:value="1.720334" calcext:value-type="float">
            <text:p>1.720334</text:p>
          </table:table-cell>
          <table:table-cell office:value-type="float" office:value="0.036051" calcext:value-type="float">
            <text:p>0.036051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1.825229" calcext:value-type="float">
            <text:p>1.825229</text:p>
          </table:table-cell>
          <table:table-cell office:value-type="float" office:value="2.011478" calcext:value-type="float">
            <text:p>2.0114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461768" calcext:value-type="float">
            <text:p>4.461768</text:p>
          </table:table-cell>
          <table:table-cell office:value-type="float" office:value="0.265516" calcext:value-type="float">
            <text:p>0.265516</text:p>
          </table:table-cell>
          <table:table-cell office:value-type="float" office:value="2.012146" calcext:value-type="float">
            <text:p>2.012146</text:p>
          </table:table-cell>
          <table:table-cell office:value-type="float" office:value="1.738016" calcext:value-type="float">
            <text:p>1.738016</text:p>
          </table:table-cell>
          <table:table-cell office:value-type="float" office:value="0.702761" calcext:value-type="float">
            <text:p>0.702761</text:p>
          </table:table-cell>
          <table:table-cell office:value-type="float" office:value="0.052608" calcext:value-type="float">
            <text:p>0.052608</text:p>
          </table:table-cell>
          <table:table-cell office:value-type="float" office:value="4.11588" calcext:value-type="float">
            <text:p>4.11588</text:p>
          </table:table-cell>
          <table:table-cell office:value-type="float" office:value="4.104793" calcext:value-type="float">
            <text:p>4.104793</text:p>
          </table:table-cell>
          <table:table-cell office:value-type="float" office:value="0.110076" calcext:value-type="float">
            <text:p>0.110076</text:p>
          </table:table-cell>
          <table:table-cell office:value-type="float" office:value="0.002971" calcext:value-type="float">
            <text:p>0.002971</text:p>
          </table:table-cell>
          <table:table-cell office:value-type="float" office:value="4.982728" calcext:value-type="float">
            <text:p>4.982728</text:p>
          </table:table-cell>
          <table:table-cell office:value-type="float" office:value="6.365406" calcext:value-type="float">
            <text:p>6.365406</text:p>
          </table:table-cell>
          <table:table-cell office:value-type="float" office:value="32.867573" calcext:value-type="float">
            <text:p>32.867573</text:p>
          </table:table-cell>
          <table:table-cell office:value-type="float" office:value="1.8" calcext:value-type="float">
            <text:p>1.8</text:p>
          </table:table-cell>
          <table:table-cell office:value-type="float" office:value="1.848751" calcext:value-type="float">
            <text:p>1.848751</text:p>
          </table:table-cell>
          <table:table-cell office:value-type="float" office:value="0" calcext:value-type="float">
            <text:p>0</text:p>
          </table:table-cell>
          <table:table-cell office:value-type="float" office:value="1.866608" calcext:value-type="float">
            <text:p>1.866608</text:p>
          </table:table-cell>
          <table:table-cell office:value-type="float" office:value="0" calcext:value-type="float">
            <text:p>0</text:p>
          </table:table-cell>
          <table:table-cell office:value-type="float" office:value="1.823961" calcext:value-type="float">
            <text:p>1.823961</text:p>
          </table:table-cell>
          <table:table-cell office:value-type="float" office:value="0" calcext:value-type="float">
            <text:p>0</text:p>
          </table:table-cell>
          <table:table-cell office:value-type="float" office:value="1.134021" calcext:value-type="float">
            <text:p>1.134021</text:p>
          </table:table-cell>
          <table:table-cell office:value-type="float" office:value="0" calcext:value-type="float">
            <text:p>0</text:p>
          </table:table-cell>
          <table:table-cell office:value-type="float" office:value="0.04707" calcext:value-type="float">
            <text:p>0.04707</text:p>
          </table:table-cell>
          <table:table-cell office:value-type="float" office:value="1.16" calcext:value-type="float">
            <text:p>1.16</text:p>
          </table:table-cell>
          <table:table-cell office:value-type="float" office:value="0.024868" calcext:value-type="float">
            <text:p>0.024868</text:p>
          </table:table-cell>
          <table:table-cell office:value-type="float" office:value="0.66" calcext:value-type="float">
            <text:p>0.66</text:p>
          </table:table-cell>
          <table:table-cell office:value-type="float" office:value="0.010613" calcext:value-type="float">
            <text:p>0.010613</text:p>
          </table:table-cell>
          <table:table-cell office:value-type="float" office:value="0.3" calcext:value-type="float">
            <text:p>0.3</text:p>
          </table:table-cell>
          <table:table-cell office:value-type="float" office:value="0.025437" calcext:value-type="float">
            <text:p>0.025437</text:p>
          </table:table-cell>
          <table:table-cell office:value-type="float" office:value="0.72" calcext:value-type="float">
            <text:p>0.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31057" calcext:value-type="float">
            <text:p>2.531057</text:p>
          </table:table-cell>
          <table:table-cell office:value-type="float" office:value="1.14" calcext:value-type="float">
            <text:p>1.14</text:p>
          </table:table-cell>
          <table:table-cell office:value-type="float" office:value="1.930711" calcext:value-type="float">
            <text:p>1.930711</text:p>
          </table:table-cell>
          <table:table-cell office:value-type="float" office:value="1.34" calcext:value-type="float">
            <text:p>1.34</text:p>
          </table:table-cell>
          <table:table-cell office:value-type="float" office:value="0.141799" calcext:value-type="float">
            <text:p>0.141799</text:p>
          </table:table-cell>
          <table:table-cell office:value-type="float" office:value="0.18" calcext:value-type="float">
            <text:p>0.18</text:p>
          </table:table-cell>
          <table:table-cell office:value-type="float" office:value="0.560963" calcext:value-type="float">
            <text:p>0.560963</text:p>
          </table:table-cell>
          <table:table-cell office:value-type="float" office:value="0.52" calcext:value-type="float">
            <text:p>0.52</text:p>
          </table:table-cell>
          <table:table-cell office:value-type="float" office:value="0.011368" calcext:value-type="float">
            <text:p>0.011368</text:p>
          </table:table-cell>
          <table:table-cell office:value-type="float" office:value="0.08" calcext:value-type="float">
            <text:p>0.08</text:p>
          </table:table-cell>
          <table:table-cell office:value-type="float" office:value="0.098708" calcext:value-type="float">
            <text:p>0.09870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47.23999" calcext:value-type="float">
            <text:p>347.23999</text:p>
          </table:table-cell>
          <table:table-cell office:value-type="float" office:value="72.276276" calcext:value-type="float">
            <text:p>72.276276</text:p>
          </table:table-cell>
          <table:table-cell office:value-type="string" calcext:value-type="string">
            <text:p>NA</text:p>
          </table:table-cell>
          <table:table-cell office:value-type="float" office:value="5.993758" calcext:value-type="float">
            <text:p>5.993758</text:p>
          </table:table-cell>
          <table:table-cell office:value-type="float" office:value="0.258689" calcext:value-type="float">
            <text:p>0.258689</text:p>
          </table:table-cell>
          <table:table-cell office:value-type="float" office:value="33.022324" calcext:value-type="float">
            <text:p>33.022324</text:p>
          </table:table-cell>
          <table:table-cell office:value-type="float" office:value="0.038554" calcext:value-type="float">
            <text:p>0.038554</text:p>
          </table:table-cell>
          <table:table-cell office:value-type="float" office:value="2.396683" calcext:value-type="float">
            <text:p>2.396683</text:p>
          </table:table-cell>
          <table:table-cell office:value-type="float" office:value="2.098415" calcext:value-type="float">
            <text:p>2.098415</text:p>
          </table:table-cell>
          <table:table-cell office:value-type="float" office:value="3.720251" calcext:value-type="float">
            <text:p>3.720251</text:p>
          </table:table-cell>
          <table:table-cell office:value-type="float" office:value="2.657322" calcext:value-type="float">
            <text:p>2.657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6662" calcext:value-type="float">
            <text:p>3.016662</text:p>
          </table:table-cell>
          <table:table-cell office:value-type="float" office:value="2.666919" calcext:value-type="float">
            <text:p>2.666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403" calcext:value-type="float">
            <text:p>0.075403</text:p>
          </table:table-cell>
          <table:table-cell office:value-type="float" office:value="0.033293" calcext:value-type="float">
            <text:p>0.033293</text:p>
          </table:table-cell>
          <table:table-cell office:value-type="float" office:value="1.902562" calcext:value-type="float">
            <text:p>1.902562</text:p>
          </table:table-cell>
          <table:table-cell office:value-type="float" office:value="4.052776" calcext:value-type="float">
            <text:p>4.052776</text:p>
          </table:table-cell>
          <table:table-cell office:value-type="float" office:value="0.025483" calcext:value-type="float">
            <text:p>0.025483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1.945419" calcext:value-type="float">
            <text:p>1.945419</text:p>
          </table:table-cell>
          <table:table-cell office:value-type="float" office:value="2.097992" calcext:value-type="float">
            <text:p>2.09799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674952" calcext:value-type="float">
            <text:p>4.674952</text:p>
          </table:table-cell>
          <table:table-cell office:value-type="float" office:value="0.280911" calcext:value-type="float">
            <text:p>0.280911</text:p>
          </table:table-cell>
          <table:table-cell office:value-type="float" office:value="2.162812" calcext:value-type="float">
            <text:p>2.162812</text:p>
          </table:table-cell>
          <table:table-cell office:value-type="float" office:value="2.045756" calcext:value-type="float">
            <text:p>2.045756</text:p>
          </table:table-cell>
          <table:table-cell office:value-type="float" office:value="0.978498" calcext:value-type="float">
            <text:p>0.978498</text:p>
          </table:table-cell>
          <table:table-cell office:value-type="float" office:value="0.06862" calcext:value-type="float">
            <text:p>0.06862</text:p>
          </table:table-cell>
          <table:table-cell office:value-type="float" office:value="5.2153" calcext:value-type="float">
            <text:p>5.2153</text:p>
          </table:table-cell>
          <table:table-cell office:value-type="float" office:value="4.886887" calcext:value-type="float">
            <text:p>4.886887</text:p>
          </table:table-cell>
          <table:table-cell office:value-type="float" office:value="0.151064" calcext:value-type="float">
            <text:p>0.151064</text:p>
          </table:table-cell>
          <table:table-cell office:value-type="float" office:value="0.004168" calcext:value-type="float">
            <text:p>0.004168</text:p>
          </table:table-cell>
          <table:table-cell office:value-type="float" office:value="3.408563" calcext:value-type="float">
            <text:p>3.408563</text:p>
          </table:table-cell>
          <table:table-cell office:value-type="float" office:value="4.237953" calcext:value-type="float">
            <text:p>4.237953</text:p>
          </table:table-cell>
          <table:table-cell office:value-type="float" office:value="33.022324" calcext:value-type="float">
            <text:p>33.022324</text:p>
          </table:table-cell>
          <table:table-cell office:value-type="float" office:value="1.76" calcext:value-type="float">
            <text:p>1.76</text:p>
          </table:table-cell>
          <table:table-cell office:value-type="float" office:value="1.848898" calcext:value-type="float">
            <text:p>1.848898</text:p>
          </table:table-cell>
          <table:table-cell office:value-type="float" office:value="0" calcext:value-type="float">
            <text:p>0</text:p>
          </table:table-cell>
          <table:table-cell office:value-type="float" office:value="1.871353" calcext:value-type="float">
            <text:p>1.871353</text:p>
          </table:table-cell>
          <table:table-cell office:value-type="float" office:value="0" calcext:value-type="float">
            <text:p>0</text:p>
          </table:table-cell>
          <table:table-cell office:value-type="float" office:value="1.881593" calcext:value-type="float">
            <text:p>1.881593</text:p>
          </table:table-cell>
          <table:table-cell office:value-type="float" office:value="0" calcext:value-type="float">
            <text:p>0</text:p>
          </table:table-cell>
          <table:table-cell office:value-type="float" office:value="1.135069" calcext:value-type="float">
            <text:p>1.135069</text:p>
          </table:table-cell>
          <table:table-cell office:value-type="float" office:value="0" calcext:value-type="float">
            <text:p>0</text:p>
          </table:table-cell>
          <table:table-cell office:value-type="float" office:value="0.042412" calcext:value-type="float">
            <text:p>0.042412</text:p>
          </table:table-cell>
          <table:table-cell office:value-type="float" office:value="1.18" calcext:value-type="float">
            <text:p>1.18</text:p>
          </table:table-cell>
          <table:table-cell office:value-type="float" office:value="0.032991" calcext:value-type="float">
            <text:p>0.032991</text:p>
          </table:table-cell>
          <table:table-cell office:value-type="float" office:value="0.86" calcext:value-type="float">
            <text:p>0.86</text:p>
          </table:table-cell>
          <table:table-cell office:value-type="float" office:value="0.008491" calcext:value-type="float">
            <text:p>0.008491</text:p>
          </table:table-cell>
          <table:table-cell office:value-type="float" office:value="0.24" calcext:value-type="float">
            <text:p>0.24</text:p>
          </table:table-cell>
          <table:table-cell office:value-type="float" office:value="0.016991" calcext:value-type="float">
            <text:p>0.016991</text:p>
          </table:table-cell>
          <table:table-cell office:value-type="float" office:value="0.48" calcext:value-type="float">
            <text:p>0.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87493" calcext:value-type="float">
            <text:p>2.587493</text:p>
          </table:table-cell>
          <table:table-cell office:value-type="float" office:value="1.08" calcext:value-type="float">
            <text:p>1.08</text:p>
          </table:table-cell>
          <table:table-cell office:value-type="float" office:value="2.087458" calcext:value-type="float">
            <text:p>2.087458</text:p>
          </table:table-cell>
          <table:table-cell office:value-type="float" office:value="1.42" calcext:value-type="float">
            <text:p>1.42</text:p>
          </table:table-cell>
          <table:table-cell office:value-type="float" office:value="0.30767" calcext:value-type="float">
            <text:p>0.30767</text:p>
          </table:table-cell>
          <table:table-cell office:value-type="float" office:value="0.38" calcext:value-type="float">
            <text:p>0.38</text:p>
          </table:table-cell>
          <table:table-cell office:value-type="float" office:value="0.670829" calcext:value-type="float">
            <text:p>0.670829</text:p>
          </table:table-cell>
          <table:table-cell office:value-type="float" office:value="0.7" calcext:value-type="float">
            <text:p>0.7</text:p>
          </table:table-cell>
          <table:table-cell office:value-type="float" office:value="0.021308" calcext:value-type="float">
            <text:p>0.021308</text:p>
          </table:table-cell>
          <table:table-cell office:value-type="float" office:value="0.16" calcext:value-type="float">
            <text:p>0.16</text:p>
          </table:table-cell>
          <table:table-cell office:value-type="float" office:value="0.129755" calcext:value-type="float">
            <text:p>0.12975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58.160004" calcext:value-type="float">
            <text:p>358.160004</text:p>
          </table:table-cell>
          <table:table-cell office:value-type="float" office:value="63.366238" calcext:value-type="float">
            <text:p>63.366238</text:p>
          </table:table-cell>
          <table:table-cell office:value-type="string" calcext:value-type="string">
            <text:p>NA</text:p>
          </table:table-cell>
          <table:table-cell office:value-type="float" office:value="5.938135" calcext:value-type="float">
            <text:p>5.938135</text:p>
          </table:table-cell>
          <table:table-cell office:value-type="float" office:value="0.29309" calcext:value-type="float">
            <text:p>0.29309</text:p>
          </table:table-cell>
          <table:table-cell office:value-type="float" office:value="37.463543" calcext:value-type="float">
            <text:p>37.463543</text:p>
          </table:table-cell>
          <table:table-cell office:value-type="float" office:value="0.043739" calcext:value-type="float">
            <text:p>0.043739</text:p>
          </table:table-cell>
          <table:table-cell office:value-type="float" office:value="2.267526" calcext:value-type="float">
            <text:p>2.267526</text:p>
          </table:table-cell>
          <table:table-cell office:value-type="float" office:value="1.555401" calcext:value-type="float">
            <text:p>1.555401</text:p>
          </table:table-cell>
          <table:table-cell office:value-type="float" office:value="3.701951" calcext:value-type="float">
            <text:p>3.701951</text:p>
          </table:table-cell>
          <table:table-cell office:value-type="float" office:value="2.644251" calcext:value-type="float">
            <text:p>2.644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7351" calcext:value-type="float">
            <text:p>2.977351</text:p>
          </table:table-cell>
          <table:table-cell office:value-type="float" office:value="2.64023" calcext:value-type="float">
            <text:p>2.64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713" calcext:value-type="float">
            <text:p>0.055713</text:p>
          </table:table-cell>
          <table:table-cell office:value-type="float" office:value="0.021488" calcext:value-type="float">
            <text:p>0.021488</text:p>
          </table:table-cell>
          <table:table-cell office:value-type="float" office:value="1.378798" calcext:value-type="float">
            <text:p>1.378798</text:p>
          </table:table-cell>
          <table:table-cell office:value-type="float" office:value="2.36751" calcext:value-type="float">
            <text:p>2.36751</text:p>
          </table:table-cell>
          <table:table-cell office:value-type="float" office:value="0.024739" calcext:value-type="float">
            <text:p>0.024739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2.057085" calcext:value-type="float">
            <text:p>2.057085</text:p>
          </table:table-cell>
          <table:table-cell office:value-type="float" office:value="2.214476" calcext:value-type="float">
            <text:p>2.2144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725777" calcext:value-type="float">
            <text:p>4.725777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2.002373" calcext:value-type="float">
            <text:p>2.002373</text:p>
          </table:table-cell>
          <table:table-cell office:value-type="float" office:value="1.707692" calcext:value-type="float">
            <text:p>1.707692</text:p>
          </table:table-cell>
          <table:table-cell office:value-type="float" office:value="0.75232" calcext:value-type="float">
            <text:p>0.75232</text:p>
          </table:table-cell>
          <table:table-cell office:value-type="float" office:value="0.053846" calcext:value-type="float">
            <text:p>0.053846</text:p>
          </table:table-cell>
          <table:table-cell office:value-type="float" office:value="3.885019" calcext:value-type="float">
            <text:p>3.885019</text:p>
          </table:table-cell>
          <table:table-cell office:value-type="float" office:value="3.990954" calcext:value-type="float">
            <text:p>3.990954</text:p>
          </table:table-cell>
          <table:table-cell office:value-type="float" office:value="0.215372" calcext:value-type="float">
            <text:p>0.215372</text:p>
          </table:table-cell>
          <table:table-cell office:value-type="float" office:value="0.005877" calcext:value-type="float">
            <text:p>0.005877</text:p>
          </table:table-cell>
          <table:table-cell office:value-type="float" office:value="3.775854" calcext:value-type="float">
            <text:p>3.775854</text:p>
          </table:table-cell>
          <table:table-cell office:value-type="float" office:value="4.368939" calcext:value-type="float">
            <text:p>4.368939</text:p>
          </table:table-cell>
          <table:table-cell office:value-type="float" office:value="37.463543" calcext:value-type="float">
            <text:p>37.463543</text:p>
          </table:table-cell>
          <table:table-cell office:value-type="float" office:value="2.18" calcext:value-type="float">
            <text:p>2.18</text:p>
          </table:table-cell>
          <table:table-cell office:value-type="float" office:value="1.845425" calcext:value-type="float">
            <text:p>1.845425</text:p>
          </table:table-cell>
          <table:table-cell office:value-type="float" office:value="0" calcext:value-type="float">
            <text:p>0</text:p>
          </table:table-cell>
          <table:table-cell office:value-type="float" office:value="1.856526" calcext:value-type="float">
            <text:p>1.856526</text:p>
          </table:table-cell>
          <table:table-cell office:value-type="float" office:value="0" calcext:value-type="float">
            <text:p>0</text:p>
          </table:table-cell>
          <table:table-cell office:value-type="float" office:value="1.839202" calcext:value-type="float">
            <text:p>1.839202</text:p>
          </table:table-cell>
          <table:table-cell office:value-type="float" office:value="0" calcext:value-type="float">
            <text:p>0</text:p>
          </table:table-cell>
          <table:table-cell office:value-type="float" office:value="1.138149" calcext:value-type="float">
            <text:p>1.138149</text:p>
          </table:table-cell>
          <table:table-cell office:value-type="float" office:value="0" calcext:value-type="float">
            <text:p>0</text:p>
          </table:table-cell>
          <table:table-cell office:value-type="float" office:value="0.026213" calcext:value-type="float">
            <text:p>0.026213</text:p>
          </table:table-cell>
          <table:table-cell office:value-type="float" office:value="0.74" calcext:value-type="float">
            <text:p>0.74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76" calcext:value-type="float">
            <text:p>0.76</text:p>
          </table:table-cell>
          <table:table-cell office:value-type="float" office:value="0.005663" calcext:value-type="float">
            <text:p>0.005663</text:p>
          </table:table-cell>
          <table:table-cell office:value-type="float" office:value="0.16" calcext:value-type="float">
            <text:p>0.16</text:p>
          </table:table-cell>
          <table:table-cell office:value-type="float" office:value="0.019076" calcext:value-type="float">
            <text:p>0.019076</text:p>
          </table:table-cell>
          <table:table-cell office:value-type="float" office:value="0.54" calcext:value-type="float">
            <text:p>0.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74001" calcext:value-type="float">
            <text:p>2.574001</text:p>
          </table:table-cell>
          <table:table-cell office:value-type="float" office:value="1.02" calcext:value-type="float">
            <text:p>1.02</text:p>
          </table:table-cell>
          <table:table-cell office:value-type="float" office:value="2.151776" calcext:value-type="float">
            <text:p>2.151776</text:p>
          </table:table-cell>
          <table:table-cell office:value-type="float" office:value="1.36" calcext:value-type="float">
            <text:p>1.36</text:p>
          </table:table-cell>
          <table:table-cell office:value-type="float" office:value="0.210671" calcext:value-type="float">
            <text:p>0.210671</text:p>
          </table:table-cell>
          <table:table-cell office:value-type="float" office:value="0.24" calcext:value-type="float">
            <text:p>0.24</text:p>
          </table:table-cell>
          <table:table-cell office:value-type="float" office:value="0.54165" calcext:value-type="float">
            <text:p>0.54165</text:p>
          </table:table-cell>
          <table:table-cell office:value-type="float" office:value="0.46" calcext:value-type="float">
            <text:p>0.46</text:p>
          </table:table-cell>
          <table:table-cell office:value-type="float" office:value="0.026292" calcext:value-type="float">
            <text:p>0.026292</text:p>
          </table:table-cell>
          <table:table-cell office:value-type="float" office:value="0.22" calcext:value-type="float">
            <text:p>0.22</text:p>
          </table:table-cell>
          <table:table-cell office:value-type="float" office:value="0.18908" calcext:value-type="float">
            <text:p>0.1890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364.079987" calcext:value-type="float">
            <text:p>364.079987</text:p>
          </table:table-cell>
          <table:table-cell office:value-type="float" office:value="75.650063" calcext:value-type="float">
            <text:p>75.650063</text:p>
          </table:table-cell>
          <table:table-cell office:value-type="string" calcext:value-type="string">
            <text:p>NA</text:p>
          </table:table-cell>
          <table:table-cell office:value-type="float" office:value="5.987046" calcext:value-type="float">
            <text:p>5.987046</text:p>
          </table:table-cell>
          <table:table-cell office:value-type="float" office:value="0.235294" calcext:value-type="float">
            <text:p>0.235294</text:p>
          </table:table-cell>
          <table:table-cell office:value-type="float" office:value="31.538685" calcext:value-type="float">
            <text:p>31.538685</text:p>
          </table:table-cell>
          <table:table-cell office:value-type="float" office:value="0.036822" calcext:value-type="float">
            <text:p>0.036822</text:p>
          </table:table-cell>
          <table:table-cell office:value-type="float" office:value="2.655206" calcext:value-type="float">
            <text:p>2.655206</text:p>
          </table:table-cell>
          <table:table-cell office:value-type="float" office:value="2.217489" calcext:value-type="float">
            <text:p>2.217489</text:p>
          </table:table-cell>
          <table:table-cell office:value-type="float" office:value="3.752004" calcext:value-type="float">
            <text:p>3.752004</text:p>
          </table:table-cell>
          <table:table-cell office:value-type="float" office:value="2.680003" calcext:value-type="float">
            <text:p>2.68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2306" calcext:value-type="float">
            <text:p>2.982306</text:p>
          </table:table-cell>
          <table:table-cell office:value-type="float" office:value="2.647374" calcext:value-type="float">
            <text:p>2.647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825" calcext:value-type="float">
            <text:p>0.067825</text:p>
          </table:table-cell>
          <table:table-cell office:value-type="float" office:value="0.024107" calcext:value-type="float">
            <text:p>0.024107</text:p>
          </table:table-cell>
          <table:table-cell office:value-type="float" office:value="1.109333" calcext:value-type="float">
            <text:p>1.109333</text:p>
          </table:table-cell>
          <table:table-cell office:value-type="float" office:value="1.401005" calcext:value-type="float">
            <text:p>1.401005</text:p>
          </table:table-cell>
          <table:table-cell office:value-type="float" office:value="0.026135" calcext:value-type="float">
            <text:p>0.026135</text:p>
          </table:table-cell>
          <table:table-cell office:value-type="float" office:value="0.008368" calcext:value-type="float">
            <text:p>0.008368</text:p>
          </table:table-cell>
          <table:table-cell office:value-type="float" office:value="1.811157" calcext:value-type="float">
            <text:p>1.811157</text:p>
          </table:table-cell>
          <table:table-cell office:value-type="float" office:value="1.951739" calcext:value-type="float">
            <text:p>1.9517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330104" calcext:value-type="float">
            <text:p>4.330104</text:p>
          </table:table-cell>
          <table:table-cell office:value-type="float" office:value="0.26451" calcext:value-type="float">
            <text:p>0.26451</text:p>
          </table:table-cell>
          <table:table-cell office:value-type="float" office:value="1.889015" calcext:value-type="float">
            <text:p>1.889015</text:p>
          </table:table-cell>
          <table:table-cell office:value-type="float" office:value="1.751633" calcext:value-type="float">
            <text:p>1.751633</text:p>
          </table:table-cell>
          <table:table-cell office:value-type="float" office:value="0.668237" calcext:value-type="float">
            <text:p>0.668237</text:p>
          </table:table-cell>
          <table:table-cell office:value-type="float" office:value="0.049293" calcext:value-type="float">
            <text:p>0.049293</text:p>
          </table:table-cell>
          <table:table-cell office:value-type="float" office:value="3.647495" calcext:value-type="float">
            <text:p>3.647495</text:p>
          </table:table-cell>
          <table:table-cell office:value-type="float" office:value="3.572992" calcext:value-type="float">
            <text:p>3.572992</text:p>
          </table:table-cell>
          <table:table-cell office:value-type="float" office:value="0.17996" calcext:value-type="float">
            <text:p>0.17996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4.33533" calcext:value-type="float">
            <text:p>4.33533</text:p>
          </table:table-cell>
          <table:table-cell office:value-type="float" office:value="6.313361" calcext:value-type="float">
            <text:p>6.313361</text:p>
          </table:table-cell>
          <table:table-cell office:value-type="float" office:value="31.538685" calcext:value-type="float">
            <text:p>31.538685</text:p>
          </table:table-cell>
          <table:table-cell office:value-type="float" office:value="1.94" calcext:value-type="float">
            <text:p>1.94</text:p>
          </table:table-cell>
          <table:table-cell office:value-type="float" office:value="1.877691" calcext:value-type="float">
            <text:p>1.877691</text:p>
          </table:table-cell>
          <table:table-cell office:value-type="float" office:value="0" calcext:value-type="float">
            <text:p>0</text:p>
          </table:table-cell>
          <table:table-cell office:value-type="float" office:value="1.874313" calcext:value-type="float">
            <text:p>1.874313</text:p>
          </table:table-cell>
          <table:table-cell office:value-type="float" office:value="0" calcext:value-type="float">
            <text:p>0</text:p>
          </table:table-cell>
          <table:table-cell office:value-type="float" office:value="1.836168" calcext:value-type="float">
            <text:p>1.836168</text:p>
          </table:table-cell>
          <table:table-cell office:value-type="float" office:value="0" calcext:value-type="float">
            <text:p>0</text:p>
          </table:table-cell>
          <table:table-cell office:value-type="float" office:value="1.146138" calcext:value-type="float">
            <text:p>1.146138</text:p>
          </table:table-cell>
          <table:table-cell office:value-type="float" office:value="0" calcext:value-type="float">
            <text:p>0</text:p>
          </table:table-cell>
          <table:table-cell office:value-type="float" office:value="0.028532" calcext:value-type="float">
            <text:p>0.028532</text:p>
          </table:table-cell>
          <table:table-cell office:value-type="float" office:value="0.96" calcext:value-type="float">
            <text:p>0.96</text:p>
          </table:table-cell>
          <table:table-cell office:value-type="float" office:value="0.039293" calcext:value-type="float">
            <text:p>0.039293</text:p>
          </table:table-cell>
          <table:table-cell office:value-type="float" office:value="1.02" calcext:value-type="float">
            <text:p>1.02</text:p>
          </table:table-cell>
          <table:table-cell office:value-type="float" office:value="0.003528" calcext:value-type="float">
            <text:p>0.003528</text:p>
          </table:table-cell>
          <table:table-cell office:value-type="float" office:value="0.1" calcext:value-type="float">
            <text:p>0.1</text:p>
          </table:table-cell>
          <table:table-cell office:value-type="float" office:value="0.022606" calcext:value-type="float">
            <text:p>0.022606</text:p>
          </table:table-cell>
          <table:table-cell office:value-type="float" office:value="0.64" calcext:value-type="float">
            <text:p>0.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93761" calcext:value-type="float">
            <text:p>2.293761</text:p>
          </table:table-cell>
          <table:table-cell office:value-type="float" office:value="0.86" calcext:value-type="float">
            <text:p>0.86</text:p>
          </table:table-cell>
          <table:table-cell office:value-type="float" office:value="2.036343" calcext:value-type="float">
            <text:p>2.036343</text:p>
          </table:table-cell>
          <table:table-cell office:value-type="float" office:value="1.3" calcext:value-type="float">
            <text:p>1.3</text:p>
          </table:table-cell>
          <table:table-cell office:value-type="float" office:value="0.152227" calcext:value-type="float">
            <text:p>0.152227</text:p>
          </table:table-cell>
          <table:table-cell office:value-type="float" office:value="0.18" calcext:value-type="float">
            <text:p>0.18</text:p>
          </table:table-cell>
          <table:table-cell office:value-type="float" office:value="0.516011" calcext:value-type="float">
            <text:p>0.516011</text:p>
          </table:table-cell>
          <table:table-cell office:value-type="float" office:value="0.5" calcext:value-type="float">
            <text:p>0.5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1" calcext:value-type="float">
            <text:p>0.1</text:p>
          </table:table-cell>
          <table:table-cell office:value-type="float" office:value="0.16936" calcext:value-type="float">
            <text:p>0.16936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45.73999" calcext:value-type="float">
            <text:p>345.73999</text:p>
          </table:table-cell>
          <table:table-cell office:value-type="float" office:value="69.082565" calcext:value-type="float">
            <text:p>69.082565</text:p>
          </table:table-cell>
          <table:table-cell office:value-type="string" calcext:value-type="string">
            <text:p>NA</text:p>
          </table:table-cell>
          <table:table-cell office:value-type="float" office:value="6.040109" calcext:value-type="float">
            <text:p>6.040109</text:p>
          </table:table-cell>
          <table:table-cell office:value-type="float" office:value="0.276547" calcext:value-type="float">
            <text:p>0.276547</text:p>
          </table:table-cell>
          <table:table-cell office:value-type="float" office:value="31.207996" calcext:value-type="float">
            <text:p>31.207996</text:p>
          </table:table-cell>
          <table:table-cell office:value-type="float" office:value="0.036436" calcext:value-type="float">
            <text:p>0.036436</text:p>
          </table:table-cell>
          <table:table-cell office:value-type="float" office:value="2.44615" calcext:value-type="float">
            <text:p>2.44615</text:p>
          </table:table-cell>
          <table:table-cell office:value-type="float" office:value="1.894842" calcext:value-type="float">
            <text:p>1.894842</text:p>
          </table:table-cell>
          <table:table-cell office:value-type="float" office:value="3.760531" calcext:value-type="float">
            <text:p>3.760531</text:p>
          </table:table-cell>
          <table:table-cell office:value-type="float" office:value="2.686094" calcext:value-type="float">
            <text:p>2.686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5863" calcext:value-type="float">
            <text:p>2.995863</text:p>
          </table:table-cell>
          <table:table-cell office:value-type="float" office:value="2.660375" calcext:value-type="float">
            <text:p>2.660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145" calcext:value-type="float">
            <text:p>0.056145</text:p>
          </table:table-cell>
          <table:table-cell office:value-type="float" office:value="0.018412" calcext:value-type="float">
            <text:p>0.018412</text:p>
          </table:table-cell>
          <table:table-cell office:value-type="float" office:value="1.794093" calcext:value-type="float">
            <text:p>1.794093</text:p>
          </table:table-cell>
          <table:table-cell office:value-type="float" office:value="2.792578" calcext:value-type="float">
            <text:p>2.792578</text:p>
          </table:table-cell>
          <table:table-cell office:value-type="float" office:value="0.026126" calcext:value-type="float">
            <text:p>0.026126</text:p>
          </table:table-cell>
          <table:table-cell office:value-type="float" office:value="0.007746" calcext:value-type="float">
            <text:p>0.007746</text:p>
          </table:table-cell>
          <table:table-cell office:value-type="float" office:value="2.202396" calcext:value-type="float">
            <text:p>2.202396</text:p>
          </table:table-cell>
          <table:table-cell office:value-type="float" office:value="2.483942" calcext:value-type="float">
            <text:p>2.4839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946091" calcext:value-type="float">
            <text:p>3.946091</text:p>
          </table:table-cell>
          <table:table-cell office:value-type="float" office:value="0.240546" calcext:value-type="float">
            <text:p>0.240546</text:p>
          </table:table-cell>
          <table:table-cell office:value-type="float" office:value="1.866734" calcext:value-type="float">
            <text:p>1.866734</text:p>
          </table:table-cell>
          <table:table-cell office:value-type="float" office:value="1.903814" calcext:value-type="float">
            <text:p>1.903814</text:p>
          </table:table-cell>
          <table:table-cell office:value-type="float" office:value="0.665946" calcext:value-type="float">
            <text:p>0.665946</text:p>
          </table:table-cell>
          <table:table-cell office:value-type="float" office:value="0.046543" calcext:value-type="float">
            <text:p>0.046543</text:p>
          </table:table-cell>
          <table:table-cell office:value-type="float" office:value="3.647372" calcext:value-type="float">
            <text:p>3.647372</text:p>
          </table:table-cell>
          <table:table-cell office:value-type="float" office:value="4.000019" calcext:value-type="float">
            <text:p>4.000019</text:p>
          </table:table-cell>
          <table:table-cell office:value-type="float" office:value="0.151596" calcext:value-type="float">
            <text:p>0.151596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2.717094" calcext:value-type="float">
            <text:p>2.717094</text:p>
          </table:table-cell>
          <table:table-cell office:value-type="float" office:value="3.804768" calcext:value-type="float">
            <text:p>3.804768</text:p>
          </table:table-cell>
          <table:table-cell office:value-type="float" office:value="31.207996" calcext:value-type="float">
            <text:p>31.207996</text:p>
          </table:table-cell>
          <table:table-cell office:value-type="float" office:value="2.16" calcext:value-type="float">
            <text:p>2.16</text:p>
          </table:table-cell>
          <table:table-cell office:value-type="float" office:value="1.88397" calcext:value-type="float">
            <text:p>1.88397</text:p>
          </table:table-cell>
          <table:table-cell office:value-type="float" office:value="0" calcext:value-type="float">
            <text:p>0</text:p>
          </table:table-cell>
          <table:table-cell office:value-type="float" office:value="1.876561" calcext:value-type="float">
            <text:p>1.876561</text:p>
          </table:table-cell>
          <table:table-cell office:value-type="float" office:value="0" calcext:value-type="float">
            <text:p>0</text:p>
          </table:table-cell>
          <table:table-cell office:value-type="float" office:value="1.842373" calcext:value-type="float">
            <text:p>1.842373</text:p>
          </table:table-cell>
          <table:table-cell office:value-type="float" office:value="0" calcext:value-type="float">
            <text:p>0</text:p>
          </table:table-cell>
          <table:table-cell office:value-type="float" office:value="1.15349" calcext:value-type="float">
            <text:p>1.15349</text:p>
          </table:table-cell>
          <table:table-cell office:value-type="float" office:value="0" calcext:value-type="float">
            <text:p>0</text:p>
          </table:table-cell>
          <table:table-cell office:value-type="float" office:value="0.021075" calcext:value-type="float">
            <text:p>0.021075</text:p>
          </table:table-cell>
          <table:table-cell office:value-type="float" office:value="0.56" calcext:value-type="float">
            <text:p>0.56</text:p>
          </table:table-cell>
          <table:table-cell office:value-type="float" office:value="0.03507" calcext:value-type="float">
            <text:p>0.03507</text:p>
          </table:table-cell>
          <table:table-cell office:value-type="float" office:value="0.9" calcext:value-type="float">
            <text:p>0.9</text:p>
          </table:table-cell>
          <table:table-cell office:value-type="float" office:value="0.005641" calcext:value-type="float">
            <text:p>0.0056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485" calcext:value-type="float">
            <text:p>0.020485</text:p>
          </table:table-cell>
          <table:table-cell office:value-type="float" office:value="0.58" calcext:value-type="float">
            <text:p>0.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02392" calcext:value-type="float">
            <text:p>2.102392</text:p>
          </table:table-cell>
          <table:table-cell office:value-type="float" office:value="0.98" calcext:value-type="float">
            <text:p>0.98</text:p>
          </table:table-cell>
          <table:table-cell office:value-type="float" office:value="1.843699" calcext:value-type="float">
            <text:p>1.843699</text:p>
          </table:table-cell>
          <table:table-cell office:value-type="float" office:value="1.22" calcext:value-type="float">
            <text:p>1.22</text:p>
          </table:table-cell>
          <table:table-cell office:value-type="float" office:value="0.213162" calcext:value-type="float">
            <text:p>0.213162</text:p>
          </table:table-cell>
          <table:table-cell office:value-type="float" office:value="0.22" calcext:value-type="float">
            <text:p>0.22</text:p>
          </table:table-cell>
          <table:table-cell office:value-type="float" office:value="0.452785" calcext:value-type="float">
            <text:p>0.452785</text:p>
          </table:table-cell>
          <table:table-cell office:value-type="float" office:value="0.5" calcext:value-type="float">
            <text:p>0.5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2" calcext:value-type="float">
            <text:p>0.02</text:p>
          </table:table-cell>
          <table:table-cell office:value-type="float" office:value="0.149476" calcext:value-type="float">
            <text:p>0.149476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46.019989" calcext:value-type="float">
            <text:p>346.019989</text:p>
          </table:table-cell>
          <table:table-cell office:value-type="float" office:value="57.697128" calcext:value-type="float">
            <text:p>57.697128</text:p>
          </table:table-cell>
          <table:table-cell office:value-type="string" calcext:value-type="string">
            <text:p>NA</text:p>
          </table:table-cell>
          <table:table-cell office:value-type="float" office:value="6.027723" calcext:value-type="float">
            <text:p>6.027723</text:p>
          </table:table-cell>
          <table:table-cell office:value-type="float" office:value="0.254476" calcext:value-type="float">
            <text:p>0.254476</text:p>
          </table:table-cell>
          <table:table-cell office:value-type="float" office:value="39.941418" calcext:value-type="float">
            <text:p>39.941418</text:p>
          </table:table-cell>
          <table:table-cell office:value-type="float" office:value="0.046632" calcext:value-type="float">
            <text:p>0.046632</text:p>
          </table:table-cell>
          <table:table-cell office:value-type="float" office:value="2.26984" calcext:value-type="float">
            <text:p>2.26984</text:p>
          </table:table-cell>
          <table:table-cell office:value-type="float" office:value="1.539419" calcext:value-type="float">
            <text:p>1.539419</text:p>
          </table:table-cell>
          <table:table-cell office:value-type="float" office:value="3.685428" calcext:value-type="float">
            <text:p>3.685428</text:p>
          </table:table-cell>
          <table:table-cell office:value-type="float" office:value="2.632449" calcext:value-type="float">
            <text:p>2.632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8535" calcext:value-type="float">
            <text:p>3.008535</text:p>
          </table:table-cell>
          <table:table-cell office:value-type="float" office:value="2.672433" calcext:value-type="float">
            <text:p>2.672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591" calcext:value-type="float">
            <text:p>0.052591</text:p>
          </table:table-cell>
          <table:table-cell office:value-type="float" office:value="0.020729" calcext:value-type="float">
            <text:p>0.020729</text:p>
          </table:table-cell>
          <table:table-cell office:value-type="float" office:value="1.310688" calcext:value-type="float">
            <text:p>1.310688</text:p>
          </table:table-cell>
          <table:table-cell office:value-type="float" office:value="2.089494" calcext:value-type="float">
            <text:p>2.089494</text:p>
          </table:table-cell>
          <table:table-cell office:value-type="float" office:value="0.023326" calcext:value-type="float">
            <text:p>0.023326</text:p>
          </table:table-cell>
          <table:table-cell office:value-type="float" office:value="0.006945" calcext:value-type="float">
            <text:p>0.006945</text:p>
          </table:table-cell>
          <table:table-cell office:value-type="float" office:value="1.929976" calcext:value-type="float">
            <text:p>1.929976</text:p>
          </table:table-cell>
          <table:table-cell office:value-type="float" office:value="2.516491" calcext:value-type="float">
            <text:p>2.5164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518952" calcext:value-type="float">
            <text:p>4.518952</text:p>
          </table:table-cell>
          <table:table-cell office:value-type="float" office:value="0.272341" calcext:value-type="float">
            <text:p>0.272341</text:p>
          </table:table-cell>
          <table:table-cell office:value-type="float" office:value="1.777039" calcext:value-type="float">
            <text:p>1.777039</text:p>
          </table:table-cell>
          <table:table-cell office:value-type="float" office:value="1.561705" calcext:value-type="float">
            <text:p>1.561705</text:p>
          </table:table-cell>
          <table:table-cell office:value-type="float" office:value="0.88472" calcext:value-type="float">
            <text:p>0.88472</text:p>
          </table:table-cell>
          <table:table-cell office:value-type="float" office:value="0.062663" calcext:value-type="float">
            <text:p>0.062663</text:p>
          </table:table-cell>
          <table:table-cell office:value-type="float" office:value="4.054777" calcext:value-type="float">
            <text:p>4.054777</text:p>
          </table:table-cell>
          <table:table-cell office:value-type="float" office:value="4.079993" calcext:value-type="float">
            <text:p>4.079993</text:p>
          </table:table-cell>
          <table:table-cell office:value-type="float" office:value="0.061509" calcext:value-type="float">
            <text:p>0.061509</text:p>
          </table:table-cell>
          <table:table-cell office:value-type="float" office:value="0.001593" calcext:value-type="float">
            <text:p>0.001593</text:p>
          </table:table-cell>
          <table:table-cell office:value-type="float" office:value="3.109083" calcext:value-type="float">
            <text:p>3.109083</text:p>
          </table:table-cell>
          <table:table-cell office:value-type="float" office:value="4.017468" calcext:value-type="float">
            <text:p>4.017468</text:p>
          </table:table-cell>
          <table:table-cell office:value-type="float" office:value="39.941418" calcext:value-type="float">
            <text:p>39.941418</text:p>
          </table:table-cell>
          <table:table-cell office:value-type="float" office:value="2.38" calcext:value-type="float">
            <text:p>2.38</text:p>
          </table:table-cell>
          <table:table-cell office:value-type="float" office:value="1.816326" calcext:value-type="float">
            <text:p>1.816326</text:p>
          </table:table-cell>
          <table:table-cell office:value-type="float" office:value="0" calcext:value-type="float">
            <text:p>0</text:p>
          </table:table-cell>
          <table:table-cell office:value-type="float" office:value="1.869102" calcext:value-type="float">
            <text:p>1.869102</text:p>
          </table:table-cell>
          <table:table-cell office:value-type="float" office:value="0" calcext:value-type="float">
            <text:p>0</text:p>
          </table:table-cell>
          <table:table-cell office:value-type="float" office:value="1.848382" calcext:value-type="float">
            <text:p>1.848382</text:p>
          </table:table-cell>
          <table:table-cell office:value-type="float" office:value="0" calcext:value-type="float">
            <text:p>0</text:p>
          </table:table-cell>
          <table:table-cell office:value-type="float" office:value="1.160153" calcext:value-type="float">
            <text:p>1.160153</text:p>
          </table:table-cell>
          <table:table-cell office:value-type="float" office:value="0" calcext:value-type="float">
            <text:p>0</text:p>
          </table:table-cell>
          <table:table-cell office:value-type="float" office:value="0.025477" calcext:value-type="float">
            <text:p>0.025477</text:p>
          </table:table-cell>
          <table:table-cell office:value-type="float" office:value="0.66" calcext:value-type="float">
            <text:p>0.66</text:p>
          </table:table-cell>
          <table:table-cell office:value-type="float" office:value="0.027114" calcext:value-type="float">
            <text:p>0.027114</text:p>
          </table:table-cell>
          <table:table-cell office:value-type="float" office:value="0.74" calcext:value-type="float">
            <text:p>0.74</text:p>
          </table:table-cell>
          <table:table-cell office:value-type="float" office:value="0.004935" calcext:value-type="float">
            <text:p>0.004935</text:p>
          </table:table-cell>
          <table:table-cell office:value-type="float" office:value="0.14" calcext:value-type="float">
            <text:p>0.14</text:p>
          </table:table-cell>
          <table:table-cell office:value-type="float" office:value="0.018391" calcext:value-type="float">
            <text:p>0.018391</text:p>
          </table:table-cell>
          <table:table-cell office:value-type="float" office:value="0.52" calcext:value-type="float">
            <text:p>0.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8202" calcext:value-type="float">
            <text:p>2.48202</text:p>
          </table:table-cell>
          <table:table-cell office:value-type="float" office:value="1.12" calcext:value-type="float">
            <text:p>1.12</text:p>
          </table:table-cell>
          <table:table-cell office:value-type="float" office:value="2.036932" calcext:value-type="float">
            <text:p>2.036932</text:p>
          </table:table-cell>
          <table:table-cell office:value-type="float" office:value="1.26" calcext:value-type="float">
            <text:p>1.26</text:p>
          </table:table-cell>
          <table:table-cell office:value-type="float" office:value="0.263427" calcext:value-type="float">
            <text:p>0.263427</text:p>
          </table:table-cell>
          <table:table-cell office:value-type="float" office:value="0.28" calcext:value-type="float">
            <text:p>0.28</text:p>
          </table:table-cell>
          <table:table-cell office:value-type="float" office:value="0.621293" calcext:value-type="float">
            <text:p>0.621293</text:p>
          </table:table-cell>
          <table:table-cell office:value-type="float" office:value="0.66" calcext:value-type="float">
            <text:p>0.66</text:p>
          </table:table-cell>
          <table:table-cell office:value-type="float" office:value="0.002133" calcext:value-type="float">
            <text:p>0.002133</text:p>
          </table:table-cell>
          <table:table-cell office:value-type="float" office:value="0.02" calcext:value-type="float">
            <text:p>0.02</text:p>
          </table:table-cell>
          <table:table-cell office:value-type="float" office:value="0.059376" calcext:value-type="float">
            <text:p>0.05937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63.26001" calcext:value-type="float">
            <text:p>363.26001</text:p>
          </table:table-cell>
          <table:table-cell office:value-type="float" office:value="58.105396" calcext:value-type="float">
            <text:p>58.105396</text:p>
          </table:table-cell>
          <table:table-cell office:value-type="string" calcext:value-type="string">
            <text:p>NA</text:p>
          </table:table-cell>
          <table:table-cell office:value-type="float" office:value="5.962793" calcext:value-type="float">
            <text:p>5.962793</text:p>
          </table:table-cell>
          <table:table-cell office:value-type="float" office:value="0.224389" calcext:value-type="float">
            <text:p>0.224389</text:p>
          </table:table-cell>
          <table:table-cell office:value-type="float" office:value="41.884117" calcext:value-type="float">
            <text:p>41.884117</text:p>
          </table:table-cell>
          <table:table-cell office:value-type="float" office:value="0.0489" calcext:value-type="float">
            <text:p>0.0489</text:p>
          </table:table-cell>
          <table:table-cell office:value-type="float" office:value="2.769788" calcext:value-type="float">
            <text:p>2.769788</text:p>
          </table:table-cell>
          <table:table-cell office:value-type="float" office:value="1.765579" calcext:value-type="float">
            <text:p>1.765579</text:p>
          </table:table-cell>
          <table:table-cell office:value-type="float" office:value="3.711468" calcext:value-type="float">
            <text:p>3.711468</text:p>
          </table:table-cell>
          <table:table-cell office:value-type="float" office:value="2.651048" calcext:value-type="float">
            <text:p>2.651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6349" calcext:value-type="float">
            <text:p>2.986349</text:p>
          </table:table-cell>
          <table:table-cell office:value-type="float" office:value="2.655165" calcext:value-type="float">
            <text:p>2.655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864" calcext:value-type="float">
            <text:p>0.067864</text:p>
          </table:table-cell>
          <table:table-cell office:value-type="float" office:value="0.030089" calcext:value-type="float">
            <text:p>0.030089</text:p>
          </table:table-cell>
          <table:table-cell office:value-type="float" office:value="1.294091" calcext:value-type="float">
            <text:p>1.294091</text:p>
          </table:table-cell>
          <table:table-cell office:value-type="float" office:value="2.476783" calcext:value-type="float">
            <text:p>2.476783</text:p>
          </table:table-cell>
          <table:table-cell office:value-type="float" office:value="0.028266" calcext:value-type="float">
            <text:p>0.028266</text:p>
          </table:table-cell>
          <table:table-cell office:value-type="float" office:value="0.007896" calcext:value-type="float">
            <text:p>0.007896</text:p>
          </table:table-cell>
          <table:table-cell office:value-type="float" office:value="1.720783" calcext:value-type="float">
            <text:p>1.720783</text:p>
          </table:table-cell>
          <table:table-cell office:value-type="float" office:value="2.399811" calcext:value-type="float">
            <text:p>2.3998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625033" calcext:value-type="float">
            <text:p>4.625033</text:p>
          </table:table-cell>
          <table:table-cell office:value-type="float" office:value="0.27133" calcext:value-type="float">
            <text:p>0.27133</text:p>
          </table:table-cell>
          <table:table-cell office:value-type="float" office:value="1.590123" calcext:value-type="float">
            <text:p>1.590123</text:p>
          </table:table-cell>
          <table:table-cell office:value-type="float" office:value="1.435891" calcext:value-type="float">
            <text:p>1.435891</text:p>
          </table:table-cell>
          <table:table-cell office:value-type="float" office:value="0.684774" calcext:value-type="float">
            <text:p>0.684774</text:p>
          </table:table-cell>
          <table:table-cell office:value-type="float" office:value="0.054989" calcext:value-type="float">
            <text:p>0.054989</text:p>
          </table:table-cell>
          <table:table-cell office:value-type="float" office:value="2.895523" calcext:value-type="float">
            <text:p>2.895523</text:p>
          </table:table-cell>
          <table:table-cell office:value-type="float" office:value="3.307502" calcext:value-type="float">
            <text:p>3.307502</text:p>
          </table:table-cell>
          <table:table-cell office:value-type="float" office:value="0.041573" calcext:value-type="float">
            <text:p>0.041573</text:p>
          </table:table-cell>
          <table:table-cell office:value-type="float" office:value="0.001088" calcext:value-type="float">
            <text:p>0.001088</text:p>
          </table:table-cell>
          <table:table-cell office:value-type="float" office:value="4.192384" calcext:value-type="float">
            <text:p>4.192384</text:p>
          </table:table-cell>
          <table:table-cell office:value-type="float" office:value="5.139443" calcext:value-type="float">
            <text:p>5.139443</text:p>
          </table:table-cell>
          <table:table-cell office:value-type="float" office:value="41.884117" calcext:value-type="float">
            <text:p>41.884117</text:p>
          </table:table-cell>
          <table:table-cell office:value-type="float" office:value="2.26" calcext:value-type="float">
            <text:p>2.26</text:p>
          </table:table-cell>
          <table:table-cell office:value-type="float" office:value="1.841906" calcext:value-type="float">
            <text:p>1.841906</text:p>
          </table:table-cell>
          <table:table-cell office:value-type="float" office:value="0" calcext:value-type="float">
            <text:p>0</text:p>
          </table:table-cell>
          <table:table-cell office:value-type="float" office:value="1.869562" calcext:value-type="float">
            <text:p>1.869562</text:p>
          </table:table-cell>
          <table:table-cell office:value-type="float" office:value="0" calcext:value-type="float">
            <text:p>0</text:p>
          </table:table-cell>
          <table:table-cell office:value-type="float" office:value="1.829345" calcext:value-type="float">
            <text:p>1.829345</text:p>
          </table:table-cell>
          <table:table-cell office:value-type="float" office:value="0" calcext:value-type="float">
            <text:p>0</text:p>
          </table:table-cell>
          <table:table-cell office:value-type="float" office:value="1.157004" calcext:value-type="float">
            <text:p>1.157004</text:p>
          </table:table-cell>
          <table:table-cell office:value-type="float" office:value="0" calcext:value-type="float">
            <text:p>0</text:p>
          </table:table-cell>
          <table:table-cell office:value-type="float" office:value="0.038376" calcext:value-type="float">
            <text:p>0.038376</text:p>
          </table:table-cell>
          <table:table-cell office:value-type="float" office:value="0.92" calcext:value-type="float">
            <text:p>0.92</text:p>
          </table:table-cell>
          <table:table-cell office:value-type="float" office:value="0.029489" calcext:value-type="float">
            <text:p>0.029489</text:p>
          </table:table-cell>
          <table:table-cell office:value-type="float" office:value="0.76" calcext:value-type="float">
            <text:p>0.76</text:p>
          </table:table-cell>
          <table:table-cell office:value-type="float" office:value="0.007757" calcext:value-type="float">
            <text:p>0.007757</text:p>
          </table:table-cell>
          <table:table-cell office:value-type="float" office:value="0.22" calcext:value-type="float">
            <text:p>0.22</text:p>
          </table:table-cell>
          <table:table-cell office:value-type="float" office:value="0.02051" calcext:value-type="float">
            <text:p>0.02051</text:p>
          </table:table-cell>
          <table:table-cell office:value-type="float" office:value="0.58" calcext:value-type="float">
            <text:p>0.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16597" calcext:value-type="float">
            <text:p>2.716597</text:p>
          </table:table-cell>
          <table:table-cell office:value-type="float" office:value="1.1" calcext:value-type="float">
            <text:p>1.1</text:p>
          </table:table-cell>
          <table:table-cell office:value-type="float" office:value="1.908436" calcext:value-type="float">
            <text:p>1.908436</text:p>
          </table:table-cell>
          <table:table-cell office:value-type="float" office:value="1.14" calcext:value-type="float">
            <text:p>1.14</text:p>
          </table:table-cell>
          <table:table-cell office:value-type="float" office:value="0.049408" calcext:value-type="float">
            <text:p>0.049408</text:p>
          </table:table-cell>
          <table:table-cell office:value-type="float" office:value="0.06" calcext:value-type="float">
            <text:p>0.06</text:p>
          </table:table-cell>
          <table:table-cell office:value-type="float" office:value="0.635365" calcext:value-type="float">
            <text:p>0.635365</text:p>
          </table:table-cell>
          <table:table-cell office:value-type="float" office:value="0.6" calcext:value-type="float">
            <text:p>0.6</text:p>
          </table:table-cell>
          <table:table-cell office:value-type="float" office:value="0.002133" calcext:value-type="float">
            <text:p>0.002133</text:p>
          </table:table-cell>
          <table:table-cell office:value-type="float" office:value="0.02" calcext:value-type="float">
            <text:p>0.02</text:p>
          </table:table-cell>
          <table:table-cell office:value-type="float" office:value="0.03944" calcext:value-type="float">
            <text:p>0.0394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353.720001" calcext:value-type="float">
            <text:p>353.720001</text:p>
          </table:table-cell>
          <table:table-cell office:value-type="float" office:value="72.47802" calcext:value-type="float">
            <text:p>72.47802</text:p>
          </table:table-cell>
          <table:table-cell office:value-type="string" calcext:value-type="string">
            <text:p>NA</text:p>
          </table:table-cell>
          <table:table-cell office:value-type="float" office:value="5.98351" calcext:value-type="float">
            <text:p>5.98351</text:p>
          </table:table-cell>
          <table:table-cell office:value-type="float" office:value="0.269901" calcext:value-type="float">
            <text:p>0.269901</text:p>
          </table:table-cell>
          <table:table-cell office:value-type="float" office:value="35.755196" calcext:value-type="float">
            <text:p>35.755196</text:p>
          </table:table-cell>
          <table:table-cell office:value-type="float" office:value="0.041745" calcext:value-type="float">
            <text:p>0.041745</text:p>
          </table:table-cell>
          <table:table-cell office:value-type="float" office:value="2.857835" calcext:value-type="float">
            <text:p>2.857835</text:p>
          </table:table-cell>
          <table:table-cell office:value-type="float" office:value="2.55484" calcext:value-type="float">
            <text:p>2.55484</text:p>
          </table:table-cell>
          <table:table-cell office:value-type="float" office:value="3.732022" calcext:value-type="float">
            <text:p>3.732022</text:p>
          </table:table-cell>
          <table:table-cell office:value-type="float" office:value="2.66573" calcext:value-type="float">
            <text:p>2.66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2958" calcext:value-type="float">
            <text:p>3.062958</text:p>
          </table:table-cell>
          <table:table-cell office:value-type="float" office:value="2.714649" calcext:value-type="float">
            <text:p>2.7146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997" calcext:value-type="float">
            <text:p>0.079997</text:p>
          </table:table-cell>
          <table:table-cell office:value-type="float" office:value="0.035282" calcext:value-type="float">
            <text:p>0.035282</text:p>
          </table:table-cell>
          <table:table-cell office:value-type="float" office:value="1.116652" calcext:value-type="float">
            <text:p>1.116652</text:p>
          </table:table-cell>
          <table:table-cell office:value-type="float" office:value="2.125806" calcext:value-type="float">
            <text:p>2.125806</text:p>
          </table:table-cell>
          <table:table-cell office:value-type="float" office:value="0.035338" calcext:value-type="float">
            <text:p>0.035338</text:p>
          </table:table-cell>
          <table:table-cell office:value-type="float" office:value="0.008784" calcext:value-type="float">
            <text:p>0.008784</text:p>
          </table:table-cell>
          <table:table-cell office:value-type="float" office:value="1.902554" calcext:value-type="float">
            <text:p>1.902554</text:p>
          </table:table-cell>
          <table:table-cell office:value-type="float" office:value="2.625561" calcext:value-type="float">
            <text:p>2.6255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233212" calcext:value-type="float">
            <text:p>4.233212</text:p>
          </table:table-cell>
          <table:table-cell office:value-type="float" office:value="0.244069" calcext:value-type="float">
            <text:p>0.244069</text:p>
          </table:table-cell>
          <table:table-cell office:value-type="float" office:value="1.62493" calcext:value-type="float">
            <text:p>1.62493</text:p>
          </table:table-cell>
          <table:table-cell office:value-type="float" office:value="1.584675" calcext:value-type="float">
            <text:p>1.584675</text:p>
          </table:table-cell>
          <table:table-cell office:value-type="float" office:value="0.747886" calcext:value-type="float">
            <text:p>0.747886</text:p>
          </table:table-cell>
          <table:table-cell office:value-type="float" office:value="0.055543" calcext:value-type="float">
            <text:p>0.055543</text:p>
          </table:table-cell>
          <table:table-cell office:value-type="float" office:value="2.961048" calcext:value-type="float">
            <text:p>2.961048</text:p>
          </table:table-cell>
          <table:table-cell office:value-type="float" office:value="3.203327" calcext:value-type="float">
            <text:p>3.203327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0.0015" calcext:value-type="float">
            <text:p>0.0015</text:p>
          </table:table-cell>
          <table:table-cell office:value-type="float" office:value="3.486578" calcext:value-type="float">
            <text:p>3.486578</text:p>
          </table:table-cell>
          <table:table-cell office:value-type="float" office:value="4.694189" calcext:value-type="float">
            <text:p>4.694189</text:p>
          </table:table-cell>
          <table:table-cell office:value-type="float" office:value="35.755196" calcext:value-type="float">
            <text:p>35.755196</text:p>
          </table:table-cell>
          <table:table-cell office:value-type="float" office:value="1.98" calcext:value-type="float">
            <text:p>1.98</text:p>
          </table:table-cell>
          <table:table-cell office:value-type="float" office:value="1.856789" calcext:value-type="float">
            <text:p>1.856789</text:p>
          </table:table-cell>
          <table:table-cell office:value-type="float" office:value="0" calcext:value-type="float">
            <text:p>0</text:p>
          </table:table-cell>
          <table:table-cell office:value-type="float" office:value="1.875233" calcext:value-type="float">
            <text:p>1.875233</text:p>
          </table:table-cell>
          <table:table-cell office:value-type="float" office:value="0" calcext:value-type="float">
            <text:p>0</text:p>
          </table:table-cell>
          <table:table-cell office:value-type="float" office:value="1.895394" calcext:value-type="float">
            <text:p>1.895394</text:p>
          </table:table-cell>
          <table:table-cell office:value-type="float" office:value="0" calcext:value-type="float">
            <text:p>0</text:p>
          </table:table-cell>
          <table:table-cell office:value-type="float" office:value="1.167563" calcext:value-type="float">
            <text:p>1.167563</text:p>
          </table:table-cell>
          <table:table-cell office:value-type="float" office:value="0" calcext:value-type="float">
            <text:p>0</text:p>
          </table:table-cell>
          <table:table-cell office:value-type="float" office:value="0.04493" calcext:value-type="float">
            <text:p>0.04493</text:p>
          </table:table-cell>
          <table:table-cell office:value-type="float" office:value="1.06" calcext:value-type="float">
            <text:p>1.06</text:p>
          </table:table-cell>
          <table:table-cell office:value-type="float" office:value="0.035067" calcext:value-type="float">
            <text:p>0.035067</text:p>
          </table:table-cell>
          <table:table-cell office:value-type="float" office:value="0.88" calcext:value-type="float">
            <text:p>0.88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0.38" calcext:value-type="float">
            <text:p>0.38</text:p>
          </table:table-cell>
          <table:table-cell office:value-type="float" office:value="0.021928" calcext:value-type="float">
            <text:p>0.021928</text:p>
          </table:table-cell>
          <table:table-cell office:value-type="float" office:value="0.62" calcext:value-type="float">
            <text:p>0.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88219" calcext:value-type="float">
            <text:p>2.588219</text:p>
          </table:table-cell>
          <table:table-cell office:value-type="float" office:value="1.16" calcext:value-type="float">
            <text:p>1.16</text:p>
          </table:table-cell>
          <table:table-cell office:value-type="float" office:value="1.644993" calcext:value-type="float">
            <text:p>1.644993</text:p>
          </table:table-cell>
          <table:table-cell office:value-type="float" office:value="1" calcext:value-type="float">
            <text:p>1</text:p>
          </table:table-cell>
          <table:table-cell office:value-type="float" office:value="0.16147" calcext:value-type="float">
            <text:p>0.16147</text:p>
          </table:table-cell>
          <table:table-cell office:value-type="float" office:value="0.18" calcext:value-type="float">
            <text:p>0.18</text:p>
          </table:table-cell>
          <table:table-cell office:value-type="float" office:value="0.586416" calcext:value-type="float">
            <text:p>0.586416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370.119995" calcext:value-type="float">
            <text:p>370.119995</text:p>
          </table:table-cell>
          <table:table-cell office:value-type="float" office:value="74.883484" calcext:value-type="float">
            <text:p>74.883484</text:p>
          </table:table-cell>
          <table:table-cell office:value-type="string" calcext:value-type="string">
            <text:p>NA</text:p>
          </table:table-cell>
          <table:table-cell office:value-type="float" office:value="5.962781" calcext:value-type="float">
            <text:p>5.962781</text:p>
          </table:table-cell>
          <table:table-cell office:value-type="float" office:value="0.23545" calcext:value-type="float">
            <text:p>0.23545</text:p>
          </table:table-cell>
          <table:table-cell office:value-type="float" office:value="36.881252" calcext:value-type="float">
            <text:p>36.881252</text:p>
          </table:table-cell>
          <table:table-cell office:value-type="float" office:value="0.043059" calcext:value-type="float">
            <text:p>0.043059</text:p>
          </table:table-cell>
          <table:table-cell office:value-type="float" office:value="2.421847" calcext:value-type="float">
            <text:p>2.421847</text:p>
          </table:table-cell>
          <table:table-cell office:value-type="float" office:value="1.602999" calcext:value-type="float">
            <text:p>1.602999</text:p>
          </table:table-cell>
          <table:table-cell office:value-type="float" office:value="3.690928" calcext:value-type="float">
            <text:p>3.690928</text:p>
          </table:table-cell>
          <table:table-cell office:value-type="float" office:value="2.636377" calcext:value-type="float">
            <text:p>2.636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3954" calcext:value-type="float">
            <text:p>3.033954</text:p>
          </table:table-cell>
          <table:table-cell office:value-type="float" office:value="2.682507" calcext:value-type="float">
            <text:p>2.682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419" calcext:value-type="float">
            <text:p>0.066419</text:p>
          </table:table-cell>
          <table:table-cell office:value-type="float" office:value="0.028861" calcext:value-type="float">
            <text:p>0.028861</text:p>
          </table:table-cell>
          <table:table-cell office:value-type="float" office:value="1.547342" calcext:value-type="float">
            <text:p>1.547342</text:p>
          </table:table-cell>
          <table:table-cell office:value-type="float" office:value="2.1599" calcext:value-type="float">
            <text:p>2.1599</text:p>
          </table:table-cell>
          <table:table-cell office:value-type="float" office:value="0.025486" calcext:value-type="float">
            <text:p>0.025486</text:p>
          </table:table-cell>
          <table:table-cell office:value-type="float" office:value="0.006062" calcext:value-type="float">
            <text:p>0.006062</text:p>
          </table:table-cell>
          <table:table-cell office:value-type="float" office:value="2.388617" calcext:value-type="float">
            <text:p>2.388617</text:p>
          </table:table-cell>
          <table:table-cell office:value-type="float" office:value="2.554462" calcext:value-type="float">
            <text:p>2.5544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214924" calcext:value-type="float">
            <text:p>5.214924</text:p>
          </table:table-cell>
          <table:table-cell office:value-type="float" office:value="0.296746" calcext:value-type="float">
            <text:p>0.296746</text:p>
          </table:table-cell>
          <table:table-cell office:value-type="float" office:value="1.85416" calcext:value-type="float">
            <text:p>1.85416</text:p>
          </table:table-cell>
          <table:table-cell office:value-type="float" office:value="1.653967" calcext:value-type="float">
            <text:p>1.653967</text:p>
          </table:table-cell>
          <table:table-cell office:value-type="float" office:value="0.792883" calcext:value-type="float">
            <text:p>0.792883</text:p>
          </table:table-cell>
          <table:table-cell office:value-type="float" office:value="0.055051" calcext:value-type="float">
            <text:p>0.055051</text:p>
          </table:table-cell>
          <table:table-cell office:value-type="float" office:value="3.416044" calcext:value-type="float">
            <text:p>3.416044</text:p>
          </table:table-cell>
          <table:table-cell office:value-type="float" office:value="3.910425" calcext:value-type="float">
            <text:p>3.910425</text:p>
          </table:table-cell>
          <table:table-cell office:value-type="float" office:value="0.04156" calcext:value-type="float">
            <text:p>0.04156</text:p>
          </table:table-cell>
          <table:table-cell office:value-type="float" office:value="0.001087" calcext:value-type="float">
            <text:p>0.001087</text:p>
          </table:table-cell>
          <table:table-cell office:value-type="float" office:value="2.217478" calcext:value-type="float">
            <text:p>2.217478</text:p>
          </table:table-cell>
          <table:table-cell office:value-type="float" office:value="3.856076" calcext:value-type="float">
            <text:p>3.856076</text:p>
          </table:table-cell>
          <table:table-cell office:value-type="float" office:value="36.881252" calcext:value-type="float">
            <text:p>36.881252</text:p>
          </table:table-cell>
          <table:table-cell office:value-type="float" office:value="2.06" calcext:value-type="float">
            <text:p>2.06</text:p>
          </table:table-cell>
          <table:table-cell office:value-type="float" office:value="1.805861" calcext:value-type="float">
            <text:p>1.805861</text:p>
          </table:table-cell>
          <table:table-cell office:value-type="float" office:value="0" calcext:value-type="float">
            <text:p>0</text:p>
          </table:table-cell>
          <table:table-cell office:value-type="float" office:value="1.885066" calcext:value-type="float">
            <text:p>1.885066</text:p>
          </table:table-cell>
          <table:table-cell office:value-type="float" office:value="0" calcext:value-type="float">
            <text:p>0</text:p>
          </table:table-cell>
          <table:table-cell office:value-type="float" office:value="1.891714" calcext:value-type="float">
            <text:p>1.891714</text:p>
          </table:table-cell>
          <table:table-cell office:value-type="float" office:value="0" calcext:value-type="float">
            <text:p>0</text:p>
          </table:table-cell>
          <table:table-cell office:value-type="float" office:value="1.14224" calcext:value-type="float">
            <text:p>1.14224</text:p>
          </table:table-cell>
          <table:table-cell office:value-type="float" office:value="0" calcext:value-type="float">
            <text:p>0</text:p>
          </table:table-cell>
          <table:table-cell office:value-type="float" office:value="0.036591" calcext:value-type="float">
            <text:p>0.036591</text:p>
          </table:table-cell>
          <table:table-cell office:value-type="float" office:value="0.98" calcext:value-type="float">
            <text:p>0.98</text:p>
          </table:table-cell>
          <table:table-cell office:value-type="float" office:value="0.029828" calcext:value-type="float">
            <text:p>0.029828</text:p>
          </table:table-cell>
          <table:table-cell office:value-type="float" office:value="0.78" calcext:value-type="float">
            <text:p>0.78</text:p>
          </table:table-cell>
          <table:table-cell office:value-type="float" office:value="0.010604" calcext:value-type="float">
            <text:p>0.010604</text:p>
          </table:table-cell>
          <table:table-cell office:value-type="float" office:value="0.3" calcext:value-type="float">
            <text:p>0.3</text:p>
          </table:table-cell>
          <table:table-cell office:value-type="float" office:value="0.014882" calcext:value-type="float">
            <text:p>0.014882</text:p>
          </table:table-cell>
          <table:table-cell office:value-type="float" office:value="0.42" calcext:value-type="float">
            <text:p>0.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281892" calcext:value-type="float">
            <text:p>3.281892</text:p>
          </table:table-cell>
          <table:table-cell office:value-type="float" office:value="1.36" calcext:value-type="float">
            <text:p>1.36</text:p>
          </table:table-cell>
          <table:table-cell office:value-type="float" office:value="1.933032" calcext:value-type="float">
            <text:p>1.933032</text:p>
          </table:table-cell>
          <table:table-cell office:value-type="float" office:value="1.14" calcext:value-type="float">
            <text:p>1.14</text:p>
          </table:table-cell>
          <table:table-cell office:value-type="float" office:value="0.26245" calcext:value-type="float">
            <text:p>0.26245</text:p>
          </table:table-cell>
          <table:table-cell office:value-type="float" office:value="0.28" calcext:value-type="float">
            <text:p>0.28</text:p>
          </table:table-cell>
          <table:table-cell office:value-type="float" office:value="0.530433" calcext:value-type="float">
            <text:p>0.530433</text:p>
          </table:table-cell>
          <table:table-cell office:value-type="float" office:value="0.46" calcext:value-type="float">
            <text:p>0.46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2" calcext:value-type="float">
            <text:p>0.02</text:p>
          </table:table-cell>
          <table:table-cell office:value-type="float" office:value="0.03944" calcext:value-type="float">
            <text:p>0.0394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55.660004" calcext:value-type="float">
            <text:p>355.660004</text:p>
          </table:table-cell>
          <table:table-cell office:value-type="float" office:value="63.064468" calcext:value-type="float">
            <text:p>63.064468</text:p>
          </table:table-cell>
          <table:table-cell office:value-type="string" calcext:value-type="string">
            <text:p>NA</text:p>
          </table:table-cell>
          <table:table-cell office:value-type="float" office:value="5.941031" calcext:value-type="float">
            <text:p>5.941031</text:p>
          </table:table-cell>
          <table:table-cell office:value-type="float" office:value="0.220254" calcext:value-type="float">
            <text:p>0.220254</text:p>
          </table:table-cell>
          <table:table-cell office:value-type="float" office:value="36.344452" calcext:value-type="float">
            <text:p>36.344452</text:p>
          </table:table-cell>
          <table:table-cell office:value-type="float" office:value="0.042433" calcext:value-type="float">
            <text:p>0.042433</text:p>
          </table:table-cell>
          <table:table-cell office:value-type="float" office:value="2.650561" calcext:value-type="float">
            <text:p>2.650561</text:p>
          </table:table-cell>
          <table:table-cell office:value-type="float" office:value="2.354143" calcext:value-type="float">
            <text:p>2.354143</text:p>
          </table:table-cell>
          <table:table-cell office:value-type="float" office:value="3.685516" calcext:value-type="float">
            <text:p>3.685516</text:p>
          </table:table-cell>
          <table:table-cell office:value-type="float" office:value="2.632511" calcext:value-type="float">
            <text:p>2.632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81258" calcext:value-type="float">
            <text:p>3.081258</text:p>
          </table:table-cell>
          <table:table-cell office:value-type="float" office:value="2.718136" calcext:value-type="float">
            <text:p>2.718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439" calcext:value-type="float">
            <text:p>0.069439</text:p>
          </table:table-cell>
          <table:table-cell office:value-type="float" office:value="0.031597" calcext:value-type="float">
            <text:p>0.031597</text:p>
          </table:table-cell>
          <table:table-cell office:value-type="float" office:value="1.603725" calcext:value-type="float">
            <text:p>1.603725</text:p>
          </table:table-cell>
          <table:table-cell office:value-type="float" office:value="2.521947" calcext:value-type="float">
            <text:p>2.521947</text:p>
          </table:table-cell>
          <table:table-cell office:value-type="float" office:value="0.026173" calcext:value-type="float">
            <text:p>0.026173</text:p>
          </table:table-cell>
          <table:table-cell office:value-type="float" office:value="0.00734" calcext:value-type="float">
            <text:p>0.00734</text:p>
          </table:table-cell>
          <table:table-cell office:value-type="float" office:value="2.106336" calcext:value-type="float">
            <text:p>2.106336</text:p>
          </table:table-cell>
          <table:table-cell office:value-type="float" office:value="2.415362" calcext:value-type="float">
            <text:p>2.4153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420523" calcext:value-type="float">
            <text:p>5.420523</text:p>
          </table:table-cell>
          <table:table-cell office:value-type="float" office:value="0.324158" calcext:value-type="float">
            <text:p>0.324158</text:p>
          </table:table-cell>
          <table:table-cell office:value-type="float" office:value="2.222987" calcext:value-type="float">
            <text:p>2.222987</text:p>
          </table:table-cell>
          <table:table-cell office:value-type="float" office:value="1.958301" calcext:value-type="float">
            <text:p>1.958301</text:p>
          </table:table-cell>
          <table:table-cell office:value-type="float" office:value="0.80749" calcext:value-type="float">
            <text:p>0.80749</text:p>
          </table:table-cell>
          <table:table-cell office:value-type="float" office:value="0.056788" calcext:value-type="float">
            <text:p>0.056788</text:p>
          </table:table-cell>
          <table:table-cell office:value-type="float" office:value="3.825784" calcext:value-type="float">
            <text:p>3.825784</text:p>
          </table:table-cell>
          <table:table-cell office:value-type="float" office:value="4.354598" calcext:value-type="float">
            <text:p>4.354598</text:p>
          </table:table-cell>
          <table:table-cell office:value-type="float" office:value="0.04792" calcext:value-type="float">
            <text:p>0.04792</text:p>
          </table:table-cell>
          <table:table-cell office:value-type="float" office:value="0.001349" calcext:value-type="float">
            <text:p>0.001349</text:p>
          </table:table-cell>
          <table:table-cell office:value-type="float" office:value="3.435588" calcext:value-type="float">
            <text:p>3.435588</text:p>
          </table:table-cell>
          <table:table-cell office:value-type="float" office:value="4.491467" calcext:value-type="float">
            <text:p>4.491467</text:p>
          </table:table-cell>
          <table:table-cell office:value-type="float" office:value="36.344452" calcext:value-type="float">
            <text:p>36.344452</text:p>
          </table:table-cell>
          <table:table-cell office:value-type="float" office:value="2" calcext:value-type="float">
            <text:p>2</text:p>
          </table:table-cell>
          <table:table-cell office:value-type="float" office:value="1.795407" calcext:value-type="float">
            <text:p>1.795407</text:p>
          </table:table-cell>
          <table:table-cell office:value-type="float" office:value="0" calcext:value-type="float">
            <text:p>0</text:p>
          </table:table-cell>
          <table:table-cell office:value-type="float" office:value="1.890109" calcext:value-type="float">
            <text:p>1.890109</text:p>
          </table:table-cell>
          <table:table-cell office:value-type="float" office:value="0" calcext:value-type="float">
            <text:p>0</text:p>
          </table:table-cell>
          <table:table-cell office:value-type="float" office:value="1.934937" calcext:value-type="float">
            <text:p>1.934937</text:p>
          </table:table-cell>
          <table:table-cell office:value-type="float" office:value="0" calcext:value-type="float">
            <text:p>0</text:p>
          </table:table-cell>
          <table:table-cell office:value-type="float" office:value="1.146321" calcext:value-type="float">
            <text:p>1.146321</text:p>
          </table:table-cell>
          <table:table-cell office:value-type="float" office:value="0" calcext:value-type="float">
            <text:p>0</text:p>
          </table:table-cell>
          <table:table-cell office:value-type="float" office:value="0.040601" calcext:value-type="float">
            <text:p>0.040601</text:p>
          </table:table-cell>
          <table:table-cell office:value-type="float" office:value="1.02" calcext:value-type="float">
            <text:p>1.02</text:p>
          </table:table-cell>
          <table:table-cell office:value-type="float" office:value="0.028839" calcext:value-type="float">
            <text:p>0.028839</text:p>
          </table:table-cell>
          <table:table-cell office:value-type="float" office:value="0.78" calcext:value-type="float">
            <text:p>0.78</text:p>
          </table:table-cell>
          <table:table-cell office:value-type="float" office:value="0.007085" calcext:value-type="float">
            <text:p>0.007085</text:p>
          </table:table-cell>
          <table:table-cell office:value-type="float" office:value="0.2" calcext:value-type="float">
            <text:p>0.2</text:p>
          </table:table-cell>
          <table:table-cell office:value-type="float" office:value="0.019088" calcext:value-type="float">
            <text:p>0.019088</text:p>
          </table:table-cell>
          <table:table-cell office:value-type="float" office:value="0.54" calcext:value-type="float">
            <text:p>0.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037143" calcext:value-type="float">
            <text:p>3.037143</text:p>
          </table:table-cell>
          <table:table-cell office:value-type="float" office:value="1.54" calcext:value-type="float">
            <text:p>1.54</text:p>
          </table:table-cell>
          <table:table-cell office:value-type="float" office:value="2.383379" calcext:value-type="float">
            <text:p>2.383379</text:p>
          </table:table-cell>
          <table:table-cell office:value-type="float" office:value="1.28" calcext:value-type="float">
            <text:p>1.28</text:p>
          </table:table-cell>
          <table:table-cell office:value-type="float" office:value="0.250081" calcext:value-type="float">
            <text:p>0.250081</text:p>
          </table:table-cell>
          <table:table-cell office:value-type="float" office:value="0.26" calcext:value-type="float">
            <text:p>0.26</text:p>
          </table:table-cell>
          <table:table-cell office:value-type="float" office:value="0.557409" calcext:value-type="float">
            <text:p>0.557409</text:p>
          </table:table-cell>
          <table:table-cell office:value-type="float" office:value="0.46" calcext:value-type="float">
            <text:p>0.46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08" calcext:value-type="float">
            <text:p>0.08</text:p>
          </table:table-cell>
          <table:table-cell office:value-type="float" office:value="0.03944" calcext:value-type="float">
            <text:p>0.03944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355.839996" calcext:value-type="float">
            <text:p>355.839996</text:p>
          </table:table-cell>
          <table:table-cell office:value-type="float" office:value="65.785789" calcext:value-type="float">
            <text:p>65.785789</text:p>
          </table:table-cell>
          <table:table-cell office:value-type="string" calcext:value-type="string">
            <text:p>NA</text:p>
          </table:table-cell>
          <table:table-cell office:value-type="float" office:value="5.945582" calcext:value-type="float">
            <text:p>5.945582</text:p>
          </table:table-cell>
          <table:table-cell office:value-type="float" office:value="0.275926" calcext:value-type="float">
            <text:p>0.275926</text:p>
          </table:table-cell>
          <table:table-cell office:value-type="float" office:value="32.604733" calcext:value-type="float">
            <text:p>32.604733</text:p>
          </table:table-cell>
          <table:table-cell office:value-type="float" office:value="0.038067" calcext:value-type="float">
            <text:p>0.038067</text:p>
          </table:table-cell>
          <table:table-cell office:value-type="float" office:value="2.892917" calcext:value-type="float">
            <text:p>2.892917</text:p>
          </table:table-cell>
          <table:table-cell office:value-type="float" office:value="2.732347" calcext:value-type="float">
            <text:p>2.732347</text:p>
          </table:table-cell>
          <table:table-cell office:value-type="float" office:value="3.747755" calcext:value-type="float">
            <text:p>3.747755</text:p>
          </table:table-cell>
          <table:table-cell office:value-type="float" office:value="2.676968" calcext:value-type="float">
            <text:p>2.676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9351" calcext:value-type="float">
            <text:p>3.069351</text:p>
          </table:table-cell>
          <table:table-cell office:value-type="float" office:value="2.712788" calcext:value-type="float">
            <text:p>2.712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05" calcext:value-type="float">
            <text:p>0.08105</text:p>
          </table:table-cell>
          <table:table-cell office:value-type="float" office:value="0.036277" calcext:value-type="float">
            <text:p>0.036277</text:p>
          </table:table-cell>
          <table:table-cell office:value-type="float" office:value="1.241687" calcext:value-type="float">
            <text:p>1.241687</text:p>
          </table:table-cell>
          <table:table-cell office:value-type="float" office:value="1.577605" calcext:value-type="float">
            <text:p>1.577605</text:p>
          </table:table-cell>
          <table:table-cell office:value-type="float" office:value="0.021907" calcext:value-type="float">
            <text:p>0.021907</text:p>
          </table:table-cell>
          <table:table-cell office:value-type="float" office:value="0.006846" calcext:value-type="float">
            <text:p>0.006846</text:p>
          </table:table-cell>
          <table:table-cell office:value-type="float" office:value="1.716588" calcext:value-type="float">
            <text:p>1.716588</text:p>
          </table:table-cell>
          <table:table-cell office:value-type="float" office:value="1.965378" calcext:value-type="float">
            <text:p>1.96537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871775" calcext:value-type="float">
            <text:p>4.871775</text:p>
          </table:table-cell>
          <table:table-cell office:value-type="float" office:value="0.297234" calcext:value-type="float">
            <text:p>0.297234</text:p>
          </table:table-cell>
          <table:table-cell office:value-type="float" office:value="2.116544" calcext:value-type="float">
            <text:p>2.116544</text:p>
          </table:table-cell>
          <table:table-cell office:value-type="float" office:value="1.847126" calcext:value-type="float">
            <text:p>1.847126</text:p>
          </table:table-cell>
          <table:table-cell office:value-type="float" office:value="0.665993" calcext:value-type="float">
            <text:p>0.665993</text:p>
          </table:table-cell>
          <table:table-cell office:value-type="float" office:value="0.047337" calcext:value-type="float">
            <text:p>0.047337</text:p>
          </table:table-cell>
          <table:table-cell office:value-type="float" office:value="3.318212" calcext:value-type="float">
            <text:p>3.318212</text:p>
          </table:table-cell>
          <table:table-cell office:value-type="float" office:value="3.656265" calcext:value-type="float">
            <text:p>3.656265</text:p>
          </table:table-cell>
          <table:table-cell office:value-type="float" office:value="0.102853" calcext:value-type="float">
            <text:p>0.102853</text:p>
          </table:table-cell>
          <table:table-cell office:value-type="float" office:value="0.002675" calcext:value-type="float">
            <text:p>0.002675</text:p>
          </table:table-cell>
          <table:table-cell office:value-type="float" office:value="2.55304" calcext:value-type="float">
            <text:p>2.55304</text:p>
          </table:table-cell>
          <table:table-cell office:value-type="float" office:value="3.387358" calcext:value-type="float">
            <text:p>3.387358</text:p>
          </table:table-cell>
          <table:table-cell office:value-type="float" office:value="32.604733" calcext:value-type="float">
            <text:p>32.604733</text:p>
          </table:table-cell>
          <table:table-cell office:value-type="float" office:value="1.96" calcext:value-type="float">
            <text:p>1.96</text:p>
          </table:table-cell>
          <table:table-cell office:value-type="float" office:value="1.827445" calcext:value-type="float">
            <text:p>1.827445</text:p>
          </table:table-cell>
          <table:table-cell office:value-type="float" office:value="0" calcext:value-type="float">
            <text:p>0</text:p>
          </table:table-cell>
          <table:table-cell office:value-type="float" office:value="1.92031" calcext:value-type="float">
            <text:p>1.92031</text:p>
          </table:table-cell>
          <table:table-cell office:value-type="float" office:value="0" calcext:value-type="float">
            <text:p>0</text:p>
          </table:table-cell>
          <table:table-cell office:value-type="float" office:value="1.916033" calcext:value-type="float">
            <text:p>1.916033</text:p>
          </table:table-cell>
          <table:table-cell office:value-type="float" office:value="0" calcext:value-type="float">
            <text:p>0</text:p>
          </table:table-cell>
          <table:table-cell office:value-type="float" office:value="1.153318" calcext:value-type="float">
            <text:p>1.153318</text:p>
          </table:table-cell>
          <table:table-cell office:value-type="float" office:value="0" calcext:value-type="float">
            <text:p>0</text:p>
          </table:table-cell>
          <table:table-cell office:value-type="float" office:value="0.046396" calcext:value-type="float">
            <text:p>0.046396</text:p>
          </table:table-cell>
          <table:table-cell office:value-type="float" office:value="1.16" calcext:value-type="float">
            <text:p>1.16</text:p>
          </table:table-cell>
          <table:table-cell office:value-type="float" office:value="0.034654" calcext:value-type="float">
            <text:p>0.034654</text:p>
          </table:table-cell>
          <table:table-cell office:value-type="float" office:value="0.88" calcext:value-type="float">
            <text:p>0.88</text:p>
          </table:table-cell>
          <table:table-cell office:value-type="float" office:value="0.003531" calcext:value-type="float">
            <text:p>0.003531</text:p>
          </table:table-cell>
          <table:table-cell office:value-type="float" office:value="0.1" calcext:value-type="float">
            <text:p>0.1</text:p>
          </table:table-cell>
          <table:table-cell office:value-type="float" office:value="0.018376" calcext:value-type="float">
            <text:p>0.018376</text:p>
          </table:table-cell>
          <table:table-cell office:value-type="float" office:value="0.52" calcext:value-type="float">
            <text:p>0.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89396" calcext:value-type="float">
            <text:p>2.589396</text:p>
          </table:table-cell>
          <table:table-cell office:value-type="float" office:value="1.28" calcext:value-type="float">
            <text:p>1.28</text:p>
          </table:table-cell>
          <table:table-cell office:value-type="float" office:value="2.28238" calcext:value-type="float">
            <text:p>2.28238</text:p>
          </table:table-cell>
          <table:table-cell office:value-type="float" office:value="1.28" calcext:value-type="float">
            <text:p>1.28</text:p>
          </table:table-cell>
          <table:table-cell office:value-type="float" office:value="0.194359" calcext:value-type="float">
            <text:p>0.194359</text:p>
          </table:table-cell>
          <table:table-cell office:value-type="float" office:value="0.18" calcext:value-type="float">
            <text:p>0.18</text:p>
          </table:table-cell>
          <table:table-cell office:value-type="float" office:value="0.471634" calcext:value-type="float">
            <text:p>0.471634</text:p>
          </table:table-cell>
          <table:table-cell office:value-type="float" office:value="0.44" calcext:value-type="float">
            <text:p>0.44</text:p>
          </table:table-cell>
          <table:table-cell office:value-type="float" office:value="0.004253" calcext:value-type="float">
            <text:p>0.004253</text:p>
          </table:table-cell>
          <table:table-cell office:value-type="float" office:value="0.04" calcext:value-type="float">
            <text:p>0.04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51.019989" calcext:value-type="float">
            <text:p>351.019989</text:p>
          </table:table-cell>
          <table:table-cell office:value-type="float" office:value="67.096786" calcext:value-type="float">
            <text:p>67.096786</text:p>
          </table:table-cell>
          <table:table-cell office:value-type="string" calcext:value-type="string">
            <text:p>NA</text:p>
          </table:table-cell>
          <table:table-cell office:value-type="float" office:value="5.974079" calcext:value-type="float">
            <text:p>5.974079</text:p>
          </table:table-cell>
          <table:table-cell office:value-type="float" office:value="0.263227" calcext:value-type="float">
            <text:p>0.263227</text:p>
          </table:table-cell>
          <table:table-cell office:value-type="float" office:value="30.833326" calcext:value-type="float">
            <text:p>30.833326</text:p>
          </table:table-cell>
          <table:table-cell office:value-type="float" office:value="0.035998" calcext:value-type="float">
            <text:p>0.035998</text:p>
          </table:table-cell>
          <table:table-cell office:value-type="float" office:value="2.707229" calcext:value-type="float">
            <text:p>2.707229</text:p>
          </table:table-cell>
          <table:table-cell office:value-type="float" office:value="3.303693" calcext:value-type="float">
            <text:p>3.303693</text:p>
          </table:table-cell>
          <table:table-cell office:value-type="float" office:value="3.711243" calcext:value-type="float">
            <text:p>3.711243</text:p>
          </table:table-cell>
          <table:table-cell office:value-type="float" office:value="2.650888" calcext:value-type="float">
            <text:p>2.650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1965" calcext:value-type="float">
            <text:p>3.061965</text:p>
          </table:table-cell>
          <table:table-cell office:value-type="float" office:value="2.703264" calcext:value-type="float">
            <text:p>2.703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094" calcext:value-type="float">
            <text:p>0.072094</text:p>
          </table:table-cell>
          <table:table-cell office:value-type="float" office:value="0.032645" calcext:value-type="float">
            <text:p>0.032645</text:p>
          </table:table-cell>
          <table:table-cell office:value-type="float" office:value="1.442716" calcext:value-type="float">
            <text:p>1.442716</text:p>
          </table:table-cell>
          <table:table-cell office:value-type="float" office:value="2.240542" calcext:value-type="float">
            <text:p>2.240542</text:p>
          </table:table-cell>
          <table:table-cell office:value-type="float" office:value="0.020495" calcext:value-type="float">
            <text:p>0.020495</text:p>
          </table:table-cell>
          <table:table-cell office:value-type="float" office:value="0.006547" calcext:value-type="float">
            <text:p>0.006547</text:p>
          </table:table-cell>
          <table:table-cell office:value-type="float" office:value="1.587627" calcext:value-type="float">
            <text:p>1.587627</text:p>
          </table:table-cell>
          <table:table-cell office:value-type="float" office:value="1.6005" calcext:value-type="float">
            <text:p>1.60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368561" calcext:value-type="float">
            <text:p>4.368561</text:p>
          </table:table-cell>
          <table:table-cell office:value-type="float" office:value="0.26577" calcext:value-type="float">
            <text:p>0.26577</text:p>
          </table:table-cell>
          <table:table-cell office:value-type="float" office:value="2.015867" calcext:value-type="float">
            <text:p>2.015867</text:p>
          </table:table-cell>
          <table:table-cell office:value-type="float" office:value="1.573832" calcext:value-type="float">
            <text:p>1.573832</text:p>
          </table:table-cell>
          <table:table-cell office:value-type="float" office:value="0.545097" calcext:value-type="float">
            <text:p>0.545097</text:p>
          </table:table-cell>
          <table:table-cell office:value-type="float" office:value="0.039509" calcext:value-type="float">
            <text:p>0.039509</text:p>
          </table:table-cell>
          <table:table-cell office:value-type="float" office:value="3.995154" calcext:value-type="float">
            <text:p>3.995154</text:p>
          </table:table-cell>
          <table:table-cell office:value-type="float" office:value="3.659601" calcext:value-type="float">
            <text:p>3.659601</text:p>
          </table:table-cell>
          <table:table-cell office:value-type="float" office:value="0.191808" calcext:value-type="float">
            <text:p>0.191808</text:p>
          </table:table-cell>
          <table:table-cell office:value-type="float" office:value="0.004862" calcext:value-type="float">
            <text:p>0.004862</text:p>
          </table:table-cell>
          <table:table-cell office:value-type="float" office:value="2.915957" calcext:value-type="float">
            <text:p>2.915957</text:p>
          </table:table-cell>
          <table:table-cell office:value-type="float" office:value="4.02917" calcext:value-type="float">
            <text:p>4.02917</text:p>
          </table:table-cell>
          <table:table-cell office:value-type="float" office:value="30.833326" calcext:value-type="float">
            <text:p>30.833326</text:p>
          </table:table-cell>
          <table:table-cell office:value-type="float" office:value="1.94" calcext:value-type="float">
            <text:p>1.94</text:p>
          </table:table-cell>
          <table:table-cell office:value-type="float" office:value="1.836677" calcext:value-type="float">
            <text:p>1.836677</text:p>
          </table:table-cell>
          <table:table-cell office:value-type="float" office:value="0" calcext:value-type="float">
            <text:p>0</text:p>
          </table:table-cell>
          <table:table-cell office:value-type="float" office:value="1.874566" calcext:value-type="float">
            <text:p>1.874566</text:p>
          </table:table-cell>
          <table:table-cell office:value-type="float" office:value="0" calcext:value-type="float">
            <text:p>0</text:p>
          </table:table-cell>
          <table:table-cell office:value-type="float" office:value="1.918063" calcext:value-type="float">
            <text:p>1.918063</text:p>
          </table:table-cell>
          <table:table-cell office:value-type="float" office:value="0" calcext:value-type="float">
            <text:p>0</text:p>
          </table:table-cell>
          <table:table-cell office:value-type="float" office:value="1.143902" calcext:value-type="float">
            <text:p>1.143902</text:p>
          </table:table-cell>
          <table:table-cell office:value-type="float" office:value="0" calcext:value-type="float">
            <text:p>0</text:p>
          </table:table-cell>
          <table:table-cell office:value-type="float" office:value="0.04189" calcext:value-type="float">
            <text:p>0.04189</text:p>
          </table:table-cell>
          <table:table-cell office:value-type="float" office:value="1.1" calcext:value-type="float">
            <text:p>1.1</text:p>
          </table:table-cell>
          <table:table-cell office:value-type="float" office:value="0.030205" calcext:value-type="float">
            <text:p>0.030205</text:p>
          </table:table-cell>
          <table:table-cell office:value-type="float" office:value="0.78" calcext:value-type="float">
            <text:p>0.78</text:p>
          </table:table-cell>
          <table:table-cell office:value-type="float" office:value="0.002819" calcext:value-type="float">
            <text:p>0.002819</text:p>
          </table:table-cell>
          <table:table-cell office:value-type="float" office:value="0.08" calcext:value-type="float">
            <text:p>0.08</text:p>
          </table:table-cell>
          <table:table-cell office:value-type="float" office:value="0.017676" calcext:value-type="float">
            <text:p>0.017676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34007" calcext:value-type="float">
            <text:p>2.34007</text:p>
          </table:table-cell>
          <table:table-cell office:value-type="float" office:value="0.98" calcext:value-type="float">
            <text:p>0.98</text:p>
          </table:table-cell>
          <table:table-cell office:value-type="float" office:value="2.028491" calcext:value-type="float">
            <text:p>2.028491</text:p>
          </table:table-cell>
          <table:table-cell office:value-type="float" office:value="1.04" calcext:value-type="float">
            <text:p>1.04</text:p>
          </table:table-cell>
          <table:table-cell office:value-type="float" office:value="0.140852" calcext:value-type="float">
            <text:p>0.140852</text:p>
          </table:table-cell>
          <table:table-cell office:value-type="float" office:value="0.16" calcext:value-type="float">
            <text:p>0.16</text:p>
          </table:table-cell>
          <table:table-cell office:value-type="float" office:value="0.404245" calcext:value-type="float">
            <text:p>0.404245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808" calcext:value-type="float">
            <text:p>0.19180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347.600006" calcext:value-type="float">
            <text:p>347.600006</text:p>
          </table:table-cell>
          <table:table-cell office:value-type="float" office:value="63.092419" calcext:value-type="float">
            <text:p>63.092419</text:p>
          </table:table-cell>
          <table:table-cell office:value-type="string" calcext:value-type="string">
            <text:p>NA</text:p>
          </table:table-cell>
          <table:table-cell office:value-type="float" office:value="5.934028" calcext:value-type="float">
            <text:p>5.934028</text:p>
          </table:table-cell>
          <table:table-cell office:value-type="float" office:value="0.224123" calcext:value-type="float">
            <text:p>0.224123</text:p>
          </table:table-cell>
          <table:table-cell office:value-type="float" office:value="31.334379" calcext:value-type="float">
            <text:p>31.334379</text:p>
          </table:table-cell>
          <table:table-cell office:value-type="float" office:value="0.036583" calcext:value-type="float">
            <text:p>0.036583</text:p>
          </table:table-cell>
          <table:table-cell office:value-type="float" office:value="2.384836" calcext:value-type="float">
            <text:p>2.384836</text:p>
          </table:table-cell>
          <table:table-cell office:value-type="float" office:value="1.732408" calcext:value-type="float">
            <text:p>1.732408</text:p>
          </table:table-cell>
          <table:table-cell office:value-type="float" office:value="3.702769" calcext:value-type="float">
            <text:p>3.702769</text:p>
          </table:table-cell>
          <table:table-cell office:value-type="float" office:value="2.644835" calcext:value-type="float">
            <text:p>2.644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3561" calcext:value-type="float">
            <text:p>3.023561</text:p>
          </table:table-cell>
          <table:table-cell office:value-type="float" office:value="2.683259" calcext:value-type="float">
            <text:p>2.683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9741" calcext:value-type="float">
            <text:p>0.049741</text:p>
          </table:table-cell>
          <table:table-cell office:value-type="float" office:value="0.025135" calcext:value-type="float">
            <text:p>0.025135</text:p>
          </table:table-cell>
          <table:table-cell office:value-type="float" office:value="1.335321" calcext:value-type="float">
            <text:p>1.335321</text:p>
          </table:table-cell>
          <table:table-cell office:value-type="float" office:value="2.089539" calcext:value-type="float">
            <text:p>2.089539</text:p>
          </table:table-cell>
          <table:table-cell office:value-type="float" office:value="0.031053" calcext:value-type="float">
            <text:p>0.031053</text:p>
          </table:table-cell>
          <table:table-cell office:value-type="float" office:value="0.009728" calcext:value-type="float">
            <text:p>0.009728</text:p>
          </table:table-cell>
          <table:table-cell office:value-type="float" office:value="1.969326" calcext:value-type="float">
            <text:p>1.969326</text:p>
          </table:table-cell>
          <table:table-cell office:value-type="float" office:value="2.278766" calcext:value-type="float">
            <text:p>2.2787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728795" calcext:value-type="float">
            <text:p>3.728795</text:p>
          </table:table-cell>
          <table:table-cell office:value-type="float" office:value="0.228134" calcext:value-type="float">
            <text:p>0.228134</text:p>
          </table:table-cell>
          <table:table-cell office:value-type="float" office:value="1.821359" calcext:value-type="float">
            <text:p>1.821359</text:p>
          </table:table-cell>
          <table:table-cell office:value-type="float" office:value="1.525368" calcext:value-type="float">
            <text:p>1.525368</text:p>
          </table:table-cell>
          <table:table-cell office:value-type="float" office:value="0.837759" calcext:value-type="float">
            <text:p>0.837759</text:p>
          </table:table-cell>
          <table:table-cell office:value-type="float" office:value="0.062287" calcext:value-type="float">
            <text:p>0.062287</text:p>
          </table:table-cell>
          <table:table-cell office:value-type="float" office:value="3.441815" calcext:value-type="float">
            <text:p>3.441815</text:p>
          </table:table-cell>
          <table:table-cell office:value-type="float" office:value="3.42788" calcext:value-type="float">
            <text:p>3.42788</text:p>
          </table:table-cell>
          <table:table-cell office:value-type="float" office:value="0.105943" calcext:value-type="float">
            <text:p>0.105943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3.042223" calcext:value-type="float">
            <text:p>3.042223</text:p>
          </table:table-cell>
          <table:table-cell office:value-type="float" office:value="3.860758" calcext:value-type="float">
            <text:p>3.860758</text:p>
          </table:table-cell>
          <table:table-cell office:value-type="float" office:value="31.334379" calcext:value-type="float">
            <text:p>31.334379</text:p>
          </table:table-cell>
          <table:table-cell office:value-type="float" office:value="2.06" calcext:value-type="float">
            <text:p>2.06</text:p>
          </table:table-cell>
          <table:table-cell office:value-type="float" office:value="1.830497" calcext:value-type="float">
            <text:p>1.830497</text:p>
          </table:table-cell>
          <table:table-cell office:value-type="float" office:value="0" calcext:value-type="float">
            <text:p>0</text:p>
          </table:table-cell>
          <table:table-cell office:value-type="float" office:value="1.872273" calcext:value-type="float">
            <text:p>1.872273</text:p>
          </table:table-cell>
          <table:table-cell office:value-type="float" office:value="0" calcext:value-type="float">
            <text:p>0</text:p>
          </table:table-cell>
          <table:table-cell office:value-type="float" office:value="1.863202" calcext:value-type="float">
            <text:p>1.863202</text:p>
          </table:table-cell>
          <table:table-cell office:value-type="float" office:value="0" calcext:value-type="float">
            <text:p>0</text:p>
          </table:table-cell>
          <table:table-cell office:value-type="float" office:value="1.16036" calcext:value-type="float">
            <text:p>1.16036</text:p>
          </table:table-cell>
          <table:table-cell office:value-type="float" office:value="0" calcext:value-type="float">
            <text:p>0</text:p>
          </table:table-cell>
          <table:table-cell office:value-type="float" office:value="0.033202" calcext:value-type="float">
            <text:p>0.033202</text:p>
          </table:table-cell>
          <table:table-cell office:value-type="float" office:value="0.86" calcext:value-type="float">
            <text:p>0.86</text:p>
          </table:table-cell>
          <table:table-cell office:value-type="float" office:value="0.016539" calcext:value-type="float">
            <text:p>0.016539</text:p>
          </table:table-cell>
          <table:table-cell office:value-type="float" office:value="0.44" calcext:value-type="float">
            <text:p>0.44</text:p>
          </table:table-cell>
          <table:table-cell office:value-type="float" office:value="0.004925" calcext:value-type="float">
            <text:p>0.004925</text:p>
          </table:table-cell>
          <table:table-cell office:value-type="float" office:value="0.14" calcext:value-type="float">
            <text:p>0.14</text:p>
          </table:table-cell>
          <table:table-cell office:value-type="float" office:value="0.026128" calcext:value-type="float">
            <text:p>0.026128</text:p>
          </table:table-cell>
          <table:table-cell office:value-type="float" office:value="0.74" calcext:value-type="float">
            <text:p>0.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966765" calcext:value-type="float">
            <text:p>1.966765</text:p>
          </table:table-cell>
          <table:table-cell office:value-type="float" office:value="0.72" calcext:value-type="float">
            <text:p>0.72</text:p>
          </table:table-cell>
          <table:table-cell office:value-type="float" office:value="1.76203" calcext:value-type="float">
            <text:p>1.76203</text:p>
          </table:table-cell>
          <table:table-cell office:value-type="float" office:value="0.98" calcext:value-type="float">
            <text:p>0.98</text:p>
          </table:table-cell>
          <table:table-cell office:value-type="float" office:value="0.179204" calcext:value-type="float">
            <text:p>0.179204</text:p>
          </table:table-cell>
          <table:table-cell office:value-type="float" office:value="0.18" calcext:value-type="float">
            <text:p>0.18</text:p>
          </table:table-cell>
          <table:table-cell office:value-type="float" office:value="0.658555" calcext:value-type="float">
            <text:p>0.658555</text:p>
          </table:table-cell>
          <table:table-cell office:value-type="float" office:value="0.68" calcext:value-type="float">
            <text:p>0.68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.04" calcext:value-type="float">
            <text:p>0.04</text:p>
          </table:table-cell>
          <table:table-cell office:value-type="float" office:value="0.101703" calcext:value-type="float">
            <text:p>0.101703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40.059998" calcext:value-type="float">
            <text:p>340.059998</text:p>
          </table:table-cell>
          <table:table-cell office:value-type="float" office:value="64.568398" calcext:value-type="float">
            <text:p>64.568398</text:p>
          </table:table-cell>
          <table:table-cell office:value-type="string" calcext:value-type="string">
            <text:p>NA</text:p>
          </table:table-cell>
          <table:table-cell office:value-type="float" office:value="5.957994" calcext:value-type="float">
            <text:p>5.957994</text:p>
          </table:table-cell>
          <table:table-cell office:value-type="float" office:value="0.223645" calcext:value-type="float">
            <text:p>0.223645</text:p>
          </table:table-cell>
          <table:table-cell office:value-type="float" office:value="34.424656" calcext:value-type="float">
            <text:p>34.424656</text:p>
          </table:table-cell>
          <table:table-cell office:value-type="float" office:value="0.040191" calcext:value-type="float">
            <text:p>0.040191</text:p>
          </table:table-cell>
          <table:table-cell office:value-type="float" office:value="2.326038" calcext:value-type="float">
            <text:p>2.326038</text:p>
          </table:table-cell>
          <table:table-cell office:value-type="float" office:value="1.774947" calcext:value-type="float">
            <text:p>1.774947</text:p>
          </table:table-cell>
          <table:table-cell office:value-type="float" office:value="3.702313" calcext:value-type="float">
            <text:p>3.702313</text:p>
          </table:table-cell>
          <table:table-cell office:value-type="float" office:value="2.644509" calcext:value-type="float">
            <text:p>2.644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8337" calcext:value-type="float">
            <text:p>2.998337</text:p>
          </table:table-cell>
          <table:table-cell office:value-type="float" office:value="2.651703" calcext:value-type="float">
            <text:p>2.651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5481" calcext:value-type="float">
            <text:p>0.045481</text:p>
          </table:table-cell>
          <table:table-cell office:value-type="float" office:value="0.019406" calcext:value-type="float">
            <text:p>0.019406</text:p>
          </table:table-cell>
          <table:table-cell office:value-type="float" office:value="1.176712" calcext:value-type="float">
            <text:p>1.176712</text:p>
          </table:table-cell>
          <table:table-cell office:value-type="float" office:value="1.883206" calcext:value-type="float">
            <text:p>1.883206</text:p>
          </table:table-cell>
          <table:table-cell office:value-type="float" office:value="0.030362" calcext:value-type="float">
            <text:p>0.030362</text:p>
          </table:table-cell>
          <table:table-cell office:value-type="float" office:value="0.010302" calcext:value-type="float">
            <text:p>0.010302</text:p>
          </table:table-cell>
          <table:table-cell office:value-type="float" office:value="2.059001" calcext:value-type="float">
            <text:p>2.059001</text:p>
          </table:table-cell>
          <table:table-cell office:value-type="float" office:value="2.117971" calcext:value-type="float">
            <text:p>2.1179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236811" calcext:value-type="float">
            <text:p>4.236811</text:p>
          </table:table-cell>
          <table:table-cell office:value-type="float" office:value="0.247332" calcext:value-type="float">
            <text:p>0.247332</text:p>
          </table:table-cell>
          <table:table-cell office:value-type="float" office:value="1.875175" calcext:value-type="float">
            <text:p>1.875175</text:p>
          </table:table-cell>
          <table:table-cell office:value-type="float" office:value="1.698558" calcext:value-type="float">
            <text:p>1.698558</text:p>
          </table:table-cell>
          <table:table-cell office:value-type="float" office:value="0.717736" calcext:value-type="float">
            <text:p>0.717736</text:p>
          </table:table-cell>
          <table:table-cell office:value-type="float" office:value="0.053297" calcext:value-type="float">
            <text:p>0.053297</text:p>
          </table:table-cell>
          <table:table-cell office:value-type="float" office:value="4.439524" calcext:value-type="float">
            <text:p>4.439524</text:p>
          </table:table-cell>
          <table:table-cell office:value-type="float" office:value="4.298596" calcext:value-type="float">
            <text:p>4.298596</text:p>
          </table:table-cell>
          <table:table-cell office:value-type="float" office:value="0.107454" calcext:value-type="float">
            <text:p>0.107454</text:p>
          </table:table-cell>
          <table:table-cell office:value-type="float" office:value="0.002994" calcext:value-type="float">
            <text:p>0.002994</text:p>
          </table:table-cell>
          <table:table-cell office:value-type="float" office:value="3.388939" calcext:value-type="float">
            <text:p>3.388939</text:p>
          </table:table-cell>
          <table:table-cell office:value-type="float" office:value="4.034996" calcext:value-type="float">
            <text:p>4.034996</text:p>
          </table:table-cell>
          <table:table-cell office:value-type="float" office:value="34.424656" calcext:value-type="float">
            <text:p>34.424656</text:p>
          </table:table-cell>
          <table:table-cell office:value-type="float" office:value="2.3" calcext:value-type="float">
            <text:p>2.3</text:p>
          </table:table-cell>
          <table:table-cell office:value-type="float" office:value="1.831912" calcext:value-type="float">
            <text:p>1.831912</text:p>
          </table:table-cell>
          <table:table-cell office:value-type="float" office:value="0" calcext:value-type="float">
            <text:p>0</text:p>
          </table:table-cell>
          <table:table-cell office:value-type="float" office:value="1.870401" calcext:value-type="float">
            <text:p>1.870401</text:p>
          </table:table-cell>
          <table:table-cell office:value-type="float" office:value="0" calcext:value-type="float">
            <text:p>0</text:p>
          </table:table-cell>
          <table:table-cell office:value-type="float" office:value="1.867981" calcext:value-type="float">
            <text:p>1.867981</text:p>
          </table:table-cell>
          <table:table-cell office:value-type="float" office:value="0" calcext:value-type="float">
            <text:p>0</text:p>
          </table:table-cell>
          <table:table-cell office:value-type="float" office:value="1.130356" calcext:value-type="float">
            <text:p>1.130356</text:p>
          </table:table-cell>
          <table:table-cell office:value-type="float" office:value="0" calcext:value-type="float">
            <text:p>0</text:p>
          </table:table-cell>
          <table:table-cell office:value-type="float" office:value="0.024469" calcext:value-type="float">
            <text:p>0.024469</text:p>
          </table:table-cell>
          <table:table-cell office:value-type="float" office:value="0.64" calcext:value-type="float">
            <text:p>0.64</text:p>
          </table:table-cell>
          <table:table-cell office:value-type="float" office:value="0.021012" calcext:value-type="float">
            <text:p>0.021012</text:p>
          </table:table-cell>
          <table:table-cell office:value-type="float" office:value="0.54" calcext:value-type="float">
            <text:p>0.54</text:p>
          </table:table-cell>
          <table:table-cell office:value-type="float" office:value="0.002116" calcext:value-type="float">
            <text:p>0.002116</text:p>
          </table:table-cell>
          <table:table-cell office:value-type="float" office:value="0.06" calcext:value-type="float">
            <text:p>0.06</text:p>
          </table:table-cell>
          <table:table-cell office:value-type="float" office:value="0.028247" calcext:value-type="float">
            <text:p>0.028247</text:p>
          </table:table-cell>
          <table:table-cell office:value-type="float" office:value="0.8" calcext:value-type="float">
            <text:p>0.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17668" calcext:value-type="float">
            <text:p>2.517668</text:p>
          </table:table-cell>
          <table:table-cell office:value-type="float" office:value="0.84" calcext:value-type="float">
            <text:p>0.84</text:p>
          </table:table-cell>
          <table:table-cell office:value-type="float" office:value="1.719143" calcext:value-type="float">
            <text:p>1.719143</text:p>
          </table:table-cell>
          <table:table-cell office:value-type="float" office:value="1.08" calcext:value-type="float">
            <text:p>1.08</text:p>
          </table:table-cell>
          <table:table-cell office:value-type="float" office:value="0.15511" calcext:value-type="float">
            <text:p>0.15511</text:p>
          </table:table-cell>
          <table:table-cell office:value-type="float" office:value="0.14" calcext:value-type="float">
            <text:p>0.14</text:p>
          </table:table-cell>
          <table:table-cell office:value-type="float" office:value="0.562627" calcext:value-type="float">
            <text:p>0.562627</text:p>
          </table:table-cell>
          <table:table-cell office:value-type="float" office:value="0.58" calcext:value-type="float">
            <text:p>0.58</text:p>
          </table:table-cell>
          <table:table-cell office:value-type="float" office:value="0.017" calcext:value-type="float">
            <text:p>0.017</text:p>
          </table:table-cell>
          <table:table-cell office:value-type="float" office:value="0.16" calcext:value-type="float">
            <text:p>0.16</text:p>
          </table:table-cell>
          <table:table-cell office:value-type="float" office:value="0.090454" calcext:value-type="float">
            <text:p>0.09045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339.339996" calcext:value-type="float">
            <text:p>339.339996</text:p>
          </table:table-cell>
          <table:table-cell office:value-type="float" office:value="62.005466" calcext:value-type="float">
            <text:p>62.005466</text:p>
          </table:table-cell>
          <table:table-cell office:value-type="string" calcext:value-type="string">
            <text:p>NA</text:p>
          </table:table-cell>
          <table:table-cell office:value-type="float" office:value="5.986728" calcext:value-type="float">
            <text:p>5.986728</text:p>
          </table:table-cell>
          <table:table-cell office:value-type="float" office:value="0.243725" calcext:value-type="float">
            <text:p>0.243725</text:p>
          </table:table-cell>
          <table:table-cell office:value-type="float" office:value="34.58276" calcext:value-type="float">
            <text:p>34.58276</text:p>
          </table:table-cell>
          <table:table-cell office:value-type="float" office:value="0.040376" calcext:value-type="float">
            <text:p>0.040376</text:p>
          </table:table-cell>
          <table:table-cell office:value-type="float" office:value="2.575169" calcext:value-type="float">
            <text:p>2.575169</text:p>
          </table:table-cell>
          <table:table-cell office:value-type="float" office:value="1.838398" calcext:value-type="float">
            <text:p>1.838398</text:p>
          </table:table-cell>
          <table:table-cell office:value-type="float" office:value="3.751836" calcext:value-type="float">
            <text:p>3.751836</text:p>
          </table:table-cell>
          <table:table-cell office:value-type="float" office:value="2.679883" calcext:value-type="float">
            <text:p>2.679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29984" calcext:value-type="float">
            <text:p>3.029984</text:p>
          </table:table-cell>
          <table:table-cell office:value-type="float" office:value="2.684009" calcext:value-type="float">
            <text:p>2.684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373" calcext:value-type="float">
            <text:p>0.051373</text:p>
          </table:table-cell>
          <table:table-cell office:value-type="float" office:value="0.023726" calcext:value-type="float">
            <text:p>0.023726</text:p>
          </table:table-cell>
          <table:table-cell office:value-type="float" office:value="0.860785" calcext:value-type="float">
            <text:p>0.860785</text:p>
          </table:table-cell>
          <table:table-cell office:value-type="float" office:value="1.26033" calcext:value-type="float">
            <text:p>1.26033</text:p>
          </table:table-cell>
          <table:table-cell office:value-type="float" office:value="0.024028" calcext:value-type="float">
            <text:p>0.024028</text:p>
          </table:table-cell>
          <table:table-cell office:value-type="float" office:value="0.00823" calcext:value-type="float">
            <text:p>0.00823</text:p>
          </table:table-cell>
          <table:table-cell office:value-type="float" office:value="1.677117" calcext:value-type="float">
            <text:p>1.677117</text:p>
          </table:table-cell>
          <table:table-cell office:value-type="float" office:value="1.808271" calcext:value-type="float">
            <text:p>1.8082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302171" calcext:value-type="float">
            <text:p>4.302171</text:p>
          </table:table-cell>
          <table:table-cell office:value-type="float" office:value="0.271529" calcext:value-type="float">
            <text:p>0.271529</text:p>
          </table:table-cell>
          <table:table-cell office:value-type="float" office:value="1.748677" calcext:value-type="float">
            <text:p>1.748677</text:p>
          </table:table-cell>
          <table:table-cell office:value-type="float" office:value="1.735229" calcext:value-type="float">
            <text:p>1.735229</text:p>
          </table:table-cell>
          <table:table-cell office:value-type="float" office:value="0.647888" calcext:value-type="float">
            <text:p>0.647888</text:p>
          </table:table-cell>
          <table:table-cell office:value-type="float" office:value="0.048249" calcext:value-type="float">
            <text:p>0.048249</text:p>
          </table:table-cell>
          <table:table-cell office:value-type="float" office:value="4.420352" calcext:value-type="float">
            <text:p>4.420352</text:p>
          </table:table-cell>
          <table:table-cell office:value-type="float" office:value="4.398125" calcext:value-type="float">
            <text:p>4.398125</text:p>
          </table:table-cell>
          <table:table-cell office:value-type="float" office:value="0.058776" calcext:value-type="float">
            <text:p>0.058776</text:p>
          </table:table-cell>
          <table:table-cell office:value-type="float" office:value="0.001794" calcext:value-type="float">
            <text:p>0.001794</text:p>
          </table:table-cell>
          <table:table-cell office:value-type="float" office:value="3.148457" calcext:value-type="float">
            <text:p>3.148457</text:p>
          </table:table-cell>
          <table:table-cell office:value-type="float" office:value="4.31245" calcext:value-type="float">
            <text:p>4.31245</text:p>
          </table:table-cell>
          <table:table-cell office:value-type="float" office:value="34.58276" calcext:value-type="float">
            <text:p>34.58276</text:p>
          </table:table-cell>
          <table:table-cell office:value-type="float" office:value="2.14" calcext:value-type="float">
            <text:p>2.14</text:p>
          </table:table-cell>
          <table:table-cell office:value-type="float" office:value="1.85976" calcext:value-type="float">
            <text:p>1.85976</text:p>
          </table:table-cell>
          <table:table-cell office:value-type="float" office:value="0" calcext:value-type="float">
            <text:p>0</text:p>
          </table:table-cell>
          <table:table-cell office:value-type="float" office:value="1.892076" calcext:value-type="float">
            <text:p>1.892076</text:p>
          </table:table-cell>
          <table:table-cell office:value-type="float" office:value="0" calcext:value-type="float">
            <text:p>0</text:p>
          </table:table-cell>
          <table:table-cell office:value-type="float" office:value="1.87813" calcext:value-type="float">
            <text:p>1.87813</text:p>
          </table:table-cell>
          <table:table-cell office:value-type="float" office:value="0" calcext:value-type="float">
            <text:p>0</text:p>
          </table:table-cell>
          <table:table-cell office:value-type="float" office:value="1.151854" calcext:value-type="float">
            <text:p>1.151854</text:p>
          </table:table-cell>
          <table:table-cell office:value-type="float" office:value="0" calcext:value-type="float">
            <text:p>0</text:p>
          </table:table-cell>
          <table:table-cell office:value-type="float" office:value="0.030613" calcext:value-type="float">
            <text:p>0.030613</text:p>
          </table:table-cell>
          <table:table-cell office:value-type="float" office:value="0.84" calcext:value-type="float">
            <text:p>0.84</text:p>
          </table:table-cell>
          <table:table-cell office:value-type="float" office:value="0.02076" calcext:value-type="float">
            <text:p>0.02076</text:p>
          </table:table-cell>
          <table:table-cell office:value-type="float" office:value="0.56" calcext:value-type="float">
            <text:p>0.56</text:p>
          </table:table-cell>
          <table:table-cell office:value-type="float" office:value="0.001409" calcext:value-type="float">
            <text:p>0.001409</text:p>
          </table:table-cell>
          <table:table-cell office:value-type="float" office:value="0.04" calcext:value-type="float">
            <text:p>0.04</text:p>
          </table:table-cell>
          <table:table-cell office:value-type="float" office:value="0.022619" calcext:value-type="float">
            <text:p>0.022619</text:p>
          </table:table-cell>
          <table:table-cell office:value-type="float" office:value="0.64" calcext:value-type="float">
            <text:p>0.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071216" calcext:value-type="float">
            <text:p>2.071216</text:p>
          </table:table-cell>
          <table:table-cell office:value-type="float" office:value="0.82" calcext:value-type="float">
            <text:p>0.82</text:p>
          </table:table-cell>
          <table:table-cell office:value-type="float" office:value="2.230954" calcext:value-type="float">
            <text:p>2.230954</text:p>
          </table:table-cell>
          <table:table-cell office:value-type="float" office:value="1.32" calcext:value-type="float">
            <text:p>1.32</text:p>
          </table:table-cell>
          <table:table-cell office:value-type="float" office:value="0.136726" calcext:value-type="float">
            <text:p>0.136726</text:p>
          </table:table-cell>
          <table:table-cell office:value-type="float" office:value="0.18" calcext:value-type="float">
            <text:p>0.18</text:p>
          </table:table-cell>
          <table:table-cell office:value-type="float" office:value="0.511162" calcext:value-type="float">
            <text:p>0.511162</text:p>
          </table:table-cell>
          <table:table-cell office:value-type="float" office:value="0.52" calcext:value-type="float">
            <text:p>0.52</text:p>
          </table:table-cell>
          <table:table-cell office:value-type="float" office:value="0.01912" calcext:value-type="float">
            <text:p>0.01912</text:p>
          </table:table-cell>
          <table:table-cell office:value-type="float" office:value="0.18" calcext:value-type="float">
            <text:p>0.18</text:p>
          </table:table-cell>
          <table:table-cell office:value-type="float" office:value="0.039656" calcext:value-type="float">
            <text:p>0.03965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55.040009" calcext:value-type="float">
            <text:p>355.040009</text:p>
          </table:table-cell>
          <table:table-cell office:value-type="float" office:value="63.216816" calcext:value-type="float">
            <text:p>63.216816</text:p>
          </table:table-cell>
          <table:table-cell office:value-type="string" calcext:value-type="string">
            <text:p>NA</text:p>
          </table:table-cell>
          <table:table-cell office:value-type="float" office:value="6.007557" calcext:value-type="float">
            <text:p>6.007557</text:p>
          </table:table-cell>
          <table:table-cell office:value-type="float" office:value="0.274601" calcext:value-type="float">
            <text:p>0.274601</text:p>
          </table:table-cell>
          <table:table-cell office:value-type="float" office:value="37.839554" calcext:value-type="float">
            <text:p>37.839554</text:p>
          </table:table-cell>
          <table:table-cell office:value-type="float" office:value="0.044178" calcext:value-type="float">
            <text:p>0.044178</text:p>
          </table:table-cell>
          <table:table-cell office:value-type="float" office:value="2.467889" calcext:value-type="float">
            <text:p>2.467889</text:p>
          </table:table-cell>
          <table:table-cell office:value-type="float" office:value="1.939113" calcext:value-type="float">
            <text:p>1.939113</text:p>
          </table:table-cell>
          <table:table-cell office:value-type="float" office:value="3.711647" calcext:value-type="float">
            <text:p>3.711647</text:p>
          </table:table-cell>
          <table:table-cell office:value-type="float" office:value="2.651176" calcext:value-type="float">
            <text:p>2.651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6452" calcext:value-type="float">
            <text:p>3.006452</text:p>
          </table:table-cell>
          <table:table-cell office:value-type="float" office:value="2.676195" calcext:value-type="float">
            <text:p>2.676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272" calcext:value-type="float">
            <text:p>0.055272</text:p>
          </table:table-cell>
          <table:table-cell office:value-type="float" office:value="0.028839" calcext:value-type="float">
            <text:p>0.028839</text:p>
          </table:table-cell>
          <table:table-cell office:value-type="float" office:value="1.081959" calcext:value-type="float">
            <text:p>1.081959</text:p>
          </table:table-cell>
          <table:table-cell office:value-type="float" office:value="2.135201" calcext:value-type="float">
            <text:p>2.135201</text:p>
          </table:table-cell>
          <table:table-cell office:value-type="float" office:value="0.024753" calcext:value-type="float">
            <text:p>0.024753</text:p>
          </table:table-cell>
          <table:table-cell office:value-type="float" office:value="0.007462" calcext:value-type="float">
            <text:p>0.007462</text:p>
          </table:table-cell>
          <table:table-cell office:value-type="float" office:value="1.918697" calcext:value-type="float">
            <text:p>1.918697</text:p>
          </table:table-cell>
          <table:table-cell office:value-type="float" office:value="2.286036" calcext:value-type="float">
            <text:p>2.28603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222247" calcext:value-type="float">
            <text:p>4.222247</text:p>
          </table:table-cell>
          <table:table-cell office:value-type="float" office:value="0.261562" calcext:value-type="float">
            <text:p>0.261562</text:p>
          </table:table-cell>
          <table:table-cell office:value-type="float" office:value="1.900101" calcext:value-type="float">
            <text:p>1.900101</text:p>
          </table:table-cell>
          <table:table-cell office:value-type="float" office:value="1.757014" calcext:value-type="float">
            <text:p>1.757014</text:p>
          </table:table-cell>
          <table:table-cell office:value-type="float" office:value="0.936843" calcext:value-type="float">
            <text:p>0.936843</text:p>
          </table:table-cell>
          <table:table-cell office:value-type="float" office:value="0.070058" calcext:value-type="float">
            <text:p>0.070058</text:p>
          </table:table-cell>
          <table:table-cell office:value-type="float" office:value="4.090364" calcext:value-type="float">
            <text:p>4.090364</text:p>
          </table:table-cell>
          <table:table-cell office:value-type="float" office:value="3.911689" calcext:value-type="float">
            <text:p>3.911689</text:p>
          </table:table-cell>
          <table:table-cell office:value-type="float" office:value="0.100418" calcext:value-type="float">
            <text:p>0.100418</text:p>
          </table:table-cell>
          <table:table-cell office:value-type="float" office:value="0.002882" calcext:value-type="float">
            <text:p>0.002882</text:p>
          </table:table-cell>
          <table:table-cell office:value-type="float" office:value="2.933126" calcext:value-type="float">
            <text:p>2.933126</text:p>
          </table:table-cell>
          <table:table-cell office:value-type="float" office:value="3.834957" calcext:value-type="float">
            <text:p>3.834957</text:p>
          </table:table-cell>
          <table:table-cell office:value-type="float" office:value="37.839554" calcext:value-type="float">
            <text:p>37.839554</text:p>
          </table:table-cell>
          <table:table-cell office:value-type="float" office:value="2.1" calcext:value-type="float">
            <text:p>2.1</text:p>
          </table:table-cell>
          <table:table-cell office:value-type="float" office:value="1.848361" calcext:value-type="float">
            <text:p>1.848361</text:p>
          </table:table-cell>
          <table:table-cell office:value-type="float" office:value="0" calcext:value-type="float">
            <text:p>0</text:p>
          </table:table-cell>
          <table:table-cell office:value-type="float" office:value="1.863286" calcext:value-type="float">
            <text:p>1.863286</text:p>
          </table:table-cell>
          <table:table-cell office:value-type="float" office:value="0" calcext:value-type="float">
            <text:p>0</text:p>
          </table:table-cell>
          <table:table-cell office:value-type="float" office:value="1.834661" calcext:value-type="float">
            <text:p>1.834661</text:p>
          </table:table-cell>
          <table:table-cell office:value-type="float" office:value="0" calcext:value-type="float">
            <text:p>0</text:p>
          </table:table-cell>
          <table:table-cell office:value-type="float" office:value="1.17179" calcext:value-type="float">
            <text:p>1.17179</text:p>
          </table:table-cell>
          <table:table-cell office:value-type="float" office:value="0" calcext:value-type="float">
            <text:p>0</text:p>
          </table:table-cell>
          <table:table-cell office:value-type="float" office:value="0.038391" calcext:value-type="float">
            <text:p>0.038391</text:p>
          </table:table-cell>
          <table:table-cell office:value-type="float" office:value="0.98" calcext:value-type="float">
            <text:p>0.98</text:p>
          </table:table-cell>
          <table:table-cell office:value-type="float" office:value="0.016881" calcext:value-type="float">
            <text:p>0.016881</text:p>
          </table:table-cell>
          <table:table-cell office:value-type="float" office:value="0.46" calcext:value-type="float">
            <text:p>0.46</text:p>
          </table:table-cell>
          <table:table-cell office:value-type="float" office:value="0.004925" calcext:value-type="float">
            <text:p>0.004925</text:p>
          </table:table-cell>
          <table:table-cell office:value-type="float" office:value="0.14" calcext:value-type="float">
            <text:p>0.14</text:p>
          </table:table-cell>
          <table:table-cell office:value-type="float" office:value="0.019828" calcext:value-type="float">
            <text:p>0.019828</text:p>
          </table:table-cell>
          <table:table-cell office:value-type="float" office:value="0.56" calcext:value-type="float">
            <text:p>0.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49932" calcext:value-type="float">
            <text:p>2.149932</text:p>
          </table:table-cell>
          <table:table-cell office:value-type="float" office:value="0.92" calcext:value-type="float">
            <text:p>0.92</text:p>
          </table:table-cell>
          <table:table-cell office:value-type="float" office:value="2.072315" calcext:value-type="float">
            <text:p>2.072315</text:p>
          </table:table-cell>
          <table:table-cell office:value-type="float" office:value="1.16" calcext:value-type="float">
            <text:p>1.16</text:p>
          </table:table-cell>
          <table:table-cell office:value-type="float" office:value="0.190769" calcext:value-type="float">
            <text:p>0.190769</text:p>
          </table:table-cell>
          <table:table-cell office:value-type="float" office:value="0.22" calcext:value-type="float">
            <text:p>0.22</text:p>
          </table:table-cell>
          <table:table-cell office:value-type="float" office:value="0.746074" calcext:value-type="float">
            <text:p>0.746074</text:p>
          </table:table-cell>
          <table:table-cell office:value-type="float" office:value="0.7" calcext:value-type="float">
            <text:p>0.7</text:p>
          </table:table-cell>
          <table:table-cell office:value-type="float" office:value="0.021213" calcext:value-type="float">
            <text:p>0.021213</text:p>
          </table:table-cell>
          <table:table-cell office:value-type="float" office:value="0.2" calcext:value-type="float">
            <text:p>0.2</text:p>
          </table:table-cell>
          <table:table-cell office:value-type="float" office:value="0.079204" calcext:value-type="float">
            <text:p>0.0792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362.059998" calcext:value-type="float">
            <text:p>362.059998</text:p>
          </table:table-cell>
          <table:table-cell office:value-type="float" office:value="63.608948" calcext:value-type="float">
            <text:p>63.608948</text:p>
          </table:table-cell>
          <table:table-cell office:value-type="string" calcext:value-type="string">
            <text:p>NA</text:p>
          </table:table-cell>
          <table:table-cell office:value-type="float" office:value="5.941645" calcext:value-type="float">
            <text:p>5.941645</text:p>
          </table:table-cell>
          <table:table-cell office:value-type="float" office:value="0.336265" calcext:value-type="float">
            <text:p>0.336265</text:p>
          </table:table-cell>
          <table:table-cell office:value-type="float" office:value="34.478546" calcext:value-type="float">
            <text:p>34.478546</text:p>
          </table:table-cell>
          <table:table-cell office:value-type="float" office:value="0.040254" calcext:value-type="float">
            <text:p>0.040254</text:p>
          </table:table-cell>
          <table:table-cell office:value-type="float" office:value="2.674097" calcext:value-type="float">
            <text:p>2.674097</text:p>
          </table:table-cell>
          <table:table-cell office:value-type="float" office:value="2.089728" calcext:value-type="float">
            <text:p>2.089728</text:p>
          </table:table-cell>
          <table:table-cell office:value-type="float" office:value="3.666289" calcext:value-type="float">
            <text:p>3.666289</text:p>
          </table:table-cell>
          <table:table-cell office:value-type="float" office:value="2.618778" calcext:value-type="float">
            <text:p>2.618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3018" calcext:value-type="float">
            <text:p>3.003018</text:p>
          </table:table-cell>
          <table:table-cell office:value-type="float" office:value="2.667351" calcext:value-type="float">
            <text:p>2.667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675" calcext:value-type="float">
            <text:p>0.064675</text:p>
          </table:table-cell>
          <table:table-cell office:value-type="float" office:value="0.02971" calcext:value-type="float">
            <text:p>0.02971</text:p>
          </table:table-cell>
          <table:table-cell office:value-type="float" office:value="1.079415" calcext:value-type="float">
            <text:p>1.079415</text:p>
          </table:table-cell>
          <table:table-cell office:value-type="float" office:value="1.580774" calcext:value-type="float">
            <text:p>1.580774</text:p>
          </table:table-cell>
          <table:table-cell office:value-type="float" office:value="0.029675" calcext:value-type="float">
            <text:p>0.029675</text:p>
          </table:table-cell>
          <table:table-cell office:value-type="float" office:value="0.008816" calcext:value-type="float">
            <text:p>0.008816</text:p>
          </table:table-cell>
          <table:table-cell office:value-type="float" office:value="1.595343" calcext:value-type="float">
            <text:p>1.595343</text:p>
          </table:table-cell>
          <table:table-cell office:value-type="float" office:value="1.606398" calcext:value-type="float">
            <text:p>1.6063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770295" calcext:value-type="float">
            <text:p>3.770295</text:p>
          </table:table-cell>
          <table:table-cell office:value-type="float" office:value="0.247404" calcext:value-type="float">
            <text:p>0.247404</text:p>
          </table:table-cell>
          <table:table-cell office:value-type="float" office:value="1.79269" calcext:value-type="float">
            <text:p>1.79269</text:p>
          </table:table-cell>
          <table:table-cell office:value-type="float" office:value="1.547255" calcext:value-type="float">
            <text:p>1.547255</text:p>
          </table:table-cell>
          <table:table-cell office:value-type="float" office:value="0.980176" calcext:value-type="float">
            <text:p>0.980176</text:p>
          </table:table-cell>
          <table:table-cell office:value-type="float" office:value="0.071169" calcext:value-type="float">
            <text:p>0.071169</text:p>
          </table:table-cell>
          <table:table-cell office:value-type="float" office:value="3.437209" calcext:value-type="float">
            <text:p>3.437209</text:p>
          </table:table-cell>
          <table:table-cell office:value-type="float" office:value="3.264688" calcext:value-type="float">
            <text:p>3.264688</text:p>
          </table:table-cell>
          <table:table-cell office:value-type="float" office:value="0.023973" calcext:value-type="float">
            <text:p>0.023973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3.638333" calcext:value-type="float">
            <text:p>3.638333</text:p>
          </table:table-cell>
          <table:table-cell office:value-type="float" office:value="5.18681" calcext:value-type="float">
            <text:p>5.18681</text:p>
          </table:table-cell>
          <table:table-cell office:value-type="float" office:value="34.478546" calcext:value-type="float">
            <text:p>34.478546</text:p>
          </table:table-cell>
          <table:table-cell office:value-type="float" office:value="1.94" calcext:value-type="float">
            <text:p>1.94</text:p>
          </table:table-cell>
          <table:table-cell office:value-type="float" office:value="1.826374" calcext:value-type="float">
            <text:p>1.826374</text:p>
          </table:table-cell>
          <table:table-cell office:value-type="float" office:value="0" calcext:value-type="float">
            <text:p>0</text:p>
          </table:table-cell>
          <table:table-cell office:value-type="float" office:value="1.839915" calcext:value-type="float">
            <text:p>1.839915</text:p>
          </table:table-cell>
          <table:table-cell office:value-type="float" office:value="0" calcext:value-type="float">
            <text:p>0</text:p>
          </table:table-cell>
          <table:table-cell office:value-type="float" office:value="1.845394" calcext:value-type="float">
            <text:p>1.845394</text:p>
          </table:table-cell>
          <table:table-cell office:value-type="float" office:value="0" calcext:value-type="float">
            <text:p>0</text:p>
          </table:table-cell>
          <table:table-cell office:value-type="float" office:value="1.157624" calcext:value-type="float">
            <text:p>1.157624</text:p>
          </table:table-cell>
          <table:table-cell office:value-type="float" office:value="0" calcext:value-type="float">
            <text:p>0</text:p>
          </table:table-cell>
          <table:table-cell office:value-type="float" office:value="0.038277" calcext:value-type="float">
            <text:p>0.038277</text:p>
          </table:table-cell>
          <table:table-cell office:value-type="float" office:value="0.96" calcext:value-type="float">
            <text:p>0.96</text:p>
          </table:table-cell>
          <table:table-cell office:value-type="float" office:value="0.026397" calcext:value-type="float">
            <text:p>0.026397</text:p>
          </table:table-cell>
          <table:table-cell office:value-type="float" office:value="0.72" calcext:value-type="float">
            <text:p>0.72</text:p>
          </table:table-cell>
          <table:table-cell office:value-type="float" office:value="0.006347" calcext:value-type="float">
            <text:p>0.006347</text:p>
          </table:table-cell>
          <table:table-cell office:value-type="float" office:value="0.18" calcext:value-type="float">
            <text:p>0.18</text:p>
          </table:table-cell>
          <table:table-cell office:value-type="float" office:value="0.023328" calcext:value-type="float">
            <text:p>0.023328</text:p>
          </table:table-cell>
          <table:table-cell office:value-type="float" office:value="0.66" calcext:value-type="float">
            <text:p>0.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590267" calcext:value-type="float">
            <text:p>1.590267</text:p>
          </table:table-cell>
          <table:table-cell office:value-type="float" office:value="0.82" calcext:value-type="float">
            <text:p>0.82</text:p>
          </table:table-cell>
          <table:table-cell office:value-type="float" office:value="2.180028" calcext:value-type="float">
            <text:p>2.180028</text:p>
          </table:table-cell>
          <table:table-cell office:value-type="float" office:value="1.12" calcext:value-type="float">
            <text:p>1.12</text:p>
          </table:table-cell>
          <table:table-cell office:value-type="float" office:value="0.250304" calcext:value-type="float">
            <text:p>0.250304</text:p>
          </table:table-cell>
          <table:table-cell office:value-type="float" office:value="0.32" calcext:value-type="float">
            <text:p>0.32</text:p>
          </table:table-cell>
          <table:table-cell office:value-type="float" office:value="0.729872" calcext:value-type="float">
            <text:p>0.729872</text:p>
          </table:table-cell>
          <table:table-cell office:value-type="float" office:value="0.62" calcext:value-type="float">
            <text:p>0.62</text:p>
          </table:table-cell>
          <table:table-cell office:value-type="float" office:value="0.004253" calcext:value-type="float">
            <text:p>0.004253</text:p>
          </table:table-cell>
          <table:table-cell office:value-type="float" office:value="0.04" calcext:value-type="float">
            <text:p>0.04</text:p>
          </table:table-cell>
          <table:table-cell office:value-type="float" office:value="0.01972" calcext:value-type="float">
            <text:p>0.0197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60.660004" calcext:value-type="float">
            <text:p>360.660004</text:p>
          </table:table-cell>
          <table:table-cell office:value-type="float" office:value="81.486351" calcext:value-type="float">
            <text:p>81.486351</text:p>
          </table:table-cell>
          <table:table-cell office:value-type="string" calcext:value-type="string">
            <text:p>NA</text:p>
          </table:table-cell>
          <table:table-cell office:value-type="float" office:value="5.965825" calcext:value-type="float">
            <text:p>5.965825</text:p>
          </table:table-cell>
          <table:table-cell office:value-type="float" office:value="0.278558" calcext:value-type="float">
            <text:p>0.278558</text:p>
          </table:table-cell>
          <table:table-cell office:value-type="float" office:value="41.277142" calcext:value-type="float">
            <text:p>41.277142</text:p>
          </table:table-cell>
          <table:table-cell office:value-type="float" office:value="0.048192" calcext:value-type="float">
            <text:p>0.048192</text:p>
          </table:table-cell>
          <table:table-cell office:value-type="float" office:value="2.314232" calcext:value-type="float">
            <text:p>2.314232</text:p>
          </table:table-cell>
          <table:table-cell office:value-type="float" office:value="1.630373" calcext:value-type="float">
            <text:p>1.630373</text:p>
          </table:table-cell>
          <table:table-cell office:value-type="float" office:value="3.687198" calcext:value-type="float">
            <text:p>3.687198</text:p>
          </table:table-cell>
          <table:table-cell office:value-type="float" office:value="2.633713" calcext:value-type="float">
            <text:p>2.633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8032" calcext:value-type="float">
            <text:p>3.008032</text:p>
          </table:table-cell>
          <table:table-cell office:value-type="float" office:value="2.670363" calcext:value-type="float">
            <text:p>2.670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582" calcext:value-type="float">
            <text:p>0.050582</text:p>
          </table:table-cell>
          <table:table-cell office:value-type="float" office:value="0.026991" calcext:value-type="float">
            <text:p>0.026991</text:p>
          </table:table-cell>
          <table:table-cell office:value-type="float" office:value="1.530312" calcext:value-type="float">
            <text:p>1.530312</text:p>
          </table:table-cell>
          <table:table-cell office:value-type="float" office:value="1.954829" calcext:value-type="float">
            <text:p>1.954829</text:p>
          </table:table-cell>
          <table:table-cell office:value-type="float" office:value="0.029013" calcext:value-type="float">
            <text:p>0.029013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1.595363" calcext:value-type="float">
            <text:p>1.595363</text:p>
          </table:table-cell>
          <table:table-cell office:value-type="float" office:value="2.079872" calcext:value-type="float">
            <text:p>2.0798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888217" calcext:value-type="float">
            <text:p>3.888217</text:p>
          </table:table-cell>
          <table:table-cell office:value-type="float" office:value="0.244058" calcext:value-type="float">
            <text:p>0.244058</text:p>
          </table:table-cell>
          <table:table-cell office:value-type="float" office:value="1.884156" calcext:value-type="float">
            <text:p>1.884156</text:p>
          </table:table-cell>
          <table:table-cell office:value-type="float" office:value="1.615978" calcext:value-type="float">
            <text:p>1.615978</text:p>
          </table:table-cell>
          <table:table-cell office:value-type="float" office:value="1.366618" calcext:value-type="float">
            <text:p>1.366618</text:p>
          </table:table-cell>
          <table:table-cell office:value-type="float" office:value="0.091461" calcext:value-type="float">
            <text:p>0.091461</text:p>
          </table:table-cell>
          <table:table-cell office:value-type="float" office:value="4.054957" calcext:value-type="float">
            <text:p>4.054957</text:p>
          </table:table-cell>
          <table:table-cell office:value-type="float" office:value="3.905458" calcext:value-type="float">
            <text:p>3.905458</text:p>
          </table:table-cell>
          <table:table-cell office:value-type="float" office:value="0.08312" calcext:value-type="float">
            <text:p>0.08312</text:p>
          </table:table-cell>
          <table:table-cell office:value-type="float" office:value="0.002174" calcext:value-type="float">
            <text:p>0.002174</text:p>
          </table:table-cell>
          <table:table-cell office:value-type="float" office:value="3.906774" calcext:value-type="float">
            <text:p>3.906774</text:p>
          </table:table-cell>
          <table:table-cell office:value-type="float" office:value="4.702354" calcext:value-type="float">
            <text:p>4.702354</text:p>
          </table:table-cell>
          <table:table-cell office:value-type="float" office:value="41.277142" calcext:value-type="float">
            <text:p>41.277142</text:p>
          </table:table-cell>
          <table:table-cell office:value-type="float" office:value="1.92" calcext:value-type="float">
            <text:p>1.92</text:p>
          </table:table-cell>
          <table:table-cell office:value-type="float" office:value="1.827856" calcext:value-type="float">
            <text:p>1.827856</text:p>
          </table:table-cell>
          <table:table-cell office:value-type="float" office:value="0" calcext:value-type="float">
            <text:p>0</text:p>
          </table:table-cell>
          <table:table-cell office:value-type="float" office:value="1.859342" calcext:value-type="float">
            <text:p>1.859342</text:p>
          </table:table-cell>
          <table:table-cell office:value-type="float" office:value="0" calcext:value-type="float">
            <text:p>0</text:p>
          </table:table-cell>
          <table:table-cell office:value-type="float" office:value="1.851669" calcext:value-type="float">
            <text:p>1.851669</text:p>
          </table:table-cell>
          <table:table-cell office:value-type="float" office:value="0" calcext:value-type="float">
            <text:p>0</text:p>
          </table:table-cell>
          <table:table-cell office:value-type="float" office:value="1.156363" calcext:value-type="float">
            <text:p>1.156363</text:p>
          </table:table-cell>
          <table:table-cell office:value-type="float" office:value="0" calcext:value-type="float">
            <text:p>0</text:p>
          </table:table-cell>
          <table:table-cell office:value-type="float" office:value="0.036121" calcext:value-type="float">
            <text:p>0.036121</text:p>
          </table:table-cell>
          <table:table-cell office:value-type="float" office:value="0.96" calcext:value-type="float">
            <text:p>0.96</text:p>
          </table:table-cell>
          <table:table-cell office:value-type="float" office:value="0.014462" calcext:value-type="float">
            <text:p>0.014462</text:p>
          </table:table-cell>
          <table:table-cell office:value-type="float" office:value="0.4" calcext:value-type="float">
            <text:p>0.4</text:p>
          </table:table-cell>
          <table:table-cell office:value-type="float" office:value="0.007053" calcext:value-type="float">
            <text:p>0.007053</text:p>
          </table:table-cell>
          <table:table-cell office:value-type="float" office:value="0.2" calcext:value-type="float">
            <text:p>0.2</text:p>
          </table:table-cell>
          <table:table-cell office:value-type="float" office:value="0.021959" calcext:value-type="float">
            <text:p>0.021959</text:p>
          </table:table-cell>
          <table:table-cell office:value-type="float" office:value="0.62" calcext:value-type="float">
            <text:p>0.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903928" calcext:value-type="float">
            <text:p>1.903928</text:p>
          </table:table-cell>
          <table:table-cell office:value-type="float" office:value="0.92" calcext:value-type="float">
            <text:p>0.92</text:p>
          </table:table-cell>
          <table:table-cell office:value-type="float" office:value="1.984289" calcext:value-type="float">
            <text:p>1.984289</text:p>
          </table:table-cell>
          <table:table-cell office:value-type="float" office:value="1.2" calcext:value-type="float">
            <text:p>1.2</text:p>
          </table:table-cell>
          <table:table-cell office:value-type="float" office:value="0.533925" calcext:value-type="float">
            <text:p>0.533925</text:p>
          </table:table-cell>
          <table:table-cell office:value-type="float" office:value="0.62" calcext:value-type="float">
            <text:p>0.62</text:p>
          </table:table-cell>
          <table:table-cell office:value-type="float" office:value="0.832692" calcext:value-type="float">
            <text:p>0.832692</text:p>
          </table:table-cell>
          <table:table-cell office:value-type="float" office:value="0.72" calcext:value-type="float">
            <text:p>0.72</text:p>
          </table:table-cell>
          <table:table-cell office:value-type="float" office:value="0.00424" calcext:value-type="float">
            <text:p>0.00424</text:p>
          </table:table-cell>
          <table:table-cell office:value-type="float" office:value="0.04" calcext:value-type="float">
            <text:p>0.04</text:p>
          </table:table-cell>
          <table:table-cell office:value-type="float" office:value="0.07888" calcext:value-type="float">
            <text:p>0.078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36.440002" calcext:value-type="float">
            <text:p>336.440002</text:p>
          </table:table-cell>
          <table:table-cell office:value-type="float" office:value="72.702682" calcext:value-type="float">
            <text:p>72.702682</text:p>
          </table:table-cell>
          <table:table-cell office:value-type="string" calcext:value-type="string">
            <text:p>NA</text:p>
          </table:table-cell>
          <table:table-cell office:value-type="float" office:value="6.002842" calcext:value-type="float">
            <text:p>6.002842</text:p>
          </table:table-cell>
          <table:table-cell office:value-type="float" office:value="0.229955" calcext:value-type="float">
            <text:p>0.229955</text:p>
          </table:table-cell>
          <table:table-cell office:value-type="float" office:value="38.581371" calcext:value-type="float">
            <text:p>38.581371</text:p>
          </table:table-cell>
          <table:table-cell office:value-type="float" office:value="0.045044" calcext:value-type="float">
            <text:p>0.045044</text:p>
          </table:table-cell>
          <table:table-cell office:value-type="float" office:value="3.176454" calcext:value-type="float">
            <text:p>3.176454</text:p>
          </table:table-cell>
          <table:table-cell office:value-type="float" office:value="4.04581" calcext:value-type="float">
            <text:p>4.04581</text:p>
          </table:table-cell>
          <table:table-cell office:value-type="float" office:value="3.705719" calcext:value-type="float">
            <text:p>3.705719</text:p>
          </table:table-cell>
          <table:table-cell office:value-type="float" office:value="2.646942" calcext:value-type="float">
            <text:p>2.646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9767" calcext:value-type="float">
            <text:p>3.019767</text:p>
          </table:table-cell>
          <table:table-cell office:value-type="float" office:value="2.677008" calcext:value-type="float">
            <text:p>2.677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079" calcext:value-type="float">
            <text:p>0.069079</text:p>
          </table:table-cell>
          <table:table-cell office:value-type="float" office:value="0.039715" calcext:value-type="float">
            <text:p>0.039715</text:p>
          </table:table-cell>
          <table:table-cell office:value-type="float" office:value="0.959593" calcext:value-type="float">
            <text:p>0.959593</text:p>
          </table:table-cell>
          <table:table-cell office:value-type="float" office:value="1.097267" calcext:value-type="float">
            <text:p>1.097267</text:p>
          </table:table-cell>
          <table:table-cell office:value-type="float" office:value="0.028322" calcext:value-type="float">
            <text:p>0.028322</text:p>
          </table:table-cell>
          <table:table-cell office:value-type="float" office:value="0.008738" calcext:value-type="float">
            <text:p>0.008738</text:p>
          </table:table-cell>
          <table:table-cell office:value-type="float" office:value="1.543792" calcext:value-type="float">
            <text:p>1.543792</text:p>
          </table:table-cell>
          <table:table-cell office:value-type="float" office:value="1.815813" calcext:value-type="float">
            <text:p>1.8158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479548" calcext:value-type="float">
            <text:p>3.479548</text:p>
          </table:table-cell>
          <table:table-cell office:value-type="float" office:value="0.214356" calcext:value-type="float">
            <text:p>0.214356</text:p>
          </table:table-cell>
          <table:table-cell office:value-type="float" office:value="1.884547" calcext:value-type="float">
            <text:p>1.884547</text:p>
          </table:table-cell>
          <table:table-cell office:value-type="float" office:value="1.928752" calcext:value-type="float">
            <text:p>1.928752</text:p>
          </table:table-cell>
          <table:table-cell office:value-type="float" office:value="1.072393" calcext:value-type="float">
            <text:p>1.072393</text:p>
          </table:table-cell>
          <table:table-cell office:value-type="float" office:value="0.074093" calcext:value-type="float">
            <text:p>0.074093</text:p>
          </table:table-cell>
          <table:table-cell office:value-type="float" office:value="4.727416" calcext:value-type="float">
            <text:p>4.727416</text:p>
          </table:table-cell>
          <table:table-cell office:value-type="float" office:value="4.737759" calcext:value-type="float">
            <text:p>4.737759</text:p>
          </table:table-cell>
          <table:table-cell office:value-type="float" office:value="0.061401" calcext:value-type="float">
            <text:p>0.061401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3.118218" calcext:value-type="float">
            <text:p>3.118218</text:p>
          </table:table-cell>
          <table:table-cell office:value-type="float" office:value="4.463151" calcext:value-type="float">
            <text:p>4.463151</text:p>
          </table:table-cell>
          <table:table-cell office:value-type="float" office:value="38.581371" calcext:value-type="float">
            <text:p>38.581371</text:p>
          </table:table-cell>
          <table:table-cell office:value-type="float" office:value="1.98" calcext:value-type="float">
            <text:p>1.98</text:p>
          </table:table-cell>
          <table:table-cell office:value-type="float" office:value="1.843353" calcext:value-type="float">
            <text:p>1.843353</text:p>
          </table:table-cell>
          <table:table-cell office:value-type="float" office:value="0" calcext:value-type="float">
            <text:p>0</text:p>
          </table:table-cell>
          <table:table-cell office:value-type="float" office:value="1.862366" calcext:value-type="float">
            <text:p>1.862366</text:p>
          </table:table-cell>
          <table:table-cell office:value-type="float" office:value="0" calcext:value-type="float">
            <text:p>0</text:p>
          </table:table-cell>
          <table:table-cell office:value-type="float" office:value="1.867254" calcext:value-type="float">
            <text:p>1.867254</text:p>
          </table:table-cell>
          <table:table-cell office:value-type="float" office:value="0" calcext:value-type="float">
            <text:p>0</text:p>
          </table:table-cell>
          <table:table-cell office:value-type="float" office:value="1.152513" calcext:value-type="float">
            <text:p>1.152513</text:p>
          </table:table-cell>
          <table:table-cell office:value-type="float" office:value="0" calcext:value-type="float">
            <text:p>0</text:p>
          </table:table-cell>
          <table:table-cell office:value-type="float" office:value="0.054029" calcext:value-type="float">
            <text:p>0.054029</text:p>
          </table:table-cell>
          <table:table-cell office:value-type="float" office:value="1.44" calcext:value-type="float">
            <text:p>1.44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38" calcext:value-type="float">
            <text:p>0.38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3372" calcext:value-type="float">
            <text:p>0.023372</text:p>
          </table:table-cell>
          <table:table-cell office:value-type="float" office:value="0.66" calcext:value-type="float">
            <text:p>0.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800265" calcext:value-type="float">
            <text:p>1.800265</text:p>
          </table:table-cell>
          <table:table-cell office:value-type="float" office:value="0.74" calcext:value-type="float">
            <text:p>0.74</text:p>
          </table:table-cell>
          <table:table-cell office:value-type="float" office:value="1.679283" calcext:value-type="float">
            <text:p>1.679283</text:p>
          </table:table-cell>
          <table:table-cell office:value-type="float" office:value="0.98" calcext:value-type="float">
            <text:p>0.98</text:p>
          </table:table-cell>
          <table:table-cell office:value-type="float" office:value="0.363657" calcext:value-type="float">
            <text:p>0.363657</text:p>
          </table:table-cell>
          <table:table-cell office:value-type="float" office:value="0.4" calcext:value-type="float">
            <text:p>0.4</text:p>
          </table:table-cell>
          <table:table-cell office:value-type="float" office:value="0.708736" calcext:value-type="float">
            <text:p>0.708736</text:p>
          </table:table-cell>
          <table:table-cell office:value-type="float" office:value="0.54" calcext:value-type="float">
            <text:p>0.54</text:p>
          </table:table-cell>
          <table:table-cell office:value-type="float" office:value="0.002133" calcext:value-type="float">
            <text:p>0.002133</text:p>
          </table:table-cell>
          <table:table-cell office:value-type="float" office:value="0.02" calcext:value-type="float">
            <text:p>0.02</text:p>
          </table:table-cell>
          <table:table-cell office:value-type="float" office:value="0.059268" calcext:value-type="float">
            <text:p>0.05926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328.23999" calcext:value-type="float">
            <text:p>328.23999</text:p>
          </table:table-cell>
          <table:table-cell office:value-type="float" office:value="64.817032" calcext:value-type="float">
            <text:p>64.817032</text:p>
          </table:table-cell>
          <table:table-cell office:value-type="string" calcext:value-type="string">
            <text:p>NA</text:p>
          </table:table-cell>
          <table:table-cell office:value-type="float" office:value="6.022439" calcext:value-type="float">
            <text:p>6.022439</text:p>
          </table:table-cell>
          <table:table-cell office:value-type="float" office:value="0.225511" calcext:value-type="float">
            <text:p>0.225511</text:p>
          </table:table-cell>
          <table:table-cell office:value-type="float" office:value="38.680511" calcext:value-type="float">
            <text:p>38.680511</text:p>
          </table:table-cell>
          <table:table-cell office:value-type="float" office:value="0.04516" calcext:value-type="float">
            <text:p>0.04516</text:p>
          </table:table-cell>
          <table:table-cell office:value-type="float" office:value="2.816387" calcext:value-type="float">
            <text:p>2.816387</text:p>
          </table:table-cell>
          <table:table-cell office:value-type="float" office:value="2.176576" calcext:value-type="float">
            <text:p>2.176576</text:p>
          </table:table-cell>
          <table:table-cell office:value-type="float" office:value="3.737174" calcext:value-type="float">
            <text:p>3.737174</text:p>
          </table:table-cell>
          <table:table-cell office:value-type="float" office:value="2.66941" calcext:value-type="float">
            <text:p>2.66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6908" calcext:value-type="float">
            <text:p>2.986908</text:p>
          </table:table-cell>
          <table:table-cell office:value-type="float" office:value="2.645412" calcext:value-type="float">
            <text:p>2.645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33" calcext:value-type="float">
            <text:p>0.05833</text:p>
          </table:table-cell>
          <table:table-cell office:value-type="float" office:value="0.034219" calcext:value-type="float">
            <text:p>0.034219</text:p>
          </table:table-cell>
          <table:table-cell office:value-type="float" office:value="1.903707" calcext:value-type="float">
            <text:p>1.903707</text:p>
          </table:table-cell>
          <table:table-cell office:value-type="float" office:value="3.321099" calcext:value-type="float">
            <text:p>3.321099</text:p>
          </table:table-cell>
          <table:table-cell office:value-type="float" office:value="0.024738" calcext:value-type="float">
            <text:p>0.024738</text:p>
          </table:table-cell>
          <table:table-cell office:value-type="float" office:value="0.008275" calcext:value-type="float">
            <text:p>0.008275</text:p>
          </table:table-cell>
          <table:table-cell office:value-type="float" office:value="2.165492" calcext:value-type="float">
            <text:p>2.165492</text:p>
          </table:table-cell>
          <table:table-cell office:value-type="float" office:value="2.74408" calcext:value-type="float">
            <text:p>2.744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24828" calcext:value-type="float">
            <text:p>3.24828</text:p>
          </table:table-cell>
          <table:table-cell office:value-type="float" office:value="0.202059" calcext:value-type="float">
            <text:p>0.202059</text:p>
          </table:table-cell>
          <table:table-cell office:value-type="float" office:value="1.839052" calcext:value-type="float">
            <text:p>1.839052</text:p>
          </table:table-cell>
          <table:table-cell office:value-type="float" office:value="1.603673" calcext:value-type="float">
            <text:p>1.603673</text:p>
          </table:table-cell>
          <table:table-cell office:value-type="float" office:value="0.939541" calcext:value-type="float">
            <text:p>0.939541</text:p>
          </table:table-cell>
          <table:table-cell office:value-type="float" office:value="0.071482" calcext:value-type="float">
            <text:p>0.071482</text:p>
          </table:table-cell>
          <table:table-cell office:value-type="float" office:value="3.726369" calcext:value-type="float">
            <text:p>3.726369</text:p>
          </table:table-cell>
          <table:table-cell office:value-type="float" office:value="3.629165" calcext:value-type="float">
            <text:p>3.629165</text:p>
          </table:table-cell>
          <table:table-cell office:value-type="float" office:value="0.065533" calcext:value-type="float">
            <text:p>0.065533</text:p>
          </table:table-cell>
          <table:table-cell office:value-type="float" office:value="0.001762" calcext:value-type="float">
            <text:p>0.001762</text:p>
          </table:table-cell>
          <table:table-cell office:value-type="float" office:value="3.443701" calcext:value-type="float">
            <text:p>3.443701</text:p>
          </table:table-cell>
          <table:table-cell office:value-type="float" office:value="4.764594" calcext:value-type="float">
            <text:p>4.764594</text:p>
          </table:table-cell>
          <table:table-cell office:value-type="float" office:value="38.680511" calcext:value-type="float">
            <text:p>38.680511</text:p>
          </table:table-cell>
          <table:table-cell office:value-type="float" office:value="2.08" calcext:value-type="float">
            <text:p>2.08</text:p>
          </table:table-cell>
          <table:table-cell office:value-type="float" office:value="1.870229" calcext:value-type="float">
            <text:p>1.870229</text:p>
          </table:table-cell>
          <table:table-cell office:value-type="float" office:value="0" calcext:value-type="float">
            <text:p>0</text:p>
          </table:table-cell>
          <table:table-cell office:value-type="float" office:value="1.866945" calcext:value-type="float">
            <text:p>1.866945</text:p>
          </table:table-cell>
          <table:table-cell office:value-type="float" office:value="0" calcext:value-type="float">
            <text:p>0</text:p>
          </table:table-cell>
          <table:table-cell office:value-type="float" office:value="1.852403" calcext:value-type="float">
            <text:p>1.852403</text:p>
          </table:table-cell>
          <table:table-cell office:value-type="float" office:value="0" calcext:value-type="float">
            <text:p>0</text:p>
          </table:table-cell>
          <table:table-cell office:value-type="float" office:value="1.134505" calcext:value-type="float">
            <text:p>1.134505</text:p>
          </table:table-cell>
          <table:table-cell office:value-type="float" office:value="0" calcext:value-type="float">
            <text:p>0</text:p>
          </table:table-cell>
          <table:table-cell office:value-type="float" office:value="0.046748" calcext:value-type="float">
            <text:p>0.046748</text:p>
          </table:table-cell>
          <table:table-cell office:value-type="float" office:value="1.24" calcext:value-type="float">
            <text:p>1.24</text:p>
          </table:table-cell>
          <table:table-cell office:value-type="float" office:value="0.011582" calcext:value-type="float">
            <text:p>0.011582</text:p>
          </table:table-cell>
          <table:table-cell office:value-type="float" office:value="0.3" calcext:value-type="float">
            <text:p>0.3</text:p>
          </table:table-cell>
          <table:table-cell office:value-type="float" office:value="0.002128" calcext:value-type="float">
            <text:p>0.002128</text:p>
          </table:table-cell>
          <table:table-cell office:value-type="float" office:value="0.06" calcext:value-type="float">
            <text:p>0.06</text:p>
          </table:table-cell>
          <table:table-cell office:value-type="float" office:value="0.02261" calcext:value-type="float">
            <text:p>0.02261</text:p>
          </table:table-cell>
          <table:table-cell office:value-type="float" office:value="0.64" calcext:value-type="float">
            <text:p>0.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63418" calcext:value-type="float">
            <text:p>1.63418</text:p>
          </table:table-cell>
          <table:table-cell office:value-type="float" office:value="0.74" calcext:value-type="float">
            <text:p>0.74</text:p>
          </table:table-cell>
          <table:table-cell office:value-type="float" office:value="1.6141" calcext:value-type="float">
            <text:p>1.6141</text:p>
          </table:table-cell>
          <table:table-cell office:value-type="float" office:value="0.96" calcext:value-type="float">
            <text:p>0.96</text:p>
          </table:table-cell>
          <table:table-cell office:value-type="float" office:value="0.162215" calcext:value-type="float">
            <text:p>0.162215</text:p>
          </table:table-cell>
          <table:table-cell office:value-type="float" office:value="0.18" calcext:value-type="float">
            <text:p>0.18</text:p>
          </table:table-cell>
          <table:table-cell office:value-type="float" office:value="0.777326" calcext:value-type="float">
            <text:p>0.777326</text:p>
          </table:table-cell>
          <table:table-cell office:value-type="float" office:value="0.58" calcext:value-type="float">
            <text:p>0.58</text:p>
          </table:table-cell>
          <table:table-cell office:value-type="float" office:value="0.006373" calcext:value-type="float">
            <text:p>0.006373</text:p>
          </table:table-cell>
          <table:table-cell office:value-type="float" office:value="0.06" calcext:value-type="float">
            <text:p>0.06</text:p>
          </table:table-cell>
          <table:table-cell office:value-type="float" office:value="0.05916" calcext:value-type="float">
            <text:p>0.0591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351.459991" calcext:value-type="float">
            <text:p>351.459991</text:p>
          </table:table-cell>
          <table:table-cell office:value-type="float" office:value="75.599968" calcext:value-type="float">
            <text:p>75.599968</text:p>
          </table:table-cell>
          <table:table-cell office:value-type="string" calcext:value-type="string">
            <text:p>NA</text:p>
          </table:table-cell>
          <table:table-cell office:value-type="float" office:value="5.988566" calcext:value-type="float">
            <text:p>5.988566</text:p>
          </table:table-cell>
          <table:table-cell office:value-type="float" office:value="0.239995" calcext:value-type="float">
            <text:p>0.239995</text:p>
          </table:table-cell>
          <table:table-cell office:value-type="float" office:value="37.080921" calcext:value-type="float">
            <text:p>37.080921</text:p>
          </table:table-cell>
          <table:table-cell office:value-type="float" office:value="0.043293" calcext:value-type="float">
            <text:p>0.043293</text:p>
          </table:table-cell>
          <table:table-cell office:value-type="float" office:value="2.536306" calcext:value-type="float">
            <text:p>2.536306</text:p>
          </table:table-cell>
          <table:table-cell office:value-type="float" office:value="1.741243" calcext:value-type="float">
            <text:p>1.741243</text:p>
          </table:table-cell>
          <table:table-cell office:value-type="float" office:value="3.714769" calcext:value-type="float">
            <text:p>3.714769</text:p>
          </table:table-cell>
          <table:table-cell office:value-type="float" office:value="2.653406" calcext:value-type="float">
            <text:p>2.653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5618" calcext:value-type="float">
            <text:p>2.985618</text:p>
          </table:table-cell>
          <table:table-cell office:value-type="float" office:value="2.641434" calcext:value-type="float">
            <text:p>2.641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9459" calcext:value-type="float">
            <text:p>0.059459</text:p>
          </table:table-cell>
          <table:table-cell office:value-type="float" office:value="0.031446" calcext:value-type="float">
            <text:p>0.031446</text:p>
          </table:table-cell>
          <table:table-cell office:value-type="float" office:value="1.638392" calcext:value-type="float">
            <text:p>1.638392</text:p>
          </table:table-cell>
          <table:table-cell office:value-type="float" office:value="2.333948" calcext:value-type="float">
            <text:p>2.333948</text:p>
          </table:table-cell>
          <table:table-cell office:value-type="float" office:value="0.025447" calcext:value-type="float">
            <text:p>0.025447</text:p>
          </table:table-cell>
          <table:table-cell office:value-type="float" office:value="0.007915" calcext:value-type="float">
            <text:p>0.007915</text:p>
          </table:table-cell>
          <table:table-cell office:value-type="float" office:value="1.535363" calcext:value-type="float">
            <text:p>1.535363</text:p>
          </table:table-cell>
          <table:table-cell office:value-type="float" office:value="2.252715" calcext:value-type="float">
            <text:p>2.2527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96923" calcext:value-type="float">
            <text:p>3.96923</text:p>
          </table:table-cell>
          <table:table-cell office:value-type="float" office:value="0.235757" calcext:value-type="float">
            <text:p>0.235757</text:p>
          </table:table-cell>
          <table:table-cell office:value-type="float" office:value="1.604317" calcext:value-type="float">
            <text:p>1.604317</text:p>
          </table:table-cell>
          <table:table-cell office:value-type="float" office:value="1.469844" calcext:value-type="float">
            <text:p>1.469844</text:p>
          </table:table-cell>
          <table:table-cell office:value-type="float" office:value="0.87102" calcext:value-type="float">
            <text:p>0.87102</text:p>
          </table:table-cell>
          <table:table-cell office:value-type="float" office:value="0.061601" calcext:value-type="float">
            <text:p>0.061601</text:p>
          </table:table-cell>
          <table:table-cell office:value-type="float" office:value="4.152166" calcext:value-type="float">
            <text:p>4.152166</text:p>
          </table:table-cell>
          <table:table-cell office:value-type="float" office:value="3.854859" calcext:value-type="float">
            <text:p>3.854859</text:p>
          </table:table-cell>
          <table:table-cell office:value-type="float" office:value="0.099369" calcext:value-type="float">
            <text:p>0.099369</text:p>
          </table:table-cell>
          <table:table-cell office:value-type="float" office:value="0.002664" calcext:value-type="float">
            <text:p>0.002664</text:p>
          </table:table-cell>
          <table:table-cell office:value-type="float" office:value="4.434177" calcext:value-type="float">
            <text:p>4.434177</text:p>
          </table:table-cell>
          <table:table-cell office:value-type="float" office:value="4.919023" calcext:value-type="float">
            <text:p>4.919023</text:p>
          </table:table-cell>
          <table:table-cell office:value-type="float" office:value="37.080921" calcext:value-type="float">
            <text:p>37.080921</text:p>
          </table:table-cell>
          <table:table-cell office:value-type="float" office:value="2.06" calcext:value-type="float">
            <text:p>2.06</text:p>
          </table:table-cell>
          <table:table-cell office:value-type="float" office:value="1.829499" calcext:value-type="float">
            <text:p>1.829499</text:p>
          </table:table-cell>
          <table:table-cell office:value-type="float" office:value="0" calcext:value-type="float">
            <text:p>0</text:p>
          </table:table-cell>
          <table:table-cell office:value-type="float" office:value="1.88527" calcext:value-type="float">
            <text:p>1.88527</text:p>
          </table:table-cell>
          <table:table-cell office:value-type="float" office:value="0" calcext:value-type="float">
            <text:p>0</text:p>
          </table:table-cell>
          <table:table-cell office:value-type="float" office:value="1.857888" calcext:value-type="float">
            <text:p>1.857888</text:p>
          </table:table-cell>
          <table:table-cell office:value-type="float" office:value="0" calcext:value-type="float">
            <text:p>0</text:p>
          </table:table-cell>
          <table:table-cell office:value-type="float" office:value="1.12773" calcext:value-type="float">
            <text:p>1.12773</text:p>
          </table:table-cell>
          <table:table-cell office:value-type="float" office:value="0" calcext:value-type="float">
            <text:p>0</text:p>
          </table:table-cell>
          <table:table-cell office:value-type="float" office:value="0.041995" calcext:value-type="float">
            <text:p>0.041995</text:p>
          </table:table-cell>
          <table:table-cell office:value-type="float" office:value="1.16" calcext:value-type="float">
            <text:p>1.16</text:p>
          </table:table-cell>
          <table:table-cell office:value-type="float" office:value="0.017464" calcext:value-type="float">
            <text:p>0.017464</text:p>
          </table:table-cell>
          <table:table-cell office:value-type="float" office:value="0.44" calcext:value-type="float">
            <text:p>0.44</text:p>
          </table:table-cell>
          <table:table-cell office:value-type="float" office:value="0.004228" calcext:value-type="float">
            <text:p>0.00422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19" calcext:value-type="float">
            <text:p>0.021219</text:p>
          </table:table-cell>
          <table:table-cell office:value-type="float" office:value="0.6" calcext:value-type="float">
            <text:p>0.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62335" calcext:value-type="float">
            <text:p>2.262335</text:p>
          </table:table-cell>
          <table:table-cell office:value-type="float" office:value="1.02" calcext:value-type="float">
            <text:p>1.02</text:p>
          </table:table-cell>
          <table:table-cell office:value-type="float" office:value="1.706895" calcext:value-type="float">
            <text:p>1.706895</text:p>
          </table:table-cell>
          <table:table-cell office:value-type="float" office:value="0.98" calcext:value-type="float">
            <text:p>0.98</text:p>
          </table:table-cell>
          <table:table-cell office:value-type="float" office:value="0.261547" calcext:value-type="float">
            <text:p>0.261547</text:p>
          </table:table-cell>
          <table:table-cell office:value-type="float" office:value="0.32" calcext:value-type="float">
            <text:p>0.32</text:p>
          </table:table-cell>
          <table:table-cell office:value-type="float" office:value="0.609473" calcext:value-type="float">
            <text:p>0.609473</text:p>
          </table:table-cell>
          <table:table-cell office:value-type="float" office:value="0.52" calcext:value-type="float">
            <text:p>0.52</text:p>
          </table:table-cell>
          <table:table-cell office:value-type="float" office:value="0.00916" calcext:value-type="float">
            <text:p>0.00916</text:p>
          </table:table-cell>
          <table:table-cell office:value-type="float" office:value="0.06" calcext:value-type="float">
            <text:p>0.06</text:p>
          </table:table-cell>
          <table:table-cell office:value-type="float" office:value="0.090208" calcext:value-type="float">
            <text:p>0.0902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44.700012" calcext:value-type="float">
            <text:p>344.700012</text:p>
          </table:table-cell>
          <table:table-cell office:value-type="float" office:value="61.470501" calcext:value-type="float">
            <text:p>61.470501</text:p>
          </table:table-cell>
          <table:table-cell office:value-type="string" calcext:value-type="string">
            <text:p>NA</text:p>
          </table:table-cell>
          <table:table-cell office:value-type="float" office:value="6.030046" calcext:value-type="float">
            <text:p>6.030046</text:p>
          </table:table-cell>
          <table:table-cell office:value-type="float" office:value="0.257303" calcext:value-type="float">
            <text:p>0.257303</text:p>
          </table:table-cell>
          <table:table-cell office:value-type="float" office:value="29.528708" calcext:value-type="float">
            <text:p>29.528708</text:p>
          </table:table-cell>
          <table:table-cell office:value-type="float" office:value="0.034475" calcext:value-type="float">
            <text:p>0.034475</text:p>
          </table:table-cell>
          <table:table-cell office:value-type="float" office:value="2.841125" calcext:value-type="float">
            <text:p>2.841125</text:p>
          </table:table-cell>
          <table:table-cell office:value-type="float" office:value="2.625545" calcext:value-type="float">
            <text:p>2.625545</text:p>
          </table:table-cell>
          <table:table-cell office:value-type="float" office:value="3.733213" calcext:value-type="float">
            <text:p>3.733213</text:p>
          </table:table-cell>
          <table:table-cell office:value-type="float" office:value="2.666581" calcext:value-type="float">
            <text:p>2.666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1169" calcext:value-type="float">
            <text:p>3.011169</text:p>
          </table:table-cell>
          <table:table-cell office:value-type="float" office:value="2.676245" calcext:value-type="float">
            <text:p>2.676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404" calcext:value-type="float">
            <text:p>0.061404</text:p>
          </table:table-cell>
          <table:table-cell office:value-type="float" office:value="0.029798" calcext:value-type="float">
            <text:p>0.029798</text:p>
          </table:table-cell>
          <table:table-cell office:value-type="float" office:value="1.102536" calcext:value-type="float">
            <text:p>1.102536</text:p>
          </table:table-cell>
          <table:table-cell office:value-type="float" office:value="1.290109" calcext:value-type="float">
            <text:p>1.290109</text:p>
          </table:table-cell>
          <table:table-cell office:value-type="float" office:value="0.021216" calcext:value-type="float">
            <text:p>0.021216</text:p>
          </table:table-cell>
          <table:table-cell office:value-type="float" office:value="0.0066" calcext:value-type="float">
            <text:p>0.0066</text:p>
          </table:table-cell>
          <table:table-cell office:value-type="float" office:value="1.537761" calcext:value-type="float">
            <text:p>1.537761</text:p>
          </table:table-cell>
          <table:table-cell office:value-type="float" office:value="1.874467" calcext:value-type="float">
            <text:p>1.8744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050794" calcext:value-type="float">
            <text:p>3.050794</text:p>
          </table:table-cell>
          <table:table-cell office:value-type="float" office:value="0.177141" calcext:value-type="float">
            <text:p>0.177141</text:p>
          </table:table-cell>
          <table:table-cell office:value-type="float" office:value="1.732917" calcext:value-type="float">
            <text:p>1.732917</text:p>
          </table:table-cell>
          <table:table-cell office:value-type="float" office:value="1.697153" calcext:value-type="float">
            <text:p>1.697153</text:p>
          </table:table-cell>
          <table:table-cell office:value-type="float" office:value="0.806299" calcext:value-type="float">
            <text:p>0.806299</text:p>
          </table:table-cell>
          <table:table-cell office:value-type="float" office:value="0.055025" calcext:value-type="float">
            <text:p>0.055025</text:p>
          </table:table-cell>
          <table:table-cell office:value-type="float" office:value="4.47011" calcext:value-type="float">
            <text:p>4.47011</text:p>
          </table:table-cell>
          <table:table-cell office:value-type="float" office:value="4.545897" calcext:value-type="float">
            <text:p>4.545897</text:p>
          </table:table-cell>
          <table:table-cell office:value-type="float" office:value="0.123992" calcext:value-type="float">
            <text:p>0.123992</text:p>
          </table:table-cell>
          <table:table-cell office:value-type="float" office:value="0.003356" calcext:value-type="float">
            <text:p>0.003356</text:p>
          </table:table-cell>
          <table:table-cell office:value-type="float" office:value="2.846477" calcext:value-type="float">
            <text:p>2.846477</text:p>
          </table:table-cell>
          <table:table-cell office:value-type="float" office:value="4.729822" calcext:value-type="float">
            <text:p>4.729822</text:p>
          </table:table-cell>
          <table:table-cell office:value-type="float" office:value="29.528708" calcext:value-type="float">
            <text:p>29.528708</text:p>
          </table:table-cell>
          <table:table-cell office:value-type="float" office:value="1.92" calcext:value-type="float">
            <text:p>1.92</text:p>
          </table:table-cell>
          <table:table-cell office:value-type="float" office:value="1.87038" calcext:value-type="float">
            <text:p>1.87038</text:p>
          </table:table-cell>
          <table:table-cell office:value-type="float" office:value="0" calcext:value-type="float">
            <text:p>0</text:p>
          </table:table-cell>
          <table:table-cell office:value-type="float" office:value="1.862833" calcext:value-type="float">
            <text:p>1.862833</text:p>
          </table:table-cell>
          <table:table-cell office:value-type="float" office:value="0" calcext:value-type="float">
            <text:p>0</text:p>
          </table:table-cell>
          <table:table-cell office:value-type="float" office:value="1.846735" calcext:value-type="float">
            <text:p>1.846735</text:p>
          </table:table-cell>
          <table:table-cell office:value-type="float" office:value="0" calcext:value-type="float">
            <text:p>0</text:p>
          </table:table-cell>
          <table:table-cell office:value-type="float" office:value="1.164434" calcext:value-type="float">
            <text:p>1.164434</text:p>
          </table:table-cell>
          <table:table-cell office:value-type="float" office:value="0" calcext:value-type="float">
            <text:p>0</text:p>
          </table:table-cell>
          <table:table-cell office:value-type="float" office:value="0.038962" calcext:value-type="float">
            <text:p>0.038962</text:p>
          </table:table-cell>
          <table:table-cell office:value-type="float" office:value="0.96" calcext:value-type="float">
            <text:p>0.96</text:p>
          </table:table-cell>
          <table:table-cell office:value-type="float" office:value="0.022442" calcext:value-type="float">
            <text:p>0.022442</text:p>
          </table:table-cell>
          <table:table-cell office:value-type="float" office:value="0.58" calcext:value-type="float">
            <text:p>0.58</text:p>
          </table:table-cell>
          <table:table-cell office:value-type="float" office:value="0.003522" calcext:value-type="float">
            <text:p>0.003522</text:p>
          </table:table-cell>
          <table:table-cell office:value-type="float" office:value="0.1" calcext:value-type="float">
            <text:p>0.1</text:p>
          </table:table-cell>
          <table:table-cell office:value-type="float" office:value="0.017694" calcext:value-type="float">
            <text:p>0.017694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835628" calcext:value-type="float">
            <text:p>1.835628</text:p>
          </table:table-cell>
          <table:table-cell office:value-type="float" office:value="0.8" calcext:value-type="float">
            <text:p>0.8</text:p>
          </table:table-cell>
          <table:table-cell office:value-type="float" office:value="1.215166" calcext:value-type="float">
            <text:p>1.215166</text:p>
          </table:table-cell>
          <table:table-cell office:value-type="float" office:value="0.9" calcext:value-type="float">
            <text:p>0.9</text:p>
          </table:table-cell>
          <table:table-cell office:value-type="float" office:value="0.289706" calcext:value-type="float">
            <text:p>0.289706</text:p>
          </table:table-cell>
          <table:table-cell office:value-type="float" office:value="0.34" calcext:value-type="float">
            <text:p>0.34</text:p>
          </table:table-cell>
          <table:table-cell office:value-type="float" office:value="0.516593" calcext:value-type="float">
            <text:p>0.516593</text:p>
          </table:table-cell>
          <table:table-cell office:value-type="float" office:value="0.38" calcext:value-type="float">
            <text:p>0.38</text:p>
          </table:table-cell>
          <table:table-cell office:value-type="float" office:value="0.013387" calcext:value-type="float">
            <text:p>0.013387</text:p>
          </table:table-cell>
          <table:table-cell office:value-type="float" office:value="0.1" calcext:value-type="float">
            <text:p>0.1</text:p>
          </table:table-cell>
          <table:table-cell office:value-type="float" office:value="0.110605" calcext:value-type="float">
            <text:p>0.11060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44.959991" calcext:value-type="float">
            <text:p>344.959991</text:p>
          </table:table-cell>
          <table:table-cell office:value-type="float" office:value="61.946968" calcext:value-type="float">
            <text:p>61.946968</text:p>
          </table:table-cell>
          <table:table-cell office:value-type="string" calcext:value-type="string">
            <text:p>NA</text:p>
          </table:table-cell>
          <table:table-cell office:value-type="float" office:value="5.989996" calcext:value-type="float">
            <text:p>5.989996</text:p>
          </table:table-cell>
          <table:table-cell office:value-type="float" office:value="0.25697" calcext:value-type="float">
            <text:p>0.25697</text:p>
          </table:table-cell>
          <table:table-cell office:value-type="float" office:value="31.360863" calcext:value-type="float">
            <text:p>31.360863</text:p>
          </table:table-cell>
          <table:table-cell office:value-type="float" office:value="0.036614" calcext:value-type="float">
            <text:p>0.036614</text:p>
          </table:table-cell>
          <table:table-cell office:value-type="float" office:value="2.405087" calcext:value-type="float">
            <text:p>2.405087</text:p>
          </table:table-cell>
          <table:table-cell office:value-type="float" office:value="2.193507" calcext:value-type="float">
            <text:p>2.193507</text:p>
          </table:table-cell>
          <table:table-cell office:value-type="float" office:value="3.740535" calcext:value-type="float">
            <text:p>3.740535</text:p>
          </table:table-cell>
          <table:table-cell office:value-type="float" office:value="2.671811" calcext:value-type="float">
            <text:p>2.67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2018" calcext:value-type="float">
            <text:p>3.042018</text:p>
          </table:table-cell>
          <table:table-cell office:value-type="float" office:value="2.696938" calcext:value-type="float">
            <text:p>2.696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975" calcext:value-type="float">
            <text:p>0.060975</text:p>
          </table:table-cell>
          <table:table-cell office:value-type="float" office:value="0.027832" calcext:value-type="float">
            <text:p>0.027832</text:p>
          </table:table-cell>
          <table:table-cell office:value-type="float" office:value="1.597946" calcext:value-type="float">
            <text:p>1.597946</text:p>
          </table:table-cell>
          <table:table-cell office:value-type="float" office:value="2.710174" calcext:value-type="float">
            <text:p>2.710174</text:p>
          </table:table-cell>
          <table:table-cell office:value-type="float" office:value="0.021917" calcext:value-type="float">
            <text:p>0.021917</text:p>
          </table:table-cell>
          <table:table-cell office:value-type="float" office:value="0.006234" calcext:value-type="float">
            <text:p>0.006234</text:p>
          </table:table-cell>
          <table:table-cell office:value-type="float" office:value="2.038598" calcext:value-type="float">
            <text:p>2.038598</text:p>
          </table:table-cell>
          <table:table-cell office:value-type="float" office:value="2.327865" calcext:value-type="float">
            <text:p>2.3278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760063" calcext:value-type="float">
            <text:p>3.760063</text:p>
          </table:table-cell>
          <table:table-cell office:value-type="float" office:value="0.22198" calcext:value-type="float">
            <text:p>0.22198</text:p>
          </table:table-cell>
          <table:table-cell office:value-type="float" office:value="1.763845" calcext:value-type="float">
            <text:p>1.763845</text:p>
          </table:table-cell>
          <table:table-cell office:value-type="float" office:value="1.500776" calcext:value-type="float">
            <text:p>1.500776</text:p>
          </table:table-cell>
          <table:table-cell office:value-type="float" office:value="0.681879" calcext:value-type="float">
            <text:p>0.681879</text:p>
          </table:table-cell>
          <table:table-cell office:value-type="float" office:value="0.049245" calcext:value-type="float">
            <text:p>0.049245</text:p>
          </table:table-cell>
          <table:table-cell office:value-type="float" office:value="4.462478" calcext:value-type="float">
            <text:p>4.462478</text:p>
          </table:table-cell>
          <table:table-cell office:value-type="float" office:value="3.919348" calcext:value-type="float">
            <text:p>3.919348</text:p>
          </table:table-cell>
          <table:table-cell office:value-type="float" office:value="0.152592" calcext:value-type="float">
            <text:p>0.152592</text:p>
          </table:table-cell>
          <table:table-cell office:value-type="float" office:value="0.004047" calcext:value-type="float">
            <text:p>0.004047</text:p>
          </table:table-cell>
          <table:table-cell office:value-type="float" office:value="3.608567" calcext:value-type="float">
            <text:p>3.608567</text:p>
          </table:table-cell>
          <table:table-cell office:value-type="float" office:value="5.398352" calcext:value-type="float">
            <text:p>5.398352</text:p>
          </table:table-cell>
          <table:table-cell office:value-type="float" office:value="31.360863" calcext:value-type="float">
            <text:p>31.360863</text:p>
          </table:table-cell>
          <table:table-cell office:value-type="float" office:value="2.08" calcext:value-type="float">
            <text:p>2.08</text:p>
          </table:table-cell>
          <table:table-cell office:value-type="float" office:value="1.870871" calcext:value-type="float">
            <text:p>1.870871</text:p>
          </table:table-cell>
          <table:table-cell office:value-type="float" office:value="0" calcext:value-type="float">
            <text:p>0</text:p>
          </table:table-cell>
          <table:table-cell office:value-type="float" office:value="1.869663" calcext:value-type="float">
            <text:p>1.869663</text:p>
          </table:table-cell>
          <table:table-cell office:value-type="float" office:value="0" calcext:value-type="float">
            <text:p>0</text:p>
          </table:table-cell>
          <table:table-cell office:value-type="float" office:value="1.880561" calcext:value-type="float">
            <text:p>1.880561</text:p>
          </table:table-cell>
          <table:table-cell office:value-type="float" office:value="0" calcext:value-type="float">
            <text:p>0</text:p>
          </table:table-cell>
          <table:table-cell office:value-type="float" office:value="1.161457" calcext:value-type="float">
            <text:p>1.161457</text:p>
          </table:table-cell>
          <table:table-cell office:value-type="float" office:value="0" calcext:value-type="float">
            <text:p>0</text:p>
          </table:table-cell>
          <table:table-cell office:value-type="float" office:value="0.035794" calcext:value-type="float">
            <text:p>0.035794</text:p>
          </table:table-cell>
          <table:table-cell office:value-type="float" office:value="0.92" calcext:value-type="float">
            <text:p>0.92</text:p>
          </table:table-cell>
          <table:table-cell office:value-type="float" office:value="0.025181" calcext:value-type="float">
            <text:p>0.025181</text:p>
          </table:table-cell>
          <table:table-cell office:value-type="float" office:value="0.64" calcext:value-type="float">
            <text:p>0.64</text:p>
          </table:table-cell>
          <table:table-cell office:value-type="float" office:value="0.005635" calcext:value-type="float">
            <text:p>0.005635</text:p>
          </table:table-cell>
          <table:table-cell office:value-type="float" office:value="0.16" calcext:value-type="float">
            <text:p>0.16</text:p>
          </table:table-cell>
          <table:table-cell office:value-type="float" office:value="0.016282" calcext:value-type="float">
            <text:p>0.016282</text:p>
          </table:table-cell>
          <table:table-cell office:value-type="float" office:value="0.46" calcext:value-type="float">
            <text:p>0.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75345" calcext:value-type="float">
            <text:p>2.175345</text:p>
          </table:table-cell>
          <table:table-cell office:value-type="float" office:value="1.08" calcext:value-type="float">
            <text:p>1.08</text:p>
          </table:table-cell>
          <table:table-cell office:value-type="float" office:value="1.584719" calcext:value-type="float">
            <text:p>1.584719</text:p>
          </table:table-cell>
          <table:table-cell office:value-type="float" office:value="1.14" calcext:value-type="float">
            <text:p>1.14</text:p>
          </table:table-cell>
          <table:table-cell office:value-type="float" office:value="0.18045" calcext:value-type="float">
            <text:p>0.18045</text:p>
          </table:table-cell>
          <table:table-cell office:value-type="float" office:value="0.22" calcext:value-type="float">
            <text:p>0.22</text:p>
          </table:table-cell>
          <table:table-cell office:value-type="float" office:value="0.501429" calcext:value-type="float">
            <text:p>0.501429</text:p>
          </table:table-cell>
          <table:table-cell office:value-type="float" office:value="0.48" calcext:value-type="float">
            <text:p>0.48</text:p>
          </table:table-cell>
          <table:table-cell office:value-type="float" office:value="0.011267" calcext:value-type="float">
            <text:p>0.011267</text:p>
          </table:table-cell>
          <table:table-cell office:value-type="float" office:value="0.08" calcext:value-type="float">
            <text:p>0.08</text:p>
          </table:table-cell>
          <table:table-cell office:value-type="float" office:value="0.141325" calcext:value-type="float">
            <text:p>0.14132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357.100006" calcext:value-type="float">
            <text:p>357.100006</text:p>
          </table:table-cell>
          <table:table-cell office:value-type="float" office:value="73.336029" calcext:value-type="float">
            <text:p>73.336029</text:p>
          </table:table-cell>
          <table:table-cell office:value-type="string" calcext:value-type="string">
            <text:p>NA</text:p>
          </table:table-cell>
          <table:table-cell office:value-type="float" office:value="6.000166" calcext:value-type="float">
            <text:p>6.000166</text:p>
          </table:table-cell>
          <table:table-cell office:value-type="float" office:value="0.263787" calcext:value-type="float">
            <text:p>0.263787</text:p>
          </table:table-cell>
          <table:table-cell office:value-type="float" office:value="31.951824" calcext:value-type="float">
            <text:p>31.951824</text:p>
          </table:table-cell>
          <table:table-cell office:value-type="float" office:value="0.037304" calcext:value-type="float">
            <text:p>0.037304</text:p>
          </table:table-cell>
          <table:table-cell office:value-type="float" office:value="2.680403" calcext:value-type="float">
            <text:p>2.680403</text:p>
          </table:table-cell>
          <table:table-cell office:value-type="float" office:value="2.604416" calcext:value-type="float">
            <text:p>2.604416</text:p>
          </table:table-cell>
          <table:table-cell office:value-type="float" office:value="3.726284" calcext:value-type="float">
            <text:p>3.726284</text:p>
          </table:table-cell>
          <table:table-cell office:value-type="float" office:value="2.661632" calcext:value-type="float">
            <text:p>2.661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2463" calcext:value-type="float">
            <text:p>3.012463</text:p>
          </table:table-cell>
          <table:table-cell office:value-type="float" office:value="2.671332" calcext:value-type="float">
            <text:p>2.671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554" calcext:value-type="float">
            <text:p>0.041554</text:p>
          </table:table-cell>
          <table:table-cell office:value-type="float" office:value="0.020465" calcext:value-type="float">
            <text:p>0.020465</text:p>
          </table:table-cell>
          <table:table-cell office:value-type="float" office:value="1.287389" calcext:value-type="float">
            <text:p>1.287389</text:p>
          </table:table-cell>
          <table:table-cell office:value-type="float" office:value="2.111" calcext:value-type="float">
            <text:p>2.111</text:p>
          </table:table-cell>
          <table:table-cell office:value-type="float" office:value="0.019792" calcext:value-type="float">
            <text:p>0.019792</text:p>
          </table:table-cell>
          <table:table-cell office:value-type="float" office:value="0.005258" calcext:value-type="float">
            <text:p>0.005258</text:p>
          </table:table-cell>
          <table:table-cell office:value-type="float" office:value="1.855169" calcext:value-type="float">
            <text:p>1.855169</text:p>
          </table:table-cell>
          <table:table-cell office:value-type="float" office:value="1.976005" calcext:value-type="float">
            <text:p>1.9760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102518" calcext:value-type="float">
            <text:p>4.102518</text:p>
          </table:table-cell>
          <table:table-cell office:value-type="float" office:value="0.240535" calcext:value-type="float">
            <text:p>0.240535</text:p>
          </table:table-cell>
          <table:table-cell office:value-type="float" office:value="1.74835" calcext:value-type="float">
            <text:p>1.74835</text:p>
          </table:table-cell>
          <table:table-cell office:value-type="float" office:value="1.345393" calcext:value-type="float">
            <text:p>1.345393</text:p>
          </table:table-cell>
          <table:table-cell office:value-type="float" office:value="0.85247" calcext:value-type="float">
            <text:p>0.85247</text:p>
          </table:table-cell>
          <table:table-cell office:value-type="float" office:value="0.057207" calcext:value-type="float">
            <text:p>0.057207</text:p>
          </table:table-cell>
          <table:table-cell office:value-type="float" office:value="3.49202" calcext:value-type="float">
            <text:p>3.49202</text:p>
          </table:table-cell>
          <table:table-cell office:value-type="float" office:value="3.392775" calcext:value-type="float">
            <text:p>3.392775</text:p>
          </table:table-cell>
          <table:table-cell office:value-type="float" office:value="0.145996" calcext:value-type="float">
            <text:p>0.145996</text:p>
          </table:table-cell>
          <table:table-cell office:value-type="float" office:value="0.003947" calcext:value-type="float">
            <text:p>0.003947</text:p>
          </table:table-cell>
          <table:table-cell office:value-type="float" office:value="3.3261" calcext:value-type="float">
            <text:p>3.3261</text:p>
          </table:table-cell>
          <table:table-cell office:value-type="float" office:value="6.162821" calcext:value-type="float">
            <text:p>6.162821</text:p>
          </table:table-cell>
          <table:table-cell office:value-type="float" office:value="31.951824" calcext:value-type="float">
            <text:p>31.951824</text:p>
          </table:table-cell>
          <table:table-cell office:value-type="float" office:value="2.12" calcext:value-type="float">
            <text:p>2.12</text:p>
          </table:table-cell>
          <table:table-cell office:value-type="float" office:value="1.858197" calcext:value-type="float">
            <text:p>1.858197</text:p>
          </table:table-cell>
          <table:table-cell office:value-type="float" office:value="0" calcext:value-type="float">
            <text:p>0</text:p>
          </table:table-cell>
          <table:table-cell office:value-type="float" office:value="1.868087" calcext:value-type="float">
            <text:p>1.868087</text:p>
          </table:table-cell>
          <table:table-cell office:value-type="float" office:value="0" calcext:value-type="float">
            <text:p>0</text:p>
          </table:table-cell>
          <table:table-cell office:value-type="float" office:value="1.860968" calcext:value-type="float">
            <text:p>1.860968</text:p>
          </table:table-cell>
          <table:table-cell office:value-type="float" office:value="0" calcext:value-type="float">
            <text:p>0</text:p>
          </table:table-cell>
          <table:table-cell office:value-type="float" office:value="1.151495" calcext:value-type="float">
            <text:p>1.151495</text:p>
          </table:table-cell>
          <table:table-cell office:value-type="float" office:value="0" calcext:value-type="float">
            <text:p>0</text:p>
          </table:table-cell>
          <table:table-cell office:value-type="float" office:value="0.02686" calcext:value-type="float">
            <text:p>0.02686</text:p>
          </table:table-cell>
          <table:table-cell office:value-type="float" office:value="0.72" calcext:value-type="float">
            <text:p>0.72</text:p>
          </table:table-cell>
          <table:table-cell office:value-type="float" office:value="0.014695" calcext:value-type="float">
            <text:p>0.014695</text:p>
          </table:table-cell>
          <table:table-cell office:value-type="float" office:value="0.36" calcext:value-type="float">
            <text:p>0.36</text:p>
          </table:table-cell>
          <table:table-cell office:value-type="float" office:value="0.006357" calcext:value-type="float">
            <text:p>0.006357</text:p>
          </table:table-cell>
          <table:table-cell office:value-type="float" office:value="0.18" calcext:value-type="float">
            <text:p>0.18</text:p>
          </table:table-cell>
          <table:table-cell office:value-type="float" office:value="0.013436" calcext:value-type="float">
            <text:p>0.013436</text:p>
          </table:table-cell>
          <table:table-cell office:value-type="float" office:value="0.38" calcext:value-type="float">
            <text:p>0.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13035" calcext:value-type="float">
            <text:p>2.413035</text:p>
          </table:table-cell>
          <table:table-cell office:value-type="float" office:value="1.26" calcext:value-type="float">
            <text:p>1.26</text:p>
          </table:table-cell>
          <table:table-cell office:value-type="float" office:value="1.689483" calcext:value-type="float">
            <text:p>1.689483</text:p>
          </table:table-cell>
          <table:table-cell office:value-type="float" office:value="1.12" calcext:value-type="float">
            <text:p>1.12</text:p>
          </table:table-cell>
          <table:table-cell office:value-type="float" office:value="0.329356" calcext:value-type="float">
            <text:p>0.329356</text:p>
          </table:table-cell>
          <table:table-cell office:value-type="float" office:value="0.36" calcext:value-type="float">
            <text:p>0.36</text:p>
          </table:table-cell>
          <table:table-cell office:value-type="float" office:value="0.523114" calcext:value-type="float">
            <text:p>0.523114</text:p>
          </table:table-cell>
          <table:table-cell office:value-type="float" office:value="0.44" calcext:value-type="float">
            <text:p>0.44</text:p>
          </table:table-cell>
          <table:table-cell office:value-type="float" office:value="0.015507" calcext:value-type="float">
            <text:p>0.015507</text:p>
          </table:table-cell>
          <table:table-cell office:value-type="float" office:value="0.12" calcext:value-type="float">
            <text:p>0.12</text:p>
          </table:table-cell>
          <table:table-cell office:value-type="float" office:value="0.130489" calcext:value-type="float">
            <text:p>0.130489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53.799988" calcext:value-type="float">
            <text:p>353.799988</text:p>
          </table:table-cell>
          <table:table-cell office:value-type="float" office:value="70.406982" calcext:value-type="float">
            <text:p>70.406982</text:p>
          </table:table-cell>
          <table:table-cell office:value-type="string" calcext:value-type="string">
            <text:p>NA</text:p>
          </table:table-cell>
          <table:table-cell office:value-type="float" office:value="5.938406" calcext:value-type="float">
            <text:p>5.938406</text:p>
          </table:table-cell>
          <table:table-cell office:value-type="float" office:value="0.281425" calcext:value-type="float">
            <text:p>0.281425</text:p>
          </table:table-cell>
          <table:table-cell office:value-type="float" office:value="32.179775" calcext:value-type="float">
            <text:p>32.179775</text:p>
          </table:table-cell>
          <table:table-cell office:value-type="float" office:value="0.03757" calcext:value-type="float">
            <text:p>0.03757</text:p>
          </table:table-cell>
          <table:table-cell office:value-type="float" office:value="2.540492" calcext:value-type="float">
            <text:p>2.540492</text:p>
          </table:table-cell>
          <table:table-cell office:value-type="float" office:value="1.743911" calcext:value-type="float">
            <text:p>1.743911</text:p>
          </table:table-cell>
          <table:table-cell office:value-type="float" office:value="3.70153" calcext:value-type="float">
            <text:p>3.70153</text:p>
          </table:table-cell>
          <table:table-cell office:value-type="float" office:value="2.64395" calcext:value-type="float">
            <text:p>2.64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50781" calcext:value-type="float">
            <text:p>3.050781</text:p>
          </table:table-cell>
          <table:table-cell office:value-type="float" office:value="2.703918" calcext:value-type="float">
            <text:p>2.703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121" calcext:value-type="float">
            <text:p>0.044121</text:p>
          </table:table-cell>
          <table:table-cell office:value-type="float" office:value="0.025219" calcext:value-type="float">
            <text:p>0.025219</text:p>
          </table:table-cell>
          <table:table-cell office:value-type="float" office:value="1.220886" calcext:value-type="float">
            <text:p>1.220886</text:p>
          </table:table-cell>
          <table:table-cell office:value-type="float" office:value="2.35465" calcext:value-type="float">
            <text:p>2.35465</text:p>
          </table:table-cell>
          <table:table-cell office:value-type="float" office:value="0.02327" calcext:value-type="float">
            <text:p>0.02327</text:p>
          </table:table-cell>
          <table:table-cell office:value-type="float" office:value="0.007542" calcext:value-type="float">
            <text:p>0.007542</text:p>
          </table:table-cell>
          <table:table-cell office:value-type="float" office:value="2.019208" calcext:value-type="float">
            <text:p>2.019208</text:p>
          </table:table-cell>
          <table:table-cell office:value-type="float" office:value="2.402806" calcext:value-type="float">
            <text:p>2.4028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435411" calcext:value-type="float">
            <text:p>4.435411</text:p>
          </table:table-cell>
          <table:table-cell office:value-type="float" office:value="0.257348" calcext:value-type="float">
            <text:p>0.257348</text:p>
          </table:table-cell>
          <table:table-cell office:value-type="float" office:value="1.853952" calcext:value-type="float">
            <text:p>1.853952</text:p>
          </table:table-cell>
          <table:table-cell office:value-type="float" office:value="1.665643" calcext:value-type="float">
            <text:p>1.665643</text:p>
          </table:table-cell>
          <table:table-cell office:value-type="float" office:value="0.838968" calcext:value-type="float">
            <text:p>0.838968</text:p>
          </table:table-cell>
          <table:table-cell office:value-type="float" office:value="0.059382" calcext:value-type="float">
            <text:p>0.059382</text:p>
          </table:table-cell>
          <table:table-cell office:value-type="float" office:value="4.154147" calcext:value-type="float">
            <text:p>4.154147</text:p>
          </table:table-cell>
          <table:table-cell office:value-type="float" office:value="4.44304" calcext:value-type="float">
            <text:p>4.44304</text:p>
          </table:table-cell>
          <table:table-cell office:value-type="float" office:value="0.153547" calcext:value-type="float">
            <text:p>0.153547</text:p>
          </table:table-cell>
          <table:table-cell office:value-type="float" office:value="0.004138" calcext:value-type="float">
            <text:p>0.004138</text:p>
          </table:table-cell>
          <table:table-cell office:value-type="float" office:value="3.977626" calcext:value-type="float">
            <text:p>3.977626</text:p>
          </table:table-cell>
          <table:table-cell office:value-type="float" office:value="4.532843" calcext:value-type="float">
            <text:p>4.532843</text:p>
          </table:table-cell>
          <table:table-cell office:value-type="float" office:value="32.179775" calcext:value-type="float">
            <text:p>32.179775</text:p>
          </table:table-cell>
          <table:table-cell office:value-type="float" office:value="2.04" calcext:value-type="float">
            <text:p>2.04</text:p>
          </table:table-cell>
          <table:table-cell office:value-type="float" office:value="1.868968" calcext:value-type="float">
            <text:p>1.868968</text:p>
          </table:table-cell>
          <table:table-cell office:value-type="float" office:value="0" calcext:value-type="float">
            <text:p>0</text:p>
          </table:table-cell>
          <table:table-cell office:value-type="float" office:value="1.832561" calcext:value-type="float">
            <text:p>1.832561</text:p>
          </table:table-cell>
          <table:table-cell office:value-type="float" office:value="0" calcext:value-type="float">
            <text:p>0</text:p>
          </table:table-cell>
          <table:table-cell office:value-type="float" office:value="1.887725" calcext:value-type="float">
            <text:p>1.887725</text:p>
          </table:table-cell>
          <table:table-cell office:value-type="float" office:value="0" calcext:value-type="float">
            <text:p>0</text:p>
          </table:table-cell>
          <table:table-cell office:value-type="float" office:value="1.163056" calcext:value-type="float">
            <text:p>1.163056</text:p>
          </table:table-cell>
          <table:table-cell office:value-type="float" office:value="0" calcext:value-type="float">
            <text:p>0</text:p>
          </table:table-cell>
          <table:table-cell office:value-type="float" office:value="0.034266" calcext:value-type="float">
            <text:p>0.034266</text:p>
          </table:table-cell>
          <table:table-cell office:value-type="float" office:value="0.96" calcext:value-type="float">
            <text:p>0.96</text:p>
          </table:table-cell>
          <table:table-cell office:value-type="float" office:value="0.009855" calcext:value-type="float">
            <text:p>0.009855</text:p>
          </table:table-cell>
          <table:table-cell office:value-type="float" office:value="0.26" calcext:value-type="float">
            <text:p>0.26</text:p>
          </table:table-cell>
          <table:table-cell office:value-type="float" office:value="0.002828" calcext:value-type="float">
            <text:p>0.002828</text:p>
          </table:table-cell>
          <table:table-cell office:value-type="float" office:value="0.08" calcext:value-type="float">
            <text:p>0.08</text:p>
          </table:table-cell>
          <table:table-cell office:value-type="float" office:value="0.020441" calcext:value-type="float">
            <text:p>0.020441</text:p>
          </table:table-cell>
          <table:table-cell office:value-type="float" office:value="0.58" calcext:value-type="float">
            <text:p>0.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673243" calcext:value-type="float">
            <text:p>2.673243</text:p>
          </table:table-cell>
          <table:table-cell office:value-type="float" office:value="1.48" calcext:value-type="float">
            <text:p>1.48</text:p>
          </table:table-cell>
          <table:table-cell office:value-type="float" office:value="1.762167" calcext:value-type="float">
            <text:p>1.762167</text:p>
          </table:table-cell>
          <table:table-cell office:value-type="float" office:value="1.14" calcext:value-type="float">
            <text:p>1.14</text:p>
          </table:table-cell>
          <table:table-cell office:value-type="float" office:value="0.250788" calcext:value-type="float">
            <text:p>0.250788</text:p>
          </table:table-cell>
          <table:table-cell office:value-type="float" office:value="0.24" calcext:value-type="float">
            <text:p>0.24</text:p>
          </table:table-cell>
          <table:table-cell office:value-type="float" office:value="0.58818" calcext:value-type="float">
            <text:p>0.58818</text:p>
          </table:table-cell>
          <table:table-cell office:value-type="float" office:value="0.56" calcext:value-type="float">
            <text:p>0.56</text:p>
          </table:table-cell>
          <table:table-cell office:value-type="float" office:value="0.015507" calcext:value-type="float">
            <text:p>0.015507</text:p>
          </table:table-cell>
          <table:table-cell office:value-type="float" office:value="0.12" calcext:value-type="float">
            <text:p>0.12</text:p>
          </table:table-cell>
          <table:table-cell office:value-type="float" office:value="0.13804" calcext:value-type="float">
            <text:p>0.13804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65.899994" calcext:value-type="float">
            <text:p>365.899994</text:p>
          </table:table-cell>
          <table:table-cell office:value-type="float" office:value="64.941498" calcext:value-type="float">
            <text:p>64.941498</text:p>
          </table:table-cell>
          <table:table-cell office:value-type="string" calcext:value-type="string">
            <text:p>NA</text:p>
          </table:table-cell>
          <table:table-cell office:value-type="float" office:value="5.997447" calcext:value-type="float">
            <text:p>5.997447</text:p>
          </table:table-cell>
          <table:table-cell office:value-type="float" office:value="0.269058" calcext:value-type="float">
            <text:p>0.269058</text:p>
          </table:table-cell>
          <table:table-cell office:value-type="float" office:value="37.444118" calcext:value-type="float">
            <text:p>37.444118</text:p>
          </table:table-cell>
          <table:table-cell office:value-type="float" office:value="0.043717" calcext:value-type="float">
            <text:p>0.043717</text:p>
          </table:table-cell>
          <table:table-cell office:value-type="float" office:value="2.224818" calcext:value-type="float">
            <text:p>2.224818</text:p>
          </table:table-cell>
          <table:table-cell office:value-type="float" office:value="1.460127" calcext:value-type="float">
            <text:p>1.460127</text:p>
          </table:table-cell>
          <table:table-cell office:value-type="float" office:value="3.731517" calcext:value-type="float">
            <text:p>3.731517</text:p>
          </table:table-cell>
          <table:table-cell office:value-type="float" office:value="2.665369" calcext:value-type="float">
            <text:p>2.665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53243" calcext:value-type="float">
            <text:p>3.053243</text:p>
          </table:table-cell>
          <table:table-cell office:value-type="float" office:value="2.705213" calcext:value-type="float">
            <text:p>2.705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2203" calcext:value-type="float">
            <text:p>0.032203</text:p>
          </table:table-cell>
          <table:table-cell office:value-type="float" office:value="0.015069" calcext:value-type="float">
            <text:p>0.015069</text:p>
          </table:table-cell>
          <table:table-cell office:value-type="float" office:value="1.018191" calcext:value-type="float">
            <text:p>1.018191</text:p>
          </table:table-cell>
          <table:table-cell office:value-type="float" office:value="2.64723" calcext:value-type="float">
            <text:p>2.64723</text:p>
          </table:table-cell>
          <table:table-cell office:value-type="float" office:value="0.032463" calcext:value-type="float">
            <text:p>0.032463</text:p>
          </table:table-cell>
          <table:table-cell office:value-type="float" office:value="0.009407" calcext:value-type="float">
            <text:p>0.009407</text:p>
          </table:table-cell>
          <table:table-cell office:value-type="float" office:value="1.893314" calcext:value-type="float">
            <text:p>1.893314</text:p>
          </table:table-cell>
          <table:table-cell office:value-type="float" office:value="2.331058" calcext:value-type="float">
            <text:p>2.3310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827314" calcext:value-type="float">
            <text:p>4.827314</text:p>
          </table:table-cell>
          <table:table-cell office:value-type="float" office:value="0.277135" calcext:value-type="float">
            <text:p>0.277135</text:p>
          </table:table-cell>
          <table:table-cell office:value-type="float" office:value="1.62377" calcext:value-type="float">
            <text:p>1.62377</text:p>
          </table:table-cell>
          <table:table-cell office:value-type="float" office:value="1.361822" calcext:value-type="float">
            <text:p>1.361822</text:p>
          </table:table-cell>
          <table:table-cell office:value-type="float" office:value="0.67778" calcext:value-type="float">
            <text:p>0.67778</text:p>
          </table:table-cell>
          <table:table-cell office:value-type="float" office:value="0.049709" calcext:value-type="float">
            <text:p>0.049709</text:p>
          </table:table-cell>
          <table:table-cell office:value-type="float" office:value="2.784405" calcext:value-type="float">
            <text:p>2.784405</text:p>
          </table:table-cell>
          <table:table-cell office:value-type="float" office:value="3.224182" calcext:value-type="float">
            <text:p>3.224182</text:p>
          </table:table-cell>
          <table:table-cell office:value-type="float" office:value="0.179708" calcext:value-type="float">
            <text:p>0.179708</text:p>
          </table:table-cell>
          <table:table-cell office:value-type="float" office:value="0.004589" calcext:value-type="float">
            <text:p>0.004589</text:p>
          </table:table-cell>
          <table:table-cell office:value-type="float" office:value="3.954913" calcext:value-type="float">
            <text:p>3.954913</text:p>
          </table:table-cell>
          <table:table-cell office:value-type="float" office:value="4.353203" calcext:value-type="float">
            <text:p>4.353203</text:p>
          </table:table-cell>
          <table:table-cell office:value-type="float" office:value="37.444118" calcext:value-type="float">
            <text:p>37.444118</text:p>
          </table:table-cell>
          <table:table-cell office:value-type="float" office:value="2.18" calcext:value-type="float">
            <text:p>2.18</text:p>
          </table:table-cell>
          <table:table-cell office:value-type="float" office:value="1.873035" calcext:value-type="float">
            <text:p>1.873035</text:p>
          </table:table-cell>
          <table:table-cell office:value-type="float" office:value="0" calcext:value-type="float">
            <text:p>0</text:p>
          </table:table-cell>
          <table:table-cell office:value-type="float" office:value="1.858482" calcext:value-type="float">
            <text:p>1.858482</text:p>
          </table:table-cell>
          <table:table-cell office:value-type="float" office:value="0" calcext:value-type="float">
            <text:p>0</text:p>
          </table:table-cell>
          <table:table-cell office:value-type="float" office:value="1.891215" calcext:value-type="float">
            <text:p>1.891215</text:p>
          </table:table-cell>
          <table:table-cell office:value-type="float" office:value="0" calcext:value-type="float">
            <text:p>0</text:p>
          </table:table-cell>
          <table:table-cell office:value-type="float" office:value="1.162028" calcext:value-type="float">
            <text:p>1.162028</text:p>
          </table:table-cell>
          <table:table-cell office:value-type="float" office:value="0" calcext:value-type="float">
            <text:p>0</text:p>
          </table:table-cell>
          <table:table-cell office:value-type="float" office:value="0.019514" calcext:value-type="float">
            <text:p>0.019514</text:p>
          </table:table-cell>
          <table:table-cell office:value-type="float" office:value="0.54" calcext:value-type="float">
            <text:p>0.54</text:p>
          </table:table-cell>
          <table:table-cell office:value-type="float" office:value="0.012689" calcext:value-type="float">
            <text:p>0.012689</text:p>
          </table:table-cell>
          <table:table-cell office:value-type="float" office:value="0.34" calcext:value-type="float">
            <text:p>0.34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22" calcext:value-type="float">
            <text:p>0.22</text:p>
          </table:table-cell>
          <table:table-cell office:value-type="float" office:value="0.024712" calcext:value-type="float">
            <text:p>0.024712</text:p>
          </table:table-cell>
          <table:table-cell office:value-type="float" office:value="0.7" calcext:value-type="float">
            <text:p>0.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79731" calcext:value-type="float">
            <text:p>2.979731</text:p>
          </table:table-cell>
          <table:table-cell office:value-type="float" office:value="1.46" calcext:value-type="float">
            <text:p>1.46</text:p>
          </table:table-cell>
          <table:table-cell office:value-type="float" office:value="1.847583" calcext:value-type="float">
            <text:p>1.847583</text:p>
          </table:table-cell>
          <table:table-cell office:value-type="float" office:value="1.2" calcext:value-type="float">
            <text:p>1.2</text:p>
          </table:table-cell>
          <table:table-cell office:value-type="float" office:value="0.161262" calcext:value-type="float">
            <text:p>0.161262</text:p>
          </table:table-cell>
          <table:table-cell office:value-type="float" office:value="0.18" calcext:value-type="float">
            <text:p>0.18</text:p>
          </table:table-cell>
          <table:table-cell office:value-type="float" office:value="0.516518" calcext:value-type="float">
            <text:p>0.516518</text:p>
          </table:table-cell>
          <table:table-cell office:value-type="float" office:value="0.46" calcext:value-type="float">
            <text:p>0.46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2" calcext:value-type="float">
            <text:p>0.02</text:p>
          </table:table-cell>
          <table:table-cell office:value-type="float" office:value="0.177588" calcext:value-type="float">
            <text:p>0.177588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51.179993" calcext:value-type="float">
            <text:p>351.179993</text:p>
          </table:table-cell>
          <table:table-cell office:value-type="float" office:value="59.195175" calcext:value-type="float">
            <text:p>59.195175</text:p>
          </table:table-cell>
          <table:table-cell office:value-type="string" calcext:value-type="string">
            <text:p>NA</text:p>
          </table:table-cell>
          <table:table-cell office:value-type="float" office:value="6.041567" calcext:value-type="float">
            <text:p>6.041567</text:p>
          </table:table-cell>
          <table:table-cell office:value-type="float" office:value="0.237456" calcext:value-type="float">
            <text:p>0.237456</text:p>
          </table:table-cell>
          <table:table-cell office:value-type="float" office:value="39.751213" calcext:value-type="float">
            <text:p>39.751213</text:p>
          </table:table-cell>
          <table:table-cell office:value-type="float" office:value="0.04641" calcext:value-type="float">
            <text:p>0.04641</text:p>
          </table:table-cell>
          <table:table-cell office:value-type="float" office:value="2.53407" calcext:value-type="float">
            <text:p>2.53407</text:p>
          </table:table-cell>
          <table:table-cell office:value-type="float" office:value="1.496357" calcext:value-type="float">
            <text:p>1.496357</text:p>
          </table:table-cell>
          <table:table-cell office:value-type="float" office:value="3.744335" calcext:value-type="float">
            <text:p>3.744335</text:p>
          </table:table-cell>
          <table:table-cell office:value-type="float" office:value="2.674525" calcext:value-type="float">
            <text:p>2.674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6237" calcext:value-type="float">
            <text:p>3.046237</text:p>
          </table:table-cell>
          <table:table-cell office:value-type="float" office:value="2.69091" calcext:value-type="float">
            <text:p>2.69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3985" calcext:value-type="float">
            <text:p>0.063985</text:p>
          </table:table-cell>
          <table:table-cell office:value-type="float" office:value="0.030838" calcext:value-type="float">
            <text:p>0.030838</text:p>
          </table:table-cell>
          <table:table-cell office:value-type="float" office:value="0.934148" calcext:value-type="float">
            <text:p>0.934148</text:p>
          </table:table-cell>
          <table:table-cell office:value-type="float" office:value="1.317825" calcext:value-type="float">
            <text:p>1.317825</text:p>
          </table:table-cell>
          <table:table-cell office:value-type="float" office:value="0.032509" calcext:value-type="float">
            <text:p>0.032509</text:p>
          </table:table-cell>
          <table:table-cell office:value-type="float" office:value="0.009629" calcext:value-type="float">
            <text:p>0.009629</text:p>
          </table:table-cell>
          <table:table-cell office:value-type="float" office:value="1.935101" calcext:value-type="float">
            <text:p>1.935101</text:p>
          </table:table-cell>
          <table:table-cell office:value-type="float" office:value="1.848717" calcext:value-type="float">
            <text:p>1.8487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825648" calcext:value-type="float">
            <text:p>4.825648</text:p>
          </table:table-cell>
          <table:table-cell office:value-type="float" office:value="0.282372" calcext:value-type="float">
            <text:p>0.282372</text:p>
          </table:table-cell>
          <table:table-cell office:value-type="float" office:value="1.757601" calcext:value-type="float">
            <text:p>1.757601</text:p>
          </table:table-cell>
          <table:table-cell office:value-type="float" office:value="1.519622" calcext:value-type="float">
            <text:p>1.519622</text:p>
          </table:table-cell>
          <table:table-cell office:value-type="float" office:value="0.518746" calcext:value-type="float">
            <text:p>0.518746</text:p>
          </table:table-cell>
          <table:table-cell office:value-type="float" office:value="0.037909" calcext:value-type="float">
            <text:p>0.037909</text:p>
          </table:table-cell>
          <table:table-cell office:value-type="float" office:value="3.442385" calcext:value-type="float">
            <text:p>3.442385</text:p>
          </table:table-cell>
          <table:table-cell office:value-type="float" office:value="3.513804" calcext:value-type="float">
            <text:p>3.513804</text:p>
          </table:table-cell>
          <table:table-cell office:value-type="float" office:value="0.114191" calcext:value-type="float">
            <text:p>0.114191</text:p>
          </table:table-cell>
          <table:table-cell office:value-type="float" office:value="0.002962" calcext:value-type="float">
            <text:p>0.002962</text:p>
          </table:table-cell>
          <table:table-cell office:value-type="float" office:value="3.22784" calcext:value-type="float">
            <text:p>3.22784</text:p>
          </table:table-cell>
          <table:table-cell office:value-type="float" office:value="4.202366" calcext:value-type="float">
            <text:p>4.202366</text:p>
          </table:table-cell>
          <table:table-cell office:value-type="float" office:value="39.751213" calcext:value-type="float">
            <text:p>39.751213</text:p>
          </table:table-cell>
          <table:table-cell office:value-type="float" office:value="1.96" calcext:value-type="float">
            <text:p>1.96</text:p>
          </table:table-cell>
          <table:table-cell office:value-type="float" office:value="1.882049" calcext:value-type="float">
            <text:p>1.882049</text:p>
          </table:table-cell>
          <table:table-cell office:value-type="float" office:value="0" calcext:value-type="float">
            <text:p>0</text:p>
          </table:table-cell>
          <table:table-cell office:value-type="float" office:value="1.862285" calcext:value-type="float">
            <text:p>1.862285</text:p>
          </table:table-cell>
          <table:table-cell office:value-type="float" office:value="0" calcext:value-type="float">
            <text:p>0</text:p>
          </table:table-cell>
          <table:table-cell office:value-type="float" office:value="1.904816" calcext:value-type="float">
            <text:p>1.904816</text:p>
          </table:table-cell>
          <table:table-cell office:value-type="float" office:value="0" calcext:value-type="float">
            <text:p>0</text:p>
          </table:table-cell>
          <table:table-cell office:value-type="float" office:value="1.14142" calcext:value-type="float">
            <text:p>1.14142</text:p>
          </table:table-cell>
          <table:table-cell office:value-type="float" office:value="0" calcext:value-type="float">
            <text:p>0</text:p>
          </table:table-cell>
          <table:table-cell office:value-type="float" office:value="0.040249" calcext:value-type="float">
            <text:p>0.040249</text:p>
          </table:table-cell>
          <table:table-cell office:value-type="float" office:value="1.08" calcext:value-type="float">
            <text:p>1.08</text:p>
          </table:table-cell>
          <table:table-cell office:value-type="float" office:value="0.023736" calcext:value-type="float">
            <text:p>0.023736</text:p>
          </table:table-cell>
          <table:table-cell office:value-type="float" office:value="0.58" calcext:value-type="float">
            <text:p>0.58</text:p>
          </table:table-cell>
          <table:table-cell office:value-type="float" office:value="0.00705" calcext:value-type="float">
            <text:p>0.00705</text:p>
          </table:table-cell>
          <table:table-cell office:value-type="float" office:value="0.2" calcext:value-type="float">
            <text:p>0.2</text:p>
          </table:table-cell>
          <table:table-cell office:value-type="float" office:value="0.025459" calcext:value-type="float">
            <text:p>0.025459</text:p>
          </table:table-cell>
          <table:table-cell office:value-type="float" office:value="0.72" calcext:value-type="float">
            <text:p>0.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851729" calcext:value-type="float">
            <text:p>2.851729</text:p>
          </table:table-cell>
          <table:table-cell office:value-type="float" office:value="1.5" calcext:value-type="float">
            <text:p>1.5</text:p>
          </table:table-cell>
          <table:table-cell office:value-type="float" office:value="1.973918" calcext:value-type="float">
            <text:p>1.973918</text:p>
          </table:table-cell>
          <table:table-cell office:value-type="float" office:value="1.36" calcext:value-type="float">
            <text:p>1.36</text:p>
          </table:table-cell>
          <table:table-cell office:value-type="float" office:value="0.126675" calcext:value-type="float">
            <text:p>0.126675</text:p>
          </table:table-cell>
          <table:table-cell office:value-type="float" office:value="0.08" calcext:value-type="float">
            <text:p>0.08</text:p>
          </table:table-cell>
          <table:table-cell office:value-type="float" office:value="0.392071" calcext:value-type="float">
            <text:p>0.392071</text:p>
          </table:table-cell>
          <table:table-cell office:value-type="float" office:value="0.34" calcext:value-type="float">
            <text:p>0.34</text:p>
          </table:table-cell>
          <table:table-cell office:value-type="float" office:value="0.004253" calcext:value-type="float">
            <text:p>0.004253</text:p>
          </table:table-cell>
          <table:table-cell office:value-type="float" office:value="0.04" calcext:value-type="float">
            <text:p>0.04</text:p>
          </table:table-cell>
          <table:table-cell office:value-type="float" office:value="0.109938" calcext:value-type="float">
            <text:p>0.10993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357.100006" calcext:value-type="float">
            <text:p>357.100006</text:p>
          </table:table-cell>
          <table:table-cell office:value-type="float" office:value="75.157318" calcext:value-type="float">
            <text:p>75.157318</text:p>
          </table:table-cell>
          <table:table-cell office:value-type="string" calcext:value-type="string">
            <text:p>NA</text:p>
          </table:table-cell>
          <table:table-cell office:value-type="float" office:value="6.02376" calcext:value-type="float">
            <text:p>6.02376</text:p>
          </table:table-cell>
          <table:table-cell office:value-type="float" office:value="0.250359" calcext:value-type="float">
            <text:p>0.250359</text:p>
          </table:table-cell>
          <table:table-cell office:value-type="float" office:value="36.04636" calcext:value-type="float">
            <text:p>36.04636</text:p>
          </table:table-cell>
          <table:table-cell office:value-type="float" office:value="0.042085" calcext:value-type="float">
            <text:p>0.042085</text:p>
          </table:table-cell>
          <table:table-cell office:value-type="float" office:value="2.908532" calcext:value-type="float">
            <text:p>2.908532</text:p>
          </table:table-cell>
          <table:table-cell office:value-type="float" office:value="2.307913" calcext:value-type="float">
            <text:p>2.307913</text:p>
          </table:table-cell>
          <table:table-cell office:value-type="float" office:value="3.74962" calcext:value-type="float">
            <text:p>3.74962</text:p>
          </table:table-cell>
          <table:table-cell office:value-type="float" office:value="2.6783" calcext:value-type="float">
            <text:p>2.6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8329" calcext:value-type="float">
            <text:p>2.988329</text:p>
          </table:table-cell>
          <table:table-cell office:value-type="float" office:value="2.644439" calcext:value-type="float">
            <text:p>2.644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178" calcext:value-type="float">
            <text:p>0.073178</text:p>
          </table:table-cell>
          <table:table-cell office:value-type="float" office:value="0.029627" calcext:value-type="float">
            <text:p>0.029627</text:p>
          </table:table-cell>
          <table:table-cell office:value-type="float" office:value="1.027085" calcext:value-type="float">
            <text:p>1.027085</text:p>
          </table:table-cell>
          <table:table-cell office:value-type="float" office:value="1.298953" calcext:value-type="float">
            <text:p>1.298953</text:p>
          </table:table-cell>
          <table:table-cell office:value-type="float" office:value="0.025481" calcext:value-type="float">
            <text:p>0.025481</text:p>
          </table:table-cell>
          <table:table-cell office:value-type="float" office:value="0.008545" calcext:value-type="float">
            <text:p>0.008545</text:p>
          </table:table-cell>
          <table:table-cell office:value-type="float" office:value="1.638925" calcext:value-type="float">
            <text:p>1.638925</text:p>
          </table:table-cell>
          <table:table-cell office:value-type="float" office:value="1.749146" calcext:value-type="float">
            <text:p>1.7491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769443" calcext:value-type="float">
            <text:p>5.769443</text:p>
          </table:table-cell>
          <table:table-cell office:value-type="float" office:value="0.334059" calcext:value-type="float">
            <text:p>0.334059</text:p>
          </table:table-cell>
          <table:table-cell office:value-type="float" office:value="1.780853" calcext:value-type="float">
            <text:p>1.780853</text:p>
          </table:table-cell>
          <table:table-cell office:value-type="float" office:value="1.393866" calcext:value-type="float">
            <text:p>1.393866</text:p>
          </table:table-cell>
          <table:table-cell office:value-type="float" office:value="0.794339" calcext:value-type="float">
            <text:p>0.794339</text:p>
          </table:table-cell>
          <table:table-cell office:value-type="float" office:value="0.060113" calcext:value-type="float">
            <text:p>0.060113</text:p>
          </table:table-cell>
          <table:table-cell office:value-type="float" office:value="3.20761" calcext:value-type="float">
            <text:p>3.20761</text:p>
          </table:table-cell>
          <table:table-cell office:value-type="float" office:value="2.75717" calcext:value-type="float">
            <text:p>2.75717</text:p>
          </table:table-cell>
          <table:table-cell office:value-type="float" office:value="0.165029" calcext:value-type="float">
            <text:p>0.165029</text:p>
          </table:table-cell>
          <table:table-cell office:value-type="float" office:value="0.004251" calcext:value-type="float">
            <text:p>0.004251</text:p>
          </table:table-cell>
          <table:table-cell office:value-type="float" office:value="3.790956" calcext:value-type="float">
            <text:p>3.790956</text:p>
          </table:table-cell>
          <table:table-cell office:value-type="float" office:value="5.341807" calcext:value-type="float">
            <text:p>5.341807</text:p>
          </table:table-cell>
          <table:table-cell office:value-type="float" office:value="36.04636" calcext:value-type="float">
            <text:p>36.04636</text:p>
          </table:table-cell>
          <table:table-cell office:value-type="float" office:value="1.68" calcext:value-type="float">
            <text:p>1.68</text:p>
          </table:table-cell>
          <table:table-cell office:value-type="float" office:value="1.873428" calcext:value-type="float">
            <text:p>1.873428</text:p>
          </table:table-cell>
          <table:table-cell office:value-type="float" office:value="0" calcext:value-type="float">
            <text:p>0</text:p>
          </table:table-cell>
          <table:table-cell office:value-type="float" office:value="1.876192" calcext:value-type="float">
            <text:p>1.876192</text:p>
          </table:table-cell>
          <table:table-cell office:value-type="float" office:value="0" calcext:value-type="float">
            <text:p>0</text:p>
          </table:table-cell>
          <table:table-cell office:value-type="float" office:value="1.858229" calcext:value-type="float">
            <text:p>1.858229</text:p>
          </table:table-cell>
          <table:table-cell office:value-type="float" office:value="0" calcext:value-type="float">
            <text:p>0</text:p>
          </table:table-cell>
          <table:table-cell office:value-type="float" office:value="1.1301" calcext:value-type="float">
            <text:p>1.1301</text:p>
          </table:table-cell>
          <table:table-cell office:value-type="float" office:value="0" calcext:value-type="float">
            <text:p>0</text:p>
          </table:table-cell>
          <table:table-cell office:value-type="float" office:value="0.036741" calcext:value-type="float">
            <text:p>0.036741</text:p>
          </table:table-cell>
          <table:table-cell office:value-type="float" office:value="0.92" calcext:value-type="float">
            <text:p>0.92</text:p>
          </table:table-cell>
          <table:table-cell office:value-type="float" office:value="0.036437" calcext:value-type="float">
            <text:p>0.036437</text:p>
          </table:table-cell>
          <table:table-cell office:value-type="float" office:value="0.96" calcext:value-type="float">
            <text:p>0.96</text:p>
          </table:table-cell>
          <table:table-cell office:value-type="float" office:value="0.002119" calcext:value-type="float">
            <text:p>0.002119</text:p>
          </table:table-cell>
          <table:table-cell office:value-type="float" office:value="0.06" calcext:value-type="float">
            <text:p>0.06</text:p>
          </table:table-cell>
          <table:table-cell office:value-type="float" office:value="0.023362" calcext:value-type="float">
            <text:p>0.023362</text:p>
          </table:table-cell>
          <table:table-cell office:value-type="float" office:value="0.66" calcext:value-type="float">
            <text:p>0.6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493744" calcext:value-type="float">
            <text:p>3.493744</text:p>
          </table:table-cell>
          <table:table-cell office:value-type="float" office:value="1.58" calcext:value-type="float">
            <text:p>1.58</text:p>
          </table:table-cell>
          <table:table-cell office:value-type="float" office:value="2.275698" calcext:value-type="float">
            <text:p>2.275698</text:p>
          </table:table-cell>
          <table:table-cell office:value-type="float" office:value="1.34" calcext:value-type="float">
            <text:p>1.34</text:p>
          </table:table-cell>
          <table:table-cell office:value-type="float" office:value="0.144811" calcext:value-type="float">
            <text:p>0.144811</text:p>
          </table:table-cell>
          <table:table-cell office:value-type="float" office:value="0.16" calcext:value-type="float">
            <text:p>0.16</text:p>
          </table:table-cell>
          <table:table-cell office:value-type="float" office:value="0.649529" calcext:value-type="float">
            <text:p>0.649529</text:p>
          </table:table-cell>
          <table:table-cell office:value-type="float" office:value="0.6" calcext:value-type="float">
            <text:p>0.6</text:p>
          </table:table-cell>
          <table:table-cell office:value-type="float" office:value="0.004253" calcext:value-type="float">
            <text:p>0.004253</text:p>
          </table:table-cell>
          <table:table-cell office:value-type="float" office:value="0.04" calcext:value-type="float">
            <text:p>0.04</text:p>
          </table:table-cell>
          <table:table-cell office:value-type="float" office:value="0.160776" calcext:value-type="float">
            <text:p>0.160776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64.765198" calcext:value-type="float">
            <text:p>64.765198</text:p>
          </table:table-cell>
          <table:table-cell office:value-type="string" calcext:value-type="string">
            <text:p>NA</text:p>
          </table:table-cell>
          <table:table-cell office:value-type="float" office:value="6.00643" calcext:value-type="float">
            <text:p>6.00643</text:p>
          </table:table-cell>
          <table:table-cell office:value-type="float" office:value="0.219793" calcext:value-type="float">
            <text:p>0.219793</text:p>
          </table:table-cell>
          <table:table-cell office:value-type="float" office:value="34.403282" calcext:value-type="float">
            <text:p>34.403282</text:p>
          </table:table-cell>
          <table:table-cell office:value-type="float" office:value="0.040166" calcext:value-type="float">
            <text:p>0.040166</text:p>
          </table:table-cell>
          <table:table-cell office:value-type="float" office:value="2.651395" calcext:value-type="float">
            <text:p>2.651395</text:p>
          </table:table-cell>
          <table:table-cell office:value-type="float" office:value="1.944143" calcext:value-type="float">
            <text:p>1.944143</text:p>
          </table:table-cell>
          <table:table-cell office:value-type="float" office:value="3.761883" calcext:value-type="float">
            <text:p>3.761883</text:p>
          </table:table-cell>
          <table:table-cell office:value-type="float" office:value="2.687059" calcext:value-type="float">
            <text:p>2.687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8079" calcext:value-type="float">
            <text:p>3.038079</text:p>
          </table:table-cell>
          <table:table-cell office:value-type="float" office:value="2.687268" calcext:value-type="float">
            <text:p>2.687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393" calcext:value-type="float">
            <text:p>0.074393</text:p>
          </table:table-cell>
          <table:table-cell office:value-type="float" office:value="0.027619" calcext:value-type="float">
            <text:p>0.027619</text:p>
          </table:table-cell>
          <table:table-cell office:value-type="float" office:value="1.157016" calcext:value-type="float">
            <text:p>1.157016</text:p>
          </table:table-cell>
          <table:table-cell office:value-type="float" office:value="1.417852" calcext:value-type="float">
            <text:p>1.417852</text:p>
          </table:table-cell>
          <table:table-cell office:value-type="float" office:value="0.020535" calcext:value-type="float">
            <text:p>0.020535</text:p>
          </table:table-cell>
          <table:table-cell office:value-type="float" office:value="0.006147" calcext:value-type="float">
            <text:p>0.006147</text:p>
          </table:table-cell>
          <table:table-cell office:value-type="float" office:value="1.993575" calcext:value-type="float">
            <text:p>1.993575</text:p>
          </table:table-cell>
          <table:table-cell office:value-type="float" office:value="2.414976" calcext:value-type="float">
            <text:p>2.4149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665039" calcext:value-type="float">
            <text:p>5.665039</text:p>
          </table:table-cell>
          <table:table-cell office:value-type="float" office:value="0.323829" calcext:value-type="float">
            <text:p>0.323829</text:p>
          </table:table-cell>
          <table:table-cell office:value-type="float" office:value="2.251546" calcext:value-type="float">
            <text:p>2.251546</text:p>
          </table:table-cell>
          <table:table-cell office:value-type="float" office:value="1.611473" calcext:value-type="float">
            <text:p>1.611473</text:p>
          </table:table-cell>
          <table:table-cell office:value-type="float" office:value="0.725169" calcext:value-type="float">
            <text:p>0.725169</text:p>
          </table:table-cell>
          <table:table-cell office:value-type="float" office:value="0.055202" calcext:value-type="float">
            <text:p>0.055202</text:p>
          </table:table-cell>
          <table:table-cell office:value-type="float" office:value="4.42976" calcext:value-type="float">
            <text:p>4.42976</text:p>
          </table:table-cell>
          <table:table-cell office:value-type="float" office:value="3.723822" calcext:value-type="float">
            <text:p>3.723822</text:p>
          </table:table-cell>
          <table:table-cell office:value-type="float" office:value="0.185243" calcext:value-type="float">
            <text:p>0.185243</text:p>
          </table:table-cell>
          <table:table-cell office:value-type="float" office:value="0.004908" calcext:value-type="float">
            <text:p>0.004908</text:p>
          </table:table-cell>
          <table:table-cell office:value-type="float" office:value="4.093976" calcext:value-type="float">
            <text:p>4.093976</text:p>
          </table:table-cell>
          <table:table-cell office:value-type="float" office:value="5.138965" calcext:value-type="float">
            <text:p>5.138965</text:p>
          </table:table-cell>
          <table:table-cell office:value-type="float" office:value="34.403282" calcext:value-type="float">
            <text:p>34.403282</text:p>
          </table:table-cell>
          <table:table-cell office:value-type="float" office:value="1.6" calcext:value-type="float">
            <text:p>1.6</text:p>
          </table:table-cell>
          <table:table-cell office:value-type="float" office:value="1.886594" calcext:value-type="float">
            <text:p>1.886594</text:p>
          </table:table-cell>
          <table:table-cell office:value-type="float" office:value="0" calcext:value-type="float">
            <text:p>0</text:p>
          </table:table-cell>
          <table:table-cell office:value-type="float" office:value="1.875289" calcext:value-type="float">
            <text:p>1.875289</text:p>
          </table:table-cell>
          <table:table-cell office:value-type="float" office:value="0" calcext:value-type="float">
            <text:p>0</text:p>
          </table:table-cell>
          <table:table-cell office:value-type="float" office:value="1.891816" calcext:value-type="float">
            <text:p>1.891816</text:p>
          </table:table-cell>
          <table:table-cell office:value-type="float" office:value="0" calcext:value-type="float">
            <text:p>0</text:p>
          </table:table-cell>
          <table:table-cell office:value-type="float" office:value="1.146263" calcext:value-type="float">
            <text:p>1.146263</text:p>
          </table:table-cell>
          <table:table-cell office:value-type="float" office:value="0" calcext:value-type="float">
            <text:p>0</text:p>
          </table:table-cell>
          <table:table-cell office:value-type="float" office:value="0.033234" calcext:value-type="float">
            <text:p>0.033234</text:p>
          </table:table-cell>
          <table:table-cell office:value-type="float" office:value="0.88" calcext:value-type="float">
            <text:p>0.88</text:p>
          </table:table-cell>
          <table:table-cell office:value-type="float" office:value="0.041159" calcext:value-type="float">
            <text:p>0.041159</text:p>
          </table:table-cell>
          <table:table-cell office:value-type="float" office:value="1.12" calcext:value-type="float">
            <text:p>1.12</text:p>
          </table:table-cell>
          <table:table-cell office:value-type="float" office:value="0.004235" calcext:value-type="float">
            <text:p>0.004235</text:p>
          </table:table-cell>
          <table:table-cell office:value-type="float" office:value="0.12" calcext:value-type="float">
            <text:p>0.12</text:p>
          </table:table-cell>
          <table:table-cell office:value-type="float" office:value="0.016301" calcext:value-type="float">
            <text:p>0.016301</text:p>
          </table:table-cell>
          <table:table-cell office:value-type="float" office:value="0.46" calcext:value-type="float">
            <text:p>0.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530155" calcext:value-type="float">
            <text:p>3.530155</text:p>
          </table:table-cell>
          <table:table-cell office:value-type="float" office:value="1.56" calcext:value-type="float">
            <text:p>1.56</text:p>
          </table:table-cell>
          <table:table-cell office:value-type="float" office:value="2.134884" calcext:value-type="float">
            <text:p>2.134884</text:p>
          </table:table-cell>
          <table:table-cell office:value-type="float" office:value="1.26" calcext:value-type="float">
            <text:p>1.26</text:p>
          </table:table-cell>
          <table:table-cell office:value-type="float" office:value="0.124496" calcext:value-type="float">
            <text:p>0.124496</text:p>
          </table:table-cell>
          <table:table-cell office:value-type="float" office:value="0.16" calcext:value-type="float">
            <text:p>0.16</text:p>
          </table:table-cell>
          <table:table-cell office:value-type="float" office:value="0.600673" calcext:value-type="float">
            <text:p>0.600673</text:p>
          </table:table-cell>
          <table:table-cell office:value-type="float" office:value="0.56" calcext:value-type="float">
            <text:p>0.56</text:p>
          </table:table-cell>
          <table:table-cell office:value-type="float" office:value="0.013359" calcext:value-type="float">
            <text:p>0.013359</text:p>
          </table:table-cell>
          <table:table-cell office:value-type="float" office:value="0.1" calcext:value-type="float">
            <text:p>0.1</text:p>
          </table:table-cell>
          <table:table-cell office:value-type="float" office:value="0.171885" calcext:value-type="float">
            <text:p>0.171885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336.920013" calcext:value-type="float">
            <text:p>336.920013</text:p>
          </table:table-cell>
          <table:table-cell office:value-type="float" office:value="66.699089" calcext:value-type="float">
            <text:p>66.699089</text:p>
          </table:table-cell>
          <table:table-cell office:value-type="string" calcext:value-type="string">
            <text:p>NA</text:p>
          </table:table-cell>
          <table:table-cell office:value-type="float" office:value="6.010713" calcext:value-type="float">
            <text:p>6.010713</text:p>
          </table:table-cell>
          <table:table-cell office:value-type="float" office:value="0.228159" calcext:value-type="float">
            <text:p>0.228159</text:p>
          </table:table-cell>
          <table:table-cell office:value-type="float" office:value="30.532188" calcext:value-type="float">
            <text:p>30.532188</text:p>
          </table:table-cell>
          <table:table-cell office:value-type="float" office:value="0.035647" calcext:value-type="float">
            <text:p>0.035647</text:p>
          </table:table-cell>
          <table:table-cell office:value-type="float" office:value="2.669052" calcext:value-type="float">
            <text:p>2.669052</text:p>
          </table:table-cell>
          <table:table-cell office:value-type="float" office:value="2.141433" calcext:value-type="float">
            <text:p>2.141433</text:p>
          </table:table-cell>
          <table:table-cell office:value-type="float" office:value="3.767196" calcext:value-type="float">
            <text:p>3.767196</text:p>
          </table:table-cell>
          <table:table-cell office:value-type="float" office:value="2.690855" calcext:value-type="float">
            <text:p>2.690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3072" calcext:value-type="float">
            <text:p>3.043072</text:p>
          </table:table-cell>
          <table:table-cell office:value-type="float" office:value="2.698134" calcext:value-type="float">
            <text:p>2.698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447" calcext:value-type="float">
            <text:p>0.068447</text:p>
          </table:table-cell>
          <table:table-cell office:value-type="float" office:value="0.024435" calcext:value-type="float">
            <text:p>0.024435</text:p>
          </table:table-cell>
          <table:table-cell office:value-type="float" office:value="1.8967" calcext:value-type="float">
            <text:p>1.8967</text:p>
          </table:table-cell>
          <table:table-cell office:value-type="float" office:value="3.395492" calcext:value-type="float">
            <text:p>3.395492</text:p>
          </table:table-cell>
          <table:table-cell office:value-type="float" office:value="0.020513" calcext:value-type="float">
            <text:p>0.020513</text:p>
          </table:table-cell>
          <table:table-cell office:value-type="float" office:value="0.006347" calcext:value-type="float">
            <text:p>0.006347</text:p>
          </table:table-cell>
          <table:table-cell office:value-type="float" office:value="1.911657" calcext:value-type="float">
            <text:p>1.911657</text:p>
          </table:table-cell>
          <table:table-cell office:value-type="float" office:value="2.672488" calcext:value-type="float">
            <text:p>2.67248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.168495" calcext:value-type="float">
            <text:p>5.168495</text:p>
          </table:table-cell>
          <table:table-cell office:value-type="float" office:value="0.307271" calcext:value-type="float">
            <text:p>0.307271</text:p>
          </table:table-cell>
          <table:table-cell office:value-type="float" office:value="2.459435" calcext:value-type="float">
            <text:p>2.459435</text:p>
          </table:table-cell>
          <table:table-cell office:value-type="float" office:value="1.694199" calcext:value-type="float">
            <text:p>1.694199</text:p>
          </table:table-cell>
          <table:table-cell office:value-type="float" office:value="0.685452" calcext:value-type="float">
            <text:p>0.685452</text:p>
          </table:table-cell>
          <table:table-cell office:value-type="float" office:value="0.049919" calcext:value-type="float">
            <text:p>0.049919</text:p>
          </table:table-cell>
          <table:table-cell office:value-type="float" office:value="4.836607" calcext:value-type="float">
            <text:p>4.836607</text:p>
          </table:table-cell>
          <table:table-cell office:value-type="float" office:value="4.500579" calcext:value-type="float">
            <text:p>4.500579</text:p>
          </table:table-cell>
          <table:table-cell office:value-type="float" office:value="0.234254" calcext:value-type="float">
            <text:p>0.234254</text:p>
          </table:table-cell>
          <table:table-cell office:value-type="float" office:value="0.006128" calcext:value-type="float">
            <text:p>0.006128</text:p>
          </table:table-cell>
          <table:table-cell office:value-type="float" office:value="3.528261" calcext:value-type="float">
            <text:p>3.528261</text:p>
          </table:table-cell>
          <table:table-cell office:value-type="float" office:value="4.838072" calcext:value-type="float">
            <text:p>4.838072</text:p>
          </table:table-cell>
          <table:table-cell office:value-type="float" office:value="30.532188" calcext:value-type="float">
            <text:p>30.532188</text:p>
          </table:table-cell>
          <table:table-cell office:value-type="float" office:value="1.72" calcext:value-type="float">
            <text:p>1.72</text:p>
          </table:table-cell>
          <table:table-cell office:value-type="float" office:value="1.892065" calcext:value-type="float">
            <text:p>1.892065</text:p>
          </table:table-cell>
          <table:table-cell office:value-type="float" office:value="0" calcext:value-type="float">
            <text:p>0</text:p>
          </table:table-cell>
          <table:table-cell office:value-type="float" office:value="1.875131" calcext:value-type="float">
            <text:p>1.875131</text:p>
          </table:table-cell>
          <table:table-cell office:value-type="float" office:value="0" calcext:value-type="float">
            <text:p>0</text:p>
          </table:table-cell>
          <table:table-cell office:value-type="float" office:value="1.880631" calcext:value-type="float">
            <text:p>1.880631</text:p>
          </table:table-cell>
          <table:table-cell office:value-type="float" office:value="0" calcext:value-type="float">
            <text:p>0</text:p>
          </table:table-cell>
          <table:table-cell office:value-type="float" office:value="1.162441" calcext:value-type="float">
            <text:p>1.162441</text:p>
          </table:table-cell>
          <table:table-cell office:value-type="float" office:value="0" calcext:value-type="float">
            <text:p>0</text:p>
          </table:table-cell>
          <table:table-cell office:value-type="float" office:value="0.028969" calcext:value-type="float">
            <text:p>0.028969</text:p>
          </table:table-cell>
          <table:table-cell office:value-type="float" office:value="0.82" calcext:value-type="float">
            <text:p>0.82</text:p>
          </table:table-cell>
          <table:table-cell office:value-type="float" office:value="0.039478" calcext:value-type="float">
            <text:p>0.039478</text:p>
          </table:table-cell>
          <table:table-cell office:value-type="float" office:value="1.08" calcext:value-type="float">
            <text:p>1.08</text:p>
          </table:table-cell>
          <table:table-cell office:value-type="float" office:value="0.003525" calcext:value-type="float">
            <text:p>0.003525</text:p>
          </table:table-cell>
          <table:table-cell office:value-type="float" office:value="0.1" calcext:value-type="float">
            <text:p>0.1</text:p>
          </table:table-cell>
          <table:table-cell office:value-type="float" office:value="0.016988" calcext:value-type="float">
            <text:p>0.016988</text:p>
          </table:table-cell>
          <table:table-cell office:value-type="float" office:value="0.48" calcext:value-type="float">
            <text:p>0.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39155" calcext:value-type="float">
            <text:p>2.939155</text:p>
          </table:table-cell>
          <table:table-cell office:value-type="float" office:value="1.08" calcext:value-type="float">
            <text:p>1.08</text:p>
          </table:table-cell>
          <table:table-cell office:value-type="float" office:value="2.229339" calcext:value-type="float">
            <text:p>2.229339</text:p>
          </table:table-cell>
          <table:table-cell office:value-type="float" office:value="1.32" calcext:value-type="float">
            <text:p>1.32</text:p>
          </table:table-cell>
          <table:table-cell office:value-type="float" office:value="0.171476" calcext:value-type="float">
            <text:p>0.171476</text:p>
          </table:table-cell>
          <table:table-cell office:value-type="float" office:value="0.18" calcext:value-type="float">
            <text:p>0.18</text:p>
          </table:table-cell>
          <table:table-cell office:value-type="float" office:value="0.513976" calcext:value-type="float">
            <text:p>0.513976</text:p>
          </table:table-cell>
          <table:table-cell office:value-type="float" office:value="0.5" calcext:value-type="float">
            <text:p>0.5</text:p>
          </table:table-cell>
          <table:table-cell office:value-type="float" office:value="0.011979" calcext:value-type="float">
            <text:p>0.011979</text:p>
          </table:table-cell>
          <table:table-cell office:value-type="float" office:value="0.1" calcext:value-type="float">
            <text:p>0.1</text:p>
          </table:table-cell>
          <table:table-cell office:value-type="float" office:value="0.222275" calcext:value-type="float">
            <text:p>0.22227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58.23999" calcext:value-type="float">
            <text:p>358.23999</text:p>
          </table:table-cell>
          <table:table-cell office:value-type="float" office:value="71.87278" calcext:value-type="float">
            <text:p>71.87278</text:p>
          </table:table-cell>
          <table:table-cell office:value-type="string" calcext:value-type="string">
            <text:p>NA</text:p>
          </table:table-cell>
          <table:table-cell office:value-type="float" office:value="5.937488" calcext:value-type="float">
            <text:p>5.937488</text:p>
          </table:table-cell>
          <table:table-cell office:value-type="float" office:value="0.249298" calcext:value-type="float">
            <text:p>0.249298</text:p>
          </table:table-cell>
          <table:table-cell office:value-type="float" office:value="26.900394" calcext:value-type="float">
            <text:p>26.900394</text:p>
          </table:table-cell>
          <table:table-cell office:value-type="float" office:value="0.031407" calcext:value-type="float">
            <text:p>0.031407</text:p>
          </table:table-cell>
          <table:table-cell office:value-type="float" office:value="2.557546" calcext:value-type="float">
            <text:p>2.557546</text:p>
          </table:table-cell>
          <table:table-cell office:value-type="float" office:value="2.484275" calcext:value-type="float">
            <text:p>2.484275</text:p>
          </table:table-cell>
          <table:table-cell office:value-type="float" office:value="3.724374" calcext:value-type="float">
            <text:p>3.724374</text:p>
          </table:table-cell>
          <table:table-cell office:value-type="float" office:value="2.660267" calcext:value-type="float">
            <text:p>2.660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5641" calcext:value-type="float">
            <text:p>3.035641</text:p>
          </table:table-cell>
          <table:table-cell office:value-type="float" office:value="2.680377" calcext:value-type="float">
            <text:p>2.680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489" calcext:value-type="float">
            <text:p>0.050489</text:p>
          </table:table-cell>
          <table:table-cell office:value-type="float" office:value="0.018382" calcext:value-type="float">
            <text:p>0.018382</text:p>
          </table:table-cell>
          <table:table-cell office:value-type="float" office:value="1.528182" calcext:value-type="float">
            <text:p>1.528182</text:p>
          </table:table-cell>
          <table:table-cell office:value-type="float" office:value="1.952642" calcext:value-type="float">
            <text:p>1.952642</text:p>
          </table:table-cell>
          <table:table-cell office:value-type="float" office:value="0.019067" calcext:value-type="float">
            <text:p>0.019067</text:p>
          </table:table-cell>
          <table:table-cell office:value-type="float" office:value="0.005209" calcext:value-type="float">
            <text:p>0.005209</text:p>
          </table:table-cell>
          <table:table-cell office:value-type="float" office:value="1.935551" calcext:value-type="float">
            <text:p>1.935551</text:p>
          </table:table-cell>
          <table:table-cell office:value-type="float" office:value="2.431543" calcext:value-type="float">
            <text:p>2.4315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12838" calcext:value-type="float">
            <text:p>4.12838</text:p>
          </table:table-cell>
          <table:table-cell office:value-type="float" office:value="0.249547" calcext:value-type="float">
            <text:p>0.249547</text:p>
          </table:table-cell>
          <table:table-cell office:value-type="float" office:value="2.132396" calcext:value-type="float">
            <text:p>2.132396</text:p>
          </table:table-cell>
          <table:table-cell office:value-type="float" office:value="1.694839" calcext:value-type="float">
            <text:p>1.694839</text:p>
          </table:table-cell>
          <table:table-cell office:value-type="float" office:value="0.594616" calcext:value-type="float">
            <text:p>0.594616</text:p>
          </table:table-cell>
          <table:table-cell office:value-type="float" office:value="0.046177" calcext:value-type="float">
            <text:p>0.046177</text:p>
          </table:table-cell>
          <table:table-cell office:value-type="float" office:value="4.434127" calcext:value-type="float">
            <text:p>4.434127</text:p>
          </table:table-cell>
          <table:table-cell office:value-type="float" office:value="4.304576" calcext:value-type="float">
            <text:p>4.304576</text:p>
          </table:table-cell>
          <table:table-cell office:value-type="float" office:value="0.127464" calcext:value-type="float">
            <text:p>0.127464</text:p>
          </table:table-cell>
          <table:table-cell office:value-type="float" office:value="0.003332" calcext:value-type="float">
            <text:p>0.003332</text:p>
          </table:table-cell>
          <table:table-cell office:value-type="float" office:value="3.715696" calcext:value-type="float">
            <text:p>3.715696</text:p>
          </table:table-cell>
          <table:table-cell office:value-type="float" office:value="5.647379" calcext:value-type="float">
            <text:p>5.647379</text:p>
          </table:table-cell>
          <table:table-cell office:value-type="float" office:value="26.900394" calcext:value-type="float">
            <text:p>26.900394</text:p>
          </table:table-cell>
          <table:table-cell office:value-type="float" office:value="2.04" calcext:value-type="float">
            <text:p>2.04</text:p>
          </table:table-cell>
          <table:table-cell office:value-type="float" office:value="1.852417" calcext:value-type="float">
            <text:p>1.852417</text:p>
          </table:table-cell>
          <table:table-cell office:value-type="float" office:value="0" calcext:value-type="float">
            <text:p>0</text:p>
          </table:table-cell>
          <table:table-cell office:value-type="float" office:value="1.871957" calcext:value-type="float">
            <text:p>1.871957</text:p>
          </table:table-cell>
          <table:table-cell office:value-type="float" office:value="0" calcext:value-type="float">
            <text:p>0</text:p>
          </table:table-cell>
          <table:table-cell office:value-type="float" office:value="1.900792" calcext:value-type="float">
            <text:p>1.900792</text:p>
          </table:table-cell>
          <table:table-cell office:value-type="float" office:value="0" calcext:value-type="float">
            <text:p>0</text:p>
          </table:table-cell>
          <table:table-cell office:value-type="float" office:value="1.134849" calcext:value-type="float">
            <text:p>1.134849</text:p>
          </table:table-cell>
          <table:table-cell office:value-type="float" office:value="0" calcext:value-type="float">
            <text:p>0</text:p>
          </table:table-cell>
          <table:table-cell office:value-type="float" office:value="0.021957" calcext:value-type="float">
            <text:p>0.021957</text:p>
          </table:table-cell>
          <table:table-cell office:value-type="float" office:value="0.6" calcext:value-type="float">
            <text:p>0.6</text:p>
          </table:table-cell>
          <table:table-cell office:value-type="float" office:value="0.028532" calcext:value-type="float">
            <text:p>0.028532</text:p>
          </table:table-cell>
          <table:table-cell office:value-type="float" office:value="0.76" calcext:value-type="float">
            <text:p>0.76</text:p>
          </table:table-cell>
          <table:table-cell office:value-type="float" office:value="0.005631" calcext:value-type="float">
            <text:p>0.005631</text:p>
          </table:table-cell>
          <table:table-cell office:value-type="float" office:value="0.16" calcext:value-type="float">
            <text:p>0.16</text:p>
          </table:table-cell>
          <table:table-cell office:value-type="float" office:value="0.013436" calcext:value-type="float">
            <text:p>0.013436</text:p>
          </table:table-cell>
          <table:table-cell office:value-type="float" office:value="0.38" calcext:value-type="float">
            <text:p>0.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4978" calcext:value-type="float">
            <text:p>2.24978</text:p>
          </table:table-cell>
          <table:table-cell office:value-type="float" office:value="0.76" calcext:value-type="float">
            <text:p>0.76</text:p>
          </table:table-cell>
          <table:table-cell office:value-type="float" office:value="1.8786" calcext:value-type="float">
            <text:p>1.8786</text:p>
          </table:table-cell>
          <table:table-cell office:value-type="float" office:value="1.16" calcext:value-type="float">
            <text:p>1.16</text:p>
          </table:table-cell>
          <table:table-cell office:value-type="float" office:value="0.080344" calcext:value-type="float">
            <text:p>0.080344</text:p>
          </table:table-cell>
          <table:table-cell office:value-type="float" office:value="0.1" calcext:value-type="float">
            <text:p>0.1</text:p>
          </table:table-cell>
          <table:table-cell office:value-type="float" office:value="0.514272" calcext:value-type="float">
            <text:p>0.514272</text:p>
          </table:table-cell>
          <table:table-cell office:value-type="float" office:value="0.46" calcext:value-type="float">
            <text:p>0.46</text:p>
          </table:table-cell>
          <table:table-cell office:value-type="float" office:value="0.006373" calcext:value-type="float">
            <text:p>0.006373</text:p>
          </table:table-cell>
          <table:table-cell office:value-type="float" office:value="0.06" calcext:value-type="float">
            <text:p>0.06</text:p>
          </table:table-cell>
          <table:table-cell office:value-type="float" office:value="0.121091" calcext:value-type="float">
            <text:p>0.12109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23.040009" calcext:value-type="float">
            <text:p>323.040009</text:p>
          </table:table-cell>
          <table:table-cell office:value-type="float" office:value="71.465691" calcext:value-type="float">
            <text:p>71.465691</text:p>
          </table:table-cell>
          <table:table-cell office:value-type="string" calcext:value-type="string">
            <text:p>NA</text:p>
          </table:table-cell>
          <table:table-cell office:value-type="float" office:value="5.962054" calcext:value-type="float">
            <text:p>5.962054</text:p>
          </table:table-cell>
          <table:table-cell office:value-type="float" office:value="0.308879" calcext:value-type="float">
            <text:p>0.308879</text:p>
          </table:table-cell>
          <table:table-cell office:value-type="float" office:value="34.282333" calcext:value-type="float">
            <text:p>34.282333</text:p>
          </table:table-cell>
          <table:table-cell office:value-type="float" office:value="0.040025" calcext:value-type="float">
            <text:p>0.040025</text:p>
          </table:table-cell>
          <table:table-cell office:value-type="float" office:value="2.408822" calcext:value-type="float">
            <text:p>2.408822</text:p>
          </table:table-cell>
          <table:table-cell office:value-type="float" office:value="2.090618" calcext:value-type="float">
            <text:p>2.090618</text:p>
          </table:table-cell>
          <table:table-cell office:value-type="float" office:value="3.757079" calcext:value-type="float">
            <text:p>3.757079</text:p>
          </table:table-cell>
          <table:table-cell office:value-type="float" office:value="2.683628" calcext:value-type="float">
            <text:p>2.683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83379" calcext:value-type="float">
            <text:p>2.983379</text:p>
          </table:table-cell>
          <table:table-cell office:value-type="float" office:value="2.643782" calcext:value-type="float">
            <text:p>2.643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56" calcext:value-type="float">
            <text:p>0.04656</text:p>
          </table:table-cell>
          <table:table-cell office:value-type="float" office:value="0.02109" calcext:value-type="float">
            <text:p>0.02109</text:p>
          </table:table-cell>
          <table:table-cell office:value-type="float" office:value="1.605942" calcext:value-type="float">
            <text:p>1.605942</text:p>
          </table:table-cell>
          <table:table-cell office:value-type="float" office:value="2.993758" calcext:value-type="float">
            <text:p>2.993758</text:p>
          </table:table-cell>
          <table:table-cell office:value-type="float" office:value="0.018383" calcext:value-type="float">
            <text:p>0.018383</text:p>
          </table:table-cell>
          <table:table-cell office:value-type="float" office:value="0.004343" calcext:value-type="float">
            <text:p>0.004343</text:p>
          </table:table-cell>
          <table:table-cell office:value-type="float" office:value="1.47383" calcext:value-type="float">
            <text:p>1.47383</text:p>
          </table:table-cell>
          <table:table-cell office:value-type="float" office:value="1.899681" calcext:value-type="float">
            <text:p>1.89968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555378" calcext:value-type="float">
            <text:p>3.555378</text:p>
          </table:table-cell>
          <table:table-cell office:value-type="float" office:value="0.22154" calcext:value-type="float">
            <text:p>0.22154</text:p>
          </table:table-cell>
          <table:table-cell office:value-type="float" office:value="1.988152" calcext:value-type="float">
            <text:p>1.988152</text:p>
          </table:table-cell>
          <table:table-cell office:value-type="float" office:value="2.1657" calcext:value-type="float">
            <text:p>2.1657</text:p>
          </table:table-cell>
          <table:table-cell office:value-type="float" office:value="0.623139" calcext:value-type="float">
            <text:p>0.623139</text:p>
          </table:table-cell>
          <table:table-cell office:value-type="float" office:value="0.045167" calcext:value-type="float">
            <text:p>0.045167</text:p>
          </table:table-cell>
          <table:table-cell office:value-type="float" office:value="2.690688" calcext:value-type="float">
            <text:p>2.690688</text:p>
          </table:table-cell>
          <table:table-cell office:value-type="float" office:value="3.767614" calcext:value-type="float">
            <text:p>3.767614</text:p>
          </table:table-cell>
          <table:table-cell office:value-type="float" office:value="0.300539" calcext:value-type="float">
            <text:p>0.300539</text:p>
          </table:table-cell>
          <table:table-cell office:value-type="float" office:value="0.007741" calcext:value-type="float">
            <text:p>0.007741</text:p>
          </table:table-cell>
          <table:table-cell office:value-type="float" office:value="4.058216" calcext:value-type="float">
            <text:p>4.058216</text:p>
          </table:table-cell>
          <table:table-cell office:value-type="float" office:value="5.510166" calcext:value-type="float">
            <text:p>5.510166</text:p>
          </table:table-cell>
          <table:table-cell office:value-type="float" office:value="34.282333" calcext:value-type="float">
            <text:p>34.282333</text:p>
          </table:table-cell>
          <table:table-cell office:value-type="float" office:value="2.28" calcext:value-type="float">
            <text:p>2.28</text:p>
          </table:table-cell>
          <table:table-cell office:value-type="float" office:value="1.854573" calcext:value-type="float">
            <text:p>1.854573</text:p>
          </table:table-cell>
          <table:table-cell office:value-type="float" office:value="0" calcext:value-type="float">
            <text:p>0</text:p>
          </table:table-cell>
          <table:table-cell office:value-type="float" office:value="1.902506" calcext:value-type="float">
            <text:p>1.902506</text:p>
          </table:table-cell>
          <table:table-cell office:value-type="float" office:value="0" calcext:value-type="float">
            <text:p>0</text:p>
          </table:table-cell>
          <table:table-cell office:value-type="float" office:value="1.8469" calcext:value-type="float">
            <text:p>1.8469</text:p>
          </table:table-cell>
          <table:table-cell office:value-type="float" office:value="0" calcext:value-type="float">
            <text:p>0</text:p>
          </table:table-cell>
          <table:table-cell office:value-type="float" office:value="1.136479" calcext:value-type="float">
            <text:p>1.136479</text:p>
          </table:table-cell>
          <table:table-cell office:value-type="float" office:value="0" calcext:value-type="float">
            <text:p>0</text:p>
          </table:table-cell>
          <table:table-cell office:value-type="float" office:value="0.027064" calcext:value-type="float">
            <text:p>0.027064</text:p>
          </table:table-cell>
          <table:table-cell office:value-type="float" office:value="0.72" calcext:value-type="float">
            <text:p>0.72</text:p>
          </table:table-cell>
          <table:table-cell office:value-type="float" office:value="0.019496" calcext:value-type="float">
            <text:p>0.019496</text:p>
          </table:table-cell>
          <table:table-cell office:value-type="float" office:value="0.46" calcext:value-type="float">
            <text:p>0.46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.22" calcext:value-type="float">
            <text:p>0.22</text:p>
          </table:table-cell>
          <table:table-cell office:value-type="float" office:value="0.010633" calcext:value-type="float">
            <text:p>0.010633</text:p>
          </table:table-cell>
          <table:table-cell office:value-type="float" office:value="0.3" calcext:value-type="float">
            <text:p>0.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779666" calcext:value-type="float">
            <text:p>1.779666</text:p>
          </table:table-cell>
          <table:table-cell office:value-type="float" office:value="0.82" calcext:value-type="float">
            <text:p>0.82</text:p>
          </table:table-cell>
          <table:table-cell office:value-type="float" office:value="1.775712" calcext:value-type="float">
            <text:p>1.775712</text:p>
          </table:table-cell>
          <table:table-cell office:value-type="float" office:value="0.98" calcext:value-type="float">
            <text:p>0.98</text:p>
          </table:table-cell>
          <table:table-cell office:value-type="float" office:value="0.160984" calcext:value-type="float">
            <text:p>0.160984</text:p>
          </table:table-cell>
          <table:table-cell office:value-type="float" office:value="0.18" calcext:value-type="float">
            <text:p>0.18</text:p>
          </table:table-cell>
          <table:table-cell office:value-type="float" office:value="0.462155" calcext:value-type="float">
            <text:p>0.462155</text:p>
          </table:table-cell>
          <table:table-cell office:value-type="float" office:value="0.42" calcext:value-type="float">
            <text:p>0.42</text:p>
          </table:table-cell>
          <table:table-cell office:value-type="float" office:value="0.007765" calcext:value-type="float">
            <text:p>0.007765</text:p>
          </table:table-cell>
          <table:table-cell office:value-type="float" office:value="0.06" calcext:value-type="float">
            <text:p>0.06</text:p>
          </table:table-cell>
          <table:table-cell office:value-type="float" office:value="0.292775" calcext:value-type="float">
            <text:p>0.292775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354.359985" calcext:value-type="float">
            <text:p>354.359985</text:p>
          </table:table-cell>
          <table:table-cell office:value-type="float" office:value="62.682472" calcext:value-type="float">
            <text:p>62.682472</text:p>
          </table:table-cell>
          <table:table-cell office:value-type="string" calcext:value-type="string">
            <text:p>NA</text:p>
          </table:table-cell>
          <table:table-cell office:value-type="float" office:value="6.021249" calcext:value-type="float">
            <text:p>6.021249</text:p>
          </table:table-cell>
          <table:table-cell office:value-type="float" office:value="0.261061" calcext:value-type="float">
            <text:p>0.261061</text:p>
          </table:table-cell>
          <table:table-cell office:value-type="float" office:value="30.179861" calcext:value-type="float">
            <text:p>30.179861</text:p>
          </table:table-cell>
          <table:table-cell office:value-type="float" office:value="0.035235" calcext:value-type="float">
            <text:p>0.035235</text:p>
          </table:table-cell>
          <table:table-cell office:value-type="float" office:value="2.492436" calcext:value-type="float">
            <text:p>2.492436</text:p>
          </table:table-cell>
          <table:table-cell office:value-type="float" office:value="1.818519" calcext:value-type="float">
            <text:p>1.818519</text:p>
          </table:table-cell>
          <table:table-cell office:value-type="float" office:value="3.783663" calcext:value-type="float">
            <text:p>3.783663</text:p>
          </table:table-cell>
          <table:table-cell office:value-type="float" office:value="2.702616" calcext:value-type="float">
            <text:p>2.702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02405" calcext:value-type="float">
            <text:p>3.002405</text:p>
          </table:table-cell>
          <table:table-cell office:value-type="float" office:value="2.658576" calcext:value-type="float">
            <text:p>2.658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131" calcext:value-type="float">
            <text:p>0.061131</text:p>
          </table:table-cell>
          <table:table-cell office:value-type="float" office:value="0.028953" calcext:value-type="float">
            <text:p>0.028953</text:p>
          </table:table-cell>
          <table:table-cell office:value-type="float" office:value="0.934685" calcext:value-type="float">
            <text:p>0.934685</text:p>
          </table:table-cell>
          <table:table-cell office:value-type="float" office:value="1.202344" calcext:value-type="float">
            <text:p>1.202344</text:p>
          </table:table-cell>
          <table:table-cell office:value-type="float" office:value="0.021183" calcext:value-type="float">
            <text:p>0.021183</text:p>
          </table:table-cell>
          <table:table-cell office:value-type="float" office:value="0.005551" calcext:value-type="float">
            <text:p>0.005551</text:p>
          </table:table-cell>
          <table:table-cell office:value-type="float" office:value="1.434582" calcext:value-type="float">
            <text:p>1.434582</text:p>
          </table:table-cell>
          <table:table-cell office:value-type="float" office:value="1.453586" calcext:value-type="float">
            <text:p>1.45358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402221" calcext:value-type="float">
            <text:p>3.402221</text:p>
          </table:table-cell>
          <table:table-cell office:value-type="float" office:value="0.207263" calcext:value-type="float">
            <text:p>0.207263</text:p>
          </table:table-cell>
          <table:table-cell office:value-type="float" office:value="1.47995" calcext:value-type="float">
            <text:p>1.47995</text:p>
          </table:table-cell>
          <table:table-cell office:value-type="float" office:value="1.358729" calcext:value-type="float">
            <text:p>1.358729</text:p>
          </table:table-cell>
          <table:table-cell office:value-type="float" office:value="0.985659" calcext:value-type="float">
            <text:p>0.985659</text:p>
          </table:table-cell>
          <table:table-cell office:value-type="float" office:value="0.065385" calcext:value-type="float">
            <text:p>0.065385</text:p>
          </table:table-cell>
          <table:table-cell office:value-type="float" office:value="3.394203" calcext:value-type="float">
            <text:p>3.394203</text:p>
          </table:table-cell>
          <table:table-cell office:value-type="float" office:value="3.241132" calcext:value-type="float">
            <text:p>3.241132</text:p>
          </table:table-cell>
          <table:table-cell office:value-type="float" office:value="0.171442" calcext:value-type="float">
            <text:p>0.171442</text:p>
          </table:table-cell>
          <table:table-cell office:value-type="float" office:value="0.004379" calcext:value-type="float">
            <text:p>0.004379</text:p>
          </table:table-cell>
          <table:table-cell office:value-type="float" office:value="3.944811" calcext:value-type="float">
            <text:p>3.944811</text:p>
          </table:table-cell>
          <table:table-cell office:value-type="float" office:value="3.763039" calcext:value-type="float">
            <text:p>3.763039</text:p>
          </table:table-cell>
          <table:table-cell office:value-type="float" office:value="30.179861" calcext:value-type="float">
            <text:p>30.179861</text:p>
          </table:table-cell>
          <table:table-cell office:value-type="float" office:value="2.3" calcext:value-type="float">
            <text:p>2.3</text:p>
          </table:table-cell>
          <table:table-cell office:value-type="float" office:value="1.891233" calcext:value-type="float">
            <text:p>1.891233</text:p>
          </table:table-cell>
          <table:table-cell office:value-type="float" office:value="0" calcext:value-type="float">
            <text:p>0</text:p>
          </table:table-cell>
          <table:table-cell office:value-type="float" office:value="1.89243" calcext:value-type="float">
            <text:p>1.89243</text:p>
          </table:table-cell>
          <table:table-cell office:value-type="float" office:value="0" calcext:value-type="float">
            <text:p>0</text:p>
          </table:table-cell>
          <table:table-cell office:value-type="float" office:value="1.863258" calcext:value-type="float">
            <text:p>1.863258</text:p>
          </table:table-cell>
          <table:table-cell office:value-type="float" office:value="0" calcext:value-type="float">
            <text:p>0</text:p>
          </table:table-cell>
          <table:table-cell office:value-type="float" office:value="1.139147" calcext:value-type="float">
            <text:p>1.139147</text:p>
          </table:table-cell>
          <table:table-cell office:value-type="float" office:value="0" calcext:value-type="float">
            <text:p>0</text:p>
          </table:table-cell>
          <table:table-cell office:value-type="float" office:value="0.037615" calcext:value-type="float">
            <text:p>0.037615</text:p>
          </table:table-cell>
          <table:table-cell office:value-type="float" office:value="1.02" calcext:value-type="float">
            <text:p>1.02</text:p>
          </table:table-cell>
          <table:table-cell office:value-type="float" office:value="0.023517" calcext:value-type="float">
            <text:p>0.023517</text:p>
          </table:table-cell>
          <table:table-cell office:value-type="float" office:value="0.62" calcext:value-type="float">
            <text:p>0.62</text:p>
          </table:table-cell>
          <table:table-cell office:value-type="float" office:value="0.007063" calcext:value-type="float">
            <text:p>0.007063</text:p>
          </table:table-cell>
          <table:table-cell office:value-type="float" office:value="0.2" calcext:value-type="float">
            <text:p>0.2</text:p>
          </table:table-cell>
          <table:table-cell office:value-type="float" office:value="0.01412" calcext:value-type="float">
            <text:p>0.01412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815715" calcext:value-type="float">
            <text:p>1.815715</text:p>
          </table:table-cell>
          <table:table-cell office:value-type="float" office:value="0.94" calcext:value-type="float">
            <text:p>0.94</text:p>
          </table:table-cell>
          <table:table-cell office:value-type="float" office:value="1.586506" calcext:value-type="float">
            <text:p>1.586506</text:p>
          </table:table-cell>
          <table:table-cell office:value-type="float" office:value="0.9" calcext:value-type="float">
            <text:p>0.9</text:p>
          </table:table-cell>
          <table:table-cell office:value-type="float" office:value="0.398901" calcext:value-type="float">
            <text:p>0.398901</text:p>
          </table:table-cell>
          <table:table-cell office:value-type="float" office:value="0.46" calcext:value-type="float">
            <text:p>0.46</text:p>
          </table:table-cell>
          <table:table-cell office:value-type="float" office:value="0.586758" calcext:value-type="float">
            <text:p>0.586758</text:p>
          </table:table-cell>
          <table:table-cell office:value-type="float" office:value="0.56" calcext:value-type="float">
            <text:p>0.56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2" calcext:value-type="float">
            <text:p>0.02</text:p>
          </table:table-cell>
          <table:table-cell office:value-type="float" office:value="0.169322" calcext:value-type="float">
            <text:p>0.169322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51.200012" calcext:value-type="float">
            <text:p>351.200012</text:p>
          </table:table-cell>
          <table:table-cell office:value-type="float" office:value="62.307663" calcext:value-type="float">
            <text:p>62.307663</text:p>
          </table:table-cell>
          <table:table-cell office:value-type="string" calcext:value-type="string">
            <text:p>NA</text:p>
          </table:table-cell>
          <table:table-cell office:value-type="float" office:value="6.001656" calcext:value-type="float">
            <text:p>6.001656</text:p>
          </table:table-cell>
          <table:table-cell office:value-type="float" office:value="0.230283" calcext:value-type="float">
            <text:p>0.230283</text:p>
          </table:table-cell>
          <table:table-cell office:value-type="float" office:value="40.688526" calcext:value-type="float">
            <text:p>40.688526</text:p>
          </table:table-cell>
          <table:table-cell office:value-type="float" office:value="0.047504" calcext:value-type="float">
            <text:p>0.047504</text:p>
          </table:table-cell>
          <table:table-cell office:value-type="float" office:value="2.145781" calcext:value-type="float">
            <text:p>2.145781</text:p>
          </table:table-cell>
          <table:table-cell office:value-type="float" office:value="1.521952" calcext:value-type="float">
            <text:p>1.521952</text:p>
          </table:table-cell>
          <table:table-cell office:value-type="float" office:value="3.762048" calcext:value-type="float">
            <text:p>3.762048</text:p>
          </table:table-cell>
          <table:table-cell office:value-type="float" office:value="2.687177" calcext:value-type="float">
            <text:p>2.687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0186" calcext:value-type="float">
            <text:p>2.990186</text:p>
          </table:table-cell>
          <table:table-cell office:value-type="float" office:value="2.656921" calcext:value-type="float">
            <text:p>2.656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6868" calcext:value-type="float">
            <text:p>0.056868</text:p>
          </table:table-cell>
          <table:table-cell office:value-type="float" office:value="0.026073" calcext:value-type="float">
            <text:p>0.026073</text:p>
          </table:table-cell>
          <table:table-cell office:value-type="float" office:value="0.914695" calcext:value-type="float">
            <text:p>0.914695</text:p>
          </table:table-cell>
          <table:table-cell office:value-type="float" office:value="1.718741" calcext:value-type="float">
            <text:p>1.718741</text:p>
          </table:table-cell>
          <table:table-cell office:value-type="float" office:value="0.028895" calcext:value-type="float">
            <text:p>0.028895</text:p>
          </table:table-cell>
          <table:table-cell office:value-type="float" office:value="0.008947" calcext:value-type="float">
            <text:p>0.008947</text:p>
          </table:table-cell>
          <table:table-cell office:value-type="float" office:value="1.8071" calcext:value-type="float">
            <text:p>1.8071</text:p>
          </table:table-cell>
          <table:table-cell office:value-type="float" office:value="2.50818" calcext:value-type="float">
            <text:p>2.508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158196" calcext:value-type="float">
            <text:p>4.158196</text:p>
          </table:table-cell>
          <table:table-cell office:value-type="float" office:value="0.253404" calcext:value-type="float">
            <text:p>0.253404</text:p>
          </table:table-cell>
          <table:table-cell office:value-type="float" office:value="1.643918" calcext:value-type="float">
            <text:p>1.643918</text:p>
          </table:table-cell>
          <table:table-cell office:value-type="float" office:value="1.662406" calcext:value-type="float">
            <text:p>1.662406</text:p>
          </table:table-cell>
          <table:table-cell office:value-type="float" office:value="1.040329" calcext:value-type="float">
            <text:p>1.040329</text:p>
          </table:table-cell>
          <table:table-cell office:value-type="float" office:value="0.072361" calcext:value-type="float">
            <text:p>0.072361</text:p>
          </table:table-cell>
          <table:table-cell office:value-type="float" office:value="3.698249" calcext:value-type="float">
            <text:p>3.698249</text:p>
          </table:table-cell>
          <table:table-cell office:value-type="float" office:value="3.6833" calcext:value-type="float">
            <text:p>3.6833</text:p>
          </table:table-cell>
          <table:table-cell office:value-type="float" office:value="0.11772" calcext:value-type="float">
            <text:p>0.11772</text:p>
          </table:table-cell>
          <table:table-cell office:value-type="float" office:value="0.003119" calcext:value-type="float">
            <text:p>0.003119</text:p>
          </table:table-cell>
          <table:table-cell office:value-type="float" office:value="3.264109" calcext:value-type="float">
            <text:p>3.264109</text:p>
          </table:table-cell>
          <table:table-cell office:value-type="float" office:value="3.3418" calcext:value-type="float">
            <text:p>3.3418</text:p>
          </table:table-cell>
          <table:table-cell office:value-type="float" office:value="40.688526" calcext:value-type="float">
            <text:p>40.688526</text:p>
          </table:table-cell>
          <table:table-cell office:value-type="float" office:value="2.42" calcext:value-type="float">
            <text:p>2.42</text:p>
          </table:table-cell>
          <table:table-cell office:value-type="float" office:value="1.888374" calcext:value-type="float">
            <text:p>1.888374</text:p>
          </table:table-cell>
          <table:table-cell office:value-type="float" office:value="0" calcext:value-type="float">
            <text:p>0</text:p>
          </table:table-cell>
          <table:table-cell office:value-type="float" office:value="1.873674" calcext:value-type="float">
            <text:p>1.873674</text:p>
          </table:table-cell>
          <table:table-cell office:value-type="float" office:value="0" calcext:value-type="float">
            <text:p>0</text:p>
          </table:table-cell>
          <table:table-cell office:value-type="float" office:value="1.835364" calcext:value-type="float">
            <text:p>1.835364</text:p>
          </table:table-cell>
          <table:table-cell office:value-type="float" office:value="0" calcext:value-type="float">
            <text:p>0</text:p>
          </table:table-cell>
          <table:table-cell office:value-type="float" office:value="1.154822" calcext:value-type="float">
            <text:p>1.154822</text:p>
          </table:table-cell>
          <table:table-cell office:value-type="float" office:value="0" calcext:value-type="float">
            <text:p>0</text:p>
          </table:table-cell>
          <table:table-cell office:value-type="float" office:value="0.033573" calcext:value-type="float">
            <text:p>0.033573</text:p>
          </table:table-cell>
          <table:table-cell office:value-type="float" office:value="0.88" calcext:value-type="float">
            <text:p>0.88</text:p>
          </table:table-cell>
          <table:table-cell office:value-type="float" office:value="0.023294" calcext:value-type="float">
            <text:p>0.023294</text:p>
          </table:table-cell>
          <table:table-cell office:value-type="float" office:value="0.66" calcext:value-type="float">
            <text:p>0.66</text:p>
          </table:table-cell>
          <table:table-cell office:value-type="float" office:value="0.004941" calcext:value-type="float">
            <text:p>0.004941</text:p>
          </table:table-cell>
          <table:table-cell office:value-type="float" office:value="0.14" calcext:value-type="float">
            <text:p>0.14</text:p>
          </table:table-cell>
          <table:table-cell office:value-type="float" office:value="0.023954" calcext:value-type="float">
            <text:p>0.023954</text:p>
          </table:table-cell>
          <table:table-cell office:value-type="float" office:value="0.68" calcext:value-type="float">
            <text:p>0.6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17092" calcext:value-type="float">
            <text:p>2.217092</text:p>
          </table:table-cell>
          <table:table-cell office:value-type="float" office:value="1.06" calcext:value-type="float">
            <text:p>1.06</text:p>
          </table:table-cell>
          <table:table-cell office:value-type="float" office:value="1.941105" calcext:value-type="float">
            <text:p>1.941105</text:p>
          </table:table-cell>
          <table:table-cell office:value-type="float" office:value="1.1" calcext:value-type="float">
            <text:p>1.1</text:p>
          </table:table-cell>
          <table:table-cell office:value-type="float" office:value="0.341294" calcext:value-type="float">
            <text:p>0.341294</text:p>
          </table:table-cell>
          <table:table-cell office:value-type="float" office:value="0.38" calcext:value-type="float">
            <text:p>0.38</text:p>
          </table:table-cell>
          <table:table-cell office:value-type="float" office:value="0.699034" calcext:value-type="float">
            <text:p>0.699034</text:p>
          </table:table-cell>
          <table:table-cell office:value-type="float" office:value="0.62" calcext:value-type="float">
            <text:p>0.62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08" calcext:value-type="float">
            <text:p>0.08</text:p>
          </table:table-cell>
          <table:table-cell office:value-type="float" office:value="0.10924" calcext:value-type="float">
            <text:p>0.1092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361.579987" calcext:value-type="float">
            <text:p>361.579987</text:p>
          </table:table-cell>
          <table:table-cell office:value-type="float" office:value="68.619652" calcext:value-type="float">
            <text:p>68.619652</text:p>
          </table:table-cell>
          <table:table-cell office:value-type="string" calcext:value-type="string">
            <text:p>NA</text:p>
          </table:table-cell>
          <table:table-cell office:value-type="float" office:value="5.940148" calcext:value-type="float">
            <text:p>5.940148</text:p>
          </table:table-cell>
          <table:table-cell office:value-type="float" office:value="0.232795" calcext:value-type="float">
            <text:p>0.232795</text:p>
          </table:table-cell>
          <table:table-cell office:value-type="float" office:value="42.60463" calcext:value-type="float">
            <text:p>42.60463</text:p>
          </table:table-cell>
          <table:table-cell office:value-type="float" office:value="0.049742" calcext:value-type="float">
            <text:p>0.049742</text:p>
          </table:table-cell>
          <table:table-cell office:value-type="float" office:value="2.808426" calcext:value-type="float">
            <text:p>2.808426</text:p>
          </table:table-cell>
          <table:table-cell office:value-type="float" office:value="2.353742" calcext:value-type="float">
            <text:p>2.353742</text:p>
          </table:table-cell>
          <table:table-cell office:value-type="float" office:value="3.739871" calcext:value-type="float">
            <text:p>3.739871</text:p>
          </table:table-cell>
          <table:table-cell office:value-type="float" office:value="2.671337" calcext:value-type="float">
            <text:p>2.671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0731" calcext:value-type="float">
            <text:p>3.030731</text:p>
          </table:table-cell>
          <table:table-cell office:value-type="float" office:value="2.680169" calcext:value-type="float">
            <text:p>2.680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525" calcext:value-type="float">
            <text:p>0.066525</text:p>
          </table:table-cell>
          <table:table-cell office:value-type="float" office:value="0.025614" calcext:value-type="float">
            <text:p>0.025614</text:p>
          </table:table-cell>
          <table:table-cell office:value-type="float" office:value="1.021398" calcext:value-type="float">
            <text:p>1.021398</text:p>
          </table:table-cell>
          <table:table-cell office:value-type="float" office:value="1.189028" calcext:value-type="float">
            <text:p>1.189028</text:p>
          </table:table-cell>
          <table:table-cell office:value-type="float" office:value="0.033869" calcext:value-type="float">
            <text:p>0.033869</text:p>
          </table:table-cell>
          <table:table-cell office:value-type="float" office:value="0.010119" calcext:value-type="float">
            <text:p>0.010119</text:p>
          </table:table-cell>
          <table:table-cell office:value-type="float" office:value="1.273806" calcext:value-type="float">
            <text:p>1.273806</text:p>
          </table:table-cell>
          <table:table-cell office:value-type="float" office:value="1.349615" calcext:value-type="float">
            <text:p>1.3496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690787" calcext:value-type="float">
            <text:p>4.690787</text:p>
          </table:table-cell>
          <table:table-cell office:value-type="float" office:value="0.282494" calcext:value-type="float">
            <text:p>0.282494</text:p>
          </table:table-cell>
          <table:table-cell office:value-type="float" office:value="1.579532" calcext:value-type="float">
            <text:p>1.579532</text:p>
          </table:table-cell>
          <table:table-cell office:value-type="float" office:value="1.535932" calcext:value-type="float">
            <text:p>1.535932</text:p>
          </table:table-cell>
          <table:table-cell office:value-type="float" office:value="1.063653" calcext:value-type="float">
            <text:p>1.063653</text:p>
          </table:table-cell>
          <table:table-cell office:value-type="float" office:value="0.076342" calcext:value-type="float">
            <text:p>0.076342</text:p>
          </table:table-cell>
          <table:table-cell office:value-type="float" office:value="3.809513" calcext:value-type="float">
            <text:p>3.809513</text:p>
          </table:table-cell>
          <table:table-cell office:value-type="float" office:value="3.55658" calcext:value-type="float">
            <text:p>3.55658</text:p>
          </table:table-cell>
          <table:table-cell office:value-type="float" office:value="0.081013" calcext:value-type="float">
            <text:p>0.081013</text:p>
          </table:table-cell>
          <table:table-cell office:value-type="float" office:value="0.002087" calcext:value-type="float">
            <text:p>0.002087</text:p>
          </table:table-cell>
          <table:table-cell office:value-type="float" office:value="3.050256" calcext:value-type="float">
            <text:p>3.050256</text:p>
          </table:table-cell>
          <table:table-cell office:value-type="float" office:value="4.255677" calcext:value-type="float">
            <text:p>4.255677</text:p>
          </table:table-cell>
          <table:table-cell office:value-type="float" office:value="42.60463" calcext:value-type="float">
            <text:p>42.60463</text:p>
          </table:table-cell>
          <table:table-cell office:value-type="float" office:value="2.12" calcext:value-type="float">
            <text:p>2.12</text:p>
          </table:table-cell>
          <table:table-cell office:value-type="float" office:value="1.872216" calcext:value-type="float">
            <text:p>1.872216</text:p>
          </table:table-cell>
          <table:table-cell office:value-type="float" office:value="0" calcext:value-type="float">
            <text:p>0</text:p>
          </table:table-cell>
          <table:table-cell office:value-type="float" office:value="1.867655" calcext:value-type="float">
            <text:p>1.867655</text:p>
          </table:table-cell>
          <table:table-cell office:value-type="float" office:value="0" calcext:value-type="float">
            <text:p>0</text:p>
          </table:table-cell>
          <table:table-cell office:value-type="float" office:value="1.888571" calcext:value-type="float">
            <text:p>1.888571</text:p>
          </table:table-cell>
          <table:table-cell office:value-type="float" office:value="0" calcext:value-type="float">
            <text:p>0</text:p>
          </table:table-cell>
          <table:table-cell office:value-type="float" office:value="1.142161" calcext:value-type="float">
            <text:p>1.142161</text:p>
          </table:table-cell>
          <table:table-cell office:value-type="float" office:value="0" calcext:value-type="float">
            <text:p>0</text:p>
          </table:table-cell>
          <table:table-cell office:value-type="float" office:value="0.031227" calcext:value-type="float">
            <text:p>0.031227</text:p>
          </table:table-cell>
          <table:table-cell office:value-type="float" office:value="0.78" calcext:value-type="float">
            <text:p>0.78</text:p>
          </table:table-cell>
          <table:table-cell office:value-type="float" office:value="0.035298" calcext:value-type="float">
            <text:p>0.035298</text:p>
          </table:table-cell>
          <table:table-cell office:value-type="float" office:value="1" calcext:value-type="float">
            <text:p>1</text:p>
          </table:table-cell>
          <table:table-cell office:value-type="float" office:value="0.007047" calcext:value-type="float">
            <text:p>0.007047</text:p>
          </table:table-cell>
          <table:table-cell office:value-type="float" office:value="0.2" calcext:value-type="float">
            <text:p>0.2</text:p>
          </table:table-cell>
          <table:table-cell office:value-type="float" office:value="0.026822" calcext:value-type="float">
            <text:p>0.026822</text:p>
          </table:table-cell>
          <table:table-cell office:value-type="float" office:value="0.76" calcext:value-type="float">
            <text:p>0.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81233" calcext:value-type="float">
            <text:p>2.581233</text:p>
          </table:table-cell>
          <table:table-cell office:value-type="float" office:value="1.24" calcext:value-type="float">
            <text:p>1.24</text:p>
          </table:table-cell>
          <table:table-cell office:value-type="float" office:value="2.109554" calcext:value-type="float">
            <text:p>2.109554</text:p>
          </table:table-cell>
          <table:table-cell office:value-type="float" office:value="1.16" calcext:value-type="float">
            <text:p>1.16</text:p>
          </table:table-cell>
          <table:table-cell office:value-type="float" office:value="0.292764" calcext:value-type="float">
            <text:p>0.292764</text:p>
          </table:table-cell>
          <table:table-cell office:value-type="float" office:value="0.36" calcext:value-type="float">
            <text:p>0.36</text:p>
          </table:table-cell>
          <table:table-cell office:value-type="float" office:value="0.770889" calcext:value-type="float">
            <text:p>0.770889</text:p>
          </table:table-cell>
          <table:table-cell office:value-type="float" office:value="0.74" calcext:value-type="float">
            <text:p>0.74</text:p>
          </table:table-cell>
          <table:table-cell office:value-type="float" office:value="0.002133" calcext:value-type="float">
            <text:p>0.002133</text:p>
          </table:table-cell>
          <table:table-cell office:value-type="float" office:value="0.02" calcext:value-type="float">
            <text:p>0.02</text:p>
          </table:table-cell>
          <table:table-cell office:value-type="float" office:value="0.07888" calcext:value-type="float">
            <text:p>0.078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375.679993" calcext:value-type="float">
            <text:p>375.679993</text:p>
          </table:table-cell>
          <table:table-cell office:value-type="float" office:value="68.693771" calcext:value-type="float">
            <text:p>68.693771</text:p>
          </table:table-cell>
          <table:table-cell office:value-type="string" calcext:value-type="string">
            <text:p>NA</text:p>
          </table:table-cell>
          <table:table-cell office:value-type="float" office:value="5.959024" calcext:value-type="float">
            <text:p>5.959024</text:p>
          </table:table-cell>
          <table:table-cell office:value-type="float" office:value="0.300588" calcext:value-type="float">
            <text:p>0.300588</text:p>
          </table:table-cell>
          <table:table-cell office:value-type="float" office:value="46.864223" calcext:value-type="float">
            <text:p>46.864223</text:p>
          </table:table-cell>
          <table:table-cell office:value-type="float" office:value="0.054715" calcext:value-type="float">
            <text:p>0.054715</text:p>
          </table:table-cell>
          <table:table-cell office:value-type="float" office:value="2.445573" calcext:value-type="float">
            <text:p>2.445573</text:p>
          </table:table-cell>
          <table:table-cell office:value-type="float" office:value="1.160232" calcext:value-type="float">
            <text:p>1.160232</text:p>
          </table:table-cell>
          <table:table-cell office:value-type="float" office:value="3.723169" calcext:value-type="float">
            <text:p>3.723169</text:p>
          </table:table-cell>
          <table:table-cell office:value-type="float" office:value="2.659407" calcext:value-type="float">
            <text:p>2.659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1501" calcext:value-type="float">
            <text:p>3.061501</text:p>
          </table:table-cell>
          <table:table-cell office:value-type="float" office:value="2.705659" calcext:value-type="float">
            <text:p>2.705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444" calcext:value-type="float">
            <text:p>0.083444</text:p>
          </table:table-cell>
          <table:table-cell office:value-type="float" office:value="0.032351" calcext:value-type="float">
            <text:p>0.032351</text:p>
          </table:table-cell>
          <table:table-cell office:value-type="float" office:value="0.880269" calcext:value-type="float">
            <text:p>0.880269</text:p>
          </table:table-cell>
          <table:table-cell office:value-type="float" office:value="1.194424" calcext:value-type="float">
            <text:p>1.194424</text:p>
          </table:table-cell>
          <table:table-cell office:value-type="float" office:value="0.040974" calcext:value-type="float">
            <text:p>0.040974</text:p>
          </table:table-cell>
          <table:table-cell office:value-type="float" office:value="0.012878" calcext:value-type="float">
            <text:p>0.012878</text:p>
          </table:table-cell>
          <table:table-cell office:value-type="float" office:value="1.482877" calcext:value-type="float">
            <text:p>1.482877</text:p>
          </table:table-cell>
          <table:table-cell office:value-type="float" office:value="1.569708" calcext:value-type="float">
            <text:p>1.5697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811861" calcext:value-type="float">
            <text:p>4.811861</text:p>
          </table:table-cell>
          <table:table-cell office:value-type="float" office:value="0.279711" calcext:value-type="float">
            <text:p>0.279711</text:p>
          </table:table-cell>
          <table:table-cell office:value-type="float" office:value="1.550944" calcext:value-type="float">
            <text:p>1.550944</text:p>
          </table:table-cell>
          <table:table-cell office:value-type="float" office:value="1.278541" calcext:value-type="float">
            <text:p>1.278541</text:p>
          </table:table-cell>
          <table:table-cell office:value-type="float" office:value="1.323383" calcext:value-type="float">
            <text:p>1.323383</text:p>
          </table:table-cell>
          <table:table-cell office:value-type="float" office:value="0.093462" calcext:value-type="float">
            <text:p>0.093462</text:p>
          </table:table-cell>
          <table:table-cell office:value-type="float" office:value="3.112621" calcext:value-type="float">
            <text:p>3.112621</text:p>
          </table:table-cell>
          <table:table-cell office:value-type="float" office:value="2.748524" calcext:value-type="float">
            <text:p>2.748524</text:p>
          </table:table-cell>
          <table:table-cell office:value-type="float" office:value="0.07888" calcext:value-type="float">
            <text:p>0.07888</text:p>
          </table:table-cell>
          <table:table-cell office:value-type="float" office:value="0.001999" calcext:value-type="float">
            <text:p>0.001999</text:p>
          </table:table-cell>
          <table:table-cell office:value-type="float" office:value="3.184928" calcext:value-type="float">
            <text:p>3.184928</text:p>
          </table:table-cell>
          <table:table-cell office:value-type="float" office:value="4.064747" calcext:value-type="float">
            <text:p>4.064747</text:p>
          </table:table-cell>
          <table:table-cell office:value-type="float" office:value="46.864223" calcext:value-type="float">
            <text:p>46.864223</text:p>
          </table:table-cell>
          <table:table-cell office:value-type="float" office:value="1.96" calcext:value-type="float">
            <text:p>1.96</text:p>
          </table:table-cell>
          <table:table-cell office:value-type="float" office:value="1.852399" calcext:value-type="float">
            <text:p>1.852399</text:p>
          </table:table-cell>
          <table:table-cell office:value-type="float" office:value="0" calcext:value-type="float">
            <text:p>0</text:p>
          </table:table-cell>
          <table:table-cell office:value-type="float" office:value="1.87077" calcext:value-type="float">
            <text:p>1.87077</text:p>
          </table:table-cell>
          <table:table-cell office:value-type="float" office:value="0" calcext:value-type="float">
            <text:p>0</text:p>
          </table:table-cell>
          <table:table-cell office:value-type="float" office:value="1.911555" calcext:value-type="float">
            <text:p>1.911555</text:p>
          </table:table-cell>
          <table:table-cell office:value-type="float" office:value="0" calcext:value-type="float">
            <text:p>0</text:p>
          </table:table-cell>
          <table:table-cell office:value-type="float" office:value="1.149945" calcext:value-type="float">
            <text:p>1.149945</text:p>
          </table:table-cell>
          <table:table-cell office:value-type="float" office:value="0" calcext:value-type="float">
            <text:p>0</text:p>
          </table:table-cell>
          <table:table-cell office:value-type="float" office:value="0.039536" calcext:value-type="float">
            <text:p>0.039536</text:p>
          </table:table-cell>
          <table:table-cell office:value-type="float" office:value="0.86" calcext:value-type="float">
            <text:p>0.86</text:p>
          </table:table-cell>
          <table:table-cell office:value-type="float" office:value="0.043908" calcext:value-type="float">
            <text:p>0.043908</text:p>
          </table:table-cell>
          <table:table-cell office:value-type="float" office:value="1.16" calcext:value-type="float">
            <text:p>1.16</text:p>
          </table:table-cell>
          <table:table-cell office:value-type="float" office:value="0.006353" calcext:value-type="float">
            <text:p>0.006353</text:p>
          </table:table-cell>
          <table:table-cell office:value-type="float" office:value="0.18" calcext:value-type="float">
            <text:p>0.18</text:p>
          </table:table-cell>
          <table:table-cell office:value-type="float" office:value="0.03462" calcext:value-type="float">
            <text:p>0.03462</text:p>
          </table:table-cell>
          <table:table-cell office:value-type="float" office:value="0.98" calcext:value-type="float">
            <text:p>0.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887729" calcext:value-type="float">
            <text:p>2.887729</text:p>
          </table:table-cell>
          <table:table-cell office:value-type="float" office:value="1.32" calcext:value-type="float">
            <text:p>1.32</text:p>
          </table:table-cell>
          <table:table-cell office:value-type="float" office:value="1.924132" calcext:value-type="float">
            <text:p>1.924132</text:p>
          </table:table-cell>
          <table:table-cell office:value-type="float" office:value="1.1" calcext:value-type="float">
            <text:p>1.1</text:p>
          </table:table-cell>
          <table:table-cell office:value-type="float" office:value="0.400503" calcext:value-type="float">
            <text:p>0.400503</text:p>
          </table:table-cell>
          <table:table-cell office:value-type="float" office:value="0.4" calcext:value-type="float">
            <text:p>0.4</text:p>
          </table:table-cell>
          <table:table-cell office:value-type="float" office:value="0.92288" calcext:value-type="float">
            <text:p>0.92288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88" calcext:value-type="float">
            <text:p>0.078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350.959991" calcext:value-type="float">
            <text:p>350.959991</text:p>
          </table:table-cell>
          <table:table-cell office:value-type="float" office:value="82.9049" calcext:value-type="float">
            <text:p>82.9049</text:p>
          </table:table-cell>
          <table:table-cell office:value-type="string" calcext:value-type="string">
            <text:p>NA</text:p>
          </table:table-cell>
          <table:table-cell office:value-type="float" office:value="6.022686" calcext:value-type="float">
            <text:p>6.022686</text:p>
          </table:table-cell>
          <table:table-cell office:value-type="float" office:value="0.252182" calcext:value-type="float">
            <text:p>0.252182</text:p>
          </table:table-cell>
          <table:table-cell office:value-type="float" office:value="38.758141" calcext:value-type="float">
            <text:p>38.758141</text:p>
          </table:table-cell>
          <table:table-cell office:value-type="float" office:value="0.045251" calcext:value-type="float">
            <text:p>0.045251</text:p>
          </table:table-cell>
          <table:table-cell office:value-type="float" office:value="3.067439" calcext:value-type="float">
            <text:p>3.067439</text:p>
          </table:table-cell>
          <table:table-cell office:value-type="float" office:value="2.215322" calcext:value-type="float">
            <text:p>2.215322</text:p>
          </table:table-cell>
          <table:table-cell office:value-type="float" office:value="3.710014" calcext:value-type="float">
            <text:p>3.710014</text:p>
          </table:table-cell>
          <table:table-cell office:value-type="float" office:value="2.65001" calcext:value-type="float">
            <text:p>2.6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7599" calcext:value-type="float">
            <text:p>3.07599</text:p>
          </table:table-cell>
          <table:table-cell office:value-type="float" office:value="2.718392" calcext:value-type="float">
            <text:p>2.718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095" calcext:value-type="float">
            <text:p>0.086095</text:p>
          </table:table-cell>
          <table:table-cell office:value-type="float" office:value="0.03001" calcext:value-type="float">
            <text:p>0.03001</text:p>
          </table:table-cell>
          <table:table-cell office:value-type="float" office:value="1.12266" calcext:value-type="float">
            <text:p>1.12266</text:p>
          </table:table-cell>
          <table:table-cell office:value-type="float" office:value="1.795004" calcext:value-type="float">
            <text:p>1.795004</text:p>
          </table:table-cell>
          <table:table-cell office:value-type="float" office:value="0.042451" calcext:value-type="float">
            <text:p>0.042451</text:p>
          </table:table-cell>
          <table:table-cell office:value-type="float" office:value="0.01341" calcext:value-type="float">
            <text:p>0.01341</text:p>
          </table:table-cell>
          <table:table-cell office:value-type="float" office:value="1.824495" calcext:value-type="float">
            <text:p>1.824495</text:p>
          </table:table-cell>
          <table:table-cell office:value-type="float" office:value="2.28475" calcext:value-type="float">
            <text:p>2.284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387942" calcext:value-type="float">
            <text:p>4.387942</text:p>
          </table:table-cell>
          <table:table-cell office:value-type="float" office:value="0.250511" calcext:value-type="float">
            <text:p>0.250511</text:p>
          </table:table-cell>
          <table:table-cell office:value-type="float" office:value="1.934697" calcext:value-type="float">
            <text:p>1.934697</text:p>
          </table:table-cell>
          <table:table-cell office:value-type="float" office:value="1.859491" calcext:value-type="float">
            <text:p>1.859491</text:p>
          </table:table-cell>
          <table:table-cell office:value-type="float" office:value="0.842151" calcext:value-type="float">
            <text:p>0.842151</text:p>
          </table:table-cell>
          <table:table-cell office:value-type="float" office:value="0.063871" calcext:value-type="float">
            <text:p>0.063871</text:p>
          </table:table-cell>
          <table:table-cell office:value-type="float" office:value="4.922861" calcext:value-type="float">
            <text:p>4.922861</text:p>
          </table:table-cell>
          <table:table-cell office:value-type="float" office:value="4.272749" calcext:value-type="float">
            <text:p>4.272749</text:p>
          </table:table-cell>
          <table:table-cell office:value-type="float" office:value="0.070349" calcext:value-type="float">
            <text:p>0.070349</text:p>
          </table:table-cell>
          <table:table-cell office:value-type="float" office:value="0.001918" calcext:value-type="float">
            <text:p>0.001918</text:p>
          </table:table-cell>
          <table:table-cell office:value-type="float" office:value="4.369744" calcext:value-type="float">
            <text:p>4.369744</text:p>
          </table:table-cell>
          <table:table-cell office:value-type="float" office:value="4.687174" calcext:value-type="float">
            <text:p>4.687174</text:p>
          </table:table-cell>
          <table:table-cell office:value-type="float" office:value="38.758141" calcext:value-type="float">
            <text:p>38.758141</text:p>
          </table:table-cell>
          <table:table-cell office:value-type="float" office:value="1.7" calcext:value-type="float">
            <text:p>1.7</text:p>
          </table:table-cell>
          <table:table-cell office:value-type="float" office:value="1.852062" calcext:value-type="float">
            <text:p>1.852062</text:p>
          </table:table-cell>
          <table:table-cell office:value-type="float" office:value="0" calcext:value-type="float">
            <text:p>0</text:p>
          </table:table-cell>
          <table:table-cell office:value-type="float" office:value="1.857952" calcext:value-type="float">
            <text:p>1.857952</text:p>
          </table:table-cell>
          <table:table-cell office:value-type="float" office:value="0" calcext:value-type="float">
            <text:p>0</text:p>
          </table:table-cell>
          <table:table-cell office:value-type="float" office:value="1.920763" calcext:value-type="float">
            <text:p>1.920763</text:p>
          </table:table-cell>
          <table:table-cell office:value-type="float" office:value="0" calcext:value-type="float">
            <text:p>0</text:p>
          </table:table-cell>
          <table:table-cell office:value-type="float" office:value="1.155227" calcext:value-type="float">
            <text:p>1.155227</text:p>
          </table:table-cell>
          <table:table-cell office:value-type="float" office:value="0" calcext:value-type="float">
            <text:p>0</text:p>
          </table:table-cell>
          <table:table-cell office:value-type="float" office:value="0.035243" calcext:value-type="float">
            <text:p>0.035243</text:p>
          </table:table-cell>
          <table:table-cell office:value-type="float" office:value="0.74" calcext:value-type="float">
            <text:p>0.74</text:p>
          </table:table-cell>
          <table:table-cell office:value-type="float" office:value="0.050852" calcext:value-type="float">
            <text:p>0.050852</text:p>
          </table:table-cell>
          <table:table-cell office:value-type="float" office:value="1.3" calcext:value-type="float">
            <text:p>1.3</text:p>
          </table:table-cell>
          <table:table-cell office:value-type="float" office:value="0.00635" calcext:value-type="float">
            <text:p>0.00635</text:p>
          </table:table-cell>
          <table:table-cell office:value-type="float" office:value="0.18" calcext:value-type="float">
            <text:p>0.18</text:p>
          </table:table-cell>
          <table:table-cell office:value-type="float" office:value="0.036101" calcext:value-type="float">
            <text:p>0.036101</text:p>
          </table:table-cell>
          <table:table-cell office:value-type="float" office:value="1.02" calcext:value-type="float">
            <text:p>1.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741858" calcext:value-type="float">
            <text:p>2.741858</text:p>
          </table:table-cell>
          <table:table-cell office:value-type="float" office:value="1.16" calcext:value-type="float">
            <text:p>1.16</text:p>
          </table:table-cell>
          <table:table-cell office:value-type="float" office:value="1.646084" calcext:value-type="float">
            <text:p>1.646084</text:p>
          </table:table-cell>
          <table:table-cell office:value-type="float" office:value="0.96" calcext:value-type="float">
            <text:p>0.96</text:p>
          </table:table-cell>
          <table:table-cell office:value-type="float" office:value="0.150196" calcext:value-type="float">
            <text:p>0.150196</text:p>
          </table:table-cell>
          <table:table-cell office:value-type="float" office:value="0.2" calcext:value-type="float">
            <text:p>0.2</text:p>
          </table:table-cell>
          <table:table-cell office:value-type="float" office:value="0.691956" calcext:value-type="float">
            <text:p>0.691956</text:p>
          </table:table-cell>
          <table:table-cell office:value-type="float" office:value="0.52" calcext:value-type="float">
            <text:p>0.52</text:p>
          </table:table-cell>
          <table:table-cell office:value-type="float" office:value="0.008506" calcext:value-type="float">
            <text:p>0.008506</text:p>
          </table:table-cell>
          <table:table-cell office:value-type="float" office:value="0.08" calcext:value-type="float">
            <text:p>0.08</text:p>
          </table:table-cell>
          <table:table-cell office:value-type="float" office:value="0.061842" calcext:value-type="float">
            <text:p>0.061842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357.040009" calcext:value-type="float">
            <text:p>357.040009</text:p>
          </table:table-cell>
          <table:table-cell office:value-type="float" office:value="69.074333" calcext:value-type="float">
            <text:p>69.074333</text:p>
          </table:table-cell>
          <table:table-cell office:value-type="string" calcext:value-type="string">
            <text:p>NA</text:p>
          </table:table-cell>
          <table:table-cell office:value-type="float" office:value="5.986592" calcext:value-type="float">
            <text:p>5.986592</text:p>
          </table:table-cell>
          <table:table-cell office:value-type="float" office:value="0.281895" calcext:value-type="float">
            <text:p>0.281895</text:p>
          </table:table-cell>
          <table:table-cell office:value-type="float" office:value="35.222256" calcext:value-type="float">
            <text:p>35.222256</text:p>
          </table:table-cell>
          <table:table-cell office:value-type="float" office:value="0.041123" calcext:value-type="float">
            <text:p>0.041123</text:p>
          </table:table-cell>
          <table:table-cell office:value-type="float" office:value="2.595623" calcext:value-type="float">
            <text:p>2.595623</text:p>
          </table:table-cell>
          <table:table-cell office:value-type="float" office:value="2.131917" calcext:value-type="float">
            <text:p>2.131917</text:p>
          </table:table-cell>
          <table:table-cell office:value-type="float" office:value="3.798209" calcext:value-type="float">
            <text:p>3.798209</text:p>
          </table:table-cell>
          <table:table-cell office:value-type="float" office:value="2.713006" calcext:value-type="float">
            <text:p>2.713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51425" calcext:value-type="float">
            <text:p>3.051425</text:p>
          </table:table-cell>
          <table:table-cell office:value-type="float" office:value="2.700906" calcext:value-type="float">
            <text:p>2.700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021" calcext:value-type="float">
            <text:p>0.064021</text:p>
          </table:table-cell>
          <table:table-cell office:value-type="float" office:value="0.019712" calcext:value-type="float">
            <text:p>0.019712</text:p>
          </table:table-cell>
          <table:table-cell office:value-type="float" office:value="1.731155" calcext:value-type="float">
            <text:p>1.731155</text:p>
          </table:table-cell>
          <table:table-cell office:value-type="float" office:value="2.446008" calcext:value-type="float">
            <text:p>2.446008</text:p>
          </table:table-cell>
          <table:table-cell office:value-type="float" office:value="0.035384" calcext:value-type="float">
            <text:p>0.035384</text:p>
          </table:table-cell>
          <table:table-cell office:value-type="float" office:value="0.010044" calcext:value-type="float">
            <text:p>0.010044</text:p>
          </table:table-cell>
          <table:table-cell office:value-type="float" office:value="2.254604" calcext:value-type="float">
            <text:p>2.254604</text:p>
          </table:table-cell>
          <table:table-cell office:value-type="float" office:value="2.244831" calcext:value-type="float">
            <text:p>2.2448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220216" calcext:value-type="float">
            <text:p>4.220216</text:p>
          </table:table-cell>
          <table:table-cell office:value-type="float" office:value="0.2444" calcext:value-type="float">
            <text:p>0.2444</text:p>
          </table:table-cell>
          <table:table-cell office:value-type="float" office:value="1.929649" calcext:value-type="float">
            <text:p>1.929649</text:p>
          </table:table-cell>
          <table:table-cell office:value-type="float" office:value="1.907076" calcext:value-type="float">
            <text:p>1.907076</text:p>
          </table:table-cell>
          <table:table-cell office:value-type="float" office:value="0.723356" calcext:value-type="float">
            <text:p>0.723356</text:p>
          </table:table-cell>
          <table:table-cell office:value-type="float" office:value="0.055747" calcext:value-type="float">
            <text:p>0.055747</text:p>
          </table:table-cell>
          <table:table-cell office:value-type="float" office:value="3.92292" calcext:value-type="float">
            <text:p>3.92292</text:p>
          </table:table-cell>
          <table:table-cell office:value-type="float" office:value="4.313474" calcext:value-type="float">
            <text:p>4.313474</text:p>
          </table:table-cell>
          <table:table-cell office:value-type="float" office:value="0.14898" calcext:value-type="float">
            <text:p>0.14898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3.290766" calcext:value-type="float">
            <text:p>3.290766</text:p>
          </table:table-cell>
          <table:table-cell office:value-type="float" office:value="4.616812" calcext:value-type="float">
            <text:p>4.616812</text:p>
          </table:table-cell>
          <table:table-cell office:value-type="float" office:value="35.222256" calcext:value-type="float">
            <text:p>35.222256</text:p>
          </table:table-cell>
          <table:table-cell office:value-type="float" office:value="1.72" calcext:value-type="float">
            <text:p>1.72</text:p>
          </table:table-cell>
          <table:table-cell office:value-type="float" office:value="1.889898" calcext:value-type="float">
            <text:p>1.889898</text:p>
          </table:table-cell>
          <table:table-cell office:value-type="float" office:value="0" calcext:value-type="float">
            <text:p>0</text:p>
          </table:table-cell>
          <table:table-cell office:value-type="float" office:value="1.908311" calcext:value-type="float">
            <text:p>1.908311</text:p>
          </table:table-cell>
          <table:table-cell office:value-type="float" office:value="0" calcext:value-type="float">
            <text:p>0</text:p>
          </table:table-cell>
          <table:table-cell office:value-type="float" office:value="1.896065" calcext:value-type="float">
            <text:p>1.896065</text:p>
          </table:table-cell>
          <table:table-cell office:value-type="float" office:value="0" calcext:value-type="float">
            <text:p>0</text:p>
          </table:table-cell>
          <table:table-cell office:value-type="float" office:value="1.15536" calcext:value-type="float">
            <text:p>1.15536</text:p>
          </table:table-cell>
          <table:table-cell office:value-type="float" office:value="0" calcext:value-type="float">
            <text:p>0</text:p>
          </table:table-cell>
          <table:table-cell office:value-type="float" office:value="0.021919" calcext:value-type="float">
            <text:p>0.021919</text:p>
          </table:table-cell>
          <table:table-cell office:value-type="float" office:value="0.58" calcext:value-type="float">
            <text:p>0.58</text:p>
          </table:table-cell>
          <table:table-cell office:value-type="float" office:value="0.042102" calcext:value-type="float">
            <text:p>0.042102</text:p>
          </table:table-cell>
          <table:table-cell office:value-type="float" office:value="1.08" calcext:value-type="float">
            <text:p>1.08</text:p>
          </table:table-cell>
          <table:table-cell office:value-type="float" office:value="0.009163" calcext:value-type="float">
            <text:p>0.009163</text:p>
          </table:table-cell>
          <table:table-cell office:value-type="float" office:value="0.26" calcext:value-type="float">
            <text:p>0.26</text:p>
          </table:table-cell>
          <table:table-cell office:value-type="float" office:value="0.026221" calcext:value-type="float">
            <text:p>0.026221</text:p>
          </table:table-cell>
          <table:table-cell office:value-type="float" office:value="0.74" calcext:value-type="float">
            <text:p>0.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554556" calcext:value-type="float">
            <text:p>2.554556</text:p>
          </table:table-cell>
          <table:table-cell office:value-type="float" office:value="1.08" calcext:value-type="float">
            <text:p>1.08</text:p>
          </table:table-cell>
          <table:table-cell office:value-type="float" office:value="1.66566" calcext:value-type="float">
            <text:p>1.66566</text:p>
          </table:table-cell>
          <table:table-cell office:value-type="float" office:value="0.98" calcext:value-type="float">
            <text:p>0.98</text:p>
          </table:table-cell>
          <table:table-cell office:value-type="float" office:value="0.107915" calcext:value-type="float">
            <text:p>0.107915</text:p>
          </table:table-cell>
          <table:table-cell office:value-type="float" office:value="0.12" calcext:value-type="float">
            <text:p>0.12</text:p>
          </table:table-cell>
          <table:table-cell office:value-type="float" office:value="0.61544" calcext:value-type="float">
            <text:p>0.61544</text:p>
          </table:table-cell>
          <table:table-cell office:value-type="float" office:value="0.46" calcext:value-type="float">
            <text:p>0.46</text:p>
          </table:table-cell>
          <table:table-cell office:value-type="float" office:value="0.002133" calcext:value-type="float">
            <text:p>0.002133</text:p>
          </table:table-cell>
          <table:table-cell office:value-type="float" office:value="0.02" calcext:value-type="float">
            <text:p>0.02</text:p>
          </table:table-cell>
          <table:table-cell office:value-type="float" office:value="0.146847" calcext:value-type="float">
            <text:p>0.14684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57.519989" calcext:value-type="float">
            <text:p>357.519989</text:p>
          </table:table-cell>
          <table:table-cell office:value-type="float" office:value="60.233978" calcext:value-type="float">
            <text:p>60.233978</text:p>
          </table:table-cell>
          <table:table-cell office:value-type="string" calcext:value-type="string">
            <text:p>NA</text:p>
          </table:table-cell>
          <table:table-cell office:value-type="float" office:value="5.955596" calcext:value-type="float">
            <text:p>5.955596</text:p>
          </table:table-cell>
          <table:table-cell office:value-type="float" office:value="0.220897" calcext:value-type="float">
            <text:p>0.220897</text:p>
          </table:table-cell>
          <table:table-cell office:value-type="float" office:value="38.564892" calcext:value-type="float">
            <text:p>38.564892</text:p>
          </table:table-cell>
          <table:table-cell office:value-type="float" office:value="0.045025" calcext:value-type="float">
            <text:p>0.045025</text:p>
          </table:table-cell>
          <table:table-cell office:value-type="float" office:value="2.505702" calcext:value-type="float">
            <text:p>2.505702</text:p>
          </table:table-cell>
          <table:table-cell office:value-type="float" office:value="2.10963" calcext:value-type="float">
            <text:p>2.10963</text:p>
          </table:table-cell>
          <table:table-cell office:value-type="float" office:value="3.844919" calcext:value-type="float">
            <text:p>3.844919</text:p>
          </table:table-cell>
          <table:table-cell office:value-type="float" office:value="2.746371" calcext:value-type="float">
            <text:p>2.746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65053" calcext:value-type="float">
            <text:p>3.065053</text:p>
          </table:table-cell>
          <table:table-cell office:value-type="float" office:value="2.712542" calcext:value-type="float">
            <text:p>2.712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767" calcext:value-type="float">
            <text:p>0.055767</text:p>
          </table:table-cell>
          <table:table-cell office:value-type="float" office:value="0.018456" calcext:value-type="float">
            <text:p>0.018456</text:p>
          </table:table-cell>
          <table:table-cell office:value-type="float" office:value="1.795526" calcext:value-type="float">
            <text:p>1.795526</text:p>
          </table:table-cell>
          <table:table-cell office:value-type="float" office:value="3.32882" calcext:value-type="float">
            <text:p>3.32882</text:p>
          </table:table-cell>
          <table:table-cell office:value-type="float" office:value="0.030373" calcext:value-type="float">
            <text:p>0.030373</text:p>
          </table:table-cell>
          <table:table-cell office:value-type="float" office:value="0.008033" calcext:value-type="float">
            <text:p>0.008033</text:p>
          </table:table-cell>
          <table:table-cell office:value-type="float" office:value="2.667493" calcext:value-type="float">
            <text:p>2.667493</text:p>
          </table:table-cell>
          <table:table-cell office:value-type="float" office:value="3.137686" calcext:value-type="float">
            <text:p>3.13768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814723" calcext:value-type="float">
            <text:p>3.814723</text:p>
          </table:table-cell>
          <table:table-cell office:value-type="float" office:value="0.208588" calcext:value-type="float">
            <text:p>0.208588</text:p>
          </table:table-cell>
          <table:table-cell office:value-type="float" office:value="2.014324" calcext:value-type="float">
            <text:p>2.014324</text:p>
          </table:table-cell>
          <table:table-cell office:value-type="float" office:value="1.671486" calcext:value-type="float">
            <text:p>1.671486</text:p>
          </table:table-cell>
          <table:table-cell office:value-type="float" office:value="0.613233" calcext:value-type="float">
            <text:p>0.613233</text:p>
          </table:table-cell>
          <table:table-cell office:value-type="float" office:value="0.045854" calcext:value-type="float">
            <text:p>0.045854</text:p>
          </table:table-cell>
          <table:table-cell office:value-type="float" office:value="3.999702" calcext:value-type="float">
            <text:p>3.999702</text:p>
          </table:table-cell>
          <table:table-cell office:value-type="float" office:value="3.980404" calcext:value-type="float">
            <text:p>3.980404</text:p>
          </table:table-cell>
          <table:table-cell office:value-type="float" office:value="0.192903" calcext:value-type="float">
            <text:p>0.192903</text:p>
          </table:table-cell>
          <table:table-cell office:value-type="float" office:value="0.004991" calcext:value-type="float">
            <text:p>0.004991</text:p>
          </table:table-cell>
          <table:table-cell office:value-type="float" office:value="3.941822" calcext:value-type="float">
            <text:p>3.941822</text:p>
          </table:table-cell>
          <table:table-cell office:value-type="float" office:value="4.829397" calcext:value-type="float">
            <text:p>4.829397</text:p>
          </table:table-cell>
          <table:table-cell office:value-type="float" office:value="38.564892" calcext:value-type="float">
            <text:p>38.564892</text:p>
          </table:table-cell>
          <table:table-cell office:value-type="float" office:value="2" calcext:value-type="float">
            <text:p>2</text:p>
          </table:table-cell>
          <table:table-cell office:value-type="float" office:value="1.925262" calcext:value-type="float">
            <text:p>1.925262</text:p>
          </table:table-cell>
          <table:table-cell office:value-type="float" office:value="0" calcext:value-type="float">
            <text:p>0</text:p>
          </table:table-cell>
          <table:table-cell office:value-type="float" office:value="1.919657" calcext:value-type="float">
            <text:p>1.919657</text:p>
          </table:table-cell>
          <table:table-cell office:value-type="float" office:value="0" calcext:value-type="float">
            <text:p>0</text:p>
          </table:table-cell>
          <table:table-cell office:value-type="float" office:value="1.905477" calcext:value-type="float">
            <text:p>1.905477</text:p>
          </table:table-cell>
          <table:table-cell office:value-type="float" office:value="0" calcext:value-type="float">
            <text:p>0</text:p>
          </table:table-cell>
          <table:table-cell office:value-type="float" office:value="1.159576" calcext:value-type="float">
            <text:p>1.159576</text:p>
          </table:table-cell>
          <table:table-cell office:value-type="float" office:value="0" calcext:value-type="float">
            <text:p>0</text:p>
          </table:table-cell>
          <table:table-cell office:value-type="float" office:value="0.02121" calcext:value-type="float">
            <text:p>0.02121</text:p>
          </table:table-cell>
          <table:table-cell office:value-type="float" office:value="0.6" calcext:value-type="float">
            <text:p>0.6</text:p>
          </table:table-cell>
          <table:table-cell office:value-type="float" office:value="0.034557" calcext:value-type="float">
            <text:p>0.034557</text:p>
          </table:table-cell>
          <table:table-cell office:value-type="float" office:value="0.94" calcext:value-type="float">
            <text:p>0.94</text:p>
          </table:table-cell>
          <table:table-cell office:value-type="float" office:value="0.009875" calcext:value-type="float">
            <text:p>0.009875</text:p>
          </table:table-cell>
          <table:table-cell office:value-type="float" office:value="0.28" calcext:value-type="float">
            <text:p>0.28</text:p>
          </table:table-cell>
          <table:table-cell office:value-type="float" office:value="0.020497" calcext:value-type="float">
            <text:p>0.020497</text:p>
          </table:table-cell>
          <table:table-cell office:value-type="float" office:value="0.58" calcext:value-type="float">
            <text:p>0.5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602679" calcext:value-type="float">
            <text:p>2.602679</text:p>
          </table:table-cell>
          <table:table-cell office:value-type="float" office:value="1.1" calcext:value-type="float">
            <text:p>1.1</text:p>
          </table:table-cell>
          <table:table-cell office:value-type="float" office:value="1.212044" calcext:value-type="float">
            <text:p>1.212044</text:p>
          </table:table-cell>
          <table:table-cell office:value-type="float" office:value="0.82" calcext:value-type="float">
            <text:p>0.82</text:p>
          </table:table-cell>
          <table:table-cell office:value-type="float" office:value="0.124984" calcext:value-type="float">
            <text:p>0.124984</text:p>
          </table:table-cell>
          <table:table-cell office:value-type="float" office:value="0.12" calcext:value-type="float">
            <text:p>0.12</text:p>
          </table:table-cell>
          <table:table-cell office:value-type="float" office:value="0.488249" calcext:value-type="float">
            <text:p>0.488249</text:p>
          </table:table-cell>
          <table:table-cell office:value-type="float" office:value="0.4" calcext:value-type="float">
            <text:p>0.4</text:p>
          </table:table-cell>
          <table:table-cell office:value-type="float" office:value="0.006373" calcext:value-type="float">
            <text:p>0.006373</text:p>
          </table:table-cell>
          <table:table-cell office:value-type="float" office:value="0.06" calcext:value-type="float">
            <text:p>0.06</text:p>
          </table:table-cell>
          <table:table-cell office:value-type="float" office:value="0.18653" calcext:value-type="float">
            <text:p>0.18653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47.579987" calcext:value-type="float">
            <text:p>347.579987</text:p>
          </table:table-cell>
          <table:table-cell office:value-type="float" office:value="75.396118" calcext:value-type="float">
            <text:p>75.396118</text:p>
          </table:table-cell>
          <table:table-cell office:value-type="string" calcext:value-type="string">
            <text:p>NA</text:p>
          </table:table-cell>
          <table:table-cell office:value-type="float" office:value="6.017657" calcext:value-type="float">
            <text:p>6.017657</text:p>
          </table:table-cell>
          <table:table-cell office:value-type="float" office:value="0.285042" calcext:value-type="float">
            <text:p>0.285042</text:p>
          </table:table-cell>
          <table:table-cell office:value-type="float" office:value="27.61791" calcext:value-type="float">
            <text:p>27.61791</text:p>
          </table:table-cell>
          <table:table-cell office:value-type="float" office:value="0.032244" calcext:value-type="float">
            <text:p>0.032244</text:p>
          </table:table-cell>
          <table:table-cell office:value-type="float" office:value="3.024961" calcext:value-type="float">
            <text:p>3.024961</text:p>
          </table:table-cell>
          <table:table-cell office:value-type="float" office:value="2.725267" calcext:value-type="float">
            <text:p>2.725267</text:p>
          </table:table-cell>
          <table:table-cell office:value-type="float" office:value="3.844055" calcext:value-type="float">
            <text:p>3.844055</text:p>
          </table:table-cell>
          <table:table-cell office:value-type="float" office:value="2.745754" calcext:value-type="float">
            <text:p>2.745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  <table:table-cell office:value-type="float" office:value="2.73798" calcext:value-type="float">
            <text:p>2.73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215" calcext:value-type="float">
            <text:p>0.057215</text:p>
          </table:table-cell>
          <table:table-cell office:value-type="float" office:value="0.024183" calcext:value-type="float">
            <text:p>0.024183</text:p>
          </table:table-cell>
          <table:table-cell office:value-type="float" office:value="1.144485" calcext:value-type="float">
            <text:p>1.144485</text:p>
          </table:table-cell>
          <table:table-cell office:value-type="float" office:value="1.608556" calcext:value-type="float">
            <text:p>1.608556</text:p>
          </table:table-cell>
          <table:table-cell office:value-type="float" office:value="0.032467" calcext:value-type="float">
            <text:p>0.032467</text:p>
          </table:table-cell>
          <table:table-cell office:value-type="float" office:value="0.007964" calcext:value-type="float">
            <text:p>0.007964</text:p>
          </table:table-cell>
          <table:table-cell office:value-type="float" office:value="2.380291" calcext:value-type="float">
            <text:p>2.380291</text:p>
          </table:table-cell>
          <table:table-cell office:value-type="float" office:value="2.313147" calcext:value-type="float">
            <text:p>2.3131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688564" calcext:value-type="float">
            <text:p>3.688564</text:p>
          </table:table-cell>
          <table:table-cell office:value-type="float" office:value="0.206367" calcext:value-type="float">
            <text:p>0.206367</text:p>
          </table:table-cell>
          <table:table-cell office:value-type="float" office:value="1.873871" calcext:value-type="float">
            <text:p>1.873871</text:p>
          </table:table-cell>
          <table:table-cell office:value-type="float" office:value="1.699637" calcext:value-type="float">
            <text:p>1.699637</text:p>
          </table:table-cell>
          <table:table-cell office:value-type="float" office:value="0.804429" calcext:value-type="float">
            <text:p>0.804429</text:p>
          </table:table-cell>
          <table:table-cell office:value-type="float" office:value="0.058086" calcext:value-type="float">
            <text:p>0.058086</text:p>
          </table:table-cell>
          <table:table-cell office:value-type="float" office:value="4.191133" calcext:value-type="float">
            <text:p>4.191133</text:p>
          </table:table-cell>
          <table:table-cell office:value-type="float" office:value="4.036693" calcext:value-type="float">
            <text:p>4.036693</text:p>
          </table:table-cell>
          <table:table-cell office:value-type="float" office:value="0.125803" calcext:value-type="float">
            <text:p>0.125803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4.007812" calcext:value-type="float">
            <text:p>4.007812</text:p>
          </table:table-cell>
          <table:table-cell office:value-type="float" office:value="5.480469" calcext:value-type="float">
            <text:p>5.480469</text:p>
          </table:table-cell>
          <table:table-cell office:value-type="float" office:value="27.61791" calcext:value-type="float">
            <text:p>27.61791</text:p>
          </table:table-cell>
          <table:table-cell office:value-type="float" office:value="1.9" calcext:value-type="float">
            <text:p>1.9</text:p>
          </table:table-cell>
          <table:table-cell office:value-type="float" office:value="1.908198" calcext:value-type="float">
            <text:p>1.908198</text:p>
          </table:table-cell>
          <table:table-cell office:value-type="float" office:value="0" calcext:value-type="float">
            <text:p>0</text:p>
          </table:table-cell>
          <table:table-cell office:value-type="float" office:value="1.935857" calcext:value-type="float">
            <text:p>1.935857</text:p>
          </table:table-cell>
          <table:table-cell office:value-type="float" office:value="0" calcext:value-type="float">
            <text:p>0</text:p>
          </table:table-cell>
          <table:table-cell office:value-type="float" office:value="1.91354" calcext:value-type="float">
            <text:p>1.91354</text:p>
          </table:table-cell>
          <table:table-cell office:value-type="float" office:value="0" calcext:value-type="float">
            <text:p>0</text:p>
          </table:table-cell>
          <table:table-cell office:value-type="float" office:value="1.176461" calcext:value-type="float">
            <text:p>1.176461</text:p>
          </table:table-cell>
          <table:table-cell office:value-type="float" office:value="0" calcext:value-type="float">
            <text:p>0</text:p>
          </table:table-cell>
          <table:table-cell office:value-type="float" office:value="0.030404" calcext:value-type="float">
            <text:p>0.030404</text:p>
          </table:table-cell>
          <table:table-cell office:value-type="float" office:value="0.86" calcext:value-type="float">
            <text:p>0.86</text:p>
          </table:table-cell>
          <table:table-cell office:value-type="float" office:value="0.026812" calcext:value-type="float">
            <text:p>0.026812</text:p>
          </table:table-cell>
          <table:table-cell office:value-type="float" office:value="0.72" calcext:value-type="float">
            <text:p>0.72</text:p>
          </table:table-cell>
          <table:table-cell office:value-type="float" office:value="0.012685" calcext:value-type="float">
            <text:p>0.012685</text:p>
          </table:table-cell>
          <table:table-cell office:value-type="float" office:value="0.36" calcext:value-type="float">
            <text:p>0.36</text:p>
          </table:table-cell>
          <table:table-cell office:value-type="float" office:value="0.019782" calcext:value-type="float">
            <text:p>0.019782</text:p>
          </table:table-cell>
          <table:table-cell office:value-type="float" office:value="0.56" calcext:value-type="float">
            <text:p>0.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05236" calcext:value-type="float">
            <text:p>2.405236</text:p>
          </table:table-cell>
          <table:table-cell office:value-type="float" office:value="1.06" calcext:value-type="float">
            <text:p>1.06</text:p>
          </table:table-cell>
          <table:table-cell office:value-type="float" office:value="1.283328" calcext:value-type="float">
            <text:p>1.283328</text:p>
          </table:table-cell>
          <table:table-cell office:value-type="float" office:value="0.94" calcext:value-type="float">
            <text:p>0.94</text:p>
          </table:table-cell>
          <table:table-cell office:value-type="float" office:value="0.213107" calcext:value-type="float">
            <text:p>0.213107</text:p>
          </table:table-cell>
          <table:table-cell office:value-type="float" office:value="0.24" calcext:value-type="float">
            <text:p>0.24</text:p>
          </table:table-cell>
          <table:table-cell office:value-type="float" office:value="0.591322" calcext:value-type="float">
            <text:p>0.591322</text:p>
          </table:table-cell>
          <table:table-cell office:value-type="float" office:value="0.56" calcext:value-type="float">
            <text:p>0.56</text:p>
          </table:table-cell>
          <table:table-cell office:value-type="float" office:value="0.006387" calcext:value-type="float">
            <text:p>0.006387</text:p>
          </table:table-cell>
          <table:table-cell office:value-type="float" office:value="0.06" calcext:value-type="float">
            <text:p>0.06</text:p>
          </table:table-cell>
          <table:table-cell office:value-type="float" office:value="0.119417" calcext:value-type="float">
            <text:p>0.11941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345.140015" calcext:value-type="float">
            <text:p>345.140015</text:p>
          </table:table-cell>
          <table:table-cell office:value-type="float" office:value="59.734108" calcext:value-type="float">
            <text:p>59.734108</text:p>
          </table:table-cell>
          <table:table-cell office:value-type="string" calcext:value-type="string">
            <text:p>NA</text:p>
          </table:table-cell>
          <table:table-cell office:value-type="float" office:value="5.991022" calcext:value-type="float">
            <text:p>5.991022</text:p>
          </table:table-cell>
          <table:table-cell office:value-type="float" office:value="0.241859" calcext:value-type="float">
            <text:p>0.241859</text:p>
          </table:table-cell>
          <table:table-cell office:value-type="float" office:value="32.60886" calcext:value-type="float">
            <text:p>32.60886</text:p>
          </table:table-cell>
          <table:table-cell office:value-type="float" office:value="0.038071" calcext:value-type="float">
            <text:p>0.038071</text:p>
          </table:table-cell>
          <table:table-cell office:value-type="float" office:value="2.008097" calcext:value-type="float">
            <text:p>2.008097</text:p>
          </table:table-cell>
          <table:table-cell office:value-type="float" office:value="1.287176" calcext:value-type="float">
            <text:p>1.287176</text:p>
          </table:table-cell>
          <table:table-cell office:value-type="float" office:value="3.776046" calcext:value-type="float">
            <text:p>3.776046</text:p>
          </table:table-cell>
          <table:table-cell office:value-type="float" office:value="2.697176" calcext:value-type="float">
            <text:p>2.697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34932" calcext:value-type="float">
            <text:p>3.034932</text:p>
          </table:table-cell>
          <table:table-cell office:value-type="float" office:value="2.697785" calcext:value-type="float">
            <text:p>2.697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197" calcext:value-type="float">
            <text:p>0.072197</text:p>
          </table:table-cell>
          <table:table-cell office:value-type="float" office:value="0.030258" calcext:value-type="float">
            <text:p>0.030258</text:p>
          </table:table-cell>
          <table:table-cell office:value-type="float" office:value="1.126211" calcext:value-type="float">
            <text:p>1.126211</text:p>
          </table:table-cell>
          <table:table-cell office:value-type="float" office:value="1.647518" calcext:value-type="float">
            <text:p>1.647518</text:p>
          </table:table-cell>
          <table:table-cell office:value-type="float" office:value="0.028954" calcext:value-type="float">
            <text:p>0.028954</text:p>
          </table:table-cell>
          <table:table-cell office:value-type="float" office:value="0.008348" calcext:value-type="float">
            <text:p>0.008348</text:p>
          </table:table-cell>
          <table:table-cell office:value-type="float" office:value="2.110938" calcext:value-type="float">
            <text:p>2.110938</text:p>
          </table:table-cell>
          <table:table-cell office:value-type="float" office:value="2.554175" calcext:value-type="float">
            <text:p>2.5541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244157" calcext:value-type="float">
            <text:p>3.244157</text:p>
          </table:table-cell>
          <table:table-cell office:value-type="float" office:value="0.18887" calcext:value-type="float">
            <text:p>0.18887</text:p>
          </table:table-cell>
          <table:table-cell office:value-type="float" office:value="1.767182" calcext:value-type="float">
            <text:p>1.767182</text:p>
          </table:table-cell>
          <table:table-cell office:value-type="float" office:value="1.773033" calcext:value-type="float">
            <text:p>1.773033</text:p>
          </table:table-cell>
          <table:table-cell office:value-type="float" office:value="0.830087" calcext:value-type="float">
            <text:p>0.830087</text:p>
          </table:table-cell>
          <table:table-cell office:value-type="float" office:value="0.05992" calcext:value-type="float">
            <text:p>0.05992</text:p>
          </table:table-cell>
          <table:table-cell office:value-type="float" office:value="4.495325" calcext:value-type="float">
            <text:p>4.495325</text:p>
          </table:table-cell>
          <table:table-cell office:value-type="float" office:value="4.063544" calcext:value-type="float">
            <text:p>4.063544</text:p>
          </table:table-cell>
          <table:table-cell office:value-type="float" office:value="0.168883" calcext:value-type="float">
            <text:p>0.168883</text:p>
          </table:table-cell>
          <table:table-cell office:value-type="float" office:value="0.004584" calcext:value-type="float">
            <text:p>0.004584</text:p>
          </table:table-cell>
          <table:table-cell office:value-type="float" office:value="3.425287" calcext:value-type="float">
            <text:p>3.425287</text:p>
          </table:table-cell>
          <table:table-cell office:value-type="float" office:value="3.773636" calcext:value-type="float">
            <text:p>3.773636</text:p>
          </table:table-cell>
          <table:table-cell office:value-type="float" office:value="32.60886" calcext:value-type="float">
            <text:p>32.60886</text:p>
          </table:table-cell>
          <table:table-cell office:value-type="float" office:value="2.24" calcext:value-type="float">
            <text:p>2.24</text:p>
          </table:table-cell>
          <table:table-cell office:value-type="float" office:value="1.840716" calcext:value-type="float">
            <text:p>1.840716</text:p>
          </table:table-cell>
          <table:table-cell office:value-type="float" office:value="0" calcext:value-type="float">
            <text:p>0</text:p>
          </table:table-cell>
          <table:table-cell office:value-type="float" office:value="1.93533" calcext:value-type="float">
            <text:p>1.93533</text:p>
          </table:table-cell>
          <table:table-cell office:value-type="float" office:value="0" calcext:value-type="float">
            <text:p>0</text:p>
          </table:table-cell>
          <table:table-cell office:value-type="float" office:value="1.860378" calcext:value-type="float">
            <text:p>1.860378</text:p>
          </table:table-cell>
          <table:table-cell office:value-type="float" office:value="0" calcext:value-type="float">
            <text:p>0</text:p>
          </table:table-cell>
          <table:table-cell office:value-type="float" office:value="1.174554" calcext:value-type="float">
            <text:p>1.174554</text:p>
          </table:table-cell>
          <table:table-cell office:value-type="float" office:value="0" calcext:value-type="float">
            <text:p>0</text:p>
          </table:table-cell>
          <table:table-cell office:value-type="float" office:value="0.037941" calcext:value-type="float">
            <text:p>0.037941</text:p>
          </table:table-cell>
          <table:table-cell office:value-type="float" office:value="1.02" calcext:value-type="float">
            <text:p>1.02</text:p>
          </table:table-cell>
          <table:table-cell office:value-type="float" office:value="0.034257" calcext:value-type="float">
            <text:p>0.034257</text:p>
          </table:table-cell>
          <table:table-cell office:value-type="float" office:value="0.84" calcext:value-type="float">
            <text:p>0.84</text:p>
          </table:table-cell>
          <table:table-cell office:value-type="float" office:value="0.007057" calcext:value-type="float">
            <text:p>0.007057</text:p>
          </table:table-cell>
          <table:table-cell office:value-type="float" office:value="0.2" calcext:value-type="float">
            <text:p>0.2</text:p>
          </table:table-cell>
          <table:table-cell office:value-type="float" office:value="0.021897" calcext:value-type="float">
            <text:p>0.021897</text:p>
          </table:table-cell>
          <table:table-cell office:value-type="float" office:value="0.62" calcext:value-type="float">
            <text:p>0.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940025" calcext:value-type="float">
            <text:p>1.940025</text:p>
          </table:table-cell>
          <table:table-cell office:value-type="float" office:value="0.94" calcext:value-type="float">
            <text:p>0.94</text:p>
          </table:table-cell>
          <table:table-cell office:value-type="float" office:value="1.304132" calcext:value-type="float">
            <text:p>1.304132</text:p>
          </table:table-cell>
          <table:table-cell office:value-type="float" office:value="0.84" calcext:value-type="float">
            <text:p>0.84</text:p>
          </table:table-cell>
          <table:table-cell office:value-type="float" office:value="0.220354" calcext:value-type="float">
            <text:p>0.220354</text:p>
          </table:table-cell>
          <table:table-cell office:value-type="float" office:value="0.26" calcext:value-type="float">
            <text:p>0.26</text:p>
          </table:table-cell>
          <table:table-cell office:value-type="float" office:value="0.609733" calcext:value-type="float">
            <text:p>0.609733</text:p>
          </table:table-cell>
          <table:table-cell office:value-type="float" office:value="0.56" calcext:value-type="float">
            <text:p>0.56</text:p>
          </table:table-cell>
          <table:table-cell office:value-type="float" office:value="0.019107" calcext:value-type="float">
            <text:p>0.019107</text:p>
          </table:table-cell>
          <table:table-cell office:value-type="float" office:value="0.18" calcext:value-type="float">
            <text:p>0.18</text:p>
          </table:table-cell>
          <table:table-cell office:value-type="float" office:value="0.149776" calcext:value-type="float">
            <text:p>0.149776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47.959991" calcext:value-type="float">
            <text:p>347.959991</text:p>
          </table:table-cell>
          <table:table-cell office:value-type="float" office:value="63.337116" calcext:value-type="float">
            <text:p>63.337116</text:p>
          </table:table-cell>
          <table:table-cell office:value-type="string" calcext:value-type="string">
            <text:p>NA</text:p>
          </table:table-cell>
          <table:table-cell office:value-type="float" office:value="5.942312" calcext:value-type="float">
            <text:p>5.942312</text:p>
          </table:table-cell>
          <table:table-cell office:value-type="float" office:value="0.232522" calcext:value-type="float">
            <text:p>0.232522</text:p>
          </table:table-cell>
          <table:table-cell office:value-type="float" office:value="34.73019" calcext:value-type="float">
            <text:p>34.73019</text:p>
          </table:table-cell>
          <table:table-cell office:value-type="float" office:value="0.040548" calcext:value-type="float">
            <text:p>0.040548</text:p>
          </table:table-cell>
          <table:table-cell office:value-type="float" office:value="2.427334" calcext:value-type="float">
            <text:p>2.427334</text:p>
          </table:table-cell>
          <table:table-cell office:value-type="float" office:value="2.046822" calcext:value-type="float">
            <text:p>2.046822</text:p>
          </table:table-cell>
          <table:table-cell office:value-type="float" office:value="3.753371" calcext:value-type="float">
            <text:p>3.753371</text:p>
          </table:table-cell>
          <table:table-cell office:value-type="float" office:value="2.680979" calcext:value-type="float">
            <text:p>2.680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1136" calcext:value-type="float">
            <text:p>2.991136</text:p>
          </table:table-cell>
          <table:table-cell office:value-type="float" office:value="2.652812" calcext:value-type="float">
            <text:p>2.652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944" calcext:value-type="float">
            <text:p>0.062944</text:p>
          </table:table-cell>
          <table:table-cell office:value-type="float" office:value="0.023319" calcext:value-type="float">
            <text:p>0.023319</text:p>
          </table:table-cell>
          <table:table-cell office:value-type="float" office:value="1.044781" calcext:value-type="float">
            <text:p>1.044781</text:p>
          </table:table-cell>
          <table:table-cell office:value-type="float" office:value="1.548564" calcext:value-type="float">
            <text:p>1.548564</text:p>
          </table:table-cell>
          <table:table-cell office:value-type="float" office:value="0.019077" calcext:value-type="float">
            <text:p>0.019077</text:p>
          </table:table-cell>
          <table:table-cell office:value-type="float" office:value="0.005617" calcext:value-type="float">
            <text:p>0.005617</text:p>
          </table:table-cell>
          <table:table-cell office:value-type="float" office:value="2.068399" calcext:value-type="float">
            <text:p>2.068399</text:p>
          </table:table-cell>
          <table:table-cell office:value-type="float" office:value="2.474622" calcext:value-type="float">
            <text:p>2.4746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152406" calcext:value-type="float">
            <text:p>3.152406</text:p>
          </table:table-cell>
          <table:table-cell office:value-type="float" office:value="0.190636" calcext:value-type="float">
            <text:p>0.190636</text:p>
          </table:table-cell>
          <table:table-cell office:value-type="float" office:value="1.686174" calcext:value-type="float">
            <text:p>1.686174</text:p>
          </table:table-cell>
          <table:table-cell office:value-type="float" office:value="1.716316" calcext:value-type="float">
            <text:p>1.716316</text:p>
          </table:table-cell>
          <table:table-cell office:value-type="float" office:value="0.86466" calcext:value-type="float">
            <text:p>0.86466</text:p>
          </table:table-cell>
          <table:table-cell office:value-type="float" office:value="0.061925" calcext:value-type="float">
            <text:p>0.061925</text:p>
          </table:table-cell>
          <table:table-cell office:value-type="float" office:value="3.309246" calcext:value-type="float">
            <text:p>3.309246</text:p>
          </table:table-cell>
          <table:table-cell office:value-type="float" office:value="3.51668" calcext:value-type="float">
            <text:p>3.51668</text:p>
          </table:table-cell>
          <table:table-cell office:value-type="float" office:value="0.085578" calcext:value-type="float">
            <text:p>0.085578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3.168566" calcext:value-type="float">
            <text:p>3.168566</text:p>
          </table:table-cell>
          <table:table-cell office:value-type="float" office:value="4.990859" calcext:value-type="float">
            <text:p>4.990859</text:p>
          </table:table-cell>
          <table:table-cell office:value-type="float" office:value="34.73019" calcext:value-type="float">
            <text:p>34.73019</text:p>
          </table:table-cell>
          <table:table-cell office:value-type="float" office:value="2.38" calcext:value-type="float">
            <text:p>2.38</text:p>
          </table:table-cell>
          <table:table-cell office:value-type="float" office:value="1.854865" calcext:value-type="float">
            <text:p>1.854865</text:p>
          </table:table-cell>
          <table:table-cell office:value-type="float" office:value="0" calcext:value-type="float">
            <text:p>0</text:p>
          </table:table-cell>
          <table:table-cell office:value-type="float" office:value="1.898506" calcext:value-type="float">
            <text:p>1.898506</text:p>
          </table:table-cell>
          <table:table-cell office:value-type="float" office:value="0" calcext:value-type="float">
            <text:p>0</text:p>
          </table:table-cell>
          <table:table-cell office:value-type="float" office:value="1.846925" calcext:value-type="float">
            <text:p>1.846925</text:p>
          </table:table-cell>
          <table:table-cell office:value-type="float" office:value="0" calcext:value-type="float">
            <text:p>0</text:p>
          </table:table-cell>
          <table:table-cell office:value-type="float" office:value="1.144212" calcext:value-type="float">
            <text:p>1.144212</text:p>
          </table:table-cell>
          <table:table-cell office:value-type="float" office:value="0" calcext:value-type="float">
            <text:p>0</text:p>
          </table:table-cell>
          <table:table-cell office:value-type="float" office:value="0.028037" calcext:value-type="float">
            <text:p>0.028037</text:p>
          </table:table-cell>
          <table:table-cell office:value-type="float" office:value="0.72" calcext:value-type="float">
            <text:p>0.72</text:p>
          </table:table-cell>
          <table:table-cell office:value-type="float" office:value="0.034906" calcext:value-type="float">
            <text:p>0.034906</text:p>
          </table:table-cell>
          <table:table-cell office:value-type="float" office:value="0.82" calcext:value-type="float">
            <text:p>0.82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12" calcext:value-type="float">
            <text:p>0.12</text:p>
          </table:table-cell>
          <table:table-cell office:value-type="float" office:value="0.014826" calcext:value-type="float">
            <text:p>0.014826</text:p>
          </table:table-cell>
          <table:table-cell office:value-type="float" office:value="0.42" calcext:value-type="float">
            <text:p>0.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715921" calcext:value-type="float">
            <text:p>1.715921</text:p>
          </table:table-cell>
          <table:table-cell office:value-type="float" office:value="0.9" calcext:value-type="float">
            <text:p>0.9</text:p>
          </table:table-cell>
          <table:table-cell office:value-type="float" office:value="1.436485" calcext:value-type="float">
            <text:p>1.436485</text:p>
          </table:table-cell>
          <table:table-cell office:value-type="float" office:value="1.04" calcext:value-type="float">
            <text:p>1.04</text:p>
          </table:table-cell>
          <table:table-cell office:value-type="float" office:value="0.241198" calcext:value-type="float">
            <text:p>0.241198</text:p>
          </table:table-cell>
          <table:table-cell office:value-type="float" office:value="0.26" calcext:value-type="float">
            <text:p>0.26</text:p>
          </table:table-cell>
          <table:table-cell office:value-type="float" office:value="0.623462" calcext:value-type="float">
            <text:p>0.623462</text:p>
          </table:table-cell>
          <table:table-cell office:value-type="float" office:value="0.58" calcext:value-type="float">
            <text:p>0.58</text:p>
          </table:table-cell>
          <table:table-cell office:value-type="float" office:value="0.006373" calcext:value-type="float">
            <text:p>0.006373</text:p>
          </table:table-cell>
          <table:table-cell office:value-type="float" office:value="0.06" calcext:value-type="float">
            <text:p>0.06</text:p>
          </table:table-cell>
          <table:table-cell office:value-type="float" office:value="0.079204" calcext:value-type="float">
            <text:p>0.079204</text:p>
          </table:table-cell>
          <table:table-cell office:value-type="float" office:value="0.08" calcext:value-type="float">
            <text:p>0.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4T21:12:55.264326640</dc:date>
    <meta:document-statistic meta:table-count="1" meta:cell-count="17085" meta:object-count="3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14cm" svg:y="4.195cm" style:legend-expansion="high" chart:style-name="ch2"/>
        <chart:plot-area chart:style-name="ch3" table:cell-range-address="Sheet1.H1:Sheet1.H201" chart:data-source-has-labels="row" svg:x="0.32cm" svg:y="0.18cm" svg:width="12.974cm" svg:height="8.64cm">
          <chartooo:coordinate-region svg:x="1.135cm" svg:y="0.385cm" svg:width="12.159cm" svg:height="7.4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201" chart:label-cell-address="Sheet1.H1:Sheet1.H1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gebrush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129097">
                <text:p>3.129097</text:p>
                <draw:g>
                  <svg:desc>Sheet1.H2:Sheet1.H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134192">
                <text:p>8.134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65028">
                <text:p>16.65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576714">
                <text:p>30.576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573483">
                <text:p>50.5734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.691093">
                <text:p>73.691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.625542">
                <text:p>72.6255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.390732">
                <text:p>102.3907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.370369">
                <text:p>38.3703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19526">
                <text:p>4.7195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464968">
                <text:p>10.464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568668">
                <text:p>14.5686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117908">
                <text:p>27.1179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.584919">
                <text:p>47.584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.029907">
                <text:p>75.0299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.714073">
                <text:p>101.7140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.253052">
                <text:p>43.2530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253258">
                <text:p>36.2532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.349594">
                <text:p>54.3495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79531">
                <text:p>11.795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815628">
                <text:p>18.8156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.933907">
                <text:p>33.9339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.616714">
                <text:p>57.6167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6.823418">
                <text:p>66.8234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.60305">
                <text:p>32.60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.319153">
                <text:p>35.319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960524">
                <text:p>25.960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.292217">
                <text:p>38.2922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531536">
                <text:p>16.5315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823565">
                <text:p>27.8235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.724213">
                <text:p>41.7242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.346413">
                <text:p>54.3464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.166445">
                <text:p>29.1664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.957481">
                <text:p>42.9574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.452063">
                <text:p>24.4520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032146">
                <text:p>35.0321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.597576">
                <text:p>43.5975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.217216">
                <text:p>27.2172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.386333">
                <text:p>36.386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777058">
                <text:p>47.7770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.198257">
                <text:p>69.1982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.696232">
                <text:p>25.6962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066362">
                <text:p>21.0663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.937592">
                <text:p>32.9375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.830013">
                <text:p>32.8300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114559">
                <text:p>45.1145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.892124">
                <text:p>34.8921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.703991">
                <text:p>39.7039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.415085">
                <text:p>55.4150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.881821">
                <text:p>70.8818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.339424">
                <text:p>29.3394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.251766">
                <text:p>41.2517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.236549">
                <text:p>27.2365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831898">
                <text:p>26.8318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.226696">
                <text:p>34.2266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6.606289">
                <text:p>36.606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.910244">
                <text:p>43.9102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.405895">
                <text:p>50.4058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.671505">
                <text:p>49.6715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.3234">
                <text:p>25.32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.958">
                <text:p>34.9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.909063">
                <text:p>27.9090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520864">
                <text:p>27.5208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.860149">
                <text:p>34.8601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.172031">
                <text:p>35.1720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.517971">
                <text:p>41.5179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8.155052">
                <text:p>48.155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.212246">
                <text:p>41.2122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.813341">
                <text:p>26.8133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.854351">
                <text:p>30.8543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.129547">
                <text:p>31.1295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.208042">
                <text:p>32.2080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.439629">
                <text:p>39.4396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.52557">
                <text:p>34.525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.944748">
                <text:p>33.9447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.529119">
                <text:p>31.5291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.863976">
                <text:p>24.8639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.561264">
                <text:p>31.5612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.127817">
                <text:p>28.1278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.345551">
                <text:p>32.3455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.331997">
                <text:p>46.3319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.501236">
                <text:p>42.5012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.544594">
                <text:p>38.5445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.072601">
                <text:p>39.0726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09572">
                <text:p>28.095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.702888">
                <text:p>29.7028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.51862">
                <text:p>35.518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2.492195">
                <text:p>42.4921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.981178">
                <text:p>35.9811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.697605">
                <text:p>38.6976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.777054">
                <text:p>33.7770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.129702">
                <text:p>28.1297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.448044">
                <text:p>32.4480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.492714">
                <text:p>34.4927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.976009">
                <text:p>33.9760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.998772">
                <text:p>39.9987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.344505">
                <text:p>35.3445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.719402">
                <text:p>36.7194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.381927">
                <text:p>33.3819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.046497">
                <text:p>31.0464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.14719">
                <text:p>30.147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.009571">
                <text:p>36.0095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.626846">
                <text:p>35.6268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.105766">
                <text:p>35.1057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.089973">
                <text:p>40.0899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.555439">
                <text:p>34.5554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.211571">
                <text:p>39.2115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.338947">
                <text:p>35.3389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.455811">
                <text:p>36.4558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.928566">
                <text:p>31.9285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.228104">
                <text:p>31.2281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.786251">
                <text:p>31.7862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.279415">
                <text:p>31.2794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.713093">
                <text:p>33.7130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.961971">
                <text:p>34.9619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.425598">
                <text:p>35.4255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.860317">
                <text:p>34.8603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.658331">
                <text:p>31.6583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2.562981">
                <text:p>32.5629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.100136">
                <text:p>31.1001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.009487">
                <text:p>32.0094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2.018757">
                <text:p>32.0187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.91116">
                <text:p>33.911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.551632">
                <text:p>32.5516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.491592">
                <text:p>33.4915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.974068">
                <text:p>36.9740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.010094">
                <text:p>34.0100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.303997">
                <text:p>31.3039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.376934">
                <text:p>38.3769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.62925">
                <text:p>38.629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.186565">
                <text:p>42.1865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.346674">
                <text:p>31.3466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.923172">
                <text:p>39.9231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.573336">
                <text:p>30.5733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.605473">
                <text:p>33.6054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.169798">
                <text:p>31.1697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.538643">
                <text:p>29.5386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052555">
                <text:p>37.0525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5.937817">
                <text:p>45.9378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.412323">
                <text:p>38.4123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0.541578">
                <text:p>30.5415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.922771">
                <text:p>38.9227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.940788">
                <text:p>31.9407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.422009">
                <text:p>32.4220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.161366">
                <text:p>29.1613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3.586491">
                <text:p>33.5864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.752266">
                <text:p>41.7522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.899845">
                <text:p>38.8998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.46003">
                <text:p>37.460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.301863">
                <text:p>29.3018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.531643">
                <text:p>34.5316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291677">
                <text:p>30.2916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.09763">
                <text:p>28.097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449678">
                <text:p>30.4496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.897449">
                <text:p>36.8974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.213886">
                <text:p>36.2138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.11726">
                <text:p>37.117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.057812">
                <text:p>42.0578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.867573">
                <text:p>32.8675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.022324">
                <text:p>33.0223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.463543">
                <text:p>37.4635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1.538685">
                <text:p>31.5386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.207996">
                <text:p>31.2079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.941418">
                <text:p>39.9414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.884117">
                <text:p>41.8841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.755196">
                <text:p>35.7551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.881252">
                <text:p>36.8812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.344452">
                <text:p>36.3444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2.604733">
                <text:p>32.6047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.833326">
                <text:p>30.8333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.334379">
                <text:p>31.3343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424656">
                <text:p>34.4246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58276">
                <text:p>34.582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7.839554">
                <text:p>37.8395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.478546">
                <text:p>34.4785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.277142">
                <text:p>41.2771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.581371">
                <text:p>38.5813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.680511">
                <text:p>38.6805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7.080921">
                <text:p>37.0809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.528708">
                <text:p>29.5287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.360863">
                <text:p>31.3608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.951824">
                <text:p>31.9518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2.179775">
                <text:p>32.1797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.444118">
                <text:p>37.4441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.751213">
                <text:p>39.7512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.04636">
                <text:p>36.046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.403282">
                <text:p>34.4032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0.532188">
                <text:p>30.5321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.900394">
                <text:p>26.9003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.282333">
                <text:p>34.282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.179861">
                <text:p>30.1798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.688526">
                <text:p>40.6885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.60463">
                <text:p>42.604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6.864223">
                <text:p>46.8642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.758141">
                <text:p>38.7581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.222256">
                <text:p>35.2222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8.564892">
                <text:p>38.5648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7.61791">
                <text:p>27.617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.60886">
                <text:p>32.608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.73019">
                <text:p>34.73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86cm" svg:y="4.195cm" style:legend-expansion="high" chart:style-name="ch2"/>
        <chart:plot-area chart:style-name="ch3" table:cell-range-address="Sheet1.C1:Sheet1.C201" chart:data-source-has-labels="row" svg:x="0.32cm" svg:y="0.18cm" svg:width="13.946cm" svg:height="8.64cm">
          <chartooo:coordinate-region svg:x="1.135cm" svg:y="0.386cm" svg:width="13.131cm" svg:height="7.4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201" chart:label-cell-address="Sheet1.C1:Sheet1.C1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P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1">
                <text:p>321</text:p>
                <draw:g>
                  <svg:desc>Sheet1.C2:Sheet1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3.299988">
                <text:p>353.2999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5.320007">
                <text:p>355.3200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1.540009">
                <text:p>341.5400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9.899994">
                <text:p>339.8999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3.700012">
                <text:p>353.7000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4.320007">
                <text:p>344.3200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1.299988">
                <text:p>361.2999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.26001">
                <text:p>330.26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7.619995">
                <text:p>347.6199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0.220001">
                <text:p>340.220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1.019989">
                <text:p>361.0199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4.079987">
                <text:p>354.0799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8.040009">
                <text:p>358.0400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5.619995">
                <text:p>365.6199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3.019989">
                <text:p>343.0199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2.600006">
                <text:p>352.6000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6.940002">
                <text:p>346.9400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7.019989">
                <text:p>347.0199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1.179993">
                <text:p>361.1799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1.160004">
                <text:p>361.1600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2.5">
                <text:p>332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8.76001">
                <text:p>328.76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9.579987">
                <text:p>349.5799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9.359985">
                <text:p>349.3599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0.859985">
                <text:p>360.8599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4.859985">
                <text:p>334.8599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4.100006">
                <text:p>354.1000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64.059998">
                <text:p>364.0599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7.200012">
                <text:p>347.2000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6.359985">
                <text:p>346.3599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8.959991">
                <text:p>348.9599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4.959991">
                <text:p>324.9599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2.579987">
                <text:p>362.5799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2.540009">
                <text:p>342.5400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9.23999">
                <text:p>349.23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4.079987">
                <text:p>354.0799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2.579987">
                <text:p>352.5799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7.519989">
                <text:p>347.5199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7.220001">
                <text:p>337.22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5.839996">
                <text:p>335.8399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9.160004">
                <text:p>339.1600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3.660004">
                <text:p>353.6600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9.679993">
                <text:p>349.6799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1.160004">
                <text:p>361.1600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0.940002">
                <text:p>350.9400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8.600006">
                <text:p>358.6000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0.559998">
                <text:p>350.5599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2.160004">
                <text:p>352.1600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4.880005">
                <text:p>354.8800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1.579987">
                <text:p>351.5799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1.899994">
                <text:p>351.8999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1.040009">
                <text:p>341.0400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6.619995">
                <text:p>356.6199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4.679993">
                <text:p>354.6799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0.160004">
                <text:p>340.1600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1.079987">
                <text:p>351.0799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1.640015">
                <text:p>361.6400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7.76001">
                <text:p>327.760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4.619995">
                <text:p>334.6199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8.640015">
                <text:p>358.6400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7.700012">
                <text:p>347.7000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1.559998">
                <text:p>351.5599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5.179993">
                <text:p>355.1799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4.380005">
                <text:p>344.3800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5.959991">
                <text:p>345.9599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3.540009">
                <text:p>343.5400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1.399994">
                <text:p>341.3999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3.420013">
                <text:p>343.4200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5.980011">
                <text:p>355.9800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0.179993">
                <text:p>350.1799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2.559998">
                <text:p>332.5599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0.320007">
                <text:p>350.3200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2.779999">
                <text:p>342.7799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8.679993">
                <text:p>338.6799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8.619995">
                <text:p>358.6199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4.820007">
                <text:p>344.8200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3.420013">
                <text:p>333.4200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20.579987">
                <text:p>320.5799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2.119995">
                <text:p>352.1199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7.26001">
                <text:p>347.260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51.720001">
                <text:p>351.7200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7.420013">
                <text:p>347.4200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7.519989">
                <text:p>347.5199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0.600006">
                <text:p>360.6000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6.920013">
                <text:p>356.9200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0.200012">
                <text:p>340.2000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4.940002">
                <text:p>344.9400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1.959991">
                <text:p>361.9599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7.720001">
                <text:p>347.7200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9.179993">
                <text:p>359.1799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2.76001">
                <text:p>352.76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33.779999">
                <text:p>333.7799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4.480011">
                <text:p>344.4800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0.880005">
                <text:p>330.8800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4.399994">
                <text:p>354.3999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1.940002">
                <text:p>341.9400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1.880005">
                <text:p>371.8800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8.519989">
                <text:p>358.519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8.600006">
                <text:p>348.6000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0.059998">
                <text:p>340.0599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8.720001">
                <text:p>348.720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29.519989">
                <text:p>329.5199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0.559998">
                <text:p>330.5599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6.820007">
                <text:p>346.8200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9.380005">
                <text:p>329.3800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7.23999">
                <text:p>347.239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8.160004">
                <text:p>358.1600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4.079987">
                <text:p>364.0799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5.73999">
                <text:p>345.7399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6.019989">
                <text:p>346.0199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3.26001">
                <text:p>363.260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53.720001">
                <text:p>353.7200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70.119995">
                <text:p>370.1199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5.660004">
                <text:p>355.6600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55.839996">
                <text:p>355.8399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51.019989">
                <text:p>351.0199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7.600006">
                <text:p>347.6000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0.059998">
                <text:p>340.05999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39.339996">
                <text:p>339.3399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55.040009">
                <text:p>355.04000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2.059998">
                <text:p>362.0599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0.660004">
                <text:p>360.6600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6.440002">
                <text:p>336.4400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28.23999">
                <text:p>328.2399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1.459991">
                <text:p>351.4599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4.700012">
                <text:p>344.7000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4.959991">
                <text:p>344.9599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57.100006">
                <text:p>357.1000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3.799988">
                <text:p>353.7999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5.899994">
                <text:p>365.8999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51.179993">
                <text:p>351.1799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57.100006">
                <text:p>357.1000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6.920013">
                <text:p>336.9200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8.23999">
                <text:p>358.239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3.040009">
                <text:p>323.0400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4.359985">
                <text:p>354.3599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1.200012">
                <text:p>351.2000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61.579987">
                <text:p>361.5799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5.679993">
                <text:p>375.6799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50.959991">
                <text:p>350.9599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7.040009">
                <text:p>357.0400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57.519989">
                <text:p>357.5199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7.579987">
                <text:p>347.5799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5.140015">
                <text:p>345.1400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7.959991">
                <text:p>347.959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08cm" svg:y="4.195cm" style:legend-expansion="high" chart:style-name="ch2"/>
        <chart:plot-area chart:style-name="ch3" table:cell-range-address="Sheet1.AT1:Sheet1.AT201" chart:data-source-has-labels="row" svg:x="0.32cm" svg:y="0.18cm" svg:width="13.068cm" svg:height="8.64cm">
          <chartooo:coordinate-region svg:x="0.759cm" svg:y="0.385cm" svg:width="12.629cm" svg:height="7.4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T2:Sheet1.AT201" chart:label-cell-address="Sheet1.AT1:Sheet1.AT1" chart:class="chart:bar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rub_PR</text:p>
                <draw:g>
                  <svg:desc>Sheet1.AT1:Sheet1.A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9186">
                <text:p>1.29186</text:p>
                <draw:g>
                  <svg:desc>Sheet1.AT2:Sheet1.AT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66998">
                <text:p>2.566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833876">
                <text:p>4.833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82427">
                <text:p>3.882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819833">
                <text:p>6.819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23961">
                <text:p>6.023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686345">
                <text:p>7.686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27043">
                <text:p>5.9270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69968">
                <text:p>6.69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47831">
                <text:p>3.5478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38101">
                <text:p>2.7381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60477">
                <text:p>3.4604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62324">
                <text:p>2.6623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226897">
                <text:p>4.2268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12763">
                <text:p>2.512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12559">
                <text:p>2.7125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494354">
                <text:p>6.4943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07718">
                <text:p>2.5077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73898">
                <text:p>2.6738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158399">
                <text:p>8.1583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85122">
                <text:p>2.885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394151">
                <text:p>4.3941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754771">
                <text:p>5.7547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138653">
                <text:p>4.1386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281097">
                <text:p>6.2810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394422">
                <text:p>4.3944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64832">
                <text:p>3.5648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128564">
                <text:p>3.1285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223418">
                <text:p>7.2234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52664">
                <text:p>1.7526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02282">
                <text:p>3.1022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23108">
                <text:p>2.8231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284495">
                <text:p>6.2844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80523">
                <text:p>1.9805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961105">
                <text:p>6.9611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548131">
                <text:p>2.5481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761811">
                <text:p>2.7618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659504">
                <text:p>2.6595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761892">
                <text:p>3.7618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384393">
                <text:p>4.3843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825679">
                <text:p>4.8256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966935">
                <text:p>7.9669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159101">
                <text:p>4.1591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416293">
                <text:p>3.4162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76456">
                <text:p>5.4764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379965">
                <text:p>3.3799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167406">
                <text:p>4.1674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734207">
                <text:p>2.7342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468184">
                <text:p>3.4681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04293">
                <text:p>4.9042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236771">
                <text:p>5.2367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463138">
                <text:p>2.4631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199436">
                <text:p>3.1994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099638">
                <text:p>4.0996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606894">
                <text:p>3.6068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733603">
                <text:p>3.7336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665375">
                <text:p>3.665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194347">
                <text:p>4.1943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678442">
                <text:p>4.6784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305008">
                <text:p>4.3050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217439">
                <text:p>3.2174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95449">
                <text:p>3.954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375347">
                <text:p>4.3753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724119">
                <text:p>2.7241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341998">
                <text:p>3.3419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394228">
                <text:p>4.3942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584141">
                <text:p>4.5841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66031">
                <text:p>4.660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50153">
                <text:p>3.8501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70025">
                <text:p>1.8700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306743">
                <text:p>3.3067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22302">
                <text:p>3.5223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389951">
                <text:p>3.3899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987216">
                <text:p>2.9872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1296">
                <text:p>4.212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209513">
                <text:p>3.2095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102564">
                <text:p>3.1025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25489">
                <text:p>2.6254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377847">
                <text:p>3.3778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418255">
                <text:p>2.4182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36387">
                <text:p>3.9363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13717">
                <text:p>4.0137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458108">
                <text:p>4.4581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63315">
                <text:p>3.2633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465695">
                <text:p>4.4656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866132">
                <text:p>3.8661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2752">
                <text:p>3.527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328751">
                <text:p>3.3287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074901">
                <text:p>4.0749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327642">
                <text:p>3.3276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781086">
                <text:p>3.7810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237836">
                <text:p>3.2378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383944">
                <text:p>3.3839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574661">
                <text:p>4.5746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362337">
                <text:p>4.3623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659541">
                <text:p>3.6595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164531">
                <text:p>3.1645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068876">
                <text:p>4.0688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851312">
                <text:p>3.8513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524656">
                <text:p>3.5246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77411">
                <text:p>3.774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841139">
                <text:p>3.8411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010485">
                <text:p>3.0104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836454">
                <text:p>3.8364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153683">
                <text:p>3.1536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693916">
                <text:p>3.6939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540892">
                <text:p>3.5408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569729">
                <text:p>3.5697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34375">
                <text:p>3.34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172007">
                <text:p>4.1720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695413">
                <text:p>2.6954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714181">
                <text:p>3.7141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513237">
                <text:p>4.5132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157493">
                <text:p>3.1574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078551">
                <text:p>3.0785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741298">
                <text:p>3.7412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397294">
                <text:p>4.3972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091902">
                <text:p>4.0919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193963">
                <text:p>4.1939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141605">
                <text:p>3.141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821256">
                <text:p>3.8212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876032">
                <text:p>2.8760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452945">
                <text:p>4.4529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438571">
                <text:p>3.4385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189262">
                <text:p>3.1892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84958">
                <text:p>3.849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141011">
                <text:p>3.1410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894599">
                <text:p>3.8945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1303">
                <text:p>3.13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03509">
                <text:p>4.035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104572">
                <text:p>4.1045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49124">
                <text:p>5.491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678496">
                <text:p>3.6784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205978">
                <text:p>4.2059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580801">
                <text:p>2.5808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566684">
                <text:p>4.5666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999534">
                <text:p>1.9995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980269">
                <text:p>3.9802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035804">
                <text:p>4.0358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110525">
                <text:p>4.1105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202701">
                <text:p>3.202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87926">
                <text:p>2.8879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38044">
                <text:p>3.380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467843">
                <text:p>3.4678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329154">
                <text:p>3.3291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618723">
                <text:p>3.6187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528124">
                <text:p>2.5281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913062">
                <text:p>3.9130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082412">
                <text:p>4.0824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427988">
                <text:p>3.4279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731528">
                <text:p>2.7315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008023">
                <text:p>4.0080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859999">
                <text:p>3.8599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790895">
                <text:p>3.7908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318092">
                <text:p>3.3180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231569">
                <text:p>4.2315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244621">
                <text:p>3.2446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171269">
                <text:p>4.1712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982728">
                <text:p>4.9827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408563">
                <text:p>3.4085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775854">
                <text:p>3.7758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33533">
                <text:p>4.335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717094">
                <text:p>2.7170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109083">
                <text:p>3.1090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192384">
                <text:p>4.1923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486578">
                <text:p>3.4865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217478">
                <text:p>2.2174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435588">
                <text:p>3.4355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55304">
                <text:p>2.553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915957">
                <text:p>2.9159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042223">
                <text:p>3.0422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388939">
                <text:p>3.3889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148457">
                <text:p>3.1484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933126">
                <text:p>2.9331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638333">
                <text:p>3.638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906774">
                <text:p>3.9067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118218">
                <text:p>3.1182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443701">
                <text:p>3.4437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434177">
                <text:p>4.4341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846477">
                <text:p>2.8464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08567">
                <text:p>3.6085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3261">
                <text:p>3.32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977626">
                <text:p>3.9776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954913">
                <text:p>3.9549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22784">
                <text:p>3.227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90956">
                <text:p>3.7909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093976">
                <text:p>4.0939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528261">
                <text:p>3.5282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15696">
                <text:p>3.7156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058216">
                <text:p>4.0582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944811">
                <text:p>3.9448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264109">
                <text:p>3.2641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050256">
                <text:p>3.0502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184928">
                <text:p>3.1849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369744">
                <text:p>4.3697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290766">
                <text:p>3.2907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41822">
                <text:p>3.9418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007812">
                <text:p>4.0078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425287">
                <text:p>3.4252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168566">
                <text:p>3.1685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